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825in"/>
    </style:style>
    <style:style style:name="ta1co2" style:family="table-column">
      <style:table-column-properties fo:break-before="auto" style:column-width="2.17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1.963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in"/>
    </style:style>
    <style:style style:name="ta2co2" style:family="table-column">
      <style:table-column-properties fo:break-before="auto" style:column-width="2.17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1.963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row table:style-name="ro1">
          <table:table-cell office:value-type="string">
            <text:p/>
          </table:table-cell>
          <table:table-cell office:value-type="string">
            <text:p>run-benchmark-1/hclasp-2-basi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un-benchmark-1/clasp-vsid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blocks.blocks-23-0.asp/1</text:p>
          </table:table-cell>
          <table:table-cell office:value-type="float" office:value="0.159914"/>
          <table:table-cell office:value-type="float" office:value="0.1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144936"/>
          <table:table-cell office:value-type="float" office:value="0.1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O3])" office:value-type="float"/>
          <table:table-cell table:formula="of:=MIN([.$C3];[.$P3])" office:value-type="float"/>
          <table:table-cell table:formula="of:=MIN([.$D3];[.$Q3])" office:value-type="float"/>
          <table:table-cell table:formula="of:=MIN([.$E3];[.$R3])" office:value-type="float"/>
          <table:table-cell table:formula="of:=MIN([.$F3];[.$S3])" office:value-type="float"/>
          <table:table-cell table:formula="of:=MIN([.$G3];[.$T3])" office:value-type="float"/>
          <table:table-cell table:formula="of:=MIN([.$H3];[.$U3])" office:value-type="float"/>
          <table:table-cell table:formula="of:=MIN([.$I3];[.$V3])" office:value-type="float"/>
          <table:table-cell table:formula="of:=MIN([.$J3])" office:value-type="float"/>
          <table:table-cell table:formula="of:=MIN([.$K3];[.$W3])" office:value-type="float"/>
          <table:table-cell table:formula="of:=MIN([.$L3];[.$X3])" office:value-type="float"/>
          <table:table-cell table:formula="of:=MIN([.$M3];[.$Y3])" office:value-type="float"/>
          <table:table-cell table:formula="of:=MIN([.$N3];[.$Z3])" office:value-type="float"/>
          <table:table-cell table:formula="of:=MEDIAN([.$B3];[.$O3])" office:value-type="float"/>
          <table:table-cell table:formula="of:=MEDIAN([.$C3];[.$P3])" office:value-type="float"/>
          <table:table-cell table:formula="of:=MEDIAN([.$D3];[.$Q3])" office:value-type="float"/>
          <table:table-cell table:formula="of:=MEDIAN([.$E3];[.$R3])" office:value-type="float"/>
          <table:table-cell table:formula="of:=MEDIAN([.$F3];[.$S3])" office:value-type="float"/>
          <table:table-cell table:formula="of:=MEDIAN([.$G3];[.$T3])" office:value-type="float"/>
          <table:table-cell table:formula="of:=MEDIAN([.$H3];[.$U3])" office:value-type="float"/>
          <table:table-cell table:formula="of:=MEDIAN([.$I3];[.$V3])" office:value-type="float"/>
          <table:table-cell table:formula="of:=MEDIAN([.$J3])" office:value-type="float"/>
          <table:table-cell table:formula="of:=MEDIAN([.$K3];[.$W3])" office:value-type="float"/>
          <table:table-cell table:formula="of:=MEDIAN([.$L3];[.$X3])" office:value-type="float"/>
          <table:table-cell table:formula="of:=MEDIAN([.$M3];[.$Y3])" office:value-type="float"/>
          <table:table-cell table:formula="of:=MEDIAN([.$N3];[.$Z3])" office:value-type="float"/>
          <table:table-cell table:formula="of:=MAX([.$B3];[.$O3])" office:value-type="float"/>
          <table:table-cell table:formula="of:=MAX([.$C3];[.$P3])" office:value-type="float"/>
          <table:table-cell table:formula="of:=MAX([.$D3];[.$Q3])" office:value-type="float"/>
          <table:table-cell table:formula="of:=MAX([.$E3];[.$R3])" office:value-type="float"/>
          <table:table-cell table:formula="of:=MAX([.$F3];[.$S3])" office:value-type="float"/>
          <table:table-cell table:formula="of:=MAX([.$G3];[.$T3])" office:value-type="float"/>
          <table:table-cell table:formula="of:=MAX([.$H3];[.$U3])" office:value-type="float"/>
          <table:table-cell table:formula="of:=MAX([.$I3];[.$V3])" office:value-type="float"/>
          <table:table-cell table:formula="of:=MAX([.$J3])" office:value-type="float"/>
          <table:table-cell table:formula="of:=MAX([.$K3];[.$W3])" office:value-type="float"/>
          <table:table-cell table:formula="of:=MAX([.$L3];[.$X3])" office:value-type="float"/>
          <table:table-cell table:formula="of:=MAX([.$M3];[.$Y3])" office:value-type="float"/>
          <table:table-cell table:formula="of:=MAX([.$N3];[.$Z3])" office:value-type="float"/>
        </table:table-row>
        <table:table-row table:style-name="ro1">
          <table:table-cell office:value-type="string">
            <text:p>blocks.blocks-23-0.asp/10</text:p>
          </table:table-cell>
          <table:table-cell office:value-type="float" office:value="3.13371"/>
          <table:table-cell office:value-type="float" office:value="3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7146.0"/>
          <table:table-cell office:value-type="float" office:value="4147.0"/>
          <table:table-cell office:value-type="float" office:value="0.0"/>
          <table:table-cell office:value-type="float" office:value="0.0"/>
          <table:table-cell office:value-type="float" office:value="2.78546"/>
          <table:table-cell office:value-type="float" office:value="2.7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47146.0"/>
          <table:table-cell office:value-type="float" office:value="4147.0"/>
          <table:table-cell office:value-type="float" office:value="0.0"/>
          <table:table-cell office:value-type="float" office:value="0.0"/>
          <table:table-cell table:formula="of:=MIN([.$B4];[.$O4])" office:value-type="float"/>
          <table:table-cell table:formula="of:=MIN([.$C4];[.$P4])" office:value-type="float"/>
          <table:table-cell table:formula="of:=MIN([.$D4];[.$Q4])" office:value-type="float"/>
          <table:table-cell table:formula="of:=MIN([.$E4];[.$R4])" office:value-type="float"/>
          <table:table-cell table:formula="of:=MIN([.$F4];[.$S4])" office:value-type="float"/>
          <table:table-cell table:formula="of:=MIN([.$G4];[.$T4])" office:value-type="float"/>
          <table:table-cell table:formula="of:=MIN([.$H4];[.$U4])" office:value-type="float"/>
          <table:table-cell table:formula="of:=MIN([.$I4];[.$V4])" office:value-type="float"/>
          <table:table-cell table:formula="of:=MIN([.$J4])" office:value-type="float"/>
          <table:table-cell table:formula="of:=MIN([.$K4];[.$W4])" office:value-type="float"/>
          <table:table-cell table:formula="of:=MIN([.$L4];[.$X4])" office:value-type="float"/>
          <table:table-cell table:formula="of:=MIN([.$M4];[.$Y4])" office:value-type="float"/>
          <table:table-cell table:formula="of:=MIN([.$N4];[.$Z4])" office:value-type="float"/>
          <table:table-cell table:formula="of:=MEDIAN([.$B4];[.$O4])" office:value-type="float"/>
          <table:table-cell table:formula="of:=MEDIAN([.$C4];[.$P4])" office:value-type="float"/>
          <table:table-cell table:formula="of:=MEDIAN([.$D4];[.$Q4])" office:value-type="float"/>
          <table:table-cell table:formula="of:=MEDIAN([.$E4];[.$R4])" office:value-type="float"/>
          <table:table-cell table:formula="of:=MEDIAN([.$F4];[.$S4])" office:value-type="float"/>
          <table:table-cell table:formula="of:=MEDIAN([.$G4];[.$T4])" office:value-type="float"/>
          <table:table-cell table:formula="of:=MEDIAN([.$H4];[.$U4])" office:value-type="float"/>
          <table:table-cell table:formula="of:=MEDIAN([.$I4];[.$V4])" office:value-type="float"/>
          <table:table-cell table:formula="of:=MEDIAN([.$J4])" office:value-type="float"/>
          <table:table-cell table:formula="of:=MEDIAN([.$K4];[.$W4])" office:value-type="float"/>
          <table:table-cell table:formula="of:=MEDIAN([.$L4];[.$X4])" office:value-type="float"/>
          <table:table-cell table:formula="of:=MEDIAN([.$M4];[.$Y4])" office:value-type="float"/>
          <table:table-cell table:formula="of:=MEDIAN([.$N4];[.$Z4])" office:value-type="float"/>
          <table:table-cell table:formula="of:=MAX([.$B4];[.$O4])" office:value-type="float"/>
          <table:table-cell table:formula="of:=MAX([.$C4];[.$P4])" office:value-type="float"/>
          <table:table-cell table:formula="of:=MAX([.$D4];[.$Q4])" office:value-type="float"/>
          <table:table-cell table:formula="of:=MAX([.$E4];[.$R4])" office:value-type="float"/>
          <table:table-cell table:formula="of:=MAX([.$F4];[.$S4])" office:value-type="float"/>
          <table:table-cell table:formula="of:=MAX([.$G4];[.$T4])" office:value-type="float"/>
          <table:table-cell table:formula="of:=MAX([.$H4];[.$U4])" office:value-type="float"/>
          <table:table-cell table:formula="of:=MAX([.$I4];[.$V4])" office:value-type="float"/>
          <table:table-cell table:formula="of:=MAX([.$J4])" office:value-type="float"/>
          <table:table-cell table:formula="of:=MAX([.$K4];[.$W4])" office:value-type="float"/>
          <table:table-cell table:formula="of:=MAX([.$L4];[.$X4])" office:value-type="float"/>
          <table:table-cell table:formula="of:=MAX([.$M4];[.$Y4])" office:value-type="float"/>
          <table:table-cell table:formula="of:=MAX([.$N4];[.$Z4])" office:value-type="float"/>
        </table:table-row>
        <table:table-row table:style-name="ro1">
          <table:table-cell office:value-type="string">
            <text:p>blocks.blocks-23-0.asp/11</text:p>
          </table:table-cell>
          <table:table-cell office:value-type="float" office:value="3.50099"/>
          <table:table-cell office:value-type="float" office:value="3.4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4425.0"/>
          <table:table-cell office:value-type="float" office:value="4723.0"/>
          <table:table-cell office:value-type="float" office:value="0.0"/>
          <table:table-cell office:value-type="float" office:value="0.0"/>
          <table:table-cell office:value-type="float" office:value="3.19331"/>
          <table:table-cell office:value-type="float" office:value="3.0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74425.0"/>
          <table:table-cell office:value-type="float" office:value="4723.0"/>
          <table:table-cell office:value-type="float" office:value="0.0"/>
          <table:table-cell office:value-type="float" office:value="0.0"/>
          <table:table-cell table:formula="of:=MIN([.$B5];[.$O5])" office:value-type="float"/>
          <table:table-cell table:formula="of:=MIN([.$C5];[.$P5])" office:value-type="float"/>
          <table:table-cell table:formula="of:=MIN([.$D5];[.$Q5])" office:value-type="float"/>
          <table:table-cell table:formula="of:=MIN([.$E5];[.$R5])" office:value-type="float"/>
          <table:table-cell table:formula="of:=MIN([.$F5];[.$S5])" office:value-type="float"/>
          <table:table-cell table:formula="of:=MIN([.$G5];[.$T5])" office:value-type="float"/>
          <table:table-cell table:formula="of:=MIN([.$H5];[.$U5])" office:value-type="float"/>
          <table:table-cell table:formula="of:=MIN([.$I5];[.$V5])" office:value-type="float"/>
          <table:table-cell table:formula="of:=MIN([.$J5])" office:value-type="float"/>
          <table:table-cell table:formula="of:=MIN([.$K5];[.$W5])" office:value-type="float"/>
          <table:table-cell table:formula="of:=MIN([.$L5];[.$X5])" office:value-type="float"/>
          <table:table-cell table:formula="of:=MIN([.$M5];[.$Y5])" office:value-type="float"/>
          <table:table-cell table:formula="of:=MIN([.$N5];[.$Z5])" office:value-type="float"/>
          <table:table-cell table:formula="of:=MEDIAN([.$B5];[.$O5])" office:value-type="float"/>
          <table:table-cell table:formula="of:=MEDIAN([.$C5];[.$P5])" office:value-type="float"/>
          <table:table-cell table:formula="of:=MEDIAN([.$D5];[.$Q5])" office:value-type="float"/>
          <table:table-cell table:formula="of:=MEDIAN([.$E5];[.$R5])" office:value-type="float"/>
          <table:table-cell table:formula="of:=MEDIAN([.$F5];[.$S5])" office:value-type="float"/>
          <table:table-cell table:formula="of:=MEDIAN([.$G5];[.$T5])" office:value-type="float"/>
          <table:table-cell table:formula="of:=MEDIAN([.$H5];[.$U5])" office:value-type="float"/>
          <table:table-cell table:formula="of:=MEDIAN([.$I5];[.$V5])" office:value-type="float"/>
          <table:table-cell table:formula="of:=MEDIAN([.$J5])" office:value-type="float"/>
          <table:table-cell table:formula="of:=MEDIAN([.$K5];[.$W5])" office:value-type="float"/>
          <table:table-cell table:formula="of:=MEDIAN([.$L5];[.$X5])" office:value-type="float"/>
          <table:table-cell table:formula="of:=MEDIAN([.$M5];[.$Y5])" office:value-type="float"/>
          <table:table-cell table:formula="of:=MEDIAN([.$N5];[.$Z5])" office:value-type="float"/>
          <table:table-cell table:formula="of:=MAX([.$B5];[.$O5])" office:value-type="float"/>
          <table:table-cell table:formula="of:=MAX([.$C5];[.$P5])" office:value-type="float"/>
          <table:table-cell table:formula="of:=MAX([.$D5];[.$Q5])" office:value-type="float"/>
          <table:table-cell table:formula="of:=MAX([.$E5];[.$R5])" office:value-type="float"/>
          <table:table-cell table:formula="of:=MAX([.$F5];[.$S5])" office:value-type="float"/>
          <table:table-cell table:formula="of:=MAX([.$G5];[.$T5])" office:value-type="float"/>
          <table:table-cell table:formula="of:=MAX([.$H5];[.$U5])" office:value-type="float"/>
          <table:table-cell table:formula="of:=MAX([.$I5];[.$V5])" office:value-type="float"/>
          <table:table-cell table:formula="of:=MAX([.$J5])" office:value-type="float"/>
          <table:table-cell table:formula="of:=MAX([.$K5];[.$W5])" office:value-type="float"/>
          <table:table-cell table:formula="of:=MAX([.$L5];[.$X5])" office:value-type="float"/>
          <table:table-cell table:formula="of:=MAX([.$M5];[.$Y5])" office:value-type="float"/>
          <table:table-cell table:formula="of:=MAX([.$N5];[.$Z5])" office:value-type="float"/>
        </table:table-row>
        <table:table-row table:style-name="ro1">
          <table:table-cell office:value-type="string">
            <text:p>blocks.blocks-23-0.asp/12</text:p>
          </table:table-cell>
          <table:table-cell office:value-type="float" office:value="3.7006"/>
          <table:table-cell office:value-type="float" office:value="3.6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1704.0"/>
          <table:table-cell office:value-type="float" office:value="5299.0"/>
          <table:table-cell office:value-type="float" office:value="0.0"/>
          <table:table-cell office:value-type="float" office:value="0.0"/>
          <table:table-cell office:value-type="float" office:value="3.42191"/>
          <table:table-cell office:value-type="float" office:value="3.3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01704.0"/>
          <table:table-cell office:value-type="float" office:value="5299.0"/>
          <table:table-cell office:value-type="float" office:value="0.0"/>
          <table:table-cell office:value-type="float" office:value="0.0"/>
          <table:table-cell table:formula="of:=MIN([.$B6];[.$O6])" office:value-type="float"/>
          <table:table-cell table:formula="of:=MIN([.$C6];[.$P6])" office:value-type="float"/>
          <table:table-cell table:formula="of:=MIN([.$D6];[.$Q6])" office:value-type="float"/>
          <table:table-cell table:formula="of:=MIN([.$E6];[.$R6])" office:value-type="float"/>
          <table:table-cell table:formula="of:=MIN([.$F6];[.$S6])" office:value-type="float"/>
          <table:table-cell table:formula="of:=MIN([.$G6];[.$T6])" office:value-type="float"/>
          <table:table-cell table:formula="of:=MIN([.$H6];[.$U6])" office:value-type="float"/>
          <table:table-cell table:formula="of:=MIN([.$I6];[.$V6])" office:value-type="float"/>
          <table:table-cell table:formula="of:=MIN([.$J6])" office:value-type="float"/>
          <table:table-cell table:formula="of:=MIN([.$K6];[.$W6])" office:value-type="float"/>
          <table:table-cell table:formula="of:=MIN([.$L6];[.$X6])" office:value-type="float"/>
          <table:table-cell table:formula="of:=MIN([.$M6];[.$Y6])" office:value-type="float"/>
          <table:table-cell table:formula="of:=MIN([.$N6];[.$Z6])" office:value-type="float"/>
          <table:table-cell table:formula="of:=MEDIAN([.$B6];[.$O6])" office:value-type="float"/>
          <table:table-cell table:formula="of:=MEDIAN([.$C6];[.$P6])" office:value-type="float"/>
          <table:table-cell table:formula="of:=MEDIAN([.$D6];[.$Q6])" office:value-type="float"/>
          <table:table-cell table:formula="of:=MEDIAN([.$E6];[.$R6])" office:value-type="float"/>
          <table:table-cell table:formula="of:=MEDIAN([.$F6];[.$S6])" office:value-type="float"/>
          <table:table-cell table:formula="of:=MEDIAN([.$G6];[.$T6])" office:value-type="float"/>
          <table:table-cell table:formula="of:=MEDIAN([.$H6];[.$U6])" office:value-type="float"/>
          <table:table-cell table:formula="of:=MEDIAN([.$I6];[.$V6])" office:value-type="float"/>
          <table:table-cell table:formula="of:=MEDIAN([.$J6])" office:value-type="float"/>
          <table:table-cell table:formula="of:=MEDIAN([.$K6];[.$W6])" office:value-type="float"/>
          <table:table-cell table:formula="of:=MEDIAN([.$L6];[.$X6])" office:value-type="float"/>
          <table:table-cell table:formula="of:=MEDIAN([.$M6];[.$Y6])" office:value-type="float"/>
          <table:table-cell table:formula="of:=MEDIAN([.$N6];[.$Z6])" office:value-type="float"/>
          <table:table-cell table:formula="of:=MAX([.$B6];[.$O6])" office:value-type="float"/>
          <table:table-cell table:formula="of:=MAX([.$C6];[.$P6])" office:value-type="float"/>
          <table:table-cell table:formula="of:=MAX([.$D6];[.$Q6])" office:value-type="float"/>
          <table:table-cell table:formula="of:=MAX([.$E6];[.$R6])" office:value-type="float"/>
          <table:table-cell table:formula="of:=MAX([.$F6];[.$S6])" office:value-type="float"/>
          <table:table-cell table:formula="of:=MAX([.$G6];[.$T6])" office:value-type="float"/>
          <table:table-cell table:formula="of:=MAX([.$H6];[.$U6])" office:value-type="float"/>
          <table:table-cell table:formula="of:=MAX([.$I6];[.$V6])" office:value-type="float"/>
          <table:table-cell table:formula="of:=MAX([.$J6])" office:value-type="float"/>
          <table:table-cell table:formula="of:=MAX([.$K6];[.$W6])" office:value-type="float"/>
          <table:table-cell table:formula="of:=MAX([.$L6];[.$X6])" office:value-type="float"/>
          <table:table-cell table:formula="of:=MAX([.$M6];[.$Y6])" office:value-type="float"/>
          <table:table-cell table:formula="of:=MAX([.$N6];[.$Z6])" office:value-type="float"/>
        </table:table-row>
        <table:table-row table:style-name="ro1">
          <table:table-cell office:value-type="string">
            <text:p>blocks.blocks-23-0.asp/13</text:p>
          </table:table-cell>
          <table:table-cell office:value-type="float" office:value="4.10688"/>
          <table:table-cell office:value-type="float" office:value="4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28983.0"/>
          <table:table-cell office:value-type="float" office:value="5875.0"/>
          <table:table-cell office:value-type="float" office:value="0.0"/>
          <table:table-cell office:value-type="float" office:value="0.0"/>
          <table:table-cell office:value-type="float" office:value="3.79676"/>
          <table:table-cell office:value-type="float" office:value="3.6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28983.0"/>
          <table:table-cell office:value-type="float" office:value="5875.0"/>
          <table:table-cell office:value-type="float" office:value="0.0"/>
          <table:table-cell office:value-type="float" office:value="0.0"/>
          <table:table-cell table:formula="of:=MIN([.$B7];[.$O7])" office:value-type="float"/>
          <table:table-cell table:formula="of:=MIN([.$C7];[.$P7])" office:value-type="float"/>
          <table:table-cell table:formula="of:=MIN([.$D7];[.$Q7])" office:value-type="float"/>
          <table:table-cell table:formula="of:=MIN([.$E7];[.$R7])" office:value-type="float"/>
          <table:table-cell table:formula="of:=MIN([.$F7];[.$S7])" office:value-type="float"/>
          <table:table-cell table:formula="of:=MIN([.$G7];[.$T7])" office:value-type="float"/>
          <table:table-cell table:formula="of:=MIN([.$H7];[.$U7])" office:value-type="float"/>
          <table:table-cell table:formula="of:=MIN([.$I7];[.$V7])" office:value-type="float"/>
          <table:table-cell table:formula="of:=MIN([.$J7])" office:value-type="float"/>
          <table:table-cell table:formula="of:=MIN([.$K7];[.$W7])" office:value-type="float"/>
          <table:table-cell table:formula="of:=MIN([.$L7];[.$X7])" office:value-type="float"/>
          <table:table-cell table:formula="of:=MIN([.$M7];[.$Y7])" office:value-type="float"/>
          <table:table-cell table:formula="of:=MIN([.$N7];[.$Z7])" office:value-type="float"/>
          <table:table-cell table:formula="of:=MEDIAN([.$B7];[.$O7])" office:value-type="float"/>
          <table:table-cell table:formula="of:=MEDIAN([.$C7];[.$P7])" office:value-type="float"/>
          <table:table-cell table:formula="of:=MEDIAN([.$D7];[.$Q7])" office:value-type="float"/>
          <table:table-cell table:formula="of:=MEDIAN([.$E7];[.$R7])" office:value-type="float"/>
          <table:table-cell table:formula="of:=MEDIAN([.$F7];[.$S7])" office:value-type="float"/>
          <table:table-cell table:formula="of:=MEDIAN([.$G7];[.$T7])" office:value-type="float"/>
          <table:table-cell table:formula="of:=MEDIAN([.$H7];[.$U7])" office:value-type="float"/>
          <table:table-cell table:formula="of:=MEDIAN([.$I7];[.$V7])" office:value-type="float"/>
          <table:table-cell table:formula="of:=MEDIAN([.$J7])" office:value-type="float"/>
          <table:table-cell table:formula="of:=MEDIAN([.$K7];[.$W7])" office:value-type="float"/>
          <table:table-cell table:formula="of:=MEDIAN([.$L7];[.$X7])" office:value-type="float"/>
          <table:table-cell table:formula="of:=MEDIAN([.$M7];[.$Y7])" office:value-type="float"/>
          <table:table-cell table:formula="of:=MEDIAN([.$N7];[.$Z7])" office:value-type="float"/>
          <table:table-cell table:formula="of:=MAX([.$B7];[.$O7])" office:value-type="float"/>
          <table:table-cell table:formula="of:=MAX([.$C7];[.$P7])" office:value-type="float"/>
          <table:table-cell table:formula="of:=MAX([.$D7];[.$Q7])" office:value-type="float"/>
          <table:table-cell table:formula="of:=MAX([.$E7];[.$R7])" office:value-type="float"/>
          <table:table-cell table:formula="of:=MAX([.$F7];[.$S7])" office:value-type="float"/>
          <table:table-cell table:formula="of:=MAX([.$G7];[.$T7])" office:value-type="float"/>
          <table:table-cell table:formula="of:=MAX([.$H7];[.$U7])" office:value-type="float"/>
          <table:table-cell table:formula="of:=MAX([.$I7];[.$V7])" office:value-type="float"/>
          <table:table-cell table:formula="of:=MAX([.$J7])" office:value-type="float"/>
          <table:table-cell table:formula="of:=MAX([.$K7];[.$W7])" office:value-type="float"/>
          <table:table-cell table:formula="of:=MAX([.$L7];[.$X7])" office:value-type="float"/>
          <table:table-cell table:formula="of:=MAX([.$M7];[.$Y7])" office:value-type="float"/>
          <table:table-cell table:formula="of:=MAX([.$N7];[.$Z7])" office:value-type="float"/>
        </table:table-row>
        <table:table-row table:style-name="ro1">
          <table:table-cell office:value-type="string">
            <text:p>blocks.blocks-23-0.asp/14</text:p>
          </table:table-cell>
          <table:table-cell office:value-type="float" office:value="4.46138"/>
          <table:table-cell office:value-type="float" office:value="4.3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56262.0"/>
          <table:table-cell office:value-type="float" office:value="6451.0"/>
          <table:table-cell office:value-type="float" office:value="0.0"/>
          <table:table-cell office:value-type="float" office:value="0.0"/>
          <table:table-cell office:value-type="float" office:value="4.05513"/>
          <table:table-cell office:value-type="float" office:value="3.9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56262.0"/>
          <table:table-cell office:value-type="float" office:value="6451.0"/>
          <table:table-cell office:value-type="float" office:value="0.0"/>
          <table:table-cell office:value-type="float" office:value="0.0"/>
          <table:table-cell table:formula="of:=MIN([.$B8];[.$O8])" office:value-type="float"/>
          <table:table-cell table:formula="of:=MIN([.$C8];[.$P8])" office:value-type="float"/>
          <table:table-cell table:formula="of:=MIN([.$D8];[.$Q8])" office:value-type="float"/>
          <table:table-cell table:formula="of:=MIN([.$E8];[.$R8])" office:value-type="float"/>
          <table:table-cell table:formula="of:=MIN([.$F8];[.$S8])" office:value-type="float"/>
          <table:table-cell table:formula="of:=MIN([.$G8];[.$T8])" office:value-type="float"/>
          <table:table-cell table:formula="of:=MIN([.$H8];[.$U8])" office:value-type="float"/>
          <table:table-cell table:formula="of:=MIN([.$I8];[.$V8])" office:value-type="float"/>
          <table:table-cell table:formula="of:=MIN([.$J8])" office:value-type="float"/>
          <table:table-cell table:formula="of:=MIN([.$K8];[.$W8])" office:value-type="float"/>
          <table:table-cell table:formula="of:=MIN([.$L8];[.$X8])" office:value-type="float"/>
          <table:table-cell table:formula="of:=MIN([.$M8];[.$Y8])" office:value-type="float"/>
          <table:table-cell table:formula="of:=MIN([.$N8];[.$Z8])" office:value-type="float"/>
          <table:table-cell table:formula="of:=MEDIAN([.$B8];[.$O8])" office:value-type="float"/>
          <table:table-cell table:formula="of:=MEDIAN([.$C8];[.$P8])" office:value-type="float"/>
          <table:table-cell table:formula="of:=MEDIAN([.$D8];[.$Q8])" office:value-type="float"/>
          <table:table-cell table:formula="of:=MEDIAN([.$E8];[.$R8])" office:value-type="float"/>
          <table:table-cell table:formula="of:=MEDIAN([.$F8];[.$S8])" office:value-type="float"/>
          <table:table-cell table:formula="of:=MEDIAN([.$G8];[.$T8])" office:value-type="float"/>
          <table:table-cell table:formula="of:=MEDIAN([.$H8];[.$U8])" office:value-type="float"/>
          <table:table-cell table:formula="of:=MEDIAN([.$I8];[.$V8])" office:value-type="float"/>
          <table:table-cell table:formula="of:=MEDIAN([.$J8])" office:value-type="float"/>
          <table:table-cell table:formula="of:=MEDIAN([.$K8];[.$W8])" office:value-type="float"/>
          <table:table-cell table:formula="of:=MEDIAN([.$L8];[.$X8])" office:value-type="float"/>
          <table:table-cell table:formula="of:=MEDIAN([.$M8];[.$Y8])" office:value-type="float"/>
          <table:table-cell table:formula="of:=MEDIAN([.$N8];[.$Z8])" office:value-type="float"/>
          <table:table-cell table:formula="of:=MAX([.$B8];[.$O8])" office:value-type="float"/>
          <table:table-cell table:formula="of:=MAX([.$C8];[.$P8])" office:value-type="float"/>
          <table:table-cell table:formula="of:=MAX([.$D8];[.$Q8])" office:value-type="float"/>
          <table:table-cell table:formula="of:=MAX([.$E8];[.$R8])" office:value-type="float"/>
          <table:table-cell table:formula="of:=MAX([.$F8];[.$S8])" office:value-type="float"/>
          <table:table-cell table:formula="of:=MAX([.$G8];[.$T8])" office:value-type="float"/>
          <table:table-cell table:formula="of:=MAX([.$H8];[.$U8])" office:value-type="float"/>
          <table:table-cell table:formula="of:=MAX([.$I8];[.$V8])" office:value-type="float"/>
          <table:table-cell table:formula="of:=MAX([.$J8])" office:value-type="float"/>
          <table:table-cell table:formula="of:=MAX([.$K8];[.$W8])" office:value-type="float"/>
          <table:table-cell table:formula="of:=MAX([.$L8];[.$X8])" office:value-type="float"/>
          <table:table-cell table:formula="of:=MAX([.$M8];[.$Y8])" office:value-type="float"/>
          <table:table-cell table:formula="of:=MAX([.$N8];[.$Z8])" office:value-type="float"/>
        </table:table-row>
        <table:table-row table:style-name="ro1">
          <table:table-cell office:value-type="string">
            <text:p>blocks.blocks-23-0.asp/15</text:p>
          </table:table-cell>
          <table:table-cell office:value-type="float" office:value="4.9395"/>
          <table:table-cell office:value-type="float" office:value="4.8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83541.0"/>
          <table:table-cell office:value-type="float" office:value="7027.0"/>
          <table:table-cell office:value-type="float" office:value="0.0"/>
          <table:table-cell office:value-type="float" office:value="0.0"/>
          <table:table-cell office:value-type="float" office:value="4.44063"/>
          <table:table-cell office:value-type="float" office:value="4.3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83541.0"/>
          <table:table-cell office:value-type="float" office:value="7027.0"/>
          <table:table-cell office:value-type="float" office:value="0.0"/>
          <table:table-cell office:value-type="float" office:value="0.0"/>
          <table:table-cell table:formula="of:=MIN([.$B9];[.$O9])" office:value-type="float"/>
          <table:table-cell table:formula="of:=MIN([.$C9];[.$P9])" office:value-type="float"/>
          <table:table-cell table:formula="of:=MIN([.$D9];[.$Q9])" office:value-type="float"/>
          <table:table-cell table:formula="of:=MIN([.$E9];[.$R9])" office:value-type="float"/>
          <table:table-cell table:formula="of:=MIN([.$F9];[.$S9])" office:value-type="float"/>
          <table:table-cell table:formula="of:=MIN([.$G9];[.$T9])" office:value-type="float"/>
          <table:table-cell table:formula="of:=MIN([.$H9];[.$U9])" office:value-type="float"/>
          <table:table-cell table:formula="of:=MIN([.$I9];[.$V9])" office:value-type="float"/>
          <table:table-cell table:formula="of:=MIN([.$J9])" office:value-type="float"/>
          <table:table-cell table:formula="of:=MIN([.$K9];[.$W9])" office:value-type="float"/>
          <table:table-cell table:formula="of:=MIN([.$L9];[.$X9])" office:value-type="float"/>
          <table:table-cell table:formula="of:=MIN([.$M9];[.$Y9])" office:value-type="float"/>
          <table:table-cell table:formula="of:=MIN([.$N9];[.$Z9])" office:value-type="float"/>
          <table:table-cell table:formula="of:=MEDIAN([.$B9];[.$O9])" office:value-type="float"/>
          <table:table-cell table:formula="of:=MEDIAN([.$C9];[.$P9])" office:value-type="float"/>
          <table:table-cell table:formula="of:=MEDIAN([.$D9];[.$Q9])" office:value-type="float"/>
          <table:table-cell table:formula="of:=MEDIAN([.$E9];[.$R9])" office:value-type="float"/>
          <table:table-cell table:formula="of:=MEDIAN([.$F9];[.$S9])" office:value-type="float"/>
          <table:table-cell table:formula="of:=MEDIAN([.$G9];[.$T9])" office:value-type="float"/>
          <table:table-cell table:formula="of:=MEDIAN([.$H9];[.$U9])" office:value-type="float"/>
          <table:table-cell table:formula="of:=MEDIAN([.$I9];[.$V9])" office:value-type="float"/>
          <table:table-cell table:formula="of:=MEDIAN([.$J9])" office:value-type="float"/>
          <table:table-cell table:formula="of:=MEDIAN([.$K9];[.$W9])" office:value-type="float"/>
          <table:table-cell table:formula="of:=MEDIAN([.$L9];[.$X9])" office:value-type="float"/>
          <table:table-cell table:formula="of:=MEDIAN([.$M9];[.$Y9])" office:value-type="float"/>
          <table:table-cell table:formula="of:=MEDIAN([.$N9];[.$Z9])" office:value-type="float"/>
          <table:table-cell table:formula="of:=MAX([.$B9];[.$O9])" office:value-type="float"/>
          <table:table-cell table:formula="of:=MAX([.$C9];[.$P9])" office:value-type="float"/>
          <table:table-cell table:formula="of:=MAX([.$D9];[.$Q9])" office:value-type="float"/>
          <table:table-cell table:formula="of:=MAX([.$E9];[.$R9])" office:value-type="float"/>
          <table:table-cell table:formula="of:=MAX([.$F9];[.$S9])" office:value-type="float"/>
          <table:table-cell table:formula="of:=MAX([.$G9];[.$T9])" office:value-type="float"/>
          <table:table-cell table:formula="of:=MAX([.$H9];[.$U9])" office:value-type="float"/>
          <table:table-cell table:formula="of:=MAX([.$I9];[.$V9])" office:value-type="float"/>
          <table:table-cell table:formula="of:=MAX([.$J9])" office:value-type="float"/>
          <table:table-cell table:formula="of:=MAX([.$K9];[.$W9])" office:value-type="float"/>
          <table:table-cell table:formula="of:=MAX([.$L9];[.$X9])" office:value-type="float"/>
          <table:table-cell table:formula="of:=MAX([.$M9];[.$Y9])" office:value-type="float"/>
          <table:table-cell table:formula="of:=MAX([.$N9];[.$Z9])" office:value-type="float"/>
        </table:table-row>
        <table:table-row table:style-name="ro1">
          <table:table-cell office:value-type="string">
            <text:p>blocks.blocks-23-0.asp/16</text:p>
          </table:table-cell>
          <table:table-cell office:value-type="float" office:value="5.27978"/>
          <table:table-cell office:value-type="float" office:value="5.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1.0"/>
          <table:table-cell office:value-type="float" office:value="410820.0"/>
          <table:table-cell office:value-type="float" office:value="274045.0"/>
          <table:table-cell office:value-type="float" office:value="0.0"/>
          <table:table-cell office:value-type="float" office:value="0.0"/>
          <table:table-cell office:value-type="float" office:value="5.10052"/>
          <table:table-cell office:value-type="float" office:value="4.835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284.0"/>
          <table:table-cell office:value-type="float" office:value="410820.0"/>
          <table:table-cell office:value-type="float" office:value="274045.0"/>
          <table:table-cell office:value-type="float" office:value="0.0"/>
          <table:table-cell office:value-type="float" office:value="0.0"/>
          <table:table-cell table:formula="of:=MIN([.$B10];[.$O10])" office:value-type="float"/>
          <table:table-cell table:formula="of:=MIN([.$C10];[.$P10])" office:value-type="float"/>
          <table:table-cell table:formula="of:=MIN([.$D10];[.$Q10])" office:value-type="float"/>
          <table:table-cell table:formula="of:=MIN([.$E10];[.$R10])" office:value-type="float"/>
          <table:table-cell table:formula="of:=MIN([.$F10];[.$S10])" office:value-type="float"/>
          <table:table-cell table:formula="of:=MIN([.$G10];[.$T10])" office:value-type="float"/>
          <table:table-cell table:formula="of:=MIN([.$H10];[.$U10])" office:value-type="float"/>
          <table:table-cell table:formula="of:=MIN([.$I10];[.$V10])" office:value-type="float"/>
          <table:table-cell table:formula="of:=MIN([.$J10])" office:value-type="float"/>
          <table:table-cell table:formula="of:=MIN([.$K10];[.$W10])" office:value-type="float"/>
          <table:table-cell table:formula="of:=MIN([.$L10];[.$X10])" office:value-type="float"/>
          <table:table-cell table:formula="of:=MIN([.$M10];[.$Y10])" office:value-type="float"/>
          <table:table-cell table:formula="of:=MIN([.$N10];[.$Z10])" office:value-type="float"/>
          <table:table-cell table:formula="of:=MEDIAN([.$B10];[.$O10])" office:value-type="float"/>
          <table:table-cell table:formula="of:=MEDIAN([.$C10];[.$P10])" office:value-type="float"/>
          <table:table-cell table:formula="of:=MEDIAN([.$D10];[.$Q10])" office:value-type="float"/>
          <table:table-cell table:formula="of:=MEDIAN([.$E10];[.$R10])" office:value-type="float"/>
          <table:table-cell table:formula="of:=MEDIAN([.$F10];[.$S10])" office:value-type="float"/>
          <table:table-cell table:formula="of:=MEDIAN([.$G10];[.$T10])" office:value-type="float"/>
          <table:table-cell table:formula="of:=MEDIAN([.$H10];[.$U10])" office:value-type="float"/>
          <table:table-cell table:formula="of:=MEDIAN([.$I10];[.$V10])" office:value-type="float"/>
          <table:table-cell table:formula="of:=MEDIAN([.$J10])" office:value-type="float"/>
          <table:table-cell table:formula="of:=MEDIAN([.$K10];[.$W10])" office:value-type="float"/>
          <table:table-cell table:formula="of:=MEDIAN([.$L10];[.$X10])" office:value-type="float"/>
          <table:table-cell table:formula="of:=MEDIAN([.$M10];[.$Y10])" office:value-type="float"/>
          <table:table-cell table:formula="of:=MEDIAN([.$N10];[.$Z10])" office:value-type="float"/>
          <table:table-cell table:formula="of:=MAX([.$B10];[.$O10])" office:value-type="float"/>
          <table:table-cell table:formula="of:=MAX([.$C10];[.$P10])" office:value-type="float"/>
          <table:table-cell table:formula="of:=MAX([.$D10];[.$Q10])" office:value-type="float"/>
          <table:table-cell table:formula="of:=MAX([.$E10];[.$R10])" office:value-type="float"/>
          <table:table-cell table:formula="of:=MAX([.$F10];[.$S10])" office:value-type="float"/>
          <table:table-cell table:formula="of:=MAX([.$G10];[.$T10])" office:value-type="float"/>
          <table:table-cell table:formula="of:=MAX([.$H10];[.$U10])" office:value-type="float"/>
          <table:table-cell table:formula="of:=MAX([.$I10];[.$V10])" office:value-type="float"/>
          <table:table-cell table:formula="of:=MAX([.$J10])" office:value-type="float"/>
          <table:table-cell table:formula="of:=MAX([.$K10];[.$W10])" office:value-type="float"/>
          <table:table-cell table:formula="of:=MAX([.$L10];[.$X10])" office:value-type="float"/>
          <table:table-cell table:formula="of:=MAX([.$M10];[.$Y10])" office:value-type="float"/>
          <table:table-cell table:formula="of:=MAX([.$N10];[.$Z10])" office:value-type="float"/>
        </table:table-row>
        <table:table-row table:style-name="ro1">
          <table:table-cell office:value-type="string">
            <text:p>blocks.blocks-23-0.asp/17</text:p>
          </table:table-cell>
          <table:table-cell office:value-type="float" office:value="5.75325"/>
          <table:table-cell office:value-type="float" office:value="5.64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78.0"/>
          <table:table-cell office:value-type="float" office:value="178.0"/>
          <table:table-cell office:value-type="float" office:value="438099.0"/>
          <table:table-cell office:value-type="float" office:value="313514.0"/>
          <table:table-cell office:value-type="float" office:value="0.0"/>
          <table:table-cell office:value-type="float" office:value="0.0"/>
          <table:table-cell office:value-type="float" office:value="5.34114"/>
          <table:table-cell office:value-type="float" office:value="5.228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3784.0"/>
          <table:table-cell office:value-type="float" office:value="438099.0"/>
          <table:table-cell office:value-type="float" office:value="313514.0"/>
          <table:table-cell office:value-type="float" office:value="0.0"/>
          <table:table-cell office:value-type="float" office:value="0.0"/>
          <table:table-cell table:formula="of:=MIN([.$B11];[.$O11])" office:value-type="float"/>
          <table:table-cell table:formula="of:=MIN([.$C11];[.$P11])" office:value-type="float"/>
          <table:table-cell table:formula="of:=MIN([.$D11];[.$Q11])" office:value-type="float"/>
          <table:table-cell table:formula="of:=MIN([.$E11];[.$R11])" office:value-type="float"/>
          <table:table-cell table:formula="of:=MIN([.$F11];[.$S11])" office:value-type="float"/>
          <table:table-cell table:formula="of:=MIN([.$G11];[.$T11])" office:value-type="float"/>
          <table:table-cell table:formula="of:=MIN([.$H11];[.$U11])" office:value-type="float"/>
          <table:table-cell table:formula="of:=MIN([.$I11];[.$V11])" office:value-type="float"/>
          <table:table-cell table:formula="of:=MIN([.$J11])" office:value-type="float"/>
          <table:table-cell table:formula="of:=MIN([.$K11];[.$W11])" office:value-type="float"/>
          <table:table-cell table:formula="of:=MIN([.$L11];[.$X11])" office:value-type="float"/>
          <table:table-cell table:formula="of:=MIN([.$M11];[.$Y11])" office:value-type="float"/>
          <table:table-cell table:formula="of:=MIN([.$N11];[.$Z11])" office:value-type="float"/>
          <table:table-cell table:formula="of:=MEDIAN([.$B11];[.$O11])" office:value-type="float"/>
          <table:table-cell table:formula="of:=MEDIAN([.$C11];[.$P11])" office:value-type="float"/>
          <table:table-cell table:formula="of:=MEDIAN([.$D11];[.$Q11])" office:value-type="float"/>
          <table:table-cell table:formula="of:=MEDIAN([.$E11];[.$R11])" office:value-type="float"/>
          <table:table-cell table:formula="of:=MEDIAN([.$F11];[.$S11])" office:value-type="float"/>
          <table:table-cell table:formula="of:=MEDIAN([.$G11];[.$T11])" office:value-type="float"/>
          <table:table-cell table:formula="of:=MEDIAN([.$H11];[.$U11])" office:value-type="float"/>
          <table:table-cell table:formula="of:=MEDIAN([.$I11];[.$V11])" office:value-type="float"/>
          <table:table-cell table:formula="of:=MEDIAN([.$J11])" office:value-type="float"/>
          <table:table-cell table:formula="of:=MEDIAN([.$K11];[.$W11])" office:value-type="float"/>
          <table:table-cell table:formula="of:=MEDIAN([.$L11];[.$X11])" office:value-type="float"/>
          <table:table-cell table:formula="of:=MEDIAN([.$M11];[.$Y11])" office:value-type="float"/>
          <table:table-cell table:formula="of:=MEDIAN([.$N11];[.$Z11])" office:value-type="float"/>
          <table:table-cell table:formula="of:=MAX([.$B11];[.$O11])" office:value-type="float"/>
          <table:table-cell table:formula="of:=MAX([.$C11];[.$P11])" office:value-type="float"/>
          <table:table-cell table:formula="of:=MAX([.$D11];[.$Q11])" office:value-type="float"/>
          <table:table-cell table:formula="of:=MAX([.$E11];[.$R11])" office:value-type="float"/>
          <table:table-cell table:formula="of:=MAX([.$F11];[.$S11])" office:value-type="float"/>
          <table:table-cell table:formula="of:=MAX([.$G11];[.$T11])" office:value-type="float"/>
          <table:table-cell table:formula="of:=MAX([.$H11];[.$U11])" office:value-type="float"/>
          <table:table-cell table:formula="of:=MAX([.$I11];[.$V11])" office:value-type="float"/>
          <table:table-cell table:formula="of:=MAX([.$J11])" office:value-type="float"/>
          <table:table-cell table:formula="of:=MAX([.$K11];[.$W11])" office:value-type="float"/>
          <table:table-cell table:formula="of:=MAX([.$L11];[.$X11])" office:value-type="float"/>
          <table:table-cell table:formula="of:=MAX([.$M11];[.$Y11])" office:value-type="float"/>
          <table:table-cell table:formula="of:=MAX([.$N11];[.$Z11])" office:value-type="float"/>
        </table:table-row>
        <table:table-row table:style-name="ro1">
          <table:table-cell office:value-type="string">
            <text:p>blocks.blocks-23-0.asp/18</text:p>
          </table:table-cell>
          <table:table-cell office:value-type="float" office:value="6.08307"/>
          <table:table-cell office:value-type="float" office:value="5.95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80.0"/>
          <table:table-cell office:value-type="float" office:value="180.0"/>
          <table:table-cell office:value-type="float" office:value="465378.0"/>
          <table:table-cell office:value-type="float" office:value="352983.0"/>
          <table:table-cell office:value-type="float" office:value="0.0"/>
          <table:table-cell office:value-type="float" office:value="0.0"/>
          <table:table-cell office:value-type="float" office:value="5.46322"/>
          <table:table-cell office:value-type="float" office:value="5.34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4326.0"/>
          <table:table-cell office:value-type="float" office:value="465378.0"/>
          <table:table-cell office:value-type="float" office:value="352983.0"/>
          <table:table-cell office:value-type="float" office:value="0.0"/>
          <table:table-cell office:value-type="float" office:value="0.0"/>
          <table:table-cell table:formula="of:=MIN([.$B12];[.$O12])" office:value-type="float"/>
          <table:table-cell table:formula="of:=MIN([.$C12];[.$P12])" office:value-type="float"/>
          <table:table-cell table:formula="of:=MIN([.$D12];[.$Q12])" office:value-type="float"/>
          <table:table-cell table:formula="of:=MIN([.$E12];[.$R12])" office:value-type="float"/>
          <table:table-cell table:formula="of:=MIN([.$F12];[.$S12])" office:value-type="float"/>
          <table:table-cell table:formula="of:=MIN([.$G12];[.$T12])" office:value-type="float"/>
          <table:table-cell table:formula="of:=MIN([.$H12];[.$U12])" office:value-type="float"/>
          <table:table-cell table:formula="of:=MIN([.$I12];[.$V12])" office:value-type="float"/>
          <table:table-cell table:formula="of:=MIN([.$J12])" office:value-type="float"/>
          <table:table-cell table:formula="of:=MIN([.$K12];[.$W12])" office:value-type="float"/>
          <table:table-cell table:formula="of:=MIN([.$L12];[.$X12])" office:value-type="float"/>
          <table:table-cell table:formula="of:=MIN([.$M12];[.$Y12])" office:value-type="float"/>
          <table:table-cell table:formula="of:=MIN([.$N12];[.$Z12])" office:value-type="float"/>
          <table:table-cell table:formula="of:=MEDIAN([.$B12];[.$O12])" office:value-type="float"/>
          <table:table-cell table:formula="of:=MEDIAN([.$C12];[.$P12])" office:value-type="float"/>
          <table:table-cell table:formula="of:=MEDIAN([.$D12];[.$Q12])" office:value-type="float"/>
          <table:table-cell table:formula="of:=MEDIAN([.$E12];[.$R12])" office:value-type="float"/>
          <table:table-cell table:formula="of:=MEDIAN([.$F12];[.$S12])" office:value-type="float"/>
          <table:table-cell table:formula="of:=MEDIAN([.$G12];[.$T12])" office:value-type="float"/>
          <table:table-cell table:formula="of:=MEDIAN([.$H12];[.$U12])" office:value-type="float"/>
          <table:table-cell table:formula="of:=MEDIAN([.$I12];[.$V12])" office:value-type="float"/>
          <table:table-cell table:formula="of:=MEDIAN([.$J12])" office:value-type="float"/>
          <table:table-cell table:formula="of:=MEDIAN([.$K12];[.$W12])" office:value-type="float"/>
          <table:table-cell table:formula="of:=MEDIAN([.$L12];[.$X12])" office:value-type="float"/>
          <table:table-cell table:formula="of:=MEDIAN([.$M12];[.$Y12])" office:value-type="float"/>
          <table:table-cell table:formula="of:=MEDIAN([.$N12];[.$Z12])" office:value-type="float"/>
          <table:table-cell table:formula="of:=MAX([.$B12];[.$O12])" office:value-type="float"/>
          <table:table-cell table:formula="of:=MAX([.$C12];[.$P12])" office:value-type="float"/>
          <table:table-cell table:formula="of:=MAX([.$D12];[.$Q12])" office:value-type="float"/>
          <table:table-cell table:formula="of:=MAX([.$E12];[.$R12])" office:value-type="float"/>
          <table:table-cell table:formula="of:=MAX([.$F12];[.$S12])" office:value-type="float"/>
          <table:table-cell table:formula="of:=MAX([.$G12];[.$T12])" office:value-type="float"/>
          <table:table-cell table:formula="of:=MAX([.$H12];[.$U12])" office:value-type="float"/>
          <table:table-cell table:formula="of:=MAX([.$I12];[.$V12])" office:value-type="float"/>
          <table:table-cell table:formula="of:=MAX([.$J12])" office:value-type="float"/>
          <table:table-cell table:formula="of:=MAX([.$K12];[.$W12])" office:value-type="float"/>
          <table:table-cell table:formula="of:=MAX([.$L12];[.$X12])" office:value-type="float"/>
          <table:table-cell table:formula="of:=MAX([.$M12];[.$Y12])" office:value-type="float"/>
          <table:table-cell table:formula="of:=MAX([.$N12];[.$Z12])" office:value-type="float"/>
        </table:table-row>
        <table:table-row table:style-name="ro1">
          <table:table-cell office:value-type="string">
            <text:p>blocks.blocks-23-0.asp/19</text:p>
          </table:table-cell>
          <table:table-cell office:value-type="float" office:value="6.50647"/>
          <table:table-cell office:value-type="float" office:value="6.385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07.0"/>
          <table:table-cell office:value-type="float" office:value="307.0"/>
          <table:table-cell office:value-type="float" office:value="492657.0"/>
          <table:table-cell office:value-type="float" office:value="392452.0"/>
          <table:table-cell office:value-type="float" office:value="0.0"/>
          <table:table-cell office:value-type="float" office:value="0.0"/>
          <table:table-cell office:value-type="float" office:value="5.93449"/>
          <table:table-cell office:value-type="float" office:value="5.812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5602.0"/>
          <table:table-cell office:value-type="float" office:value="492657.0"/>
          <table:table-cell office:value-type="float" office:value="392452.0"/>
          <table:table-cell office:value-type="float" office:value="0.0"/>
          <table:table-cell office:value-type="float" office:value="0.0"/>
          <table:table-cell table:formula="of:=MIN([.$B13];[.$O13])" office:value-type="float"/>
          <table:table-cell table:formula="of:=MIN([.$C13];[.$P13])" office:value-type="float"/>
          <table:table-cell table:formula="of:=MIN([.$D13];[.$Q13])" office:value-type="float"/>
          <table:table-cell table:formula="of:=MIN([.$E13];[.$R13])" office:value-type="float"/>
          <table:table-cell table:formula="of:=MIN([.$F13];[.$S13])" office:value-type="float"/>
          <table:table-cell table:formula="of:=MIN([.$G13];[.$T13])" office:value-type="float"/>
          <table:table-cell table:formula="of:=MIN([.$H13];[.$U13])" office:value-type="float"/>
          <table:table-cell table:formula="of:=MIN([.$I13];[.$V13])" office:value-type="float"/>
          <table:table-cell table:formula="of:=MIN([.$J13])" office:value-type="float"/>
          <table:table-cell table:formula="of:=MIN([.$K13];[.$W13])" office:value-type="float"/>
          <table:table-cell table:formula="of:=MIN([.$L13];[.$X13])" office:value-type="float"/>
          <table:table-cell table:formula="of:=MIN([.$M13];[.$Y13])" office:value-type="float"/>
          <table:table-cell table:formula="of:=MIN([.$N13];[.$Z13])" office:value-type="float"/>
          <table:table-cell table:formula="of:=MEDIAN([.$B13];[.$O13])" office:value-type="float"/>
          <table:table-cell table:formula="of:=MEDIAN([.$C13];[.$P13])" office:value-type="float"/>
          <table:table-cell table:formula="of:=MEDIAN([.$D13];[.$Q13])" office:value-type="float"/>
          <table:table-cell table:formula="of:=MEDIAN([.$E13];[.$R13])" office:value-type="float"/>
          <table:table-cell table:formula="of:=MEDIAN([.$F13];[.$S13])" office:value-type="float"/>
          <table:table-cell table:formula="of:=MEDIAN([.$G13];[.$T13])" office:value-type="float"/>
          <table:table-cell table:formula="of:=MEDIAN([.$H13];[.$U13])" office:value-type="float"/>
          <table:table-cell table:formula="of:=MEDIAN([.$I13];[.$V13])" office:value-type="float"/>
          <table:table-cell table:formula="of:=MEDIAN([.$J13])" office:value-type="float"/>
          <table:table-cell table:formula="of:=MEDIAN([.$K13];[.$W13])" office:value-type="float"/>
          <table:table-cell table:formula="of:=MEDIAN([.$L13];[.$X13])" office:value-type="float"/>
          <table:table-cell table:formula="of:=MEDIAN([.$M13];[.$Y13])" office:value-type="float"/>
          <table:table-cell table:formula="of:=MEDIAN([.$N13];[.$Z13])" office:value-type="float"/>
          <table:table-cell table:formula="of:=MAX([.$B13];[.$O13])" office:value-type="float"/>
          <table:table-cell table:formula="of:=MAX([.$C13];[.$P13])" office:value-type="float"/>
          <table:table-cell table:formula="of:=MAX([.$D13];[.$Q13])" office:value-type="float"/>
          <table:table-cell table:formula="of:=MAX([.$E13];[.$R13])" office:value-type="float"/>
          <table:table-cell table:formula="of:=MAX([.$F13];[.$S13])" office:value-type="float"/>
          <table:table-cell table:formula="of:=MAX([.$G13];[.$T13])" office:value-type="float"/>
          <table:table-cell table:formula="of:=MAX([.$H13];[.$U13])" office:value-type="float"/>
          <table:table-cell table:formula="of:=MAX([.$I13];[.$V13])" office:value-type="float"/>
          <table:table-cell table:formula="of:=MAX([.$J13])" office:value-type="float"/>
          <table:table-cell table:formula="of:=MAX([.$K13];[.$W13])" office:value-type="float"/>
          <table:table-cell table:formula="of:=MAX([.$L13];[.$X13])" office:value-type="float"/>
          <table:table-cell table:formula="of:=MAX([.$M13];[.$Y13])" office:value-type="float"/>
          <table:table-cell table:formula="of:=MAX([.$N13];[.$Z13])" office:value-type="float"/>
        </table:table-row>
        <table:table-row table:style-name="ro1">
          <table:table-cell office:value-type="string">
            <text:p>blocks.blocks-23-0.asp/2</text:p>
          </table:table-cell>
          <table:table-cell office:value-type="float" office:value="0.439173"/>
          <table:table-cell office:value-type="float" office:value="0.3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9481.0"/>
          <table:table-cell office:value-type="float" office:value="21.0"/>
          <table:table-cell office:value-type="float" office:value="0.0"/>
          <table:table-cell office:value-type="float" office:value="0.0"/>
          <table:table-cell office:value-type="float" office:value="0.360931"/>
          <table:table-cell office:value-type="float" office:value="0.3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9481.0"/>
          <table:table-cell office:value-type="float" office:value="21.0"/>
          <table:table-cell office:value-type="float" office:value="0.0"/>
          <table:table-cell office:value-type="float" office:value="0.0"/>
          <table:table-cell table:formula="of:=MIN([.$B14];[.$O14])" office:value-type="float"/>
          <table:table-cell table:formula="of:=MIN([.$C14];[.$P14])" office:value-type="float"/>
          <table:table-cell table:formula="of:=MIN([.$D14];[.$Q14])" office:value-type="float"/>
          <table:table-cell table:formula="of:=MIN([.$E14];[.$R14])" office:value-type="float"/>
          <table:table-cell table:formula="of:=MIN([.$F14];[.$S14])" office:value-type="float"/>
          <table:table-cell table:formula="of:=MIN([.$G14];[.$T14])" office:value-type="float"/>
          <table:table-cell table:formula="of:=MIN([.$H14];[.$U14])" office:value-type="float"/>
          <table:table-cell table:formula="of:=MIN([.$I14];[.$V14])" office:value-type="float"/>
          <table:table-cell table:formula="of:=MIN([.$J14])" office:value-type="float"/>
          <table:table-cell table:formula="of:=MIN([.$K14];[.$W14])" office:value-type="float"/>
          <table:table-cell table:formula="of:=MIN([.$L14];[.$X14])" office:value-type="float"/>
          <table:table-cell table:formula="of:=MIN([.$M14];[.$Y14])" office:value-type="float"/>
          <table:table-cell table:formula="of:=MIN([.$N14];[.$Z14])" office:value-type="float"/>
          <table:table-cell table:formula="of:=MEDIAN([.$B14];[.$O14])" office:value-type="float"/>
          <table:table-cell table:formula="of:=MEDIAN([.$C14];[.$P14])" office:value-type="float"/>
          <table:table-cell table:formula="of:=MEDIAN([.$D14];[.$Q14])" office:value-type="float"/>
          <table:table-cell table:formula="of:=MEDIAN([.$E14];[.$R14])" office:value-type="float"/>
          <table:table-cell table:formula="of:=MEDIAN([.$F14];[.$S14])" office:value-type="float"/>
          <table:table-cell table:formula="of:=MEDIAN([.$G14];[.$T14])" office:value-type="float"/>
          <table:table-cell table:formula="of:=MEDIAN([.$H14];[.$U14])" office:value-type="float"/>
          <table:table-cell table:formula="of:=MEDIAN([.$I14];[.$V14])" office:value-type="float"/>
          <table:table-cell table:formula="of:=MEDIAN([.$J14])" office:value-type="float"/>
          <table:table-cell table:formula="of:=MEDIAN([.$K14];[.$W14])" office:value-type="float"/>
          <table:table-cell table:formula="of:=MEDIAN([.$L14];[.$X14])" office:value-type="float"/>
          <table:table-cell table:formula="of:=MEDIAN([.$M14];[.$Y14])" office:value-type="float"/>
          <table:table-cell table:formula="of:=MEDIAN([.$N14];[.$Z14])" office:value-type="float"/>
          <table:table-cell table:formula="of:=MAX([.$B14];[.$O14])" office:value-type="float"/>
          <table:table-cell table:formula="of:=MAX([.$C14];[.$P14])" office:value-type="float"/>
          <table:table-cell table:formula="of:=MAX([.$D14];[.$Q14])" office:value-type="float"/>
          <table:table-cell table:formula="of:=MAX([.$E14];[.$R14])" office:value-type="float"/>
          <table:table-cell table:formula="of:=MAX([.$F14];[.$S14])" office:value-type="float"/>
          <table:table-cell table:formula="of:=MAX([.$G14];[.$T14])" office:value-type="float"/>
          <table:table-cell table:formula="of:=MAX([.$H14];[.$U14])" office:value-type="float"/>
          <table:table-cell table:formula="of:=MAX([.$I14];[.$V14])" office:value-type="float"/>
          <table:table-cell table:formula="of:=MAX([.$J14])" office:value-type="float"/>
          <table:table-cell table:formula="of:=MAX([.$K14];[.$W14])" office:value-type="float"/>
          <table:table-cell table:formula="of:=MAX([.$L14];[.$X14])" office:value-type="float"/>
          <table:table-cell table:formula="of:=MAX([.$M14];[.$Y14])" office:value-type="float"/>
          <table:table-cell table:formula="of:=MAX([.$N14];[.$Z14])" office:value-type="float"/>
        </table:table-row>
        <table:table-row table:style-name="ro1">
          <table:table-cell office:value-type="string">
            <text:p>blocks.blocks-23-0.asp/20</text:p>
          </table:table-cell>
          <table:table-cell office:value-type="float" office:value="6.93592"/>
          <table:table-cell office:value-type="float" office:value="6.798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9629.0"/>
          <table:table-cell office:value-type="float" office:value="9629.0"/>
          <table:table-cell office:value-type="float" office:value="519936.0"/>
          <table:table-cell office:value-type="float" office:value="431921.0"/>
          <table:table-cell office:value-type="float" office:value="0.0"/>
          <table:table-cell office:value-type="float" office:value="0.0"/>
          <table:table-cell office:value-type="float" office:value="6.22154"/>
          <table:table-cell office:value-type="float" office:value="6.098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0"/>
          <table:table-cell office:value-type="float" office:value="7786.0"/>
          <table:table-cell office:value-type="float" office:value="519936.0"/>
          <table:table-cell office:value-type="float" office:value="431921.0"/>
          <table:table-cell office:value-type="float" office:value="0.0"/>
          <table:table-cell office:value-type="float" office:value="0.0"/>
          <table:table-cell table:formula="of:=MIN([.$B15];[.$O15])" office:value-type="float"/>
          <table:table-cell table:formula="of:=MIN([.$C15];[.$P15])" office:value-type="float"/>
          <table:table-cell table:formula="of:=MIN([.$D15];[.$Q15])" office:value-type="float"/>
          <table:table-cell table:formula="of:=MIN([.$E15];[.$R15])" office:value-type="float"/>
          <table:table-cell table:formula="of:=MIN([.$F15];[.$S15])" office:value-type="float"/>
          <table:table-cell table:formula="of:=MIN([.$G15];[.$T15])" office:value-type="float"/>
          <table:table-cell table:formula="of:=MIN([.$H15];[.$U15])" office:value-type="float"/>
          <table:table-cell table:formula="of:=MIN([.$I15];[.$V15])" office:value-type="float"/>
          <table:table-cell table:formula="of:=MIN([.$J15])" office:value-type="float"/>
          <table:table-cell table:formula="of:=MIN([.$K15];[.$W15])" office:value-type="float"/>
          <table:table-cell table:formula="of:=MIN([.$L15];[.$X15])" office:value-type="float"/>
          <table:table-cell table:formula="of:=MIN([.$M15];[.$Y15])" office:value-type="float"/>
          <table:table-cell table:formula="of:=MIN([.$N15];[.$Z15])" office:value-type="float"/>
          <table:table-cell table:formula="of:=MEDIAN([.$B15];[.$O15])" office:value-type="float"/>
          <table:table-cell table:formula="of:=MEDIAN([.$C15];[.$P15])" office:value-type="float"/>
          <table:table-cell table:formula="of:=MEDIAN([.$D15];[.$Q15])" office:value-type="float"/>
          <table:table-cell table:formula="of:=MEDIAN([.$E15];[.$R15])" office:value-type="float"/>
          <table:table-cell table:formula="of:=MEDIAN([.$F15];[.$S15])" office:value-type="float"/>
          <table:table-cell table:formula="of:=MEDIAN([.$G15];[.$T15])" office:value-type="float"/>
          <table:table-cell table:formula="of:=MEDIAN([.$H15];[.$U15])" office:value-type="float"/>
          <table:table-cell table:formula="of:=MEDIAN([.$I15];[.$V15])" office:value-type="float"/>
          <table:table-cell table:formula="of:=MEDIAN([.$J15])" office:value-type="float"/>
          <table:table-cell table:formula="of:=MEDIAN([.$K15];[.$W15])" office:value-type="float"/>
          <table:table-cell table:formula="of:=MEDIAN([.$L15];[.$X15])" office:value-type="float"/>
          <table:table-cell table:formula="of:=MEDIAN([.$M15];[.$Y15])" office:value-type="float"/>
          <table:table-cell table:formula="of:=MEDIAN([.$N15];[.$Z15])" office:value-type="float"/>
          <table:table-cell table:formula="of:=MAX([.$B15];[.$O15])" office:value-type="float"/>
          <table:table-cell table:formula="of:=MAX([.$C15];[.$P15])" office:value-type="float"/>
          <table:table-cell table:formula="of:=MAX([.$D15];[.$Q15])" office:value-type="float"/>
          <table:table-cell table:formula="of:=MAX([.$E15];[.$R15])" office:value-type="float"/>
          <table:table-cell table:formula="of:=MAX([.$F15];[.$S15])" office:value-type="float"/>
          <table:table-cell table:formula="of:=MAX([.$G15];[.$T15])" office:value-type="float"/>
          <table:table-cell table:formula="of:=MAX([.$H15];[.$U15])" office:value-type="float"/>
          <table:table-cell table:formula="of:=MAX([.$I15];[.$V15])" office:value-type="float"/>
          <table:table-cell table:formula="of:=MAX([.$J15])" office:value-type="float"/>
          <table:table-cell table:formula="of:=MAX([.$K15];[.$W15])" office:value-type="float"/>
          <table:table-cell table:formula="of:=MAX([.$L15];[.$X15])" office:value-type="float"/>
          <table:table-cell table:formula="of:=MAX([.$M15];[.$Y15])" office:value-type="float"/>
          <table:table-cell table:formula="of:=MAX([.$N15];[.$Z15])" office:value-type="float"/>
        </table:table-row>
        <table:table-row table:style-name="ro1">
          <table:table-cell office:value-type="string">
            <text:p>blocks.blocks-23-0.asp/21</text:p>
          </table:table-cell>
          <table:table-cell office:value-type="float" office:value="7.5131"/>
          <table:table-cell office:value-type="float" office:value="7.358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566.0"/>
          <table:table-cell office:value-type="float" office:value="566.0"/>
          <table:table-cell office:value-type="float" office:value="547215.0"/>
          <table:table-cell office:value-type="float" office:value="471390.0"/>
          <table:table-cell office:value-type="float" office:value="0.0"/>
          <table:table-cell office:value-type="float" office:value="0.0"/>
          <table:table-cell office:value-type="float" office:value="6.58137"/>
          <table:table-cell office:value-type="float" office:value="6.41"/>
          <table:table-cell office:value-type="float" office:value="0.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.0"/>
          <table:table-cell office:value-type="float" office:value="6940.0"/>
          <table:table-cell office:value-type="float" office:value="547215.0"/>
          <table:table-cell office:value-type="float" office:value="471390.0"/>
          <table:table-cell office:value-type="float" office:value="0.0"/>
          <table:table-cell office:value-type="float" office:value="0.0"/>
          <table:table-cell table:formula="of:=MIN([.$B16];[.$O16])" office:value-type="float"/>
          <table:table-cell table:formula="of:=MIN([.$C16];[.$P16])" office:value-type="float"/>
          <table:table-cell table:formula="of:=MIN([.$D16];[.$Q16])" office:value-type="float"/>
          <table:table-cell table:formula="of:=MIN([.$E16];[.$R16])" office:value-type="float"/>
          <table:table-cell table:formula="of:=MIN([.$F16];[.$S16])" office:value-type="float"/>
          <table:table-cell table:formula="of:=MIN([.$G16];[.$T16])" office:value-type="float"/>
          <table:table-cell table:formula="of:=MIN([.$H16];[.$U16])" office:value-type="float"/>
          <table:table-cell table:formula="of:=MIN([.$I16];[.$V16])" office:value-type="float"/>
          <table:table-cell table:formula="of:=MIN([.$J16])" office:value-type="float"/>
          <table:table-cell table:formula="of:=MIN([.$K16];[.$W16])" office:value-type="float"/>
          <table:table-cell table:formula="of:=MIN([.$L16];[.$X16])" office:value-type="float"/>
          <table:table-cell table:formula="of:=MIN([.$M16];[.$Y16])" office:value-type="float"/>
          <table:table-cell table:formula="of:=MIN([.$N16];[.$Z16])" office:value-type="float"/>
          <table:table-cell table:formula="of:=MEDIAN([.$B16];[.$O16])" office:value-type="float"/>
          <table:table-cell table:formula="of:=MEDIAN([.$C16];[.$P16])" office:value-type="float"/>
          <table:table-cell table:formula="of:=MEDIAN([.$D16];[.$Q16])" office:value-type="float"/>
          <table:table-cell table:formula="of:=MEDIAN([.$E16];[.$R16])" office:value-type="float"/>
          <table:table-cell table:formula="of:=MEDIAN([.$F16];[.$S16])" office:value-type="float"/>
          <table:table-cell table:formula="of:=MEDIAN([.$G16];[.$T16])" office:value-type="float"/>
          <table:table-cell table:formula="of:=MEDIAN([.$H16];[.$U16])" office:value-type="float"/>
          <table:table-cell table:formula="of:=MEDIAN([.$I16];[.$V16])" office:value-type="float"/>
          <table:table-cell table:formula="of:=MEDIAN([.$J16])" office:value-type="float"/>
          <table:table-cell table:formula="of:=MEDIAN([.$K16];[.$W16])" office:value-type="float"/>
          <table:table-cell table:formula="of:=MEDIAN([.$L16];[.$X16])" office:value-type="float"/>
          <table:table-cell table:formula="of:=MEDIAN([.$M16];[.$Y16])" office:value-type="float"/>
          <table:table-cell table:formula="of:=MEDIAN([.$N16];[.$Z16])" office:value-type="float"/>
          <table:table-cell table:formula="of:=MAX([.$B16];[.$O16])" office:value-type="float"/>
          <table:table-cell table:formula="of:=MAX([.$C16];[.$P16])" office:value-type="float"/>
          <table:table-cell table:formula="of:=MAX([.$D16];[.$Q16])" office:value-type="float"/>
          <table:table-cell table:formula="of:=MAX([.$E16];[.$R16])" office:value-type="float"/>
          <table:table-cell table:formula="of:=MAX([.$F16];[.$S16])" office:value-type="float"/>
          <table:table-cell table:formula="of:=MAX([.$G16];[.$T16])" office:value-type="float"/>
          <table:table-cell table:formula="of:=MAX([.$H16];[.$U16])" office:value-type="float"/>
          <table:table-cell table:formula="of:=MAX([.$I16];[.$V16])" office:value-type="float"/>
          <table:table-cell table:formula="of:=MAX([.$J16])" office:value-type="float"/>
          <table:table-cell table:formula="of:=MAX([.$K16];[.$W16])" office:value-type="float"/>
          <table:table-cell table:formula="of:=MAX([.$L16];[.$X16])" office:value-type="float"/>
          <table:table-cell table:formula="of:=MAX([.$M16];[.$Y16])" office:value-type="float"/>
          <table:table-cell table:formula="of:=MAX([.$N16];[.$Z16])" office:value-type="float"/>
        </table:table-row>
        <table:table-row table:style-name="ro1">
          <table:table-cell office:value-type="string">
            <text:p>blocks.blocks-23-0.asp/22</text:p>
          </table:table-cell>
          <table:table-cell office:value-type="float" office:value="7.53171"/>
          <table:table-cell office:value-type="float" office:value="7.382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.0"/>
          <table:table-cell office:value-type="float" office:value="9011.0"/>
          <table:table-cell office:value-type="float" office:value="9011.0"/>
          <table:table-cell office:value-type="float" office:value="574494.0"/>
          <table:table-cell office:value-type="float" office:value="510859.0"/>
          <table:table-cell office:value-type="float" office:value="0.0"/>
          <table:table-cell office:value-type="float" office:value="0.0"/>
          <table:table-cell office:value-type="float" office:value="6.80174"/>
          <table:table-cell office:value-type="float" office:value="6.652"/>
          <table:table-cell office:value-type="float" office:value="0.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9.0"/>
          <table:table-cell office:value-type="float" office:value="6886.0"/>
          <table:table-cell office:value-type="float" office:value="574494.0"/>
          <table:table-cell office:value-type="float" office:value="510859.0"/>
          <table:table-cell office:value-type="float" office:value="0.0"/>
          <table:table-cell office:value-type="float" office:value="0.0"/>
          <table:table-cell table:formula="of:=MIN([.$B17];[.$O17])" office:value-type="float"/>
          <table:table-cell table:formula="of:=MIN([.$C17];[.$P17])" office:value-type="float"/>
          <table:table-cell table:formula="of:=MIN([.$D17];[.$Q17])" office:value-type="float"/>
          <table:table-cell table:formula="of:=MIN([.$E17];[.$R17])" office:value-type="float"/>
          <table:table-cell table:formula="of:=MIN([.$F17];[.$S17])" office:value-type="float"/>
          <table:table-cell table:formula="of:=MIN([.$G17];[.$T17])" office:value-type="float"/>
          <table:table-cell table:formula="of:=MIN([.$H17];[.$U17])" office:value-type="float"/>
          <table:table-cell table:formula="of:=MIN([.$I17];[.$V17])" office:value-type="float"/>
          <table:table-cell table:formula="of:=MIN([.$J17])" office:value-type="float"/>
          <table:table-cell table:formula="of:=MIN([.$K17];[.$W17])" office:value-type="float"/>
          <table:table-cell table:formula="of:=MIN([.$L17];[.$X17])" office:value-type="float"/>
          <table:table-cell table:formula="of:=MIN([.$M17];[.$Y17])" office:value-type="float"/>
          <table:table-cell table:formula="of:=MIN([.$N17];[.$Z17])" office:value-type="float"/>
          <table:table-cell table:formula="of:=MEDIAN([.$B17];[.$O17])" office:value-type="float"/>
          <table:table-cell table:formula="of:=MEDIAN([.$C17];[.$P17])" office:value-type="float"/>
          <table:table-cell table:formula="of:=MEDIAN([.$D17];[.$Q17])" office:value-type="float"/>
          <table:table-cell table:formula="of:=MEDIAN([.$E17];[.$R17])" office:value-type="float"/>
          <table:table-cell table:formula="of:=MEDIAN([.$F17];[.$S17])" office:value-type="float"/>
          <table:table-cell table:formula="of:=MEDIAN([.$G17];[.$T17])" office:value-type="float"/>
          <table:table-cell table:formula="of:=MEDIAN([.$H17];[.$U17])" office:value-type="float"/>
          <table:table-cell table:formula="of:=MEDIAN([.$I17];[.$V17])" office:value-type="float"/>
          <table:table-cell table:formula="of:=MEDIAN([.$J17])" office:value-type="float"/>
          <table:table-cell table:formula="of:=MEDIAN([.$K17];[.$W17])" office:value-type="float"/>
          <table:table-cell table:formula="of:=MEDIAN([.$L17];[.$X17])" office:value-type="float"/>
          <table:table-cell table:formula="of:=MEDIAN([.$M17];[.$Y17])" office:value-type="float"/>
          <table:table-cell table:formula="of:=MEDIAN([.$N17];[.$Z17])" office:value-type="float"/>
          <table:table-cell table:formula="of:=MAX([.$B17];[.$O17])" office:value-type="float"/>
          <table:table-cell table:formula="of:=MAX([.$C17];[.$P17])" office:value-type="float"/>
          <table:table-cell table:formula="of:=MAX([.$D17];[.$Q17])" office:value-type="float"/>
          <table:table-cell table:formula="of:=MAX([.$E17];[.$R17])" office:value-type="float"/>
          <table:table-cell table:formula="of:=MAX([.$F17];[.$S17])" office:value-type="float"/>
          <table:table-cell table:formula="of:=MAX([.$G17];[.$T17])" office:value-type="float"/>
          <table:table-cell table:formula="of:=MAX([.$H17];[.$U17])" office:value-type="float"/>
          <table:table-cell table:formula="of:=MAX([.$I17];[.$V17])" office:value-type="float"/>
          <table:table-cell table:formula="of:=MAX([.$J17])" office:value-type="float"/>
          <table:table-cell table:formula="of:=MAX([.$K17];[.$W17])" office:value-type="float"/>
          <table:table-cell table:formula="of:=MAX([.$L17];[.$X17])" office:value-type="float"/>
          <table:table-cell table:formula="of:=MAX([.$M17];[.$Y17])" office:value-type="float"/>
          <table:table-cell table:formula="of:=MAX([.$N17];[.$Z17])" office:value-type="float"/>
        </table:table-row>
        <table:table-row table:style-name="ro1">
          <table:table-cell office:value-type="string">
            <text:p>blocks.blocks-23-0.asp/23</text:p>
          </table:table-cell>
          <table:table-cell office:value-type="float" office:value="7.88779"/>
          <table:table-cell office:value-type="float" office:value="7.74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567.0"/>
          <table:table-cell office:value-type="float" office:value="567.0"/>
          <table:table-cell office:value-type="float" office:value="601773.0"/>
          <table:table-cell office:value-type="float" office:value="550328.0"/>
          <table:table-cell office:value-type="float" office:value="0.0"/>
          <table:table-cell office:value-type="float" office:value="0.0"/>
          <table:table-cell office:value-type="float" office:value="7.14659"/>
          <table:table-cell office:value-type="float" office:value="7.009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4.0"/>
          <table:table-cell office:value-type="float" office:value="7618.0"/>
          <table:table-cell office:value-type="float" office:value="601773.0"/>
          <table:table-cell office:value-type="float" office:value="550328.0"/>
          <table:table-cell office:value-type="float" office:value="0.0"/>
          <table:table-cell office:value-type="float" office:value="0.0"/>
          <table:table-cell table:formula="of:=MIN([.$B18];[.$O18])" office:value-type="float"/>
          <table:table-cell table:formula="of:=MIN([.$C18];[.$P18])" office:value-type="float"/>
          <table:table-cell table:formula="of:=MIN([.$D18];[.$Q18])" office:value-type="float"/>
          <table:table-cell table:formula="of:=MIN([.$E18];[.$R18])" office:value-type="float"/>
          <table:table-cell table:formula="of:=MIN([.$F18];[.$S18])" office:value-type="float"/>
          <table:table-cell table:formula="of:=MIN([.$G18];[.$T18])" office:value-type="float"/>
          <table:table-cell table:formula="of:=MIN([.$H18];[.$U18])" office:value-type="float"/>
          <table:table-cell table:formula="of:=MIN([.$I18];[.$V18])" office:value-type="float"/>
          <table:table-cell table:formula="of:=MIN([.$J18])" office:value-type="float"/>
          <table:table-cell table:formula="of:=MIN([.$K18];[.$W18])" office:value-type="float"/>
          <table:table-cell table:formula="of:=MIN([.$L18];[.$X18])" office:value-type="float"/>
          <table:table-cell table:formula="of:=MIN([.$M18];[.$Y18])" office:value-type="float"/>
          <table:table-cell table:formula="of:=MIN([.$N18];[.$Z18])" office:value-type="float"/>
          <table:table-cell table:formula="of:=MEDIAN([.$B18];[.$O18])" office:value-type="float"/>
          <table:table-cell table:formula="of:=MEDIAN([.$C18];[.$P18])" office:value-type="float"/>
          <table:table-cell table:formula="of:=MEDIAN([.$D18];[.$Q18])" office:value-type="float"/>
          <table:table-cell table:formula="of:=MEDIAN([.$E18];[.$R18])" office:value-type="float"/>
          <table:table-cell table:formula="of:=MEDIAN([.$F18];[.$S18])" office:value-type="float"/>
          <table:table-cell table:formula="of:=MEDIAN([.$G18];[.$T18])" office:value-type="float"/>
          <table:table-cell table:formula="of:=MEDIAN([.$H18];[.$U18])" office:value-type="float"/>
          <table:table-cell table:formula="of:=MEDIAN([.$I18];[.$V18])" office:value-type="float"/>
          <table:table-cell table:formula="of:=MEDIAN([.$J18])" office:value-type="float"/>
          <table:table-cell table:formula="of:=MEDIAN([.$K18];[.$W18])" office:value-type="float"/>
          <table:table-cell table:formula="of:=MEDIAN([.$L18];[.$X18])" office:value-type="float"/>
          <table:table-cell table:formula="of:=MEDIAN([.$M18];[.$Y18])" office:value-type="float"/>
          <table:table-cell table:formula="of:=MEDIAN([.$N18];[.$Z18])" office:value-type="float"/>
          <table:table-cell table:formula="of:=MAX([.$B18];[.$O18])" office:value-type="float"/>
          <table:table-cell table:formula="of:=MAX([.$C18];[.$P18])" office:value-type="float"/>
          <table:table-cell table:formula="of:=MAX([.$D18];[.$Q18])" office:value-type="float"/>
          <table:table-cell table:formula="of:=MAX([.$E18];[.$R18])" office:value-type="float"/>
          <table:table-cell table:formula="of:=MAX([.$F18];[.$S18])" office:value-type="float"/>
          <table:table-cell table:formula="of:=MAX([.$G18];[.$T18])" office:value-type="float"/>
          <table:table-cell table:formula="of:=MAX([.$H18];[.$U18])" office:value-type="float"/>
          <table:table-cell table:formula="of:=MAX([.$I18];[.$V18])" office:value-type="float"/>
          <table:table-cell table:formula="of:=MAX([.$J18])" office:value-type="float"/>
          <table:table-cell table:formula="of:=MAX([.$K18];[.$W18])" office:value-type="float"/>
          <table:table-cell table:formula="of:=MAX([.$L18];[.$X18])" office:value-type="float"/>
          <table:table-cell table:formula="of:=MAX([.$M18];[.$Y18])" office:value-type="float"/>
          <table:table-cell table:formula="of:=MAX([.$N18];[.$Z18])" office:value-type="float"/>
        </table:table-row>
        <table:table-row table:style-name="ro1">
          <table:table-cell office:value-type="string">
            <text:p>blocks.blocks-23-0.asp/24</text:p>
          </table:table-cell>
          <table:table-cell office:value-type="float" office:value="8.31212"/>
          <table:table-cell office:value-type="float" office:value="8.153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468.0"/>
          <table:table-cell office:value-type="float" office:value="468.0"/>
          <table:table-cell office:value-type="float" office:value="629052.0"/>
          <table:table-cell office:value-type="float" office:value="589797.0"/>
          <table:table-cell office:value-type="float" office:value="0.0"/>
          <table:table-cell office:value-type="float" office:value="0.0"/>
          <table:table-cell office:value-type="float" office:value="7.46063"/>
          <table:table-cell office:value-type="float" office:value="7.314"/>
          <table:table-cell office:value-type="float" office:value="0.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2.0"/>
          <table:table-cell office:value-type="float" office:value="8406.0"/>
          <table:table-cell office:value-type="float" office:value="629052.0"/>
          <table:table-cell office:value-type="float" office:value="589797.0"/>
          <table:table-cell office:value-type="float" office:value="0.0"/>
          <table:table-cell office:value-type="float" office:value="0.0"/>
          <table:table-cell table:formula="of:=MIN([.$B19];[.$O19])" office:value-type="float"/>
          <table:table-cell table:formula="of:=MIN([.$C19];[.$P19])" office:value-type="float"/>
          <table:table-cell table:formula="of:=MIN([.$D19];[.$Q19])" office:value-type="float"/>
          <table:table-cell table:formula="of:=MIN([.$E19];[.$R19])" office:value-type="float"/>
          <table:table-cell table:formula="of:=MIN([.$F19];[.$S19])" office:value-type="float"/>
          <table:table-cell table:formula="of:=MIN([.$G19];[.$T19])" office:value-type="float"/>
          <table:table-cell table:formula="of:=MIN([.$H19];[.$U19])" office:value-type="float"/>
          <table:table-cell table:formula="of:=MIN([.$I19];[.$V19])" office:value-type="float"/>
          <table:table-cell table:formula="of:=MIN([.$J19])" office:value-type="float"/>
          <table:table-cell table:formula="of:=MIN([.$K19];[.$W19])" office:value-type="float"/>
          <table:table-cell table:formula="of:=MIN([.$L19];[.$X19])" office:value-type="float"/>
          <table:table-cell table:formula="of:=MIN([.$M19];[.$Y19])" office:value-type="float"/>
          <table:table-cell table:formula="of:=MIN([.$N19];[.$Z19])" office:value-type="float"/>
          <table:table-cell table:formula="of:=MEDIAN([.$B19];[.$O19])" office:value-type="float"/>
          <table:table-cell table:formula="of:=MEDIAN([.$C19];[.$P19])" office:value-type="float"/>
          <table:table-cell table:formula="of:=MEDIAN([.$D19];[.$Q19])" office:value-type="float"/>
          <table:table-cell table:formula="of:=MEDIAN([.$E19];[.$R19])" office:value-type="float"/>
          <table:table-cell table:formula="of:=MEDIAN([.$F19];[.$S19])" office:value-type="float"/>
          <table:table-cell table:formula="of:=MEDIAN([.$G19];[.$T19])" office:value-type="float"/>
          <table:table-cell table:formula="of:=MEDIAN([.$H19];[.$U19])" office:value-type="float"/>
          <table:table-cell table:formula="of:=MEDIAN([.$I19];[.$V19])" office:value-type="float"/>
          <table:table-cell table:formula="of:=MEDIAN([.$J19])" office:value-type="float"/>
          <table:table-cell table:formula="of:=MEDIAN([.$K19];[.$W19])" office:value-type="float"/>
          <table:table-cell table:formula="of:=MEDIAN([.$L19];[.$X19])" office:value-type="float"/>
          <table:table-cell table:formula="of:=MEDIAN([.$M19];[.$Y19])" office:value-type="float"/>
          <table:table-cell table:formula="of:=MEDIAN([.$N19];[.$Z19])" office:value-type="float"/>
          <table:table-cell table:formula="of:=MAX([.$B19];[.$O19])" office:value-type="float"/>
          <table:table-cell table:formula="of:=MAX([.$C19];[.$P19])" office:value-type="float"/>
          <table:table-cell table:formula="of:=MAX([.$D19];[.$Q19])" office:value-type="float"/>
          <table:table-cell table:formula="of:=MAX([.$E19];[.$R19])" office:value-type="float"/>
          <table:table-cell table:formula="of:=MAX([.$F19];[.$S19])" office:value-type="float"/>
          <table:table-cell table:formula="of:=MAX([.$G19];[.$T19])" office:value-type="float"/>
          <table:table-cell table:formula="of:=MAX([.$H19];[.$U19])" office:value-type="float"/>
          <table:table-cell table:formula="of:=MAX([.$I19];[.$V19])" office:value-type="float"/>
          <table:table-cell table:formula="of:=MAX([.$J19])" office:value-type="float"/>
          <table:table-cell table:formula="of:=MAX([.$K19];[.$W19])" office:value-type="float"/>
          <table:table-cell table:formula="of:=MAX([.$L19];[.$X19])" office:value-type="float"/>
          <table:table-cell table:formula="of:=MAX([.$M19];[.$Y19])" office:value-type="float"/>
          <table:table-cell table:formula="of:=MAX([.$N19];[.$Z19])" office:value-type="float"/>
        </table:table-row>
        <table:table-row table:style-name="ro1">
          <table:table-cell office:value-type="string">
            <text:p>blocks.blocks-23-0.asp/25</text:p>
          </table:table-cell>
          <table:table-cell office:value-type="float" office:value="8.61654"/>
          <table:table-cell office:value-type="float" office:value="8.443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.0"/>
          <table:table-cell office:value-type="float" office:value="11386.0"/>
          <table:table-cell office:value-type="float" office:value="11386.0"/>
          <table:table-cell office:value-type="float" office:value="656331.0"/>
          <table:table-cell office:value-type="float" office:value="629266.0"/>
          <table:table-cell office:value-type="float" office:value="0.0"/>
          <table:table-cell office:value-type="float" office:value="0.0"/>
          <table:table-cell office:value-type="float" office:value="7.85831"/>
          <table:table-cell office:value-type="float" office:value="7.711"/>
          <table:table-cell office:value-type="float" office:value="0.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5.0"/>
          <table:table-cell office:value-type="float" office:value="13955.0"/>
          <table:table-cell office:value-type="float" office:value="656331.0"/>
          <table:table-cell office:value-type="float" office:value="629266.0"/>
          <table:table-cell office:value-type="float" office:value="0.0"/>
          <table:table-cell office:value-type="float" office:value="0.0"/>
          <table:table-cell table:formula="of:=MIN([.$B20];[.$O20])" office:value-type="float"/>
          <table:table-cell table:formula="of:=MIN([.$C20];[.$P20])" office:value-type="float"/>
          <table:table-cell table:formula="of:=MIN([.$D20];[.$Q20])" office:value-type="float"/>
          <table:table-cell table:formula="of:=MIN([.$E20];[.$R20])" office:value-type="float"/>
          <table:table-cell table:formula="of:=MIN([.$F20];[.$S20])" office:value-type="float"/>
          <table:table-cell table:formula="of:=MIN([.$G20];[.$T20])" office:value-type="float"/>
          <table:table-cell table:formula="of:=MIN([.$H20];[.$U20])" office:value-type="float"/>
          <table:table-cell table:formula="of:=MIN([.$I20];[.$V20])" office:value-type="float"/>
          <table:table-cell table:formula="of:=MIN([.$J20])" office:value-type="float"/>
          <table:table-cell table:formula="of:=MIN([.$K20];[.$W20])" office:value-type="float"/>
          <table:table-cell table:formula="of:=MIN([.$L20];[.$X20])" office:value-type="float"/>
          <table:table-cell table:formula="of:=MIN([.$M20];[.$Y20])" office:value-type="float"/>
          <table:table-cell table:formula="of:=MIN([.$N20];[.$Z20])" office:value-type="float"/>
          <table:table-cell table:formula="of:=MEDIAN([.$B20];[.$O20])" office:value-type="float"/>
          <table:table-cell table:formula="of:=MEDIAN([.$C20];[.$P20])" office:value-type="float"/>
          <table:table-cell table:formula="of:=MEDIAN([.$D20];[.$Q20])" office:value-type="float"/>
          <table:table-cell table:formula="of:=MEDIAN([.$E20];[.$R20])" office:value-type="float"/>
          <table:table-cell table:formula="of:=MEDIAN([.$F20];[.$S20])" office:value-type="float"/>
          <table:table-cell table:formula="of:=MEDIAN([.$G20];[.$T20])" office:value-type="float"/>
          <table:table-cell table:formula="of:=MEDIAN([.$H20];[.$U20])" office:value-type="float"/>
          <table:table-cell table:formula="of:=MEDIAN([.$I20];[.$V20])" office:value-type="float"/>
          <table:table-cell table:formula="of:=MEDIAN([.$J20])" office:value-type="float"/>
          <table:table-cell table:formula="of:=MEDIAN([.$K20];[.$W20])" office:value-type="float"/>
          <table:table-cell table:formula="of:=MEDIAN([.$L20];[.$X20])" office:value-type="float"/>
          <table:table-cell table:formula="of:=MEDIAN([.$M20];[.$Y20])" office:value-type="float"/>
          <table:table-cell table:formula="of:=MEDIAN([.$N20];[.$Z20])" office:value-type="float"/>
          <table:table-cell table:formula="of:=MAX([.$B20];[.$O20])" office:value-type="float"/>
          <table:table-cell table:formula="of:=MAX([.$C20];[.$P20])" office:value-type="float"/>
          <table:table-cell table:formula="of:=MAX([.$D20];[.$Q20])" office:value-type="float"/>
          <table:table-cell table:formula="of:=MAX([.$E20];[.$R20])" office:value-type="float"/>
          <table:table-cell table:formula="of:=MAX([.$F20];[.$S20])" office:value-type="float"/>
          <table:table-cell table:formula="of:=MAX([.$G20];[.$T20])" office:value-type="float"/>
          <table:table-cell table:formula="of:=MAX([.$H20];[.$U20])" office:value-type="float"/>
          <table:table-cell table:formula="of:=MAX([.$I20];[.$V20])" office:value-type="float"/>
          <table:table-cell table:formula="of:=MAX([.$J20])" office:value-type="float"/>
          <table:table-cell table:formula="of:=MAX([.$K20];[.$W20])" office:value-type="float"/>
          <table:table-cell table:formula="of:=MAX([.$L20];[.$X20])" office:value-type="float"/>
          <table:table-cell table:formula="of:=MAX([.$M20];[.$Y20])" office:value-type="float"/>
          <table:table-cell table:formula="of:=MAX([.$N20];[.$Z20])" office:value-type="float"/>
        </table:table-row>
        <table:table-row table:style-name="ro1">
          <table:table-cell office:value-type="string">
            <text:p>blocks.blocks-23-0.asp/26</text:p>
          </table:table-cell>
          <table:table-cell office:value-type="float" office:value="9.15728"/>
          <table:table-cell office:value-type="float" office:value="8.992"/>
          <table:table-cell office:value-type="float" office:value="0.1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9.0"/>
          <table:table-cell office:value-type="float" office:value="16045.0"/>
          <table:table-cell office:value-type="float" office:value="16045.0"/>
          <table:table-cell office:value-type="float" office:value="683610.0"/>
          <table:table-cell office:value-type="float" office:value="668735.0"/>
          <table:table-cell office:value-type="float" office:value="0.0"/>
          <table:table-cell office:value-type="float" office:value="0.0"/>
          <table:table-cell office:value-type="float" office:value="8.30145"/>
          <table:table-cell office:value-type="float" office:value="8.149"/>
          <table:table-cell office:value-type="float" office:value="0.2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1.0"/>
          <table:table-cell office:value-type="float" office:value="19988.0"/>
          <table:table-cell office:value-type="float" office:value="683610.0"/>
          <table:table-cell office:value-type="float" office:value="668735.0"/>
          <table:table-cell office:value-type="float" office:value="0.0"/>
          <table:table-cell office:value-type="float" office:value="0.0"/>
          <table:table-cell table:formula="of:=MIN([.$B21];[.$O21])" office:value-type="float"/>
          <table:table-cell table:formula="of:=MIN([.$C21];[.$P21])" office:value-type="float"/>
          <table:table-cell table:formula="of:=MIN([.$D21];[.$Q21])" office:value-type="float"/>
          <table:table-cell table:formula="of:=MIN([.$E21];[.$R21])" office:value-type="float"/>
          <table:table-cell table:formula="of:=MIN([.$F21];[.$S21])" office:value-type="float"/>
          <table:table-cell table:formula="of:=MIN([.$G21];[.$T21])" office:value-type="float"/>
          <table:table-cell table:formula="of:=MIN([.$H21];[.$U21])" office:value-type="float"/>
          <table:table-cell table:formula="of:=MIN([.$I21];[.$V21])" office:value-type="float"/>
          <table:table-cell table:formula="of:=MIN([.$J21])" office:value-type="float"/>
          <table:table-cell table:formula="of:=MIN([.$K21];[.$W21])" office:value-type="float"/>
          <table:table-cell table:formula="of:=MIN([.$L21];[.$X21])" office:value-type="float"/>
          <table:table-cell table:formula="of:=MIN([.$M21];[.$Y21])" office:value-type="float"/>
          <table:table-cell table:formula="of:=MIN([.$N21];[.$Z21])" office:value-type="float"/>
          <table:table-cell table:formula="of:=MEDIAN([.$B21];[.$O21])" office:value-type="float"/>
          <table:table-cell table:formula="of:=MEDIAN([.$C21];[.$P21])" office:value-type="float"/>
          <table:table-cell table:formula="of:=MEDIAN([.$D21];[.$Q21])" office:value-type="float"/>
          <table:table-cell table:formula="of:=MEDIAN([.$E21];[.$R21])" office:value-type="float"/>
          <table:table-cell table:formula="of:=MEDIAN([.$F21];[.$S21])" office:value-type="float"/>
          <table:table-cell table:formula="of:=MEDIAN([.$G21];[.$T21])" office:value-type="float"/>
          <table:table-cell table:formula="of:=MEDIAN([.$H21];[.$U21])" office:value-type="float"/>
          <table:table-cell table:formula="of:=MEDIAN([.$I21];[.$V21])" office:value-type="float"/>
          <table:table-cell table:formula="of:=MEDIAN([.$J21])" office:value-type="float"/>
          <table:table-cell table:formula="of:=MEDIAN([.$K21];[.$W21])" office:value-type="float"/>
          <table:table-cell table:formula="of:=MEDIAN([.$L21];[.$X21])" office:value-type="float"/>
          <table:table-cell table:formula="of:=MEDIAN([.$M21];[.$Y21])" office:value-type="float"/>
          <table:table-cell table:formula="of:=MEDIAN([.$N21];[.$Z21])" office:value-type="float"/>
          <table:table-cell table:formula="of:=MAX([.$B21];[.$O21])" office:value-type="float"/>
          <table:table-cell table:formula="of:=MAX([.$C21];[.$P21])" office:value-type="float"/>
          <table:table-cell table:formula="of:=MAX([.$D21];[.$Q21])" office:value-type="float"/>
          <table:table-cell table:formula="of:=MAX([.$E21];[.$R21])" office:value-type="float"/>
          <table:table-cell table:formula="of:=MAX([.$F21];[.$S21])" office:value-type="float"/>
          <table:table-cell table:formula="of:=MAX([.$G21];[.$T21])" office:value-type="float"/>
          <table:table-cell table:formula="of:=MAX([.$H21];[.$U21])" office:value-type="float"/>
          <table:table-cell table:formula="of:=MAX([.$I21];[.$V21])" office:value-type="float"/>
          <table:table-cell table:formula="of:=MAX([.$J21])" office:value-type="float"/>
          <table:table-cell table:formula="of:=MAX([.$K21];[.$W21])" office:value-type="float"/>
          <table:table-cell table:formula="of:=MAX([.$L21];[.$X21])" office:value-type="float"/>
          <table:table-cell table:formula="of:=MAX([.$M21];[.$Y21])" office:value-type="float"/>
          <table:table-cell table:formula="of:=MAX([.$N21];[.$Z21])" office:value-type="float"/>
        </table:table-row>
        <table:table-row table:style-name="ro1">
          <table:table-cell office:value-type="string">
            <text:p>blocks.blocks-23-0.asp/27</text:p>
          </table:table-cell>
          <table:table-cell office:value-type="float" office:value="9.57089"/>
          <table:table-cell office:value-type="float" office:value="9.399"/>
          <table:table-cell office:value-type="float" office:value="0.1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0.0"/>
          <table:table-cell office:value-type="float" office:value="17177.0"/>
          <table:table-cell office:value-type="float" office:value="17177.0"/>
          <table:table-cell office:value-type="float" office:value="710889.0"/>
          <table:table-cell office:value-type="float" office:value="708204.0"/>
          <table:table-cell office:value-type="float" office:value="0.0"/>
          <table:table-cell office:value-type="float" office:value="0.0"/>
          <table:table-cell office:value-type="float" office:value="8.51387"/>
          <table:table-cell office:value-type="float" office:value="8.364"/>
          <table:table-cell office:value-type="float" office:value="0.27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6.0"/>
          <table:table-cell office:value-type="float" office:value="10840.0"/>
          <table:table-cell office:value-type="float" office:value="710889.0"/>
          <table:table-cell office:value-type="float" office:value="708204.0"/>
          <table:table-cell office:value-type="float" office:value="0.0"/>
          <table:table-cell office:value-type="float" office:value="0.0"/>
          <table:table-cell table:formula="of:=MIN([.$B22];[.$O22])" office:value-type="float"/>
          <table:table-cell table:formula="of:=MIN([.$C22];[.$P22])" office:value-type="float"/>
          <table:table-cell table:formula="of:=MIN([.$D22];[.$Q22])" office:value-type="float"/>
          <table:table-cell table:formula="of:=MIN([.$E22];[.$R22])" office:value-type="float"/>
          <table:table-cell table:formula="of:=MIN([.$F22];[.$S22])" office:value-type="float"/>
          <table:table-cell table:formula="of:=MIN([.$G22];[.$T22])" office:value-type="float"/>
          <table:table-cell table:formula="of:=MIN([.$H22];[.$U22])" office:value-type="float"/>
          <table:table-cell table:formula="of:=MIN([.$I22];[.$V22])" office:value-type="float"/>
          <table:table-cell table:formula="of:=MIN([.$J22])" office:value-type="float"/>
          <table:table-cell table:formula="of:=MIN([.$K22];[.$W22])" office:value-type="float"/>
          <table:table-cell table:formula="of:=MIN([.$L22];[.$X22])" office:value-type="float"/>
          <table:table-cell table:formula="of:=MIN([.$M22];[.$Y22])" office:value-type="float"/>
          <table:table-cell table:formula="of:=MIN([.$N22];[.$Z22])" office:value-type="float"/>
          <table:table-cell table:formula="of:=MEDIAN([.$B22];[.$O22])" office:value-type="float"/>
          <table:table-cell table:formula="of:=MEDIAN([.$C22];[.$P22])" office:value-type="float"/>
          <table:table-cell table:formula="of:=MEDIAN([.$D22];[.$Q22])" office:value-type="float"/>
          <table:table-cell table:formula="of:=MEDIAN([.$E22];[.$R22])" office:value-type="float"/>
          <table:table-cell table:formula="of:=MEDIAN([.$F22];[.$S22])" office:value-type="float"/>
          <table:table-cell table:formula="of:=MEDIAN([.$G22];[.$T22])" office:value-type="float"/>
          <table:table-cell table:formula="of:=MEDIAN([.$H22];[.$U22])" office:value-type="float"/>
          <table:table-cell table:formula="of:=MEDIAN([.$I22];[.$V22])" office:value-type="float"/>
          <table:table-cell table:formula="of:=MEDIAN([.$J22])" office:value-type="float"/>
          <table:table-cell table:formula="of:=MEDIAN([.$K22];[.$W22])" office:value-type="float"/>
          <table:table-cell table:formula="of:=MEDIAN([.$L22];[.$X22])" office:value-type="float"/>
          <table:table-cell table:formula="of:=MEDIAN([.$M22];[.$Y22])" office:value-type="float"/>
          <table:table-cell table:formula="of:=MEDIAN([.$N22];[.$Z22])" office:value-type="float"/>
          <table:table-cell table:formula="of:=MAX([.$B22];[.$O22])" office:value-type="float"/>
          <table:table-cell table:formula="of:=MAX([.$C22];[.$P22])" office:value-type="float"/>
          <table:table-cell table:formula="of:=MAX([.$D22];[.$Q22])" office:value-type="float"/>
          <table:table-cell table:formula="of:=MAX([.$E22];[.$R22])" office:value-type="float"/>
          <table:table-cell table:formula="of:=MAX([.$F22];[.$S22])" office:value-type="float"/>
          <table:table-cell table:formula="of:=MAX([.$G22];[.$T22])" office:value-type="float"/>
          <table:table-cell table:formula="of:=MAX([.$H22];[.$U22])" office:value-type="float"/>
          <table:table-cell table:formula="of:=MAX([.$I22];[.$V22])" office:value-type="float"/>
          <table:table-cell table:formula="of:=MAX([.$J22])" office:value-type="float"/>
          <table:table-cell table:formula="of:=MAX([.$K22];[.$W22])" office:value-type="float"/>
          <table:table-cell table:formula="of:=MAX([.$L22];[.$X22])" office:value-type="float"/>
          <table:table-cell table:formula="of:=MAX([.$M22];[.$Y22])" office:value-type="float"/>
          <table:table-cell table:formula="of:=MAX([.$N22];[.$Z22])" office:value-type="float"/>
        </table:table-row>
        <table:table-row table:style-name="ro1">
          <table:table-cell office:value-type="string">
            <text:p>blocks.blocks-23-0.asp/28</text:p>
          </table:table-cell>
          <table:table-cell office:value-type="float" office:value="9.91695"/>
          <table:table-cell office:value-type="float" office:value="9.712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.0"/>
          <table:table-cell office:value-type="float" office:value="11065.0"/>
          <table:table-cell office:value-type="float" office:value="11065.0"/>
          <table:table-cell office:value-type="float" office:value="738168.0"/>
          <table:table-cell office:value-type="float" office:value="747673.0"/>
          <table:table-cell office:value-type="float" office:value="0.0"/>
          <table:table-cell office:value-type="float" office:value="0.0"/>
          <table:table-cell office:value-type="float" office:value="8.94393"/>
          <table:table-cell office:value-type="float" office:value="8.789"/>
          <table:table-cell office:value-type="float" office:value="0.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1.0"/>
          <table:table-cell office:value-type="float" office:value="14909.0"/>
          <table:table-cell office:value-type="float" office:value="738168.0"/>
          <table:table-cell office:value-type="float" office:value="747673.0"/>
          <table:table-cell office:value-type="float" office:value="0.0"/>
          <table:table-cell office:value-type="float" office:value="0.0"/>
          <table:table-cell table:formula="of:=MIN([.$B23];[.$O23])" office:value-type="float"/>
          <table:table-cell table:formula="of:=MIN([.$C23];[.$P23])" office:value-type="float"/>
          <table:table-cell table:formula="of:=MIN([.$D23];[.$Q23])" office:value-type="float"/>
          <table:table-cell table:formula="of:=MIN([.$E23];[.$R23])" office:value-type="float"/>
          <table:table-cell table:formula="of:=MIN([.$F23];[.$S23])" office:value-type="float"/>
          <table:table-cell table:formula="of:=MIN([.$G23];[.$T23])" office:value-type="float"/>
          <table:table-cell table:formula="of:=MIN([.$H23];[.$U23])" office:value-type="float"/>
          <table:table-cell table:formula="of:=MIN([.$I23];[.$V23])" office:value-type="float"/>
          <table:table-cell table:formula="of:=MIN([.$J23])" office:value-type="float"/>
          <table:table-cell table:formula="of:=MIN([.$K23];[.$W23])" office:value-type="float"/>
          <table:table-cell table:formula="of:=MIN([.$L23];[.$X23])" office:value-type="float"/>
          <table:table-cell table:formula="of:=MIN([.$M23];[.$Y23])" office:value-type="float"/>
          <table:table-cell table:formula="of:=MIN([.$N23];[.$Z23])" office:value-type="float"/>
          <table:table-cell table:formula="of:=MEDIAN([.$B23];[.$O23])" office:value-type="float"/>
          <table:table-cell table:formula="of:=MEDIAN([.$C23];[.$P23])" office:value-type="float"/>
          <table:table-cell table:formula="of:=MEDIAN([.$D23];[.$Q23])" office:value-type="float"/>
          <table:table-cell table:formula="of:=MEDIAN([.$E23];[.$R23])" office:value-type="float"/>
          <table:table-cell table:formula="of:=MEDIAN([.$F23];[.$S23])" office:value-type="float"/>
          <table:table-cell table:formula="of:=MEDIAN([.$G23];[.$T23])" office:value-type="float"/>
          <table:table-cell table:formula="of:=MEDIAN([.$H23];[.$U23])" office:value-type="float"/>
          <table:table-cell table:formula="of:=MEDIAN([.$I23];[.$V23])" office:value-type="float"/>
          <table:table-cell table:formula="of:=MEDIAN([.$J23])" office:value-type="float"/>
          <table:table-cell table:formula="of:=MEDIAN([.$K23];[.$W23])" office:value-type="float"/>
          <table:table-cell table:formula="of:=MEDIAN([.$L23];[.$X23])" office:value-type="float"/>
          <table:table-cell table:formula="of:=MEDIAN([.$M23];[.$Y23])" office:value-type="float"/>
          <table:table-cell table:formula="of:=MEDIAN([.$N23];[.$Z23])" office:value-type="float"/>
          <table:table-cell table:formula="of:=MAX([.$B23];[.$O23])" office:value-type="float"/>
          <table:table-cell table:formula="of:=MAX([.$C23];[.$P23])" office:value-type="float"/>
          <table:table-cell table:formula="of:=MAX([.$D23];[.$Q23])" office:value-type="float"/>
          <table:table-cell table:formula="of:=MAX([.$E23];[.$R23])" office:value-type="float"/>
          <table:table-cell table:formula="of:=MAX([.$F23];[.$S23])" office:value-type="float"/>
          <table:table-cell table:formula="of:=MAX([.$G23];[.$T23])" office:value-type="float"/>
          <table:table-cell table:formula="of:=MAX([.$H23];[.$U23])" office:value-type="float"/>
          <table:table-cell table:formula="of:=MAX([.$I23];[.$V23])" office:value-type="float"/>
          <table:table-cell table:formula="of:=MAX([.$J23])" office:value-type="float"/>
          <table:table-cell table:formula="of:=MAX([.$K23];[.$W23])" office:value-type="float"/>
          <table:table-cell table:formula="of:=MAX([.$L23];[.$X23])" office:value-type="float"/>
          <table:table-cell table:formula="of:=MAX([.$M23];[.$Y23])" office:value-type="float"/>
          <table:table-cell table:formula="of:=MAX([.$N23];[.$Z23])" office:value-type="float"/>
        </table:table-row>
        <table:table-row table:style-name="ro1">
          <table:table-cell office:value-type="string">
            <text:p>blocks.blocks-23-0.asp/29</text:p>
          </table:table-cell>
          <table:table-cell office:value-type="float" office:value="10.6995"/>
          <table:table-cell office:value-type="float" office:value="10.518"/>
          <table:table-cell office:value-type="float" office:value="0.3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4.0"/>
          <table:table-cell office:value-type="float" office:value="27901.0"/>
          <table:table-cell office:value-type="float" office:value="27901.0"/>
          <table:table-cell office:value-type="float" office:value="765447.0"/>
          <table:table-cell office:value-type="float" office:value="787142.0"/>
          <table:table-cell office:value-type="float" office:value="0.0"/>
          <table:table-cell office:value-type="float" office:value="0.0"/>
          <table:table-cell office:value-type="float" office:value="9.39507"/>
          <table:table-cell office:value-type="float" office:value="9.233"/>
          <table:table-cell office:value-type="float" office:value="0.3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3.0"/>
          <table:table-cell office:value-type="float" office:value="21399.0"/>
          <table:table-cell office:value-type="float" office:value="765447.0"/>
          <table:table-cell office:value-type="float" office:value="787142.0"/>
          <table:table-cell office:value-type="float" office:value="0.0"/>
          <table:table-cell office:value-type="float" office:value="0.0"/>
          <table:table-cell table:formula="of:=MIN([.$B24];[.$O24])" office:value-type="float"/>
          <table:table-cell table:formula="of:=MIN([.$C24];[.$P24])" office:value-type="float"/>
          <table:table-cell table:formula="of:=MIN([.$D24];[.$Q24])" office:value-type="float"/>
          <table:table-cell table:formula="of:=MIN([.$E24];[.$R24])" office:value-type="float"/>
          <table:table-cell table:formula="of:=MIN([.$F24];[.$S24])" office:value-type="float"/>
          <table:table-cell table:formula="of:=MIN([.$G24];[.$T24])" office:value-type="float"/>
          <table:table-cell table:formula="of:=MIN([.$H24];[.$U24])" office:value-type="float"/>
          <table:table-cell table:formula="of:=MIN([.$I24];[.$V24])" office:value-type="float"/>
          <table:table-cell table:formula="of:=MIN([.$J24])" office:value-type="float"/>
          <table:table-cell table:formula="of:=MIN([.$K24];[.$W24])" office:value-type="float"/>
          <table:table-cell table:formula="of:=MIN([.$L24];[.$X24])" office:value-type="float"/>
          <table:table-cell table:formula="of:=MIN([.$M24];[.$Y24])" office:value-type="float"/>
          <table:table-cell table:formula="of:=MIN([.$N24];[.$Z24])" office:value-type="float"/>
          <table:table-cell table:formula="of:=MEDIAN([.$B24];[.$O24])" office:value-type="float"/>
          <table:table-cell table:formula="of:=MEDIAN([.$C24];[.$P24])" office:value-type="float"/>
          <table:table-cell table:formula="of:=MEDIAN([.$D24];[.$Q24])" office:value-type="float"/>
          <table:table-cell table:formula="of:=MEDIAN([.$E24];[.$R24])" office:value-type="float"/>
          <table:table-cell table:formula="of:=MEDIAN([.$F24];[.$S24])" office:value-type="float"/>
          <table:table-cell table:formula="of:=MEDIAN([.$G24];[.$T24])" office:value-type="float"/>
          <table:table-cell table:formula="of:=MEDIAN([.$H24];[.$U24])" office:value-type="float"/>
          <table:table-cell table:formula="of:=MEDIAN([.$I24];[.$V24])" office:value-type="float"/>
          <table:table-cell table:formula="of:=MEDIAN([.$J24])" office:value-type="float"/>
          <table:table-cell table:formula="of:=MEDIAN([.$K24];[.$W24])" office:value-type="float"/>
          <table:table-cell table:formula="of:=MEDIAN([.$L24];[.$X24])" office:value-type="float"/>
          <table:table-cell table:formula="of:=MEDIAN([.$M24];[.$Y24])" office:value-type="float"/>
          <table:table-cell table:formula="of:=MEDIAN([.$N24];[.$Z24])" office:value-type="float"/>
          <table:table-cell table:formula="of:=MAX([.$B24];[.$O24])" office:value-type="float"/>
          <table:table-cell table:formula="of:=MAX([.$C24];[.$P24])" office:value-type="float"/>
          <table:table-cell table:formula="of:=MAX([.$D24];[.$Q24])" office:value-type="float"/>
          <table:table-cell table:formula="of:=MAX([.$E24];[.$R24])" office:value-type="float"/>
          <table:table-cell table:formula="of:=MAX([.$F24];[.$S24])" office:value-type="float"/>
          <table:table-cell table:formula="of:=MAX([.$G24];[.$T24])" office:value-type="float"/>
          <table:table-cell table:formula="of:=MAX([.$H24];[.$U24])" office:value-type="float"/>
          <table:table-cell table:formula="of:=MAX([.$I24];[.$V24])" office:value-type="float"/>
          <table:table-cell table:formula="of:=MAX([.$J24])" office:value-type="float"/>
          <table:table-cell table:formula="of:=MAX([.$K24];[.$W24])" office:value-type="float"/>
          <table:table-cell table:formula="of:=MAX([.$L24];[.$X24])" office:value-type="float"/>
          <table:table-cell table:formula="of:=MAX([.$M24];[.$Y24])" office:value-type="float"/>
          <table:table-cell table:formula="of:=MAX([.$N24];[.$Z24])" office:value-type="float"/>
        </table:table-row>
        <table:table-row table:style-name="ro1">
          <table:table-cell office:value-type="string">
            <text:p>blocks.blocks-23-0.asp/3</text:p>
          </table:table-cell>
          <table:table-cell office:value-type="float" office:value="0.711382"/>
          <table:table-cell office:value-type="float" office:value="0.6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6193.0"/>
          <table:table-cell office:value-type="float" office:value="45.0"/>
          <table:table-cell office:value-type="float" office:value="0.0"/>
          <table:table-cell office:value-type="float" office:value="0.0"/>
          <table:table-cell office:value-type="float" office:value="0.622713"/>
          <table:table-cell office:value-type="float" office:value="0.5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56193.0"/>
          <table:table-cell office:value-type="float" office:value="45.0"/>
          <table:table-cell office:value-type="float" office:value="0.0"/>
          <table:table-cell office:value-type="float" office:value="0.0"/>
          <table:table-cell table:formula="of:=MIN([.$B25];[.$O25])" office:value-type="float"/>
          <table:table-cell table:formula="of:=MIN([.$C25];[.$P25])" office:value-type="float"/>
          <table:table-cell table:formula="of:=MIN([.$D25];[.$Q25])" office:value-type="float"/>
          <table:table-cell table:formula="of:=MIN([.$E25];[.$R25])" office:value-type="float"/>
          <table:table-cell table:formula="of:=MIN([.$F25];[.$S25])" office:value-type="float"/>
          <table:table-cell table:formula="of:=MIN([.$G25];[.$T25])" office:value-type="float"/>
          <table:table-cell table:formula="of:=MIN([.$H25];[.$U25])" office:value-type="float"/>
          <table:table-cell table:formula="of:=MIN([.$I25];[.$V25])" office:value-type="float"/>
          <table:table-cell table:formula="of:=MIN([.$J25])" office:value-type="float"/>
          <table:table-cell table:formula="of:=MIN([.$K25];[.$W25])" office:value-type="float"/>
          <table:table-cell table:formula="of:=MIN([.$L25];[.$X25])" office:value-type="float"/>
          <table:table-cell table:formula="of:=MIN([.$M25];[.$Y25])" office:value-type="float"/>
          <table:table-cell table:formula="of:=MIN([.$N25];[.$Z25])" office:value-type="float"/>
          <table:table-cell table:formula="of:=MEDIAN([.$B25];[.$O25])" office:value-type="float"/>
          <table:table-cell table:formula="of:=MEDIAN([.$C25];[.$P25])" office:value-type="float"/>
          <table:table-cell table:formula="of:=MEDIAN([.$D25];[.$Q25])" office:value-type="float"/>
          <table:table-cell table:formula="of:=MEDIAN([.$E25];[.$R25])" office:value-type="float"/>
          <table:table-cell table:formula="of:=MEDIAN([.$F25];[.$S25])" office:value-type="float"/>
          <table:table-cell table:formula="of:=MEDIAN([.$G25];[.$T25])" office:value-type="float"/>
          <table:table-cell table:formula="of:=MEDIAN([.$H25];[.$U25])" office:value-type="float"/>
          <table:table-cell table:formula="of:=MEDIAN([.$I25];[.$V25])" office:value-type="float"/>
          <table:table-cell table:formula="of:=MEDIAN([.$J25])" office:value-type="float"/>
          <table:table-cell table:formula="of:=MEDIAN([.$K25];[.$W25])" office:value-type="float"/>
          <table:table-cell table:formula="of:=MEDIAN([.$L25];[.$X25])" office:value-type="float"/>
          <table:table-cell table:formula="of:=MEDIAN([.$M25];[.$Y25])" office:value-type="float"/>
          <table:table-cell table:formula="of:=MEDIAN([.$N25];[.$Z25])" office:value-type="float"/>
          <table:table-cell table:formula="of:=MAX([.$B25];[.$O25])" office:value-type="float"/>
          <table:table-cell table:formula="of:=MAX([.$C25];[.$P25])" office:value-type="float"/>
          <table:table-cell table:formula="of:=MAX([.$D25];[.$Q25])" office:value-type="float"/>
          <table:table-cell table:formula="of:=MAX([.$E25];[.$R25])" office:value-type="float"/>
          <table:table-cell table:formula="of:=MAX([.$F25];[.$S25])" office:value-type="float"/>
          <table:table-cell table:formula="of:=MAX([.$G25];[.$T25])" office:value-type="float"/>
          <table:table-cell table:formula="of:=MAX([.$H25];[.$U25])" office:value-type="float"/>
          <table:table-cell table:formula="of:=MAX([.$I25];[.$V25])" office:value-type="float"/>
          <table:table-cell table:formula="of:=MAX([.$J25])" office:value-type="float"/>
          <table:table-cell table:formula="of:=MAX([.$K25];[.$W25])" office:value-type="float"/>
          <table:table-cell table:formula="of:=MAX([.$L25];[.$X25])" office:value-type="float"/>
          <table:table-cell table:formula="of:=MAX([.$M25];[.$Y25])" office:value-type="float"/>
          <table:table-cell table:formula="of:=MAX([.$N25];[.$Z25])" office:value-type="float"/>
        </table:table-row>
        <table:table-row table:style-name="ro1">
          <table:table-cell office:value-type="string">
            <text:p>blocks.blocks-23-0.asp/30</text:p>
          </table:table-cell>
          <table:table-cell office:value-type="float" office:value="10.701"/>
          <table:table-cell office:value-type="float" office:value="10.508"/>
          <table:table-cell office:value-type="float" office:value="0.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.0"/>
          <table:table-cell office:value-type="float" office:value="11426.0"/>
          <table:table-cell office:value-type="float" office:value="11426.0"/>
          <table:table-cell office:value-type="float" office:value="792726.0"/>
          <table:table-cell office:value-type="float" office:value="826611.0"/>
          <table:table-cell office:value-type="float" office:value="0.0"/>
          <table:table-cell office:value-type="float" office:value="0.0"/>
          <table:table-cell office:value-type="float" office:value="9.74432"/>
          <table:table-cell office:value-type="float" office:value="9.564"/>
          <table:table-cell office:value-type="float" office:value="0.3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2.0"/>
          <table:table-cell office:value-type="float" office:value="27441.0"/>
          <table:table-cell office:value-type="float" office:value="792726.0"/>
          <table:table-cell office:value-type="float" office:value="826611.0"/>
          <table:table-cell office:value-type="float" office:value="0.0"/>
          <table:table-cell office:value-type="float" office:value="0.0"/>
          <table:table-cell table:formula="of:=MIN([.$B26];[.$O26])" office:value-type="float"/>
          <table:table-cell table:formula="of:=MIN([.$C26];[.$P26])" office:value-type="float"/>
          <table:table-cell table:formula="of:=MIN([.$D26];[.$Q26])" office:value-type="float"/>
          <table:table-cell table:formula="of:=MIN([.$E26];[.$R26])" office:value-type="float"/>
          <table:table-cell table:formula="of:=MIN([.$F26];[.$S26])" office:value-type="float"/>
          <table:table-cell table:formula="of:=MIN([.$G26];[.$T26])" office:value-type="float"/>
          <table:table-cell table:formula="of:=MIN([.$H26];[.$U26])" office:value-type="float"/>
          <table:table-cell table:formula="of:=MIN([.$I26];[.$V26])" office:value-type="float"/>
          <table:table-cell table:formula="of:=MIN([.$J26])" office:value-type="float"/>
          <table:table-cell table:formula="of:=MIN([.$K26];[.$W26])" office:value-type="float"/>
          <table:table-cell table:formula="of:=MIN([.$L26];[.$X26])" office:value-type="float"/>
          <table:table-cell table:formula="of:=MIN([.$M26];[.$Y26])" office:value-type="float"/>
          <table:table-cell table:formula="of:=MIN([.$N26];[.$Z26])" office:value-type="float"/>
          <table:table-cell table:formula="of:=MEDIAN([.$B26];[.$O26])" office:value-type="float"/>
          <table:table-cell table:formula="of:=MEDIAN([.$C26];[.$P26])" office:value-type="float"/>
          <table:table-cell table:formula="of:=MEDIAN([.$D26];[.$Q26])" office:value-type="float"/>
          <table:table-cell table:formula="of:=MEDIAN([.$E26];[.$R26])" office:value-type="float"/>
          <table:table-cell table:formula="of:=MEDIAN([.$F26];[.$S26])" office:value-type="float"/>
          <table:table-cell table:formula="of:=MEDIAN([.$G26];[.$T26])" office:value-type="float"/>
          <table:table-cell table:formula="of:=MEDIAN([.$H26];[.$U26])" office:value-type="float"/>
          <table:table-cell table:formula="of:=MEDIAN([.$I26];[.$V26])" office:value-type="float"/>
          <table:table-cell table:formula="of:=MEDIAN([.$J26])" office:value-type="float"/>
          <table:table-cell table:formula="of:=MEDIAN([.$K26];[.$W26])" office:value-type="float"/>
          <table:table-cell table:formula="of:=MEDIAN([.$L26];[.$X26])" office:value-type="float"/>
          <table:table-cell table:formula="of:=MEDIAN([.$M26];[.$Y26])" office:value-type="float"/>
          <table:table-cell table:formula="of:=MEDIAN([.$N26];[.$Z26])" office:value-type="float"/>
          <table:table-cell table:formula="of:=MAX([.$B26];[.$O26])" office:value-type="float"/>
          <table:table-cell table:formula="of:=MAX([.$C26];[.$P26])" office:value-type="float"/>
          <table:table-cell table:formula="of:=MAX([.$D26];[.$Q26])" office:value-type="float"/>
          <table:table-cell table:formula="of:=MAX([.$E26];[.$R26])" office:value-type="float"/>
          <table:table-cell table:formula="of:=MAX([.$F26];[.$S26])" office:value-type="float"/>
          <table:table-cell table:formula="of:=MAX([.$G26];[.$T26])" office:value-type="float"/>
          <table:table-cell table:formula="of:=MAX([.$H26];[.$U26])" office:value-type="float"/>
          <table:table-cell table:formula="of:=MAX([.$I26];[.$V26])" office:value-type="float"/>
          <table:table-cell table:formula="of:=MAX([.$J26])" office:value-type="float"/>
          <table:table-cell table:formula="of:=MAX([.$K26];[.$W26])" office:value-type="float"/>
          <table:table-cell table:formula="of:=MAX([.$L26];[.$X26])" office:value-type="float"/>
          <table:table-cell table:formula="of:=MAX([.$M26];[.$Y26])" office:value-type="float"/>
          <table:table-cell table:formula="of:=MAX([.$N26];[.$Z26])" office:value-type="float"/>
        </table:table-row>
        <table:table-row table:style-name="ro1">
          <table:table-cell office:value-type="string">
            <text:p>blocks.blocks-23-0.asp/31</text:p>
          </table:table-cell>
          <table:table-cell office:value-type="float" office:value="11.6268"/>
          <table:table-cell office:value-type="float" office:value="11.445"/>
          <table:table-cell office:value-type="float" office:value="0.2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2.0"/>
          <table:table-cell office:value-type="float" office:value="47884.0"/>
          <table:table-cell office:value-type="float" office:value="47884.0"/>
          <table:table-cell office:value-type="float" office:value="820005.0"/>
          <table:table-cell office:value-type="float" office:value="866080.0"/>
          <table:table-cell office:value-type="float" office:value="0.0"/>
          <table:table-cell office:value-type="float" office:value="0.0"/>
          <table:table-cell office:value-type="float" office:value="10.086"/>
          <table:table-cell office:value-type="float" office:value="9.906"/>
          <table:table-cell office:value-type="float" office:value="0.3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.0"/>
          <table:table-cell office:value-type="float" office:value="26515.0"/>
          <table:table-cell office:value-type="float" office:value="820005.0"/>
          <table:table-cell office:value-type="float" office:value="866080.0"/>
          <table:table-cell office:value-type="float" office:value="0.0"/>
          <table:table-cell office:value-type="float" office:value="0.0"/>
          <table:table-cell table:formula="of:=MIN([.$B27];[.$O27])" office:value-type="float"/>
          <table:table-cell table:formula="of:=MIN([.$C27];[.$P27])" office:value-type="float"/>
          <table:table-cell table:formula="of:=MIN([.$D27];[.$Q27])" office:value-type="float"/>
          <table:table-cell table:formula="of:=MIN([.$E27];[.$R27])" office:value-type="float"/>
          <table:table-cell table:formula="of:=MIN([.$F27];[.$S27])" office:value-type="float"/>
          <table:table-cell table:formula="of:=MIN([.$G27];[.$T27])" office:value-type="float"/>
          <table:table-cell table:formula="of:=MIN([.$H27];[.$U27])" office:value-type="float"/>
          <table:table-cell table:formula="of:=MIN([.$I27];[.$V27])" office:value-type="float"/>
          <table:table-cell table:formula="of:=MIN([.$J27])" office:value-type="float"/>
          <table:table-cell table:formula="of:=MIN([.$K27];[.$W27])" office:value-type="float"/>
          <table:table-cell table:formula="of:=MIN([.$L27];[.$X27])" office:value-type="float"/>
          <table:table-cell table:formula="of:=MIN([.$M27];[.$Y27])" office:value-type="float"/>
          <table:table-cell table:formula="of:=MIN([.$N27];[.$Z27])" office:value-type="float"/>
          <table:table-cell table:formula="of:=MEDIAN([.$B27];[.$O27])" office:value-type="float"/>
          <table:table-cell table:formula="of:=MEDIAN([.$C27];[.$P27])" office:value-type="float"/>
          <table:table-cell table:formula="of:=MEDIAN([.$D27];[.$Q27])" office:value-type="float"/>
          <table:table-cell table:formula="of:=MEDIAN([.$E27];[.$R27])" office:value-type="float"/>
          <table:table-cell table:formula="of:=MEDIAN([.$F27];[.$S27])" office:value-type="float"/>
          <table:table-cell table:formula="of:=MEDIAN([.$G27];[.$T27])" office:value-type="float"/>
          <table:table-cell table:formula="of:=MEDIAN([.$H27];[.$U27])" office:value-type="float"/>
          <table:table-cell table:formula="of:=MEDIAN([.$I27];[.$V27])" office:value-type="float"/>
          <table:table-cell table:formula="of:=MEDIAN([.$J27])" office:value-type="float"/>
          <table:table-cell table:formula="of:=MEDIAN([.$K27];[.$W27])" office:value-type="float"/>
          <table:table-cell table:formula="of:=MEDIAN([.$L27];[.$X27])" office:value-type="float"/>
          <table:table-cell table:formula="of:=MEDIAN([.$M27];[.$Y27])" office:value-type="float"/>
          <table:table-cell table:formula="of:=MEDIAN([.$N27];[.$Z27])" office:value-type="float"/>
          <table:table-cell table:formula="of:=MAX([.$B27];[.$O27])" office:value-type="float"/>
          <table:table-cell table:formula="of:=MAX([.$C27];[.$P27])" office:value-type="float"/>
          <table:table-cell table:formula="of:=MAX([.$D27];[.$Q27])" office:value-type="float"/>
          <table:table-cell table:formula="of:=MAX([.$E27];[.$R27])" office:value-type="float"/>
          <table:table-cell table:formula="of:=MAX([.$F27];[.$S27])" office:value-type="float"/>
          <table:table-cell table:formula="of:=MAX([.$G27];[.$T27])" office:value-type="float"/>
          <table:table-cell table:formula="of:=MAX([.$H27];[.$U27])" office:value-type="float"/>
          <table:table-cell table:formula="of:=MAX([.$I27];[.$V27])" office:value-type="float"/>
          <table:table-cell table:formula="of:=MAX([.$J27])" office:value-type="float"/>
          <table:table-cell table:formula="of:=MAX([.$K27];[.$W27])" office:value-type="float"/>
          <table:table-cell table:formula="of:=MAX([.$L27];[.$X27])" office:value-type="float"/>
          <table:table-cell table:formula="of:=MAX([.$M27];[.$Y27])" office:value-type="float"/>
          <table:table-cell table:formula="of:=MAX([.$N27];[.$Z27])" office:value-type="float"/>
        </table:table-row>
        <table:table-row table:style-name="ro1">
          <table:table-cell office:value-type="string">
            <text:p>blocks.blocks-23-0.asp/32</text:p>
          </table:table-cell>
          <table:table-cell office:value-type="float" office:value="11.7655"/>
          <table:table-cell office:value-type="float" office:value="11.574"/>
          <table:table-cell office:value-type="float" office:value="0.3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81.0"/>
          <table:table-cell office:value-type="float" office:value="52371.0"/>
          <table:table-cell office:value-type="float" office:value="52371.0"/>
          <table:table-cell office:value-type="float" office:value="847284.0"/>
          <table:table-cell office:value-type="float" office:value="905549.0"/>
          <table:table-cell office:value-type="float" office:value="0.0"/>
          <table:table-cell office:value-type="float" office:value="0.0"/>
          <table:table-cell office:value-type="float" office:value="10.3831"/>
          <table:table-cell office:value-type="float" office:value="10.205"/>
          <table:table-cell office:value-type="float" office:value="0.3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.0"/>
          <table:table-cell office:value-type="float" office:value="29838.0"/>
          <table:table-cell office:value-type="float" office:value="847284.0"/>
          <table:table-cell office:value-type="float" office:value="905549.0"/>
          <table:table-cell office:value-type="float" office:value="0.0"/>
          <table:table-cell office:value-type="float" office:value="0.0"/>
          <table:table-cell table:formula="of:=MIN([.$B28];[.$O28])" office:value-type="float"/>
          <table:table-cell table:formula="of:=MIN([.$C28];[.$P28])" office:value-type="float"/>
          <table:table-cell table:formula="of:=MIN([.$D28];[.$Q28])" office:value-type="float"/>
          <table:table-cell table:formula="of:=MIN([.$E28];[.$R28])" office:value-type="float"/>
          <table:table-cell table:formula="of:=MIN([.$F28];[.$S28])" office:value-type="float"/>
          <table:table-cell table:formula="of:=MIN([.$G28];[.$T28])" office:value-type="float"/>
          <table:table-cell table:formula="of:=MIN([.$H28];[.$U28])" office:value-type="float"/>
          <table:table-cell table:formula="of:=MIN([.$I28];[.$V28])" office:value-type="float"/>
          <table:table-cell table:formula="of:=MIN([.$J28])" office:value-type="float"/>
          <table:table-cell table:formula="of:=MIN([.$K28];[.$W28])" office:value-type="float"/>
          <table:table-cell table:formula="of:=MIN([.$L28];[.$X28])" office:value-type="float"/>
          <table:table-cell table:formula="of:=MIN([.$M28];[.$Y28])" office:value-type="float"/>
          <table:table-cell table:formula="of:=MIN([.$N28];[.$Z28])" office:value-type="float"/>
          <table:table-cell table:formula="of:=MEDIAN([.$B28];[.$O28])" office:value-type="float"/>
          <table:table-cell table:formula="of:=MEDIAN([.$C28];[.$P28])" office:value-type="float"/>
          <table:table-cell table:formula="of:=MEDIAN([.$D28];[.$Q28])" office:value-type="float"/>
          <table:table-cell table:formula="of:=MEDIAN([.$E28];[.$R28])" office:value-type="float"/>
          <table:table-cell table:formula="of:=MEDIAN([.$F28];[.$S28])" office:value-type="float"/>
          <table:table-cell table:formula="of:=MEDIAN([.$G28];[.$T28])" office:value-type="float"/>
          <table:table-cell table:formula="of:=MEDIAN([.$H28];[.$U28])" office:value-type="float"/>
          <table:table-cell table:formula="of:=MEDIAN([.$I28];[.$V28])" office:value-type="float"/>
          <table:table-cell table:formula="of:=MEDIAN([.$J28])" office:value-type="float"/>
          <table:table-cell table:formula="of:=MEDIAN([.$K28];[.$W28])" office:value-type="float"/>
          <table:table-cell table:formula="of:=MEDIAN([.$L28];[.$X28])" office:value-type="float"/>
          <table:table-cell table:formula="of:=MEDIAN([.$M28];[.$Y28])" office:value-type="float"/>
          <table:table-cell table:formula="of:=MEDIAN([.$N28];[.$Z28])" office:value-type="float"/>
          <table:table-cell table:formula="of:=MAX([.$B28];[.$O28])" office:value-type="float"/>
          <table:table-cell table:formula="of:=MAX([.$C28];[.$P28])" office:value-type="float"/>
          <table:table-cell table:formula="of:=MAX([.$D28];[.$Q28])" office:value-type="float"/>
          <table:table-cell table:formula="of:=MAX([.$E28];[.$R28])" office:value-type="float"/>
          <table:table-cell table:formula="of:=MAX([.$F28];[.$S28])" office:value-type="float"/>
          <table:table-cell table:formula="of:=MAX([.$G28];[.$T28])" office:value-type="float"/>
          <table:table-cell table:formula="of:=MAX([.$H28];[.$U28])" office:value-type="float"/>
          <table:table-cell table:formula="of:=MAX([.$I28];[.$V28])" office:value-type="float"/>
          <table:table-cell table:formula="of:=MAX([.$J28])" office:value-type="float"/>
          <table:table-cell table:formula="of:=MAX([.$K28];[.$W28])" office:value-type="float"/>
          <table:table-cell table:formula="of:=MAX([.$L28];[.$X28])" office:value-type="float"/>
          <table:table-cell table:formula="of:=MAX([.$M28];[.$Y28])" office:value-type="float"/>
          <table:table-cell table:formula="of:=MAX([.$N28];[.$Z28])" office:value-type="float"/>
        </table:table-row>
        <table:table-row table:style-name="ro1">
          <table:table-cell office:value-type="string">
            <text:p>blocks.blocks-23-0.asp/33</text:p>
          </table:table-cell>
          <table:table-cell office:value-type="float" office:value="32.9191"/>
          <table:table-cell office:value-type="float" office:value="32.718"/>
          <table:table-cell office:value-type="float" office:value="21.04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0333.0"/>
          <table:table-cell office:value-type="float" office:value="516575.0"/>
          <table:table-cell office:value-type="float" office:value="516575.0"/>
          <table:table-cell office:value-type="float" office:value="874563.0"/>
          <table:table-cell office:value-type="float" office:value="945018.0"/>
          <table:table-cell office:value-type="float" office:value="0.0"/>
          <table:table-cell office:value-type="float" office:value="0.0"/>
          <table:table-cell office:value-type="float" office:value="10.5778"/>
          <table:table-cell office:value-type="float" office:value="10.39"/>
          <table:table-cell office:value-type="float" office:value="0.38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4.0"/>
          <table:table-cell office:value-type="float" office:value="28102.0"/>
          <table:table-cell office:value-type="float" office:value="874563.0"/>
          <table:table-cell office:value-type="float" office:value="945018.0"/>
          <table:table-cell office:value-type="float" office:value="0.0"/>
          <table:table-cell office:value-type="float" office:value="0.0"/>
          <table:table-cell table:formula="of:=MIN([.$B29];[.$O29])" office:value-type="float"/>
          <table:table-cell table:formula="of:=MIN([.$C29];[.$P29])" office:value-type="float"/>
          <table:table-cell table:formula="of:=MIN([.$D29];[.$Q29])" office:value-type="float"/>
          <table:table-cell table:formula="of:=MIN([.$E29];[.$R29])" office:value-type="float"/>
          <table:table-cell table:formula="of:=MIN([.$F29];[.$S29])" office:value-type="float"/>
          <table:table-cell table:formula="of:=MIN([.$G29];[.$T29])" office:value-type="float"/>
          <table:table-cell table:formula="of:=MIN([.$H29];[.$U29])" office:value-type="float"/>
          <table:table-cell table:formula="of:=MIN([.$I29];[.$V29])" office:value-type="float"/>
          <table:table-cell table:formula="of:=MIN([.$J29])" office:value-type="float"/>
          <table:table-cell table:formula="of:=MIN([.$K29];[.$W29])" office:value-type="float"/>
          <table:table-cell table:formula="of:=MIN([.$L29];[.$X29])" office:value-type="float"/>
          <table:table-cell table:formula="of:=MIN([.$M29];[.$Y29])" office:value-type="float"/>
          <table:table-cell table:formula="of:=MIN([.$N29];[.$Z29])" office:value-type="float"/>
          <table:table-cell table:formula="of:=MEDIAN([.$B29];[.$O29])" office:value-type="float"/>
          <table:table-cell table:formula="of:=MEDIAN([.$C29];[.$P29])" office:value-type="float"/>
          <table:table-cell table:formula="of:=MEDIAN([.$D29];[.$Q29])" office:value-type="float"/>
          <table:table-cell table:formula="of:=MEDIAN([.$E29];[.$R29])" office:value-type="float"/>
          <table:table-cell table:formula="of:=MEDIAN([.$F29];[.$S29])" office:value-type="float"/>
          <table:table-cell table:formula="of:=MEDIAN([.$G29];[.$T29])" office:value-type="float"/>
          <table:table-cell table:formula="of:=MEDIAN([.$H29];[.$U29])" office:value-type="float"/>
          <table:table-cell table:formula="of:=MEDIAN([.$I29];[.$V29])" office:value-type="float"/>
          <table:table-cell table:formula="of:=MEDIAN([.$J29])" office:value-type="float"/>
          <table:table-cell table:formula="of:=MEDIAN([.$K29];[.$W29])" office:value-type="float"/>
          <table:table-cell table:formula="of:=MEDIAN([.$L29];[.$X29])" office:value-type="float"/>
          <table:table-cell table:formula="of:=MEDIAN([.$M29];[.$Y29])" office:value-type="float"/>
          <table:table-cell table:formula="of:=MEDIAN([.$N29];[.$Z29])" office:value-type="float"/>
          <table:table-cell table:formula="of:=MAX([.$B29];[.$O29])" office:value-type="float"/>
          <table:table-cell table:formula="of:=MAX([.$C29];[.$P29])" office:value-type="float"/>
          <table:table-cell table:formula="of:=MAX([.$D29];[.$Q29])" office:value-type="float"/>
          <table:table-cell table:formula="of:=MAX([.$E29];[.$R29])" office:value-type="float"/>
          <table:table-cell table:formula="of:=MAX([.$F29];[.$S29])" office:value-type="float"/>
          <table:table-cell table:formula="of:=MAX([.$G29];[.$T29])" office:value-type="float"/>
          <table:table-cell table:formula="of:=MAX([.$H29];[.$U29])" office:value-type="float"/>
          <table:table-cell table:formula="of:=MAX([.$I29];[.$V29])" office:value-type="float"/>
          <table:table-cell table:formula="of:=MAX([.$J29])" office:value-type="float"/>
          <table:table-cell table:formula="of:=MAX([.$K29];[.$W29])" office:value-type="float"/>
          <table:table-cell table:formula="of:=MAX([.$L29];[.$X29])" office:value-type="float"/>
          <table:table-cell table:formula="of:=MAX([.$M29];[.$Y29])" office:value-type="float"/>
          <table:table-cell table:formula="of:=MAX([.$N29];[.$Z29])" office:value-type="float"/>
        </table:table-row>
        <table:table-row table:style-name="ro1">
          <table:table-cell office:value-type="string">
            <text:p>blocks.blocks-23-0.asp/34</text:p>
          </table:table-cell>
          <table:table-cell office:value-type="float" office:value="24.1416"/>
          <table:table-cell office:value-type="float" office:value="23.945"/>
          <table:table-cell office:value-type="float" office:value="11.8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5061.0"/>
          <table:table-cell office:value-type="float" office:value="353696.0"/>
          <table:table-cell office:value-type="float" office:value="353696.0"/>
          <table:table-cell office:value-type="float" office:value="901842.0"/>
          <table:table-cell office:value-type="float" office:value="984487.0"/>
          <table:table-cell office:value-type="float" office:value="0.0"/>
          <table:table-cell office:value-type="float" office:value="0.0"/>
          <table:table-cell office:value-type="float" office:value="11.2736"/>
          <table:table-cell office:value-type="float" office:value="11.095"/>
          <table:table-cell office:value-type="float" office:value="0.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6.0"/>
          <table:table-cell office:value-type="float" office:value="27127.0"/>
          <table:table-cell office:value-type="float" office:value="901842.0"/>
          <table:table-cell office:value-type="float" office:value="984487.0"/>
          <table:table-cell office:value-type="float" office:value="0.0"/>
          <table:table-cell office:value-type="float" office:value="0.0"/>
          <table:table-cell table:formula="of:=MIN([.$B30];[.$O30])" office:value-type="float"/>
          <table:table-cell table:formula="of:=MIN([.$C30];[.$P30])" office:value-type="float"/>
          <table:table-cell table:formula="of:=MIN([.$D30];[.$Q30])" office:value-type="float"/>
          <table:table-cell table:formula="of:=MIN([.$E30];[.$R30])" office:value-type="float"/>
          <table:table-cell table:formula="of:=MIN([.$F30];[.$S30])" office:value-type="float"/>
          <table:table-cell table:formula="of:=MIN([.$G30];[.$T30])" office:value-type="float"/>
          <table:table-cell table:formula="of:=MIN([.$H30];[.$U30])" office:value-type="float"/>
          <table:table-cell table:formula="of:=MIN([.$I30];[.$V30])" office:value-type="float"/>
          <table:table-cell table:formula="of:=MIN([.$J30])" office:value-type="float"/>
          <table:table-cell table:formula="of:=MIN([.$K30];[.$W30])" office:value-type="float"/>
          <table:table-cell table:formula="of:=MIN([.$L30];[.$X30])" office:value-type="float"/>
          <table:table-cell table:formula="of:=MIN([.$M30];[.$Y30])" office:value-type="float"/>
          <table:table-cell table:formula="of:=MIN([.$N30];[.$Z30])" office:value-type="float"/>
          <table:table-cell table:formula="of:=MEDIAN([.$B30];[.$O30])" office:value-type="float"/>
          <table:table-cell table:formula="of:=MEDIAN([.$C30];[.$P30])" office:value-type="float"/>
          <table:table-cell table:formula="of:=MEDIAN([.$D30];[.$Q30])" office:value-type="float"/>
          <table:table-cell table:formula="of:=MEDIAN([.$E30];[.$R30])" office:value-type="float"/>
          <table:table-cell table:formula="of:=MEDIAN([.$F30];[.$S30])" office:value-type="float"/>
          <table:table-cell table:formula="of:=MEDIAN([.$G30];[.$T30])" office:value-type="float"/>
          <table:table-cell table:formula="of:=MEDIAN([.$H30];[.$U30])" office:value-type="float"/>
          <table:table-cell table:formula="of:=MEDIAN([.$I30];[.$V30])" office:value-type="float"/>
          <table:table-cell table:formula="of:=MEDIAN([.$J30])" office:value-type="float"/>
          <table:table-cell table:formula="of:=MEDIAN([.$K30];[.$W30])" office:value-type="float"/>
          <table:table-cell table:formula="of:=MEDIAN([.$L30];[.$X30])" office:value-type="float"/>
          <table:table-cell table:formula="of:=MEDIAN([.$M30];[.$Y30])" office:value-type="float"/>
          <table:table-cell table:formula="of:=MEDIAN([.$N30];[.$Z30])" office:value-type="float"/>
          <table:table-cell table:formula="of:=MAX([.$B30];[.$O30])" office:value-type="float"/>
          <table:table-cell table:formula="of:=MAX([.$C30];[.$P30])" office:value-type="float"/>
          <table:table-cell table:formula="of:=MAX([.$D30];[.$Q30])" office:value-type="float"/>
          <table:table-cell table:formula="of:=MAX([.$E30];[.$R30])" office:value-type="float"/>
          <table:table-cell table:formula="of:=MAX([.$F30];[.$S30])" office:value-type="float"/>
          <table:table-cell table:formula="of:=MAX([.$G30];[.$T30])" office:value-type="float"/>
          <table:table-cell table:formula="of:=MAX([.$H30];[.$U30])" office:value-type="float"/>
          <table:table-cell table:formula="of:=MAX([.$I30];[.$V30])" office:value-type="float"/>
          <table:table-cell table:formula="of:=MAX([.$J30])" office:value-type="float"/>
          <table:table-cell table:formula="of:=MAX([.$K30];[.$W30])" office:value-type="float"/>
          <table:table-cell table:formula="of:=MAX([.$L30];[.$X30])" office:value-type="float"/>
          <table:table-cell table:formula="of:=MAX([.$M30];[.$Y30])" office:value-type="float"/>
          <table:table-cell table:formula="of:=MAX([.$N30];[.$Z30])" office:value-type="float"/>
        </table:table-row>
        <table:table-row table:style-name="ro1">
          <table:table-cell office:value-type="string">
            <text:p>blocks.blocks-23-0.asp/35</text:p>
          </table:table-cell>
          <table:table-cell office:value-type="float" office:value="48.2315"/>
          <table:table-cell office:value-type="float" office:value="48.005"/>
          <table:table-cell office:value-type="float" office:value="35.65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6841.0"/>
          <table:table-cell office:value-type="float" office:value="958115.0"/>
          <table:table-cell office:value-type="float" office:value="958115.0"/>
          <table:table-cell office:value-type="float" office:value="929121.0"/>
          <table:table-cell office:value-type="float" office:value="1023956.0"/>
          <table:table-cell office:value-type="float" office:value="0.0"/>
          <table:table-cell office:value-type="float" office:value="0.0"/>
          <table:table-cell office:value-type="float" office:value="11.7164"/>
          <table:table-cell office:value-type="float" office:value="11.529"/>
          <table:table-cell office:value-type="float" office:value="0.4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4.0"/>
          <table:table-cell office:value-type="float" office:value="36029.0"/>
          <table:table-cell office:value-type="float" office:value="929121.0"/>
          <table:table-cell office:value-type="float" office:value="1023956.0"/>
          <table:table-cell office:value-type="float" office:value="0.0"/>
          <table:table-cell office:value-type="float" office:value="0.0"/>
          <table:table-cell table:formula="of:=MIN([.$B31];[.$O31])" office:value-type="float"/>
          <table:table-cell table:formula="of:=MIN([.$C31];[.$P31])" office:value-type="float"/>
          <table:table-cell table:formula="of:=MIN([.$D31];[.$Q31])" office:value-type="float"/>
          <table:table-cell table:formula="of:=MIN([.$E31];[.$R31])" office:value-type="float"/>
          <table:table-cell table:formula="of:=MIN([.$F31];[.$S31])" office:value-type="float"/>
          <table:table-cell table:formula="of:=MIN([.$G31];[.$T31])" office:value-type="float"/>
          <table:table-cell table:formula="of:=MIN([.$H31];[.$U31])" office:value-type="float"/>
          <table:table-cell table:formula="of:=MIN([.$I31];[.$V31])" office:value-type="float"/>
          <table:table-cell table:formula="of:=MIN([.$J31])" office:value-type="float"/>
          <table:table-cell table:formula="of:=MIN([.$K31];[.$W31])" office:value-type="float"/>
          <table:table-cell table:formula="of:=MIN([.$L31];[.$X31])" office:value-type="float"/>
          <table:table-cell table:formula="of:=MIN([.$M31];[.$Y31])" office:value-type="float"/>
          <table:table-cell table:formula="of:=MIN([.$N31];[.$Z31])" office:value-type="float"/>
          <table:table-cell table:formula="of:=MEDIAN([.$B31];[.$O31])" office:value-type="float"/>
          <table:table-cell table:formula="of:=MEDIAN([.$C31];[.$P31])" office:value-type="float"/>
          <table:table-cell table:formula="of:=MEDIAN([.$D31];[.$Q31])" office:value-type="float"/>
          <table:table-cell table:formula="of:=MEDIAN([.$E31];[.$R31])" office:value-type="float"/>
          <table:table-cell table:formula="of:=MEDIAN([.$F31];[.$S31])" office:value-type="float"/>
          <table:table-cell table:formula="of:=MEDIAN([.$G31];[.$T31])" office:value-type="float"/>
          <table:table-cell table:formula="of:=MEDIAN([.$H31];[.$U31])" office:value-type="float"/>
          <table:table-cell table:formula="of:=MEDIAN([.$I31];[.$V31])" office:value-type="float"/>
          <table:table-cell table:formula="of:=MEDIAN([.$J31])" office:value-type="float"/>
          <table:table-cell table:formula="of:=MEDIAN([.$K31];[.$W31])" office:value-type="float"/>
          <table:table-cell table:formula="of:=MEDIAN([.$L31];[.$X31])" office:value-type="float"/>
          <table:table-cell table:formula="of:=MEDIAN([.$M31];[.$Y31])" office:value-type="float"/>
          <table:table-cell table:formula="of:=MEDIAN([.$N31];[.$Z31])" office:value-type="float"/>
          <table:table-cell table:formula="of:=MAX([.$B31];[.$O31])" office:value-type="float"/>
          <table:table-cell table:formula="of:=MAX([.$C31];[.$P31])" office:value-type="float"/>
          <table:table-cell table:formula="of:=MAX([.$D31];[.$Q31])" office:value-type="float"/>
          <table:table-cell table:formula="of:=MAX([.$E31];[.$R31])" office:value-type="float"/>
          <table:table-cell table:formula="of:=MAX([.$F31];[.$S31])" office:value-type="float"/>
          <table:table-cell table:formula="of:=MAX([.$G31];[.$T31])" office:value-type="float"/>
          <table:table-cell table:formula="of:=MAX([.$H31];[.$U31])" office:value-type="float"/>
          <table:table-cell table:formula="of:=MAX([.$I31];[.$V31])" office:value-type="float"/>
          <table:table-cell table:formula="of:=MAX([.$J31])" office:value-type="float"/>
          <table:table-cell table:formula="of:=MAX([.$K31];[.$W31])" office:value-type="float"/>
          <table:table-cell table:formula="of:=MAX([.$L31];[.$X31])" office:value-type="float"/>
          <table:table-cell table:formula="of:=MAX([.$M31];[.$Y31])" office:value-type="float"/>
          <table:table-cell table:formula="of:=MAX([.$N31];[.$Z31])" office:value-type="float"/>
        </table:table-row>
        <table:table-row table:style-name="ro1">
          <table:table-cell office:value-type="string">
            <text:p>blocks.blocks-23-0.asp/36</text:p>
          </table:table-cell>
          <table:table-cell office:value-type="float" office:value="300.0"/>
          <table:table-cell office:value-type="float" office:value="299.989"/>
          <table:table-cell office:value-type="float" office:value="286.72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70788.0"/>
          <table:table-cell office:value-type="float" office:value="6117251.0"/>
          <table:table-cell office:value-type="float" office:value="6117251.0"/>
          <table:table-cell office:value-type="float" office:value="956400.0"/>
          <table:table-cell office:value-type="float" office:value="1063425.0"/>
          <table:table-cell office:value-type="float" office:value="0.0"/>
          <table:table-cell office:value-type="float" office:value="0.0"/>
          <table:table-cell office:value-type="float" office:value="13.081"/>
          <table:table-cell office:value-type="float" office:value="12.908"/>
          <table:table-cell office:value-type="float" office:value="1.78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731.0"/>
          <table:table-cell office:value-type="float" office:value="35112.0"/>
          <table:table-cell office:value-type="float" office:value="956400.0"/>
          <table:table-cell office:value-type="float" office:value="1063425.0"/>
          <table:table-cell office:value-type="float" office:value="0.0"/>
          <table:table-cell office:value-type="float" office:value="0.0"/>
          <table:table-cell table:formula="of:=MIN([.$B32];[.$O32])" office:value-type="float"/>
          <table:table-cell table:formula="of:=MIN([.$C32];[.$P32])" office:value-type="float"/>
          <table:table-cell table:formula="of:=MIN([.$D32];[.$Q32])" office:value-type="float"/>
          <table:table-cell table:formula="of:=MIN([.$E32];[.$R32])" office:value-type="float"/>
          <table:table-cell table:formula="of:=MIN([.$F32];[.$S32])" office:value-type="float"/>
          <table:table-cell table:formula="of:=MIN([.$G32];[.$T32])" office:value-type="float"/>
          <table:table-cell table:formula="of:=MIN([.$H32];[.$U32])" office:value-type="float"/>
          <table:table-cell table:formula="of:=MIN([.$I32];[.$V32])" office:value-type="float"/>
          <table:table-cell table:formula="of:=MIN([.$J32])" office:value-type="float"/>
          <table:table-cell table:formula="of:=MIN([.$K32];[.$W32])" office:value-type="float"/>
          <table:table-cell table:formula="of:=MIN([.$L32];[.$X32])" office:value-type="float"/>
          <table:table-cell table:formula="of:=MIN([.$M32];[.$Y32])" office:value-type="float"/>
          <table:table-cell table:formula="of:=MIN([.$N32];[.$Z32])" office:value-type="float"/>
          <table:table-cell table:formula="of:=MEDIAN([.$B32];[.$O32])" office:value-type="float"/>
          <table:table-cell table:formula="of:=MEDIAN([.$C32];[.$P32])" office:value-type="float"/>
          <table:table-cell table:formula="of:=MEDIAN([.$D32];[.$Q32])" office:value-type="float"/>
          <table:table-cell table:formula="of:=MEDIAN([.$E32];[.$R32])" office:value-type="float"/>
          <table:table-cell table:formula="of:=MEDIAN([.$F32];[.$S32])" office:value-type="float"/>
          <table:table-cell table:formula="of:=MEDIAN([.$G32];[.$T32])" office:value-type="float"/>
          <table:table-cell table:formula="of:=MEDIAN([.$H32];[.$U32])" office:value-type="float"/>
          <table:table-cell table:formula="of:=MEDIAN([.$I32];[.$V32])" office:value-type="float"/>
          <table:table-cell table:formula="of:=MEDIAN([.$J32])" office:value-type="float"/>
          <table:table-cell table:formula="of:=MEDIAN([.$K32];[.$W32])" office:value-type="float"/>
          <table:table-cell table:formula="of:=MEDIAN([.$L32];[.$X32])" office:value-type="float"/>
          <table:table-cell table:formula="of:=MEDIAN([.$M32];[.$Y32])" office:value-type="float"/>
          <table:table-cell table:formula="of:=MEDIAN([.$N32];[.$Z32])" office:value-type="float"/>
          <table:table-cell table:formula="of:=MAX([.$B32];[.$O32])" office:value-type="float"/>
          <table:table-cell table:formula="of:=MAX([.$C32];[.$P32])" office:value-type="float"/>
          <table:table-cell table:formula="of:=MAX([.$D32];[.$Q32])" office:value-type="float"/>
          <table:table-cell table:formula="of:=MAX([.$E32];[.$R32])" office:value-type="float"/>
          <table:table-cell table:formula="of:=MAX([.$F32];[.$S32])" office:value-type="float"/>
          <table:table-cell table:formula="of:=MAX([.$G32];[.$T32])" office:value-type="float"/>
          <table:table-cell table:formula="of:=MAX([.$H32];[.$U32])" office:value-type="float"/>
          <table:table-cell table:formula="of:=MAX([.$I32];[.$V32])" office:value-type="float"/>
          <table:table-cell table:formula="of:=MAX([.$J32])" office:value-type="float"/>
          <table:table-cell table:formula="of:=MAX([.$K32];[.$W32])" office:value-type="float"/>
          <table:table-cell table:formula="of:=MAX([.$L32];[.$X32])" office:value-type="float"/>
          <table:table-cell table:formula="of:=MAX([.$M32];[.$Y32])" office:value-type="float"/>
          <table:table-cell table:formula="of:=MAX([.$N32];[.$Z32])" office:value-type="float"/>
        </table:table-row>
        <table:table-row table:style-name="ro1">
          <table:table-cell office:value-type="string">
            <text:p>blocks.blocks-23-0.asp/37</text:p>
          </table:table-cell>
          <table:table-cell office:value-type="float" office:value="300.0"/>
          <table:table-cell office:value-type="float" office:value="299.995"/>
          <table:table-cell office:value-type="float" office:value="285.77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66737.0"/>
          <table:table-cell office:value-type="float" office:value="4642158.0"/>
          <table:table-cell office:value-type="float" office:value="4642158.0"/>
          <table:table-cell office:value-type="float" office:value="983679.0"/>
          <table:table-cell office:value-type="float" office:value="1102894.0"/>
          <table:table-cell office:value-type="float" office:value="0.0"/>
          <table:table-cell office:value-type="float" office:value="0.0"/>
          <table:table-cell office:value-type="float" office:value="17.8533"/>
          <table:table-cell office:value-type="float" office:value="17.661"/>
          <table:table-cell office:value-type="float" office:value="6.1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9515.0"/>
          <table:table-cell office:value-type="float" office:value="44836.0"/>
          <table:table-cell office:value-type="float" office:value="983679.0"/>
          <table:table-cell office:value-type="float" office:value="1102894.0"/>
          <table:table-cell office:value-type="float" office:value="0.0"/>
          <table:table-cell office:value-type="float" office:value="0.0"/>
          <table:table-cell table:formula="of:=MIN([.$B33];[.$O33])" office:value-type="float"/>
          <table:table-cell table:formula="of:=MIN([.$C33];[.$P33])" office:value-type="float"/>
          <table:table-cell table:formula="of:=MIN([.$D33];[.$Q33])" office:value-type="float"/>
          <table:table-cell table:formula="of:=MIN([.$E33];[.$R33])" office:value-type="float"/>
          <table:table-cell table:formula="of:=MIN([.$F33];[.$S33])" office:value-type="float"/>
          <table:table-cell table:formula="of:=MIN([.$G33];[.$T33])" office:value-type="float"/>
          <table:table-cell table:formula="of:=MIN([.$H33];[.$U33])" office:value-type="float"/>
          <table:table-cell table:formula="of:=MIN([.$I33];[.$V33])" office:value-type="float"/>
          <table:table-cell table:formula="of:=MIN([.$J33])" office:value-type="float"/>
          <table:table-cell table:formula="of:=MIN([.$K33];[.$W33])" office:value-type="float"/>
          <table:table-cell table:formula="of:=MIN([.$L33];[.$X33])" office:value-type="float"/>
          <table:table-cell table:formula="of:=MIN([.$M33];[.$Y33])" office:value-type="float"/>
          <table:table-cell table:formula="of:=MIN([.$N33];[.$Z33])" office:value-type="float"/>
          <table:table-cell table:formula="of:=MEDIAN([.$B33];[.$O33])" office:value-type="float"/>
          <table:table-cell table:formula="of:=MEDIAN([.$C33];[.$P33])" office:value-type="float"/>
          <table:table-cell table:formula="of:=MEDIAN([.$D33];[.$Q33])" office:value-type="float"/>
          <table:table-cell table:formula="of:=MEDIAN([.$E33];[.$R33])" office:value-type="float"/>
          <table:table-cell table:formula="of:=MEDIAN([.$F33];[.$S33])" office:value-type="float"/>
          <table:table-cell table:formula="of:=MEDIAN([.$G33];[.$T33])" office:value-type="float"/>
          <table:table-cell table:formula="of:=MEDIAN([.$H33];[.$U33])" office:value-type="float"/>
          <table:table-cell table:formula="of:=MEDIAN([.$I33];[.$V33])" office:value-type="float"/>
          <table:table-cell table:formula="of:=MEDIAN([.$J33])" office:value-type="float"/>
          <table:table-cell table:formula="of:=MEDIAN([.$K33];[.$W33])" office:value-type="float"/>
          <table:table-cell table:formula="of:=MEDIAN([.$L33];[.$X33])" office:value-type="float"/>
          <table:table-cell table:formula="of:=MEDIAN([.$M33];[.$Y33])" office:value-type="float"/>
          <table:table-cell table:formula="of:=MEDIAN([.$N33];[.$Z33])" office:value-type="float"/>
          <table:table-cell table:formula="of:=MAX([.$B33];[.$O33])" office:value-type="float"/>
          <table:table-cell table:formula="of:=MAX([.$C33];[.$P33])" office:value-type="float"/>
          <table:table-cell table:formula="of:=MAX([.$D33];[.$Q33])" office:value-type="float"/>
          <table:table-cell table:formula="of:=MAX([.$E33];[.$R33])" office:value-type="float"/>
          <table:table-cell table:formula="of:=MAX([.$F33];[.$S33])" office:value-type="float"/>
          <table:table-cell table:formula="of:=MAX([.$G33];[.$T33])" office:value-type="float"/>
          <table:table-cell table:formula="of:=MAX([.$H33];[.$U33])" office:value-type="float"/>
          <table:table-cell table:formula="of:=MAX([.$I33];[.$V33])" office:value-type="float"/>
          <table:table-cell table:formula="of:=MAX([.$J33])" office:value-type="float"/>
          <table:table-cell table:formula="of:=MAX([.$K33];[.$W33])" office:value-type="float"/>
          <table:table-cell table:formula="of:=MAX([.$L33];[.$X33])" office:value-type="float"/>
          <table:table-cell table:formula="of:=MAX([.$M33];[.$Y33])" office:value-type="float"/>
          <table:table-cell table:formula="of:=MAX([.$N33];[.$Z33])" office:value-type="float"/>
        </table:table-row>
        <table:table-row table:style-name="ro1">
          <table:table-cell office:value-type="string">
            <text:p>blocks.blocks-23-0.asp/38</text:p>
          </table:table-cell>
          <table:table-cell office:value-type="float" office:value="25.9152"/>
          <table:table-cell office:value-type="float" office:value="25.68"/>
          <table:table-cell office:value-type="float" office:value="11.99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1737.0"/>
          <table:table-cell office:value-type="float" office:value="353195.0"/>
          <table:table-cell office:value-type="float" office:value="353195.0"/>
          <table:table-cell office:value-type="float" office:value="1010958.0"/>
          <table:table-cell office:value-type="float" office:value="1142363.0"/>
          <table:table-cell office:value-type="float" office:value="0.0"/>
          <table:table-cell office:value-type="float" office:value="0.0"/>
          <table:table-cell office:value-type="float" office:value="20.7876"/>
          <table:table-cell office:value-type="float" office:value="20.582"/>
          <table:table-cell office:value-type="float" office:value="8.73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3933.0"/>
          <table:table-cell office:value-type="float" office:value="60323.0"/>
          <table:table-cell office:value-type="float" office:value="1010958.0"/>
          <table:table-cell office:value-type="float" office:value="1142363.0"/>
          <table:table-cell office:value-type="float" office:value="0.0"/>
          <table:table-cell office:value-type="float" office:value="0.0"/>
          <table:table-cell table:formula="of:=MIN([.$B34];[.$O34])" office:value-type="float"/>
          <table:table-cell table:formula="of:=MIN([.$C34];[.$P34])" office:value-type="float"/>
          <table:table-cell table:formula="of:=MIN([.$D34];[.$Q34])" office:value-type="float"/>
          <table:table-cell table:formula="of:=MIN([.$E34];[.$R34])" office:value-type="float"/>
          <table:table-cell table:formula="of:=MIN([.$F34];[.$S34])" office:value-type="float"/>
          <table:table-cell table:formula="of:=MIN([.$G34];[.$T34])" office:value-type="float"/>
          <table:table-cell table:formula="of:=MIN([.$H34];[.$U34])" office:value-type="float"/>
          <table:table-cell table:formula="of:=MIN([.$I34];[.$V34])" office:value-type="float"/>
          <table:table-cell table:formula="of:=MIN([.$J34])" office:value-type="float"/>
          <table:table-cell table:formula="of:=MIN([.$K34];[.$W34])" office:value-type="float"/>
          <table:table-cell table:formula="of:=MIN([.$L34];[.$X34])" office:value-type="float"/>
          <table:table-cell table:formula="of:=MIN([.$M34];[.$Y34])" office:value-type="float"/>
          <table:table-cell table:formula="of:=MIN([.$N34];[.$Z34])" office:value-type="float"/>
          <table:table-cell table:formula="of:=MEDIAN([.$B34];[.$O34])" office:value-type="float"/>
          <table:table-cell table:formula="of:=MEDIAN([.$C34];[.$P34])" office:value-type="float"/>
          <table:table-cell table:formula="of:=MEDIAN([.$D34];[.$Q34])" office:value-type="float"/>
          <table:table-cell table:formula="of:=MEDIAN([.$E34];[.$R34])" office:value-type="float"/>
          <table:table-cell table:formula="of:=MEDIAN([.$F34];[.$S34])" office:value-type="float"/>
          <table:table-cell table:formula="of:=MEDIAN([.$G34];[.$T34])" office:value-type="float"/>
          <table:table-cell table:formula="of:=MEDIAN([.$H34];[.$U34])" office:value-type="float"/>
          <table:table-cell table:formula="of:=MEDIAN([.$I34];[.$V34])" office:value-type="float"/>
          <table:table-cell table:formula="of:=MEDIAN([.$J34])" office:value-type="float"/>
          <table:table-cell table:formula="of:=MEDIAN([.$K34];[.$W34])" office:value-type="float"/>
          <table:table-cell table:formula="of:=MEDIAN([.$L34];[.$X34])" office:value-type="float"/>
          <table:table-cell table:formula="of:=MEDIAN([.$M34];[.$Y34])" office:value-type="float"/>
          <table:table-cell table:formula="of:=MEDIAN([.$N34];[.$Z34])" office:value-type="float"/>
          <table:table-cell table:formula="of:=MAX([.$B34];[.$O34])" office:value-type="float"/>
          <table:table-cell table:formula="of:=MAX([.$C34];[.$P34])" office:value-type="float"/>
          <table:table-cell table:formula="of:=MAX([.$D34];[.$Q34])" office:value-type="float"/>
          <table:table-cell table:formula="of:=MAX([.$E34];[.$R34])" office:value-type="float"/>
          <table:table-cell table:formula="of:=MAX([.$F34];[.$S34])" office:value-type="float"/>
          <table:table-cell table:formula="of:=MAX([.$G34];[.$T34])" office:value-type="float"/>
          <table:table-cell table:formula="of:=MAX([.$H34];[.$U34])" office:value-type="float"/>
          <table:table-cell table:formula="of:=MAX([.$I34];[.$V34])" office:value-type="float"/>
          <table:table-cell table:formula="of:=MAX([.$J34])" office:value-type="float"/>
          <table:table-cell table:formula="of:=MAX([.$K34];[.$W34])" office:value-type="float"/>
          <table:table-cell table:formula="of:=MAX([.$L34];[.$X34])" office:value-type="float"/>
          <table:table-cell table:formula="of:=MAX([.$M34];[.$Y34])" office:value-type="float"/>
          <table:table-cell table:formula="of:=MAX([.$N34];[.$Z34])" office:value-type="float"/>
        </table:table-row>
        <table:table-row table:style-name="ro1">
          <table:table-cell office:value-type="string">
            <text:p>blocks.blocks-23-0.asp/39</text:p>
          </table:table-cell>
          <table:table-cell office:value-type="float" office:value="17.809"/>
          <table:table-cell office:value-type="float" office:value="17.579"/>
          <table:table-cell office:value-type="float" office:value="3.5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247.0"/>
          <table:table-cell office:value-type="float" office:value="159927.0"/>
          <table:table-cell office:value-type="float" office:value="159926.0"/>
          <table:table-cell office:value-type="float" office:value="1038237.0"/>
          <table:table-cell office:value-type="float" office:value="1181832.0"/>
          <table:table-cell office:value-type="float" office:value="0.0"/>
          <table:table-cell office:value-type="float" office:value="0.0"/>
          <table:table-cell office:value-type="float" office:value="22.0125"/>
          <table:table-cell office:value-type="float" office:value="21.785"/>
          <table:table-cell office:value-type="float" office:value="9.46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5969.0"/>
          <table:table-cell office:value-type="float" office:value="65237.0"/>
          <table:table-cell office:value-type="float" office:value="1038237.0"/>
          <table:table-cell office:value-type="float" office:value="1181832.0"/>
          <table:table-cell office:value-type="float" office:value="0.0"/>
          <table:table-cell office:value-type="float" office:value="0.0"/>
          <table:table-cell table:formula="of:=MIN([.$B35];[.$O35])" office:value-type="float"/>
          <table:table-cell table:formula="of:=MIN([.$C35];[.$P35])" office:value-type="float"/>
          <table:table-cell table:formula="of:=MIN([.$D35];[.$Q35])" office:value-type="float"/>
          <table:table-cell table:formula="of:=MIN([.$E35];[.$R35])" office:value-type="float"/>
          <table:table-cell table:formula="of:=MIN([.$F35];[.$S35])" office:value-type="float"/>
          <table:table-cell table:formula="of:=MIN([.$G35];[.$T35])" office:value-type="float"/>
          <table:table-cell table:formula="of:=MIN([.$H35];[.$U35])" office:value-type="float"/>
          <table:table-cell table:formula="of:=MIN([.$I35];[.$V35])" office:value-type="float"/>
          <table:table-cell table:formula="of:=MIN([.$J35])" office:value-type="float"/>
          <table:table-cell table:formula="of:=MIN([.$K35];[.$W35])" office:value-type="float"/>
          <table:table-cell table:formula="of:=MIN([.$L35];[.$X35])" office:value-type="float"/>
          <table:table-cell table:formula="of:=MIN([.$M35];[.$Y35])" office:value-type="float"/>
          <table:table-cell table:formula="of:=MIN([.$N35];[.$Z35])" office:value-type="float"/>
          <table:table-cell table:formula="of:=MEDIAN([.$B35];[.$O35])" office:value-type="float"/>
          <table:table-cell table:formula="of:=MEDIAN([.$C35];[.$P35])" office:value-type="float"/>
          <table:table-cell table:formula="of:=MEDIAN([.$D35];[.$Q35])" office:value-type="float"/>
          <table:table-cell table:formula="of:=MEDIAN([.$E35];[.$R35])" office:value-type="float"/>
          <table:table-cell table:formula="of:=MEDIAN([.$F35];[.$S35])" office:value-type="float"/>
          <table:table-cell table:formula="of:=MEDIAN([.$G35];[.$T35])" office:value-type="float"/>
          <table:table-cell table:formula="of:=MEDIAN([.$H35];[.$U35])" office:value-type="float"/>
          <table:table-cell table:formula="of:=MEDIAN([.$I35];[.$V35])" office:value-type="float"/>
          <table:table-cell table:formula="of:=MEDIAN([.$J35])" office:value-type="float"/>
          <table:table-cell table:formula="of:=MEDIAN([.$K35];[.$W35])" office:value-type="float"/>
          <table:table-cell table:formula="of:=MEDIAN([.$L35];[.$X35])" office:value-type="float"/>
          <table:table-cell table:formula="of:=MEDIAN([.$M35];[.$Y35])" office:value-type="float"/>
          <table:table-cell table:formula="of:=MEDIAN([.$N35];[.$Z35])" office:value-type="float"/>
          <table:table-cell table:formula="of:=MAX([.$B35];[.$O35])" office:value-type="float"/>
          <table:table-cell table:formula="of:=MAX([.$C35];[.$P35])" office:value-type="float"/>
          <table:table-cell table:formula="of:=MAX([.$D35];[.$Q35])" office:value-type="float"/>
          <table:table-cell table:formula="of:=MAX([.$E35];[.$R35])" office:value-type="float"/>
          <table:table-cell table:formula="of:=MAX([.$F35];[.$S35])" office:value-type="float"/>
          <table:table-cell table:formula="of:=MAX([.$G35];[.$T35])" office:value-type="float"/>
          <table:table-cell table:formula="of:=MAX([.$H35];[.$U35])" office:value-type="float"/>
          <table:table-cell table:formula="of:=MAX([.$I35];[.$V35])" office:value-type="float"/>
          <table:table-cell table:formula="of:=MAX([.$J35])" office:value-type="float"/>
          <table:table-cell table:formula="of:=MAX([.$K35];[.$W35])" office:value-type="float"/>
          <table:table-cell table:formula="of:=MAX([.$L35];[.$X35])" office:value-type="float"/>
          <table:table-cell table:formula="of:=MAX([.$M35];[.$Y35])" office:value-type="float"/>
          <table:table-cell table:formula="of:=MAX([.$N35];[.$Z35])" office:value-type="float"/>
        </table:table-row>
        <table:table-row table:style-name="ro1">
          <table:table-cell office:value-type="string">
            <text:p>blocks.blocks-23-0.asp/4</text:p>
          </table:table-cell>
          <table:table-cell office:value-type="float" office:value="1.02588"/>
          <table:table-cell office:value-type="float" office:value="0.9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3472.0"/>
          <table:table-cell office:value-type="float" office:value="691.0"/>
          <table:table-cell office:value-type="float" office:value="0.0"/>
          <table:table-cell office:value-type="float" office:value="0.0"/>
          <table:table-cell office:value-type="float" office:value="1.0448"/>
          <table:table-cell office:value-type="float" office:value="0.9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83472.0"/>
          <table:table-cell office:value-type="float" office:value="691.0"/>
          <table:table-cell office:value-type="float" office:value="0.0"/>
          <table:table-cell office:value-type="float" office:value="0.0"/>
          <table:table-cell table:formula="of:=MIN([.$B36];[.$O36])" office:value-type="float"/>
          <table:table-cell table:formula="of:=MIN([.$C36];[.$P36])" office:value-type="float"/>
          <table:table-cell table:formula="of:=MIN([.$D36];[.$Q36])" office:value-type="float"/>
          <table:table-cell table:formula="of:=MIN([.$E36];[.$R36])" office:value-type="float"/>
          <table:table-cell table:formula="of:=MIN([.$F36];[.$S36])" office:value-type="float"/>
          <table:table-cell table:formula="of:=MIN([.$G36];[.$T36])" office:value-type="float"/>
          <table:table-cell table:formula="of:=MIN([.$H36];[.$U36])" office:value-type="float"/>
          <table:table-cell table:formula="of:=MIN([.$I36];[.$V36])" office:value-type="float"/>
          <table:table-cell table:formula="of:=MIN([.$J36])" office:value-type="float"/>
          <table:table-cell table:formula="of:=MIN([.$K36];[.$W36])" office:value-type="float"/>
          <table:table-cell table:formula="of:=MIN([.$L36];[.$X36])" office:value-type="float"/>
          <table:table-cell table:formula="of:=MIN([.$M36];[.$Y36])" office:value-type="float"/>
          <table:table-cell table:formula="of:=MIN([.$N36];[.$Z36])" office:value-type="float"/>
          <table:table-cell table:formula="of:=MEDIAN([.$B36];[.$O36])" office:value-type="float"/>
          <table:table-cell table:formula="of:=MEDIAN([.$C36];[.$P36])" office:value-type="float"/>
          <table:table-cell table:formula="of:=MEDIAN([.$D36];[.$Q36])" office:value-type="float"/>
          <table:table-cell table:formula="of:=MEDIAN([.$E36];[.$R36])" office:value-type="float"/>
          <table:table-cell table:formula="of:=MEDIAN([.$F36];[.$S36])" office:value-type="float"/>
          <table:table-cell table:formula="of:=MEDIAN([.$G36];[.$T36])" office:value-type="float"/>
          <table:table-cell table:formula="of:=MEDIAN([.$H36];[.$U36])" office:value-type="float"/>
          <table:table-cell table:formula="of:=MEDIAN([.$I36];[.$V36])" office:value-type="float"/>
          <table:table-cell table:formula="of:=MEDIAN([.$J36])" office:value-type="float"/>
          <table:table-cell table:formula="of:=MEDIAN([.$K36];[.$W36])" office:value-type="float"/>
          <table:table-cell table:formula="of:=MEDIAN([.$L36];[.$X36])" office:value-type="float"/>
          <table:table-cell table:formula="of:=MEDIAN([.$M36];[.$Y36])" office:value-type="float"/>
          <table:table-cell table:formula="of:=MEDIAN([.$N36];[.$Z36])" office:value-type="float"/>
          <table:table-cell table:formula="of:=MAX([.$B36];[.$O36])" office:value-type="float"/>
          <table:table-cell table:formula="of:=MAX([.$C36];[.$P36])" office:value-type="float"/>
          <table:table-cell table:formula="of:=MAX([.$D36];[.$Q36])" office:value-type="float"/>
          <table:table-cell table:formula="of:=MAX([.$E36];[.$R36])" office:value-type="float"/>
          <table:table-cell table:formula="of:=MAX([.$F36];[.$S36])" office:value-type="float"/>
          <table:table-cell table:formula="of:=MAX([.$G36];[.$T36])" office:value-type="float"/>
          <table:table-cell table:formula="of:=MAX([.$H36];[.$U36])" office:value-type="float"/>
          <table:table-cell table:formula="of:=MAX([.$I36];[.$V36])" office:value-type="float"/>
          <table:table-cell table:formula="of:=MAX([.$J36])" office:value-type="float"/>
          <table:table-cell table:formula="of:=MAX([.$K36];[.$W36])" office:value-type="float"/>
          <table:table-cell table:formula="of:=MAX([.$L36];[.$X36])" office:value-type="float"/>
          <table:table-cell table:formula="of:=MAX([.$M36];[.$Y36])" office:value-type="float"/>
          <table:table-cell table:formula="of:=MAX([.$N36];[.$Z36])" office:value-type="float"/>
        </table:table-row>
        <table:table-row table:style-name="ro1">
          <table:table-cell office:value-type="string">
            <text:p>blocks.blocks-23-0.asp/40</text:p>
          </table:table-cell>
          <table:table-cell office:value-type="float" office:value="16.1408"/>
          <table:table-cell office:value-type="float" office:value="15.878"/>
          <table:table-cell office:value-type="float" office:value="1.71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652.0"/>
          <table:table-cell office:value-type="float" office:value="136467.0"/>
          <table:table-cell office:value-type="float" office:value="136465.0"/>
          <table:table-cell office:value-type="float" office:value="1065516.0"/>
          <table:table-cell office:value-type="float" office:value="1221301.0"/>
          <table:table-cell office:value-type="float" office:value="0.0"/>
          <table:table-cell office:value-type="float" office:value="0.0"/>
          <table:table-cell office:value-type="float" office:value="21.9291"/>
          <table:table-cell office:value-type="float" office:value="21.701"/>
          <table:table-cell office:value-type="float" office:value="8.8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4787.0"/>
          <table:table-cell office:value-type="float" office:value="87154.0"/>
          <table:table-cell office:value-type="float" office:value="1065516.0"/>
          <table:table-cell office:value-type="float" office:value="1221301.0"/>
          <table:table-cell office:value-type="float" office:value="0.0"/>
          <table:table-cell office:value-type="float" office:value="0.0"/>
          <table:table-cell table:formula="of:=MIN([.$B37];[.$O37])" office:value-type="float"/>
          <table:table-cell table:formula="of:=MIN([.$C37];[.$P37])" office:value-type="float"/>
          <table:table-cell table:formula="of:=MIN([.$D37];[.$Q37])" office:value-type="float"/>
          <table:table-cell table:formula="of:=MIN([.$E37];[.$R37])" office:value-type="float"/>
          <table:table-cell table:formula="of:=MIN([.$F37];[.$S37])" office:value-type="float"/>
          <table:table-cell table:formula="of:=MIN([.$G37];[.$T37])" office:value-type="float"/>
          <table:table-cell table:formula="of:=MIN([.$H37];[.$U37])" office:value-type="float"/>
          <table:table-cell table:formula="of:=MIN([.$I37];[.$V37])" office:value-type="float"/>
          <table:table-cell table:formula="of:=MIN([.$J37])" office:value-type="float"/>
          <table:table-cell table:formula="of:=MIN([.$K37];[.$W37])" office:value-type="float"/>
          <table:table-cell table:formula="of:=MIN([.$L37];[.$X37])" office:value-type="float"/>
          <table:table-cell table:formula="of:=MIN([.$M37];[.$Y37])" office:value-type="float"/>
          <table:table-cell table:formula="of:=MIN([.$N37];[.$Z37])" office:value-type="float"/>
          <table:table-cell table:formula="of:=MEDIAN([.$B37];[.$O37])" office:value-type="float"/>
          <table:table-cell table:formula="of:=MEDIAN([.$C37];[.$P37])" office:value-type="float"/>
          <table:table-cell table:formula="of:=MEDIAN([.$D37];[.$Q37])" office:value-type="float"/>
          <table:table-cell table:formula="of:=MEDIAN([.$E37];[.$R37])" office:value-type="float"/>
          <table:table-cell table:formula="of:=MEDIAN([.$F37];[.$S37])" office:value-type="float"/>
          <table:table-cell table:formula="of:=MEDIAN([.$G37];[.$T37])" office:value-type="float"/>
          <table:table-cell table:formula="of:=MEDIAN([.$H37];[.$U37])" office:value-type="float"/>
          <table:table-cell table:formula="of:=MEDIAN([.$I37];[.$V37])" office:value-type="float"/>
          <table:table-cell table:formula="of:=MEDIAN([.$J37])" office:value-type="float"/>
          <table:table-cell table:formula="of:=MEDIAN([.$K37];[.$W37])" office:value-type="float"/>
          <table:table-cell table:formula="of:=MEDIAN([.$L37];[.$X37])" office:value-type="float"/>
          <table:table-cell table:formula="of:=MEDIAN([.$M37];[.$Y37])" office:value-type="float"/>
          <table:table-cell table:formula="of:=MEDIAN([.$N37];[.$Z37])" office:value-type="float"/>
          <table:table-cell table:formula="of:=MAX([.$B37];[.$O37])" office:value-type="float"/>
          <table:table-cell table:formula="of:=MAX([.$C37];[.$P37])" office:value-type="float"/>
          <table:table-cell table:formula="of:=MAX([.$D37];[.$Q37])" office:value-type="float"/>
          <table:table-cell table:formula="of:=MAX([.$E37];[.$R37])" office:value-type="float"/>
          <table:table-cell table:formula="of:=MAX([.$F37];[.$S37])" office:value-type="float"/>
          <table:table-cell table:formula="of:=MAX([.$G37];[.$T37])" office:value-type="float"/>
          <table:table-cell table:formula="of:=MAX([.$H37];[.$U37])" office:value-type="float"/>
          <table:table-cell table:formula="of:=MAX([.$I37];[.$V37])" office:value-type="float"/>
          <table:table-cell table:formula="of:=MAX([.$J37])" office:value-type="float"/>
          <table:table-cell table:formula="of:=MAX([.$K37];[.$W37])" office:value-type="float"/>
          <table:table-cell table:formula="of:=MAX([.$L37];[.$X37])" office:value-type="float"/>
          <table:table-cell table:formula="of:=MAX([.$M37];[.$Y37])" office:value-type="float"/>
          <table:table-cell table:formula="of:=MAX([.$N37];[.$Z37])" office:value-type="float"/>
        </table:table-row>
        <table:table-row table:style-name="ro1">
          <table:table-cell office:value-type="string">
            <text:p>blocks.blocks-23-0.asp/41</text:p>
          </table:table-cell>
          <table:table-cell office:value-type="float" office:value="62.2699"/>
          <table:table-cell office:value-type="float" office:value="62.009"/>
          <table:table-cell office:value-type="float" office:value="47.29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36216.0"/>
          <table:table-cell office:value-type="float" office:value="782947.0"/>
          <table:table-cell office:value-type="float" office:value="782944.0"/>
          <table:table-cell office:value-type="float" office:value="1092795.0"/>
          <table:table-cell office:value-type="float" office:value="1260770.0"/>
          <table:table-cell office:value-type="float" office:value="0.0"/>
          <table:table-cell office:value-type="float" office:value="0.0"/>
          <table:table-cell office:value-type="float" office:value="27.6629"/>
          <table:table-cell office:value-type="float" office:value="27.439"/>
          <table:table-cell office:value-type="float" office:value="14.48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2703.0"/>
          <table:table-cell office:value-type="float" office:value="109152.0"/>
          <table:table-cell office:value-type="float" office:value="1092795.0"/>
          <table:table-cell office:value-type="float" office:value="1260770.0"/>
          <table:table-cell office:value-type="float" office:value="0.0"/>
          <table:table-cell office:value-type="float" office:value="0.0"/>
          <table:table-cell table:formula="of:=MIN([.$B38];[.$O38])" office:value-type="float"/>
          <table:table-cell table:formula="of:=MIN([.$C38];[.$P38])" office:value-type="float"/>
          <table:table-cell table:formula="of:=MIN([.$D38];[.$Q38])" office:value-type="float"/>
          <table:table-cell table:formula="of:=MIN([.$E38];[.$R38])" office:value-type="float"/>
          <table:table-cell table:formula="of:=MIN([.$F38];[.$S38])" office:value-type="float"/>
          <table:table-cell table:formula="of:=MIN([.$G38];[.$T38])" office:value-type="float"/>
          <table:table-cell table:formula="of:=MIN([.$H38];[.$U38])" office:value-type="float"/>
          <table:table-cell table:formula="of:=MIN([.$I38];[.$V38])" office:value-type="float"/>
          <table:table-cell table:formula="of:=MIN([.$J38])" office:value-type="float"/>
          <table:table-cell table:formula="of:=MIN([.$K38];[.$W38])" office:value-type="float"/>
          <table:table-cell table:formula="of:=MIN([.$L38];[.$X38])" office:value-type="float"/>
          <table:table-cell table:formula="of:=MIN([.$M38];[.$Y38])" office:value-type="float"/>
          <table:table-cell table:formula="of:=MIN([.$N38];[.$Z38])" office:value-type="float"/>
          <table:table-cell table:formula="of:=MEDIAN([.$B38];[.$O38])" office:value-type="float"/>
          <table:table-cell table:formula="of:=MEDIAN([.$C38];[.$P38])" office:value-type="float"/>
          <table:table-cell table:formula="of:=MEDIAN([.$D38];[.$Q38])" office:value-type="float"/>
          <table:table-cell table:formula="of:=MEDIAN([.$E38];[.$R38])" office:value-type="float"/>
          <table:table-cell table:formula="of:=MEDIAN([.$F38];[.$S38])" office:value-type="float"/>
          <table:table-cell table:formula="of:=MEDIAN([.$G38];[.$T38])" office:value-type="float"/>
          <table:table-cell table:formula="of:=MEDIAN([.$H38];[.$U38])" office:value-type="float"/>
          <table:table-cell table:formula="of:=MEDIAN([.$I38];[.$V38])" office:value-type="float"/>
          <table:table-cell table:formula="of:=MEDIAN([.$J38])" office:value-type="float"/>
          <table:table-cell table:formula="of:=MEDIAN([.$K38];[.$W38])" office:value-type="float"/>
          <table:table-cell table:formula="of:=MEDIAN([.$L38];[.$X38])" office:value-type="float"/>
          <table:table-cell table:formula="of:=MEDIAN([.$M38];[.$Y38])" office:value-type="float"/>
          <table:table-cell table:formula="of:=MEDIAN([.$N38];[.$Z38])" office:value-type="float"/>
          <table:table-cell table:formula="of:=MAX([.$B38];[.$O38])" office:value-type="float"/>
          <table:table-cell table:formula="of:=MAX([.$C38];[.$P38])" office:value-type="float"/>
          <table:table-cell table:formula="of:=MAX([.$D38];[.$Q38])" office:value-type="float"/>
          <table:table-cell table:formula="of:=MAX([.$E38];[.$R38])" office:value-type="float"/>
          <table:table-cell table:formula="of:=MAX([.$F38];[.$S38])" office:value-type="float"/>
          <table:table-cell table:formula="of:=MAX([.$G38];[.$T38])" office:value-type="float"/>
          <table:table-cell table:formula="of:=MAX([.$H38];[.$U38])" office:value-type="float"/>
          <table:table-cell table:formula="of:=MAX([.$I38];[.$V38])" office:value-type="float"/>
          <table:table-cell table:formula="of:=MAX([.$J38])" office:value-type="float"/>
          <table:table-cell table:formula="of:=MAX([.$K38];[.$W38])" office:value-type="float"/>
          <table:table-cell table:formula="of:=MAX([.$L38];[.$X38])" office:value-type="float"/>
          <table:table-cell table:formula="of:=MAX([.$M38];[.$Y38])" office:value-type="float"/>
          <table:table-cell table:formula="of:=MAX([.$N38];[.$Z38])" office:value-type="float"/>
        </table:table-row>
        <table:table-row table:style-name="ro1">
          <table:table-cell office:value-type="string">
            <text:p>blocks.blocks-23-0.asp/42</text:p>
          </table:table-cell>
          <table:table-cell office:value-type="float" office:value="16.6447"/>
          <table:table-cell office:value-type="float" office:value="16.365"/>
          <table:table-cell office:value-type="float" office:value="0.96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719.0"/>
          <table:table-cell office:value-type="float" office:value="102345.0"/>
          <table:table-cell office:value-type="float" office:value="102341.0"/>
          <table:table-cell office:value-type="float" office:value="1120074.0"/>
          <table:table-cell office:value-type="float" office:value="1300239.0"/>
          <table:table-cell office:value-type="float" office:value="0.0"/>
          <table:table-cell office:value-type="float" office:value="0.0"/>
          <table:table-cell office:value-type="float" office:value="19.5933"/>
          <table:table-cell office:value-type="float" office:value="19.36"/>
          <table:table-cell office:value-type="float" office:value="5.83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0958.0"/>
          <table:table-cell office:value-type="float" office:value="99030.0"/>
          <table:table-cell office:value-type="float" office:value="1120074.0"/>
          <table:table-cell office:value-type="float" office:value="1300239.0"/>
          <table:table-cell office:value-type="float" office:value="0.0"/>
          <table:table-cell office:value-type="float" office:value="0.0"/>
          <table:table-cell table:formula="of:=MIN([.$B39];[.$O39])" office:value-type="float"/>
          <table:table-cell table:formula="of:=MIN([.$C39];[.$P39])" office:value-type="float"/>
          <table:table-cell table:formula="of:=MIN([.$D39];[.$Q39])" office:value-type="float"/>
          <table:table-cell table:formula="of:=MIN([.$E39];[.$R39])" office:value-type="float"/>
          <table:table-cell table:formula="of:=MIN([.$F39];[.$S39])" office:value-type="float"/>
          <table:table-cell table:formula="of:=MIN([.$G39];[.$T39])" office:value-type="float"/>
          <table:table-cell table:formula="of:=MIN([.$H39];[.$U39])" office:value-type="float"/>
          <table:table-cell table:formula="of:=MIN([.$I39];[.$V39])" office:value-type="float"/>
          <table:table-cell table:formula="of:=MIN([.$J39])" office:value-type="float"/>
          <table:table-cell table:formula="of:=MIN([.$K39];[.$W39])" office:value-type="float"/>
          <table:table-cell table:formula="of:=MIN([.$L39];[.$X39])" office:value-type="float"/>
          <table:table-cell table:formula="of:=MIN([.$M39];[.$Y39])" office:value-type="float"/>
          <table:table-cell table:formula="of:=MIN([.$N39];[.$Z39])" office:value-type="float"/>
          <table:table-cell table:formula="of:=MEDIAN([.$B39];[.$O39])" office:value-type="float"/>
          <table:table-cell table:formula="of:=MEDIAN([.$C39];[.$P39])" office:value-type="float"/>
          <table:table-cell table:formula="of:=MEDIAN([.$D39];[.$Q39])" office:value-type="float"/>
          <table:table-cell table:formula="of:=MEDIAN([.$E39];[.$R39])" office:value-type="float"/>
          <table:table-cell table:formula="of:=MEDIAN([.$F39];[.$S39])" office:value-type="float"/>
          <table:table-cell table:formula="of:=MEDIAN([.$G39];[.$T39])" office:value-type="float"/>
          <table:table-cell table:formula="of:=MEDIAN([.$H39];[.$U39])" office:value-type="float"/>
          <table:table-cell table:formula="of:=MEDIAN([.$I39];[.$V39])" office:value-type="float"/>
          <table:table-cell table:formula="of:=MEDIAN([.$J39])" office:value-type="float"/>
          <table:table-cell table:formula="of:=MEDIAN([.$K39];[.$W39])" office:value-type="float"/>
          <table:table-cell table:formula="of:=MEDIAN([.$L39];[.$X39])" office:value-type="float"/>
          <table:table-cell table:formula="of:=MEDIAN([.$M39];[.$Y39])" office:value-type="float"/>
          <table:table-cell table:formula="of:=MEDIAN([.$N39];[.$Z39])" office:value-type="float"/>
          <table:table-cell table:formula="of:=MAX([.$B39];[.$O39])" office:value-type="float"/>
          <table:table-cell table:formula="of:=MAX([.$C39];[.$P39])" office:value-type="float"/>
          <table:table-cell table:formula="of:=MAX([.$D39];[.$Q39])" office:value-type="float"/>
          <table:table-cell table:formula="of:=MAX([.$E39];[.$R39])" office:value-type="float"/>
          <table:table-cell table:formula="of:=MAX([.$F39];[.$S39])" office:value-type="float"/>
          <table:table-cell table:formula="of:=MAX([.$G39];[.$T39])" office:value-type="float"/>
          <table:table-cell table:formula="of:=MAX([.$H39];[.$U39])" office:value-type="float"/>
          <table:table-cell table:formula="of:=MAX([.$I39];[.$V39])" office:value-type="float"/>
          <table:table-cell table:formula="of:=MAX([.$J39])" office:value-type="float"/>
          <table:table-cell table:formula="of:=MAX([.$K39];[.$W39])" office:value-type="float"/>
          <table:table-cell table:formula="of:=MAX([.$L39];[.$X39])" office:value-type="float"/>
          <table:table-cell table:formula="of:=MAX([.$M39];[.$Y39])" office:value-type="float"/>
          <table:table-cell table:formula="of:=MAX([.$N39];[.$Z39])" office:value-type="float"/>
        </table:table-row>
        <table:table-row table:style-name="ro1">
          <table:table-cell office:value-type="string">
            <text:p>blocks.blocks-23-0.asp/43</text:p>
          </table:table-cell>
          <table:table-cell office:value-type="float" office:value="17.1782"/>
          <table:table-cell office:value-type="float" office:value="16.922"/>
          <table:table-cell office:value-type="float" office:value="1.13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093.0"/>
          <table:table-cell office:value-type="float" office:value="124753.0"/>
          <table:table-cell office:value-type="float" office:value="124748.0"/>
          <table:table-cell office:value-type="float" office:value="1147353.0"/>
          <table:table-cell office:value-type="float" office:value="1339708.0"/>
          <table:table-cell office:value-type="float" office:value="0.0"/>
          <table:table-cell office:value-type="float" office:value="0.0"/>
          <table:table-cell office:value-type="float" office:value="25.0082"/>
          <table:table-cell office:value-type="float" office:value="24.767"/>
          <table:table-cell office:value-type="float" office:value="11.14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0970.0"/>
          <table:table-cell office:value-type="float" office:value="141745.0"/>
          <table:table-cell office:value-type="float" office:value="1147353.0"/>
          <table:table-cell office:value-type="float" office:value="1339708.0"/>
          <table:table-cell office:value-type="float" office:value="0.0"/>
          <table:table-cell office:value-type="float" office:value="0.0"/>
          <table:table-cell table:formula="of:=MIN([.$B40];[.$O40])" office:value-type="float"/>
          <table:table-cell table:formula="of:=MIN([.$C40];[.$P40])" office:value-type="float"/>
          <table:table-cell table:formula="of:=MIN([.$D40];[.$Q40])" office:value-type="float"/>
          <table:table-cell table:formula="of:=MIN([.$E40];[.$R40])" office:value-type="float"/>
          <table:table-cell table:formula="of:=MIN([.$F40];[.$S40])" office:value-type="float"/>
          <table:table-cell table:formula="of:=MIN([.$G40];[.$T40])" office:value-type="float"/>
          <table:table-cell table:formula="of:=MIN([.$H40];[.$U40])" office:value-type="float"/>
          <table:table-cell table:formula="of:=MIN([.$I40];[.$V40])" office:value-type="float"/>
          <table:table-cell table:formula="of:=MIN([.$J40])" office:value-type="float"/>
          <table:table-cell table:formula="of:=MIN([.$K40];[.$W40])" office:value-type="float"/>
          <table:table-cell table:formula="of:=MIN([.$L40];[.$X40])" office:value-type="float"/>
          <table:table-cell table:formula="of:=MIN([.$M40];[.$Y40])" office:value-type="float"/>
          <table:table-cell table:formula="of:=MIN([.$N40];[.$Z40])" office:value-type="float"/>
          <table:table-cell table:formula="of:=MEDIAN([.$B40];[.$O40])" office:value-type="float"/>
          <table:table-cell table:formula="of:=MEDIAN([.$C40];[.$P40])" office:value-type="float"/>
          <table:table-cell table:formula="of:=MEDIAN([.$D40];[.$Q40])" office:value-type="float"/>
          <table:table-cell table:formula="of:=MEDIAN([.$E40];[.$R40])" office:value-type="float"/>
          <table:table-cell table:formula="of:=MEDIAN([.$F40];[.$S40])" office:value-type="float"/>
          <table:table-cell table:formula="of:=MEDIAN([.$G40];[.$T40])" office:value-type="float"/>
          <table:table-cell table:formula="of:=MEDIAN([.$H40];[.$U40])" office:value-type="float"/>
          <table:table-cell table:formula="of:=MEDIAN([.$I40];[.$V40])" office:value-type="float"/>
          <table:table-cell table:formula="of:=MEDIAN([.$J40])" office:value-type="float"/>
          <table:table-cell table:formula="of:=MEDIAN([.$K40];[.$W40])" office:value-type="float"/>
          <table:table-cell table:formula="of:=MEDIAN([.$L40];[.$X40])" office:value-type="float"/>
          <table:table-cell table:formula="of:=MEDIAN([.$M40];[.$Y40])" office:value-type="float"/>
          <table:table-cell table:formula="of:=MEDIAN([.$N40];[.$Z40])" office:value-type="float"/>
          <table:table-cell table:formula="of:=MAX([.$B40];[.$O40])" office:value-type="float"/>
          <table:table-cell table:formula="of:=MAX([.$C40];[.$P40])" office:value-type="float"/>
          <table:table-cell table:formula="of:=MAX([.$D40];[.$Q40])" office:value-type="float"/>
          <table:table-cell table:formula="of:=MAX([.$E40];[.$R40])" office:value-type="float"/>
          <table:table-cell table:formula="of:=MAX([.$F40];[.$S40])" office:value-type="float"/>
          <table:table-cell table:formula="of:=MAX([.$G40];[.$T40])" office:value-type="float"/>
          <table:table-cell table:formula="of:=MAX([.$H40];[.$U40])" office:value-type="float"/>
          <table:table-cell table:formula="of:=MAX([.$I40];[.$V40])" office:value-type="float"/>
          <table:table-cell table:formula="of:=MAX([.$J40])" office:value-type="float"/>
          <table:table-cell table:formula="of:=MAX([.$K40];[.$W40])" office:value-type="float"/>
          <table:table-cell table:formula="of:=MAX([.$L40];[.$X40])" office:value-type="float"/>
          <table:table-cell table:formula="of:=MAX([.$M40];[.$Y40])" office:value-type="float"/>
          <table:table-cell table:formula="of:=MAX([.$N40];[.$Z40])" office:value-type="float"/>
        </table:table-row>
        <table:table-row table:style-name="ro1">
          <table:table-cell office:value-type="string">
            <text:p>blocks.blocks-23-0.asp/44</text:p>
          </table:table-cell>
          <table:table-cell office:value-type="float" office:value="17.4478"/>
          <table:table-cell office:value-type="float" office:value="17.183"/>
          <table:table-cell office:value-type="float" office:value="0.99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653.0"/>
          <table:table-cell office:value-type="float" office:value="99278.0"/>
          <table:table-cell office:value-type="float" office:value="99272.0"/>
          <table:table-cell office:value-type="float" office:value="1174632.0"/>
          <table:table-cell office:value-type="float" office:value="1379177.0"/>
          <table:table-cell office:value-type="float" office:value="0.0"/>
          <table:table-cell office:value-type="float" office:value="0.0"/>
          <table:table-cell office:value-type="float" office:value="29.6138"/>
          <table:table-cell office:value-type="float" office:value="29.37"/>
          <table:table-cell office:value-type="float" office:value="15.44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5704.0"/>
          <table:table-cell office:value-type="float" office:value="140616.0"/>
          <table:table-cell office:value-type="float" office:value="1174632.0"/>
          <table:table-cell office:value-type="float" office:value="1379177.0"/>
          <table:table-cell office:value-type="float" office:value="0.0"/>
          <table:table-cell office:value-type="float" office:value="0.0"/>
          <table:table-cell table:formula="of:=MIN([.$B41];[.$O41])" office:value-type="float"/>
          <table:table-cell table:formula="of:=MIN([.$C41];[.$P41])" office:value-type="float"/>
          <table:table-cell table:formula="of:=MIN([.$D41];[.$Q41])" office:value-type="float"/>
          <table:table-cell table:formula="of:=MIN([.$E41];[.$R41])" office:value-type="float"/>
          <table:table-cell table:formula="of:=MIN([.$F41];[.$S41])" office:value-type="float"/>
          <table:table-cell table:formula="of:=MIN([.$G41];[.$T41])" office:value-type="float"/>
          <table:table-cell table:formula="of:=MIN([.$H41];[.$U41])" office:value-type="float"/>
          <table:table-cell table:formula="of:=MIN([.$I41];[.$V41])" office:value-type="float"/>
          <table:table-cell table:formula="of:=MIN([.$J41])" office:value-type="float"/>
          <table:table-cell table:formula="of:=MIN([.$K41];[.$W41])" office:value-type="float"/>
          <table:table-cell table:formula="of:=MIN([.$L41];[.$X41])" office:value-type="float"/>
          <table:table-cell table:formula="of:=MIN([.$M41];[.$Y41])" office:value-type="float"/>
          <table:table-cell table:formula="of:=MIN([.$N41];[.$Z41])" office:value-type="float"/>
          <table:table-cell table:formula="of:=MEDIAN([.$B41];[.$O41])" office:value-type="float"/>
          <table:table-cell table:formula="of:=MEDIAN([.$C41];[.$P41])" office:value-type="float"/>
          <table:table-cell table:formula="of:=MEDIAN([.$D41];[.$Q41])" office:value-type="float"/>
          <table:table-cell table:formula="of:=MEDIAN([.$E41];[.$R41])" office:value-type="float"/>
          <table:table-cell table:formula="of:=MEDIAN([.$F41];[.$S41])" office:value-type="float"/>
          <table:table-cell table:formula="of:=MEDIAN([.$G41];[.$T41])" office:value-type="float"/>
          <table:table-cell table:formula="of:=MEDIAN([.$H41];[.$U41])" office:value-type="float"/>
          <table:table-cell table:formula="of:=MEDIAN([.$I41];[.$V41])" office:value-type="float"/>
          <table:table-cell table:formula="of:=MEDIAN([.$J41])" office:value-type="float"/>
          <table:table-cell table:formula="of:=MEDIAN([.$K41];[.$W41])" office:value-type="float"/>
          <table:table-cell table:formula="of:=MEDIAN([.$L41];[.$X41])" office:value-type="float"/>
          <table:table-cell table:formula="of:=MEDIAN([.$M41];[.$Y41])" office:value-type="float"/>
          <table:table-cell table:formula="of:=MEDIAN([.$N41];[.$Z41])" office:value-type="float"/>
          <table:table-cell table:formula="of:=MAX([.$B41];[.$O41])" office:value-type="float"/>
          <table:table-cell table:formula="of:=MAX([.$C41];[.$P41])" office:value-type="float"/>
          <table:table-cell table:formula="of:=MAX([.$D41];[.$Q41])" office:value-type="float"/>
          <table:table-cell table:formula="of:=MAX([.$E41];[.$R41])" office:value-type="float"/>
          <table:table-cell table:formula="of:=MAX([.$F41];[.$S41])" office:value-type="float"/>
          <table:table-cell table:formula="of:=MAX([.$G41];[.$T41])" office:value-type="float"/>
          <table:table-cell table:formula="of:=MAX([.$H41];[.$U41])" office:value-type="float"/>
          <table:table-cell table:formula="of:=MAX([.$I41];[.$V41])" office:value-type="float"/>
          <table:table-cell table:formula="of:=MAX([.$J41])" office:value-type="float"/>
          <table:table-cell table:formula="of:=MAX([.$K41];[.$W41])" office:value-type="float"/>
          <table:table-cell table:formula="of:=MAX([.$L41];[.$X41])" office:value-type="float"/>
          <table:table-cell table:formula="of:=MAX([.$M41];[.$Y41])" office:value-type="float"/>
          <table:table-cell table:formula="of:=MAX([.$N41];[.$Z41])" office:value-type="float"/>
        </table:table-row>
        <table:table-row table:style-name="ro1">
          <table:table-cell office:value-type="string">
            <text:p>blocks.blocks-23-0.asp/45</text:p>
          </table:table-cell>
          <table:table-cell office:value-type="float" office:value="18.5677"/>
          <table:table-cell office:value-type="float" office:value="18.301"/>
          <table:table-cell office:value-type="float" office:value="1.63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248.0"/>
          <table:table-cell office:value-type="float" office:value="121505.0"/>
          <table:table-cell office:value-type="float" office:value="121498.0"/>
          <table:table-cell office:value-type="float" office:value="1201911.0"/>
          <table:table-cell office:value-type="float" office:value="1418646.0"/>
          <table:table-cell office:value-type="float" office:value="0.0"/>
          <table:table-cell office:value-type="float" office:value="0.0"/>
          <table:table-cell office:value-type="float" office:value="22.0247"/>
          <table:table-cell office:value-type="float" office:value="21.769"/>
          <table:table-cell office:value-type="float" office:value="7.64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4760.0"/>
          <table:table-cell office:value-type="float" office:value="82400.0"/>
          <table:table-cell office:value-type="float" office:value="1201911.0"/>
          <table:table-cell office:value-type="float" office:value="1418646.0"/>
          <table:table-cell office:value-type="float" office:value="0.0"/>
          <table:table-cell office:value-type="float" office:value="0.0"/>
          <table:table-cell table:formula="of:=MIN([.$B42];[.$O42])" office:value-type="float"/>
          <table:table-cell table:formula="of:=MIN([.$C42];[.$P42])" office:value-type="float"/>
          <table:table-cell table:formula="of:=MIN([.$D42];[.$Q42])" office:value-type="float"/>
          <table:table-cell table:formula="of:=MIN([.$E42];[.$R42])" office:value-type="float"/>
          <table:table-cell table:formula="of:=MIN([.$F42];[.$S42])" office:value-type="float"/>
          <table:table-cell table:formula="of:=MIN([.$G42];[.$T42])" office:value-type="float"/>
          <table:table-cell table:formula="of:=MIN([.$H42];[.$U42])" office:value-type="float"/>
          <table:table-cell table:formula="of:=MIN([.$I42];[.$V42])" office:value-type="float"/>
          <table:table-cell table:formula="of:=MIN([.$J42])" office:value-type="float"/>
          <table:table-cell table:formula="of:=MIN([.$K42];[.$W42])" office:value-type="float"/>
          <table:table-cell table:formula="of:=MIN([.$L42];[.$X42])" office:value-type="float"/>
          <table:table-cell table:formula="of:=MIN([.$M42];[.$Y42])" office:value-type="float"/>
          <table:table-cell table:formula="of:=MIN([.$N42];[.$Z42])" office:value-type="float"/>
          <table:table-cell table:formula="of:=MEDIAN([.$B42];[.$O42])" office:value-type="float"/>
          <table:table-cell table:formula="of:=MEDIAN([.$C42];[.$P42])" office:value-type="float"/>
          <table:table-cell table:formula="of:=MEDIAN([.$D42];[.$Q42])" office:value-type="float"/>
          <table:table-cell table:formula="of:=MEDIAN([.$E42];[.$R42])" office:value-type="float"/>
          <table:table-cell table:formula="of:=MEDIAN([.$F42];[.$S42])" office:value-type="float"/>
          <table:table-cell table:formula="of:=MEDIAN([.$G42];[.$T42])" office:value-type="float"/>
          <table:table-cell table:formula="of:=MEDIAN([.$H42];[.$U42])" office:value-type="float"/>
          <table:table-cell table:formula="of:=MEDIAN([.$I42];[.$V42])" office:value-type="float"/>
          <table:table-cell table:formula="of:=MEDIAN([.$J42])" office:value-type="float"/>
          <table:table-cell table:formula="of:=MEDIAN([.$K42];[.$W42])" office:value-type="float"/>
          <table:table-cell table:formula="of:=MEDIAN([.$L42];[.$X42])" office:value-type="float"/>
          <table:table-cell table:formula="of:=MEDIAN([.$M42];[.$Y42])" office:value-type="float"/>
          <table:table-cell table:formula="of:=MEDIAN([.$N42];[.$Z42])" office:value-type="float"/>
          <table:table-cell table:formula="of:=MAX([.$B42];[.$O42])" office:value-type="float"/>
          <table:table-cell table:formula="of:=MAX([.$C42];[.$P42])" office:value-type="float"/>
          <table:table-cell table:formula="of:=MAX([.$D42];[.$Q42])" office:value-type="float"/>
          <table:table-cell table:formula="of:=MAX([.$E42];[.$R42])" office:value-type="float"/>
          <table:table-cell table:formula="of:=MAX([.$F42];[.$S42])" office:value-type="float"/>
          <table:table-cell table:formula="of:=MAX([.$G42];[.$T42])" office:value-type="float"/>
          <table:table-cell table:formula="of:=MAX([.$H42];[.$U42])" office:value-type="float"/>
          <table:table-cell table:formula="of:=MAX([.$I42];[.$V42])" office:value-type="float"/>
          <table:table-cell table:formula="of:=MAX([.$J42])" office:value-type="float"/>
          <table:table-cell table:formula="of:=MAX([.$K42];[.$W42])" office:value-type="float"/>
          <table:table-cell table:formula="of:=MAX([.$L42];[.$X42])" office:value-type="float"/>
          <table:table-cell table:formula="of:=MAX([.$M42];[.$Y42])" office:value-type="float"/>
          <table:table-cell table:formula="of:=MAX([.$N42];[.$Z42])" office:value-type="float"/>
        </table:table-row>
        <table:table-row table:style-name="ro1">
          <table:table-cell office:value-type="string">
            <text:p>blocks.blocks-23-0.asp/5</text:p>
          </table:table-cell>
          <table:table-cell office:value-type="float" office:value="1.52363"/>
          <table:table-cell office:value-type="float" office:value="1.4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0751.0"/>
          <table:table-cell office:value-type="float" office:value="1267.0"/>
          <table:table-cell office:value-type="float" office:value="0.0"/>
          <table:table-cell office:value-type="float" office:value="0.0"/>
          <table:table-cell office:value-type="float" office:value="1.39711"/>
          <table:table-cell office:value-type="float" office:value="1.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10751.0"/>
          <table:table-cell office:value-type="float" office:value="1267.0"/>
          <table:table-cell office:value-type="float" office:value="0.0"/>
          <table:table-cell office:value-type="float" office:value="0.0"/>
          <table:table-cell table:formula="of:=MIN([.$B43];[.$O43])" office:value-type="float"/>
          <table:table-cell table:formula="of:=MIN([.$C43];[.$P43])" office:value-type="float"/>
          <table:table-cell table:formula="of:=MIN([.$D43];[.$Q43])" office:value-type="float"/>
          <table:table-cell table:formula="of:=MIN([.$E43];[.$R43])" office:value-type="float"/>
          <table:table-cell table:formula="of:=MIN([.$F43];[.$S43])" office:value-type="float"/>
          <table:table-cell table:formula="of:=MIN([.$G43];[.$T43])" office:value-type="float"/>
          <table:table-cell table:formula="of:=MIN([.$H43];[.$U43])" office:value-type="float"/>
          <table:table-cell table:formula="of:=MIN([.$I43];[.$V43])" office:value-type="float"/>
          <table:table-cell table:formula="of:=MIN([.$J43])" office:value-type="float"/>
          <table:table-cell table:formula="of:=MIN([.$K43];[.$W43])" office:value-type="float"/>
          <table:table-cell table:formula="of:=MIN([.$L43];[.$X43])" office:value-type="float"/>
          <table:table-cell table:formula="of:=MIN([.$M43];[.$Y43])" office:value-type="float"/>
          <table:table-cell table:formula="of:=MIN([.$N43];[.$Z43])" office:value-type="float"/>
          <table:table-cell table:formula="of:=MEDIAN([.$B43];[.$O43])" office:value-type="float"/>
          <table:table-cell table:formula="of:=MEDIAN([.$C43];[.$P43])" office:value-type="float"/>
          <table:table-cell table:formula="of:=MEDIAN([.$D43];[.$Q43])" office:value-type="float"/>
          <table:table-cell table:formula="of:=MEDIAN([.$E43];[.$R43])" office:value-type="float"/>
          <table:table-cell table:formula="of:=MEDIAN([.$F43];[.$S43])" office:value-type="float"/>
          <table:table-cell table:formula="of:=MEDIAN([.$G43];[.$T43])" office:value-type="float"/>
          <table:table-cell table:formula="of:=MEDIAN([.$H43];[.$U43])" office:value-type="float"/>
          <table:table-cell table:formula="of:=MEDIAN([.$I43];[.$V43])" office:value-type="float"/>
          <table:table-cell table:formula="of:=MEDIAN([.$J43])" office:value-type="float"/>
          <table:table-cell table:formula="of:=MEDIAN([.$K43];[.$W43])" office:value-type="float"/>
          <table:table-cell table:formula="of:=MEDIAN([.$L43];[.$X43])" office:value-type="float"/>
          <table:table-cell table:formula="of:=MEDIAN([.$M43];[.$Y43])" office:value-type="float"/>
          <table:table-cell table:formula="of:=MEDIAN([.$N43];[.$Z43])" office:value-type="float"/>
          <table:table-cell table:formula="of:=MAX([.$B43];[.$O43])" office:value-type="float"/>
          <table:table-cell table:formula="of:=MAX([.$C43];[.$P43])" office:value-type="float"/>
          <table:table-cell table:formula="of:=MAX([.$D43];[.$Q43])" office:value-type="float"/>
          <table:table-cell table:formula="of:=MAX([.$E43];[.$R43])" office:value-type="float"/>
          <table:table-cell table:formula="of:=MAX([.$F43];[.$S43])" office:value-type="float"/>
          <table:table-cell table:formula="of:=MAX([.$G43];[.$T43])" office:value-type="float"/>
          <table:table-cell table:formula="of:=MAX([.$H43];[.$U43])" office:value-type="float"/>
          <table:table-cell table:formula="of:=MAX([.$I43];[.$V43])" office:value-type="float"/>
          <table:table-cell table:formula="of:=MAX([.$J43])" office:value-type="float"/>
          <table:table-cell table:formula="of:=MAX([.$K43];[.$W43])" office:value-type="float"/>
          <table:table-cell table:formula="of:=MAX([.$L43];[.$X43])" office:value-type="float"/>
          <table:table-cell table:formula="of:=MAX([.$M43];[.$Y43])" office:value-type="float"/>
          <table:table-cell table:formula="of:=MAX([.$N43];[.$Z43])" office:value-type="float"/>
        </table:table-row>
        <table:table-row table:style-name="ro1">
          <table:table-cell office:value-type="string">
            <text:p>blocks.blocks-23-0.asp/6</text:p>
          </table:table-cell>
          <table:table-cell office:value-type="float" office:value="1.74886"/>
          <table:table-cell office:value-type="float" office:value="1.6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8030.0"/>
          <table:table-cell office:value-type="float" office:value="1843.0"/>
          <table:table-cell office:value-type="float" office:value="0.0"/>
          <table:table-cell office:value-type="float" office:value="0.0"/>
          <table:table-cell office:value-type="float" office:value="1.56496"/>
          <table:table-cell office:value-type="float" office:value="1.4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38030.0"/>
          <table:table-cell office:value-type="float" office:value="1843.0"/>
          <table:table-cell office:value-type="float" office:value="0.0"/>
          <table:table-cell office:value-type="float" office:value="0.0"/>
          <table:table-cell table:formula="of:=MIN([.$B44];[.$O44])" office:value-type="float"/>
          <table:table-cell table:formula="of:=MIN([.$C44];[.$P44])" office:value-type="float"/>
          <table:table-cell table:formula="of:=MIN([.$D44];[.$Q44])" office:value-type="float"/>
          <table:table-cell table:formula="of:=MIN([.$E44];[.$R44])" office:value-type="float"/>
          <table:table-cell table:formula="of:=MIN([.$F44];[.$S44])" office:value-type="float"/>
          <table:table-cell table:formula="of:=MIN([.$G44];[.$T44])" office:value-type="float"/>
          <table:table-cell table:formula="of:=MIN([.$H44];[.$U44])" office:value-type="float"/>
          <table:table-cell table:formula="of:=MIN([.$I44];[.$V44])" office:value-type="float"/>
          <table:table-cell table:formula="of:=MIN([.$J44])" office:value-type="float"/>
          <table:table-cell table:formula="of:=MIN([.$K44];[.$W44])" office:value-type="float"/>
          <table:table-cell table:formula="of:=MIN([.$L44];[.$X44])" office:value-type="float"/>
          <table:table-cell table:formula="of:=MIN([.$M44];[.$Y44])" office:value-type="float"/>
          <table:table-cell table:formula="of:=MIN([.$N44];[.$Z44])" office:value-type="float"/>
          <table:table-cell table:formula="of:=MEDIAN([.$B44];[.$O44])" office:value-type="float"/>
          <table:table-cell table:formula="of:=MEDIAN([.$C44];[.$P44])" office:value-type="float"/>
          <table:table-cell table:formula="of:=MEDIAN([.$D44];[.$Q44])" office:value-type="float"/>
          <table:table-cell table:formula="of:=MEDIAN([.$E44];[.$R44])" office:value-type="float"/>
          <table:table-cell table:formula="of:=MEDIAN([.$F44];[.$S44])" office:value-type="float"/>
          <table:table-cell table:formula="of:=MEDIAN([.$G44];[.$T44])" office:value-type="float"/>
          <table:table-cell table:formula="of:=MEDIAN([.$H44];[.$U44])" office:value-type="float"/>
          <table:table-cell table:formula="of:=MEDIAN([.$I44];[.$V44])" office:value-type="float"/>
          <table:table-cell table:formula="of:=MEDIAN([.$J44])" office:value-type="float"/>
          <table:table-cell table:formula="of:=MEDIAN([.$K44];[.$W44])" office:value-type="float"/>
          <table:table-cell table:formula="of:=MEDIAN([.$L44];[.$X44])" office:value-type="float"/>
          <table:table-cell table:formula="of:=MEDIAN([.$M44];[.$Y44])" office:value-type="float"/>
          <table:table-cell table:formula="of:=MEDIAN([.$N44];[.$Z44])" office:value-type="float"/>
          <table:table-cell table:formula="of:=MAX([.$B44];[.$O44])" office:value-type="float"/>
          <table:table-cell table:formula="of:=MAX([.$C44];[.$P44])" office:value-type="float"/>
          <table:table-cell table:formula="of:=MAX([.$D44];[.$Q44])" office:value-type="float"/>
          <table:table-cell table:formula="of:=MAX([.$E44];[.$R44])" office:value-type="float"/>
          <table:table-cell table:formula="of:=MAX([.$F44];[.$S44])" office:value-type="float"/>
          <table:table-cell table:formula="of:=MAX([.$G44];[.$T44])" office:value-type="float"/>
          <table:table-cell table:formula="of:=MAX([.$H44];[.$U44])" office:value-type="float"/>
          <table:table-cell table:formula="of:=MAX([.$I44];[.$V44])" office:value-type="float"/>
          <table:table-cell table:formula="of:=MAX([.$J44])" office:value-type="float"/>
          <table:table-cell table:formula="of:=MAX([.$K44];[.$W44])" office:value-type="float"/>
          <table:table-cell table:formula="of:=MAX([.$L44];[.$X44])" office:value-type="float"/>
          <table:table-cell table:formula="of:=MAX([.$M44];[.$Y44])" office:value-type="float"/>
          <table:table-cell table:formula="of:=MAX([.$N44];[.$Z44])" office:value-type="float"/>
        </table:table-row>
        <table:table-row table:style-name="ro1">
          <table:table-cell office:value-type="string">
            <text:p>blocks.blocks-23-0.asp/7</text:p>
          </table:table-cell>
          <table:table-cell office:value-type="float" office:value="2.06659"/>
          <table:table-cell office:value-type="float" office:value="1.9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5309.0"/>
          <table:table-cell office:value-type="float" office:value="2419.0"/>
          <table:table-cell office:value-type="float" office:value="0.0"/>
          <table:table-cell office:value-type="float" office:value="0.0"/>
          <table:table-cell office:value-type="float" office:value="1.84562"/>
          <table:table-cell office:value-type="float" office:value="1.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65309.0"/>
          <table:table-cell office:value-type="float" office:value="2419.0"/>
          <table:table-cell office:value-type="float" office:value="0.0"/>
          <table:table-cell office:value-type="float" office:value="0.0"/>
          <table:table-cell table:formula="of:=MIN([.$B45];[.$O45])" office:value-type="float"/>
          <table:table-cell table:formula="of:=MIN([.$C45];[.$P45])" office:value-type="float"/>
          <table:table-cell table:formula="of:=MIN([.$D45];[.$Q45])" office:value-type="float"/>
          <table:table-cell table:formula="of:=MIN([.$E45];[.$R45])" office:value-type="float"/>
          <table:table-cell table:formula="of:=MIN([.$F45];[.$S45])" office:value-type="float"/>
          <table:table-cell table:formula="of:=MIN([.$G45];[.$T45])" office:value-type="float"/>
          <table:table-cell table:formula="of:=MIN([.$H45];[.$U45])" office:value-type="float"/>
          <table:table-cell table:formula="of:=MIN([.$I45];[.$V45])" office:value-type="float"/>
          <table:table-cell table:formula="of:=MIN([.$J45])" office:value-type="float"/>
          <table:table-cell table:formula="of:=MIN([.$K45];[.$W45])" office:value-type="float"/>
          <table:table-cell table:formula="of:=MIN([.$L45];[.$X45])" office:value-type="float"/>
          <table:table-cell table:formula="of:=MIN([.$M45];[.$Y45])" office:value-type="float"/>
          <table:table-cell table:formula="of:=MIN([.$N45];[.$Z45])" office:value-type="float"/>
          <table:table-cell table:formula="of:=MEDIAN([.$B45];[.$O45])" office:value-type="float"/>
          <table:table-cell table:formula="of:=MEDIAN([.$C45];[.$P45])" office:value-type="float"/>
          <table:table-cell table:formula="of:=MEDIAN([.$D45];[.$Q45])" office:value-type="float"/>
          <table:table-cell table:formula="of:=MEDIAN([.$E45];[.$R45])" office:value-type="float"/>
          <table:table-cell table:formula="of:=MEDIAN([.$F45];[.$S45])" office:value-type="float"/>
          <table:table-cell table:formula="of:=MEDIAN([.$G45];[.$T45])" office:value-type="float"/>
          <table:table-cell table:formula="of:=MEDIAN([.$H45];[.$U45])" office:value-type="float"/>
          <table:table-cell table:formula="of:=MEDIAN([.$I45];[.$V45])" office:value-type="float"/>
          <table:table-cell table:formula="of:=MEDIAN([.$J45])" office:value-type="float"/>
          <table:table-cell table:formula="of:=MEDIAN([.$K45];[.$W45])" office:value-type="float"/>
          <table:table-cell table:formula="of:=MEDIAN([.$L45];[.$X45])" office:value-type="float"/>
          <table:table-cell table:formula="of:=MEDIAN([.$M45];[.$Y45])" office:value-type="float"/>
          <table:table-cell table:formula="of:=MEDIAN([.$N45];[.$Z45])" office:value-type="float"/>
          <table:table-cell table:formula="of:=MAX([.$B45];[.$O45])" office:value-type="float"/>
          <table:table-cell table:formula="of:=MAX([.$C45];[.$P45])" office:value-type="float"/>
          <table:table-cell table:formula="of:=MAX([.$D45];[.$Q45])" office:value-type="float"/>
          <table:table-cell table:formula="of:=MAX([.$E45];[.$R45])" office:value-type="float"/>
          <table:table-cell table:formula="of:=MAX([.$F45];[.$S45])" office:value-type="float"/>
          <table:table-cell table:formula="of:=MAX([.$G45];[.$T45])" office:value-type="float"/>
          <table:table-cell table:formula="of:=MAX([.$H45];[.$U45])" office:value-type="float"/>
          <table:table-cell table:formula="of:=MAX([.$I45];[.$V45])" office:value-type="float"/>
          <table:table-cell table:formula="of:=MAX([.$J45])" office:value-type="float"/>
          <table:table-cell table:formula="of:=MAX([.$K45];[.$W45])" office:value-type="float"/>
          <table:table-cell table:formula="of:=MAX([.$L45];[.$X45])" office:value-type="float"/>
          <table:table-cell table:formula="of:=MAX([.$M45];[.$Y45])" office:value-type="float"/>
          <table:table-cell table:formula="of:=MAX([.$N45];[.$Z45])" office:value-type="float"/>
        </table:table-row>
        <table:table-row table:style-name="ro1">
          <table:table-cell office:value-type="string">
            <text:p>blocks.blocks-23-0.asp/8</text:p>
          </table:table-cell>
          <table:table-cell office:value-type="float" office:value="2.40206"/>
          <table:table-cell office:value-type="float" office:value="2.3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2588.0"/>
          <table:table-cell office:value-type="float" office:value="2995.0"/>
          <table:table-cell office:value-type="float" office:value="0.0"/>
          <table:table-cell office:value-type="float" office:value="0.0"/>
          <table:table-cell office:value-type="float" office:value="2.26227"/>
          <table:table-cell office:value-type="float" office:value="2.1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92588.0"/>
          <table:table-cell office:value-type="float" office:value="2995.0"/>
          <table:table-cell office:value-type="float" office:value="0.0"/>
          <table:table-cell office:value-type="float" office:value="0.0"/>
          <table:table-cell table:formula="of:=MIN([.$B46];[.$O46])" office:value-type="float"/>
          <table:table-cell table:formula="of:=MIN([.$C46];[.$P46])" office:value-type="float"/>
          <table:table-cell table:formula="of:=MIN([.$D46];[.$Q46])" office:value-type="float"/>
          <table:table-cell table:formula="of:=MIN([.$E46];[.$R46])" office:value-type="float"/>
          <table:table-cell table:formula="of:=MIN([.$F46];[.$S46])" office:value-type="float"/>
          <table:table-cell table:formula="of:=MIN([.$G46];[.$T46])" office:value-type="float"/>
          <table:table-cell table:formula="of:=MIN([.$H46];[.$U46])" office:value-type="float"/>
          <table:table-cell table:formula="of:=MIN([.$I46];[.$V46])" office:value-type="float"/>
          <table:table-cell table:formula="of:=MIN([.$J46])" office:value-type="float"/>
          <table:table-cell table:formula="of:=MIN([.$K46];[.$W46])" office:value-type="float"/>
          <table:table-cell table:formula="of:=MIN([.$L46];[.$X46])" office:value-type="float"/>
          <table:table-cell table:formula="of:=MIN([.$M46];[.$Y46])" office:value-type="float"/>
          <table:table-cell table:formula="of:=MIN([.$N46];[.$Z46])" office:value-type="float"/>
          <table:table-cell table:formula="of:=MEDIAN([.$B46];[.$O46])" office:value-type="float"/>
          <table:table-cell table:formula="of:=MEDIAN([.$C46];[.$P46])" office:value-type="float"/>
          <table:table-cell table:formula="of:=MEDIAN([.$D46];[.$Q46])" office:value-type="float"/>
          <table:table-cell table:formula="of:=MEDIAN([.$E46];[.$R46])" office:value-type="float"/>
          <table:table-cell table:formula="of:=MEDIAN([.$F46];[.$S46])" office:value-type="float"/>
          <table:table-cell table:formula="of:=MEDIAN([.$G46];[.$T46])" office:value-type="float"/>
          <table:table-cell table:formula="of:=MEDIAN([.$H46];[.$U46])" office:value-type="float"/>
          <table:table-cell table:formula="of:=MEDIAN([.$I46];[.$V46])" office:value-type="float"/>
          <table:table-cell table:formula="of:=MEDIAN([.$J46])" office:value-type="float"/>
          <table:table-cell table:formula="of:=MEDIAN([.$K46];[.$W46])" office:value-type="float"/>
          <table:table-cell table:formula="of:=MEDIAN([.$L46];[.$X46])" office:value-type="float"/>
          <table:table-cell table:formula="of:=MEDIAN([.$M46];[.$Y46])" office:value-type="float"/>
          <table:table-cell table:formula="of:=MEDIAN([.$N46];[.$Z46])" office:value-type="float"/>
          <table:table-cell table:formula="of:=MAX([.$B46];[.$O46])" office:value-type="float"/>
          <table:table-cell table:formula="of:=MAX([.$C46];[.$P46])" office:value-type="float"/>
          <table:table-cell table:formula="of:=MAX([.$D46];[.$Q46])" office:value-type="float"/>
          <table:table-cell table:formula="of:=MAX([.$E46];[.$R46])" office:value-type="float"/>
          <table:table-cell table:formula="of:=MAX([.$F46];[.$S46])" office:value-type="float"/>
          <table:table-cell table:formula="of:=MAX([.$G46];[.$T46])" office:value-type="float"/>
          <table:table-cell table:formula="of:=MAX([.$H46];[.$U46])" office:value-type="float"/>
          <table:table-cell table:formula="of:=MAX([.$I46];[.$V46])" office:value-type="float"/>
          <table:table-cell table:formula="of:=MAX([.$J46])" office:value-type="float"/>
          <table:table-cell table:formula="of:=MAX([.$K46];[.$W46])" office:value-type="float"/>
          <table:table-cell table:formula="of:=MAX([.$L46];[.$X46])" office:value-type="float"/>
          <table:table-cell table:formula="of:=MAX([.$M46];[.$Y46])" office:value-type="float"/>
          <table:table-cell table:formula="of:=MAX([.$N46];[.$Z46])" office:value-type="float"/>
        </table:table-row>
        <table:table-row table:style-name="ro1">
          <table:table-cell office:value-type="string">
            <text:p>blocks.blocks-23-0.asp/9</text:p>
          </table:table-cell>
          <table:table-cell office:value-type="float" office:value="2.88888"/>
          <table:table-cell office:value-type="float" office:value="2.8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9867.0"/>
          <table:table-cell office:value-type="float" office:value="3571.0"/>
          <table:table-cell office:value-type="float" office:value="0.0"/>
          <table:table-cell office:value-type="float" office:value="0.0"/>
          <table:table-cell office:value-type="float" office:value="2.45576"/>
          <table:table-cell office:value-type="float" office:value="2.3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19867.0"/>
          <table:table-cell office:value-type="float" office:value="3571.0"/>
          <table:table-cell office:value-type="float" office:value="0.0"/>
          <table:table-cell office:value-type="float" office:value="0.0"/>
          <table:table-cell table:formula="of:=MIN([.$B47];[.$O47])" office:value-type="float"/>
          <table:table-cell table:formula="of:=MIN([.$C47];[.$P47])" office:value-type="float"/>
          <table:table-cell table:formula="of:=MIN([.$D47];[.$Q47])" office:value-type="float"/>
          <table:table-cell table:formula="of:=MIN([.$E47];[.$R47])" office:value-type="float"/>
          <table:table-cell table:formula="of:=MIN([.$F47];[.$S47])" office:value-type="float"/>
          <table:table-cell table:formula="of:=MIN([.$G47];[.$T47])" office:value-type="float"/>
          <table:table-cell table:formula="of:=MIN([.$H47];[.$U47])" office:value-type="float"/>
          <table:table-cell table:formula="of:=MIN([.$I47];[.$V47])" office:value-type="float"/>
          <table:table-cell table:formula="of:=MIN([.$J47])" office:value-type="float"/>
          <table:table-cell table:formula="of:=MIN([.$K47];[.$W47])" office:value-type="float"/>
          <table:table-cell table:formula="of:=MIN([.$L47];[.$X47])" office:value-type="float"/>
          <table:table-cell table:formula="of:=MIN([.$M47];[.$Y47])" office:value-type="float"/>
          <table:table-cell table:formula="of:=MIN([.$N47];[.$Z47])" office:value-type="float"/>
          <table:table-cell table:formula="of:=MEDIAN([.$B47];[.$O47])" office:value-type="float"/>
          <table:table-cell table:formula="of:=MEDIAN([.$C47];[.$P47])" office:value-type="float"/>
          <table:table-cell table:formula="of:=MEDIAN([.$D47];[.$Q47])" office:value-type="float"/>
          <table:table-cell table:formula="of:=MEDIAN([.$E47];[.$R47])" office:value-type="float"/>
          <table:table-cell table:formula="of:=MEDIAN([.$F47];[.$S47])" office:value-type="float"/>
          <table:table-cell table:formula="of:=MEDIAN([.$G47];[.$T47])" office:value-type="float"/>
          <table:table-cell table:formula="of:=MEDIAN([.$H47];[.$U47])" office:value-type="float"/>
          <table:table-cell table:formula="of:=MEDIAN([.$I47];[.$V47])" office:value-type="float"/>
          <table:table-cell table:formula="of:=MEDIAN([.$J47])" office:value-type="float"/>
          <table:table-cell table:formula="of:=MEDIAN([.$K47];[.$W47])" office:value-type="float"/>
          <table:table-cell table:formula="of:=MEDIAN([.$L47];[.$X47])" office:value-type="float"/>
          <table:table-cell table:formula="of:=MEDIAN([.$M47];[.$Y47])" office:value-type="float"/>
          <table:table-cell table:formula="of:=MEDIAN([.$N47];[.$Z47])" office:value-type="float"/>
          <table:table-cell table:formula="of:=MAX([.$B47];[.$O47])" office:value-type="float"/>
          <table:table-cell table:formula="of:=MAX([.$C47];[.$P47])" office:value-type="float"/>
          <table:table-cell table:formula="of:=MAX([.$D47];[.$Q47])" office:value-type="float"/>
          <table:table-cell table:formula="of:=MAX([.$E47];[.$R47])" office:value-type="float"/>
          <table:table-cell table:formula="of:=MAX([.$F47];[.$S47])" office:value-type="float"/>
          <table:table-cell table:formula="of:=MAX([.$G47];[.$T47])" office:value-type="float"/>
          <table:table-cell table:formula="of:=MAX([.$H47];[.$U47])" office:value-type="float"/>
          <table:table-cell table:formula="of:=MAX([.$I47];[.$V47])" office:value-type="float"/>
          <table:table-cell table:formula="of:=MAX([.$J47])" office:value-type="float"/>
          <table:table-cell table:formula="of:=MAX([.$K47];[.$W47])" office:value-type="float"/>
          <table:table-cell table:formula="of:=MAX([.$L47];[.$X47])" office:value-type="float"/>
          <table:table-cell table:formula="of:=MAX([.$M47];[.$Y47])" office:value-type="float"/>
          <table:table-cell table:formula="of:=MAX([.$N47];[.$Z47])" office:value-type="float"/>
        </table:table-row>
        <table:table-row table:style-name="ro1">
          <table:table-cell office:value-type="string">
            <text:p>blocks.blocks-23-1.asp/1</text:p>
          </table:table-cell>
          <table:table-cell office:value-type="float" office:value="0.185724"/>
          <table:table-cell office:value-type="float" office:value="0.1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166728"/>
          <table:table-cell office:value-type="float" office:value="0.1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8];[.$O48])" office:value-type="float"/>
          <table:table-cell table:formula="of:=MIN([.$C48];[.$P48])" office:value-type="float"/>
          <table:table-cell table:formula="of:=MIN([.$D48];[.$Q48])" office:value-type="float"/>
          <table:table-cell table:formula="of:=MIN([.$E48];[.$R48])" office:value-type="float"/>
          <table:table-cell table:formula="of:=MIN([.$F48];[.$S48])" office:value-type="float"/>
          <table:table-cell table:formula="of:=MIN([.$G48];[.$T48])" office:value-type="float"/>
          <table:table-cell table:formula="of:=MIN([.$H48];[.$U48])" office:value-type="float"/>
          <table:table-cell table:formula="of:=MIN([.$I48];[.$V48])" office:value-type="float"/>
          <table:table-cell table:formula="of:=MIN([.$J48])" office:value-type="float"/>
          <table:table-cell table:formula="of:=MIN([.$K48];[.$W48])" office:value-type="float"/>
          <table:table-cell table:formula="of:=MIN([.$L48];[.$X48])" office:value-type="float"/>
          <table:table-cell table:formula="of:=MIN([.$M48];[.$Y48])" office:value-type="float"/>
          <table:table-cell table:formula="of:=MIN([.$N48];[.$Z48])" office:value-type="float"/>
          <table:table-cell table:formula="of:=MEDIAN([.$B48];[.$O48])" office:value-type="float"/>
          <table:table-cell table:formula="of:=MEDIAN([.$C48];[.$P48])" office:value-type="float"/>
          <table:table-cell table:formula="of:=MEDIAN([.$D48];[.$Q48])" office:value-type="float"/>
          <table:table-cell table:formula="of:=MEDIAN([.$E48];[.$R48])" office:value-type="float"/>
          <table:table-cell table:formula="of:=MEDIAN([.$F48];[.$S48])" office:value-type="float"/>
          <table:table-cell table:formula="of:=MEDIAN([.$G48];[.$T48])" office:value-type="float"/>
          <table:table-cell table:formula="of:=MEDIAN([.$H48];[.$U48])" office:value-type="float"/>
          <table:table-cell table:formula="of:=MEDIAN([.$I48];[.$V48])" office:value-type="float"/>
          <table:table-cell table:formula="of:=MEDIAN([.$J48])" office:value-type="float"/>
          <table:table-cell table:formula="of:=MEDIAN([.$K48];[.$W48])" office:value-type="float"/>
          <table:table-cell table:formula="of:=MEDIAN([.$L48];[.$X48])" office:value-type="float"/>
          <table:table-cell table:formula="of:=MEDIAN([.$M48];[.$Y48])" office:value-type="float"/>
          <table:table-cell table:formula="of:=MEDIAN([.$N48];[.$Z48])" office:value-type="float"/>
          <table:table-cell table:formula="of:=MAX([.$B48];[.$O48])" office:value-type="float"/>
          <table:table-cell table:formula="of:=MAX([.$C48];[.$P48])" office:value-type="float"/>
          <table:table-cell table:formula="of:=MAX([.$D48];[.$Q48])" office:value-type="float"/>
          <table:table-cell table:formula="of:=MAX([.$E48];[.$R48])" office:value-type="float"/>
          <table:table-cell table:formula="of:=MAX([.$F48];[.$S48])" office:value-type="float"/>
          <table:table-cell table:formula="of:=MAX([.$G48];[.$T48])" office:value-type="float"/>
          <table:table-cell table:formula="of:=MAX([.$H48];[.$U48])" office:value-type="float"/>
          <table:table-cell table:formula="of:=MAX([.$I48];[.$V48])" office:value-type="float"/>
          <table:table-cell table:formula="of:=MAX([.$J48])" office:value-type="float"/>
          <table:table-cell table:formula="of:=MAX([.$K48];[.$W48])" office:value-type="float"/>
          <table:table-cell table:formula="of:=MAX([.$L48];[.$X48])" office:value-type="float"/>
          <table:table-cell table:formula="of:=MAX([.$M48];[.$Y48])" office:value-type="float"/>
          <table:table-cell table:formula="of:=MAX([.$N48];[.$Z48])" office:value-type="float"/>
        </table:table-row>
        <table:table-row table:style-name="ro1">
          <table:table-cell office:value-type="string">
            <text:p>blocks.blocks-23-1.asp/10</text:p>
          </table:table-cell>
          <table:table-cell office:value-type="float" office:value="3.10308"/>
          <table:table-cell office:value-type="float" office:value="3.0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7146.0"/>
          <table:table-cell office:value-type="float" office:value="4147.0"/>
          <table:table-cell office:value-type="float" office:value="0.0"/>
          <table:table-cell office:value-type="float" office:value="0.0"/>
          <table:table-cell office:value-type="float" office:value="2.79774"/>
          <table:table-cell office:value-type="float" office:value="2.7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47146.0"/>
          <table:table-cell office:value-type="float" office:value="4147.0"/>
          <table:table-cell office:value-type="float" office:value="0.0"/>
          <table:table-cell office:value-type="float" office:value="0.0"/>
          <table:table-cell table:formula="of:=MIN([.$B49];[.$O49])" office:value-type="float"/>
          <table:table-cell table:formula="of:=MIN([.$C49];[.$P49])" office:value-type="float"/>
          <table:table-cell table:formula="of:=MIN([.$D49];[.$Q49])" office:value-type="float"/>
          <table:table-cell table:formula="of:=MIN([.$E49];[.$R49])" office:value-type="float"/>
          <table:table-cell table:formula="of:=MIN([.$F49];[.$S49])" office:value-type="float"/>
          <table:table-cell table:formula="of:=MIN([.$G49];[.$T49])" office:value-type="float"/>
          <table:table-cell table:formula="of:=MIN([.$H49];[.$U49])" office:value-type="float"/>
          <table:table-cell table:formula="of:=MIN([.$I49];[.$V49])" office:value-type="float"/>
          <table:table-cell table:formula="of:=MIN([.$J49])" office:value-type="float"/>
          <table:table-cell table:formula="of:=MIN([.$K49];[.$W49])" office:value-type="float"/>
          <table:table-cell table:formula="of:=MIN([.$L49];[.$X49])" office:value-type="float"/>
          <table:table-cell table:formula="of:=MIN([.$M49];[.$Y49])" office:value-type="float"/>
          <table:table-cell table:formula="of:=MIN([.$N49];[.$Z49])" office:value-type="float"/>
          <table:table-cell table:formula="of:=MEDIAN([.$B49];[.$O49])" office:value-type="float"/>
          <table:table-cell table:formula="of:=MEDIAN([.$C49];[.$P49])" office:value-type="float"/>
          <table:table-cell table:formula="of:=MEDIAN([.$D49];[.$Q49])" office:value-type="float"/>
          <table:table-cell table:formula="of:=MEDIAN([.$E49];[.$R49])" office:value-type="float"/>
          <table:table-cell table:formula="of:=MEDIAN([.$F49];[.$S49])" office:value-type="float"/>
          <table:table-cell table:formula="of:=MEDIAN([.$G49];[.$T49])" office:value-type="float"/>
          <table:table-cell table:formula="of:=MEDIAN([.$H49];[.$U49])" office:value-type="float"/>
          <table:table-cell table:formula="of:=MEDIAN([.$I49];[.$V49])" office:value-type="float"/>
          <table:table-cell table:formula="of:=MEDIAN([.$J49])" office:value-type="float"/>
          <table:table-cell table:formula="of:=MEDIAN([.$K49];[.$W49])" office:value-type="float"/>
          <table:table-cell table:formula="of:=MEDIAN([.$L49];[.$X49])" office:value-type="float"/>
          <table:table-cell table:formula="of:=MEDIAN([.$M49];[.$Y49])" office:value-type="float"/>
          <table:table-cell table:formula="of:=MEDIAN([.$N49];[.$Z49])" office:value-type="float"/>
          <table:table-cell table:formula="of:=MAX([.$B49];[.$O49])" office:value-type="float"/>
          <table:table-cell table:formula="of:=MAX([.$C49];[.$P49])" office:value-type="float"/>
          <table:table-cell table:formula="of:=MAX([.$D49];[.$Q49])" office:value-type="float"/>
          <table:table-cell table:formula="of:=MAX([.$E49];[.$R49])" office:value-type="float"/>
          <table:table-cell table:formula="of:=MAX([.$F49];[.$S49])" office:value-type="float"/>
          <table:table-cell table:formula="of:=MAX([.$G49];[.$T49])" office:value-type="float"/>
          <table:table-cell table:formula="of:=MAX([.$H49];[.$U49])" office:value-type="float"/>
          <table:table-cell table:formula="of:=MAX([.$I49];[.$V49])" office:value-type="float"/>
          <table:table-cell table:formula="of:=MAX([.$J49])" office:value-type="float"/>
          <table:table-cell table:formula="of:=MAX([.$K49];[.$W49])" office:value-type="float"/>
          <table:table-cell table:formula="of:=MAX([.$L49];[.$X49])" office:value-type="float"/>
          <table:table-cell table:formula="of:=MAX([.$M49];[.$Y49])" office:value-type="float"/>
          <table:table-cell table:formula="of:=MAX([.$N49];[.$Z49])" office:value-type="float"/>
        </table:table-row>
        <table:table-row table:style-name="ro1">
          <table:table-cell office:value-type="string">
            <text:p>blocks.blocks-23-1.asp/11</text:p>
          </table:table-cell>
          <table:table-cell office:value-type="float" office:value="3.51443"/>
          <table:table-cell office:value-type="float" office:value="3.4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4425.0"/>
          <table:table-cell office:value-type="float" office:value="4723.0"/>
          <table:table-cell office:value-type="float" office:value="0.0"/>
          <table:table-cell office:value-type="float" office:value="0.0"/>
          <table:table-cell office:value-type="float" office:value="3.10796"/>
          <table:table-cell office:value-type="float" office:value="3.0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74425.0"/>
          <table:table-cell office:value-type="float" office:value="4723.0"/>
          <table:table-cell office:value-type="float" office:value="0.0"/>
          <table:table-cell office:value-type="float" office:value="0.0"/>
          <table:table-cell table:formula="of:=MIN([.$B50];[.$O50])" office:value-type="float"/>
          <table:table-cell table:formula="of:=MIN([.$C50];[.$P50])" office:value-type="float"/>
          <table:table-cell table:formula="of:=MIN([.$D50];[.$Q50])" office:value-type="float"/>
          <table:table-cell table:formula="of:=MIN([.$E50];[.$R50])" office:value-type="float"/>
          <table:table-cell table:formula="of:=MIN([.$F50];[.$S50])" office:value-type="float"/>
          <table:table-cell table:formula="of:=MIN([.$G50];[.$T50])" office:value-type="float"/>
          <table:table-cell table:formula="of:=MIN([.$H50];[.$U50])" office:value-type="float"/>
          <table:table-cell table:formula="of:=MIN([.$I50];[.$V50])" office:value-type="float"/>
          <table:table-cell table:formula="of:=MIN([.$J50])" office:value-type="float"/>
          <table:table-cell table:formula="of:=MIN([.$K50];[.$W50])" office:value-type="float"/>
          <table:table-cell table:formula="of:=MIN([.$L50];[.$X50])" office:value-type="float"/>
          <table:table-cell table:formula="of:=MIN([.$M50];[.$Y50])" office:value-type="float"/>
          <table:table-cell table:formula="of:=MIN([.$N50];[.$Z50])" office:value-type="float"/>
          <table:table-cell table:formula="of:=MEDIAN([.$B50];[.$O50])" office:value-type="float"/>
          <table:table-cell table:formula="of:=MEDIAN([.$C50];[.$P50])" office:value-type="float"/>
          <table:table-cell table:formula="of:=MEDIAN([.$D50];[.$Q50])" office:value-type="float"/>
          <table:table-cell table:formula="of:=MEDIAN([.$E50];[.$R50])" office:value-type="float"/>
          <table:table-cell table:formula="of:=MEDIAN([.$F50];[.$S50])" office:value-type="float"/>
          <table:table-cell table:formula="of:=MEDIAN([.$G50];[.$T50])" office:value-type="float"/>
          <table:table-cell table:formula="of:=MEDIAN([.$H50];[.$U50])" office:value-type="float"/>
          <table:table-cell table:formula="of:=MEDIAN([.$I50];[.$V50])" office:value-type="float"/>
          <table:table-cell table:formula="of:=MEDIAN([.$J50])" office:value-type="float"/>
          <table:table-cell table:formula="of:=MEDIAN([.$K50];[.$W50])" office:value-type="float"/>
          <table:table-cell table:formula="of:=MEDIAN([.$L50];[.$X50])" office:value-type="float"/>
          <table:table-cell table:formula="of:=MEDIAN([.$M50];[.$Y50])" office:value-type="float"/>
          <table:table-cell table:formula="of:=MEDIAN([.$N50];[.$Z50])" office:value-type="float"/>
          <table:table-cell table:formula="of:=MAX([.$B50];[.$O50])" office:value-type="float"/>
          <table:table-cell table:formula="of:=MAX([.$C50];[.$P50])" office:value-type="float"/>
          <table:table-cell table:formula="of:=MAX([.$D50];[.$Q50])" office:value-type="float"/>
          <table:table-cell table:formula="of:=MAX([.$E50];[.$R50])" office:value-type="float"/>
          <table:table-cell table:formula="of:=MAX([.$F50];[.$S50])" office:value-type="float"/>
          <table:table-cell table:formula="of:=MAX([.$G50];[.$T50])" office:value-type="float"/>
          <table:table-cell table:formula="of:=MAX([.$H50];[.$U50])" office:value-type="float"/>
          <table:table-cell table:formula="of:=MAX([.$I50];[.$V50])" office:value-type="float"/>
          <table:table-cell table:formula="of:=MAX([.$J50])" office:value-type="float"/>
          <table:table-cell table:formula="of:=MAX([.$K50];[.$W50])" office:value-type="float"/>
          <table:table-cell table:formula="of:=MAX([.$L50];[.$X50])" office:value-type="float"/>
          <table:table-cell table:formula="of:=MAX([.$M50];[.$Y50])" office:value-type="float"/>
          <table:table-cell table:formula="of:=MAX([.$N50];[.$Z50])" office:value-type="float"/>
        </table:table-row>
        <table:table-row table:style-name="ro1">
          <table:table-cell office:value-type="string">
            <text:p>blocks.blocks-23-1.asp/12</text:p>
          </table:table-cell>
          <table:table-cell office:value-type="float" office:value="3.78836"/>
          <table:table-cell office:value-type="float" office:value="3.6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1704.0"/>
          <table:table-cell office:value-type="float" office:value="5299.0"/>
          <table:table-cell office:value-type="float" office:value="0.0"/>
          <table:table-cell office:value-type="float" office:value="0.0"/>
          <table:table-cell office:value-type="float" office:value="3.60874"/>
          <table:table-cell office:value-type="float" office:value="3.5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01704.0"/>
          <table:table-cell office:value-type="float" office:value="5299.0"/>
          <table:table-cell office:value-type="float" office:value="0.0"/>
          <table:table-cell office:value-type="float" office:value="0.0"/>
          <table:table-cell table:formula="of:=MIN([.$B51];[.$O51])" office:value-type="float"/>
          <table:table-cell table:formula="of:=MIN([.$C51];[.$P51])" office:value-type="float"/>
          <table:table-cell table:formula="of:=MIN([.$D51];[.$Q51])" office:value-type="float"/>
          <table:table-cell table:formula="of:=MIN([.$E51];[.$R51])" office:value-type="float"/>
          <table:table-cell table:formula="of:=MIN([.$F51];[.$S51])" office:value-type="float"/>
          <table:table-cell table:formula="of:=MIN([.$G51];[.$T51])" office:value-type="float"/>
          <table:table-cell table:formula="of:=MIN([.$H51];[.$U51])" office:value-type="float"/>
          <table:table-cell table:formula="of:=MIN([.$I51];[.$V51])" office:value-type="float"/>
          <table:table-cell table:formula="of:=MIN([.$J51])" office:value-type="float"/>
          <table:table-cell table:formula="of:=MIN([.$K51];[.$W51])" office:value-type="float"/>
          <table:table-cell table:formula="of:=MIN([.$L51];[.$X51])" office:value-type="float"/>
          <table:table-cell table:formula="of:=MIN([.$M51];[.$Y51])" office:value-type="float"/>
          <table:table-cell table:formula="of:=MIN([.$N51];[.$Z51])" office:value-type="float"/>
          <table:table-cell table:formula="of:=MEDIAN([.$B51];[.$O51])" office:value-type="float"/>
          <table:table-cell table:formula="of:=MEDIAN([.$C51];[.$P51])" office:value-type="float"/>
          <table:table-cell table:formula="of:=MEDIAN([.$D51];[.$Q51])" office:value-type="float"/>
          <table:table-cell table:formula="of:=MEDIAN([.$E51];[.$R51])" office:value-type="float"/>
          <table:table-cell table:formula="of:=MEDIAN([.$F51];[.$S51])" office:value-type="float"/>
          <table:table-cell table:formula="of:=MEDIAN([.$G51];[.$T51])" office:value-type="float"/>
          <table:table-cell table:formula="of:=MEDIAN([.$H51];[.$U51])" office:value-type="float"/>
          <table:table-cell table:formula="of:=MEDIAN([.$I51];[.$V51])" office:value-type="float"/>
          <table:table-cell table:formula="of:=MEDIAN([.$J51])" office:value-type="float"/>
          <table:table-cell table:formula="of:=MEDIAN([.$K51];[.$W51])" office:value-type="float"/>
          <table:table-cell table:formula="of:=MEDIAN([.$L51];[.$X51])" office:value-type="float"/>
          <table:table-cell table:formula="of:=MEDIAN([.$M51];[.$Y51])" office:value-type="float"/>
          <table:table-cell table:formula="of:=MEDIAN([.$N51];[.$Z51])" office:value-type="float"/>
          <table:table-cell table:formula="of:=MAX([.$B51];[.$O51])" office:value-type="float"/>
          <table:table-cell table:formula="of:=MAX([.$C51];[.$P51])" office:value-type="float"/>
          <table:table-cell table:formula="of:=MAX([.$D51];[.$Q51])" office:value-type="float"/>
          <table:table-cell table:formula="of:=MAX([.$E51];[.$R51])" office:value-type="float"/>
          <table:table-cell table:formula="of:=MAX([.$F51];[.$S51])" office:value-type="float"/>
          <table:table-cell table:formula="of:=MAX([.$G51];[.$T51])" office:value-type="float"/>
          <table:table-cell table:formula="of:=MAX([.$H51];[.$U51])" office:value-type="float"/>
          <table:table-cell table:formula="of:=MAX([.$I51];[.$V51])" office:value-type="float"/>
          <table:table-cell table:formula="of:=MAX([.$J51])" office:value-type="float"/>
          <table:table-cell table:formula="of:=MAX([.$K51];[.$W51])" office:value-type="float"/>
          <table:table-cell table:formula="of:=MAX([.$L51];[.$X51])" office:value-type="float"/>
          <table:table-cell table:formula="of:=MAX([.$M51];[.$Y51])" office:value-type="float"/>
          <table:table-cell table:formula="of:=MAX([.$N51];[.$Z51])" office:value-type="float"/>
        </table:table-row>
        <table:table-row table:style-name="ro1">
          <table:table-cell office:value-type="string">
            <text:p>blocks.blocks-23-1.asp/13</text:p>
          </table:table-cell>
          <table:table-cell office:value-type="float" office:value="4.21805"/>
          <table:table-cell office:value-type="float" office:value="4.1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59.0"/>
          <table:table-cell office:value-type="float" office:value="159.0"/>
          <table:table-cell office:value-type="float" office:value="328983.0"/>
          <table:table-cell office:value-type="float" office:value="242381.0"/>
          <table:table-cell office:value-type="float" office:value="0.0"/>
          <table:table-cell office:value-type="float" office:value="0.0"/>
          <table:table-cell office:value-type="float" office:value="3.83161"/>
          <table:table-cell office:value-type="float" office:value="3.738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2769.0"/>
          <table:table-cell office:value-type="float" office:value="328983.0"/>
          <table:table-cell office:value-type="float" office:value="242381.0"/>
          <table:table-cell office:value-type="float" office:value="0.0"/>
          <table:table-cell office:value-type="float" office:value="0.0"/>
          <table:table-cell table:formula="of:=MIN([.$B52];[.$O52])" office:value-type="float"/>
          <table:table-cell table:formula="of:=MIN([.$C52];[.$P52])" office:value-type="float"/>
          <table:table-cell table:formula="of:=MIN([.$D52];[.$Q52])" office:value-type="float"/>
          <table:table-cell table:formula="of:=MIN([.$E52];[.$R52])" office:value-type="float"/>
          <table:table-cell table:formula="of:=MIN([.$F52];[.$S52])" office:value-type="float"/>
          <table:table-cell table:formula="of:=MIN([.$G52];[.$T52])" office:value-type="float"/>
          <table:table-cell table:formula="of:=MIN([.$H52];[.$U52])" office:value-type="float"/>
          <table:table-cell table:formula="of:=MIN([.$I52];[.$V52])" office:value-type="float"/>
          <table:table-cell table:formula="of:=MIN([.$J52])" office:value-type="float"/>
          <table:table-cell table:formula="of:=MIN([.$K52];[.$W52])" office:value-type="float"/>
          <table:table-cell table:formula="of:=MIN([.$L52];[.$X52])" office:value-type="float"/>
          <table:table-cell table:formula="of:=MIN([.$M52];[.$Y52])" office:value-type="float"/>
          <table:table-cell table:formula="of:=MIN([.$N52];[.$Z52])" office:value-type="float"/>
          <table:table-cell table:formula="of:=MEDIAN([.$B52];[.$O52])" office:value-type="float"/>
          <table:table-cell table:formula="of:=MEDIAN([.$C52];[.$P52])" office:value-type="float"/>
          <table:table-cell table:formula="of:=MEDIAN([.$D52];[.$Q52])" office:value-type="float"/>
          <table:table-cell table:formula="of:=MEDIAN([.$E52];[.$R52])" office:value-type="float"/>
          <table:table-cell table:formula="of:=MEDIAN([.$F52];[.$S52])" office:value-type="float"/>
          <table:table-cell table:formula="of:=MEDIAN([.$G52];[.$T52])" office:value-type="float"/>
          <table:table-cell table:formula="of:=MEDIAN([.$H52];[.$U52])" office:value-type="float"/>
          <table:table-cell table:formula="of:=MEDIAN([.$I52];[.$V52])" office:value-type="float"/>
          <table:table-cell table:formula="of:=MEDIAN([.$J52])" office:value-type="float"/>
          <table:table-cell table:formula="of:=MEDIAN([.$K52];[.$W52])" office:value-type="float"/>
          <table:table-cell table:formula="of:=MEDIAN([.$L52];[.$X52])" office:value-type="float"/>
          <table:table-cell table:formula="of:=MEDIAN([.$M52];[.$Y52])" office:value-type="float"/>
          <table:table-cell table:formula="of:=MEDIAN([.$N52];[.$Z52])" office:value-type="float"/>
          <table:table-cell table:formula="of:=MAX([.$B52];[.$O52])" office:value-type="float"/>
          <table:table-cell table:formula="of:=MAX([.$C52];[.$P52])" office:value-type="float"/>
          <table:table-cell table:formula="of:=MAX([.$D52];[.$Q52])" office:value-type="float"/>
          <table:table-cell table:formula="of:=MAX([.$E52];[.$R52])" office:value-type="float"/>
          <table:table-cell table:formula="of:=MAX([.$F52];[.$S52])" office:value-type="float"/>
          <table:table-cell table:formula="of:=MAX([.$G52];[.$T52])" office:value-type="float"/>
          <table:table-cell table:formula="of:=MAX([.$H52];[.$U52])" office:value-type="float"/>
          <table:table-cell table:formula="of:=MAX([.$I52];[.$V52])" office:value-type="float"/>
          <table:table-cell table:formula="of:=MAX([.$J52])" office:value-type="float"/>
          <table:table-cell table:formula="of:=MAX([.$K52];[.$W52])" office:value-type="float"/>
          <table:table-cell table:formula="of:=MAX([.$L52];[.$X52])" office:value-type="float"/>
          <table:table-cell table:formula="of:=MAX([.$M52];[.$Y52])" office:value-type="float"/>
          <table:table-cell table:formula="of:=MAX([.$N52];[.$Z52])" office:value-type="float"/>
        </table:table-row>
        <table:table-row table:style-name="ro1">
          <table:table-cell office:value-type="string">
            <text:p>blocks.blocks-23-1.asp/14</text:p>
          </table:table-cell>
          <table:table-cell office:value-type="float" office:value="4.6579"/>
          <table:table-cell office:value-type="float" office:value="4.55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42.0"/>
          <table:table-cell office:value-type="float" office:value="142.0"/>
          <table:table-cell office:value-type="float" office:value="356262.0"/>
          <table:table-cell office:value-type="float" office:value="281850.0"/>
          <table:table-cell office:value-type="float" office:value="0.0"/>
          <table:table-cell office:value-type="float" office:value="0.0"/>
          <table:table-cell office:value-type="float" office:value="4.18298"/>
          <table:table-cell office:value-type="float" office:value="4.087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6.0"/>
          <table:table-cell office:value-type="float" office:value="3813.0"/>
          <table:table-cell office:value-type="float" office:value="356262.0"/>
          <table:table-cell office:value-type="float" office:value="281850.0"/>
          <table:table-cell office:value-type="float" office:value="0.0"/>
          <table:table-cell office:value-type="float" office:value="0.0"/>
          <table:table-cell table:formula="of:=MIN([.$B53];[.$O53])" office:value-type="float"/>
          <table:table-cell table:formula="of:=MIN([.$C53];[.$P53])" office:value-type="float"/>
          <table:table-cell table:formula="of:=MIN([.$D53];[.$Q53])" office:value-type="float"/>
          <table:table-cell table:formula="of:=MIN([.$E53];[.$R53])" office:value-type="float"/>
          <table:table-cell table:formula="of:=MIN([.$F53];[.$S53])" office:value-type="float"/>
          <table:table-cell table:formula="of:=MIN([.$G53];[.$T53])" office:value-type="float"/>
          <table:table-cell table:formula="of:=MIN([.$H53];[.$U53])" office:value-type="float"/>
          <table:table-cell table:formula="of:=MIN([.$I53];[.$V53])" office:value-type="float"/>
          <table:table-cell table:formula="of:=MIN([.$J53])" office:value-type="float"/>
          <table:table-cell table:formula="of:=MIN([.$K53];[.$W53])" office:value-type="float"/>
          <table:table-cell table:formula="of:=MIN([.$L53];[.$X53])" office:value-type="float"/>
          <table:table-cell table:formula="of:=MIN([.$M53];[.$Y53])" office:value-type="float"/>
          <table:table-cell table:formula="of:=MIN([.$N53];[.$Z53])" office:value-type="float"/>
          <table:table-cell table:formula="of:=MEDIAN([.$B53];[.$O53])" office:value-type="float"/>
          <table:table-cell table:formula="of:=MEDIAN([.$C53];[.$P53])" office:value-type="float"/>
          <table:table-cell table:formula="of:=MEDIAN([.$D53];[.$Q53])" office:value-type="float"/>
          <table:table-cell table:formula="of:=MEDIAN([.$E53];[.$R53])" office:value-type="float"/>
          <table:table-cell table:formula="of:=MEDIAN([.$F53];[.$S53])" office:value-type="float"/>
          <table:table-cell table:formula="of:=MEDIAN([.$G53];[.$T53])" office:value-type="float"/>
          <table:table-cell table:formula="of:=MEDIAN([.$H53];[.$U53])" office:value-type="float"/>
          <table:table-cell table:formula="of:=MEDIAN([.$I53];[.$V53])" office:value-type="float"/>
          <table:table-cell table:formula="of:=MEDIAN([.$J53])" office:value-type="float"/>
          <table:table-cell table:formula="of:=MEDIAN([.$K53];[.$W53])" office:value-type="float"/>
          <table:table-cell table:formula="of:=MEDIAN([.$L53];[.$X53])" office:value-type="float"/>
          <table:table-cell table:formula="of:=MEDIAN([.$M53];[.$Y53])" office:value-type="float"/>
          <table:table-cell table:formula="of:=MEDIAN([.$N53];[.$Z53])" office:value-type="float"/>
          <table:table-cell table:formula="of:=MAX([.$B53];[.$O53])" office:value-type="float"/>
          <table:table-cell table:formula="of:=MAX([.$C53];[.$P53])" office:value-type="float"/>
          <table:table-cell table:formula="of:=MAX([.$D53];[.$Q53])" office:value-type="float"/>
          <table:table-cell table:formula="of:=MAX([.$E53];[.$R53])" office:value-type="float"/>
          <table:table-cell table:formula="of:=MAX([.$F53];[.$S53])" office:value-type="float"/>
          <table:table-cell table:formula="of:=MAX([.$G53];[.$T53])" office:value-type="float"/>
          <table:table-cell table:formula="of:=MAX([.$H53];[.$U53])" office:value-type="float"/>
          <table:table-cell table:formula="of:=MAX([.$I53];[.$V53])" office:value-type="float"/>
          <table:table-cell table:formula="of:=MAX([.$J53])" office:value-type="float"/>
          <table:table-cell table:formula="of:=MAX([.$K53];[.$W53])" office:value-type="float"/>
          <table:table-cell table:formula="of:=MAX([.$L53];[.$X53])" office:value-type="float"/>
          <table:table-cell table:formula="of:=MAX([.$M53];[.$Y53])" office:value-type="float"/>
          <table:table-cell table:formula="of:=MAX([.$N53];[.$Z53])" office:value-type="float"/>
        </table:table-row>
        <table:table-row table:style-name="ro1">
          <table:table-cell office:value-type="string">
            <text:p>blocks.blocks-23-1.asp/15</text:p>
          </table:table-cell>
          <table:table-cell office:value-type="float" office:value="5.0493"/>
          <table:table-cell office:value-type="float" office:value="4.939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2262.0"/>
          <table:table-cell office:value-type="float" office:value="2262.0"/>
          <table:table-cell office:value-type="float" office:value="383541.0"/>
          <table:table-cell office:value-type="float" office:value="321319.0"/>
          <table:table-cell office:value-type="float" office:value="0.0"/>
          <table:table-cell office:value-type="float" office:value="0.0"/>
          <table:table-cell office:value-type="float" office:value="4.51054"/>
          <table:table-cell office:value-type="float" office:value="4.407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1.0"/>
          <table:table-cell office:value-type="float" office:value="4063.0"/>
          <table:table-cell office:value-type="float" office:value="383541.0"/>
          <table:table-cell office:value-type="float" office:value="321319.0"/>
          <table:table-cell office:value-type="float" office:value="0.0"/>
          <table:table-cell office:value-type="float" office:value="0.0"/>
          <table:table-cell table:formula="of:=MIN([.$B54];[.$O54])" office:value-type="float"/>
          <table:table-cell table:formula="of:=MIN([.$C54];[.$P54])" office:value-type="float"/>
          <table:table-cell table:formula="of:=MIN([.$D54];[.$Q54])" office:value-type="float"/>
          <table:table-cell table:formula="of:=MIN([.$E54];[.$R54])" office:value-type="float"/>
          <table:table-cell table:formula="of:=MIN([.$F54];[.$S54])" office:value-type="float"/>
          <table:table-cell table:formula="of:=MIN([.$G54];[.$T54])" office:value-type="float"/>
          <table:table-cell table:formula="of:=MIN([.$H54];[.$U54])" office:value-type="float"/>
          <table:table-cell table:formula="of:=MIN([.$I54];[.$V54])" office:value-type="float"/>
          <table:table-cell table:formula="of:=MIN([.$J54])" office:value-type="float"/>
          <table:table-cell table:formula="of:=MIN([.$K54];[.$W54])" office:value-type="float"/>
          <table:table-cell table:formula="of:=MIN([.$L54];[.$X54])" office:value-type="float"/>
          <table:table-cell table:formula="of:=MIN([.$M54];[.$Y54])" office:value-type="float"/>
          <table:table-cell table:formula="of:=MIN([.$N54];[.$Z54])" office:value-type="float"/>
          <table:table-cell table:formula="of:=MEDIAN([.$B54];[.$O54])" office:value-type="float"/>
          <table:table-cell table:formula="of:=MEDIAN([.$C54];[.$P54])" office:value-type="float"/>
          <table:table-cell table:formula="of:=MEDIAN([.$D54];[.$Q54])" office:value-type="float"/>
          <table:table-cell table:formula="of:=MEDIAN([.$E54];[.$R54])" office:value-type="float"/>
          <table:table-cell table:formula="of:=MEDIAN([.$F54];[.$S54])" office:value-type="float"/>
          <table:table-cell table:formula="of:=MEDIAN([.$G54];[.$T54])" office:value-type="float"/>
          <table:table-cell table:formula="of:=MEDIAN([.$H54];[.$U54])" office:value-type="float"/>
          <table:table-cell table:formula="of:=MEDIAN([.$I54];[.$V54])" office:value-type="float"/>
          <table:table-cell table:formula="of:=MEDIAN([.$J54])" office:value-type="float"/>
          <table:table-cell table:formula="of:=MEDIAN([.$K54];[.$W54])" office:value-type="float"/>
          <table:table-cell table:formula="of:=MEDIAN([.$L54];[.$X54])" office:value-type="float"/>
          <table:table-cell table:formula="of:=MEDIAN([.$M54];[.$Y54])" office:value-type="float"/>
          <table:table-cell table:formula="of:=MEDIAN([.$N54];[.$Z54])" office:value-type="float"/>
          <table:table-cell table:formula="of:=MAX([.$B54];[.$O54])" office:value-type="float"/>
          <table:table-cell table:formula="of:=MAX([.$C54];[.$P54])" office:value-type="float"/>
          <table:table-cell table:formula="of:=MAX([.$D54];[.$Q54])" office:value-type="float"/>
          <table:table-cell table:formula="of:=MAX([.$E54];[.$R54])" office:value-type="float"/>
          <table:table-cell table:formula="of:=MAX([.$F54];[.$S54])" office:value-type="float"/>
          <table:table-cell table:formula="of:=MAX([.$G54];[.$T54])" office:value-type="float"/>
          <table:table-cell table:formula="of:=MAX([.$H54];[.$U54])" office:value-type="float"/>
          <table:table-cell table:formula="of:=MAX([.$I54];[.$V54])" office:value-type="float"/>
          <table:table-cell table:formula="of:=MAX([.$J54])" office:value-type="float"/>
          <table:table-cell table:formula="of:=MAX([.$K54];[.$W54])" office:value-type="float"/>
          <table:table-cell table:formula="of:=MAX([.$L54];[.$X54])" office:value-type="float"/>
          <table:table-cell table:formula="of:=MAX([.$M54];[.$Y54])" office:value-type="float"/>
          <table:table-cell table:formula="of:=MAX([.$N54];[.$Z54])" office:value-type="float"/>
        </table:table-row>
        <table:table-row table:style-name="ro1">
          <table:table-cell office:value-type="string">
            <text:p>blocks.blocks-23-1.asp/16</text:p>
          </table:table-cell>
          <table:table-cell office:value-type="float" office:value="5.81177"/>
          <table:table-cell office:value-type="float" office:value="5.50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46.0"/>
          <table:table-cell office:value-type="float" office:value="146.0"/>
          <table:table-cell office:value-type="float" office:value="410820.0"/>
          <table:table-cell office:value-type="float" office:value="360788.0"/>
          <table:table-cell office:value-type="float" office:value="0.0"/>
          <table:table-cell office:value-type="float" office:value="0.0"/>
          <table:table-cell office:value-type="float" office:value="4.82016"/>
          <table:table-cell office:value-type="float" office:value="4.715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6.0"/>
          <table:table-cell office:value-type="float" office:value="4659.0"/>
          <table:table-cell office:value-type="float" office:value="410820.0"/>
          <table:table-cell office:value-type="float" office:value="360788.0"/>
          <table:table-cell office:value-type="float" office:value="0.0"/>
          <table:table-cell office:value-type="float" office:value="0.0"/>
          <table:table-cell table:formula="of:=MIN([.$B55];[.$O55])" office:value-type="float"/>
          <table:table-cell table:formula="of:=MIN([.$C55];[.$P55])" office:value-type="float"/>
          <table:table-cell table:formula="of:=MIN([.$D55];[.$Q55])" office:value-type="float"/>
          <table:table-cell table:formula="of:=MIN([.$E55];[.$R55])" office:value-type="float"/>
          <table:table-cell table:formula="of:=MIN([.$F55];[.$S55])" office:value-type="float"/>
          <table:table-cell table:formula="of:=MIN([.$G55];[.$T55])" office:value-type="float"/>
          <table:table-cell table:formula="of:=MIN([.$H55];[.$U55])" office:value-type="float"/>
          <table:table-cell table:formula="of:=MIN([.$I55];[.$V55])" office:value-type="float"/>
          <table:table-cell table:formula="of:=MIN([.$J55])" office:value-type="float"/>
          <table:table-cell table:formula="of:=MIN([.$K55];[.$W55])" office:value-type="float"/>
          <table:table-cell table:formula="of:=MIN([.$L55];[.$X55])" office:value-type="float"/>
          <table:table-cell table:formula="of:=MIN([.$M55];[.$Y55])" office:value-type="float"/>
          <table:table-cell table:formula="of:=MIN([.$N55];[.$Z55])" office:value-type="float"/>
          <table:table-cell table:formula="of:=MEDIAN([.$B55];[.$O55])" office:value-type="float"/>
          <table:table-cell table:formula="of:=MEDIAN([.$C55];[.$P55])" office:value-type="float"/>
          <table:table-cell table:formula="of:=MEDIAN([.$D55];[.$Q55])" office:value-type="float"/>
          <table:table-cell table:formula="of:=MEDIAN([.$E55];[.$R55])" office:value-type="float"/>
          <table:table-cell table:formula="of:=MEDIAN([.$F55];[.$S55])" office:value-type="float"/>
          <table:table-cell table:formula="of:=MEDIAN([.$G55];[.$T55])" office:value-type="float"/>
          <table:table-cell table:formula="of:=MEDIAN([.$H55];[.$U55])" office:value-type="float"/>
          <table:table-cell table:formula="of:=MEDIAN([.$I55];[.$V55])" office:value-type="float"/>
          <table:table-cell table:formula="of:=MEDIAN([.$J55])" office:value-type="float"/>
          <table:table-cell table:formula="of:=MEDIAN([.$K55];[.$W55])" office:value-type="float"/>
          <table:table-cell table:formula="of:=MEDIAN([.$L55];[.$X55])" office:value-type="float"/>
          <table:table-cell table:formula="of:=MEDIAN([.$M55];[.$Y55])" office:value-type="float"/>
          <table:table-cell table:formula="of:=MEDIAN([.$N55];[.$Z55])" office:value-type="float"/>
          <table:table-cell table:formula="of:=MAX([.$B55];[.$O55])" office:value-type="float"/>
          <table:table-cell table:formula="of:=MAX([.$C55];[.$P55])" office:value-type="float"/>
          <table:table-cell table:formula="of:=MAX([.$D55];[.$Q55])" office:value-type="float"/>
          <table:table-cell table:formula="of:=MAX([.$E55];[.$R55])" office:value-type="float"/>
          <table:table-cell table:formula="of:=MAX([.$F55];[.$S55])" office:value-type="float"/>
          <table:table-cell table:formula="of:=MAX([.$G55];[.$T55])" office:value-type="float"/>
          <table:table-cell table:formula="of:=MAX([.$H55];[.$U55])" office:value-type="float"/>
          <table:table-cell table:formula="of:=MAX([.$I55];[.$V55])" office:value-type="float"/>
          <table:table-cell table:formula="of:=MAX([.$J55])" office:value-type="float"/>
          <table:table-cell table:formula="of:=MAX([.$K55];[.$W55])" office:value-type="float"/>
          <table:table-cell table:formula="of:=MAX([.$L55];[.$X55])" office:value-type="float"/>
          <table:table-cell table:formula="of:=MAX([.$M55];[.$Y55])" office:value-type="float"/>
          <table:table-cell table:formula="of:=MAX([.$N55];[.$Z55])" office:value-type="float"/>
        </table:table-row>
        <table:table-row table:style-name="ro1">
          <table:table-cell office:value-type="string">
            <text:p>blocks.blocks-23-1.asp/17</text:p>
          </table:table-cell>
          <table:table-cell office:value-type="float" office:value="6.1019"/>
          <table:table-cell office:value-type="float" office:value="5.725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74.0"/>
          <table:table-cell office:value-type="float" office:value="174.0"/>
          <table:table-cell office:value-type="float" office:value="438099.0"/>
          <table:table-cell office:value-type="float" office:value="400257.0"/>
          <table:table-cell office:value-type="float" office:value="0.0"/>
          <table:table-cell office:value-type="float" office:value="0.0"/>
          <table:table-cell office:value-type="float" office:value="5.16354"/>
          <table:table-cell office:value-type="float" office:value="5.049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3.0"/>
          <table:table-cell office:value-type="float" office:value="5191.0"/>
          <table:table-cell office:value-type="float" office:value="438099.0"/>
          <table:table-cell office:value-type="float" office:value="400257.0"/>
          <table:table-cell office:value-type="float" office:value="0.0"/>
          <table:table-cell office:value-type="float" office:value="0.0"/>
          <table:table-cell table:formula="of:=MIN([.$B56];[.$O56])" office:value-type="float"/>
          <table:table-cell table:formula="of:=MIN([.$C56];[.$P56])" office:value-type="float"/>
          <table:table-cell table:formula="of:=MIN([.$D56];[.$Q56])" office:value-type="float"/>
          <table:table-cell table:formula="of:=MIN([.$E56];[.$R56])" office:value-type="float"/>
          <table:table-cell table:formula="of:=MIN([.$F56];[.$S56])" office:value-type="float"/>
          <table:table-cell table:formula="of:=MIN([.$G56];[.$T56])" office:value-type="float"/>
          <table:table-cell table:formula="of:=MIN([.$H56];[.$U56])" office:value-type="float"/>
          <table:table-cell table:formula="of:=MIN([.$I56];[.$V56])" office:value-type="float"/>
          <table:table-cell table:formula="of:=MIN([.$J56])" office:value-type="float"/>
          <table:table-cell table:formula="of:=MIN([.$K56];[.$W56])" office:value-type="float"/>
          <table:table-cell table:formula="of:=MIN([.$L56];[.$X56])" office:value-type="float"/>
          <table:table-cell table:formula="of:=MIN([.$M56];[.$Y56])" office:value-type="float"/>
          <table:table-cell table:formula="of:=MIN([.$N56];[.$Z56])" office:value-type="float"/>
          <table:table-cell table:formula="of:=MEDIAN([.$B56];[.$O56])" office:value-type="float"/>
          <table:table-cell table:formula="of:=MEDIAN([.$C56];[.$P56])" office:value-type="float"/>
          <table:table-cell table:formula="of:=MEDIAN([.$D56];[.$Q56])" office:value-type="float"/>
          <table:table-cell table:formula="of:=MEDIAN([.$E56];[.$R56])" office:value-type="float"/>
          <table:table-cell table:formula="of:=MEDIAN([.$F56];[.$S56])" office:value-type="float"/>
          <table:table-cell table:formula="of:=MEDIAN([.$G56];[.$T56])" office:value-type="float"/>
          <table:table-cell table:formula="of:=MEDIAN([.$H56];[.$U56])" office:value-type="float"/>
          <table:table-cell table:formula="of:=MEDIAN([.$I56];[.$V56])" office:value-type="float"/>
          <table:table-cell table:formula="of:=MEDIAN([.$J56])" office:value-type="float"/>
          <table:table-cell table:formula="of:=MEDIAN([.$K56];[.$W56])" office:value-type="float"/>
          <table:table-cell table:formula="of:=MEDIAN([.$L56];[.$X56])" office:value-type="float"/>
          <table:table-cell table:formula="of:=MEDIAN([.$M56];[.$Y56])" office:value-type="float"/>
          <table:table-cell table:formula="of:=MEDIAN([.$N56];[.$Z56])" office:value-type="float"/>
          <table:table-cell table:formula="of:=MAX([.$B56];[.$O56])" office:value-type="float"/>
          <table:table-cell table:formula="of:=MAX([.$C56];[.$P56])" office:value-type="float"/>
          <table:table-cell table:formula="of:=MAX([.$D56];[.$Q56])" office:value-type="float"/>
          <table:table-cell table:formula="of:=MAX([.$E56];[.$R56])" office:value-type="float"/>
          <table:table-cell table:formula="of:=MAX([.$F56];[.$S56])" office:value-type="float"/>
          <table:table-cell table:formula="of:=MAX([.$G56];[.$T56])" office:value-type="float"/>
          <table:table-cell table:formula="of:=MAX([.$H56];[.$U56])" office:value-type="float"/>
          <table:table-cell table:formula="of:=MAX([.$I56];[.$V56])" office:value-type="float"/>
          <table:table-cell table:formula="of:=MAX([.$J56])" office:value-type="float"/>
          <table:table-cell table:formula="of:=MAX([.$K56];[.$W56])" office:value-type="float"/>
          <table:table-cell table:formula="of:=MAX([.$L56];[.$X56])" office:value-type="float"/>
          <table:table-cell table:formula="of:=MAX([.$M56];[.$Y56])" office:value-type="float"/>
          <table:table-cell table:formula="of:=MAX([.$N56];[.$Z56])" office:value-type="float"/>
        </table:table-row>
        <table:table-row table:style-name="ro1">
          <table:table-cell office:value-type="string">
            <text:p>blocks.blocks-23-1.asp/18</text:p>
          </table:table-cell>
          <table:table-cell office:value-type="float" office:value="6.16846"/>
          <table:table-cell office:value-type="float" office:value="6.045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50.0"/>
          <table:table-cell office:value-type="float" office:value="150.0"/>
          <table:table-cell office:value-type="float" office:value="465378.0"/>
          <table:table-cell office:value-type="float" office:value="439726.0"/>
          <table:table-cell office:value-type="float" office:value="0.0"/>
          <table:table-cell office:value-type="float" office:value="0.0"/>
          <table:table-cell office:value-type="float" office:value="5.55879"/>
          <table:table-cell office:value-type="float" office:value="5.44"/>
          <table:table-cell office:value-type="float" office:value="0.1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5.0"/>
          <table:table-cell office:value-type="float" office:value="8133.0"/>
          <table:table-cell office:value-type="float" office:value="465378.0"/>
          <table:table-cell office:value-type="float" office:value="439726.0"/>
          <table:table-cell office:value-type="float" office:value="0.0"/>
          <table:table-cell office:value-type="float" office:value="0.0"/>
          <table:table-cell table:formula="of:=MIN([.$B57];[.$O57])" office:value-type="float"/>
          <table:table-cell table:formula="of:=MIN([.$C57];[.$P57])" office:value-type="float"/>
          <table:table-cell table:formula="of:=MIN([.$D57];[.$Q57])" office:value-type="float"/>
          <table:table-cell table:formula="of:=MIN([.$E57];[.$R57])" office:value-type="float"/>
          <table:table-cell table:formula="of:=MIN([.$F57];[.$S57])" office:value-type="float"/>
          <table:table-cell table:formula="of:=MIN([.$G57];[.$T57])" office:value-type="float"/>
          <table:table-cell table:formula="of:=MIN([.$H57];[.$U57])" office:value-type="float"/>
          <table:table-cell table:formula="of:=MIN([.$I57];[.$V57])" office:value-type="float"/>
          <table:table-cell table:formula="of:=MIN([.$J57])" office:value-type="float"/>
          <table:table-cell table:formula="of:=MIN([.$K57];[.$W57])" office:value-type="float"/>
          <table:table-cell table:formula="of:=MIN([.$L57];[.$X57])" office:value-type="float"/>
          <table:table-cell table:formula="of:=MIN([.$M57];[.$Y57])" office:value-type="float"/>
          <table:table-cell table:formula="of:=MIN([.$N57];[.$Z57])" office:value-type="float"/>
          <table:table-cell table:formula="of:=MEDIAN([.$B57];[.$O57])" office:value-type="float"/>
          <table:table-cell table:formula="of:=MEDIAN([.$C57];[.$P57])" office:value-type="float"/>
          <table:table-cell table:formula="of:=MEDIAN([.$D57];[.$Q57])" office:value-type="float"/>
          <table:table-cell table:formula="of:=MEDIAN([.$E57];[.$R57])" office:value-type="float"/>
          <table:table-cell table:formula="of:=MEDIAN([.$F57];[.$S57])" office:value-type="float"/>
          <table:table-cell table:formula="of:=MEDIAN([.$G57];[.$T57])" office:value-type="float"/>
          <table:table-cell table:formula="of:=MEDIAN([.$H57];[.$U57])" office:value-type="float"/>
          <table:table-cell table:formula="of:=MEDIAN([.$I57];[.$V57])" office:value-type="float"/>
          <table:table-cell table:formula="of:=MEDIAN([.$J57])" office:value-type="float"/>
          <table:table-cell table:formula="of:=MEDIAN([.$K57];[.$W57])" office:value-type="float"/>
          <table:table-cell table:formula="of:=MEDIAN([.$L57];[.$X57])" office:value-type="float"/>
          <table:table-cell table:formula="of:=MEDIAN([.$M57];[.$Y57])" office:value-type="float"/>
          <table:table-cell table:formula="of:=MEDIAN([.$N57];[.$Z57])" office:value-type="float"/>
          <table:table-cell table:formula="of:=MAX([.$B57];[.$O57])" office:value-type="float"/>
          <table:table-cell table:formula="of:=MAX([.$C57];[.$P57])" office:value-type="float"/>
          <table:table-cell table:formula="of:=MAX([.$D57];[.$Q57])" office:value-type="float"/>
          <table:table-cell table:formula="of:=MAX([.$E57];[.$R57])" office:value-type="float"/>
          <table:table-cell table:formula="of:=MAX([.$F57];[.$S57])" office:value-type="float"/>
          <table:table-cell table:formula="of:=MAX([.$G57];[.$T57])" office:value-type="float"/>
          <table:table-cell table:formula="of:=MAX([.$H57];[.$U57])" office:value-type="float"/>
          <table:table-cell table:formula="of:=MAX([.$I57];[.$V57])" office:value-type="float"/>
          <table:table-cell table:formula="of:=MAX([.$J57])" office:value-type="float"/>
          <table:table-cell table:formula="of:=MAX([.$K57];[.$W57])" office:value-type="float"/>
          <table:table-cell table:formula="of:=MAX([.$L57];[.$X57])" office:value-type="float"/>
          <table:table-cell table:formula="of:=MAX([.$M57];[.$Y57])" office:value-type="float"/>
          <table:table-cell table:formula="of:=MAX([.$N57];[.$Z57])" office:value-type="float"/>
        </table:table-row>
        <table:table-row table:style-name="ro1">
          <table:table-cell office:value-type="string">
            <text:p>blocks.blocks-23-1.asp/19</text:p>
          </table:table-cell>
          <table:table-cell office:value-type="float" office:value="6.52707"/>
          <table:table-cell office:value-type="float" office:value="6.396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2010.0"/>
          <table:table-cell office:value-type="float" office:value="2010.0"/>
          <table:table-cell office:value-type="float" office:value="492657.0"/>
          <table:table-cell office:value-type="float" office:value="479195.0"/>
          <table:table-cell office:value-type="float" office:value="0.0"/>
          <table:table-cell office:value-type="float" office:value="0.0"/>
          <table:table-cell office:value-type="float" office:value="5.8945"/>
          <table:table-cell office:value-type="float" office:value="5.772"/>
          <table:table-cell office:value-type="float" office:value="0.1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7.0"/>
          <table:table-cell office:value-type="float" office:value="11328.0"/>
          <table:table-cell office:value-type="float" office:value="492657.0"/>
          <table:table-cell office:value-type="float" office:value="479195.0"/>
          <table:table-cell office:value-type="float" office:value="0.0"/>
          <table:table-cell office:value-type="float" office:value="0.0"/>
          <table:table-cell table:formula="of:=MIN([.$B58];[.$O58])" office:value-type="float"/>
          <table:table-cell table:formula="of:=MIN([.$C58];[.$P58])" office:value-type="float"/>
          <table:table-cell table:formula="of:=MIN([.$D58];[.$Q58])" office:value-type="float"/>
          <table:table-cell table:formula="of:=MIN([.$E58];[.$R58])" office:value-type="float"/>
          <table:table-cell table:formula="of:=MIN([.$F58];[.$S58])" office:value-type="float"/>
          <table:table-cell table:formula="of:=MIN([.$G58];[.$T58])" office:value-type="float"/>
          <table:table-cell table:formula="of:=MIN([.$H58];[.$U58])" office:value-type="float"/>
          <table:table-cell table:formula="of:=MIN([.$I58];[.$V58])" office:value-type="float"/>
          <table:table-cell table:formula="of:=MIN([.$J58])" office:value-type="float"/>
          <table:table-cell table:formula="of:=MIN([.$K58];[.$W58])" office:value-type="float"/>
          <table:table-cell table:formula="of:=MIN([.$L58];[.$X58])" office:value-type="float"/>
          <table:table-cell table:formula="of:=MIN([.$M58];[.$Y58])" office:value-type="float"/>
          <table:table-cell table:formula="of:=MIN([.$N58];[.$Z58])" office:value-type="float"/>
          <table:table-cell table:formula="of:=MEDIAN([.$B58];[.$O58])" office:value-type="float"/>
          <table:table-cell table:formula="of:=MEDIAN([.$C58];[.$P58])" office:value-type="float"/>
          <table:table-cell table:formula="of:=MEDIAN([.$D58];[.$Q58])" office:value-type="float"/>
          <table:table-cell table:formula="of:=MEDIAN([.$E58];[.$R58])" office:value-type="float"/>
          <table:table-cell table:formula="of:=MEDIAN([.$F58];[.$S58])" office:value-type="float"/>
          <table:table-cell table:formula="of:=MEDIAN([.$G58];[.$T58])" office:value-type="float"/>
          <table:table-cell table:formula="of:=MEDIAN([.$H58];[.$U58])" office:value-type="float"/>
          <table:table-cell table:formula="of:=MEDIAN([.$I58];[.$V58])" office:value-type="float"/>
          <table:table-cell table:formula="of:=MEDIAN([.$J58])" office:value-type="float"/>
          <table:table-cell table:formula="of:=MEDIAN([.$K58];[.$W58])" office:value-type="float"/>
          <table:table-cell table:formula="of:=MEDIAN([.$L58];[.$X58])" office:value-type="float"/>
          <table:table-cell table:formula="of:=MEDIAN([.$M58];[.$Y58])" office:value-type="float"/>
          <table:table-cell table:formula="of:=MEDIAN([.$N58];[.$Z58])" office:value-type="float"/>
          <table:table-cell table:formula="of:=MAX([.$B58];[.$O58])" office:value-type="float"/>
          <table:table-cell table:formula="of:=MAX([.$C58];[.$P58])" office:value-type="float"/>
          <table:table-cell table:formula="of:=MAX([.$D58];[.$Q58])" office:value-type="float"/>
          <table:table-cell table:formula="of:=MAX([.$E58];[.$R58])" office:value-type="float"/>
          <table:table-cell table:formula="of:=MAX([.$F58];[.$S58])" office:value-type="float"/>
          <table:table-cell table:formula="of:=MAX([.$G58];[.$T58])" office:value-type="float"/>
          <table:table-cell table:formula="of:=MAX([.$H58];[.$U58])" office:value-type="float"/>
          <table:table-cell table:formula="of:=MAX([.$I58];[.$V58])" office:value-type="float"/>
          <table:table-cell table:formula="of:=MAX([.$J58])" office:value-type="float"/>
          <table:table-cell table:formula="of:=MAX([.$K58];[.$W58])" office:value-type="float"/>
          <table:table-cell table:formula="of:=MAX([.$L58];[.$X58])" office:value-type="float"/>
          <table:table-cell table:formula="of:=MAX([.$M58];[.$Y58])" office:value-type="float"/>
          <table:table-cell table:formula="of:=MAX([.$N58];[.$Z58])" office:value-type="float"/>
        </table:table-row>
        <table:table-row table:style-name="ro1">
          <table:table-cell office:value-type="string">
            <text:p>blocks.blocks-23-1.asp/2</text:p>
          </table:table-cell>
          <table:table-cell office:value-type="float" office:value="0.458258"/>
          <table:table-cell office:value-type="float" office:value="0.4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9481.0"/>
          <table:table-cell office:value-type="float" office:value="21.0"/>
          <table:table-cell office:value-type="float" office:value="0.0"/>
          <table:table-cell office:value-type="float" office:value="0.0"/>
          <table:table-cell office:value-type="float" office:value="0.451108"/>
          <table:table-cell office:value-type="float" office:value="0.4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9481.0"/>
          <table:table-cell office:value-type="float" office:value="21.0"/>
          <table:table-cell office:value-type="float" office:value="0.0"/>
          <table:table-cell office:value-type="float" office:value="0.0"/>
          <table:table-cell table:formula="of:=MIN([.$B59];[.$O59])" office:value-type="float"/>
          <table:table-cell table:formula="of:=MIN([.$C59];[.$P59])" office:value-type="float"/>
          <table:table-cell table:formula="of:=MIN([.$D59];[.$Q59])" office:value-type="float"/>
          <table:table-cell table:formula="of:=MIN([.$E59];[.$R59])" office:value-type="float"/>
          <table:table-cell table:formula="of:=MIN([.$F59];[.$S59])" office:value-type="float"/>
          <table:table-cell table:formula="of:=MIN([.$G59];[.$T59])" office:value-type="float"/>
          <table:table-cell table:formula="of:=MIN([.$H59];[.$U59])" office:value-type="float"/>
          <table:table-cell table:formula="of:=MIN([.$I59];[.$V59])" office:value-type="float"/>
          <table:table-cell table:formula="of:=MIN([.$J59])" office:value-type="float"/>
          <table:table-cell table:formula="of:=MIN([.$K59];[.$W59])" office:value-type="float"/>
          <table:table-cell table:formula="of:=MIN([.$L59];[.$X59])" office:value-type="float"/>
          <table:table-cell table:formula="of:=MIN([.$M59];[.$Y59])" office:value-type="float"/>
          <table:table-cell table:formula="of:=MIN([.$N59];[.$Z59])" office:value-type="float"/>
          <table:table-cell table:formula="of:=MEDIAN([.$B59];[.$O59])" office:value-type="float"/>
          <table:table-cell table:formula="of:=MEDIAN([.$C59];[.$P59])" office:value-type="float"/>
          <table:table-cell table:formula="of:=MEDIAN([.$D59];[.$Q59])" office:value-type="float"/>
          <table:table-cell table:formula="of:=MEDIAN([.$E59];[.$R59])" office:value-type="float"/>
          <table:table-cell table:formula="of:=MEDIAN([.$F59];[.$S59])" office:value-type="float"/>
          <table:table-cell table:formula="of:=MEDIAN([.$G59];[.$T59])" office:value-type="float"/>
          <table:table-cell table:formula="of:=MEDIAN([.$H59];[.$U59])" office:value-type="float"/>
          <table:table-cell table:formula="of:=MEDIAN([.$I59];[.$V59])" office:value-type="float"/>
          <table:table-cell table:formula="of:=MEDIAN([.$J59])" office:value-type="float"/>
          <table:table-cell table:formula="of:=MEDIAN([.$K59];[.$W59])" office:value-type="float"/>
          <table:table-cell table:formula="of:=MEDIAN([.$L59];[.$X59])" office:value-type="float"/>
          <table:table-cell table:formula="of:=MEDIAN([.$M59];[.$Y59])" office:value-type="float"/>
          <table:table-cell table:formula="of:=MEDIAN([.$N59];[.$Z59])" office:value-type="float"/>
          <table:table-cell table:formula="of:=MAX([.$B59];[.$O59])" office:value-type="float"/>
          <table:table-cell table:formula="of:=MAX([.$C59];[.$P59])" office:value-type="float"/>
          <table:table-cell table:formula="of:=MAX([.$D59];[.$Q59])" office:value-type="float"/>
          <table:table-cell table:formula="of:=MAX([.$E59];[.$R59])" office:value-type="float"/>
          <table:table-cell table:formula="of:=MAX([.$F59];[.$S59])" office:value-type="float"/>
          <table:table-cell table:formula="of:=MAX([.$G59];[.$T59])" office:value-type="float"/>
          <table:table-cell table:formula="of:=MAX([.$H59];[.$U59])" office:value-type="float"/>
          <table:table-cell table:formula="of:=MAX([.$I59];[.$V59])" office:value-type="float"/>
          <table:table-cell table:formula="of:=MAX([.$J59])" office:value-type="float"/>
          <table:table-cell table:formula="of:=MAX([.$K59];[.$W59])" office:value-type="float"/>
          <table:table-cell table:formula="of:=MAX([.$L59];[.$X59])" office:value-type="float"/>
          <table:table-cell table:formula="of:=MAX([.$M59];[.$Y59])" office:value-type="float"/>
          <table:table-cell table:formula="of:=MAX([.$N59];[.$Z59])" office:value-type="float"/>
        </table:table-row>
        <table:table-row table:style-name="ro1">
          <table:table-cell office:value-type="string">
            <text:p>blocks.blocks-23-1.asp/20</text:p>
          </table:table-cell>
          <table:table-cell office:value-type="float" office:value="6.95847"/>
          <table:table-cell office:value-type="float" office:value="6.825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8.0"/>
          <table:table-cell office:value-type="float" office:value="4694.0"/>
          <table:table-cell office:value-type="float" office:value="4694.0"/>
          <table:table-cell office:value-type="float" office:value="519936.0"/>
          <table:table-cell office:value-type="float" office:value="518664.0"/>
          <table:table-cell office:value-type="float" office:value="0.0"/>
          <table:table-cell office:value-type="float" office:value="0.0"/>
          <table:table-cell office:value-type="float" office:value="6.28404"/>
          <table:table-cell office:value-type="float" office:value="6.164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54.0"/>
          <table:table-cell office:value-type="float" office:value="11515.0"/>
          <table:table-cell office:value-type="float" office:value="519936.0"/>
          <table:table-cell office:value-type="float" office:value="518664.0"/>
          <table:table-cell office:value-type="float" office:value="0.0"/>
          <table:table-cell office:value-type="float" office:value="0.0"/>
          <table:table-cell table:formula="of:=MIN([.$B60];[.$O60])" office:value-type="float"/>
          <table:table-cell table:formula="of:=MIN([.$C60];[.$P60])" office:value-type="float"/>
          <table:table-cell table:formula="of:=MIN([.$D60];[.$Q60])" office:value-type="float"/>
          <table:table-cell table:formula="of:=MIN([.$E60];[.$R60])" office:value-type="float"/>
          <table:table-cell table:formula="of:=MIN([.$F60];[.$S60])" office:value-type="float"/>
          <table:table-cell table:formula="of:=MIN([.$G60];[.$T60])" office:value-type="float"/>
          <table:table-cell table:formula="of:=MIN([.$H60];[.$U60])" office:value-type="float"/>
          <table:table-cell table:formula="of:=MIN([.$I60];[.$V60])" office:value-type="float"/>
          <table:table-cell table:formula="of:=MIN([.$J60])" office:value-type="float"/>
          <table:table-cell table:formula="of:=MIN([.$K60];[.$W60])" office:value-type="float"/>
          <table:table-cell table:formula="of:=MIN([.$L60];[.$X60])" office:value-type="float"/>
          <table:table-cell table:formula="of:=MIN([.$M60];[.$Y60])" office:value-type="float"/>
          <table:table-cell table:formula="of:=MIN([.$N60];[.$Z60])" office:value-type="float"/>
          <table:table-cell table:formula="of:=MEDIAN([.$B60];[.$O60])" office:value-type="float"/>
          <table:table-cell table:formula="of:=MEDIAN([.$C60];[.$P60])" office:value-type="float"/>
          <table:table-cell table:formula="of:=MEDIAN([.$D60];[.$Q60])" office:value-type="float"/>
          <table:table-cell table:formula="of:=MEDIAN([.$E60];[.$R60])" office:value-type="float"/>
          <table:table-cell table:formula="of:=MEDIAN([.$F60];[.$S60])" office:value-type="float"/>
          <table:table-cell table:formula="of:=MEDIAN([.$G60];[.$T60])" office:value-type="float"/>
          <table:table-cell table:formula="of:=MEDIAN([.$H60];[.$U60])" office:value-type="float"/>
          <table:table-cell table:formula="of:=MEDIAN([.$I60];[.$V60])" office:value-type="float"/>
          <table:table-cell table:formula="of:=MEDIAN([.$J60])" office:value-type="float"/>
          <table:table-cell table:formula="of:=MEDIAN([.$K60];[.$W60])" office:value-type="float"/>
          <table:table-cell table:formula="of:=MEDIAN([.$L60];[.$X60])" office:value-type="float"/>
          <table:table-cell table:formula="of:=MEDIAN([.$M60];[.$Y60])" office:value-type="float"/>
          <table:table-cell table:formula="of:=MEDIAN([.$N60];[.$Z60])" office:value-type="float"/>
          <table:table-cell table:formula="of:=MAX([.$B60];[.$O60])" office:value-type="float"/>
          <table:table-cell table:formula="of:=MAX([.$C60];[.$P60])" office:value-type="float"/>
          <table:table-cell table:formula="of:=MAX([.$D60];[.$Q60])" office:value-type="float"/>
          <table:table-cell table:formula="of:=MAX([.$E60];[.$R60])" office:value-type="float"/>
          <table:table-cell table:formula="of:=MAX([.$F60];[.$S60])" office:value-type="float"/>
          <table:table-cell table:formula="of:=MAX([.$G60];[.$T60])" office:value-type="float"/>
          <table:table-cell table:formula="of:=MAX([.$H60];[.$U60])" office:value-type="float"/>
          <table:table-cell table:formula="of:=MAX([.$I60];[.$V60])" office:value-type="float"/>
          <table:table-cell table:formula="of:=MAX([.$J60])" office:value-type="float"/>
          <table:table-cell table:formula="of:=MAX([.$K60];[.$W60])" office:value-type="float"/>
          <table:table-cell table:formula="of:=MAX([.$L60];[.$X60])" office:value-type="float"/>
          <table:table-cell table:formula="of:=MAX([.$M60];[.$Y60])" office:value-type="float"/>
          <table:table-cell table:formula="of:=MAX([.$N60];[.$Z60])" office:value-type="float"/>
        </table:table-row>
        <table:table-row table:style-name="ro1">
          <table:table-cell office:value-type="string">
            <text:p>blocks.blocks-23-1.asp/21</text:p>
          </table:table-cell>
          <table:table-cell office:value-type="float" office:value="7.34985"/>
          <table:table-cell office:value-type="float" office:value="7.215"/>
          <table:table-cell office:value-type="float" office:value="0.18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8.0"/>
          <table:table-cell office:value-type="float" office:value="13167.0"/>
          <table:table-cell office:value-type="float" office:value="13167.0"/>
          <table:table-cell office:value-type="float" office:value="547215.0"/>
          <table:table-cell office:value-type="float" office:value="558133.0"/>
          <table:table-cell office:value-type="float" office:value="0.0"/>
          <table:table-cell office:value-type="float" office:value="0.0"/>
          <table:table-cell office:value-type="float" office:value="6.65706"/>
          <table:table-cell office:value-type="float" office:value="6.527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75.0"/>
          <table:table-cell office:value-type="float" office:value="14273.0"/>
          <table:table-cell office:value-type="float" office:value="547215.0"/>
          <table:table-cell office:value-type="float" office:value="558133.0"/>
          <table:table-cell office:value-type="float" office:value="0.0"/>
          <table:table-cell office:value-type="float" office:value="0.0"/>
          <table:table-cell table:formula="of:=MIN([.$B61];[.$O61])" office:value-type="float"/>
          <table:table-cell table:formula="of:=MIN([.$C61];[.$P61])" office:value-type="float"/>
          <table:table-cell table:formula="of:=MIN([.$D61];[.$Q61])" office:value-type="float"/>
          <table:table-cell table:formula="of:=MIN([.$E61];[.$R61])" office:value-type="float"/>
          <table:table-cell table:formula="of:=MIN([.$F61];[.$S61])" office:value-type="float"/>
          <table:table-cell table:formula="of:=MIN([.$G61];[.$T61])" office:value-type="float"/>
          <table:table-cell table:formula="of:=MIN([.$H61];[.$U61])" office:value-type="float"/>
          <table:table-cell table:formula="of:=MIN([.$I61];[.$V61])" office:value-type="float"/>
          <table:table-cell table:formula="of:=MIN([.$J61])" office:value-type="float"/>
          <table:table-cell table:formula="of:=MIN([.$K61];[.$W61])" office:value-type="float"/>
          <table:table-cell table:formula="of:=MIN([.$L61];[.$X61])" office:value-type="float"/>
          <table:table-cell table:formula="of:=MIN([.$M61];[.$Y61])" office:value-type="float"/>
          <table:table-cell table:formula="of:=MIN([.$N61];[.$Z61])" office:value-type="float"/>
          <table:table-cell table:formula="of:=MEDIAN([.$B61];[.$O61])" office:value-type="float"/>
          <table:table-cell table:formula="of:=MEDIAN([.$C61];[.$P61])" office:value-type="float"/>
          <table:table-cell table:formula="of:=MEDIAN([.$D61];[.$Q61])" office:value-type="float"/>
          <table:table-cell table:formula="of:=MEDIAN([.$E61];[.$R61])" office:value-type="float"/>
          <table:table-cell table:formula="of:=MEDIAN([.$F61];[.$S61])" office:value-type="float"/>
          <table:table-cell table:formula="of:=MEDIAN([.$G61];[.$T61])" office:value-type="float"/>
          <table:table-cell table:formula="of:=MEDIAN([.$H61];[.$U61])" office:value-type="float"/>
          <table:table-cell table:formula="of:=MEDIAN([.$I61];[.$V61])" office:value-type="float"/>
          <table:table-cell table:formula="of:=MEDIAN([.$J61])" office:value-type="float"/>
          <table:table-cell table:formula="of:=MEDIAN([.$K61];[.$W61])" office:value-type="float"/>
          <table:table-cell table:formula="of:=MEDIAN([.$L61];[.$X61])" office:value-type="float"/>
          <table:table-cell table:formula="of:=MEDIAN([.$M61];[.$Y61])" office:value-type="float"/>
          <table:table-cell table:formula="of:=MEDIAN([.$N61];[.$Z61])" office:value-type="float"/>
          <table:table-cell table:formula="of:=MAX([.$B61];[.$O61])" office:value-type="float"/>
          <table:table-cell table:formula="of:=MAX([.$C61];[.$P61])" office:value-type="float"/>
          <table:table-cell table:formula="of:=MAX([.$D61];[.$Q61])" office:value-type="float"/>
          <table:table-cell table:formula="of:=MAX([.$E61];[.$R61])" office:value-type="float"/>
          <table:table-cell table:formula="of:=MAX([.$F61];[.$S61])" office:value-type="float"/>
          <table:table-cell table:formula="of:=MAX([.$G61];[.$T61])" office:value-type="float"/>
          <table:table-cell table:formula="of:=MAX([.$H61];[.$U61])" office:value-type="float"/>
          <table:table-cell table:formula="of:=MAX([.$I61];[.$V61])" office:value-type="float"/>
          <table:table-cell table:formula="of:=MAX([.$J61])" office:value-type="float"/>
          <table:table-cell table:formula="of:=MAX([.$K61];[.$W61])" office:value-type="float"/>
          <table:table-cell table:formula="of:=MAX([.$L61];[.$X61])" office:value-type="float"/>
          <table:table-cell table:formula="of:=MAX([.$M61];[.$Y61])" office:value-type="float"/>
          <table:table-cell table:formula="of:=MAX([.$N61];[.$Z61])" office:value-type="float"/>
        </table:table-row>
        <table:table-row table:style-name="ro1">
          <table:table-cell office:value-type="string">
            <text:p>blocks.blocks-23-1.asp/22</text:p>
          </table:table-cell>
          <table:table-cell office:value-type="float" office:value="7.86897"/>
          <table:table-cell office:value-type="float" office:value="7.725"/>
          <table:table-cell office:value-type="float" office:value="0.4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85.0"/>
          <table:table-cell office:value-type="float" office:value="31589.0"/>
          <table:table-cell office:value-type="float" office:value="31589.0"/>
          <table:table-cell office:value-type="float" office:value="574494.0"/>
          <table:table-cell office:value-type="float" office:value="597602.0"/>
          <table:table-cell office:value-type="float" office:value="0.0"/>
          <table:table-cell office:value-type="float" office:value="0.0"/>
          <table:table-cell office:value-type="float" office:value="6.97764"/>
          <table:table-cell office:value-type="float" office:value="6.842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.0"/>
          <table:table-cell office:value-type="float" office:value="15229.0"/>
          <table:table-cell office:value-type="float" office:value="574494.0"/>
          <table:table-cell office:value-type="float" office:value="597602.0"/>
          <table:table-cell office:value-type="float" office:value="0.0"/>
          <table:table-cell office:value-type="float" office:value="0.0"/>
          <table:table-cell table:formula="of:=MIN([.$B62];[.$O62])" office:value-type="float"/>
          <table:table-cell table:formula="of:=MIN([.$C62];[.$P62])" office:value-type="float"/>
          <table:table-cell table:formula="of:=MIN([.$D62];[.$Q62])" office:value-type="float"/>
          <table:table-cell table:formula="of:=MIN([.$E62];[.$R62])" office:value-type="float"/>
          <table:table-cell table:formula="of:=MIN([.$F62];[.$S62])" office:value-type="float"/>
          <table:table-cell table:formula="of:=MIN([.$G62];[.$T62])" office:value-type="float"/>
          <table:table-cell table:formula="of:=MIN([.$H62];[.$U62])" office:value-type="float"/>
          <table:table-cell table:formula="of:=MIN([.$I62];[.$V62])" office:value-type="float"/>
          <table:table-cell table:formula="of:=MIN([.$J62])" office:value-type="float"/>
          <table:table-cell table:formula="of:=MIN([.$K62];[.$W62])" office:value-type="float"/>
          <table:table-cell table:formula="of:=MIN([.$L62];[.$X62])" office:value-type="float"/>
          <table:table-cell table:formula="of:=MIN([.$M62];[.$Y62])" office:value-type="float"/>
          <table:table-cell table:formula="of:=MIN([.$N62];[.$Z62])" office:value-type="float"/>
          <table:table-cell table:formula="of:=MEDIAN([.$B62];[.$O62])" office:value-type="float"/>
          <table:table-cell table:formula="of:=MEDIAN([.$C62];[.$P62])" office:value-type="float"/>
          <table:table-cell table:formula="of:=MEDIAN([.$D62];[.$Q62])" office:value-type="float"/>
          <table:table-cell table:formula="of:=MEDIAN([.$E62];[.$R62])" office:value-type="float"/>
          <table:table-cell table:formula="of:=MEDIAN([.$F62];[.$S62])" office:value-type="float"/>
          <table:table-cell table:formula="of:=MEDIAN([.$G62];[.$T62])" office:value-type="float"/>
          <table:table-cell table:formula="of:=MEDIAN([.$H62];[.$U62])" office:value-type="float"/>
          <table:table-cell table:formula="of:=MEDIAN([.$I62];[.$V62])" office:value-type="float"/>
          <table:table-cell table:formula="of:=MEDIAN([.$J62])" office:value-type="float"/>
          <table:table-cell table:formula="of:=MEDIAN([.$K62];[.$W62])" office:value-type="float"/>
          <table:table-cell table:formula="of:=MEDIAN([.$L62];[.$X62])" office:value-type="float"/>
          <table:table-cell table:formula="of:=MEDIAN([.$M62];[.$Y62])" office:value-type="float"/>
          <table:table-cell table:formula="of:=MEDIAN([.$N62];[.$Z62])" office:value-type="float"/>
          <table:table-cell table:formula="of:=MAX([.$B62];[.$O62])" office:value-type="float"/>
          <table:table-cell table:formula="of:=MAX([.$C62];[.$P62])" office:value-type="float"/>
          <table:table-cell table:formula="of:=MAX([.$D62];[.$Q62])" office:value-type="float"/>
          <table:table-cell table:formula="of:=MAX([.$E62];[.$R62])" office:value-type="float"/>
          <table:table-cell table:formula="of:=MAX([.$F62];[.$S62])" office:value-type="float"/>
          <table:table-cell table:formula="of:=MAX([.$G62];[.$T62])" office:value-type="float"/>
          <table:table-cell table:formula="of:=MAX([.$H62];[.$U62])" office:value-type="float"/>
          <table:table-cell table:formula="of:=MAX([.$I62];[.$V62])" office:value-type="float"/>
          <table:table-cell table:formula="of:=MAX([.$J62])" office:value-type="float"/>
          <table:table-cell table:formula="of:=MAX([.$K62];[.$W62])" office:value-type="float"/>
          <table:table-cell table:formula="of:=MAX([.$L62];[.$X62])" office:value-type="float"/>
          <table:table-cell table:formula="of:=MAX([.$M62];[.$Y62])" office:value-type="float"/>
          <table:table-cell table:formula="of:=MAX([.$N62];[.$Z62])" office:value-type="float"/>
        </table:table-row>
        <table:table-row table:style-name="ro1">
          <table:table-cell office:value-type="string">
            <text:p>blocks.blocks-23-1.asp/23</text:p>
          </table:table-cell>
          <table:table-cell office:value-type="float" office:value="8.44014"/>
          <table:table-cell office:value-type="float" office:value="8.275"/>
          <table:table-cell office:value-type="float" office:value="0.36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81.0"/>
          <table:table-cell office:value-type="float" office:value="47532.0"/>
          <table:table-cell office:value-type="float" office:value="47532.0"/>
          <table:table-cell office:value-type="float" office:value="601773.0"/>
          <table:table-cell office:value-type="float" office:value="637071.0"/>
          <table:table-cell office:value-type="float" office:value="0.0"/>
          <table:table-cell office:value-type="float" office:value="0.0"/>
          <table:table-cell office:value-type="float" office:value="7.59238"/>
          <table:table-cell office:value-type="float" office:value="7.453"/>
          <table:table-cell office:value-type="float" office:value="0.26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80.0"/>
          <table:table-cell office:value-type="float" office:value="16363.0"/>
          <table:table-cell office:value-type="float" office:value="601773.0"/>
          <table:table-cell office:value-type="float" office:value="637071.0"/>
          <table:table-cell office:value-type="float" office:value="0.0"/>
          <table:table-cell office:value-type="float" office:value="0.0"/>
          <table:table-cell table:formula="of:=MIN([.$B63];[.$O63])" office:value-type="float"/>
          <table:table-cell table:formula="of:=MIN([.$C63];[.$P63])" office:value-type="float"/>
          <table:table-cell table:formula="of:=MIN([.$D63];[.$Q63])" office:value-type="float"/>
          <table:table-cell table:formula="of:=MIN([.$E63];[.$R63])" office:value-type="float"/>
          <table:table-cell table:formula="of:=MIN([.$F63];[.$S63])" office:value-type="float"/>
          <table:table-cell table:formula="of:=MIN([.$G63];[.$T63])" office:value-type="float"/>
          <table:table-cell table:formula="of:=MIN([.$H63];[.$U63])" office:value-type="float"/>
          <table:table-cell table:formula="of:=MIN([.$I63];[.$V63])" office:value-type="float"/>
          <table:table-cell table:formula="of:=MIN([.$J63])" office:value-type="float"/>
          <table:table-cell table:formula="of:=MIN([.$K63];[.$W63])" office:value-type="float"/>
          <table:table-cell table:formula="of:=MIN([.$L63];[.$X63])" office:value-type="float"/>
          <table:table-cell table:formula="of:=MIN([.$M63];[.$Y63])" office:value-type="float"/>
          <table:table-cell table:formula="of:=MIN([.$N63];[.$Z63])" office:value-type="float"/>
          <table:table-cell table:formula="of:=MEDIAN([.$B63];[.$O63])" office:value-type="float"/>
          <table:table-cell table:formula="of:=MEDIAN([.$C63];[.$P63])" office:value-type="float"/>
          <table:table-cell table:formula="of:=MEDIAN([.$D63];[.$Q63])" office:value-type="float"/>
          <table:table-cell table:formula="of:=MEDIAN([.$E63];[.$R63])" office:value-type="float"/>
          <table:table-cell table:formula="of:=MEDIAN([.$F63];[.$S63])" office:value-type="float"/>
          <table:table-cell table:formula="of:=MEDIAN([.$G63];[.$T63])" office:value-type="float"/>
          <table:table-cell table:formula="of:=MEDIAN([.$H63];[.$U63])" office:value-type="float"/>
          <table:table-cell table:formula="of:=MEDIAN([.$I63];[.$V63])" office:value-type="float"/>
          <table:table-cell table:formula="of:=MEDIAN([.$J63])" office:value-type="float"/>
          <table:table-cell table:formula="of:=MEDIAN([.$K63];[.$W63])" office:value-type="float"/>
          <table:table-cell table:formula="of:=MEDIAN([.$L63];[.$X63])" office:value-type="float"/>
          <table:table-cell table:formula="of:=MEDIAN([.$M63];[.$Y63])" office:value-type="float"/>
          <table:table-cell table:formula="of:=MEDIAN([.$N63];[.$Z63])" office:value-type="float"/>
          <table:table-cell table:formula="of:=MAX([.$B63];[.$O63])" office:value-type="float"/>
          <table:table-cell table:formula="of:=MAX([.$C63];[.$P63])" office:value-type="float"/>
          <table:table-cell table:formula="of:=MAX([.$D63];[.$Q63])" office:value-type="float"/>
          <table:table-cell table:formula="of:=MAX([.$E63];[.$R63])" office:value-type="float"/>
          <table:table-cell table:formula="of:=MAX([.$F63];[.$S63])" office:value-type="float"/>
          <table:table-cell table:formula="of:=MAX([.$G63];[.$T63])" office:value-type="float"/>
          <table:table-cell table:formula="of:=MAX([.$H63];[.$U63])" office:value-type="float"/>
          <table:table-cell table:formula="of:=MAX([.$I63];[.$V63])" office:value-type="float"/>
          <table:table-cell table:formula="of:=MAX([.$J63])" office:value-type="float"/>
          <table:table-cell table:formula="of:=MAX([.$K63];[.$W63])" office:value-type="float"/>
          <table:table-cell table:formula="of:=MAX([.$L63];[.$X63])" office:value-type="float"/>
          <table:table-cell table:formula="of:=MAX([.$M63];[.$Y63])" office:value-type="float"/>
          <table:table-cell table:formula="of:=MAX([.$N63];[.$Z63])" office:value-type="float"/>
        </table:table-row>
        <table:table-row table:style-name="ro1">
          <table:table-cell office:value-type="string">
            <text:p>blocks.blocks-23-1.asp/24</text:p>
          </table:table-cell>
          <table:table-cell office:value-type="float" office:value="8.46505"/>
          <table:table-cell office:value-type="float" office:value="8.318"/>
          <table:table-cell office:value-type="float" office:value="0.27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76.0"/>
          <table:table-cell office:value-type="float" office:value="15814.0"/>
          <table:table-cell office:value-type="float" office:value="15814.0"/>
          <table:table-cell office:value-type="float" office:value="629052.0"/>
          <table:table-cell office:value-type="float" office:value="676540.0"/>
          <table:table-cell office:value-type="float" office:value="0.0"/>
          <table:table-cell office:value-type="float" office:value="0.0"/>
          <table:table-cell office:value-type="float" office:value="8.32276"/>
          <table:table-cell office:value-type="float" office:value="8.179"/>
          <table:table-cell office:value-type="float" office:value="0.5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501.0"/>
          <table:table-cell office:value-type="float" office:value="32258.0"/>
          <table:table-cell office:value-type="float" office:value="629052.0"/>
          <table:table-cell office:value-type="float" office:value="676540.0"/>
          <table:table-cell office:value-type="float" office:value="0.0"/>
          <table:table-cell office:value-type="float" office:value="0.0"/>
          <table:table-cell table:formula="of:=MIN([.$B64];[.$O64])" office:value-type="float"/>
          <table:table-cell table:formula="of:=MIN([.$C64];[.$P64])" office:value-type="float"/>
          <table:table-cell table:formula="of:=MIN([.$D64];[.$Q64])" office:value-type="float"/>
          <table:table-cell table:formula="of:=MIN([.$E64];[.$R64])" office:value-type="float"/>
          <table:table-cell table:formula="of:=MIN([.$F64];[.$S64])" office:value-type="float"/>
          <table:table-cell table:formula="of:=MIN([.$G64];[.$T64])" office:value-type="float"/>
          <table:table-cell table:formula="of:=MIN([.$H64];[.$U64])" office:value-type="float"/>
          <table:table-cell table:formula="of:=MIN([.$I64];[.$V64])" office:value-type="float"/>
          <table:table-cell table:formula="of:=MIN([.$J64])" office:value-type="float"/>
          <table:table-cell table:formula="of:=MIN([.$K64];[.$W64])" office:value-type="float"/>
          <table:table-cell table:formula="of:=MIN([.$L64];[.$X64])" office:value-type="float"/>
          <table:table-cell table:formula="of:=MIN([.$M64];[.$Y64])" office:value-type="float"/>
          <table:table-cell table:formula="of:=MIN([.$N64];[.$Z64])" office:value-type="float"/>
          <table:table-cell table:formula="of:=MEDIAN([.$B64];[.$O64])" office:value-type="float"/>
          <table:table-cell table:formula="of:=MEDIAN([.$C64];[.$P64])" office:value-type="float"/>
          <table:table-cell table:formula="of:=MEDIAN([.$D64];[.$Q64])" office:value-type="float"/>
          <table:table-cell table:formula="of:=MEDIAN([.$E64];[.$R64])" office:value-type="float"/>
          <table:table-cell table:formula="of:=MEDIAN([.$F64];[.$S64])" office:value-type="float"/>
          <table:table-cell table:formula="of:=MEDIAN([.$G64];[.$T64])" office:value-type="float"/>
          <table:table-cell table:formula="of:=MEDIAN([.$H64];[.$U64])" office:value-type="float"/>
          <table:table-cell table:formula="of:=MEDIAN([.$I64];[.$V64])" office:value-type="float"/>
          <table:table-cell table:formula="of:=MEDIAN([.$J64])" office:value-type="float"/>
          <table:table-cell table:formula="of:=MEDIAN([.$K64];[.$W64])" office:value-type="float"/>
          <table:table-cell table:formula="of:=MEDIAN([.$L64];[.$X64])" office:value-type="float"/>
          <table:table-cell table:formula="of:=MEDIAN([.$M64];[.$Y64])" office:value-type="float"/>
          <table:table-cell table:formula="of:=MEDIAN([.$N64];[.$Z64])" office:value-type="float"/>
          <table:table-cell table:formula="of:=MAX([.$B64];[.$O64])" office:value-type="float"/>
          <table:table-cell table:formula="of:=MAX([.$C64];[.$P64])" office:value-type="float"/>
          <table:table-cell table:formula="of:=MAX([.$D64];[.$Q64])" office:value-type="float"/>
          <table:table-cell table:formula="of:=MAX([.$E64];[.$R64])" office:value-type="float"/>
          <table:table-cell table:formula="of:=MAX([.$F64];[.$S64])" office:value-type="float"/>
          <table:table-cell table:formula="of:=MAX([.$G64];[.$T64])" office:value-type="float"/>
          <table:table-cell table:formula="of:=MAX([.$H64];[.$U64])" office:value-type="float"/>
          <table:table-cell table:formula="of:=MAX([.$I64];[.$V64])" office:value-type="float"/>
          <table:table-cell table:formula="of:=MAX([.$J64])" office:value-type="float"/>
          <table:table-cell table:formula="of:=MAX([.$K64];[.$W64])" office:value-type="float"/>
          <table:table-cell table:formula="of:=MAX([.$L64];[.$X64])" office:value-type="float"/>
          <table:table-cell table:formula="of:=MAX([.$M64];[.$Y64])" office:value-type="float"/>
          <table:table-cell table:formula="of:=MAX([.$N64];[.$Z64])" office:value-type="float"/>
        </table:table-row>
        <table:table-row table:style-name="ro1">
          <table:table-cell office:value-type="string">
            <text:p>blocks.blocks-23-1.asp/25</text:p>
          </table:table-cell>
          <table:table-cell office:value-type="float" office:value="8.85403"/>
          <table:table-cell office:value-type="float" office:value="8.707"/>
          <table:table-cell office:value-type="float" office:value="0.3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5.0"/>
          <table:table-cell office:value-type="float" office:value="17084.0"/>
          <table:table-cell office:value-type="float" office:value="17084.0"/>
          <table:table-cell office:value-type="float" office:value="656331.0"/>
          <table:table-cell office:value-type="float" office:value="716009.0"/>
          <table:table-cell office:value-type="float" office:value="0.0"/>
          <table:table-cell office:value-type="float" office:value="0.0"/>
          <table:table-cell office:value-type="float" office:value="8.32657"/>
          <table:table-cell office:value-type="float" office:value="8.176"/>
          <table:table-cell office:value-type="float" office:value="0.35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84.0"/>
          <table:table-cell office:value-type="float" office:value="21772.0"/>
          <table:table-cell office:value-type="float" office:value="656331.0"/>
          <table:table-cell office:value-type="float" office:value="716009.0"/>
          <table:table-cell office:value-type="float" office:value="0.0"/>
          <table:table-cell office:value-type="float" office:value="0.0"/>
          <table:table-cell table:formula="of:=MIN([.$B65];[.$O65])" office:value-type="float"/>
          <table:table-cell table:formula="of:=MIN([.$C65];[.$P65])" office:value-type="float"/>
          <table:table-cell table:formula="of:=MIN([.$D65];[.$Q65])" office:value-type="float"/>
          <table:table-cell table:formula="of:=MIN([.$E65];[.$R65])" office:value-type="float"/>
          <table:table-cell table:formula="of:=MIN([.$F65];[.$S65])" office:value-type="float"/>
          <table:table-cell table:formula="of:=MIN([.$G65];[.$T65])" office:value-type="float"/>
          <table:table-cell table:formula="of:=MIN([.$H65];[.$U65])" office:value-type="float"/>
          <table:table-cell table:formula="of:=MIN([.$I65];[.$V65])" office:value-type="float"/>
          <table:table-cell table:formula="of:=MIN([.$J65])" office:value-type="float"/>
          <table:table-cell table:formula="of:=MIN([.$K65];[.$W65])" office:value-type="float"/>
          <table:table-cell table:formula="of:=MIN([.$L65];[.$X65])" office:value-type="float"/>
          <table:table-cell table:formula="of:=MIN([.$M65];[.$Y65])" office:value-type="float"/>
          <table:table-cell table:formula="of:=MIN([.$N65];[.$Z65])" office:value-type="float"/>
          <table:table-cell table:formula="of:=MEDIAN([.$B65];[.$O65])" office:value-type="float"/>
          <table:table-cell table:formula="of:=MEDIAN([.$C65];[.$P65])" office:value-type="float"/>
          <table:table-cell table:formula="of:=MEDIAN([.$D65];[.$Q65])" office:value-type="float"/>
          <table:table-cell table:formula="of:=MEDIAN([.$E65];[.$R65])" office:value-type="float"/>
          <table:table-cell table:formula="of:=MEDIAN([.$F65];[.$S65])" office:value-type="float"/>
          <table:table-cell table:formula="of:=MEDIAN([.$G65];[.$T65])" office:value-type="float"/>
          <table:table-cell table:formula="of:=MEDIAN([.$H65];[.$U65])" office:value-type="float"/>
          <table:table-cell table:formula="of:=MEDIAN([.$I65];[.$V65])" office:value-type="float"/>
          <table:table-cell table:formula="of:=MEDIAN([.$J65])" office:value-type="float"/>
          <table:table-cell table:formula="of:=MEDIAN([.$K65];[.$W65])" office:value-type="float"/>
          <table:table-cell table:formula="of:=MEDIAN([.$L65];[.$X65])" office:value-type="float"/>
          <table:table-cell table:formula="of:=MEDIAN([.$M65];[.$Y65])" office:value-type="float"/>
          <table:table-cell table:formula="of:=MEDIAN([.$N65];[.$Z65])" office:value-type="float"/>
          <table:table-cell table:formula="of:=MAX([.$B65];[.$O65])" office:value-type="float"/>
          <table:table-cell table:formula="of:=MAX([.$C65];[.$P65])" office:value-type="float"/>
          <table:table-cell table:formula="of:=MAX([.$D65];[.$Q65])" office:value-type="float"/>
          <table:table-cell table:formula="of:=MAX([.$E65];[.$R65])" office:value-type="float"/>
          <table:table-cell table:formula="of:=MAX([.$F65];[.$S65])" office:value-type="float"/>
          <table:table-cell table:formula="of:=MAX([.$G65];[.$T65])" office:value-type="float"/>
          <table:table-cell table:formula="of:=MAX([.$H65];[.$U65])" office:value-type="float"/>
          <table:table-cell table:formula="of:=MAX([.$I65];[.$V65])" office:value-type="float"/>
          <table:table-cell table:formula="of:=MAX([.$J65])" office:value-type="float"/>
          <table:table-cell table:formula="of:=MAX([.$K65];[.$W65])" office:value-type="float"/>
          <table:table-cell table:formula="of:=MAX([.$L65];[.$X65])" office:value-type="float"/>
          <table:table-cell table:formula="of:=MAX([.$M65];[.$Y65])" office:value-type="float"/>
          <table:table-cell table:formula="of:=MAX([.$N65];[.$Z65])" office:value-type="float"/>
        </table:table-row>
        <table:table-row table:style-name="ro1">
          <table:table-cell office:value-type="string">
            <text:p>blocks.blocks-23-1.asp/26</text:p>
          </table:table-cell>
          <table:table-cell office:value-type="float" office:value="9.30833"/>
          <table:table-cell office:value-type="float" office:value="9.147"/>
          <table:table-cell office:value-type="float" office:value="0.2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2.0"/>
          <table:table-cell office:value-type="float" office:value="15789.0"/>
          <table:table-cell office:value-type="float" office:value="15789.0"/>
          <table:table-cell office:value-type="float" office:value="683610.0"/>
          <table:table-cell office:value-type="float" office:value="755478.0"/>
          <table:table-cell office:value-type="float" office:value="0.0"/>
          <table:table-cell office:value-type="float" office:value="0.0"/>
          <table:table-cell office:value-type="float" office:value="8.38416"/>
          <table:table-cell office:value-type="float" office:value="8.242"/>
          <table:table-cell office:value-type="float" office:value="0.29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81.0"/>
          <table:table-cell office:value-type="float" office:value="20227.0"/>
          <table:table-cell office:value-type="float" office:value="683610.0"/>
          <table:table-cell office:value-type="float" office:value="755478.0"/>
          <table:table-cell office:value-type="float" office:value="0.0"/>
          <table:table-cell office:value-type="float" office:value="0.0"/>
          <table:table-cell table:formula="of:=MIN([.$B66];[.$O66])" office:value-type="float"/>
          <table:table-cell table:formula="of:=MIN([.$C66];[.$P66])" office:value-type="float"/>
          <table:table-cell table:formula="of:=MIN([.$D66];[.$Q66])" office:value-type="float"/>
          <table:table-cell table:formula="of:=MIN([.$E66];[.$R66])" office:value-type="float"/>
          <table:table-cell table:formula="of:=MIN([.$F66];[.$S66])" office:value-type="float"/>
          <table:table-cell table:formula="of:=MIN([.$G66];[.$T66])" office:value-type="float"/>
          <table:table-cell table:formula="of:=MIN([.$H66];[.$U66])" office:value-type="float"/>
          <table:table-cell table:formula="of:=MIN([.$I66];[.$V66])" office:value-type="float"/>
          <table:table-cell table:formula="of:=MIN([.$J66])" office:value-type="float"/>
          <table:table-cell table:formula="of:=MIN([.$K66];[.$W66])" office:value-type="float"/>
          <table:table-cell table:formula="of:=MIN([.$L66];[.$X66])" office:value-type="float"/>
          <table:table-cell table:formula="of:=MIN([.$M66];[.$Y66])" office:value-type="float"/>
          <table:table-cell table:formula="of:=MIN([.$N66];[.$Z66])" office:value-type="float"/>
          <table:table-cell table:formula="of:=MEDIAN([.$B66];[.$O66])" office:value-type="float"/>
          <table:table-cell table:formula="of:=MEDIAN([.$C66];[.$P66])" office:value-type="float"/>
          <table:table-cell table:formula="of:=MEDIAN([.$D66];[.$Q66])" office:value-type="float"/>
          <table:table-cell table:formula="of:=MEDIAN([.$E66];[.$R66])" office:value-type="float"/>
          <table:table-cell table:formula="of:=MEDIAN([.$F66];[.$S66])" office:value-type="float"/>
          <table:table-cell table:formula="of:=MEDIAN([.$G66];[.$T66])" office:value-type="float"/>
          <table:table-cell table:formula="of:=MEDIAN([.$H66];[.$U66])" office:value-type="float"/>
          <table:table-cell table:formula="of:=MEDIAN([.$I66];[.$V66])" office:value-type="float"/>
          <table:table-cell table:formula="of:=MEDIAN([.$J66])" office:value-type="float"/>
          <table:table-cell table:formula="of:=MEDIAN([.$K66];[.$W66])" office:value-type="float"/>
          <table:table-cell table:formula="of:=MEDIAN([.$L66];[.$X66])" office:value-type="float"/>
          <table:table-cell table:formula="of:=MEDIAN([.$M66];[.$Y66])" office:value-type="float"/>
          <table:table-cell table:formula="of:=MEDIAN([.$N66];[.$Z66])" office:value-type="float"/>
          <table:table-cell table:formula="of:=MAX([.$B66];[.$O66])" office:value-type="float"/>
          <table:table-cell table:formula="of:=MAX([.$C66];[.$P66])" office:value-type="float"/>
          <table:table-cell table:formula="of:=MAX([.$D66];[.$Q66])" office:value-type="float"/>
          <table:table-cell table:formula="of:=MAX([.$E66];[.$R66])" office:value-type="float"/>
          <table:table-cell table:formula="of:=MAX([.$F66];[.$S66])" office:value-type="float"/>
          <table:table-cell table:formula="of:=MAX([.$G66];[.$T66])" office:value-type="float"/>
          <table:table-cell table:formula="of:=MAX([.$H66];[.$U66])" office:value-type="float"/>
          <table:table-cell table:formula="of:=MAX([.$I66];[.$V66])" office:value-type="float"/>
          <table:table-cell table:formula="of:=MAX([.$J66])" office:value-type="float"/>
          <table:table-cell table:formula="of:=MAX([.$K66];[.$W66])" office:value-type="float"/>
          <table:table-cell table:formula="of:=MAX([.$L66];[.$X66])" office:value-type="float"/>
          <table:table-cell table:formula="of:=MAX([.$M66];[.$Y66])" office:value-type="float"/>
          <table:table-cell table:formula="of:=MAX([.$N66];[.$Z66])" office:value-type="float"/>
        </table:table-row>
        <table:table-row table:style-name="ro1">
          <table:table-cell office:value-type="string">
            <text:p>blocks.blocks-23-1.asp/27</text:p>
          </table:table-cell>
          <table:table-cell office:value-type="float" office:value="10.4242"/>
          <table:table-cell office:value-type="float" office:value="10.253"/>
          <table:table-cell office:value-type="float" office:value="0.6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34.0"/>
          <table:table-cell office:value-type="float" office:value="45707.0"/>
          <table:table-cell office:value-type="float" office:value="45707.0"/>
          <table:table-cell office:value-type="float" office:value="710889.0"/>
          <table:table-cell office:value-type="float" office:value="794947.0"/>
          <table:table-cell office:value-type="float" office:value="0.0"/>
          <table:table-cell office:value-type="float" office:value="0.0"/>
          <table:table-cell office:value-type="float" office:value="9.14221"/>
          <table:table-cell office:value-type="float" office:value="8.991"/>
          <table:table-cell office:value-type="float" office:value="0.5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175.0"/>
          <table:table-cell office:value-type="float" office:value="31754.0"/>
          <table:table-cell office:value-type="float" office:value="710889.0"/>
          <table:table-cell office:value-type="float" office:value="794947.0"/>
          <table:table-cell office:value-type="float" office:value="0.0"/>
          <table:table-cell office:value-type="float" office:value="0.0"/>
          <table:table-cell table:formula="of:=MIN([.$B67];[.$O67])" office:value-type="float"/>
          <table:table-cell table:formula="of:=MIN([.$C67];[.$P67])" office:value-type="float"/>
          <table:table-cell table:formula="of:=MIN([.$D67];[.$Q67])" office:value-type="float"/>
          <table:table-cell table:formula="of:=MIN([.$E67];[.$R67])" office:value-type="float"/>
          <table:table-cell table:formula="of:=MIN([.$F67];[.$S67])" office:value-type="float"/>
          <table:table-cell table:formula="of:=MIN([.$G67];[.$T67])" office:value-type="float"/>
          <table:table-cell table:formula="of:=MIN([.$H67];[.$U67])" office:value-type="float"/>
          <table:table-cell table:formula="of:=MIN([.$I67];[.$V67])" office:value-type="float"/>
          <table:table-cell table:formula="of:=MIN([.$J67])" office:value-type="float"/>
          <table:table-cell table:formula="of:=MIN([.$K67];[.$W67])" office:value-type="float"/>
          <table:table-cell table:formula="of:=MIN([.$L67];[.$X67])" office:value-type="float"/>
          <table:table-cell table:formula="of:=MIN([.$M67];[.$Y67])" office:value-type="float"/>
          <table:table-cell table:formula="of:=MIN([.$N67];[.$Z67])" office:value-type="float"/>
          <table:table-cell table:formula="of:=MEDIAN([.$B67];[.$O67])" office:value-type="float"/>
          <table:table-cell table:formula="of:=MEDIAN([.$C67];[.$P67])" office:value-type="float"/>
          <table:table-cell table:formula="of:=MEDIAN([.$D67];[.$Q67])" office:value-type="float"/>
          <table:table-cell table:formula="of:=MEDIAN([.$E67];[.$R67])" office:value-type="float"/>
          <table:table-cell table:formula="of:=MEDIAN([.$F67];[.$S67])" office:value-type="float"/>
          <table:table-cell table:formula="of:=MEDIAN([.$G67];[.$T67])" office:value-type="float"/>
          <table:table-cell table:formula="of:=MEDIAN([.$H67];[.$U67])" office:value-type="float"/>
          <table:table-cell table:formula="of:=MEDIAN([.$I67];[.$V67])" office:value-type="float"/>
          <table:table-cell table:formula="of:=MEDIAN([.$J67])" office:value-type="float"/>
          <table:table-cell table:formula="of:=MEDIAN([.$K67];[.$W67])" office:value-type="float"/>
          <table:table-cell table:formula="of:=MEDIAN([.$L67];[.$X67])" office:value-type="float"/>
          <table:table-cell table:formula="of:=MEDIAN([.$M67];[.$Y67])" office:value-type="float"/>
          <table:table-cell table:formula="of:=MEDIAN([.$N67];[.$Z67])" office:value-type="float"/>
          <table:table-cell table:formula="of:=MAX([.$B67];[.$O67])" office:value-type="float"/>
          <table:table-cell table:formula="of:=MAX([.$C67];[.$P67])" office:value-type="float"/>
          <table:table-cell table:formula="of:=MAX([.$D67];[.$Q67])" office:value-type="float"/>
          <table:table-cell table:formula="of:=MAX([.$E67];[.$R67])" office:value-type="float"/>
          <table:table-cell table:formula="of:=MAX([.$F67];[.$S67])" office:value-type="float"/>
          <table:table-cell table:formula="of:=MAX([.$G67];[.$T67])" office:value-type="float"/>
          <table:table-cell table:formula="of:=MAX([.$H67];[.$U67])" office:value-type="float"/>
          <table:table-cell table:formula="of:=MAX([.$I67];[.$V67])" office:value-type="float"/>
          <table:table-cell table:formula="of:=MAX([.$J67])" office:value-type="float"/>
          <table:table-cell table:formula="of:=MAX([.$K67];[.$W67])" office:value-type="float"/>
          <table:table-cell table:formula="of:=MAX([.$L67];[.$X67])" office:value-type="float"/>
          <table:table-cell table:formula="of:=MAX([.$M67];[.$Y67])" office:value-type="float"/>
          <table:table-cell table:formula="of:=MAX([.$N67];[.$Z67])" office:value-type="float"/>
        </table:table-row>
        <table:table-row table:style-name="ro1">
          <table:table-cell office:value-type="string">
            <text:p>blocks.blocks-23-1.asp/28</text:p>
          </table:table-cell>
          <table:table-cell office:value-type="float" office:value="14.5045"/>
          <table:table-cell office:value-type="float" office:value="14.335"/>
          <table:table-cell office:value-type="float" office:value="4.72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8077.0"/>
          <table:table-cell office:value-type="float" office:value="432341.0"/>
          <table:table-cell office:value-type="float" office:value="432341.0"/>
          <table:table-cell office:value-type="float" office:value="738168.0"/>
          <table:table-cell office:value-type="float" office:value="834416.0"/>
          <table:table-cell office:value-type="float" office:value="0.0"/>
          <table:table-cell office:value-type="float" office:value="0.0"/>
          <table:table-cell office:value-type="float" office:value="10.1893"/>
          <table:table-cell office:value-type="float" office:value="10.022"/>
          <table:table-cell office:value-type="float" office:value="1.28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3188.0"/>
          <table:table-cell office:value-type="float" office:value="46242.0"/>
          <table:table-cell office:value-type="float" office:value="738168.0"/>
          <table:table-cell office:value-type="float" office:value="834416.0"/>
          <table:table-cell office:value-type="float" office:value="0.0"/>
          <table:table-cell office:value-type="float" office:value="0.0"/>
          <table:table-cell table:formula="of:=MIN([.$B68];[.$O68])" office:value-type="float"/>
          <table:table-cell table:formula="of:=MIN([.$C68];[.$P68])" office:value-type="float"/>
          <table:table-cell table:formula="of:=MIN([.$D68];[.$Q68])" office:value-type="float"/>
          <table:table-cell table:formula="of:=MIN([.$E68];[.$R68])" office:value-type="float"/>
          <table:table-cell table:formula="of:=MIN([.$F68];[.$S68])" office:value-type="float"/>
          <table:table-cell table:formula="of:=MIN([.$G68];[.$T68])" office:value-type="float"/>
          <table:table-cell table:formula="of:=MIN([.$H68];[.$U68])" office:value-type="float"/>
          <table:table-cell table:formula="of:=MIN([.$I68];[.$V68])" office:value-type="float"/>
          <table:table-cell table:formula="of:=MIN([.$J68])" office:value-type="float"/>
          <table:table-cell table:formula="of:=MIN([.$K68];[.$W68])" office:value-type="float"/>
          <table:table-cell table:formula="of:=MIN([.$L68];[.$X68])" office:value-type="float"/>
          <table:table-cell table:formula="of:=MIN([.$M68];[.$Y68])" office:value-type="float"/>
          <table:table-cell table:formula="of:=MIN([.$N68];[.$Z68])" office:value-type="float"/>
          <table:table-cell table:formula="of:=MEDIAN([.$B68];[.$O68])" office:value-type="float"/>
          <table:table-cell table:formula="of:=MEDIAN([.$C68];[.$P68])" office:value-type="float"/>
          <table:table-cell table:formula="of:=MEDIAN([.$D68];[.$Q68])" office:value-type="float"/>
          <table:table-cell table:formula="of:=MEDIAN([.$E68];[.$R68])" office:value-type="float"/>
          <table:table-cell table:formula="of:=MEDIAN([.$F68];[.$S68])" office:value-type="float"/>
          <table:table-cell table:formula="of:=MEDIAN([.$G68];[.$T68])" office:value-type="float"/>
          <table:table-cell table:formula="of:=MEDIAN([.$H68];[.$U68])" office:value-type="float"/>
          <table:table-cell table:formula="of:=MEDIAN([.$I68];[.$V68])" office:value-type="float"/>
          <table:table-cell table:formula="of:=MEDIAN([.$J68])" office:value-type="float"/>
          <table:table-cell table:formula="of:=MEDIAN([.$K68];[.$W68])" office:value-type="float"/>
          <table:table-cell table:formula="of:=MEDIAN([.$L68];[.$X68])" office:value-type="float"/>
          <table:table-cell table:formula="of:=MEDIAN([.$M68];[.$Y68])" office:value-type="float"/>
          <table:table-cell table:formula="of:=MEDIAN([.$N68];[.$Z68])" office:value-type="float"/>
          <table:table-cell table:formula="of:=MAX([.$B68];[.$O68])" office:value-type="float"/>
          <table:table-cell table:formula="of:=MAX([.$C68];[.$P68])" office:value-type="float"/>
          <table:table-cell table:formula="of:=MAX([.$D68];[.$Q68])" office:value-type="float"/>
          <table:table-cell table:formula="of:=MAX([.$E68];[.$R68])" office:value-type="float"/>
          <table:table-cell table:formula="of:=MAX([.$F68];[.$S68])" office:value-type="float"/>
          <table:table-cell table:formula="of:=MAX([.$G68];[.$T68])" office:value-type="float"/>
          <table:table-cell table:formula="of:=MAX([.$H68];[.$U68])" office:value-type="float"/>
          <table:table-cell table:formula="of:=MAX([.$I68];[.$V68])" office:value-type="float"/>
          <table:table-cell table:formula="of:=MAX([.$J68])" office:value-type="float"/>
          <table:table-cell table:formula="of:=MAX([.$K68];[.$W68])" office:value-type="float"/>
          <table:table-cell table:formula="of:=MAX([.$L68];[.$X68])" office:value-type="float"/>
          <table:table-cell table:formula="of:=MAX([.$M68];[.$Y68])" office:value-type="float"/>
          <table:table-cell table:formula="of:=MAX([.$N68];[.$Z68])" office:value-type="float"/>
        </table:table-row>
        <table:table-row table:style-name="ro1">
          <table:table-cell office:value-type="string">
            <text:p>blocks.blocks-23-1.asp/29</text:p>
          </table:table-cell>
          <table:table-cell office:value-type="float" office:value="10.8427"/>
          <table:table-cell office:value-type="float" office:value="10.676"/>
          <table:table-cell office:value-type="float" office:value="0.7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57.0"/>
          <table:table-cell office:value-type="float" office:value="30685.0"/>
          <table:table-cell office:value-type="float" office:value="30685.0"/>
          <table:table-cell office:value-type="float" office:value="765447.0"/>
          <table:table-cell office:value-type="float" office:value="873885.0"/>
          <table:table-cell office:value-type="float" office:value="0.0"/>
          <table:table-cell office:value-type="float" office:value="0.0"/>
          <table:table-cell office:value-type="float" office:value="9.92695"/>
          <table:table-cell office:value-type="float" office:value="9.758"/>
          <table:table-cell office:value-type="float" office:value="0.57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219.0"/>
          <table:table-cell office:value-type="float" office:value="41397.0"/>
          <table:table-cell office:value-type="float" office:value="765447.0"/>
          <table:table-cell office:value-type="float" office:value="873885.0"/>
          <table:table-cell office:value-type="float" office:value="0.0"/>
          <table:table-cell office:value-type="float" office:value="0.0"/>
          <table:table-cell table:formula="of:=MIN([.$B69];[.$O69])" office:value-type="float"/>
          <table:table-cell table:formula="of:=MIN([.$C69];[.$P69])" office:value-type="float"/>
          <table:table-cell table:formula="of:=MIN([.$D69];[.$Q69])" office:value-type="float"/>
          <table:table-cell table:formula="of:=MIN([.$E69];[.$R69])" office:value-type="float"/>
          <table:table-cell table:formula="of:=MIN([.$F69];[.$S69])" office:value-type="float"/>
          <table:table-cell table:formula="of:=MIN([.$G69];[.$T69])" office:value-type="float"/>
          <table:table-cell table:formula="of:=MIN([.$H69];[.$U69])" office:value-type="float"/>
          <table:table-cell table:formula="of:=MIN([.$I69];[.$V69])" office:value-type="float"/>
          <table:table-cell table:formula="of:=MIN([.$J69])" office:value-type="float"/>
          <table:table-cell table:formula="of:=MIN([.$K69];[.$W69])" office:value-type="float"/>
          <table:table-cell table:formula="of:=MIN([.$L69];[.$X69])" office:value-type="float"/>
          <table:table-cell table:formula="of:=MIN([.$M69];[.$Y69])" office:value-type="float"/>
          <table:table-cell table:formula="of:=MIN([.$N69];[.$Z69])" office:value-type="float"/>
          <table:table-cell table:formula="of:=MEDIAN([.$B69];[.$O69])" office:value-type="float"/>
          <table:table-cell table:formula="of:=MEDIAN([.$C69];[.$P69])" office:value-type="float"/>
          <table:table-cell table:formula="of:=MEDIAN([.$D69];[.$Q69])" office:value-type="float"/>
          <table:table-cell table:formula="of:=MEDIAN([.$E69];[.$R69])" office:value-type="float"/>
          <table:table-cell table:formula="of:=MEDIAN([.$F69];[.$S69])" office:value-type="float"/>
          <table:table-cell table:formula="of:=MEDIAN([.$G69];[.$T69])" office:value-type="float"/>
          <table:table-cell table:formula="of:=MEDIAN([.$H69];[.$U69])" office:value-type="float"/>
          <table:table-cell table:formula="of:=MEDIAN([.$I69];[.$V69])" office:value-type="float"/>
          <table:table-cell table:formula="of:=MEDIAN([.$J69])" office:value-type="float"/>
          <table:table-cell table:formula="of:=MEDIAN([.$K69];[.$W69])" office:value-type="float"/>
          <table:table-cell table:formula="of:=MEDIAN([.$L69];[.$X69])" office:value-type="float"/>
          <table:table-cell table:formula="of:=MEDIAN([.$M69];[.$Y69])" office:value-type="float"/>
          <table:table-cell table:formula="of:=MEDIAN([.$N69];[.$Z69])" office:value-type="float"/>
          <table:table-cell table:formula="of:=MAX([.$B69];[.$O69])" office:value-type="float"/>
          <table:table-cell table:formula="of:=MAX([.$C69];[.$P69])" office:value-type="float"/>
          <table:table-cell table:formula="of:=MAX([.$D69];[.$Q69])" office:value-type="float"/>
          <table:table-cell table:formula="of:=MAX([.$E69];[.$R69])" office:value-type="float"/>
          <table:table-cell table:formula="of:=MAX([.$F69];[.$S69])" office:value-type="float"/>
          <table:table-cell table:formula="of:=MAX([.$G69];[.$T69])" office:value-type="float"/>
          <table:table-cell table:formula="of:=MAX([.$H69];[.$U69])" office:value-type="float"/>
          <table:table-cell table:formula="of:=MAX([.$I69];[.$V69])" office:value-type="float"/>
          <table:table-cell table:formula="of:=MAX([.$J69])" office:value-type="float"/>
          <table:table-cell table:formula="of:=MAX([.$K69];[.$W69])" office:value-type="float"/>
          <table:table-cell table:formula="of:=MAX([.$L69];[.$X69])" office:value-type="float"/>
          <table:table-cell table:formula="of:=MAX([.$M69];[.$Y69])" office:value-type="float"/>
          <table:table-cell table:formula="of:=MAX([.$N69];[.$Z69])" office:value-type="float"/>
        </table:table-row>
        <table:table-row table:style-name="ro1">
          <table:table-cell office:value-type="string">
            <text:p>blocks.blocks-23-1.asp/3</text:p>
          </table:table-cell>
          <table:table-cell office:value-type="float" office:value="0.756782"/>
          <table:table-cell office:value-type="float" office:value="0.6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6193.0"/>
          <table:table-cell office:value-type="float" office:value="45.0"/>
          <table:table-cell office:value-type="float" office:value="0.0"/>
          <table:table-cell office:value-type="float" office:value="0.0"/>
          <table:table-cell office:value-type="float" office:value="0.64715"/>
          <table:table-cell office:value-type="float" office:value="0.5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56193.0"/>
          <table:table-cell office:value-type="float" office:value="45.0"/>
          <table:table-cell office:value-type="float" office:value="0.0"/>
          <table:table-cell office:value-type="float" office:value="0.0"/>
          <table:table-cell table:formula="of:=MIN([.$B70];[.$O70])" office:value-type="float"/>
          <table:table-cell table:formula="of:=MIN([.$C70];[.$P70])" office:value-type="float"/>
          <table:table-cell table:formula="of:=MIN([.$D70];[.$Q70])" office:value-type="float"/>
          <table:table-cell table:formula="of:=MIN([.$E70];[.$R70])" office:value-type="float"/>
          <table:table-cell table:formula="of:=MIN([.$F70];[.$S70])" office:value-type="float"/>
          <table:table-cell table:formula="of:=MIN([.$G70];[.$T70])" office:value-type="float"/>
          <table:table-cell table:formula="of:=MIN([.$H70];[.$U70])" office:value-type="float"/>
          <table:table-cell table:formula="of:=MIN([.$I70];[.$V70])" office:value-type="float"/>
          <table:table-cell table:formula="of:=MIN([.$J70])" office:value-type="float"/>
          <table:table-cell table:formula="of:=MIN([.$K70];[.$W70])" office:value-type="float"/>
          <table:table-cell table:formula="of:=MIN([.$L70];[.$X70])" office:value-type="float"/>
          <table:table-cell table:formula="of:=MIN([.$M70];[.$Y70])" office:value-type="float"/>
          <table:table-cell table:formula="of:=MIN([.$N70];[.$Z70])" office:value-type="float"/>
          <table:table-cell table:formula="of:=MEDIAN([.$B70];[.$O70])" office:value-type="float"/>
          <table:table-cell table:formula="of:=MEDIAN([.$C70];[.$P70])" office:value-type="float"/>
          <table:table-cell table:formula="of:=MEDIAN([.$D70];[.$Q70])" office:value-type="float"/>
          <table:table-cell table:formula="of:=MEDIAN([.$E70];[.$R70])" office:value-type="float"/>
          <table:table-cell table:formula="of:=MEDIAN([.$F70];[.$S70])" office:value-type="float"/>
          <table:table-cell table:formula="of:=MEDIAN([.$G70];[.$T70])" office:value-type="float"/>
          <table:table-cell table:formula="of:=MEDIAN([.$H70];[.$U70])" office:value-type="float"/>
          <table:table-cell table:formula="of:=MEDIAN([.$I70];[.$V70])" office:value-type="float"/>
          <table:table-cell table:formula="of:=MEDIAN([.$J70])" office:value-type="float"/>
          <table:table-cell table:formula="of:=MEDIAN([.$K70];[.$W70])" office:value-type="float"/>
          <table:table-cell table:formula="of:=MEDIAN([.$L70];[.$X70])" office:value-type="float"/>
          <table:table-cell table:formula="of:=MEDIAN([.$M70];[.$Y70])" office:value-type="float"/>
          <table:table-cell table:formula="of:=MEDIAN([.$N70];[.$Z70])" office:value-type="float"/>
          <table:table-cell table:formula="of:=MAX([.$B70];[.$O70])" office:value-type="float"/>
          <table:table-cell table:formula="of:=MAX([.$C70];[.$P70])" office:value-type="float"/>
          <table:table-cell table:formula="of:=MAX([.$D70];[.$Q70])" office:value-type="float"/>
          <table:table-cell table:formula="of:=MAX([.$E70];[.$R70])" office:value-type="float"/>
          <table:table-cell table:formula="of:=MAX([.$F70];[.$S70])" office:value-type="float"/>
          <table:table-cell table:formula="of:=MAX([.$G70];[.$T70])" office:value-type="float"/>
          <table:table-cell table:formula="of:=MAX([.$H70];[.$U70])" office:value-type="float"/>
          <table:table-cell table:formula="of:=MAX([.$I70];[.$V70])" office:value-type="float"/>
          <table:table-cell table:formula="of:=MAX([.$J70])" office:value-type="float"/>
          <table:table-cell table:formula="of:=MAX([.$K70];[.$W70])" office:value-type="float"/>
          <table:table-cell table:formula="of:=MAX([.$L70];[.$X70])" office:value-type="float"/>
          <table:table-cell table:formula="of:=MAX([.$M70];[.$Y70])" office:value-type="float"/>
          <table:table-cell table:formula="of:=MAX([.$N70];[.$Z70])" office:value-type="float"/>
        </table:table-row>
        <table:table-row table:style-name="ro1">
          <table:table-cell office:value-type="string">
            <text:p>blocks.blocks-23-1.asp/30</text:p>
          </table:table-cell>
          <table:table-cell office:value-type="float" office:value="13.8303"/>
          <table:table-cell office:value-type="float" office:value="13.631"/>
          <table:table-cell office:value-type="float" office:value="2.88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293.0"/>
          <table:table-cell office:value-type="float" office:value="266486.0"/>
          <table:table-cell office:value-type="float" office:value="266486.0"/>
          <table:table-cell office:value-type="float" office:value="792726.0"/>
          <table:table-cell office:value-type="float" office:value="913354.0"/>
          <table:table-cell office:value-type="float" office:value="0.0"/>
          <table:table-cell office:value-type="float" office:value="0.0"/>
          <table:table-cell office:value-type="float" office:value="9.8263"/>
          <table:table-cell office:value-type="float" office:value="9.663"/>
          <table:table-cell office:value-type="float" office:value="0.55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07.0"/>
          <table:table-cell office:value-type="float" office:value="38213.0"/>
          <table:table-cell office:value-type="float" office:value="792726.0"/>
          <table:table-cell office:value-type="float" office:value="913354.0"/>
          <table:table-cell office:value-type="float" office:value="0.0"/>
          <table:table-cell office:value-type="float" office:value="0.0"/>
          <table:table-cell table:formula="of:=MIN([.$B71];[.$O71])" office:value-type="float"/>
          <table:table-cell table:formula="of:=MIN([.$C71];[.$P71])" office:value-type="float"/>
          <table:table-cell table:formula="of:=MIN([.$D71];[.$Q71])" office:value-type="float"/>
          <table:table-cell table:formula="of:=MIN([.$E71];[.$R71])" office:value-type="float"/>
          <table:table-cell table:formula="of:=MIN([.$F71];[.$S71])" office:value-type="float"/>
          <table:table-cell table:formula="of:=MIN([.$G71];[.$T71])" office:value-type="float"/>
          <table:table-cell table:formula="of:=MIN([.$H71];[.$U71])" office:value-type="float"/>
          <table:table-cell table:formula="of:=MIN([.$I71];[.$V71])" office:value-type="float"/>
          <table:table-cell table:formula="of:=MIN([.$J71])" office:value-type="float"/>
          <table:table-cell table:formula="of:=MIN([.$K71];[.$W71])" office:value-type="float"/>
          <table:table-cell table:formula="of:=MIN([.$L71];[.$X71])" office:value-type="float"/>
          <table:table-cell table:formula="of:=MIN([.$M71];[.$Y71])" office:value-type="float"/>
          <table:table-cell table:formula="of:=MIN([.$N71];[.$Z71])" office:value-type="float"/>
          <table:table-cell table:formula="of:=MEDIAN([.$B71];[.$O71])" office:value-type="float"/>
          <table:table-cell table:formula="of:=MEDIAN([.$C71];[.$P71])" office:value-type="float"/>
          <table:table-cell table:formula="of:=MEDIAN([.$D71];[.$Q71])" office:value-type="float"/>
          <table:table-cell table:formula="of:=MEDIAN([.$E71];[.$R71])" office:value-type="float"/>
          <table:table-cell table:formula="of:=MEDIAN([.$F71];[.$S71])" office:value-type="float"/>
          <table:table-cell table:formula="of:=MEDIAN([.$G71];[.$T71])" office:value-type="float"/>
          <table:table-cell table:formula="of:=MEDIAN([.$H71];[.$U71])" office:value-type="float"/>
          <table:table-cell table:formula="of:=MEDIAN([.$I71];[.$V71])" office:value-type="float"/>
          <table:table-cell table:formula="of:=MEDIAN([.$J71])" office:value-type="float"/>
          <table:table-cell table:formula="of:=MEDIAN([.$K71];[.$W71])" office:value-type="float"/>
          <table:table-cell table:formula="of:=MEDIAN([.$L71];[.$X71])" office:value-type="float"/>
          <table:table-cell table:formula="of:=MEDIAN([.$M71];[.$Y71])" office:value-type="float"/>
          <table:table-cell table:formula="of:=MEDIAN([.$N71];[.$Z71])" office:value-type="float"/>
          <table:table-cell table:formula="of:=MAX([.$B71];[.$O71])" office:value-type="float"/>
          <table:table-cell table:formula="of:=MAX([.$C71];[.$P71])" office:value-type="float"/>
          <table:table-cell table:formula="of:=MAX([.$D71];[.$Q71])" office:value-type="float"/>
          <table:table-cell table:formula="of:=MAX([.$E71];[.$R71])" office:value-type="float"/>
          <table:table-cell table:formula="of:=MAX([.$F71];[.$S71])" office:value-type="float"/>
          <table:table-cell table:formula="of:=MAX([.$G71];[.$T71])" office:value-type="float"/>
          <table:table-cell table:formula="of:=MAX([.$H71];[.$U71])" office:value-type="float"/>
          <table:table-cell table:formula="of:=MAX([.$I71];[.$V71])" office:value-type="float"/>
          <table:table-cell table:formula="of:=MAX([.$J71])" office:value-type="float"/>
          <table:table-cell table:formula="of:=MAX([.$K71];[.$W71])" office:value-type="float"/>
          <table:table-cell table:formula="of:=MAX([.$L71];[.$X71])" office:value-type="float"/>
          <table:table-cell table:formula="of:=MAX([.$M71];[.$Y71])" office:value-type="float"/>
          <table:table-cell table:formula="of:=MAX([.$N71];[.$Z71])" office:value-type="float"/>
        </table:table-row>
        <table:table-row table:style-name="ro1">
          <table:table-cell office:value-type="string">
            <text:p>blocks.blocks-23-1.asp/31</text:p>
          </table:table-cell>
          <table:table-cell office:value-type="float" office:value="11.9391"/>
          <table:table-cell office:value-type="float" office:value="11.764"/>
          <table:table-cell office:value-type="float" office:value="0.77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28.0"/>
          <table:table-cell office:value-type="float" office:value="26643.0"/>
          <table:table-cell office:value-type="float" office:value="26643.0"/>
          <table:table-cell office:value-type="float" office:value="820005.0"/>
          <table:table-cell office:value-type="float" office:value="952823.0"/>
          <table:table-cell office:value-type="float" office:value="0.0"/>
          <table:table-cell office:value-type="float" office:value="0.0"/>
          <table:table-cell office:value-type="float" office:value="10.7238"/>
          <table:table-cell office:value-type="float" office:value="10.563"/>
          <table:table-cell office:value-type="float" office:value="1.03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2018.0"/>
          <table:table-cell office:value-type="float" office:value="42099.0"/>
          <table:table-cell office:value-type="float" office:value="820005.0"/>
          <table:table-cell office:value-type="float" office:value="952823.0"/>
          <table:table-cell office:value-type="float" office:value="0.0"/>
          <table:table-cell office:value-type="float" office:value="0.0"/>
          <table:table-cell table:formula="of:=MIN([.$B72];[.$O72])" office:value-type="float"/>
          <table:table-cell table:formula="of:=MIN([.$C72];[.$P72])" office:value-type="float"/>
          <table:table-cell table:formula="of:=MIN([.$D72];[.$Q72])" office:value-type="float"/>
          <table:table-cell table:formula="of:=MIN([.$E72];[.$R72])" office:value-type="float"/>
          <table:table-cell table:formula="of:=MIN([.$F72];[.$S72])" office:value-type="float"/>
          <table:table-cell table:formula="of:=MIN([.$G72];[.$T72])" office:value-type="float"/>
          <table:table-cell table:formula="of:=MIN([.$H72];[.$U72])" office:value-type="float"/>
          <table:table-cell table:formula="of:=MIN([.$I72];[.$V72])" office:value-type="float"/>
          <table:table-cell table:formula="of:=MIN([.$J72])" office:value-type="float"/>
          <table:table-cell table:formula="of:=MIN([.$K72];[.$W72])" office:value-type="float"/>
          <table:table-cell table:formula="of:=MIN([.$L72];[.$X72])" office:value-type="float"/>
          <table:table-cell table:formula="of:=MIN([.$M72];[.$Y72])" office:value-type="float"/>
          <table:table-cell table:formula="of:=MIN([.$N72];[.$Z72])" office:value-type="float"/>
          <table:table-cell table:formula="of:=MEDIAN([.$B72];[.$O72])" office:value-type="float"/>
          <table:table-cell table:formula="of:=MEDIAN([.$C72];[.$P72])" office:value-type="float"/>
          <table:table-cell table:formula="of:=MEDIAN([.$D72];[.$Q72])" office:value-type="float"/>
          <table:table-cell table:formula="of:=MEDIAN([.$E72];[.$R72])" office:value-type="float"/>
          <table:table-cell table:formula="of:=MEDIAN([.$F72];[.$S72])" office:value-type="float"/>
          <table:table-cell table:formula="of:=MEDIAN([.$G72];[.$T72])" office:value-type="float"/>
          <table:table-cell table:formula="of:=MEDIAN([.$H72];[.$U72])" office:value-type="float"/>
          <table:table-cell table:formula="of:=MEDIAN([.$I72];[.$V72])" office:value-type="float"/>
          <table:table-cell table:formula="of:=MEDIAN([.$J72])" office:value-type="float"/>
          <table:table-cell table:formula="of:=MEDIAN([.$K72];[.$W72])" office:value-type="float"/>
          <table:table-cell table:formula="of:=MEDIAN([.$L72];[.$X72])" office:value-type="float"/>
          <table:table-cell table:formula="of:=MEDIAN([.$M72];[.$Y72])" office:value-type="float"/>
          <table:table-cell table:formula="of:=MEDIAN([.$N72];[.$Z72])" office:value-type="float"/>
          <table:table-cell table:formula="of:=MAX([.$B72];[.$O72])" office:value-type="float"/>
          <table:table-cell table:formula="of:=MAX([.$C72];[.$P72])" office:value-type="float"/>
          <table:table-cell table:formula="of:=MAX([.$D72];[.$Q72])" office:value-type="float"/>
          <table:table-cell table:formula="of:=MAX([.$E72];[.$R72])" office:value-type="float"/>
          <table:table-cell table:formula="of:=MAX([.$F72];[.$S72])" office:value-type="float"/>
          <table:table-cell table:formula="of:=MAX([.$G72];[.$T72])" office:value-type="float"/>
          <table:table-cell table:formula="of:=MAX([.$H72];[.$U72])" office:value-type="float"/>
          <table:table-cell table:formula="of:=MAX([.$I72];[.$V72])" office:value-type="float"/>
          <table:table-cell table:formula="of:=MAX([.$J72])" office:value-type="float"/>
          <table:table-cell table:formula="of:=MAX([.$K72];[.$W72])" office:value-type="float"/>
          <table:table-cell table:formula="of:=MAX([.$L72];[.$X72])" office:value-type="float"/>
          <table:table-cell table:formula="of:=MAX([.$M72];[.$Y72])" office:value-type="float"/>
          <table:table-cell table:formula="of:=MAX([.$N72];[.$Z72])" office:value-type="float"/>
        </table:table-row>
        <table:table-row table:style-name="ro1">
          <table:table-cell office:value-type="string">
            <text:p>blocks.blocks-23-1.asp/32</text:p>
          </table:table-cell>
          <table:table-cell office:value-type="float" office:value="13.299"/>
          <table:table-cell office:value-type="float" office:value="13.123"/>
          <table:table-cell office:value-type="float" office:value="1.74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684.0"/>
          <table:table-cell office:value-type="float" office:value="146950.0"/>
          <table:table-cell office:value-type="float" office:value="146950.0"/>
          <table:table-cell office:value-type="float" office:value="847284.0"/>
          <table:table-cell office:value-type="float" office:value="992292.0"/>
          <table:table-cell office:value-type="float" office:value="0.0"/>
          <table:table-cell office:value-type="float" office:value="0.0"/>
          <table:table-cell office:value-type="float" office:value="12.1127"/>
          <table:table-cell office:value-type="float" office:value="11.951"/>
          <table:table-cell office:value-type="float" office:value="2.17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569.0"/>
          <table:table-cell office:value-type="float" office:value="55575.0"/>
          <table:table-cell office:value-type="float" office:value="847284.0"/>
          <table:table-cell office:value-type="float" office:value="992292.0"/>
          <table:table-cell office:value-type="float" office:value="0.0"/>
          <table:table-cell office:value-type="float" office:value="0.0"/>
          <table:table-cell table:formula="of:=MIN([.$B73];[.$O73])" office:value-type="float"/>
          <table:table-cell table:formula="of:=MIN([.$C73];[.$P73])" office:value-type="float"/>
          <table:table-cell table:formula="of:=MIN([.$D73];[.$Q73])" office:value-type="float"/>
          <table:table-cell table:formula="of:=MIN([.$E73];[.$R73])" office:value-type="float"/>
          <table:table-cell table:formula="of:=MIN([.$F73];[.$S73])" office:value-type="float"/>
          <table:table-cell table:formula="of:=MIN([.$G73];[.$T73])" office:value-type="float"/>
          <table:table-cell table:formula="of:=MIN([.$H73];[.$U73])" office:value-type="float"/>
          <table:table-cell table:formula="of:=MIN([.$I73];[.$V73])" office:value-type="float"/>
          <table:table-cell table:formula="of:=MIN([.$J73])" office:value-type="float"/>
          <table:table-cell table:formula="of:=MIN([.$K73];[.$W73])" office:value-type="float"/>
          <table:table-cell table:formula="of:=MIN([.$L73];[.$X73])" office:value-type="float"/>
          <table:table-cell table:formula="of:=MIN([.$M73];[.$Y73])" office:value-type="float"/>
          <table:table-cell table:formula="of:=MIN([.$N73];[.$Z73])" office:value-type="float"/>
          <table:table-cell table:formula="of:=MEDIAN([.$B73];[.$O73])" office:value-type="float"/>
          <table:table-cell table:formula="of:=MEDIAN([.$C73];[.$P73])" office:value-type="float"/>
          <table:table-cell table:formula="of:=MEDIAN([.$D73];[.$Q73])" office:value-type="float"/>
          <table:table-cell table:formula="of:=MEDIAN([.$E73];[.$R73])" office:value-type="float"/>
          <table:table-cell table:formula="of:=MEDIAN([.$F73];[.$S73])" office:value-type="float"/>
          <table:table-cell table:formula="of:=MEDIAN([.$G73];[.$T73])" office:value-type="float"/>
          <table:table-cell table:formula="of:=MEDIAN([.$H73];[.$U73])" office:value-type="float"/>
          <table:table-cell table:formula="of:=MEDIAN([.$I73];[.$V73])" office:value-type="float"/>
          <table:table-cell table:formula="of:=MEDIAN([.$J73])" office:value-type="float"/>
          <table:table-cell table:formula="of:=MEDIAN([.$K73];[.$W73])" office:value-type="float"/>
          <table:table-cell table:formula="of:=MEDIAN([.$L73];[.$X73])" office:value-type="float"/>
          <table:table-cell table:formula="of:=MEDIAN([.$M73];[.$Y73])" office:value-type="float"/>
          <table:table-cell table:formula="of:=MEDIAN([.$N73];[.$Z73])" office:value-type="float"/>
          <table:table-cell table:formula="of:=MAX([.$B73];[.$O73])" office:value-type="float"/>
          <table:table-cell table:formula="of:=MAX([.$C73];[.$P73])" office:value-type="float"/>
          <table:table-cell table:formula="of:=MAX([.$D73];[.$Q73])" office:value-type="float"/>
          <table:table-cell table:formula="of:=MAX([.$E73];[.$R73])" office:value-type="float"/>
          <table:table-cell table:formula="of:=MAX([.$F73];[.$S73])" office:value-type="float"/>
          <table:table-cell table:formula="of:=MAX([.$G73];[.$T73])" office:value-type="float"/>
          <table:table-cell table:formula="of:=MAX([.$H73];[.$U73])" office:value-type="float"/>
          <table:table-cell table:formula="of:=MAX([.$I73];[.$V73])" office:value-type="float"/>
          <table:table-cell table:formula="of:=MAX([.$J73])" office:value-type="float"/>
          <table:table-cell table:formula="of:=MAX([.$K73];[.$W73])" office:value-type="float"/>
          <table:table-cell table:formula="of:=MAX([.$L73];[.$X73])" office:value-type="float"/>
          <table:table-cell table:formula="of:=MAX([.$M73];[.$Y73])" office:value-type="float"/>
          <table:table-cell table:formula="of:=MAX([.$N73];[.$Z73])" office:value-type="float"/>
        </table:table-row>
        <table:table-row table:style-name="ro1">
          <table:table-cell office:value-type="string">
            <text:p>blocks.blocks-23-1.asp/33</text:p>
          </table:table-cell>
          <table:table-cell office:value-type="float" office:value="19.7646"/>
          <table:table-cell office:value-type="float" office:value="19.56"/>
          <table:table-cell office:value-type="float" office:value="8.1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9851.0"/>
          <table:table-cell office:value-type="float" office:value="673918.0"/>
          <table:table-cell office:value-type="float" office:value="673918.0"/>
          <table:table-cell office:value-type="float" office:value="874563.0"/>
          <table:table-cell office:value-type="float" office:value="1031761.0"/>
          <table:table-cell office:value-type="float" office:value="0.0"/>
          <table:table-cell office:value-type="float" office:value="0.0"/>
          <table:table-cell office:value-type="float" office:value="14.6334"/>
          <table:table-cell office:value-type="float" office:value="14.462"/>
          <table:table-cell office:value-type="float" office:value="4.23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0215.0"/>
          <table:table-cell office:value-type="float" office:value="68740.0"/>
          <table:table-cell office:value-type="float" office:value="874563.0"/>
          <table:table-cell office:value-type="float" office:value="1031761.0"/>
          <table:table-cell office:value-type="float" office:value="0.0"/>
          <table:table-cell office:value-type="float" office:value="0.0"/>
          <table:table-cell table:formula="of:=MIN([.$B74];[.$O74])" office:value-type="float"/>
          <table:table-cell table:formula="of:=MIN([.$C74];[.$P74])" office:value-type="float"/>
          <table:table-cell table:formula="of:=MIN([.$D74];[.$Q74])" office:value-type="float"/>
          <table:table-cell table:formula="of:=MIN([.$E74];[.$R74])" office:value-type="float"/>
          <table:table-cell table:formula="of:=MIN([.$F74];[.$S74])" office:value-type="float"/>
          <table:table-cell table:formula="of:=MIN([.$G74];[.$T74])" office:value-type="float"/>
          <table:table-cell table:formula="of:=MIN([.$H74];[.$U74])" office:value-type="float"/>
          <table:table-cell table:formula="of:=MIN([.$I74];[.$V74])" office:value-type="float"/>
          <table:table-cell table:formula="of:=MIN([.$J74])" office:value-type="float"/>
          <table:table-cell table:formula="of:=MIN([.$K74];[.$W74])" office:value-type="float"/>
          <table:table-cell table:formula="of:=MIN([.$L74];[.$X74])" office:value-type="float"/>
          <table:table-cell table:formula="of:=MIN([.$M74];[.$Y74])" office:value-type="float"/>
          <table:table-cell table:formula="of:=MIN([.$N74];[.$Z74])" office:value-type="float"/>
          <table:table-cell table:formula="of:=MEDIAN([.$B74];[.$O74])" office:value-type="float"/>
          <table:table-cell table:formula="of:=MEDIAN([.$C74];[.$P74])" office:value-type="float"/>
          <table:table-cell table:formula="of:=MEDIAN([.$D74];[.$Q74])" office:value-type="float"/>
          <table:table-cell table:formula="of:=MEDIAN([.$E74];[.$R74])" office:value-type="float"/>
          <table:table-cell table:formula="of:=MEDIAN([.$F74];[.$S74])" office:value-type="float"/>
          <table:table-cell table:formula="of:=MEDIAN([.$G74];[.$T74])" office:value-type="float"/>
          <table:table-cell table:formula="of:=MEDIAN([.$H74];[.$U74])" office:value-type="float"/>
          <table:table-cell table:formula="of:=MEDIAN([.$I74];[.$V74])" office:value-type="float"/>
          <table:table-cell table:formula="of:=MEDIAN([.$J74])" office:value-type="float"/>
          <table:table-cell table:formula="of:=MEDIAN([.$K74];[.$W74])" office:value-type="float"/>
          <table:table-cell table:formula="of:=MEDIAN([.$L74];[.$X74])" office:value-type="float"/>
          <table:table-cell table:formula="of:=MEDIAN([.$M74];[.$Y74])" office:value-type="float"/>
          <table:table-cell table:formula="of:=MEDIAN([.$N74];[.$Z74])" office:value-type="float"/>
          <table:table-cell table:formula="of:=MAX([.$B74];[.$O74])" office:value-type="float"/>
          <table:table-cell table:formula="of:=MAX([.$C74];[.$P74])" office:value-type="float"/>
          <table:table-cell table:formula="of:=MAX([.$D74];[.$Q74])" office:value-type="float"/>
          <table:table-cell table:formula="of:=MAX([.$E74];[.$R74])" office:value-type="float"/>
          <table:table-cell table:formula="of:=MAX([.$F74];[.$S74])" office:value-type="float"/>
          <table:table-cell table:formula="of:=MAX([.$G74];[.$T74])" office:value-type="float"/>
          <table:table-cell table:formula="of:=MAX([.$H74];[.$U74])" office:value-type="float"/>
          <table:table-cell table:formula="of:=MAX([.$I74];[.$V74])" office:value-type="float"/>
          <table:table-cell table:formula="of:=MAX([.$J74])" office:value-type="float"/>
          <table:table-cell table:formula="of:=MAX([.$K74];[.$W74])" office:value-type="float"/>
          <table:table-cell table:formula="of:=MAX([.$L74];[.$X74])" office:value-type="float"/>
          <table:table-cell table:formula="of:=MAX([.$M74];[.$Y74])" office:value-type="float"/>
          <table:table-cell table:formula="of:=MAX([.$N74];[.$Z74])" office:value-type="float"/>
        </table:table-row>
        <table:table-row table:style-name="ro1">
          <table:table-cell office:value-type="string">
            <text:p>blocks.blocks-23-1.asp/34</text:p>
          </table:table-cell>
          <table:table-cell office:value-type="float" office:value="92.7305"/>
          <table:table-cell office:value-type="float" office:value="92.504"/>
          <table:table-cell office:value-type="float" office:value="80.58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58304.0"/>
          <table:table-cell office:value-type="float" office:value="2816115.0"/>
          <table:table-cell office:value-type="float" office:value="2816115.0"/>
          <table:table-cell office:value-type="float" office:value="901842.0"/>
          <table:table-cell office:value-type="float" office:value="1071230.0"/>
          <table:table-cell office:value-type="float" office:value="0.0"/>
          <table:table-cell office:value-type="float" office:value="0.0"/>
          <table:table-cell office:value-type="float" office:value="29.6409"/>
          <table:table-cell office:value-type="float" office:value="29.466"/>
          <table:table-cell office:value-type="float" office:value="19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8048.0"/>
          <table:table-cell office:value-type="float" office:value="105663.0"/>
          <table:table-cell office:value-type="float" office:value="901842.0"/>
          <table:table-cell office:value-type="float" office:value="1071230.0"/>
          <table:table-cell office:value-type="float" office:value="0.0"/>
          <table:table-cell office:value-type="float" office:value="0.0"/>
          <table:table-cell table:formula="of:=MIN([.$B75];[.$O75])" office:value-type="float"/>
          <table:table-cell table:formula="of:=MIN([.$C75];[.$P75])" office:value-type="float"/>
          <table:table-cell table:formula="of:=MIN([.$D75];[.$Q75])" office:value-type="float"/>
          <table:table-cell table:formula="of:=MIN([.$E75];[.$R75])" office:value-type="float"/>
          <table:table-cell table:formula="of:=MIN([.$F75];[.$S75])" office:value-type="float"/>
          <table:table-cell table:formula="of:=MIN([.$G75];[.$T75])" office:value-type="float"/>
          <table:table-cell table:formula="of:=MIN([.$H75];[.$U75])" office:value-type="float"/>
          <table:table-cell table:formula="of:=MIN([.$I75];[.$V75])" office:value-type="float"/>
          <table:table-cell table:formula="of:=MIN([.$J75])" office:value-type="float"/>
          <table:table-cell table:formula="of:=MIN([.$K75];[.$W75])" office:value-type="float"/>
          <table:table-cell table:formula="of:=MIN([.$L75];[.$X75])" office:value-type="float"/>
          <table:table-cell table:formula="of:=MIN([.$M75];[.$Y75])" office:value-type="float"/>
          <table:table-cell table:formula="of:=MIN([.$N75];[.$Z75])" office:value-type="float"/>
          <table:table-cell table:formula="of:=MEDIAN([.$B75];[.$O75])" office:value-type="float"/>
          <table:table-cell table:formula="of:=MEDIAN([.$C75];[.$P75])" office:value-type="float"/>
          <table:table-cell table:formula="of:=MEDIAN([.$D75];[.$Q75])" office:value-type="float"/>
          <table:table-cell table:formula="of:=MEDIAN([.$E75];[.$R75])" office:value-type="float"/>
          <table:table-cell table:formula="of:=MEDIAN([.$F75];[.$S75])" office:value-type="float"/>
          <table:table-cell table:formula="of:=MEDIAN([.$G75];[.$T75])" office:value-type="float"/>
          <table:table-cell table:formula="of:=MEDIAN([.$H75];[.$U75])" office:value-type="float"/>
          <table:table-cell table:formula="of:=MEDIAN([.$I75];[.$V75])" office:value-type="float"/>
          <table:table-cell table:formula="of:=MEDIAN([.$J75])" office:value-type="float"/>
          <table:table-cell table:formula="of:=MEDIAN([.$K75];[.$W75])" office:value-type="float"/>
          <table:table-cell table:formula="of:=MEDIAN([.$L75];[.$X75])" office:value-type="float"/>
          <table:table-cell table:formula="of:=MEDIAN([.$M75];[.$Y75])" office:value-type="float"/>
          <table:table-cell table:formula="of:=MEDIAN([.$N75];[.$Z75])" office:value-type="float"/>
          <table:table-cell table:formula="of:=MAX([.$B75];[.$O75])" office:value-type="float"/>
          <table:table-cell table:formula="of:=MAX([.$C75];[.$P75])" office:value-type="float"/>
          <table:table-cell table:formula="of:=MAX([.$D75];[.$Q75])" office:value-type="float"/>
          <table:table-cell table:formula="of:=MAX([.$E75];[.$R75])" office:value-type="float"/>
          <table:table-cell table:formula="of:=MAX([.$F75];[.$S75])" office:value-type="float"/>
          <table:table-cell table:formula="of:=MAX([.$G75];[.$T75])" office:value-type="float"/>
          <table:table-cell table:formula="of:=MAX([.$H75];[.$U75])" office:value-type="float"/>
          <table:table-cell table:formula="of:=MAX([.$I75];[.$V75])" office:value-type="float"/>
          <table:table-cell table:formula="of:=MAX([.$J75])" office:value-type="float"/>
          <table:table-cell table:formula="of:=MAX([.$K75];[.$W75])" office:value-type="float"/>
          <table:table-cell table:formula="of:=MAX([.$L75];[.$X75])" office:value-type="float"/>
          <table:table-cell table:formula="of:=MAX([.$M75];[.$Y75])" office:value-type="float"/>
          <table:table-cell table:formula="of:=MAX([.$N75];[.$Z75])" office:value-type="float"/>
        </table:table-row>
        <table:table-row table:style-name="ro1">
          <table:table-cell office:value-type="string">
            <text:p>blocks.blocks-23-1.asp/35</text:p>
          </table:table-cell>
          <table:table-cell office:value-type="float" office:value="300.0"/>
          <table:table-cell office:value-type="float" office:value="299.988"/>
          <table:table-cell office:value-type="float" office:value="287.56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47557.0"/>
          <table:table-cell office:value-type="float" office:value="4136862.0"/>
          <table:table-cell office:value-type="float" office:value="4136862.0"/>
          <table:table-cell office:value-type="float" office:value="929121.0"/>
          <table:table-cell office:value-type="float" office:value="1110699.0"/>
          <table:table-cell office:value-type="float" office:value="0.0"/>
          <table:table-cell office:value-type="float" office:value="0.0"/>
          <table:table-cell office:value-type="float" office:value="105.329"/>
          <table:table-cell office:value-type="float" office:value="105.121"/>
          <table:table-cell office:value-type="float" office:value="94.29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03546.0"/>
          <table:table-cell office:value-type="float" office:value="197388.0"/>
          <table:table-cell office:value-type="float" office:value="929121.0"/>
          <table:table-cell office:value-type="float" office:value="1110699.0"/>
          <table:table-cell office:value-type="float" office:value="0.0"/>
          <table:table-cell office:value-type="float" office:value="0.0"/>
          <table:table-cell table:formula="of:=MIN([.$B76];[.$O76])" office:value-type="float"/>
          <table:table-cell table:formula="of:=MIN([.$C76];[.$P76])" office:value-type="float"/>
          <table:table-cell table:formula="of:=MIN([.$D76];[.$Q76])" office:value-type="float"/>
          <table:table-cell table:formula="of:=MIN([.$E76];[.$R76])" office:value-type="float"/>
          <table:table-cell table:formula="of:=MIN([.$F76];[.$S76])" office:value-type="float"/>
          <table:table-cell table:formula="of:=MIN([.$G76];[.$T76])" office:value-type="float"/>
          <table:table-cell table:formula="of:=MIN([.$H76];[.$U76])" office:value-type="float"/>
          <table:table-cell table:formula="of:=MIN([.$I76];[.$V76])" office:value-type="float"/>
          <table:table-cell table:formula="of:=MIN([.$J76])" office:value-type="float"/>
          <table:table-cell table:formula="of:=MIN([.$K76];[.$W76])" office:value-type="float"/>
          <table:table-cell table:formula="of:=MIN([.$L76];[.$X76])" office:value-type="float"/>
          <table:table-cell table:formula="of:=MIN([.$M76];[.$Y76])" office:value-type="float"/>
          <table:table-cell table:formula="of:=MIN([.$N76];[.$Z76])" office:value-type="float"/>
          <table:table-cell table:formula="of:=MEDIAN([.$B76];[.$O76])" office:value-type="float"/>
          <table:table-cell table:formula="of:=MEDIAN([.$C76];[.$P76])" office:value-type="float"/>
          <table:table-cell table:formula="of:=MEDIAN([.$D76];[.$Q76])" office:value-type="float"/>
          <table:table-cell table:formula="of:=MEDIAN([.$E76];[.$R76])" office:value-type="float"/>
          <table:table-cell table:formula="of:=MEDIAN([.$F76];[.$S76])" office:value-type="float"/>
          <table:table-cell table:formula="of:=MEDIAN([.$G76];[.$T76])" office:value-type="float"/>
          <table:table-cell table:formula="of:=MEDIAN([.$H76];[.$U76])" office:value-type="float"/>
          <table:table-cell table:formula="of:=MEDIAN([.$I76];[.$V76])" office:value-type="float"/>
          <table:table-cell table:formula="of:=MEDIAN([.$J76])" office:value-type="float"/>
          <table:table-cell table:formula="of:=MEDIAN([.$K76];[.$W76])" office:value-type="float"/>
          <table:table-cell table:formula="of:=MEDIAN([.$L76];[.$X76])" office:value-type="float"/>
          <table:table-cell table:formula="of:=MEDIAN([.$M76];[.$Y76])" office:value-type="float"/>
          <table:table-cell table:formula="of:=MEDIAN([.$N76];[.$Z76])" office:value-type="float"/>
          <table:table-cell table:formula="of:=MAX([.$B76];[.$O76])" office:value-type="float"/>
          <table:table-cell table:formula="of:=MAX([.$C76];[.$P76])" office:value-type="float"/>
          <table:table-cell table:formula="of:=MAX([.$D76];[.$Q76])" office:value-type="float"/>
          <table:table-cell table:formula="of:=MAX([.$E76];[.$R76])" office:value-type="float"/>
          <table:table-cell table:formula="of:=MAX([.$F76];[.$S76])" office:value-type="float"/>
          <table:table-cell table:formula="of:=MAX([.$G76];[.$T76])" office:value-type="float"/>
          <table:table-cell table:formula="of:=MAX([.$H76];[.$U76])" office:value-type="float"/>
          <table:table-cell table:formula="of:=MAX([.$I76];[.$V76])" office:value-type="float"/>
          <table:table-cell table:formula="of:=MAX([.$J76])" office:value-type="float"/>
          <table:table-cell table:formula="of:=MAX([.$K76];[.$W76])" office:value-type="float"/>
          <table:table-cell table:formula="of:=MAX([.$L76];[.$X76])" office:value-type="float"/>
          <table:table-cell table:formula="of:=MAX([.$M76];[.$Y76])" office:value-type="float"/>
          <table:table-cell table:formula="of:=MAX([.$N76];[.$Z76])" office:value-type="float"/>
        </table:table-row>
        <table:table-row table:style-name="ro1">
          <table:table-cell office:value-type="string">
            <text:p>blocks.blocks-23-1.asp/36</text:p>
          </table:table-cell>
          <table:table-cell office:value-type="float" office:value="300.0"/>
          <table:table-cell office:value-type="float" office:value="299.987"/>
          <table:table-cell office:value-type="float" office:value="287.07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88133.0"/>
          <table:table-cell office:value-type="float" office:value="7286916.0"/>
          <table:table-cell office:value-type="float" office:value="7286916.0"/>
          <table:table-cell office:value-type="float" office:value="956400.0"/>
          <table:table-cell office:value-type="float" office:value="115016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300.0"/>
          <table:table-cell office:value-type="float" office:value="288.5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09839.0"/>
          <table:table-cell office:value-type="float" office:value="346468.0"/>
          <table:table-cell office:value-type="float" office:value="956400.0"/>
          <table:table-cell office:value-type="float" office:value="1150168.0"/>
          <table:table-cell office:value-type="float" office:value="0.0"/>
          <table:table-cell office:value-type="float" office:value="0.0"/>
          <table:table-cell table:formula="of:=MIN([.$B77];[.$O77])" office:value-type="float"/>
          <table:table-cell table:formula="of:=MIN([.$C77];[.$P77])" office:value-type="float"/>
          <table:table-cell table:formula="of:=MIN([.$D77];[.$Q77])" office:value-type="float"/>
          <table:table-cell table:formula="of:=MIN([.$E77];[.$R77])" office:value-type="float"/>
          <table:table-cell table:formula="of:=MIN([.$F77];[.$S77])" office:value-type="float"/>
          <table:table-cell table:formula="of:=MIN([.$G77];[.$T77])" office:value-type="float"/>
          <table:table-cell table:formula="of:=MIN([.$H77];[.$U77])" office:value-type="float"/>
          <table:table-cell table:formula="of:=MIN([.$I77];[.$V77])" office:value-type="float"/>
          <table:table-cell table:formula="of:=MIN([.$J77])" office:value-type="float"/>
          <table:table-cell table:formula="of:=MIN([.$K77];[.$W77])" office:value-type="float"/>
          <table:table-cell table:formula="of:=MIN([.$L77];[.$X77])" office:value-type="float"/>
          <table:table-cell table:formula="of:=MIN([.$M77];[.$Y77])" office:value-type="float"/>
          <table:table-cell table:formula="of:=MIN([.$N77];[.$Z77])" office:value-type="float"/>
          <table:table-cell table:formula="of:=MEDIAN([.$B77];[.$O77])" office:value-type="float"/>
          <table:table-cell table:formula="of:=MEDIAN([.$C77];[.$P77])" office:value-type="float"/>
          <table:table-cell table:formula="of:=MEDIAN([.$D77];[.$Q77])" office:value-type="float"/>
          <table:table-cell table:formula="of:=MEDIAN([.$E77];[.$R77])" office:value-type="float"/>
          <table:table-cell table:formula="of:=MEDIAN([.$F77];[.$S77])" office:value-type="float"/>
          <table:table-cell table:formula="of:=MEDIAN([.$G77];[.$T77])" office:value-type="float"/>
          <table:table-cell table:formula="of:=MEDIAN([.$H77];[.$U77])" office:value-type="float"/>
          <table:table-cell table:formula="of:=MEDIAN([.$I77];[.$V77])" office:value-type="float"/>
          <table:table-cell table:formula="of:=MEDIAN([.$J77])" office:value-type="float"/>
          <table:table-cell table:formula="of:=MEDIAN([.$K77];[.$W77])" office:value-type="float"/>
          <table:table-cell table:formula="of:=MEDIAN([.$L77];[.$X77])" office:value-type="float"/>
          <table:table-cell table:formula="of:=MEDIAN([.$M77];[.$Y77])" office:value-type="float"/>
          <table:table-cell table:formula="of:=MEDIAN([.$N77];[.$Z77])" office:value-type="float"/>
          <table:table-cell table:formula="of:=MAX([.$B77];[.$O77])" office:value-type="float"/>
          <table:table-cell table:formula="of:=MAX([.$C77];[.$P77])" office:value-type="float"/>
          <table:table-cell table:formula="of:=MAX([.$D77];[.$Q77])" office:value-type="float"/>
          <table:table-cell table:formula="of:=MAX([.$E77];[.$R77])" office:value-type="float"/>
          <table:table-cell table:formula="of:=MAX([.$F77];[.$S77])" office:value-type="float"/>
          <table:table-cell table:formula="of:=MAX([.$G77];[.$T77])" office:value-type="float"/>
          <table:table-cell table:formula="of:=MAX([.$H77];[.$U77])" office:value-type="float"/>
          <table:table-cell table:formula="of:=MAX([.$I77];[.$V77])" office:value-type="float"/>
          <table:table-cell table:formula="of:=MAX([.$J77])" office:value-type="float"/>
          <table:table-cell table:formula="of:=MAX([.$K77];[.$W77])" office:value-type="float"/>
          <table:table-cell table:formula="of:=MAX([.$L77];[.$X77])" office:value-type="float"/>
          <table:table-cell table:formula="of:=MAX([.$M77];[.$Y77])" office:value-type="float"/>
          <table:table-cell table:formula="of:=MAX([.$N77];[.$Z77])" office:value-type="float"/>
        </table:table-row>
        <table:table-row table:style-name="ro1">
          <table:table-cell office:value-type="string">
            <text:p>blocks.blocks-23-1.asp/37</text:p>
          </table:table-cell>
          <table:table-cell office:value-type="float" office:value="17.2414"/>
          <table:table-cell office:value-type="float" office:value="17.021"/>
          <table:table-cell office:value-type="float" office:value="3.63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2035.0"/>
          <table:table-cell office:value-type="float" office:value="314042.0"/>
          <table:table-cell office:value-type="float" office:value="314042.0"/>
          <table:table-cell office:value-type="float" office:value="983679.0"/>
          <table:table-cell office:value-type="float" office:value="1189637.0"/>
          <table:table-cell office:value-type="float" office:value="0.0"/>
          <table:table-cell office:value-type="float" office:value="0.0"/>
          <table:table-cell office:value-type="float" office:value="283.489"/>
          <table:table-cell office:value-type="float" office:value="283.197"/>
          <table:table-cell office:value-type="float" office:value="271.82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18269.0"/>
          <table:table-cell office:value-type="float" office:value="395688.0"/>
          <table:table-cell office:value-type="float" office:value="983679.0"/>
          <table:table-cell office:value-type="float" office:value="1189637.0"/>
          <table:table-cell office:value-type="float" office:value="0.0"/>
          <table:table-cell office:value-type="float" office:value="0.0"/>
          <table:table-cell table:formula="of:=MIN([.$B78];[.$O78])" office:value-type="float"/>
          <table:table-cell table:formula="of:=MIN([.$C78];[.$P78])" office:value-type="float"/>
          <table:table-cell table:formula="of:=MIN([.$D78];[.$Q78])" office:value-type="float"/>
          <table:table-cell table:formula="of:=MIN([.$E78];[.$R78])" office:value-type="float"/>
          <table:table-cell table:formula="of:=MIN([.$F78];[.$S78])" office:value-type="float"/>
          <table:table-cell table:formula="of:=MIN([.$G78];[.$T78])" office:value-type="float"/>
          <table:table-cell table:formula="of:=MIN([.$H78];[.$U78])" office:value-type="float"/>
          <table:table-cell table:formula="of:=MIN([.$I78];[.$V78])" office:value-type="float"/>
          <table:table-cell table:formula="of:=MIN([.$J78])" office:value-type="float"/>
          <table:table-cell table:formula="of:=MIN([.$K78];[.$W78])" office:value-type="float"/>
          <table:table-cell table:formula="of:=MIN([.$L78];[.$X78])" office:value-type="float"/>
          <table:table-cell table:formula="of:=MIN([.$M78];[.$Y78])" office:value-type="float"/>
          <table:table-cell table:formula="of:=MIN([.$N78];[.$Z78])" office:value-type="float"/>
          <table:table-cell table:formula="of:=MEDIAN([.$B78];[.$O78])" office:value-type="float"/>
          <table:table-cell table:formula="of:=MEDIAN([.$C78];[.$P78])" office:value-type="float"/>
          <table:table-cell table:formula="of:=MEDIAN([.$D78];[.$Q78])" office:value-type="float"/>
          <table:table-cell table:formula="of:=MEDIAN([.$E78];[.$R78])" office:value-type="float"/>
          <table:table-cell table:formula="of:=MEDIAN([.$F78];[.$S78])" office:value-type="float"/>
          <table:table-cell table:formula="of:=MEDIAN([.$G78];[.$T78])" office:value-type="float"/>
          <table:table-cell table:formula="of:=MEDIAN([.$H78];[.$U78])" office:value-type="float"/>
          <table:table-cell table:formula="of:=MEDIAN([.$I78];[.$V78])" office:value-type="float"/>
          <table:table-cell table:formula="of:=MEDIAN([.$J78])" office:value-type="float"/>
          <table:table-cell table:formula="of:=MEDIAN([.$K78];[.$W78])" office:value-type="float"/>
          <table:table-cell table:formula="of:=MEDIAN([.$L78];[.$X78])" office:value-type="float"/>
          <table:table-cell table:formula="of:=MEDIAN([.$M78];[.$Y78])" office:value-type="float"/>
          <table:table-cell table:formula="of:=MEDIAN([.$N78];[.$Z78])" office:value-type="float"/>
          <table:table-cell table:formula="of:=MAX([.$B78];[.$O78])" office:value-type="float"/>
          <table:table-cell table:formula="of:=MAX([.$C78];[.$P78])" office:value-type="float"/>
          <table:table-cell table:formula="of:=MAX([.$D78];[.$Q78])" office:value-type="float"/>
          <table:table-cell table:formula="of:=MAX([.$E78];[.$R78])" office:value-type="float"/>
          <table:table-cell table:formula="of:=MAX([.$F78];[.$S78])" office:value-type="float"/>
          <table:table-cell table:formula="of:=MAX([.$G78];[.$T78])" office:value-type="float"/>
          <table:table-cell table:formula="of:=MAX([.$H78];[.$U78])" office:value-type="float"/>
          <table:table-cell table:formula="of:=MAX([.$I78];[.$V78])" office:value-type="float"/>
          <table:table-cell table:formula="of:=MAX([.$J78])" office:value-type="float"/>
          <table:table-cell table:formula="of:=MAX([.$K78];[.$W78])" office:value-type="float"/>
          <table:table-cell table:formula="of:=MAX([.$L78];[.$X78])" office:value-type="float"/>
          <table:table-cell table:formula="of:=MAX([.$M78];[.$Y78])" office:value-type="float"/>
          <table:table-cell table:formula="of:=MAX([.$N78];[.$Z78])" office:value-type="float"/>
        </table:table-row>
        <table:table-row table:style-name="ro1">
          <table:table-cell office:value-type="string">
            <text:p>blocks.blocks-23-1.asp/38</text:p>
          </table:table-cell>
          <table:table-cell office:value-type="float" office:value="18.3682"/>
          <table:table-cell office:value-type="float" office:value="18.134"/>
          <table:table-cell office:value-type="float" office:value="4.33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211.0"/>
          <table:table-cell office:value-type="float" office:value="361564.0"/>
          <table:table-cell office:value-type="float" office:value="361563.0"/>
          <table:table-cell office:value-type="float" office:value="1010958.0"/>
          <table:table-cell office:value-type="float" office:value="1229106.0"/>
          <table:table-cell office:value-type="float" office:value="0.0"/>
          <table:table-cell office:value-type="float" office:value="0.0"/>
          <table:table-cell office:value-type="float" office:value="132.844"/>
          <table:table-cell office:value-type="float" office:value="132.591"/>
          <table:table-cell office:value-type="float" office:value="120.8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152061.0"/>
          <table:table-cell office:value-type="float" office:value="281560.0"/>
          <table:table-cell office:value-type="float" office:value="1010958.0"/>
          <table:table-cell office:value-type="float" office:value="1229106.0"/>
          <table:table-cell office:value-type="float" office:value="0.0"/>
          <table:table-cell office:value-type="float" office:value="0.0"/>
          <table:table-cell table:formula="of:=MIN([.$B79];[.$O79])" office:value-type="float"/>
          <table:table-cell table:formula="of:=MIN([.$C79];[.$P79])" office:value-type="float"/>
          <table:table-cell table:formula="of:=MIN([.$D79];[.$Q79])" office:value-type="float"/>
          <table:table-cell table:formula="of:=MIN([.$E79];[.$R79])" office:value-type="float"/>
          <table:table-cell table:formula="of:=MIN([.$F79];[.$S79])" office:value-type="float"/>
          <table:table-cell table:formula="of:=MIN([.$G79];[.$T79])" office:value-type="float"/>
          <table:table-cell table:formula="of:=MIN([.$H79];[.$U79])" office:value-type="float"/>
          <table:table-cell table:formula="of:=MIN([.$I79];[.$V79])" office:value-type="float"/>
          <table:table-cell table:formula="of:=MIN([.$J79])" office:value-type="float"/>
          <table:table-cell table:formula="of:=MIN([.$K79];[.$W79])" office:value-type="float"/>
          <table:table-cell table:formula="of:=MIN([.$L79];[.$X79])" office:value-type="float"/>
          <table:table-cell table:formula="of:=MIN([.$M79];[.$Y79])" office:value-type="float"/>
          <table:table-cell table:formula="of:=MIN([.$N79];[.$Z79])" office:value-type="float"/>
          <table:table-cell table:formula="of:=MEDIAN([.$B79];[.$O79])" office:value-type="float"/>
          <table:table-cell table:formula="of:=MEDIAN([.$C79];[.$P79])" office:value-type="float"/>
          <table:table-cell table:formula="of:=MEDIAN([.$D79];[.$Q79])" office:value-type="float"/>
          <table:table-cell table:formula="of:=MEDIAN([.$E79];[.$R79])" office:value-type="float"/>
          <table:table-cell table:formula="of:=MEDIAN([.$F79];[.$S79])" office:value-type="float"/>
          <table:table-cell table:formula="of:=MEDIAN([.$G79];[.$T79])" office:value-type="float"/>
          <table:table-cell table:formula="of:=MEDIAN([.$H79];[.$U79])" office:value-type="float"/>
          <table:table-cell table:formula="of:=MEDIAN([.$I79];[.$V79])" office:value-type="float"/>
          <table:table-cell table:formula="of:=MEDIAN([.$J79])" office:value-type="float"/>
          <table:table-cell table:formula="of:=MEDIAN([.$K79];[.$W79])" office:value-type="float"/>
          <table:table-cell table:formula="of:=MEDIAN([.$L79];[.$X79])" office:value-type="float"/>
          <table:table-cell table:formula="of:=MEDIAN([.$M79];[.$Y79])" office:value-type="float"/>
          <table:table-cell table:formula="of:=MEDIAN([.$N79];[.$Z79])" office:value-type="float"/>
          <table:table-cell table:formula="of:=MAX([.$B79];[.$O79])" office:value-type="float"/>
          <table:table-cell table:formula="of:=MAX([.$C79];[.$P79])" office:value-type="float"/>
          <table:table-cell table:formula="of:=MAX([.$D79];[.$Q79])" office:value-type="float"/>
          <table:table-cell table:formula="of:=MAX([.$E79];[.$R79])" office:value-type="float"/>
          <table:table-cell table:formula="of:=MAX([.$F79];[.$S79])" office:value-type="float"/>
          <table:table-cell table:formula="of:=MAX([.$G79];[.$T79])" office:value-type="float"/>
          <table:table-cell table:formula="of:=MAX([.$H79];[.$U79])" office:value-type="float"/>
          <table:table-cell table:formula="of:=MAX([.$I79];[.$V79])" office:value-type="float"/>
          <table:table-cell table:formula="of:=MAX([.$J79])" office:value-type="float"/>
          <table:table-cell table:formula="of:=MAX([.$K79];[.$W79])" office:value-type="float"/>
          <table:table-cell table:formula="of:=MAX([.$L79];[.$X79])" office:value-type="float"/>
          <table:table-cell table:formula="of:=MAX([.$M79];[.$Y79])" office:value-type="float"/>
          <table:table-cell table:formula="of:=MAX([.$N79];[.$Z79])" office:value-type="float"/>
        </table:table-row>
        <table:table-row table:style-name="ro1">
          <table:table-cell office:value-type="string">
            <text:p>blocks.blocks-23-1.asp/39</text:p>
          </table:table-cell>
          <table:table-cell office:value-type="float" office:value="18.8692"/>
          <table:table-cell office:value-type="float" office:value="18.623"/>
          <table:table-cell office:value-type="float" office:value="4.42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3015.0"/>
          <table:table-cell office:value-type="float" office:value="312831.0"/>
          <table:table-cell office:value-type="float" office:value="312829.0"/>
          <table:table-cell office:value-type="float" office:value="1038237.0"/>
          <table:table-cell office:value-type="float" office:value="1268575.0"/>
          <table:table-cell office:value-type="float" office:value="0.0"/>
          <table:table-cell office:value-type="float" office:value="0.0"/>
          <table:table-cell office:value-type="float" office:value="50.8319"/>
          <table:table-cell office:value-type="float" office:value="50.357"/>
          <table:table-cell office:value-type="float" office:value="38.08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73160.0"/>
          <table:table-cell office:value-type="float" office:value="177355.0"/>
          <table:table-cell office:value-type="float" office:value="1038237.0"/>
          <table:table-cell office:value-type="float" office:value="1268575.0"/>
          <table:table-cell office:value-type="float" office:value="0.0"/>
          <table:table-cell office:value-type="float" office:value="0.0"/>
          <table:table-cell table:formula="of:=MIN([.$B80];[.$O80])" office:value-type="float"/>
          <table:table-cell table:formula="of:=MIN([.$C80];[.$P80])" office:value-type="float"/>
          <table:table-cell table:formula="of:=MIN([.$D80];[.$Q80])" office:value-type="float"/>
          <table:table-cell table:formula="of:=MIN([.$E80];[.$R80])" office:value-type="float"/>
          <table:table-cell table:formula="of:=MIN([.$F80];[.$S80])" office:value-type="float"/>
          <table:table-cell table:formula="of:=MIN([.$G80];[.$T80])" office:value-type="float"/>
          <table:table-cell table:formula="of:=MIN([.$H80];[.$U80])" office:value-type="float"/>
          <table:table-cell table:formula="of:=MIN([.$I80];[.$V80])" office:value-type="float"/>
          <table:table-cell table:formula="of:=MIN([.$J80])" office:value-type="float"/>
          <table:table-cell table:formula="of:=MIN([.$K80];[.$W80])" office:value-type="float"/>
          <table:table-cell table:formula="of:=MIN([.$L80];[.$X80])" office:value-type="float"/>
          <table:table-cell table:formula="of:=MIN([.$M80];[.$Y80])" office:value-type="float"/>
          <table:table-cell table:formula="of:=MIN([.$N80];[.$Z80])" office:value-type="float"/>
          <table:table-cell table:formula="of:=MEDIAN([.$B80];[.$O80])" office:value-type="float"/>
          <table:table-cell table:formula="of:=MEDIAN([.$C80];[.$P80])" office:value-type="float"/>
          <table:table-cell table:formula="of:=MEDIAN([.$D80];[.$Q80])" office:value-type="float"/>
          <table:table-cell table:formula="of:=MEDIAN([.$E80];[.$R80])" office:value-type="float"/>
          <table:table-cell table:formula="of:=MEDIAN([.$F80];[.$S80])" office:value-type="float"/>
          <table:table-cell table:formula="of:=MEDIAN([.$G80];[.$T80])" office:value-type="float"/>
          <table:table-cell table:formula="of:=MEDIAN([.$H80];[.$U80])" office:value-type="float"/>
          <table:table-cell table:formula="of:=MEDIAN([.$I80];[.$V80])" office:value-type="float"/>
          <table:table-cell table:formula="of:=MEDIAN([.$J80])" office:value-type="float"/>
          <table:table-cell table:formula="of:=MEDIAN([.$K80];[.$W80])" office:value-type="float"/>
          <table:table-cell table:formula="of:=MEDIAN([.$L80];[.$X80])" office:value-type="float"/>
          <table:table-cell table:formula="of:=MEDIAN([.$M80];[.$Y80])" office:value-type="float"/>
          <table:table-cell table:formula="of:=MEDIAN([.$N80];[.$Z80])" office:value-type="float"/>
          <table:table-cell table:formula="of:=MAX([.$B80];[.$O80])" office:value-type="float"/>
          <table:table-cell table:formula="of:=MAX([.$C80];[.$P80])" office:value-type="float"/>
          <table:table-cell table:formula="of:=MAX([.$D80];[.$Q80])" office:value-type="float"/>
          <table:table-cell table:formula="of:=MAX([.$E80];[.$R80])" office:value-type="float"/>
          <table:table-cell table:formula="of:=MAX([.$F80];[.$S80])" office:value-type="float"/>
          <table:table-cell table:formula="of:=MAX([.$G80];[.$T80])" office:value-type="float"/>
          <table:table-cell table:formula="of:=MAX([.$H80];[.$U80])" office:value-type="float"/>
          <table:table-cell table:formula="of:=MAX([.$I80];[.$V80])" office:value-type="float"/>
          <table:table-cell table:formula="of:=MAX([.$J80])" office:value-type="float"/>
          <table:table-cell table:formula="of:=MAX([.$K80];[.$W80])" office:value-type="float"/>
          <table:table-cell table:formula="of:=MAX([.$L80];[.$X80])" office:value-type="float"/>
          <table:table-cell table:formula="of:=MAX([.$M80];[.$Y80])" office:value-type="float"/>
          <table:table-cell table:formula="of:=MAX([.$N80];[.$Z80])" office:value-type="float"/>
        </table:table-row>
        <table:table-row table:style-name="ro1">
          <table:table-cell office:value-type="string">
            <text:p>blocks.blocks-23-1.asp/4</text:p>
          </table:table-cell>
          <table:table-cell office:value-type="float" office:value="1.09538"/>
          <table:table-cell office:value-type="float" office:value="1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3472.0"/>
          <table:table-cell office:value-type="float" office:value="691.0"/>
          <table:table-cell office:value-type="float" office:value="0.0"/>
          <table:table-cell office:value-type="float" office:value="0.0"/>
          <table:table-cell office:value-type="float" office:value="0.98137"/>
          <table:table-cell office:value-type="float" office:value="0.9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83472.0"/>
          <table:table-cell office:value-type="float" office:value="691.0"/>
          <table:table-cell office:value-type="float" office:value="0.0"/>
          <table:table-cell office:value-type="float" office:value="0.0"/>
          <table:table-cell table:formula="of:=MIN([.$B81];[.$O81])" office:value-type="float"/>
          <table:table-cell table:formula="of:=MIN([.$C81];[.$P81])" office:value-type="float"/>
          <table:table-cell table:formula="of:=MIN([.$D81];[.$Q81])" office:value-type="float"/>
          <table:table-cell table:formula="of:=MIN([.$E81];[.$R81])" office:value-type="float"/>
          <table:table-cell table:formula="of:=MIN([.$F81];[.$S81])" office:value-type="float"/>
          <table:table-cell table:formula="of:=MIN([.$G81];[.$T81])" office:value-type="float"/>
          <table:table-cell table:formula="of:=MIN([.$H81];[.$U81])" office:value-type="float"/>
          <table:table-cell table:formula="of:=MIN([.$I81];[.$V81])" office:value-type="float"/>
          <table:table-cell table:formula="of:=MIN([.$J81])" office:value-type="float"/>
          <table:table-cell table:formula="of:=MIN([.$K81];[.$W81])" office:value-type="float"/>
          <table:table-cell table:formula="of:=MIN([.$L81];[.$X81])" office:value-type="float"/>
          <table:table-cell table:formula="of:=MIN([.$M81];[.$Y81])" office:value-type="float"/>
          <table:table-cell table:formula="of:=MIN([.$N81];[.$Z81])" office:value-type="float"/>
          <table:table-cell table:formula="of:=MEDIAN([.$B81];[.$O81])" office:value-type="float"/>
          <table:table-cell table:formula="of:=MEDIAN([.$C81];[.$P81])" office:value-type="float"/>
          <table:table-cell table:formula="of:=MEDIAN([.$D81];[.$Q81])" office:value-type="float"/>
          <table:table-cell table:formula="of:=MEDIAN([.$E81];[.$R81])" office:value-type="float"/>
          <table:table-cell table:formula="of:=MEDIAN([.$F81];[.$S81])" office:value-type="float"/>
          <table:table-cell table:formula="of:=MEDIAN([.$G81];[.$T81])" office:value-type="float"/>
          <table:table-cell table:formula="of:=MEDIAN([.$H81];[.$U81])" office:value-type="float"/>
          <table:table-cell table:formula="of:=MEDIAN([.$I81];[.$V81])" office:value-type="float"/>
          <table:table-cell table:formula="of:=MEDIAN([.$J81])" office:value-type="float"/>
          <table:table-cell table:formula="of:=MEDIAN([.$K81];[.$W81])" office:value-type="float"/>
          <table:table-cell table:formula="of:=MEDIAN([.$L81];[.$X81])" office:value-type="float"/>
          <table:table-cell table:formula="of:=MEDIAN([.$M81];[.$Y81])" office:value-type="float"/>
          <table:table-cell table:formula="of:=MEDIAN([.$N81];[.$Z81])" office:value-type="float"/>
          <table:table-cell table:formula="of:=MAX([.$B81];[.$O81])" office:value-type="float"/>
          <table:table-cell table:formula="of:=MAX([.$C81];[.$P81])" office:value-type="float"/>
          <table:table-cell table:formula="of:=MAX([.$D81];[.$Q81])" office:value-type="float"/>
          <table:table-cell table:formula="of:=MAX([.$E81];[.$R81])" office:value-type="float"/>
          <table:table-cell table:formula="of:=MAX([.$F81];[.$S81])" office:value-type="float"/>
          <table:table-cell table:formula="of:=MAX([.$G81];[.$T81])" office:value-type="float"/>
          <table:table-cell table:formula="of:=MAX([.$H81];[.$U81])" office:value-type="float"/>
          <table:table-cell table:formula="of:=MAX([.$I81];[.$V81])" office:value-type="float"/>
          <table:table-cell table:formula="of:=MAX([.$J81])" office:value-type="float"/>
          <table:table-cell table:formula="of:=MAX([.$K81];[.$W81])" office:value-type="float"/>
          <table:table-cell table:formula="of:=MAX([.$L81];[.$X81])" office:value-type="float"/>
          <table:table-cell table:formula="of:=MAX([.$M81];[.$Y81])" office:value-type="float"/>
          <table:table-cell table:formula="of:=MAX([.$N81];[.$Z81])" office:value-type="float"/>
        </table:table-row>
        <table:table-row table:style-name="ro1">
          <table:table-cell office:value-type="string">
            <text:p>blocks.blocks-23-1.asp/40</text:p>
          </table:table-cell>
          <table:table-cell office:value-type="float" office:value="18.2173"/>
          <table:table-cell office:value-type="float" office:value="17.959"/>
          <table:table-cell office:value-type="float" office:value="3.57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132.0"/>
          <table:table-cell office:value-type="float" office:value="291527.0"/>
          <table:table-cell office:value-type="float" office:value="291524.0"/>
          <table:table-cell office:value-type="float" office:value="1065516.0"/>
          <table:table-cell office:value-type="float" office:value="1308044.0"/>
          <table:table-cell office:value-type="float" office:value="0.0"/>
          <table:table-cell office:value-type="float" office:value="0.0"/>
          <table:table-cell office:value-type="float" office:value="60.9703"/>
          <table:table-cell office:value-type="float" office:value="60.73"/>
          <table:table-cell office:value-type="float" office:value="48.01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80899.0"/>
          <table:table-cell office:value-type="float" office:value="176305.0"/>
          <table:table-cell office:value-type="float" office:value="1065516.0"/>
          <table:table-cell office:value-type="float" office:value="1308044.0"/>
          <table:table-cell office:value-type="float" office:value="0.0"/>
          <table:table-cell office:value-type="float" office:value="0.0"/>
          <table:table-cell table:formula="of:=MIN([.$B82];[.$O82])" office:value-type="float"/>
          <table:table-cell table:formula="of:=MIN([.$C82];[.$P82])" office:value-type="float"/>
          <table:table-cell table:formula="of:=MIN([.$D82];[.$Q82])" office:value-type="float"/>
          <table:table-cell table:formula="of:=MIN([.$E82];[.$R82])" office:value-type="float"/>
          <table:table-cell table:formula="of:=MIN([.$F82];[.$S82])" office:value-type="float"/>
          <table:table-cell table:formula="of:=MIN([.$G82];[.$T82])" office:value-type="float"/>
          <table:table-cell table:formula="of:=MIN([.$H82];[.$U82])" office:value-type="float"/>
          <table:table-cell table:formula="of:=MIN([.$I82];[.$V82])" office:value-type="float"/>
          <table:table-cell table:formula="of:=MIN([.$J82])" office:value-type="float"/>
          <table:table-cell table:formula="of:=MIN([.$K82];[.$W82])" office:value-type="float"/>
          <table:table-cell table:formula="of:=MIN([.$L82];[.$X82])" office:value-type="float"/>
          <table:table-cell table:formula="of:=MIN([.$M82];[.$Y82])" office:value-type="float"/>
          <table:table-cell table:formula="of:=MIN([.$N82];[.$Z82])" office:value-type="float"/>
          <table:table-cell table:formula="of:=MEDIAN([.$B82];[.$O82])" office:value-type="float"/>
          <table:table-cell table:formula="of:=MEDIAN([.$C82];[.$P82])" office:value-type="float"/>
          <table:table-cell table:formula="of:=MEDIAN([.$D82];[.$Q82])" office:value-type="float"/>
          <table:table-cell table:formula="of:=MEDIAN([.$E82];[.$R82])" office:value-type="float"/>
          <table:table-cell table:formula="of:=MEDIAN([.$F82];[.$S82])" office:value-type="float"/>
          <table:table-cell table:formula="of:=MEDIAN([.$G82];[.$T82])" office:value-type="float"/>
          <table:table-cell table:formula="of:=MEDIAN([.$H82];[.$U82])" office:value-type="float"/>
          <table:table-cell table:formula="of:=MEDIAN([.$I82];[.$V82])" office:value-type="float"/>
          <table:table-cell table:formula="of:=MEDIAN([.$J82])" office:value-type="float"/>
          <table:table-cell table:formula="of:=MEDIAN([.$K82];[.$W82])" office:value-type="float"/>
          <table:table-cell table:formula="of:=MEDIAN([.$L82];[.$X82])" office:value-type="float"/>
          <table:table-cell table:formula="of:=MEDIAN([.$M82];[.$Y82])" office:value-type="float"/>
          <table:table-cell table:formula="of:=MEDIAN([.$N82];[.$Z82])" office:value-type="float"/>
          <table:table-cell table:formula="of:=MAX([.$B82];[.$O82])" office:value-type="float"/>
          <table:table-cell table:formula="of:=MAX([.$C82];[.$P82])" office:value-type="float"/>
          <table:table-cell table:formula="of:=MAX([.$D82];[.$Q82])" office:value-type="float"/>
          <table:table-cell table:formula="of:=MAX([.$E82];[.$R82])" office:value-type="float"/>
          <table:table-cell table:formula="of:=MAX([.$F82];[.$S82])" office:value-type="float"/>
          <table:table-cell table:formula="of:=MAX([.$G82];[.$T82])" office:value-type="float"/>
          <table:table-cell table:formula="of:=MAX([.$H82];[.$U82])" office:value-type="float"/>
          <table:table-cell table:formula="of:=MAX([.$I82];[.$V82])" office:value-type="float"/>
          <table:table-cell table:formula="of:=MAX([.$J82])" office:value-type="float"/>
          <table:table-cell table:formula="of:=MAX([.$K82];[.$W82])" office:value-type="float"/>
          <table:table-cell table:formula="of:=MAX([.$L82];[.$X82])" office:value-type="float"/>
          <table:table-cell table:formula="of:=MAX([.$M82];[.$Y82])" office:value-type="float"/>
          <table:table-cell table:formula="of:=MAX([.$N82];[.$Z82])" office:value-type="float"/>
        </table:table-row>
        <table:table-row table:style-name="ro1">
          <table:table-cell office:value-type="string">
            <text:p>blocks.blocks-23-1.asp/41</text:p>
          </table:table-cell>
          <table:table-cell office:value-type="float" office:value="18.6133"/>
          <table:table-cell office:value-type="float" office:value="18.361"/>
          <table:table-cell office:value-type="float" office:value="3.5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966.0"/>
          <table:table-cell office:value-type="float" office:value="269587.0"/>
          <table:table-cell office:value-type="float" office:value="269583.0"/>
          <table:table-cell office:value-type="float" office:value="1092795.0"/>
          <table:table-cell office:value-type="float" office:value="1347513.0"/>
          <table:table-cell office:value-type="float" office:value="0.0"/>
          <table:table-cell office:value-type="float" office:value="0.0"/>
          <table:table-cell office:value-type="float" office:value="38.2974"/>
          <table:table-cell office:value-type="float" office:value="38.049"/>
          <table:table-cell office:value-type="float" office:value="25.25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44796.0"/>
          <table:table-cell office:value-type="float" office:value="136448.0"/>
          <table:table-cell office:value-type="float" office:value="1092795.0"/>
          <table:table-cell office:value-type="float" office:value="1347513.0"/>
          <table:table-cell office:value-type="float" office:value="0.0"/>
          <table:table-cell office:value-type="float" office:value="0.0"/>
          <table:table-cell table:formula="of:=MIN([.$B83];[.$O83])" office:value-type="float"/>
          <table:table-cell table:formula="of:=MIN([.$C83];[.$P83])" office:value-type="float"/>
          <table:table-cell table:formula="of:=MIN([.$D83];[.$Q83])" office:value-type="float"/>
          <table:table-cell table:formula="of:=MIN([.$E83];[.$R83])" office:value-type="float"/>
          <table:table-cell table:formula="of:=MIN([.$F83];[.$S83])" office:value-type="float"/>
          <table:table-cell table:formula="of:=MIN([.$G83];[.$T83])" office:value-type="float"/>
          <table:table-cell table:formula="of:=MIN([.$H83];[.$U83])" office:value-type="float"/>
          <table:table-cell table:formula="of:=MIN([.$I83];[.$V83])" office:value-type="float"/>
          <table:table-cell table:formula="of:=MIN([.$J83])" office:value-type="float"/>
          <table:table-cell table:formula="of:=MIN([.$K83];[.$W83])" office:value-type="float"/>
          <table:table-cell table:formula="of:=MIN([.$L83];[.$X83])" office:value-type="float"/>
          <table:table-cell table:formula="of:=MIN([.$M83];[.$Y83])" office:value-type="float"/>
          <table:table-cell table:formula="of:=MIN([.$N83];[.$Z83])" office:value-type="float"/>
          <table:table-cell table:formula="of:=MEDIAN([.$B83];[.$O83])" office:value-type="float"/>
          <table:table-cell table:formula="of:=MEDIAN([.$C83];[.$P83])" office:value-type="float"/>
          <table:table-cell table:formula="of:=MEDIAN([.$D83];[.$Q83])" office:value-type="float"/>
          <table:table-cell table:formula="of:=MEDIAN([.$E83];[.$R83])" office:value-type="float"/>
          <table:table-cell table:formula="of:=MEDIAN([.$F83];[.$S83])" office:value-type="float"/>
          <table:table-cell table:formula="of:=MEDIAN([.$G83];[.$T83])" office:value-type="float"/>
          <table:table-cell table:formula="of:=MEDIAN([.$H83];[.$U83])" office:value-type="float"/>
          <table:table-cell table:formula="of:=MEDIAN([.$I83];[.$V83])" office:value-type="float"/>
          <table:table-cell table:formula="of:=MEDIAN([.$J83])" office:value-type="float"/>
          <table:table-cell table:formula="of:=MEDIAN([.$K83];[.$W83])" office:value-type="float"/>
          <table:table-cell table:formula="of:=MEDIAN([.$L83];[.$X83])" office:value-type="float"/>
          <table:table-cell table:formula="of:=MEDIAN([.$M83];[.$Y83])" office:value-type="float"/>
          <table:table-cell table:formula="of:=MEDIAN([.$N83];[.$Z83])" office:value-type="float"/>
          <table:table-cell table:formula="of:=MAX([.$B83];[.$O83])" office:value-type="float"/>
          <table:table-cell table:formula="of:=MAX([.$C83];[.$P83])" office:value-type="float"/>
          <table:table-cell table:formula="of:=MAX([.$D83];[.$Q83])" office:value-type="float"/>
          <table:table-cell table:formula="of:=MAX([.$E83];[.$R83])" office:value-type="float"/>
          <table:table-cell table:formula="of:=MAX([.$F83];[.$S83])" office:value-type="float"/>
          <table:table-cell table:formula="of:=MAX([.$G83];[.$T83])" office:value-type="float"/>
          <table:table-cell table:formula="of:=MAX([.$H83];[.$U83])" office:value-type="float"/>
          <table:table-cell table:formula="of:=MAX([.$I83];[.$V83])" office:value-type="float"/>
          <table:table-cell table:formula="of:=MAX([.$J83])" office:value-type="float"/>
          <table:table-cell table:formula="of:=MAX([.$K83];[.$W83])" office:value-type="float"/>
          <table:table-cell table:formula="of:=MAX([.$L83];[.$X83])" office:value-type="float"/>
          <table:table-cell table:formula="of:=MAX([.$M83];[.$Y83])" office:value-type="float"/>
          <table:table-cell table:formula="of:=MAX([.$N83];[.$Z83])" office:value-type="float"/>
        </table:table-row>
        <table:table-row table:style-name="ro1">
          <table:table-cell office:value-type="string">
            <text:p>blocks.blocks-23-1.asp/42</text:p>
          </table:table-cell>
          <table:table-cell office:value-type="float" office:value="19.5849"/>
          <table:table-cell office:value-type="float" office:value="19.281"/>
          <table:table-cell office:value-type="float" office:value="4.13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148.0"/>
          <table:table-cell office:value-type="float" office:value="277545.0"/>
          <table:table-cell office:value-type="float" office:value="277540.0"/>
          <table:table-cell office:value-type="float" office:value="1120074.0"/>
          <table:table-cell office:value-type="float" office:value="1386982.0"/>
          <table:table-cell office:value-type="float" office:value="0.0"/>
          <table:table-cell office:value-type="float" office:value="0.0"/>
          <table:table-cell office:value-type="float" office:value="32.169"/>
          <table:table-cell office:value-type="float" office:value="31.925"/>
          <table:table-cell office:value-type="float" office:value="18.78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41208.0"/>
          <table:table-cell office:value-type="float" office:value="144885.0"/>
          <table:table-cell office:value-type="float" office:value="1120074.0"/>
          <table:table-cell office:value-type="float" office:value="1386982.0"/>
          <table:table-cell office:value-type="float" office:value="0.0"/>
          <table:table-cell office:value-type="float" office:value="0.0"/>
          <table:table-cell table:formula="of:=MIN([.$B84];[.$O84])" office:value-type="float"/>
          <table:table-cell table:formula="of:=MIN([.$C84];[.$P84])" office:value-type="float"/>
          <table:table-cell table:formula="of:=MIN([.$D84];[.$Q84])" office:value-type="float"/>
          <table:table-cell table:formula="of:=MIN([.$E84];[.$R84])" office:value-type="float"/>
          <table:table-cell table:formula="of:=MIN([.$F84];[.$S84])" office:value-type="float"/>
          <table:table-cell table:formula="of:=MIN([.$G84];[.$T84])" office:value-type="float"/>
          <table:table-cell table:formula="of:=MIN([.$H84];[.$U84])" office:value-type="float"/>
          <table:table-cell table:formula="of:=MIN([.$I84];[.$V84])" office:value-type="float"/>
          <table:table-cell table:formula="of:=MIN([.$J84])" office:value-type="float"/>
          <table:table-cell table:formula="of:=MIN([.$K84];[.$W84])" office:value-type="float"/>
          <table:table-cell table:formula="of:=MIN([.$L84];[.$X84])" office:value-type="float"/>
          <table:table-cell table:formula="of:=MIN([.$M84];[.$Y84])" office:value-type="float"/>
          <table:table-cell table:formula="of:=MIN([.$N84];[.$Z84])" office:value-type="float"/>
          <table:table-cell table:formula="of:=MEDIAN([.$B84];[.$O84])" office:value-type="float"/>
          <table:table-cell table:formula="of:=MEDIAN([.$C84];[.$P84])" office:value-type="float"/>
          <table:table-cell table:formula="of:=MEDIAN([.$D84];[.$Q84])" office:value-type="float"/>
          <table:table-cell table:formula="of:=MEDIAN([.$E84];[.$R84])" office:value-type="float"/>
          <table:table-cell table:formula="of:=MEDIAN([.$F84];[.$S84])" office:value-type="float"/>
          <table:table-cell table:formula="of:=MEDIAN([.$G84];[.$T84])" office:value-type="float"/>
          <table:table-cell table:formula="of:=MEDIAN([.$H84];[.$U84])" office:value-type="float"/>
          <table:table-cell table:formula="of:=MEDIAN([.$I84];[.$V84])" office:value-type="float"/>
          <table:table-cell table:formula="of:=MEDIAN([.$J84])" office:value-type="float"/>
          <table:table-cell table:formula="of:=MEDIAN([.$K84];[.$W84])" office:value-type="float"/>
          <table:table-cell table:formula="of:=MEDIAN([.$L84];[.$X84])" office:value-type="float"/>
          <table:table-cell table:formula="of:=MEDIAN([.$M84];[.$Y84])" office:value-type="float"/>
          <table:table-cell table:formula="of:=MEDIAN([.$N84];[.$Z84])" office:value-type="float"/>
          <table:table-cell table:formula="of:=MAX([.$B84];[.$O84])" office:value-type="float"/>
          <table:table-cell table:formula="of:=MAX([.$C84];[.$P84])" office:value-type="float"/>
          <table:table-cell table:formula="of:=MAX([.$D84];[.$Q84])" office:value-type="float"/>
          <table:table-cell table:formula="of:=MAX([.$E84];[.$R84])" office:value-type="float"/>
          <table:table-cell table:formula="of:=MAX([.$F84];[.$S84])" office:value-type="float"/>
          <table:table-cell table:formula="of:=MAX([.$G84];[.$T84])" office:value-type="float"/>
          <table:table-cell table:formula="of:=MAX([.$H84];[.$U84])" office:value-type="float"/>
          <table:table-cell table:formula="of:=MAX([.$I84];[.$V84])" office:value-type="float"/>
          <table:table-cell table:formula="of:=MAX([.$J84])" office:value-type="float"/>
          <table:table-cell table:formula="of:=MAX([.$K84];[.$W84])" office:value-type="float"/>
          <table:table-cell table:formula="of:=MAX([.$L84];[.$X84])" office:value-type="float"/>
          <table:table-cell table:formula="of:=MAX([.$M84];[.$Y84])" office:value-type="float"/>
          <table:table-cell table:formula="of:=MAX([.$N84];[.$Z84])" office:value-type="float"/>
        </table:table-row>
        <table:table-row table:style-name="ro1">
          <table:table-cell office:value-type="string">
            <text:p>blocks.blocks-23-1.asp/43</text:p>
          </table:table-cell>
          <table:table-cell office:value-type="float" office:value="19.9725"/>
          <table:table-cell office:value-type="float" office:value="19.702"/>
          <table:table-cell office:value-type="float" office:value="4.16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736.0"/>
          <table:table-cell office:value-type="float" office:value="306019.0"/>
          <table:table-cell office:value-type="float" office:value="306013.0"/>
          <table:table-cell office:value-type="float" office:value="1147353.0"/>
          <table:table-cell office:value-type="float" office:value="1426451.0"/>
          <table:table-cell office:value-type="float" office:value="0.0"/>
          <table:table-cell office:value-type="float" office:value="0.0"/>
          <table:table-cell office:value-type="float" office:value="48.7439"/>
          <table:table-cell office:value-type="float" office:value="48.485"/>
          <table:table-cell office:value-type="float" office:value="34.63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67527.0"/>
          <table:table-cell office:value-type="float" office:value="177647.0"/>
          <table:table-cell office:value-type="float" office:value="1147353.0"/>
          <table:table-cell office:value-type="float" office:value="1426451.0"/>
          <table:table-cell office:value-type="float" office:value="0.0"/>
          <table:table-cell office:value-type="float" office:value="0.0"/>
          <table:table-cell table:formula="of:=MIN([.$B85];[.$O85])" office:value-type="float"/>
          <table:table-cell table:formula="of:=MIN([.$C85];[.$P85])" office:value-type="float"/>
          <table:table-cell table:formula="of:=MIN([.$D85];[.$Q85])" office:value-type="float"/>
          <table:table-cell table:formula="of:=MIN([.$E85];[.$R85])" office:value-type="float"/>
          <table:table-cell table:formula="of:=MIN([.$F85];[.$S85])" office:value-type="float"/>
          <table:table-cell table:formula="of:=MIN([.$G85];[.$T85])" office:value-type="float"/>
          <table:table-cell table:formula="of:=MIN([.$H85];[.$U85])" office:value-type="float"/>
          <table:table-cell table:formula="of:=MIN([.$I85];[.$V85])" office:value-type="float"/>
          <table:table-cell table:formula="of:=MIN([.$J85])" office:value-type="float"/>
          <table:table-cell table:formula="of:=MIN([.$K85];[.$W85])" office:value-type="float"/>
          <table:table-cell table:formula="of:=MIN([.$L85];[.$X85])" office:value-type="float"/>
          <table:table-cell table:formula="of:=MIN([.$M85];[.$Y85])" office:value-type="float"/>
          <table:table-cell table:formula="of:=MIN([.$N85];[.$Z85])" office:value-type="float"/>
          <table:table-cell table:formula="of:=MEDIAN([.$B85];[.$O85])" office:value-type="float"/>
          <table:table-cell table:formula="of:=MEDIAN([.$C85];[.$P85])" office:value-type="float"/>
          <table:table-cell table:formula="of:=MEDIAN([.$D85];[.$Q85])" office:value-type="float"/>
          <table:table-cell table:formula="of:=MEDIAN([.$E85];[.$R85])" office:value-type="float"/>
          <table:table-cell table:formula="of:=MEDIAN([.$F85];[.$S85])" office:value-type="float"/>
          <table:table-cell table:formula="of:=MEDIAN([.$G85];[.$T85])" office:value-type="float"/>
          <table:table-cell table:formula="of:=MEDIAN([.$H85];[.$U85])" office:value-type="float"/>
          <table:table-cell table:formula="of:=MEDIAN([.$I85];[.$V85])" office:value-type="float"/>
          <table:table-cell table:formula="of:=MEDIAN([.$J85])" office:value-type="float"/>
          <table:table-cell table:formula="of:=MEDIAN([.$K85];[.$W85])" office:value-type="float"/>
          <table:table-cell table:formula="of:=MEDIAN([.$L85];[.$X85])" office:value-type="float"/>
          <table:table-cell table:formula="of:=MEDIAN([.$M85];[.$Y85])" office:value-type="float"/>
          <table:table-cell table:formula="of:=MEDIAN([.$N85];[.$Z85])" office:value-type="float"/>
          <table:table-cell table:formula="of:=MAX([.$B85];[.$O85])" office:value-type="float"/>
          <table:table-cell table:formula="of:=MAX([.$C85];[.$P85])" office:value-type="float"/>
          <table:table-cell table:formula="of:=MAX([.$D85];[.$Q85])" office:value-type="float"/>
          <table:table-cell table:formula="of:=MAX([.$E85];[.$R85])" office:value-type="float"/>
          <table:table-cell table:formula="of:=MAX([.$F85];[.$S85])" office:value-type="float"/>
          <table:table-cell table:formula="of:=MAX([.$G85];[.$T85])" office:value-type="float"/>
          <table:table-cell table:formula="of:=MAX([.$H85];[.$U85])" office:value-type="float"/>
          <table:table-cell table:formula="of:=MAX([.$I85];[.$V85])" office:value-type="float"/>
          <table:table-cell table:formula="of:=MAX([.$J85])" office:value-type="float"/>
          <table:table-cell table:formula="of:=MAX([.$K85];[.$W85])" office:value-type="float"/>
          <table:table-cell table:formula="of:=MAX([.$L85];[.$X85])" office:value-type="float"/>
          <table:table-cell table:formula="of:=MAX([.$M85];[.$Y85])" office:value-type="float"/>
          <table:table-cell table:formula="of:=MAX([.$N85];[.$Z85])" office:value-type="float"/>
        </table:table-row>
        <table:table-row table:style-name="ro1">
          <table:table-cell office:value-type="string">
            <text:p>blocks.blocks-23-1.asp/44</text:p>
          </table:table-cell>
          <table:table-cell office:value-type="float" office:value="21.2482"/>
          <table:table-cell office:value-type="float" office:value="20.978"/>
          <table:table-cell office:value-type="float" office:value="4.06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904.0"/>
          <table:table-cell office:value-type="float" office:value="260872.0"/>
          <table:table-cell office:value-type="float" office:value="260865.0"/>
          <table:table-cell office:value-type="float" office:value="1174632.0"/>
          <table:table-cell office:value-type="float" office:value="1465920.0"/>
          <table:table-cell office:value-type="float" office:value="0.0"/>
          <table:table-cell office:value-type="float" office:value="0.0"/>
          <table:table-cell office:value-type="float" office:value="83.1872"/>
          <table:table-cell office:value-type="float" office:value="82.905"/>
          <table:table-cell office:value-type="float" office:value="68.92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108999.0"/>
          <table:table-cell office:value-type="float" office:value="251700.0"/>
          <table:table-cell office:value-type="float" office:value="1174632.0"/>
          <table:table-cell office:value-type="float" office:value="1465920.0"/>
          <table:table-cell office:value-type="float" office:value="0.0"/>
          <table:table-cell office:value-type="float" office:value="0.0"/>
          <table:table-cell table:formula="of:=MIN([.$B86];[.$O86])" office:value-type="float"/>
          <table:table-cell table:formula="of:=MIN([.$C86];[.$P86])" office:value-type="float"/>
          <table:table-cell table:formula="of:=MIN([.$D86];[.$Q86])" office:value-type="float"/>
          <table:table-cell table:formula="of:=MIN([.$E86];[.$R86])" office:value-type="float"/>
          <table:table-cell table:formula="of:=MIN([.$F86];[.$S86])" office:value-type="float"/>
          <table:table-cell table:formula="of:=MIN([.$G86];[.$T86])" office:value-type="float"/>
          <table:table-cell table:formula="of:=MIN([.$H86];[.$U86])" office:value-type="float"/>
          <table:table-cell table:formula="of:=MIN([.$I86];[.$V86])" office:value-type="float"/>
          <table:table-cell table:formula="of:=MIN([.$J86])" office:value-type="float"/>
          <table:table-cell table:formula="of:=MIN([.$K86];[.$W86])" office:value-type="float"/>
          <table:table-cell table:formula="of:=MIN([.$L86];[.$X86])" office:value-type="float"/>
          <table:table-cell table:formula="of:=MIN([.$M86];[.$Y86])" office:value-type="float"/>
          <table:table-cell table:formula="of:=MIN([.$N86];[.$Z86])" office:value-type="float"/>
          <table:table-cell table:formula="of:=MEDIAN([.$B86];[.$O86])" office:value-type="float"/>
          <table:table-cell table:formula="of:=MEDIAN([.$C86];[.$P86])" office:value-type="float"/>
          <table:table-cell table:formula="of:=MEDIAN([.$D86];[.$Q86])" office:value-type="float"/>
          <table:table-cell table:formula="of:=MEDIAN([.$E86];[.$R86])" office:value-type="float"/>
          <table:table-cell table:formula="of:=MEDIAN([.$F86];[.$S86])" office:value-type="float"/>
          <table:table-cell table:formula="of:=MEDIAN([.$G86];[.$T86])" office:value-type="float"/>
          <table:table-cell table:formula="of:=MEDIAN([.$H86];[.$U86])" office:value-type="float"/>
          <table:table-cell table:formula="of:=MEDIAN([.$I86];[.$V86])" office:value-type="float"/>
          <table:table-cell table:formula="of:=MEDIAN([.$J86])" office:value-type="float"/>
          <table:table-cell table:formula="of:=MEDIAN([.$K86];[.$W86])" office:value-type="float"/>
          <table:table-cell table:formula="of:=MEDIAN([.$L86];[.$X86])" office:value-type="float"/>
          <table:table-cell table:formula="of:=MEDIAN([.$M86];[.$Y86])" office:value-type="float"/>
          <table:table-cell table:formula="of:=MEDIAN([.$N86];[.$Z86])" office:value-type="float"/>
          <table:table-cell table:formula="of:=MAX([.$B86];[.$O86])" office:value-type="float"/>
          <table:table-cell table:formula="of:=MAX([.$C86];[.$P86])" office:value-type="float"/>
          <table:table-cell table:formula="of:=MAX([.$D86];[.$Q86])" office:value-type="float"/>
          <table:table-cell table:formula="of:=MAX([.$E86];[.$R86])" office:value-type="float"/>
          <table:table-cell table:formula="of:=MAX([.$F86];[.$S86])" office:value-type="float"/>
          <table:table-cell table:formula="of:=MAX([.$G86];[.$T86])" office:value-type="float"/>
          <table:table-cell table:formula="of:=MAX([.$H86];[.$U86])" office:value-type="float"/>
          <table:table-cell table:formula="of:=MAX([.$I86];[.$V86])" office:value-type="float"/>
          <table:table-cell table:formula="of:=MAX([.$J86])" office:value-type="float"/>
          <table:table-cell table:formula="of:=MAX([.$K86];[.$W86])" office:value-type="float"/>
          <table:table-cell table:formula="of:=MAX([.$L86];[.$X86])" office:value-type="float"/>
          <table:table-cell table:formula="of:=MAX([.$M86];[.$Y86])" office:value-type="float"/>
          <table:table-cell table:formula="of:=MAX([.$N86];[.$Z86])" office:value-type="float"/>
        </table:table-row>
        <table:table-row table:style-name="ro1">
          <table:table-cell office:value-type="string">
            <text:p>blocks.blocks-23-1.asp/45</text:p>
          </table:table-cell>
          <table:table-cell office:value-type="float" office:value="21.0934"/>
          <table:table-cell office:value-type="float" office:value="20.824"/>
          <table:table-cell office:value-type="float" office:value="4.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813.0"/>
          <table:table-cell office:value-type="float" office:value="265545.0"/>
          <table:table-cell office:value-type="float" office:value="265537.0"/>
          <table:table-cell office:value-type="float" office:value="1201911.0"/>
          <table:table-cell office:value-type="float" office:value="1505389.0"/>
          <table:table-cell office:value-type="float" office:value="0.0"/>
          <table:table-cell office:value-type="float" office:value="0.0"/>
          <table:table-cell office:value-type="float" office:value="43.4277"/>
          <table:table-cell office:value-type="float" office:value="43.168"/>
          <table:table-cell office:value-type="float" office:value="28.95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55736.0"/>
          <table:table-cell office:value-type="float" office:value="196399.0"/>
          <table:table-cell office:value-type="float" office:value="1201911.0"/>
          <table:table-cell office:value-type="float" office:value="1505389.0"/>
          <table:table-cell office:value-type="float" office:value="0.0"/>
          <table:table-cell office:value-type="float" office:value="0.0"/>
          <table:table-cell table:formula="of:=MIN([.$B87];[.$O87])" office:value-type="float"/>
          <table:table-cell table:formula="of:=MIN([.$C87];[.$P87])" office:value-type="float"/>
          <table:table-cell table:formula="of:=MIN([.$D87];[.$Q87])" office:value-type="float"/>
          <table:table-cell table:formula="of:=MIN([.$E87];[.$R87])" office:value-type="float"/>
          <table:table-cell table:formula="of:=MIN([.$F87];[.$S87])" office:value-type="float"/>
          <table:table-cell table:formula="of:=MIN([.$G87];[.$T87])" office:value-type="float"/>
          <table:table-cell table:formula="of:=MIN([.$H87];[.$U87])" office:value-type="float"/>
          <table:table-cell table:formula="of:=MIN([.$I87];[.$V87])" office:value-type="float"/>
          <table:table-cell table:formula="of:=MIN([.$J87])" office:value-type="float"/>
          <table:table-cell table:formula="of:=MIN([.$K87];[.$W87])" office:value-type="float"/>
          <table:table-cell table:formula="of:=MIN([.$L87];[.$X87])" office:value-type="float"/>
          <table:table-cell table:formula="of:=MIN([.$M87];[.$Y87])" office:value-type="float"/>
          <table:table-cell table:formula="of:=MIN([.$N87];[.$Z87])" office:value-type="float"/>
          <table:table-cell table:formula="of:=MEDIAN([.$B87];[.$O87])" office:value-type="float"/>
          <table:table-cell table:formula="of:=MEDIAN([.$C87];[.$P87])" office:value-type="float"/>
          <table:table-cell table:formula="of:=MEDIAN([.$D87];[.$Q87])" office:value-type="float"/>
          <table:table-cell table:formula="of:=MEDIAN([.$E87];[.$R87])" office:value-type="float"/>
          <table:table-cell table:formula="of:=MEDIAN([.$F87];[.$S87])" office:value-type="float"/>
          <table:table-cell table:formula="of:=MEDIAN([.$G87];[.$T87])" office:value-type="float"/>
          <table:table-cell table:formula="of:=MEDIAN([.$H87];[.$U87])" office:value-type="float"/>
          <table:table-cell table:formula="of:=MEDIAN([.$I87];[.$V87])" office:value-type="float"/>
          <table:table-cell table:formula="of:=MEDIAN([.$J87])" office:value-type="float"/>
          <table:table-cell table:formula="of:=MEDIAN([.$K87];[.$W87])" office:value-type="float"/>
          <table:table-cell table:formula="of:=MEDIAN([.$L87];[.$X87])" office:value-type="float"/>
          <table:table-cell table:formula="of:=MEDIAN([.$M87];[.$Y87])" office:value-type="float"/>
          <table:table-cell table:formula="of:=MEDIAN([.$N87];[.$Z87])" office:value-type="float"/>
          <table:table-cell table:formula="of:=MAX([.$B87];[.$O87])" office:value-type="float"/>
          <table:table-cell table:formula="of:=MAX([.$C87];[.$P87])" office:value-type="float"/>
          <table:table-cell table:formula="of:=MAX([.$D87];[.$Q87])" office:value-type="float"/>
          <table:table-cell table:formula="of:=MAX([.$E87];[.$R87])" office:value-type="float"/>
          <table:table-cell table:formula="of:=MAX([.$F87];[.$S87])" office:value-type="float"/>
          <table:table-cell table:formula="of:=MAX([.$G87];[.$T87])" office:value-type="float"/>
          <table:table-cell table:formula="of:=MAX([.$H87];[.$U87])" office:value-type="float"/>
          <table:table-cell table:formula="of:=MAX([.$I87];[.$V87])" office:value-type="float"/>
          <table:table-cell table:formula="of:=MAX([.$J87])" office:value-type="float"/>
          <table:table-cell table:formula="of:=MAX([.$K87];[.$W87])" office:value-type="float"/>
          <table:table-cell table:formula="of:=MAX([.$L87];[.$X87])" office:value-type="float"/>
          <table:table-cell table:formula="of:=MAX([.$M87];[.$Y87])" office:value-type="float"/>
          <table:table-cell table:formula="of:=MAX([.$N87];[.$Z87])" office:value-type="float"/>
        </table:table-row>
        <table:table-row table:style-name="ro1">
          <table:table-cell office:value-type="string">
            <text:p>blocks.blocks-23-1.asp/5</text:p>
          </table:table-cell>
          <table:table-cell office:value-type="float" office:value="1.43969"/>
          <table:table-cell office:value-type="float" office:value="1.3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0751.0"/>
          <table:table-cell office:value-type="float" office:value="1267.0"/>
          <table:table-cell office:value-type="float" office:value="0.0"/>
          <table:table-cell office:value-type="float" office:value="0.0"/>
          <table:table-cell office:value-type="float" office:value="1.29546"/>
          <table:table-cell office:value-type="float" office:value="1.2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10751.0"/>
          <table:table-cell office:value-type="float" office:value="1267.0"/>
          <table:table-cell office:value-type="float" office:value="0.0"/>
          <table:table-cell office:value-type="float" office:value="0.0"/>
          <table:table-cell table:formula="of:=MIN([.$B88];[.$O88])" office:value-type="float"/>
          <table:table-cell table:formula="of:=MIN([.$C88];[.$P88])" office:value-type="float"/>
          <table:table-cell table:formula="of:=MIN([.$D88];[.$Q88])" office:value-type="float"/>
          <table:table-cell table:formula="of:=MIN([.$E88];[.$R88])" office:value-type="float"/>
          <table:table-cell table:formula="of:=MIN([.$F88];[.$S88])" office:value-type="float"/>
          <table:table-cell table:formula="of:=MIN([.$G88];[.$T88])" office:value-type="float"/>
          <table:table-cell table:formula="of:=MIN([.$H88];[.$U88])" office:value-type="float"/>
          <table:table-cell table:formula="of:=MIN([.$I88];[.$V88])" office:value-type="float"/>
          <table:table-cell table:formula="of:=MIN([.$J88])" office:value-type="float"/>
          <table:table-cell table:formula="of:=MIN([.$K88];[.$W88])" office:value-type="float"/>
          <table:table-cell table:formula="of:=MIN([.$L88];[.$X88])" office:value-type="float"/>
          <table:table-cell table:formula="of:=MIN([.$M88];[.$Y88])" office:value-type="float"/>
          <table:table-cell table:formula="of:=MIN([.$N88];[.$Z88])" office:value-type="float"/>
          <table:table-cell table:formula="of:=MEDIAN([.$B88];[.$O88])" office:value-type="float"/>
          <table:table-cell table:formula="of:=MEDIAN([.$C88];[.$P88])" office:value-type="float"/>
          <table:table-cell table:formula="of:=MEDIAN([.$D88];[.$Q88])" office:value-type="float"/>
          <table:table-cell table:formula="of:=MEDIAN([.$E88];[.$R88])" office:value-type="float"/>
          <table:table-cell table:formula="of:=MEDIAN([.$F88];[.$S88])" office:value-type="float"/>
          <table:table-cell table:formula="of:=MEDIAN([.$G88];[.$T88])" office:value-type="float"/>
          <table:table-cell table:formula="of:=MEDIAN([.$H88];[.$U88])" office:value-type="float"/>
          <table:table-cell table:formula="of:=MEDIAN([.$I88];[.$V88])" office:value-type="float"/>
          <table:table-cell table:formula="of:=MEDIAN([.$J88])" office:value-type="float"/>
          <table:table-cell table:formula="of:=MEDIAN([.$K88];[.$W88])" office:value-type="float"/>
          <table:table-cell table:formula="of:=MEDIAN([.$L88];[.$X88])" office:value-type="float"/>
          <table:table-cell table:formula="of:=MEDIAN([.$M88];[.$Y88])" office:value-type="float"/>
          <table:table-cell table:formula="of:=MEDIAN([.$N88];[.$Z88])" office:value-type="float"/>
          <table:table-cell table:formula="of:=MAX([.$B88];[.$O88])" office:value-type="float"/>
          <table:table-cell table:formula="of:=MAX([.$C88];[.$P88])" office:value-type="float"/>
          <table:table-cell table:formula="of:=MAX([.$D88];[.$Q88])" office:value-type="float"/>
          <table:table-cell table:formula="of:=MAX([.$E88];[.$R88])" office:value-type="float"/>
          <table:table-cell table:formula="of:=MAX([.$F88];[.$S88])" office:value-type="float"/>
          <table:table-cell table:formula="of:=MAX([.$G88];[.$T88])" office:value-type="float"/>
          <table:table-cell table:formula="of:=MAX([.$H88];[.$U88])" office:value-type="float"/>
          <table:table-cell table:formula="of:=MAX([.$I88];[.$V88])" office:value-type="float"/>
          <table:table-cell table:formula="of:=MAX([.$J88])" office:value-type="float"/>
          <table:table-cell table:formula="of:=MAX([.$K88];[.$W88])" office:value-type="float"/>
          <table:table-cell table:formula="of:=MAX([.$L88];[.$X88])" office:value-type="float"/>
          <table:table-cell table:formula="of:=MAX([.$M88];[.$Y88])" office:value-type="float"/>
          <table:table-cell table:formula="of:=MAX([.$N88];[.$Z88])" office:value-type="float"/>
        </table:table-row>
        <table:table-row table:style-name="ro1">
          <table:table-cell office:value-type="string">
            <text:p>blocks.blocks-23-1.asp/6</text:p>
          </table:table-cell>
          <table:table-cell office:value-type="float" office:value="1.83344"/>
          <table:table-cell office:value-type="float" office:value="1.7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8030.0"/>
          <table:table-cell office:value-type="float" office:value="1843.0"/>
          <table:table-cell office:value-type="float" office:value="0.0"/>
          <table:table-cell office:value-type="float" office:value="0.0"/>
          <table:table-cell office:value-type="float" office:value="1.59229"/>
          <table:table-cell office:value-type="float" office:value="1.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38030.0"/>
          <table:table-cell office:value-type="float" office:value="1843.0"/>
          <table:table-cell office:value-type="float" office:value="0.0"/>
          <table:table-cell office:value-type="float" office:value="0.0"/>
          <table:table-cell table:formula="of:=MIN([.$B89];[.$O89])" office:value-type="float"/>
          <table:table-cell table:formula="of:=MIN([.$C89];[.$P89])" office:value-type="float"/>
          <table:table-cell table:formula="of:=MIN([.$D89];[.$Q89])" office:value-type="float"/>
          <table:table-cell table:formula="of:=MIN([.$E89];[.$R89])" office:value-type="float"/>
          <table:table-cell table:formula="of:=MIN([.$F89];[.$S89])" office:value-type="float"/>
          <table:table-cell table:formula="of:=MIN([.$G89];[.$T89])" office:value-type="float"/>
          <table:table-cell table:formula="of:=MIN([.$H89];[.$U89])" office:value-type="float"/>
          <table:table-cell table:formula="of:=MIN([.$I89];[.$V89])" office:value-type="float"/>
          <table:table-cell table:formula="of:=MIN([.$J89])" office:value-type="float"/>
          <table:table-cell table:formula="of:=MIN([.$K89];[.$W89])" office:value-type="float"/>
          <table:table-cell table:formula="of:=MIN([.$L89];[.$X89])" office:value-type="float"/>
          <table:table-cell table:formula="of:=MIN([.$M89];[.$Y89])" office:value-type="float"/>
          <table:table-cell table:formula="of:=MIN([.$N89];[.$Z89])" office:value-type="float"/>
          <table:table-cell table:formula="of:=MEDIAN([.$B89];[.$O89])" office:value-type="float"/>
          <table:table-cell table:formula="of:=MEDIAN([.$C89];[.$P89])" office:value-type="float"/>
          <table:table-cell table:formula="of:=MEDIAN([.$D89];[.$Q89])" office:value-type="float"/>
          <table:table-cell table:formula="of:=MEDIAN([.$E89];[.$R89])" office:value-type="float"/>
          <table:table-cell table:formula="of:=MEDIAN([.$F89];[.$S89])" office:value-type="float"/>
          <table:table-cell table:formula="of:=MEDIAN([.$G89];[.$T89])" office:value-type="float"/>
          <table:table-cell table:formula="of:=MEDIAN([.$H89];[.$U89])" office:value-type="float"/>
          <table:table-cell table:formula="of:=MEDIAN([.$I89];[.$V89])" office:value-type="float"/>
          <table:table-cell table:formula="of:=MEDIAN([.$J89])" office:value-type="float"/>
          <table:table-cell table:formula="of:=MEDIAN([.$K89];[.$W89])" office:value-type="float"/>
          <table:table-cell table:formula="of:=MEDIAN([.$L89];[.$X89])" office:value-type="float"/>
          <table:table-cell table:formula="of:=MEDIAN([.$M89];[.$Y89])" office:value-type="float"/>
          <table:table-cell table:formula="of:=MEDIAN([.$N89];[.$Z89])" office:value-type="float"/>
          <table:table-cell table:formula="of:=MAX([.$B89];[.$O89])" office:value-type="float"/>
          <table:table-cell table:formula="of:=MAX([.$C89];[.$P89])" office:value-type="float"/>
          <table:table-cell table:formula="of:=MAX([.$D89];[.$Q89])" office:value-type="float"/>
          <table:table-cell table:formula="of:=MAX([.$E89];[.$R89])" office:value-type="float"/>
          <table:table-cell table:formula="of:=MAX([.$F89];[.$S89])" office:value-type="float"/>
          <table:table-cell table:formula="of:=MAX([.$G89];[.$T89])" office:value-type="float"/>
          <table:table-cell table:formula="of:=MAX([.$H89];[.$U89])" office:value-type="float"/>
          <table:table-cell table:formula="of:=MAX([.$I89];[.$V89])" office:value-type="float"/>
          <table:table-cell table:formula="of:=MAX([.$J89])" office:value-type="float"/>
          <table:table-cell table:formula="of:=MAX([.$K89];[.$W89])" office:value-type="float"/>
          <table:table-cell table:formula="of:=MAX([.$L89];[.$X89])" office:value-type="float"/>
          <table:table-cell table:formula="of:=MAX([.$M89];[.$Y89])" office:value-type="float"/>
          <table:table-cell table:formula="of:=MAX([.$N89];[.$Z89])" office:value-type="float"/>
        </table:table-row>
        <table:table-row table:style-name="ro1">
          <table:table-cell office:value-type="string">
            <text:p>blocks.blocks-23-1.asp/7</text:p>
          </table:table-cell>
          <table:table-cell office:value-type="float" office:value="2.13911"/>
          <table:table-cell office:value-type="float" office:value="2.0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5309.0"/>
          <table:table-cell office:value-type="float" office:value="2419.0"/>
          <table:table-cell office:value-type="float" office:value="0.0"/>
          <table:table-cell office:value-type="float" office:value="0.0"/>
          <table:table-cell office:value-type="float" office:value="1.94981"/>
          <table:table-cell office:value-type="float" office:value="1.8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65309.0"/>
          <table:table-cell office:value-type="float" office:value="2419.0"/>
          <table:table-cell office:value-type="float" office:value="0.0"/>
          <table:table-cell office:value-type="float" office:value="0.0"/>
          <table:table-cell table:formula="of:=MIN([.$B90];[.$O90])" office:value-type="float"/>
          <table:table-cell table:formula="of:=MIN([.$C90];[.$P90])" office:value-type="float"/>
          <table:table-cell table:formula="of:=MIN([.$D90];[.$Q90])" office:value-type="float"/>
          <table:table-cell table:formula="of:=MIN([.$E90];[.$R90])" office:value-type="float"/>
          <table:table-cell table:formula="of:=MIN([.$F90];[.$S90])" office:value-type="float"/>
          <table:table-cell table:formula="of:=MIN([.$G90];[.$T90])" office:value-type="float"/>
          <table:table-cell table:formula="of:=MIN([.$H90];[.$U90])" office:value-type="float"/>
          <table:table-cell table:formula="of:=MIN([.$I90];[.$V90])" office:value-type="float"/>
          <table:table-cell table:formula="of:=MIN([.$J90])" office:value-type="float"/>
          <table:table-cell table:formula="of:=MIN([.$K90];[.$W90])" office:value-type="float"/>
          <table:table-cell table:formula="of:=MIN([.$L90];[.$X90])" office:value-type="float"/>
          <table:table-cell table:formula="of:=MIN([.$M90];[.$Y90])" office:value-type="float"/>
          <table:table-cell table:formula="of:=MIN([.$N90];[.$Z90])" office:value-type="float"/>
          <table:table-cell table:formula="of:=MEDIAN([.$B90];[.$O90])" office:value-type="float"/>
          <table:table-cell table:formula="of:=MEDIAN([.$C90];[.$P90])" office:value-type="float"/>
          <table:table-cell table:formula="of:=MEDIAN([.$D90];[.$Q90])" office:value-type="float"/>
          <table:table-cell table:formula="of:=MEDIAN([.$E90];[.$R90])" office:value-type="float"/>
          <table:table-cell table:formula="of:=MEDIAN([.$F90];[.$S90])" office:value-type="float"/>
          <table:table-cell table:formula="of:=MEDIAN([.$G90];[.$T90])" office:value-type="float"/>
          <table:table-cell table:formula="of:=MEDIAN([.$H90];[.$U90])" office:value-type="float"/>
          <table:table-cell table:formula="of:=MEDIAN([.$I90];[.$V90])" office:value-type="float"/>
          <table:table-cell table:formula="of:=MEDIAN([.$J90])" office:value-type="float"/>
          <table:table-cell table:formula="of:=MEDIAN([.$K90];[.$W90])" office:value-type="float"/>
          <table:table-cell table:formula="of:=MEDIAN([.$L90];[.$X90])" office:value-type="float"/>
          <table:table-cell table:formula="of:=MEDIAN([.$M90];[.$Y90])" office:value-type="float"/>
          <table:table-cell table:formula="of:=MEDIAN([.$N90];[.$Z90])" office:value-type="float"/>
          <table:table-cell table:formula="of:=MAX([.$B90];[.$O90])" office:value-type="float"/>
          <table:table-cell table:formula="of:=MAX([.$C90];[.$P90])" office:value-type="float"/>
          <table:table-cell table:formula="of:=MAX([.$D90];[.$Q90])" office:value-type="float"/>
          <table:table-cell table:formula="of:=MAX([.$E90];[.$R90])" office:value-type="float"/>
          <table:table-cell table:formula="of:=MAX([.$F90];[.$S90])" office:value-type="float"/>
          <table:table-cell table:formula="of:=MAX([.$G90];[.$T90])" office:value-type="float"/>
          <table:table-cell table:formula="of:=MAX([.$H90];[.$U90])" office:value-type="float"/>
          <table:table-cell table:formula="of:=MAX([.$I90];[.$V90])" office:value-type="float"/>
          <table:table-cell table:formula="of:=MAX([.$J90])" office:value-type="float"/>
          <table:table-cell table:formula="of:=MAX([.$K90];[.$W90])" office:value-type="float"/>
          <table:table-cell table:formula="of:=MAX([.$L90];[.$X90])" office:value-type="float"/>
          <table:table-cell table:formula="of:=MAX([.$M90];[.$Y90])" office:value-type="float"/>
          <table:table-cell table:formula="of:=MAX([.$N90];[.$Z90])" office:value-type="float"/>
        </table:table-row>
        <table:table-row table:style-name="ro1">
          <table:table-cell office:value-type="string">
            <text:p>blocks.blocks-23-1.asp/8</text:p>
          </table:table-cell>
          <table:table-cell office:value-type="float" office:value="2.47409"/>
          <table:table-cell office:value-type="float" office:value="2.3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2588.0"/>
          <table:table-cell office:value-type="float" office:value="2995.0"/>
          <table:table-cell office:value-type="float" office:value="0.0"/>
          <table:table-cell office:value-type="float" office:value="0.0"/>
          <table:table-cell office:value-type="float" office:value="2.23943"/>
          <table:table-cell office:value-type="float" office:value="2.1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92588.0"/>
          <table:table-cell office:value-type="float" office:value="2995.0"/>
          <table:table-cell office:value-type="float" office:value="0.0"/>
          <table:table-cell office:value-type="float" office:value="0.0"/>
          <table:table-cell table:formula="of:=MIN([.$B91];[.$O91])" office:value-type="float"/>
          <table:table-cell table:formula="of:=MIN([.$C91];[.$P91])" office:value-type="float"/>
          <table:table-cell table:formula="of:=MIN([.$D91];[.$Q91])" office:value-type="float"/>
          <table:table-cell table:formula="of:=MIN([.$E91];[.$R91])" office:value-type="float"/>
          <table:table-cell table:formula="of:=MIN([.$F91];[.$S91])" office:value-type="float"/>
          <table:table-cell table:formula="of:=MIN([.$G91];[.$T91])" office:value-type="float"/>
          <table:table-cell table:formula="of:=MIN([.$H91];[.$U91])" office:value-type="float"/>
          <table:table-cell table:formula="of:=MIN([.$I91];[.$V91])" office:value-type="float"/>
          <table:table-cell table:formula="of:=MIN([.$J91])" office:value-type="float"/>
          <table:table-cell table:formula="of:=MIN([.$K91];[.$W91])" office:value-type="float"/>
          <table:table-cell table:formula="of:=MIN([.$L91];[.$X91])" office:value-type="float"/>
          <table:table-cell table:formula="of:=MIN([.$M91];[.$Y91])" office:value-type="float"/>
          <table:table-cell table:formula="of:=MIN([.$N91];[.$Z91])" office:value-type="float"/>
          <table:table-cell table:formula="of:=MEDIAN([.$B91];[.$O91])" office:value-type="float"/>
          <table:table-cell table:formula="of:=MEDIAN([.$C91];[.$P91])" office:value-type="float"/>
          <table:table-cell table:formula="of:=MEDIAN([.$D91];[.$Q91])" office:value-type="float"/>
          <table:table-cell table:formula="of:=MEDIAN([.$E91];[.$R91])" office:value-type="float"/>
          <table:table-cell table:formula="of:=MEDIAN([.$F91];[.$S91])" office:value-type="float"/>
          <table:table-cell table:formula="of:=MEDIAN([.$G91];[.$T91])" office:value-type="float"/>
          <table:table-cell table:formula="of:=MEDIAN([.$H91];[.$U91])" office:value-type="float"/>
          <table:table-cell table:formula="of:=MEDIAN([.$I91];[.$V91])" office:value-type="float"/>
          <table:table-cell table:formula="of:=MEDIAN([.$J91])" office:value-type="float"/>
          <table:table-cell table:formula="of:=MEDIAN([.$K91];[.$W91])" office:value-type="float"/>
          <table:table-cell table:formula="of:=MEDIAN([.$L91];[.$X91])" office:value-type="float"/>
          <table:table-cell table:formula="of:=MEDIAN([.$M91];[.$Y91])" office:value-type="float"/>
          <table:table-cell table:formula="of:=MEDIAN([.$N91];[.$Z91])" office:value-type="float"/>
          <table:table-cell table:formula="of:=MAX([.$B91];[.$O91])" office:value-type="float"/>
          <table:table-cell table:formula="of:=MAX([.$C91];[.$P91])" office:value-type="float"/>
          <table:table-cell table:formula="of:=MAX([.$D91];[.$Q91])" office:value-type="float"/>
          <table:table-cell table:formula="of:=MAX([.$E91];[.$R91])" office:value-type="float"/>
          <table:table-cell table:formula="of:=MAX([.$F91];[.$S91])" office:value-type="float"/>
          <table:table-cell table:formula="of:=MAX([.$G91];[.$T91])" office:value-type="float"/>
          <table:table-cell table:formula="of:=MAX([.$H91];[.$U91])" office:value-type="float"/>
          <table:table-cell table:formula="of:=MAX([.$I91];[.$V91])" office:value-type="float"/>
          <table:table-cell table:formula="of:=MAX([.$J91])" office:value-type="float"/>
          <table:table-cell table:formula="of:=MAX([.$K91];[.$W91])" office:value-type="float"/>
          <table:table-cell table:formula="of:=MAX([.$L91];[.$X91])" office:value-type="float"/>
          <table:table-cell table:formula="of:=MAX([.$M91];[.$Y91])" office:value-type="float"/>
          <table:table-cell table:formula="of:=MAX([.$N91];[.$Z91])" office:value-type="float"/>
        </table:table-row>
        <table:table-row table:style-name="ro1">
          <table:table-cell office:value-type="string">
            <text:p>blocks.blocks-23-1.asp/9</text:p>
          </table:table-cell>
          <table:table-cell office:value-type="float" office:value="2.75709"/>
          <table:table-cell office:value-type="float" office:value="2.6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9867.0"/>
          <table:table-cell office:value-type="float" office:value="3571.0"/>
          <table:table-cell office:value-type="float" office:value="0.0"/>
          <table:table-cell office:value-type="float" office:value="0.0"/>
          <table:table-cell office:value-type="float" office:value="2.52255"/>
          <table:table-cell office:value-type="float" office:value="2.4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19867.0"/>
          <table:table-cell office:value-type="float" office:value="3571.0"/>
          <table:table-cell office:value-type="float" office:value="0.0"/>
          <table:table-cell office:value-type="float" office:value="0.0"/>
          <table:table-cell table:formula="of:=MIN([.$B92];[.$O92])" office:value-type="float"/>
          <table:table-cell table:formula="of:=MIN([.$C92];[.$P92])" office:value-type="float"/>
          <table:table-cell table:formula="of:=MIN([.$D92];[.$Q92])" office:value-type="float"/>
          <table:table-cell table:formula="of:=MIN([.$E92];[.$R92])" office:value-type="float"/>
          <table:table-cell table:formula="of:=MIN([.$F92];[.$S92])" office:value-type="float"/>
          <table:table-cell table:formula="of:=MIN([.$G92];[.$T92])" office:value-type="float"/>
          <table:table-cell table:formula="of:=MIN([.$H92];[.$U92])" office:value-type="float"/>
          <table:table-cell table:formula="of:=MIN([.$I92];[.$V92])" office:value-type="float"/>
          <table:table-cell table:formula="of:=MIN([.$J92])" office:value-type="float"/>
          <table:table-cell table:formula="of:=MIN([.$K92];[.$W92])" office:value-type="float"/>
          <table:table-cell table:formula="of:=MIN([.$L92];[.$X92])" office:value-type="float"/>
          <table:table-cell table:formula="of:=MIN([.$M92];[.$Y92])" office:value-type="float"/>
          <table:table-cell table:formula="of:=MIN([.$N92];[.$Z92])" office:value-type="float"/>
          <table:table-cell table:formula="of:=MEDIAN([.$B92];[.$O92])" office:value-type="float"/>
          <table:table-cell table:formula="of:=MEDIAN([.$C92];[.$P92])" office:value-type="float"/>
          <table:table-cell table:formula="of:=MEDIAN([.$D92];[.$Q92])" office:value-type="float"/>
          <table:table-cell table:formula="of:=MEDIAN([.$E92];[.$R92])" office:value-type="float"/>
          <table:table-cell table:formula="of:=MEDIAN([.$F92];[.$S92])" office:value-type="float"/>
          <table:table-cell table:formula="of:=MEDIAN([.$G92];[.$T92])" office:value-type="float"/>
          <table:table-cell table:formula="of:=MEDIAN([.$H92];[.$U92])" office:value-type="float"/>
          <table:table-cell table:formula="of:=MEDIAN([.$I92];[.$V92])" office:value-type="float"/>
          <table:table-cell table:formula="of:=MEDIAN([.$J92])" office:value-type="float"/>
          <table:table-cell table:formula="of:=MEDIAN([.$K92];[.$W92])" office:value-type="float"/>
          <table:table-cell table:formula="of:=MEDIAN([.$L92];[.$X92])" office:value-type="float"/>
          <table:table-cell table:formula="of:=MEDIAN([.$M92];[.$Y92])" office:value-type="float"/>
          <table:table-cell table:formula="of:=MEDIAN([.$N92];[.$Z92])" office:value-type="float"/>
          <table:table-cell table:formula="of:=MAX([.$B92];[.$O92])" office:value-type="float"/>
          <table:table-cell table:formula="of:=MAX([.$C92];[.$P92])" office:value-type="float"/>
          <table:table-cell table:formula="of:=MAX([.$D92];[.$Q92])" office:value-type="float"/>
          <table:table-cell table:formula="of:=MAX([.$E92];[.$R92])" office:value-type="float"/>
          <table:table-cell table:formula="of:=MAX([.$F92];[.$S92])" office:value-type="float"/>
          <table:table-cell table:formula="of:=MAX([.$G92];[.$T92])" office:value-type="float"/>
          <table:table-cell table:formula="of:=MAX([.$H92];[.$U92])" office:value-type="float"/>
          <table:table-cell table:formula="of:=MAX([.$I92];[.$V92])" office:value-type="float"/>
          <table:table-cell table:formula="of:=MAX([.$J92])" office:value-type="float"/>
          <table:table-cell table:formula="of:=MAX([.$K92];[.$W92])" office:value-type="float"/>
          <table:table-cell table:formula="of:=MAX([.$L92];[.$X92])" office:value-type="float"/>
          <table:table-cell table:formula="of:=MAX([.$M92];[.$Y92])" office:value-type="float"/>
          <table:table-cell table:formula="of:=MAX([.$N92];[.$Z92])" office:value-type="float"/>
        </table:table-row>
        <table:table-row table:style-name="ro1">
          <table:table-cell office:value-type="string">
            <text:p>blocks.blocks-24-0.asp/1</text:p>
          </table:table-cell>
          <table:table-cell office:value-type="float" office:value="0.170708"/>
          <table:table-cell office:value-type="float" office:value="0.1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190547"/>
          <table:table-cell office:value-type="float" office:value="0.1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3];[.$O93])" office:value-type="float"/>
          <table:table-cell table:formula="of:=MIN([.$C93];[.$P93])" office:value-type="float"/>
          <table:table-cell table:formula="of:=MIN([.$D93];[.$Q93])" office:value-type="float"/>
          <table:table-cell table:formula="of:=MIN([.$E93];[.$R93])" office:value-type="float"/>
          <table:table-cell table:formula="of:=MIN([.$F93];[.$S93])" office:value-type="float"/>
          <table:table-cell table:formula="of:=MIN([.$G93];[.$T93])" office:value-type="float"/>
          <table:table-cell table:formula="of:=MIN([.$H93];[.$U93])" office:value-type="float"/>
          <table:table-cell table:formula="of:=MIN([.$I93];[.$V93])" office:value-type="float"/>
          <table:table-cell table:formula="of:=MIN([.$J93])" office:value-type="float"/>
          <table:table-cell table:formula="of:=MIN([.$K93];[.$W93])" office:value-type="float"/>
          <table:table-cell table:formula="of:=MIN([.$L93];[.$X93])" office:value-type="float"/>
          <table:table-cell table:formula="of:=MIN([.$M93];[.$Y93])" office:value-type="float"/>
          <table:table-cell table:formula="of:=MIN([.$N93];[.$Z93])" office:value-type="float"/>
          <table:table-cell table:formula="of:=MEDIAN([.$B93];[.$O93])" office:value-type="float"/>
          <table:table-cell table:formula="of:=MEDIAN([.$C93];[.$P93])" office:value-type="float"/>
          <table:table-cell table:formula="of:=MEDIAN([.$D93];[.$Q93])" office:value-type="float"/>
          <table:table-cell table:formula="of:=MEDIAN([.$E93];[.$R93])" office:value-type="float"/>
          <table:table-cell table:formula="of:=MEDIAN([.$F93];[.$S93])" office:value-type="float"/>
          <table:table-cell table:formula="of:=MEDIAN([.$G93];[.$T93])" office:value-type="float"/>
          <table:table-cell table:formula="of:=MEDIAN([.$H93];[.$U93])" office:value-type="float"/>
          <table:table-cell table:formula="of:=MEDIAN([.$I93];[.$V93])" office:value-type="float"/>
          <table:table-cell table:formula="of:=MEDIAN([.$J93])" office:value-type="float"/>
          <table:table-cell table:formula="of:=MEDIAN([.$K93];[.$W93])" office:value-type="float"/>
          <table:table-cell table:formula="of:=MEDIAN([.$L93];[.$X93])" office:value-type="float"/>
          <table:table-cell table:formula="of:=MEDIAN([.$M93];[.$Y93])" office:value-type="float"/>
          <table:table-cell table:formula="of:=MEDIAN([.$N93];[.$Z93])" office:value-type="float"/>
          <table:table-cell table:formula="of:=MAX([.$B93];[.$O93])" office:value-type="float"/>
          <table:table-cell table:formula="of:=MAX([.$C93];[.$P93])" office:value-type="float"/>
          <table:table-cell table:formula="of:=MAX([.$D93];[.$Q93])" office:value-type="float"/>
          <table:table-cell table:formula="of:=MAX([.$E93];[.$R93])" office:value-type="float"/>
          <table:table-cell table:formula="of:=MAX([.$F93];[.$S93])" office:value-type="float"/>
          <table:table-cell table:formula="of:=MAX([.$G93];[.$T93])" office:value-type="float"/>
          <table:table-cell table:formula="of:=MAX([.$H93];[.$U93])" office:value-type="float"/>
          <table:table-cell table:formula="of:=MAX([.$I93];[.$V93])" office:value-type="float"/>
          <table:table-cell table:formula="of:=MAX([.$J93])" office:value-type="float"/>
          <table:table-cell table:formula="of:=MAX([.$K93];[.$W93])" office:value-type="float"/>
          <table:table-cell table:formula="of:=MAX([.$L93];[.$X93])" office:value-type="float"/>
          <table:table-cell table:formula="of:=MAX([.$M93];[.$Y93])" office:value-type="float"/>
          <table:table-cell table:formula="of:=MAX([.$N93];[.$Z93])" office:value-type="float"/>
        </table:table-row>
        <table:table-row table:style-name="ro1">
          <table:table-cell office:value-type="string">
            <text:p>blocks.blocks-24-0.asp/10</text:p>
          </table:table-cell>
          <table:table-cell office:value-type="float" office:value="3.73168"/>
          <table:table-cell office:value-type="float" office:value="3.638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57.0"/>
          <table:table-cell office:value-type="float" office:value="157.0"/>
          <table:table-cell office:value-type="float" office:value="279493.0"/>
          <table:table-cell office:value-type="float" office:value="204589.0"/>
          <table:table-cell office:value-type="float" office:value="0.0"/>
          <table:table-cell office:value-type="float" office:value="0.0"/>
          <table:table-cell office:value-type="float" office:value="3.35862"/>
          <table:table-cell office:value-type="float" office:value="3.27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2195.0"/>
          <table:table-cell office:value-type="float" office:value="279493.0"/>
          <table:table-cell office:value-type="float" office:value="204589.0"/>
          <table:table-cell office:value-type="float" office:value="0.0"/>
          <table:table-cell office:value-type="float" office:value="0.0"/>
          <table:table-cell table:formula="of:=MIN([.$B94];[.$O94])" office:value-type="float"/>
          <table:table-cell table:formula="of:=MIN([.$C94];[.$P94])" office:value-type="float"/>
          <table:table-cell table:formula="of:=MIN([.$D94];[.$Q94])" office:value-type="float"/>
          <table:table-cell table:formula="of:=MIN([.$E94];[.$R94])" office:value-type="float"/>
          <table:table-cell table:formula="of:=MIN([.$F94];[.$S94])" office:value-type="float"/>
          <table:table-cell table:formula="of:=MIN([.$G94];[.$T94])" office:value-type="float"/>
          <table:table-cell table:formula="of:=MIN([.$H94];[.$U94])" office:value-type="float"/>
          <table:table-cell table:formula="of:=MIN([.$I94];[.$V94])" office:value-type="float"/>
          <table:table-cell table:formula="of:=MIN([.$J94])" office:value-type="float"/>
          <table:table-cell table:formula="of:=MIN([.$K94];[.$W94])" office:value-type="float"/>
          <table:table-cell table:formula="of:=MIN([.$L94];[.$X94])" office:value-type="float"/>
          <table:table-cell table:formula="of:=MIN([.$M94];[.$Y94])" office:value-type="float"/>
          <table:table-cell table:formula="of:=MIN([.$N94];[.$Z94])" office:value-type="float"/>
          <table:table-cell table:formula="of:=MEDIAN([.$B94];[.$O94])" office:value-type="float"/>
          <table:table-cell table:formula="of:=MEDIAN([.$C94];[.$P94])" office:value-type="float"/>
          <table:table-cell table:formula="of:=MEDIAN([.$D94];[.$Q94])" office:value-type="float"/>
          <table:table-cell table:formula="of:=MEDIAN([.$E94];[.$R94])" office:value-type="float"/>
          <table:table-cell table:formula="of:=MEDIAN([.$F94];[.$S94])" office:value-type="float"/>
          <table:table-cell table:formula="of:=MEDIAN([.$G94];[.$T94])" office:value-type="float"/>
          <table:table-cell table:formula="of:=MEDIAN([.$H94];[.$U94])" office:value-type="float"/>
          <table:table-cell table:formula="of:=MEDIAN([.$I94];[.$V94])" office:value-type="float"/>
          <table:table-cell table:formula="of:=MEDIAN([.$J94])" office:value-type="float"/>
          <table:table-cell table:formula="of:=MEDIAN([.$K94];[.$W94])" office:value-type="float"/>
          <table:table-cell table:formula="of:=MEDIAN([.$L94];[.$X94])" office:value-type="float"/>
          <table:table-cell table:formula="of:=MEDIAN([.$M94];[.$Y94])" office:value-type="float"/>
          <table:table-cell table:formula="of:=MEDIAN([.$N94];[.$Z94])" office:value-type="float"/>
          <table:table-cell table:formula="of:=MAX([.$B94];[.$O94])" office:value-type="float"/>
          <table:table-cell table:formula="of:=MAX([.$C94];[.$P94])" office:value-type="float"/>
          <table:table-cell table:formula="of:=MAX([.$D94];[.$Q94])" office:value-type="float"/>
          <table:table-cell table:formula="of:=MAX([.$E94];[.$R94])" office:value-type="float"/>
          <table:table-cell table:formula="of:=MAX([.$F94];[.$S94])" office:value-type="float"/>
          <table:table-cell table:formula="of:=MAX([.$G94];[.$T94])" office:value-type="float"/>
          <table:table-cell table:formula="of:=MAX([.$H94];[.$U94])" office:value-type="float"/>
          <table:table-cell table:formula="of:=MAX([.$I94];[.$V94])" office:value-type="float"/>
          <table:table-cell table:formula="of:=MAX([.$J94])" office:value-type="float"/>
          <table:table-cell table:formula="of:=MAX([.$K94];[.$W94])" office:value-type="float"/>
          <table:table-cell table:formula="of:=MAX([.$L94];[.$X94])" office:value-type="float"/>
          <table:table-cell table:formula="of:=MAX([.$M94];[.$Y94])" office:value-type="float"/>
          <table:table-cell table:formula="of:=MAX([.$N94];[.$Z94])" office:value-type="float"/>
        </table:table-row>
        <table:table-row table:style-name="ro1">
          <table:table-cell office:value-type="string">
            <text:p>blocks.blocks-24-0.asp/11</text:p>
          </table:table-cell>
          <table:table-cell office:value-type="float" office:value="4.05998"/>
          <table:table-cell office:value-type="float" office:value="3.967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38.0"/>
          <table:table-cell office:value-type="float" office:value="238.0"/>
          <table:table-cell office:value-type="float" office:value="310346.0"/>
          <table:table-cell office:value-type="float" office:value="249290.0"/>
          <table:table-cell office:value-type="float" office:value="0.0"/>
          <table:table-cell office:value-type="float" office:value="0.0"/>
          <table:table-cell office:value-type="float" office:value="3.61859"/>
          <table:table-cell office:value-type="float" office:value="3.523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4.0"/>
          <table:table-cell office:value-type="float" office:value="4336.0"/>
          <table:table-cell office:value-type="float" office:value="310346.0"/>
          <table:table-cell office:value-type="float" office:value="249290.0"/>
          <table:table-cell office:value-type="float" office:value="0.0"/>
          <table:table-cell office:value-type="float" office:value="0.0"/>
          <table:table-cell table:formula="of:=MIN([.$B95];[.$O95])" office:value-type="float"/>
          <table:table-cell table:formula="of:=MIN([.$C95];[.$P95])" office:value-type="float"/>
          <table:table-cell table:formula="of:=MIN([.$D95];[.$Q95])" office:value-type="float"/>
          <table:table-cell table:formula="of:=MIN([.$E95];[.$R95])" office:value-type="float"/>
          <table:table-cell table:formula="of:=MIN([.$F95];[.$S95])" office:value-type="float"/>
          <table:table-cell table:formula="of:=MIN([.$G95];[.$T95])" office:value-type="float"/>
          <table:table-cell table:formula="of:=MIN([.$H95];[.$U95])" office:value-type="float"/>
          <table:table-cell table:formula="of:=MIN([.$I95];[.$V95])" office:value-type="float"/>
          <table:table-cell table:formula="of:=MIN([.$J95])" office:value-type="float"/>
          <table:table-cell table:formula="of:=MIN([.$K95];[.$W95])" office:value-type="float"/>
          <table:table-cell table:formula="of:=MIN([.$L95];[.$X95])" office:value-type="float"/>
          <table:table-cell table:formula="of:=MIN([.$M95];[.$Y95])" office:value-type="float"/>
          <table:table-cell table:formula="of:=MIN([.$N95];[.$Z95])" office:value-type="float"/>
          <table:table-cell table:formula="of:=MEDIAN([.$B95];[.$O95])" office:value-type="float"/>
          <table:table-cell table:formula="of:=MEDIAN([.$C95];[.$P95])" office:value-type="float"/>
          <table:table-cell table:formula="of:=MEDIAN([.$D95];[.$Q95])" office:value-type="float"/>
          <table:table-cell table:formula="of:=MEDIAN([.$E95];[.$R95])" office:value-type="float"/>
          <table:table-cell table:formula="of:=MEDIAN([.$F95];[.$S95])" office:value-type="float"/>
          <table:table-cell table:formula="of:=MEDIAN([.$G95];[.$T95])" office:value-type="float"/>
          <table:table-cell table:formula="of:=MEDIAN([.$H95];[.$U95])" office:value-type="float"/>
          <table:table-cell table:formula="of:=MEDIAN([.$I95];[.$V95])" office:value-type="float"/>
          <table:table-cell table:formula="of:=MEDIAN([.$J95])" office:value-type="float"/>
          <table:table-cell table:formula="of:=MEDIAN([.$K95];[.$W95])" office:value-type="float"/>
          <table:table-cell table:formula="of:=MEDIAN([.$L95];[.$X95])" office:value-type="float"/>
          <table:table-cell table:formula="of:=MEDIAN([.$M95];[.$Y95])" office:value-type="float"/>
          <table:table-cell table:formula="of:=MEDIAN([.$N95];[.$Z95])" office:value-type="float"/>
          <table:table-cell table:formula="of:=MAX([.$B95];[.$O95])" office:value-type="float"/>
          <table:table-cell table:formula="of:=MAX([.$C95];[.$P95])" office:value-type="float"/>
          <table:table-cell table:formula="of:=MAX([.$D95];[.$Q95])" office:value-type="float"/>
          <table:table-cell table:formula="of:=MAX([.$E95];[.$R95])" office:value-type="float"/>
          <table:table-cell table:formula="of:=MAX([.$F95];[.$S95])" office:value-type="float"/>
          <table:table-cell table:formula="of:=MAX([.$G95];[.$T95])" office:value-type="float"/>
          <table:table-cell table:formula="of:=MAX([.$H95];[.$U95])" office:value-type="float"/>
          <table:table-cell table:formula="of:=MAX([.$I95];[.$V95])" office:value-type="float"/>
          <table:table-cell table:formula="of:=MAX([.$J95])" office:value-type="float"/>
          <table:table-cell table:formula="of:=MAX([.$K95];[.$W95])" office:value-type="float"/>
          <table:table-cell table:formula="of:=MAX([.$L95];[.$X95])" office:value-type="float"/>
          <table:table-cell table:formula="of:=MAX([.$M95];[.$Y95])" office:value-type="float"/>
          <table:table-cell table:formula="of:=MAX([.$N95];[.$Z95])" office:value-type="float"/>
        </table:table-row>
        <table:table-row table:style-name="ro1">
          <table:table-cell office:value-type="string">
            <text:p>blocks.blocks-24-0.asp/12</text:p>
          </table:table-cell>
          <table:table-cell office:value-type="float" office:value="4.50846"/>
          <table:table-cell office:value-type="float" office:value="4.404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1402.0"/>
          <table:table-cell office:value-type="float" office:value="1402.0"/>
          <table:table-cell office:value-type="float" office:value="341199.0"/>
          <table:table-cell office:value-type="float" office:value="293991.0"/>
          <table:table-cell office:value-type="float" office:value="0.0"/>
          <table:table-cell office:value-type="float" office:value="0.0"/>
          <table:table-cell office:value-type="float" office:value="3.98088"/>
          <table:table-cell office:value-type="float" office:value="3.885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4.0"/>
          <table:table-cell office:value-type="float" office:value="5001.0"/>
          <table:table-cell office:value-type="float" office:value="341199.0"/>
          <table:table-cell office:value-type="float" office:value="293991.0"/>
          <table:table-cell office:value-type="float" office:value="0.0"/>
          <table:table-cell office:value-type="float" office:value="0.0"/>
          <table:table-cell table:formula="of:=MIN([.$B96];[.$O96])" office:value-type="float"/>
          <table:table-cell table:formula="of:=MIN([.$C96];[.$P96])" office:value-type="float"/>
          <table:table-cell table:formula="of:=MIN([.$D96];[.$Q96])" office:value-type="float"/>
          <table:table-cell table:formula="of:=MIN([.$E96];[.$R96])" office:value-type="float"/>
          <table:table-cell table:formula="of:=MIN([.$F96];[.$S96])" office:value-type="float"/>
          <table:table-cell table:formula="of:=MIN([.$G96];[.$T96])" office:value-type="float"/>
          <table:table-cell table:formula="of:=MIN([.$H96];[.$U96])" office:value-type="float"/>
          <table:table-cell table:formula="of:=MIN([.$I96];[.$V96])" office:value-type="float"/>
          <table:table-cell table:formula="of:=MIN([.$J96])" office:value-type="float"/>
          <table:table-cell table:formula="of:=MIN([.$K96];[.$W96])" office:value-type="float"/>
          <table:table-cell table:formula="of:=MIN([.$L96];[.$X96])" office:value-type="float"/>
          <table:table-cell table:formula="of:=MIN([.$M96];[.$Y96])" office:value-type="float"/>
          <table:table-cell table:formula="of:=MIN([.$N96];[.$Z96])" office:value-type="float"/>
          <table:table-cell table:formula="of:=MEDIAN([.$B96];[.$O96])" office:value-type="float"/>
          <table:table-cell table:formula="of:=MEDIAN([.$C96];[.$P96])" office:value-type="float"/>
          <table:table-cell table:formula="of:=MEDIAN([.$D96];[.$Q96])" office:value-type="float"/>
          <table:table-cell table:formula="of:=MEDIAN([.$E96];[.$R96])" office:value-type="float"/>
          <table:table-cell table:formula="of:=MEDIAN([.$F96];[.$S96])" office:value-type="float"/>
          <table:table-cell table:formula="of:=MEDIAN([.$G96];[.$T96])" office:value-type="float"/>
          <table:table-cell table:formula="of:=MEDIAN([.$H96];[.$U96])" office:value-type="float"/>
          <table:table-cell table:formula="of:=MEDIAN([.$I96];[.$V96])" office:value-type="float"/>
          <table:table-cell table:formula="of:=MEDIAN([.$J96])" office:value-type="float"/>
          <table:table-cell table:formula="of:=MEDIAN([.$K96];[.$W96])" office:value-type="float"/>
          <table:table-cell table:formula="of:=MEDIAN([.$L96];[.$X96])" office:value-type="float"/>
          <table:table-cell table:formula="of:=MEDIAN([.$M96];[.$Y96])" office:value-type="float"/>
          <table:table-cell table:formula="of:=MEDIAN([.$N96];[.$Z96])" office:value-type="float"/>
          <table:table-cell table:formula="of:=MAX([.$B96];[.$O96])" office:value-type="float"/>
          <table:table-cell table:formula="of:=MAX([.$C96];[.$P96])" office:value-type="float"/>
          <table:table-cell table:formula="of:=MAX([.$D96];[.$Q96])" office:value-type="float"/>
          <table:table-cell table:formula="of:=MAX([.$E96];[.$R96])" office:value-type="float"/>
          <table:table-cell table:formula="of:=MAX([.$F96];[.$S96])" office:value-type="float"/>
          <table:table-cell table:formula="of:=MAX([.$G96];[.$T96])" office:value-type="float"/>
          <table:table-cell table:formula="of:=MAX([.$H96];[.$U96])" office:value-type="float"/>
          <table:table-cell table:formula="of:=MAX([.$I96];[.$V96])" office:value-type="float"/>
          <table:table-cell table:formula="of:=MAX([.$J96])" office:value-type="float"/>
          <table:table-cell table:formula="of:=MAX([.$K96];[.$W96])" office:value-type="float"/>
          <table:table-cell table:formula="of:=MAX([.$L96];[.$X96])" office:value-type="float"/>
          <table:table-cell table:formula="of:=MAX([.$M96];[.$Y96])" office:value-type="float"/>
          <table:table-cell table:formula="of:=MAX([.$N96];[.$Z96])" office:value-type="float"/>
        </table:table-row>
        <table:table-row table:style-name="ro1">
          <table:table-cell office:value-type="string">
            <text:p>blocks.blocks-24-0.asp/13</text:p>
          </table:table-cell>
          <table:table-cell office:value-type="float" office:value="4.85179"/>
          <table:table-cell office:value-type="float" office:value="4.751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525.0"/>
          <table:table-cell office:value-type="float" office:value="525.0"/>
          <table:table-cell office:value-type="float" office:value="372052.0"/>
          <table:table-cell office:value-type="float" office:value="338692.0"/>
          <table:table-cell office:value-type="float" office:value="0.0"/>
          <table:table-cell office:value-type="float" office:value="0.0"/>
          <table:table-cell office:value-type="float" office:value="4.48373"/>
          <table:table-cell office:value-type="float" office:value="4.382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5.0"/>
          <table:table-cell office:value-type="float" office:value="5055.0"/>
          <table:table-cell office:value-type="float" office:value="372052.0"/>
          <table:table-cell office:value-type="float" office:value="338692.0"/>
          <table:table-cell office:value-type="float" office:value="0.0"/>
          <table:table-cell office:value-type="float" office:value="0.0"/>
          <table:table-cell table:formula="of:=MIN([.$B97];[.$O97])" office:value-type="float"/>
          <table:table-cell table:formula="of:=MIN([.$C97];[.$P97])" office:value-type="float"/>
          <table:table-cell table:formula="of:=MIN([.$D97];[.$Q97])" office:value-type="float"/>
          <table:table-cell table:formula="of:=MIN([.$E97];[.$R97])" office:value-type="float"/>
          <table:table-cell table:formula="of:=MIN([.$F97];[.$S97])" office:value-type="float"/>
          <table:table-cell table:formula="of:=MIN([.$G97];[.$T97])" office:value-type="float"/>
          <table:table-cell table:formula="of:=MIN([.$H97];[.$U97])" office:value-type="float"/>
          <table:table-cell table:formula="of:=MIN([.$I97];[.$V97])" office:value-type="float"/>
          <table:table-cell table:formula="of:=MIN([.$J97])" office:value-type="float"/>
          <table:table-cell table:formula="of:=MIN([.$K97];[.$W97])" office:value-type="float"/>
          <table:table-cell table:formula="of:=MIN([.$L97];[.$X97])" office:value-type="float"/>
          <table:table-cell table:formula="of:=MIN([.$M97];[.$Y97])" office:value-type="float"/>
          <table:table-cell table:formula="of:=MIN([.$N97];[.$Z97])" office:value-type="float"/>
          <table:table-cell table:formula="of:=MEDIAN([.$B97];[.$O97])" office:value-type="float"/>
          <table:table-cell table:formula="of:=MEDIAN([.$C97];[.$P97])" office:value-type="float"/>
          <table:table-cell table:formula="of:=MEDIAN([.$D97];[.$Q97])" office:value-type="float"/>
          <table:table-cell table:formula="of:=MEDIAN([.$E97];[.$R97])" office:value-type="float"/>
          <table:table-cell table:formula="of:=MEDIAN([.$F97];[.$S97])" office:value-type="float"/>
          <table:table-cell table:formula="of:=MEDIAN([.$G97];[.$T97])" office:value-type="float"/>
          <table:table-cell table:formula="of:=MEDIAN([.$H97];[.$U97])" office:value-type="float"/>
          <table:table-cell table:formula="of:=MEDIAN([.$I97];[.$V97])" office:value-type="float"/>
          <table:table-cell table:formula="of:=MEDIAN([.$J97])" office:value-type="float"/>
          <table:table-cell table:formula="of:=MEDIAN([.$K97];[.$W97])" office:value-type="float"/>
          <table:table-cell table:formula="of:=MEDIAN([.$L97];[.$X97])" office:value-type="float"/>
          <table:table-cell table:formula="of:=MEDIAN([.$M97];[.$Y97])" office:value-type="float"/>
          <table:table-cell table:formula="of:=MEDIAN([.$N97];[.$Z97])" office:value-type="float"/>
          <table:table-cell table:formula="of:=MAX([.$B97];[.$O97])" office:value-type="float"/>
          <table:table-cell table:formula="of:=MAX([.$C97];[.$P97])" office:value-type="float"/>
          <table:table-cell table:formula="of:=MAX([.$D97];[.$Q97])" office:value-type="float"/>
          <table:table-cell table:formula="of:=MAX([.$E97];[.$R97])" office:value-type="float"/>
          <table:table-cell table:formula="of:=MAX([.$F97];[.$S97])" office:value-type="float"/>
          <table:table-cell table:formula="of:=MAX([.$G97];[.$T97])" office:value-type="float"/>
          <table:table-cell table:formula="of:=MAX([.$H97];[.$U97])" office:value-type="float"/>
          <table:table-cell table:formula="of:=MAX([.$I97];[.$V97])" office:value-type="float"/>
          <table:table-cell table:formula="of:=MAX([.$J97])" office:value-type="float"/>
          <table:table-cell table:formula="of:=MAX([.$K97];[.$W97])" office:value-type="float"/>
          <table:table-cell table:formula="of:=MAX([.$L97];[.$X97])" office:value-type="float"/>
          <table:table-cell table:formula="of:=MAX([.$M97];[.$Y97])" office:value-type="float"/>
          <table:table-cell table:formula="of:=MAX([.$N97];[.$Z97])" office:value-type="float"/>
        </table:table-row>
        <table:table-row table:style-name="ro1">
          <table:table-cell office:value-type="string">
            <text:p>blocks.blocks-24-0.asp/14</text:p>
          </table:table-cell>
          <table:table-cell office:value-type="float" office:value="5.2459"/>
          <table:table-cell office:value-type="float" office:value="5.129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3.0"/>
          <table:table-cell office:value-type="float" office:value="1780.0"/>
          <table:table-cell office:value-type="float" office:value="1780.0"/>
          <table:table-cell office:value-type="float" office:value="402905.0"/>
          <table:table-cell office:value-type="float" office:value="383393.0"/>
          <table:table-cell office:value-type="float" office:value="0.0"/>
          <table:table-cell office:value-type="float" office:value="0.0"/>
          <table:table-cell office:value-type="float" office:value="4.76644"/>
          <table:table-cell office:value-type="float" office:value="4.656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9.0"/>
          <table:table-cell office:value-type="float" office:value="7174.0"/>
          <table:table-cell office:value-type="float" office:value="402905.0"/>
          <table:table-cell office:value-type="float" office:value="383393.0"/>
          <table:table-cell office:value-type="float" office:value="0.0"/>
          <table:table-cell office:value-type="float" office:value="0.0"/>
          <table:table-cell table:formula="of:=MIN([.$B98];[.$O98])" office:value-type="float"/>
          <table:table-cell table:formula="of:=MIN([.$C98];[.$P98])" office:value-type="float"/>
          <table:table-cell table:formula="of:=MIN([.$D98];[.$Q98])" office:value-type="float"/>
          <table:table-cell table:formula="of:=MIN([.$E98];[.$R98])" office:value-type="float"/>
          <table:table-cell table:formula="of:=MIN([.$F98];[.$S98])" office:value-type="float"/>
          <table:table-cell table:formula="of:=MIN([.$G98];[.$T98])" office:value-type="float"/>
          <table:table-cell table:formula="of:=MIN([.$H98];[.$U98])" office:value-type="float"/>
          <table:table-cell table:formula="of:=MIN([.$I98];[.$V98])" office:value-type="float"/>
          <table:table-cell table:formula="of:=MIN([.$J98])" office:value-type="float"/>
          <table:table-cell table:formula="of:=MIN([.$K98];[.$W98])" office:value-type="float"/>
          <table:table-cell table:formula="of:=MIN([.$L98];[.$X98])" office:value-type="float"/>
          <table:table-cell table:formula="of:=MIN([.$M98];[.$Y98])" office:value-type="float"/>
          <table:table-cell table:formula="of:=MIN([.$N98];[.$Z98])" office:value-type="float"/>
          <table:table-cell table:formula="of:=MEDIAN([.$B98];[.$O98])" office:value-type="float"/>
          <table:table-cell table:formula="of:=MEDIAN([.$C98];[.$P98])" office:value-type="float"/>
          <table:table-cell table:formula="of:=MEDIAN([.$D98];[.$Q98])" office:value-type="float"/>
          <table:table-cell table:formula="of:=MEDIAN([.$E98];[.$R98])" office:value-type="float"/>
          <table:table-cell table:formula="of:=MEDIAN([.$F98];[.$S98])" office:value-type="float"/>
          <table:table-cell table:formula="of:=MEDIAN([.$G98];[.$T98])" office:value-type="float"/>
          <table:table-cell table:formula="of:=MEDIAN([.$H98];[.$U98])" office:value-type="float"/>
          <table:table-cell table:formula="of:=MEDIAN([.$I98];[.$V98])" office:value-type="float"/>
          <table:table-cell table:formula="of:=MEDIAN([.$J98])" office:value-type="float"/>
          <table:table-cell table:formula="of:=MEDIAN([.$K98];[.$W98])" office:value-type="float"/>
          <table:table-cell table:formula="of:=MEDIAN([.$L98];[.$X98])" office:value-type="float"/>
          <table:table-cell table:formula="of:=MEDIAN([.$M98];[.$Y98])" office:value-type="float"/>
          <table:table-cell table:formula="of:=MEDIAN([.$N98];[.$Z98])" office:value-type="float"/>
          <table:table-cell table:formula="of:=MAX([.$B98];[.$O98])" office:value-type="float"/>
          <table:table-cell table:formula="of:=MAX([.$C98];[.$P98])" office:value-type="float"/>
          <table:table-cell table:formula="of:=MAX([.$D98];[.$Q98])" office:value-type="float"/>
          <table:table-cell table:formula="of:=MAX([.$E98];[.$R98])" office:value-type="float"/>
          <table:table-cell table:formula="of:=MAX([.$F98];[.$S98])" office:value-type="float"/>
          <table:table-cell table:formula="of:=MAX([.$G98];[.$T98])" office:value-type="float"/>
          <table:table-cell table:formula="of:=MAX([.$H98];[.$U98])" office:value-type="float"/>
          <table:table-cell table:formula="of:=MAX([.$I98];[.$V98])" office:value-type="float"/>
          <table:table-cell table:formula="of:=MAX([.$J98])" office:value-type="float"/>
          <table:table-cell table:formula="of:=MAX([.$K98];[.$W98])" office:value-type="float"/>
          <table:table-cell table:formula="of:=MAX([.$L98];[.$X98])" office:value-type="float"/>
          <table:table-cell table:formula="of:=MAX([.$M98];[.$Y98])" office:value-type="float"/>
          <table:table-cell table:formula="of:=MAX([.$N98];[.$Z98])" office:value-type="float"/>
        </table:table-row>
        <table:table-row table:style-name="ro1">
          <table:table-cell office:value-type="string">
            <text:p>blocks.blocks-24-0.asp/15</text:p>
          </table:table-cell>
          <table:table-cell office:value-type="float" office:value="5.92854"/>
          <table:table-cell office:value-type="float" office:value="5.591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1054.0"/>
          <table:table-cell office:value-type="float" office:value="1054.0"/>
          <table:table-cell office:value-type="float" office:value="433758.0"/>
          <table:table-cell office:value-type="float" office:value="428094.0"/>
          <table:table-cell office:value-type="float" office:value="0.0"/>
          <table:table-cell office:value-type="float" office:value="0.0"/>
          <table:table-cell office:value-type="float" office:value="5.33956"/>
          <table:table-cell office:value-type="float" office:value="5.228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8.0"/>
          <table:table-cell office:value-type="float" office:value="12713.0"/>
          <table:table-cell office:value-type="float" office:value="433758.0"/>
          <table:table-cell office:value-type="float" office:value="428094.0"/>
          <table:table-cell office:value-type="float" office:value="0.0"/>
          <table:table-cell office:value-type="float" office:value="0.0"/>
          <table:table-cell table:formula="of:=MIN([.$B99];[.$O99])" office:value-type="float"/>
          <table:table-cell table:formula="of:=MIN([.$C99];[.$P99])" office:value-type="float"/>
          <table:table-cell table:formula="of:=MIN([.$D99];[.$Q99])" office:value-type="float"/>
          <table:table-cell table:formula="of:=MIN([.$E99];[.$R99])" office:value-type="float"/>
          <table:table-cell table:formula="of:=MIN([.$F99];[.$S99])" office:value-type="float"/>
          <table:table-cell table:formula="of:=MIN([.$G99];[.$T99])" office:value-type="float"/>
          <table:table-cell table:formula="of:=MIN([.$H99];[.$U99])" office:value-type="float"/>
          <table:table-cell table:formula="of:=MIN([.$I99];[.$V99])" office:value-type="float"/>
          <table:table-cell table:formula="of:=MIN([.$J99])" office:value-type="float"/>
          <table:table-cell table:formula="of:=MIN([.$K99];[.$W99])" office:value-type="float"/>
          <table:table-cell table:formula="of:=MIN([.$L99];[.$X99])" office:value-type="float"/>
          <table:table-cell table:formula="of:=MIN([.$M99];[.$Y99])" office:value-type="float"/>
          <table:table-cell table:formula="of:=MIN([.$N99];[.$Z99])" office:value-type="float"/>
          <table:table-cell table:formula="of:=MEDIAN([.$B99];[.$O99])" office:value-type="float"/>
          <table:table-cell table:formula="of:=MEDIAN([.$C99];[.$P99])" office:value-type="float"/>
          <table:table-cell table:formula="of:=MEDIAN([.$D99];[.$Q99])" office:value-type="float"/>
          <table:table-cell table:formula="of:=MEDIAN([.$E99];[.$R99])" office:value-type="float"/>
          <table:table-cell table:formula="of:=MEDIAN([.$F99];[.$S99])" office:value-type="float"/>
          <table:table-cell table:formula="of:=MEDIAN([.$G99];[.$T99])" office:value-type="float"/>
          <table:table-cell table:formula="of:=MEDIAN([.$H99];[.$U99])" office:value-type="float"/>
          <table:table-cell table:formula="of:=MEDIAN([.$I99];[.$V99])" office:value-type="float"/>
          <table:table-cell table:formula="of:=MEDIAN([.$J99])" office:value-type="float"/>
          <table:table-cell table:formula="of:=MEDIAN([.$K99];[.$W99])" office:value-type="float"/>
          <table:table-cell table:formula="of:=MEDIAN([.$L99];[.$X99])" office:value-type="float"/>
          <table:table-cell table:formula="of:=MEDIAN([.$M99];[.$Y99])" office:value-type="float"/>
          <table:table-cell table:formula="of:=MEDIAN([.$N99];[.$Z99])" office:value-type="float"/>
          <table:table-cell table:formula="of:=MAX([.$B99];[.$O99])" office:value-type="float"/>
          <table:table-cell table:formula="of:=MAX([.$C99];[.$P99])" office:value-type="float"/>
          <table:table-cell table:formula="of:=MAX([.$D99];[.$Q99])" office:value-type="float"/>
          <table:table-cell table:formula="of:=MAX([.$E99];[.$R99])" office:value-type="float"/>
          <table:table-cell table:formula="of:=MAX([.$F99];[.$S99])" office:value-type="float"/>
          <table:table-cell table:formula="of:=MAX([.$G99];[.$T99])" office:value-type="float"/>
          <table:table-cell table:formula="of:=MAX([.$H99];[.$U99])" office:value-type="float"/>
          <table:table-cell table:formula="of:=MAX([.$I99];[.$V99])" office:value-type="float"/>
          <table:table-cell table:formula="of:=MAX([.$J99])" office:value-type="float"/>
          <table:table-cell table:formula="of:=MAX([.$K99];[.$W99])" office:value-type="float"/>
          <table:table-cell table:formula="of:=MAX([.$L99];[.$X99])" office:value-type="float"/>
          <table:table-cell table:formula="of:=MAX([.$M99];[.$Y99])" office:value-type="float"/>
          <table:table-cell table:formula="of:=MAX([.$N99];[.$Z99])" office:value-type="float"/>
        </table:table-row>
        <table:table-row table:style-name="ro1">
          <table:table-cell office:value-type="string">
            <text:p>blocks.blocks-24-0.asp/16</text:p>
          </table:table-cell>
          <table:table-cell office:value-type="float" office:value="6.36298"/>
          <table:table-cell office:value-type="float" office:value="6.244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7.0"/>
          <table:table-cell office:value-type="float" office:value="2797.0"/>
          <table:table-cell office:value-type="float" office:value="2797.0"/>
          <table:table-cell office:value-type="float" office:value="464611.0"/>
          <table:table-cell office:value-type="float" office:value="472795.0"/>
          <table:table-cell office:value-type="float" office:value="0.0"/>
          <table:table-cell office:value-type="float" office:value="0.0"/>
          <table:table-cell office:value-type="float" office:value="5.56905"/>
          <table:table-cell office:value-type="float" office:value="5.447"/>
          <table:table-cell office:value-type="float" office:value="0.16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68.0"/>
          <table:table-cell office:value-type="float" office:value="11264.0"/>
          <table:table-cell office:value-type="float" office:value="464611.0"/>
          <table:table-cell office:value-type="float" office:value="472795.0"/>
          <table:table-cell office:value-type="float" office:value="0.0"/>
          <table:table-cell office:value-type="float" office:value="0.0"/>
          <table:table-cell table:formula="of:=MIN([.$B100];[.$O100])" office:value-type="float"/>
          <table:table-cell table:formula="of:=MIN([.$C100];[.$P100])" office:value-type="float"/>
          <table:table-cell table:formula="of:=MIN([.$D100];[.$Q100])" office:value-type="float"/>
          <table:table-cell table:formula="of:=MIN([.$E100];[.$R100])" office:value-type="float"/>
          <table:table-cell table:formula="of:=MIN([.$F100];[.$S100])" office:value-type="float"/>
          <table:table-cell table:formula="of:=MIN([.$G100];[.$T100])" office:value-type="float"/>
          <table:table-cell table:formula="of:=MIN([.$H100];[.$U100])" office:value-type="float"/>
          <table:table-cell table:formula="of:=MIN([.$I100];[.$V100])" office:value-type="float"/>
          <table:table-cell table:formula="of:=MIN([.$J100])" office:value-type="float"/>
          <table:table-cell table:formula="of:=MIN([.$K100];[.$W100])" office:value-type="float"/>
          <table:table-cell table:formula="of:=MIN([.$L100];[.$X100])" office:value-type="float"/>
          <table:table-cell table:formula="of:=MIN([.$M100];[.$Y100])" office:value-type="float"/>
          <table:table-cell table:formula="of:=MIN([.$N100];[.$Z100])" office:value-type="float"/>
          <table:table-cell table:formula="of:=MEDIAN([.$B100];[.$O100])" office:value-type="float"/>
          <table:table-cell table:formula="of:=MEDIAN([.$C100];[.$P100])" office:value-type="float"/>
          <table:table-cell table:formula="of:=MEDIAN([.$D100];[.$Q100])" office:value-type="float"/>
          <table:table-cell table:formula="of:=MEDIAN([.$E100];[.$R100])" office:value-type="float"/>
          <table:table-cell table:formula="of:=MEDIAN([.$F100];[.$S100])" office:value-type="float"/>
          <table:table-cell table:formula="of:=MEDIAN([.$G100];[.$T100])" office:value-type="float"/>
          <table:table-cell table:formula="of:=MEDIAN([.$H100];[.$U100])" office:value-type="float"/>
          <table:table-cell table:formula="of:=MEDIAN([.$I100];[.$V100])" office:value-type="float"/>
          <table:table-cell table:formula="of:=MEDIAN([.$J100])" office:value-type="float"/>
          <table:table-cell table:formula="of:=MEDIAN([.$K100];[.$W100])" office:value-type="float"/>
          <table:table-cell table:formula="of:=MEDIAN([.$L100];[.$X100])" office:value-type="float"/>
          <table:table-cell table:formula="of:=MEDIAN([.$M100];[.$Y100])" office:value-type="float"/>
          <table:table-cell table:formula="of:=MEDIAN([.$N100];[.$Z100])" office:value-type="float"/>
          <table:table-cell table:formula="of:=MAX([.$B100];[.$O100])" office:value-type="float"/>
          <table:table-cell table:formula="of:=MAX([.$C100];[.$P100])" office:value-type="float"/>
          <table:table-cell table:formula="of:=MAX([.$D100];[.$Q100])" office:value-type="float"/>
          <table:table-cell table:formula="of:=MAX([.$E100];[.$R100])" office:value-type="float"/>
          <table:table-cell table:formula="of:=MAX([.$F100];[.$S100])" office:value-type="float"/>
          <table:table-cell table:formula="of:=MAX([.$G100];[.$T100])" office:value-type="float"/>
          <table:table-cell table:formula="of:=MAX([.$H100];[.$U100])" office:value-type="float"/>
          <table:table-cell table:formula="of:=MAX([.$I100];[.$V100])" office:value-type="float"/>
          <table:table-cell table:formula="of:=MAX([.$J100])" office:value-type="float"/>
          <table:table-cell table:formula="of:=MAX([.$K100];[.$W100])" office:value-type="float"/>
          <table:table-cell table:formula="of:=MAX([.$L100];[.$X100])" office:value-type="float"/>
          <table:table-cell table:formula="of:=MAX([.$M100];[.$Y100])" office:value-type="float"/>
          <table:table-cell table:formula="of:=MAX([.$N100];[.$Z100])" office:value-type="float"/>
        </table:table-row>
        <table:table-row table:style-name="ro1">
          <table:table-cell office:value-type="string">
            <text:p>blocks.blocks-24-0.asp/17</text:p>
          </table:table-cell>
          <table:table-cell office:value-type="float" office:value="6.37921"/>
          <table:table-cell office:value-type="float" office:value="6.255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1306.0"/>
          <table:table-cell office:value-type="float" office:value="1306.0"/>
          <table:table-cell office:value-type="float" office:value="495464.0"/>
          <table:table-cell office:value-type="float" office:value="517496.0"/>
          <table:table-cell office:value-type="float" office:value="0.0"/>
          <table:table-cell office:value-type="float" office:value="0.0"/>
          <table:table-cell office:value-type="float" office:value="6.0286"/>
          <table:table-cell office:value-type="float" office:value="5.907"/>
          <table:table-cell office:value-type="float" office:value="0.2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1.0"/>
          <table:table-cell office:value-type="float" office:value="13776.0"/>
          <table:table-cell office:value-type="float" office:value="495464.0"/>
          <table:table-cell office:value-type="float" office:value="517496.0"/>
          <table:table-cell office:value-type="float" office:value="0.0"/>
          <table:table-cell office:value-type="float" office:value="0.0"/>
          <table:table-cell table:formula="of:=MIN([.$B101];[.$O101])" office:value-type="float"/>
          <table:table-cell table:formula="of:=MIN([.$C101];[.$P101])" office:value-type="float"/>
          <table:table-cell table:formula="of:=MIN([.$D101];[.$Q101])" office:value-type="float"/>
          <table:table-cell table:formula="of:=MIN([.$E101];[.$R101])" office:value-type="float"/>
          <table:table-cell table:formula="of:=MIN([.$F101];[.$S101])" office:value-type="float"/>
          <table:table-cell table:formula="of:=MIN([.$G101];[.$T101])" office:value-type="float"/>
          <table:table-cell table:formula="of:=MIN([.$H101];[.$U101])" office:value-type="float"/>
          <table:table-cell table:formula="of:=MIN([.$I101];[.$V101])" office:value-type="float"/>
          <table:table-cell table:formula="of:=MIN([.$J101])" office:value-type="float"/>
          <table:table-cell table:formula="of:=MIN([.$K101];[.$W101])" office:value-type="float"/>
          <table:table-cell table:formula="of:=MIN([.$L101];[.$X101])" office:value-type="float"/>
          <table:table-cell table:formula="of:=MIN([.$M101];[.$Y101])" office:value-type="float"/>
          <table:table-cell table:formula="of:=MIN([.$N101];[.$Z101])" office:value-type="float"/>
          <table:table-cell table:formula="of:=MEDIAN([.$B101];[.$O101])" office:value-type="float"/>
          <table:table-cell table:formula="of:=MEDIAN([.$C101];[.$P101])" office:value-type="float"/>
          <table:table-cell table:formula="of:=MEDIAN([.$D101];[.$Q101])" office:value-type="float"/>
          <table:table-cell table:formula="of:=MEDIAN([.$E101];[.$R101])" office:value-type="float"/>
          <table:table-cell table:formula="of:=MEDIAN([.$F101];[.$S101])" office:value-type="float"/>
          <table:table-cell table:formula="of:=MEDIAN([.$G101];[.$T101])" office:value-type="float"/>
          <table:table-cell table:formula="of:=MEDIAN([.$H101];[.$U101])" office:value-type="float"/>
          <table:table-cell table:formula="of:=MEDIAN([.$I101];[.$V101])" office:value-type="float"/>
          <table:table-cell table:formula="of:=MEDIAN([.$J101])" office:value-type="float"/>
          <table:table-cell table:formula="of:=MEDIAN([.$K101];[.$W101])" office:value-type="float"/>
          <table:table-cell table:formula="of:=MEDIAN([.$L101];[.$X101])" office:value-type="float"/>
          <table:table-cell table:formula="of:=MEDIAN([.$M101];[.$Y101])" office:value-type="float"/>
          <table:table-cell table:formula="of:=MEDIAN([.$N101];[.$Z101])" office:value-type="float"/>
          <table:table-cell table:formula="of:=MAX([.$B101];[.$O101])" office:value-type="float"/>
          <table:table-cell table:formula="of:=MAX([.$C101];[.$P101])" office:value-type="float"/>
          <table:table-cell table:formula="of:=MAX([.$D101];[.$Q101])" office:value-type="float"/>
          <table:table-cell table:formula="of:=MAX([.$E101];[.$R101])" office:value-type="float"/>
          <table:table-cell table:formula="of:=MAX([.$F101];[.$S101])" office:value-type="float"/>
          <table:table-cell table:formula="of:=MAX([.$G101];[.$T101])" office:value-type="float"/>
          <table:table-cell table:formula="of:=MAX([.$H101];[.$U101])" office:value-type="float"/>
          <table:table-cell table:formula="of:=MAX([.$I101];[.$V101])" office:value-type="float"/>
          <table:table-cell table:formula="of:=MAX([.$J101])" office:value-type="float"/>
          <table:table-cell table:formula="of:=MAX([.$K101];[.$W101])" office:value-type="float"/>
          <table:table-cell table:formula="of:=MAX([.$L101];[.$X101])" office:value-type="float"/>
          <table:table-cell table:formula="of:=MAX([.$M101];[.$Y101])" office:value-type="float"/>
          <table:table-cell table:formula="of:=MAX([.$N101];[.$Z101])" office:value-type="float"/>
        </table:table-row>
        <table:table-row table:style-name="ro1">
          <table:table-cell office:value-type="string">
            <text:p>blocks.blocks-24-0.asp/18</text:p>
          </table:table-cell>
          <table:table-cell office:value-type="float" office:value="6.93287"/>
          <table:table-cell office:value-type="float" office:value="6.791"/>
          <table:table-cell office:value-type="float" office:value="0.1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5.0"/>
          <table:table-cell office:value-type="float" office:value="4138.0"/>
          <table:table-cell office:value-type="float" office:value="4138.0"/>
          <table:table-cell office:value-type="float" office:value="526317.0"/>
          <table:table-cell office:value-type="float" office:value="562197.0"/>
          <table:table-cell office:value-type="float" office:value="0.0"/>
          <table:table-cell office:value-type="float" office:value="0.0"/>
          <table:table-cell office:value-type="float" office:value="6.44965"/>
          <table:table-cell office:value-type="float" office:value="6.275"/>
          <table:table-cell office:value-type="float" office:value="0.22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95.0"/>
          <table:table-cell office:value-type="float" office:value="15775.0"/>
          <table:table-cell office:value-type="float" office:value="526317.0"/>
          <table:table-cell office:value-type="float" office:value="562197.0"/>
          <table:table-cell office:value-type="float" office:value="0.0"/>
          <table:table-cell office:value-type="float" office:value="0.0"/>
          <table:table-cell table:formula="of:=MIN([.$B102];[.$O102])" office:value-type="float"/>
          <table:table-cell table:formula="of:=MIN([.$C102];[.$P102])" office:value-type="float"/>
          <table:table-cell table:formula="of:=MIN([.$D102];[.$Q102])" office:value-type="float"/>
          <table:table-cell table:formula="of:=MIN([.$E102];[.$R102])" office:value-type="float"/>
          <table:table-cell table:formula="of:=MIN([.$F102];[.$S102])" office:value-type="float"/>
          <table:table-cell table:formula="of:=MIN([.$G102];[.$T102])" office:value-type="float"/>
          <table:table-cell table:formula="of:=MIN([.$H102];[.$U102])" office:value-type="float"/>
          <table:table-cell table:formula="of:=MIN([.$I102];[.$V102])" office:value-type="float"/>
          <table:table-cell table:formula="of:=MIN([.$J102])" office:value-type="float"/>
          <table:table-cell table:formula="of:=MIN([.$K102];[.$W102])" office:value-type="float"/>
          <table:table-cell table:formula="of:=MIN([.$L102];[.$X102])" office:value-type="float"/>
          <table:table-cell table:formula="of:=MIN([.$M102];[.$Y102])" office:value-type="float"/>
          <table:table-cell table:formula="of:=MIN([.$N102];[.$Z102])" office:value-type="float"/>
          <table:table-cell table:formula="of:=MEDIAN([.$B102];[.$O102])" office:value-type="float"/>
          <table:table-cell table:formula="of:=MEDIAN([.$C102];[.$P102])" office:value-type="float"/>
          <table:table-cell table:formula="of:=MEDIAN([.$D102];[.$Q102])" office:value-type="float"/>
          <table:table-cell table:formula="of:=MEDIAN([.$E102];[.$R102])" office:value-type="float"/>
          <table:table-cell table:formula="of:=MEDIAN([.$F102];[.$S102])" office:value-type="float"/>
          <table:table-cell table:formula="of:=MEDIAN([.$G102];[.$T102])" office:value-type="float"/>
          <table:table-cell table:formula="of:=MEDIAN([.$H102];[.$U102])" office:value-type="float"/>
          <table:table-cell table:formula="of:=MEDIAN([.$I102];[.$V102])" office:value-type="float"/>
          <table:table-cell table:formula="of:=MEDIAN([.$J102])" office:value-type="float"/>
          <table:table-cell table:formula="of:=MEDIAN([.$K102];[.$W102])" office:value-type="float"/>
          <table:table-cell table:formula="of:=MEDIAN([.$L102];[.$X102])" office:value-type="float"/>
          <table:table-cell table:formula="of:=MEDIAN([.$M102];[.$Y102])" office:value-type="float"/>
          <table:table-cell table:formula="of:=MEDIAN([.$N102];[.$Z102])" office:value-type="float"/>
          <table:table-cell table:formula="of:=MAX([.$B102];[.$O102])" office:value-type="float"/>
          <table:table-cell table:formula="of:=MAX([.$C102];[.$P102])" office:value-type="float"/>
          <table:table-cell table:formula="of:=MAX([.$D102];[.$Q102])" office:value-type="float"/>
          <table:table-cell table:formula="of:=MAX([.$E102];[.$R102])" office:value-type="float"/>
          <table:table-cell table:formula="of:=MAX([.$F102];[.$S102])" office:value-type="float"/>
          <table:table-cell table:formula="of:=MAX([.$G102];[.$T102])" office:value-type="float"/>
          <table:table-cell table:formula="of:=MAX([.$H102];[.$U102])" office:value-type="float"/>
          <table:table-cell table:formula="of:=MAX([.$I102];[.$V102])" office:value-type="float"/>
          <table:table-cell table:formula="of:=MAX([.$J102])" office:value-type="float"/>
          <table:table-cell table:formula="of:=MAX([.$K102];[.$W102])" office:value-type="float"/>
          <table:table-cell table:formula="of:=MAX([.$L102];[.$X102])" office:value-type="float"/>
          <table:table-cell table:formula="of:=MAX([.$M102];[.$Y102])" office:value-type="float"/>
          <table:table-cell table:formula="of:=MAX([.$N102];[.$Z102])" office:value-type="float"/>
        </table:table-row>
        <table:table-row table:style-name="ro1">
          <table:table-cell office:value-type="string">
            <text:p>blocks.blocks-24-0.asp/19</text:p>
          </table:table-cell>
          <table:table-cell office:value-type="float" office:value="7.38386"/>
          <table:table-cell office:value-type="float" office:value="7.224"/>
          <table:table-cell office:value-type="float" office:value="0.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.0"/>
          <table:table-cell office:value-type="float" office:value="3942.0"/>
          <table:table-cell office:value-type="float" office:value="3942.0"/>
          <table:table-cell office:value-type="float" office:value="557170.0"/>
          <table:table-cell office:value-type="float" office:value="606898.0"/>
          <table:table-cell office:value-type="float" office:value="0.0"/>
          <table:table-cell office:value-type="float" office:value="0.0"/>
          <table:table-cell office:value-type="float" office:value="6.56864"/>
          <table:table-cell office:value-type="float" office:value="6.428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09.0"/>
          <table:table-cell office:value-type="float" office:value="17237.0"/>
          <table:table-cell office:value-type="float" office:value="557170.0"/>
          <table:table-cell office:value-type="float" office:value="606898.0"/>
          <table:table-cell office:value-type="float" office:value="0.0"/>
          <table:table-cell office:value-type="float" office:value="0.0"/>
          <table:table-cell table:formula="of:=MIN([.$B103];[.$O103])" office:value-type="float"/>
          <table:table-cell table:formula="of:=MIN([.$C103];[.$P103])" office:value-type="float"/>
          <table:table-cell table:formula="of:=MIN([.$D103];[.$Q103])" office:value-type="float"/>
          <table:table-cell table:formula="of:=MIN([.$E103];[.$R103])" office:value-type="float"/>
          <table:table-cell table:formula="of:=MIN([.$F103];[.$S103])" office:value-type="float"/>
          <table:table-cell table:formula="of:=MIN([.$G103];[.$T103])" office:value-type="float"/>
          <table:table-cell table:formula="of:=MIN([.$H103];[.$U103])" office:value-type="float"/>
          <table:table-cell table:formula="of:=MIN([.$I103];[.$V103])" office:value-type="float"/>
          <table:table-cell table:formula="of:=MIN([.$J103])" office:value-type="float"/>
          <table:table-cell table:formula="of:=MIN([.$K103];[.$W103])" office:value-type="float"/>
          <table:table-cell table:formula="of:=MIN([.$L103];[.$X103])" office:value-type="float"/>
          <table:table-cell table:formula="of:=MIN([.$M103];[.$Y103])" office:value-type="float"/>
          <table:table-cell table:formula="of:=MIN([.$N103];[.$Z103])" office:value-type="float"/>
          <table:table-cell table:formula="of:=MEDIAN([.$B103];[.$O103])" office:value-type="float"/>
          <table:table-cell table:formula="of:=MEDIAN([.$C103];[.$P103])" office:value-type="float"/>
          <table:table-cell table:formula="of:=MEDIAN([.$D103];[.$Q103])" office:value-type="float"/>
          <table:table-cell table:formula="of:=MEDIAN([.$E103];[.$R103])" office:value-type="float"/>
          <table:table-cell table:formula="of:=MEDIAN([.$F103];[.$S103])" office:value-type="float"/>
          <table:table-cell table:formula="of:=MEDIAN([.$G103];[.$T103])" office:value-type="float"/>
          <table:table-cell table:formula="of:=MEDIAN([.$H103];[.$U103])" office:value-type="float"/>
          <table:table-cell table:formula="of:=MEDIAN([.$I103];[.$V103])" office:value-type="float"/>
          <table:table-cell table:formula="of:=MEDIAN([.$J103])" office:value-type="float"/>
          <table:table-cell table:formula="of:=MEDIAN([.$K103];[.$W103])" office:value-type="float"/>
          <table:table-cell table:formula="of:=MEDIAN([.$L103];[.$X103])" office:value-type="float"/>
          <table:table-cell table:formula="of:=MEDIAN([.$M103];[.$Y103])" office:value-type="float"/>
          <table:table-cell table:formula="of:=MEDIAN([.$N103];[.$Z103])" office:value-type="float"/>
          <table:table-cell table:formula="of:=MAX([.$B103];[.$O103])" office:value-type="float"/>
          <table:table-cell table:formula="of:=MAX([.$C103];[.$P103])" office:value-type="float"/>
          <table:table-cell table:formula="of:=MAX([.$D103];[.$Q103])" office:value-type="float"/>
          <table:table-cell table:formula="of:=MAX([.$E103];[.$R103])" office:value-type="float"/>
          <table:table-cell table:formula="of:=MAX([.$F103];[.$S103])" office:value-type="float"/>
          <table:table-cell table:formula="of:=MAX([.$G103];[.$T103])" office:value-type="float"/>
          <table:table-cell table:formula="of:=MAX([.$H103];[.$U103])" office:value-type="float"/>
          <table:table-cell table:formula="of:=MAX([.$I103];[.$V103])" office:value-type="float"/>
          <table:table-cell table:formula="of:=MAX([.$J103])" office:value-type="float"/>
          <table:table-cell table:formula="of:=MAX([.$K103];[.$W103])" office:value-type="float"/>
          <table:table-cell table:formula="of:=MAX([.$L103];[.$X103])" office:value-type="float"/>
          <table:table-cell table:formula="of:=MAX([.$M103];[.$Y103])" office:value-type="float"/>
          <table:table-cell table:formula="of:=MAX([.$N103];[.$Z103])" office:value-type="float"/>
        </table:table-row>
        <table:table-row table:style-name="ro1">
          <table:table-cell office:value-type="string">
            <text:p>blocks.blocks-24-0.asp/2</text:p>
          </table:table-cell>
          <table:table-cell office:value-type="float" office:value="0.509914"/>
          <table:table-cell office:value-type="float" office:value="0.4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260.0"/>
          <table:table-cell office:value-type="float" office:value="23.0"/>
          <table:table-cell office:value-type="float" office:value="0.0"/>
          <table:table-cell office:value-type="float" office:value="0.0"/>
          <table:table-cell office:value-type="float" office:value="0.494807"/>
          <table:table-cell office:value-type="float" office:value="0.4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3260.0"/>
          <table:table-cell office:value-type="float" office:value="23.0"/>
          <table:table-cell office:value-type="float" office:value="0.0"/>
          <table:table-cell office:value-type="float" office:value="0.0"/>
          <table:table-cell table:formula="of:=MIN([.$B104];[.$O104])" office:value-type="float"/>
          <table:table-cell table:formula="of:=MIN([.$C104];[.$P104])" office:value-type="float"/>
          <table:table-cell table:formula="of:=MIN([.$D104];[.$Q104])" office:value-type="float"/>
          <table:table-cell table:formula="of:=MIN([.$E104];[.$R104])" office:value-type="float"/>
          <table:table-cell table:formula="of:=MIN([.$F104];[.$S104])" office:value-type="float"/>
          <table:table-cell table:formula="of:=MIN([.$G104];[.$T104])" office:value-type="float"/>
          <table:table-cell table:formula="of:=MIN([.$H104];[.$U104])" office:value-type="float"/>
          <table:table-cell table:formula="of:=MIN([.$I104];[.$V104])" office:value-type="float"/>
          <table:table-cell table:formula="of:=MIN([.$J104])" office:value-type="float"/>
          <table:table-cell table:formula="of:=MIN([.$K104];[.$W104])" office:value-type="float"/>
          <table:table-cell table:formula="of:=MIN([.$L104];[.$X104])" office:value-type="float"/>
          <table:table-cell table:formula="of:=MIN([.$M104];[.$Y104])" office:value-type="float"/>
          <table:table-cell table:formula="of:=MIN([.$N104];[.$Z104])" office:value-type="float"/>
          <table:table-cell table:formula="of:=MEDIAN([.$B104];[.$O104])" office:value-type="float"/>
          <table:table-cell table:formula="of:=MEDIAN([.$C104];[.$P104])" office:value-type="float"/>
          <table:table-cell table:formula="of:=MEDIAN([.$D104];[.$Q104])" office:value-type="float"/>
          <table:table-cell table:formula="of:=MEDIAN([.$E104];[.$R104])" office:value-type="float"/>
          <table:table-cell table:formula="of:=MEDIAN([.$F104];[.$S104])" office:value-type="float"/>
          <table:table-cell table:formula="of:=MEDIAN([.$G104];[.$T104])" office:value-type="float"/>
          <table:table-cell table:formula="of:=MEDIAN([.$H104];[.$U104])" office:value-type="float"/>
          <table:table-cell table:formula="of:=MEDIAN([.$I104];[.$V104])" office:value-type="float"/>
          <table:table-cell table:formula="of:=MEDIAN([.$J104])" office:value-type="float"/>
          <table:table-cell table:formula="of:=MEDIAN([.$K104];[.$W104])" office:value-type="float"/>
          <table:table-cell table:formula="of:=MEDIAN([.$L104];[.$X104])" office:value-type="float"/>
          <table:table-cell table:formula="of:=MEDIAN([.$M104];[.$Y104])" office:value-type="float"/>
          <table:table-cell table:formula="of:=MEDIAN([.$N104];[.$Z104])" office:value-type="float"/>
          <table:table-cell table:formula="of:=MAX([.$B104];[.$O104])" office:value-type="float"/>
          <table:table-cell table:formula="of:=MAX([.$C104];[.$P104])" office:value-type="float"/>
          <table:table-cell table:formula="of:=MAX([.$D104];[.$Q104])" office:value-type="float"/>
          <table:table-cell table:formula="of:=MAX([.$E104];[.$R104])" office:value-type="float"/>
          <table:table-cell table:formula="of:=MAX([.$F104];[.$S104])" office:value-type="float"/>
          <table:table-cell table:formula="of:=MAX([.$G104];[.$T104])" office:value-type="float"/>
          <table:table-cell table:formula="of:=MAX([.$H104];[.$U104])" office:value-type="float"/>
          <table:table-cell table:formula="of:=MAX([.$I104];[.$V104])" office:value-type="float"/>
          <table:table-cell table:formula="of:=MAX([.$J104])" office:value-type="float"/>
          <table:table-cell table:formula="of:=MAX([.$K104];[.$W104])" office:value-type="float"/>
          <table:table-cell table:formula="of:=MAX([.$L104];[.$X104])" office:value-type="float"/>
          <table:table-cell table:formula="of:=MAX([.$M104];[.$Y104])" office:value-type="float"/>
          <table:table-cell table:formula="of:=MAX([.$N104];[.$Z104])" office:value-type="float"/>
        </table:table-row>
        <table:table-row table:style-name="ro1">
          <table:table-cell office:value-type="string">
            <text:p>blocks.blocks-24-0.asp/20</text:p>
          </table:table-cell>
          <table:table-cell office:value-type="float" office:value="7.96573"/>
          <table:table-cell office:value-type="float" office:value="7.815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1662.0"/>
          <table:table-cell office:value-type="float" office:value="1662.0"/>
          <table:table-cell office:value-type="float" office:value="588023.0"/>
          <table:table-cell office:value-type="float" office:value="651599.0"/>
          <table:table-cell office:value-type="float" office:value="0.0"/>
          <table:table-cell office:value-type="float" office:value="0.0"/>
          <table:table-cell office:value-type="float" office:value="7.30549"/>
          <table:table-cell office:value-type="float" office:value="7.163"/>
          <table:table-cell office:value-type="float" office:value="0.33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89.0"/>
          <table:table-cell office:value-type="float" office:value="16338.0"/>
          <table:table-cell office:value-type="float" office:value="588023.0"/>
          <table:table-cell office:value-type="float" office:value="651599.0"/>
          <table:table-cell office:value-type="float" office:value="0.0"/>
          <table:table-cell office:value-type="float" office:value="0.0"/>
          <table:table-cell table:formula="of:=MIN([.$B105];[.$O105])" office:value-type="float"/>
          <table:table-cell table:formula="of:=MIN([.$C105];[.$P105])" office:value-type="float"/>
          <table:table-cell table:formula="of:=MIN([.$D105];[.$Q105])" office:value-type="float"/>
          <table:table-cell table:formula="of:=MIN([.$E105];[.$R105])" office:value-type="float"/>
          <table:table-cell table:formula="of:=MIN([.$F105];[.$S105])" office:value-type="float"/>
          <table:table-cell table:formula="of:=MIN([.$G105];[.$T105])" office:value-type="float"/>
          <table:table-cell table:formula="of:=MIN([.$H105];[.$U105])" office:value-type="float"/>
          <table:table-cell table:formula="of:=MIN([.$I105];[.$V105])" office:value-type="float"/>
          <table:table-cell table:formula="of:=MIN([.$J105])" office:value-type="float"/>
          <table:table-cell table:formula="of:=MIN([.$K105];[.$W105])" office:value-type="float"/>
          <table:table-cell table:formula="of:=MIN([.$L105];[.$X105])" office:value-type="float"/>
          <table:table-cell table:formula="of:=MIN([.$M105];[.$Y105])" office:value-type="float"/>
          <table:table-cell table:formula="of:=MIN([.$N105];[.$Z105])" office:value-type="float"/>
          <table:table-cell table:formula="of:=MEDIAN([.$B105];[.$O105])" office:value-type="float"/>
          <table:table-cell table:formula="of:=MEDIAN([.$C105];[.$P105])" office:value-type="float"/>
          <table:table-cell table:formula="of:=MEDIAN([.$D105];[.$Q105])" office:value-type="float"/>
          <table:table-cell table:formula="of:=MEDIAN([.$E105];[.$R105])" office:value-type="float"/>
          <table:table-cell table:formula="of:=MEDIAN([.$F105];[.$S105])" office:value-type="float"/>
          <table:table-cell table:formula="of:=MEDIAN([.$G105];[.$T105])" office:value-type="float"/>
          <table:table-cell table:formula="of:=MEDIAN([.$H105];[.$U105])" office:value-type="float"/>
          <table:table-cell table:formula="of:=MEDIAN([.$I105];[.$V105])" office:value-type="float"/>
          <table:table-cell table:formula="of:=MEDIAN([.$J105])" office:value-type="float"/>
          <table:table-cell table:formula="of:=MEDIAN([.$K105];[.$W105])" office:value-type="float"/>
          <table:table-cell table:formula="of:=MEDIAN([.$L105];[.$X105])" office:value-type="float"/>
          <table:table-cell table:formula="of:=MEDIAN([.$M105];[.$Y105])" office:value-type="float"/>
          <table:table-cell table:formula="of:=MEDIAN([.$N105];[.$Z105])" office:value-type="float"/>
          <table:table-cell table:formula="of:=MAX([.$B105];[.$O105])" office:value-type="float"/>
          <table:table-cell table:formula="of:=MAX([.$C105];[.$P105])" office:value-type="float"/>
          <table:table-cell table:formula="of:=MAX([.$D105];[.$Q105])" office:value-type="float"/>
          <table:table-cell table:formula="of:=MAX([.$E105];[.$R105])" office:value-type="float"/>
          <table:table-cell table:formula="of:=MAX([.$F105];[.$S105])" office:value-type="float"/>
          <table:table-cell table:formula="of:=MAX([.$G105];[.$T105])" office:value-type="float"/>
          <table:table-cell table:formula="of:=MAX([.$H105];[.$U105])" office:value-type="float"/>
          <table:table-cell table:formula="of:=MAX([.$I105];[.$V105])" office:value-type="float"/>
          <table:table-cell table:formula="of:=MAX([.$J105])" office:value-type="float"/>
          <table:table-cell table:formula="of:=MAX([.$K105];[.$W105])" office:value-type="float"/>
          <table:table-cell table:formula="of:=MAX([.$L105];[.$X105])" office:value-type="float"/>
          <table:table-cell table:formula="of:=MAX([.$M105];[.$Y105])" office:value-type="float"/>
          <table:table-cell table:formula="of:=MAX([.$N105];[.$Z105])" office:value-type="float"/>
        </table:table-row>
        <table:table-row table:style-name="ro1">
          <table:table-cell office:value-type="string">
            <text:p>blocks.blocks-24-0.asp/21</text:p>
          </table:table-cell>
          <table:table-cell office:value-type="float" office:value="8.63588"/>
          <table:table-cell office:value-type="float" office:value="8.484"/>
          <table:table-cell office:value-type="float" office:value="0.5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58.0"/>
          <table:table-cell office:value-type="float" office:value="22497.0"/>
          <table:table-cell office:value-type="float" office:value="22497.0"/>
          <table:table-cell office:value-type="float" office:value="618876.0"/>
          <table:table-cell office:value-type="float" office:value="696300.0"/>
          <table:table-cell office:value-type="float" office:value="0.0"/>
          <table:table-cell office:value-type="float" office:value="0.0"/>
          <table:table-cell office:value-type="float" office:value="7.63226"/>
          <table:table-cell office:value-type="float" office:value="7.481"/>
          <table:table-cell office:value-type="float" office:value="0.5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229.0"/>
          <table:table-cell office:value-type="float" office:value="38182.0"/>
          <table:table-cell office:value-type="float" office:value="618876.0"/>
          <table:table-cell office:value-type="float" office:value="696300.0"/>
          <table:table-cell office:value-type="float" office:value="0.0"/>
          <table:table-cell office:value-type="float" office:value="0.0"/>
          <table:table-cell table:formula="of:=MIN([.$B106];[.$O106])" office:value-type="float"/>
          <table:table-cell table:formula="of:=MIN([.$C106];[.$P106])" office:value-type="float"/>
          <table:table-cell table:formula="of:=MIN([.$D106];[.$Q106])" office:value-type="float"/>
          <table:table-cell table:formula="of:=MIN([.$E106];[.$R106])" office:value-type="float"/>
          <table:table-cell table:formula="of:=MIN([.$F106];[.$S106])" office:value-type="float"/>
          <table:table-cell table:formula="of:=MIN([.$G106];[.$T106])" office:value-type="float"/>
          <table:table-cell table:formula="of:=MIN([.$H106];[.$U106])" office:value-type="float"/>
          <table:table-cell table:formula="of:=MIN([.$I106];[.$V106])" office:value-type="float"/>
          <table:table-cell table:formula="of:=MIN([.$J106])" office:value-type="float"/>
          <table:table-cell table:formula="of:=MIN([.$K106];[.$W106])" office:value-type="float"/>
          <table:table-cell table:formula="of:=MIN([.$L106];[.$X106])" office:value-type="float"/>
          <table:table-cell table:formula="of:=MIN([.$M106];[.$Y106])" office:value-type="float"/>
          <table:table-cell table:formula="of:=MIN([.$N106];[.$Z106])" office:value-type="float"/>
          <table:table-cell table:formula="of:=MEDIAN([.$B106];[.$O106])" office:value-type="float"/>
          <table:table-cell table:formula="of:=MEDIAN([.$C106];[.$P106])" office:value-type="float"/>
          <table:table-cell table:formula="of:=MEDIAN([.$D106];[.$Q106])" office:value-type="float"/>
          <table:table-cell table:formula="of:=MEDIAN([.$E106];[.$R106])" office:value-type="float"/>
          <table:table-cell table:formula="of:=MEDIAN([.$F106];[.$S106])" office:value-type="float"/>
          <table:table-cell table:formula="of:=MEDIAN([.$G106];[.$T106])" office:value-type="float"/>
          <table:table-cell table:formula="of:=MEDIAN([.$H106];[.$U106])" office:value-type="float"/>
          <table:table-cell table:formula="of:=MEDIAN([.$I106];[.$V106])" office:value-type="float"/>
          <table:table-cell table:formula="of:=MEDIAN([.$J106])" office:value-type="float"/>
          <table:table-cell table:formula="of:=MEDIAN([.$K106];[.$W106])" office:value-type="float"/>
          <table:table-cell table:formula="of:=MEDIAN([.$L106];[.$X106])" office:value-type="float"/>
          <table:table-cell table:formula="of:=MEDIAN([.$M106];[.$Y106])" office:value-type="float"/>
          <table:table-cell table:formula="of:=MEDIAN([.$N106];[.$Z106])" office:value-type="float"/>
          <table:table-cell table:formula="of:=MAX([.$B106];[.$O106])" office:value-type="float"/>
          <table:table-cell table:formula="of:=MAX([.$C106];[.$P106])" office:value-type="float"/>
          <table:table-cell table:formula="of:=MAX([.$D106];[.$Q106])" office:value-type="float"/>
          <table:table-cell table:formula="of:=MAX([.$E106];[.$R106])" office:value-type="float"/>
          <table:table-cell table:formula="of:=MAX([.$F106];[.$S106])" office:value-type="float"/>
          <table:table-cell table:formula="of:=MAX([.$G106];[.$T106])" office:value-type="float"/>
          <table:table-cell table:formula="of:=MAX([.$H106];[.$U106])" office:value-type="float"/>
          <table:table-cell table:formula="of:=MAX([.$I106];[.$V106])" office:value-type="float"/>
          <table:table-cell table:formula="of:=MAX([.$J106])" office:value-type="float"/>
          <table:table-cell table:formula="of:=MAX([.$K106];[.$W106])" office:value-type="float"/>
          <table:table-cell table:formula="of:=MAX([.$L106];[.$X106])" office:value-type="float"/>
          <table:table-cell table:formula="of:=MAX([.$M106];[.$Y106])" office:value-type="float"/>
          <table:table-cell table:formula="of:=MAX([.$N106];[.$Z106])" office:value-type="float"/>
        </table:table-row>
        <table:table-row table:style-name="ro1">
          <table:table-cell office:value-type="string">
            <text:p>blocks.blocks-24-0.asp/22</text:p>
          </table:table-cell>
          <table:table-cell office:value-type="float" office:value="9.44227"/>
          <table:table-cell office:value-type="float" office:value="9.279"/>
          <table:table-cell office:value-type="float" office:value="0.61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731.0"/>
          <table:table-cell office:value-type="float" office:value="26734.0"/>
          <table:table-cell office:value-type="float" office:value="26734.0"/>
          <table:table-cell office:value-type="float" office:value="649729.0"/>
          <table:table-cell office:value-type="float" office:value="741001.0"/>
          <table:table-cell office:value-type="float" office:value="0.0"/>
          <table:table-cell office:value-type="float" office:value="0.0"/>
          <table:table-cell office:value-type="float" office:value="8.08295"/>
          <table:table-cell office:value-type="float" office:value="7.94"/>
          <table:table-cell office:value-type="float" office:value="0.59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219.0"/>
          <table:table-cell office:value-type="float" office:value="34086.0"/>
          <table:table-cell office:value-type="float" office:value="649729.0"/>
          <table:table-cell office:value-type="float" office:value="741001.0"/>
          <table:table-cell office:value-type="float" office:value="0.0"/>
          <table:table-cell office:value-type="float" office:value="0.0"/>
          <table:table-cell table:formula="of:=MIN([.$B107];[.$O107])" office:value-type="float"/>
          <table:table-cell table:formula="of:=MIN([.$C107];[.$P107])" office:value-type="float"/>
          <table:table-cell table:formula="of:=MIN([.$D107];[.$Q107])" office:value-type="float"/>
          <table:table-cell table:formula="of:=MIN([.$E107];[.$R107])" office:value-type="float"/>
          <table:table-cell table:formula="of:=MIN([.$F107];[.$S107])" office:value-type="float"/>
          <table:table-cell table:formula="of:=MIN([.$G107];[.$T107])" office:value-type="float"/>
          <table:table-cell table:formula="of:=MIN([.$H107];[.$U107])" office:value-type="float"/>
          <table:table-cell table:formula="of:=MIN([.$I107];[.$V107])" office:value-type="float"/>
          <table:table-cell table:formula="of:=MIN([.$J107])" office:value-type="float"/>
          <table:table-cell table:formula="of:=MIN([.$K107];[.$W107])" office:value-type="float"/>
          <table:table-cell table:formula="of:=MIN([.$L107];[.$X107])" office:value-type="float"/>
          <table:table-cell table:formula="of:=MIN([.$M107];[.$Y107])" office:value-type="float"/>
          <table:table-cell table:formula="of:=MIN([.$N107];[.$Z107])" office:value-type="float"/>
          <table:table-cell table:formula="of:=MEDIAN([.$B107];[.$O107])" office:value-type="float"/>
          <table:table-cell table:formula="of:=MEDIAN([.$C107];[.$P107])" office:value-type="float"/>
          <table:table-cell table:formula="of:=MEDIAN([.$D107];[.$Q107])" office:value-type="float"/>
          <table:table-cell table:formula="of:=MEDIAN([.$E107];[.$R107])" office:value-type="float"/>
          <table:table-cell table:formula="of:=MEDIAN([.$F107];[.$S107])" office:value-type="float"/>
          <table:table-cell table:formula="of:=MEDIAN([.$G107];[.$T107])" office:value-type="float"/>
          <table:table-cell table:formula="of:=MEDIAN([.$H107];[.$U107])" office:value-type="float"/>
          <table:table-cell table:formula="of:=MEDIAN([.$I107];[.$V107])" office:value-type="float"/>
          <table:table-cell table:formula="of:=MEDIAN([.$J107])" office:value-type="float"/>
          <table:table-cell table:formula="of:=MEDIAN([.$K107];[.$W107])" office:value-type="float"/>
          <table:table-cell table:formula="of:=MEDIAN([.$L107];[.$X107])" office:value-type="float"/>
          <table:table-cell table:formula="of:=MEDIAN([.$M107];[.$Y107])" office:value-type="float"/>
          <table:table-cell table:formula="of:=MEDIAN([.$N107];[.$Z107])" office:value-type="float"/>
          <table:table-cell table:formula="of:=MAX([.$B107];[.$O107])" office:value-type="float"/>
          <table:table-cell table:formula="of:=MAX([.$C107];[.$P107])" office:value-type="float"/>
          <table:table-cell table:formula="of:=MAX([.$D107];[.$Q107])" office:value-type="float"/>
          <table:table-cell table:formula="of:=MAX([.$E107];[.$R107])" office:value-type="float"/>
          <table:table-cell table:formula="of:=MAX([.$F107];[.$S107])" office:value-type="float"/>
          <table:table-cell table:formula="of:=MAX([.$G107];[.$T107])" office:value-type="float"/>
          <table:table-cell table:formula="of:=MAX([.$H107];[.$U107])" office:value-type="float"/>
          <table:table-cell table:formula="of:=MAX([.$I107];[.$V107])" office:value-type="float"/>
          <table:table-cell table:formula="of:=MAX([.$J107])" office:value-type="float"/>
          <table:table-cell table:formula="of:=MAX([.$K107];[.$W107])" office:value-type="float"/>
          <table:table-cell table:formula="of:=MAX([.$L107];[.$X107])" office:value-type="float"/>
          <table:table-cell table:formula="of:=MAX([.$M107];[.$Y107])" office:value-type="float"/>
          <table:table-cell table:formula="of:=MAX([.$N107];[.$Z107])" office:value-type="float"/>
        </table:table-row>
        <table:table-row table:style-name="ro1">
          <table:table-cell office:value-type="string">
            <text:p>blocks.blocks-24-0.asp/23</text:p>
          </table:table-cell>
          <table:table-cell office:value-type="float" office:value="9.18881"/>
          <table:table-cell office:value-type="float" office:value="9.022"/>
          <table:table-cell office:value-type="float" office:value="0.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1724.0"/>
          <table:table-cell office:value-type="float" office:value="1724.0"/>
          <table:table-cell office:value-type="float" office:value="680582.0"/>
          <table:table-cell office:value-type="float" office:value="785702.0"/>
          <table:table-cell office:value-type="float" office:value="0.0"/>
          <table:table-cell office:value-type="float" office:value="0.0"/>
          <table:table-cell office:value-type="float" office:value="8.3271"/>
          <table:table-cell office:value-type="float" office:value="8.176"/>
          <table:table-cell office:value-type="float" office:value="0.37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86.0"/>
          <table:table-cell office:value-type="float" office:value="39024.0"/>
          <table:table-cell office:value-type="float" office:value="680582.0"/>
          <table:table-cell office:value-type="float" office:value="785702.0"/>
          <table:table-cell office:value-type="float" office:value="0.0"/>
          <table:table-cell office:value-type="float" office:value="0.0"/>
          <table:table-cell table:formula="of:=MIN([.$B108];[.$O108])" office:value-type="float"/>
          <table:table-cell table:formula="of:=MIN([.$C108];[.$P108])" office:value-type="float"/>
          <table:table-cell table:formula="of:=MIN([.$D108];[.$Q108])" office:value-type="float"/>
          <table:table-cell table:formula="of:=MIN([.$E108];[.$R108])" office:value-type="float"/>
          <table:table-cell table:formula="of:=MIN([.$F108];[.$S108])" office:value-type="float"/>
          <table:table-cell table:formula="of:=MIN([.$G108];[.$T108])" office:value-type="float"/>
          <table:table-cell table:formula="of:=MIN([.$H108];[.$U108])" office:value-type="float"/>
          <table:table-cell table:formula="of:=MIN([.$I108];[.$V108])" office:value-type="float"/>
          <table:table-cell table:formula="of:=MIN([.$J108])" office:value-type="float"/>
          <table:table-cell table:formula="of:=MIN([.$K108];[.$W108])" office:value-type="float"/>
          <table:table-cell table:formula="of:=MIN([.$L108];[.$X108])" office:value-type="float"/>
          <table:table-cell table:formula="of:=MIN([.$M108];[.$Y108])" office:value-type="float"/>
          <table:table-cell table:formula="of:=MIN([.$N108];[.$Z108])" office:value-type="float"/>
          <table:table-cell table:formula="of:=MEDIAN([.$B108];[.$O108])" office:value-type="float"/>
          <table:table-cell table:formula="of:=MEDIAN([.$C108];[.$P108])" office:value-type="float"/>
          <table:table-cell table:formula="of:=MEDIAN([.$D108];[.$Q108])" office:value-type="float"/>
          <table:table-cell table:formula="of:=MEDIAN([.$E108];[.$R108])" office:value-type="float"/>
          <table:table-cell table:formula="of:=MEDIAN([.$F108];[.$S108])" office:value-type="float"/>
          <table:table-cell table:formula="of:=MEDIAN([.$G108];[.$T108])" office:value-type="float"/>
          <table:table-cell table:formula="of:=MEDIAN([.$H108];[.$U108])" office:value-type="float"/>
          <table:table-cell table:formula="of:=MEDIAN([.$I108];[.$V108])" office:value-type="float"/>
          <table:table-cell table:formula="of:=MEDIAN([.$J108])" office:value-type="float"/>
          <table:table-cell table:formula="of:=MEDIAN([.$K108];[.$W108])" office:value-type="float"/>
          <table:table-cell table:formula="of:=MEDIAN([.$L108];[.$X108])" office:value-type="float"/>
          <table:table-cell table:formula="of:=MEDIAN([.$M108];[.$Y108])" office:value-type="float"/>
          <table:table-cell table:formula="of:=MEDIAN([.$N108];[.$Z108])" office:value-type="float"/>
          <table:table-cell table:formula="of:=MAX([.$B108];[.$O108])" office:value-type="float"/>
          <table:table-cell table:formula="of:=MAX([.$C108];[.$P108])" office:value-type="float"/>
          <table:table-cell table:formula="of:=MAX([.$D108];[.$Q108])" office:value-type="float"/>
          <table:table-cell table:formula="of:=MAX([.$E108];[.$R108])" office:value-type="float"/>
          <table:table-cell table:formula="of:=MAX([.$F108];[.$S108])" office:value-type="float"/>
          <table:table-cell table:formula="of:=MAX([.$G108];[.$T108])" office:value-type="float"/>
          <table:table-cell table:formula="of:=MAX([.$H108];[.$U108])" office:value-type="float"/>
          <table:table-cell table:formula="of:=MAX([.$I108];[.$V108])" office:value-type="float"/>
          <table:table-cell table:formula="of:=MAX([.$J108])" office:value-type="float"/>
          <table:table-cell table:formula="of:=MAX([.$K108];[.$W108])" office:value-type="float"/>
          <table:table-cell table:formula="of:=MAX([.$L108];[.$X108])" office:value-type="float"/>
          <table:table-cell table:formula="of:=MAX([.$M108];[.$Y108])" office:value-type="float"/>
          <table:table-cell table:formula="of:=MAX([.$N108];[.$Z108])" office:value-type="float"/>
        </table:table-row>
        <table:table-row table:style-name="ro1">
          <table:table-cell office:value-type="string">
            <text:p>blocks.blocks-24-0.asp/24</text:p>
          </table:table-cell>
          <table:table-cell office:value-type="float" office:value="12.7922"/>
          <table:table-cell office:value-type="float" office:value="12.623"/>
          <table:table-cell office:value-type="float" office:value="3.39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424.0"/>
          <table:table-cell office:value-type="float" office:value="164186.0"/>
          <table:table-cell office:value-type="float" office:value="164186.0"/>
          <table:table-cell office:value-type="float" office:value="711435.0"/>
          <table:table-cell office:value-type="float" office:value="830403.0"/>
          <table:table-cell office:value-type="float" office:value="0.0"/>
          <table:table-cell office:value-type="float" office:value="0.0"/>
          <table:table-cell office:value-type="float" office:value="8.82991"/>
          <table:table-cell office:value-type="float" office:value="8.669"/>
          <table:table-cell office:value-type="float" office:value="0.4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55.0"/>
          <table:table-cell office:value-type="float" office:value="59008.0"/>
          <table:table-cell office:value-type="float" office:value="711435.0"/>
          <table:table-cell office:value-type="float" office:value="830403.0"/>
          <table:table-cell office:value-type="float" office:value="0.0"/>
          <table:table-cell office:value-type="float" office:value="0.0"/>
          <table:table-cell table:formula="of:=MIN([.$B109];[.$O109])" office:value-type="float"/>
          <table:table-cell table:formula="of:=MIN([.$C109];[.$P109])" office:value-type="float"/>
          <table:table-cell table:formula="of:=MIN([.$D109];[.$Q109])" office:value-type="float"/>
          <table:table-cell table:formula="of:=MIN([.$E109];[.$R109])" office:value-type="float"/>
          <table:table-cell table:formula="of:=MIN([.$F109];[.$S109])" office:value-type="float"/>
          <table:table-cell table:formula="of:=MIN([.$G109];[.$T109])" office:value-type="float"/>
          <table:table-cell table:formula="of:=MIN([.$H109];[.$U109])" office:value-type="float"/>
          <table:table-cell table:formula="of:=MIN([.$I109];[.$V109])" office:value-type="float"/>
          <table:table-cell table:formula="of:=MIN([.$J109])" office:value-type="float"/>
          <table:table-cell table:formula="of:=MIN([.$K109];[.$W109])" office:value-type="float"/>
          <table:table-cell table:formula="of:=MIN([.$L109];[.$X109])" office:value-type="float"/>
          <table:table-cell table:formula="of:=MIN([.$M109];[.$Y109])" office:value-type="float"/>
          <table:table-cell table:formula="of:=MIN([.$N109];[.$Z109])" office:value-type="float"/>
          <table:table-cell table:formula="of:=MEDIAN([.$B109];[.$O109])" office:value-type="float"/>
          <table:table-cell table:formula="of:=MEDIAN([.$C109];[.$P109])" office:value-type="float"/>
          <table:table-cell table:formula="of:=MEDIAN([.$D109];[.$Q109])" office:value-type="float"/>
          <table:table-cell table:formula="of:=MEDIAN([.$E109];[.$R109])" office:value-type="float"/>
          <table:table-cell table:formula="of:=MEDIAN([.$F109];[.$S109])" office:value-type="float"/>
          <table:table-cell table:formula="of:=MEDIAN([.$G109];[.$T109])" office:value-type="float"/>
          <table:table-cell table:formula="of:=MEDIAN([.$H109];[.$U109])" office:value-type="float"/>
          <table:table-cell table:formula="of:=MEDIAN([.$I109];[.$V109])" office:value-type="float"/>
          <table:table-cell table:formula="of:=MEDIAN([.$J109])" office:value-type="float"/>
          <table:table-cell table:formula="of:=MEDIAN([.$K109];[.$W109])" office:value-type="float"/>
          <table:table-cell table:formula="of:=MEDIAN([.$L109];[.$X109])" office:value-type="float"/>
          <table:table-cell table:formula="of:=MEDIAN([.$M109];[.$Y109])" office:value-type="float"/>
          <table:table-cell table:formula="of:=MEDIAN([.$N109];[.$Z109])" office:value-type="float"/>
          <table:table-cell table:formula="of:=MAX([.$B109];[.$O109])" office:value-type="float"/>
          <table:table-cell table:formula="of:=MAX([.$C109];[.$P109])" office:value-type="float"/>
          <table:table-cell table:formula="of:=MAX([.$D109];[.$Q109])" office:value-type="float"/>
          <table:table-cell table:formula="of:=MAX([.$E109];[.$R109])" office:value-type="float"/>
          <table:table-cell table:formula="of:=MAX([.$F109];[.$S109])" office:value-type="float"/>
          <table:table-cell table:formula="of:=MAX([.$G109];[.$T109])" office:value-type="float"/>
          <table:table-cell table:formula="of:=MAX([.$H109];[.$U109])" office:value-type="float"/>
          <table:table-cell table:formula="of:=MAX([.$I109];[.$V109])" office:value-type="float"/>
          <table:table-cell table:formula="of:=MAX([.$J109])" office:value-type="float"/>
          <table:table-cell table:formula="of:=MAX([.$K109];[.$W109])" office:value-type="float"/>
          <table:table-cell table:formula="of:=MAX([.$L109];[.$X109])" office:value-type="float"/>
          <table:table-cell table:formula="of:=MAX([.$M109];[.$Y109])" office:value-type="float"/>
          <table:table-cell table:formula="of:=MAX([.$N109];[.$Z109])" office:value-type="float"/>
        </table:table-row>
        <table:table-row table:style-name="ro1">
          <table:table-cell office:value-type="string">
            <text:p>blocks.blocks-24-0.asp/25</text:p>
          </table:table-cell>
          <table:table-cell office:value-type="float" office:value="10.5546"/>
          <table:table-cell office:value-type="float" office:value="10.392"/>
          <table:table-cell office:value-type="float" office:value="0.69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25.0"/>
          <table:table-cell office:value-type="float" office:value="44859.0"/>
          <table:table-cell office:value-type="float" office:value="44859.0"/>
          <table:table-cell office:value-type="float" office:value="742288.0"/>
          <table:table-cell office:value-type="float" office:value="875104.0"/>
          <table:table-cell office:value-type="float" office:value="0.0"/>
          <table:table-cell office:value-type="float" office:value="0.0"/>
          <table:table-cell office:value-type="float" office:value="9.82329"/>
          <table:table-cell office:value-type="float" office:value="9.671"/>
          <table:table-cell office:value-type="float" office:value="0.92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731.0"/>
          <table:table-cell office:value-type="float" office:value="50460.0"/>
          <table:table-cell office:value-type="float" office:value="742288.0"/>
          <table:table-cell office:value-type="float" office:value="875104.0"/>
          <table:table-cell office:value-type="float" office:value="0.0"/>
          <table:table-cell office:value-type="float" office:value="0.0"/>
          <table:table-cell table:formula="of:=MIN([.$B110];[.$O110])" office:value-type="float"/>
          <table:table-cell table:formula="of:=MIN([.$C110];[.$P110])" office:value-type="float"/>
          <table:table-cell table:formula="of:=MIN([.$D110];[.$Q110])" office:value-type="float"/>
          <table:table-cell table:formula="of:=MIN([.$E110];[.$R110])" office:value-type="float"/>
          <table:table-cell table:formula="of:=MIN([.$F110];[.$S110])" office:value-type="float"/>
          <table:table-cell table:formula="of:=MIN([.$G110];[.$T110])" office:value-type="float"/>
          <table:table-cell table:formula="of:=MIN([.$H110];[.$U110])" office:value-type="float"/>
          <table:table-cell table:formula="of:=MIN([.$I110];[.$V110])" office:value-type="float"/>
          <table:table-cell table:formula="of:=MIN([.$J110])" office:value-type="float"/>
          <table:table-cell table:formula="of:=MIN([.$K110];[.$W110])" office:value-type="float"/>
          <table:table-cell table:formula="of:=MIN([.$L110];[.$X110])" office:value-type="float"/>
          <table:table-cell table:formula="of:=MIN([.$M110];[.$Y110])" office:value-type="float"/>
          <table:table-cell table:formula="of:=MIN([.$N110];[.$Z110])" office:value-type="float"/>
          <table:table-cell table:formula="of:=MEDIAN([.$B110];[.$O110])" office:value-type="float"/>
          <table:table-cell table:formula="of:=MEDIAN([.$C110];[.$P110])" office:value-type="float"/>
          <table:table-cell table:formula="of:=MEDIAN([.$D110];[.$Q110])" office:value-type="float"/>
          <table:table-cell table:formula="of:=MEDIAN([.$E110];[.$R110])" office:value-type="float"/>
          <table:table-cell table:formula="of:=MEDIAN([.$F110];[.$S110])" office:value-type="float"/>
          <table:table-cell table:formula="of:=MEDIAN([.$G110];[.$T110])" office:value-type="float"/>
          <table:table-cell table:formula="of:=MEDIAN([.$H110];[.$U110])" office:value-type="float"/>
          <table:table-cell table:formula="of:=MEDIAN([.$I110];[.$V110])" office:value-type="float"/>
          <table:table-cell table:formula="of:=MEDIAN([.$J110])" office:value-type="float"/>
          <table:table-cell table:formula="of:=MEDIAN([.$K110];[.$W110])" office:value-type="float"/>
          <table:table-cell table:formula="of:=MEDIAN([.$L110];[.$X110])" office:value-type="float"/>
          <table:table-cell table:formula="of:=MEDIAN([.$M110];[.$Y110])" office:value-type="float"/>
          <table:table-cell table:formula="of:=MEDIAN([.$N110];[.$Z110])" office:value-type="float"/>
          <table:table-cell table:formula="of:=MAX([.$B110];[.$O110])" office:value-type="float"/>
          <table:table-cell table:formula="of:=MAX([.$C110];[.$P110])" office:value-type="float"/>
          <table:table-cell table:formula="of:=MAX([.$D110];[.$Q110])" office:value-type="float"/>
          <table:table-cell table:formula="of:=MAX([.$E110];[.$R110])" office:value-type="float"/>
          <table:table-cell table:formula="of:=MAX([.$F110];[.$S110])" office:value-type="float"/>
          <table:table-cell table:formula="of:=MAX([.$G110];[.$T110])" office:value-type="float"/>
          <table:table-cell table:formula="of:=MAX([.$H110];[.$U110])" office:value-type="float"/>
          <table:table-cell table:formula="of:=MAX([.$I110];[.$V110])" office:value-type="float"/>
          <table:table-cell table:formula="of:=MAX([.$J110])" office:value-type="float"/>
          <table:table-cell table:formula="of:=MAX([.$K110];[.$W110])" office:value-type="float"/>
          <table:table-cell table:formula="of:=MAX([.$L110];[.$X110])" office:value-type="float"/>
          <table:table-cell table:formula="of:=MAX([.$M110];[.$Y110])" office:value-type="float"/>
          <table:table-cell table:formula="of:=MAX([.$N110];[.$Z110])" office:value-type="float"/>
        </table:table-row>
        <table:table-row table:style-name="ro1">
          <table:table-cell office:value-type="string">
            <text:p>blocks.blocks-24-0.asp/26</text:p>
          </table:table-cell>
          <table:table-cell office:value-type="float" office:value="10.7383"/>
          <table:table-cell office:value-type="float" office:value="10.549"/>
          <table:table-cell office:value-type="float" office:value="0.62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98.0"/>
          <table:table-cell office:value-type="float" office:value="23334.0"/>
          <table:table-cell office:value-type="float" office:value="23334.0"/>
          <table:table-cell office:value-type="float" office:value="773141.0"/>
          <table:table-cell office:value-type="float" office:value="919805.0"/>
          <table:table-cell office:value-type="float" office:value="0.0"/>
          <table:table-cell office:value-type="float" office:value="0.0"/>
          <table:table-cell office:value-type="float" office:value="9.82634"/>
          <table:table-cell office:value-type="float" office:value="9.657"/>
          <table:table-cell office:value-type="float" office:value="0.52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042.0"/>
          <table:table-cell office:value-type="float" office:value="44757.0"/>
          <table:table-cell office:value-type="float" office:value="773141.0"/>
          <table:table-cell office:value-type="float" office:value="919805.0"/>
          <table:table-cell office:value-type="float" office:value="0.0"/>
          <table:table-cell office:value-type="float" office:value="0.0"/>
          <table:table-cell table:formula="of:=MIN([.$B111];[.$O111])" office:value-type="float"/>
          <table:table-cell table:formula="of:=MIN([.$C111];[.$P111])" office:value-type="float"/>
          <table:table-cell table:formula="of:=MIN([.$D111];[.$Q111])" office:value-type="float"/>
          <table:table-cell table:formula="of:=MIN([.$E111];[.$R111])" office:value-type="float"/>
          <table:table-cell table:formula="of:=MIN([.$F111];[.$S111])" office:value-type="float"/>
          <table:table-cell table:formula="of:=MIN([.$G111];[.$T111])" office:value-type="float"/>
          <table:table-cell table:formula="of:=MIN([.$H111];[.$U111])" office:value-type="float"/>
          <table:table-cell table:formula="of:=MIN([.$I111];[.$V111])" office:value-type="float"/>
          <table:table-cell table:formula="of:=MIN([.$J111])" office:value-type="float"/>
          <table:table-cell table:formula="of:=MIN([.$K111];[.$W111])" office:value-type="float"/>
          <table:table-cell table:formula="of:=MIN([.$L111];[.$X111])" office:value-type="float"/>
          <table:table-cell table:formula="of:=MIN([.$M111];[.$Y111])" office:value-type="float"/>
          <table:table-cell table:formula="of:=MIN([.$N111];[.$Z111])" office:value-type="float"/>
          <table:table-cell table:formula="of:=MEDIAN([.$B111];[.$O111])" office:value-type="float"/>
          <table:table-cell table:formula="of:=MEDIAN([.$C111];[.$P111])" office:value-type="float"/>
          <table:table-cell table:formula="of:=MEDIAN([.$D111];[.$Q111])" office:value-type="float"/>
          <table:table-cell table:formula="of:=MEDIAN([.$E111];[.$R111])" office:value-type="float"/>
          <table:table-cell table:formula="of:=MEDIAN([.$F111];[.$S111])" office:value-type="float"/>
          <table:table-cell table:formula="of:=MEDIAN([.$G111];[.$T111])" office:value-type="float"/>
          <table:table-cell table:formula="of:=MEDIAN([.$H111];[.$U111])" office:value-type="float"/>
          <table:table-cell table:formula="of:=MEDIAN([.$I111];[.$V111])" office:value-type="float"/>
          <table:table-cell table:formula="of:=MEDIAN([.$J111])" office:value-type="float"/>
          <table:table-cell table:formula="of:=MEDIAN([.$K111];[.$W111])" office:value-type="float"/>
          <table:table-cell table:formula="of:=MEDIAN([.$L111];[.$X111])" office:value-type="float"/>
          <table:table-cell table:formula="of:=MEDIAN([.$M111];[.$Y111])" office:value-type="float"/>
          <table:table-cell table:formula="of:=MEDIAN([.$N111];[.$Z111])" office:value-type="float"/>
          <table:table-cell table:formula="of:=MAX([.$B111];[.$O111])" office:value-type="float"/>
          <table:table-cell table:formula="of:=MAX([.$C111];[.$P111])" office:value-type="float"/>
          <table:table-cell table:formula="of:=MAX([.$D111];[.$Q111])" office:value-type="float"/>
          <table:table-cell table:formula="of:=MAX([.$E111];[.$R111])" office:value-type="float"/>
          <table:table-cell table:formula="of:=MAX([.$F111];[.$S111])" office:value-type="float"/>
          <table:table-cell table:formula="of:=MAX([.$G111];[.$T111])" office:value-type="float"/>
          <table:table-cell table:formula="of:=MAX([.$H111];[.$U111])" office:value-type="float"/>
          <table:table-cell table:formula="of:=MAX([.$I111];[.$V111])" office:value-type="float"/>
          <table:table-cell table:formula="of:=MAX([.$J111])" office:value-type="float"/>
          <table:table-cell table:formula="of:=MAX([.$K111];[.$W111])" office:value-type="float"/>
          <table:table-cell table:formula="of:=MAX([.$L111];[.$X111])" office:value-type="float"/>
          <table:table-cell table:formula="of:=MAX([.$M111];[.$Y111])" office:value-type="float"/>
          <table:table-cell table:formula="of:=MAX([.$N111];[.$Z111])" office:value-type="float"/>
        </table:table-row>
        <table:table-row table:style-name="ro1">
          <table:table-cell office:value-type="string">
            <text:p>blocks.blocks-24-0.asp/27</text:p>
          </table:table-cell>
          <table:table-cell office:value-type="float" office:value="11.8321"/>
          <table:table-cell office:value-type="float" office:value="11.658"/>
          <table:table-cell office:value-type="float" office:value="0.95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28.0"/>
          <table:table-cell office:value-type="float" office:value="29841.0"/>
          <table:table-cell office:value-type="float" office:value="29841.0"/>
          <table:table-cell office:value-type="float" office:value="803994.0"/>
          <table:table-cell office:value-type="float" office:value="964506.0"/>
          <table:table-cell office:value-type="float" office:value="0.0"/>
          <table:table-cell office:value-type="float" office:value="0.0"/>
          <table:table-cell office:value-type="float" office:value="9.795"/>
          <table:table-cell office:value-type="float" office:value="9.611"/>
          <table:table-cell office:value-type="float" office:value="0.37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98.0"/>
          <table:table-cell office:value-type="float" office:value="38017.0"/>
          <table:table-cell office:value-type="float" office:value="803994.0"/>
          <table:table-cell office:value-type="float" office:value="964506.0"/>
          <table:table-cell office:value-type="float" office:value="0.0"/>
          <table:table-cell office:value-type="float" office:value="0.0"/>
          <table:table-cell table:formula="of:=MIN([.$B112];[.$O112])" office:value-type="float"/>
          <table:table-cell table:formula="of:=MIN([.$C112];[.$P112])" office:value-type="float"/>
          <table:table-cell table:formula="of:=MIN([.$D112];[.$Q112])" office:value-type="float"/>
          <table:table-cell table:formula="of:=MIN([.$E112];[.$R112])" office:value-type="float"/>
          <table:table-cell table:formula="of:=MIN([.$F112];[.$S112])" office:value-type="float"/>
          <table:table-cell table:formula="of:=MIN([.$G112];[.$T112])" office:value-type="float"/>
          <table:table-cell table:formula="of:=MIN([.$H112];[.$U112])" office:value-type="float"/>
          <table:table-cell table:formula="of:=MIN([.$I112];[.$V112])" office:value-type="float"/>
          <table:table-cell table:formula="of:=MIN([.$J112])" office:value-type="float"/>
          <table:table-cell table:formula="of:=MIN([.$K112];[.$W112])" office:value-type="float"/>
          <table:table-cell table:formula="of:=MIN([.$L112];[.$X112])" office:value-type="float"/>
          <table:table-cell table:formula="of:=MIN([.$M112];[.$Y112])" office:value-type="float"/>
          <table:table-cell table:formula="of:=MIN([.$N112];[.$Z112])" office:value-type="float"/>
          <table:table-cell table:formula="of:=MEDIAN([.$B112];[.$O112])" office:value-type="float"/>
          <table:table-cell table:formula="of:=MEDIAN([.$C112];[.$P112])" office:value-type="float"/>
          <table:table-cell table:formula="of:=MEDIAN([.$D112];[.$Q112])" office:value-type="float"/>
          <table:table-cell table:formula="of:=MEDIAN([.$E112];[.$R112])" office:value-type="float"/>
          <table:table-cell table:formula="of:=MEDIAN([.$F112];[.$S112])" office:value-type="float"/>
          <table:table-cell table:formula="of:=MEDIAN([.$G112];[.$T112])" office:value-type="float"/>
          <table:table-cell table:formula="of:=MEDIAN([.$H112];[.$U112])" office:value-type="float"/>
          <table:table-cell table:formula="of:=MEDIAN([.$I112];[.$V112])" office:value-type="float"/>
          <table:table-cell table:formula="of:=MEDIAN([.$J112])" office:value-type="float"/>
          <table:table-cell table:formula="of:=MEDIAN([.$K112];[.$W112])" office:value-type="float"/>
          <table:table-cell table:formula="of:=MEDIAN([.$L112];[.$X112])" office:value-type="float"/>
          <table:table-cell table:formula="of:=MEDIAN([.$M112];[.$Y112])" office:value-type="float"/>
          <table:table-cell table:formula="of:=MEDIAN([.$N112];[.$Z112])" office:value-type="float"/>
          <table:table-cell table:formula="of:=MAX([.$B112];[.$O112])" office:value-type="float"/>
          <table:table-cell table:formula="of:=MAX([.$C112];[.$P112])" office:value-type="float"/>
          <table:table-cell table:formula="of:=MAX([.$D112];[.$Q112])" office:value-type="float"/>
          <table:table-cell table:formula="of:=MAX([.$E112];[.$R112])" office:value-type="float"/>
          <table:table-cell table:formula="of:=MAX([.$F112];[.$S112])" office:value-type="float"/>
          <table:table-cell table:formula="of:=MAX([.$G112];[.$T112])" office:value-type="float"/>
          <table:table-cell table:formula="of:=MAX([.$H112];[.$U112])" office:value-type="float"/>
          <table:table-cell table:formula="of:=MAX([.$I112];[.$V112])" office:value-type="float"/>
          <table:table-cell table:formula="of:=MAX([.$J112])" office:value-type="float"/>
          <table:table-cell table:formula="of:=MAX([.$K112];[.$W112])" office:value-type="float"/>
          <table:table-cell table:formula="of:=MAX([.$L112];[.$X112])" office:value-type="float"/>
          <table:table-cell table:formula="of:=MAX([.$M112];[.$Y112])" office:value-type="float"/>
          <table:table-cell table:formula="of:=MAX([.$N112];[.$Z112])" office:value-type="float"/>
        </table:table-row>
        <table:table-row table:style-name="ro1">
          <table:table-cell office:value-type="string">
            <text:p>blocks.blocks-24-0.asp/28</text:p>
          </table:table-cell>
          <table:table-cell office:value-type="float" office:value="63.8719"/>
          <table:table-cell office:value-type="float" office:value="63.673"/>
          <table:table-cell office:value-type="float" office:value="52.63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4945.0"/>
          <table:table-cell office:value-type="float" office:value="954550.0"/>
          <table:table-cell office:value-type="float" office:value="954550.0"/>
          <table:table-cell office:value-type="float" office:value="834847.0"/>
          <table:table-cell office:value-type="float" office:value="1009207.0"/>
          <table:table-cell office:value-type="float" office:value="0.0"/>
          <table:table-cell office:value-type="float" office:value="0.0"/>
          <table:table-cell office:value-type="float" office:value="10.7831"/>
          <table:table-cell office:value-type="float" office:value="10.604"/>
          <table:table-cell office:value-type="float" office:value="0.55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763.0"/>
          <table:table-cell office:value-type="float" office:value="55368.0"/>
          <table:table-cell office:value-type="float" office:value="834847.0"/>
          <table:table-cell office:value-type="float" office:value="1009207.0"/>
          <table:table-cell office:value-type="float" office:value="0.0"/>
          <table:table-cell office:value-type="float" office:value="0.0"/>
          <table:table-cell table:formula="of:=MIN([.$B113];[.$O113])" office:value-type="float"/>
          <table:table-cell table:formula="of:=MIN([.$C113];[.$P113])" office:value-type="float"/>
          <table:table-cell table:formula="of:=MIN([.$D113];[.$Q113])" office:value-type="float"/>
          <table:table-cell table:formula="of:=MIN([.$E113];[.$R113])" office:value-type="float"/>
          <table:table-cell table:formula="of:=MIN([.$F113];[.$S113])" office:value-type="float"/>
          <table:table-cell table:formula="of:=MIN([.$G113];[.$T113])" office:value-type="float"/>
          <table:table-cell table:formula="of:=MIN([.$H113];[.$U113])" office:value-type="float"/>
          <table:table-cell table:formula="of:=MIN([.$I113];[.$V113])" office:value-type="float"/>
          <table:table-cell table:formula="of:=MIN([.$J113])" office:value-type="float"/>
          <table:table-cell table:formula="of:=MIN([.$K113];[.$W113])" office:value-type="float"/>
          <table:table-cell table:formula="of:=MIN([.$L113];[.$X113])" office:value-type="float"/>
          <table:table-cell table:formula="of:=MIN([.$M113];[.$Y113])" office:value-type="float"/>
          <table:table-cell table:formula="of:=MIN([.$N113];[.$Z113])" office:value-type="float"/>
          <table:table-cell table:formula="of:=MEDIAN([.$B113];[.$O113])" office:value-type="float"/>
          <table:table-cell table:formula="of:=MEDIAN([.$C113];[.$P113])" office:value-type="float"/>
          <table:table-cell table:formula="of:=MEDIAN([.$D113];[.$Q113])" office:value-type="float"/>
          <table:table-cell table:formula="of:=MEDIAN([.$E113];[.$R113])" office:value-type="float"/>
          <table:table-cell table:formula="of:=MEDIAN([.$F113];[.$S113])" office:value-type="float"/>
          <table:table-cell table:formula="of:=MEDIAN([.$G113];[.$T113])" office:value-type="float"/>
          <table:table-cell table:formula="of:=MEDIAN([.$H113];[.$U113])" office:value-type="float"/>
          <table:table-cell table:formula="of:=MEDIAN([.$I113];[.$V113])" office:value-type="float"/>
          <table:table-cell table:formula="of:=MEDIAN([.$J113])" office:value-type="float"/>
          <table:table-cell table:formula="of:=MEDIAN([.$K113];[.$W113])" office:value-type="float"/>
          <table:table-cell table:formula="of:=MEDIAN([.$L113];[.$X113])" office:value-type="float"/>
          <table:table-cell table:formula="of:=MEDIAN([.$M113];[.$Y113])" office:value-type="float"/>
          <table:table-cell table:formula="of:=MEDIAN([.$N113];[.$Z113])" office:value-type="float"/>
          <table:table-cell table:formula="of:=MAX([.$B113];[.$O113])" office:value-type="float"/>
          <table:table-cell table:formula="of:=MAX([.$C113];[.$P113])" office:value-type="float"/>
          <table:table-cell table:formula="of:=MAX([.$D113];[.$Q113])" office:value-type="float"/>
          <table:table-cell table:formula="of:=MAX([.$E113];[.$R113])" office:value-type="float"/>
          <table:table-cell table:formula="of:=MAX([.$F113];[.$S113])" office:value-type="float"/>
          <table:table-cell table:formula="of:=MAX([.$G113];[.$T113])" office:value-type="float"/>
          <table:table-cell table:formula="of:=MAX([.$H113];[.$U113])" office:value-type="float"/>
          <table:table-cell table:formula="of:=MAX([.$I113];[.$V113])" office:value-type="float"/>
          <table:table-cell table:formula="of:=MAX([.$J113])" office:value-type="float"/>
          <table:table-cell table:formula="of:=MAX([.$K113];[.$W113])" office:value-type="float"/>
          <table:table-cell table:formula="of:=MAX([.$L113];[.$X113])" office:value-type="float"/>
          <table:table-cell table:formula="of:=MAX([.$M113];[.$Y113])" office:value-type="float"/>
          <table:table-cell table:formula="of:=MAX([.$N113];[.$Z113])" office:value-type="float"/>
        </table:table-row>
        <table:table-row table:style-name="ro1">
          <table:table-cell office:value-type="string">
            <text:p>blocks.blocks-24-0.asp/29</text:p>
          </table:table-cell>
          <table:table-cell office:value-type="float" office:value="12.4703"/>
          <table:table-cell office:value-type="float" office:value="12.279"/>
          <table:table-cell office:value-type="float" office:value="0.99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04.0"/>
          <table:table-cell office:value-type="float" office:value="45176.0"/>
          <table:table-cell office:value-type="float" office:value="45176.0"/>
          <table:table-cell office:value-type="float" office:value="865700.0"/>
          <table:table-cell office:value-type="float" office:value="1053908.0"/>
          <table:table-cell office:value-type="float" office:value="0.0"/>
          <table:table-cell office:value-type="float" office:value="0.0"/>
          <table:table-cell office:value-type="float" office:value="12.1404"/>
          <table:table-cell office:value-type="float" office:value="11.963"/>
          <table:table-cell office:value-type="float" office:value="1.59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584.0"/>
          <table:table-cell office:value-type="float" office:value="55572.0"/>
          <table:table-cell office:value-type="float" office:value="865700.0"/>
          <table:table-cell office:value-type="float" office:value="1053908.0"/>
          <table:table-cell office:value-type="float" office:value="0.0"/>
          <table:table-cell office:value-type="float" office:value="0.0"/>
          <table:table-cell table:formula="of:=MIN([.$B114];[.$O114])" office:value-type="float"/>
          <table:table-cell table:formula="of:=MIN([.$C114];[.$P114])" office:value-type="float"/>
          <table:table-cell table:formula="of:=MIN([.$D114];[.$Q114])" office:value-type="float"/>
          <table:table-cell table:formula="of:=MIN([.$E114];[.$R114])" office:value-type="float"/>
          <table:table-cell table:formula="of:=MIN([.$F114];[.$S114])" office:value-type="float"/>
          <table:table-cell table:formula="of:=MIN([.$G114];[.$T114])" office:value-type="float"/>
          <table:table-cell table:formula="of:=MIN([.$H114];[.$U114])" office:value-type="float"/>
          <table:table-cell table:formula="of:=MIN([.$I114];[.$V114])" office:value-type="float"/>
          <table:table-cell table:formula="of:=MIN([.$J114])" office:value-type="float"/>
          <table:table-cell table:formula="of:=MIN([.$K114];[.$W114])" office:value-type="float"/>
          <table:table-cell table:formula="of:=MIN([.$L114];[.$X114])" office:value-type="float"/>
          <table:table-cell table:formula="of:=MIN([.$M114];[.$Y114])" office:value-type="float"/>
          <table:table-cell table:formula="of:=MIN([.$N114];[.$Z114])" office:value-type="float"/>
          <table:table-cell table:formula="of:=MEDIAN([.$B114];[.$O114])" office:value-type="float"/>
          <table:table-cell table:formula="of:=MEDIAN([.$C114];[.$P114])" office:value-type="float"/>
          <table:table-cell table:formula="of:=MEDIAN([.$D114];[.$Q114])" office:value-type="float"/>
          <table:table-cell table:formula="of:=MEDIAN([.$E114];[.$R114])" office:value-type="float"/>
          <table:table-cell table:formula="of:=MEDIAN([.$F114];[.$S114])" office:value-type="float"/>
          <table:table-cell table:formula="of:=MEDIAN([.$G114];[.$T114])" office:value-type="float"/>
          <table:table-cell table:formula="of:=MEDIAN([.$H114];[.$U114])" office:value-type="float"/>
          <table:table-cell table:formula="of:=MEDIAN([.$I114];[.$V114])" office:value-type="float"/>
          <table:table-cell table:formula="of:=MEDIAN([.$J114])" office:value-type="float"/>
          <table:table-cell table:formula="of:=MEDIAN([.$K114];[.$W114])" office:value-type="float"/>
          <table:table-cell table:formula="of:=MEDIAN([.$L114];[.$X114])" office:value-type="float"/>
          <table:table-cell table:formula="of:=MEDIAN([.$M114];[.$Y114])" office:value-type="float"/>
          <table:table-cell table:formula="of:=MEDIAN([.$N114];[.$Z114])" office:value-type="float"/>
          <table:table-cell table:formula="of:=MAX([.$B114];[.$O114])" office:value-type="float"/>
          <table:table-cell table:formula="of:=MAX([.$C114];[.$P114])" office:value-type="float"/>
          <table:table-cell table:formula="of:=MAX([.$D114];[.$Q114])" office:value-type="float"/>
          <table:table-cell table:formula="of:=MAX([.$E114];[.$R114])" office:value-type="float"/>
          <table:table-cell table:formula="of:=MAX([.$F114];[.$S114])" office:value-type="float"/>
          <table:table-cell table:formula="of:=MAX([.$G114];[.$T114])" office:value-type="float"/>
          <table:table-cell table:formula="of:=MAX([.$H114];[.$U114])" office:value-type="float"/>
          <table:table-cell table:formula="of:=MAX([.$I114];[.$V114])" office:value-type="float"/>
          <table:table-cell table:formula="of:=MAX([.$J114])" office:value-type="float"/>
          <table:table-cell table:formula="of:=MAX([.$K114];[.$W114])" office:value-type="float"/>
          <table:table-cell table:formula="of:=MAX([.$L114];[.$X114])" office:value-type="float"/>
          <table:table-cell table:formula="of:=MAX([.$M114];[.$Y114])" office:value-type="float"/>
          <table:table-cell table:formula="of:=MAX([.$N114];[.$Z114])" office:value-type="float"/>
        </table:table-row>
        <table:table-row table:style-name="ro1">
          <table:table-cell office:value-type="string">
            <text:p>blocks.blocks-24-0.asp/3</text:p>
          </table:table-cell>
          <table:table-cell office:value-type="float" office:value="0.835657"/>
          <table:table-cell office:value-type="float" office:value="0.7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3522.0"/>
          <table:table-cell office:value-type="float" office:value="48.0"/>
          <table:table-cell office:value-type="float" office:value="0.0"/>
          <table:table-cell office:value-type="float" office:value="0.0"/>
          <table:table-cell office:value-type="float" office:value="0.711657"/>
          <table:table-cell office:value-type="float" office:value="0.6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63522.0"/>
          <table:table-cell office:value-type="float" office:value="48.0"/>
          <table:table-cell office:value-type="float" office:value="0.0"/>
          <table:table-cell office:value-type="float" office:value="0.0"/>
          <table:table-cell table:formula="of:=MIN([.$B115];[.$O115])" office:value-type="float"/>
          <table:table-cell table:formula="of:=MIN([.$C115];[.$P115])" office:value-type="float"/>
          <table:table-cell table:formula="of:=MIN([.$D115];[.$Q115])" office:value-type="float"/>
          <table:table-cell table:formula="of:=MIN([.$E115];[.$R115])" office:value-type="float"/>
          <table:table-cell table:formula="of:=MIN([.$F115];[.$S115])" office:value-type="float"/>
          <table:table-cell table:formula="of:=MIN([.$G115];[.$T115])" office:value-type="float"/>
          <table:table-cell table:formula="of:=MIN([.$H115];[.$U115])" office:value-type="float"/>
          <table:table-cell table:formula="of:=MIN([.$I115];[.$V115])" office:value-type="float"/>
          <table:table-cell table:formula="of:=MIN([.$J115])" office:value-type="float"/>
          <table:table-cell table:formula="of:=MIN([.$K115];[.$W115])" office:value-type="float"/>
          <table:table-cell table:formula="of:=MIN([.$L115];[.$X115])" office:value-type="float"/>
          <table:table-cell table:formula="of:=MIN([.$M115];[.$Y115])" office:value-type="float"/>
          <table:table-cell table:formula="of:=MIN([.$N115];[.$Z115])" office:value-type="float"/>
          <table:table-cell table:formula="of:=MEDIAN([.$B115];[.$O115])" office:value-type="float"/>
          <table:table-cell table:formula="of:=MEDIAN([.$C115];[.$P115])" office:value-type="float"/>
          <table:table-cell table:formula="of:=MEDIAN([.$D115];[.$Q115])" office:value-type="float"/>
          <table:table-cell table:formula="of:=MEDIAN([.$E115];[.$R115])" office:value-type="float"/>
          <table:table-cell table:formula="of:=MEDIAN([.$F115];[.$S115])" office:value-type="float"/>
          <table:table-cell table:formula="of:=MEDIAN([.$G115];[.$T115])" office:value-type="float"/>
          <table:table-cell table:formula="of:=MEDIAN([.$H115];[.$U115])" office:value-type="float"/>
          <table:table-cell table:formula="of:=MEDIAN([.$I115];[.$V115])" office:value-type="float"/>
          <table:table-cell table:formula="of:=MEDIAN([.$J115])" office:value-type="float"/>
          <table:table-cell table:formula="of:=MEDIAN([.$K115];[.$W115])" office:value-type="float"/>
          <table:table-cell table:formula="of:=MEDIAN([.$L115];[.$X115])" office:value-type="float"/>
          <table:table-cell table:formula="of:=MEDIAN([.$M115];[.$Y115])" office:value-type="float"/>
          <table:table-cell table:formula="of:=MEDIAN([.$N115];[.$Z115])" office:value-type="float"/>
          <table:table-cell table:formula="of:=MAX([.$B115];[.$O115])" office:value-type="float"/>
          <table:table-cell table:formula="of:=MAX([.$C115];[.$P115])" office:value-type="float"/>
          <table:table-cell table:formula="of:=MAX([.$D115];[.$Q115])" office:value-type="float"/>
          <table:table-cell table:formula="of:=MAX([.$E115];[.$R115])" office:value-type="float"/>
          <table:table-cell table:formula="of:=MAX([.$F115];[.$S115])" office:value-type="float"/>
          <table:table-cell table:formula="of:=MAX([.$G115];[.$T115])" office:value-type="float"/>
          <table:table-cell table:formula="of:=MAX([.$H115];[.$U115])" office:value-type="float"/>
          <table:table-cell table:formula="of:=MAX([.$I115];[.$V115])" office:value-type="float"/>
          <table:table-cell table:formula="of:=MAX([.$J115])" office:value-type="float"/>
          <table:table-cell table:formula="of:=MAX([.$K115];[.$W115])" office:value-type="float"/>
          <table:table-cell table:formula="of:=MAX([.$L115];[.$X115])" office:value-type="float"/>
          <table:table-cell table:formula="of:=MAX([.$M115];[.$Y115])" office:value-type="float"/>
          <table:table-cell table:formula="of:=MAX([.$N115];[.$Z115])" office:value-type="float"/>
        </table:table-row>
        <table:table-row table:style-name="ro1">
          <table:table-cell office:value-type="string">
            <text:p>blocks.blocks-24-0.asp/30</text:p>
          </table:table-cell>
          <table:table-cell office:value-type="float" office:value="22.6221"/>
          <table:table-cell office:value-type="float" office:value="22.429"/>
          <table:table-cell office:value-type="float" office:value="10.65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1498.0"/>
          <table:table-cell office:value-type="float" office:value="680522.0"/>
          <table:table-cell office:value-type="float" office:value="680522.0"/>
          <table:table-cell office:value-type="float" office:value="896553.0"/>
          <table:table-cell office:value-type="float" office:value="1098609.0"/>
          <table:table-cell office:value-type="float" office:value="0.0"/>
          <table:table-cell office:value-type="float" office:value="0.0"/>
          <table:table-cell office:value-type="float" office:value="11.8223"/>
          <table:table-cell office:value-type="float" office:value="11.615"/>
          <table:table-cell office:value-type="float" office:value="1.06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815.0"/>
          <table:table-cell office:value-type="float" office:value="61317.0"/>
          <table:table-cell office:value-type="float" office:value="896553.0"/>
          <table:table-cell office:value-type="float" office:value="1098609.0"/>
          <table:table-cell office:value-type="float" office:value="0.0"/>
          <table:table-cell office:value-type="float" office:value="0.0"/>
          <table:table-cell table:formula="of:=MIN([.$B116];[.$O116])" office:value-type="float"/>
          <table:table-cell table:formula="of:=MIN([.$C116];[.$P116])" office:value-type="float"/>
          <table:table-cell table:formula="of:=MIN([.$D116];[.$Q116])" office:value-type="float"/>
          <table:table-cell table:formula="of:=MIN([.$E116];[.$R116])" office:value-type="float"/>
          <table:table-cell table:formula="of:=MIN([.$F116];[.$S116])" office:value-type="float"/>
          <table:table-cell table:formula="of:=MIN([.$G116];[.$T116])" office:value-type="float"/>
          <table:table-cell table:formula="of:=MIN([.$H116];[.$U116])" office:value-type="float"/>
          <table:table-cell table:formula="of:=MIN([.$I116];[.$V116])" office:value-type="float"/>
          <table:table-cell table:formula="of:=MIN([.$J116])" office:value-type="float"/>
          <table:table-cell table:formula="of:=MIN([.$K116];[.$W116])" office:value-type="float"/>
          <table:table-cell table:formula="of:=MIN([.$L116];[.$X116])" office:value-type="float"/>
          <table:table-cell table:formula="of:=MIN([.$M116];[.$Y116])" office:value-type="float"/>
          <table:table-cell table:formula="of:=MIN([.$N116];[.$Z116])" office:value-type="float"/>
          <table:table-cell table:formula="of:=MEDIAN([.$B116];[.$O116])" office:value-type="float"/>
          <table:table-cell table:formula="of:=MEDIAN([.$C116];[.$P116])" office:value-type="float"/>
          <table:table-cell table:formula="of:=MEDIAN([.$D116];[.$Q116])" office:value-type="float"/>
          <table:table-cell table:formula="of:=MEDIAN([.$E116];[.$R116])" office:value-type="float"/>
          <table:table-cell table:formula="of:=MEDIAN([.$F116];[.$S116])" office:value-type="float"/>
          <table:table-cell table:formula="of:=MEDIAN([.$G116];[.$T116])" office:value-type="float"/>
          <table:table-cell table:formula="of:=MEDIAN([.$H116];[.$U116])" office:value-type="float"/>
          <table:table-cell table:formula="of:=MEDIAN([.$I116];[.$V116])" office:value-type="float"/>
          <table:table-cell table:formula="of:=MEDIAN([.$J116])" office:value-type="float"/>
          <table:table-cell table:formula="of:=MEDIAN([.$K116];[.$W116])" office:value-type="float"/>
          <table:table-cell table:formula="of:=MEDIAN([.$L116];[.$X116])" office:value-type="float"/>
          <table:table-cell table:formula="of:=MEDIAN([.$M116];[.$Y116])" office:value-type="float"/>
          <table:table-cell table:formula="of:=MEDIAN([.$N116];[.$Z116])" office:value-type="float"/>
          <table:table-cell table:formula="of:=MAX([.$B116];[.$O116])" office:value-type="float"/>
          <table:table-cell table:formula="of:=MAX([.$C116];[.$P116])" office:value-type="float"/>
          <table:table-cell table:formula="of:=MAX([.$D116];[.$Q116])" office:value-type="float"/>
          <table:table-cell table:formula="of:=MAX([.$E116];[.$R116])" office:value-type="float"/>
          <table:table-cell table:formula="of:=MAX([.$F116];[.$S116])" office:value-type="float"/>
          <table:table-cell table:formula="of:=MAX([.$G116];[.$T116])" office:value-type="float"/>
          <table:table-cell table:formula="of:=MAX([.$H116];[.$U116])" office:value-type="float"/>
          <table:table-cell table:formula="of:=MAX([.$I116];[.$V116])" office:value-type="float"/>
          <table:table-cell table:formula="of:=MAX([.$J116])" office:value-type="float"/>
          <table:table-cell table:formula="of:=MAX([.$K116];[.$W116])" office:value-type="float"/>
          <table:table-cell table:formula="of:=MAX([.$L116];[.$X116])" office:value-type="float"/>
          <table:table-cell table:formula="of:=MAX([.$M116];[.$Y116])" office:value-type="float"/>
          <table:table-cell table:formula="of:=MAX([.$N116];[.$Z116])" office:value-type="float"/>
        </table:table-row>
        <table:table-row table:style-name="ro1">
          <table:table-cell office:value-type="string">
            <text:p>blocks.blocks-24-0.asp/31</text:p>
          </table:table-cell>
          <table:table-cell office:value-type="float" office:value="300.0"/>
          <table:table-cell office:value-type="float" office:value="300.004"/>
          <table:table-cell office:value-type="float" office:value="287.83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42557.0"/>
          <table:table-cell office:value-type="float" office:value="3608805.0"/>
          <table:table-cell office:value-type="float" office:value="3608805.0"/>
          <table:table-cell office:value-type="float" office:value="927406.0"/>
          <table:table-cell office:value-type="float" office:value="1143310.0"/>
          <table:table-cell office:value-type="float" office:value="0.0"/>
          <table:table-cell office:value-type="float" office:value="0.0"/>
          <table:table-cell office:value-type="float" office:value="13.5563"/>
          <table:table-cell office:value-type="float" office:value="13.356"/>
          <table:table-cell office:value-type="float" office:value="2.54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714.0"/>
          <table:table-cell office:value-type="float" office:value="104055.0"/>
          <table:table-cell office:value-type="float" office:value="927406.0"/>
          <table:table-cell office:value-type="float" office:value="1143310.0"/>
          <table:table-cell office:value-type="float" office:value="0.0"/>
          <table:table-cell office:value-type="float" office:value="0.0"/>
          <table:table-cell table:formula="of:=MIN([.$B117];[.$O117])" office:value-type="float"/>
          <table:table-cell table:formula="of:=MIN([.$C117];[.$P117])" office:value-type="float"/>
          <table:table-cell table:formula="of:=MIN([.$D117];[.$Q117])" office:value-type="float"/>
          <table:table-cell table:formula="of:=MIN([.$E117];[.$R117])" office:value-type="float"/>
          <table:table-cell table:formula="of:=MIN([.$F117];[.$S117])" office:value-type="float"/>
          <table:table-cell table:formula="of:=MIN([.$G117];[.$T117])" office:value-type="float"/>
          <table:table-cell table:formula="of:=MIN([.$H117];[.$U117])" office:value-type="float"/>
          <table:table-cell table:formula="of:=MIN([.$I117];[.$V117])" office:value-type="float"/>
          <table:table-cell table:formula="of:=MIN([.$J117])" office:value-type="float"/>
          <table:table-cell table:formula="of:=MIN([.$K117];[.$W117])" office:value-type="float"/>
          <table:table-cell table:formula="of:=MIN([.$L117];[.$X117])" office:value-type="float"/>
          <table:table-cell table:formula="of:=MIN([.$M117];[.$Y117])" office:value-type="float"/>
          <table:table-cell table:formula="of:=MIN([.$N117];[.$Z117])" office:value-type="float"/>
          <table:table-cell table:formula="of:=MEDIAN([.$B117];[.$O117])" office:value-type="float"/>
          <table:table-cell table:formula="of:=MEDIAN([.$C117];[.$P117])" office:value-type="float"/>
          <table:table-cell table:formula="of:=MEDIAN([.$D117];[.$Q117])" office:value-type="float"/>
          <table:table-cell table:formula="of:=MEDIAN([.$E117];[.$R117])" office:value-type="float"/>
          <table:table-cell table:formula="of:=MEDIAN([.$F117];[.$S117])" office:value-type="float"/>
          <table:table-cell table:formula="of:=MEDIAN([.$G117];[.$T117])" office:value-type="float"/>
          <table:table-cell table:formula="of:=MEDIAN([.$H117];[.$U117])" office:value-type="float"/>
          <table:table-cell table:formula="of:=MEDIAN([.$I117];[.$V117])" office:value-type="float"/>
          <table:table-cell table:formula="of:=MEDIAN([.$J117])" office:value-type="float"/>
          <table:table-cell table:formula="of:=MEDIAN([.$K117];[.$W117])" office:value-type="float"/>
          <table:table-cell table:formula="of:=MEDIAN([.$L117];[.$X117])" office:value-type="float"/>
          <table:table-cell table:formula="of:=MEDIAN([.$M117];[.$Y117])" office:value-type="float"/>
          <table:table-cell table:formula="of:=MEDIAN([.$N117];[.$Z117])" office:value-type="float"/>
          <table:table-cell table:formula="of:=MAX([.$B117];[.$O117])" office:value-type="float"/>
          <table:table-cell table:formula="of:=MAX([.$C117];[.$P117])" office:value-type="float"/>
          <table:table-cell table:formula="of:=MAX([.$D117];[.$Q117])" office:value-type="float"/>
          <table:table-cell table:formula="of:=MAX([.$E117];[.$R117])" office:value-type="float"/>
          <table:table-cell table:formula="of:=MAX([.$F117];[.$S117])" office:value-type="float"/>
          <table:table-cell table:formula="of:=MAX([.$G117];[.$T117])" office:value-type="float"/>
          <table:table-cell table:formula="of:=MAX([.$H117];[.$U117])" office:value-type="float"/>
          <table:table-cell table:formula="of:=MAX([.$I117];[.$V117])" office:value-type="float"/>
          <table:table-cell table:formula="of:=MAX([.$J117])" office:value-type="float"/>
          <table:table-cell table:formula="of:=MAX([.$K117];[.$W117])" office:value-type="float"/>
          <table:table-cell table:formula="of:=MAX([.$L117];[.$X117])" office:value-type="float"/>
          <table:table-cell table:formula="of:=MAX([.$M117];[.$Y117])" office:value-type="float"/>
          <table:table-cell table:formula="of:=MAX([.$N117];[.$Z117])" office:value-type="float"/>
        </table:table-row>
        <table:table-row table:style-name="ro1">
          <table:table-cell office:value-type="string">
            <text:p>blocks.blocks-24-0.asp/32</text:p>
          </table:table-cell>
          <table:table-cell office:value-type="float" office:value="300.0"/>
          <table:table-cell office:value-type="float" office:value="299.991"/>
          <table:table-cell office:value-type="float" office:value="287.28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33371.0"/>
          <table:table-cell office:value-type="float" office:value="2646266.0"/>
          <table:table-cell office:value-type="float" office:value="2646266.0"/>
          <table:table-cell office:value-type="float" office:value="958259.0"/>
          <table:table-cell office:value-type="float" office:value="1188011.0"/>
          <table:table-cell office:value-type="float" office:value="0.0"/>
          <table:table-cell office:value-type="float" office:value="0.0"/>
          <table:table-cell office:value-type="float" office:value="20.1926"/>
          <table:table-cell office:value-type="float" office:value="19.999"/>
          <table:table-cell office:value-type="float" office:value="8.84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9378.0"/>
          <table:table-cell office:value-type="float" office:value="92879.0"/>
          <table:table-cell office:value-type="float" office:value="958259.0"/>
          <table:table-cell office:value-type="float" office:value="1188011.0"/>
          <table:table-cell office:value-type="float" office:value="0.0"/>
          <table:table-cell office:value-type="float" office:value="0.0"/>
          <table:table-cell table:formula="of:=MIN([.$B118];[.$O118])" office:value-type="float"/>
          <table:table-cell table:formula="of:=MIN([.$C118];[.$P118])" office:value-type="float"/>
          <table:table-cell table:formula="of:=MIN([.$D118];[.$Q118])" office:value-type="float"/>
          <table:table-cell table:formula="of:=MIN([.$E118];[.$R118])" office:value-type="float"/>
          <table:table-cell table:formula="of:=MIN([.$F118];[.$S118])" office:value-type="float"/>
          <table:table-cell table:formula="of:=MIN([.$G118];[.$T118])" office:value-type="float"/>
          <table:table-cell table:formula="of:=MIN([.$H118];[.$U118])" office:value-type="float"/>
          <table:table-cell table:formula="of:=MIN([.$I118];[.$V118])" office:value-type="float"/>
          <table:table-cell table:formula="of:=MIN([.$J118])" office:value-type="float"/>
          <table:table-cell table:formula="of:=MIN([.$K118];[.$W118])" office:value-type="float"/>
          <table:table-cell table:formula="of:=MIN([.$L118];[.$X118])" office:value-type="float"/>
          <table:table-cell table:formula="of:=MIN([.$M118];[.$Y118])" office:value-type="float"/>
          <table:table-cell table:formula="of:=MIN([.$N118];[.$Z118])" office:value-type="float"/>
          <table:table-cell table:formula="of:=MEDIAN([.$B118];[.$O118])" office:value-type="float"/>
          <table:table-cell table:formula="of:=MEDIAN([.$C118];[.$P118])" office:value-type="float"/>
          <table:table-cell table:formula="of:=MEDIAN([.$D118];[.$Q118])" office:value-type="float"/>
          <table:table-cell table:formula="of:=MEDIAN([.$E118];[.$R118])" office:value-type="float"/>
          <table:table-cell table:formula="of:=MEDIAN([.$F118];[.$S118])" office:value-type="float"/>
          <table:table-cell table:formula="of:=MEDIAN([.$G118];[.$T118])" office:value-type="float"/>
          <table:table-cell table:formula="of:=MEDIAN([.$H118];[.$U118])" office:value-type="float"/>
          <table:table-cell table:formula="of:=MEDIAN([.$I118];[.$V118])" office:value-type="float"/>
          <table:table-cell table:formula="of:=MEDIAN([.$J118])" office:value-type="float"/>
          <table:table-cell table:formula="of:=MEDIAN([.$K118];[.$W118])" office:value-type="float"/>
          <table:table-cell table:formula="of:=MEDIAN([.$L118];[.$X118])" office:value-type="float"/>
          <table:table-cell table:formula="of:=MEDIAN([.$M118];[.$Y118])" office:value-type="float"/>
          <table:table-cell table:formula="of:=MEDIAN([.$N118];[.$Z118])" office:value-type="float"/>
          <table:table-cell table:formula="of:=MAX([.$B118];[.$O118])" office:value-type="float"/>
          <table:table-cell table:formula="of:=MAX([.$C118];[.$P118])" office:value-type="float"/>
          <table:table-cell table:formula="of:=MAX([.$D118];[.$Q118])" office:value-type="float"/>
          <table:table-cell table:formula="of:=MAX([.$E118];[.$R118])" office:value-type="float"/>
          <table:table-cell table:formula="of:=MAX([.$F118];[.$S118])" office:value-type="float"/>
          <table:table-cell table:formula="of:=MAX([.$G118];[.$T118])" office:value-type="float"/>
          <table:table-cell table:formula="of:=MAX([.$H118];[.$U118])" office:value-type="float"/>
          <table:table-cell table:formula="of:=MAX([.$I118];[.$V118])" office:value-type="float"/>
          <table:table-cell table:formula="of:=MAX([.$J118])" office:value-type="float"/>
          <table:table-cell table:formula="of:=MAX([.$K118];[.$W118])" office:value-type="float"/>
          <table:table-cell table:formula="of:=MAX([.$L118];[.$X118])" office:value-type="float"/>
          <table:table-cell table:formula="of:=MAX([.$M118];[.$Y118])" office:value-type="float"/>
          <table:table-cell table:formula="of:=MAX([.$N118];[.$Z118])" office:value-type="float"/>
        </table:table-row>
        <table:table-row table:style-name="ro1">
          <table:table-cell office:value-type="string">
            <text:p>blocks.blocks-24-0.asp/33</text:p>
          </table:table-cell>
          <table:table-cell office:value-type="float" office:value="300.0"/>
          <table:table-cell office:value-type="float" office:value="299.988"/>
          <table:table-cell office:value-type="float" office:value="286.73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68274.0"/>
          <table:table-cell office:value-type="float" office:value="4335101.0"/>
          <table:table-cell office:value-type="float" office:value="4335101.0"/>
          <table:table-cell office:value-type="float" office:value="989112.0"/>
          <table:table-cell office:value-type="float" office:value="1232712.0"/>
          <table:table-cell office:value-type="float" office:value="0.0"/>
          <table:table-cell office:value-type="float" office:value="0.0"/>
          <table:table-cell office:value-type="float" office:value="32.0931"/>
          <table:table-cell office:value-type="float" office:value="31.896"/>
          <table:table-cell office:value-type="float" office:value="20.07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8232.0"/>
          <table:table-cell office:value-type="float" office:value="144342.0"/>
          <table:table-cell office:value-type="float" office:value="989112.0"/>
          <table:table-cell office:value-type="float" office:value="1232712.0"/>
          <table:table-cell office:value-type="float" office:value="0.0"/>
          <table:table-cell office:value-type="float" office:value="0.0"/>
          <table:table-cell table:formula="of:=MIN([.$B119];[.$O119])" office:value-type="float"/>
          <table:table-cell table:formula="of:=MIN([.$C119];[.$P119])" office:value-type="float"/>
          <table:table-cell table:formula="of:=MIN([.$D119];[.$Q119])" office:value-type="float"/>
          <table:table-cell table:formula="of:=MIN([.$E119];[.$R119])" office:value-type="float"/>
          <table:table-cell table:formula="of:=MIN([.$F119];[.$S119])" office:value-type="float"/>
          <table:table-cell table:formula="of:=MIN([.$G119];[.$T119])" office:value-type="float"/>
          <table:table-cell table:formula="of:=MIN([.$H119];[.$U119])" office:value-type="float"/>
          <table:table-cell table:formula="of:=MIN([.$I119];[.$V119])" office:value-type="float"/>
          <table:table-cell table:formula="of:=MIN([.$J119])" office:value-type="float"/>
          <table:table-cell table:formula="of:=MIN([.$K119];[.$W119])" office:value-type="float"/>
          <table:table-cell table:formula="of:=MIN([.$L119];[.$X119])" office:value-type="float"/>
          <table:table-cell table:formula="of:=MIN([.$M119];[.$Y119])" office:value-type="float"/>
          <table:table-cell table:formula="of:=MIN([.$N119];[.$Z119])" office:value-type="float"/>
          <table:table-cell table:formula="of:=MEDIAN([.$B119];[.$O119])" office:value-type="float"/>
          <table:table-cell table:formula="of:=MEDIAN([.$C119];[.$P119])" office:value-type="float"/>
          <table:table-cell table:formula="of:=MEDIAN([.$D119];[.$Q119])" office:value-type="float"/>
          <table:table-cell table:formula="of:=MEDIAN([.$E119];[.$R119])" office:value-type="float"/>
          <table:table-cell table:formula="of:=MEDIAN([.$F119];[.$S119])" office:value-type="float"/>
          <table:table-cell table:formula="of:=MEDIAN([.$G119];[.$T119])" office:value-type="float"/>
          <table:table-cell table:formula="of:=MEDIAN([.$H119];[.$U119])" office:value-type="float"/>
          <table:table-cell table:formula="of:=MEDIAN([.$I119];[.$V119])" office:value-type="float"/>
          <table:table-cell table:formula="of:=MEDIAN([.$J119])" office:value-type="float"/>
          <table:table-cell table:formula="of:=MEDIAN([.$K119];[.$W119])" office:value-type="float"/>
          <table:table-cell table:formula="of:=MEDIAN([.$L119];[.$X119])" office:value-type="float"/>
          <table:table-cell table:formula="of:=MEDIAN([.$M119];[.$Y119])" office:value-type="float"/>
          <table:table-cell table:formula="of:=MEDIAN([.$N119];[.$Z119])" office:value-type="float"/>
          <table:table-cell table:formula="of:=MAX([.$B119];[.$O119])" office:value-type="float"/>
          <table:table-cell table:formula="of:=MAX([.$C119];[.$P119])" office:value-type="float"/>
          <table:table-cell table:formula="of:=MAX([.$D119];[.$Q119])" office:value-type="float"/>
          <table:table-cell table:formula="of:=MAX([.$E119];[.$R119])" office:value-type="float"/>
          <table:table-cell table:formula="of:=MAX([.$F119];[.$S119])" office:value-type="float"/>
          <table:table-cell table:formula="of:=MAX([.$G119];[.$T119])" office:value-type="float"/>
          <table:table-cell table:formula="of:=MAX([.$H119];[.$U119])" office:value-type="float"/>
          <table:table-cell table:formula="of:=MAX([.$I119];[.$V119])" office:value-type="float"/>
          <table:table-cell table:formula="of:=MAX([.$J119])" office:value-type="float"/>
          <table:table-cell table:formula="of:=MAX([.$K119];[.$W119])" office:value-type="float"/>
          <table:table-cell table:formula="of:=MAX([.$L119];[.$X119])" office:value-type="float"/>
          <table:table-cell table:formula="of:=MAX([.$M119];[.$Y119])" office:value-type="float"/>
          <table:table-cell table:formula="of:=MAX([.$N119];[.$Z119])" office:value-type="float"/>
        </table:table-row>
        <table:table-row table:style-name="ro1">
          <table:table-cell office:value-type="string">
            <text:p>blocks.blocks-24-0.asp/34</text:p>
          </table:table-cell>
          <table:table-cell office:value-type="float" office:value="300.0"/>
          <table:table-cell office:value-type="float" office:value="299.997"/>
          <table:table-cell office:value-type="float" office:value="286.27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42596.0"/>
          <table:table-cell office:value-type="float" office:value="3688146.0"/>
          <table:table-cell office:value-type="float" office:value="3688146.0"/>
          <table:table-cell office:value-type="float" office:value="1019965.0"/>
          <table:table-cell office:value-type="float" office:value="1277413.0"/>
          <table:table-cell office:value-type="float" office:value="0.0"/>
          <table:table-cell office:value-type="float" office:value="0.0"/>
          <table:table-cell office:value-type="float" office:value="70.1138"/>
          <table:table-cell office:value-type="float" office:value="69.923"/>
          <table:table-cell office:value-type="float" office:value="58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86204.0"/>
          <table:table-cell office:value-type="float" office:value="195709.0"/>
          <table:table-cell office:value-type="float" office:value="1019965.0"/>
          <table:table-cell office:value-type="float" office:value="1277413.0"/>
          <table:table-cell office:value-type="float" office:value="0.0"/>
          <table:table-cell office:value-type="float" office:value="0.0"/>
          <table:table-cell table:formula="of:=MIN([.$B120];[.$O120])" office:value-type="float"/>
          <table:table-cell table:formula="of:=MIN([.$C120];[.$P120])" office:value-type="float"/>
          <table:table-cell table:formula="of:=MIN([.$D120];[.$Q120])" office:value-type="float"/>
          <table:table-cell table:formula="of:=MIN([.$E120];[.$R120])" office:value-type="float"/>
          <table:table-cell table:formula="of:=MIN([.$F120];[.$S120])" office:value-type="float"/>
          <table:table-cell table:formula="of:=MIN([.$G120];[.$T120])" office:value-type="float"/>
          <table:table-cell table:formula="of:=MIN([.$H120];[.$U120])" office:value-type="float"/>
          <table:table-cell table:formula="of:=MIN([.$I120];[.$V120])" office:value-type="float"/>
          <table:table-cell table:formula="of:=MIN([.$J120])" office:value-type="float"/>
          <table:table-cell table:formula="of:=MIN([.$K120];[.$W120])" office:value-type="float"/>
          <table:table-cell table:formula="of:=MIN([.$L120];[.$X120])" office:value-type="float"/>
          <table:table-cell table:formula="of:=MIN([.$M120];[.$Y120])" office:value-type="float"/>
          <table:table-cell table:formula="of:=MIN([.$N120];[.$Z120])" office:value-type="float"/>
          <table:table-cell table:formula="of:=MEDIAN([.$B120];[.$O120])" office:value-type="float"/>
          <table:table-cell table:formula="of:=MEDIAN([.$C120];[.$P120])" office:value-type="float"/>
          <table:table-cell table:formula="of:=MEDIAN([.$D120];[.$Q120])" office:value-type="float"/>
          <table:table-cell table:formula="of:=MEDIAN([.$E120];[.$R120])" office:value-type="float"/>
          <table:table-cell table:formula="of:=MEDIAN([.$F120];[.$S120])" office:value-type="float"/>
          <table:table-cell table:formula="of:=MEDIAN([.$G120];[.$T120])" office:value-type="float"/>
          <table:table-cell table:formula="of:=MEDIAN([.$H120];[.$U120])" office:value-type="float"/>
          <table:table-cell table:formula="of:=MEDIAN([.$I120];[.$V120])" office:value-type="float"/>
          <table:table-cell table:formula="of:=MEDIAN([.$J120])" office:value-type="float"/>
          <table:table-cell table:formula="of:=MEDIAN([.$K120];[.$W120])" office:value-type="float"/>
          <table:table-cell table:formula="of:=MEDIAN([.$L120];[.$X120])" office:value-type="float"/>
          <table:table-cell table:formula="of:=MEDIAN([.$M120];[.$Y120])" office:value-type="float"/>
          <table:table-cell table:formula="of:=MEDIAN([.$N120];[.$Z120])" office:value-type="float"/>
          <table:table-cell table:formula="of:=MAX([.$B120];[.$O120])" office:value-type="float"/>
          <table:table-cell table:formula="of:=MAX([.$C120];[.$P120])" office:value-type="float"/>
          <table:table-cell table:formula="of:=MAX([.$D120];[.$Q120])" office:value-type="float"/>
          <table:table-cell table:formula="of:=MAX([.$E120];[.$R120])" office:value-type="float"/>
          <table:table-cell table:formula="of:=MAX([.$F120];[.$S120])" office:value-type="float"/>
          <table:table-cell table:formula="of:=MAX([.$G120];[.$T120])" office:value-type="float"/>
          <table:table-cell table:formula="of:=MAX([.$H120];[.$U120])" office:value-type="float"/>
          <table:table-cell table:formula="of:=MAX([.$I120];[.$V120])" office:value-type="float"/>
          <table:table-cell table:formula="of:=MAX([.$J120])" office:value-type="float"/>
          <table:table-cell table:formula="of:=MAX([.$K120];[.$W120])" office:value-type="float"/>
          <table:table-cell table:formula="of:=MAX([.$L120];[.$X120])" office:value-type="float"/>
          <table:table-cell table:formula="of:=MAX([.$M120];[.$Y120])" office:value-type="float"/>
          <table:table-cell table:formula="of:=MAX([.$N120];[.$Z120])" office:value-type="float"/>
        </table:table-row>
        <table:table-row table:style-name="ro1">
          <table:table-cell office:value-type="string">
            <text:p>blocks.blocks-24-0.asp/35</text:p>
          </table:table-cell>
          <table:table-cell office:value-type="float" office:value="300.0"/>
          <table:table-cell office:value-type="float" office:value="299.985"/>
          <table:table-cell office:value-type="float" office:value="285.88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77967.0"/>
          <table:table-cell office:value-type="float" office:value="5840822.0"/>
          <table:table-cell office:value-type="float" office:value="5840822.0"/>
          <table:table-cell office:value-type="float" office:value="1050818.0"/>
          <table:table-cell office:value-type="float" office:value="1322114.0"/>
          <table:table-cell office:value-type="float" office:value="0.0"/>
          <table:table-cell office:value-type="float" office:value="0.0"/>
          <table:table-cell office:value-type="float" office:value="89.9684"/>
          <table:table-cell office:value-type="float" office:value="89.741"/>
          <table:table-cell office:value-type="float" office:value="77.2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00582.0"/>
          <table:table-cell office:value-type="float" office:value="220299.0"/>
          <table:table-cell office:value-type="float" office:value="1050818.0"/>
          <table:table-cell office:value-type="float" office:value="1322114.0"/>
          <table:table-cell office:value-type="float" office:value="0.0"/>
          <table:table-cell office:value-type="float" office:value="0.0"/>
          <table:table-cell table:formula="of:=MIN([.$B121];[.$O121])" office:value-type="float"/>
          <table:table-cell table:formula="of:=MIN([.$C121];[.$P121])" office:value-type="float"/>
          <table:table-cell table:formula="of:=MIN([.$D121];[.$Q121])" office:value-type="float"/>
          <table:table-cell table:formula="of:=MIN([.$E121];[.$R121])" office:value-type="float"/>
          <table:table-cell table:formula="of:=MIN([.$F121];[.$S121])" office:value-type="float"/>
          <table:table-cell table:formula="of:=MIN([.$G121];[.$T121])" office:value-type="float"/>
          <table:table-cell table:formula="of:=MIN([.$H121];[.$U121])" office:value-type="float"/>
          <table:table-cell table:formula="of:=MIN([.$I121];[.$V121])" office:value-type="float"/>
          <table:table-cell table:formula="of:=MIN([.$J121])" office:value-type="float"/>
          <table:table-cell table:formula="of:=MIN([.$K121];[.$W121])" office:value-type="float"/>
          <table:table-cell table:formula="of:=MIN([.$L121];[.$X121])" office:value-type="float"/>
          <table:table-cell table:formula="of:=MIN([.$M121];[.$Y121])" office:value-type="float"/>
          <table:table-cell table:formula="of:=MIN([.$N121];[.$Z121])" office:value-type="float"/>
          <table:table-cell table:formula="of:=MEDIAN([.$B121];[.$O121])" office:value-type="float"/>
          <table:table-cell table:formula="of:=MEDIAN([.$C121];[.$P121])" office:value-type="float"/>
          <table:table-cell table:formula="of:=MEDIAN([.$D121];[.$Q121])" office:value-type="float"/>
          <table:table-cell table:formula="of:=MEDIAN([.$E121];[.$R121])" office:value-type="float"/>
          <table:table-cell table:formula="of:=MEDIAN([.$F121];[.$S121])" office:value-type="float"/>
          <table:table-cell table:formula="of:=MEDIAN([.$G121];[.$T121])" office:value-type="float"/>
          <table:table-cell table:formula="of:=MEDIAN([.$H121];[.$U121])" office:value-type="float"/>
          <table:table-cell table:formula="of:=MEDIAN([.$I121];[.$V121])" office:value-type="float"/>
          <table:table-cell table:formula="of:=MEDIAN([.$J121])" office:value-type="float"/>
          <table:table-cell table:formula="of:=MEDIAN([.$K121];[.$W121])" office:value-type="float"/>
          <table:table-cell table:formula="of:=MEDIAN([.$L121];[.$X121])" office:value-type="float"/>
          <table:table-cell table:formula="of:=MEDIAN([.$M121];[.$Y121])" office:value-type="float"/>
          <table:table-cell table:formula="of:=MEDIAN([.$N121];[.$Z121])" office:value-type="float"/>
          <table:table-cell table:formula="of:=MAX([.$B121];[.$O121])" office:value-type="float"/>
          <table:table-cell table:formula="of:=MAX([.$C121];[.$P121])" office:value-type="float"/>
          <table:table-cell table:formula="of:=MAX([.$D121];[.$Q121])" office:value-type="float"/>
          <table:table-cell table:formula="of:=MAX([.$E121];[.$R121])" office:value-type="float"/>
          <table:table-cell table:formula="of:=MAX([.$F121];[.$S121])" office:value-type="float"/>
          <table:table-cell table:formula="of:=MAX([.$G121];[.$T121])" office:value-type="float"/>
          <table:table-cell table:formula="of:=MAX([.$H121];[.$U121])" office:value-type="float"/>
          <table:table-cell table:formula="of:=MAX([.$I121];[.$V121])" office:value-type="float"/>
          <table:table-cell table:formula="of:=MAX([.$J121])" office:value-type="float"/>
          <table:table-cell table:formula="of:=MAX([.$K121];[.$W121])" office:value-type="float"/>
          <table:table-cell table:formula="of:=MAX([.$L121];[.$X121])" office:value-type="float"/>
          <table:table-cell table:formula="of:=MAX([.$M121];[.$Y121])" office:value-type="float"/>
          <table:table-cell table:formula="of:=MAX([.$N121];[.$Z121])" office:value-type="float"/>
        </table:table-row>
        <table:table-row table:style-name="ro1">
          <table:table-cell office:value-type="string">
            <text:p>blocks.blocks-24-0.asp/36</text:p>
          </table:table-cell>
          <table:table-cell office:value-type="float" office:value="300.0"/>
          <table:table-cell office:value-type="float" office:value="299.988"/>
          <table:table-cell office:value-type="float" office:value="285.4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73440.0"/>
          <table:table-cell office:value-type="float" office:value="6530927.0"/>
          <table:table-cell office:value-type="float" office:value="6530927.0"/>
          <table:table-cell office:value-type="float" office:value="1081671.0"/>
          <table:table-cell office:value-type="float" office:value="136681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86.84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42530.0"/>
          <table:table-cell office:value-type="float" office:value="384524.0"/>
          <table:table-cell office:value-type="float" office:value="1081671.0"/>
          <table:table-cell office:value-type="float" office:value="1366815.0"/>
          <table:table-cell office:value-type="float" office:value="0.0"/>
          <table:table-cell office:value-type="float" office:value="0.0"/>
          <table:table-cell table:formula="of:=MIN([.$B122];[.$O122])" office:value-type="float"/>
          <table:table-cell table:formula="of:=MIN([.$C122];[.$P122])" office:value-type="float"/>
          <table:table-cell table:formula="of:=MIN([.$D122];[.$Q122])" office:value-type="float"/>
          <table:table-cell table:formula="of:=MIN([.$E122];[.$R122])" office:value-type="float"/>
          <table:table-cell table:formula="of:=MIN([.$F122];[.$S122])" office:value-type="float"/>
          <table:table-cell table:formula="of:=MIN([.$G122];[.$T122])" office:value-type="float"/>
          <table:table-cell table:formula="of:=MIN([.$H122];[.$U122])" office:value-type="float"/>
          <table:table-cell table:formula="of:=MIN([.$I122];[.$V122])" office:value-type="float"/>
          <table:table-cell table:formula="of:=MIN([.$J122])" office:value-type="float"/>
          <table:table-cell table:formula="of:=MIN([.$K122];[.$W122])" office:value-type="float"/>
          <table:table-cell table:formula="of:=MIN([.$L122];[.$X122])" office:value-type="float"/>
          <table:table-cell table:formula="of:=MIN([.$M122];[.$Y122])" office:value-type="float"/>
          <table:table-cell table:formula="of:=MIN([.$N122];[.$Z122])" office:value-type="float"/>
          <table:table-cell table:formula="of:=MEDIAN([.$B122];[.$O122])" office:value-type="float"/>
          <table:table-cell table:formula="of:=MEDIAN([.$C122];[.$P122])" office:value-type="float"/>
          <table:table-cell table:formula="of:=MEDIAN([.$D122];[.$Q122])" office:value-type="float"/>
          <table:table-cell table:formula="of:=MEDIAN([.$E122];[.$R122])" office:value-type="float"/>
          <table:table-cell table:formula="of:=MEDIAN([.$F122];[.$S122])" office:value-type="float"/>
          <table:table-cell table:formula="of:=MEDIAN([.$G122];[.$T122])" office:value-type="float"/>
          <table:table-cell table:formula="of:=MEDIAN([.$H122];[.$U122])" office:value-type="float"/>
          <table:table-cell table:formula="of:=MEDIAN([.$I122];[.$V122])" office:value-type="float"/>
          <table:table-cell table:formula="of:=MEDIAN([.$J122])" office:value-type="float"/>
          <table:table-cell table:formula="of:=MEDIAN([.$K122];[.$W122])" office:value-type="float"/>
          <table:table-cell table:formula="of:=MEDIAN([.$L122];[.$X122])" office:value-type="float"/>
          <table:table-cell table:formula="of:=MEDIAN([.$M122];[.$Y122])" office:value-type="float"/>
          <table:table-cell table:formula="of:=MEDIAN([.$N122];[.$Z122])" office:value-type="float"/>
          <table:table-cell table:formula="of:=MAX([.$B122];[.$O122])" office:value-type="float"/>
          <table:table-cell table:formula="of:=MAX([.$C122];[.$P122])" office:value-type="float"/>
          <table:table-cell table:formula="of:=MAX([.$D122];[.$Q122])" office:value-type="float"/>
          <table:table-cell table:formula="of:=MAX([.$E122];[.$R122])" office:value-type="float"/>
          <table:table-cell table:formula="of:=MAX([.$F122];[.$S122])" office:value-type="float"/>
          <table:table-cell table:formula="of:=MAX([.$G122];[.$T122])" office:value-type="float"/>
          <table:table-cell table:formula="of:=MAX([.$H122];[.$U122])" office:value-type="float"/>
          <table:table-cell table:formula="of:=MAX([.$I122];[.$V122])" office:value-type="float"/>
          <table:table-cell table:formula="of:=MAX([.$J122])" office:value-type="float"/>
          <table:table-cell table:formula="of:=MAX([.$K122];[.$W122])" office:value-type="float"/>
          <table:table-cell table:formula="of:=MAX([.$L122];[.$X122])" office:value-type="float"/>
          <table:table-cell table:formula="of:=MAX([.$M122];[.$Y122])" office:value-type="float"/>
          <table:table-cell table:formula="of:=MAX([.$N122];[.$Z122])" office:value-type="float"/>
        </table:table-row>
        <table:table-row table:style-name="ro1">
          <table:table-cell office:value-type="string">
            <text:p>blocks.blocks-24-0.asp/37</text:p>
          </table:table-cell>
          <table:table-cell office:value-type="float" office:value="300.0"/>
          <table:table-cell office:value-type="float" office:value="299.987"/>
          <table:table-cell office:value-type="float" office:value="285.03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78980.0"/>
          <table:table-cell office:value-type="float" office:value="7919605.0"/>
          <table:table-cell office:value-type="float" office:value="7919605.0"/>
          <table:table-cell office:value-type="float" office:value="1112524.0"/>
          <table:table-cell office:value-type="float" office:value="141151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300.001"/>
          <table:table-cell office:value-type="float" office:value="286.64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9743.0"/>
          <table:table-cell office:value-type="float" office:value="392878.0"/>
          <table:table-cell office:value-type="float" office:value="1112524.0"/>
          <table:table-cell office:value-type="float" office:value="1411516.0"/>
          <table:table-cell office:value-type="float" office:value="0.0"/>
          <table:table-cell office:value-type="float" office:value="0.0"/>
          <table:table-cell table:formula="of:=MIN([.$B123];[.$O123])" office:value-type="float"/>
          <table:table-cell table:formula="of:=MIN([.$C123];[.$P123])" office:value-type="float"/>
          <table:table-cell table:formula="of:=MIN([.$D123];[.$Q123])" office:value-type="float"/>
          <table:table-cell table:formula="of:=MIN([.$E123];[.$R123])" office:value-type="float"/>
          <table:table-cell table:formula="of:=MIN([.$F123];[.$S123])" office:value-type="float"/>
          <table:table-cell table:formula="of:=MIN([.$G123];[.$T123])" office:value-type="float"/>
          <table:table-cell table:formula="of:=MIN([.$H123];[.$U123])" office:value-type="float"/>
          <table:table-cell table:formula="of:=MIN([.$I123];[.$V123])" office:value-type="float"/>
          <table:table-cell table:formula="of:=MIN([.$J123])" office:value-type="float"/>
          <table:table-cell table:formula="of:=MIN([.$K123];[.$W123])" office:value-type="float"/>
          <table:table-cell table:formula="of:=MIN([.$L123];[.$X123])" office:value-type="float"/>
          <table:table-cell table:formula="of:=MIN([.$M123];[.$Y123])" office:value-type="float"/>
          <table:table-cell table:formula="of:=MIN([.$N123];[.$Z123])" office:value-type="float"/>
          <table:table-cell table:formula="of:=MEDIAN([.$B123];[.$O123])" office:value-type="float"/>
          <table:table-cell table:formula="of:=MEDIAN([.$C123];[.$P123])" office:value-type="float"/>
          <table:table-cell table:formula="of:=MEDIAN([.$D123];[.$Q123])" office:value-type="float"/>
          <table:table-cell table:formula="of:=MEDIAN([.$E123];[.$R123])" office:value-type="float"/>
          <table:table-cell table:formula="of:=MEDIAN([.$F123];[.$S123])" office:value-type="float"/>
          <table:table-cell table:formula="of:=MEDIAN([.$G123];[.$T123])" office:value-type="float"/>
          <table:table-cell table:formula="of:=MEDIAN([.$H123];[.$U123])" office:value-type="float"/>
          <table:table-cell table:formula="of:=MEDIAN([.$I123];[.$V123])" office:value-type="float"/>
          <table:table-cell table:formula="of:=MEDIAN([.$J123])" office:value-type="float"/>
          <table:table-cell table:formula="of:=MEDIAN([.$K123];[.$W123])" office:value-type="float"/>
          <table:table-cell table:formula="of:=MEDIAN([.$L123];[.$X123])" office:value-type="float"/>
          <table:table-cell table:formula="of:=MEDIAN([.$M123];[.$Y123])" office:value-type="float"/>
          <table:table-cell table:formula="of:=MEDIAN([.$N123];[.$Z123])" office:value-type="float"/>
          <table:table-cell table:formula="of:=MAX([.$B123];[.$O123])" office:value-type="float"/>
          <table:table-cell table:formula="of:=MAX([.$C123];[.$P123])" office:value-type="float"/>
          <table:table-cell table:formula="of:=MAX([.$D123];[.$Q123])" office:value-type="float"/>
          <table:table-cell table:formula="of:=MAX([.$E123];[.$R123])" office:value-type="float"/>
          <table:table-cell table:formula="of:=MAX([.$F123];[.$S123])" office:value-type="float"/>
          <table:table-cell table:formula="of:=MAX([.$G123];[.$T123])" office:value-type="float"/>
          <table:table-cell table:formula="of:=MAX([.$H123];[.$U123])" office:value-type="float"/>
          <table:table-cell table:formula="of:=MAX([.$I123];[.$V123])" office:value-type="float"/>
          <table:table-cell table:formula="of:=MAX([.$J123])" office:value-type="float"/>
          <table:table-cell table:formula="of:=MAX([.$K123];[.$W123])" office:value-type="float"/>
          <table:table-cell table:formula="of:=MAX([.$L123];[.$X123])" office:value-type="float"/>
          <table:table-cell table:formula="of:=MAX([.$M123];[.$Y123])" office:value-type="float"/>
          <table:table-cell table:formula="of:=MAX([.$N123];[.$Z123])" office:value-type="float"/>
        </table:table-row>
        <table:table-row table:style-name="ro1">
          <table:table-cell office:value-type="string">
            <text:p>blocks.blocks-24-0.asp/38</text:p>
          </table:table-cell>
          <table:table-cell office:value-type="float" office:value="300.0"/>
          <table:table-cell office:value-type="float" office:value="299.992"/>
          <table:table-cell office:value-type="float" office:value="284.53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93620.0"/>
          <table:table-cell office:value-type="float" office:value="9257473.0"/>
          <table:table-cell office:value-type="float" office:value="9257473.0"/>
          <table:table-cell office:value-type="float" office:value="1143377.0"/>
          <table:table-cell office:value-type="float" office:value="145621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"/>
          <table:table-cell office:value-type="float" office:value="286.1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4712.0"/>
          <table:table-cell office:value-type="float" office:value="414147.0"/>
          <table:table-cell office:value-type="float" office:value="1143377.0"/>
          <table:table-cell office:value-type="float" office:value="1456217.0"/>
          <table:table-cell office:value-type="float" office:value="0.0"/>
          <table:table-cell office:value-type="float" office:value="0.0"/>
          <table:table-cell table:formula="of:=MIN([.$B124];[.$O124])" office:value-type="float"/>
          <table:table-cell table:formula="of:=MIN([.$C124];[.$P124])" office:value-type="float"/>
          <table:table-cell table:formula="of:=MIN([.$D124];[.$Q124])" office:value-type="float"/>
          <table:table-cell table:formula="of:=MIN([.$E124];[.$R124])" office:value-type="float"/>
          <table:table-cell table:formula="of:=MIN([.$F124];[.$S124])" office:value-type="float"/>
          <table:table-cell table:formula="of:=MIN([.$G124];[.$T124])" office:value-type="float"/>
          <table:table-cell table:formula="of:=MIN([.$H124];[.$U124])" office:value-type="float"/>
          <table:table-cell table:formula="of:=MIN([.$I124];[.$V124])" office:value-type="float"/>
          <table:table-cell table:formula="of:=MIN([.$J124])" office:value-type="float"/>
          <table:table-cell table:formula="of:=MIN([.$K124];[.$W124])" office:value-type="float"/>
          <table:table-cell table:formula="of:=MIN([.$L124];[.$X124])" office:value-type="float"/>
          <table:table-cell table:formula="of:=MIN([.$M124];[.$Y124])" office:value-type="float"/>
          <table:table-cell table:formula="of:=MIN([.$N124];[.$Z124])" office:value-type="float"/>
          <table:table-cell table:formula="of:=MEDIAN([.$B124];[.$O124])" office:value-type="float"/>
          <table:table-cell table:formula="of:=MEDIAN([.$C124];[.$P124])" office:value-type="float"/>
          <table:table-cell table:formula="of:=MEDIAN([.$D124];[.$Q124])" office:value-type="float"/>
          <table:table-cell table:formula="of:=MEDIAN([.$E124];[.$R124])" office:value-type="float"/>
          <table:table-cell table:formula="of:=MEDIAN([.$F124];[.$S124])" office:value-type="float"/>
          <table:table-cell table:formula="of:=MEDIAN([.$G124];[.$T124])" office:value-type="float"/>
          <table:table-cell table:formula="of:=MEDIAN([.$H124];[.$U124])" office:value-type="float"/>
          <table:table-cell table:formula="of:=MEDIAN([.$I124];[.$V124])" office:value-type="float"/>
          <table:table-cell table:formula="of:=MEDIAN([.$J124])" office:value-type="float"/>
          <table:table-cell table:formula="of:=MEDIAN([.$K124];[.$W124])" office:value-type="float"/>
          <table:table-cell table:formula="of:=MEDIAN([.$L124];[.$X124])" office:value-type="float"/>
          <table:table-cell table:formula="of:=MEDIAN([.$M124];[.$Y124])" office:value-type="float"/>
          <table:table-cell table:formula="of:=MEDIAN([.$N124];[.$Z124])" office:value-type="float"/>
          <table:table-cell table:formula="of:=MAX([.$B124];[.$O124])" office:value-type="float"/>
          <table:table-cell table:formula="of:=MAX([.$C124];[.$P124])" office:value-type="float"/>
          <table:table-cell table:formula="of:=MAX([.$D124];[.$Q124])" office:value-type="float"/>
          <table:table-cell table:formula="of:=MAX([.$E124];[.$R124])" office:value-type="float"/>
          <table:table-cell table:formula="of:=MAX([.$F124];[.$S124])" office:value-type="float"/>
          <table:table-cell table:formula="of:=MAX([.$G124];[.$T124])" office:value-type="float"/>
          <table:table-cell table:formula="of:=MAX([.$H124];[.$U124])" office:value-type="float"/>
          <table:table-cell table:formula="of:=MAX([.$I124];[.$V124])" office:value-type="float"/>
          <table:table-cell table:formula="of:=MAX([.$J124])" office:value-type="float"/>
          <table:table-cell table:formula="of:=MAX([.$K124];[.$W124])" office:value-type="float"/>
          <table:table-cell table:formula="of:=MAX([.$L124];[.$X124])" office:value-type="float"/>
          <table:table-cell table:formula="of:=MAX([.$M124];[.$Y124])" office:value-type="float"/>
          <table:table-cell table:formula="of:=MAX([.$N124];[.$Z124])" office:value-type="float"/>
        </table:table-row>
        <table:table-row table:style-name="ro1">
          <table:table-cell office:value-type="string">
            <text:p>blocks.blocks-24-0.asp/39</text:p>
          </table:table-cell>
          <table:table-cell office:value-type="float" office:value="27.9303"/>
          <table:table-cell office:value-type="float" office:value="27.657"/>
          <table:table-cell office:value-type="float" office:value="11.71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6723.0"/>
          <table:table-cell office:value-type="float" office:value="1046344.0"/>
          <table:table-cell office:value-type="float" office:value="1046344.0"/>
          <table:table-cell office:value-type="float" office:value="1174230.0"/>
          <table:table-cell office:value-type="float" office:value="150091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6"/>
          <table:table-cell office:value-type="float" office:value="285.91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8334.0"/>
          <table:table-cell office:value-type="float" office:value="460395.0"/>
          <table:table-cell office:value-type="float" office:value="1174230.0"/>
          <table:table-cell office:value-type="float" office:value="1500918.0"/>
          <table:table-cell office:value-type="float" office:value="0.0"/>
          <table:table-cell office:value-type="float" office:value="0.0"/>
          <table:table-cell table:formula="of:=MIN([.$B125];[.$O125])" office:value-type="float"/>
          <table:table-cell table:formula="of:=MIN([.$C125];[.$P125])" office:value-type="float"/>
          <table:table-cell table:formula="of:=MIN([.$D125];[.$Q125])" office:value-type="float"/>
          <table:table-cell table:formula="of:=MIN([.$E125];[.$R125])" office:value-type="float"/>
          <table:table-cell table:formula="of:=MIN([.$F125];[.$S125])" office:value-type="float"/>
          <table:table-cell table:formula="of:=MIN([.$G125];[.$T125])" office:value-type="float"/>
          <table:table-cell table:formula="of:=MIN([.$H125];[.$U125])" office:value-type="float"/>
          <table:table-cell table:formula="of:=MIN([.$I125];[.$V125])" office:value-type="float"/>
          <table:table-cell table:formula="of:=MIN([.$J125])" office:value-type="float"/>
          <table:table-cell table:formula="of:=MIN([.$K125];[.$W125])" office:value-type="float"/>
          <table:table-cell table:formula="of:=MIN([.$L125];[.$X125])" office:value-type="float"/>
          <table:table-cell table:formula="of:=MIN([.$M125];[.$Y125])" office:value-type="float"/>
          <table:table-cell table:formula="of:=MIN([.$N125];[.$Z125])" office:value-type="float"/>
          <table:table-cell table:formula="of:=MEDIAN([.$B125];[.$O125])" office:value-type="float"/>
          <table:table-cell table:formula="of:=MEDIAN([.$C125];[.$P125])" office:value-type="float"/>
          <table:table-cell table:formula="of:=MEDIAN([.$D125];[.$Q125])" office:value-type="float"/>
          <table:table-cell table:formula="of:=MEDIAN([.$E125];[.$R125])" office:value-type="float"/>
          <table:table-cell table:formula="of:=MEDIAN([.$F125];[.$S125])" office:value-type="float"/>
          <table:table-cell table:formula="of:=MEDIAN([.$G125];[.$T125])" office:value-type="float"/>
          <table:table-cell table:formula="of:=MEDIAN([.$H125];[.$U125])" office:value-type="float"/>
          <table:table-cell table:formula="of:=MEDIAN([.$I125];[.$V125])" office:value-type="float"/>
          <table:table-cell table:formula="of:=MEDIAN([.$J125])" office:value-type="float"/>
          <table:table-cell table:formula="of:=MEDIAN([.$K125];[.$W125])" office:value-type="float"/>
          <table:table-cell table:formula="of:=MEDIAN([.$L125];[.$X125])" office:value-type="float"/>
          <table:table-cell table:formula="of:=MEDIAN([.$M125];[.$Y125])" office:value-type="float"/>
          <table:table-cell table:formula="of:=MEDIAN([.$N125];[.$Z125])" office:value-type="float"/>
          <table:table-cell table:formula="of:=MAX([.$B125];[.$O125])" office:value-type="float"/>
          <table:table-cell table:formula="of:=MAX([.$C125];[.$P125])" office:value-type="float"/>
          <table:table-cell table:formula="of:=MAX([.$D125];[.$Q125])" office:value-type="float"/>
          <table:table-cell table:formula="of:=MAX([.$E125];[.$R125])" office:value-type="float"/>
          <table:table-cell table:formula="of:=MAX([.$F125];[.$S125])" office:value-type="float"/>
          <table:table-cell table:formula="of:=MAX([.$G125];[.$T125])" office:value-type="float"/>
          <table:table-cell table:formula="of:=MAX([.$H125];[.$U125])" office:value-type="float"/>
          <table:table-cell table:formula="of:=MAX([.$I125];[.$V125])" office:value-type="float"/>
          <table:table-cell table:formula="of:=MAX([.$J125])" office:value-type="float"/>
          <table:table-cell table:formula="of:=MAX([.$K125];[.$W125])" office:value-type="float"/>
          <table:table-cell table:formula="of:=MAX([.$L125];[.$X125])" office:value-type="float"/>
          <table:table-cell table:formula="of:=MAX([.$M125];[.$Y125])" office:value-type="float"/>
          <table:table-cell table:formula="of:=MAX([.$N125];[.$Z125])" office:value-type="float"/>
        </table:table-row>
        <table:table-row table:style-name="ro1">
          <table:table-cell office:value-type="string">
            <text:p>blocks.blocks-24-0.asp/4</text:p>
          </table:table-cell>
          <table:table-cell office:value-type="float" office:value="1.20147"/>
          <table:table-cell office:value-type="float" office:value="1.1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4375.0"/>
          <table:table-cell office:value-type="float" office:value="771.0"/>
          <table:table-cell office:value-type="float" office:value="0.0"/>
          <table:table-cell office:value-type="float" office:value="0.0"/>
          <table:table-cell office:value-type="float" office:value="1.0612"/>
          <table:table-cell office:value-type="float" office:value="1.0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94375.0"/>
          <table:table-cell office:value-type="float" office:value="771.0"/>
          <table:table-cell office:value-type="float" office:value="0.0"/>
          <table:table-cell office:value-type="float" office:value="0.0"/>
          <table:table-cell table:formula="of:=MIN([.$B126];[.$O126])" office:value-type="float"/>
          <table:table-cell table:formula="of:=MIN([.$C126];[.$P126])" office:value-type="float"/>
          <table:table-cell table:formula="of:=MIN([.$D126];[.$Q126])" office:value-type="float"/>
          <table:table-cell table:formula="of:=MIN([.$E126];[.$R126])" office:value-type="float"/>
          <table:table-cell table:formula="of:=MIN([.$F126];[.$S126])" office:value-type="float"/>
          <table:table-cell table:formula="of:=MIN([.$G126];[.$T126])" office:value-type="float"/>
          <table:table-cell table:formula="of:=MIN([.$H126];[.$U126])" office:value-type="float"/>
          <table:table-cell table:formula="of:=MIN([.$I126];[.$V126])" office:value-type="float"/>
          <table:table-cell table:formula="of:=MIN([.$J126])" office:value-type="float"/>
          <table:table-cell table:formula="of:=MIN([.$K126];[.$W126])" office:value-type="float"/>
          <table:table-cell table:formula="of:=MIN([.$L126];[.$X126])" office:value-type="float"/>
          <table:table-cell table:formula="of:=MIN([.$M126];[.$Y126])" office:value-type="float"/>
          <table:table-cell table:formula="of:=MIN([.$N126];[.$Z126])" office:value-type="float"/>
          <table:table-cell table:formula="of:=MEDIAN([.$B126];[.$O126])" office:value-type="float"/>
          <table:table-cell table:formula="of:=MEDIAN([.$C126];[.$P126])" office:value-type="float"/>
          <table:table-cell table:formula="of:=MEDIAN([.$D126];[.$Q126])" office:value-type="float"/>
          <table:table-cell table:formula="of:=MEDIAN([.$E126];[.$R126])" office:value-type="float"/>
          <table:table-cell table:formula="of:=MEDIAN([.$F126];[.$S126])" office:value-type="float"/>
          <table:table-cell table:formula="of:=MEDIAN([.$G126];[.$T126])" office:value-type="float"/>
          <table:table-cell table:formula="of:=MEDIAN([.$H126];[.$U126])" office:value-type="float"/>
          <table:table-cell table:formula="of:=MEDIAN([.$I126];[.$V126])" office:value-type="float"/>
          <table:table-cell table:formula="of:=MEDIAN([.$J126])" office:value-type="float"/>
          <table:table-cell table:formula="of:=MEDIAN([.$K126];[.$W126])" office:value-type="float"/>
          <table:table-cell table:formula="of:=MEDIAN([.$L126];[.$X126])" office:value-type="float"/>
          <table:table-cell table:formula="of:=MEDIAN([.$M126];[.$Y126])" office:value-type="float"/>
          <table:table-cell table:formula="of:=MEDIAN([.$N126];[.$Z126])" office:value-type="float"/>
          <table:table-cell table:formula="of:=MAX([.$B126];[.$O126])" office:value-type="float"/>
          <table:table-cell table:formula="of:=MAX([.$C126];[.$P126])" office:value-type="float"/>
          <table:table-cell table:formula="of:=MAX([.$D126];[.$Q126])" office:value-type="float"/>
          <table:table-cell table:formula="of:=MAX([.$E126];[.$R126])" office:value-type="float"/>
          <table:table-cell table:formula="of:=MAX([.$F126];[.$S126])" office:value-type="float"/>
          <table:table-cell table:formula="of:=MAX([.$G126];[.$T126])" office:value-type="float"/>
          <table:table-cell table:formula="of:=MAX([.$H126];[.$U126])" office:value-type="float"/>
          <table:table-cell table:formula="of:=MAX([.$I126];[.$V126])" office:value-type="float"/>
          <table:table-cell table:formula="of:=MAX([.$J126])" office:value-type="float"/>
          <table:table-cell table:formula="of:=MAX([.$K126];[.$W126])" office:value-type="float"/>
          <table:table-cell table:formula="of:=MAX([.$L126];[.$X126])" office:value-type="float"/>
          <table:table-cell table:formula="of:=MAX([.$M126];[.$Y126])" office:value-type="float"/>
          <table:table-cell table:formula="of:=MAX([.$N126];[.$Z126])" office:value-type="float"/>
        </table:table-row>
        <table:table-row table:style-name="ro1">
          <table:table-cell office:value-type="string">
            <text:p>blocks.blocks-24-0.asp/40</text:p>
          </table:table-cell>
          <table:table-cell office:value-type="float" office:value="19.7735"/>
          <table:table-cell office:value-type="float" office:value="19.498"/>
          <table:table-cell office:value-type="float" office:value="3.15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566.0"/>
          <table:table-cell office:value-type="float" office:value="370196.0"/>
          <table:table-cell office:value-type="float" office:value="370195.0"/>
          <table:table-cell office:value-type="float" office:value="1205083.0"/>
          <table:table-cell office:value-type="float" office:value="154561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85.8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5190.0"/>
          <table:table-cell office:value-type="float" office:value="477962.0"/>
          <table:table-cell office:value-type="float" office:value="1205083.0"/>
          <table:table-cell office:value-type="float" office:value="1545619.0"/>
          <table:table-cell office:value-type="float" office:value="0.0"/>
          <table:table-cell office:value-type="float" office:value="0.0"/>
          <table:table-cell table:formula="of:=MIN([.$B127];[.$O127])" office:value-type="float"/>
          <table:table-cell table:formula="of:=MIN([.$C127];[.$P127])" office:value-type="float"/>
          <table:table-cell table:formula="of:=MIN([.$D127];[.$Q127])" office:value-type="float"/>
          <table:table-cell table:formula="of:=MIN([.$E127];[.$R127])" office:value-type="float"/>
          <table:table-cell table:formula="of:=MIN([.$F127];[.$S127])" office:value-type="float"/>
          <table:table-cell table:formula="of:=MIN([.$G127];[.$T127])" office:value-type="float"/>
          <table:table-cell table:formula="of:=MIN([.$H127];[.$U127])" office:value-type="float"/>
          <table:table-cell table:formula="of:=MIN([.$I127];[.$V127])" office:value-type="float"/>
          <table:table-cell table:formula="of:=MIN([.$J127])" office:value-type="float"/>
          <table:table-cell table:formula="of:=MIN([.$K127];[.$W127])" office:value-type="float"/>
          <table:table-cell table:formula="of:=MIN([.$L127];[.$X127])" office:value-type="float"/>
          <table:table-cell table:formula="of:=MIN([.$M127];[.$Y127])" office:value-type="float"/>
          <table:table-cell table:formula="of:=MIN([.$N127];[.$Z127])" office:value-type="float"/>
          <table:table-cell table:formula="of:=MEDIAN([.$B127];[.$O127])" office:value-type="float"/>
          <table:table-cell table:formula="of:=MEDIAN([.$C127];[.$P127])" office:value-type="float"/>
          <table:table-cell table:formula="of:=MEDIAN([.$D127];[.$Q127])" office:value-type="float"/>
          <table:table-cell table:formula="of:=MEDIAN([.$E127];[.$R127])" office:value-type="float"/>
          <table:table-cell table:formula="of:=MEDIAN([.$F127];[.$S127])" office:value-type="float"/>
          <table:table-cell table:formula="of:=MEDIAN([.$G127];[.$T127])" office:value-type="float"/>
          <table:table-cell table:formula="of:=MEDIAN([.$H127];[.$U127])" office:value-type="float"/>
          <table:table-cell table:formula="of:=MEDIAN([.$I127];[.$V127])" office:value-type="float"/>
          <table:table-cell table:formula="of:=MEDIAN([.$J127])" office:value-type="float"/>
          <table:table-cell table:formula="of:=MEDIAN([.$K127];[.$W127])" office:value-type="float"/>
          <table:table-cell table:formula="of:=MEDIAN([.$L127];[.$X127])" office:value-type="float"/>
          <table:table-cell table:formula="of:=MEDIAN([.$M127];[.$Y127])" office:value-type="float"/>
          <table:table-cell table:formula="of:=MEDIAN([.$N127];[.$Z127])" office:value-type="float"/>
          <table:table-cell table:formula="of:=MAX([.$B127];[.$O127])" office:value-type="float"/>
          <table:table-cell table:formula="of:=MAX([.$C127];[.$P127])" office:value-type="float"/>
          <table:table-cell table:formula="of:=MAX([.$D127];[.$Q127])" office:value-type="float"/>
          <table:table-cell table:formula="of:=MAX([.$E127];[.$R127])" office:value-type="float"/>
          <table:table-cell table:formula="of:=MAX([.$F127];[.$S127])" office:value-type="float"/>
          <table:table-cell table:formula="of:=MAX([.$G127];[.$T127])" office:value-type="float"/>
          <table:table-cell table:formula="of:=MAX([.$H127];[.$U127])" office:value-type="float"/>
          <table:table-cell table:formula="of:=MAX([.$I127];[.$V127])" office:value-type="float"/>
          <table:table-cell table:formula="of:=MAX([.$J127])" office:value-type="float"/>
          <table:table-cell table:formula="of:=MAX([.$K127];[.$W127])" office:value-type="float"/>
          <table:table-cell table:formula="of:=MAX([.$L127];[.$X127])" office:value-type="float"/>
          <table:table-cell table:formula="of:=MAX([.$M127];[.$Y127])" office:value-type="float"/>
          <table:table-cell table:formula="of:=MAX([.$N127];[.$Z127])" office:value-type="float"/>
        </table:table-row>
        <table:table-row table:style-name="ro1">
          <table:table-cell office:value-type="string">
            <text:p>blocks.blocks-24-0.asp/41</text:p>
          </table:table-cell>
          <table:table-cell office:value-type="float" office:value="26.7205"/>
          <table:table-cell office:value-type="float" office:value="26.428"/>
          <table:table-cell office:value-type="float" office:value="9.42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1384.0"/>
          <table:table-cell office:value-type="float" office:value="795352.0"/>
          <table:table-cell office:value-type="float" office:value="795350.0"/>
          <table:table-cell office:value-type="float" office:value="1235936.0"/>
          <table:table-cell office:value-type="float" office:value="159032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85.3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9259.0"/>
          <table:table-cell office:value-type="float" office:value="475297.0"/>
          <table:table-cell office:value-type="float" office:value="1235936.0"/>
          <table:table-cell office:value-type="float" office:value="1590320.0"/>
          <table:table-cell office:value-type="float" office:value="0.0"/>
          <table:table-cell office:value-type="float" office:value="0.0"/>
          <table:table-cell table:formula="of:=MIN([.$B128];[.$O128])" office:value-type="float"/>
          <table:table-cell table:formula="of:=MIN([.$C128];[.$P128])" office:value-type="float"/>
          <table:table-cell table:formula="of:=MIN([.$D128];[.$Q128])" office:value-type="float"/>
          <table:table-cell table:formula="of:=MIN([.$E128];[.$R128])" office:value-type="float"/>
          <table:table-cell table:formula="of:=MIN([.$F128];[.$S128])" office:value-type="float"/>
          <table:table-cell table:formula="of:=MIN([.$G128];[.$T128])" office:value-type="float"/>
          <table:table-cell table:formula="of:=MIN([.$H128];[.$U128])" office:value-type="float"/>
          <table:table-cell table:formula="of:=MIN([.$I128];[.$V128])" office:value-type="float"/>
          <table:table-cell table:formula="of:=MIN([.$J128])" office:value-type="float"/>
          <table:table-cell table:formula="of:=MIN([.$K128];[.$W128])" office:value-type="float"/>
          <table:table-cell table:formula="of:=MIN([.$L128];[.$X128])" office:value-type="float"/>
          <table:table-cell table:formula="of:=MIN([.$M128];[.$Y128])" office:value-type="float"/>
          <table:table-cell table:formula="of:=MIN([.$N128];[.$Z128])" office:value-type="float"/>
          <table:table-cell table:formula="of:=MEDIAN([.$B128];[.$O128])" office:value-type="float"/>
          <table:table-cell table:formula="of:=MEDIAN([.$C128];[.$P128])" office:value-type="float"/>
          <table:table-cell table:formula="of:=MEDIAN([.$D128];[.$Q128])" office:value-type="float"/>
          <table:table-cell table:formula="of:=MEDIAN([.$E128];[.$R128])" office:value-type="float"/>
          <table:table-cell table:formula="of:=MEDIAN([.$F128];[.$S128])" office:value-type="float"/>
          <table:table-cell table:formula="of:=MEDIAN([.$G128];[.$T128])" office:value-type="float"/>
          <table:table-cell table:formula="of:=MEDIAN([.$H128];[.$U128])" office:value-type="float"/>
          <table:table-cell table:formula="of:=MEDIAN([.$I128];[.$V128])" office:value-type="float"/>
          <table:table-cell table:formula="of:=MEDIAN([.$J128])" office:value-type="float"/>
          <table:table-cell table:formula="of:=MEDIAN([.$K128];[.$W128])" office:value-type="float"/>
          <table:table-cell table:formula="of:=MEDIAN([.$L128];[.$X128])" office:value-type="float"/>
          <table:table-cell table:formula="of:=MEDIAN([.$M128];[.$Y128])" office:value-type="float"/>
          <table:table-cell table:formula="of:=MEDIAN([.$N128];[.$Z128])" office:value-type="float"/>
          <table:table-cell table:formula="of:=MAX([.$B128];[.$O128])" office:value-type="float"/>
          <table:table-cell table:formula="of:=MAX([.$C128];[.$P128])" office:value-type="float"/>
          <table:table-cell table:formula="of:=MAX([.$D128];[.$Q128])" office:value-type="float"/>
          <table:table-cell table:formula="of:=MAX([.$E128];[.$R128])" office:value-type="float"/>
          <table:table-cell table:formula="of:=MAX([.$F128];[.$S128])" office:value-type="float"/>
          <table:table-cell table:formula="of:=MAX([.$G128];[.$T128])" office:value-type="float"/>
          <table:table-cell table:formula="of:=MAX([.$H128];[.$U128])" office:value-type="float"/>
          <table:table-cell table:formula="of:=MAX([.$I128];[.$V128])" office:value-type="float"/>
          <table:table-cell table:formula="of:=MAX([.$J128])" office:value-type="float"/>
          <table:table-cell table:formula="of:=MAX([.$K128];[.$W128])" office:value-type="float"/>
          <table:table-cell table:formula="of:=MAX([.$L128];[.$X128])" office:value-type="float"/>
          <table:table-cell table:formula="of:=MAX([.$M128];[.$Y128])" office:value-type="float"/>
          <table:table-cell table:formula="of:=MAX([.$N128];[.$Z128])" office:value-type="float"/>
        </table:table-row>
        <table:table-row table:style-name="ro1">
          <table:table-cell office:value-type="string">
            <text:p>blocks.blocks-24-0.asp/42</text:p>
          </table:table-cell>
          <table:table-cell office:value-type="float" office:value="22.2601"/>
          <table:table-cell office:value-type="float" office:value="21.963"/>
          <table:table-cell office:value-type="float" office:value="4.9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858.0"/>
          <table:table-cell office:value-type="float" office:value="488585.0"/>
          <table:table-cell office:value-type="float" office:value="488582.0"/>
          <table:table-cell office:value-type="float" office:value="1266789.0"/>
          <table:table-cell office:value-type="float" office:value="163502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9"/>
          <table:table-cell office:value-type="float" office:value="285.1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76480.0"/>
          <table:table-cell office:value-type="float" office:value="495336.0"/>
          <table:table-cell office:value-type="float" office:value="1266789.0"/>
          <table:table-cell office:value-type="float" office:value="1635021.0"/>
          <table:table-cell office:value-type="float" office:value="0.0"/>
          <table:table-cell office:value-type="float" office:value="0.0"/>
          <table:table-cell table:formula="of:=MIN([.$B129];[.$O129])" office:value-type="float"/>
          <table:table-cell table:formula="of:=MIN([.$C129];[.$P129])" office:value-type="float"/>
          <table:table-cell table:formula="of:=MIN([.$D129];[.$Q129])" office:value-type="float"/>
          <table:table-cell table:formula="of:=MIN([.$E129];[.$R129])" office:value-type="float"/>
          <table:table-cell table:formula="of:=MIN([.$F129];[.$S129])" office:value-type="float"/>
          <table:table-cell table:formula="of:=MIN([.$G129];[.$T129])" office:value-type="float"/>
          <table:table-cell table:formula="of:=MIN([.$H129];[.$U129])" office:value-type="float"/>
          <table:table-cell table:formula="of:=MIN([.$I129];[.$V129])" office:value-type="float"/>
          <table:table-cell table:formula="of:=MIN([.$J129])" office:value-type="float"/>
          <table:table-cell table:formula="of:=MIN([.$K129];[.$W129])" office:value-type="float"/>
          <table:table-cell table:formula="of:=MIN([.$L129];[.$X129])" office:value-type="float"/>
          <table:table-cell table:formula="of:=MIN([.$M129];[.$Y129])" office:value-type="float"/>
          <table:table-cell table:formula="of:=MIN([.$N129];[.$Z129])" office:value-type="float"/>
          <table:table-cell table:formula="of:=MEDIAN([.$B129];[.$O129])" office:value-type="float"/>
          <table:table-cell table:formula="of:=MEDIAN([.$C129];[.$P129])" office:value-type="float"/>
          <table:table-cell table:formula="of:=MEDIAN([.$D129];[.$Q129])" office:value-type="float"/>
          <table:table-cell table:formula="of:=MEDIAN([.$E129];[.$R129])" office:value-type="float"/>
          <table:table-cell table:formula="of:=MEDIAN([.$F129];[.$S129])" office:value-type="float"/>
          <table:table-cell table:formula="of:=MEDIAN([.$G129];[.$T129])" office:value-type="float"/>
          <table:table-cell table:formula="of:=MEDIAN([.$H129];[.$U129])" office:value-type="float"/>
          <table:table-cell table:formula="of:=MEDIAN([.$I129];[.$V129])" office:value-type="float"/>
          <table:table-cell table:formula="of:=MEDIAN([.$J129])" office:value-type="float"/>
          <table:table-cell table:formula="of:=MEDIAN([.$K129];[.$W129])" office:value-type="float"/>
          <table:table-cell table:formula="of:=MEDIAN([.$L129];[.$X129])" office:value-type="float"/>
          <table:table-cell table:formula="of:=MEDIAN([.$M129];[.$Y129])" office:value-type="float"/>
          <table:table-cell table:formula="of:=MEDIAN([.$N129];[.$Z129])" office:value-type="float"/>
          <table:table-cell table:formula="of:=MAX([.$B129];[.$O129])" office:value-type="float"/>
          <table:table-cell table:formula="of:=MAX([.$C129];[.$P129])" office:value-type="float"/>
          <table:table-cell table:formula="of:=MAX([.$D129];[.$Q129])" office:value-type="float"/>
          <table:table-cell table:formula="of:=MAX([.$E129];[.$R129])" office:value-type="float"/>
          <table:table-cell table:formula="of:=MAX([.$F129];[.$S129])" office:value-type="float"/>
          <table:table-cell table:formula="of:=MAX([.$G129];[.$T129])" office:value-type="float"/>
          <table:table-cell table:formula="of:=MAX([.$H129];[.$U129])" office:value-type="float"/>
          <table:table-cell table:formula="of:=MAX([.$I129];[.$V129])" office:value-type="float"/>
          <table:table-cell table:formula="of:=MAX([.$J129])" office:value-type="float"/>
          <table:table-cell table:formula="of:=MAX([.$K129];[.$W129])" office:value-type="float"/>
          <table:table-cell table:formula="of:=MAX([.$L129];[.$X129])" office:value-type="float"/>
          <table:table-cell table:formula="of:=MAX([.$M129];[.$Y129])" office:value-type="float"/>
          <table:table-cell table:formula="of:=MAX([.$N129];[.$Z129])" office:value-type="float"/>
        </table:table-row>
        <table:table-row table:style-name="ro1">
          <table:table-cell office:value-type="string">
            <text:p>blocks.blocks-24-0.asp/43</text:p>
          </table:table-cell>
          <table:table-cell office:value-type="float" office:value="38.2469"/>
          <table:table-cell office:value-type="float" office:value="37.942"/>
          <table:table-cell office:value-type="float" office:value="20.19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5513.0"/>
          <table:table-cell office:value-type="float" office:value="1377496.0"/>
          <table:table-cell office:value-type="float" office:value="1377492.0"/>
          <table:table-cell office:value-type="float" office:value="1297642.0"/>
          <table:table-cell office:value-type="float" office:value="167972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6"/>
          <table:table-cell office:value-type="float" office:value="284.32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71961.0"/>
          <table:table-cell office:value-type="float" office:value="541444.0"/>
          <table:table-cell office:value-type="float" office:value="1297642.0"/>
          <table:table-cell office:value-type="float" office:value="1679722.0"/>
          <table:table-cell office:value-type="float" office:value="0.0"/>
          <table:table-cell office:value-type="float" office:value="0.0"/>
          <table:table-cell table:formula="of:=MIN([.$B130];[.$O130])" office:value-type="float"/>
          <table:table-cell table:formula="of:=MIN([.$C130];[.$P130])" office:value-type="float"/>
          <table:table-cell table:formula="of:=MIN([.$D130];[.$Q130])" office:value-type="float"/>
          <table:table-cell table:formula="of:=MIN([.$E130];[.$R130])" office:value-type="float"/>
          <table:table-cell table:formula="of:=MIN([.$F130];[.$S130])" office:value-type="float"/>
          <table:table-cell table:formula="of:=MIN([.$G130];[.$T130])" office:value-type="float"/>
          <table:table-cell table:formula="of:=MIN([.$H130];[.$U130])" office:value-type="float"/>
          <table:table-cell table:formula="of:=MIN([.$I130];[.$V130])" office:value-type="float"/>
          <table:table-cell table:formula="of:=MIN([.$J130])" office:value-type="float"/>
          <table:table-cell table:formula="of:=MIN([.$K130];[.$W130])" office:value-type="float"/>
          <table:table-cell table:formula="of:=MIN([.$L130];[.$X130])" office:value-type="float"/>
          <table:table-cell table:formula="of:=MIN([.$M130];[.$Y130])" office:value-type="float"/>
          <table:table-cell table:formula="of:=MIN([.$N130];[.$Z130])" office:value-type="float"/>
          <table:table-cell table:formula="of:=MEDIAN([.$B130];[.$O130])" office:value-type="float"/>
          <table:table-cell table:formula="of:=MEDIAN([.$C130];[.$P130])" office:value-type="float"/>
          <table:table-cell table:formula="of:=MEDIAN([.$D130];[.$Q130])" office:value-type="float"/>
          <table:table-cell table:formula="of:=MEDIAN([.$E130];[.$R130])" office:value-type="float"/>
          <table:table-cell table:formula="of:=MEDIAN([.$F130];[.$S130])" office:value-type="float"/>
          <table:table-cell table:formula="of:=MEDIAN([.$G130];[.$T130])" office:value-type="float"/>
          <table:table-cell table:formula="of:=MEDIAN([.$H130];[.$U130])" office:value-type="float"/>
          <table:table-cell table:formula="of:=MEDIAN([.$I130];[.$V130])" office:value-type="float"/>
          <table:table-cell table:formula="of:=MEDIAN([.$J130])" office:value-type="float"/>
          <table:table-cell table:formula="of:=MEDIAN([.$K130];[.$W130])" office:value-type="float"/>
          <table:table-cell table:formula="of:=MEDIAN([.$L130];[.$X130])" office:value-type="float"/>
          <table:table-cell table:formula="of:=MEDIAN([.$M130];[.$Y130])" office:value-type="float"/>
          <table:table-cell table:formula="of:=MEDIAN([.$N130];[.$Z130])" office:value-type="float"/>
          <table:table-cell table:formula="of:=MAX([.$B130];[.$O130])" office:value-type="float"/>
          <table:table-cell table:formula="of:=MAX([.$C130];[.$P130])" office:value-type="float"/>
          <table:table-cell table:formula="of:=MAX([.$D130];[.$Q130])" office:value-type="float"/>
          <table:table-cell table:formula="of:=MAX([.$E130];[.$R130])" office:value-type="float"/>
          <table:table-cell table:formula="of:=MAX([.$F130];[.$S130])" office:value-type="float"/>
          <table:table-cell table:formula="of:=MAX([.$G130];[.$T130])" office:value-type="float"/>
          <table:table-cell table:formula="of:=MAX([.$H130];[.$U130])" office:value-type="float"/>
          <table:table-cell table:formula="of:=MAX([.$I130];[.$V130])" office:value-type="float"/>
          <table:table-cell table:formula="of:=MAX([.$J130])" office:value-type="float"/>
          <table:table-cell table:formula="of:=MAX([.$K130];[.$W130])" office:value-type="float"/>
          <table:table-cell table:formula="of:=MAX([.$L130];[.$X130])" office:value-type="float"/>
          <table:table-cell table:formula="of:=MAX([.$M130];[.$Y130])" office:value-type="float"/>
          <table:table-cell table:formula="of:=MAX([.$N130];[.$Z130])" office:value-type="float"/>
        </table:table-row>
        <table:table-row table:style-name="ro1">
          <table:table-cell office:value-type="string">
            <text:p>blocks.blocks-24-0.asp/44</text:p>
          </table:table-cell>
          <table:table-cell office:value-type="float" office:value="21.9136"/>
          <table:table-cell office:value-type="float" office:value="21.626"/>
          <table:table-cell office:value-type="float" office:value="3.38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553.0"/>
          <table:table-cell office:value-type="float" office:value="300793.0"/>
          <table:table-cell office:value-type="float" office:value="300788.0"/>
          <table:table-cell office:value-type="float" office:value="1328495.0"/>
          <table:table-cell office:value-type="float" office:value="172442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84.09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72632.0"/>
          <table:table-cell office:value-type="float" office:value="555549.0"/>
          <table:table-cell office:value-type="float" office:value="1328495.0"/>
          <table:table-cell office:value-type="float" office:value="1724423.0"/>
          <table:table-cell office:value-type="float" office:value="0.0"/>
          <table:table-cell office:value-type="float" office:value="0.0"/>
          <table:table-cell table:formula="of:=MIN([.$B131];[.$O131])" office:value-type="float"/>
          <table:table-cell table:formula="of:=MIN([.$C131];[.$P131])" office:value-type="float"/>
          <table:table-cell table:formula="of:=MIN([.$D131];[.$Q131])" office:value-type="float"/>
          <table:table-cell table:formula="of:=MIN([.$E131];[.$R131])" office:value-type="float"/>
          <table:table-cell table:formula="of:=MIN([.$F131];[.$S131])" office:value-type="float"/>
          <table:table-cell table:formula="of:=MIN([.$G131];[.$T131])" office:value-type="float"/>
          <table:table-cell table:formula="of:=MIN([.$H131];[.$U131])" office:value-type="float"/>
          <table:table-cell table:formula="of:=MIN([.$I131];[.$V131])" office:value-type="float"/>
          <table:table-cell table:formula="of:=MIN([.$J131])" office:value-type="float"/>
          <table:table-cell table:formula="of:=MIN([.$K131];[.$W131])" office:value-type="float"/>
          <table:table-cell table:formula="of:=MIN([.$L131];[.$X131])" office:value-type="float"/>
          <table:table-cell table:formula="of:=MIN([.$M131];[.$Y131])" office:value-type="float"/>
          <table:table-cell table:formula="of:=MIN([.$N131];[.$Z131])" office:value-type="float"/>
          <table:table-cell table:formula="of:=MEDIAN([.$B131];[.$O131])" office:value-type="float"/>
          <table:table-cell table:formula="of:=MEDIAN([.$C131];[.$P131])" office:value-type="float"/>
          <table:table-cell table:formula="of:=MEDIAN([.$D131];[.$Q131])" office:value-type="float"/>
          <table:table-cell table:formula="of:=MEDIAN([.$E131];[.$R131])" office:value-type="float"/>
          <table:table-cell table:formula="of:=MEDIAN([.$F131];[.$S131])" office:value-type="float"/>
          <table:table-cell table:formula="of:=MEDIAN([.$G131];[.$T131])" office:value-type="float"/>
          <table:table-cell table:formula="of:=MEDIAN([.$H131];[.$U131])" office:value-type="float"/>
          <table:table-cell table:formula="of:=MEDIAN([.$I131];[.$V131])" office:value-type="float"/>
          <table:table-cell table:formula="of:=MEDIAN([.$J131])" office:value-type="float"/>
          <table:table-cell table:formula="of:=MEDIAN([.$K131];[.$W131])" office:value-type="float"/>
          <table:table-cell table:formula="of:=MEDIAN([.$L131];[.$X131])" office:value-type="float"/>
          <table:table-cell table:formula="of:=MEDIAN([.$M131];[.$Y131])" office:value-type="float"/>
          <table:table-cell table:formula="of:=MEDIAN([.$N131];[.$Z131])" office:value-type="float"/>
          <table:table-cell table:formula="of:=MAX([.$B131];[.$O131])" office:value-type="float"/>
          <table:table-cell table:formula="of:=MAX([.$C131];[.$P131])" office:value-type="float"/>
          <table:table-cell table:formula="of:=MAX([.$D131];[.$Q131])" office:value-type="float"/>
          <table:table-cell table:formula="of:=MAX([.$E131];[.$R131])" office:value-type="float"/>
          <table:table-cell table:formula="of:=MAX([.$F131];[.$S131])" office:value-type="float"/>
          <table:table-cell table:formula="of:=MAX([.$G131];[.$T131])" office:value-type="float"/>
          <table:table-cell table:formula="of:=MAX([.$H131];[.$U131])" office:value-type="float"/>
          <table:table-cell table:formula="of:=MAX([.$I131];[.$V131])" office:value-type="float"/>
          <table:table-cell table:formula="of:=MAX([.$J131])" office:value-type="float"/>
          <table:table-cell table:formula="of:=MAX([.$K131];[.$W131])" office:value-type="float"/>
          <table:table-cell table:formula="of:=MAX([.$L131];[.$X131])" office:value-type="float"/>
          <table:table-cell table:formula="of:=MAX([.$M131];[.$Y131])" office:value-type="float"/>
          <table:table-cell table:formula="of:=MAX([.$N131];[.$Z131])" office:value-type="float"/>
        </table:table-row>
        <table:table-row table:style-name="ro1">
          <table:table-cell office:value-type="string">
            <text:p>blocks.blocks-24-0.asp/45</text:p>
          </table:table-cell>
          <table:table-cell office:value-type="float" office:value="30.9043"/>
          <table:table-cell office:value-type="float" office:value="30.592"/>
          <table:table-cell office:value-type="float" office:value="12.03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6050.0"/>
          <table:table-cell office:value-type="float" office:value="832341.0"/>
          <table:table-cell office:value-type="float" office:value="832335.0"/>
          <table:table-cell office:value-type="float" office:value="1359348.0"/>
          <table:table-cell office:value-type="float" office:value="176912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7"/>
          <table:table-cell office:value-type="float" office:value="283.75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07814.0"/>
          <table:table-cell office:value-type="float" office:value="561722.0"/>
          <table:table-cell office:value-type="float" office:value="1359348.0"/>
          <table:table-cell office:value-type="float" office:value="1769124.0"/>
          <table:table-cell office:value-type="float" office:value="0.0"/>
          <table:table-cell office:value-type="float" office:value="0.0"/>
          <table:table-cell table:formula="of:=MIN([.$B132];[.$O132])" office:value-type="float"/>
          <table:table-cell table:formula="of:=MIN([.$C132];[.$P132])" office:value-type="float"/>
          <table:table-cell table:formula="of:=MIN([.$D132];[.$Q132])" office:value-type="float"/>
          <table:table-cell table:formula="of:=MIN([.$E132];[.$R132])" office:value-type="float"/>
          <table:table-cell table:formula="of:=MIN([.$F132];[.$S132])" office:value-type="float"/>
          <table:table-cell table:formula="of:=MIN([.$G132];[.$T132])" office:value-type="float"/>
          <table:table-cell table:formula="of:=MIN([.$H132];[.$U132])" office:value-type="float"/>
          <table:table-cell table:formula="of:=MIN([.$I132];[.$V132])" office:value-type="float"/>
          <table:table-cell table:formula="of:=MIN([.$J132])" office:value-type="float"/>
          <table:table-cell table:formula="of:=MIN([.$K132];[.$W132])" office:value-type="float"/>
          <table:table-cell table:formula="of:=MIN([.$L132];[.$X132])" office:value-type="float"/>
          <table:table-cell table:formula="of:=MIN([.$M132];[.$Y132])" office:value-type="float"/>
          <table:table-cell table:formula="of:=MIN([.$N132];[.$Z132])" office:value-type="float"/>
          <table:table-cell table:formula="of:=MEDIAN([.$B132];[.$O132])" office:value-type="float"/>
          <table:table-cell table:formula="of:=MEDIAN([.$C132];[.$P132])" office:value-type="float"/>
          <table:table-cell table:formula="of:=MEDIAN([.$D132];[.$Q132])" office:value-type="float"/>
          <table:table-cell table:formula="of:=MEDIAN([.$E132];[.$R132])" office:value-type="float"/>
          <table:table-cell table:formula="of:=MEDIAN([.$F132];[.$S132])" office:value-type="float"/>
          <table:table-cell table:formula="of:=MEDIAN([.$G132];[.$T132])" office:value-type="float"/>
          <table:table-cell table:formula="of:=MEDIAN([.$H132];[.$U132])" office:value-type="float"/>
          <table:table-cell table:formula="of:=MEDIAN([.$I132];[.$V132])" office:value-type="float"/>
          <table:table-cell table:formula="of:=MEDIAN([.$J132])" office:value-type="float"/>
          <table:table-cell table:formula="of:=MEDIAN([.$K132];[.$W132])" office:value-type="float"/>
          <table:table-cell table:formula="of:=MEDIAN([.$L132];[.$X132])" office:value-type="float"/>
          <table:table-cell table:formula="of:=MEDIAN([.$M132];[.$Y132])" office:value-type="float"/>
          <table:table-cell table:formula="of:=MEDIAN([.$N132];[.$Z132])" office:value-type="float"/>
          <table:table-cell table:formula="of:=MAX([.$B132];[.$O132])" office:value-type="float"/>
          <table:table-cell table:formula="of:=MAX([.$C132];[.$P132])" office:value-type="float"/>
          <table:table-cell table:formula="of:=MAX([.$D132];[.$Q132])" office:value-type="float"/>
          <table:table-cell table:formula="of:=MAX([.$E132];[.$R132])" office:value-type="float"/>
          <table:table-cell table:formula="of:=MAX([.$F132];[.$S132])" office:value-type="float"/>
          <table:table-cell table:formula="of:=MAX([.$G132];[.$T132])" office:value-type="float"/>
          <table:table-cell table:formula="of:=MAX([.$H132];[.$U132])" office:value-type="float"/>
          <table:table-cell table:formula="of:=MAX([.$I132];[.$V132])" office:value-type="float"/>
          <table:table-cell table:formula="of:=MAX([.$J132])" office:value-type="float"/>
          <table:table-cell table:formula="of:=MAX([.$K132];[.$W132])" office:value-type="float"/>
          <table:table-cell table:formula="of:=MAX([.$L132];[.$X132])" office:value-type="float"/>
          <table:table-cell table:formula="of:=MAX([.$M132];[.$Y132])" office:value-type="float"/>
          <table:table-cell table:formula="of:=MAX([.$N132];[.$Z132])" office:value-type="float"/>
        </table:table-row>
        <table:table-row table:style-name="ro1">
          <table:table-cell office:value-type="string">
            <text:p>blocks.blocks-24-0.asp/5</text:p>
          </table:table-cell>
          <table:table-cell office:value-type="float" office:value="1.61006"/>
          <table:table-cell office:value-type="float" office:value="1.5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5228.0"/>
          <table:table-cell office:value-type="float" office:value="1396.0"/>
          <table:table-cell office:value-type="float" office:value="0.0"/>
          <table:table-cell office:value-type="float" office:value="0.0"/>
          <table:table-cell office:value-type="float" office:value="1.40565"/>
          <table:table-cell office:value-type="float" office:value="1.3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25228.0"/>
          <table:table-cell office:value-type="float" office:value="1396.0"/>
          <table:table-cell office:value-type="float" office:value="0.0"/>
          <table:table-cell office:value-type="float" office:value="0.0"/>
          <table:table-cell table:formula="of:=MIN([.$B133];[.$O133])" office:value-type="float"/>
          <table:table-cell table:formula="of:=MIN([.$C133];[.$P133])" office:value-type="float"/>
          <table:table-cell table:formula="of:=MIN([.$D133];[.$Q133])" office:value-type="float"/>
          <table:table-cell table:formula="of:=MIN([.$E133];[.$R133])" office:value-type="float"/>
          <table:table-cell table:formula="of:=MIN([.$F133];[.$S133])" office:value-type="float"/>
          <table:table-cell table:formula="of:=MIN([.$G133];[.$T133])" office:value-type="float"/>
          <table:table-cell table:formula="of:=MIN([.$H133];[.$U133])" office:value-type="float"/>
          <table:table-cell table:formula="of:=MIN([.$I133];[.$V133])" office:value-type="float"/>
          <table:table-cell table:formula="of:=MIN([.$J133])" office:value-type="float"/>
          <table:table-cell table:formula="of:=MIN([.$K133];[.$W133])" office:value-type="float"/>
          <table:table-cell table:formula="of:=MIN([.$L133];[.$X133])" office:value-type="float"/>
          <table:table-cell table:formula="of:=MIN([.$M133];[.$Y133])" office:value-type="float"/>
          <table:table-cell table:formula="of:=MIN([.$N133];[.$Z133])" office:value-type="float"/>
          <table:table-cell table:formula="of:=MEDIAN([.$B133];[.$O133])" office:value-type="float"/>
          <table:table-cell table:formula="of:=MEDIAN([.$C133];[.$P133])" office:value-type="float"/>
          <table:table-cell table:formula="of:=MEDIAN([.$D133];[.$Q133])" office:value-type="float"/>
          <table:table-cell table:formula="of:=MEDIAN([.$E133];[.$R133])" office:value-type="float"/>
          <table:table-cell table:formula="of:=MEDIAN([.$F133];[.$S133])" office:value-type="float"/>
          <table:table-cell table:formula="of:=MEDIAN([.$G133];[.$T133])" office:value-type="float"/>
          <table:table-cell table:formula="of:=MEDIAN([.$H133];[.$U133])" office:value-type="float"/>
          <table:table-cell table:formula="of:=MEDIAN([.$I133];[.$V133])" office:value-type="float"/>
          <table:table-cell table:formula="of:=MEDIAN([.$J133])" office:value-type="float"/>
          <table:table-cell table:formula="of:=MEDIAN([.$K133];[.$W133])" office:value-type="float"/>
          <table:table-cell table:formula="of:=MEDIAN([.$L133];[.$X133])" office:value-type="float"/>
          <table:table-cell table:formula="of:=MEDIAN([.$M133];[.$Y133])" office:value-type="float"/>
          <table:table-cell table:formula="of:=MEDIAN([.$N133];[.$Z133])" office:value-type="float"/>
          <table:table-cell table:formula="of:=MAX([.$B133];[.$O133])" office:value-type="float"/>
          <table:table-cell table:formula="of:=MAX([.$C133];[.$P133])" office:value-type="float"/>
          <table:table-cell table:formula="of:=MAX([.$D133];[.$Q133])" office:value-type="float"/>
          <table:table-cell table:formula="of:=MAX([.$E133];[.$R133])" office:value-type="float"/>
          <table:table-cell table:formula="of:=MAX([.$F133];[.$S133])" office:value-type="float"/>
          <table:table-cell table:formula="of:=MAX([.$G133];[.$T133])" office:value-type="float"/>
          <table:table-cell table:formula="of:=MAX([.$H133];[.$U133])" office:value-type="float"/>
          <table:table-cell table:formula="of:=MAX([.$I133];[.$V133])" office:value-type="float"/>
          <table:table-cell table:formula="of:=MAX([.$J133])" office:value-type="float"/>
          <table:table-cell table:formula="of:=MAX([.$K133];[.$W133])" office:value-type="float"/>
          <table:table-cell table:formula="of:=MAX([.$L133];[.$X133])" office:value-type="float"/>
          <table:table-cell table:formula="of:=MAX([.$M133];[.$Y133])" office:value-type="float"/>
          <table:table-cell table:formula="of:=MAX([.$N133];[.$Z133])" office:value-type="float"/>
        </table:table-row>
        <table:table-row table:style-name="ro1">
          <table:table-cell office:value-type="string">
            <text:p>blocks.blocks-24-0.asp/6</text:p>
          </table:table-cell>
          <table:table-cell office:value-type="float" office:value="2.05385"/>
          <table:table-cell office:value-type="float" office:value="1.9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6081.0"/>
          <table:table-cell office:value-type="float" office:value="2021.0"/>
          <table:table-cell office:value-type="float" office:value="0.0"/>
          <table:table-cell office:value-type="float" office:value="0.0"/>
          <table:table-cell office:value-type="float" office:value="1.9062"/>
          <table:table-cell office:value-type="float" office:value="1.8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56081.0"/>
          <table:table-cell office:value-type="float" office:value="2021.0"/>
          <table:table-cell office:value-type="float" office:value="0.0"/>
          <table:table-cell office:value-type="float" office:value="0.0"/>
          <table:table-cell table:formula="of:=MIN([.$B134];[.$O134])" office:value-type="float"/>
          <table:table-cell table:formula="of:=MIN([.$C134];[.$P134])" office:value-type="float"/>
          <table:table-cell table:formula="of:=MIN([.$D134];[.$Q134])" office:value-type="float"/>
          <table:table-cell table:formula="of:=MIN([.$E134];[.$R134])" office:value-type="float"/>
          <table:table-cell table:formula="of:=MIN([.$F134];[.$S134])" office:value-type="float"/>
          <table:table-cell table:formula="of:=MIN([.$G134];[.$T134])" office:value-type="float"/>
          <table:table-cell table:formula="of:=MIN([.$H134];[.$U134])" office:value-type="float"/>
          <table:table-cell table:formula="of:=MIN([.$I134];[.$V134])" office:value-type="float"/>
          <table:table-cell table:formula="of:=MIN([.$J134])" office:value-type="float"/>
          <table:table-cell table:formula="of:=MIN([.$K134];[.$W134])" office:value-type="float"/>
          <table:table-cell table:formula="of:=MIN([.$L134];[.$X134])" office:value-type="float"/>
          <table:table-cell table:formula="of:=MIN([.$M134];[.$Y134])" office:value-type="float"/>
          <table:table-cell table:formula="of:=MIN([.$N134];[.$Z134])" office:value-type="float"/>
          <table:table-cell table:formula="of:=MEDIAN([.$B134];[.$O134])" office:value-type="float"/>
          <table:table-cell table:formula="of:=MEDIAN([.$C134];[.$P134])" office:value-type="float"/>
          <table:table-cell table:formula="of:=MEDIAN([.$D134];[.$Q134])" office:value-type="float"/>
          <table:table-cell table:formula="of:=MEDIAN([.$E134];[.$R134])" office:value-type="float"/>
          <table:table-cell table:formula="of:=MEDIAN([.$F134];[.$S134])" office:value-type="float"/>
          <table:table-cell table:formula="of:=MEDIAN([.$G134];[.$T134])" office:value-type="float"/>
          <table:table-cell table:formula="of:=MEDIAN([.$H134];[.$U134])" office:value-type="float"/>
          <table:table-cell table:formula="of:=MEDIAN([.$I134];[.$V134])" office:value-type="float"/>
          <table:table-cell table:formula="of:=MEDIAN([.$J134])" office:value-type="float"/>
          <table:table-cell table:formula="of:=MEDIAN([.$K134];[.$W134])" office:value-type="float"/>
          <table:table-cell table:formula="of:=MEDIAN([.$L134];[.$X134])" office:value-type="float"/>
          <table:table-cell table:formula="of:=MEDIAN([.$M134];[.$Y134])" office:value-type="float"/>
          <table:table-cell table:formula="of:=MEDIAN([.$N134];[.$Z134])" office:value-type="float"/>
          <table:table-cell table:formula="of:=MAX([.$B134];[.$O134])" office:value-type="float"/>
          <table:table-cell table:formula="of:=MAX([.$C134];[.$P134])" office:value-type="float"/>
          <table:table-cell table:formula="of:=MAX([.$D134];[.$Q134])" office:value-type="float"/>
          <table:table-cell table:formula="of:=MAX([.$E134];[.$R134])" office:value-type="float"/>
          <table:table-cell table:formula="of:=MAX([.$F134];[.$S134])" office:value-type="float"/>
          <table:table-cell table:formula="of:=MAX([.$G134];[.$T134])" office:value-type="float"/>
          <table:table-cell table:formula="of:=MAX([.$H134];[.$U134])" office:value-type="float"/>
          <table:table-cell table:formula="of:=MAX([.$I134];[.$V134])" office:value-type="float"/>
          <table:table-cell table:formula="of:=MAX([.$J134])" office:value-type="float"/>
          <table:table-cell table:formula="of:=MAX([.$K134];[.$W134])" office:value-type="float"/>
          <table:table-cell table:formula="of:=MAX([.$L134];[.$X134])" office:value-type="float"/>
          <table:table-cell table:formula="of:=MAX([.$M134];[.$Y134])" office:value-type="float"/>
          <table:table-cell table:formula="of:=MAX([.$N134];[.$Z134])" office:value-type="float"/>
        </table:table-row>
        <table:table-row table:style-name="ro1">
          <table:table-cell office:value-type="string">
            <text:p>blocks.blocks-24-0.asp/7</text:p>
          </table:table-cell>
          <table:table-cell office:value-type="float" office:value="2.36528"/>
          <table:table-cell office:value-type="float" office:value="2.2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6934.0"/>
          <table:table-cell office:value-type="float" office:value="2646.0"/>
          <table:table-cell office:value-type="float" office:value="0.0"/>
          <table:table-cell office:value-type="float" office:value="0.0"/>
          <table:table-cell office:value-type="float" office:value="2.10056"/>
          <table:table-cell office:value-type="float" office:value="2.0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86934.0"/>
          <table:table-cell office:value-type="float" office:value="2646.0"/>
          <table:table-cell office:value-type="float" office:value="0.0"/>
          <table:table-cell office:value-type="float" office:value="0.0"/>
          <table:table-cell table:formula="of:=MIN([.$B135];[.$O135])" office:value-type="float"/>
          <table:table-cell table:formula="of:=MIN([.$C135];[.$P135])" office:value-type="float"/>
          <table:table-cell table:formula="of:=MIN([.$D135];[.$Q135])" office:value-type="float"/>
          <table:table-cell table:formula="of:=MIN([.$E135];[.$R135])" office:value-type="float"/>
          <table:table-cell table:formula="of:=MIN([.$F135];[.$S135])" office:value-type="float"/>
          <table:table-cell table:formula="of:=MIN([.$G135];[.$T135])" office:value-type="float"/>
          <table:table-cell table:formula="of:=MIN([.$H135];[.$U135])" office:value-type="float"/>
          <table:table-cell table:formula="of:=MIN([.$I135];[.$V135])" office:value-type="float"/>
          <table:table-cell table:formula="of:=MIN([.$J135])" office:value-type="float"/>
          <table:table-cell table:formula="of:=MIN([.$K135];[.$W135])" office:value-type="float"/>
          <table:table-cell table:formula="of:=MIN([.$L135];[.$X135])" office:value-type="float"/>
          <table:table-cell table:formula="of:=MIN([.$M135];[.$Y135])" office:value-type="float"/>
          <table:table-cell table:formula="of:=MIN([.$N135];[.$Z135])" office:value-type="float"/>
          <table:table-cell table:formula="of:=MEDIAN([.$B135];[.$O135])" office:value-type="float"/>
          <table:table-cell table:formula="of:=MEDIAN([.$C135];[.$P135])" office:value-type="float"/>
          <table:table-cell table:formula="of:=MEDIAN([.$D135];[.$Q135])" office:value-type="float"/>
          <table:table-cell table:formula="of:=MEDIAN([.$E135];[.$R135])" office:value-type="float"/>
          <table:table-cell table:formula="of:=MEDIAN([.$F135];[.$S135])" office:value-type="float"/>
          <table:table-cell table:formula="of:=MEDIAN([.$G135];[.$T135])" office:value-type="float"/>
          <table:table-cell table:formula="of:=MEDIAN([.$H135];[.$U135])" office:value-type="float"/>
          <table:table-cell table:formula="of:=MEDIAN([.$I135];[.$V135])" office:value-type="float"/>
          <table:table-cell table:formula="of:=MEDIAN([.$J135])" office:value-type="float"/>
          <table:table-cell table:formula="of:=MEDIAN([.$K135];[.$W135])" office:value-type="float"/>
          <table:table-cell table:formula="of:=MEDIAN([.$L135];[.$X135])" office:value-type="float"/>
          <table:table-cell table:formula="of:=MEDIAN([.$M135];[.$Y135])" office:value-type="float"/>
          <table:table-cell table:formula="of:=MEDIAN([.$N135];[.$Z135])" office:value-type="float"/>
          <table:table-cell table:formula="of:=MAX([.$B135];[.$O135])" office:value-type="float"/>
          <table:table-cell table:formula="of:=MAX([.$C135];[.$P135])" office:value-type="float"/>
          <table:table-cell table:formula="of:=MAX([.$D135];[.$Q135])" office:value-type="float"/>
          <table:table-cell table:formula="of:=MAX([.$E135];[.$R135])" office:value-type="float"/>
          <table:table-cell table:formula="of:=MAX([.$F135];[.$S135])" office:value-type="float"/>
          <table:table-cell table:formula="of:=MAX([.$G135];[.$T135])" office:value-type="float"/>
          <table:table-cell table:formula="of:=MAX([.$H135];[.$U135])" office:value-type="float"/>
          <table:table-cell table:formula="of:=MAX([.$I135];[.$V135])" office:value-type="float"/>
          <table:table-cell table:formula="of:=MAX([.$J135])" office:value-type="float"/>
          <table:table-cell table:formula="of:=MAX([.$K135];[.$W135])" office:value-type="float"/>
          <table:table-cell table:formula="of:=MAX([.$L135];[.$X135])" office:value-type="float"/>
          <table:table-cell table:formula="of:=MAX([.$M135];[.$Y135])" office:value-type="float"/>
          <table:table-cell table:formula="of:=MAX([.$N135];[.$Z135])" office:value-type="float"/>
        </table:table-row>
        <table:table-row table:style-name="ro1">
          <table:table-cell office:value-type="string">
            <text:p>blocks.blocks-24-0.asp/8</text:p>
          </table:table-cell>
          <table:table-cell office:value-type="float" office:value="2.79887"/>
          <table:table-cell office:value-type="float" office:value="2.7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7787.0"/>
          <table:table-cell office:value-type="float" office:value="3271.0"/>
          <table:table-cell office:value-type="float" office:value="0.0"/>
          <table:table-cell office:value-type="float" office:value="0.0"/>
          <table:table-cell office:value-type="float" office:value="2.48766"/>
          <table:table-cell office:value-type="float" office:value="2.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17787.0"/>
          <table:table-cell office:value-type="float" office:value="3271.0"/>
          <table:table-cell office:value-type="float" office:value="0.0"/>
          <table:table-cell office:value-type="float" office:value="0.0"/>
          <table:table-cell table:formula="of:=MIN([.$B136];[.$O136])" office:value-type="float"/>
          <table:table-cell table:formula="of:=MIN([.$C136];[.$P136])" office:value-type="float"/>
          <table:table-cell table:formula="of:=MIN([.$D136];[.$Q136])" office:value-type="float"/>
          <table:table-cell table:formula="of:=MIN([.$E136];[.$R136])" office:value-type="float"/>
          <table:table-cell table:formula="of:=MIN([.$F136];[.$S136])" office:value-type="float"/>
          <table:table-cell table:formula="of:=MIN([.$G136];[.$T136])" office:value-type="float"/>
          <table:table-cell table:formula="of:=MIN([.$H136];[.$U136])" office:value-type="float"/>
          <table:table-cell table:formula="of:=MIN([.$I136];[.$V136])" office:value-type="float"/>
          <table:table-cell table:formula="of:=MIN([.$J136])" office:value-type="float"/>
          <table:table-cell table:formula="of:=MIN([.$K136];[.$W136])" office:value-type="float"/>
          <table:table-cell table:formula="of:=MIN([.$L136];[.$X136])" office:value-type="float"/>
          <table:table-cell table:formula="of:=MIN([.$M136];[.$Y136])" office:value-type="float"/>
          <table:table-cell table:formula="of:=MIN([.$N136];[.$Z136])" office:value-type="float"/>
          <table:table-cell table:formula="of:=MEDIAN([.$B136];[.$O136])" office:value-type="float"/>
          <table:table-cell table:formula="of:=MEDIAN([.$C136];[.$P136])" office:value-type="float"/>
          <table:table-cell table:formula="of:=MEDIAN([.$D136];[.$Q136])" office:value-type="float"/>
          <table:table-cell table:formula="of:=MEDIAN([.$E136];[.$R136])" office:value-type="float"/>
          <table:table-cell table:formula="of:=MEDIAN([.$F136];[.$S136])" office:value-type="float"/>
          <table:table-cell table:formula="of:=MEDIAN([.$G136];[.$T136])" office:value-type="float"/>
          <table:table-cell table:formula="of:=MEDIAN([.$H136];[.$U136])" office:value-type="float"/>
          <table:table-cell table:formula="of:=MEDIAN([.$I136];[.$V136])" office:value-type="float"/>
          <table:table-cell table:formula="of:=MEDIAN([.$J136])" office:value-type="float"/>
          <table:table-cell table:formula="of:=MEDIAN([.$K136];[.$W136])" office:value-type="float"/>
          <table:table-cell table:formula="of:=MEDIAN([.$L136];[.$X136])" office:value-type="float"/>
          <table:table-cell table:formula="of:=MEDIAN([.$M136];[.$Y136])" office:value-type="float"/>
          <table:table-cell table:formula="of:=MEDIAN([.$N136];[.$Z136])" office:value-type="float"/>
          <table:table-cell table:formula="of:=MAX([.$B136];[.$O136])" office:value-type="float"/>
          <table:table-cell table:formula="of:=MAX([.$C136];[.$P136])" office:value-type="float"/>
          <table:table-cell table:formula="of:=MAX([.$D136];[.$Q136])" office:value-type="float"/>
          <table:table-cell table:formula="of:=MAX([.$E136];[.$R136])" office:value-type="float"/>
          <table:table-cell table:formula="of:=MAX([.$F136];[.$S136])" office:value-type="float"/>
          <table:table-cell table:formula="of:=MAX([.$G136];[.$T136])" office:value-type="float"/>
          <table:table-cell table:formula="of:=MAX([.$H136];[.$U136])" office:value-type="float"/>
          <table:table-cell table:formula="of:=MAX([.$I136];[.$V136])" office:value-type="float"/>
          <table:table-cell table:formula="of:=MAX([.$J136])" office:value-type="float"/>
          <table:table-cell table:formula="of:=MAX([.$K136];[.$W136])" office:value-type="float"/>
          <table:table-cell table:formula="of:=MAX([.$L136];[.$X136])" office:value-type="float"/>
          <table:table-cell table:formula="of:=MAX([.$M136];[.$Y136])" office:value-type="float"/>
          <table:table-cell table:formula="of:=MAX([.$N136];[.$Z136])" office:value-type="float"/>
        </table:table-row>
        <table:table-row table:style-name="ro1">
          <table:table-cell office:value-type="string">
            <text:p>blocks.blocks-24-0.asp/9</text:p>
          </table:table-cell>
          <table:table-cell office:value-type="float" office:value="3.13469"/>
          <table:table-cell office:value-type="float" office:value="3.0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8640.0"/>
          <table:table-cell office:value-type="float" office:value="3896.0"/>
          <table:table-cell office:value-type="float" office:value="0.0"/>
          <table:table-cell office:value-type="float" office:value="0.0"/>
          <table:table-cell office:value-type="float" office:value="2.79466"/>
          <table:table-cell office:value-type="float" office:value="2.7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48640.0"/>
          <table:table-cell office:value-type="float" office:value="3896.0"/>
          <table:table-cell office:value-type="float" office:value="0.0"/>
          <table:table-cell office:value-type="float" office:value="0.0"/>
          <table:table-cell table:formula="of:=MIN([.$B137];[.$O137])" office:value-type="float"/>
          <table:table-cell table:formula="of:=MIN([.$C137];[.$P137])" office:value-type="float"/>
          <table:table-cell table:formula="of:=MIN([.$D137];[.$Q137])" office:value-type="float"/>
          <table:table-cell table:formula="of:=MIN([.$E137];[.$R137])" office:value-type="float"/>
          <table:table-cell table:formula="of:=MIN([.$F137];[.$S137])" office:value-type="float"/>
          <table:table-cell table:formula="of:=MIN([.$G137];[.$T137])" office:value-type="float"/>
          <table:table-cell table:formula="of:=MIN([.$H137];[.$U137])" office:value-type="float"/>
          <table:table-cell table:formula="of:=MIN([.$I137];[.$V137])" office:value-type="float"/>
          <table:table-cell table:formula="of:=MIN([.$J137])" office:value-type="float"/>
          <table:table-cell table:formula="of:=MIN([.$K137];[.$W137])" office:value-type="float"/>
          <table:table-cell table:formula="of:=MIN([.$L137];[.$X137])" office:value-type="float"/>
          <table:table-cell table:formula="of:=MIN([.$M137];[.$Y137])" office:value-type="float"/>
          <table:table-cell table:formula="of:=MIN([.$N137];[.$Z137])" office:value-type="float"/>
          <table:table-cell table:formula="of:=MEDIAN([.$B137];[.$O137])" office:value-type="float"/>
          <table:table-cell table:formula="of:=MEDIAN([.$C137];[.$P137])" office:value-type="float"/>
          <table:table-cell table:formula="of:=MEDIAN([.$D137];[.$Q137])" office:value-type="float"/>
          <table:table-cell table:formula="of:=MEDIAN([.$E137];[.$R137])" office:value-type="float"/>
          <table:table-cell table:formula="of:=MEDIAN([.$F137];[.$S137])" office:value-type="float"/>
          <table:table-cell table:formula="of:=MEDIAN([.$G137];[.$T137])" office:value-type="float"/>
          <table:table-cell table:formula="of:=MEDIAN([.$H137];[.$U137])" office:value-type="float"/>
          <table:table-cell table:formula="of:=MEDIAN([.$I137];[.$V137])" office:value-type="float"/>
          <table:table-cell table:formula="of:=MEDIAN([.$J137])" office:value-type="float"/>
          <table:table-cell table:formula="of:=MEDIAN([.$K137];[.$W137])" office:value-type="float"/>
          <table:table-cell table:formula="of:=MEDIAN([.$L137];[.$X137])" office:value-type="float"/>
          <table:table-cell table:formula="of:=MEDIAN([.$M137];[.$Y137])" office:value-type="float"/>
          <table:table-cell table:formula="of:=MEDIAN([.$N137];[.$Z137])" office:value-type="float"/>
          <table:table-cell table:formula="of:=MAX([.$B137];[.$O137])" office:value-type="float"/>
          <table:table-cell table:formula="of:=MAX([.$C137];[.$P137])" office:value-type="float"/>
          <table:table-cell table:formula="of:=MAX([.$D137];[.$Q137])" office:value-type="float"/>
          <table:table-cell table:formula="of:=MAX([.$E137];[.$R137])" office:value-type="float"/>
          <table:table-cell table:formula="of:=MAX([.$F137];[.$S137])" office:value-type="float"/>
          <table:table-cell table:formula="of:=MAX([.$G137];[.$T137])" office:value-type="float"/>
          <table:table-cell table:formula="of:=MAX([.$H137];[.$U137])" office:value-type="float"/>
          <table:table-cell table:formula="of:=MAX([.$I137];[.$V137])" office:value-type="float"/>
          <table:table-cell table:formula="of:=MAX([.$J137])" office:value-type="float"/>
          <table:table-cell table:formula="of:=MAX([.$K137];[.$W137])" office:value-type="float"/>
          <table:table-cell table:formula="of:=MAX([.$L137];[.$X137])" office:value-type="float"/>
          <table:table-cell table:formula="of:=MAX([.$M137];[.$Y137])" office:value-type="float"/>
          <table:table-cell table:formula="of:=MAX([.$N137];[.$Z137])" office:value-type="float"/>
        </table:table-row>
        <table:table-row table:style-name="ro1">
          <table:table-cell office:value-type="string">
            <text:p>blocks.blocks-24-1.asp/1</text:p>
          </table:table-cell>
          <table:table-cell office:value-type="float" office:value="0.171133"/>
          <table:table-cell office:value-type="float" office:value="0.1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171537"/>
          <table:table-cell office:value-type="float" office:value="0.1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38];[.$O138])" office:value-type="float"/>
          <table:table-cell table:formula="of:=MIN([.$C138];[.$P138])" office:value-type="float"/>
          <table:table-cell table:formula="of:=MIN([.$D138];[.$Q138])" office:value-type="float"/>
          <table:table-cell table:formula="of:=MIN([.$E138];[.$R138])" office:value-type="float"/>
          <table:table-cell table:formula="of:=MIN([.$F138];[.$S138])" office:value-type="float"/>
          <table:table-cell table:formula="of:=MIN([.$G138];[.$T138])" office:value-type="float"/>
          <table:table-cell table:formula="of:=MIN([.$H138];[.$U138])" office:value-type="float"/>
          <table:table-cell table:formula="of:=MIN([.$I138];[.$V138])" office:value-type="float"/>
          <table:table-cell table:formula="of:=MIN([.$J138])" office:value-type="float"/>
          <table:table-cell table:formula="of:=MIN([.$K138];[.$W138])" office:value-type="float"/>
          <table:table-cell table:formula="of:=MIN([.$L138];[.$X138])" office:value-type="float"/>
          <table:table-cell table:formula="of:=MIN([.$M138];[.$Y138])" office:value-type="float"/>
          <table:table-cell table:formula="of:=MIN([.$N138];[.$Z138])" office:value-type="float"/>
          <table:table-cell table:formula="of:=MEDIAN([.$B138];[.$O138])" office:value-type="float"/>
          <table:table-cell table:formula="of:=MEDIAN([.$C138];[.$P138])" office:value-type="float"/>
          <table:table-cell table:formula="of:=MEDIAN([.$D138];[.$Q138])" office:value-type="float"/>
          <table:table-cell table:formula="of:=MEDIAN([.$E138];[.$R138])" office:value-type="float"/>
          <table:table-cell table:formula="of:=MEDIAN([.$F138];[.$S138])" office:value-type="float"/>
          <table:table-cell table:formula="of:=MEDIAN([.$G138];[.$T138])" office:value-type="float"/>
          <table:table-cell table:formula="of:=MEDIAN([.$H138];[.$U138])" office:value-type="float"/>
          <table:table-cell table:formula="of:=MEDIAN([.$I138];[.$V138])" office:value-type="float"/>
          <table:table-cell table:formula="of:=MEDIAN([.$J138])" office:value-type="float"/>
          <table:table-cell table:formula="of:=MEDIAN([.$K138];[.$W138])" office:value-type="float"/>
          <table:table-cell table:formula="of:=MEDIAN([.$L138];[.$X138])" office:value-type="float"/>
          <table:table-cell table:formula="of:=MEDIAN([.$M138];[.$Y138])" office:value-type="float"/>
          <table:table-cell table:formula="of:=MEDIAN([.$N138];[.$Z138])" office:value-type="float"/>
          <table:table-cell table:formula="of:=MAX([.$B138];[.$O138])" office:value-type="float"/>
          <table:table-cell table:formula="of:=MAX([.$C138];[.$P138])" office:value-type="float"/>
          <table:table-cell table:formula="of:=MAX([.$D138];[.$Q138])" office:value-type="float"/>
          <table:table-cell table:formula="of:=MAX([.$E138];[.$R138])" office:value-type="float"/>
          <table:table-cell table:formula="of:=MAX([.$F138];[.$S138])" office:value-type="float"/>
          <table:table-cell table:formula="of:=MAX([.$G138];[.$T138])" office:value-type="float"/>
          <table:table-cell table:formula="of:=MAX([.$H138];[.$U138])" office:value-type="float"/>
          <table:table-cell table:formula="of:=MAX([.$I138];[.$V138])" office:value-type="float"/>
          <table:table-cell table:formula="of:=MAX([.$J138])" office:value-type="float"/>
          <table:table-cell table:formula="of:=MAX([.$K138];[.$W138])" office:value-type="float"/>
          <table:table-cell table:formula="of:=MAX([.$L138];[.$X138])" office:value-type="float"/>
          <table:table-cell table:formula="of:=MAX([.$M138];[.$Y138])" office:value-type="float"/>
          <table:table-cell table:formula="of:=MAX([.$N138];[.$Z138])" office:value-type="float"/>
        </table:table-row>
        <table:table-row table:style-name="ro1">
          <table:table-cell office:value-type="string">
            <text:p>blocks.blocks-24-1.asp/10</text:p>
          </table:table-cell>
          <table:table-cell office:value-type="float" office:value="3.66455"/>
          <table:table-cell office:value-type="float" office:value="3.5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6932.0"/>
          <table:table-cell office:value-type="float" office:value="4156.0"/>
          <table:table-cell office:value-type="float" office:value="0.0"/>
          <table:table-cell office:value-type="float" office:value="0.0"/>
          <table:table-cell office:value-type="float" office:value="3.22865"/>
          <table:table-cell office:value-type="float" office:value="3.1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76932.0"/>
          <table:table-cell office:value-type="float" office:value="4156.0"/>
          <table:table-cell office:value-type="float" office:value="0.0"/>
          <table:table-cell office:value-type="float" office:value="0.0"/>
          <table:table-cell table:formula="of:=MIN([.$B139];[.$O139])" office:value-type="float"/>
          <table:table-cell table:formula="of:=MIN([.$C139];[.$P139])" office:value-type="float"/>
          <table:table-cell table:formula="of:=MIN([.$D139];[.$Q139])" office:value-type="float"/>
          <table:table-cell table:formula="of:=MIN([.$E139];[.$R139])" office:value-type="float"/>
          <table:table-cell table:formula="of:=MIN([.$F139];[.$S139])" office:value-type="float"/>
          <table:table-cell table:formula="of:=MIN([.$G139];[.$T139])" office:value-type="float"/>
          <table:table-cell table:formula="of:=MIN([.$H139];[.$U139])" office:value-type="float"/>
          <table:table-cell table:formula="of:=MIN([.$I139];[.$V139])" office:value-type="float"/>
          <table:table-cell table:formula="of:=MIN([.$J139])" office:value-type="float"/>
          <table:table-cell table:formula="of:=MIN([.$K139];[.$W139])" office:value-type="float"/>
          <table:table-cell table:formula="of:=MIN([.$L139];[.$X139])" office:value-type="float"/>
          <table:table-cell table:formula="of:=MIN([.$M139];[.$Y139])" office:value-type="float"/>
          <table:table-cell table:formula="of:=MIN([.$N139];[.$Z139])" office:value-type="float"/>
          <table:table-cell table:formula="of:=MEDIAN([.$B139];[.$O139])" office:value-type="float"/>
          <table:table-cell table:formula="of:=MEDIAN([.$C139];[.$P139])" office:value-type="float"/>
          <table:table-cell table:formula="of:=MEDIAN([.$D139];[.$Q139])" office:value-type="float"/>
          <table:table-cell table:formula="of:=MEDIAN([.$E139];[.$R139])" office:value-type="float"/>
          <table:table-cell table:formula="of:=MEDIAN([.$F139];[.$S139])" office:value-type="float"/>
          <table:table-cell table:formula="of:=MEDIAN([.$G139];[.$T139])" office:value-type="float"/>
          <table:table-cell table:formula="of:=MEDIAN([.$H139];[.$U139])" office:value-type="float"/>
          <table:table-cell table:formula="of:=MEDIAN([.$I139];[.$V139])" office:value-type="float"/>
          <table:table-cell table:formula="of:=MEDIAN([.$J139])" office:value-type="float"/>
          <table:table-cell table:formula="of:=MEDIAN([.$K139];[.$W139])" office:value-type="float"/>
          <table:table-cell table:formula="of:=MEDIAN([.$L139];[.$X139])" office:value-type="float"/>
          <table:table-cell table:formula="of:=MEDIAN([.$M139];[.$Y139])" office:value-type="float"/>
          <table:table-cell table:formula="of:=MEDIAN([.$N139];[.$Z139])" office:value-type="float"/>
          <table:table-cell table:formula="of:=MAX([.$B139];[.$O139])" office:value-type="float"/>
          <table:table-cell table:formula="of:=MAX([.$C139];[.$P139])" office:value-type="float"/>
          <table:table-cell table:formula="of:=MAX([.$D139];[.$Q139])" office:value-type="float"/>
          <table:table-cell table:formula="of:=MAX([.$E139];[.$R139])" office:value-type="float"/>
          <table:table-cell table:formula="of:=MAX([.$F139];[.$S139])" office:value-type="float"/>
          <table:table-cell table:formula="of:=MAX([.$G139];[.$T139])" office:value-type="float"/>
          <table:table-cell table:formula="of:=MAX([.$H139];[.$U139])" office:value-type="float"/>
          <table:table-cell table:formula="of:=MAX([.$I139];[.$V139])" office:value-type="float"/>
          <table:table-cell table:formula="of:=MAX([.$J139])" office:value-type="float"/>
          <table:table-cell table:formula="of:=MAX([.$K139];[.$W139])" office:value-type="float"/>
          <table:table-cell table:formula="of:=MAX([.$L139];[.$X139])" office:value-type="float"/>
          <table:table-cell table:formula="of:=MAX([.$M139];[.$Y139])" office:value-type="float"/>
          <table:table-cell table:formula="of:=MAX([.$N139];[.$Z139])" office:value-type="float"/>
        </table:table-row>
        <table:table-row table:style-name="ro1">
          <table:table-cell office:value-type="string">
            <text:p>blocks.blocks-24-1.asp/11</text:p>
          </table:table-cell>
          <table:table-cell office:value-type="float" office:value="3.99733"/>
          <table:table-cell office:value-type="float" office:value="3.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7785.0"/>
          <table:table-cell office:value-type="float" office:value="4781.0"/>
          <table:table-cell office:value-type="float" office:value="0.0"/>
          <table:table-cell office:value-type="float" office:value="0.0"/>
          <table:table-cell office:value-type="float" office:value="3.48091"/>
          <table:table-cell office:value-type="float" office:value="3.3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07785.0"/>
          <table:table-cell office:value-type="float" office:value="4781.0"/>
          <table:table-cell office:value-type="float" office:value="0.0"/>
          <table:table-cell office:value-type="float" office:value="0.0"/>
          <table:table-cell table:formula="of:=MIN([.$B140];[.$O140])" office:value-type="float"/>
          <table:table-cell table:formula="of:=MIN([.$C140];[.$P140])" office:value-type="float"/>
          <table:table-cell table:formula="of:=MIN([.$D140];[.$Q140])" office:value-type="float"/>
          <table:table-cell table:formula="of:=MIN([.$E140];[.$R140])" office:value-type="float"/>
          <table:table-cell table:formula="of:=MIN([.$F140];[.$S140])" office:value-type="float"/>
          <table:table-cell table:formula="of:=MIN([.$G140];[.$T140])" office:value-type="float"/>
          <table:table-cell table:formula="of:=MIN([.$H140];[.$U140])" office:value-type="float"/>
          <table:table-cell table:formula="of:=MIN([.$I140];[.$V140])" office:value-type="float"/>
          <table:table-cell table:formula="of:=MIN([.$J140])" office:value-type="float"/>
          <table:table-cell table:formula="of:=MIN([.$K140];[.$W140])" office:value-type="float"/>
          <table:table-cell table:formula="of:=MIN([.$L140];[.$X140])" office:value-type="float"/>
          <table:table-cell table:formula="of:=MIN([.$M140];[.$Y140])" office:value-type="float"/>
          <table:table-cell table:formula="of:=MIN([.$N140];[.$Z140])" office:value-type="float"/>
          <table:table-cell table:formula="of:=MEDIAN([.$B140];[.$O140])" office:value-type="float"/>
          <table:table-cell table:formula="of:=MEDIAN([.$C140];[.$P140])" office:value-type="float"/>
          <table:table-cell table:formula="of:=MEDIAN([.$D140];[.$Q140])" office:value-type="float"/>
          <table:table-cell table:formula="of:=MEDIAN([.$E140];[.$R140])" office:value-type="float"/>
          <table:table-cell table:formula="of:=MEDIAN([.$F140];[.$S140])" office:value-type="float"/>
          <table:table-cell table:formula="of:=MEDIAN([.$G140];[.$T140])" office:value-type="float"/>
          <table:table-cell table:formula="of:=MEDIAN([.$H140];[.$U140])" office:value-type="float"/>
          <table:table-cell table:formula="of:=MEDIAN([.$I140];[.$V140])" office:value-type="float"/>
          <table:table-cell table:formula="of:=MEDIAN([.$J140])" office:value-type="float"/>
          <table:table-cell table:formula="of:=MEDIAN([.$K140];[.$W140])" office:value-type="float"/>
          <table:table-cell table:formula="of:=MEDIAN([.$L140];[.$X140])" office:value-type="float"/>
          <table:table-cell table:formula="of:=MEDIAN([.$M140];[.$Y140])" office:value-type="float"/>
          <table:table-cell table:formula="of:=MEDIAN([.$N140];[.$Z140])" office:value-type="float"/>
          <table:table-cell table:formula="of:=MAX([.$B140];[.$O140])" office:value-type="float"/>
          <table:table-cell table:formula="of:=MAX([.$C140];[.$P140])" office:value-type="float"/>
          <table:table-cell table:formula="of:=MAX([.$D140];[.$Q140])" office:value-type="float"/>
          <table:table-cell table:formula="of:=MAX([.$E140];[.$R140])" office:value-type="float"/>
          <table:table-cell table:formula="of:=MAX([.$F140];[.$S140])" office:value-type="float"/>
          <table:table-cell table:formula="of:=MAX([.$G140];[.$T140])" office:value-type="float"/>
          <table:table-cell table:formula="of:=MAX([.$H140];[.$U140])" office:value-type="float"/>
          <table:table-cell table:formula="of:=MAX([.$I140];[.$V140])" office:value-type="float"/>
          <table:table-cell table:formula="of:=MAX([.$J140])" office:value-type="float"/>
          <table:table-cell table:formula="of:=MAX([.$K140];[.$W140])" office:value-type="float"/>
          <table:table-cell table:formula="of:=MAX([.$L140];[.$X140])" office:value-type="float"/>
          <table:table-cell table:formula="of:=MAX([.$M140];[.$Y140])" office:value-type="float"/>
          <table:table-cell table:formula="of:=MAX([.$N140];[.$Z140])" office:value-type="float"/>
        </table:table-row>
        <table:table-row table:style-name="ro1">
          <table:table-cell office:value-type="string">
            <text:p>blocks.blocks-24-1.asp/12</text:p>
          </table:table-cell>
          <table:table-cell office:value-type="float" office:value="4.35957"/>
          <table:table-cell office:value-type="float" office:value="4.2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8638.0"/>
          <table:table-cell office:value-type="float" office:value="5406.0"/>
          <table:table-cell office:value-type="float" office:value="0.0"/>
          <table:table-cell office:value-type="float" office:value="0.0"/>
          <table:table-cell office:value-type="float" office:value="3.8226"/>
          <table:table-cell office:value-type="float" office:value="3.7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38638.0"/>
          <table:table-cell office:value-type="float" office:value="5406.0"/>
          <table:table-cell office:value-type="float" office:value="0.0"/>
          <table:table-cell office:value-type="float" office:value="0.0"/>
          <table:table-cell table:formula="of:=MIN([.$B141];[.$O141])" office:value-type="float"/>
          <table:table-cell table:formula="of:=MIN([.$C141];[.$P141])" office:value-type="float"/>
          <table:table-cell table:formula="of:=MIN([.$D141];[.$Q141])" office:value-type="float"/>
          <table:table-cell table:formula="of:=MIN([.$E141];[.$R141])" office:value-type="float"/>
          <table:table-cell table:formula="of:=MIN([.$F141];[.$S141])" office:value-type="float"/>
          <table:table-cell table:formula="of:=MIN([.$G141];[.$T141])" office:value-type="float"/>
          <table:table-cell table:formula="of:=MIN([.$H141];[.$U141])" office:value-type="float"/>
          <table:table-cell table:formula="of:=MIN([.$I141];[.$V141])" office:value-type="float"/>
          <table:table-cell table:formula="of:=MIN([.$J141])" office:value-type="float"/>
          <table:table-cell table:formula="of:=MIN([.$K141];[.$W141])" office:value-type="float"/>
          <table:table-cell table:formula="of:=MIN([.$L141];[.$X141])" office:value-type="float"/>
          <table:table-cell table:formula="of:=MIN([.$M141];[.$Y141])" office:value-type="float"/>
          <table:table-cell table:formula="of:=MIN([.$N141];[.$Z141])" office:value-type="float"/>
          <table:table-cell table:formula="of:=MEDIAN([.$B141];[.$O141])" office:value-type="float"/>
          <table:table-cell table:formula="of:=MEDIAN([.$C141];[.$P141])" office:value-type="float"/>
          <table:table-cell table:formula="of:=MEDIAN([.$D141];[.$Q141])" office:value-type="float"/>
          <table:table-cell table:formula="of:=MEDIAN([.$E141];[.$R141])" office:value-type="float"/>
          <table:table-cell table:formula="of:=MEDIAN([.$F141];[.$S141])" office:value-type="float"/>
          <table:table-cell table:formula="of:=MEDIAN([.$G141];[.$T141])" office:value-type="float"/>
          <table:table-cell table:formula="of:=MEDIAN([.$H141];[.$U141])" office:value-type="float"/>
          <table:table-cell table:formula="of:=MEDIAN([.$I141];[.$V141])" office:value-type="float"/>
          <table:table-cell table:formula="of:=MEDIAN([.$J141])" office:value-type="float"/>
          <table:table-cell table:formula="of:=MEDIAN([.$K141];[.$W141])" office:value-type="float"/>
          <table:table-cell table:formula="of:=MEDIAN([.$L141];[.$X141])" office:value-type="float"/>
          <table:table-cell table:formula="of:=MEDIAN([.$M141];[.$Y141])" office:value-type="float"/>
          <table:table-cell table:formula="of:=MEDIAN([.$N141];[.$Z141])" office:value-type="float"/>
          <table:table-cell table:formula="of:=MAX([.$B141];[.$O141])" office:value-type="float"/>
          <table:table-cell table:formula="of:=MAX([.$C141];[.$P141])" office:value-type="float"/>
          <table:table-cell table:formula="of:=MAX([.$D141];[.$Q141])" office:value-type="float"/>
          <table:table-cell table:formula="of:=MAX([.$E141];[.$R141])" office:value-type="float"/>
          <table:table-cell table:formula="of:=MAX([.$F141];[.$S141])" office:value-type="float"/>
          <table:table-cell table:formula="of:=MAX([.$G141];[.$T141])" office:value-type="float"/>
          <table:table-cell table:formula="of:=MAX([.$H141];[.$U141])" office:value-type="float"/>
          <table:table-cell table:formula="of:=MAX([.$I141];[.$V141])" office:value-type="float"/>
          <table:table-cell table:formula="of:=MAX([.$J141])" office:value-type="float"/>
          <table:table-cell table:formula="of:=MAX([.$K141];[.$W141])" office:value-type="float"/>
          <table:table-cell table:formula="of:=MAX([.$L141];[.$X141])" office:value-type="float"/>
          <table:table-cell table:formula="of:=MAX([.$M141];[.$Y141])" office:value-type="float"/>
          <table:table-cell table:formula="of:=MAX([.$N141];[.$Z141])" office:value-type="float"/>
        </table:table-row>
        <table:table-row table:style-name="ro1">
          <table:table-cell office:value-type="string">
            <text:p>blocks.blocks-24-1.asp/13</text:p>
          </table:table-cell>
          <table:table-cell office:value-type="float" office:value="4.72259"/>
          <table:table-cell office:value-type="float" office:value="4.6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69491.0"/>
          <table:table-cell office:value-type="float" office:value="6031.0"/>
          <table:table-cell office:value-type="float" office:value="0.0"/>
          <table:table-cell office:value-type="float" office:value="0.0"/>
          <table:table-cell office:value-type="float" office:value="4.45868"/>
          <table:table-cell office:value-type="float" office:value="4.3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69491.0"/>
          <table:table-cell office:value-type="float" office:value="6031.0"/>
          <table:table-cell office:value-type="float" office:value="0.0"/>
          <table:table-cell office:value-type="float" office:value="0.0"/>
          <table:table-cell table:formula="of:=MIN([.$B142];[.$O142])" office:value-type="float"/>
          <table:table-cell table:formula="of:=MIN([.$C142];[.$P142])" office:value-type="float"/>
          <table:table-cell table:formula="of:=MIN([.$D142];[.$Q142])" office:value-type="float"/>
          <table:table-cell table:formula="of:=MIN([.$E142];[.$R142])" office:value-type="float"/>
          <table:table-cell table:formula="of:=MIN([.$F142];[.$S142])" office:value-type="float"/>
          <table:table-cell table:formula="of:=MIN([.$G142];[.$T142])" office:value-type="float"/>
          <table:table-cell table:formula="of:=MIN([.$H142];[.$U142])" office:value-type="float"/>
          <table:table-cell table:formula="of:=MIN([.$I142];[.$V142])" office:value-type="float"/>
          <table:table-cell table:formula="of:=MIN([.$J142])" office:value-type="float"/>
          <table:table-cell table:formula="of:=MIN([.$K142];[.$W142])" office:value-type="float"/>
          <table:table-cell table:formula="of:=MIN([.$L142];[.$X142])" office:value-type="float"/>
          <table:table-cell table:formula="of:=MIN([.$M142];[.$Y142])" office:value-type="float"/>
          <table:table-cell table:formula="of:=MIN([.$N142];[.$Z142])" office:value-type="float"/>
          <table:table-cell table:formula="of:=MEDIAN([.$B142];[.$O142])" office:value-type="float"/>
          <table:table-cell table:formula="of:=MEDIAN([.$C142];[.$P142])" office:value-type="float"/>
          <table:table-cell table:formula="of:=MEDIAN([.$D142];[.$Q142])" office:value-type="float"/>
          <table:table-cell table:formula="of:=MEDIAN([.$E142];[.$R142])" office:value-type="float"/>
          <table:table-cell table:formula="of:=MEDIAN([.$F142];[.$S142])" office:value-type="float"/>
          <table:table-cell table:formula="of:=MEDIAN([.$G142];[.$T142])" office:value-type="float"/>
          <table:table-cell table:formula="of:=MEDIAN([.$H142];[.$U142])" office:value-type="float"/>
          <table:table-cell table:formula="of:=MEDIAN([.$I142];[.$V142])" office:value-type="float"/>
          <table:table-cell table:formula="of:=MEDIAN([.$J142])" office:value-type="float"/>
          <table:table-cell table:formula="of:=MEDIAN([.$K142];[.$W142])" office:value-type="float"/>
          <table:table-cell table:formula="of:=MEDIAN([.$L142];[.$X142])" office:value-type="float"/>
          <table:table-cell table:formula="of:=MEDIAN([.$M142];[.$Y142])" office:value-type="float"/>
          <table:table-cell table:formula="of:=MEDIAN([.$N142];[.$Z142])" office:value-type="float"/>
          <table:table-cell table:formula="of:=MAX([.$B142];[.$O142])" office:value-type="float"/>
          <table:table-cell table:formula="of:=MAX([.$C142];[.$P142])" office:value-type="float"/>
          <table:table-cell table:formula="of:=MAX([.$D142];[.$Q142])" office:value-type="float"/>
          <table:table-cell table:formula="of:=MAX([.$E142];[.$R142])" office:value-type="float"/>
          <table:table-cell table:formula="of:=MAX([.$F142];[.$S142])" office:value-type="float"/>
          <table:table-cell table:formula="of:=MAX([.$G142];[.$T142])" office:value-type="float"/>
          <table:table-cell table:formula="of:=MAX([.$H142];[.$U142])" office:value-type="float"/>
          <table:table-cell table:formula="of:=MAX([.$I142];[.$V142])" office:value-type="float"/>
          <table:table-cell table:formula="of:=MAX([.$J142])" office:value-type="float"/>
          <table:table-cell table:formula="of:=MAX([.$K142];[.$W142])" office:value-type="float"/>
          <table:table-cell table:formula="of:=MAX([.$L142];[.$X142])" office:value-type="float"/>
          <table:table-cell table:formula="of:=MAX([.$M142];[.$Y142])" office:value-type="float"/>
          <table:table-cell table:formula="of:=MAX([.$N142];[.$Z142])" office:value-type="float"/>
        </table:table-row>
        <table:table-row table:style-name="ro1">
          <table:table-cell office:value-type="string">
            <text:p>blocks.blocks-24-1.asp/14</text:p>
          </table:table-cell>
          <table:table-cell office:value-type="float" office:value="5.04622"/>
          <table:table-cell office:value-type="float" office:value="4.9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00344.0"/>
          <table:table-cell office:value-type="float" office:value="6656.0"/>
          <table:table-cell office:value-type="float" office:value="0.0"/>
          <table:table-cell office:value-type="float" office:value="0.0"/>
          <table:table-cell office:value-type="float" office:value="4.52024"/>
          <table:table-cell office:value-type="float" office:value="4.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00344.0"/>
          <table:table-cell office:value-type="float" office:value="6656.0"/>
          <table:table-cell office:value-type="float" office:value="0.0"/>
          <table:table-cell office:value-type="float" office:value="0.0"/>
          <table:table-cell table:formula="of:=MIN([.$B143];[.$O143])" office:value-type="float"/>
          <table:table-cell table:formula="of:=MIN([.$C143];[.$P143])" office:value-type="float"/>
          <table:table-cell table:formula="of:=MIN([.$D143];[.$Q143])" office:value-type="float"/>
          <table:table-cell table:formula="of:=MIN([.$E143];[.$R143])" office:value-type="float"/>
          <table:table-cell table:formula="of:=MIN([.$F143];[.$S143])" office:value-type="float"/>
          <table:table-cell table:formula="of:=MIN([.$G143];[.$T143])" office:value-type="float"/>
          <table:table-cell table:formula="of:=MIN([.$H143];[.$U143])" office:value-type="float"/>
          <table:table-cell table:formula="of:=MIN([.$I143];[.$V143])" office:value-type="float"/>
          <table:table-cell table:formula="of:=MIN([.$J143])" office:value-type="float"/>
          <table:table-cell table:formula="of:=MIN([.$K143];[.$W143])" office:value-type="float"/>
          <table:table-cell table:formula="of:=MIN([.$L143];[.$X143])" office:value-type="float"/>
          <table:table-cell table:formula="of:=MIN([.$M143];[.$Y143])" office:value-type="float"/>
          <table:table-cell table:formula="of:=MIN([.$N143];[.$Z143])" office:value-type="float"/>
          <table:table-cell table:formula="of:=MEDIAN([.$B143];[.$O143])" office:value-type="float"/>
          <table:table-cell table:formula="of:=MEDIAN([.$C143];[.$P143])" office:value-type="float"/>
          <table:table-cell table:formula="of:=MEDIAN([.$D143];[.$Q143])" office:value-type="float"/>
          <table:table-cell table:formula="of:=MEDIAN([.$E143];[.$R143])" office:value-type="float"/>
          <table:table-cell table:formula="of:=MEDIAN([.$F143];[.$S143])" office:value-type="float"/>
          <table:table-cell table:formula="of:=MEDIAN([.$G143];[.$T143])" office:value-type="float"/>
          <table:table-cell table:formula="of:=MEDIAN([.$H143];[.$U143])" office:value-type="float"/>
          <table:table-cell table:formula="of:=MEDIAN([.$I143];[.$V143])" office:value-type="float"/>
          <table:table-cell table:formula="of:=MEDIAN([.$J143])" office:value-type="float"/>
          <table:table-cell table:formula="of:=MEDIAN([.$K143];[.$W143])" office:value-type="float"/>
          <table:table-cell table:formula="of:=MEDIAN([.$L143];[.$X143])" office:value-type="float"/>
          <table:table-cell table:formula="of:=MEDIAN([.$M143];[.$Y143])" office:value-type="float"/>
          <table:table-cell table:formula="of:=MEDIAN([.$N143];[.$Z143])" office:value-type="float"/>
          <table:table-cell table:formula="of:=MAX([.$B143];[.$O143])" office:value-type="float"/>
          <table:table-cell table:formula="of:=MAX([.$C143];[.$P143])" office:value-type="float"/>
          <table:table-cell table:formula="of:=MAX([.$D143];[.$Q143])" office:value-type="float"/>
          <table:table-cell table:formula="of:=MAX([.$E143];[.$R143])" office:value-type="float"/>
          <table:table-cell table:formula="of:=MAX([.$F143];[.$S143])" office:value-type="float"/>
          <table:table-cell table:formula="of:=MAX([.$G143];[.$T143])" office:value-type="float"/>
          <table:table-cell table:formula="of:=MAX([.$H143];[.$U143])" office:value-type="float"/>
          <table:table-cell table:formula="of:=MAX([.$I143];[.$V143])" office:value-type="float"/>
          <table:table-cell table:formula="of:=MAX([.$J143])" office:value-type="float"/>
          <table:table-cell table:formula="of:=MAX([.$K143];[.$W143])" office:value-type="float"/>
          <table:table-cell table:formula="of:=MAX([.$L143];[.$X143])" office:value-type="float"/>
          <table:table-cell table:formula="of:=MAX([.$M143];[.$Y143])" office:value-type="float"/>
          <table:table-cell table:formula="of:=MAX([.$N143];[.$Z143])" office:value-type="float"/>
        </table:table-row>
        <table:table-row table:style-name="ro1">
          <table:table-cell office:value-type="string">
            <text:p>blocks.blocks-24-1.asp/15</text:p>
          </table:table-cell>
          <table:table-cell office:value-type="float" office:value="5.53547"/>
          <table:table-cell office:value-type="float" office:value="5.416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0.0"/>
          <table:table-cell office:value-type="float" office:value="30.0"/>
          <table:table-cell office:value-type="float" office:value="431197.0"/>
          <table:table-cell office:value-type="float" office:value="258587.0"/>
          <table:table-cell office:value-type="float" office:value="0.0"/>
          <table:table-cell office:value-type="float" office:value="0.0"/>
          <table:table-cell office:value-type="float" office:value="5.00981"/>
          <table:table-cell office:value-type="float" office:value="4.898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.0"/>
          <table:table-cell office:value-type="float" office:value="5715.0"/>
          <table:table-cell office:value-type="float" office:value="431197.0"/>
          <table:table-cell office:value-type="float" office:value="258587.0"/>
          <table:table-cell office:value-type="float" office:value="0.0"/>
          <table:table-cell office:value-type="float" office:value="0.0"/>
          <table:table-cell table:formula="of:=MIN([.$B144];[.$O144])" office:value-type="float"/>
          <table:table-cell table:formula="of:=MIN([.$C144];[.$P144])" office:value-type="float"/>
          <table:table-cell table:formula="of:=MIN([.$D144];[.$Q144])" office:value-type="float"/>
          <table:table-cell table:formula="of:=MIN([.$E144];[.$R144])" office:value-type="float"/>
          <table:table-cell table:formula="of:=MIN([.$F144];[.$S144])" office:value-type="float"/>
          <table:table-cell table:formula="of:=MIN([.$G144];[.$T144])" office:value-type="float"/>
          <table:table-cell table:formula="of:=MIN([.$H144];[.$U144])" office:value-type="float"/>
          <table:table-cell table:formula="of:=MIN([.$I144];[.$V144])" office:value-type="float"/>
          <table:table-cell table:formula="of:=MIN([.$J144])" office:value-type="float"/>
          <table:table-cell table:formula="of:=MIN([.$K144];[.$W144])" office:value-type="float"/>
          <table:table-cell table:formula="of:=MIN([.$L144];[.$X144])" office:value-type="float"/>
          <table:table-cell table:formula="of:=MIN([.$M144];[.$Y144])" office:value-type="float"/>
          <table:table-cell table:formula="of:=MIN([.$N144];[.$Z144])" office:value-type="float"/>
          <table:table-cell table:formula="of:=MEDIAN([.$B144];[.$O144])" office:value-type="float"/>
          <table:table-cell table:formula="of:=MEDIAN([.$C144];[.$P144])" office:value-type="float"/>
          <table:table-cell table:formula="of:=MEDIAN([.$D144];[.$Q144])" office:value-type="float"/>
          <table:table-cell table:formula="of:=MEDIAN([.$E144];[.$R144])" office:value-type="float"/>
          <table:table-cell table:formula="of:=MEDIAN([.$F144];[.$S144])" office:value-type="float"/>
          <table:table-cell table:formula="of:=MEDIAN([.$G144];[.$T144])" office:value-type="float"/>
          <table:table-cell table:formula="of:=MEDIAN([.$H144];[.$U144])" office:value-type="float"/>
          <table:table-cell table:formula="of:=MEDIAN([.$I144];[.$V144])" office:value-type="float"/>
          <table:table-cell table:formula="of:=MEDIAN([.$J144])" office:value-type="float"/>
          <table:table-cell table:formula="of:=MEDIAN([.$K144];[.$W144])" office:value-type="float"/>
          <table:table-cell table:formula="of:=MEDIAN([.$L144];[.$X144])" office:value-type="float"/>
          <table:table-cell table:formula="of:=MEDIAN([.$M144];[.$Y144])" office:value-type="float"/>
          <table:table-cell table:formula="of:=MEDIAN([.$N144];[.$Z144])" office:value-type="float"/>
          <table:table-cell table:formula="of:=MAX([.$B144];[.$O144])" office:value-type="float"/>
          <table:table-cell table:formula="of:=MAX([.$C144];[.$P144])" office:value-type="float"/>
          <table:table-cell table:formula="of:=MAX([.$D144];[.$Q144])" office:value-type="float"/>
          <table:table-cell table:formula="of:=MAX([.$E144];[.$R144])" office:value-type="float"/>
          <table:table-cell table:formula="of:=MAX([.$F144];[.$S144])" office:value-type="float"/>
          <table:table-cell table:formula="of:=MAX([.$G144];[.$T144])" office:value-type="float"/>
          <table:table-cell table:formula="of:=MAX([.$H144];[.$U144])" office:value-type="float"/>
          <table:table-cell table:formula="of:=MAX([.$I144];[.$V144])" office:value-type="float"/>
          <table:table-cell table:formula="of:=MAX([.$J144])" office:value-type="float"/>
          <table:table-cell table:formula="of:=MAX([.$K144];[.$W144])" office:value-type="float"/>
          <table:table-cell table:formula="of:=MAX([.$L144];[.$X144])" office:value-type="float"/>
          <table:table-cell table:formula="of:=MAX([.$M144];[.$Y144])" office:value-type="float"/>
          <table:table-cell table:formula="of:=MAX([.$N144];[.$Z144])" office:value-type="float"/>
        </table:table-row>
        <table:table-row table:style-name="ro1">
          <table:table-cell office:value-type="string">
            <text:p>blocks.blocks-24-1.asp/16</text:p>
          </table:table-cell>
          <table:table-cell office:value-type="float" office:value="6.14969"/>
          <table:table-cell office:value-type="float" office:value="6.028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3295.0"/>
          <table:table-cell office:value-type="float" office:value="3295.0"/>
          <table:table-cell office:value-type="float" office:value="462050.0"/>
          <table:table-cell office:value-type="float" office:value="303288.0"/>
          <table:table-cell office:value-type="float" office:value="0.0"/>
          <table:table-cell office:value-type="float" office:value="0.0"/>
          <table:table-cell office:value-type="float" office:value="5.62025"/>
          <table:table-cell office:value-type="float" office:value="5.505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3.0"/>
          <table:table-cell office:value-type="float" office:value="8451.0"/>
          <table:table-cell office:value-type="float" office:value="462050.0"/>
          <table:table-cell office:value-type="float" office:value="303288.0"/>
          <table:table-cell office:value-type="float" office:value="0.0"/>
          <table:table-cell office:value-type="float" office:value="0.0"/>
          <table:table-cell table:formula="of:=MIN([.$B145];[.$O145])" office:value-type="float"/>
          <table:table-cell table:formula="of:=MIN([.$C145];[.$P145])" office:value-type="float"/>
          <table:table-cell table:formula="of:=MIN([.$D145];[.$Q145])" office:value-type="float"/>
          <table:table-cell table:formula="of:=MIN([.$E145];[.$R145])" office:value-type="float"/>
          <table:table-cell table:formula="of:=MIN([.$F145];[.$S145])" office:value-type="float"/>
          <table:table-cell table:formula="of:=MIN([.$G145];[.$T145])" office:value-type="float"/>
          <table:table-cell table:formula="of:=MIN([.$H145];[.$U145])" office:value-type="float"/>
          <table:table-cell table:formula="of:=MIN([.$I145];[.$V145])" office:value-type="float"/>
          <table:table-cell table:formula="of:=MIN([.$J145])" office:value-type="float"/>
          <table:table-cell table:formula="of:=MIN([.$K145];[.$W145])" office:value-type="float"/>
          <table:table-cell table:formula="of:=MIN([.$L145];[.$X145])" office:value-type="float"/>
          <table:table-cell table:formula="of:=MIN([.$M145];[.$Y145])" office:value-type="float"/>
          <table:table-cell table:formula="of:=MIN([.$N145];[.$Z145])" office:value-type="float"/>
          <table:table-cell table:formula="of:=MEDIAN([.$B145];[.$O145])" office:value-type="float"/>
          <table:table-cell table:formula="of:=MEDIAN([.$C145];[.$P145])" office:value-type="float"/>
          <table:table-cell table:formula="of:=MEDIAN([.$D145];[.$Q145])" office:value-type="float"/>
          <table:table-cell table:formula="of:=MEDIAN([.$E145];[.$R145])" office:value-type="float"/>
          <table:table-cell table:formula="of:=MEDIAN([.$F145];[.$S145])" office:value-type="float"/>
          <table:table-cell table:formula="of:=MEDIAN([.$G145];[.$T145])" office:value-type="float"/>
          <table:table-cell table:formula="of:=MEDIAN([.$H145];[.$U145])" office:value-type="float"/>
          <table:table-cell table:formula="of:=MEDIAN([.$I145];[.$V145])" office:value-type="float"/>
          <table:table-cell table:formula="of:=MEDIAN([.$J145])" office:value-type="float"/>
          <table:table-cell table:formula="of:=MEDIAN([.$K145];[.$W145])" office:value-type="float"/>
          <table:table-cell table:formula="of:=MEDIAN([.$L145];[.$X145])" office:value-type="float"/>
          <table:table-cell table:formula="of:=MEDIAN([.$M145];[.$Y145])" office:value-type="float"/>
          <table:table-cell table:formula="of:=MEDIAN([.$N145];[.$Z145])" office:value-type="float"/>
          <table:table-cell table:formula="of:=MAX([.$B145];[.$O145])" office:value-type="float"/>
          <table:table-cell table:formula="of:=MAX([.$C145];[.$P145])" office:value-type="float"/>
          <table:table-cell table:formula="of:=MAX([.$D145];[.$Q145])" office:value-type="float"/>
          <table:table-cell table:formula="of:=MAX([.$E145];[.$R145])" office:value-type="float"/>
          <table:table-cell table:formula="of:=MAX([.$F145];[.$S145])" office:value-type="float"/>
          <table:table-cell table:formula="of:=MAX([.$G145];[.$T145])" office:value-type="float"/>
          <table:table-cell table:formula="of:=MAX([.$H145];[.$U145])" office:value-type="float"/>
          <table:table-cell table:formula="of:=MAX([.$I145];[.$V145])" office:value-type="float"/>
          <table:table-cell table:formula="of:=MAX([.$J145])" office:value-type="float"/>
          <table:table-cell table:formula="of:=MAX([.$K145];[.$W145])" office:value-type="float"/>
          <table:table-cell table:formula="of:=MAX([.$L145];[.$X145])" office:value-type="float"/>
          <table:table-cell table:formula="of:=MAX([.$M145];[.$Y145])" office:value-type="float"/>
          <table:table-cell table:formula="of:=MAX([.$N145];[.$Z145])" office:value-type="float"/>
        </table:table-row>
        <table:table-row table:style-name="ro1">
          <table:table-cell office:value-type="string">
            <text:p>blocks.blocks-24-1.asp/17</text:p>
          </table:table-cell>
          <table:table-cell office:value-type="float" office:value="6.57509"/>
          <table:table-cell office:value-type="float" office:value="6.45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532.0"/>
          <table:table-cell office:value-type="float" office:value="532.0"/>
          <table:table-cell office:value-type="float" office:value="492903.0"/>
          <table:table-cell office:value-type="float" office:value="347989.0"/>
          <table:table-cell office:value-type="float" office:value="0.0"/>
          <table:table-cell office:value-type="float" office:value="0.0"/>
          <table:table-cell office:value-type="float" office:value="6.09258"/>
          <table:table-cell office:value-type="float" office:value="5.972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6.0"/>
          <table:table-cell office:value-type="float" office:value="8652.0"/>
          <table:table-cell office:value-type="float" office:value="492903.0"/>
          <table:table-cell office:value-type="float" office:value="347989.0"/>
          <table:table-cell office:value-type="float" office:value="0.0"/>
          <table:table-cell office:value-type="float" office:value="0.0"/>
          <table:table-cell table:formula="of:=MIN([.$B146];[.$O146])" office:value-type="float"/>
          <table:table-cell table:formula="of:=MIN([.$C146];[.$P146])" office:value-type="float"/>
          <table:table-cell table:formula="of:=MIN([.$D146];[.$Q146])" office:value-type="float"/>
          <table:table-cell table:formula="of:=MIN([.$E146];[.$R146])" office:value-type="float"/>
          <table:table-cell table:formula="of:=MIN([.$F146];[.$S146])" office:value-type="float"/>
          <table:table-cell table:formula="of:=MIN([.$G146];[.$T146])" office:value-type="float"/>
          <table:table-cell table:formula="of:=MIN([.$H146];[.$U146])" office:value-type="float"/>
          <table:table-cell table:formula="of:=MIN([.$I146];[.$V146])" office:value-type="float"/>
          <table:table-cell table:formula="of:=MIN([.$J146])" office:value-type="float"/>
          <table:table-cell table:formula="of:=MIN([.$K146];[.$W146])" office:value-type="float"/>
          <table:table-cell table:formula="of:=MIN([.$L146];[.$X146])" office:value-type="float"/>
          <table:table-cell table:formula="of:=MIN([.$M146];[.$Y146])" office:value-type="float"/>
          <table:table-cell table:formula="of:=MIN([.$N146];[.$Z146])" office:value-type="float"/>
          <table:table-cell table:formula="of:=MEDIAN([.$B146];[.$O146])" office:value-type="float"/>
          <table:table-cell table:formula="of:=MEDIAN([.$C146];[.$P146])" office:value-type="float"/>
          <table:table-cell table:formula="of:=MEDIAN([.$D146];[.$Q146])" office:value-type="float"/>
          <table:table-cell table:formula="of:=MEDIAN([.$E146];[.$R146])" office:value-type="float"/>
          <table:table-cell table:formula="of:=MEDIAN([.$F146];[.$S146])" office:value-type="float"/>
          <table:table-cell table:formula="of:=MEDIAN([.$G146];[.$T146])" office:value-type="float"/>
          <table:table-cell table:formula="of:=MEDIAN([.$H146];[.$U146])" office:value-type="float"/>
          <table:table-cell table:formula="of:=MEDIAN([.$I146];[.$V146])" office:value-type="float"/>
          <table:table-cell table:formula="of:=MEDIAN([.$J146])" office:value-type="float"/>
          <table:table-cell table:formula="of:=MEDIAN([.$K146];[.$W146])" office:value-type="float"/>
          <table:table-cell table:formula="of:=MEDIAN([.$L146];[.$X146])" office:value-type="float"/>
          <table:table-cell table:formula="of:=MEDIAN([.$M146];[.$Y146])" office:value-type="float"/>
          <table:table-cell table:formula="of:=MEDIAN([.$N146];[.$Z146])" office:value-type="float"/>
          <table:table-cell table:formula="of:=MAX([.$B146];[.$O146])" office:value-type="float"/>
          <table:table-cell table:formula="of:=MAX([.$C146];[.$P146])" office:value-type="float"/>
          <table:table-cell table:formula="of:=MAX([.$D146];[.$Q146])" office:value-type="float"/>
          <table:table-cell table:formula="of:=MAX([.$E146];[.$R146])" office:value-type="float"/>
          <table:table-cell table:formula="of:=MAX([.$F146];[.$S146])" office:value-type="float"/>
          <table:table-cell table:formula="of:=MAX([.$G146];[.$T146])" office:value-type="float"/>
          <table:table-cell table:formula="of:=MAX([.$H146];[.$U146])" office:value-type="float"/>
          <table:table-cell table:formula="of:=MAX([.$I146];[.$V146])" office:value-type="float"/>
          <table:table-cell table:formula="of:=MAX([.$J146])" office:value-type="float"/>
          <table:table-cell table:formula="of:=MAX([.$K146];[.$W146])" office:value-type="float"/>
          <table:table-cell table:formula="of:=MAX([.$L146];[.$X146])" office:value-type="float"/>
          <table:table-cell table:formula="of:=MAX([.$M146];[.$Y146])" office:value-type="float"/>
          <table:table-cell table:formula="of:=MAX([.$N146];[.$Z146])" office:value-type="float"/>
        </table:table-row>
        <table:table-row table:style-name="ro1">
          <table:table-cell office:value-type="string">
            <text:p>blocks.blocks-24-1.asp/18</text:p>
          </table:table-cell>
          <table:table-cell office:value-type="float" office:value="6.95229"/>
          <table:table-cell office:value-type="float" office:value="6.817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2344.0"/>
          <table:table-cell office:value-type="float" office:value="2344.0"/>
          <table:table-cell office:value-type="float" office:value="523756.0"/>
          <table:table-cell office:value-type="float" office:value="392690.0"/>
          <table:table-cell office:value-type="float" office:value="0.0"/>
          <table:table-cell office:value-type="float" office:value="0.0"/>
          <table:table-cell office:value-type="float" office:value="6.24422"/>
          <table:table-cell office:value-type="float" office:value="6.113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9.0"/>
          <table:table-cell office:value-type="float" office:value="10423.0"/>
          <table:table-cell office:value-type="float" office:value="523756.0"/>
          <table:table-cell office:value-type="float" office:value="392690.0"/>
          <table:table-cell office:value-type="float" office:value="0.0"/>
          <table:table-cell office:value-type="float" office:value="0.0"/>
          <table:table-cell table:formula="of:=MIN([.$B147];[.$O147])" office:value-type="float"/>
          <table:table-cell table:formula="of:=MIN([.$C147];[.$P147])" office:value-type="float"/>
          <table:table-cell table:formula="of:=MIN([.$D147];[.$Q147])" office:value-type="float"/>
          <table:table-cell table:formula="of:=MIN([.$E147];[.$R147])" office:value-type="float"/>
          <table:table-cell table:formula="of:=MIN([.$F147];[.$S147])" office:value-type="float"/>
          <table:table-cell table:formula="of:=MIN([.$G147];[.$T147])" office:value-type="float"/>
          <table:table-cell table:formula="of:=MIN([.$H147];[.$U147])" office:value-type="float"/>
          <table:table-cell table:formula="of:=MIN([.$I147];[.$V147])" office:value-type="float"/>
          <table:table-cell table:formula="of:=MIN([.$J147])" office:value-type="float"/>
          <table:table-cell table:formula="of:=MIN([.$K147];[.$W147])" office:value-type="float"/>
          <table:table-cell table:formula="of:=MIN([.$L147];[.$X147])" office:value-type="float"/>
          <table:table-cell table:formula="of:=MIN([.$M147];[.$Y147])" office:value-type="float"/>
          <table:table-cell table:formula="of:=MIN([.$N147];[.$Z147])" office:value-type="float"/>
          <table:table-cell table:formula="of:=MEDIAN([.$B147];[.$O147])" office:value-type="float"/>
          <table:table-cell table:formula="of:=MEDIAN([.$C147];[.$P147])" office:value-type="float"/>
          <table:table-cell table:formula="of:=MEDIAN([.$D147];[.$Q147])" office:value-type="float"/>
          <table:table-cell table:formula="of:=MEDIAN([.$E147];[.$R147])" office:value-type="float"/>
          <table:table-cell table:formula="of:=MEDIAN([.$F147];[.$S147])" office:value-type="float"/>
          <table:table-cell table:formula="of:=MEDIAN([.$G147];[.$T147])" office:value-type="float"/>
          <table:table-cell table:formula="of:=MEDIAN([.$H147];[.$U147])" office:value-type="float"/>
          <table:table-cell table:formula="of:=MEDIAN([.$I147];[.$V147])" office:value-type="float"/>
          <table:table-cell table:formula="of:=MEDIAN([.$J147])" office:value-type="float"/>
          <table:table-cell table:formula="of:=MEDIAN([.$K147];[.$W147])" office:value-type="float"/>
          <table:table-cell table:formula="of:=MEDIAN([.$L147];[.$X147])" office:value-type="float"/>
          <table:table-cell table:formula="of:=MEDIAN([.$M147];[.$Y147])" office:value-type="float"/>
          <table:table-cell table:formula="of:=MEDIAN([.$N147];[.$Z147])" office:value-type="float"/>
          <table:table-cell table:formula="of:=MAX([.$B147];[.$O147])" office:value-type="float"/>
          <table:table-cell table:formula="of:=MAX([.$C147];[.$P147])" office:value-type="float"/>
          <table:table-cell table:formula="of:=MAX([.$D147];[.$Q147])" office:value-type="float"/>
          <table:table-cell table:formula="of:=MAX([.$E147];[.$R147])" office:value-type="float"/>
          <table:table-cell table:formula="of:=MAX([.$F147];[.$S147])" office:value-type="float"/>
          <table:table-cell table:formula="of:=MAX([.$G147];[.$T147])" office:value-type="float"/>
          <table:table-cell table:formula="of:=MAX([.$H147];[.$U147])" office:value-type="float"/>
          <table:table-cell table:formula="of:=MAX([.$I147];[.$V147])" office:value-type="float"/>
          <table:table-cell table:formula="of:=MAX([.$J147])" office:value-type="float"/>
          <table:table-cell table:formula="of:=MAX([.$K147];[.$W147])" office:value-type="float"/>
          <table:table-cell table:formula="of:=MAX([.$L147];[.$X147])" office:value-type="float"/>
          <table:table-cell table:formula="of:=MAX([.$M147];[.$Y147])" office:value-type="float"/>
          <table:table-cell table:formula="of:=MAX([.$N147];[.$Z147])" office:value-type="float"/>
        </table:table-row>
        <table:table-row table:style-name="ro1">
          <table:table-cell office:value-type="string">
            <text:p>blocks.blocks-24-1.asp/19</text:p>
          </table:table-cell>
          <table:table-cell office:value-type="float" office:value="7.52775"/>
          <table:table-cell office:value-type="float" office:value="7.382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9.0"/>
          <table:table-cell office:value-type="float" office:value="3034.0"/>
          <table:table-cell office:value-type="float" office:value="3034.0"/>
          <table:table-cell office:value-type="float" office:value="554609.0"/>
          <table:table-cell office:value-type="float" office:value="437391.0"/>
          <table:table-cell office:value-type="float" office:value="0.0"/>
          <table:table-cell office:value-type="float" office:value="0.0"/>
          <table:table-cell office:value-type="float" office:value="6.75815"/>
          <table:table-cell office:value-type="float" office:value="6.632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1.0"/>
          <table:table-cell office:value-type="float" office:value="9530.0"/>
          <table:table-cell office:value-type="float" office:value="554609.0"/>
          <table:table-cell office:value-type="float" office:value="437391.0"/>
          <table:table-cell office:value-type="float" office:value="0.0"/>
          <table:table-cell office:value-type="float" office:value="0.0"/>
          <table:table-cell table:formula="of:=MIN([.$B148];[.$O148])" office:value-type="float"/>
          <table:table-cell table:formula="of:=MIN([.$C148];[.$P148])" office:value-type="float"/>
          <table:table-cell table:formula="of:=MIN([.$D148];[.$Q148])" office:value-type="float"/>
          <table:table-cell table:formula="of:=MIN([.$E148];[.$R148])" office:value-type="float"/>
          <table:table-cell table:formula="of:=MIN([.$F148];[.$S148])" office:value-type="float"/>
          <table:table-cell table:formula="of:=MIN([.$G148];[.$T148])" office:value-type="float"/>
          <table:table-cell table:formula="of:=MIN([.$H148];[.$U148])" office:value-type="float"/>
          <table:table-cell table:formula="of:=MIN([.$I148];[.$V148])" office:value-type="float"/>
          <table:table-cell table:formula="of:=MIN([.$J148])" office:value-type="float"/>
          <table:table-cell table:formula="of:=MIN([.$K148];[.$W148])" office:value-type="float"/>
          <table:table-cell table:formula="of:=MIN([.$L148];[.$X148])" office:value-type="float"/>
          <table:table-cell table:formula="of:=MIN([.$M148];[.$Y148])" office:value-type="float"/>
          <table:table-cell table:formula="of:=MIN([.$N148];[.$Z148])" office:value-type="float"/>
          <table:table-cell table:formula="of:=MEDIAN([.$B148];[.$O148])" office:value-type="float"/>
          <table:table-cell table:formula="of:=MEDIAN([.$C148];[.$P148])" office:value-type="float"/>
          <table:table-cell table:formula="of:=MEDIAN([.$D148];[.$Q148])" office:value-type="float"/>
          <table:table-cell table:formula="of:=MEDIAN([.$E148];[.$R148])" office:value-type="float"/>
          <table:table-cell table:formula="of:=MEDIAN([.$F148];[.$S148])" office:value-type="float"/>
          <table:table-cell table:formula="of:=MEDIAN([.$G148];[.$T148])" office:value-type="float"/>
          <table:table-cell table:formula="of:=MEDIAN([.$H148];[.$U148])" office:value-type="float"/>
          <table:table-cell table:formula="of:=MEDIAN([.$I148];[.$V148])" office:value-type="float"/>
          <table:table-cell table:formula="of:=MEDIAN([.$J148])" office:value-type="float"/>
          <table:table-cell table:formula="of:=MEDIAN([.$K148];[.$W148])" office:value-type="float"/>
          <table:table-cell table:formula="of:=MEDIAN([.$L148];[.$X148])" office:value-type="float"/>
          <table:table-cell table:formula="of:=MEDIAN([.$M148];[.$Y148])" office:value-type="float"/>
          <table:table-cell table:formula="of:=MEDIAN([.$N148];[.$Z148])" office:value-type="float"/>
          <table:table-cell table:formula="of:=MAX([.$B148];[.$O148])" office:value-type="float"/>
          <table:table-cell table:formula="of:=MAX([.$C148];[.$P148])" office:value-type="float"/>
          <table:table-cell table:formula="of:=MAX([.$D148];[.$Q148])" office:value-type="float"/>
          <table:table-cell table:formula="of:=MAX([.$E148];[.$R148])" office:value-type="float"/>
          <table:table-cell table:formula="of:=MAX([.$F148];[.$S148])" office:value-type="float"/>
          <table:table-cell table:formula="of:=MAX([.$G148];[.$T148])" office:value-type="float"/>
          <table:table-cell table:formula="of:=MAX([.$H148];[.$U148])" office:value-type="float"/>
          <table:table-cell table:formula="of:=MAX([.$I148];[.$V148])" office:value-type="float"/>
          <table:table-cell table:formula="of:=MAX([.$J148])" office:value-type="float"/>
          <table:table-cell table:formula="of:=MAX([.$K148];[.$W148])" office:value-type="float"/>
          <table:table-cell table:formula="of:=MAX([.$L148];[.$X148])" office:value-type="float"/>
          <table:table-cell table:formula="of:=MAX([.$M148];[.$Y148])" office:value-type="float"/>
          <table:table-cell table:formula="of:=MAX([.$N148];[.$Z148])" office:value-type="float"/>
        </table:table-row>
        <table:table-row table:style-name="ro1">
          <table:table-cell office:value-type="string">
            <text:p>blocks.blocks-24-1.asp/2</text:p>
          </table:table-cell>
          <table:table-cell office:value-type="float" office:value="0.515988"/>
          <table:table-cell office:value-type="float" office:value="0.4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992.0"/>
          <table:table-cell office:value-type="float" office:value="8.0"/>
          <table:table-cell office:value-type="float" office:value="0.0"/>
          <table:table-cell office:value-type="float" office:value="0.0"/>
          <table:table-cell office:value-type="float" office:value="0.473217"/>
          <table:table-cell office:value-type="float" office:value="0.4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0992.0"/>
          <table:table-cell office:value-type="float" office:value="8.0"/>
          <table:table-cell office:value-type="float" office:value="0.0"/>
          <table:table-cell office:value-type="float" office:value="0.0"/>
          <table:table-cell table:formula="of:=MIN([.$B149];[.$O149])" office:value-type="float"/>
          <table:table-cell table:formula="of:=MIN([.$C149];[.$P149])" office:value-type="float"/>
          <table:table-cell table:formula="of:=MIN([.$D149];[.$Q149])" office:value-type="float"/>
          <table:table-cell table:formula="of:=MIN([.$E149];[.$R149])" office:value-type="float"/>
          <table:table-cell table:formula="of:=MIN([.$F149];[.$S149])" office:value-type="float"/>
          <table:table-cell table:formula="of:=MIN([.$G149];[.$T149])" office:value-type="float"/>
          <table:table-cell table:formula="of:=MIN([.$H149];[.$U149])" office:value-type="float"/>
          <table:table-cell table:formula="of:=MIN([.$I149];[.$V149])" office:value-type="float"/>
          <table:table-cell table:formula="of:=MIN([.$J149])" office:value-type="float"/>
          <table:table-cell table:formula="of:=MIN([.$K149];[.$W149])" office:value-type="float"/>
          <table:table-cell table:formula="of:=MIN([.$L149];[.$X149])" office:value-type="float"/>
          <table:table-cell table:formula="of:=MIN([.$M149];[.$Y149])" office:value-type="float"/>
          <table:table-cell table:formula="of:=MIN([.$N149];[.$Z149])" office:value-type="float"/>
          <table:table-cell table:formula="of:=MEDIAN([.$B149];[.$O149])" office:value-type="float"/>
          <table:table-cell table:formula="of:=MEDIAN([.$C149];[.$P149])" office:value-type="float"/>
          <table:table-cell table:formula="of:=MEDIAN([.$D149];[.$Q149])" office:value-type="float"/>
          <table:table-cell table:formula="of:=MEDIAN([.$E149];[.$R149])" office:value-type="float"/>
          <table:table-cell table:formula="of:=MEDIAN([.$F149];[.$S149])" office:value-type="float"/>
          <table:table-cell table:formula="of:=MEDIAN([.$G149];[.$T149])" office:value-type="float"/>
          <table:table-cell table:formula="of:=MEDIAN([.$H149];[.$U149])" office:value-type="float"/>
          <table:table-cell table:formula="of:=MEDIAN([.$I149];[.$V149])" office:value-type="float"/>
          <table:table-cell table:formula="of:=MEDIAN([.$J149])" office:value-type="float"/>
          <table:table-cell table:formula="of:=MEDIAN([.$K149];[.$W149])" office:value-type="float"/>
          <table:table-cell table:formula="of:=MEDIAN([.$L149];[.$X149])" office:value-type="float"/>
          <table:table-cell table:formula="of:=MEDIAN([.$M149];[.$Y149])" office:value-type="float"/>
          <table:table-cell table:formula="of:=MEDIAN([.$N149];[.$Z149])" office:value-type="float"/>
          <table:table-cell table:formula="of:=MAX([.$B149];[.$O149])" office:value-type="float"/>
          <table:table-cell table:formula="of:=MAX([.$C149];[.$P149])" office:value-type="float"/>
          <table:table-cell table:formula="of:=MAX([.$D149];[.$Q149])" office:value-type="float"/>
          <table:table-cell table:formula="of:=MAX([.$E149];[.$R149])" office:value-type="float"/>
          <table:table-cell table:formula="of:=MAX([.$F149];[.$S149])" office:value-type="float"/>
          <table:table-cell table:formula="of:=MAX([.$G149];[.$T149])" office:value-type="float"/>
          <table:table-cell table:formula="of:=MAX([.$H149];[.$U149])" office:value-type="float"/>
          <table:table-cell table:formula="of:=MAX([.$I149];[.$V149])" office:value-type="float"/>
          <table:table-cell table:formula="of:=MAX([.$J149])" office:value-type="float"/>
          <table:table-cell table:formula="of:=MAX([.$K149];[.$W149])" office:value-type="float"/>
          <table:table-cell table:formula="of:=MAX([.$L149];[.$X149])" office:value-type="float"/>
          <table:table-cell table:formula="of:=MAX([.$M149];[.$Y149])" office:value-type="float"/>
          <table:table-cell table:formula="of:=MAX([.$N149];[.$Z149])" office:value-type="float"/>
        </table:table-row>
        <table:table-row table:style-name="ro1">
          <table:table-cell office:value-type="string">
            <text:p>blocks.blocks-24-1.asp/20</text:p>
          </table:table-cell>
          <table:table-cell office:value-type="float" office:value="7.95983"/>
          <table:table-cell office:value-type="float" office:value="7.821"/>
          <table:table-cell office:value-type="float" office:value="0.1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7.0"/>
          <table:table-cell office:value-type="float" office:value="3615.0"/>
          <table:table-cell office:value-type="float" office:value="3615.0"/>
          <table:table-cell office:value-type="float" office:value="585462.0"/>
          <table:table-cell office:value-type="float" office:value="482092.0"/>
          <table:table-cell office:value-type="float" office:value="0.0"/>
          <table:table-cell office:value-type="float" office:value="0.0"/>
          <table:table-cell office:value-type="float" office:value="7.03562"/>
          <table:table-cell office:value-type="float" office:value="6.901"/>
          <table:table-cell office:value-type="float" office:value="0.1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6.0"/>
          <table:table-cell office:value-type="float" office:value="13182.0"/>
          <table:table-cell office:value-type="float" office:value="585462.0"/>
          <table:table-cell office:value-type="float" office:value="482092.0"/>
          <table:table-cell office:value-type="float" office:value="0.0"/>
          <table:table-cell office:value-type="float" office:value="0.0"/>
          <table:table-cell table:formula="of:=MIN([.$B150];[.$O150])" office:value-type="float"/>
          <table:table-cell table:formula="of:=MIN([.$C150];[.$P150])" office:value-type="float"/>
          <table:table-cell table:formula="of:=MIN([.$D150];[.$Q150])" office:value-type="float"/>
          <table:table-cell table:formula="of:=MIN([.$E150];[.$R150])" office:value-type="float"/>
          <table:table-cell table:formula="of:=MIN([.$F150];[.$S150])" office:value-type="float"/>
          <table:table-cell table:formula="of:=MIN([.$G150];[.$T150])" office:value-type="float"/>
          <table:table-cell table:formula="of:=MIN([.$H150];[.$U150])" office:value-type="float"/>
          <table:table-cell table:formula="of:=MIN([.$I150];[.$V150])" office:value-type="float"/>
          <table:table-cell table:formula="of:=MIN([.$J150])" office:value-type="float"/>
          <table:table-cell table:formula="of:=MIN([.$K150];[.$W150])" office:value-type="float"/>
          <table:table-cell table:formula="of:=MIN([.$L150];[.$X150])" office:value-type="float"/>
          <table:table-cell table:formula="of:=MIN([.$M150];[.$Y150])" office:value-type="float"/>
          <table:table-cell table:formula="of:=MIN([.$N150];[.$Z150])" office:value-type="float"/>
          <table:table-cell table:formula="of:=MEDIAN([.$B150];[.$O150])" office:value-type="float"/>
          <table:table-cell table:formula="of:=MEDIAN([.$C150];[.$P150])" office:value-type="float"/>
          <table:table-cell table:formula="of:=MEDIAN([.$D150];[.$Q150])" office:value-type="float"/>
          <table:table-cell table:formula="of:=MEDIAN([.$E150];[.$R150])" office:value-type="float"/>
          <table:table-cell table:formula="of:=MEDIAN([.$F150];[.$S150])" office:value-type="float"/>
          <table:table-cell table:formula="of:=MEDIAN([.$G150];[.$T150])" office:value-type="float"/>
          <table:table-cell table:formula="of:=MEDIAN([.$H150];[.$U150])" office:value-type="float"/>
          <table:table-cell table:formula="of:=MEDIAN([.$I150];[.$V150])" office:value-type="float"/>
          <table:table-cell table:formula="of:=MEDIAN([.$J150])" office:value-type="float"/>
          <table:table-cell table:formula="of:=MEDIAN([.$K150];[.$W150])" office:value-type="float"/>
          <table:table-cell table:formula="of:=MEDIAN([.$L150];[.$X150])" office:value-type="float"/>
          <table:table-cell table:formula="of:=MEDIAN([.$M150];[.$Y150])" office:value-type="float"/>
          <table:table-cell table:formula="of:=MEDIAN([.$N150];[.$Z150])" office:value-type="float"/>
          <table:table-cell table:formula="of:=MAX([.$B150];[.$O150])" office:value-type="float"/>
          <table:table-cell table:formula="of:=MAX([.$C150];[.$P150])" office:value-type="float"/>
          <table:table-cell table:formula="of:=MAX([.$D150];[.$Q150])" office:value-type="float"/>
          <table:table-cell table:formula="of:=MAX([.$E150];[.$R150])" office:value-type="float"/>
          <table:table-cell table:formula="of:=MAX([.$F150];[.$S150])" office:value-type="float"/>
          <table:table-cell table:formula="of:=MAX([.$G150];[.$T150])" office:value-type="float"/>
          <table:table-cell table:formula="of:=MAX([.$H150];[.$U150])" office:value-type="float"/>
          <table:table-cell table:formula="of:=MAX([.$I150];[.$V150])" office:value-type="float"/>
          <table:table-cell table:formula="of:=MAX([.$J150])" office:value-type="float"/>
          <table:table-cell table:formula="of:=MAX([.$K150];[.$W150])" office:value-type="float"/>
          <table:table-cell table:formula="of:=MAX([.$L150];[.$X150])" office:value-type="float"/>
          <table:table-cell table:formula="of:=MAX([.$M150];[.$Y150])" office:value-type="float"/>
          <table:table-cell table:formula="of:=MAX([.$N150];[.$Z150])" office:value-type="float"/>
        </table:table-row>
        <table:table-row table:style-name="ro1">
          <table:table-cell office:value-type="string">
            <text:p>blocks.blocks-24-1.asp/21</text:p>
          </table:table-cell>
          <table:table-cell office:value-type="float" office:value="8.43666"/>
          <table:table-cell office:value-type="float" office:value="8.293"/>
          <table:table-cell office:value-type="float" office:value="0.2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13.0"/>
          <table:table-cell office:value-type="float" office:value="10800.0"/>
          <table:table-cell office:value-type="float" office:value="10800.0"/>
          <table:table-cell office:value-type="float" office:value="616315.0"/>
          <table:table-cell office:value-type="float" office:value="526793.0"/>
          <table:table-cell office:value-type="float" office:value="0.0"/>
          <table:table-cell office:value-type="float" office:value="0.0"/>
          <table:table-cell office:value-type="float" office:value="7.37749"/>
          <table:table-cell office:value-type="float" office:value="7.237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3.0"/>
          <table:table-cell office:value-type="float" office:value="13998.0"/>
          <table:table-cell office:value-type="float" office:value="616315.0"/>
          <table:table-cell office:value-type="float" office:value="526793.0"/>
          <table:table-cell office:value-type="float" office:value="0.0"/>
          <table:table-cell office:value-type="float" office:value="0.0"/>
          <table:table-cell table:formula="of:=MIN([.$B151];[.$O151])" office:value-type="float"/>
          <table:table-cell table:formula="of:=MIN([.$C151];[.$P151])" office:value-type="float"/>
          <table:table-cell table:formula="of:=MIN([.$D151];[.$Q151])" office:value-type="float"/>
          <table:table-cell table:formula="of:=MIN([.$E151];[.$R151])" office:value-type="float"/>
          <table:table-cell table:formula="of:=MIN([.$F151];[.$S151])" office:value-type="float"/>
          <table:table-cell table:formula="of:=MIN([.$G151];[.$T151])" office:value-type="float"/>
          <table:table-cell table:formula="of:=MIN([.$H151];[.$U151])" office:value-type="float"/>
          <table:table-cell table:formula="of:=MIN([.$I151];[.$V151])" office:value-type="float"/>
          <table:table-cell table:formula="of:=MIN([.$J151])" office:value-type="float"/>
          <table:table-cell table:formula="of:=MIN([.$K151];[.$W151])" office:value-type="float"/>
          <table:table-cell table:formula="of:=MIN([.$L151];[.$X151])" office:value-type="float"/>
          <table:table-cell table:formula="of:=MIN([.$M151];[.$Y151])" office:value-type="float"/>
          <table:table-cell table:formula="of:=MIN([.$N151];[.$Z151])" office:value-type="float"/>
          <table:table-cell table:formula="of:=MEDIAN([.$B151];[.$O151])" office:value-type="float"/>
          <table:table-cell table:formula="of:=MEDIAN([.$C151];[.$P151])" office:value-type="float"/>
          <table:table-cell table:formula="of:=MEDIAN([.$D151];[.$Q151])" office:value-type="float"/>
          <table:table-cell table:formula="of:=MEDIAN([.$E151];[.$R151])" office:value-type="float"/>
          <table:table-cell table:formula="of:=MEDIAN([.$F151];[.$S151])" office:value-type="float"/>
          <table:table-cell table:formula="of:=MEDIAN([.$G151];[.$T151])" office:value-type="float"/>
          <table:table-cell table:formula="of:=MEDIAN([.$H151];[.$U151])" office:value-type="float"/>
          <table:table-cell table:formula="of:=MEDIAN([.$I151];[.$V151])" office:value-type="float"/>
          <table:table-cell table:formula="of:=MEDIAN([.$J151])" office:value-type="float"/>
          <table:table-cell table:formula="of:=MEDIAN([.$K151];[.$W151])" office:value-type="float"/>
          <table:table-cell table:formula="of:=MEDIAN([.$L151];[.$X151])" office:value-type="float"/>
          <table:table-cell table:formula="of:=MEDIAN([.$M151];[.$Y151])" office:value-type="float"/>
          <table:table-cell table:formula="of:=MEDIAN([.$N151];[.$Z151])" office:value-type="float"/>
          <table:table-cell table:formula="of:=MAX([.$B151];[.$O151])" office:value-type="float"/>
          <table:table-cell table:formula="of:=MAX([.$C151];[.$P151])" office:value-type="float"/>
          <table:table-cell table:formula="of:=MAX([.$D151];[.$Q151])" office:value-type="float"/>
          <table:table-cell table:formula="of:=MAX([.$E151];[.$R151])" office:value-type="float"/>
          <table:table-cell table:formula="of:=MAX([.$F151];[.$S151])" office:value-type="float"/>
          <table:table-cell table:formula="of:=MAX([.$G151];[.$T151])" office:value-type="float"/>
          <table:table-cell table:formula="of:=MAX([.$H151];[.$U151])" office:value-type="float"/>
          <table:table-cell table:formula="of:=MAX([.$I151];[.$V151])" office:value-type="float"/>
          <table:table-cell table:formula="of:=MAX([.$J151])" office:value-type="float"/>
          <table:table-cell table:formula="of:=MAX([.$K151];[.$W151])" office:value-type="float"/>
          <table:table-cell table:formula="of:=MAX([.$L151];[.$X151])" office:value-type="float"/>
          <table:table-cell table:formula="of:=MAX([.$M151];[.$Y151])" office:value-type="float"/>
          <table:table-cell table:formula="of:=MAX([.$N151];[.$Z151])" office:value-type="float"/>
        </table:table-row>
        <table:table-row table:style-name="ro1">
          <table:table-cell office:value-type="string">
            <text:p>blocks.blocks-24-1.asp/22</text:p>
          </table:table-cell>
          <table:table-cell office:value-type="float" office:value="8.8916"/>
          <table:table-cell office:value-type="float" office:value="8.743"/>
          <table:table-cell office:value-type="float" office:value="0.39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04.0"/>
          <table:table-cell office:value-type="float" office:value="13963.0"/>
          <table:table-cell office:value-type="float" office:value="13963.0"/>
          <table:table-cell office:value-type="float" office:value="647168.0"/>
          <table:table-cell office:value-type="float" office:value="571494.0"/>
          <table:table-cell office:value-type="float" office:value="0.0"/>
          <table:table-cell office:value-type="float" office:value="0.0"/>
          <table:table-cell office:value-type="float" office:value="8.06203"/>
          <table:table-cell office:value-type="float" office:value="7.895"/>
          <table:table-cell office:value-type="float" office:value="0.18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16.0"/>
          <table:table-cell office:value-type="float" office:value="15056.0"/>
          <table:table-cell office:value-type="float" office:value="647168.0"/>
          <table:table-cell office:value-type="float" office:value="571494.0"/>
          <table:table-cell office:value-type="float" office:value="0.0"/>
          <table:table-cell office:value-type="float" office:value="0.0"/>
          <table:table-cell table:formula="of:=MIN([.$B152];[.$O152])" office:value-type="float"/>
          <table:table-cell table:formula="of:=MIN([.$C152];[.$P152])" office:value-type="float"/>
          <table:table-cell table:formula="of:=MIN([.$D152];[.$Q152])" office:value-type="float"/>
          <table:table-cell table:formula="of:=MIN([.$E152];[.$R152])" office:value-type="float"/>
          <table:table-cell table:formula="of:=MIN([.$F152];[.$S152])" office:value-type="float"/>
          <table:table-cell table:formula="of:=MIN([.$G152];[.$T152])" office:value-type="float"/>
          <table:table-cell table:formula="of:=MIN([.$H152];[.$U152])" office:value-type="float"/>
          <table:table-cell table:formula="of:=MIN([.$I152];[.$V152])" office:value-type="float"/>
          <table:table-cell table:formula="of:=MIN([.$J152])" office:value-type="float"/>
          <table:table-cell table:formula="of:=MIN([.$K152];[.$W152])" office:value-type="float"/>
          <table:table-cell table:formula="of:=MIN([.$L152];[.$X152])" office:value-type="float"/>
          <table:table-cell table:formula="of:=MIN([.$M152];[.$Y152])" office:value-type="float"/>
          <table:table-cell table:formula="of:=MIN([.$N152];[.$Z152])" office:value-type="float"/>
          <table:table-cell table:formula="of:=MEDIAN([.$B152];[.$O152])" office:value-type="float"/>
          <table:table-cell table:formula="of:=MEDIAN([.$C152];[.$P152])" office:value-type="float"/>
          <table:table-cell table:formula="of:=MEDIAN([.$D152];[.$Q152])" office:value-type="float"/>
          <table:table-cell table:formula="of:=MEDIAN([.$E152];[.$R152])" office:value-type="float"/>
          <table:table-cell table:formula="of:=MEDIAN([.$F152];[.$S152])" office:value-type="float"/>
          <table:table-cell table:formula="of:=MEDIAN([.$G152];[.$T152])" office:value-type="float"/>
          <table:table-cell table:formula="of:=MEDIAN([.$H152];[.$U152])" office:value-type="float"/>
          <table:table-cell table:formula="of:=MEDIAN([.$I152];[.$V152])" office:value-type="float"/>
          <table:table-cell table:formula="of:=MEDIAN([.$J152])" office:value-type="float"/>
          <table:table-cell table:formula="of:=MEDIAN([.$K152];[.$W152])" office:value-type="float"/>
          <table:table-cell table:formula="of:=MEDIAN([.$L152];[.$X152])" office:value-type="float"/>
          <table:table-cell table:formula="of:=MEDIAN([.$M152];[.$Y152])" office:value-type="float"/>
          <table:table-cell table:formula="of:=MEDIAN([.$N152];[.$Z152])" office:value-type="float"/>
          <table:table-cell table:formula="of:=MAX([.$B152];[.$O152])" office:value-type="float"/>
          <table:table-cell table:formula="of:=MAX([.$C152];[.$P152])" office:value-type="float"/>
          <table:table-cell table:formula="of:=MAX([.$D152];[.$Q152])" office:value-type="float"/>
          <table:table-cell table:formula="of:=MAX([.$E152];[.$R152])" office:value-type="float"/>
          <table:table-cell table:formula="of:=MAX([.$F152];[.$S152])" office:value-type="float"/>
          <table:table-cell table:formula="of:=MAX([.$G152];[.$T152])" office:value-type="float"/>
          <table:table-cell table:formula="of:=MAX([.$H152];[.$U152])" office:value-type="float"/>
          <table:table-cell table:formula="of:=MAX([.$I152];[.$V152])" office:value-type="float"/>
          <table:table-cell table:formula="of:=MAX([.$J152])" office:value-type="float"/>
          <table:table-cell table:formula="of:=MAX([.$K152];[.$W152])" office:value-type="float"/>
          <table:table-cell table:formula="of:=MAX([.$L152];[.$X152])" office:value-type="float"/>
          <table:table-cell table:formula="of:=MAX([.$M152];[.$Y152])" office:value-type="float"/>
          <table:table-cell table:formula="of:=MAX([.$N152];[.$Z152])" office:value-type="float"/>
        </table:table-row>
        <table:table-row table:style-name="ro1">
          <table:table-cell office:value-type="string">
            <text:p>blocks.blocks-24-1.asp/23</text:p>
          </table:table-cell>
          <table:table-cell office:value-type="float" office:value="9.33223"/>
          <table:table-cell office:value-type="float" office:value="9.172"/>
          <table:table-cell office:value-type="float" office:value="0.27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39.0"/>
          <table:table-cell office:value-type="float" office:value="8637.0"/>
          <table:table-cell office:value-type="float" office:value="8637.0"/>
          <table:table-cell office:value-type="float" office:value="678021.0"/>
          <table:table-cell office:value-type="float" office:value="616195.0"/>
          <table:table-cell office:value-type="float" office:value="0.0"/>
          <table:table-cell office:value-type="float" office:value="0.0"/>
          <table:table-cell office:value-type="float" office:value="8.65245"/>
          <table:table-cell office:value-type="float" office:value="8.499"/>
          <table:table-cell office:value-type="float" office:value="0.47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090.0"/>
          <table:table-cell office:value-type="float" office:value="23912.0"/>
          <table:table-cell office:value-type="float" office:value="678021.0"/>
          <table:table-cell office:value-type="float" office:value="616195.0"/>
          <table:table-cell office:value-type="float" office:value="0.0"/>
          <table:table-cell office:value-type="float" office:value="0.0"/>
          <table:table-cell table:formula="of:=MIN([.$B153];[.$O153])" office:value-type="float"/>
          <table:table-cell table:formula="of:=MIN([.$C153];[.$P153])" office:value-type="float"/>
          <table:table-cell table:formula="of:=MIN([.$D153];[.$Q153])" office:value-type="float"/>
          <table:table-cell table:formula="of:=MIN([.$E153];[.$R153])" office:value-type="float"/>
          <table:table-cell table:formula="of:=MIN([.$F153];[.$S153])" office:value-type="float"/>
          <table:table-cell table:formula="of:=MIN([.$G153];[.$T153])" office:value-type="float"/>
          <table:table-cell table:formula="of:=MIN([.$H153];[.$U153])" office:value-type="float"/>
          <table:table-cell table:formula="of:=MIN([.$I153];[.$V153])" office:value-type="float"/>
          <table:table-cell table:formula="of:=MIN([.$J153])" office:value-type="float"/>
          <table:table-cell table:formula="of:=MIN([.$K153];[.$W153])" office:value-type="float"/>
          <table:table-cell table:formula="of:=MIN([.$L153];[.$X153])" office:value-type="float"/>
          <table:table-cell table:formula="of:=MIN([.$M153];[.$Y153])" office:value-type="float"/>
          <table:table-cell table:formula="of:=MIN([.$N153];[.$Z153])" office:value-type="float"/>
          <table:table-cell table:formula="of:=MEDIAN([.$B153];[.$O153])" office:value-type="float"/>
          <table:table-cell table:formula="of:=MEDIAN([.$C153];[.$P153])" office:value-type="float"/>
          <table:table-cell table:formula="of:=MEDIAN([.$D153];[.$Q153])" office:value-type="float"/>
          <table:table-cell table:formula="of:=MEDIAN([.$E153];[.$R153])" office:value-type="float"/>
          <table:table-cell table:formula="of:=MEDIAN([.$F153];[.$S153])" office:value-type="float"/>
          <table:table-cell table:formula="of:=MEDIAN([.$G153];[.$T153])" office:value-type="float"/>
          <table:table-cell table:formula="of:=MEDIAN([.$H153];[.$U153])" office:value-type="float"/>
          <table:table-cell table:formula="of:=MEDIAN([.$I153];[.$V153])" office:value-type="float"/>
          <table:table-cell table:formula="of:=MEDIAN([.$J153])" office:value-type="float"/>
          <table:table-cell table:formula="of:=MEDIAN([.$K153];[.$W153])" office:value-type="float"/>
          <table:table-cell table:formula="of:=MEDIAN([.$L153];[.$X153])" office:value-type="float"/>
          <table:table-cell table:formula="of:=MEDIAN([.$M153];[.$Y153])" office:value-type="float"/>
          <table:table-cell table:formula="of:=MEDIAN([.$N153];[.$Z153])" office:value-type="float"/>
          <table:table-cell table:formula="of:=MAX([.$B153];[.$O153])" office:value-type="float"/>
          <table:table-cell table:formula="of:=MAX([.$C153];[.$P153])" office:value-type="float"/>
          <table:table-cell table:formula="of:=MAX([.$D153];[.$Q153])" office:value-type="float"/>
          <table:table-cell table:formula="of:=MAX([.$E153];[.$R153])" office:value-type="float"/>
          <table:table-cell table:formula="of:=MAX([.$F153];[.$S153])" office:value-type="float"/>
          <table:table-cell table:formula="of:=MAX([.$G153];[.$T153])" office:value-type="float"/>
          <table:table-cell table:formula="of:=MAX([.$H153];[.$U153])" office:value-type="float"/>
          <table:table-cell table:formula="of:=MAX([.$I153];[.$V153])" office:value-type="float"/>
          <table:table-cell table:formula="of:=MAX([.$J153])" office:value-type="float"/>
          <table:table-cell table:formula="of:=MAX([.$K153];[.$W153])" office:value-type="float"/>
          <table:table-cell table:formula="of:=MAX([.$L153];[.$X153])" office:value-type="float"/>
          <table:table-cell table:formula="of:=MAX([.$M153];[.$Y153])" office:value-type="float"/>
          <table:table-cell table:formula="of:=MAX([.$N153];[.$Z153])" office:value-type="float"/>
        </table:table-row>
        <table:table-row table:style-name="ro1">
          <table:table-cell office:value-type="string">
            <text:p>blocks.blocks-24-1.asp/24</text:p>
          </table:table-cell>
          <table:table-cell office:value-type="float" office:value="9.78155"/>
          <table:table-cell office:value-type="float" office:value="9.611"/>
          <table:table-cell office:value-type="float" office:value="0.47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96.0"/>
          <table:table-cell office:value-type="float" office:value="12242.0"/>
          <table:table-cell office:value-type="float" office:value="12242.0"/>
          <table:table-cell office:value-type="float" office:value="708874.0"/>
          <table:table-cell office:value-type="float" office:value="660896.0"/>
          <table:table-cell office:value-type="float" office:value="0.0"/>
          <table:table-cell office:value-type="float" office:value="0.0"/>
          <table:table-cell office:value-type="float" office:value="8.69838"/>
          <table:table-cell office:value-type="float" office:value="8.546"/>
          <table:table-cell office:value-type="float" office:value="0.26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74.0"/>
          <table:table-cell office:value-type="float" office:value="16837.0"/>
          <table:table-cell office:value-type="float" office:value="708874.0"/>
          <table:table-cell office:value-type="float" office:value="660896.0"/>
          <table:table-cell office:value-type="float" office:value="0.0"/>
          <table:table-cell office:value-type="float" office:value="0.0"/>
          <table:table-cell table:formula="of:=MIN([.$B154];[.$O154])" office:value-type="float"/>
          <table:table-cell table:formula="of:=MIN([.$C154];[.$P154])" office:value-type="float"/>
          <table:table-cell table:formula="of:=MIN([.$D154];[.$Q154])" office:value-type="float"/>
          <table:table-cell table:formula="of:=MIN([.$E154];[.$R154])" office:value-type="float"/>
          <table:table-cell table:formula="of:=MIN([.$F154];[.$S154])" office:value-type="float"/>
          <table:table-cell table:formula="of:=MIN([.$G154];[.$T154])" office:value-type="float"/>
          <table:table-cell table:formula="of:=MIN([.$H154];[.$U154])" office:value-type="float"/>
          <table:table-cell table:formula="of:=MIN([.$I154];[.$V154])" office:value-type="float"/>
          <table:table-cell table:formula="of:=MIN([.$J154])" office:value-type="float"/>
          <table:table-cell table:formula="of:=MIN([.$K154];[.$W154])" office:value-type="float"/>
          <table:table-cell table:formula="of:=MIN([.$L154];[.$X154])" office:value-type="float"/>
          <table:table-cell table:formula="of:=MIN([.$M154];[.$Y154])" office:value-type="float"/>
          <table:table-cell table:formula="of:=MIN([.$N154];[.$Z154])" office:value-type="float"/>
          <table:table-cell table:formula="of:=MEDIAN([.$B154];[.$O154])" office:value-type="float"/>
          <table:table-cell table:formula="of:=MEDIAN([.$C154];[.$P154])" office:value-type="float"/>
          <table:table-cell table:formula="of:=MEDIAN([.$D154];[.$Q154])" office:value-type="float"/>
          <table:table-cell table:formula="of:=MEDIAN([.$E154];[.$R154])" office:value-type="float"/>
          <table:table-cell table:formula="of:=MEDIAN([.$F154];[.$S154])" office:value-type="float"/>
          <table:table-cell table:formula="of:=MEDIAN([.$G154];[.$T154])" office:value-type="float"/>
          <table:table-cell table:formula="of:=MEDIAN([.$H154];[.$U154])" office:value-type="float"/>
          <table:table-cell table:formula="of:=MEDIAN([.$I154];[.$V154])" office:value-type="float"/>
          <table:table-cell table:formula="of:=MEDIAN([.$J154])" office:value-type="float"/>
          <table:table-cell table:formula="of:=MEDIAN([.$K154];[.$W154])" office:value-type="float"/>
          <table:table-cell table:formula="of:=MEDIAN([.$L154];[.$X154])" office:value-type="float"/>
          <table:table-cell table:formula="of:=MEDIAN([.$M154];[.$Y154])" office:value-type="float"/>
          <table:table-cell table:formula="of:=MEDIAN([.$N154];[.$Z154])" office:value-type="float"/>
          <table:table-cell table:formula="of:=MAX([.$B154];[.$O154])" office:value-type="float"/>
          <table:table-cell table:formula="of:=MAX([.$C154];[.$P154])" office:value-type="float"/>
          <table:table-cell table:formula="of:=MAX([.$D154];[.$Q154])" office:value-type="float"/>
          <table:table-cell table:formula="of:=MAX([.$E154];[.$R154])" office:value-type="float"/>
          <table:table-cell table:formula="of:=MAX([.$F154];[.$S154])" office:value-type="float"/>
          <table:table-cell table:formula="of:=MAX([.$G154];[.$T154])" office:value-type="float"/>
          <table:table-cell table:formula="of:=MAX([.$H154];[.$U154])" office:value-type="float"/>
          <table:table-cell table:formula="of:=MAX([.$I154];[.$V154])" office:value-type="float"/>
          <table:table-cell table:formula="of:=MAX([.$J154])" office:value-type="float"/>
          <table:table-cell table:formula="of:=MAX([.$K154];[.$W154])" office:value-type="float"/>
          <table:table-cell table:formula="of:=MAX([.$L154];[.$X154])" office:value-type="float"/>
          <table:table-cell table:formula="of:=MAX([.$M154];[.$Y154])" office:value-type="float"/>
          <table:table-cell table:formula="of:=MAX([.$N154];[.$Z154])" office:value-type="float"/>
        </table:table-row>
        <table:table-row table:style-name="ro1">
          <table:table-cell office:value-type="string">
            <text:p>blocks.blocks-24-1.asp/25</text:p>
          </table:table-cell>
          <table:table-cell office:value-type="float" office:value="10.2979"/>
          <table:table-cell office:value-type="float" office:value="10.128"/>
          <table:table-cell office:value-type="float" office:value="0.29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30.0"/>
          <table:table-cell office:value-type="float" office:value="9494.0"/>
          <table:table-cell office:value-type="float" office:value="9494.0"/>
          <table:table-cell office:value-type="float" office:value="739727.0"/>
          <table:table-cell office:value-type="float" office:value="705597.0"/>
          <table:table-cell office:value-type="float" office:value="0.0"/>
          <table:table-cell office:value-type="float" office:value="0.0"/>
          <table:table-cell office:value-type="float" office:value="9.33541"/>
          <table:table-cell office:value-type="float" office:value="9.178"/>
          <table:table-cell office:value-type="float" office:value="0.58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45.0"/>
          <table:table-cell office:value-type="float" office:value="25318.0"/>
          <table:table-cell office:value-type="float" office:value="739727.0"/>
          <table:table-cell office:value-type="float" office:value="705597.0"/>
          <table:table-cell office:value-type="float" office:value="0.0"/>
          <table:table-cell office:value-type="float" office:value="0.0"/>
          <table:table-cell table:formula="of:=MIN([.$B155];[.$O155])" office:value-type="float"/>
          <table:table-cell table:formula="of:=MIN([.$C155];[.$P155])" office:value-type="float"/>
          <table:table-cell table:formula="of:=MIN([.$D155];[.$Q155])" office:value-type="float"/>
          <table:table-cell table:formula="of:=MIN([.$E155];[.$R155])" office:value-type="float"/>
          <table:table-cell table:formula="of:=MIN([.$F155];[.$S155])" office:value-type="float"/>
          <table:table-cell table:formula="of:=MIN([.$G155];[.$T155])" office:value-type="float"/>
          <table:table-cell table:formula="of:=MIN([.$H155];[.$U155])" office:value-type="float"/>
          <table:table-cell table:formula="of:=MIN([.$I155];[.$V155])" office:value-type="float"/>
          <table:table-cell table:formula="of:=MIN([.$J155])" office:value-type="float"/>
          <table:table-cell table:formula="of:=MIN([.$K155];[.$W155])" office:value-type="float"/>
          <table:table-cell table:formula="of:=MIN([.$L155];[.$X155])" office:value-type="float"/>
          <table:table-cell table:formula="of:=MIN([.$M155];[.$Y155])" office:value-type="float"/>
          <table:table-cell table:formula="of:=MIN([.$N155];[.$Z155])" office:value-type="float"/>
          <table:table-cell table:formula="of:=MEDIAN([.$B155];[.$O155])" office:value-type="float"/>
          <table:table-cell table:formula="of:=MEDIAN([.$C155];[.$P155])" office:value-type="float"/>
          <table:table-cell table:formula="of:=MEDIAN([.$D155];[.$Q155])" office:value-type="float"/>
          <table:table-cell table:formula="of:=MEDIAN([.$E155];[.$R155])" office:value-type="float"/>
          <table:table-cell table:formula="of:=MEDIAN([.$F155];[.$S155])" office:value-type="float"/>
          <table:table-cell table:formula="of:=MEDIAN([.$G155];[.$T155])" office:value-type="float"/>
          <table:table-cell table:formula="of:=MEDIAN([.$H155];[.$U155])" office:value-type="float"/>
          <table:table-cell table:formula="of:=MEDIAN([.$I155];[.$V155])" office:value-type="float"/>
          <table:table-cell table:formula="of:=MEDIAN([.$J155])" office:value-type="float"/>
          <table:table-cell table:formula="of:=MEDIAN([.$K155];[.$W155])" office:value-type="float"/>
          <table:table-cell table:formula="of:=MEDIAN([.$L155];[.$X155])" office:value-type="float"/>
          <table:table-cell table:formula="of:=MEDIAN([.$M155];[.$Y155])" office:value-type="float"/>
          <table:table-cell table:formula="of:=MEDIAN([.$N155];[.$Z155])" office:value-type="float"/>
          <table:table-cell table:formula="of:=MAX([.$B155];[.$O155])" office:value-type="float"/>
          <table:table-cell table:formula="of:=MAX([.$C155];[.$P155])" office:value-type="float"/>
          <table:table-cell table:formula="of:=MAX([.$D155];[.$Q155])" office:value-type="float"/>
          <table:table-cell table:formula="of:=MAX([.$E155];[.$R155])" office:value-type="float"/>
          <table:table-cell table:formula="of:=MAX([.$F155];[.$S155])" office:value-type="float"/>
          <table:table-cell table:formula="of:=MAX([.$G155];[.$T155])" office:value-type="float"/>
          <table:table-cell table:formula="of:=MAX([.$H155];[.$U155])" office:value-type="float"/>
          <table:table-cell table:formula="of:=MAX([.$I155];[.$V155])" office:value-type="float"/>
          <table:table-cell table:formula="of:=MAX([.$J155])" office:value-type="float"/>
          <table:table-cell table:formula="of:=MAX([.$K155];[.$W155])" office:value-type="float"/>
          <table:table-cell table:formula="of:=MAX([.$L155];[.$X155])" office:value-type="float"/>
          <table:table-cell table:formula="of:=MAX([.$M155];[.$Y155])" office:value-type="float"/>
          <table:table-cell table:formula="of:=MAX([.$N155];[.$Z155])" office:value-type="float"/>
        </table:table-row>
        <table:table-row table:style-name="ro1">
          <table:table-cell office:value-type="string">
            <text:p>blocks.blocks-24-1.asp/26</text:p>
          </table:table-cell>
          <table:table-cell office:value-type="float" office:value="10.5699"/>
          <table:table-cell office:value-type="float" office:value="10.398"/>
          <table:table-cell office:value-type="float" office:value="0.3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02.0"/>
          <table:table-cell office:value-type="float" office:value="9953.0"/>
          <table:table-cell office:value-type="float" office:value="9953.0"/>
          <table:table-cell office:value-type="float" office:value="770580.0"/>
          <table:table-cell office:value-type="float" office:value="750298.0"/>
          <table:table-cell office:value-type="float" office:value="0.0"/>
          <table:table-cell office:value-type="float" office:value="0.0"/>
          <table:table-cell office:value-type="float" office:value="9.45723"/>
          <table:table-cell office:value-type="float" office:value="9.295"/>
          <table:table-cell office:value-type="float" office:value="0.38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46.0"/>
          <table:table-cell office:value-type="float" office:value="28412.0"/>
          <table:table-cell office:value-type="float" office:value="770580.0"/>
          <table:table-cell office:value-type="float" office:value="750298.0"/>
          <table:table-cell office:value-type="float" office:value="0.0"/>
          <table:table-cell office:value-type="float" office:value="0.0"/>
          <table:table-cell table:formula="of:=MIN([.$B156];[.$O156])" office:value-type="float"/>
          <table:table-cell table:formula="of:=MIN([.$C156];[.$P156])" office:value-type="float"/>
          <table:table-cell table:formula="of:=MIN([.$D156];[.$Q156])" office:value-type="float"/>
          <table:table-cell table:formula="of:=MIN([.$E156];[.$R156])" office:value-type="float"/>
          <table:table-cell table:formula="of:=MIN([.$F156];[.$S156])" office:value-type="float"/>
          <table:table-cell table:formula="of:=MIN([.$G156];[.$T156])" office:value-type="float"/>
          <table:table-cell table:formula="of:=MIN([.$H156];[.$U156])" office:value-type="float"/>
          <table:table-cell table:formula="of:=MIN([.$I156];[.$V156])" office:value-type="float"/>
          <table:table-cell table:formula="of:=MIN([.$J156])" office:value-type="float"/>
          <table:table-cell table:formula="of:=MIN([.$K156];[.$W156])" office:value-type="float"/>
          <table:table-cell table:formula="of:=MIN([.$L156];[.$X156])" office:value-type="float"/>
          <table:table-cell table:formula="of:=MIN([.$M156];[.$Y156])" office:value-type="float"/>
          <table:table-cell table:formula="of:=MIN([.$N156];[.$Z156])" office:value-type="float"/>
          <table:table-cell table:formula="of:=MEDIAN([.$B156];[.$O156])" office:value-type="float"/>
          <table:table-cell table:formula="of:=MEDIAN([.$C156];[.$P156])" office:value-type="float"/>
          <table:table-cell table:formula="of:=MEDIAN([.$D156];[.$Q156])" office:value-type="float"/>
          <table:table-cell table:formula="of:=MEDIAN([.$E156];[.$R156])" office:value-type="float"/>
          <table:table-cell table:formula="of:=MEDIAN([.$F156];[.$S156])" office:value-type="float"/>
          <table:table-cell table:formula="of:=MEDIAN([.$G156];[.$T156])" office:value-type="float"/>
          <table:table-cell table:formula="of:=MEDIAN([.$H156];[.$U156])" office:value-type="float"/>
          <table:table-cell table:formula="of:=MEDIAN([.$I156];[.$V156])" office:value-type="float"/>
          <table:table-cell table:formula="of:=MEDIAN([.$J156])" office:value-type="float"/>
          <table:table-cell table:formula="of:=MEDIAN([.$K156];[.$W156])" office:value-type="float"/>
          <table:table-cell table:formula="of:=MEDIAN([.$L156];[.$X156])" office:value-type="float"/>
          <table:table-cell table:formula="of:=MEDIAN([.$M156];[.$Y156])" office:value-type="float"/>
          <table:table-cell table:formula="of:=MEDIAN([.$N156];[.$Z156])" office:value-type="float"/>
          <table:table-cell table:formula="of:=MAX([.$B156];[.$O156])" office:value-type="float"/>
          <table:table-cell table:formula="of:=MAX([.$C156];[.$P156])" office:value-type="float"/>
          <table:table-cell table:formula="of:=MAX([.$D156];[.$Q156])" office:value-type="float"/>
          <table:table-cell table:formula="of:=MAX([.$E156];[.$R156])" office:value-type="float"/>
          <table:table-cell table:formula="of:=MAX([.$F156];[.$S156])" office:value-type="float"/>
          <table:table-cell table:formula="of:=MAX([.$G156];[.$T156])" office:value-type="float"/>
          <table:table-cell table:formula="of:=MAX([.$H156];[.$U156])" office:value-type="float"/>
          <table:table-cell table:formula="of:=MAX([.$I156];[.$V156])" office:value-type="float"/>
          <table:table-cell table:formula="of:=MAX([.$J156])" office:value-type="float"/>
          <table:table-cell table:formula="of:=MAX([.$K156];[.$W156])" office:value-type="float"/>
          <table:table-cell table:formula="of:=MAX([.$L156];[.$X156])" office:value-type="float"/>
          <table:table-cell table:formula="of:=MAX([.$M156];[.$Y156])" office:value-type="float"/>
          <table:table-cell table:formula="of:=MAX([.$N156];[.$Z156])" office:value-type="float"/>
        </table:table-row>
        <table:table-row table:style-name="ro1">
          <table:table-cell office:value-type="string">
            <text:p>blocks.blocks-24-1.asp/27</text:p>
          </table:table-cell>
          <table:table-cell office:value-type="float" office:value="11.9158"/>
          <table:table-cell office:value-type="float" office:value="11.74"/>
          <table:table-cell office:value-type="float" office:value="0.72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32.0"/>
          <table:table-cell office:value-type="float" office:value="40726.0"/>
          <table:table-cell office:value-type="float" office:value="40726.0"/>
          <table:table-cell office:value-type="float" office:value="801433.0"/>
          <table:table-cell office:value-type="float" office:value="794999.0"/>
          <table:table-cell office:value-type="float" office:value="0.0"/>
          <table:table-cell office:value-type="float" office:value="0.0"/>
          <table:table-cell office:value-type="float" office:value="9.97021"/>
          <table:table-cell office:value-type="float" office:value="9.809"/>
          <table:table-cell office:value-type="float" office:value="0.41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792.0"/>
          <table:table-cell office:value-type="float" office:value="37235.0"/>
          <table:table-cell office:value-type="float" office:value="801433.0"/>
          <table:table-cell office:value-type="float" office:value="794999.0"/>
          <table:table-cell office:value-type="float" office:value="0.0"/>
          <table:table-cell office:value-type="float" office:value="0.0"/>
          <table:table-cell table:formula="of:=MIN([.$B157];[.$O157])" office:value-type="float"/>
          <table:table-cell table:formula="of:=MIN([.$C157];[.$P157])" office:value-type="float"/>
          <table:table-cell table:formula="of:=MIN([.$D157];[.$Q157])" office:value-type="float"/>
          <table:table-cell table:formula="of:=MIN([.$E157];[.$R157])" office:value-type="float"/>
          <table:table-cell table:formula="of:=MIN([.$F157];[.$S157])" office:value-type="float"/>
          <table:table-cell table:formula="of:=MIN([.$G157];[.$T157])" office:value-type="float"/>
          <table:table-cell table:formula="of:=MIN([.$H157];[.$U157])" office:value-type="float"/>
          <table:table-cell table:formula="of:=MIN([.$I157];[.$V157])" office:value-type="float"/>
          <table:table-cell table:formula="of:=MIN([.$J157])" office:value-type="float"/>
          <table:table-cell table:formula="of:=MIN([.$K157];[.$W157])" office:value-type="float"/>
          <table:table-cell table:formula="of:=MIN([.$L157];[.$X157])" office:value-type="float"/>
          <table:table-cell table:formula="of:=MIN([.$M157];[.$Y157])" office:value-type="float"/>
          <table:table-cell table:formula="of:=MIN([.$N157];[.$Z157])" office:value-type="float"/>
          <table:table-cell table:formula="of:=MEDIAN([.$B157];[.$O157])" office:value-type="float"/>
          <table:table-cell table:formula="of:=MEDIAN([.$C157];[.$P157])" office:value-type="float"/>
          <table:table-cell table:formula="of:=MEDIAN([.$D157];[.$Q157])" office:value-type="float"/>
          <table:table-cell table:formula="of:=MEDIAN([.$E157];[.$R157])" office:value-type="float"/>
          <table:table-cell table:formula="of:=MEDIAN([.$F157];[.$S157])" office:value-type="float"/>
          <table:table-cell table:formula="of:=MEDIAN([.$G157];[.$T157])" office:value-type="float"/>
          <table:table-cell table:formula="of:=MEDIAN([.$H157];[.$U157])" office:value-type="float"/>
          <table:table-cell table:formula="of:=MEDIAN([.$I157];[.$V157])" office:value-type="float"/>
          <table:table-cell table:formula="of:=MEDIAN([.$J157])" office:value-type="float"/>
          <table:table-cell table:formula="of:=MEDIAN([.$K157];[.$W157])" office:value-type="float"/>
          <table:table-cell table:formula="of:=MEDIAN([.$L157];[.$X157])" office:value-type="float"/>
          <table:table-cell table:formula="of:=MEDIAN([.$M157];[.$Y157])" office:value-type="float"/>
          <table:table-cell table:formula="of:=MEDIAN([.$N157];[.$Z157])" office:value-type="float"/>
          <table:table-cell table:formula="of:=MAX([.$B157];[.$O157])" office:value-type="float"/>
          <table:table-cell table:formula="of:=MAX([.$C157];[.$P157])" office:value-type="float"/>
          <table:table-cell table:formula="of:=MAX([.$D157];[.$Q157])" office:value-type="float"/>
          <table:table-cell table:formula="of:=MAX([.$E157];[.$R157])" office:value-type="float"/>
          <table:table-cell table:formula="of:=MAX([.$F157];[.$S157])" office:value-type="float"/>
          <table:table-cell table:formula="of:=MAX([.$G157];[.$T157])" office:value-type="float"/>
          <table:table-cell table:formula="of:=MAX([.$H157];[.$U157])" office:value-type="float"/>
          <table:table-cell table:formula="of:=MAX([.$I157];[.$V157])" office:value-type="float"/>
          <table:table-cell table:formula="of:=MAX([.$J157])" office:value-type="float"/>
          <table:table-cell table:formula="of:=MAX([.$K157];[.$W157])" office:value-type="float"/>
          <table:table-cell table:formula="of:=MAX([.$L157];[.$X157])" office:value-type="float"/>
          <table:table-cell table:formula="of:=MAX([.$M157];[.$Y157])" office:value-type="float"/>
          <table:table-cell table:formula="of:=MAX([.$N157];[.$Z157])" office:value-type="float"/>
        </table:table-row>
        <table:table-row table:style-name="ro1">
          <table:table-cell office:value-type="string">
            <text:p>blocks.blocks-24-1.asp/28</text:p>
          </table:table-cell>
          <table:table-cell office:value-type="float" office:value="13.4122"/>
          <table:table-cell office:value-type="float" office:value="13.228"/>
          <table:table-cell office:value-type="float" office:value="2.21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670.0"/>
          <table:table-cell office:value-type="float" office:value="90085.0"/>
          <table:table-cell office:value-type="float" office:value="90085.0"/>
          <table:table-cell office:value-type="float" office:value="832286.0"/>
          <table:table-cell office:value-type="float" office:value="839700.0"/>
          <table:table-cell office:value-type="float" office:value="0.0"/>
          <table:table-cell office:value-type="float" office:value="0.0"/>
          <table:table-cell office:value-type="float" office:value="10.7595"/>
          <table:table-cell office:value-type="float" office:value="10.584"/>
          <table:table-cell office:value-type="float" office:value="0.57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72.0"/>
          <table:table-cell office:value-type="float" office:value="38731.0"/>
          <table:table-cell office:value-type="float" office:value="832286.0"/>
          <table:table-cell office:value-type="float" office:value="839700.0"/>
          <table:table-cell office:value-type="float" office:value="0.0"/>
          <table:table-cell office:value-type="float" office:value="0.0"/>
          <table:table-cell table:formula="of:=MIN([.$B158];[.$O158])" office:value-type="float"/>
          <table:table-cell table:formula="of:=MIN([.$C158];[.$P158])" office:value-type="float"/>
          <table:table-cell table:formula="of:=MIN([.$D158];[.$Q158])" office:value-type="float"/>
          <table:table-cell table:formula="of:=MIN([.$E158];[.$R158])" office:value-type="float"/>
          <table:table-cell table:formula="of:=MIN([.$F158];[.$S158])" office:value-type="float"/>
          <table:table-cell table:formula="of:=MIN([.$G158];[.$T158])" office:value-type="float"/>
          <table:table-cell table:formula="of:=MIN([.$H158];[.$U158])" office:value-type="float"/>
          <table:table-cell table:formula="of:=MIN([.$I158];[.$V158])" office:value-type="float"/>
          <table:table-cell table:formula="of:=MIN([.$J158])" office:value-type="float"/>
          <table:table-cell table:formula="of:=MIN([.$K158];[.$W158])" office:value-type="float"/>
          <table:table-cell table:formula="of:=MIN([.$L158];[.$X158])" office:value-type="float"/>
          <table:table-cell table:formula="of:=MIN([.$M158];[.$Y158])" office:value-type="float"/>
          <table:table-cell table:formula="of:=MIN([.$N158];[.$Z158])" office:value-type="float"/>
          <table:table-cell table:formula="of:=MEDIAN([.$B158];[.$O158])" office:value-type="float"/>
          <table:table-cell table:formula="of:=MEDIAN([.$C158];[.$P158])" office:value-type="float"/>
          <table:table-cell table:formula="of:=MEDIAN([.$D158];[.$Q158])" office:value-type="float"/>
          <table:table-cell table:formula="of:=MEDIAN([.$E158];[.$R158])" office:value-type="float"/>
          <table:table-cell table:formula="of:=MEDIAN([.$F158];[.$S158])" office:value-type="float"/>
          <table:table-cell table:formula="of:=MEDIAN([.$G158];[.$T158])" office:value-type="float"/>
          <table:table-cell table:formula="of:=MEDIAN([.$H158];[.$U158])" office:value-type="float"/>
          <table:table-cell table:formula="of:=MEDIAN([.$I158];[.$V158])" office:value-type="float"/>
          <table:table-cell table:formula="of:=MEDIAN([.$J158])" office:value-type="float"/>
          <table:table-cell table:formula="of:=MEDIAN([.$K158];[.$W158])" office:value-type="float"/>
          <table:table-cell table:formula="of:=MEDIAN([.$L158];[.$X158])" office:value-type="float"/>
          <table:table-cell table:formula="of:=MEDIAN([.$M158];[.$Y158])" office:value-type="float"/>
          <table:table-cell table:formula="of:=MEDIAN([.$N158];[.$Z158])" office:value-type="float"/>
          <table:table-cell table:formula="of:=MAX([.$B158];[.$O158])" office:value-type="float"/>
          <table:table-cell table:formula="of:=MAX([.$C158];[.$P158])" office:value-type="float"/>
          <table:table-cell table:formula="of:=MAX([.$D158];[.$Q158])" office:value-type="float"/>
          <table:table-cell table:formula="of:=MAX([.$E158];[.$R158])" office:value-type="float"/>
          <table:table-cell table:formula="of:=MAX([.$F158];[.$S158])" office:value-type="float"/>
          <table:table-cell table:formula="of:=MAX([.$G158];[.$T158])" office:value-type="float"/>
          <table:table-cell table:formula="of:=MAX([.$H158];[.$U158])" office:value-type="float"/>
          <table:table-cell table:formula="of:=MAX([.$I158];[.$V158])" office:value-type="float"/>
          <table:table-cell table:formula="of:=MAX([.$J158])" office:value-type="float"/>
          <table:table-cell table:formula="of:=MAX([.$K158];[.$W158])" office:value-type="float"/>
          <table:table-cell table:formula="of:=MAX([.$L158];[.$X158])" office:value-type="float"/>
          <table:table-cell table:formula="of:=MAX([.$M158];[.$Y158])" office:value-type="float"/>
          <table:table-cell table:formula="of:=MAX([.$N158];[.$Z158])" office:value-type="float"/>
        </table:table-row>
        <table:table-row table:style-name="ro1">
          <table:table-cell office:value-type="string">
            <text:p>blocks.blocks-24-1.asp/29</text:p>
          </table:table-cell>
          <table:table-cell office:value-type="float" office:value="13.2664"/>
          <table:table-cell office:value-type="float" office:value="13.093"/>
          <table:table-cell office:value-type="float" office:value="1.5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949.0"/>
          <table:table-cell office:value-type="float" office:value="94598.0"/>
          <table:table-cell office:value-type="float" office:value="94598.0"/>
          <table:table-cell office:value-type="float" office:value="863139.0"/>
          <table:table-cell office:value-type="float" office:value="884401.0"/>
          <table:table-cell office:value-type="float" office:value="0.0"/>
          <table:table-cell office:value-type="float" office:value="0.0"/>
          <table:table-cell office:value-type="float" office:value="10.9849"/>
          <table:table-cell office:value-type="float" office:value="10.808"/>
          <table:table-cell office:value-type="float" office:value="0.44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17.0"/>
          <table:table-cell office:value-type="float" office:value="46677.0"/>
          <table:table-cell office:value-type="float" office:value="863139.0"/>
          <table:table-cell office:value-type="float" office:value="884401.0"/>
          <table:table-cell office:value-type="float" office:value="0.0"/>
          <table:table-cell office:value-type="float" office:value="0.0"/>
          <table:table-cell table:formula="of:=MIN([.$B159];[.$O159])" office:value-type="float"/>
          <table:table-cell table:formula="of:=MIN([.$C159];[.$P159])" office:value-type="float"/>
          <table:table-cell table:formula="of:=MIN([.$D159];[.$Q159])" office:value-type="float"/>
          <table:table-cell table:formula="of:=MIN([.$E159];[.$R159])" office:value-type="float"/>
          <table:table-cell table:formula="of:=MIN([.$F159];[.$S159])" office:value-type="float"/>
          <table:table-cell table:formula="of:=MIN([.$G159];[.$T159])" office:value-type="float"/>
          <table:table-cell table:formula="of:=MIN([.$H159];[.$U159])" office:value-type="float"/>
          <table:table-cell table:formula="of:=MIN([.$I159];[.$V159])" office:value-type="float"/>
          <table:table-cell table:formula="of:=MIN([.$J159])" office:value-type="float"/>
          <table:table-cell table:formula="of:=MIN([.$K159];[.$W159])" office:value-type="float"/>
          <table:table-cell table:formula="of:=MIN([.$L159];[.$X159])" office:value-type="float"/>
          <table:table-cell table:formula="of:=MIN([.$M159];[.$Y159])" office:value-type="float"/>
          <table:table-cell table:formula="of:=MIN([.$N159];[.$Z159])" office:value-type="float"/>
          <table:table-cell table:formula="of:=MEDIAN([.$B159];[.$O159])" office:value-type="float"/>
          <table:table-cell table:formula="of:=MEDIAN([.$C159];[.$P159])" office:value-type="float"/>
          <table:table-cell table:formula="of:=MEDIAN([.$D159];[.$Q159])" office:value-type="float"/>
          <table:table-cell table:formula="of:=MEDIAN([.$E159];[.$R159])" office:value-type="float"/>
          <table:table-cell table:formula="of:=MEDIAN([.$F159];[.$S159])" office:value-type="float"/>
          <table:table-cell table:formula="of:=MEDIAN([.$G159];[.$T159])" office:value-type="float"/>
          <table:table-cell table:formula="of:=MEDIAN([.$H159];[.$U159])" office:value-type="float"/>
          <table:table-cell table:formula="of:=MEDIAN([.$I159];[.$V159])" office:value-type="float"/>
          <table:table-cell table:formula="of:=MEDIAN([.$J159])" office:value-type="float"/>
          <table:table-cell table:formula="of:=MEDIAN([.$K159];[.$W159])" office:value-type="float"/>
          <table:table-cell table:formula="of:=MEDIAN([.$L159];[.$X159])" office:value-type="float"/>
          <table:table-cell table:formula="of:=MEDIAN([.$M159];[.$Y159])" office:value-type="float"/>
          <table:table-cell table:formula="of:=MEDIAN([.$N159];[.$Z159])" office:value-type="float"/>
          <table:table-cell table:formula="of:=MAX([.$B159];[.$O159])" office:value-type="float"/>
          <table:table-cell table:formula="of:=MAX([.$C159];[.$P159])" office:value-type="float"/>
          <table:table-cell table:formula="of:=MAX([.$D159];[.$Q159])" office:value-type="float"/>
          <table:table-cell table:formula="of:=MAX([.$E159];[.$R159])" office:value-type="float"/>
          <table:table-cell table:formula="of:=MAX([.$F159];[.$S159])" office:value-type="float"/>
          <table:table-cell table:formula="of:=MAX([.$G159];[.$T159])" office:value-type="float"/>
          <table:table-cell table:formula="of:=MAX([.$H159];[.$U159])" office:value-type="float"/>
          <table:table-cell table:formula="of:=MAX([.$I159];[.$V159])" office:value-type="float"/>
          <table:table-cell table:formula="of:=MAX([.$J159])" office:value-type="float"/>
          <table:table-cell table:formula="of:=MAX([.$K159];[.$W159])" office:value-type="float"/>
          <table:table-cell table:formula="of:=MAX([.$L159];[.$X159])" office:value-type="float"/>
          <table:table-cell table:formula="of:=MAX([.$M159];[.$Y159])" office:value-type="float"/>
          <table:table-cell table:formula="of:=MAX([.$N159];[.$Z159])" office:value-type="float"/>
        </table:table-row>
        <table:table-row table:style-name="ro1">
          <table:table-cell office:value-type="string">
            <text:p>blocks.blocks-24-1.asp/3</text:p>
          </table:table-cell>
          <table:table-cell office:value-type="float" office:value="0.881355"/>
          <table:table-cell office:value-type="float" office:value="0.8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961.0"/>
          <table:table-cell office:value-type="float" office:value="33.0"/>
          <table:table-cell office:value-type="float" office:value="0.0"/>
          <table:table-cell office:value-type="float" office:value="0.0"/>
          <table:table-cell office:value-type="float" office:value="0.783586"/>
          <table:table-cell office:value-type="float" office:value="0.7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60961.0"/>
          <table:table-cell office:value-type="float" office:value="33.0"/>
          <table:table-cell office:value-type="float" office:value="0.0"/>
          <table:table-cell office:value-type="float" office:value="0.0"/>
          <table:table-cell table:formula="of:=MIN([.$B160];[.$O160])" office:value-type="float"/>
          <table:table-cell table:formula="of:=MIN([.$C160];[.$P160])" office:value-type="float"/>
          <table:table-cell table:formula="of:=MIN([.$D160];[.$Q160])" office:value-type="float"/>
          <table:table-cell table:formula="of:=MIN([.$E160];[.$R160])" office:value-type="float"/>
          <table:table-cell table:formula="of:=MIN([.$F160];[.$S160])" office:value-type="float"/>
          <table:table-cell table:formula="of:=MIN([.$G160];[.$T160])" office:value-type="float"/>
          <table:table-cell table:formula="of:=MIN([.$H160];[.$U160])" office:value-type="float"/>
          <table:table-cell table:formula="of:=MIN([.$I160];[.$V160])" office:value-type="float"/>
          <table:table-cell table:formula="of:=MIN([.$J160])" office:value-type="float"/>
          <table:table-cell table:formula="of:=MIN([.$K160];[.$W160])" office:value-type="float"/>
          <table:table-cell table:formula="of:=MIN([.$L160];[.$X160])" office:value-type="float"/>
          <table:table-cell table:formula="of:=MIN([.$M160];[.$Y160])" office:value-type="float"/>
          <table:table-cell table:formula="of:=MIN([.$N160];[.$Z160])" office:value-type="float"/>
          <table:table-cell table:formula="of:=MEDIAN([.$B160];[.$O160])" office:value-type="float"/>
          <table:table-cell table:formula="of:=MEDIAN([.$C160];[.$P160])" office:value-type="float"/>
          <table:table-cell table:formula="of:=MEDIAN([.$D160];[.$Q160])" office:value-type="float"/>
          <table:table-cell table:formula="of:=MEDIAN([.$E160];[.$R160])" office:value-type="float"/>
          <table:table-cell table:formula="of:=MEDIAN([.$F160];[.$S160])" office:value-type="float"/>
          <table:table-cell table:formula="of:=MEDIAN([.$G160];[.$T160])" office:value-type="float"/>
          <table:table-cell table:formula="of:=MEDIAN([.$H160];[.$U160])" office:value-type="float"/>
          <table:table-cell table:formula="of:=MEDIAN([.$I160];[.$V160])" office:value-type="float"/>
          <table:table-cell table:formula="of:=MEDIAN([.$J160])" office:value-type="float"/>
          <table:table-cell table:formula="of:=MEDIAN([.$K160];[.$W160])" office:value-type="float"/>
          <table:table-cell table:formula="of:=MEDIAN([.$L160];[.$X160])" office:value-type="float"/>
          <table:table-cell table:formula="of:=MEDIAN([.$M160];[.$Y160])" office:value-type="float"/>
          <table:table-cell table:formula="of:=MEDIAN([.$N160];[.$Z160])" office:value-type="float"/>
          <table:table-cell table:formula="of:=MAX([.$B160];[.$O160])" office:value-type="float"/>
          <table:table-cell table:formula="of:=MAX([.$C160];[.$P160])" office:value-type="float"/>
          <table:table-cell table:formula="of:=MAX([.$D160];[.$Q160])" office:value-type="float"/>
          <table:table-cell table:formula="of:=MAX([.$E160];[.$R160])" office:value-type="float"/>
          <table:table-cell table:formula="of:=MAX([.$F160];[.$S160])" office:value-type="float"/>
          <table:table-cell table:formula="of:=MAX([.$G160];[.$T160])" office:value-type="float"/>
          <table:table-cell table:formula="of:=MAX([.$H160];[.$U160])" office:value-type="float"/>
          <table:table-cell table:formula="of:=MAX([.$I160];[.$V160])" office:value-type="float"/>
          <table:table-cell table:formula="of:=MAX([.$J160])" office:value-type="float"/>
          <table:table-cell table:formula="of:=MAX([.$K160];[.$W160])" office:value-type="float"/>
          <table:table-cell table:formula="of:=MAX([.$L160];[.$X160])" office:value-type="float"/>
          <table:table-cell table:formula="of:=MAX([.$M160];[.$Y160])" office:value-type="float"/>
          <table:table-cell table:formula="of:=MAX([.$N160];[.$Z160])" office:value-type="float"/>
        </table:table-row>
        <table:table-row table:style-name="ro1">
          <table:table-cell office:value-type="string">
            <text:p>blocks.blocks-24-1.asp/30</text:p>
          </table:table-cell>
          <table:table-cell office:value-type="float" office:value="13.0604"/>
          <table:table-cell office:value-type="float" office:value="12.87"/>
          <table:table-cell office:value-type="float" office:value="1.04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011.0"/>
          <table:table-cell office:value-type="float" office:value="46369.0"/>
          <table:table-cell office:value-type="float" office:value="46369.0"/>
          <table:table-cell office:value-type="float" office:value="893992.0"/>
          <table:table-cell office:value-type="float" office:value="929102.0"/>
          <table:table-cell office:value-type="float" office:value="0.0"/>
          <table:table-cell office:value-type="float" office:value="0.0"/>
          <table:table-cell office:value-type="float" office:value="12.0548"/>
          <table:table-cell office:value-type="float" office:value="11.876"/>
          <table:table-cell office:value-type="float" office:value="1.13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896.0"/>
          <table:table-cell office:value-type="float" office:value="37263.0"/>
          <table:table-cell office:value-type="float" office:value="893992.0"/>
          <table:table-cell office:value-type="float" office:value="929102.0"/>
          <table:table-cell office:value-type="float" office:value="0.0"/>
          <table:table-cell office:value-type="float" office:value="0.0"/>
          <table:table-cell table:formula="of:=MIN([.$B161];[.$O161])" office:value-type="float"/>
          <table:table-cell table:formula="of:=MIN([.$C161];[.$P161])" office:value-type="float"/>
          <table:table-cell table:formula="of:=MIN([.$D161];[.$Q161])" office:value-type="float"/>
          <table:table-cell table:formula="of:=MIN([.$E161];[.$R161])" office:value-type="float"/>
          <table:table-cell table:formula="of:=MIN([.$F161];[.$S161])" office:value-type="float"/>
          <table:table-cell table:formula="of:=MIN([.$G161];[.$T161])" office:value-type="float"/>
          <table:table-cell table:formula="of:=MIN([.$H161];[.$U161])" office:value-type="float"/>
          <table:table-cell table:formula="of:=MIN([.$I161];[.$V161])" office:value-type="float"/>
          <table:table-cell table:formula="of:=MIN([.$J161])" office:value-type="float"/>
          <table:table-cell table:formula="of:=MIN([.$K161];[.$W161])" office:value-type="float"/>
          <table:table-cell table:formula="of:=MIN([.$L161];[.$X161])" office:value-type="float"/>
          <table:table-cell table:formula="of:=MIN([.$M161];[.$Y161])" office:value-type="float"/>
          <table:table-cell table:formula="of:=MIN([.$N161];[.$Z161])" office:value-type="float"/>
          <table:table-cell table:formula="of:=MEDIAN([.$B161];[.$O161])" office:value-type="float"/>
          <table:table-cell table:formula="of:=MEDIAN([.$C161];[.$P161])" office:value-type="float"/>
          <table:table-cell table:formula="of:=MEDIAN([.$D161];[.$Q161])" office:value-type="float"/>
          <table:table-cell table:formula="of:=MEDIAN([.$E161];[.$R161])" office:value-type="float"/>
          <table:table-cell table:formula="of:=MEDIAN([.$F161];[.$S161])" office:value-type="float"/>
          <table:table-cell table:formula="of:=MEDIAN([.$G161];[.$T161])" office:value-type="float"/>
          <table:table-cell table:formula="of:=MEDIAN([.$H161];[.$U161])" office:value-type="float"/>
          <table:table-cell table:formula="of:=MEDIAN([.$I161];[.$V161])" office:value-type="float"/>
          <table:table-cell table:formula="of:=MEDIAN([.$J161])" office:value-type="float"/>
          <table:table-cell table:formula="of:=MEDIAN([.$K161];[.$W161])" office:value-type="float"/>
          <table:table-cell table:formula="of:=MEDIAN([.$L161];[.$X161])" office:value-type="float"/>
          <table:table-cell table:formula="of:=MEDIAN([.$M161];[.$Y161])" office:value-type="float"/>
          <table:table-cell table:formula="of:=MEDIAN([.$N161];[.$Z161])" office:value-type="float"/>
          <table:table-cell table:formula="of:=MAX([.$B161];[.$O161])" office:value-type="float"/>
          <table:table-cell table:formula="of:=MAX([.$C161];[.$P161])" office:value-type="float"/>
          <table:table-cell table:formula="of:=MAX([.$D161];[.$Q161])" office:value-type="float"/>
          <table:table-cell table:formula="of:=MAX([.$E161];[.$R161])" office:value-type="float"/>
          <table:table-cell table:formula="of:=MAX([.$F161];[.$S161])" office:value-type="float"/>
          <table:table-cell table:formula="of:=MAX([.$G161];[.$T161])" office:value-type="float"/>
          <table:table-cell table:formula="of:=MAX([.$H161];[.$U161])" office:value-type="float"/>
          <table:table-cell table:formula="of:=MAX([.$I161];[.$V161])" office:value-type="float"/>
          <table:table-cell table:formula="of:=MAX([.$J161])" office:value-type="float"/>
          <table:table-cell table:formula="of:=MAX([.$K161];[.$W161])" office:value-type="float"/>
          <table:table-cell table:formula="of:=MAX([.$L161];[.$X161])" office:value-type="float"/>
          <table:table-cell table:formula="of:=MAX([.$M161];[.$Y161])" office:value-type="float"/>
          <table:table-cell table:formula="of:=MAX([.$N161];[.$Z161])" office:value-type="float"/>
        </table:table-row>
        <table:table-row table:style-name="ro1">
          <table:table-cell office:value-type="string">
            <text:p>blocks.blocks-24-1.asp/31</text:p>
          </table:table-cell>
          <table:table-cell office:value-type="float" office:value="13.6439"/>
          <table:table-cell office:value-type="float" office:value="13.441"/>
          <table:table-cell office:value-type="float" office:value="0.79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64.0"/>
          <table:table-cell office:value-type="float" office:value="12862.0"/>
          <table:table-cell office:value-type="float" office:value="12862.0"/>
          <table:table-cell office:value-type="float" office:value="924845.0"/>
          <table:table-cell office:value-type="float" office:value="973803.0"/>
          <table:table-cell office:value-type="float" office:value="0.0"/>
          <table:table-cell office:value-type="float" office:value="0.0"/>
          <table:table-cell office:value-type="float" office:value="11.9979"/>
          <table:table-cell office:value-type="float" office:value="11.814"/>
          <table:table-cell office:value-type="float" office:value="0.82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49.0"/>
          <table:table-cell office:value-type="float" office:value="42648.0"/>
          <table:table-cell office:value-type="float" office:value="924845.0"/>
          <table:table-cell office:value-type="float" office:value="973803.0"/>
          <table:table-cell office:value-type="float" office:value="0.0"/>
          <table:table-cell office:value-type="float" office:value="0.0"/>
          <table:table-cell table:formula="of:=MIN([.$B162];[.$O162])" office:value-type="float"/>
          <table:table-cell table:formula="of:=MIN([.$C162];[.$P162])" office:value-type="float"/>
          <table:table-cell table:formula="of:=MIN([.$D162];[.$Q162])" office:value-type="float"/>
          <table:table-cell table:formula="of:=MIN([.$E162];[.$R162])" office:value-type="float"/>
          <table:table-cell table:formula="of:=MIN([.$F162];[.$S162])" office:value-type="float"/>
          <table:table-cell table:formula="of:=MIN([.$G162];[.$T162])" office:value-type="float"/>
          <table:table-cell table:formula="of:=MIN([.$H162];[.$U162])" office:value-type="float"/>
          <table:table-cell table:formula="of:=MIN([.$I162];[.$V162])" office:value-type="float"/>
          <table:table-cell table:formula="of:=MIN([.$J162])" office:value-type="float"/>
          <table:table-cell table:formula="of:=MIN([.$K162];[.$W162])" office:value-type="float"/>
          <table:table-cell table:formula="of:=MIN([.$L162];[.$X162])" office:value-type="float"/>
          <table:table-cell table:formula="of:=MIN([.$M162];[.$Y162])" office:value-type="float"/>
          <table:table-cell table:formula="of:=MIN([.$N162];[.$Z162])" office:value-type="float"/>
          <table:table-cell table:formula="of:=MEDIAN([.$B162];[.$O162])" office:value-type="float"/>
          <table:table-cell table:formula="of:=MEDIAN([.$C162];[.$P162])" office:value-type="float"/>
          <table:table-cell table:formula="of:=MEDIAN([.$D162];[.$Q162])" office:value-type="float"/>
          <table:table-cell table:formula="of:=MEDIAN([.$E162];[.$R162])" office:value-type="float"/>
          <table:table-cell table:formula="of:=MEDIAN([.$F162];[.$S162])" office:value-type="float"/>
          <table:table-cell table:formula="of:=MEDIAN([.$G162];[.$T162])" office:value-type="float"/>
          <table:table-cell table:formula="of:=MEDIAN([.$H162];[.$U162])" office:value-type="float"/>
          <table:table-cell table:formula="of:=MEDIAN([.$I162];[.$V162])" office:value-type="float"/>
          <table:table-cell table:formula="of:=MEDIAN([.$J162])" office:value-type="float"/>
          <table:table-cell table:formula="of:=MEDIAN([.$K162];[.$W162])" office:value-type="float"/>
          <table:table-cell table:formula="of:=MEDIAN([.$L162];[.$X162])" office:value-type="float"/>
          <table:table-cell table:formula="of:=MEDIAN([.$M162];[.$Y162])" office:value-type="float"/>
          <table:table-cell table:formula="of:=MEDIAN([.$N162];[.$Z162])" office:value-type="float"/>
          <table:table-cell table:formula="of:=MAX([.$B162];[.$O162])" office:value-type="float"/>
          <table:table-cell table:formula="of:=MAX([.$C162];[.$P162])" office:value-type="float"/>
          <table:table-cell table:formula="of:=MAX([.$D162];[.$Q162])" office:value-type="float"/>
          <table:table-cell table:formula="of:=MAX([.$E162];[.$R162])" office:value-type="float"/>
          <table:table-cell table:formula="of:=MAX([.$F162];[.$S162])" office:value-type="float"/>
          <table:table-cell table:formula="of:=MAX([.$G162];[.$T162])" office:value-type="float"/>
          <table:table-cell table:formula="of:=MAX([.$H162];[.$U162])" office:value-type="float"/>
          <table:table-cell table:formula="of:=MAX([.$I162];[.$V162])" office:value-type="float"/>
          <table:table-cell table:formula="of:=MAX([.$J162])" office:value-type="float"/>
          <table:table-cell table:formula="of:=MAX([.$K162];[.$W162])" office:value-type="float"/>
          <table:table-cell table:formula="of:=MAX([.$L162];[.$X162])" office:value-type="float"/>
          <table:table-cell table:formula="of:=MAX([.$M162];[.$Y162])" office:value-type="float"/>
          <table:table-cell table:formula="of:=MAX([.$N162];[.$Z162])" office:value-type="float"/>
        </table:table-row>
        <table:table-row table:style-name="ro1">
          <table:table-cell office:value-type="string">
            <text:p>blocks.blocks-24-1.asp/32</text:p>
          </table:table-cell>
          <table:table-cell office:value-type="float" office:value="14.0291"/>
          <table:table-cell office:value-type="float" office:value="13.822"/>
          <table:table-cell office:value-type="float" office:value="1.03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96.0"/>
          <table:table-cell office:value-type="float" office:value="38743.0"/>
          <table:table-cell office:value-type="float" office:value="38743.0"/>
          <table:table-cell office:value-type="float" office:value="955698.0"/>
          <table:table-cell office:value-type="float" office:value="1018504.0"/>
          <table:table-cell office:value-type="float" office:value="0.0"/>
          <table:table-cell office:value-type="float" office:value="0.0"/>
          <table:table-cell office:value-type="float" office:value="12.0368"/>
          <table:table-cell office:value-type="float" office:value="11.849"/>
          <table:table-cell office:value-type="float" office:value="0.76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99.0"/>
          <table:table-cell office:value-type="float" office:value="44789.0"/>
          <table:table-cell office:value-type="float" office:value="955698.0"/>
          <table:table-cell office:value-type="float" office:value="1018504.0"/>
          <table:table-cell office:value-type="float" office:value="0.0"/>
          <table:table-cell office:value-type="float" office:value="0.0"/>
          <table:table-cell table:formula="of:=MIN([.$B163];[.$O163])" office:value-type="float"/>
          <table:table-cell table:formula="of:=MIN([.$C163];[.$P163])" office:value-type="float"/>
          <table:table-cell table:formula="of:=MIN([.$D163];[.$Q163])" office:value-type="float"/>
          <table:table-cell table:formula="of:=MIN([.$E163];[.$R163])" office:value-type="float"/>
          <table:table-cell table:formula="of:=MIN([.$F163];[.$S163])" office:value-type="float"/>
          <table:table-cell table:formula="of:=MIN([.$G163];[.$T163])" office:value-type="float"/>
          <table:table-cell table:formula="of:=MIN([.$H163];[.$U163])" office:value-type="float"/>
          <table:table-cell table:formula="of:=MIN([.$I163];[.$V163])" office:value-type="float"/>
          <table:table-cell table:formula="of:=MIN([.$J163])" office:value-type="float"/>
          <table:table-cell table:formula="of:=MIN([.$K163];[.$W163])" office:value-type="float"/>
          <table:table-cell table:formula="of:=MIN([.$L163];[.$X163])" office:value-type="float"/>
          <table:table-cell table:formula="of:=MIN([.$M163];[.$Y163])" office:value-type="float"/>
          <table:table-cell table:formula="of:=MIN([.$N163];[.$Z163])" office:value-type="float"/>
          <table:table-cell table:formula="of:=MEDIAN([.$B163];[.$O163])" office:value-type="float"/>
          <table:table-cell table:formula="of:=MEDIAN([.$C163];[.$P163])" office:value-type="float"/>
          <table:table-cell table:formula="of:=MEDIAN([.$D163];[.$Q163])" office:value-type="float"/>
          <table:table-cell table:formula="of:=MEDIAN([.$E163];[.$R163])" office:value-type="float"/>
          <table:table-cell table:formula="of:=MEDIAN([.$F163];[.$S163])" office:value-type="float"/>
          <table:table-cell table:formula="of:=MEDIAN([.$G163];[.$T163])" office:value-type="float"/>
          <table:table-cell table:formula="of:=MEDIAN([.$H163];[.$U163])" office:value-type="float"/>
          <table:table-cell table:formula="of:=MEDIAN([.$I163];[.$V163])" office:value-type="float"/>
          <table:table-cell table:formula="of:=MEDIAN([.$J163])" office:value-type="float"/>
          <table:table-cell table:formula="of:=MEDIAN([.$K163];[.$W163])" office:value-type="float"/>
          <table:table-cell table:formula="of:=MEDIAN([.$L163];[.$X163])" office:value-type="float"/>
          <table:table-cell table:formula="of:=MEDIAN([.$M163];[.$Y163])" office:value-type="float"/>
          <table:table-cell table:formula="of:=MEDIAN([.$N163];[.$Z163])" office:value-type="float"/>
          <table:table-cell table:formula="of:=MAX([.$B163];[.$O163])" office:value-type="float"/>
          <table:table-cell table:formula="of:=MAX([.$C163];[.$P163])" office:value-type="float"/>
          <table:table-cell table:formula="of:=MAX([.$D163];[.$Q163])" office:value-type="float"/>
          <table:table-cell table:formula="of:=MAX([.$E163];[.$R163])" office:value-type="float"/>
          <table:table-cell table:formula="of:=MAX([.$F163];[.$S163])" office:value-type="float"/>
          <table:table-cell table:formula="of:=MAX([.$G163];[.$T163])" office:value-type="float"/>
          <table:table-cell table:formula="of:=MAX([.$H163];[.$U163])" office:value-type="float"/>
          <table:table-cell table:formula="of:=MAX([.$I163];[.$V163])" office:value-type="float"/>
          <table:table-cell table:formula="of:=MAX([.$J163])" office:value-type="float"/>
          <table:table-cell table:formula="of:=MAX([.$K163];[.$W163])" office:value-type="float"/>
          <table:table-cell table:formula="of:=MAX([.$L163];[.$X163])" office:value-type="float"/>
          <table:table-cell table:formula="of:=MAX([.$M163];[.$Y163])" office:value-type="float"/>
          <table:table-cell table:formula="of:=MAX([.$N163];[.$Z163])" office:value-type="float"/>
        </table:table-row>
        <table:table-row table:style-name="ro1">
          <table:table-cell office:value-type="string">
            <text:p>blocks.blocks-24-1.asp/33</text:p>
          </table:table-cell>
          <table:table-cell office:value-type="float" office:value="16.3812"/>
          <table:table-cell office:value-type="float" office:value="16.174"/>
          <table:table-cell office:value-type="float" office:value="2.99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761.0"/>
          <table:table-cell office:value-type="float" office:value="195397.0"/>
          <table:table-cell office:value-type="float" office:value="195397.0"/>
          <table:table-cell office:value-type="float" office:value="986551.0"/>
          <table:table-cell office:value-type="float" office:value="1063205.0"/>
          <table:table-cell office:value-type="float" office:value="0.0"/>
          <table:table-cell office:value-type="float" office:value="0.0"/>
          <table:table-cell office:value-type="float" office:value="12.8566"/>
          <table:table-cell office:value-type="float" office:value="12.666"/>
          <table:table-cell office:value-type="float" office:value="1.17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791.0"/>
          <table:table-cell office:value-type="float" office:value="77450.0"/>
          <table:table-cell office:value-type="float" office:value="986551.0"/>
          <table:table-cell office:value-type="float" office:value="1063205.0"/>
          <table:table-cell office:value-type="float" office:value="0.0"/>
          <table:table-cell office:value-type="float" office:value="0.0"/>
          <table:table-cell table:formula="of:=MIN([.$B164];[.$O164])" office:value-type="float"/>
          <table:table-cell table:formula="of:=MIN([.$C164];[.$P164])" office:value-type="float"/>
          <table:table-cell table:formula="of:=MIN([.$D164];[.$Q164])" office:value-type="float"/>
          <table:table-cell table:formula="of:=MIN([.$E164];[.$R164])" office:value-type="float"/>
          <table:table-cell table:formula="of:=MIN([.$F164];[.$S164])" office:value-type="float"/>
          <table:table-cell table:formula="of:=MIN([.$G164];[.$T164])" office:value-type="float"/>
          <table:table-cell table:formula="of:=MIN([.$H164];[.$U164])" office:value-type="float"/>
          <table:table-cell table:formula="of:=MIN([.$I164];[.$V164])" office:value-type="float"/>
          <table:table-cell table:formula="of:=MIN([.$J164])" office:value-type="float"/>
          <table:table-cell table:formula="of:=MIN([.$K164];[.$W164])" office:value-type="float"/>
          <table:table-cell table:formula="of:=MIN([.$L164];[.$X164])" office:value-type="float"/>
          <table:table-cell table:formula="of:=MIN([.$M164];[.$Y164])" office:value-type="float"/>
          <table:table-cell table:formula="of:=MIN([.$N164];[.$Z164])" office:value-type="float"/>
          <table:table-cell table:formula="of:=MEDIAN([.$B164];[.$O164])" office:value-type="float"/>
          <table:table-cell table:formula="of:=MEDIAN([.$C164];[.$P164])" office:value-type="float"/>
          <table:table-cell table:formula="of:=MEDIAN([.$D164];[.$Q164])" office:value-type="float"/>
          <table:table-cell table:formula="of:=MEDIAN([.$E164];[.$R164])" office:value-type="float"/>
          <table:table-cell table:formula="of:=MEDIAN([.$F164];[.$S164])" office:value-type="float"/>
          <table:table-cell table:formula="of:=MEDIAN([.$G164];[.$T164])" office:value-type="float"/>
          <table:table-cell table:formula="of:=MEDIAN([.$H164];[.$U164])" office:value-type="float"/>
          <table:table-cell table:formula="of:=MEDIAN([.$I164];[.$V164])" office:value-type="float"/>
          <table:table-cell table:formula="of:=MEDIAN([.$J164])" office:value-type="float"/>
          <table:table-cell table:formula="of:=MEDIAN([.$K164];[.$W164])" office:value-type="float"/>
          <table:table-cell table:formula="of:=MEDIAN([.$L164];[.$X164])" office:value-type="float"/>
          <table:table-cell table:formula="of:=MEDIAN([.$M164];[.$Y164])" office:value-type="float"/>
          <table:table-cell table:formula="of:=MEDIAN([.$N164];[.$Z164])" office:value-type="float"/>
          <table:table-cell table:formula="of:=MAX([.$B164];[.$O164])" office:value-type="float"/>
          <table:table-cell table:formula="of:=MAX([.$C164];[.$P164])" office:value-type="float"/>
          <table:table-cell table:formula="of:=MAX([.$D164];[.$Q164])" office:value-type="float"/>
          <table:table-cell table:formula="of:=MAX([.$E164];[.$R164])" office:value-type="float"/>
          <table:table-cell table:formula="of:=MAX([.$F164];[.$S164])" office:value-type="float"/>
          <table:table-cell table:formula="of:=MAX([.$G164];[.$T164])" office:value-type="float"/>
          <table:table-cell table:formula="of:=MAX([.$H164];[.$U164])" office:value-type="float"/>
          <table:table-cell table:formula="of:=MAX([.$I164];[.$V164])" office:value-type="float"/>
          <table:table-cell table:formula="of:=MAX([.$J164])" office:value-type="float"/>
          <table:table-cell table:formula="of:=MAX([.$K164];[.$W164])" office:value-type="float"/>
          <table:table-cell table:formula="of:=MAX([.$L164];[.$X164])" office:value-type="float"/>
          <table:table-cell table:formula="of:=MAX([.$M164];[.$Y164])" office:value-type="float"/>
          <table:table-cell table:formula="of:=MAX([.$N164];[.$Z164])" office:value-type="float"/>
        </table:table-row>
        <table:table-row table:style-name="ro1">
          <table:table-cell office:value-type="string">
            <text:p>blocks.blocks-24-1.asp/34</text:p>
          </table:table-cell>
          <table:table-cell office:value-type="float" office:value="14.8565"/>
          <table:table-cell office:value-type="float" office:value="14.625"/>
          <table:table-cell office:value-type="float" office:value="0.88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36.0"/>
          <table:table-cell office:value-type="float" office:value="21325.0"/>
          <table:table-cell office:value-type="float" office:value="21325.0"/>
          <table:table-cell office:value-type="float" office:value="1017404.0"/>
          <table:table-cell office:value-type="float" office:value="1107906.0"/>
          <table:table-cell office:value-type="float" office:value="0.0"/>
          <table:table-cell office:value-type="float" office:value="0.0"/>
          <table:table-cell office:value-type="float" office:value="13.4596"/>
          <table:table-cell office:value-type="float" office:value="13.263"/>
          <table:table-cell office:value-type="float" office:value="1.17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769.0"/>
          <table:table-cell office:value-type="float" office:value="69090.0"/>
          <table:table-cell office:value-type="float" office:value="1017404.0"/>
          <table:table-cell office:value-type="float" office:value="1107906.0"/>
          <table:table-cell office:value-type="float" office:value="0.0"/>
          <table:table-cell office:value-type="float" office:value="0.0"/>
          <table:table-cell table:formula="of:=MIN([.$B165];[.$O165])" office:value-type="float"/>
          <table:table-cell table:formula="of:=MIN([.$C165];[.$P165])" office:value-type="float"/>
          <table:table-cell table:formula="of:=MIN([.$D165];[.$Q165])" office:value-type="float"/>
          <table:table-cell table:formula="of:=MIN([.$E165];[.$R165])" office:value-type="float"/>
          <table:table-cell table:formula="of:=MIN([.$F165];[.$S165])" office:value-type="float"/>
          <table:table-cell table:formula="of:=MIN([.$G165];[.$T165])" office:value-type="float"/>
          <table:table-cell table:formula="of:=MIN([.$H165];[.$U165])" office:value-type="float"/>
          <table:table-cell table:formula="of:=MIN([.$I165];[.$V165])" office:value-type="float"/>
          <table:table-cell table:formula="of:=MIN([.$J165])" office:value-type="float"/>
          <table:table-cell table:formula="of:=MIN([.$K165];[.$W165])" office:value-type="float"/>
          <table:table-cell table:formula="of:=MIN([.$L165];[.$X165])" office:value-type="float"/>
          <table:table-cell table:formula="of:=MIN([.$M165];[.$Y165])" office:value-type="float"/>
          <table:table-cell table:formula="of:=MIN([.$N165];[.$Z165])" office:value-type="float"/>
          <table:table-cell table:formula="of:=MEDIAN([.$B165];[.$O165])" office:value-type="float"/>
          <table:table-cell table:formula="of:=MEDIAN([.$C165];[.$P165])" office:value-type="float"/>
          <table:table-cell table:formula="of:=MEDIAN([.$D165];[.$Q165])" office:value-type="float"/>
          <table:table-cell table:formula="of:=MEDIAN([.$E165];[.$R165])" office:value-type="float"/>
          <table:table-cell table:formula="of:=MEDIAN([.$F165];[.$S165])" office:value-type="float"/>
          <table:table-cell table:formula="of:=MEDIAN([.$G165];[.$T165])" office:value-type="float"/>
          <table:table-cell table:formula="of:=MEDIAN([.$H165];[.$U165])" office:value-type="float"/>
          <table:table-cell table:formula="of:=MEDIAN([.$I165];[.$V165])" office:value-type="float"/>
          <table:table-cell table:formula="of:=MEDIAN([.$J165])" office:value-type="float"/>
          <table:table-cell table:formula="of:=MEDIAN([.$K165];[.$W165])" office:value-type="float"/>
          <table:table-cell table:formula="of:=MEDIAN([.$L165];[.$X165])" office:value-type="float"/>
          <table:table-cell table:formula="of:=MEDIAN([.$M165];[.$Y165])" office:value-type="float"/>
          <table:table-cell table:formula="of:=MEDIAN([.$N165];[.$Z165])" office:value-type="float"/>
          <table:table-cell table:formula="of:=MAX([.$B165];[.$O165])" office:value-type="float"/>
          <table:table-cell table:formula="of:=MAX([.$C165];[.$P165])" office:value-type="float"/>
          <table:table-cell table:formula="of:=MAX([.$D165];[.$Q165])" office:value-type="float"/>
          <table:table-cell table:formula="of:=MAX([.$E165];[.$R165])" office:value-type="float"/>
          <table:table-cell table:formula="of:=MAX([.$F165];[.$S165])" office:value-type="float"/>
          <table:table-cell table:formula="of:=MAX([.$G165];[.$T165])" office:value-type="float"/>
          <table:table-cell table:formula="of:=MAX([.$H165];[.$U165])" office:value-type="float"/>
          <table:table-cell table:formula="of:=MAX([.$I165];[.$V165])" office:value-type="float"/>
          <table:table-cell table:formula="of:=MAX([.$J165])" office:value-type="float"/>
          <table:table-cell table:formula="of:=MAX([.$K165];[.$W165])" office:value-type="float"/>
          <table:table-cell table:formula="of:=MAX([.$L165];[.$X165])" office:value-type="float"/>
          <table:table-cell table:formula="of:=MAX([.$M165];[.$Y165])" office:value-type="float"/>
          <table:table-cell table:formula="of:=MAX([.$N165];[.$Z165])" office:value-type="float"/>
        </table:table-row>
        <table:table-row table:style-name="ro1">
          <table:table-cell office:value-type="string">
            <text:p>blocks.blocks-24-1.asp/35</text:p>
          </table:table-cell>
          <table:table-cell office:value-type="float" office:value="19.2408"/>
          <table:table-cell office:value-type="float" office:value="19.004"/>
          <table:table-cell office:value-type="float" office:value="4.63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057.0"/>
          <table:table-cell office:value-type="float" office:value="437304.0"/>
          <table:table-cell office:value-type="float" office:value="437304.0"/>
          <table:table-cell office:value-type="float" office:value="1048257.0"/>
          <table:table-cell office:value-type="float" office:value="1152607.0"/>
          <table:table-cell office:value-type="float" office:value="0.0"/>
          <table:table-cell office:value-type="float" office:value="0.0"/>
          <table:table-cell office:value-type="float" office:value="14.3806"/>
          <table:table-cell office:value-type="float" office:value="14.18"/>
          <table:table-cell office:value-type="float" office:value="1.59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336.0"/>
          <table:table-cell office:value-type="float" office:value="76638.0"/>
          <table:table-cell office:value-type="float" office:value="1048257.0"/>
          <table:table-cell office:value-type="float" office:value="1152607.0"/>
          <table:table-cell office:value-type="float" office:value="0.0"/>
          <table:table-cell office:value-type="float" office:value="0.0"/>
          <table:table-cell table:formula="of:=MIN([.$B166];[.$O166])" office:value-type="float"/>
          <table:table-cell table:formula="of:=MIN([.$C166];[.$P166])" office:value-type="float"/>
          <table:table-cell table:formula="of:=MIN([.$D166];[.$Q166])" office:value-type="float"/>
          <table:table-cell table:formula="of:=MIN([.$E166];[.$R166])" office:value-type="float"/>
          <table:table-cell table:formula="of:=MIN([.$F166];[.$S166])" office:value-type="float"/>
          <table:table-cell table:formula="of:=MIN([.$G166];[.$T166])" office:value-type="float"/>
          <table:table-cell table:formula="of:=MIN([.$H166];[.$U166])" office:value-type="float"/>
          <table:table-cell table:formula="of:=MIN([.$I166];[.$V166])" office:value-type="float"/>
          <table:table-cell table:formula="of:=MIN([.$J166])" office:value-type="float"/>
          <table:table-cell table:formula="of:=MIN([.$K166];[.$W166])" office:value-type="float"/>
          <table:table-cell table:formula="of:=MIN([.$L166];[.$X166])" office:value-type="float"/>
          <table:table-cell table:formula="of:=MIN([.$M166];[.$Y166])" office:value-type="float"/>
          <table:table-cell table:formula="of:=MIN([.$N166];[.$Z166])" office:value-type="float"/>
          <table:table-cell table:formula="of:=MEDIAN([.$B166];[.$O166])" office:value-type="float"/>
          <table:table-cell table:formula="of:=MEDIAN([.$C166];[.$P166])" office:value-type="float"/>
          <table:table-cell table:formula="of:=MEDIAN([.$D166];[.$Q166])" office:value-type="float"/>
          <table:table-cell table:formula="of:=MEDIAN([.$E166];[.$R166])" office:value-type="float"/>
          <table:table-cell table:formula="of:=MEDIAN([.$F166];[.$S166])" office:value-type="float"/>
          <table:table-cell table:formula="of:=MEDIAN([.$G166];[.$T166])" office:value-type="float"/>
          <table:table-cell table:formula="of:=MEDIAN([.$H166];[.$U166])" office:value-type="float"/>
          <table:table-cell table:formula="of:=MEDIAN([.$I166];[.$V166])" office:value-type="float"/>
          <table:table-cell table:formula="of:=MEDIAN([.$J166])" office:value-type="float"/>
          <table:table-cell table:formula="of:=MEDIAN([.$K166];[.$W166])" office:value-type="float"/>
          <table:table-cell table:formula="of:=MEDIAN([.$L166];[.$X166])" office:value-type="float"/>
          <table:table-cell table:formula="of:=MEDIAN([.$M166];[.$Y166])" office:value-type="float"/>
          <table:table-cell table:formula="of:=MEDIAN([.$N166];[.$Z166])" office:value-type="float"/>
          <table:table-cell table:formula="of:=MAX([.$B166];[.$O166])" office:value-type="float"/>
          <table:table-cell table:formula="of:=MAX([.$C166];[.$P166])" office:value-type="float"/>
          <table:table-cell table:formula="of:=MAX([.$D166];[.$Q166])" office:value-type="float"/>
          <table:table-cell table:formula="of:=MAX([.$E166];[.$R166])" office:value-type="float"/>
          <table:table-cell table:formula="of:=MAX([.$F166];[.$S166])" office:value-type="float"/>
          <table:table-cell table:formula="of:=MAX([.$G166];[.$T166])" office:value-type="float"/>
          <table:table-cell table:formula="of:=MAX([.$H166];[.$U166])" office:value-type="float"/>
          <table:table-cell table:formula="of:=MAX([.$I166];[.$V166])" office:value-type="float"/>
          <table:table-cell table:formula="of:=MAX([.$J166])" office:value-type="float"/>
          <table:table-cell table:formula="of:=MAX([.$K166];[.$W166])" office:value-type="float"/>
          <table:table-cell table:formula="of:=MAX([.$L166];[.$X166])" office:value-type="float"/>
          <table:table-cell table:formula="of:=MAX([.$M166];[.$Y166])" office:value-type="float"/>
          <table:table-cell table:formula="of:=MAX([.$N166];[.$Z166])" office:value-type="float"/>
        </table:table-row>
        <table:table-row table:style-name="ro1">
          <table:table-cell office:value-type="string">
            <text:p>blocks.blocks-24-1.asp/36</text:p>
          </table:table-cell>
          <table:table-cell office:value-type="float" office:value="19.6239"/>
          <table:table-cell office:value-type="float" office:value="19.405"/>
          <table:table-cell office:value-type="float" office:value="4.63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101.0"/>
          <table:table-cell office:value-type="float" office:value="235927.0"/>
          <table:table-cell office:value-type="float" office:value="235927.0"/>
          <table:table-cell office:value-type="float" office:value="1079110.0"/>
          <table:table-cell office:value-type="float" office:value="1197308.0"/>
          <table:table-cell office:value-type="float" office:value="0.0"/>
          <table:table-cell office:value-type="float" office:value="0.0"/>
          <table:table-cell office:value-type="float" office:value="15.1322"/>
          <table:table-cell office:value-type="float" office:value="14.928"/>
          <table:table-cell office:value-type="float" office:value="2.22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756.0"/>
          <table:table-cell office:value-type="float" office:value="78427.0"/>
          <table:table-cell office:value-type="float" office:value="1079110.0"/>
          <table:table-cell office:value-type="float" office:value="1197308.0"/>
          <table:table-cell office:value-type="float" office:value="0.0"/>
          <table:table-cell office:value-type="float" office:value="0.0"/>
          <table:table-cell table:formula="of:=MIN([.$B167];[.$O167])" office:value-type="float"/>
          <table:table-cell table:formula="of:=MIN([.$C167];[.$P167])" office:value-type="float"/>
          <table:table-cell table:formula="of:=MIN([.$D167];[.$Q167])" office:value-type="float"/>
          <table:table-cell table:formula="of:=MIN([.$E167];[.$R167])" office:value-type="float"/>
          <table:table-cell table:formula="of:=MIN([.$F167];[.$S167])" office:value-type="float"/>
          <table:table-cell table:formula="of:=MIN([.$G167];[.$T167])" office:value-type="float"/>
          <table:table-cell table:formula="of:=MIN([.$H167];[.$U167])" office:value-type="float"/>
          <table:table-cell table:formula="of:=MIN([.$I167];[.$V167])" office:value-type="float"/>
          <table:table-cell table:formula="of:=MIN([.$J167])" office:value-type="float"/>
          <table:table-cell table:formula="of:=MIN([.$K167];[.$W167])" office:value-type="float"/>
          <table:table-cell table:formula="of:=MIN([.$L167];[.$X167])" office:value-type="float"/>
          <table:table-cell table:formula="of:=MIN([.$M167];[.$Y167])" office:value-type="float"/>
          <table:table-cell table:formula="of:=MIN([.$N167];[.$Z167])" office:value-type="float"/>
          <table:table-cell table:formula="of:=MEDIAN([.$B167];[.$O167])" office:value-type="float"/>
          <table:table-cell table:formula="of:=MEDIAN([.$C167];[.$P167])" office:value-type="float"/>
          <table:table-cell table:formula="of:=MEDIAN([.$D167];[.$Q167])" office:value-type="float"/>
          <table:table-cell table:formula="of:=MEDIAN([.$E167];[.$R167])" office:value-type="float"/>
          <table:table-cell table:formula="of:=MEDIAN([.$F167];[.$S167])" office:value-type="float"/>
          <table:table-cell table:formula="of:=MEDIAN([.$G167];[.$T167])" office:value-type="float"/>
          <table:table-cell table:formula="of:=MEDIAN([.$H167];[.$U167])" office:value-type="float"/>
          <table:table-cell table:formula="of:=MEDIAN([.$I167];[.$V167])" office:value-type="float"/>
          <table:table-cell table:formula="of:=MEDIAN([.$J167])" office:value-type="float"/>
          <table:table-cell table:formula="of:=MEDIAN([.$K167];[.$W167])" office:value-type="float"/>
          <table:table-cell table:formula="of:=MEDIAN([.$L167];[.$X167])" office:value-type="float"/>
          <table:table-cell table:formula="of:=MEDIAN([.$M167];[.$Y167])" office:value-type="float"/>
          <table:table-cell table:formula="of:=MEDIAN([.$N167];[.$Z167])" office:value-type="float"/>
          <table:table-cell table:formula="of:=MAX([.$B167];[.$O167])" office:value-type="float"/>
          <table:table-cell table:formula="of:=MAX([.$C167];[.$P167])" office:value-type="float"/>
          <table:table-cell table:formula="of:=MAX([.$D167];[.$Q167])" office:value-type="float"/>
          <table:table-cell table:formula="of:=MAX([.$E167];[.$R167])" office:value-type="float"/>
          <table:table-cell table:formula="of:=MAX([.$F167];[.$S167])" office:value-type="float"/>
          <table:table-cell table:formula="of:=MAX([.$G167];[.$T167])" office:value-type="float"/>
          <table:table-cell table:formula="of:=MAX([.$H167];[.$U167])" office:value-type="float"/>
          <table:table-cell table:formula="of:=MAX([.$I167];[.$V167])" office:value-type="float"/>
          <table:table-cell table:formula="of:=MAX([.$J167])" office:value-type="float"/>
          <table:table-cell table:formula="of:=MAX([.$K167];[.$W167])" office:value-type="float"/>
          <table:table-cell table:formula="of:=MAX([.$L167];[.$X167])" office:value-type="float"/>
          <table:table-cell table:formula="of:=MAX([.$M167];[.$Y167])" office:value-type="float"/>
          <table:table-cell table:formula="of:=MAX([.$N167];[.$Z167])" office:value-type="float"/>
        </table:table-row>
        <table:table-row table:style-name="ro1">
          <table:table-cell office:value-type="string">
            <text:p>blocks.blocks-24-1.asp/37</text:p>
          </table:table-cell>
          <table:table-cell office:value-type="float" office:value="35.9676"/>
          <table:table-cell office:value-type="float" office:value="35.73"/>
          <table:table-cell office:value-type="float" office:value="20.65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5961.0"/>
          <table:table-cell office:value-type="float" office:value="386494.0"/>
          <table:table-cell office:value-type="float" office:value="386494.0"/>
          <table:table-cell office:value-type="float" office:value="1109963.0"/>
          <table:table-cell office:value-type="float" office:value="1242009.0"/>
          <table:table-cell office:value-type="float" office:value="0.0"/>
          <table:table-cell office:value-type="float" office:value="0.0"/>
          <table:table-cell office:value-type="float" office:value="18.9816"/>
          <table:table-cell office:value-type="float" office:value="18.775"/>
          <table:table-cell office:value-type="float" office:value="5.6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826.0"/>
          <table:table-cell office:value-type="float" office:value="100508.0"/>
          <table:table-cell office:value-type="float" office:value="1109963.0"/>
          <table:table-cell office:value-type="float" office:value="1242009.0"/>
          <table:table-cell office:value-type="float" office:value="0.0"/>
          <table:table-cell office:value-type="float" office:value="0.0"/>
          <table:table-cell table:formula="of:=MIN([.$B168];[.$O168])" office:value-type="float"/>
          <table:table-cell table:formula="of:=MIN([.$C168];[.$P168])" office:value-type="float"/>
          <table:table-cell table:formula="of:=MIN([.$D168];[.$Q168])" office:value-type="float"/>
          <table:table-cell table:formula="of:=MIN([.$E168];[.$R168])" office:value-type="float"/>
          <table:table-cell table:formula="of:=MIN([.$F168];[.$S168])" office:value-type="float"/>
          <table:table-cell table:formula="of:=MIN([.$G168];[.$T168])" office:value-type="float"/>
          <table:table-cell table:formula="of:=MIN([.$H168];[.$U168])" office:value-type="float"/>
          <table:table-cell table:formula="of:=MIN([.$I168];[.$V168])" office:value-type="float"/>
          <table:table-cell table:formula="of:=MIN([.$J168])" office:value-type="float"/>
          <table:table-cell table:formula="of:=MIN([.$K168];[.$W168])" office:value-type="float"/>
          <table:table-cell table:formula="of:=MIN([.$L168];[.$X168])" office:value-type="float"/>
          <table:table-cell table:formula="of:=MIN([.$M168];[.$Y168])" office:value-type="float"/>
          <table:table-cell table:formula="of:=MIN([.$N168];[.$Z168])" office:value-type="float"/>
          <table:table-cell table:formula="of:=MEDIAN([.$B168];[.$O168])" office:value-type="float"/>
          <table:table-cell table:formula="of:=MEDIAN([.$C168];[.$P168])" office:value-type="float"/>
          <table:table-cell table:formula="of:=MEDIAN([.$D168];[.$Q168])" office:value-type="float"/>
          <table:table-cell table:formula="of:=MEDIAN([.$E168];[.$R168])" office:value-type="float"/>
          <table:table-cell table:formula="of:=MEDIAN([.$F168];[.$S168])" office:value-type="float"/>
          <table:table-cell table:formula="of:=MEDIAN([.$G168];[.$T168])" office:value-type="float"/>
          <table:table-cell table:formula="of:=MEDIAN([.$H168];[.$U168])" office:value-type="float"/>
          <table:table-cell table:formula="of:=MEDIAN([.$I168];[.$V168])" office:value-type="float"/>
          <table:table-cell table:formula="of:=MEDIAN([.$J168])" office:value-type="float"/>
          <table:table-cell table:formula="of:=MEDIAN([.$K168];[.$W168])" office:value-type="float"/>
          <table:table-cell table:formula="of:=MEDIAN([.$L168];[.$X168])" office:value-type="float"/>
          <table:table-cell table:formula="of:=MEDIAN([.$M168];[.$Y168])" office:value-type="float"/>
          <table:table-cell table:formula="of:=MEDIAN([.$N168];[.$Z168])" office:value-type="float"/>
          <table:table-cell table:formula="of:=MAX([.$B168];[.$O168])" office:value-type="float"/>
          <table:table-cell table:formula="of:=MAX([.$C168];[.$P168])" office:value-type="float"/>
          <table:table-cell table:formula="of:=MAX([.$D168];[.$Q168])" office:value-type="float"/>
          <table:table-cell table:formula="of:=MAX([.$E168];[.$R168])" office:value-type="float"/>
          <table:table-cell table:formula="of:=MAX([.$F168];[.$S168])" office:value-type="float"/>
          <table:table-cell table:formula="of:=MAX([.$G168];[.$T168])" office:value-type="float"/>
          <table:table-cell table:formula="of:=MAX([.$H168];[.$U168])" office:value-type="float"/>
          <table:table-cell table:formula="of:=MAX([.$I168];[.$V168])" office:value-type="float"/>
          <table:table-cell table:formula="of:=MAX([.$J168])" office:value-type="float"/>
          <table:table-cell table:formula="of:=MAX([.$K168];[.$W168])" office:value-type="float"/>
          <table:table-cell table:formula="of:=MAX([.$L168];[.$X168])" office:value-type="float"/>
          <table:table-cell table:formula="of:=MAX([.$M168];[.$Y168])" office:value-type="float"/>
          <table:table-cell table:formula="of:=MAX([.$N168];[.$Z168])" office:value-type="float"/>
        </table:table-row>
        <table:table-row table:style-name="ro1">
          <table:table-cell office:value-type="string">
            <text:p>blocks.blocks-24-1.asp/38</text:p>
          </table:table-cell>
          <table:table-cell office:value-type="float" office:value="116.008"/>
          <table:table-cell office:value-type="float" office:value="115.747"/>
          <table:table-cell office:value-type="float" office:value="100.34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72617.0"/>
          <table:table-cell office:value-type="float" office:value="842488.0"/>
          <table:table-cell office:value-type="float" office:value="842488.0"/>
          <table:table-cell office:value-type="float" office:value="1140816.0"/>
          <table:table-cell office:value-type="float" office:value="1286710.0"/>
          <table:table-cell office:value-type="float" office:value="0.0"/>
          <table:table-cell office:value-type="float" office:value="0.0"/>
          <table:table-cell office:value-type="float" office:value="27.6382"/>
          <table:table-cell office:value-type="float" office:value="27.419"/>
          <table:table-cell office:value-type="float" office:value="13.98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1118.0"/>
          <table:table-cell office:value-type="float" office:value="112025.0"/>
          <table:table-cell office:value-type="float" office:value="1140816.0"/>
          <table:table-cell office:value-type="float" office:value="1286710.0"/>
          <table:table-cell office:value-type="float" office:value="0.0"/>
          <table:table-cell office:value-type="float" office:value="0.0"/>
          <table:table-cell table:formula="of:=MIN([.$B169];[.$O169])" office:value-type="float"/>
          <table:table-cell table:formula="of:=MIN([.$C169];[.$P169])" office:value-type="float"/>
          <table:table-cell table:formula="of:=MIN([.$D169];[.$Q169])" office:value-type="float"/>
          <table:table-cell table:formula="of:=MIN([.$E169];[.$R169])" office:value-type="float"/>
          <table:table-cell table:formula="of:=MIN([.$F169];[.$S169])" office:value-type="float"/>
          <table:table-cell table:formula="of:=MIN([.$G169];[.$T169])" office:value-type="float"/>
          <table:table-cell table:formula="of:=MIN([.$H169];[.$U169])" office:value-type="float"/>
          <table:table-cell table:formula="of:=MIN([.$I169];[.$V169])" office:value-type="float"/>
          <table:table-cell table:formula="of:=MIN([.$J169])" office:value-type="float"/>
          <table:table-cell table:formula="of:=MIN([.$K169];[.$W169])" office:value-type="float"/>
          <table:table-cell table:formula="of:=MIN([.$L169];[.$X169])" office:value-type="float"/>
          <table:table-cell table:formula="of:=MIN([.$M169];[.$Y169])" office:value-type="float"/>
          <table:table-cell table:formula="of:=MIN([.$N169];[.$Z169])" office:value-type="float"/>
          <table:table-cell table:formula="of:=MEDIAN([.$B169];[.$O169])" office:value-type="float"/>
          <table:table-cell table:formula="of:=MEDIAN([.$C169];[.$P169])" office:value-type="float"/>
          <table:table-cell table:formula="of:=MEDIAN([.$D169];[.$Q169])" office:value-type="float"/>
          <table:table-cell table:formula="of:=MEDIAN([.$E169];[.$R169])" office:value-type="float"/>
          <table:table-cell table:formula="of:=MEDIAN([.$F169];[.$S169])" office:value-type="float"/>
          <table:table-cell table:formula="of:=MEDIAN([.$G169];[.$T169])" office:value-type="float"/>
          <table:table-cell table:formula="of:=MEDIAN([.$H169];[.$U169])" office:value-type="float"/>
          <table:table-cell table:formula="of:=MEDIAN([.$I169];[.$V169])" office:value-type="float"/>
          <table:table-cell table:formula="of:=MEDIAN([.$J169])" office:value-type="float"/>
          <table:table-cell table:formula="of:=MEDIAN([.$K169];[.$W169])" office:value-type="float"/>
          <table:table-cell table:formula="of:=MEDIAN([.$L169];[.$X169])" office:value-type="float"/>
          <table:table-cell table:formula="of:=MEDIAN([.$M169];[.$Y169])" office:value-type="float"/>
          <table:table-cell table:formula="of:=MEDIAN([.$N169];[.$Z169])" office:value-type="float"/>
          <table:table-cell table:formula="of:=MAX([.$B169];[.$O169])" office:value-type="float"/>
          <table:table-cell table:formula="of:=MAX([.$C169];[.$P169])" office:value-type="float"/>
          <table:table-cell table:formula="of:=MAX([.$D169];[.$Q169])" office:value-type="float"/>
          <table:table-cell table:formula="of:=MAX([.$E169];[.$R169])" office:value-type="float"/>
          <table:table-cell table:formula="of:=MAX([.$F169];[.$S169])" office:value-type="float"/>
          <table:table-cell table:formula="of:=MAX([.$G169];[.$T169])" office:value-type="float"/>
          <table:table-cell table:formula="of:=MAX([.$H169];[.$U169])" office:value-type="float"/>
          <table:table-cell table:formula="of:=MAX([.$I169];[.$V169])" office:value-type="float"/>
          <table:table-cell table:formula="of:=MAX([.$J169])" office:value-type="float"/>
          <table:table-cell table:formula="of:=MAX([.$K169];[.$W169])" office:value-type="float"/>
          <table:table-cell table:formula="of:=MAX([.$L169];[.$X169])" office:value-type="float"/>
          <table:table-cell table:formula="of:=MAX([.$M169];[.$Y169])" office:value-type="float"/>
          <table:table-cell table:formula="of:=MAX([.$N169];[.$Z169])" office:value-type="float"/>
        </table:table-row>
        <table:table-row table:style-name="ro1">
          <table:table-cell office:value-type="string">
            <text:p>blocks.blocks-24-1.asp/39</text:p>
          </table:table-cell>
          <table:table-cell office:value-type="float" office:value="300.0"/>
          <table:table-cell office:value-type="float" office:value="299.984"/>
          <table:table-cell office:value-type="float" office:value="284.05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43342.0"/>
          <table:table-cell office:value-type="float" office:value="1912791.0"/>
          <table:table-cell office:value-type="float" office:value="1912791.0"/>
          <table:table-cell office:value-type="float" office:value="1171669.0"/>
          <table:table-cell office:value-type="float" office:value="1331411.0"/>
          <table:table-cell office:value-type="float" office:value="0.0"/>
          <table:table-cell office:value-type="float" office:value="0.0"/>
          <table:table-cell office:value-type="float" office:value="56.7863"/>
          <table:table-cell office:value-type="float" office:value="56.553"/>
          <table:table-cell office:value-type="float" office:value="42.91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68628.0"/>
          <table:table-cell office:value-type="float" office:value="165565.0"/>
          <table:table-cell office:value-type="float" office:value="1171669.0"/>
          <table:table-cell office:value-type="float" office:value="1331411.0"/>
          <table:table-cell office:value-type="float" office:value="0.0"/>
          <table:table-cell office:value-type="float" office:value="0.0"/>
          <table:table-cell table:formula="of:=MIN([.$B170];[.$O170])" office:value-type="float"/>
          <table:table-cell table:formula="of:=MIN([.$C170];[.$P170])" office:value-type="float"/>
          <table:table-cell table:formula="of:=MIN([.$D170];[.$Q170])" office:value-type="float"/>
          <table:table-cell table:formula="of:=MIN([.$E170];[.$R170])" office:value-type="float"/>
          <table:table-cell table:formula="of:=MIN([.$F170];[.$S170])" office:value-type="float"/>
          <table:table-cell table:formula="of:=MIN([.$G170];[.$T170])" office:value-type="float"/>
          <table:table-cell table:formula="of:=MIN([.$H170];[.$U170])" office:value-type="float"/>
          <table:table-cell table:formula="of:=MIN([.$I170];[.$V170])" office:value-type="float"/>
          <table:table-cell table:formula="of:=MIN([.$J170])" office:value-type="float"/>
          <table:table-cell table:formula="of:=MIN([.$K170];[.$W170])" office:value-type="float"/>
          <table:table-cell table:formula="of:=MIN([.$L170];[.$X170])" office:value-type="float"/>
          <table:table-cell table:formula="of:=MIN([.$M170];[.$Y170])" office:value-type="float"/>
          <table:table-cell table:formula="of:=MIN([.$N170];[.$Z170])" office:value-type="float"/>
          <table:table-cell table:formula="of:=MEDIAN([.$B170];[.$O170])" office:value-type="float"/>
          <table:table-cell table:formula="of:=MEDIAN([.$C170];[.$P170])" office:value-type="float"/>
          <table:table-cell table:formula="of:=MEDIAN([.$D170];[.$Q170])" office:value-type="float"/>
          <table:table-cell table:formula="of:=MEDIAN([.$E170];[.$R170])" office:value-type="float"/>
          <table:table-cell table:formula="of:=MEDIAN([.$F170];[.$S170])" office:value-type="float"/>
          <table:table-cell table:formula="of:=MEDIAN([.$G170];[.$T170])" office:value-type="float"/>
          <table:table-cell table:formula="of:=MEDIAN([.$H170];[.$U170])" office:value-type="float"/>
          <table:table-cell table:formula="of:=MEDIAN([.$I170];[.$V170])" office:value-type="float"/>
          <table:table-cell table:formula="of:=MEDIAN([.$J170])" office:value-type="float"/>
          <table:table-cell table:formula="of:=MEDIAN([.$K170];[.$W170])" office:value-type="float"/>
          <table:table-cell table:formula="of:=MEDIAN([.$L170];[.$X170])" office:value-type="float"/>
          <table:table-cell table:formula="of:=MEDIAN([.$M170];[.$Y170])" office:value-type="float"/>
          <table:table-cell table:formula="of:=MEDIAN([.$N170];[.$Z170])" office:value-type="float"/>
          <table:table-cell table:formula="of:=MAX([.$B170];[.$O170])" office:value-type="float"/>
          <table:table-cell table:formula="of:=MAX([.$C170];[.$P170])" office:value-type="float"/>
          <table:table-cell table:formula="of:=MAX([.$D170];[.$Q170])" office:value-type="float"/>
          <table:table-cell table:formula="of:=MAX([.$E170];[.$R170])" office:value-type="float"/>
          <table:table-cell table:formula="of:=MAX([.$F170];[.$S170])" office:value-type="float"/>
          <table:table-cell table:formula="of:=MAX([.$G170];[.$T170])" office:value-type="float"/>
          <table:table-cell table:formula="of:=MAX([.$H170];[.$U170])" office:value-type="float"/>
          <table:table-cell table:formula="of:=MAX([.$I170];[.$V170])" office:value-type="float"/>
          <table:table-cell table:formula="of:=MAX([.$J170])" office:value-type="float"/>
          <table:table-cell table:formula="of:=MAX([.$K170];[.$W170])" office:value-type="float"/>
          <table:table-cell table:formula="of:=MAX([.$L170];[.$X170])" office:value-type="float"/>
          <table:table-cell table:formula="of:=MAX([.$M170];[.$Y170])" office:value-type="float"/>
          <table:table-cell table:formula="of:=MAX([.$N170];[.$Z170])" office:value-type="float"/>
        </table:table-row>
        <table:table-row table:style-name="ro1">
          <table:table-cell office:value-type="string">
            <text:p>blocks.blocks-24-1.asp/4</text:p>
          </table:table-cell>
          <table:table-cell office:value-type="float" office:value="1.24417"/>
          <table:table-cell office:value-type="float" office:value="1.1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1814.0"/>
          <table:table-cell office:value-type="float" office:value="406.0"/>
          <table:table-cell office:value-type="float" office:value="0.0"/>
          <table:table-cell office:value-type="float" office:value="0.0"/>
          <table:table-cell office:value-type="float" office:value="1.1125"/>
          <table:table-cell office:value-type="float" office:value="1.0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91814.0"/>
          <table:table-cell office:value-type="float" office:value="406.0"/>
          <table:table-cell office:value-type="float" office:value="0.0"/>
          <table:table-cell office:value-type="float" office:value="0.0"/>
          <table:table-cell table:formula="of:=MIN([.$B171];[.$O171])" office:value-type="float"/>
          <table:table-cell table:formula="of:=MIN([.$C171];[.$P171])" office:value-type="float"/>
          <table:table-cell table:formula="of:=MIN([.$D171];[.$Q171])" office:value-type="float"/>
          <table:table-cell table:formula="of:=MIN([.$E171];[.$R171])" office:value-type="float"/>
          <table:table-cell table:formula="of:=MIN([.$F171];[.$S171])" office:value-type="float"/>
          <table:table-cell table:formula="of:=MIN([.$G171];[.$T171])" office:value-type="float"/>
          <table:table-cell table:formula="of:=MIN([.$H171];[.$U171])" office:value-type="float"/>
          <table:table-cell table:formula="of:=MIN([.$I171];[.$V171])" office:value-type="float"/>
          <table:table-cell table:formula="of:=MIN([.$J171])" office:value-type="float"/>
          <table:table-cell table:formula="of:=MIN([.$K171];[.$W171])" office:value-type="float"/>
          <table:table-cell table:formula="of:=MIN([.$L171];[.$X171])" office:value-type="float"/>
          <table:table-cell table:formula="of:=MIN([.$M171];[.$Y171])" office:value-type="float"/>
          <table:table-cell table:formula="of:=MIN([.$N171];[.$Z171])" office:value-type="float"/>
          <table:table-cell table:formula="of:=MEDIAN([.$B171];[.$O171])" office:value-type="float"/>
          <table:table-cell table:formula="of:=MEDIAN([.$C171];[.$P171])" office:value-type="float"/>
          <table:table-cell table:formula="of:=MEDIAN([.$D171];[.$Q171])" office:value-type="float"/>
          <table:table-cell table:formula="of:=MEDIAN([.$E171];[.$R171])" office:value-type="float"/>
          <table:table-cell table:formula="of:=MEDIAN([.$F171];[.$S171])" office:value-type="float"/>
          <table:table-cell table:formula="of:=MEDIAN([.$G171];[.$T171])" office:value-type="float"/>
          <table:table-cell table:formula="of:=MEDIAN([.$H171];[.$U171])" office:value-type="float"/>
          <table:table-cell table:formula="of:=MEDIAN([.$I171];[.$V171])" office:value-type="float"/>
          <table:table-cell table:formula="of:=MEDIAN([.$J171])" office:value-type="float"/>
          <table:table-cell table:formula="of:=MEDIAN([.$K171];[.$W171])" office:value-type="float"/>
          <table:table-cell table:formula="of:=MEDIAN([.$L171];[.$X171])" office:value-type="float"/>
          <table:table-cell table:formula="of:=MEDIAN([.$M171];[.$Y171])" office:value-type="float"/>
          <table:table-cell table:formula="of:=MEDIAN([.$N171];[.$Z171])" office:value-type="float"/>
          <table:table-cell table:formula="of:=MAX([.$B171];[.$O171])" office:value-type="float"/>
          <table:table-cell table:formula="of:=MAX([.$C171];[.$P171])" office:value-type="float"/>
          <table:table-cell table:formula="of:=MAX([.$D171];[.$Q171])" office:value-type="float"/>
          <table:table-cell table:formula="of:=MAX([.$E171];[.$R171])" office:value-type="float"/>
          <table:table-cell table:formula="of:=MAX([.$F171];[.$S171])" office:value-type="float"/>
          <table:table-cell table:formula="of:=MAX([.$G171];[.$T171])" office:value-type="float"/>
          <table:table-cell table:formula="of:=MAX([.$H171];[.$U171])" office:value-type="float"/>
          <table:table-cell table:formula="of:=MAX([.$I171];[.$V171])" office:value-type="float"/>
          <table:table-cell table:formula="of:=MAX([.$J171])" office:value-type="float"/>
          <table:table-cell table:formula="of:=MAX([.$K171];[.$W171])" office:value-type="float"/>
          <table:table-cell table:formula="of:=MAX([.$L171];[.$X171])" office:value-type="float"/>
          <table:table-cell table:formula="of:=MAX([.$M171];[.$Y171])" office:value-type="float"/>
          <table:table-cell table:formula="of:=MAX([.$N171];[.$Z171])" office:value-type="float"/>
        </table:table-row>
        <table:table-row table:style-name="ro1">
          <table:table-cell office:value-type="string">
            <text:p>blocks.blocks-24-1.asp/40</text:p>
          </table:table-cell>
          <table:table-cell office:value-type="float" office:value="300.0"/>
          <table:table-cell office:value-type="float" office:value="299.98"/>
          <table:table-cell office:value-type="float" office:value="283.76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33440.0"/>
          <table:table-cell office:value-type="float" office:value="1927734.0"/>
          <table:table-cell office:value-type="float" office:value="1927734.0"/>
          <table:table-cell office:value-type="float" office:value="1202522.0"/>
          <table:table-cell office:value-type="float" office:value="1376112.0"/>
          <table:table-cell office:value-type="float" office:value="0.0"/>
          <table:table-cell office:value-type="float" office:value="0.0"/>
          <table:table-cell office:value-type="float" office:value="91.1007"/>
          <table:table-cell office:value-type="float" office:value="90.833"/>
          <table:table-cell office:value-type="float" office:value="76.86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05985.0"/>
          <table:table-cell office:value-type="float" office:value="226450.0"/>
          <table:table-cell office:value-type="float" office:value="1202522.0"/>
          <table:table-cell office:value-type="float" office:value="1376112.0"/>
          <table:table-cell office:value-type="float" office:value="0.0"/>
          <table:table-cell office:value-type="float" office:value="0.0"/>
          <table:table-cell table:formula="of:=MIN([.$B172];[.$O172])" office:value-type="float"/>
          <table:table-cell table:formula="of:=MIN([.$C172];[.$P172])" office:value-type="float"/>
          <table:table-cell table:formula="of:=MIN([.$D172];[.$Q172])" office:value-type="float"/>
          <table:table-cell table:formula="of:=MIN([.$E172];[.$R172])" office:value-type="float"/>
          <table:table-cell table:formula="of:=MIN([.$F172];[.$S172])" office:value-type="float"/>
          <table:table-cell table:formula="of:=MIN([.$G172];[.$T172])" office:value-type="float"/>
          <table:table-cell table:formula="of:=MIN([.$H172];[.$U172])" office:value-type="float"/>
          <table:table-cell table:formula="of:=MIN([.$I172];[.$V172])" office:value-type="float"/>
          <table:table-cell table:formula="of:=MIN([.$J172])" office:value-type="float"/>
          <table:table-cell table:formula="of:=MIN([.$K172];[.$W172])" office:value-type="float"/>
          <table:table-cell table:formula="of:=MIN([.$L172];[.$X172])" office:value-type="float"/>
          <table:table-cell table:formula="of:=MIN([.$M172];[.$Y172])" office:value-type="float"/>
          <table:table-cell table:formula="of:=MIN([.$N172];[.$Z172])" office:value-type="float"/>
          <table:table-cell table:formula="of:=MEDIAN([.$B172];[.$O172])" office:value-type="float"/>
          <table:table-cell table:formula="of:=MEDIAN([.$C172];[.$P172])" office:value-type="float"/>
          <table:table-cell table:formula="of:=MEDIAN([.$D172];[.$Q172])" office:value-type="float"/>
          <table:table-cell table:formula="of:=MEDIAN([.$E172];[.$R172])" office:value-type="float"/>
          <table:table-cell table:formula="of:=MEDIAN([.$F172];[.$S172])" office:value-type="float"/>
          <table:table-cell table:formula="of:=MEDIAN([.$G172];[.$T172])" office:value-type="float"/>
          <table:table-cell table:formula="of:=MEDIAN([.$H172];[.$U172])" office:value-type="float"/>
          <table:table-cell table:formula="of:=MEDIAN([.$I172];[.$V172])" office:value-type="float"/>
          <table:table-cell table:formula="of:=MEDIAN([.$J172])" office:value-type="float"/>
          <table:table-cell table:formula="of:=MEDIAN([.$K172];[.$W172])" office:value-type="float"/>
          <table:table-cell table:formula="of:=MEDIAN([.$L172];[.$X172])" office:value-type="float"/>
          <table:table-cell table:formula="of:=MEDIAN([.$M172];[.$Y172])" office:value-type="float"/>
          <table:table-cell table:formula="of:=MEDIAN([.$N172];[.$Z172])" office:value-type="float"/>
          <table:table-cell table:formula="of:=MAX([.$B172];[.$O172])" office:value-type="float"/>
          <table:table-cell table:formula="of:=MAX([.$C172];[.$P172])" office:value-type="float"/>
          <table:table-cell table:formula="of:=MAX([.$D172];[.$Q172])" office:value-type="float"/>
          <table:table-cell table:formula="of:=MAX([.$E172];[.$R172])" office:value-type="float"/>
          <table:table-cell table:formula="of:=MAX([.$F172];[.$S172])" office:value-type="float"/>
          <table:table-cell table:formula="of:=MAX([.$G172];[.$T172])" office:value-type="float"/>
          <table:table-cell table:formula="of:=MAX([.$H172];[.$U172])" office:value-type="float"/>
          <table:table-cell table:formula="of:=MAX([.$I172];[.$V172])" office:value-type="float"/>
          <table:table-cell table:formula="of:=MAX([.$J172])" office:value-type="float"/>
          <table:table-cell table:formula="of:=MAX([.$K172];[.$W172])" office:value-type="float"/>
          <table:table-cell table:formula="of:=MAX([.$L172];[.$X172])" office:value-type="float"/>
          <table:table-cell table:formula="of:=MAX([.$M172];[.$Y172])" office:value-type="float"/>
          <table:table-cell table:formula="of:=MAX([.$N172];[.$Z172])" office:value-type="float"/>
        </table:table-row>
        <table:table-row table:style-name="ro1">
          <table:table-cell office:value-type="string">
            <text:p>blocks.blocks-24-1.asp/41</text:p>
          </table:table-cell>
          <table:table-cell office:value-type="float" office:value="300.0"/>
          <table:table-cell office:value-type="float" office:value="299.983"/>
          <table:table-cell office:value-type="float" office:value="283.2"/>
          <table:table-cell office:value-type="float" office:value="0.0"/>
          <table:table-cell office:value-type="float" office:value="1.0"/>
          <table:table-cell office:value-type="float" office:value="15.0"/>
          <table:table-cell office:value-type="float" office:value="109550.0"/>
          <table:table-cell office:value-type="float" office:value="1459229.0"/>
          <table:table-cell office:value-type="float" office:value="1459229.0"/>
          <table:table-cell office:value-type="float" office:value="1233375.0"/>
          <table:table-cell office:value-type="float" office:value="142081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85.4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35101.0"/>
          <table:table-cell office:value-type="float" office:value="405639.0"/>
          <table:table-cell office:value-type="float" office:value="1233375.0"/>
          <table:table-cell office:value-type="float" office:value="1420813.0"/>
          <table:table-cell office:value-type="float" office:value="0.0"/>
          <table:table-cell office:value-type="float" office:value="0.0"/>
          <table:table-cell table:formula="of:=MIN([.$B173];[.$O173])" office:value-type="float"/>
          <table:table-cell table:formula="of:=MIN([.$C173];[.$P173])" office:value-type="float"/>
          <table:table-cell table:formula="of:=MIN([.$D173];[.$Q173])" office:value-type="float"/>
          <table:table-cell table:formula="of:=MIN([.$E173];[.$R173])" office:value-type="float"/>
          <table:table-cell table:formula="of:=MIN([.$F173];[.$S173])" office:value-type="float"/>
          <table:table-cell table:formula="of:=MIN([.$G173];[.$T173])" office:value-type="float"/>
          <table:table-cell table:formula="of:=MIN([.$H173];[.$U173])" office:value-type="float"/>
          <table:table-cell table:formula="of:=MIN([.$I173];[.$V173])" office:value-type="float"/>
          <table:table-cell table:formula="of:=MIN([.$J173])" office:value-type="float"/>
          <table:table-cell table:formula="of:=MIN([.$K173];[.$W173])" office:value-type="float"/>
          <table:table-cell table:formula="of:=MIN([.$L173];[.$X173])" office:value-type="float"/>
          <table:table-cell table:formula="of:=MIN([.$M173];[.$Y173])" office:value-type="float"/>
          <table:table-cell table:formula="of:=MIN([.$N173];[.$Z173])" office:value-type="float"/>
          <table:table-cell table:formula="of:=MEDIAN([.$B173];[.$O173])" office:value-type="float"/>
          <table:table-cell table:formula="of:=MEDIAN([.$C173];[.$P173])" office:value-type="float"/>
          <table:table-cell table:formula="of:=MEDIAN([.$D173];[.$Q173])" office:value-type="float"/>
          <table:table-cell table:formula="of:=MEDIAN([.$E173];[.$R173])" office:value-type="float"/>
          <table:table-cell table:formula="of:=MEDIAN([.$F173];[.$S173])" office:value-type="float"/>
          <table:table-cell table:formula="of:=MEDIAN([.$G173];[.$T173])" office:value-type="float"/>
          <table:table-cell table:formula="of:=MEDIAN([.$H173];[.$U173])" office:value-type="float"/>
          <table:table-cell table:formula="of:=MEDIAN([.$I173];[.$V173])" office:value-type="float"/>
          <table:table-cell table:formula="of:=MEDIAN([.$J173])" office:value-type="float"/>
          <table:table-cell table:formula="of:=MEDIAN([.$K173];[.$W173])" office:value-type="float"/>
          <table:table-cell table:formula="of:=MEDIAN([.$L173];[.$X173])" office:value-type="float"/>
          <table:table-cell table:formula="of:=MEDIAN([.$M173];[.$Y173])" office:value-type="float"/>
          <table:table-cell table:formula="of:=MEDIAN([.$N173];[.$Z173])" office:value-type="float"/>
          <table:table-cell table:formula="of:=MAX([.$B173];[.$O173])" office:value-type="float"/>
          <table:table-cell table:formula="of:=MAX([.$C173];[.$P173])" office:value-type="float"/>
          <table:table-cell table:formula="of:=MAX([.$D173];[.$Q173])" office:value-type="float"/>
          <table:table-cell table:formula="of:=MAX([.$E173];[.$R173])" office:value-type="float"/>
          <table:table-cell table:formula="of:=MAX([.$F173];[.$S173])" office:value-type="float"/>
          <table:table-cell table:formula="of:=MAX([.$G173];[.$T173])" office:value-type="float"/>
          <table:table-cell table:formula="of:=MAX([.$H173];[.$U173])" office:value-type="float"/>
          <table:table-cell table:formula="of:=MAX([.$I173];[.$V173])" office:value-type="float"/>
          <table:table-cell table:formula="of:=MAX([.$J173])" office:value-type="float"/>
          <table:table-cell table:formula="of:=MAX([.$K173];[.$W173])" office:value-type="float"/>
          <table:table-cell table:formula="of:=MAX([.$L173];[.$X173])" office:value-type="float"/>
          <table:table-cell table:formula="of:=MAX([.$M173];[.$Y173])" office:value-type="float"/>
          <table:table-cell table:formula="of:=MAX([.$N173];[.$Z173])" office:value-type="float"/>
        </table:table-row>
        <table:table-row table:style-name="ro1">
          <table:table-cell office:value-type="string">
            <text:p>blocks.blocks-24-1.asp/42</text:p>
          </table:table-cell>
          <table:table-cell office:value-type="float" office:value="300.0"/>
          <table:table-cell office:value-type="float" office:value="299.987"/>
          <table:table-cell office:value-type="float" office:value="282.47"/>
          <table:table-cell office:value-type="float" office:value="0.0"/>
          <table:table-cell office:value-type="float" office:value="1.0"/>
          <table:table-cell office:value-type="float" office:value="15.0"/>
          <table:table-cell office:value-type="float" office:value="121285.0"/>
          <table:table-cell office:value-type="float" office:value="2076421.0"/>
          <table:table-cell office:value-type="float" office:value="2076421.0"/>
          <table:table-cell office:value-type="float" office:value="1264228.0"/>
          <table:table-cell office:value-type="float" office:value="146551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9"/>
          <table:table-cell office:value-type="float" office:value="285.0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0603.0"/>
          <table:table-cell office:value-type="float" office:value="451693.0"/>
          <table:table-cell office:value-type="float" office:value="1264228.0"/>
          <table:table-cell office:value-type="float" office:value="1465514.0"/>
          <table:table-cell office:value-type="float" office:value="0.0"/>
          <table:table-cell office:value-type="float" office:value="0.0"/>
          <table:table-cell table:formula="of:=MIN([.$B174];[.$O174])" office:value-type="float"/>
          <table:table-cell table:formula="of:=MIN([.$C174];[.$P174])" office:value-type="float"/>
          <table:table-cell table:formula="of:=MIN([.$D174];[.$Q174])" office:value-type="float"/>
          <table:table-cell table:formula="of:=MIN([.$E174];[.$R174])" office:value-type="float"/>
          <table:table-cell table:formula="of:=MIN([.$F174];[.$S174])" office:value-type="float"/>
          <table:table-cell table:formula="of:=MIN([.$G174];[.$T174])" office:value-type="float"/>
          <table:table-cell table:formula="of:=MIN([.$H174];[.$U174])" office:value-type="float"/>
          <table:table-cell table:formula="of:=MIN([.$I174];[.$V174])" office:value-type="float"/>
          <table:table-cell table:formula="of:=MIN([.$J174])" office:value-type="float"/>
          <table:table-cell table:formula="of:=MIN([.$K174];[.$W174])" office:value-type="float"/>
          <table:table-cell table:formula="of:=MIN([.$L174];[.$X174])" office:value-type="float"/>
          <table:table-cell table:formula="of:=MIN([.$M174];[.$Y174])" office:value-type="float"/>
          <table:table-cell table:formula="of:=MIN([.$N174];[.$Z174])" office:value-type="float"/>
          <table:table-cell table:formula="of:=MEDIAN([.$B174];[.$O174])" office:value-type="float"/>
          <table:table-cell table:formula="of:=MEDIAN([.$C174];[.$P174])" office:value-type="float"/>
          <table:table-cell table:formula="of:=MEDIAN([.$D174];[.$Q174])" office:value-type="float"/>
          <table:table-cell table:formula="of:=MEDIAN([.$E174];[.$R174])" office:value-type="float"/>
          <table:table-cell table:formula="of:=MEDIAN([.$F174];[.$S174])" office:value-type="float"/>
          <table:table-cell table:formula="of:=MEDIAN([.$G174];[.$T174])" office:value-type="float"/>
          <table:table-cell table:formula="of:=MEDIAN([.$H174];[.$U174])" office:value-type="float"/>
          <table:table-cell table:formula="of:=MEDIAN([.$I174];[.$V174])" office:value-type="float"/>
          <table:table-cell table:formula="of:=MEDIAN([.$J174])" office:value-type="float"/>
          <table:table-cell table:formula="of:=MEDIAN([.$K174];[.$W174])" office:value-type="float"/>
          <table:table-cell table:formula="of:=MEDIAN([.$L174];[.$X174])" office:value-type="float"/>
          <table:table-cell table:formula="of:=MEDIAN([.$M174];[.$Y174])" office:value-type="float"/>
          <table:table-cell table:formula="of:=MEDIAN([.$N174];[.$Z174])" office:value-type="float"/>
          <table:table-cell table:formula="of:=MAX([.$B174];[.$O174])" office:value-type="float"/>
          <table:table-cell table:formula="of:=MAX([.$C174];[.$P174])" office:value-type="float"/>
          <table:table-cell table:formula="of:=MAX([.$D174];[.$Q174])" office:value-type="float"/>
          <table:table-cell table:formula="of:=MAX([.$E174];[.$R174])" office:value-type="float"/>
          <table:table-cell table:formula="of:=MAX([.$F174];[.$S174])" office:value-type="float"/>
          <table:table-cell table:formula="of:=MAX([.$G174];[.$T174])" office:value-type="float"/>
          <table:table-cell table:formula="of:=MAX([.$H174];[.$U174])" office:value-type="float"/>
          <table:table-cell table:formula="of:=MAX([.$I174];[.$V174])" office:value-type="float"/>
          <table:table-cell table:formula="of:=MAX([.$J174])" office:value-type="float"/>
          <table:table-cell table:formula="of:=MAX([.$K174];[.$W174])" office:value-type="float"/>
          <table:table-cell table:formula="of:=MAX([.$L174];[.$X174])" office:value-type="float"/>
          <table:table-cell table:formula="of:=MAX([.$M174];[.$Y174])" office:value-type="float"/>
          <table:table-cell table:formula="of:=MAX([.$N174];[.$Z174])" office:value-type="float"/>
        </table:table-row>
        <table:table-row table:style-name="ro1">
          <table:table-cell office:value-type="string">
            <text:p>blocks.blocks-24-1.asp/43</text:p>
          </table:table-cell>
          <table:table-cell office:value-type="float" office:value="19.6698"/>
          <table:table-cell office:value-type="float" office:value="19.378"/>
          <table:table-cell office:value-type="float" office:value="1.56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879.0"/>
          <table:table-cell office:value-type="float" office:value="122535.0"/>
          <table:table-cell office:value-type="float" office:value="122535.0"/>
          <table:table-cell office:value-type="float" office:value="1295081.0"/>
          <table:table-cell office:value-type="float" office:value="151021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84.5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8754.0"/>
          <table:table-cell office:value-type="float" office:value="458482.0"/>
          <table:table-cell office:value-type="float" office:value="1295081.0"/>
          <table:table-cell office:value-type="float" office:value="1510215.0"/>
          <table:table-cell office:value-type="float" office:value="0.0"/>
          <table:table-cell office:value-type="float" office:value="0.0"/>
          <table:table-cell table:formula="of:=MIN([.$B175];[.$O175])" office:value-type="float"/>
          <table:table-cell table:formula="of:=MIN([.$C175];[.$P175])" office:value-type="float"/>
          <table:table-cell table:formula="of:=MIN([.$D175];[.$Q175])" office:value-type="float"/>
          <table:table-cell table:formula="of:=MIN([.$E175];[.$R175])" office:value-type="float"/>
          <table:table-cell table:formula="of:=MIN([.$F175];[.$S175])" office:value-type="float"/>
          <table:table-cell table:formula="of:=MIN([.$G175];[.$T175])" office:value-type="float"/>
          <table:table-cell table:formula="of:=MIN([.$H175];[.$U175])" office:value-type="float"/>
          <table:table-cell table:formula="of:=MIN([.$I175];[.$V175])" office:value-type="float"/>
          <table:table-cell table:formula="of:=MIN([.$J175])" office:value-type="float"/>
          <table:table-cell table:formula="of:=MIN([.$K175];[.$W175])" office:value-type="float"/>
          <table:table-cell table:formula="of:=MIN([.$L175];[.$X175])" office:value-type="float"/>
          <table:table-cell table:formula="of:=MIN([.$M175];[.$Y175])" office:value-type="float"/>
          <table:table-cell table:formula="of:=MIN([.$N175];[.$Z175])" office:value-type="float"/>
          <table:table-cell table:formula="of:=MEDIAN([.$B175];[.$O175])" office:value-type="float"/>
          <table:table-cell table:formula="of:=MEDIAN([.$C175];[.$P175])" office:value-type="float"/>
          <table:table-cell table:formula="of:=MEDIAN([.$D175];[.$Q175])" office:value-type="float"/>
          <table:table-cell table:formula="of:=MEDIAN([.$E175];[.$R175])" office:value-type="float"/>
          <table:table-cell table:formula="of:=MEDIAN([.$F175];[.$S175])" office:value-type="float"/>
          <table:table-cell table:formula="of:=MEDIAN([.$G175];[.$T175])" office:value-type="float"/>
          <table:table-cell table:formula="of:=MEDIAN([.$H175];[.$U175])" office:value-type="float"/>
          <table:table-cell table:formula="of:=MEDIAN([.$I175];[.$V175])" office:value-type="float"/>
          <table:table-cell table:formula="of:=MEDIAN([.$J175])" office:value-type="float"/>
          <table:table-cell table:formula="of:=MEDIAN([.$K175];[.$W175])" office:value-type="float"/>
          <table:table-cell table:formula="of:=MEDIAN([.$L175];[.$X175])" office:value-type="float"/>
          <table:table-cell table:formula="of:=MEDIAN([.$M175];[.$Y175])" office:value-type="float"/>
          <table:table-cell table:formula="of:=MEDIAN([.$N175];[.$Z175])" office:value-type="float"/>
          <table:table-cell table:formula="of:=MAX([.$B175];[.$O175])" office:value-type="float"/>
          <table:table-cell table:formula="of:=MAX([.$C175];[.$P175])" office:value-type="float"/>
          <table:table-cell table:formula="of:=MAX([.$D175];[.$Q175])" office:value-type="float"/>
          <table:table-cell table:formula="of:=MAX([.$E175];[.$R175])" office:value-type="float"/>
          <table:table-cell table:formula="of:=MAX([.$F175];[.$S175])" office:value-type="float"/>
          <table:table-cell table:formula="of:=MAX([.$G175];[.$T175])" office:value-type="float"/>
          <table:table-cell table:formula="of:=MAX([.$H175];[.$U175])" office:value-type="float"/>
          <table:table-cell table:formula="of:=MAX([.$I175];[.$V175])" office:value-type="float"/>
          <table:table-cell table:formula="of:=MAX([.$J175])" office:value-type="float"/>
          <table:table-cell table:formula="of:=MAX([.$K175];[.$W175])" office:value-type="float"/>
          <table:table-cell table:formula="of:=MAX([.$L175];[.$X175])" office:value-type="float"/>
          <table:table-cell table:formula="of:=MAX([.$M175];[.$Y175])" office:value-type="float"/>
          <table:table-cell table:formula="of:=MAX([.$N175];[.$Z175])" office:value-type="float"/>
        </table:table-row>
        <table:table-row table:style-name="ro1">
          <table:table-cell office:value-type="string">
            <text:p>blocks.blocks-24-1.asp/44</text:p>
          </table:table-cell>
          <table:table-cell office:value-type="float" office:value="22.2096"/>
          <table:table-cell office:value-type="float" office:value="21.912"/>
          <table:table-cell office:value-type="float" office:value="3.19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2010.0"/>
          <table:table-cell office:value-type="float" office:value="228082.0"/>
          <table:table-cell office:value-type="float" office:value="228081.0"/>
          <table:table-cell office:value-type="float" office:value="1325934.0"/>
          <table:table-cell office:value-type="float" office:value="1554916.0"/>
          <table:table-cell office:value-type="float" office:value="0.0"/>
          <table:table-cell office:value-type="float" office:value="0.0"/>
          <table:table-cell office:value-type="float" office:value="255.092"/>
          <table:table-cell office:value-type="float" office:value="254.728"/>
          <table:table-cell office:value-type="float" office:value="239.04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35301.0"/>
          <table:table-cell office:value-type="float" office:value="452745.0"/>
          <table:table-cell office:value-type="float" office:value="1325934.0"/>
          <table:table-cell office:value-type="float" office:value="1554916.0"/>
          <table:table-cell office:value-type="float" office:value="0.0"/>
          <table:table-cell office:value-type="float" office:value="0.0"/>
          <table:table-cell table:formula="of:=MIN([.$B176];[.$O176])" office:value-type="float"/>
          <table:table-cell table:formula="of:=MIN([.$C176];[.$P176])" office:value-type="float"/>
          <table:table-cell table:formula="of:=MIN([.$D176];[.$Q176])" office:value-type="float"/>
          <table:table-cell table:formula="of:=MIN([.$E176];[.$R176])" office:value-type="float"/>
          <table:table-cell table:formula="of:=MIN([.$F176];[.$S176])" office:value-type="float"/>
          <table:table-cell table:formula="of:=MIN([.$G176];[.$T176])" office:value-type="float"/>
          <table:table-cell table:formula="of:=MIN([.$H176];[.$U176])" office:value-type="float"/>
          <table:table-cell table:formula="of:=MIN([.$I176];[.$V176])" office:value-type="float"/>
          <table:table-cell table:formula="of:=MIN([.$J176])" office:value-type="float"/>
          <table:table-cell table:formula="of:=MIN([.$K176];[.$W176])" office:value-type="float"/>
          <table:table-cell table:formula="of:=MIN([.$L176];[.$X176])" office:value-type="float"/>
          <table:table-cell table:formula="of:=MIN([.$M176];[.$Y176])" office:value-type="float"/>
          <table:table-cell table:formula="of:=MIN([.$N176];[.$Z176])" office:value-type="float"/>
          <table:table-cell table:formula="of:=MEDIAN([.$B176];[.$O176])" office:value-type="float"/>
          <table:table-cell table:formula="of:=MEDIAN([.$C176];[.$P176])" office:value-type="float"/>
          <table:table-cell table:formula="of:=MEDIAN([.$D176];[.$Q176])" office:value-type="float"/>
          <table:table-cell table:formula="of:=MEDIAN([.$E176];[.$R176])" office:value-type="float"/>
          <table:table-cell table:formula="of:=MEDIAN([.$F176];[.$S176])" office:value-type="float"/>
          <table:table-cell table:formula="of:=MEDIAN([.$G176];[.$T176])" office:value-type="float"/>
          <table:table-cell table:formula="of:=MEDIAN([.$H176];[.$U176])" office:value-type="float"/>
          <table:table-cell table:formula="of:=MEDIAN([.$I176];[.$V176])" office:value-type="float"/>
          <table:table-cell table:formula="of:=MEDIAN([.$J176])" office:value-type="float"/>
          <table:table-cell table:formula="of:=MEDIAN([.$K176];[.$W176])" office:value-type="float"/>
          <table:table-cell table:formula="of:=MEDIAN([.$L176];[.$X176])" office:value-type="float"/>
          <table:table-cell table:formula="of:=MEDIAN([.$M176];[.$Y176])" office:value-type="float"/>
          <table:table-cell table:formula="of:=MEDIAN([.$N176];[.$Z176])" office:value-type="float"/>
          <table:table-cell table:formula="of:=MAX([.$B176];[.$O176])" office:value-type="float"/>
          <table:table-cell table:formula="of:=MAX([.$C176];[.$P176])" office:value-type="float"/>
          <table:table-cell table:formula="of:=MAX([.$D176];[.$Q176])" office:value-type="float"/>
          <table:table-cell table:formula="of:=MAX([.$E176];[.$R176])" office:value-type="float"/>
          <table:table-cell table:formula="of:=MAX([.$F176];[.$S176])" office:value-type="float"/>
          <table:table-cell table:formula="of:=MAX([.$G176];[.$T176])" office:value-type="float"/>
          <table:table-cell table:formula="of:=MAX([.$H176];[.$U176])" office:value-type="float"/>
          <table:table-cell table:formula="of:=MAX([.$I176];[.$V176])" office:value-type="float"/>
          <table:table-cell table:formula="of:=MAX([.$J176])" office:value-type="float"/>
          <table:table-cell table:formula="of:=MAX([.$K176];[.$W176])" office:value-type="float"/>
          <table:table-cell table:formula="of:=MAX([.$L176];[.$X176])" office:value-type="float"/>
          <table:table-cell table:formula="of:=MAX([.$M176];[.$Y176])" office:value-type="float"/>
          <table:table-cell table:formula="of:=MAX([.$N176];[.$Z176])" office:value-type="float"/>
        </table:table-row>
        <table:table-row table:style-name="ro1">
          <table:table-cell office:value-type="string">
            <text:p>blocks.blocks-24-1.asp/45</text:p>
          </table:table-cell>
          <table:table-cell office:value-type="float" office:value="22.2507"/>
          <table:table-cell office:value-type="float" office:value="21.942"/>
          <table:table-cell office:value-type="float" office:value="3.48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526.0"/>
          <table:table-cell office:value-type="float" office:value="246167.0"/>
          <table:table-cell office:value-type="float" office:value="246165.0"/>
          <table:table-cell office:value-type="float" office:value="1356787.0"/>
          <table:table-cell office:value-type="float" office:value="159961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84.2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296168.0"/>
          <table:table-cell office:value-type="float" office:value="529916.0"/>
          <table:table-cell office:value-type="float" office:value="1356787.0"/>
          <table:table-cell office:value-type="float" office:value="1599617.0"/>
          <table:table-cell office:value-type="float" office:value="0.0"/>
          <table:table-cell office:value-type="float" office:value="0.0"/>
          <table:table-cell table:formula="of:=MIN([.$B177];[.$O177])" office:value-type="float"/>
          <table:table-cell table:formula="of:=MIN([.$C177];[.$P177])" office:value-type="float"/>
          <table:table-cell table:formula="of:=MIN([.$D177];[.$Q177])" office:value-type="float"/>
          <table:table-cell table:formula="of:=MIN([.$E177];[.$R177])" office:value-type="float"/>
          <table:table-cell table:formula="of:=MIN([.$F177];[.$S177])" office:value-type="float"/>
          <table:table-cell table:formula="of:=MIN([.$G177];[.$T177])" office:value-type="float"/>
          <table:table-cell table:formula="of:=MIN([.$H177];[.$U177])" office:value-type="float"/>
          <table:table-cell table:formula="of:=MIN([.$I177];[.$V177])" office:value-type="float"/>
          <table:table-cell table:formula="of:=MIN([.$J177])" office:value-type="float"/>
          <table:table-cell table:formula="of:=MIN([.$K177];[.$W177])" office:value-type="float"/>
          <table:table-cell table:formula="of:=MIN([.$L177];[.$X177])" office:value-type="float"/>
          <table:table-cell table:formula="of:=MIN([.$M177];[.$Y177])" office:value-type="float"/>
          <table:table-cell table:formula="of:=MIN([.$N177];[.$Z177])" office:value-type="float"/>
          <table:table-cell table:formula="of:=MEDIAN([.$B177];[.$O177])" office:value-type="float"/>
          <table:table-cell table:formula="of:=MEDIAN([.$C177];[.$P177])" office:value-type="float"/>
          <table:table-cell table:formula="of:=MEDIAN([.$D177];[.$Q177])" office:value-type="float"/>
          <table:table-cell table:formula="of:=MEDIAN([.$E177];[.$R177])" office:value-type="float"/>
          <table:table-cell table:formula="of:=MEDIAN([.$F177];[.$S177])" office:value-type="float"/>
          <table:table-cell table:formula="of:=MEDIAN([.$G177];[.$T177])" office:value-type="float"/>
          <table:table-cell table:formula="of:=MEDIAN([.$H177];[.$U177])" office:value-type="float"/>
          <table:table-cell table:formula="of:=MEDIAN([.$I177];[.$V177])" office:value-type="float"/>
          <table:table-cell table:formula="of:=MEDIAN([.$J177])" office:value-type="float"/>
          <table:table-cell table:formula="of:=MEDIAN([.$K177];[.$W177])" office:value-type="float"/>
          <table:table-cell table:formula="of:=MEDIAN([.$L177];[.$X177])" office:value-type="float"/>
          <table:table-cell table:formula="of:=MEDIAN([.$M177];[.$Y177])" office:value-type="float"/>
          <table:table-cell table:formula="of:=MEDIAN([.$N177];[.$Z177])" office:value-type="float"/>
          <table:table-cell table:formula="of:=MAX([.$B177];[.$O177])" office:value-type="float"/>
          <table:table-cell table:formula="of:=MAX([.$C177];[.$P177])" office:value-type="float"/>
          <table:table-cell table:formula="of:=MAX([.$D177];[.$Q177])" office:value-type="float"/>
          <table:table-cell table:formula="of:=MAX([.$E177];[.$R177])" office:value-type="float"/>
          <table:table-cell table:formula="of:=MAX([.$F177];[.$S177])" office:value-type="float"/>
          <table:table-cell table:formula="of:=MAX([.$G177];[.$T177])" office:value-type="float"/>
          <table:table-cell table:formula="of:=MAX([.$H177];[.$U177])" office:value-type="float"/>
          <table:table-cell table:formula="of:=MAX([.$I177];[.$V177])" office:value-type="float"/>
          <table:table-cell table:formula="of:=MAX([.$J177])" office:value-type="float"/>
          <table:table-cell table:formula="of:=MAX([.$K177];[.$W177])" office:value-type="float"/>
          <table:table-cell table:formula="of:=MAX([.$L177];[.$X177])" office:value-type="float"/>
          <table:table-cell table:formula="of:=MAX([.$M177];[.$Y177])" office:value-type="float"/>
          <table:table-cell table:formula="of:=MAX([.$N177];[.$Z177])" office:value-type="float"/>
        </table:table-row>
        <table:table-row table:style-name="ro1">
          <table:table-cell office:value-type="string">
            <text:p>blocks.blocks-24-1.asp/5</text:p>
          </table:table-cell>
          <table:table-cell office:value-type="float" office:value="1.66492"/>
          <table:table-cell office:value-type="float" office:value="1.6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2667.0"/>
          <table:table-cell office:value-type="float" office:value="1031.0"/>
          <table:table-cell office:value-type="float" office:value="0.0"/>
          <table:table-cell office:value-type="float" office:value="0.0"/>
          <table:table-cell office:value-type="float" office:value="1.48373"/>
          <table:table-cell office:value-type="float" office:value="1.4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22667.0"/>
          <table:table-cell office:value-type="float" office:value="1031.0"/>
          <table:table-cell office:value-type="float" office:value="0.0"/>
          <table:table-cell office:value-type="float" office:value="0.0"/>
          <table:table-cell table:formula="of:=MIN([.$B178];[.$O178])" office:value-type="float"/>
          <table:table-cell table:formula="of:=MIN([.$C178];[.$P178])" office:value-type="float"/>
          <table:table-cell table:formula="of:=MIN([.$D178];[.$Q178])" office:value-type="float"/>
          <table:table-cell table:formula="of:=MIN([.$E178];[.$R178])" office:value-type="float"/>
          <table:table-cell table:formula="of:=MIN([.$F178];[.$S178])" office:value-type="float"/>
          <table:table-cell table:formula="of:=MIN([.$G178];[.$T178])" office:value-type="float"/>
          <table:table-cell table:formula="of:=MIN([.$H178];[.$U178])" office:value-type="float"/>
          <table:table-cell table:formula="of:=MIN([.$I178];[.$V178])" office:value-type="float"/>
          <table:table-cell table:formula="of:=MIN([.$J178])" office:value-type="float"/>
          <table:table-cell table:formula="of:=MIN([.$K178];[.$W178])" office:value-type="float"/>
          <table:table-cell table:formula="of:=MIN([.$L178];[.$X178])" office:value-type="float"/>
          <table:table-cell table:formula="of:=MIN([.$M178];[.$Y178])" office:value-type="float"/>
          <table:table-cell table:formula="of:=MIN([.$N178];[.$Z178])" office:value-type="float"/>
          <table:table-cell table:formula="of:=MEDIAN([.$B178];[.$O178])" office:value-type="float"/>
          <table:table-cell table:formula="of:=MEDIAN([.$C178];[.$P178])" office:value-type="float"/>
          <table:table-cell table:formula="of:=MEDIAN([.$D178];[.$Q178])" office:value-type="float"/>
          <table:table-cell table:formula="of:=MEDIAN([.$E178];[.$R178])" office:value-type="float"/>
          <table:table-cell table:formula="of:=MEDIAN([.$F178];[.$S178])" office:value-type="float"/>
          <table:table-cell table:formula="of:=MEDIAN([.$G178];[.$T178])" office:value-type="float"/>
          <table:table-cell table:formula="of:=MEDIAN([.$H178];[.$U178])" office:value-type="float"/>
          <table:table-cell table:formula="of:=MEDIAN([.$I178];[.$V178])" office:value-type="float"/>
          <table:table-cell table:formula="of:=MEDIAN([.$J178])" office:value-type="float"/>
          <table:table-cell table:formula="of:=MEDIAN([.$K178];[.$W178])" office:value-type="float"/>
          <table:table-cell table:formula="of:=MEDIAN([.$L178];[.$X178])" office:value-type="float"/>
          <table:table-cell table:formula="of:=MEDIAN([.$M178];[.$Y178])" office:value-type="float"/>
          <table:table-cell table:formula="of:=MEDIAN([.$N178];[.$Z178])" office:value-type="float"/>
          <table:table-cell table:formula="of:=MAX([.$B178];[.$O178])" office:value-type="float"/>
          <table:table-cell table:formula="of:=MAX([.$C178];[.$P178])" office:value-type="float"/>
          <table:table-cell table:formula="of:=MAX([.$D178];[.$Q178])" office:value-type="float"/>
          <table:table-cell table:formula="of:=MAX([.$E178];[.$R178])" office:value-type="float"/>
          <table:table-cell table:formula="of:=MAX([.$F178];[.$S178])" office:value-type="float"/>
          <table:table-cell table:formula="of:=MAX([.$G178];[.$T178])" office:value-type="float"/>
          <table:table-cell table:formula="of:=MAX([.$H178];[.$U178])" office:value-type="float"/>
          <table:table-cell table:formula="of:=MAX([.$I178];[.$V178])" office:value-type="float"/>
          <table:table-cell table:formula="of:=MAX([.$J178])" office:value-type="float"/>
          <table:table-cell table:formula="of:=MAX([.$K178];[.$W178])" office:value-type="float"/>
          <table:table-cell table:formula="of:=MAX([.$L178];[.$X178])" office:value-type="float"/>
          <table:table-cell table:formula="of:=MAX([.$M178];[.$Y178])" office:value-type="float"/>
          <table:table-cell table:formula="of:=MAX([.$N178];[.$Z178])" office:value-type="float"/>
        </table:table-row>
        <table:table-row table:style-name="ro1">
          <table:table-cell office:value-type="string">
            <text:p>blocks.blocks-24-1.asp/6</text:p>
          </table:table-cell>
          <table:table-cell office:value-type="float" office:value="2.03188"/>
          <table:table-cell office:value-type="float" office:value="1.9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3520.0"/>
          <table:table-cell office:value-type="float" office:value="1656.0"/>
          <table:table-cell office:value-type="float" office:value="0.0"/>
          <table:table-cell office:value-type="float" office:value="0.0"/>
          <table:table-cell office:value-type="float" office:value="1.7683"/>
          <table:table-cell office:value-type="float" office:value="1.7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53520.0"/>
          <table:table-cell office:value-type="float" office:value="1656.0"/>
          <table:table-cell office:value-type="float" office:value="0.0"/>
          <table:table-cell office:value-type="float" office:value="0.0"/>
          <table:table-cell table:formula="of:=MIN([.$B179];[.$O179])" office:value-type="float"/>
          <table:table-cell table:formula="of:=MIN([.$C179];[.$P179])" office:value-type="float"/>
          <table:table-cell table:formula="of:=MIN([.$D179];[.$Q179])" office:value-type="float"/>
          <table:table-cell table:formula="of:=MIN([.$E179];[.$R179])" office:value-type="float"/>
          <table:table-cell table:formula="of:=MIN([.$F179];[.$S179])" office:value-type="float"/>
          <table:table-cell table:formula="of:=MIN([.$G179];[.$T179])" office:value-type="float"/>
          <table:table-cell table:formula="of:=MIN([.$H179];[.$U179])" office:value-type="float"/>
          <table:table-cell table:formula="of:=MIN([.$I179];[.$V179])" office:value-type="float"/>
          <table:table-cell table:formula="of:=MIN([.$J179])" office:value-type="float"/>
          <table:table-cell table:formula="of:=MIN([.$K179];[.$W179])" office:value-type="float"/>
          <table:table-cell table:formula="of:=MIN([.$L179];[.$X179])" office:value-type="float"/>
          <table:table-cell table:formula="of:=MIN([.$M179];[.$Y179])" office:value-type="float"/>
          <table:table-cell table:formula="of:=MIN([.$N179];[.$Z179])" office:value-type="float"/>
          <table:table-cell table:formula="of:=MEDIAN([.$B179];[.$O179])" office:value-type="float"/>
          <table:table-cell table:formula="of:=MEDIAN([.$C179];[.$P179])" office:value-type="float"/>
          <table:table-cell table:formula="of:=MEDIAN([.$D179];[.$Q179])" office:value-type="float"/>
          <table:table-cell table:formula="of:=MEDIAN([.$E179];[.$R179])" office:value-type="float"/>
          <table:table-cell table:formula="of:=MEDIAN([.$F179];[.$S179])" office:value-type="float"/>
          <table:table-cell table:formula="of:=MEDIAN([.$G179];[.$T179])" office:value-type="float"/>
          <table:table-cell table:formula="of:=MEDIAN([.$H179];[.$U179])" office:value-type="float"/>
          <table:table-cell table:formula="of:=MEDIAN([.$I179];[.$V179])" office:value-type="float"/>
          <table:table-cell table:formula="of:=MEDIAN([.$J179])" office:value-type="float"/>
          <table:table-cell table:formula="of:=MEDIAN([.$K179];[.$W179])" office:value-type="float"/>
          <table:table-cell table:formula="of:=MEDIAN([.$L179];[.$X179])" office:value-type="float"/>
          <table:table-cell table:formula="of:=MEDIAN([.$M179];[.$Y179])" office:value-type="float"/>
          <table:table-cell table:formula="of:=MEDIAN([.$N179];[.$Z179])" office:value-type="float"/>
          <table:table-cell table:formula="of:=MAX([.$B179];[.$O179])" office:value-type="float"/>
          <table:table-cell table:formula="of:=MAX([.$C179];[.$P179])" office:value-type="float"/>
          <table:table-cell table:formula="of:=MAX([.$D179];[.$Q179])" office:value-type="float"/>
          <table:table-cell table:formula="of:=MAX([.$E179];[.$R179])" office:value-type="float"/>
          <table:table-cell table:formula="of:=MAX([.$F179];[.$S179])" office:value-type="float"/>
          <table:table-cell table:formula="of:=MAX([.$G179];[.$T179])" office:value-type="float"/>
          <table:table-cell table:formula="of:=MAX([.$H179];[.$U179])" office:value-type="float"/>
          <table:table-cell table:formula="of:=MAX([.$I179];[.$V179])" office:value-type="float"/>
          <table:table-cell table:formula="of:=MAX([.$J179])" office:value-type="float"/>
          <table:table-cell table:formula="of:=MAX([.$K179];[.$W179])" office:value-type="float"/>
          <table:table-cell table:formula="of:=MAX([.$L179];[.$X179])" office:value-type="float"/>
          <table:table-cell table:formula="of:=MAX([.$M179];[.$Y179])" office:value-type="float"/>
          <table:table-cell table:formula="of:=MAX([.$N179];[.$Z179])" office:value-type="float"/>
        </table:table-row>
        <table:table-row table:style-name="ro1">
          <table:table-cell office:value-type="string">
            <text:p>blocks.blocks-24-1.asp/7</text:p>
          </table:table-cell>
          <table:table-cell office:value-type="float" office:value="2.39641"/>
          <table:table-cell office:value-type="float" office:value="2.3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4373.0"/>
          <table:table-cell office:value-type="float" office:value="2281.0"/>
          <table:table-cell office:value-type="float" office:value="0.0"/>
          <table:table-cell office:value-type="float" office:value="0.0"/>
          <table:table-cell office:value-type="float" office:value="2.25419"/>
          <table:table-cell office:value-type="float" office:value="2.1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84373.0"/>
          <table:table-cell office:value-type="float" office:value="2281.0"/>
          <table:table-cell office:value-type="float" office:value="0.0"/>
          <table:table-cell office:value-type="float" office:value="0.0"/>
          <table:table-cell table:formula="of:=MIN([.$B180];[.$O180])" office:value-type="float"/>
          <table:table-cell table:formula="of:=MIN([.$C180];[.$P180])" office:value-type="float"/>
          <table:table-cell table:formula="of:=MIN([.$D180];[.$Q180])" office:value-type="float"/>
          <table:table-cell table:formula="of:=MIN([.$E180];[.$R180])" office:value-type="float"/>
          <table:table-cell table:formula="of:=MIN([.$F180];[.$S180])" office:value-type="float"/>
          <table:table-cell table:formula="of:=MIN([.$G180];[.$T180])" office:value-type="float"/>
          <table:table-cell table:formula="of:=MIN([.$H180];[.$U180])" office:value-type="float"/>
          <table:table-cell table:formula="of:=MIN([.$I180];[.$V180])" office:value-type="float"/>
          <table:table-cell table:formula="of:=MIN([.$J180])" office:value-type="float"/>
          <table:table-cell table:formula="of:=MIN([.$K180];[.$W180])" office:value-type="float"/>
          <table:table-cell table:formula="of:=MIN([.$L180];[.$X180])" office:value-type="float"/>
          <table:table-cell table:formula="of:=MIN([.$M180];[.$Y180])" office:value-type="float"/>
          <table:table-cell table:formula="of:=MIN([.$N180];[.$Z180])" office:value-type="float"/>
          <table:table-cell table:formula="of:=MEDIAN([.$B180];[.$O180])" office:value-type="float"/>
          <table:table-cell table:formula="of:=MEDIAN([.$C180];[.$P180])" office:value-type="float"/>
          <table:table-cell table:formula="of:=MEDIAN([.$D180];[.$Q180])" office:value-type="float"/>
          <table:table-cell table:formula="of:=MEDIAN([.$E180];[.$R180])" office:value-type="float"/>
          <table:table-cell table:formula="of:=MEDIAN([.$F180];[.$S180])" office:value-type="float"/>
          <table:table-cell table:formula="of:=MEDIAN([.$G180];[.$T180])" office:value-type="float"/>
          <table:table-cell table:formula="of:=MEDIAN([.$H180];[.$U180])" office:value-type="float"/>
          <table:table-cell table:formula="of:=MEDIAN([.$I180];[.$V180])" office:value-type="float"/>
          <table:table-cell table:formula="of:=MEDIAN([.$J180])" office:value-type="float"/>
          <table:table-cell table:formula="of:=MEDIAN([.$K180];[.$W180])" office:value-type="float"/>
          <table:table-cell table:formula="of:=MEDIAN([.$L180];[.$X180])" office:value-type="float"/>
          <table:table-cell table:formula="of:=MEDIAN([.$M180];[.$Y180])" office:value-type="float"/>
          <table:table-cell table:formula="of:=MEDIAN([.$N180];[.$Z180])" office:value-type="float"/>
          <table:table-cell table:formula="of:=MAX([.$B180];[.$O180])" office:value-type="float"/>
          <table:table-cell table:formula="of:=MAX([.$C180];[.$P180])" office:value-type="float"/>
          <table:table-cell table:formula="of:=MAX([.$D180];[.$Q180])" office:value-type="float"/>
          <table:table-cell table:formula="of:=MAX([.$E180];[.$R180])" office:value-type="float"/>
          <table:table-cell table:formula="of:=MAX([.$F180];[.$S180])" office:value-type="float"/>
          <table:table-cell table:formula="of:=MAX([.$G180];[.$T180])" office:value-type="float"/>
          <table:table-cell table:formula="of:=MAX([.$H180];[.$U180])" office:value-type="float"/>
          <table:table-cell table:formula="of:=MAX([.$I180];[.$V180])" office:value-type="float"/>
          <table:table-cell table:formula="of:=MAX([.$J180])" office:value-type="float"/>
          <table:table-cell table:formula="of:=MAX([.$K180];[.$W180])" office:value-type="float"/>
          <table:table-cell table:formula="of:=MAX([.$L180];[.$X180])" office:value-type="float"/>
          <table:table-cell table:formula="of:=MAX([.$M180];[.$Y180])" office:value-type="float"/>
          <table:table-cell table:formula="of:=MAX([.$N180];[.$Z180])" office:value-type="float"/>
        </table:table-row>
        <table:table-row table:style-name="ro1">
          <table:table-cell office:value-type="string">
            <text:p>blocks.blocks-24-1.asp/8</text:p>
          </table:table-cell>
          <table:table-cell office:value-type="float" office:value="2.81245"/>
          <table:table-cell office:value-type="float" office:value="2.7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5226.0"/>
          <table:table-cell office:value-type="float" office:value="2906.0"/>
          <table:table-cell office:value-type="float" office:value="0.0"/>
          <table:table-cell office:value-type="float" office:value="0.0"/>
          <table:table-cell office:value-type="float" office:value="2.50748"/>
          <table:table-cell office:value-type="float" office:value="2.4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15226.0"/>
          <table:table-cell office:value-type="float" office:value="2906.0"/>
          <table:table-cell office:value-type="float" office:value="0.0"/>
          <table:table-cell office:value-type="float" office:value="0.0"/>
          <table:table-cell table:formula="of:=MIN([.$B181];[.$O181])" office:value-type="float"/>
          <table:table-cell table:formula="of:=MIN([.$C181];[.$P181])" office:value-type="float"/>
          <table:table-cell table:formula="of:=MIN([.$D181];[.$Q181])" office:value-type="float"/>
          <table:table-cell table:formula="of:=MIN([.$E181];[.$R181])" office:value-type="float"/>
          <table:table-cell table:formula="of:=MIN([.$F181];[.$S181])" office:value-type="float"/>
          <table:table-cell table:formula="of:=MIN([.$G181];[.$T181])" office:value-type="float"/>
          <table:table-cell table:formula="of:=MIN([.$H181];[.$U181])" office:value-type="float"/>
          <table:table-cell table:formula="of:=MIN([.$I181];[.$V181])" office:value-type="float"/>
          <table:table-cell table:formula="of:=MIN([.$J181])" office:value-type="float"/>
          <table:table-cell table:formula="of:=MIN([.$K181];[.$W181])" office:value-type="float"/>
          <table:table-cell table:formula="of:=MIN([.$L181];[.$X181])" office:value-type="float"/>
          <table:table-cell table:formula="of:=MIN([.$M181];[.$Y181])" office:value-type="float"/>
          <table:table-cell table:formula="of:=MIN([.$N181];[.$Z181])" office:value-type="float"/>
          <table:table-cell table:formula="of:=MEDIAN([.$B181];[.$O181])" office:value-type="float"/>
          <table:table-cell table:formula="of:=MEDIAN([.$C181];[.$P181])" office:value-type="float"/>
          <table:table-cell table:formula="of:=MEDIAN([.$D181];[.$Q181])" office:value-type="float"/>
          <table:table-cell table:formula="of:=MEDIAN([.$E181];[.$R181])" office:value-type="float"/>
          <table:table-cell table:formula="of:=MEDIAN([.$F181];[.$S181])" office:value-type="float"/>
          <table:table-cell table:formula="of:=MEDIAN([.$G181];[.$T181])" office:value-type="float"/>
          <table:table-cell table:formula="of:=MEDIAN([.$H181];[.$U181])" office:value-type="float"/>
          <table:table-cell table:formula="of:=MEDIAN([.$I181];[.$V181])" office:value-type="float"/>
          <table:table-cell table:formula="of:=MEDIAN([.$J181])" office:value-type="float"/>
          <table:table-cell table:formula="of:=MEDIAN([.$K181];[.$W181])" office:value-type="float"/>
          <table:table-cell table:formula="of:=MEDIAN([.$L181];[.$X181])" office:value-type="float"/>
          <table:table-cell table:formula="of:=MEDIAN([.$M181];[.$Y181])" office:value-type="float"/>
          <table:table-cell table:formula="of:=MEDIAN([.$N181];[.$Z181])" office:value-type="float"/>
          <table:table-cell table:formula="of:=MAX([.$B181];[.$O181])" office:value-type="float"/>
          <table:table-cell table:formula="of:=MAX([.$C181];[.$P181])" office:value-type="float"/>
          <table:table-cell table:formula="of:=MAX([.$D181];[.$Q181])" office:value-type="float"/>
          <table:table-cell table:formula="of:=MAX([.$E181];[.$R181])" office:value-type="float"/>
          <table:table-cell table:formula="of:=MAX([.$F181];[.$S181])" office:value-type="float"/>
          <table:table-cell table:formula="of:=MAX([.$G181];[.$T181])" office:value-type="float"/>
          <table:table-cell table:formula="of:=MAX([.$H181];[.$U181])" office:value-type="float"/>
          <table:table-cell table:formula="of:=MAX([.$I181];[.$V181])" office:value-type="float"/>
          <table:table-cell table:formula="of:=MAX([.$J181])" office:value-type="float"/>
          <table:table-cell table:formula="of:=MAX([.$K181];[.$W181])" office:value-type="float"/>
          <table:table-cell table:formula="of:=MAX([.$L181];[.$X181])" office:value-type="float"/>
          <table:table-cell table:formula="of:=MAX([.$M181];[.$Y181])" office:value-type="float"/>
          <table:table-cell table:formula="of:=MAX([.$N181];[.$Z181])" office:value-type="float"/>
        </table:table-row>
        <table:table-row table:style-name="ro1">
          <table:table-cell office:value-type="string">
            <text:p>blocks.blocks-24-1.asp/9</text:p>
          </table:table-cell>
          <table:table-cell office:value-type="float" office:value="3.18518"/>
          <table:table-cell office:value-type="float" office:value="3.0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6079.0"/>
          <table:table-cell office:value-type="float" office:value="3531.0"/>
          <table:table-cell office:value-type="float" office:value="0.0"/>
          <table:table-cell office:value-type="float" office:value="0.0"/>
          <table:table-cell office:value-type="float" office:value="2.87026"/>
          <table:table-cell office:value-type="float" office:value="2.7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46079.0"/>
          <table:table-cell office:value-type="float" office:value="3531.0"/>
          <table:table-cell office:value-type="float" office:value="0.0"/>
          <table:table-cell office:value-type="float" office:value="0.0"/>
          <table:table-cell table:formula="of:=MIN([.$B182];[.$O182])" office:value-type="float"/>
          <table:table-cell table:formula="of:=MIN([.$C182];[.$P182])" office:value-type="float"/>
          <table:table-cell table:formula="of:=MIN([.$D182];[.$Q182])" office:value-type="float"/>
          <table:table-cell table:formula="of:=MIN([.$E182];[.$R182])" office:value-type="float"/>
          <table:table-cell table:formula="of:=MIN([.$F182];[.$S182])" office:value-type="float"/>
          <table:table-cell table:formula="of:=MIN([.$G182];[.$T182])" office:value-type="float"/>
          <table:table-cell table:formula="of:=MIN([.$H182];[.$U182])" office:value-type="float"/>
          <table:table-cell table:formula="of:=MIN([.$I182];[.$V182])" office:value-type="float"/>
          <table:table-cell table:formula="of:=MIN([.$J182])" office:value-type="float"/>
          <table:table-cell table:formula="of:=MIN([.$K182];[.$W182])" office:value-type="float"/>
          <table:table-cell table:formula="of:=MIN([.$L182];[.$X182])" office:value-type="float"/>
          <table:table-cell table:formula="of:=MIN([.$M182];[.$Y182])" office:value-type="float"/>
          <table:table-cell table:formula="of:=MIN([.$N182];[.$Z182])" office:value-type="float"/>
          <table:table-cell table:formula="of:=MEDIAN([.$B182];[.$O182])" office:value-type="float"/>
          <table:table-cell table:formula="of:=MEDIAN([.$C182];[.$P182])" office:value-type="float"/>
          <table:table-cell table:formula="of:=MEDIAN([.$D182];[.$Q182])" office:value-type="float"/>
          <table:table-cell table:formula="of:=MEDIAN([.$E182];[.$R182])" office:value-type="float"/>
          <table:table-cell table:formula="of:=MEDIAN([.$F182];[.$S182])" office:value-type="float"/>
          <table:table-cell table:formula="of:=MEDIAN([.$G182];[.$T182])" office:value-type="float"/>
          <table:table-cell table:formula="of:=MEDIAN([.$H182];[.$U182])" office:value-type="float"/>
          <table:table-cell table:formula="of:=MEDIAN([.$I182];[.$V182])" office:value-type="float"/>
          <table:table-cell table:formula="of:=MEDIAN([.$J182])" office:value-type="float"/>
          <table:table-cell table:formula="of:=MEDIAN([.$K182];[.$W182])" office:value-type="float"/>
          <table:table-cell table:formula="of:=MEDIAN([.$L182];[.$X182])" office:value-type="float"/>
          <table:table-cell table:formula="of:=MEDIAN([.$M182];[.$Y182])" office:value-type="float"/>
          <table:table-cell table:formula="of:=MEDIAN([.$N182];[.$Z182])" office:value-type="float"/>
          <table:table-cell table:formula="of:=MAX([.$B182];[.$O182])" office:value-type="float"/>
          <table:table-cell table:formula="of:=MAX([.$C182];[.$P182])" office:value-type="float"/>
          <table:table-cell table:formula="of:=MAX([.$D182];[.$Q182])" office:value-type="float"/>
          <table:table-cell table:formula="of:=MAX([.$E182];[.$R182])" office:value-type="float"/>
          <table:table-cell table:formula="of:=MAX([.$F182];[.$S182])" office:value-type="float"/>
          <table:table-cell table:formula="of:=MAX([.$G182];[.$T182])" office:value-type="float"/>
          <table:table-cell table:formula="of:=MAX([.$H182];[.$U182])" office:value-type="float"/>
          <table:table-cell table:formula="of:=MAX([.$I182];[.$V182])" office:value-type="float"/>
          <table:table-cell table:formula="of:=MAX([.$J182])" office:value-type="float"/>
          <table:table-cell table:formula="of:=MAX([.$K182];[.$W182])" office:value-type="float"/>
          <table:table-cell table:formula="of:=MAX([.$L182];[.$X182])" office:value-type="float"/>
          <table:table-cell table:formula="of:=MAX([.$M182];[.$Y182])" office:value-type="float"/>
          <table:table-cell table:formula="of:=MAX([.$N182];[.$Z182])" office:value-type="float"/>
        </table:table-row>
        <table:table-row table:style-name="ro1">
          <table:table-cell office:value-type="string">
            <text:p>blocks.blocks-25-0.asp/1</text:p>
          </table:table-cell>
          <table:table-cell office:value-type="float" office:value="0.19004"/>
          <table:table-cell office:value-type="float" office:value="0.1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209072"/>
          <table:table-cell office:value-type="float" office:value="0.1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83];[.$O183])" office:value-type="float"/>
          <table:table-cell table:formula="of:=MIN([.$C183];[.$P183])" office:value-type="float"/>
          <table:table-cell table:formula="of:=MIN([.$D183];[.$Q183])" office:value-type="float"/>
          <table:table-cell table:formula="of:=MIN([.$E183];[.$R183])" office:value-type="float"/>
          <table:table-cell table:formula="of:=MIN([.$F183];[.$S183])" office:value-type="float"/>
          <table:table-cell table:formula="of:=MIN([.$G183];[.$T183])" office:value-type="float"/>
          <table:table-cell table:formula="of:=MIN([.$H183];[.$U183])" office:value-type="float"/>
          <table:table-cell table:formula="of:=MIN([.$I183];[.$V183])" office:value-type="float"/>
          <table:table-cell table:formula="of:=MIN([.$J183])" office:value-type="float"/>
          <table:table-cell table:formula="of:=MIN([.$K183];[.$W183])" office:value-type="float"/>
          <table:table-cell table:formula="of:=MIN([.$L183];[.$X183])" office:value-type="float"/>
          <table:table-cell table:formula="of:=MIN([.$M183];[.$Y183])" office:value-type="float"/>
          <table:table-cell table:formula="of:=MIN([.$N183];[.$Z183])" office:value-type="float"/>
          <table:table-cell table:formula="of:=MEDIAN([.$B183];[.$O183])" office:value-type="float"/>
          <table:table-cell table:formula="of:=MEDIAN([.$C183];[.$P183])" office:value-type="float"/>
          <table:table-cell table:formula="of:=MEDIAN([.$D183];[.$Q183])" office:value-type="float"/>
          <table:table-cell table:formula="of:=MEDIAN([.$E183];[.$R183])" office:value-type="float"/>
          <table:table-cell table:formula="of:=MEDIAN([.$F183];[.$S183])" office:value-type="float"/>
          <table:table-cell table:formula="of:=MEDIAN([.$G183];[.$T183])" office:value-type="float"/>
          <table:table-cell table:formula="of:=MEDIAN([.$H183];[.$U183])" office:value-type="float"/>
          <table:table-cell table:formula="of:=MEDIAN([.$I183];[.$V183])" office:value-type="float"/>
          <table:table-cell table:formula="of:=MEDIAN([.$J183])" office:value-type="float"/>
          <table:table-cell table:formula="of:=MEDIAN([.$K183];[.$W183])" office:value-type="float"/>
          <table:table-cell table:formula="of:=MEDIAN([.$L183];[.$X183])" office:value-type="float"/>
          <table:table-cell table:formula="of:=MEDIAN([.$M183];[.$Y183])" office:value-type="float"/>
          <table:table-cell table:formula="of:=MEDIAN([.$N183];[.$Z183])" office:value-type="float"/>
          <table:table-cell table:formula="of:=MAX([.$B183];[.$O183])" office:value-type="float"/>
          <table:table-cell table:formula="of:=MAX([.$C183];[.$P183])" office:value-type="float"/>
          <table:table-cell table:formula="of:=MAX([.$D183];[.$Q183])" office:value-type="float"/>
          <table:table-cell table:formula="of:=MAX([.$E183];[.$R183])" office:value-type="float"/>
          <table:table-cell table:formula="of:=MAX([.$F183];[.$S183])" office:value-type="float"/>
          <table:table-cell table:formula="of:=MAX([.$G183];[.$T183])" office:value-type="float"/>
          <table:table-cell table:formula="of:=MAX([.$H183];[.$U183])" office:value-type="float"/>
          <table:table-cell table:formula="of:=MAX([.$I183];[.$V183])" office:value-type="float"/>
          <table:table-cell table:formula="of:=MAX([.$J183])" office:value-type="float"/>
          <table:table-cell table:formula="of:=MAX([.$K183];[.$W183])" office:value-type="float"/>
          <table:table-cell table:formula="of:=MAX([.$L183];[.$X183])" office:value-type="float"/>
          <table:table-cell table:formula="of:=MAX([.$M183];[.$Y183])" office:value-type="float"/>
          <table:table-cell table:formula="of:=MAX([.$N183];[.$Z183])" office:value-type="float"/>
        </table:table-row>
        <table:table-row table:style-name="ro1">
          <table:table-cell office:value-type="string">
            <text:p>blocks.blocks-25-0.asp/10</text:p>
          </table:table-cell>
          <table:table-cell office:value-type="float" office:value="3.90283"/>
          <table:table-cell office:value-type="float" office:value="3.8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13506.0"/>
          <table:table-cell office:value-type="float" office:value="4723.0"/>
          <table:table-cell office:value-type="float" office:value="0.0"/>
          <table:table-cell office:value-type="float" office:value="0.0"/>
          <table:table-cell office:value-type="float" office:value="3.55747"/>
          <table:table-cell office:value-type="float" office:value="3.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13506.0"/>
          <table:table-cell office:value-type="float" office:value="4723.0"/>
          <table:table-cell office:value-type="float" office:value="0.0"/>
          <table:table-cell office:value-type="float" office:value="0.0"/>
          <table:table-cell table:formula="of:=MIN([.$B184];[.$O184])" office:value-type="float"/>
          <table:table-cell table:formula="of:=MIN([.$C184];[.$P184])" office:value-type="float"/>
          <table:table-cell table:formula="of:=MIN([.$D184];[.$Q184])" office:value-type="float"/>
          <table:table-cell table:formula="of:=MIN([.$E184];[.$R184])" office:value-type="float"/>
          <table:table-cell table:formula="of:=MIN([.$F184];[.$S184])" office:value-type="float"/>
          <table:table-cell table:formula="of:=MIN([.$G184];[.$T184])" office:value-type="float"/>
          <table:table-cell table:formula="of:=MIN([.$H184];[.$U184])" office:value-type="float"/>
          <table:table-cell table:formula="of:=MIN([.$I184];[.$V184])" office:value-type="float"/>
          <table:table-cell table:formula="of:=MIN([.$J184])" office:value-type="float"/>
          <table:table-cell table:formula="of:=MIN([.$K184];[.$W184])" office:value-type="float"/>
          <table:table-cell table:formula="of:=MIN([.$L184];[.$X184])" office:value-type="float"/>
          <table:table-cell table:formula="of:=MIN([.$M184];[.$Y184])" office:value-type="float"/>
          <table:table-cell table:formula="of:=MIN([.$N184];[.$Z184])" office:value-type="float"/>
          <table:table-cell table:formula="of:=MEDIAN([.$B184];[.$O184])" office:value-type="float"/>
          <table:table-cell table:formula="of:=MEDIAN([.$C184];[.$P184])" office:value-type="float"/>
          <table:table-cell table:formula="of:=MEDIAN([.$D184];[.$Q184])" office:value-type="float"/>
          <table:table-cell table:formula="of:=MEDIAN([.$E184];[.$R184])" office:value-type="float"/>
          <table:table-cell table:formula="of:=MEDIAN([.$F184];[.$S184])" office:value-type="float"/>
          <table:table-cell table:formula="of:=MEDIAN([.$G184];[.$T184])" office:value-type="float"/>
          <table:table-cell table:formula="of:=MEDIAN([.$H184];[.$U184])" office:value-type="float"/>
          <table:table-cell table:formula="of:=MEDIAN([.$I184];[.$V184])" office:value-type="float"/>
          <table:table-cell table:formula="of:=MEDIAN([.$J184])" office:value-type="float"/>
          <table:table-cell table:formula="of:=MEDIAN([.$K184];[.$W184])" office:value-type="float"/>
          <table:table-cell table:formula="of:=MEDIAN([.$L184];[.$X184])" office:value-type="float"/>
          <table:table-cell table:formula="of:=MEDIAN([.$M184];[.$Y184])" office:value-type="float"/>
          <table:table-cell table:formula="of:=MEDIAN([.$N184];[.$Z184])" office:value-type="float"/>
          <table:table-cell table:formula="of:=MAX([.$B184];[.$O184])" office:value-type="float"/>
          <table:table-cell table:formula="of:=MAX([.$C184];[.$P184])" office:value-type="float"/>
          <table:table-cell table:formula="of:=MAX([.$D184];[.$Q184])" office:value-type="float"/>
          <table:table-cell table:formula="of:=MAX([.$E184];[.$R184])" office:value-type="float"/>
          <table:table-cell table:formula="of:=MAX([.$F184];[.$S184])" office:value-type="float"/>
          <table:table-cell table:formula="of:=MAX([.$G184];[.$T184])" office:value-type="float"/>
          <table:table-cell table:formula="of:=MAX([.$H184];[.$U184])" office:value-type="float"/>
          <table:table-cell table:formula="of:=MAX([.$I184];[.$V184])" office:value-type="float"/>
          <table:table-cell table:formula="of:=MAX([.$J184])" office:value-type="float"/>
          <table:table-cell table:formula="of:=MAX([.$K184];[.$W184])" office:value-type="float"/>
          <table:table-cell table:formula="of:=MAX([.$L184];[.$X184])" office:value-type="float"/>
          <table:table-cell table:formula="of:=MAX([.$M184];[.$Y184])" office:value-type="float"/>
          <table:table-cell table:formula="of:=MAX([.$N184];[.$Z184])" office:value-type="float"/>
        </table:table-row>
        <table:table-row table:style-name="ro1">
          <table:table-cell office:value-type="string">
            <text:p>blocks.blocks-25-0.asp/11</text:p>
          </table:table-cell>
          <table:table-cell office:value-type="float" office:value="4.45635"/>
          <table:table-cell office:value-type="float" office:value="4.3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48232.0"/>
          <table:table-cell office:value-type="float" office:value="5399.0"/>
          <table:table-cell office:value-type="float" office:value="0.0"/>
          <table:table-cell office:value-type="float" office:value="0.0"/>
          <table:table-cell office:value-type="float" office:value="3.91813"/>
          <table:table-cell office:value-type="float" office:value="3.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48232.0"/>
          <table:table-cell office:value-type="float" office:value="5399.0"/>
          <table:table-cell office:value-type="float" office:value="0.0"/>
          <table:table-cell office:value-type="float" office:value="0.0"/>
          <table:table-cell table:formula="of:=MIN([.$B185];[.$O185])" office:value-type="float"/>
          <table:table-cell table:formula="of:=MIN([.$C185];[.$P185])" office:value-type="float"/>
          <table:table-cell table:formula="of:=MIN([.$D185];[.$Q185])" office:value-type="float"/>
          <table:table-cell table:formula="of:=MIN([.$E185];[.$R185])" office:value-type="float"/>
          <table:table-cell table:formula="of:=MIN([.$F185];[.$S185])" office:value-type="float"/>
          <table:table-cell table:formula="of:=MIN([.$G185];[.$T185])" office:value-type="float"/>
          <table:table-cell table:formula="of:=MIN([.$H185];[.$U185])" office:value-type="float"/>
          <table:table-cell table:formula="of:=MIN([.$I185];[.$V185])" office:value-type="float"/>
          <table:table-cell table:formula="of:=MIN([.$J185])" office:value-type="float"/>
          <table:table-cell table:formula="of:=MIN([.$K185];[.$W185])" office:value-type="float"/>
          <table:table-cell table:formula="of:=MIN([.$L185];[.$X185])" office:value-type="float"/>
          <table:table-cell table:formula="of:=MIN([.$M185];[.$Y185])" office:value-type="float"/>
          <table:table-cell table:formula="of:=MIN([.$N185];[.$Z185])" office:value-type="float"/>
          <table:table-cell table:formula="of:=MEDIAN([.$B185];[.$O185])" office:value-type="float"/>
          <table:table-cell table:formula="of:=MEDIAN([.$C185];[.$P185])" office:value-type="float"/>
          <table:table-cell table:formula="of:=MEDIAN([.$D185];[.$Q185])" office:value-type="float"/>
          <table:table-cell table:formula="of:=MEDIAN([.$E185];[.$R185])" office:value-type="float"/>
          <table:table-cell table:formula="of:=MEDIAN([.$F185];[.$S185])" office:value-type="float"/>
          <table:table-cell table:formula="of:=MEDIAN([.$G185];[.$T185])" office:value-type="float"/>
          <table:table-cell table:formula="of:=MEDIAN([.$H185];[.$U185])" office:value-type="float"/>
          <table:table-cell table:formula="of:=MEDIAN([.$I185];[.$V185])" office:value-type="float"/>
          <table:table-cell table:formula="of:=MEDIAN([.$J185])" office:value-type="float"/>
          <table:table-cell table:formula="of:=MEDIAN([.$K185];[.$W185])" office:value-type="float"/>
          <table:table-cell table:formula="of:=MEDIAN([.$L185];[.$X185])" office:value-type="float"/>
          <table:table-cell table:formula="of:=MEDIAN([.$M185];[.$Y185])" office:value-type="float"/>
          <table:table-cell table:formula="of:=MEDIAN([.$N185];[.$Z185])" office:value-type="float"/>
          <table:table-cell table:formula="of:=MAX([.$B185];[.$O185])" office:value-type="float"/>
          <table:table-cell table:formula="of:=MAX([.$C185];[.$P185])" office:value-type="float"/>
          <table:table-cell table:formula="of:=MAX([.$D185];[.$Q185])" office:value-type="float"/>
          <table:table-cell table:formula="of:=MAX([.$E185];[.$R185])" office:value-type="float"/>
          <table:table-cell table:formula="of:=MAX([.$F185];[.$S185])" office:value-type="float"/>
          <table:table-cell table:formula="of:=MAX([.$G185];[.$T185])" office:value-type="float"/>
          <table:table-cell table:formula="of:=MAX([.$H185];[.$U185])" office:value-type="float"/>
          <table:table-cell table:formula="of:=MAX([.$I185];[.$V185])" office:value-type="float"/>
          <table:table-cell table:formula="of:=MAX([.$J185])" office:value-type="float"/>
          <table:table-cell table:formula="of:=MAX([.$K185];[.$W185])" office:value-type="float"/>
          <table:table-cell table:formula="of:=MAX([.$L185];[.$X185])" office:value-type="float"/>
          <table:table-cell table:formula="of:=MAX([.$M185];[.$Y185])" office:value-type="float"/>
          <table:table-cell table:formula="of:=MAX([.$N185];[.$Z185])" office:value-type="float"/>
        </table:table-row>
        <table:table-row table:style-name="ro1">
          <table:table-cell office:value-type="string">
            <text:p>blocks.blocks-25-0.asp/12</text:p>
          </table:table-cell>
          <table:table-cell office:value-type="float" office:value="4.85335"/>
          <table:table-cell office:value-type="float" office:value="4.7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82958.0"/>
          <table:table-cell office:value-type="float" office:value="6075.0"/>
          <table:table-cell office:value-type="float" office:value="0.0"/>
          <table:table-cell office:value-type="float" office:value="0.0"/>
          <table:table-cell office:value-type="float" office:value="4.35365"/>
          <table:table-cell office:value-type="float" office:value="4.2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82958.0"/>
          <table:table-cell office:value-type="float" office:value="6075.0"/>
          <table:table-cell office:value-type="float" office:value="0.0"/>
          <table:table-cell office:value-type="float" office:value="0.0"/>
          <table:table-cell table:formula="of:=MIN([.$B186];[.$O186])" office:value-type="float"/>
          <table:table-cell table:formula="of:=MIN([.$C186];[.$P186])" office:value-type="float"/>
          <table:table-cell table:formula="of:=MIN([.$D186];[.$Q186])" office:value-type="float"/>
          <table:table-cell table:formula="of:=MIN([.$E186];[.$R186])" office:value-type="float"/>
          <table:table-cell table:formula="of:=MIN([.$F186];[.$S186])" office:value-type="float"/>
          <table:table-cell table:formula="of:=MIN([.$G186];[.$T186])" office:value-type="float"/>
          <table:table-cell table:formula="of:=MIN([.$H186];[.$U186])" office:value-type="float"/>
          <table:table-cell table:formula="of:=MIN([.$I186];[.$V186])" office:value-type="float"/>
          <table:table-cell table:formula="of:=MIN([.$J186])" office:value-type="float"/>
          <table:table-cell table:formula="of:=MIN([.$K186];[.$W186])" office:value-type="float"/>
          <table:table-cell table:formula="of:=MIN([.$L186];[.$X186])" office:value-type="float"/>
          <table:table-cell table:formula="of:=MIN([.$M186];[.$Y186])" office:value-type="float"/>
          <table:table-cell table:formula="of:=MIN([.$N186];[.$Z186])" office:value-type="float"/>
          <table:table-cell table:formula="of:=MEDIAN([.$B186];[.$O186])" office:value-type="float"/>
          <table:table-cell table:formula="of:=MEDIAN([.$C186];[.$P186])" office:value-type="float"/>
          <table:table-cell table:formula="of:=MEDIAN([.$D186];[.$Q186])" office:value-type="float"/>
          <table:table-cell table:formula="of:=MEDIAN([.$E186];[.$R186])" office:value-type="float"/>
          <table:table-cell table:formula="of:=MEDIAN([.$F186];[.$S186])" office:value-type="float"/>
          <table:table-cell table:formula="of:=MEDIAN([.$G186];[.$T186])" office:value-type="float"/>
          <table:table-cell table:formula="of:=MEDIAN([.$H186];[.$U186])" office:value-type="float"/>
          <table:table-cell table:formula="of:=MEDIAN([.$I186];[.$V186])" office:value-type="float"/>
          <table:table-cell table:formula="of:=MEDIAN([.$J186])" office:value-type="float"/>
          <table:table-cell table:formula="of:=MEDIAN([.$K186];[.$W186])" office:value-type="float"/>
          <table:table-cell table:formula="of:=MEDIAN([.$L186];[.$X186])" office:value-type="float"/>
          <table:table-cell table:formula="of:=MEDIAN([.$M186];[.$Y186])" office:value-type="float"/>
          <table:table-cell table:formula="of:=MEDIAN([.$N186];[.$Z186])" office:value-type="float"/>
          <table:table-cell table:formula="of:=MAX([.$B186];[.$O186])" office:value-type="float"/>
          <table:table-cell table:formula="of:=MAX([.$C186];[.$P186])" office:value-type="float"/>
          <table:table-cell table:formula="of:=MAX([.$D186];[.$Q186])" office:value-type="float"/>
          <table:table-cell table:formula="of:=MAX([.$E186];[.$R186])" office:value-type="float"/>
          <table:table-cell table:formula="of:=MAX([.$F186];[.$S186])" office:value-type="float"/>
          <table:table-cell table:formula="of:=MAX([.$G186];[.$T186])" office:value-type="float"/>
          <table:table-cell table:formula="of:=MAX([.$H186];[.$U186])" office:value-type="float"/>
          <table:table-cell table:formula="of:=MAX([.$I186];[.$V186])" office:value-type="float"/>
          <table:table-cell table:formula="of:=MAX([.$J186])" office:value-type="float"/>
          <table:table-cell table:formula="of:=MAX([.$K186];[.$W186])" office:value-type="float"/>
          <table:table-cell table:formula="of:=MAX([.$L186];[.$X186])" office:value-type="float"/>
          <table:table-cell table:formula="of:=MAX([.$M186];[.$Y186])" office:value-type="float"/>
          <table:table-cell table:formula="of:=MAX([.$N186];[.$Z186])" office:value-type="float"/>
        </table:table-row>
        <table:table-row table:style-name="ro1">
          <table:table-cell office:value-type="string">
            <text:p>blocks.blocks-25-0.asp/13</text:p>
          </table:table-cell>
          <table:table-cell office:value-type="float" office:value="5.25692"/>
          <table:table-cell office:value-type="float" office:value="5.1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17684.0"/>
          <table:table-cell office:value-type="float" office:value="6751.0"/>
          <table:table-cell office:value-type="float" office:value="0.0"/>
          <table:table-cell office:value-type="float" office:value="0.0"/>
          <table:table-cell office:value-type="float" office:value="4.71918"/>
          <table:table-cell office:value-type="float" office:value="4.6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17684.0"/>
          <table:table-cell office:value-type="float" office:value="6751.0"/>
          <table:table-cell office:value-type="float" office:value="0.0"/>
          <table:table-cell office:value-type="float" office:value="0.0"/>
          <table:table-cell table:formula="of:=MIN([.$B187];[.$O187])" office:value-type="float"/>
          <table:table-cell table:formula="of:=MIN([.$C187];[.$P187])" office:value-type="float"/>
          <table:table-cell table:formula="of:=MIN([.$D187];[.$Q187])" office:value-type="float"/>
          <table:table-cell table:formula="of:=MIN([.$E187];[.$R187])" office:value-type="float"/>
          <table:table-cell table:formula="of:=MIN([.$F187];[.$S187])" office:value-type="float"/>
          <table:table-cell table:formula="of:=MIN([.$G187];[.$T187])" office:value-type="float"/>
          <table:table-cell table:formula="of:=MIN([.$H187];[.$U187])" office:value-type="float"/>
          <table:table-cell table:formula="of:=MIN([.$I187];[.$V187])" office:value-type="float"/>
          <table:table-cell table:formula="of:=MIN([.$J187])" office:value-type="float"/>
          <table:table-cell table:formula="of:=MIN([.$K187];[.$W187])" office:value-type="float"/>
          <table:table-cell table:formula="of:=MIN([.$L187];[.$X187])" office:value-type="float"/>
          <table:table-cell table:formula="of:=MIN([.$M187];[.$Y187])" office:value-type="float"/>
          <table:table-cell table:formula="of:=MIN([.$N187];[.$Z187])" office:value-type="float"/>
          <table:table-cell table:formula="of:=MEDIAN([.$B187];[.$O187])" office:value-type="float"/>
          <table:table-cell table:formula="of:=MEDIAN([.$C187];[.$P187])" office:value-type="float"/>
          <table:table-cell table:formula="of:=MEDIAN([.$D187];[.$Q187])" office:value-type="float"/>
          <table:table-cell table:formula="of:=MEDIAN([.$E187];[.$R187])" office:value-type="float"/>
          <table:table-cell table:formula="of:=MEDIAN([.$F187];[.$S187])" office:value-type="float"/>
          <table:table-cell table:formula="of:=MEDIAN([.$G187];[.$T187])" office:value-type="float"/>
          <table:table-cell table:formula="of:=MEDIAN([.$H187];[.$U187])" office:value-type="float"/>
          <table:table-cell table:formula="of:=MEDIAN([.$I187];[.$V187])" office:value-type="float"/>
          <table:table-cell table:formula="of:=MEDIAN([.$J187])" office:value-type="float"/>
          <table:table-cell table:formula="of:=MEDIAN([.$K187];[.$W187])" office:value-type="float"/>
          <table:table-cell table:formula="of:=MEDIAN([.$L187];[.$X187])" office:value-type="float"/>
          <table:table-cell table:formula="of:=MEDIAN([.$M187];[.$Y187])" office:value-type="float"/>
          <table:table-cell table:formula="of:=MEDIAN([.$N187];[.$Z187])" office:value-type="float"/>
          <table:table-cell table:formula="of:=MAX([.$B187];[.$O187])" office:value-type="float"/>
          <table:table-cell table:formula="of:=MAX([.$C187];[.$P187])" office:value-type="float"/>
          <table:table-cell table:formula="of:=MAX([.$D187];[.$Q187])" office:value-type="float"/>
          <table:table-cell table:formula="of:=MAX([.$E187];[.$R187])" office:value-type="float"/>
          <table:table-cell table:formula="of:=MAX([.$F187];[.$S187])" office:value-type="float"/>
          <table:table-cell table:formula="of:=MAX([.$G187];[.$T187])" office:value-type="float"/>
          <table:table-cell table:formula="of:=MAX([.$H187];[.$U187])" office:value-type="float"/>
          <table:table-cell table:formula="of:=MAX([.$I187];[.$V187])" office:value-type="float"/>
          <table:table-cell table:formula="of:=MAX([.$J187])" office:value-type="float"/>
          <table:table-cell table:formula="of:=MAX([.$K187];[.$W187])" office:value-type="float"/>
          <table:table-cell table:formula="of:=MAX([.$L187];[.$X187])" office:value-type="float"/>
          <table:table-cell table:formula="of:=MAX([.$M187];[.$Y187])" office:value-type="float"/>
          <table:table-cell table:formula="of:=MAX([.$N187];[.$Z187])" office:value-type="float"/>
        </table:table-row>
        <table:table-row table:style-name="ro1">
          <table:table-cell office:value-type="string">
            <text:p>blocks.blocks-25-0.asp/14</text:p>
          </table:table-cell>
          <table:table-cell office:value-type="float" office:value="5.65682"/>
          <table:table-cell office:value-type="float" office:value="5.5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52410.0"/>
          <table:table-cell office:value-type="float" office:value="7427.0"/>
          <table:table-cell office:value-type="float" office:value="0.0"/>
          <table:table-cell office:value-type="float" office:value="0.0"/>
          <table:table-cell office:value-type="float" office:value="5.0595"/>
          <table:table-cell office:value-type="float" office:value="4.9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52410.0"/>
          <table:table-cell office:value-type="float" office:value="7427.0"/>
          <table:table-cell office:value-type="float" office:value="0.0"/>
          <table:table-cell office:value-type="float" office:value="0.0"/>
          <table:table-cell table:formula="of:=MIN([.$B188];[.$O188])" office:value-type="float"/>
          <table:table-cell table:formula="of:=MIN([.$C188];[.$P188])" office:value-type="float"/>
          <table:table-cell table:formula="of:=MIN([.$D188];[.$Q188])" office:value-type="float"/>
          <table:table-cell table:formula="of:=MIN([.$E188];[.$R188])" office:value-type="float"/>
          <table:table-cell table:formula="of:=MIN([.$F188];[.$S188])" office:value-type="float"/>
          <table:table-cell table:formula="of:=MIN([.$G188];[.$T188])" office:value-type="float"/>
          <table:table-cell table:formula="of:=MIN([.$H188];[.$U188])" office:value-type="float"/>
          <table:table-cell table:formula="of:=MIN([.$I188];[.$V188])" office:value-type="float"/>
          <table:table-cell table:formula="of:=MIN([.$J188])" office:value-type="float"/>
          <table:table-cell table:formula="of:=MIN([.$K188];[.$W188])" office:value-type="float"/>
          <table:table-cell table:formula="of:=MIN([.$L188];[.$X188])" office:value-type="float"/>
          <table:table-cell table:formula="of:=MIN([.$M188];[.$Y188])" office:value-type="float"/>
          <table:table-cell table:formula="of:=MIN([.$N188];[.$Z188])" office:value-type="float"/>
          <table:table-cell table:formula="of:=MEDIAN([.$B188];[.$O188])" office:value-type="float"/>
          <table:table-cell table:formula="of:=MEDIAN([.$C188];[.$P188])" office:value-type="float"/>
          <table:table-cell table:formula="of:=MEDIAN([.$D188];[.$Q188])" office:value-type="float"/>
          <table:table-cell table:formula="of:=MEDIAN([.$E188];[.$R188])" office:value-type="float"/>
          <table:table-cell table:formula="of:=MEDIAN([.$F188];[.$S188])" office:value-type="float"/>
          <table:table-cell table:formula="of:=MEDIAN([.$G188];[.$T188])" office:value-type="float"/>
          <table:table-cell table:formula="of:=MEDIAN([.$H188];[.$U188])" office:value-type="float"/>
          <table:table-cell table:formula="of:=MEDIAN([.$I188];[.$V188])" office:value-type="float"/>
          <table:table-cell table:formula="of:=MEDIAN([.$J188])" office:value-type="float"/>
          <table:table-cell table:formula="of:=MEDIAN([.$K188];[.$W188])" office:value-type="float"/>
          <table:table-cell table:formula="of:=MEDIAN([.$L188];[.$X188])" office:value-type="float"/>
          <table:table-cell table:formula="of:=MEDIAN([.$M188];[.$Y188])" office:value-type="float"/>
          <table:table-cell table:formula="of:=MEDIAN([.$N188];[.$Z188])" office:value-type="float"/>
          <table:table-cell table:formula="of:=MAX([.$B188];[.$O188])" office:value-type="float"/>
          <table:table-cell table:formula="of:=MAX([.$C188];[.$P188])" office:value-type="float"/>
          <table:table-cell table:formula="of:=MAX([.$D188];[.$Q188])" office:value-type="float"/>
          <table:table-cell table:formula="of:=MAX([.$E188];[.$R188])" office:value-type="float"/>
          <table:table-cell table:formula="of:=MAX([.$F188];[.$S188])" office:value-type="float"/>
          <table:table-cell table:formula="of:=MAX([.$G188];[.$T188])" office:value-type="float"/>
          <table:table-cell table:formula="of:=MAX([.$H188];[.$U188])" office:value-type="float"/>
          <table:table-cell table:formula="of:=MAX([.$I188];[.$V188])" office:value-type="float"/>
          <table:table-cell table:formula="of:=MAX([.$J188])" office:value-type="float"/>
          <table:table-cell table:formula="of:=MAX([.$K188];[.$W188])" office:value-type="float"/>
          <table:table-cell table:formula="of:=MAX([.$L188];[.$X188])" office:value-type="float"/>
          <table:table-cell table:formula="of:=MAX([.$M188];[.$Y188])" office:value-type="float"/>
          <table:table-cell table:formula="of:=MAX([.$N188];[.$Z188])" office:value-type="float"/>
        </table:table-row>
        <table:table-row table:style-name="ro1">
          <table:table-cell office:value-type="string">
            <text:p>blocks.blocks-25-0.asp/15</text:p>
          </table:table-cell>
          <table:table-cell office:value-type="float" office:value="6.18429"/>
          <table:table-cell office:value-type="float" office:value="6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87136.0"/>
          <table:table-cell office:value-type="float" office:value="8103.0"/>
          <table:table-cell office:value-type="float" office:value="0.0"/>
          <table:table-cell office:value-type="float" office:value="0.0"/>
          <table:table-cell office:value-type="float" office:value="5.55735"/>
          <table:table-cell office:value-type="float" office:value="5.4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87136.0"/>
          <table:table-cell office:value-type="float" office:value="8103.0"/>
          <table:table-cell office:value-type="float" office:value="0.0"/>
          <table:table-cell office:value-type="float" office:value="0.0"/>
          <table:table-cell table:formula="of:=MIN([.$B189];[.$O189])" office:value-type="float"/>
          <table:table-cell table:formula="of:=MIN([.$C189];[.$P189])" office:value-type="float"/>
          <table:table-cell table:formula="of:=MIN([.$D189];[.$Q189])" office:value-type="float"/>
          <table:table-cell table:formula="of:=MIN([.$E189];[.$R189])" office:value-type="float"/>
          <table:table-cell table:formula="of:=MIN([.$F189];[.$S189])" office:value-type="float"/>
          <table:table-cell table:formula="of:=MIN([.$G189];[.$T189])" office:value-type="float"/>
          <table:table-cell table:formula="of:=MIN([.$H189];[.$U189])" office:value-type="float"/>
          <table:table-cell table:formula="of:=MIN([.$I189];[.$V189])" office:value-type="float"/>
          <table:table-cell table:formula="of:=MIN([.$J189])" office:value-type="float"/>
          <table:table-cell table:formula="of:=MIN([.$K189];[.$W189])" office:value-type="float"/>
          <table:table-cell table:formula="of:=MIN([.$L189];[.$X189])" office:value-type="float"/>
          <table:table-cell table:formula="of:=MIN([.$M189];[.$Y189])" office:value-type="float"/>
          <table:table-cell table:formula="of:=MIN([.$N189];[.$Z189])" office:value-type="float"/>
          <table:table-cell table:formula="of:=MEDIAN([.$B189];[.$O189])" office:value-type="float"/>
          <table:table-cell table:formula="of:=MEDIAN([.$C189];[.$P189])" office:value-type="float"/>
          <table:table-cell table:formula="of:=MEDIAN([.$D189];[.$Q189])" office:value-type="float"/>
          <table:table-cell table:formula="of:=MEDIAN([.$E189];[.$R189])" office:value-type="float"/>
          <table:table-cell table:formula="of:=MEDIAN([.$F189];[.$S189])" office:value-type="float"/>
          <table:table-cell table:formula="of:=MEDIAN([.$G189];[.$T189])" office:value-type="float"/>
          <table:table-cell table:formula="of:=MEDIAN([.$H189];[.$U189])" office:value-type="float"/>
          <table:table-cell table:formula="of:=MEDIAN([.$I189];[.$V189])" office:value-type="float"/>
          <table:table-cell table:formula="of:=MEDIAN([.$J189])" office:value-type="float"/>
          <table:table-cell table:formula="of:=MEDIAN([.$K189];[.$W189])" office:value-type="float"/>
          <table:table-cell table:formula="of:=MEDIAN([.$L189];[.$X189])" office:value-type="float"/>
          <table:table-cell table:formula="of:=MEDIAN([.$M189];[.$Y189])" office:value-type="float"/>
          <table:table-cell table:formula="of:=MEDIAN([.$N189];[.$Z189])" office:value-type="float"/>
          <table:table-cell table:formula="of:=MAX([.$B189];[.$O189])" office:value-type="float"/>
          <table:table-cell table:formula="of:=MAX([.$C189];[.$P189])" office:value-type="float"/>
          <table:table-cell table:formula="of:=MAX([.$D189];[.$Q189])" office:value-type="float"/>
          <table:table-cell table:formula="of:=MAX([.$E189];[.$R189])" office:value-type="float"/>
          <table:table-cell table:formula="of:=MAX([.$F189];[.$S189])" office:value-type="float"/>
          <table:table-cell table:formula="of:=MAX([.$G189];[.$T189])" office:value-type="float"/>
          <table:table-cell table:formula="of:=MAX([.$H189];[.$U189])" office:value-type="float"/>
          <table:table-cell table:formula="of:=MAX([.$I189];[.$V189])" office:value-type="float"/>
          <table:table-cell table:formula="of:=MAX([.$J189])" office:value-type="float"/>
          <table:table-cell table:formula="of:=MAX([.$K189];[.$W189])" office:value-type="float"/>
          <table:table-cell table:formula="of:=MAX([.$L189];[.$X189])" office:value-type="float"/>
          <table:table-cell table:formula="of:=MAX([.$M189];[.$Y189])" office:value-type="float"/>
          <table:table-cell table:formula="of:=MAX([.$N189];[.$Z189])" office:value-type="float"/>
        </table:table-row>
        <table:table-row table:style-name="ro1">
          <table:table-cell office:value-type="string">
            <text:p>blocks.blocks-25-0.asp/16</text:p>
          </table:table-cell>
          <table:table-cell office:value-type="float" office:value="6.78903"/>
          <table:table-cell office:value-type="float" office:value="6.65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5.0"/>
          <table:table-cell office:value-type="float" office:value="85.0"/>
          <table:table-cell office:value-type="float" office:value="521862.0"/>
          <table:table-cell office:value-type="float" office:value="358602.0"/>
          <table:table-cell office:value-type="float" office:value="0.0"/>
          <table:table-cell office:value-type="float" office:value="0.0"/>
          <table:table-cell office:value-type="float" office:value="6.22424"/>
          <table:table-cell office:value-type="float" office:value="6.091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4.0"/>
          <table:table-cell office:value-type="float" office:value="5463.0"/>
          <table:table-cell office:value-type="float" office:value="521862.0"/>
          <table:table-cell office:value-type="float" office:value="358602.0"/>
          <table:table-cell office:value-type="float" office:value="0.0"/>
          <table:table-cell office:value-type="float" office:value="0.0"/>
          <table:table-cell table:formula="of:=MIN([.$B190];[.$O190])" office:value-type="float"/>
          <table:table-cell table:formula="of:=MIN([.$C190];[.$P190])" office:value-type="float"/>
          <table:table-cell table:formula="of:=MIN([.$D190];[.$Q190])" office:value-type="float"/>
          <table:table-cell table:formula="of:=MIN([.$E190];[.$R190])" office:value-type="float"/>
          <table:table-cell table:formula="of:=MIN([.$F190];[.$S190])" office:value-type="float"/>
          <table:table-cell table:formula="of:=MIN([.$G190];[.$T190])" office:value-type="float"/>
          <table:table-cell table:formula="of:=MIN([.$H190];[.$U190])" office:value-type="float"/>
          <table:table-cell table:formula="of:=MIN([.$I190];[.$V190])" office:value-type="float"/>
          <table:table-cell table:formula="of:=MIN([.$J190])" office:value-type="float"/>
          <table:table-cell table:formula="of:=MIN([.$K190];[.$W190])" office:value-type="float"/>
          <table:table-cell table:formula="of:=MIN([.$L190];[.$X190])" office:value-type="float"/>
          <table:table-cell table:formula="of:=MIN([.$M190];[.$Y190])" office:value-type="float"/>
          <table:table-cell table:formula="of:=MIN([.$N190];[.$Z190])" office:value-type="float"/>
          <table:table-cell table:formula="of:=MEDIAN([.$B190];[.$O190])" office:value-type="float"/>
          <table:table-cell table:formula="of:=MEDIAN([.$C190];[.$P190])" office:value-type="float"/>
          <table:table-cell table:formula="of:=MEDIAN([.$D190];[.$Q190])" office:value-type="float"/>
          <table:table-cell table:formula="of:=MEDIAN([.$E190];[.$R190])" office:value-type="float"/>
          <table:table-cell table:formula="of:=MEDIAN([.$F190];[.$S190])" office:value-type="float"/>
          <table:table-cell table:formula="of:=MEDIAN([.$G190];[.$T190])" office:value-type="float"/>
          <table:table-cell table:formula="of:=MEDIAN([.$H190];[.$U190])" office:value-type="float"/>
          <table:table-cell table:formula="of:=MEDIAN([.$I190];[.$V190])" office:value-type="float"/>
          <table:table-cell table:formula="of:=MEDIAN([.$J190])" office:value-type="float"/>
          <table:table-cell table:formula="of:=MEDIAN([.$K190];[.$W190])" office:value-type="float"/>
          <table:table-cell table:formula="of:=MEDIAN([.$L190];[.$X190])" office:value-type="float"/>
          <table:table-cell table:formula="of:=MEDIAN([.$M190];[.$Y190])" office:value-type="float"/>
          <table:table-cell table:formula="of:=MEDIAN([.$N190];[.$Z190])" office:value-type="float"/>
          <table:table-cell table:formula="of:=MAX([.$B190];[.$O190])" office:value-type="float"/>
          <table:table-cell table:formula="of:=MAX([.$C190];[.$P190])" office:value-type="float"/>
          <table:table-cell table:formula="of:=MAX([.$D190];[.$Q190])" office:value-type="float"/>
          <table:table-cell table:formula="of:=MAX([.$E190];[.$R190])" office:value-type="float"/>
          <table:table-cell table:formula="of:=MAX([.$F190];[.$S190])" office:value-type="float"/>
          <table:table-cell table:formula="of:=MAX([.$G190];[.$T190])" office:value-type="float"/>
          <table:table-cell table:formula="of:=MAX([.$H190];[.$U190])" office:value-type="float"/>
          <table:table-cell table:formula="of:=MAX([.$I190];[.$V190])" office:value-type="float"/>
          <table:table-cell table:formula="of:=MAX([.$J190])" office:value-type="float"/>
          <table:table-cell table:formula="of:=MAX([.$K190];[.$W190])" office:value-type="float"/>
          <table:table-cell table:formula="of:=MAX([.$L190];[.$X190])" office:value-type="float"/>
          <table:table-cell table:formula="of:=MAX([.$M190];[.$Y190])" office:value-type="float"/>
          <table:table-cell table:formula="of:=MAX([.$N190];[.$Z190])" office:value-type="float"/>
        </table:table-row>
        <table:table-row table:style-name="ro1">
          <table:table-cell office:value-type="string">
            <text:p>blocks.blocks-25-0.asp/17</text:p>
          </table:table-cell>
          <table:table-cell office:value-type="float" office:value="7.35047"/>
          <table:table-cell office:value-type="float" office:value="7.214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4.0"/>
          <table:table-cell office:value-type="float" office:value="84.0"/>
          <table:table-cell office:value-type="float" office:value="556588.0"/>
          <table:table-cell office:value-type="float" office:value="408978.0"/>
          <table:table-cell office:value-type="float" office:value="0.0"/>
          <table:table-cell office:value-type="float" office:value="0.0"/>
          <table:table-cell office:value-type="float" office:value="6.58132"/>
          <table:table-cell office:value-type="float" office:value="6.438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0"/>
          <table:table-cell office:value-type="float" office:value="6772.0"/>
          <table:table-cell office:value-type="float" office:value="556588.0"/>
          <table:table-cell office:value-type="float" office:value="408978.0"/>
          <table:table-cell office:value-type="float" office:value="0.0"/>
          <table:table-cell office:value-type="float" office:value="0.0"/>
          <table:table-cell table:formula="of:=MIN([.$B191];[.$O191])" office:value-type="float"/>
          <table:table-cell table:formula="of:=MIN([.$C191];[.$P191])" office:value-type="float"/>
          <table:table-cell table:formula="of:=MIN([.$D191];[.$Q191])" office:value-type="float"/>
          <table:table-cell table:formula="of:=MIN([.$E191];[.$R191])" office:value-type="float"/>
          <table:table-cell table:formula="of:=MIN([.$F191];[.$S191])" office:value-type="float"/>
          <table:table-cell table:formula="of:=MIN([.$G191];[.$T191])" office:value-type="float"/>
          <table:table-cell table:formula="of:=MIN([.$H191];[.$U191])" office:value-type="float"/>
          <table:table-cell table:formula="of:=MIN([.$I191];[.$V191])" office:value-type="float"/>
          <table:table-cell table:formula="of:=MIN([.$J191])" office:value-type="float"/>
          <table:table-cell table:formula="of:=MIN([.$K191];[.$W191])" office:value-type="float"/>
          <table:table-cell table:formula="of:=MIN([.$L191];[.$X191])" office:value-type="float"/>
          <table:table-cell table:formula="of:=MIN([.$M191];[.$Y191])" office:value-type="float"/>
          <table:table-cell table:formula="of:=MIN([.$N191];[.$Z191])" office:value-type="float"/>
          <table:table-cell table:formula="of:=MEDIAN([.$B191];[.$O191])" office:value-type="float"/>
          <table:table-cell table:formula="of:=MEDIAN([.$C191];[.$P191])" office:value-type="float"/>
          <table:table-cell table:formula="of:=MEDIAN([.$D191];[.$Q191])" office:value-type="float"/>
          <table:table-cell table:formula="of:=MEDIAN([.$E191];[.$R191])" office:value-type="float"/>
          <table:table-cell table:formula="of:=MEDIAN([.$F191];[.$S191])" office:value-type="float"/>
          <table:table-cell table:formula="of:=MEDIAN([.$G191];[.$T191])" office:value-type="float"/>
          <table:table-cell table:formula="of:=MEDIAN([.$H191];[.$U191])" office:value-type="float"/>
          <table:table-cell table:formula="of:=MEDIAN([.$I191];[.$V191])" office:value-type="float"/>
          <table:table-cell table:formula="of:=MEDIAN([.$J191])" office:value-type="float"/>
          <table:table-cell table:formula="of:=MEDIAN([.$K191];[.$W191])" office:value-type="float"/>
          <table:table-cell table:formula="of:=MEDIAN([.$L191];[.$X191])" office:value-type="float"/>
          <table:table-cell table:formula="of:=MEDIAN([.$M191];[.$Y191])" office:value-type="float"/>
          <table:table-cell table:formula="of:=MEDIAN([.$N191];[.$Z191])" office:value-type="float"/>
          <table:table-cell table:formula="of:=MAX([.$B191];[.$O191])" office:value-type="float"/>
          <table:table-cell table:formula="of:=MAX([.$C191];[.$P191])" office:value-type="float"/>
          <table:table-cell table:formula="of:=MAX([.$D191];[.$Q191])" office:value-type="float"/>
          <table:table-cell table:formula="of:=MAX([.$E191];[.$R191])" office:value-type="float"/>
          <table:table-cell table:formula="of:=MAX([.$F191];[.$S191])" office:value-type="float"/>
          <table:table-cell table:formula="of:=MAX([.$G191];[.$T191])" office:value-type="float"/>
          <table:table-cell table:formula="of:=MAX([.$H191];[.$U191])" office:value-type="float"/>
          <table:table-cell table:formula="of:=MAX([.$I191];[.$V191])" office:value-type="float"/>
          <table:table-cell table:formula="of:=MAX([.$J191])" office:value-type="float"/>
          <table:table-cell table:formula="of:=MAX([.$K191];[.$W191])" office:value-type="float"/>
          <table:table-cell table:formula="of:=MAX([.$L191];[.$X191])" office:value-type="float"/>
          <table:table-cell table:formula="of:=MAX([.$M191];[.$Y191])" office:value-type="float"/>
          <table:table-cell table:formula="of:=MAX([.$N191];[.$Z191])" office:value-type="float"/>
        </table:table-row>
        <table:table-row table:style-name="ro1">
          <table:table-cell office:value-type="string">
            <text:p>blocks.blocks-25-0.asp/18</text:p>
          </table:table-cell>
          <table:table-cell office:value-type="float" office:value="7.77475"/>
          <table:table-cell office:value-type="float" office:value="7.623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74.0"/>
          <table:table-cell office:value-type="float" office:value="74.0"/>
          <table:table-cell office:value-type="float" office:value="591314.0"/>
          <table:table-cell office:value-type="float" office:value="459354.0"/>
          <table:table-cell office:value-type="float" office:value="0.0"/>
          <table:table-cell office:value-type="float" office:value="0.0"/>
          <table:table-cell office:value-type="float" office:value="6.98762"/>
          <table:table-cell office:value-type="float" office:value="6.857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7.0"/>
          <table:table-cell office:value-type="float" office:value="7652.0"/>
          <table:table-cell office:value-type="float" office:value="591314.0"/>
          <table:table-cell office:value-type="float" office:value="459354.0"/>
          <table:table-cell office:value-type="float" office:value="0.0"/>
          <table:table-cell office:value-type="float" office:value="0.0"/>
          <table:table-cell table:formula="of:=MIN([.$B192];[.$O192])" office:value-type="float"/>
          <table:table-cell table:formula="of:=MIN([.$C192];[.$P192])" office:value-type="float"/>
          <table:table-cell table:formula="of:=MIN([.$D192];[.$Q192])" office:value-type="float"/>
          <table:table-cell table:formula="of:=MIN([.$E192];[.$R192])" office:value-type="float"/>
          <table:table-cell table:formula="of:=MIN([.$F192];[.$S192])" office:value-type="float"/>
          <table:table-cell table:formula="of:=MIN([.$G192];[.$T192])" office:value-type="float"/>
          <table:table-cell table:formula="of:=MIN([.$H192];[.$U192])" office:value-type="float"/>
          <table:table-cell table:formula="of:=MIN([.$I192];[.$V192])" office:value-type="float"/>
          <table:table-cell table:formula="of:=MIN([.$J192])" office:value-type="float"/>
          <table:table-cell table:formula="of:=MIN([.$K192];[.$W192])" office:value-type="float"/>
          <table:table-cell table:formula="of:=MIN([.$L192];[.$X192])" office:value-type="float"/>
          <table:table-cell table:formula="of:=MIN([.$M192];[.$Y192])" office:value-type="float"/>
          <table:table-cell table:formula="of:=MIN([.$N192];[.$Z192])" office:value-type="float"/>
          <table:table-cell table:formula="of:=MEDIAN([.$B192];[.$O192])" office:value-type="float"/>
          <table:table-cell table:formula="of:=MEDIAN([.$C192];[.$P192])" office:value-type="float"/>
          <table:table-cell table:formula="of:=MEDIAN([.$D192];[.$Q192])" office:value-type="float"/>
          <table:table-cell table:formula="of:=MEDIAN([.$E192];[.$R192])" office:value-type="float"/>
          <table:table-cell table:formula="of:=MEDIAN([.$F192];[.$S192])" office:value-type="float"/>
          <table:table-cell table:formula="of:=MEDIAN([.$G192];[.$T192])" office:value-type="float"/>
          <table:table-cell table:formula="of:=MEDIAN([.$H192];[.$U192])" office:value-type="float"/>
          <table:table-cell table:formula="of:=MEDIAN([.$I192];[.$V192])" office:value-type="float"/>
          <table:table-cell table:formula="of:=MEDIAN([.$J192])" office:value-type="float"/>
          <table:table-cell table:formula="of:=MEDIAN([.$K192];[.$W192])" office:value-type="float"/>
          <table:table-cell table:formula="of:=MEDIAN([.$L192];[.$X192])" office:value-type="float"/>
          <table:table-cell table:formula="of:=MEDIAN([.$M192];[.$Y192])" office:value-type="float"/>
          <table:table-cell table:formula="of:=MEDIAN([.$N192];[.$Z192])" office:value-type="float"/>
          <table:table-cell table:formula="of:=MAX([.$B192];[.$O192])" office:value-type="float"/>
          <table:table-cell table:formula="of:=MAX([.$C192];[.$P192])" office:value-type="float"/>
          <table:table-cell table:formula="of:=MAX([.$D192];[.$Q192])" office:value-type="float"/>
          <table:table-cell table:formula="of:=MAX([.$E192];[.$R192])" office:value-type="float"/>
          <table:table-cell table:formula="of:=MAX([.$F192];[.$S192])" office:value-type="float"/>
          <table:table-cell table:formula="of:=MAX([.$G192];[.$T192])" office:value-type="float"/>
          <table:table-cell table:formula="of:=MAX([.$H192];[.$U192])" office:value-type="float"/>
          <table:table-cell table:formula="of:=MAX([.$I192];[.$V192])" office:value-type="float"/>
          <table:table-cell table:formula="of:=MAX([.$J192])" office:value-type="float"/>
          <table:table-cell table:formula="of:=MAX([.$K192];[.$W192])" office:value-type="float"/>
          <table:table-cell table:formula="of:=MAX([.$L192];[.$X192])" office:value-type="float"/>
          <table:table-cell table:formula="of:=MAX([.$M192];[.$Y192])" office:value-type="float"/>
          <table:table-cell table:formula="of:=MAX([.$N192];[.$Z192])" office:value-type="float"/>
        </table:table-row>
        <table:table-row table:style-name="ro1">
          <table:table-cell office:value-type="string">
            <text:p>blocks.blocks-25-0.asp/19</text:p>
          </table:table-cell>
          <table:table-cell office:value-type="float" office:value="8.33955"/>
          <table:table-cell office:value-type="float" office:value="8.177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2.0"/>
          <table:table-cell office:value-type="float" office:value="11190.0"/>
          <table:table-cell office:value-type="float" office:value="11190.0"/>
          <table:table-cell office:value-type="float" office:value="626040.0"/>
          <table:table-cell office:value-type="float" office:value="509730.0"/>
          <table:table-cell office:value-type="float" office:value="0.0"/>
          <table:table-cell office:value-type="float" office:value="0.0"/>
          <table:table-cell office:value-type="float" office:value="7.31799"/>
          <table:table-cell office:value-type="float" office:value="7.17"/>
          <table:table-cell office:value-type="float" office:value="0.1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4.0"/>
          <table:table-cell office:value-type="float" office:value="8773.0"/>
          <table:table-cell office:value-type="float" office:value="626040.0"/>
          <table:table-cell office:value-type="float" office:value="509730.0"/>
          <table:table-cell office:value-type="float" office:value="0.0"/>
          <table:table-cell office:value-type="float" office:value="0.0"/>
          <table:table-cell table:formula="of:=MIN([.$B193];[.$O193])" office:value-type="float"/>
          <table:table-cell table:formula="of:=MIN([.$C193];[.$P193])" office:value-type="float"/>
          <table:table-cell table:formula="of:=MIN([.$D193];[.$Q193])" office:value-type="float"/>
          <table:table-cell table:formula="of:=MIN([.$E193];[.$R193])" office:value-type="float"/>
          <table:table-cell table:formula="of:=MIN([.$F193];[.$S193])" office:value-type="float"/>
          <table:table-cell table:formula="of:=MIN([.$G193];[.$T193])" office:value-type="float"/>
          <table:table-cell table:formula="of:=MIN([.$H193];[.$U193])" office:value-type="float"/>
          <table:table-cell table:formula="of:=MIN([.$I193];[.$V193])" office:value-type="float"/>
          <table:table-cell table:formula="of:=MIN([.$J193])" office:value-type="float"/>
          <table:table-cell table:formula="of:=MIN([.$K193];[.$W193])" office:value-type="float"/>
          <table:table-cell table:formula="of:=MIN([.$L193];[.$X193])" office:value-type="float"/>
          <table:table-cell table:formula="of:=MIN([.$M193];[.$Y193])" office:value-type="float"/>
          <table:table-cell table:formula="of:=MIN([.$N193];[.$Z193])" office:value-type="float"/>
          <table:table-cell table:formula="of:=MEDIAN([.$B193];[.$O193])" office:value-type="float"/>
          <table:table-cell table:formula="of:=MEDIAN([.$C193];[.$P193])" office:value-type="float"/>
          <table:table-cell table:formula="of:=MEDIAN([.$D193];[.$Q193])" office:value-type="float"/>
          <table:table-cell table:formula="of:=MEDIAN([.$E193];[.$R193])" office:value-type="float"/>
          <table:table-cell table:formula="of:=MEDIAN([.$F193];[.$S193])" office:value-type="float"/>
          <table:table-cell table:formula="of:=MEDIAN([.$G193];[.$T193])" office:value-type="float"/>
          <table:table-cell table:formula="of:=MEDIAN([.$H193];[.$U193])" office:value-type="float"/>
          <table:table-cell table:formula="of:=MEDIAN([.$I193];[.$V193])" office:value-type="float"/>
          <table:table-cell table:formula="of:=MEDIAN([.$J193])" office:value-type="float"/>
          <table:table-cell table:formula="of:=MEDIAN([.$K193];[.$W193])" office:value-type="float"/>
          <table:table-cell table:formula="of:=MEDIAN([.$L193];[.$X193])" office:value-type="float"/>
          <table:table-cell table:formula="of:=MEDIAN([.$M193];[.$Y193])" office:value-type="float"/>
          <table:table-cell table:formula="of:=MEDIAN([.$N193];[.$Z193])" office:value-type="float"/>
          <table:table-cell table:formula="of:=MAX([.$B193];[.$O193])" office:value-type="float"/>
          <table:table-cell table:formula="of:=MAX([.$C193];[.$P193])" office:value-type="float"/>
          <table:table-cell table:formula="of:=MAX([.$D193];[.$Q193])" office:value-type="float"/>
          <table:table-cell table:formula="of:=MAX([.$E193];[.$R193])" office:value-type="float"/>
          <table:table-cell table:formula="of:=MAX([.$F193];[.$S193])" office:value-type="float"/>
          <table:table-cell table:formula="of:=MAX([.$G193];[.$T193])" office:value-type="float"/>
          <table:table-cell table:formula="of:=MAX([.$H193];[.$U193])" office:value-type="float"/>
          <table:table-cell table:formula="of:=MAX([.$I193];[.$V193])" office:value-type="float"/>
          <table:table-cell table:formula="of:=MAX([.$J193])" office:value-type="float"/>
          <table:table-cell table:formula="of:=MAX([.$K193];[.$W193])" office:value-type="float"/>
          <table:table-cell table:formula="of:=MAX([.$L193];[.$X193])" office:value-type="float"/>
          <table:table-cell table:formula="of:=MAX([.$M193];[.$Y193])" office:value-type="float"/>
          <table:table-cell table:formula="of:=MAX([.$N193];[.$Z193])" office:value-type="float"/>
        </table:table-row>
        <table:table-row table:style-name="ro1">
          <table:table-cell office:value-type="string">
            <text:p>blocks.blocks-25-0.asp/2</text:p>
          </table:table-cell>
          <table:table-cell office:value-type="float" office:value="0.578238"/>
          <table:table-cell office:value-type="float" office:value="0.5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6466.0"/>
          <table:table-cell office:value-type="float" office:value="19.0"/>
          <table:table-cell office:value-type="float" office:value="0.0"/>
          <table:table-cell office:value-type="float" office:value="0.0"/>
          <table:table-cell office:value-type="float" office:value="0.555494"/>
          <table:table-cell office:value-type="float" office:value="0.4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6466.0"/>
          <table:table-cell office:value-type="float" office:value="19.0"/>
          <table:table-cell office:value-type="float" office:value="0.0"/>
          <table:table-cell office:value-type="float" office:value="0.0"/>
          <table:table-cell table:formula="of:=MIN([.$B194];[.$O194])" office:value-type="float"/>
          <table:table-cell table:formula="of:=MIN([.$C194];[.$P194])" office:value-type="float"/>
          <table:table-cell table:formula="of:=MIN([.$D194];[.$Q194])" office:value-type="float"/>
          <table:table-cell table:formula="of:=MIN([.$E194];[.$R194])" office:value-type="float"/>
          <table:table-cell table:formula="of:=MIN([.$F194];[.$S194])" office:value-type="float"/>
          <table:table-cell table:formula="of:=MIN([.$G194];[.$T194])" office:value-type="float"/>
          <table:table-cell table:formula="of:=MIN([.$H194];[.$U194])" office:value-type="float"/>
          <table:table-cell table:formula="of:=MIN([.$I194];[.$V194])" office:value-type="float"/>
          <table:table-cell table:formula="of:=MIN([.$J194])" office:value-type="float"/>
          <table:table-cell table:formula="of:=MIN([.$K194];[.$W194])" office:value-type="float"/>
          <table:table-cell table:formula="of:=MIN([.$L194];[.$X194])" office:value-type="float"/>
          <table:table-cell table:formula="of:=MIN([.$M194];[.$Y194])" office:value-type="float"/>
          <table:table-cell table:formula="of:=MIN([.$N194];[.$Z194])" office:value-type="float"/>
          <table:table-cell table:formula="of:=MEDIAN([.$B194];[.$O194])" office:value-type="float"/>
          <table:table-cell table:formula="of:=MEDIAN([.$C194];[.$P194])" office:value-type="float"/>
          <table:table-cell table:formula="of:=MEDIAN([.$D194];[.$Q194])" office:value-type="float"/>
          <table:table-cell table:formula="of:=MEDIAN([.$E194];[.$R194])" office:value-type="float"/>
          <table:table-cell table:formula="of:=MEDIAN([.$F194];[.$S194])" office:value-type="float"/>
          <table:table-cell table:formula="of:=MEDIAN([.$G194];[.$T194])" office:value-type="float"/>
          <table:table-cell table:formula="of:=MEDIAN([.$H194];[.$U194])" office:value-type="float"/>
          <table:table-cell table:formula="of:=MEDIAN([.$I194];[.$V194])" office:value-type="float"/>
          <table:table-cell table:formula="of:=MEDIAN([.$J194])" office:value-type="float"/>
          <table:table-cell table:formula="of:=MEDIAN([.$K194];[.$W194])" office:value-type="float"/>
          <table:table-cell table:formula="of:=MEDIAN([.$L194];[.$X194])" office:value-type="float"/>
          <table:table-cell table:formula="of:=MEDIAN([.$M194];[.$Y194])" office:value-type="float"/>
          <table:table-cell table:formula="of:=MEDIAN([.$N194];[.$Z194])" office:value-type="float"/>
          <table:table-cell table:formula="of:=MAX([.$B194];[.$O194])" office:value-type="float"/>
          <table:table-cell table:formula="of:=MAX([.$C194];[.$P194])" office:value-type="float"/>
          <table:table-cell table:formula="of:=MAX([.$D194];[.$Q194])" office:value-type="float"/>
          <table:table-cell table:formula="of:=MAX([.$E194];[.$R194])" office:value-type="float"/>
          <table:table-cell table:formula="of:=MAX([.$F194];[.$S194])" office:value-type="float"/>
          <table:table-cell table:formula="of:=MAX([.$G194];[.$T194])" office:value-type="float"/>
          <table:table-cell table:formula="of:=MAX([.$H194];[.$U194])" office:value-type="float"/>
          <table:table-cell table:formula="of:=MAX([.$I194];[.$V194])" office:value-type="float"/>
          <table:table-cell table:formula="of:=MAX([.$J194])" office:value-type="float"/>
          <table:table-cell table:formula="of:=MAX([.$K194];[.$W194])" office:value-type="float"/>
          <table:table-cell table:formula="of:=MAX([.$L194];[.$X194])" office:value-type="float"/>
          <table:table-cell table:formula="of:=MAX([.$M194];[.$Y194])" office:value-type="float"/>
          <table:table-cell table:formula="of:=MAX([.$N194];[.$Z194])" office:value-type="float"/>
        </table:table-row>
        <table:table-row table:style-name="ro1">
          <table:table-cell office:value-type="string">
            <text:p>blocks.blocks-25-0.asp/20</text:p>
          </table:table-cell>
          <table:table-cell office:value-type="float" office:value="8.72575"/>
          <table:table-cell office:value-type="float" office:value="8.563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43.0"/>
          <table:table-cell office:value-type="float" office:value="243.0"/>
          <table:table-cell office:value-type="float" office:value="660766.0"/>
          <table:table-cell office:value-type="float" office:value="560106.0"/>
          <table:table-cell office:value-type="float" office:value="0.0"/>
          <table:table-cell office:value-type="float" office:value="0.0"/>
          <table:table-cell office:value-type="float" office:value="7.86943"/>
          <table:table-cell office:value-type="float" office:value="7.715"/>
          <table:table-cell office:value-type="float" office:value="0.1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4.0"/>
          <table:table-cell office:value-type="float" office:value="9873.0"/>
          <table:table-cell office:value-type="float" office:value="660766.0"/>
          <table:table-cell office:value-type="float" office:value="560106.0"/>
          <table:table-cell office:value-type="float" office:value="0.0"/>
          <table:table-cell office:value-type="float" office:value="0.0"/>
          <table:table-cell table:formula="of:=MIN([.$B195];[.$O195])" office:value-type="float"/>
          <table:table-cell table:formula="of:=MIN([.$C195];[.$P195])" office:value-type="float"/>
          <table:table-cell table:formula="of:=MIN([.$D195];[.$Q195])" office:value-type="float"/>
          <table:table-cell table:formula="of:=MIN([.$E195];[.$R195])" office:value-type="float"/>
          <table:table-cell table:formula="of:=MIN([.$F195];[.$S195])" office:value-type="float"/>
          <table:table-cell table:formula="of:=MIN([.$G195];[.$T195])" office:value-type="float"/>
          <table:table-cell table:formula="of:=MIN([.$H195];[.$U195])" office:value-type="float"/>
          <table:table-cell table:formula="of:=MIN([.$I195];[.$V195])" office:value-type="float"/>
          <table:table-cell table:formula="of:=MIN([.$J195])" office:value-type="float"/>
          <table:table-cell table:formula="of:=MIN([.$K195];[.$W195])" office:value-type="float"/>
          <table:table-cell table:formula="of:=MIN([.$L195];[.$X195])" office:value-type="float"/>
          <table:table-cell table:formula="of:=MIN([.$M195];[.$Y195])" office:value-type="float"/>
          <table:table-cell table:formula="of:=MIN([.$N195];[.$Z195])" office:value-type="float"/>
          <table:table-cell table:formula="of:=MEDIAN([.$B195];[.$O195])" office:value-type="float"/>
          <table:table-cell table:formula="of:=MEDIAN([.$C195];[.$P195])" office:value-type="float"/>
          <table:table-cell table:formula="of:=MEDIAN([.$D195];[.$Q195])" office:value-type="float"/>
          <table:table-cell table:formula="of:=MEDIAN([.$E195];[.$R195])" office:value-type="float"/>
          <table:table-cell table:formula="of:=MEDIAN([.$F195];[.$S195])" office:value-type="float"/>
          <table:table-cell table:formula="of:=MEDIAN([.$G195];[.$T195])" office:value-type="float"/>
          <table:table-cell table:formula="of:=MEDIAN([.$H195];[.$U195])" office:value-type="float"/>
          <table:table-cell table:formula="of:=MEDIAN([.$I195];[.$V195])" office:value-type="float"/>
          <table:table-cell table:formula="of:=MEDIAN([.$J195])" office:value-type="float"/>
          <table:table-cell table:formula="of:=MEDIAN([.$K195];[.$W195])" office:value-type="float"/>
          <table:table-cell table:formula="of:=MEDIAN([.$L195];[.$X195])" office:value-type="float"/>
          <table:table-cell table:formula="of:=MEDIAN([.$M195];[.$Y195])" office:value-type="float"/>
          <table:table-cell table:formula="of:=MEDIAN([.$N195];[.$Z195])" office:value-type="float"/>
          <table:table-cell table:formula="of:=MAX([.$B195];[.$O195])" office:value-type="float"/>
          <table:table-cell table:formula="of:=MAX([.$C195];[.$P195])" office:value-type="float"/>
          <table:table-cell table:formula="of:=MAX([.$D195];[.$Q195])" office:value-type="float"/>
          <table:table-cell table:formula="of:=MAX([.$E195];[.$R195])" office:value-type="float"/>
          <table:table-cell table:formula="of:=MAX([.$F195];[.$S195])" office:value-type="float"/>
          <table:table-cell table:formula="of:=MAX([.$G195];[.$T195])" office:value-type="float"/>
          <table:table-cell table:formula="of:=MAX([.$H195];[.$U195])" office:value-type="float"/>
          <table:table-cell table:formula="of:=MAX([.$I195];[.$V195])" office:value-type="float"/>
          <table:table-cell table:formula="of:=MAX([.$J195])" office:value-type="float"/>
          <table:table-cell table:formula="of:=MAX([.$K195];[.$W195])" office:value-type="float"/>
          <table:table-cell table:formula="of:=MAX([.$L195];[.$X195])" office:value-type="float"/>
          <table:table-cell table:formula="of:=MAX([.$M195];[.$Y195])" office:value-type="float"/>
          <table:table-cell table:formula="of:=MAX([.$N195];[.$Z195])" office:value-type="float"/>
        </table:table-row>
        <table:table-row table:style-name="ro1">
          <table:table-cell office:value-type="string">
            <text:p>blocks.blocks-25-0.asp/21</text:p>
          </table:table-cell>
          <table:table-cell office:value-type="float" office:value="9.09327"/>
          <table:table-cell office:value-type="float" office:value="8.924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92.0"/>
          <table:table-cell office:value-type="float" office:value="92.0"/>
          <table:table-cell office:value-type="float" office:value="695492.0"/>
          <table:table-cell office:value-type="float" office:value="610482.0"/>
          <table:table-cell office:value-type="float" office:value="0.0"/>
          <table:table-cell office:value-type="float" office:value="0.0"/>
          <table:table-cell office:value-type="float" office:value="8.31994"/>
          <table:table-cell office:value-type="float" office:value="8.163"/>
          <table:table-cell office:value-type="float" office:value="0.1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3.0"/>
          <table:table-cell office:value-type="float" office:value="8387.0"/>
          <table:table-cell office:value-type="float" office:value="695492.0"/>
          <table:table-cell office:value-type="float" office:value="610482.0"/>
          <table:table-cell office:value-type="float" office:value="0.0"/>
          <table:table-cell office:value-type="float" office:value="0.0"/>
          <table:table-cell table:formula="of:=MIN([.$B196];[.$O196])" office:value-type="float"/>
          <table:table-cell table:formula="of:=MIN([.$C196];[.$P196])" office:value-type="float"/>
          <table:table-cell table:formula="of:=MIN([.$D196];[.$Q196])" office:value-type="float"/>
          <table:table-cell table:formula="of:=MIN([.$E196];[.$R196])" office:value-type="float"/>
          <table:table-cell table:formula="of:=MIN([.$F196];[.$S196])" office:value-type="float"/>
          <table:table-cell table:formula="of:=MIN([.$G196];[.$T196])" office:value-type="float"/>
          <table:table-cell table:formula="of:=MIN([.$H196];[.$U196])" office:value-type="float"/>
          <table:table-cell table:formula="of:=MIN([.$I196];[.$V196])" office:value-type="float"/>
          <table:table-cell table:formula="of:=MIN([.$J196])" office:value-type="float"/>
          <table:table-cell table:formula="of:=MIN([.$K196];[.$W196])" office:value-type="float"/>
          <table:table-cell table:formula="of:=MIN([.$L196];[.$X196])" office:value-type="float"/>
          <table:table-cell table:formula="of:=MIN([.$M196];[.$Y196])" office:value-type="float"/>
          <table:table-cell table:formula="of:=MIN([.$N196];[.$Z196])" office:value-type="float"/>
          <table:table-cell table:formula="of:=MEDIAN([.$B196];[.$O196])" office:value-type="float"/>
          <table:table-cell table:formula="of:=MEDIAN([.$C196];[.$P196])" office:value-type="float"/>
          <table:table-cell table:formula="of:=MEDIAN([.$D196];[.$Q196])" office:value-type="float"/>
          <table:table-cell table:formula="of:=MEDIAN([.$E196];[.$R196])" office:value-type="float"/>
          <table:table-cell table:formula="of:=MEDIAN([.$F196];[.$S196])" office:value-type="float"/>
          <table:table-cell table:formula="of:=MEDIAN([.$G196];[.$T196])" office:value-type="float"/>
          <table:table-cell table:formula="of:=MEDIAN([.$H196];[.$U196])" office:value-type="float"/>
          <table:table-cell table:formula="of:=MEDIAN([.$I196];[.$V196])" office:value-type="float"/>
          <table:table-cell table:formula="of:=MEDIAN([.$J196])" office:value-type="float"/>
          <table:table-cell table:formula="of:=MEDIAN([.$K196];[.$W196])" office:value-type="float"/>
          <table:table-cell table:formula="of:=MEDIAN([.$L196];[.$X196])" office:value-type="float"/>
          <table:table-cell table:formula="of:=MEDIAN([.$M196];[.$Y196])" office:value-type="float"/>
          <table:table-cell table:formula="of:=MEDIAN([.$N196];[.$Z196])" office:value-type="float"/>
          <table:table-cell table:formula="of:=MAX([.$B196];[.$O196])" office:value-type="float"/>
          <table:table-cell table:formula="of:=MAX([.$C196];[.$P196])" office:value-type="float"/>
          <table:table-cell table:formula="of:=MAX([.$D196];[.$Q196])" office:value-type="float"/>
          <table:table-cell table:formula="of:=MAX([.$E196];[.$R196])" office:value-type="float"/>
          <table:table-cell table:formula="of:=MAX([.$F196];[.$S196])" office:value-type="float"/>
          <table:table-cell table:formula="of:=MAX([.$G196];[.$T196])" office:value-type="float"/>
          <table:table-cell table:formula="of:=MAX([.$H196];[.$U196])" office:value-type="float"/>
          <table:table-cell table:formula="of:=MAX([.$I196];[.$V196])" office:value-type="float"/>
          <table:table-cell table:formula="of:=MAX([.$J196])" office:value-type="float"/>
          <table:table-cell table:formula="of:=MAX([.$K196];[.$W196])" office:value-type="float"/>
          <table:table-cell table:formula="of:=MAX([.$L196];[.$X196])" office:value-type="float"/>
          <table:table-cell table:formula="of:=MAX([.$M196];[.$Y196])" office:value-type="float"/>
          <table:table-cell table:formula="of:=MAX([.$N196];[.$Z196])" office:value-type="float"/>
        </table:table-row>
        <table:table-row table:style-name="ro1">
          <table:table-cell office:value-type="string">
            <text:p>blocks.blocks-25-0.asp/22</text:p>
          </table:table-cell>
          <table:table-cell office:value-type="float" office:value="9.76497"/>
          <table:table-cell office:value-type="float" office:value="9.596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92.0"/>
          <table:table-cell office:value-type="float" office:value="92.0"/>
          <table:table-cell office:value-type="float" office:value="730218.0"/>
          <table:table-cell office:value-type="float" office:value="660858.0"/>
          <table:table-cell office:value-type="float" office:value="0.0"/>
          <table:table-cell office:value-type="float" office:value="0.0"/>
          <table:table-cell office:value-type="float" office:value="9.19356"/>
          <table:table-cell office:value-type="float" office:value="9.033"/>
          <table:table-cell office:value-type="float" office:value="0.47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42.0"/>
          <table:table-cell office:value-type="float" office:value="18890.0"/>
          <table:table-cell office:value-type="float" office:value="730218.0"/>
          <table:table-cell office:value-type="float" office:value="660858.0"/>
          <table:table-cell office:value-type="float" office:value="0.0"/>
          <table:table-cell office:value-type="float" office:value="0.0"/>
          <table:table-cell table:formula="of:=MIN([.$B197];[.$O197])" office:value-type="float"/>
          <table:table-cell table:formula="of:=MIN([.$C197];[.$P197])" office:value-type="float"/>
          <table:table-cell table:formula="of:=MIN([.$D197];[.$Q197])" office:value-type="float"/>
          <table:table-cell table:formula="of:=MIN([.$E197];[.$R197])" office:value-type="float"/>
          <table:table-cell table:formula="of:=MIN([.$F197];[.$S197])" office:value-type="float"/>
          <table:table-cell table:formula="of:=MIN([.$G197];[.$T197])" office:value-type="float"/>
          <table:table-cell table:formula="of:=MIN([.$H197];[.$U197])" office:value-type="float"/>
          <table:table-cell table:formula="of:=MIN([.$I197];[.$V197])" office:value-type="float"/>
          <table:table-cell table:formula="of:=MIN([.$J197])" office:value-type="float"/>
          <table:table-cell table:formula="of:=MIN([.$K197];[.$W197])" office:value-type="float"/>
          <table:table-cell table:formula="of:=MIN([.$L197];[.$X197])" office:value-type="float"/>
          <table:table-cell table:formula="of:=MIN([.$M197];[.$Y197])" office:value-type="float"/>
          <table:table-cell table:formula="of:=MIN([.$N197];[.$Z197])" office:value-type="float"/>
          <table:table-cell table:formula="of:=MEDIAN([.$B197];[.$O197])" office:value-type="float"/>
          <table:table-cell table:formula="of:=MEDIAN([.$C197];[.$P197])" office:value-type="float"/>
          <table:table-cell table:formula="of:=MEDIAN([.$D197];[.$Q197])" office:value-type="float"/>
          <table:table-cell table:formula="of:=MEDIAN([.$E197];[.$R197])" office:value-type="float"/>
          <table:table-cell table:formula="of:=MEDIAN([.$F197];[.$S197])" office:value-type="float"/>
          <table:table-cell table:formula="of:=MEDIAN([.$G197];[.$T197])" office:value-type="float"/>
          <table:table-cell table:formula="of:=MEDIAN([.$H197];[.$U197])" office:value-type="float"/>
          <table:table-cell table:formula="of:=MEDIAN([.$I197];[.$V197])" office:value-type="float"/>
          <table:table-cell table:formula="of:=MEDIAN([.$J197])" office:value-type="float"/>
          <table:table-cell table:formula="of:=MEDIAN([.$K197];[.$W197])" office:value-type="float"/>
          <table:table-cell table:formula="of:=MEDIAN([.$L197];[.$X197])" office:value-type="float"/>
          <table:table-cell table:formula="of:=MEDIAN([.$M197];[.$Y197])" office:value-type="float"/>
          <table:table-cell table:formula="of:=MEDIAN([.$N197];[.$Z197])" office:value-type="float"/>
          <table:table-cell table:formula="of:=MAX([.$B197];[.$O197])" office:value-type="float"/>
          <table:table-cell table:formula="of:=MAX([.$C197];[.$P197])" office:value-type="float"/>
          <table:table-cell table:formula="of:=MAX([.$D197];[.$Q197])" office:value-type="float"/>
          <table:table-cell table:formula="of:=MAX([.$E197];[.$R197])" office:value-type="float"/>
          <table:table-cell table:formula="of:=MAX([.$F197];[.$S197])" office:value-type="float"/>
          <table:table-cell table:formula="of:=MAX([.$G197];[.$T197])" office:value-type="float"/>
          <table:table-cell table:formula="of:=MAX([.$H197];[.$U197])" office:value-type="float"/>
          <table:table-cell table:formula="of:=MAX([.$I197];[.$V197])" office:value-type="float"/>
          <table:table-cell table:formula="of:=MAX([.$J197])" office:value-type="float"/>
          <table:table-cell table:formula="of:=MAX([.$K197];[.$W197])" office:value-type="float"/>
          <table:table-cell table:formula="of:=MAX([.$L197];[.$X197])" office:value-type="float"/>
          <table:table-cell table:formula="of:=MAX([.$M197];[.$Y197])" office:value-type="float"/>
          <table:table-cell table:formula="of:=MAX([.$N197];[.$Z197])" office:value-type="float"/>
        </table:table-row>
        <table:table-row table:style-name="ro1">
          <table:table-cell office:value-type="string">
            <text:p>blocks.blocks-25-0.asp/23</text:p>
          </table:table-cell>
          <table:table-cell office:value-type="float" office:value="10.1858"/>
          <table:table-cell office:value-type="float" office:value="9.998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98.0"/>
          <table:table-cell office:value-type="float" office:value="98.0"/>
          <table:table-cell office:value-type="float" office:value="764944.0"/>
          <table:table-cell office:value-type="float" office:value="711234.0"/>
          <table:table-cell office:value-type="float" office:value="0.0"/>
          <table:table-cell office:value-type="float" office:value="0.0"/>
          <table:table-cell office:value-type="float" office:value="9.12018"/>
          <table:table-cell office:value-type="float" office:value="8.953"/>
          <table:table-cell office:value-type="float" office:value="0.25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26.0"/>
          <table:table-cell office:value-type="float" office:value="15422.0"/>
          <table:table-cell office:value-type="float" office:value="764944.0"/>
          <table:table-cell office:value-type="float" office:value="711234.0"/>
          <table:table-cell office:value-type="float" office:value="0.0"/>
          <table:table-cell office:value-type="float" office:value="0.0"/>
          <table:table-cell table:formula="of:=MIN([.$B198];[.$O198])" office:value-type="float"/>
          <table:table-cell table:formula="of:=MIN([.$C198];[.$P198])" office:value-type="float"/>
          <table:table-cell table:formula="of:=MIN([.$D198];[.$Q198])" office:value-type="float"/>
          <table:table-cell table:formula="of:=MIN([.$E198];[.$R198])" office:value-type="float"/>
          <table:table-cell table:formula="of:=MIN([.$F198];[.$S198])" office:value-type="float"/>
          <table:table-cell table:formula="of:=MIN([.$G198];[.$T198])" office:value-type="float"/>
          <table:table-cell table:formula="of:=MIN([.$H198];[.$U198])" office:value-type="float"/>
          <table:table-cell table:formula="of:=MIN([.$I198];[.$V198])" office:value-type="float"/>
          <table:table-cell table:formula="of:=MIN([.$J198])" office:value-type="float"/>
          <table:table-cell table:formula="of:=MIN([.$K198];[.$W198])" office:value-type="float"/>
          <table:table-cell table:formula="of:=MIN([.$L198];[.$X198])" office:value-type="float"/>
          <table:table-cell table:formula="of:=MIN([.$M198];[.$Y198])" office:value-type="float"/>
          <table:table-cell table:formula="of:=MIN([.$N198];[.$Z198])" office:value-type="float"/>
          <table:table-cell table:formula="of:=MEDIAN([.$B198];[.$O198])" office:value-type="float"/>
          <table:table-cell table:formula="of:=MEDIAN([.$C198];[.$P198])" office:value-type="float"/>
          <table:table-cell table:formula="of:=MEDIAN([.$D198];[.$Q198])" office:value-type="float"/>
          <table:table-cell table:formula="of:=MEDIAN([.$E198];[.$R198])" office:value-type="float"/>
          <table:table-cell table:formula="of:=MEDIAN([.$F198];[.$S198])" office:value-type="float"/>
          <table:table-cell table:formula="of:=MEDIAN([.$G198];[.$T198])" office:value-type="float"/>
          <table:table-cell table:formula="of:=MEDIAN([.$H198];[.$U198])" office:value-type="float"/>
          <table:table-cell table:formula="of:=MEDIAN([.$I198];[.$V198])" office:value-type="float"/>
          <table:table-cell table:formula="of:=MEDIAN([.$J198])" office:value-type="float"/>
          <table:table-cell table:formula="of:=MEDIAN([.$K198];[.$W198])" office:value-type="float"/>
          <table:table-cell table:formula="of:=MEDIAN([.$L198];[.$X198])" office:value-type="float"/>
          <table:table-cell table:formula="of:=MEDIAN([.$M198];[.$Y198])" office:value-type="float"/>
          <table:table-cell table:formula="of:=MEDIAN([.$N198];[.$Z198])" office:value-type="float"/>
          <table:table-cell table:formula="of:=MAX([.$B198];[.$O198])" office:value-type="float"/>
          <table:table-cell table:formula="of:=MAX([.$C198];[.$P198])" office:value-type="float"/>
          <table:table-cell table:formula="of:=MAX([.$D198];[.$Q198])" office:value-type="float"/>
          <table:table-cell table:formula="of:=MAX([.$E198];[.$R198])" office:value-type="float"/>
          <table:table-cell table:formula="of:=MAX([.$F198];[.$S198])" office:value-type="float"/>
          <table:table-cell table:formula="of:=MAX([.$G198];[.$T198])" office:value-type="float"/>
          <table:table-cell table:formula="of:=MAX([.$H198];[.$U198])" office:value-type="float"/>
          <table:table-cell table:formula="of:=MAX([.$I198];[.$V198])" office:value-type="float"/>
          <table:table-cell table:formula="of:=MAX([.$J198])" office:value-type="float"/>
          <table:table-cell table:formula="of:=MAX([.$K198];[.$W198])" office:value-type="float"/>
          <table:table-cell table:formula="of:=MAX([.$L198];[.$X198])" office:value-type="float"/>
          <table:table-cell table:formula="of:=MAX([.$M198];[.$Y198])" office:value-type="float"/>
          <table:table-cell table:formula="of:=MAX([.$N198];[.$Z198])" office:value-type="float"/>
        </table:table-row>
        <table:table-row table:style-name="ro1">
          <table:table-cell office:value-type="string">
            <text:p>blocks.blocks-25-0.asp/24</text:p>
          </table:table-cell>
          <table:table-cell office:value-type="float" office:value="10.8047"/>
          <table:table-cell office:value-type="float" office:value="10.62"/>
          <table:table-cell office:value-type="float" office:value="0.1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0.0"/>
          <table:table-cell office:value-type="float" office:value="10872.0"/>
          <table:table-cell office:value-type="float" office:value="10872.0"/>
          <table:table-cell office:value-type="float" office:value="799670.0"/>
          <table:table-cell office:value-type="float" office:value="761610.0"/>
          <table:table-cell office:value-type="float" office:value="0.0"/>
          <table:table-cell office:value-type="float" office:value="0.0"/>
          <table:table-cell office:value-type="float" office:value="10.1765"/>
          <table:table-cell office:value-type="float" office:value="10.005"/>
          <table:table-cell office:value-type="float" office:value="0.4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56.0"/>
          <table:table-cell office:value-type="float" office:value="29727.0"/>
          <table:table-cell office:value-type="float" office:value="799670.0"/>
          <table:table-cell office:value-type="float" office:value="761610.0"/>
          <table:table-cell office:value-type="float" office:value="0.0"/>
          <table:table-cell office:value-type="float" office:value="0.0"/>
          <table:table-cell table:formula="of:=MIN([.$B199];[.$O199])" office:value-type="float"/>
          <table:table-cell table:formula="of:=MIN([.$C199];[.$P199])" office:value-type="float"/>
          <table:table-cell table:formula="of:=MIN([.$D199];[.$Q199])" office:value-type="float"/>
          <table:table-cell table:formula="of:=MIN([.$E199];[.$R199])" office:value-type="float"/>
          <table:table-cell table:formula="of:=MIN([.$F199];[.$S199])" office:value-type="float"/>
          <table:table-cell table:formula="of:=MIN([.$G199];[.$T199])" office:value-type="float"/>
          <table:table-cell table:formula="of:=MIN([.$H199];[.$U199])" office:value-type="float"/>
          <table:table-cell table:formula="of:=MIN([.$I199];[.$V199])" office:value-type="float"/>
          <table:table-cell table:formula="of:=MIN([.$J199])" office:value-type="float"/>
          <table:table-cell table:formula="of:=MIN([.$K199];[.$W199])" office:value-type="float"/>
          <table:table-cell table:formula="of:=MIN([.$L199];[.$X199])" office:value-type="float"/>
          <table:table-cell table:formula="of:=MIN([.$M199];[.$Y199])" office:value-type="float"/>
          <table:table-cell table:formula="of:=MIN([.$N199];[.$Z199])" office:value-type="float"/>
          <table:table-cell table:formula="of:=MEDIAN([.$B199];[.$O199])" office:value-type="float"/>
          <table:table-cell table:formula="of:=MEDIAN([.$C199];[.$P199])" office:value-type="float"/>
          <table:table-cell table:formula="of:=MEDIAN([.$D199];[.$Q199])" office:value-type="float"/>
          <table:table-cell table:formula="of:=MEDIAN([.$E199];[.$R199])" office:value-type="float"/>
          <table:table-cell table:formula="of:=MEDIAN([.$F199];[.$S199])" office:value-type="float"/>
          <table:table-cell table:formula="of:=MEDIAN([.$G199];[.$T199])" office:value-type="float"/>
          <table:table-cell table:formula="of:=MEDIAN([.$H199];[.$U199])" office:value-type="float"/>
          <table:table-cell table:formula="of:=MEDIAN([.$I199];[.$V199])" office:value-type="float"/>
          <table:table-cell table:formula="of:=MEDIAN([.$J199])" office:value-type="float"/>
          <table:table-cell table:formula="of:=MEDIAN([.$K199];[.$W199])" office:value-type="float"/>
          <table:table-cell table:formula="of:=MEDIAN([.$L199];[.$X199])" office:value-type="float"/>
          <table:table-cell table:formula="of:=MEDIAN([.$M199];[.$Y199])" office:value-type="float"/>
          <table:table-cell table:formula="of:=MEDIAN([.$N199];[.$Z199])" office:value-type="float"/>
          <table:table-cell table:formula="of:=MAX([.$B199];[.$O199])" office:value-type="float"/>
          <table:table-cell table:formula="of:=MAX([.$C199];[.$P199])" office:value-type="float"/>
          <table:table-cell table:formula="of:=MAX([.$D199];[.$Q199])" office:value-type="float"/>
          <table:table-cell table:formula="of:=MAX([.$E199];[.$R199])" office:value-type="float"/>
          <table:table-cell table:formula="of:=MAX([.$F199];[.$S199])" office:value-type="float"/>
          <table:table-cell table:formula="of:=MAX([.$G199];[.$T199])" office:value-type="float"/>
          <table:table-cell table:formula="of:=MAX([.$H199];[.$U199])" office:value-type="float"/>
          <table:table-cell table:formula="of:=MAX([.$I199];[.$V199])" office:value-type="float"/>
          <table:table-cell table:formula="of:=MAX([.$J199])" office:value-type="float"/>
          <table:table-cell table:formula="of:=MAX([.$K199];[.$W199])" office:value-type="float"/>
          <table:table-cell table:formula="of:=MAX([.$L199];[.$X199])" office:value-type="float"/>
          <table:table-cell table:formula="of:=MAX([.$M199];[.$Y199])" office:value-type="float"/>
          <table:table-cell table:formula="of:=MAX([.$N199];[.$Z199])" office:value-type="float"/>
        </table:table-row>
        <table:table-row table:style-name="ro1">
          <table:table-cell office:value-type="string">
            <text:p>blocks.blocks-25-0.asp/25</text:p>
          </table:table-cell>
          <table:table-cell office:value-type="float" office:value="30.4523"/>
          <table:table-cell office:value-type="float" office:value="30.252"/>
          <table:table-cell office:value-type="float" office:value="19.32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6755.0"/>
          <table:table-cell office:value-type="float" office:value="623813.0"/>
          <table:table-cell office:value-type="float" office:value="623813.0"/>
          <table:table-cell office:value-type="float" office:value="834396.0"/>
          <table:table-cell office:value-type="float" office:value="811986.0"/>
          <table:table-cell office:value-type="float" office:value="0.0"/>
          <table:table-cell office:value-type="float" office:value="0.0"/>
          <table:table-cell office:value-type="float" office:value="10.3077"/>
          <table:table-cell office:value-type="float" office:value="10.089"/>
          <table:table-cell office:value-type="float" office:value="0.28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95.0"/>
          <table:table-cell office:value-type="float" office:value="15936.0"/>
          <table:table-cell office:value-type="float" office:value="834396.0"/>
          <table:table-cell office:value-type="float" office:value="811986.0"/>
          <table:table-cell office:value-type="float" office:value="0.0"/>
          <table:table-cell office:value-type="float" office:value="0.0"/>
          <table:table-cell table:formula="of:=MIN([.$B200];[.$O200])" office:value-type="float"/>
          <table:table-cell table:formula="of:=MIN([.$C200];[.$P200])" office:value-type="float"/>
          <table:table-cell table:formula="of:=MIN([.$D200];[.$Q200])" office:value-type="float"/>
          <table:table-cell table:formula="of:=MIN([.$E200];[.$R200])" office:value-type="float"/>
          <table:table-cell table:formula="of:=MIN([.$F200];[.$S200])" office:value-type="float"/>
          <table:table-cell table:formula="of:=MIN([.$G200];[.$T200])" office:value-type="float"/>
          <table:table-cell table:formula="of:=MIN([.$H200];[.$U200])" office:value-type="float"/>
          <table:table-cell table:formula="of:=MIN([.$I200];[.$V200])" office:value-type="float"/>
          <table:table-cell table:formula="of:=MIN([.$J200])" office:value-type="float"/>
          <table:table-cell table:formula="of:=MIN([.$K200];[.$W200])" office:value-type="float"/>
          <table:table-cell table:formula="of:=MIN([.$L200];[.$X200])" office:value-type="float"/>
          <table:table-cell table:formula="of:=MIN([.$M200];[.$Y200])" office:value-type="float"/>
          <table:table-cell table:formula="of:=MIN([.$N200];[.$Z200])" office:value-type="float"/>
          <table:table-cell table:formula="of:=MEDIAN([.$B200];[.$O200])" office:value-type="float"/>
          <table:table-cell table:formula="of:=MEDIAN([.$C200];[.$P200])" office:value-type="float"/>
          <table:table-cell table:formula="of:=MEDIAN([.$D200];[.$Q200])" office:value-type="float"/>
          <table:table-cell table:formula="of:=MEDIAN([.$E200];[.$R200])" office:value-type="float"/>
          <table:table-cell table:formula="of:=MEDIAN([.$F200];[.$S200])" office:value-type="float"/>
          <table:table-cell table:formula="of:=MEDIAN([.$G200];[.$T200])" office:value-type="float"/>
          <table:table-cell table:formula="of:=MEDIAN([.$H200];[.$U200])" office:value-type="float"/>
          <table:table-cell table:formula="of:=MEDIAN([.$I200];[.$V200])" office:value-type="float"/>
          <table:table-cell table:formula="of:=MEDIAN([.$J200])" office:value-type="float"/>
          <table:table-cell table:formula="of:=MEDIAN([.$K200];[.$W200])" office:value-type="float"/>
          <table:table-cell table:formula="of:=MEDIAN([.$L200];[.$X200])" office:value-type="float"/>
          <table:table-cell table:formula="of:=MEDIAN([.$M200];[.$Y200])" office:value-type="float"/>
          <table:table-cell table:formula="of:=MEDIAN([.$N200];[.$Z200])" office:value-type="float"/>
          <table:table-cell table:formula="of:=MAX([.$B200];[.$O200])" office:value-type="float"/>
          <table:table-cell table:formula="of:=MAX([.$C200];[.$P200])" office:value-type="float"/>
          <table:table-cell table:formula="of:=MAX([.$D200];[.$Q200])" office:value-type="float"/>
          <table:table-cell table:formula="of:=MAX([.$E200];[.$R200])" office:value-type="float"/>
          <table:table-cell table:formula="of:=MAX([.$F200];[.$S200])" office:value-type="float"/>
          <table:table-cell table:formula="of:=MAX([.$G200];[.$T200])" office:value-type="float"/>
          <table:table-cell table:formula="of:=MAX([.$H200];[.$U200])" office:value-type="float"/>
          <table:table-cell table:formula="of:=MAX([.$I200];[.$V200])" office:value-type="float"/>
          <table:table-cell table:formula="of:=MAX([.$J200])" office:value-type="float"/>
          <table:table-cell table:formula="of:=MAX([.$K200];[.$W200])" office:value-type="float"/>
          <table:table-cell table:formula="of:=MAX([.$L200];[.$X200])" office:value-type="float"/>
          <table:table-cell table:formula="of:=MAX([.$M200];[.$Y200])" office:value-type="float"/>
          <table:table-cell table:formula="of:=MAX([.$N200];[.$Z200])" office:value-type="float"/>
        </table:table-row>
        <table:table-row table:style-name="ro1">
          <table:table-cell office:value-type="string">
            <text:p>blocks.blocks-25-0.asp/26</text:p>
          </table:table-cell>
          <table:table-cell office:value-type="float" office:value="11.8481"/>
          <table:table-cell office:value-type="float" office:value="11.637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90.0"/>
          <table:table-cell office:value-type="float" office:value="90.0"/>
          <table:table-cell office:value-type="float" office:value="869122.0"/>
          <table:table-cell office:value-type="float" office:value="862362.0"/>
          <table:table-cell office:value-type="float" office:value="0.0"/>
          <table:table-cell office:value-type="float" office:value="0.0"/>
          <table:table-cell office:value-type="float" office:value="11.0329"/>
          <table:table-cell office:value-type="float" office:value="10.844"/>
          <table:table-cell office:value-type="float" office:value="0.49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28.0"/>
          <table:table-cell office:value-type="float" office:value="28657.0"/>
          <table:table-cell office:value-type="float" office:value="869122.0"/>
          <table:table-cell office:value-type="float" office:value="862362.0"/>
          <table:table-cell office:value-type="float" office:value="0.0"/>
          <table:table-cell office:value-type="float" office:value="0.0"/>
          <table:table-cell table:formula="of:=MIN([.$B201];[.$O201])" office:value-type="float"/>
          <table:table-cell table:formula="of:=MIN([.$C201];[.$P201])" office:value-type="float"/>
          <table:table-cell table:formula="of:=MIN([.$D201];[.$Q201])" office:value-type="float"/>
          <table:table-cell table:formula="of:=MIN([.$E201];[.$R201])" office:value-type="float"/>
          <table:table-cell table:formula="of:=MIN([.$F201];[.$S201])" office:value-type="float"/>
          <table:table-cell table:formula="of:=MIN([.$G201];[.$T201])" office:value-type="float"/>
          <table:table-cell table:formula="of:=MIN([.$H201];[.$U201])" office:value-type="float"/>
          <table:table-cell table:formula="of:=MIN([.$I201];[.$V201])" office:value-type="float"/>
          <table:table-cell table:formula="of:=MIN([.$J201])" office:value-type="float"/>
          <table:table-cell table:formula="of:=MIN([.$K201];[.$W201])" office:value-type="float"/>
          <table:table-cell table:formula="of:=MIN([.$L201];[.$X201])" office:value-type="float"/>
          <table:table-cell table:formula="of:=MIN([.$M201];[.$Y201])" office:value-type="float"/>
          <table:table-cell table:formula="of:=MIN([.$N201];[.$Z201])" office:value-type="float"/>
          <table:table-cell table:formula="of:=MEDIAN([.$B201];[.$O201])" office:value-type="float"/>
          <table:table-cell table:formula="of:=MEDIAN([.$C201];[.$P201])" office:value-type="float"/>
          <table:table-cell table:formula="of:=MEDIAN([.$D201];[.$Q201])" office:value-type="float"/>
          <table:table-cell table:formula="of:=MEDIAN([.$E201];[.$R201])" office:value-type="float"/>
          <table:table-cell table:formula="of:=MEDIAN([.$F201];[.$S201])" office:value-type="float"/>
          <table:table-cell table:formula="of:=MEDIAN([.$G201];[.$T201])" office:value-type="float"/>
          <table:table-cell table:formula="of:=MEDIAN([.$H201];[.$U201])" office:value-type="float"/>
          <table:table-cell table:formula="of:=MEDIAN([.$I201];[.$V201])" office:value-type="float"/>
          <table:table-cell table:formula="of:=MEDIAN([.$J201])" office:value-type="float"/>
          <table:table-cell table:formula="of:=MEDIAN([.$K201];[.$W201])" office:value-type="float"/>
          <table:table-cell table:formula="of:=MEDIAN([.$L201];[.$X201])" office:value-type="float"/>
          <table:table-cell table:formula="of:=MEDIAN([.$M201];[.$Y201])" office:value-type="float"/>
          <table:table-cell table:formula="of:=MEDIAN([.$N201];[.$Z201])" office:value-type="float"/>
          <table:table-cell table:formula="of:=MAX([.$B201];[.$O201])" office:value-type="float"/>
          <table:table-cell table:formula="of:=MAX([.$C201];[.$P201])" office:value-type="float"/>
          <table:table-cell table:formula="of:=MAX([.$D201];[.$Q201])" office:value-type="float"/>
          <table:table-cell table:formula="of:=MAX([.$E201];[.$R201])" office:value-type="float"/>
          <table:table-cell table:formula="of:=MAX([.$F201];[.$S201])" office:value-type="float"/>
          <table:table-cell table:formula="of:=MAX([.$G201];[.$T201])" office:value-type="float"/>
          <table:table-cell table:formula="of:=MAX([.$H201];[.$U201])" office:value-type="float"/>
          <table:table-cell table:formula="of:=MAX([.$I201];[.$V201])" office:value-type="float"/>
          <table:table-cell table:formula="of:=MAX([.$J201])" office:value-type="float"/>
          <table:table-cell table:formula="of:=MAX([.$K201];[.$W201])" office:value-type="float"/>
          <table:table-cell table:formula="of:=MAX([.$L201];[.$X201])" office:value-type="float"/>
          <table:table-cell table:formula="of:=MAX([.$M201];[.$Y201])" office:value-type="float"/>
          <table:table-cell table:formula="of:=MAX([.$N201];[.$Z201])" office:value-type="float"/>
        </table:table-row>
        <table:table-row table:style-name="ro1">
          <table:table-cell office:value-type="string">
            <text:p>blocks.blocks-25-0.asp/27</text:p>
          </table:table-cell>
          <table:table-cell office:value-type="float" office:value="34.0191"/>
          <table:table-cell office:value-type="float" office:value="33.807"/>
          <table:table-cell office:value-type="float" office:value="21.96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0322.0"/>
          <table:table-cell office:value-type="float" office:value="687473.0"/>
          <table:table-cell office:value-type="float" office:value="687473.0"/>
          <table:table-cell office:value-type="float" office:value="903848.0"/>
          <table:table-cell office:value-type="float" office:value="912738.0"/>
          <table:table-cell office:value-type="float" office:value="0.0"/>
          <table:table-cell office:value-type="float" office:value="0.0"/>
          <table:table-cell office:value-type="float" office:value="11.5002"/>
          <table:table-cell office:value-type="float" office:value="11.298"/>
          <table:table-cell office:value-type="float" office:value="0.62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722.0"/>
          <table:table-cell office:value-type="float" office:value="30557.0"/>
          <table:table-cell office:value-type="float" office:value="903848.0"/>
          <table:table-cell office:value-type="float" office:value="912738.0"/>
          <table:table-cell office:value-type="float" office:value="0.0"/>
          <table:table-cell office:value-type="float" office:value="0.0"/>
          <table:table-cell table:formula="of:=MIN([.$B202];[.$O202])" office:value-type="float"/>
          <table:table-cell table:formula="of:=MIN([.$C202];[.$P202])" office:value-type="float"/>
          <table:table-cell table:formula="of:=MIN([.$D202];[.$Q202])" office:value-type="float"/>
          <table:table-cell table:formula="of:=MIN([.$E202];[.$R202])" office:value-type="float"/>
          <table:table-cell table:formula="of:=MIN([.$F202];[.$S202])" office:value-type="float"/>
          <table:table-cell table:formula="of:=MIN([.$G202];[.$T202])" office:value-type="float"/>
          <table:table-cell table:formula="of:=MIN([.$H202];[.$U202])" office:value-type="float"/>
          <table:table-cell table:formula="of:=MIN([.$I202];[.$V202])" office:value-type="float"/>
          <table:table-cell table:formula="of:=MIN([.$J202])" office:value-type="float"/>
          <table:table-cell table:formula="of:=MIN([.$K202];[.$W202])" office:value-type="float"/>
          <table:table-cell table:formula="of:=MIN([.$L202];[.$X202])" office:value-type="float"/>
          <table:table-cell table:formula="of:=MIN([.$M202];[.$Y202])" office:value-type="float"/>
          <table:table-cell table:formula="of:=MIN([.$N202];[.$Z202])" office:value-type="float"/>
          <table:table-cell table:formula="of:=MEDIAN([.$B202];[.$O202])" office:value-type="float"/>
          <table:table-cell table:formula="of:=MEDIAN([.$C202];[.$P202])" office:value-type="float"/>
          <table:table-cell table:formula="of:=MEDIAN([.$D202];[.$Q202])" office:value-type="float"/>
          <table:table-cell table:formula="of:=MEDIAN([.$E202];[.$R202])" office:value-type="float"/>
          <table:table-cell table:formula="of:=MEDIAN([.$F202];[.$S202])" office:value-type="float"/>
          <table:table-cell table:formula="of:=MEDIAN([.$G202];[.$T202])" office:value-type="float"/>
          <table:table-cell table:formula="of:=MEDIAN([.$H202];[.$U202])" office:value-type="float"/>
          <table:table-cell table:formula="of:=MEDIAN([.$I202];[.$V202])" office:value-type="float"/>
          <table:table-cell table:formula="of:=MEDIAN([.$J202])" office:value-type="float"/>
          <table:table-cell table:formula="of:=MEDIAN([.$K202];[.$W202])" office:value-type="float"/>
          <table:table-cell table:formula="of:=MEDIAN([.$L202];[.$X202])" office:value-type="float"/>
          <table:table-cell table:formula="of:=MEDIAN([.$M202];[.$Y202])" office:value-type="float"/>
          <table:table-cell table:formula="of:=MEDIAN([.$N202];[.$Z202])" office:value-type="float"/>
          <table:table-cell table:formula="of:=MAX([.$B202];[.$O202])" office:value-type="float"/>
          <table:table-cell table:formula="of:=MAX([.$C202];[.$P202])" office:value-type="float"/>
          <table:table-cell table:formula="of:=MAX([.$D202];[.$Q202])" office:value-type="float"/>
          <table:table-cell table:formula="of:=MAX([.$E202];[.$R202])" office:value-type="float"/>
          <table:table-cell table:formula="of:=MAX([.$F202];[.$S202])" office:value-type="float"/>
          <table:table-cell table:formula="of:=MAX([.$G202];[.$T202])" office:value-type="float"/>
          <table:table-cell table:formula="of:=MAX([.$H202];[.$U202])" office:value-type="float"/>
          <table:table-cell table:formula="of:=MAX([.$I202];[.$V202])" office:value-type="float"/>
          <table:table-cell table:formula="of:=MAX([.$J202])" office:value-type="float"/>
          <table:table-cell table:formula="of:=MAX([.$K202];[.$W202])" office:value-type="float"/>
          <table:table-cell table:formula="of:=MAX([.$L202];[.$X202])" office:value-type="float"/>
          <table:table-cell table:formula="of:=MAX([.$M202];[.$Y202])" office:value-type="float"/>
          <table:table-cell table:formula="of:=MAX([.$N202];[.$Z202])" office:value-type="float"/>
        </table:table-row>
        <table:table-row table:style-name="ro1">
          <table:table-cell office:value-type="string">
            <text:p>blocks.blocks-25-0.asp/28</text:p>
          </table:table-cell>
          <table:table-cell office:value-type="float" office:value="12.9078"/>
          <table:table-cell office:value-type="float" office:value="12.677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94.0"/>
          <table:table-cell office:value-type="float" office:value="94.0"/>
          <table:table-cell office:value-type="float" office:value="938574.0"/>
          <table:table-cell office:value-type="float" office:value="963114.0"/>
          <table:table-cell office:value-type="float" office:value="0.0"/>
          <table:table-cell office:value-type="float" office:value="0.0"/>
          <table:table-cell office:value-type="float" office:value="12.4461"/>
          <table:table-cell office:value-type="float" office:value="12.259"/>
          <table:table-cell office:value-type="float" office:value="0.73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798.0"/>
          <table:table-cell office:value-type="float" office:value="32103.0"/>
          <table:table-cell office:value-type="float" office:value="938574.0"/>
          <table:table-cell office:value-type="float" office:value="963114.0"/>
          <table:table-cell office:value-type="float" office:value="0.0"/>
          <table:table-cell office:value-type="float" office:value="0.0"/>
          <table:table-cell table:formula="of:=MIN([.$B203];[.$O203])" office:value-type="float"/>
          <table:table-cell table:formula="of:=MIN([.$C203];[.$P203])" office:value-type="float"/>
          <table:table-cell table:formula="of:=MIN([.$D203];[.$Q203])" office:value-type="float"/>
          <table:table-cell table:formula="of:=MIN([.$E203];[.$R203])" office:value-type="float"/>
          <table:table-cell table:formula="of:=MIN([.$F203];[.$S203])" office:value-type="float"/>
          <table:table-cell table:formula="of:=MIN([.$G203];[.$T203])" office:value-type="float"/>
          <table:table-cell table:formula="of:=MIN([.$H203];[.$U203])" office:value-type="float"/>
          <table:table-cell table:formula="of:=MIN([.$I203];[.$V203])" office:value-type="float"/>
          <table:table-cell table:formula="of:=MIN([.$J203])" office:value-type="float"/>
          <table:table-cell table:formula="of:=MIN([.$K203];[.$W203])" office:value-type="float"/>
          <table:table-cell table:formula="of:=MIN([.$L203];[.$X203])" office:value-type="float"/>
          <table:table-cell table:formula="of:=MIN([.$M203];[.$Y203])" office:value-type="float"/>
          <table:table-cell table:formula="of:=MIN([.$N203];[.$Z203])" office:value-type="float"/>
          <table:table-cell table:formula="of:=MEDIAN([.$B203];[.$O203])" office:value-type="float"/>
          <table:table-cell table:formula="of:=MEDIAN([.$C203];[.$P203])" office:value-type="float"/>
          <table:table-cell table:formula="of:=MEDIAN([.$D203];[.$Q203])" office:value-type="float"/>
          <table:table-cell table:formula="of:=MEDIAN([.$E203];[.$R203])" office:value-type="float"/>
          <table:table-cell table:formula="of:=MEDIAN([.$F203];[.$S203])" office:value-type="float"/>
          <table:table-cell table:formula="of:=MEDIAN([.$G203];[.$T203])" office:value-type="float"/>
          <table:table-cell table:formula="of:=MEDIAN([.$H203];[.$U203])" office:value-type="float"/>
          <table:table-cell table:formula="of:=MEDIAN([.$I203];[.$V203])" office:value-type="float"/>
          <table:table-cell table:formula="of:=MEDIAN([.$J203])" office:value-type="float"/>
          <table:table-cell table:formula="of:=MEDIAN([.$K203];[.$W203])" office:value-type="float"/>
          <table:table-cell table:formula="of:=MEDIAN([.$L203];[.$X203])" office:value-type="float"/>
          <table:table-cell table:formula="of:=MEDIAN([.$M203];[.$Y203])" office:value-type="float"/>
          <table:table-cell table:formula="of:=MEDIAN([.$N203];[.$Z203])" office:value-type="float"/>
          <table:table-cell table:formula="of:=MAX([.$B203];[.$O203])" office:value-type="float"/>
          <table:table-cell table:formula="of:=MAX([.$C203];[.$P203])" office:value-type="float"/>
          <table:table-cell table:formula="of:=MAX([.$D203];[.$Q203])" office:value-type="float"/>
          <table:table-cell table:formula="of:=MAX([.$E203];[.$R203])" office:value-type="float"/>
          <table:table-cell table:formula="of:=MAX([.$F203];[.$S203])" office:value-type="float"/>
          <table:table-cell table:formula="of:=MAX([.$G203];[.$T203])" office:value-type="float"/>
          <table:table-cell table:formula="of:=MAX([.$H203];[.$U203])" office:value-type="float"/>
          <table:table-cell table:formula="of:=MAX([.$I203];[.$V203])" office:value-type="float"/>
          <table:table-cell table:formula="of:=MAX([.$J203])" office:value-type="float"/>
          <table:table-cell table:formula="of:=MAX([.$K203];[.$W203])" office:value-type="float"/>
          <table:table-cell table:formula="of:=MAX([.$L203];[.$X203])" office:value-type="float"/>
          <table:table-cell table:formula="of:=MAX([.$M203];[.$Y203])" office:value-type="float"/>
          <table:table-cell table:formula="of:=MAX([.$N203];[.$Z203])" office:value-type="float"/>
        </table:table-row>
        <table:table-row table:style-name="ro1">
          <table:table-cell office:value-type="string">
            <text:p>blocks.blocks-25-0.asp/29</text:p>
          </table:table-cell>
          <table:table-cell office:value-type="float" office:value="16.2291"/>
          <table:table-cell office:value-type="float" office:value="16.013"/>
          <table:table-cell office:value-type="float" office:value="3.04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415.0"/>
          <table:table-cell office:value-type="float" office:value="99282.0"/>
          <table:table-cell office:value-type="float" office:value="99282.0"/>
          <table:table-cell office:value-type="float" office:value="973300.0"/>
          <table:table-cell office:value-type="float" office:value="1013490.0"/>
          <table:table-cell office:value-type="float" office:value="0.0"/>
          <table:table-cell office:value-type="float" office:value="0.0"/>
          <table:table-cell office:value-type="float" office:value="12.2701"/>
          <table:table-cell office:value-type="float" office:value="12.077"/>
          <table:table-cell office:value-type="float" office:value="0.46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714.0"/>
          <table:table-cell office:value-type="float" office:value="40311.0"/>
          <table:table-cell office:value-type="float" office:value="973300.0"/>
          <table:table-cell office:value-type="float" office:value="1013490.0"/>
          <table:table-cell office:value-type="float" office:value="0.0"/>
          <table:table-cell office:value-type="float" office:value="0.0"/>
          <table:table-cell table:formula="of:=MIN([.$B204];[.$O204])" office:value-type="float"/>
          <table:table-cell table:formula="of:=MIN([.$C204];[.$P204])" office:value-type="float"/>
          <table:table-cell table:formula="of:=MIN([.$D204];[.$Q204])" office:value-type="float"/>
          <table:table-cell table:formula="of:=MIN([.$E204];[.$R204])" office:value-type="float"/>
          <table:table-cell table:formula="of:=MIN([.$F204];[.$S204])" office:value-type="float"/>
          <table:table-cell table:formula="of:=MIN([.$G204];[.$T204])" office:value-type="float"/>
          <table:table-cell table:formula="of:=MIN([.$H204];[.$U204])" office:value-type="float"/>
          <table:table-cell table:formula="of:=MIN([.$I204];[.$V204])" office:value-type="float"/>
          <table:table-cell table:formula="of:=MIN([.$J204])" office:value-type="float"/>
          <table:table-cell table:formula="of:=MIN([.$K204];[.$W204])" office:value-type="float"/>
          <table:table-cell table:formula="of:=MIN([.$L204];[.$X204])" office:value-type="float"/>
          <table:table-cell table:formula="of:=MIN([.$M204];[.$Y204])" office:value-type="float"/>
          <table:table-cell table:formula="of:=MIN([.$N204];[.$Z204])" office:value-type="float"/>
          <table:table-cell table:formula="of:=MEDIAN([.$B204];[.$O204])" office:value-type="float"/>
          <table:table-cell table:formula="of:=MEDIAN([.$C204];[.$P204])" office:value-type="float"/>
          <table:table-cell table:formula="of:=MEDIAN([.$D204];[.$Q204])" office:value-type="float"/>
          <table:table-cell table:formula="of:=MEDIAN([.$E204];[.$R204])" office:value-type="float"/>
          <table:table-cell table:formula="of:=MEDIAN([.$F204];[.$S204])" office:value-type="float"/>
          <table:table-cell table:formula="of:=MEDIAN([.$G204];[.$T204])" office:value-type="float"/>
          <table:table-cell table:formula="of:=MEDIAN([.$H204];[.$U204])" office:value-type="float"/>
          <table:table-cell table:formula="of:=MEDIAN([.$I204];[.$V204])" office:value-type="float"/>
          <table:table-cell table:formula="of:=MEDIAN([.$J204])" office:value-type="float"/>
          <table:table-cell table:formula="of:=MEDIAN([.$K204];[.$W204])" office:value-type="float"/>
          <table:table-cell table:formula="of:=MEDIAN([.$L204];[.$X204])" office:value-type="float"/>
          <table:table-cell table:formula="of:=MEDIAN([.$M204];[.$Y204])" office:value-type="float"/>
          <table:table-cell table:formula="of:=MEDIAN([.$N204];[.$Z204])" office:value-type="float"/>
          <table:table-cell table:formula="of:=MAX([.$B204];[.$O204])" office:value-type="float"/>
          <table:table-cell table:formula="of:=MAX([.$C204];[.$P204])" office:value-type="float"/>
          <table:table-cell table:formula="of:=MAX([.$D204];[.$Q204])" office:value-type="float"/>
          <table:table-cell table:formula="of:=MAX([.$E204];[.$R204])" office:value-type="float"/>
          <table:table-cell table:formula="of:=MAX([.$F204];[.$S204])" office:value-type="float"/>
          <table:table-cell table:formula="of:=MAX([.$G204];[.$T204])" office:value-type="float"/>
          <table:table-cell table:formula="of:=MAX([.$H204];[.$U204])" office:value-type="float"/>
          <table:table-cell table:formula="of:=MAX([.$I204];[.$V204])" office:value-type="float"/>
          <table:table-cell table:formula="of:=MAX([.$J204])" office:value-type="float"/>
          <table:table-cell table:formula="of:=MAX([.$K204];[.$W204])" office:value-type="float"/>
          <table:table-cell table:formula="of:=MAX([.$L204];[.$X204])" office:value-type="float"/>
          <table:table-cell table:formula="of:=MAX([.$M204];[.$Y204])" office:value-type="float"/>
          <table:table-cell table:formula="of:=MAX([.$N204];[.$Z204])" office:value-type="float"/>
        </table:table-row>
        <table:table-row table:style-name="ro1">
          <table:table-cell office:value-type="string">
            <text:p>blocks.blocks-25-0.asp/3</text:p>
          </table:table-cell>
          <table:table-cell office:value-type="float" office:value="0.942503"/>
          <table:table-cell office:value-type="float" office:value="0.8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0424.0"/>
          <table:table-cell office:value-type="float" office:value="45.0"/>
          <table:table-cell office:value-type="float" office:value="0.0"/>
          <table:table-cell office:value-type="float" office:value="0.0"/>
          <table:table-cell office:value-type="float" office:value="0.883265"/>
          <table:table-cell office:value-type="float" office:value="0.8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70424.0"/>
          <table:table-cell office:value-type="float" office:value="45.0"/>
          <table:table-cell office:value-type="float" office:value="0.0"/>
          <table:table-cell office:value-type="float" office:value="0.0"/>
          <table:table-cell table:formula="of:=MIN([.$B205];[.$O205])" office:value-type="float"/>
          <table:table-cell table:formula="of:=MIN([.$C205];[.$P205])" office:value-type="float"/>
          <table:table-cell table:formula="of:=MIN([.$D205];[.$Q205])" office:value-type="float"/>
          <table:table-cell table:formula="of:=MIN([.$E205];[.$R205])" office:value-type="float"/>
          <table:table-cell table:formula="of:=MIN([.$F205];[.$S205])" office:value-type="float"/>
          <table:table-cell table:formula="of:=MIN([.$G205];[.$T205])" office:value-type="float"/>
          <table:table-cell table:formula="of:=MIN([.$H205];[.$U205])" office:value-type="float"/>
          <table:table-cell table:formula="of:=MIN([.$I205];[.$V205])" office:value-type="float"/>
          <table:table-cell table:formula="of:=MIN([.$J205])" office:value-type="float"/>
          <table:table-cell table:formula="of:=MIN([.$K205];[.$W205])" office:value-type="float"/>
          <table:table-cell table:formula="of:=MIN([.$L205];[.$X205])" office:value-type="float"/>
          <table:table-cell table:formula="of:=MIN([.$M205];[.$Y205])" office:value-type="float"/>
          <table:table-cell table:formula="of:=MIN([.$N205];[.$Z205])" office:value-type="float"/>
          <table:table-cell table:formula="of:=MEDIAN([.$B205];[.$O205])" office:value-type="float"/>
          <table:table-cell table:formula="of:=MEDIAN([.$C205];[.$P205])" office:value-type="float"/>
          <table:table-cell table:formula="of:=MEDIAN([.$D205];[.$Q205])" office:value-type="float"/>
          <table:table-cell table:formula="of:=MEDIAN([.$E205];[.$R205])" office:value-type="float"/>
          <table:table-cell table:formula="of:=MEDIAN([.$F205];[.$S205])" office:value-type="float"/>
          <table:table-cell table:formula="of:=MEDIAN([.$G205];[.$T205])" office:value-type="float"/>
          <table:table-cell table:formula="of:=MEDIAN([.$H205];[.$U205])" office:value-type="float"/>
          <table:table-cell table:formula="of:=MEDIAN([.$I205];[.$V205])" office:value-type="float"/>
          <table:table-cell table:formula="of:=MEDIAN([.$J205])" office:value-type="float"/>
          <table:table-cell table:formula="of:=MEDIAN([.$K205];[.$W205])" office:value-type="float"/>
          <table:table-cell table:formula="of:=MEDIAN([.$L205];[.$X205])" office:value-type="float"/>
          <table:table-cell table:formula="of:=MEDIAN([.$M205];[.$Y205])" office:value-type="float"/>
          <table:table-cell table:formula="of:=MEDIAN([.$N205];[.$Z205])" office:value-type="float"/>
          <table:table-cell table:formula="of:=MAX([.$B205];[.$O205])" office:value-type="float"/>
          <table:table-cell table:formula="of:=MAX([.$C205];[.$P205])" office:value-type="float"/>
          <table:table-cell table:formula="of:=MAX([.$D205];[.$Q205])" office:value-type="float"/>
          <table:table-cell table:formula="of:=MAX([.$E205];[.$R205])" office:value-type="float"/>
          <table:table-cell table:formula="of:=MAX([.$F205];[.$S205])" office:value-type="float"/>
          <table:table-cell table:formula="of:=MAX([.$G205];[.$T205])" office:value-type="float"/>
          <table:table-cell table:formula="of:=MAX([.$H205];[.$U205])" office:value-type="float"/>
          <table:table-cell table:formula="of:=MAX([.$I205];[.$V205])" office:value-type="float"/>
          <table:table-cell table:formula="of:=MAX([.$J205])" office:value-type="float"/>
          <table:table-cell table:formula="of:=MAX([.$K205];[.$W205])" office:value-type="float"/>
          <table:table-cell table:formula="of:=MAX([.$L205];[.$X205])" office:value-type="float"/>
          <table:table-cell table:formula="of:=MAX([.$M205];[.$Y205])" office:value-type="float"/>
          <table:table-cell table:formula="of:=MAX([.$N205];[.$Z205])" office:value-type="float"/>
        </table:table-row>
        <table:table-row table:style-name="ro1">
          <table:table-cell office:value-type="string">
            <text:p>blocks.blocks-25-0.asp/30</text:p>
          </table:table-cell>
          <table:table-cell office:value-type="float" office:value="13.9896"/>
          <table:table-cell office:value-type="float" office:value="13.762"/>
          <table:table-cell office:value-type="float" office:value="0.2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1.0"/>
          <table:table-cell office:value-type="float" office:value="13343.0"/>
          <table:table-cell office:value-type="float" office:value="13343.0"/>
          <table:table-cell office:value-type="float" office:value="1008026.0"/>
          <table:table-cell office:value-type="float" office:value="1063866.0"/>
          <table:table-cell office:value-type="float" office:value="0.0"/>
          <table:table-cell office:value-type="float" office:value="0.0"/>
          <table:table-cell office:value-type="float" office:value="12.6973"/>
          <table:table-cell office:value-type="float" office:value="12.494"/>
          <table:table-cell office:value-type="float" office:value="0.64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79.0"/>
          <table:table-cell office:value-type="float" office:value="43371.0"/>
          <table:table-cell office:value-type="float" office:value="1008026.0"/>
          <table:table-cell office:value-type="float" office:value="1063866.0"/>
          <table:table-cell office:value-type="float" office:value="0.0"/>
          <table:table-cell office:value-type="float" office:value="0.0"/>
          <table:table-cell table:formula="of:=MIN([.$B206];[.$O206])" office:value-type="float"/>
          <table:table-cell table:formula="of:=MIN([.$C206];[.$P206])" office:value-type="float"/>
          <table:table-cell table:formula="of:=MIN([.$D206];[.$Q206])" office:value-type="float"/>
          <table:table-cell table:formula="of:=MIN([.$E206];[.$R206])" office:value-type="float"/>
          <table:table-cell table:formula="of:=MIN([.$F206];[.$S206])" office:value-type="float"/>
          <table:table-cell table:formula="of:=MIN([.$G206];[.$T206])" office:value-type="float"/>
          <table:table-cell table:formula="of:=MIN([.$H206];[.$U206])" office:value-type="float"/>
          <table:table-cell table:formula="of:=MIN([.$I206];[.$V206])" office:value-type="float"/>
          <table:table-cell table:formula="of:=MIN([.$J206])" office:value-type="float"/>
          <table:table-cell table:formula="of:=MIN([.$K206];[.$W206])" office:value-type="float"/>
          <table:table-cell table:formula="of:=MIN([.$L206];[.$X206])" office:value-type="float"/>
          <table:table-cell table:formula="of:=MIN([.$M206];[.$Y206])" office:value-type="float"/>
          <table:table-cell table:formula="of:=MIN([.$N206];[.$Z206])" office:value-type="float"/>
          <table:table-cell table:formula="of:=MEDIAN([.$B206];[.$O206])" office:value-type="float"/>
          <table:table-cell table:formula="of:=MEDIAN([.$C206];[.$P206])" office:value-type="float"/>
          <table:table-cell table:formula="of:=MEDIAN([.$D206];[.$Q206])" office:value-type="float"/>
          <table:table-cell table:formula="of:=MEDIAN([.$E206];[.$R206])" office:value-type="float"/>
          <table:table-cell table:formula="of:=MEDIAN([.$F206];[.$S206])" office:value-type="float"/>
          <table:table-cell table:formula="of:=MEDIAN([.$G206];[.$T206])" office:value-type="float"/>
          <table:table-cell table:formula="of:=MEDIAN([.$H206];[.$U206])" office:value-type="float"/>
          <table:table-cell table:formula="of:=MEDIAN([.$I206];[.$V206])" office:value-type="float"/>
          <table:table-cell table:formula="of:=MEDIAN([.$J206])" office:value-type="float"/>
          <table:table-cell table:formula="of:=MEDIAN([.$K206];[.$W206])" office:value-type="float"/>
          <table:table-cell table:formula="of:=MEDIAN([.$L206];[.$X206])" office:value-type="float"/>
          <table:table-cell table:formula="of:=MEDIAN([.$M206];[.$Y206])" office:value-type="float"/>
          <table:table-cell table:formula="of:=MEDIAN([.$N206];[.$Z206])" office:value-type="float"/>
          <table:table-cell table:formula="of:=MAX([.$B206];[.$O206])" office:value-type="float"/>
          <table:table-cell table:formula="of:=MAX([.$C206];[.$P206])" office:value-type="float"/>
          <table:table-cell table:formula="of:=MAX([.$D206];[.$Q206])" office:value-type="float"/>
          <table:table-cell table:formula="of:=MAX([.$E206];[.$R206])" office:value-type="float"/>
          <table:table-cell table:formula="of:=MAX([.$F206];[.$S206])" office:value-type="float"/>
          <table:table-cell table:formula="of:=MAX([.$G206];[.$T206])" office:value-type="float"/>
          <table:table-cell table:formula="of:=MAX([.$H206];[.$U206])" office:value-type="float"/>
          <table:table-cell table:formula="of:=MAX([.$I206];[.$V206])" office:value-type="float"/>
          <table:table-cell table:formula="of:=MAX([.$J206])" office:value-type="float"/>
          <table:table-cell table:formula="of:=MAX([.$K206];[.$W206])" office:value-type="float"/>
          <table:table-cell table:formula="of:=MAX([.$L206];[.$X206])" office:value-type="float"/>
          <table:table-cell table:formula="of:=MAX([.$M206];[.$Y206])" office:value-type="float"/>
          <table:table-cell table:formula="of:=MAX([.$N206];[.$Z206])" office:value-type="float"/>
        </table:table-row>
        <table:table-row table:style-name="ro1">
          <table:table-cell office:value-type="string">
            <text:p>blocks.blocks-25-0.asp/31</text:p>
          </table:table-cell>
          <table:table-cell office:value-type="float" office:value="62.1648"/>
          <table:table-cell office:value-type="float" office:value="61.922"/>
          <table:table-cell office:value-type="float" office:value="47.88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1050.0"/>
          <table:table-cell office:value-type="float" office:value="1916131.0"/>
          <table:table-cell office:value-type="float" office:value="1916131.0"/>
          <table:table-cell office:value-type="float" office:value="1042752.0"/>
          <table:table-cell office:value-type="float" office:value="1114242.0"/>
          <table:table-cell office:value-type="float" office:value="0.0"/>
          <table:table-cell office:value-type="float" office:value="0.0"/>
          <table:table-cell office:value-type="float" office:value="13.1691"/>
          <table:table-cell office:value-type="float" office:value="12.973"/>
          <table:table-cell office:value-type="float" office:value="0.85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383.0"/>
          <table:table-cell office:value-type="float" office:value="46736.0"/>
          <table:table-cell office:value-type="float" office:value="1042752.0"/>
          <table:table-cell office:value-type="float" office:value="1114242.0"/>
          <table:table-cell office:value-type="float" office:value="0.0"/>
          <table:table-cell office:value-type="float" office:value="0.0"/>
          <table:table-cell table:formula="of:=MIN([.$B207];[.$O207])" office:value-type="float"/>
          <table:table-cell table:formula="of:=MIN([.$C207];[.$P207])" office:value-type="float"/>
          <table:table-cell table:formula="of:=MIN([.$D207];[.$Q207])" office:value-type="float"/>
          <table:table-cell table:formula="of:=MIN([.$E207];[.$R207])" office:value-type="float"/>
          <table:table-cell table:formula="of:=MIN([.$F207];[.$S207])" office:value-type="float"/>
          <table:table-cell table:formula="of:=MIN([.$G207];[.$T207])" office:value-type="float"/>
          <table:table-cell table:formula="of:=MIN([.$H207];[.$U207])" office:value-type="float"/>
          <table:table-cell table:formula="of:=MIN([.$I207];[.$V207])" office:value-type="float"/>
          <table:table-cell table:formula="of:=MIN([.$J207])" office:value-type="float"/>
          <table:table-cell table:formula="of:=MIN([.$K207];[.$W207])" office:value-type="float"/>
          <table:table-cell table:formula="of:=MIN([.$L207];[.$X207])" office:value-type="float"/>
          <table:table-cell table:formula="of:=MIN([.$M207];[.$Y207])" office:value-type="float"/>
          <table:table-cell table:formula="of:=MIN([.$N207];[.$Z207])" office:value-type="float"/>
          <table:table-cell table:formula="of:=MEDIAN([.$B207];[.$O207])" office:value-type="float"/>
          <table:table-cell table:formula="of:=MEDIAN([.$C207];[.$P207])" office:value-type="float"/>
          <table:table-cell table:formula="of:=MEDIAN([.$D207];[.$Q207])" office:value-type="float"/>
          <table:table-cell table:formula="of:=MEDIAN([.$E207];[.$R207])" office:value-type="float"/>
          <table:table-cell table:formula="of:=MEDIAN([.$F207];[.$S207])" office:value-type="float"/>
          <table:table-cell table:formula="of:=MEDIAN([.$G207];[.$T207])" office:value-type="float"/>
          <table:table-cell table:formula="of:=MEDIAN([.$H207];[.$U207])" office:value-type="float"/>
          <table:table-cell table:formula="of:=MEDIAN([.$I207];[.$V207])" office:value-type="float"/>
          <table:table-cell table:formula="of:=MEDIAN([.$J207])" office:value-type="float"/>
          <table:table-cell table:formula="of:=MEDIAN([.$K207];[.$W207])" office:value-type="float"/>
          <table:table-cell table:formula="of:=MEDIAN([.$L207];[.$X207])" office:value-type="float"/>
          <table:table-cell table:formula="of:=MEDIAN([.$M207];[.$Y207])" office:value-type="float"/>
          <table:table-cell table:formula="of:=MEDIAN([.$N207];[.$Z207])" office:value-type="float"/>
          <table:table-cell table:formula="of:=MAX([.$B207];[.$O207])" office:value-type="float"/>
          <table:table-cell table:formula="of:=MAX([.$C207];[.$P207])" office:value-type="float"/>
          <table:table-cell table:formula="of:=MAX([.$D207];[.$Q207])" office:value-type="float"/>
          <table:table-cell table:formula="of:=MAX([.$E207];[.$R207])" office:value-type="float"/>
          <table:table-cell table:formula="of:=MAX([.$F207];[.$S207])" office:value-type="float"/>
          <table:table-cell table:formula="of:=MAX([.$G207];[.$T207])" office:value-type="float"/>
          <table:table-cell table:formula="of:=MAX([.$H207];[.$U207])" office:value-type="float"/>
          <table:table-cell table:formula="of:=MAX([.$I207];[.$V207])" office:value-type="float"/>
          <table:table-cell table:formula="of:=MAX([.$J207])" office:value-type="float"/>
          <table:table-cell table:formula="of:=MAX([.$K207];[.$W207])" office:value-type="float"/>
          <table:table-cell table:formula="of:=MAX([.$L207];[.$X207])" office:value-type="float"/>
          <table:table-cell table:formula="of:=MAX([.$M207];[.$Y207])" office:value-type="float"/>
          <table:table-cell table:formula="of:=MAX([.$N207];[.$Z207])" office:value-type="float"/>
        </table:table-row>
        <table:table-row table:style-name="ro1">
          <table:table-cell office:value-type="string">
            <text:p>blocks.blocks-25-0.asp/32</text:p>
          </table:table-cell>
          <table:table-cell office:value-type="float" office:value="20.2741"/>
          <table:table-cell office:value-type="float" office:value="20.047"/>
          <table:table-cell office:value-type="float" office:value="5.7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964.0"/>
          <table:table-cell office:value-type="float" office:value="161395.0"/>
          <table:table-cell office:value-type="float" office:value="161395.0"/>
          <table:table-cell office:value-type="float" office:value="1077478.0"/>
          <table:table-cell office:value-type="float" office:value="1164618.0"/>
          <table:table-cell office:value-type="float" office:value="0.0"/>
          <table:table-cell office:value-type="float" office:value="0.0"/>
          <table:table-cell office:value-type="float" office:value="13.9398"/>
          <table:table-cell office:value-type="float" office:value="13.728"/>
          <table:table-cell office:value-type="float" office:value="1.02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339.0"/>
          <table:table-cell office:value-type="float" office:value="52837.0"/>
          <table:table-cell office:value-type="float" office:value="1077478.0"/>
          <table:table-cell office:value-type="float" office:value="1164618.0"/>
          <table:table-cell office:value-type="float" office:value="0.0"/>
          <table:table-cell office:value-type="float" office:value="0.0"/>
          <table:table-cell table:formula="of:=MIN([.$B208];[.$O208])" office:value-type="float"/>
          <table:table-cell table:formula="of:=MIN([.$C208];[.$P208])" office:value-type="float"/>
          <table:table-cell table:formula="of:=MIN([.$D208];[.$Q208])" office:value-type="float"/>
          <table:table-cell table:formula="of:=MIN([.$E208];[.$R208])" office:value-type="float"/>
          <table:table-cell table:formula="of:=MIN([.$F208];[.$S208])" office:value-type="float"/>
          <table:table-cell table:formula="of:=MIN([.$G208];[.$T208])" office:value-type="float"/>
          <table:table-cell table:formula="of:=MIN([.$H208];[.$U208])" office:value-type="float"/>
          <table:table-cell table:formula="of:=MIN([.$I208];[.$V208])" office:value-type="float"/>
          <table:table-cell table:formula="of:=MIN([.$J208])" office:value-type="float"/>
          <table:table-cell table:formula="of:=MIN([.$K208];[.$W208])" office:value-type="float"/>
          <table:table-cell table:formula="of:=MIN([.$L208];[.$X208])" office:value-type="float"/>
          <table:table-cell table:formula="of:=MIN([.$M208];[.$Y208])" office:value-type="float"/>
          <table:table-cell table:formula="of:=MIN([.$N208];[.$Z208])" office:value-type="float"/>
          <table:table-cell table:formula="of:=MEDIAN([.$B208];[.$O208])" office:value-type="float"/>
          <table:table-cell table:formula="of:=MEDIAN([.$C208];[.$P208])" office:value-type="float"/>
          <table:table-cell table:formula="of:=MEDIAN([.$D208];[.$Q208])" office:value-type="float"/>
          <table:table-cell table:formula="of:=MEDIAN([.$E208];[.$R208])" office:value-type="float"/>
          <table:table-cell table:formula="of:=MEDIAN([.$F208];[.$S208])" office:value-type="float"/>
          <table:table-cell table:formula="of:=MEDIAN([.$G208];[.$T208])" office:value-type="float"/>
          <table:table-cell table:formula="of:=MEDIAN([.$H208];[.$U208])" office:value-type="float"/>
          <table:table-cell table:formula="of:=MEDIAN([.$I208];[.$V208])" office:value-type="float"/>
          <table:table-cell table:formula="of:=MEDIAN([.$J208])" office:value-type="float"/>
          <table:table-cell table:formula="of:=MEDIAN([.$K208];[.$W208])" office:value-type="float"/>
          <table:table-cell table:formula="of:=MEDIAN([.$L208];[.$X208])" office:value-type="float"/>
          <table:table-cell table:formula="of:=MEDIAN([.$M208];[.$Y208])" office:value-type="float"/>
          <table:table-cell table:formula="of:=MEDIAN([.$N208];[.$Z208])" office:value-type="float"/>
          <table:table-cell table:formula="of:=MAX([.$B208];[.$O208])" office:value-type="float"/>
          <table:table-cell table:formula="of:=MAX([.$C208];[.$P208])" office:value-type="float"/>
          <table:table-cell table:formula="of:=MAX([.$D208];[.$Q208])" office:value-type="float"/>
          <table:table-cell table:formula="of:=MAX([.$E208];[.$R208])" office:value-type="float"/>
          <table:table-cell table:formula="of:=MAX([.$F208];[.$S208])" office:value-type="float"/>
          <table:table-cell table:formula="of:=MAX([.$G208];[.$T208])" office:value-type="float"/>
          <table:table-cell table:formula="of:=MAX([.$H208];[.$U208])" office:value-type="float"/>
          <table:table-cell table:formula="of:=MAX([.$I208];[.$V208])" office:value-type="float"/>
          <table:table-cell table:formula="of:=MAX([.$J208])" office:value-type="float"/>
          <table:table-cell table:formula="of:=MAX([.$K208];[.$W208])" office:value-type="float"/>
          <table:table-cell table:formula="of:=MAX([.$L208];[.$X208])" office:value-type="float"/>
          <table:table-cell table:formula="of:=MAX([.$M208];[.$Y208])" office:value-type="float"/>
          <table:table-cell table:formula="of:=MAX([.$N208];[.$Z208])" office:value-type="float"/>
        </table:table-row>
        <table:table-row table:style-name="ro1">
          <table:table-cell office:value-type="string">
            <text:p>blocks.blocks-25-0.asp/33</text:p>
          </table:table-cell>
          <table:table-cell office:value-type="float" office:value="72.2498"/>
          <table:table-cell office:value-type="float" office:value="72.006"/>
          <table:table-cell office:value-type="float" office:value="57.05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62452.0"/>
          <table:table-cell office:value-type="float" office:value="2317460.0"/>
          <table:table-cell office:value-type="float" office:value="2317460.0"/>
          <table:table-cell office:value-type="float" office:value="1112204.0"/>
          <table:table-cell office:value-type="float" office:value="1214994.0"/>
          <table:table-cell office:value-type="float" office:value="0.0"/>
          <table:table-cell office:value-type="float" office:value="0.0"/>
          <table:table-cell office:value-type="float" office:value="14.3254"/>
          <table:table-cell office:value-type="float" office:value="14.12"/>
          <table:table-cell office:value-type="float" office:value="0.76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43.0"/>
          <table:table-cell office:value-type="float" office:value="51157.0"/>
          <table:table-cell office:value-type="float" office:value="1112204.0"/>
          <table:table-cell office:value-type="float" office:value="1214994.0"/>
          <table:table-cell office:value-type="float" office:value="0.0"/>
          <table:table-cell office:value-type="float" office:value="0.0"/>
          <table:table-cell table:formula="of:=MIN([.$B209];[.$O209])" office:value-type="float"/>
          <table:table-cell table:formula="of:=MIN([.$C209];[.$P209])" office:value-type="float"/>
          <table:table-cell table:formula="of:=MIN([.$D209];[.$Q209])" office:value-type="float"/>
          <table:table-cell table:formula="of:=MIN([.$E209];[.$R209])" office:value-type="float"/>
          <table:table-cell table:formula="of:=MIN([.$F209];[.$S209])" office:value-type="float"/>
          <table:table-cell table:formula="of:=MIN([.$G209];[.$T209])" office:value-type="float"/>
          <table:table-cell table:formula="of:=MIN([.$H209];[.$U209])" office:value-type="float"/>
          <table:table-cell table:formula="of:=MIN([.$I209];[.$V209])" office:value-type="float"/>
          <table:table-cell table:formula="of:=MIN([.$J209])" office:value-type="float"/>
          <table:table-cell table:formula="of:=MIN([.$K209];[.$W209])" office:value-type="float"/>
          <table:table-cell table:formula="of:=MIN([.$L209];[.$X209])" office:value-type="float"/>
          <table:table-cell table:formula="of:=MIN([.$M209];[.$Y209])" office:value-type="float"/>
          <table:table-cell table:formula="of:=MIN([.$N209];[.$Z209])" office:value-type="float"/>
          <table:table-cell table:formula="of:=MEDIAN([.$B209];[.$O209])" office:value-type="float"/>
          <table:table-cell table:formula="of:=MEDIAN([.$C209];[.$P209])" office:value-type="float"/>
          <table:table-cell table:formula="of:=MEDIAN([.$D209];[.$Q209])" office:value-type="float"/>
          <table:table-cell table:formula="of:=MEDIAN([.$E209];[.$R209])" office:value-type="float"/>
          <table:table-cell table:formula="of:=MEDIAN([.$F209];[.$S209])" office:value-type="float"/>
          <table:table-cell table:formula="of:=MEDIAN([.$G209];[.$T209])" office:value-type="float"/>
          <table:table-cell table:formula="of:=MEDIAN([.$H209];[.$U209])" office:value-type="float"/>
          <table:table-cell table:formula="of:=MEDIAN([.$I209];[.$V209])" office:value-type="float"/>
          <table:table-cell table:formula="of:=MEDIAN([.$J209])" office:value-type="float"/>
          <table:table-cell table:formula="of:=MEDIAN([.$K209];[.$W209])" office:value-type="float"/>
          <table:table-cell table:formula="of:=MEDIAN([.$L209];[.$X209])" office:value-type="float"/>
          <table:table-cell table:formula="of:=MEDIAN([.$M209];[.$Y209])" office:value-type="float"/>
          <table:table-cell table:formula="of:=MEDIAN([.$N209];[.$Z209])" office:value-type="float"/>
          <table:table-cell table:formula="of:=MAX([.$B209];[.$O209])" office:value-type="float"/>
          <table:table-cell table:formula="of:=MAX([.$C209];[.$P209])" office:value-type="float"/>
          <table:table-cell table:formula="of:=MAX([.$D209];[.$Q209])" office:value-type="float"/>
          <table:table-cell table:formula="of:=MAX([.$E209];[.$R209])" office:value-type="float"/>
          <table:table-cell table:formula="of:=MAX([.$F209];[.$S209])" office:value-type="float"/>
          <table:table-cell table:formula="of:=MAX([.$G209];[.$T209])" office:value-type="float"/>
          <table:table-cell table:formula="of:=MAX([.$H209];[.$U209])" office:value-type="float"/>
          <table:table-cell table:formula="of:=MAX([.$I209];[.$V209])" office:value-type="float"/>
          <table:table-cell table:formula="of:=MAX([.$J209])" office:value-type="float"/>
          <table:table-cell table:formula="of:=MAX([.$K209];[.$W209])" office:value-type="float"/>
          <table:table-cell table:formula="of:=MAX([.$L209];[.$X209])" office:value-type="float"/>
          <table:table-cell table:formula="of:=MAX([.$M209];[.$Y209])" office:value-type="float"/>
          <table:table-cell table:formula="of:=MAX([.$N209];[.$Z209])" office:value-type="float"/>
        </table:table-row>
        <table:table-row table:style-name="ro1">
          <table:table-cell office:value-type="string">
            <text:p>blocks.blocks-25-0.asp/34</text:p>
          </table:table-cell>
          <table:table-cell office:value-type="float" office:value="58.5999"/>
          <table:table-cell office:value-type="float" office:value="58.347"/>
          <table:table-cell office:value-type="float" office:value="43.21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6836.0"/>
          <table:table-cell office:value-type="float" office:value="1523422.0"/>
          <table:table-cell office:value-type="float" office:value="1523422.0"/>
          <table:table-cell office:value-type="float" office:value="1146930.0"/>
          <table:table-cell office:value-type="float" office:value="1265370.0"/>
          <table:table-cell office:value-type="float" office:value="0.0"/>
          <table:table-cell office:value-type="float" office:value="0.0"/>
          <table:table-cell office:value-type="float" office:value="15.4747"/>
          <table:table-cell office:value-type="float" office:value="15.246"/>
          <table:table-cell office:value-type="float" office:value="1.78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841.0"/>
          <table:table-cell office:value-type="float" office:value="88113.0"/>
          <table:table-cell office:value-type="float" office:value="1146930.0"/>
          <table:table-cell office:value-type="float" office:value="1265370.0"/>
          <table:table-cell office:value-type="float" office:value="0.0"/>
          <table:table-cell office:value-type="float" office:value="0.0"/>
          <table:table-cell table:formula="of:=MIN([.$B210];[.$O210])" office:value-type="float"/>
          <table:table-cell table:formula="of:=MIN([.$C210];[.$P210])" office:value-type="float"/>
          <table:table-cell table:formula="of:=MIN([.$D210];[.$Q210])" office:value-type="float"/>
          <table:table-cell table:formula="of:=MIN([.$E210];[.$R210])" office:value-type="float"/>
          <table:table-cell table:formula="of:=MIN([.$F210];[.$S210])" office:value-type="float"/>
          <table:table-cell table:formula="of:=MIN([.$G210];[.$T210])" office:value-type="float"/>
          <table:table-cell table:formula="of:=MIN([.$H210];[.$U210])" office:value-type="float"/>
          <table:table-cell table:formula="of:=MIN([.$I210];[.$V210])" office:value-type="float"/>
          <table:table-cell table:formula="of:=MIN([.$J210])" office:value-type="float"/>
          <table:table-cell table:formula="of:=MIN([.$K210];[.$W210])" office:value-type="float"/>
          <table:table-cell table:formula="of:=MIN([.$L210];[.$X210])" office:value-type="float"/>
          <table:table-cell table:formula="of:=MIN([.$M210];[.$Y210])" office:value-type="float"/>
          <table:table-cell table:formula="of:=MIN([.$N210];[.$Z210])" office:value-type="float"/>
          <table:table-cell table:formula="of:=MEDIAN([.$B210];[.$O210])" office:value-type="float"/>
          <table:table-cell table:formula="of:=MEDIAN([.$C210];[.$P210])" office:value-type="float"/>
          <table:table-cell table:formula="of:=MEDIAN([.$D210];[.$Q210])" office:value-type="float"/>
          <table:table-cell table:formula="of:=MEDIAN([.$E210];[.$R210])" office:value-type="float"/>
          <table:table-cell table:formula="of:=MEDIAN([.$F210];[.$S210])" office:value-type="float"/>
          <table:table-cell table:formula="of:=MEDIAN([.$G210];[.$T210])" office:value-type="float"/>
          <table:table-cell table:formula="of:=MEDIAN([.$H210];[.$U210])" office:value-type="float"/>
          <table:table-cell table:formula="of:=MEDIAN([.$I210];[.$V210])" office:value-type="float"/>
          <table:table-cell table:formula="of:=MEDIAN([.$J210])" office:value-type="float"/>
          <table:table-cell table:formula="of:=MEDIAN([.$K210];[.$W210])" office:value-type="float"/>
          <table:table-cell table:formula="of:=MEDIAN([.$L210];[.$X210])" office:value-type="float"/>
          <table:table-cell table:formula="of:=MEDIAN([.$M210];[.$Y210])" office:value-type="float"/>
          <table:table-cell table:formula="of:=MEDIAN([.$N210];[.$Z210])" office:value-type="float"/>
          <table:table-cell table:formula="of:=MAX([.$B210];[.$O210])" office:value-type="float"/>
          <table:table-cell table:formula="of:=MAX([.$C210];[.$P210])" office:value-type="float"/>
          <table:table-cell table:formula="of:=MAX([.$D210];[.$Q210])" office:value-type="float"/>
          <table:table-cell table:formula="of:=MAX([.$E210];[.$R210])" office:value-type="float"/>
          <table:table-cell table:formula="of:=MAX([.$F210];[.$S210])" office:value-type="float"/>
          <table:table-cell table:formula="of:=MAX([.$G210];[.$T210])" office:value-type="float"/>
          <table:table-cell table:formula="of:=MAX([.$H210];[.$U210])" office:value-type="float"/>
          <table:table-cell table:formula="of:=MAX([.$I210];[.$V210])" office:value-type="float"/>
          <table:table-cell table:formula="of:=MAX([.$J210])" office:value-type="float"/>
          <table:table-cell table:formula="of:=MAX([.$K210];[.$W210])" office:value-type="float"/>
          <table:table-cell table:formula="of:=MAX([.$L210];[.$X210])" office:value-type="float"/>
          <table:table-cell table:formula="of:=MAX([.$M210];[.$Y210])" office:value-type="float"/>
          <table:table-cell table:formula="of:=MAX([.$N210];[.$Z210])" office:value-type="float"/>
        </table:table-row>
        <table:table-row table:style-name="ro1">
          <table:table-cell office:value-type="string">
            <text:p>blocks.blocks-25-0.asp/35</text:p>
          </table:table-cell>
          <table:table-cell office:value-type="float" office:value="102.089"/>
          <table:table-cell office:value-type="float" office:value="101.829"/>
          <table:table-cell office:value-type="float" office:value="86.03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69559.0"/>
          <table:table-cell office:value-type="float" office:value="2137507.0"/>
          <table:table-cell office:value-type="float" office:value="2137507.0"/>
          <table:table-cell office:value-type="float" office:value="1181656.0"/>
          <table:table-cell office:value-type="float" office:value="1315746.0"/>
          <table:table-cell office:value-type="float" office:value="0.0"/>
          <table:table-cell office:value-type="float" office:value="0.0"/>
          <table:table-cell office:value-type="float" office:value="15.3771"/>
          <table:table-cell office:value-type="float" office:value="15.154"/>
          <table:table-cell office:value-type="float" office:value="1.36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106.0"/>
          <table:table-cell office:value-type="float" office:value="53116.0"/>
          <table:table-cell office:value-type="float" office:value="1181656.0"/>
          <table:table-cell office:value-type="float" office:value="1315746.0"/>
          <table:table-cell office:value-type="float" office:value="0.0"/>
          <table:table-cell office:value-type="float" office:value="0.0"/>
          <table:table-cell table:formula="of:=MIN([.$B211];[.$O211])" office:value-type="float"/>
          <table:table-cell table:formula="of:=MIN([.$C211];[.$P211])" office:value-type="float"/>
          <table:table-cell table:formula="of:=MIN([.$D211];[.$Q211])" office:value-type="float"/>
          <table:table-cell table:formula="of:=MIN([.$E211];[.$R211])" office:value-type="float"/>
          <table:table-cell table:formula="of:=MIN([.$F211];[.$S211])" office:value-type="float"/>
          <table:table-cell table:formula="of:=MIN([.$G211];[.$T211])" office:value-type="float"/>
          <table:table-cell table:formula="of:=MIN([.$H211];[.$U211])" office:value-type="float"/>
          <table:table-cell table:formula="of:=MIN([.$I211];[.$V211])" office:value-type="float"/>
          <table:table-cell table:formula="of:=MIN([.$J211])" office:value-type="float"/>
          <table:table-cell table:formula="of:=MIN([.$K211];[.$W211])" office:value-type="float"/>
          <table:table-cell table:formula="of:=MIN([.$L211];[.$X211])" office:value-type="float"/>
          <table:table-cell table:formula="of:=MIN([.$M211];[.$Y211])" office:value-type="float"/>
          <table:table-cell table:formula="of:=MIN([.$N211];[.$Z211])" office:value-type="float"/>
          <table:table-cell table:formula="of:=MEDIAN([.$B211];[.$O211])" office:value-type="float"/>
          <table:table-cell table:formula="of:=MEDIAN([.$C211];[.$P211])" office:value-type="float"/>
          <table:table-cell table:formula="of:=MEDIAN([.$D211];[.$Q211])" office:value-type="float"/>
          <table:table-cell table:formula="of:=MEDIAN([.$E211];[.$R211])" office:value-type="float"/>
          <table:table-cell table:formula="of:=MEDIAN([.$F211];[.$S211])" office:value-type="float"/>
          <table:table-cell table:formula="of:=MEDIAN([.$G211];[.$T211])" office:value-type="float"/>
          <table:table-cell table:formula="of:=MEDIAN([.$H211];[.$U211])" office:value-type="float"/>
          <table:table-cell table:formula="of:=MEDIAN([.$I211];[.$V211])" office:value-type="float"/>
          <table:table-cell table:formula="of:=MEDIAN([.$J211])" office:value-type="float"/>
          <table:table-cell table:formula="of:=MEDIAN([.$K211];[.$W211])" office:value-type="float"/>
          <table:table-cell table:formula="of:=MEDIAN([.$L211];[.$X211])" office:value-type="float"/>
          <table:table-cell table:formula="of:=MEDIAN([.$M211];[.$Y211])" office:value-type="float"/>
          <table:table-cell table:formula="of:=MEDIAN([.$N211];[.$Z211])" office:value-type="float"/>
          <table:table-cell table:formula="of:=MAX([.$B211];[.$O211])" office:value-type="float"/>
          <table:table-cell table:formula="of:=MAX([.$C211];[.$P211])" office:value-type="float"/>
          <table:table-cell table:formula="of:=MAX([.$D211];[.$Q211])" office:value-type="float"/>
          <table:table-cell table:formula="of:=MAX([.$E211];[.$R211])" office:value-type="float"/>
          <table:table-cell table:formula="of:=MAX([.$F211];[.$S211])" office:value-type="float"/>
          <table:table-cell table:formula="of:=MAX([.$G211];[.$T211])" office:value-type="float"/>
          <table:table-cell table:formula="of:=MAX([.$H211];[.$U211])" office:value-type="float"/>
          <table:table-cell table:formula="of:=MAX([.$I211];[.$V211])" office:value-type="float"/>
          <table:table-cell table:formula="of:=MAX([.$J211])" office:value-type="float"/>
          <table:table-cell table:formula="of:=MAX([.$K211];[.$W211])" office:value-type="float"/>
          <table:table-cell table:formula="of:=MAX([.$L211];[.$X211])" office:value-type="float"/>
          <table:table-cell table:formula="of:=MAX([.$M211];[.$Y211])" office:value-type="float"/>
          <table:table-cell table:formula="of:=MAX([.$N211];[.$Z211])" office:value-type="float"/>
        </table:table-row>
        <table:table-row table:style-name="ro1">
          <table:table-cell office:value-type="string">
            <text:p>blocks.blocks-25-0.asp/36</text:p>
          </table:table-cell>
          <table:table-cell office:value-type="float" office:value="79.4228"/>
          <table:table-cell office:value-type="float" office:value="79.151"/>
          <table:table-cell office:value-type="float" office:value="62.81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63589.0"/>
          <table:table-cell office:value-type="float" office:value="2219737.0"/>
          <table:table-cell office:value-type="float" office:value="2219737.0"/>
          <table:table-cell office:value-type="float" office:value="1216382.0"/>
          <table:table-cell office:value-type="float" office:value="1366122.0"/>
          <table:table-cell office:value-type="float" office:value="0.0"/>
          <table:table-cell office:value-type="float" office:value="0.0"/>
          <table:table-cell office:value-type="float" office:value="17.0034"/>
          <table:table-cell office:value-type="float" office:value="16.758"/>
          <table:table-cell office:value-type="float" office:value="2.36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926.0"/>
          <table:table-cell office:value-type="float" office:value="48305.0"/>
          <table:table-cell office:value-type="float" office:value="1216382.0"/>
          <table:table-cell office:value-type="float" office:value="1366122.0"/>
          <table:table-cell office:value-type="float" office:value="0.0"/>
          <table:table-cell office:value-type="float" office:value="0.0"/>
          <table:table-cell table:formula="of:=MIN([.$B212];[.$O212])" office:value-type="float"/>
          <table:table-cell table:formula="of:=MIN([.$C212];[.$P212])" office:value-type="float"/>
          <table:table-cell table:formula="of:=MIN([.$D212];[.$Q212])" office:value-type="float"/>
          <table:table-cell table:formula="of:=MIN([.$E212];[.$R212])" office:value-type="float"/>
          <table:table-cell table:formula="of:=MIN([.$F212];[.$S212])" office:value-type="float"/>
          <table:table-cell table:formula="of:=MIN([.$G212];[.$T212])" office:value-type="float"/>
          <table:table-cell table:formula="of:=MIN([.$H212];[.$U212])" office:value-type="float"/>
          <table:table-cell table:formula="of:=MIN([.$I212];[.$V212])" office:value-type="float"/>
          <table:table-cell table:formula="of:=MIN([.$J212])" office:value-type="float"/>
          <table:table-cell table:formula="of:=MIN([.$K212];[.$W212])" office:value-type="float"/>
          <table:table-cell table:formula="of:=MIN([.$L212];[.$X212])" office:value-type="float"/>
          <table:table-cell table:formula="of:=MIN([.$M212];[.$Y212])" office:value-type="float"/>
          <table:table-cell table:formula="of:=MIN([.$N212];[.$Z212])" office:value-type="float"/>
          <table:table-cell table:formula="of:=MEDIAN([.$B212];[.$O212])" office:value-type="float"/>
          <table:table-cell table:formula="of:=MEDIAN([.$C212];[.$P212])" office:value-type="float"/>
          <table:table-cell table:formula="of:=MEDIAN([.$D212];[.$Q212])" office:value-type="float"/>
          <table:table-cell table:formula="of:=MEDIAN([.$E212];[.$R212])" office:value-type="float"/>
          <table:table-cell table:formula="of:=MEDIAN([.$F212];[.$S212])" office:value-type="float"/>
          <table:table-cell table:formula="of:=MEDIAN([.$G212];[.$T212])" office:value-type="float"/>
          <table:table-cell table:formula="of:=MEDIAN([.$H212];[.$U212])" office:value-type="float"/>
          <table:table-cell table:formula="of:=MEDIAN([.$I212];[.$V212])" office:value-type="float"/>
          <table:table-cell table:formula="of:=MEDIAN([.$J212])" office:value-type="float"/>
          <table:table-cell table:formula="of:=MEDIAN([.$K212];[.$W212])" office:value-type="float"/>
          <table:table-cell table:formula="of:=MEDIAN([.$L212];[.$X212])" office:value-type="float"/>
          <table:table-cell table:formula="of:=MEDIAN([.$M212];[.$Y212])" office:value-type="float"/>
          <table:table-cell table:formula="of:=MEDIAN([.$N212];[.$Z212])" office:value-type="float"/>
          <table:table-cell table:formula="of:=MAX([.$B212];[.$O212])" office:value-type="float"/>
          <table:table-cell table:formula="of:=MAX([.$C212];[.$P212])" office:value-type="float"/>
          <table:table-cell table:formula="of:=MAX([.$D212];[.$Q212])" office:value-type="float"/>
          <table:table-cell table:formula="of:=MAX([.$E212];[.$R212])" office:value-type="float"/>
          <table:table-cell table:formula="of:=MAX([.$F212];[.$S212])" office:value-type="float"/>
          <table:table-cell table:formula="of:=MAX([.$G212];[.$T212])" office:value-type="float"/>
          <table:table-cell table:formula="of:=MAX([.$H212];[.$U212])" office:value-type="float"/>
          <table:table-cell table:formula="of:=MAX([.$I212];[.$V212])" office:value-type="float"/>
          <table:table-cell table:formula="of:=MAX([.$J212])" office:value-type="float"/>
          <table:table-cell table:formula="of:=MAX([.$K212];[.$W212])" office:value-type="float"/>
          <table:table-cell table:formula="of:=MAX([.$L212];[.$X212])" office:value-type="float"/>
          <table:table-cell table:formula="of:=MAX([.$M212];[.$Y212])" office:value-type="float"/>
          <table:table-cell table:formula="of:=MAX([.$N212];[.$Z212])" office:value-type="float"/>
        </table:table-row>
        <table:table-row table:style-name="ro1">
          <table:table-cell office:value-type="string">
            <text:p>blocks.blocks-25-0.asp/37</text:p>
          </table:table-cell>
          <table:table-cell office:value-type="float" office:value="300.0"/>
          <table:table-cell office:value-type="float" office:value="299.988"/>
          <table:table-cell office:value-type="float" office:value="282.83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55708.0"/>
          <table:table-cell office:value-type="float" office:value="3989184.0"/>
          <table:table-cell office:value-type="float" office:value="3989184.0"/>
          <table:table-cell office:value-type="float" office:value="1251108.0"/>
          <table:table-cell office:value-type="float" office:value="1416498.0"/>
          <table:table-cell office:value-type="float" office:value="0.0"/>
          <table:table-cell office:value-type="float" office:value="0.0"/>
          <table:table-cell office:value-type="float" office:value="24.6828"/>
          <table:table-cell office:value-type="float" office:value="24.219"/>
          <table:table-cell office:value-type="float" office:value="9.37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3252.0"/>
          <table:table-cell office:value-type="float" office:value="82234.0"/>
          <table:table-cell office:value-type="float" office:value="1251108.0"/>
          <table:table-cell office:value-type="float" office:value="1416498.0"/>
          <table:table-cell office:value-type="float" office:value="0.0"/>
          <table:table-cell office:value-type="float" office:value="0.0"/>
          <table:table-cell table:formula="of:=MIN([.$B213];[.$O213])" office:value-type="float"/>
          <table:table-cell table:formula="of:=MIN([.$C213];[.$P213])" office:value-type="float"/>
          <table:table-cell table:formula="of:=MIN([.$D213];[.$Q213])" office:value-type="float"/>
          <table:table-cell table:formula="of:=MIN([.$E213];[.$R213])" office:value-type="float"/>
          <table:table-cell table:formula="of:=MIN([.$F213];[.$S213])" office:value-type="float"/>
          <table:table-cell table:formula="of:=MIN([.$G213];[.$T213])" office:value-type="float"/>
          <table:table-cell table:formula="of:=MIN([.$H213];[.$U213])" office:value-type="float"/>
          <table:table-cell table:formula="of:=MIN([.$I213];[.$V213])" office:value-type="float"/>
          <table:table-cell table:formula="of:=MIN([.$J213])" office:value-type="float"/>
          <table:table-cell table:formula="of:=MIN([.$K213];[.$W213])" office:value-type="float"/>
          <table:table-cell table:formula="of:=MIN([.$L213];[.$X213])" office:value-type="float"/>
          <table:table-cell table:formula="of:=MIN([.$M213];[.$Y213])" office:value-type="float"/>
          <table:table-cell table:formula="of:=MIN([.$N213];[.$Z213])" office:value-type="float"/>
          <table:table-cell table:formula="of:=MEDIAN([.$B213];[.$O213])" office:value-type="float"/>
          <table:table-cell table:formula="of:=MEDIAN([.$C213];[.$P213])" office:value-type="float"/>
          <table:table-cell table:formula="of:=MEDIAN([.$D213];[.$Q213])" office:value-type="float"/>
          <table:table-cell table:formula="of:=MEDIAN([.$E213];[.$R213])" office:value-type="float"/>
          <table:table-cell table:formula="of:=MEDIAN([.$F213];[.$S213])" office:value-type="float"/>
          <table:table-cell table:formula="of:=MEDIAN([.$G213];[.$T213])" office:value-type="float"/>
          <table:table-cell table:formula="of:=MEDIAN([.$H213];[.$U213])" office:value-type="float"/>
          <table:table-cell table:formula="of:=MEDIAN([.$I213];[.$V213])" office:value-type="float"/>
          <table:table-cell table:formula="of:=MEDIAN([.$J213])" office:value-type="float"/>
          <table:table-cell table:formula="of:=MEDIAN([.$K213];[.$W213])" office:value-type="float"/>
          <table:table-cell table:formula="of:=MEDIAN([.$L213];[.$X213])" office:value-type="float"/>
          <table:table-cell table:formula="of:=MEDIAN([.$M213];[.$Y213])" office:value-type="float"/>
          <table:table-cell table:formula="of:=MEDIAN([.$N213];[.$Z213])" office:value-type="float"/>
          <table:table-cell table:formula="of:=MAX([.$B213];[.$O213])" office:value-type="float"/>
          <table:table-cell table:formula="of:=MAX([.$C213];[.$P213])" office:value-type="float"/>
          <table:table-cell table:formula="of:=MAX([.$D213];[.$Q213])" office:value-type="float"/>
          <table:table-cell table:formula="of:=MAX([.$E213];[.$R213])" office:value-type="float"/>
          <table:table-cell table:formula="of:=MAX([.$F213];[.$S213])" office:value-type="float"/>
          <table:table-cell table:formula="of:=MAX([.$G213];[.$T213])" office:value-type="float"/>
          <table:table-cell table:formula="of:=MAX([.$H213];[.$U213])" office:value-type="float"/>
          <table:table-cell table:formula="of:=MAX([.$I213];[.$V213])" office:value-type="float"/>
          <table:table-cell table:formula="of:=MAX([.$J213])" office:value-type="float"/>
          <table:table-cell table:formula="of:=MAX([.$K213];[.$W213])" office:value-type="float"/>
          <table:table-cell table:formula="of:=MAX([.$L213];[.$X213])" office:value-type="float"/>
          <table:table-cell table:formula="of:=MAX([.$M213];[.$Y213])" office:value-type="float"/>
          <table:table-cell table:formula="of:=MAX([.$N213];[.$Z213])" office:value-type="float"/>
        </table:table-row>
        <table:table-row table:style-name="ro1">
          <table:table-cell office:value-type="string">
            <text:p>blocks.blocks-25-0.asp/38</text:p>
          </table:table-cell>
          <table:table-cell office:value-type="float" office:value="300.0"/>
          <table:table-cell office:value-type="float" office:value="299.988"/>
          <table:table-cell office:value-type="float" office:value="282.73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64799.0"/>
          <table:table-cell office:value-type="float" office:value="4627912.0"/>
          <table:table-cell office:value-type="float" office:value="4627912.0"/>
          <table:table-cell office:value-type="float" office:value="1285834.0"/>
          <table:table-cell office:value-type="float" office:value="1466874.0"/>
          <table:table-cell office:value-type="float" office:value="0.0"/>
          <table:table-cell office:value-type="float" office:value="0.0"/>
          <table:table-cell office:value-type="float" office:value="66.9962"/>
          <table:table-cell office:value-type="float" office:value="66.727"/>
          <table:table-cell office:value-type="float" office:value="51.32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3443.0"/>
          <table:table-cell office:value-type="float" office:value="190223.0"/>
          <table:table-cell office:value-type="float" office:value="1285834.0"/>
          <table:table-cell office:value-type="float" office:value="1466874.0"/>
          <table:table-cell office:value-type="float" office:value="0.0"/>
          <table:table-cell office:value-type="float" office:value="0.0"/>
          <table:table-cell table:formula="of:=MIN([.$B214];[.$O214])" office:value-type="float"/>
          <table:table-cell table:formula="of:=MIN([.$C214];[.$P214])" office:value-type="float"/>
          <table:table-cell table:formula="of:=MIN([.$D214];[.$Q214])" office:value-type="float"/>
          <table:table-cell table:formula="of:=MIN([.$E214];[.$R214])" office:value-type="float"/>
          <table:table-cell table:formula="of:=MIN([.$F214];[.$S214])" office:value-type="float"/>
          <table:table-cell table:formula="of:=MIN([.$G214];[.$T214])" office:value-type="float"/>
          <table:table-cell table:formula="of:=MIN([.$H214];[.$U214])" office:value-type="float"/>
          <table:table-cell table:formula="of:=MIN([.$I214];[.$V214])" office:value-type="float"/>
          <table:table-cell table:formula="of:=MIN([.$J214])" office:value-type="float"/>
          <table:table-cell table:formula="of:=MIN([.$K214];[.$W214])" office:value-type="float"/>
          <table:table-cell table:formula="of:=MIN([.$L214];[.$X214])" office:value-type="float"/>
          <table:table-cell table:formula="of:=MIN([.$M214];[.$Y214])" office:value-type="float"/>
          <table:table-cell table:formula="of:=MIN([.$N214];[.$Z214])" office:value-type="float"/>
          <table:table-cell table:formula="of:=MEDIAN([.$B214];[.$O214])" office:value-type="float"/>
          <table:table-cell table:formula="of:=MEDIAN([.$C214];[.$P214])" office:value-type="float"/>
          <table:table-cell table:formula="of:=MEDIAN([.$D214];[.$Q214])" office:value-type="float"/>
          <table:table-cell table:formula="of:=MEDIAN([.$E214];[.$R214])" office:value-type="float"/>
          <table:table-cell table:formula="of:=MEDIAN([.$F214];[.$S214])" office:value-type="float"/>
          <table:table-cell table:formula="of:=MEDIAN([.$G214];[.$T214])" office:value-type="float"/>
          <table:table-cell table:formula="of:=MEDIAN([.$H214];[.$U214])" office:value-type="float"/>
          <table:table-cell table:formula="of:=MEDIAN([.$I214];[.$V214])" office:value-type="float"/>
          <table:table-cell table:formula="of:=MEDIAN([.$J214])" office:value-type="float"/>
          <table:table-cell table:formula="of:=MEDIAN([.$K214];[.$W214])" office:value-type="float"/>
          <table:table-cell table:formula="of:=MEDIAN([.$L214];[.$X214])" office:value-type="float"/>
          <table:table-cell table:formula="of:=MEDIAN([.$M214];[.$Y214])" office:value-type="float"/>
          <table:table-cell table:formula="of:=MEDIAN([.$N214];[.$Z214])" office:value-type="float"/>
          <table:table-cell table:formula="of:=MAX([.$B214];[.$O214])" office:value-type="float"/>
          <table:table-cell table:formula="of:=MAX([.$C214];[.$P214])" office:value-type="float"/>
          <table:table-cell table:formula="of:=MAX([.$D214];[.$Q214])" office:value-type="float"/>
          <table:table-cell table:formula="of:=MAX([.$E214];[.$R214])" office:value-type="float"/>
          <table:table-cell table:formula="of:=MAX([.$F214];[.$S214])" office:value-type="float"/>
          <table:table-cell table:formula="of:=MAX([.$G214];[.$T214])" office:value-type="float"/>
          <table:table-cell table:formula="of:=MAX([.$H214];[.$U214])" office:value-type="float"/>
          <table:table-cell table:formula="of:=MAX([.$I214];[.$V214])" office:value-type="float"/>
          <table:table-cell table:formula="of:=MAX([.$J214])" office:value-type="float"/>
          <table:table-cell table:formula="of:=MAX([.$K214];[.$W214])" office:value-type="float"/>
          <table:table-cell table:formula="of:=MAX([.$L214];[.$X214])" office:value-type="float"/>
          <table:table-cell table:formula="of:=MAX([.$M214];[.$Y214])" office:value-type="float"/>
          <table:table-cell table:formula="of:=MAX([.$N214];[.$Z214])" office:value-type="float"/>
        </table:table-row>
        <table:table-row table:style-name="ro1">
          <table:table-cell office:value-type="string">
            <text:p>blocks.blocks-25-0.asp/39</text:p>
          </table:table-cell>
          <table:table-cell office:value-type="float" office:value="300.0"/>
          <table:table-cell office:value-type="float" office:value="299.99"/>
          <table:table-cell office:value-type="float" office:value="281.91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59865.0"/>
          <table:table-cell office:value-type="float" office:value="5384197.0"/>
          <table:table-cell office:value-type="float" office:value="5384197.0"/>
          <table:table-cell office:value-type="float" office:value="1320560.0"/>
          <table:table-cell office:value-type="float" office:value="1517250.0"/>
          <table:table-cell office:value-type="float" office:value="0.0"/>
          <table:table-cell office:value-type="float" office:value="0.0"/>
          <table:table-cell office:value-type="float" office:value="226.141"/>
          <table:table-cell office:value-type="float" office:value="225.883"/>
          <table:table-cell office:value-type="float" office:value="210.31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42018.0"/>
          <table:table-cell office:value-type="float" office:value="296894.0"/>
          <table:table-cell office:value-type="float" office:value="1320560.0"/>
          <table:table-cell office:value-type="float" office:value="1517250.0"/>
          <table:table-cell office:value-type="float" office:value="0.0"/>
          <table:table-cell office:value-type="float" office:value="0.0"/>
          <table:table-cell table:formula="of:=MIN([.$B215];[.$O215])" office:value-type="float"/>
          <table:table-cell table:formula="of:=MIN([.$C215];[.$P215])" office:value-type="float"/>
          <table:table-cell table:formula="of:=MIN([.$D215];[.$Q215])" office:value-type="float"/>
          <table:table-cell table:formula="of:=MIN([.$E215];[.$R215])" office:value-type="float"/>
          <table:table-cell table:formula="of:=MIN([.$F215];[.$S215])" office:value-type="float"/>
          <table:table-cell table:formula="of:=MIN([.$G215];[.$T215])" office:value-type="float"/>
          <table:table-cell table:formula="of:=MIN([.$H215];[.$U215])" office:value-type="float"/>
          <table:table-cell table:formula="of:=MIN([.$I215];[.$V215])" office:value-type="float"/>
          <table:table-cell table:formula="of:=MIN([.$J215])" office:value-type="float"/>
          <table:table-cell table:formula="of:=MIN([.$K215];[.$W215])" office:value-type="float"/>
          <table:table-cell table:formula="of:=MIN([.$L215];[.$X215])" office:value-type="float"/>
          <table:table-cell table:formula="of:=MIN([.$M215];[.$Y215])" office:value-type="float"/>
          <table:table-cell table:formula="of:=MIN([.$N215];[.$Z215])" office:value-type="float"/>
          <table:table-cell table:formula="of:=MEDIAN([.$B215];[.$O215])" office:value-type="float"/>
          <table:table-cell table:formula="of:=MEDIAN([.$C215];[.$P215])" office:value-type="float"/>
          <table:table-cell table:formula="of:=MEDIAN([.$D215];[.$Q215])" office:value-type="float"/>
          <table:table-cell table:formula="of:=MEDIAN([.$E215];[.$R215])" office:value-type="float"/>
          <table:table-cell table:formula="of:=MEDIAN([.$F215];[.$S215])" office:value-type="float"/>
          <table:table-cell table:formula="of:=MEDIAN([.$G215];[.$T215])" office:value-type="float"/>
          <table:table-cell table:formula="of:=MEDIAN([.$H215];[.$U215])" office:value-type="float"/>
          <table:table-cell table:formula="of:=MEDIAN([.$I215];[.$V215])" office:value-type="float"/>
          <table:table-cell table:formula="of:=MEDIAN([.$J215])" office:value-type="float"/>
          <table:table-cell table:formula="of:=MEDIAN([.$K215];[.$W215])" office:value-type="float"/>
          <table:table-cell table:formula="of:=MEDIAN([.$L215];[.$X215])" office:value-type="float"/>
          <table:table-cell table:formula="of:=MEDIAN([.$M215];[.$Y215])" office:value-type="float"/>
          <table:table-cell table:formula="of:=MEDIAN([.$N215];[.$Z215])" office:value-type="float"/>
          <table:table-cell table:formula="of:=MAX([.$B215];[.$O215])" office:value-type="float"/>
          <table:table-cell table:formula="of:=MAX([.$C215];[.$P215])" office:value-type="float"/>
          <table:table-cell table:formula="of:=MAX([.$D215];[.$Q215])" office:value-type="float"/>
          <table:table-cell table:formula="of:=MAX([.$E215];[.$R215])" office:value-type="float"/>
          <table:table-cell table:formula="of:=MAX([.$F215];[.$S215])" office:value-type="float"/>
          <table:table-cell table:formula="of:=MAX([.$G215];[.$T215])" office:value-type="float"/>
          <table:table-cell table:formula="of:=MAX([.$H215];[.$U215])" office:value-type="float"/>
          <table:table-cell table:formula="of:=MAX([.$I215];[.$V215])" office:value-type="float"/>
          <table:table-cell table:formula="of:=MAX([.$J215])" office:value-type="float"/>
          <table:table-cell table:formula="of:=MAX([.$K215];[.$W215])" office:value-type="float"/>
          <table:table-cell table:formula="of:=MAX([.$L215];[.$X215])" office:value-type="float"/>
          <table:table-cell table:formula="of:=MAX([.$M215];[.$Y215])" office:value-type="float"/>
          <table:table-cell table:formula="of:=MAX([.$N215];[.$Z215])" office:value-type="float"/>
        </table:table-row>
        <table:table-row table:style-name="ro1">
          <table:table-cell office:value-type="string">
            <text:p>blocks.blocks-25-0.asp/4</text:p>
          </table:table-cell>
          <table:table-cell office:value-type="float" office:value="1.34725"/>
          <table:table-cell office:value-type="float" office:value="1.2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5150.0"/>
          <table:table-cell office:value-type="float" office:value="667.0"/>
          <table:table-cell office:value-type="float" office:value="0.0"/>
          <table:table-cell office:value-type="float" office:value="0.0"/>
          <table:table-cell office:value-type="float" office:value="1.21641"/>
          <table:table-cell office:value-type="float" office:value="1.1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05150.0"/>
          <table:table-cell office:value-type="float" office:value="667.0"/>
          <table:table-cell office:value-type="float" office:value="0.0"/>
          <table:table-cell office:value-type="float" office:value="0.0"/>
          <table:table-cell table:formula="of:=MIN([.$B216];[.$O216])" office:value-type="float"/>
          <table:table-cell table:formula="of:=MIN([.$C216];[.$P216])" office:value-type="float"/>
          <table:table-cell table:formula="of:=MIN([.$D216];[.$Q216])" office:value-type="float"/>
          <table:table-cell table:formula="of:=MIN([.$E216];[.$R216])" office:value-type="float"/>
          <table:table-cell table:formula="of:=MIN([.$F216];[.$S216])" office:value-type="float"/>
          <table:table-cell table:formula="of:=MIN([.$G216];[.$T216])" office:value-type="float"/>
          <table:table-cell table:formula="of:=MIN([.$H216];[.$U216])" office:value-type="float"/>
          <table:table-cell table:formula="of:=MIN([.$I216];[.$V216])" office:value-type="float"/>
          <table:table-cell table:formula="of:=MIN([.$J216])" office:value-type="float"/>
          <table:table-cell table:formula="of:=MIN([.$K216];[.$W216])" office:value-type="float"/>
          <table:table-cell table:formula="of:=MIN([.$L216];[.$X216])" office:value-type="float"/>
          <table:table-cell table:formula="of:=MIN([.$M216];[.$Y216])" office:value-type="float"/>
          <table:table-cell table:formula="of:=MIN([.$N216];[.$Z216])" office:value-type="float"/>
          <table:table-cell table:formula="of:=MEDIAN([.$B216];[.$O216])" office:value-type="float"/>
          <table:table-cell table:formula="of:=MEDIAN([.$C216];[.$P216])" office:value-type="float"/>
          <table:table-cell table:formula="of:=MEDIAN([.$D216];[.$Q216])" office:value-type="float"/>
          <table:table-cell table:formula="of:=MEDIAN([.$E216];[.$R216])" office:value-type="float"/>
          <table:table-cell table:formula="of:=MEDIAN([.$F216];[.$S216])" office:value-type="float"/>
          <table:table-cell table:formula="of:=MEDIAN([.$G216];[.$T216])" office:value-type="float"/>
          <table:table-cell table:formula="of:=MEDIAN([.$H216];[.$U216])" office:value-type="float"/>
          <table:table-cell table:formula="of:=MEDIAN([.$I216];[.$V216])" office:value-type="float"/>
          <table:table-cell table:formula="of:=MEDIAN([.$J216])" office:value-type="float"/>
          <table:table-cell table:formula="of:=MEDIAN([.$K216];[.$W216])" office:value-type="float"/>
          <table:table-cell table:formula="of:=MEDIAN([.$L216];[.$X216])" office:value-type="float"/>
          <table:table-cell table:formula="of:=MEDIAN([.$M216];[.$Y216])" office:value-type="float"/>
          <table:table-cell table:formula="of:=MEDIAN([.$N216];[.$Z216])" office:value-type="float"/>
          <table:table-cell table:formula="of:=MAX([.$B216];[.$O216])" office:value-type="float"/>
          <table:table-cell table:formula="of:=MAX([.$C216];[.$P216])" office:value-type="float"/>
          <table:table-cell table:formula="of:=MAX([.$D216];[.$Q216])" office:value-type="float"/>
          <table:table-cell table:formula="of:=MAX([.$E216];[.$R216])" office:value-type="float"/>
          <table:table-cell table:formula="of:=MAX([.$F216];[.$S216])" office:value-type="float"/>
          <table:table-cell table:formula="of:=MAX([.$G216];[.$T216])" office:value-type="float"/>
          <table:table-cell table:formula="of:=MAX([.$H216];[.$U216])" office:value-type="float"/>
          <table:table-cell table:formula="of:=MAX([.$I216];[.$V216])" office:value-type="float"/>
          <table:table-cell table:formula="of:=MAX([.$J216])" office:value-type="float"/>
          <table:table-cell table:formula="of:=MAX([.$K216];[.$W216])" office:value-type="float"/>
          <table:table-cell table:formula="of:=MAX([.$L216];[.$X216])" office:value-type="float"/>
          <table:table-cell table:formula="of:=MAX([.$M216];[.$Y216])" office:value-type="float"/>
          <table:table-cell table:formula="of:=MAX([.$N216];[.$Z216])" office:value-type="float"/>
        </table:table-row>
        <table:table-row table:style-name="ro1">
          <table:table-cell office:value-type="string">
            <text:p>blocks.blocks-25-0.asp/40</text:p>
          </table:table-cell>
          <table:table-cell office:value-type="float" office:value="300.0"/>
          <table:table-cell office:value-type="float" office:value="299.983"/>
          <table:table-cell office:value-type="float" office:value="281.53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87192.0"/>
          <table:table-cell office:value-type="float" office:value="7975075.0"/>
          <table:table-cell office:value-type="float" office:value="7975075.0"/>
          <table:table-cell office:value-type="float" office:value="1355286.0"/>
          <table:table-cell office:value-type="float" office:value="156762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84.05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198565.0"/>
          <table:table-cell office:value-type="float" office:value="341423.0"/>
          <table:table-cell office:value-type="float" office:value="1355286.0"/>
          <table:table-cell office:value-type="float" office:value="1567626.0"/>
          <table:table-cell office:value-type="float" office:value="0.0"/>
          <table:table-cell office:value-type="float" office:value="0.0"/>
          <table:table-cell table:formula="of:=MIN([.$B217];[.$O217])" office:value-type="float"/>
          <table:table-cell table:formula="of:=MIN([.$C217];[.$P217])" office:value-type="float"/>
          <table:table-cell table:formula="of:=MIN([.$D217];[.$Q217])" office:value-type="float"/>
          <table:table-cell table:formula="of:=MIN([.$E217];[.$R217])" office:value-type="float"/>
          <table:table-cell table:formula="of:=MIN([.$F217];[.$S217])" office:value-type="float"/>
          <table:table-cell table:formula="of:=MIN([.$G217];[.$T217])" office:value-type="float"/>
          <table:table-cell table:formula="of:=MIN([.$H217];[.$U217])" office:value-type="float"/>
          <table:table-cell table:formula="of:=MIN([.$I217];[.$V217])" office:value-type="float"/>
          <table:table-cell table:formula="of:=MIN([.$J217])" office:value-type="float"/>
          <table:table-cell table:formula="of:=MIN([.$K217];[.$W217])" office:value-type="float"/>
          <table:table-cell table:formula="of:=MIN([.$L217];[.$X217])" office:value-type="float"/>
          <table:table-cell table:formula="of:=MIN([.$M217];[.$Y217])" office:value-type="float"/>
          <table:table-cell table:formula="of:=MIN([.$N217];[.$Z217])" office:value-type="float"/>
          <table:table-cell table:formula="of:=MEDIAN([.$B217];[.$O217])" office:value-type="float"/>
          <table:table-cell table:formula="of:=MEDIAN([.$C217];[.$P217])" office:value-type="float"/>
          <table:table-cell table:formula="of:=MEDIAN([.$D217];[.$Q217])" office:value-type="float"/>
          <table:table-cell table:formula="of:=MEDIAN([.$E217];[.$R217])" office:value-type="float"/>
          <table:table-cell table:formula="of:=MEDIAN([.$F217];[.$S217])" office:value-type="float"/>
          <table:table-cell table:formula="of:=MEDIAN([.$G217];[.$T217])" office:value-type="float"/>
          <table:table-cell table:formula="of:=MEDIAN([.$H217];[.$U217])" office:value-type="float"/>
          <table:table-cell table:formula="of:=MEDIAN([.$I217];[.$V217])" office:value-type="float"/>
          <table:table-cell table:formula="of:=MEDIAN([.$J217])" office:value-type="float"/>
          <table:table-cell table:formula="of:=MEDIAN([.$K217];[.$W217])" office:value-type="float"/>
          <table:table-cell table:formula="of:=MEDIAN([.$L217];[.$X217])" office:value-type="float"/>
          <table:table-cell table:formula="of:=MEDIAN([.$M217];[.$Y217])" office:value-type="float"/>
          <table:table-cell table:formula="of:=MEDIAN([.$N217];[.$Z217])" office:value-type="float"/>
          <table:table-cell table:formula="of:=MAX([.$B217];[.$O217])" office:value-type="float"/>
          <table:table-cell table:formula="of:=MAX([.$C217];[.$P217])" office:value-type="float"/>
          <table:table-cell table:formula="of:=MAX([.$D217];[.$Q217])" office:value-type="float"/>
          <table:table-cell table:formula="of:=MAX([.$E217];[.$R217])" office:value-type="float"/>
          <table:table-cell table:formula="of:=MAX([.$F217];[.$S217])" office:value-type="float"/>
          <table:table-cell table:formula="of:=MAX([.$G217];[.$T217])" office:value-type="float"/>
          <table:table-cell table:formula="of:=MAX([.$H217];[.$U217])" office:value-type="float"/>
          <table:table-cell table:formula="of:=MAX([.$I217];[.$V217])" office:value-type="float"/>
          <table:table-cell table:formula="of:=MAX([.$J217])" office:value-type="float"/>
          <table:table-cell table:formula="of:=MAX([.$K217];[.$W217])" office:value-type="float"/>
          <table:table-cell table:formula="of:=MAX([.$L217];[.$X217])" office:value-type="float"/>
          <table:table-cell table:formula="of:=MAX([.$M217];[.$Y217])" office:value-type="float"/>
          <table:table-cell table:formula="of:=MAX([.$N217];[.$Z217])" office:value-type="float"/>
        </table:table-row>
        <table:table-row table:style-name="ro1">
          <table:table-cell office:value-type="string">
            <text:p>blocks.blocks-25-0.asp/41</text:p>
          </table:table-cell>
          <table:table-cell office:value-type="float" office:value="24.4948"/>
          <table:table-cell office:value-type="float" office:value="24.194"/>
          <table:table-cell office:value-type="float" office:value="5.15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643.0"/>
          <table:table-cell office:value-type="float" office:value="317814.0"/>
          <table:table-cell office:value-type="float" office:value="317814.0"/>
          <table:table-cell office:value-type="float" office:value="1390012.0"/>
          <table:table-cell office:value-type="float" office:value="161800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83.49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15495.0"/>
          <table:table-cell office:value-type="float" office:value="403442.0"/>
          <table:table-cell office:value-type="float" office:value="1390012.0"/>
          <table:table-cell office:value-type="float" office:value="1618002.0"/>
          <table:table-cell office:value-type="float" office:value="0.0"/>
          <table:table-cell office:value-type="float" office:value="0.0"/>
          <table:table-cell table:formula="of:=MIN([.$B218];[.$O218])" office:value-type="float"/>
          <table:table-cell table:formula="of:=MIN([.$C218];[.$P218])" office:value-type="float"/>
          <table:table-cell table:formula="of:=MIN([.$D218];[.$Q218])" office:value-type="float"/>
          <table:table-cell table:formula="of:=MIN([.$E218];[.$R218])" office:value-type="float"/>
          <table:table-cell table:formula="of:=MIN([.$F218];[.$S218])" office:value-type="float"/>
          <table:table-cell table:formula="of:=MIN([.$G218];[.$T218])" office:value-type="float"/>
          <table:table-cell table:formula="of:=MIN([.$H218];[.$U218])" office:value-type="float"/>
          <table:table-cell table:formula="of:=MIN([.$I218];[.$V218])" office:value-type="float"/>
          <table:table-cell table:formula="of:=MIN([.$J218])" office:value-type="float"/>
          <table:table-cell table:formula="of:=MIN([.$K218];[.$W218])" office:value-type="float"/>
          <table:table-cell table:formula="of:=MIN([.$L218];[.$X218])" office:value-type="float"/>
          <table:table-cell table:formula="of:=MIN([.$M218];[.$Y218])" office:value-type="float"/>
          <table:table-cell table:formula="of:=MIN([.$N218];[.$Z218])" office:value-type="float"/>
          <table:table-cell table:formula="of:=MEDIAN([.$B218];[.$O218])" office:value-type="float"/>
          <table:table-cell table:formula="of:=MEDIAN([.$C218];[.$P218])" office:value-type="float"/>
          <table:table-cell table:formula="of:=MEDIAN([.$D218];[.$Q218])" office:value-type="float"/>
          <table:table-cell table:formula="of:=MEDIAN([.$E218];[.$R218])" office:value-type="float"/>
          <table:table-cell table:formula="of:=MEDIAN([.$F218];[.$S218])" office:value-type="float"/>
          <table:table-cell table:formula="of:=MEDIAN([.$G218];[.$T218])" office:value-type="float"/>
          <table:table-cell table:formula="of:=MEDIAN([.$H218];[.$U218])" office:value-type="float"/>
          <table:table-cell table:formula="of:=MEDIAN([.$I218];[.$V218])" office:value-type="float"/>
          <table:table-cell table:formula="of:=MEDIAN([.$J218])" office:value-type="float"/>
          <table:table-cell table:formula="of:=MEDIAN([.$K218];[.$W218])" office:value-type="float"/>
          <table:table-cell table:formula="of:=MEDIAN([.$L218];[.$X218])" office:value-type="float"/>
          <table:table-cell table:formula="of:=MEDIAN([.$M218];[.$Y218])" office:value-type="float"/>
          <table:table-cell table:formula="of:=MEDIAN([.$N218];[.$Z218])" office:value-type="float"/>
          <table:table-cell table:formula="of:=MAX([.$B218];[.$O218])" office:value-type="float"/>
          <table:table-cell table:formula="of:=MAX([.$C218];[.$P218])" office:value-type="float"/>
          <table:table-cell table:formula="of:=MAX([.$D218];[.$Q218])" office:value-type="float"/>
          <table:table-cell table:formula="of:=MAX([.$E218];[.$R218])" office:value-type="float"/>
          <table:table-cell table:formula="of:=MAX([.$F218];[.$S218])" office:value-type="float"/>
          <table:table-cell table:formula="of:=MAX([.$G218];[.$T218])" office:value-type="float"/>
          <table:table-cell table:formula="of:=MAX([.$H218];[.$U218])" office:value-type="float"/>
          <table:table-cell table:formula="of:=MAX([.$I218];[.$V218])" office:value-type="float"/>
          <table:table-cell table:formula="of:=MAX([.$J218])" office:value-type="float"/>
          <table:table-cell table:formula="of:=MAX([.$K218];[.$W218])" office:value-type="float"/>
          <table:table-cell table:formula="of:=MAX([.$L218];[.$X218])" office:value-type="float"/>
          <table:table-cell table:formula="of:=MAX([.$M218];[.$Y218])" office:value-type="float"/>
          <table:table-cell table:formula="of:=MAX([.$N218];[.$Z218])" office:value-type="float"/>
        </table:table-row>
        <table:table-row table:style-name="ro1">
          <table:table-cell office:value-type="string">
            <text:p>blocks.blocks-25-0.asp/42</text:p>
          </table:table-cell>
          <table:table-cell office:value-type="float" office:value="30.3866"/>
          <table:table-cell office:value-type="float" office:value="30.063"/>
          <table:table-cell office:value-type="float" office:value="10.52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7513.0"/>
          <table:table-cell office:value-type="float" office:value="505295.0"/>
          <table:table-cell office:value-type="float" office:value="505294.0"/>
          <table:table-cell office:value-type="float" office:value="1424738.0"/>
          <table:table-cell office:value-type="float" office:value="166837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83.2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18514.0"/>
          <table:table-cell office:value-type="float" office:value="410366.0"/>
          <table:table-cell office:value-type="float" office:value="1424738.0"/>
          <table:table-cell office:value-type="float" office:value="1668378.0"/>
          <table:table-cell office:value-type="float" office:value="0.0"/>
          <table:table-cell office:value-type="float" office:value="0.0"/>
          <table:table-cell table:formula="of:=MIN([.$B219];[.$O219])" office:value-type="float"/>
          <table:table-cell table:formula="of:=MIN([.$C219];[.$P219])" office:value-type="float"/>
          <table:table-cell table:formula="of:=MIN([.$D219];[.$Q219])" office:value-type="float"/>
          <table:table-cell table:formula="of:=MIN([.$E219];[.$R219])" office:value-type="float"/>
          <table:table-cell table:formula="of:=MIN([.$F219];[.$S219])" office:value-type="float"/>
          <table:table-cell table:formula="of:=MIN([.$G219];[.$T219])" office:value-type="float"/>
          <table:table-cell table:formula="of:=MIN([.$H219];[.$U219])" office:value-type="float"/>
          <table:table-cell table:formula="of:=MIN([.$I219];[.$V219])" office:value-type="float"/>
          <table:table-cell table:formula="of:=MIN([.$J219])" office:value-type="float"/>
          <table:table-cell table:formula="of:=MIN([.$K219];[.$W219])" office:value-type="float"/>
          <table:table-cell table:formula="of:=MIN([.$L219];[.$X219])" office:value-type="float"/>
          <table:table-cell table:formula="of:=MIN([.$M219];[.$Y219])" office:value-type="float"/>
          <table:table-cell table:formula="of:=MIN([.$N219];[.$Z219])" office:value-type="float"/>
          <table:table-cell table:formula="of:=MEDIAN([.$B219];[.$O219])" office:value-type="float"/>
          <table:table-cell table:formula="of:=MEDIAN([.$C219];[.$P219])" office:value-type="float"/>
          <table:table-cell table:formula="of:=MEDIAN([.$D219];[.$Q219])" office:value-type="float"/>
          <table:table-cell table:formula="of:=MEDIAN([.$E219];[.$R219])" office:value-type="float"/>
          <table:table-cell table:formula="of:=MEDIAN([.$F219];[.$S219])" office:value-type="float"/>
          <table:table-cell table:formula="of:=MEDIAN([.$G219];[.$T219])" office:value-type="float"/>
          <table:table-cell table:formula="of:=MEDIAN([.$H219];[.$U219])" office:value-type="float"/>
          <table:table-cell table:formula="of:=MEDIAN([.$I219];[.$V219])" office:value-type="float"/>
          <table:table-cell table:formula="of:=MEDIAN([.$J219])" office:value-type="float"/>
          <table:table-cell table:formula="of:=MEDIAN([.$K219];[.$W219])" office:value-type="float"/>
          <table:table-cell table:formula="of:=MEDIAN([.$L219];[.$X219])" office:value-type="float"/>
          <table:table-cell table:formula="of:=MEDIAN([.$M219];[.$Y219])" office:value-type="float"/>
          <table:table-cell table:formula="of:=MEDIAN([.$N219];[.$Z219])" office:value-type="float"/>
          <table:table-cell table:formula="of:=MAX([.$B219];[.$O219])" office:value-type="float"/>
          <table:table-cell table:formula="of:=MAX([.$C219];[.$P219])" office:value-type="float"/>
          <table:table-cell table:formula="of:=MAX([.$D219];[.$Q219])" office:value-type="float"/>
          <table:table-cell table:formula="of:=MAX([.$E219];[.$R219])" office:value-type="float"/>
          <table:table-cell table:formula="of:=MAX([.$F219];[.$S219])" office:value-type="float"/>
          <table:table-cell table:formula="of:=MAX([.$G219];[.$T219])" office:value-type="float"/>
          <table:table-cell table:formula="of:=MAX([.$H219];[.$U219])" office:value-type="float"/>
          <table:table-cell table:formula="of:=MAX([.$I219];[.$V219])" office:value-type="float"/>
          <table:table-cell table:formula="of:=MAX([.$J219])" office:value-type="float"/>
          <table:table-cell table:formula="of:=MAX([.$K219];[.$W219])" office:value-type="float"/>
          <table:table-cell table:formula="of:=MAX([.$L219];[.$X219])" office:value-type="float"/>
          <table:table-cell table:formula="of:=MAX([.$M219];[.$Y219])" office:value-type="float"/>
          <table:table-cell table:formula="of:=MAX([.$N219];[.$Z219])" office:value-type="float"/>
        </table:table-row>
        <table:table-row table:style-name="ro1">
          <table:table-cell office:value-type="string">
            <text:p>blocks.blocks-25-0.asp/43</text:p>
          </table:table-cell>
          <table:table-cell office:value-type="float" office:value="28.8562"/>
          <table:table-cell office:value-type="float" office:value="28.539"/>
          <table:table-cell office:value-type="float" office:value="8.47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1760.0"/>
          <table:table-cell office:value-type="float" office:value="438932.0"/>
          <table:table-cell office:value-type="float" office:value="438930.0"/>
          <table:table-cell office:value-type="float" office:value="1459464.0"/>
          <table:table-cell office:value-type="float" office:value="171875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300.0"/>
          <table:table-cell office:value-type="float" office:value="282.6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15080.0"/>
          <table:table-cell office:value-type="float" office:value="416163.0"/>
          <table:table-cell office:value-type="float" office:value="1459464.0"/>
          <table:table-cell office:value-type="float" office:value="1718754.0"/>
          <table:table-cell office:value-type="float" office:value="0.0"/>
          <table:table-cell office:value-type="float" office:value="0.0"/>
          <table:table-cell table:formula="of:=MIN([.$B220];[.$O220])" office:value-type="float"/>
          <table:table-cell table:formula="of:=MIN([.$C220];[.$P220])" office:value-type="float"/>
          <table:table-cell table:formula="of:=MIN([.$D220];[.$Q220])" office:value-type="float"/>
          <table:table-cell table:formula="of:=MIN([.$E220];[.$R220])" office:value-type="float"/>
          <table:table-cell table:formula="of:=MIN([.$F220];[.$S220])" office:value-type="float"/>
          <table:table-cell table:formula="of:=MIN([.$G220];[.$T220])" office:value-type="float"/>
          <table:table-cell table:formula="of:=MIN([.$H220];[.$U220])" office:value-type="float"/>
          <table:table-cell table:formula="of:=MIN([.$I220];[.$V220])" office:value-type="float"/>
          <table:table-cell table:formula="of:=MIN([.$J220])" office:value-type="float"/>
          <table:table-cell table:formula="of:=MIN([.$K220];[.$W220])" office:value-type="float"/>
          <table:table-cell table:formula="of:=MIN([.$L220];[.$X220])" office:value-type="float"/>
          <table:table-cell table:formula="of:=MIN([.$M220];[.$Y220])" office:value-type="float"/>
          <table:table-cell table:formula="of:=MIN([.$N220];[.$Z220])" office:value-type="float"/>
          <table:table-cell table:formula="of:=MEDIAN([.$B220];[.$O220])" office:value-type="float"/>
          <table:table-cell table:formula="of:=MEDIAN([.$C220];[.$P220])" office:value-type="float"/>
          <table:table-cell table:formula="of:=MEDIAN([.$D220];[.$Q220])" office:value-type="float"/>
          <table:table-cell table:formula="of:=MEDIAN([.$E220];[.$R220])" office:value-type="float"/>
          <table:table-cell table:formula="of:=MEDIAN([.$F220];[.$S220])" office:value-type="float"/>
          <table:table-cell table:formula="of:=MEDIAN([.$G220];[.$T220])" office:value-type="float"/>
          <table:table-cell table:formula="of:=MEDIAN([.$H220];[.$U220])" office:value-type="float"/>
          <table:table-cell table:formula="of:=MEDIAN([.$I220];[.$V220])" office:value-type="float"/>
          <table:table-cell table:formula="of:=MEDIAN([.$J220])" office:value-type="float"/>
          <table:table-cell table:formula="of:=MEDIAN([.$K220];[.$W220])" office:value-type="float"/>
          <table:table-cell table:formula="of:=MEDIAN([.$L220];[.$X220])" office:value-type="float"/>
          <table:table-cell table:formula="of:=MEDIAN([.$M220];[.$Y220])" office:value-type="float"/>
          <table:table-cell table:formula="of:=MEDIAN([.$N220];[.$Z220])" office:value-type="float"/>
          <table:table-cell table:formula="of:=MAX([.$B220];[.$O220])" office:value-type="float"/>
          <table:table-cell table:formula="of:=MAX([.$C220];[.$P220])" office:value-type="float"/>
          <table:table-cell table:formula="of:=MAX([.$D220];[.$Q220])" office:value-type="float"/>
          <table:table-cell table:formula="of:=MAX([.$E220];[.$R220])" office:value-type="float"/>
          <table:table-cell table:formula="of:=MAX([.$F220];[.$S220])" office:value-type="float"/>
          <table:table-cell table:formula="of:=MAX([.$G220];[.$T220])" office:value-type="float"/>
          <table:table-cell table:formula="of:=MAX([.$H220];[.$U220])" office:value-type="float"/>
          <table:table-cell table:formula="of:=MAX([.$I220];[.$V220])" office:value-type="float"/>
          <table:table-cell table:formula="of:=MAX([.$J220])" office:value-type="float"/>
          <table:table-cell table:formula="of:=MAX([.$K220];[.$W220])" office:value-type="float"/>
          <table:table-cell table:formula="of:=MAX([.$L220];[.$X220])" office:value-type="float"/>
          <table:table-cell table:formula="of:=MAX([.$M220];[.$Y220])" office:value-type="float"/>
          <table:table-cell table:formula="of:=MAX([.$N220];[.$Z220])" office:value-type="float"/>
        </table:table-row>
        <table:table-row table:style-name="ro1">
          <table:table-cell office:value-type="string">
            <text:p>blocks.blocks-25-0.asp/44</text:p>
          </table:table-cell>
          <table:table-cell office:value-type="float" office:value="24.4756"/>
          <table:table-cell office:value-type="float" office:value="24.157"/>
          <table:table-cell office:value-type="float" office:value="3.72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487.0"/>
          <table:table-cell office:value-type="float" office:value="183067.0"/>
          <table:table-cell office:value-type="float" office:value="183064.0"/>
          <table:table-cell office:value-type="float" office:value="1494190.0"/>
          <table:table-cell office:value-type="float" office:value="176913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82.07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12958.0"/>
          <table:table-cell office:value-type="float" office:value="411203.0"/>
          <table:table-cell office:value-type="float" office:value="1494190.0"/>
          <table:table-cell office:value-type="float" office:value="1769130.0"/>
          <table:table-cell office:value-type="float" office:value="0.0"/>
          <table:table-cell office:value-type="float" office:value="0.0"/>
          <table:table-cell table:formula="of:=MIN([.$B221];[.$O221])" office:value-type="float"/>
          <table:table-cell table:formula="of:=MIN([.$C221];[.$P221])" office:value-type="float"/>
          <table:table-cell table:formula="of:=MIN([.$D221];[.$Q221])" office:value-type="float"/>
          <table:table-cell table:formula="of:=MIN([.$E221];[.$R221])" office:value-type="float"/>
          <table:table-cell table:formula="of:=MIN([.$F221];[.$S221])" office:value-type="float"/>
          <table:table-cell table:formula="of:=MIN([.$G221];[.$T221])" office:value-type="float"/>
          <table:table-cell table:formula="of:=MIN([.$H221];[.$U221])" office:value-type="float"/>
          <table:table-cell table:formula="of:=MIN([.$I221];[.$V221])" office:value-type="float"/>
          <table:table-cell table:formula="of:=MIN([.$J221])" office:value-type="float"/>
          <table:table-cell table:formula="of:=MIN([.$K221];[.$W221])" office:value-type="float"/>
          <table:table-cell table:formula="of:=MIN([.$L221];[.$X221])" office:value-type="float"/>
          <table:table-cell table:formula="of:=MIN([.$M221];[.$Y221])" office:value-type="float"/>
          <table:table-cell table:formula="of:=MIN([.$N221];[.$Z221])" office:value-type="float"/>
          <table:table-cell table:formula="of:=MEDIAN([.$B221];[.$O221])" office:value-type="float"/>
          <table:table-cell table:formula="of:=MEDIAN([.$C221];[.$P221])" office:value-type="float"/>
          <table:table-cell table:formula="of:=MEDIAN([.$D221];[.$Q221])" office:value-type="float"/>
          <table:table-cell table:formula="of:=MEDIAN([.$E221];[.$R221])" office:value-type="float"/>
          <table:table-cell table:formula="of:=MEDIAN([.$F221];[.$S221])" office:value-type="float"/>
          <table:table-cell table:formula="of:=MEDIAN([.$G221];[.$T221])" office:value-type="float"/>
          <table:table-cell table:formula="of:=MEDIAN([.$H221];[.$U221])" office:value-type="float"/>
          <table:table-cell table:formula="of:=MEDIAN([.$I221];[.$V221])" office:value-type="float"/>
          <table:table-cell table:formula="of:=MEDIAN([.$J221])" office:value-type="float"/>
          <table:table-cell table:formula="of:=MEDIAN([.$K221];[.$W221])" office:value-type="float"/>
          <table:table-cell table:formula="of:=MEDIAN([.$L221];[.$X221])" office:value-type="float"/>
          <table:table-cell table:formula="of:=MEDIAN([.$M221];[.$Y221])" office:value-type="float"/>
          <table:table-cell table:formula="of:=MEDIAN([.$N221];[.$Z221])" office:value-type="float"/>
          <table:table-cell table:formula="of:=MAX([.$B221];[.$O221])" office:value-type="float"/>
          <table:table-cell table:formula="of:=MAX([.$C221];[.$P221])" office:value-type="float"/>
          <table:table-cell table:formula="of:=MAX([.$D221];[.$Q221])" office:value-type="float"/>
          <table:table-cell table:formula="of:=MAX([.$E221];[.$R221])" office:value-type="float"/>
          <table:table-cell table:formula="of:=MAX([.$F221];[.$S221])" office:value-type="float"/>
          <table:table-cell table:formula="of:=MAX([.$G221];[.$T221])" office:value-type="float"/>
          <table:table-cell table:formula="of:=MAX([.$H221];[.$U221])" office:value-type="float"/>
          <table:table-cell table:formula="of:=MAX([.$I221];[.$V221])" office:value-type="float"/>
          <table:table-cell table:formula="of:=MAX([.$J221])" office:value-type="float"/>
          <table:table-cell table:formula="of:=MAX([.$K221];[.$W221])" office:value-type="float"/>
          <table:table-cell table:formula="of:=MAX([.$L221];[.$X221])" office:value-type="float"/>
          <table:table-cell table:formula="of:=MAX([.$M221];[.$Y221])" office:value-type="float"/>
          <table:table-cell table:formula="of:=MAX([.$N221];[.$Z221])" office:value-type="float"/>
        </table:table-row>
        <table:table-row table:style-name="ro1">
          <table:table-cell office:value-type="string">
            <text:p>blocks.blocks-25-0.asp/45</text:p>
          </table:table-cell>
          <table:table-cell office:value-type="float" office:value="24.3064"/>
          <table:table-cell office:value-type="float" office:value="23.978"/>
          <table:table-cell office:value-type="float" office:value="3.06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315.0"/>
          <table:table-cell office:value-type="float" office:value="147599.0"/>
          <table:table-cell office:value-type="float" office:value="147595.0"/>
          <table:table-cell office:value-type="float" office:value="1528916.0"/>
          <table:table-cell office:value-type="float" office:value="181950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81.4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14968.0"/>
          <table:table-cell office:value-type="float" office:value="449192.0"/>
          <table:table-cell office:value-type="float" office:value="1528916.0"/>
          <table:table-cell office:value-type="float" office:value="1819506.0"/>
          <table:table-cell office:value-type="float" office:value="0.0"/>
          <table:table-cell office:value-type="float" office:value="0.0"/>
          <table:table-cell table:formula="of:=MIN([.$B222];[.$O222])" office:value-type="float"/>
          <table:table-cell table:formula="of:=MIN([.$C222];[.$P222])" office:value-type="float"/>
          <table:table-cell table:formula="of:=MIN([.$D222];[.$Q222])" office:value-type="float"/>
          <table:table-cell table:formula="of:=MIN([.$E222];[.$R222])" office:value-type="float"/>
          <table:table-cell table:formula="of:=MIN([.$F222];[.$S222])" office:value-type="float"/>
          <table:table-cell table:formula="of:=MIN([.$G222];[.$T222])" office:value-type="float"/>
          <table:table-cell table:formula="of:=MIN([.$H222];[.$U222])" office:value-type="float"/>
          <table:table-cell table:formula="of:=MIN([.$I222];[.$V222])" office:value-type="float"/>
          <table:table-cell table:formula="of:=MIN([.$J222])" office:value-type="float"/>
          <table:table-cell table:formula="of:=MIN([.$K222];[.$W222])" office:value-type="float"/>
          <table:table-cell table:formula="of:=MIN([.$L222];[.$X222])" office:value-type="float"/>
          <table:table-cell table:formula="of:=MIN([.$M222];[.$Y222])" office:value-type="float"/>
          <table:table-cell table:formula="of:=MIN([.$N222];[.$Z222])" office:value-type="float"/>
          <table:table-cell table:formula="of:=MEDIAN([.$B222];[.$O222])" office:value-type="float"/>
          <table:table-cell table:formula="of:=MEDIAN([.$C222];[.$P222])" office:value-type="float"/>
          <table:table-cell table:formula="of:=MEDIAN([.$D222];[.$Q222])" office:value-type="float"/>
          <table:table-cell table:formula="of:=MEDIAN([.$E222];[.$R222])" office:value-type="float"/>
          <table:table-cell table:formula="of:=MEDIAN([.$F222];[.$S222])" office:value-type="float"/>
          <table:table-cell table:formula="of:=MEDIAN([.$G222];[.$T222])" office:value-type="float"/>
          <table:table-cell table:formula="of:=MEDIAN([.$H222];[.$U222])" office:value-type="float"/>
          <table:table-cell table:formula="of:=MEDIAN([.$I222];[.$V222])" office:value-type="float"/>
          <table:table-cell table:formula="of:=MEDIAN([.$J222])" office:value-type="float"/>
          <table:table-cell table:formula="of:=MEDIAN([.$K222];[.$W222])" office:value-type="float"/>
          <table:table-cell table:formula="of:=MEDIAN([.$L222];[.$X222])" office:value-type="float"/>
          <table:table-cell table:formula="of:=MEDIAN([.$M222];[.$Y222])" office:value-type="float"/>
          <table:table-cell table:formula="of:=MEDIAN([.$N222];[.$Z222])" office:value-type="float"/>
          <table:table-cell table:formula="of:=MAX([.$B222];[.$O222])" office:value-type="float"/>
          <table:table-cell table:formula="of:=MAX([.$C222];[.$P222])" office:value-type="float"/>
          <table:table-cell table:formula="of:=MAX([.$D222];[.$Q222])" office:value-type="float"/>
          <table:table-cell table:formula="of:=MAX([.$E222];[.$R222])" office:value-type="float"/>
          <table:table-cell table:formula="of:=MAX([.$F222];[.$S222])" office:value-type="float"/>
          <table:table-cell table:formula="of:=MAX([.$G222];[.$T222])" office:value-type="float"/>
          <table:table-cell table:formula="of:=MAX([.$H222];[.$U222])" office:value-type="float"/>
          <table:table-cell table:formula="of:=MAX([.$I222];[.$V222])" office:value-type="float"/>
          <table:table-cell table:formula="of:=MAX([.$J222])" office:value-type="float"/>
          <table:table-cell table:formula="of:=MAX([.$K222];[.$W222])" office:value-type="float"/>
          <table:table-cell table:formula="of:=MAX([.$L222];[.$X222])" office:value-type="float"/>
          <table:table-cell table:formula="of:=MAX([.$M222];[.$Y222])" office:value-type="float"/>
          <table:table-cell table:formula="of:=MAX([.$N222];[.$Z222])" office:value-type="float"/>
        </table:table-row>
        <table:table-row table:style-name="ro1">
          <table:table-cell office:value-type="string">
            <text:p>blocks.blocks-25-0.asp/5</text:p>
          </table:table-cell>
          <table:table-cell office:value-type="float" office:value="1.77798"/>
          <table:table-cell office:value-type="float" office:value="1.7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9876.0"/>
          <table:table-cell office:value-type="float" office:value="1343.0"/>
          <table:table-cell office:value-type="float" office:value="0.0"/>
          <table:table-cell office:value-type="float" office:value="0.0"/>
          <table:table-cell office:value-type="float" office:value="1.67189"/>
          <table:table-cell office:value-type="float" office:value="1.6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39876.0"/>
          <table:table-cell office:value-type="float" office:value="1343.0"/>
          <table:table-cell office:value-type="float" office:value="0.0"/>
          <table:table-cell office:value-type="float" office:value="0.0"/>
          <table:table-cell table:formula="of:=MIN([.$B223];[.$O223])" office:value-type="float"/>
          <table:table-cell table:formula="of:=MIN([.$C223];[.$P223])" office:value-type="float"/>
          <table:table-cell table:formula="of:=MIN([.$D223];[.$Q223])" office:value-type="float"/>
          <table:table-cell table:formula="of:=MIN([.$E223];[.$R223])" office:value-type="float"/>
          <table:table-cell table:formula="of:=MIN([.$F223];[.$S223])" office:value-type="float"/>
          <table:table-cell table:formula="of:=MIN([.$G223];[.$T223])" office:value-type="float"/>
          <table:table-cell table:formula="of:=MIN([.$H223];[.$U223])" office:value-type="float"/>
          <table:table-cell table:formula="of:=MIN([.$I223];[.$V223])" office:value-type="float"/>
          <table:table-cell table:formula="of:=MIN([.$J223])" office:value-type="float"/>
          <table:table-cell table:formula="of:=MIN([.$K223];[.$W223])" office:value-type="float"/>
          <table:table-cell table:formula="of:=MIN([.$L223];[.$X223])" office:value-type="float"/>
          <table:table-cell table:formula="of:=MIN([.$M223];[.$Y223])" office:value-type="float"/>
          <table:table-cell table:formula="of:=MIN([.$N223];[.$Z223])" office:value-type="float"/>
          <table:table-cell table:formula="of:=MEDIAN([.$B223];[.$O223])" office:value-type="float"/>
          <table:table-cell table:formula="of:=MEDIAN([.$C223];[.$P223])" office:value-type="float"/>
          <table:table-cell table:formula="of:=MEDIAN([.$D223];[.$Q223])" office:value-type="float"/>
          <table:table-cell table:formula="of:=MEDIAN([.$E223];[.$R223])" office:value-type="float"/>
          <table:table-cell table:formula="of:=MEDIAN([.$F223];[.$S223])" office:value-type="float"/>
          <table:table-cell table:formula="of:=MEDIAN([.$G223];[.$T223])" office:value-type="float"/>
          <table:table-cell table:formula="of:=MEDIAN([.$H223];[.$U223])" office:value-type="float"/>
          <table:table-cell table:formula="of:=MEDIAN([.$I223];[.$V223])" office:value-type="float"/>
          <table:table-cell table:formula="of:=MEDIAN([.$J223])" office:value-type="float"/>
          <table:table-cell table:formula="of:=MEDIAN([.$K223];[.$W223])" office:value-type="float"/>
          <table:table-cell table:formula="of:=MEDIAN([.$L223];[.$X223])" office:value-type="float"/>
          <table:table-cell table:formula="of:=MEDIAN([.$M223];[.$Y223])" office:value-type="float"/>
          <table:table-cell table:formula="of:=MEDIAN([.$N223];[.$Z223])" office:value-type="float"/>
          <table:table-cell table:formula="of:=MAX([.$B223];[.$O223])" office:value-type="float"/>
          <table:table-cell table:formula="of:=MAX([.$C223];[.$P223])" office:value-type="float"/>
          <table:table-cell table:formula="of:=MAX([.$D223];[.$Q223])" office:value-type="float"/>
          <table:table-cell table:formula="of:=MAX([.$E223];[.$R223])" office:value-type="float"/>
          <table:table-cell table:formula="of:=MAX([.$F223];[.$S223])" office:value-type="float"/>
          <table:table-cell table:formula="of:=MAX([.$G223];[.$T223])" office:value-type="float"/>
          <table:table-cell table:formula="of:=MAX([.$H223];[.$U223])" office:value-type="float"/>
          <table:table-cell table:formula="of:=MAX([.$I223];[.$V223])" office:value-type="float"/>
          <table:table-cell table:formula="of:=MAX([.$J223])" office:value-type="float"/>
          <table:table-cell table:formula="of:=MAX([.$K223];[.$W223])" office:value-type="float"/>
          <table:table-cell table:formula="of:=MAX([.$L223];[.$X223])" office:value-type="float"/>
          <table:table-cell table:formula="of:=MAX([.$M223];[.$Y223])" office:value-type="float"/>
          <table:table-cell table:formula="of:=MAX([.$N223];[.$Z223])" office:value-type="float"/>
        </table:table-row>
        <table:table-row table:style-name="ro1">
          <table:table-cell office:value-type="string">
            <text:p>blocks.blocks-25-0.asp/6</text:p>
          </table:table-cell>
          <table:table-cell office:value-type="float" office:value="2.26599"/>
          <table:table-cell office:value-type="float" office:value="2.1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4602.0"/>
          <table:table-cell office:value-type="float" office:value="2019.0"/>
          <table:table-cell office:value-type="float" office:value="0.0"/>
          <table:table-cell office:value-type="float" office:value="0.0"/>
          <table:table-cell office:value-type="float" office:value="2.13431"/>
          <table:table-cell office:value-type="float" office:value="2.0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74602.0"/>
          <table:table-cell office:value-type="float" office:value="2019.0"/>
          <table:table-cell office:value-type="float" office:value="0.0"/>
          <table:table-cell office:value-type="float" office:value="0.0"/>
          <table:table-cell table:formula="of:=MIN([.$B224];[.$O224])" office:value-type="float"/>
          <table:table-cell table:formula="of:=MIN([.$C224];[.$P224])" office:value-type="float"/>
          <table:table-cell table:formula="of:=MIN([.$D224];[.$Q224])" office:value-type="float"/>
          <table:table-cell table:formula="of:=MIN([.$E224];[.$R224])" office:value-type="float"/>
          <table:table-cell table:formula="of:=MIN([.$F224];[.$S224])" office:value-type="float"/>
          <table:table-cell table:formula="of:=MIN([.$G224];[.$T224])" office:value-type="float"/>
          <table:table-cell table:formula="of:=MIN([.$H224];[.$U224])" office:value-type="float"/>
          <table:table-cell table:formula="of:=MIN([.$I224];[.$V224])" office:value-type="float"/>
          <table:table-cell table:formula="of:=MIN([.$J224])" office:value-type="float"/>
          <table:table-cell table:formula="of:=MIN([.$K224];[.$W224])" office:value-type="float"/>
          <table:table-cell table:formula="of:=MIN([.$L224];[.$X224])" office:value-type="float"/>
          <table:table-cell table:formula="of:=MIN([.$M224];[.$Y224])" office:value-type="float"/>
          <table:table-cell table:formula="of:=MIN([.$N224];[.$Z224])" office:value-type="float"/>
          <table:table-cell table:formula="of:=MEDIAN([.$B224];[.$O224])" office:value-type="float"/>
          <table:table-cell table:formula="of:=MEDIAN([.$C224];[.$P224])" office:value-type="float"/>
          <table:table-cell table:formula="of:=MEDIAN([.$D224];[.$Q224])" office:value-type="float"/>
          <table:table-cell table:formula="of:=MEDIAN([.$E224];[.$R224])" office:value-type="float"/>
          <table:table-cell table:formula="of:=MEDIAN([.$F224];[.$S224])" office:value-type="float"/>
          <table:table-cell table:formula="of:=MEDIAN([.$G224];[.$T224])" office:value-type="float"/>
          <table:table-cell table:formula="of:=MEDIAN([.$H224];[.$U224])" office:value-type="float"/>
          <table:table-cell table:formula="of:=MEDIAN([.$I224];[.$V224])" office:value-type="float"/>
          <table:table-cell table:formula="of:=MEDIAN([.$J224])" office:value-type="float"/>
          <table:table-cell table:formula="of:=MEDIAN([.$K224];[.$W224])" office:value-type="float"/>
          <table:table-cell table:formula="of:=MEDIAN([.$L224];[.$X224])" office:value-type="float"/>
          <table:table-cell table:formula="of:=MEDIAN([.$M224];[.$Y224])" office:value-type="float"/>
          <table:table-cell table:formula="of:=MEDIAN([.$N224];[.$Z224])" office:value-type="float"/>
          <table:table-cell table:formula="of:=MAX([.$B224];[.$O224])" office:value-type="float"/>
          <table:table-cell table:formula="of:=MAX([.$C224];[.$P224])" office:value-type="float"/>
          <table:table-cell table:formula="of:=MAX([.$D224];[.$Q224])" office:value-type="float"/>
          <table:table-cell table:formula="of:=MAX([.$E224];[.$R224])" office:value-type="float"/>
          <table:table-cell table:formula="of:=MAX([.$F224];[.$S224])" office:value-type="float"/>
          <table:table-cell table:formula="of:=MAX([.$G224];[.$T224])" office:value-type="float"/>
          <table:table-cell table:formula="of:=MAX([.$H224];[.$U224])" office:value-type="float"/>
          <table:table-cell table:formula="of:=MAX([.$I224];[.$V224])" office:value-type="float"/>
          <table:table-cell table:formula="of:=MAX([.$J224])" office:value-type="float"/>
          <table:table-cell table:formula="of:=MAX([.$K224];[.$W224])" office:value-type="float"/>
          <table:table-cell table:formula="of:=MAX([.$L224];[.$X224])" office:value-type="float"/>
          <table:table-cell table:formula="of:=MAX([.$M224];[.$Y224])" office:value-type="float"/>
          <table:table-cell table:formula="of:=MAX([.$N224];[.$Z224])" office:value-type="float"/>
        </table:table-row>
        <table:table-row table:style-name="ro1">
          <table:table-cell office:value-type="string">
            <text:p>blocks.blocks-25-0.asp/7</text:p>
          </table:table-cell>
          <table:table-cell office:value-type="float" office:value="2.69313"/>
          <table:table-cell office:value-type="float" office:value="2.6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9328.0"/>
          <table:table-cell office:value-type="float" office:value="2695.0"/>
          <table:table-cell office:value-type="float" office:value="0.0"/>
          <table:table-cell office:value-type="float" office:value="0.0"/>
          <table:table-cell office:value-type="float" office:value="2.47993"/>
          <table:table-cell office:value-type="float" office:value="2.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09328.0"/>
          <table:table-cell office:value-type="float" office:value="2695.0"/>
          <table:table-cell office:value-type="float" office:value="0.0"/>
          <table:table-cell office:value-type="float" office:value="0.0"/>
          <table:table-cell table:formula="of:=MIN([.$B225];[.$O225])" office:value-type="float"/>
          <table:table-cell table:formula="of:=MIN([.$C225];[.$P225])" office:value-type="float"/>
          <table:table-cell table:formula="of:=MIN([.$D225];[.$Q225])" office:value-type="float"/>
          <table:table-cell table:formula="of:=MIN([.$E225];[.$R225])" office:value-type="float"/>
          <table:table-cell table:formula="of:=MIN([.$F225];[.$S225])" office:value-type="float"/>
          <table:table-cell table:formula="of:=MIN([.$G225];[.$T225])" office:value-type="float"/>
          <table:table-cell table:formula="of:=MIN([.$H225];[.$U225])" office:value-type="float"/>
          <table:table-cell table:formula="of:=MIN([.$I225];[.$V225])" office:value-type="float"/>
          <table:table-cell table:formula="of:=MIN([.$J225])" office:value-type="float"/>
          <table:table-cell table:formula="of:=MIN([.$K225];[.$W225])" office:value-type="float"/>
          <table:table-cell table:formula="of:=MIN([.$L225];[.$X225])" office:value-type="float"/>
          <table:table-cell table:formula="of:=MIN([.$M225];[.$Y225])" office:value-type="float"/>
          <table:table-cell table:formula="of:=MIN([.$N225];[.$Z225])" office:value-type="float"/>
          <table:table-cell table:formula="of:=MEDIAN([.$B225];[.$O225])" office:value-type="float"/>
          <table:table-cell table:formula="of:=MEDIAN([.$C225];[.$P225])" office:value-type="float"/>
          <table:table-cell table:formula="of:=MEDIAN([.$D225];[.$Q225])" office:value-type="float"/>
          <table:table-cell table:formula="of:=MEDIAN([.$E225];[.$R225])" office:value-type="float"/>
          <table:table-cell table:formula="of:=MEDIAN([.$F225];[.$S225])" office:value-type="float"/>
          <table:table-cell table:formula="of:=MEDIAN([.$G225];[.$T225])" office:value-type="float"/>
          <table:table-cell table:formula="of:=MEDIAN([.$H225];[.$U225])" office:value-type="float"/>
          <table:table-cell table:formula="of:=MEDIAN([.$I225];[.$V225])" office:value-type="float"/>
          <table:table-cell table:formula="of:=MEDIAN([.$J225])" office:value-type="float"/>
          <table:table-cell table:formula="of:=MEDIAN([.$K225];[.$W225])" office:value-type="float"/>
          <table:table-cell table:formula="of:=MEDIAN([.$L225];[.$X225])" office:value-type="float"/>
          <table:table-cell table:formula="of:=MEDIAN([.$M225];[.$Y225])" office:value-type="float"/>
          <table:table-cell table:formula="of:=MEDIAN([.$N225];[.$Z225])" office:value-type="float"/>
          <table:table-cell table:formula="of:=MAX([.$B225];[.$O225])" office:value-type="float"/>
          <table:table-cell table:formula="of:=MAX([.$C225];[.$P225])" office:value-type="float"/>
          <table:table-cell table:formula="of:=MAX([.$D225];[.$Q225])" office:value-type="float"/>
          <table:table-cell table:formula="of:=MAX([.$E225];[.$R225])" office:value-type="float"/>
          <table:table-cell table:formula="of:=MAX([.$F225];[.$S225])" office:value-type="float"/>
          <table:table-cell table:formula="of:=MAX([.$G225];[.$T225])" office:value-type="float"/>
          <table:table-cell table:formula="of:=MAX([.$H225];[.$U225])" office:value-type="float"/>
          <table:table-cell table:formula="of:=MAX([.$I225];[.$V225])" office:value-type="float"/>
          <table:table-cell table:formula="of:=MAX([.$J225])" office:value-type="float"/>
          <table:table-cell table:formula="of:=MAX([.$K225];[.$W225])" office:value-type="float"/>
          <table:table-cell table:formula="of:=MAX([.$L225];[.$X225])" office:value-type="float"/>
          <table:table-cell table:formula="of:=MAX([.$M225];[.$Y225])" office:value-type="float"/>
          <table:table-cell table:formula="of:=MAX([.$N225];[.$Z225])" office:value-type="float"/>
        </table:table-row>
        <table:table-row table:style-name="ro1">
          <table:table-cell office:value-type="string">
            <text:p>blocks.blocks-25-0.asp/8</text:p>
          </table:table-cell>
          <table:table-cell office:value-type="float" office:value="3.17697"/>
          <table:table-cell office:value-type="float" office:value="3.0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4054.0"/>
          <table:table-cell office:value-type="float" office:value="3371.0"/>
          <table:table-cell office:value-type="float" office:value="0.0"/>
          <table:table-cell office:value-type="float" office:value="0.0"/>
          <table:table-cell office:value-type="float" office:value="2.88913"/>
          <table:table-cell office:value-type="float" office:value="2.8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44054.0"/>
          <table:table-cell office:value-type="float" office:value="3371.0"/>
          <table:table-cell office:value-type="float" office:value="0.0"/>
          <table:table-cell office:value-type="float" office:value="0.0"/>
          <table:table-cell table:formula="of:=MIN([.$B226];[.$O226])" office:value-type="float"/>
          <table:table-cell table:formula="of:=MIN([.$C226];[.$P226])" office:value-type="float"/>
          <table:table-cell table:formula="of:=MIN([.$D226];[.$Q226])" office:value-type="float"/>
          <table:table-cell table:formula="of:=MIN([.$E226];[.$R226])" office:value-type="float"/>
          <table:table-cell table:formula="of:=MIN([.$F226];[.$S226])" office:value-type="float"/>
          <table:table-cell table:formula="of:=MIN([.$G226];[.$T226])" office:value-type="float"/>
          <table:table-cell table:formula="of:=MIN([.$H226];[.$U226])" office:value-type="float"/>
          <table:table-cell table:formula="of:=MIN([.$I226];[.$V226])" office:value-type="float"/>
          <table:table-cell table:formula="of:=MIN([.$J226])" office:value-type="float"/>
          <table:table-cell table:formula="of:=MIN([.$K226];[.$W226])" office:value-type="float"/>
          <table:table-cell table:formula="of:=MIN([.$L226];[.$X226])" office:value-type="float"/>
          <table:table-cell table:formula="of:=MIN([.$M226];[.$Y226])" office:value-type="float"/>
          <table:table-cell table:formula="of:=MIN([.$N226];[.$Z226])" office:value-type="float"/>
          <table:table-cell table:formula="of:=MEDIAN([.$B226];[.$O226])" office:value-type="float"/>
          <table:table-cell table:formula="of:=MEDIAN([.$C226];[.$P226])" office:value-type="float"/>
          <table:table-cell table:formula="of:=MEDIAN([.$D226];[.$Q226])" office:value-type="float"/>
          <table:table-cell table:formula="of:=MEDIAN([.$E226];[.$R226])" office:value-type="float"/>
          <table:table-cell table:formula="of:=MEDIAN([.$F226];[.$S226])" office:value-type="float"/>
          <table:table-cell table:formula="of:=MEDIAN([.$G226];[.$T226])" office:value-type="float"/>
          <table:table-cell table:formula="of:=MEDIAN([.$H226];[.$U226])" office:value-type="float"/>
          <table:table-cell table:formula="of:=MEDIAN([.$I226];[.$V226])" office:value-type="float"/>
          <table:table-cell table:formula="of:=MEDIAN([.$J226])" office:value-type="float"/>
          <table:table-cell table:formula="of:=MEDIAN([.$K226];[.$W226])" office:value-type="float"/>
          <table:table-cell table:formula="of:=MEDIAN([.$L226];[.$X226])" office:value-type="float"/>
          <table:table-cell table:formula="of:=MEDIAN([.$M226];[.$Y226])" office:value-type="float"/>
          <table:table-cell table:formula="of:=MEDIAN([.$N226];[.$Z226])" office:value-type="float"/>
          <table:table-cell table:formula="of:=MAX([.$B226];[.$O226])" office:value-type="float"/>
          <table:table-cell table:formula="of:=MAX([.$C226];[.$P226])" office:value-type="float"/>
          <table:table-cell table:formula="of:=MAX([.$D226];[.$Q226])" office:value-type="float"/>
          <table:table-cell table:formula="of:=MAX([.$E226];[.$R226])" office:value-type="float"/>
          <table:table-cell table:formula="of:=MAX([.$F226];[.$S226])" office:value-type="float"/>
          <table:table-cell table:formula="of:=MAX([.$G226];[.$T226])" office:value-type="float"/>
          <table:table-cell table:formula="of:=MAX([.$H226];[.$U226])" office:value-type="float"/>
          <table:table-cell table:formula="of:=MAX([.$I226];[.$V226])" office:value-type="float"/>
          <table:table-cell table:formula="of:=MAX([.$J226])" office:value-type="float"/>
          <table:table-cell table:formula="of:=MAX([.$K226];[.$W226])" office:value-type="float"/>
          <table:table-cell table:formula="of:=MAX([.$L226];[.$X226])" office:value-type="float"/>
          <table:table-cell table:formula="of:=MAX([.$M226];[.$Y226])" office:value-type="float"/>
          <table:table-cell table:formula="of:=MAX([.$N226];[.$Z226])" office:value-type="float"/>
        </table:table-row>
        <table:table-row table:style-name="ro1">
          <table:table-cell office:value-type="string">
            <text:p>blocks.blocks-25-0.asp/9</text:p>
          </table:table-cell>
          <table:table-cell office:value-type="float" office:value="3.59692"/>
          <table:table-cell office:value-type="float" office:value="3.5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8780.0"/>
          <table:table-cell office:value-type="float" office:value="4047.0"/>
          <table:table-cell office:value-type="float" office:value="0.0"/>
          <table:table-cell office:value-type="float" office:value="0.0"/>
          <table:table-cell office:value-type="float" office:value="3.32328"/>
          <table:table-cell office:value-type="float" office:value="3.2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78780.0"/>
          <table:table-cell office:value-type="float" office:value="4047.0"/>
          <table:table-cell office:value-type="float" office:value="0.0"/>
          <table:table-cell office:value-type="float" office:value="0.0"/>
          <table:table-cell table:formula="of:=MIN([.$B227];[.$O227])" office:value-type="float"/>
          <table:table-cell table:formula="of:=MIN([.$C227];[.$P227])" office:value-type="float"/>
          <table:table-cell table:formula="of:=MIN([.$D227];[.$Q227])" office:value-type="float"/>
          <table:table-cell table:formula="of:=MIN([.$E227];[.$R227])" office:value-type="float"/>
          <table:table-cell table:formula="of:=MIN([.$F227];[.$S227])" office:value-type="float"/>
          <table:table-cell table:formula="of:=MIN([.$G227];[.$T227])" office:value-type="float"/>
          <table:table-cell table:formula="of:=MIN([.$H227];[.$U227])" office:value-type="float"/>
          <table:table-cell table:formula="of:=MIN([.$I227];[.$V227])" office:value-type="float"/>
          <table:table-cell table:formula="of:=MIN([.$J227])" office:value-type="float"/>
          <table:table-cell table:formula="of:=MIN([.$K227];[.$W227])" office:value-type="float"/>
          <table:table-cell table:formula="of:=MIN([.$L227];[.$X227])" office:value-type="float"/>
          <table:table-cell table:formula="of:=MIN([.$M227];[.$Y227])" office:value-type="float"/>
          <table:table-cell table:formula="of:=MIN([.$N227];[.$Z227])" office:value-type="float"/>
          <table:table-cell table:formula="of:=MEDIAN([.$B227];[.$O227])" office:value-type="float"/>
          <table:table-cell table:formula="of:=MEDIAN([.$C227];[.$P227])" office:value-type="float"/>
          <table:table-cell table:formula="of:=MEDIAN([.$D227];[.$Q227])" office:value-type="float"/>
          <table:table-cell table:formula="of:=MEDIAN([.$E227];[.$R227])" office:value-type="float"/>
          <table:table-cell table:formula="of:=MEDIAN([.$F227];[.$S227])" office:value-type="float"/>
          <table:table-cell table:formula="of:=MEDIAN([.$G227];[.$T227])" office:value-type="float"/>
          <table:table-cell table:formula="of:=MEDIAN([.$H227];[.$U227])" office:value-type="float"/>
          <table:table-cell table:formula="of:=MEDIAN([.$I227];[.$V227])" office:value-type="float"/>
          <table:table-cell table:formula="of:=MEDIAN([.$J227])" office:value-type="float"/>
          <table:table-cell table:formula="of:=MEDIAN([.$K227];[.$W227])" office:value-type="float"/>
          <table:table-cell table:formula="of:=MEDIAN([.$L227];[.$X227])" office:value-type="float"/>
          <table:table-cell table:formula="of:=MEDIAN([.$M227];[.$Y227])" office:value-type="float"/>
          <table:table-cell table:formula="of:=MEDIAN([.$N227];[.$Z227])" office:value-type="float"/>
          <table:table-cell table:formula="of:=MAX([.$B227];[.$O227])" office:value-type="float"/>
          <table:table-cell table:formula="of:=MAX([.$C227];[.$P227])" office:value-type="float"/>
          <table:table-cell table:formula="of:=MAX([.$D227];[.$Q227])" office:value-type="float"/>
          <table:table-cell table:formula="of:=MAX([.$E227];[.$R227])" office:value-type="float"/>
          <table:table-cell table:formula="of:=MAX([.$F227];[.$S227])" office:value-type="float"/>
          <table:table-cell table:formula="of:=MAX([.$G227];[.$T227])" office:value-type="float"/>
          <table:table-cell table:formula="of:=MAX([.$H227];[.$U227])" office:value-type="float"/>
          <table:table-cell table:formula="of:=MAX([.$I227];[.$V227])" office:value-type="float"/>
          <table:table-cell table:formula="of:=MAX([.$J227])" office:value-type="float"/>
          <table:table-cell table:formula="of:=MAX([.$K227];[.$W227])" office:value-type="float"/>
          <table:table-cell table:formula="of:=MAX([.$L227];[.$X227])" office:value-type="float"/>
          <table:table-cell table:formula="of:=MAX([.$M227];[.$Y227])" office:value-type="float"/>
          <table:table-cell table:formula="of:=MAX([.$N227];[.$Z227])" office:value-type="float"/>
        </table:table-row>
        <table:table-row table:style-name="ro1">
          <table:table-cell office:value-type="string">
            <text:p>blocks.blocks-25-1.asp/1</text:p>
          </table:table-cell>
          <table:table-cell office:value-type="float" office:value="0.214526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222703"/>
          <table:table-cell office:value-type="float" office:value="0.1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28];[.$O228])" office:value-type="float"/>
          <table:table-cell table:formula="of:=MIN([.$C228];[.$P228])" office:value-type="float"/>
          <table:table-cell table:formula="of:=MIN([.$D228];[.$Q228])" office:value-type="float"/>
          <table:table-cell table:formula="of:=MIN([.$E228];[.$R228])" office:value-type="float"/>
          <table:table-cell table:formula="of:=MIN([.$F228];[.$S228])" office:value-type="float"/>
          <table:table-cell table:formula="of:=MIN([.$G228];[.$T228])" office:value-type="float"/>
          <table:table-cell table:formula="of:=MIN([.$H228];[.$U228])" office:value-type="float"/>
          <table:table-cell table:formula="of:=MIN([.$I228];[.$V228])" office:value-type="float"/>
          <table:table-cell table:formula="of:=MIN([.$J228])" office:value-type="float"/>
          <table:table-cell table:formula="of:=MIN([.$K228];[.$W228])" office:value-type="float"/>
          <table:table-cell table:formula="of:=MIN([.$L228];[.$X228])" office:value-type="float"/>
          <table:table-cell table:formula="of:=MIN([.$M228];[.$Y228])" office:value-type="float"/>
          <table:table-cell table:formula="of:=MIN([.$N228];[.$Z228])" office:value-type="float"/>
          <table:table-cell table:formula="of:=MEDIAN([.$B228];[.$O228])" office:value-type="float"/>
          <table:table-cell table:formula="of:=MEDIAN([.$C228];[.$P228])" office:value-type="float"/>
          <table:table-cell table:formula="of:=MEDIAN([.$D228];[.$Q228])" office:value-type="float"/>
          <table:table-cell table:formula="of:=MEDIAN([.$E228];[.$R228])" office:value-type="float"/>
          <table:table-cell table:formula="of:=MEDIAN([.$F228];[.$S228])" office:value-type="float"/>
          <table:table-cell table:formula="of:=MEDIAN([.$G228];[.$T228])" office:value-type="float"/>
          <table:table-cell table:formula="of:=MEDIAN([.$H228];[.$U228])" office:value-type="float"/>
          <table:table-cell table:formula="of:=MEDIAN([.$I228];[.$V228])" office:value-type="float"/>
          <table:table-cell table:formula="of:=MEDIAN([.$J228])" office:value-type="float"/>
          <table:table-cell table:formula="of:=MEDIAN([.$K228];[.$W228])" office:value-type="float"/>
          <table:table-cell table:formula="of:=MEDIAN([.$L228];[.$X228])" office:value-type="float"/>
          <table:table-cell table:formula="of:=MEDIAN([.$M228];[.$Y228])" office:value-type="float"/>
          <table:table-cell table:formula="of:=MEDIAN([.$N228];[.$Z228])" office:value-type="float"/>
          <table:table-cell table:formula="of:=MAX([.$B228];[.$O228])" office:value-type="float"/>
          <table:table-cell table:formula="of:=MAX([.$C228];[.$P228])" office:value-type="float"/>
          <table:table-cell table:formula="of:=MAX([.$D228];[.$Q228])" office:value-type="float"/>
          <table:table-cell table:formula="of:=MAX([.$E228];[.$R228])" office:value-type="float"/>
          <table:table-cell table:formula="of:=MAX([.$F228];[.$S228])" office:value-type="float"/>
          <table:table-cell table:formula="of:=MAX([.$G228];[.$T228])" office:value-type="float"/>
          <table:table-cell table:formula="of:=MAX([.$H228];[.$U228])" office:value-type="float"/>
          <table:table-cell table:formula="of:=MAX([.$I228];[.$V228])" office:value-type="float"/>
          <table:table-cell table:formula="of:=MAX([.$J228])" office:value-type="float"/>
          <table:table-cell table:formula="of:=MAX([.$K228];[.$W228])" office:value-type="float"/>
          <table:table-cell table:formula="of:=MAX([.$L228];[.$X228])" office:value-type="float"/>
          <table:table-cell table:formula="of:=MAX([.$M228];[.$Y228])" office:value-type="float"/>
          <table:table-cell table:formula="of:=MAX([.$N228];[.$Z228])" office:value-type="float"/>
        </table:table-row>
        <table:table-row table:style-name="ro1">
          <table:table-cell office:value-type="string">
            <text:p>blocks.blocks-25-1.asp/10</text:p>
          </table:table-cell>
          <table:table-cell office:value-type="float" office:value="4.04484"/>
          <table:table-cell office:value-type="float" office:value="3.9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12628.0"/>
          <table:table-cell office:value-type="float" office:value="4613.0"/>
          <table:table-cell office:value-type="float" office:value="0.0"/>
          <table:table-cell office:value-type="float" office:value="0.0"/>
          <table:table-cell office:value-type="float" office:value="3.58553"/>
          <table:table-cell office:value-type="float" office:value="3.4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12628.0"/>
          <table:table-cell office:value-type="float" office:value="4613.0"/>
          <table:table-cell office:value-type="float" office:value="0.0"/>
          <table:table-cell office:value-type="float" office:value="0.0"/>
          <table:table-cell table:formula="of:=MIN([.$B229];[.$O229])" office:value-type="float"/>
          <table:table-cell table:formula="of:=MIN([.$C229];[.$P229])" office:value-type="float"/>
          <table:table-cell table:formula="of:=MIN([.$D229];[.$Q229])" office:value-type="float"/>
          <table:table-cell table:formula="of:=MIN([.$E229];[.$R229])" office:value-type="float"/>
          <table:table-cell table:formula="of:=MIN([.$F229];[.$S229])" office:value-type="float"/>
          <table:table-cell table:formula="of:=MIN([.$G229];[.$T229])" office:value-type="float"/>
          <table:table-cell table:formula="of:=MIN([.$H229];[.$U229])" office:value-type="float"/>
          <table:table-cell table:formula="of:=MIN([.$I229];[.$V229])" office:value-type="float"/>
          <table:table-cell table:formula="of:=MIN([.$J229])" office:value-type="float"/>
          <table:table-cell table:formula="of:=MIN([.$K229];[.$W229])" office:value-type="float"/>
          <table:table-cell table:formula="of:=MIN([.$L229];[.$X229])" office:value-type="float"/>
          <table:table-cell table:formula="of:=MIN([.$M229];[.$Y229])" office:value-type="float"/>
          <table:table-cell table:formula="of:=MIN([.$N229];[.$Z229])" office:value-type="float"/>
          <table:table-cell table:formula="of:=MEDIAN([.$B229];[.$O229])" office:value-type="float"/>
          <table:table-cell table:formula="of:=MEDIAN([.$C229];[.$P229])" office:value-type="float"/>
          <table:table-cell table:formula="of:=MEDIAN([.$D229];[.$Q229])" office:value-type="float"/>
          <table:table-cell table:formula="of:=MEDIAN([.$E229];[.$R229])" office:value-type="float"/>
          <table:table-cell table:formula="of:=MEDIAN([.$F229];[.$S229])" office:value-type="float"/>
          <table:table-cell table:formula="of:=MEDIAN([.$G229];[.$T229])" office:value-type="float"/>
          <table:table-cell table:formula="of:=MEDIAN([.$H229];[.$U229])" office:value-type="float"/>
          <table:table-cell table:formula="of:=MEDIAN([.$I229];[.$V229])" office:value-type="float"/>
          <table:table-cell table:formula="of:=MEDIAN([.$J229])" office:value-type="float"/>
          <table:table-cell table:formula="of:=MEDIAN([.$K229];[.$W229])" office:value-type="float"/>
          <table:table-cell table:formula="of:=MEDIAN([.$L229];[.$X229])" office:value-type="float"/>
          <table:table-cell table:formula="of:=MEDIAN([.$M229];[.$Y229])" office:value-type="float"/>
          <table:table-cell table:formula="of:=MEDIAN([.$N229];[.$Z229])" office:value-type="float"/>
          <table:table-cell table:formula="of:=MAX([.$B229];[.$O229])" office:value-type="float"/>
          <table:table-cell table:formula="of:=MAX([.$C229];[.$P229])" office:value-type="float"/>
          <table:table-cell table:formula="of:=MAX([.$D229];[.$Q229])" office:value-type="float"/>
          <table:table-cell table:formula="of:=MAX([.$E229];[.$R229])" office:value-type="float"/>
          <table:table-cell table:formula="of:=MAX([.$F229];[.$S229])" office:value-type="float"/>
          <table:table-cell table:formula="of:=MAX([.$G229];[.$T229])" office:value-type="float"/>
          <table:table-cell table:formula="of:=MAX([.$H229];[.$U229])" office:value-type="float"/>
          <table:table-cell table:formula="of:=MAX([.$I229];[.$V229])" office:value-type="float"/>
          <table:table-cell table:formula="of:=MAX([.$J229])" office:value-type="float"/>
          <table:table-cell table:formula="of:=MAX([.$K229];[.$W229])" office:value-type="float"/>
          <table:table-cell table:formula="of:=MAX([.$L229];[.$X229])" office:value-type="float"/>
          <table:table-cell table:formula="of:=MAX([.$M229];[.$Y229])" office:value-type="float"/>
          <table:table-cell table:formula="of:=MAX([.$N229];[.$Z229])" office:value-type="float"/>
        </table:table-row>
        <table:table-row table:style-name="ro1">
          <table:table-cell office:value-type="string">
            <text:p>blocks.blocks-25-1.asp/11</text:p>
          </table:table-cell>
          <table:table-cell office:value-type="float" office:value="4.48779"/>
          <table:table-cell office:value-type="float" office:value="4.3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47354.0"/>
          <table:table-cell office:value-type="float" office:value="5289.0"/>
          <table:table-cell office:value-type="float" office:value="0.0"/>
          <table:table-cell office:value-type="float" office:value="0.0"/>
          <table:table-cell office:value-type="float" office:value="4.05942"/>
          <table:table-cell office:value-type="float" office:value="3.9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47354.0"/>
          <table:table-cell office:value-type="float" office:value="5289.0"/>
          <table:table-cell office:value-type="float" office:value="0.0"/>
          <table:table-cell office:value-type="float" office:value="0.0"/>
          <table:table-cell table:formula="of:=MIN([.$B230];[.$O230])" office:value-type="float"/>
          <table:table-cell table:formula="of:=MIN([.$C230];[.$P230])" office:value-type="float"/>
          <table:table-cell table:formula="of:=MIN([.$D230];[.$Q230])" office:value-type="float"/>
          <table:table-cell table:formula="of:=MIN([.$E230];[.$R230])" office:value-type="float"/>
          <table:table-cell table:formula="of:=MIN([.$F230];[.$S230])" office:value-type="float"/>
          <table:table-cell table:formula="of:=MIN([.$G230];[.$T230])" office:value-type="float"/>
          <table:table-cell table:formula="of:=MIN([.$H230];[.$U230])" office:value-type="float"/>
          <table:table-cell table:formula="of:=MIN([.$I230];[.$V230])" office:value-type="float"/>
          <table:table-cell table:formula="of:=MIN([.$J230])" office:value-type="float"/>
          <table:table-cell table:formula="of:=MIN([.$K230];[.$W230])" office:value-type="float"/>
          <table:table-cell table:formula="of:=MIN([.$L230];[.$X230])" office:value-type="float"/>
          <table:table-cell table:formula="of:=MIN([.$M230];[.$Y230])" office:value-type="float"/>
          <table:table-cell table:formula="of:=MIN([.$N230];[.$Z230])" office:value-type="float"/>
          <table:table-cell table:formula="of:=MEDIAN([.$B230];[.$O230])" office:value-type="float"/>
          <table:table-cell table:formula="of:=MEDIAN([.$C230];[.$P230])" office:value-type="float"/>
          <table:table-cell table:formula="of:=MEDIAN([.$D230];[.$Q230])" office:value-type="float"/>
          <table:table-cell table:formula="of:=MEDIAN([.$E230];[.$R230])" office:value-type="float"/>
          <table:table-cell table:formula="of:=MEDIAN([.$F230];[.$S230])" office:value-type="float"/>
          <table:table-cell table:formula="of:=MEDIAN([.$G230];[.$T230])" office:value-type="float"/>
          <table:table-cell table:formula="of:=MEDIAN([.$H230];[.$U230])" office:value-type="float"/>
          <table:table-cell table:formula="of:=MEDIAN([.$I230];[.$V230])" office:value-type="float"/>
          <table:table-cell table:formula="of:=MEDIAN([.$J230])" office:value-type="float"/>
          <table:table-cell table:formula="of:=MEDIAN([.$K230];[.$W230])" office:value-type="float"/>
          <table:table-cell table:formula="of:=MEDIAN([.$L230];[.$X230])" office:value-type="float"/>
          <table:table-cell table:formula="of:=MEDIAN([.$M230];[.$Y230])" office:value-type="float"/>
          <table:table-cell table:formula="of:=MEDIAN([.$N230];[.$Z230])" office:value-type="float"/>
          <table:table-cell table:formula="of:=MAX([.$B230];[.$O230])" office:value-type="float"/>
          <table:table-cell table:formula="of:=MAX([.$C230];[.$P230])" office:value-type="float"/>
          <table:table-cell table:formula="of:=MAX([.$D230];[.$Q230])" office:value-type="float"/>
          <table:table-cell table:formula="of:=MAX([.$E230];[.$R230])" office:value-type="float"/>
          <table:table-cell table:formula="of:=MAX([.$F230];[.$S230])" office:value-type="float"/>
          <table:table-cell table:formula="of:=MAX([.$G230];[.$T230])" office:value-type="float"/>
          <table:table-cell table:formula="of:=MAX([.$H230];[.$U230])" office:value-type="float"/>
          <table:table-cell table:formula="of:=MAX([.$I230];[.$V230])" office:value-type="float"/>
          <table:table-cell table:formula="of:=MAX([.$J230])" office:value-type="float"/>
          <table:table-cell table:formula="of:=MAX([.$K230];[.$W230])" office:value-type="float"/>
          <table:table-cell table:formula="of:=MAX([.$L230];[.$X230])" office:value-type="float"/>
          <table:table-cell table:formula="of:=MAX([.$M230];[.$Y230])" office:value-type="float"/>
          <table:table-cell table:formula="of:=MAX([.$N230];[.$Z230])" office:value-type="float"/>
        </table:table-row>
        <table:table-row table:style-name="ro1">
          <table:table-cell office:value-type="string">
            <text:p>blocks.blocks-25-1.asp/12</text:p>
          </table:table-cell>
          <table:table-cell office:value-type="float" office:value="4.81764"/>
          <table:table-cell office:value-type="float" office:value="4.7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82080.0"/>
          <table:table-cell office:value-type="float" office:value="5965.0"/>
          <table:table-cell office:value-type="float" office:value="0.0"/>
          <table:table-cell office:value-type="float" office:value="0.0"/>
          <table:table-cell office:value-type="float" office:value="4.41442"/>
          <table:table-cell office:value-type="float" office:value="4.2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82080.0"/>
          <table:table-cell office:value-type="float" office:value="5965.0"/>
          <table:table-cell office:value-type="float" office:value="0.0"/>
          <table:table-cell office:value-type="float" office:value="0.0"/>
          <table:table-cell table:formula="of:=MIN([.$B231];[.$O231])" office:value-type="float"/>
          <table:table-cell table:formula="of:=MIN([.$C231];[.$P231])" office:value-type="float"/>
          <table:table-cell table:formula="of:=MIN([.$D231];[.$Q231])" office:value-type="float"/>
          <table:table-cell table:formula="of:=MIN([.$E231];[.$R231])" office:value-type="float"/>
          <table:table-cell table:formula="of:=MIN([.$F231];[.$S231])" office:value-type="float"/>
          <table:table-cell table:formula="of:=MIN([.$G231];[.$T231])" office:value-type="float"/>
          <table:table-cell table:formula="of:=MIN([.$H231];[.$U231])" office:value-type="float"/>
          <table:table-cell table:formula="of:=MIN([.$I231];[.$V231])" office:value-type="float"/>
          <table:table-cell table:formula="of:=MIN([.$J231])" office:value-type="float"/>
          <table:table-cell table:formula="of:=MIN([.$K231];[.$W231])" office:value-type="float"/>
          <table:table-cell table:formula="of:=MIN([.$L231];[.$X231])" office:value-type="float"/>
          <table:table-cell table:formula="of:=MIN([.$M231];[.$Y231])" office:value-type="float"/>
          <table:table-cell table:formula="of:=MIN([.$N231];[.$Z231])" office:value-type="float"/>
          <table:table-cell table:formula="of:=MEDIAN([.$B231];[.$O231])" office:value-type="float"/>
          <table:table-cell table:formula="of:=MEDIAN([.$C231];[.$P231])" office:value-type="float"/>
          <table:table-cell table:formula="of:=MEDIAN([.$D231];[.$Q231])" office:value-type="float"/>
          <table:table-cell table:formula="of:=MEDIAN([.$E231];[.$R231])" office:value-type="float"/>
          <table:table-cell table:formula="of:=MEDIAN([.$F231];[.$S231])" office:value-type="float"/>
          <table:table-cell table:formula="of:=MEDIAN([.$G231];[.$T231])" office:value-type="float"/>
          <table:table-cell table:formula="of:=MEDIAN([.$H231];[.$U231])" office:value-type="float"/>
          <table:table-cell table:formula="of:=MEDIAN([.$I231];[.$V231])" office:value-type="float"/>
          <table:table-cell table:formula="of:=MEDIAN([.$J231])" office:value-type="float"/>
          <table:table-cell table:formula="of:=MEDIAN([.$K231];[.$W231])" office:value-type="float"/>
          <table:table-cell table:formula="of:=MEDIAN([.$L231];[.$X231])" office:value-type="float"/>
          <table:table-cell table:formula="of:=MEDIAN([.$M231];[.$Y231])" office:value-type="float"/>
          <table:table-cell table:formula="of:=MEDIAN([.$N231];[.$Z231])" office:value-type="float"/>
          <table:table-cell table:formula="of:=MAX([.$B231];[.$O231])" office:value-type="float"/>
          <table:table-cell table:formula="of:=MAX([.$C231];[.$P231])" office:value-type="float"/>
          <table:table-cell table:formula="of:=MAX([.$D231];[.$Q231])" office:value-type="float"/>
          <table:table-cell table:formula="of:=MAX([.$E231];[.$R231])" office:value-type="float"/>
          <table:table-cell table:formula="of:=MAX([.$F231];[.$S231])" office:value-type="float"/>
          <table:table-cell table:formula="of:=MAX([.$G231];[.$T231])" office:value-type="float"/>
          <table:table-cell table:formula="of:=MAX([.$H231];[.$U231])" office:value-type="float"/>
          <table:table-cell table:formula="of:=MAX([.$I231];[.$V231])" office:value-type="float"/>
          <table:table-cell table:formula="of:=MAX([.$J231])" office:value-type="float"/>
          <table:table-cell table:formula="of:=MAX([.$K231];[.$W231])" office:value-type="float"/>
          <table:table-cell table:formula="of:=MAX([.$L231];[.$X231])" office:value-type="float"/>
          <table:table-cell table:formula="of:=MAX([.$M231];[.$Y231])" office:value-type="float"/>
          <table:table-cell table:formula="of:=MAX([.$N231];[.$Z231])" office:value-type="float"/>
        </table:table-row>
        <table:table-row table:style-name="ro1">
          <table:table-cell office:value-type="string">
            <text:p>blocks.blocks-25-1.asp/13</text:p>
          </table:table-cell>
          <table:table-cell office:value-type="float" office:value="5.3918"/>
          <table:table-cell office:value-type="float" office:value="5.2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16806.0"/>
          <table:table-cell office:value-type="float" office:value="6641.0"/>
          <table:table-cell office:value-type="float" office:value="0.0"/>
          <table:table-cell office:value-type="float" office:value="0.0"/>
          <table:table-cell office:value-type="float" office:value="4.82634"/>
          <table:table-cell office:value-type="float" office:value="4.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16806.0"/>
          <table:table-cell office:value-type="float" office:value="6641.0"/>
          <table:table-cell office:value-type="float" office:value="0.0"/>
          <table:table-cell office:value-type="float" office:value="0.0"/>
          <table:table-cell table:formula="of:=MIN([.$B232];[.$O232])" office:value-type="float"/>
          <table:table-cell table:formula="of:=MIN([.$C232];[.$P232])" office:value-type="float"/>
          <table:table-cell table:formula="of:=MIN([.$D232];[.$Q232])" office:value-type="float"/>
          <table:table-cell table:formula="of:=MIN([.$E232];[.$R232])" office:value-type="float"/>
          <table:table-cell table:formula="of:=MIN([.$F232];[.$S232])" office:value-type="float"/>
          <table:table-cell table:formula="of:=MIN([.$G232];[.$T232])" office:value-type="float"/>
          <table:table-cell table:formula="of:=MIN([.$H232];[.$U232])" office:value-type="float"/>
          <table:table-cell table:formula="of:=MIN([.$I232];[.$V232])" office:value-type="float"/>
          <table:table-cell table:formula="of:=MIN([.$J232])" office:value-type="float"/>
          <table:table-cell table:formula="of:=MIN([.$K232];[.$W232])" office:value-type="float"/>
          <table:table-cell table:formula="of:=MIN([.$L232];[.$X232])" office:value-type="float"/>
          <table:table-cell table:formula="of:=MIN([.$M232];[.$Y232])" office:value-type="float"/>
          <table:table-cell table:formula="of:=MIN([.$N232];[.$Z232])" office:value-type="float"/>
          <table:table-cell table:formula="of:=MEDIAN([.$B232];[.$O232])" office:value-type="float"/>
          <table:table-cell table:formula="of:=MEDIAN([.$C232];[.$P232])" office:value-type="float"/>
          <table:table-cell table:formula="of:=MEDIAN([.$D232];[.$Q232])" office:value-type="float"/>
          <table:table-cell table:formula="of:=MEDIAN([.$E232];[.$R232])" office:value-type="float"/>
          <table:table-cell table:formula="of:=MEDIAN([.$F232];[.$S232])" office:value-type="float"/>
          <table:table-cell table:formula="of:=MEDIAN([.$G232];[.$T232])" office:value-type="float"/>
          <table:table-cell table:formula="of:=MEDIAN([.$H232];[.$U232])" office:value-type="float"/>
          <table:table-cell table:formula="of:=MEDIAN([.$I232];[.$V232])" office:value-type="float"/>
          <table:table-cell table:formula="of:=MEDIAN([.$J232])" office:value-type="float"/>
          <table:table-cell table:formula="of:=MEDIAN([.$K232];[.$W232])" office:value-type="float"/>
          <table:table-cell table:formula="of:=MEDIAN([.$L232];[.$X232])" office:value-type="float"/>
          <table:table-cell table:formula="of:=MEDIAN([.$M232];[.$Y232])" office:value-type="float"/>
          <table:table-cell table:formula="of:=MEDIAN([.$N232];[.$Z232])" office:value-type="float"/>
          <table:table-cell table:formula="of:=MAX([.$B232];[.$O232])" office:value-type="float"/>
          <table:table-cell table:formula="of:=MAX([.$C232];[.$P232])" office:value-type="float"/>
          <table:table-cell table:formula="of:=MAX([.$D232];[.$Q232])" office:value-type="float"/>
          <table:table-cell table:formula="of:=MAX([.$E232];[.$R232])" office:value-type="float"/>
          <table:table-cell table:formula="of:=MAX([.$F232];[.$S232])" office:value-type="float"/>
          <table:table-cell table:formula="of:=MAX([.$G232];[.$T232])" office:value-type="float"/>
          <table:table-cell table:formula="of:=MAX([.$H232];[.$U232])" office:value-type="float"/>
          <table:table-cell table:formula="of:=MAX([.$I232];[.$V232])" office:value-type="float"/>
          <table:table-cell table:formula="of:=MAX([.$J232])" office:value-type="float"/>
          <table:table-cell table:formula="of:=MAX([.$K232];[.$W232])" office:value-type="float"/>
          <table:table-cell table:formula="of:=MAX([.$L232];[.$X232])" office:value-type="float"/>
          <table:table-cell table:formula="of:=MAX([.$M232];[.$Y232])" office:value-type="float"/>
          <table:table-cell table:formula="of:=MAX([.$N232];[.$Z232])" office:value-type="float"/>
        </table:table-row>
        <table:table-row table:style-name="ro1">
          <table:table-cell office:value-type="string">
            <text:p>blocks.blocks-25-1.asp/14</text:p>
          </table:table-cell>
          <table:table-cell office:value-type="float" office:value="5.81391"/>
          <table:table-cell office:value-type="float" office:value="5.6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51532.0"/>
          <table:table-cell office:value-type="float" office:value="7317.0"/>
          <table:table-cell office:value-type="float" office:value="0.0"/>
          <table:table-cell office:value-type="float" office:value="0.0"/>
          <table:table-cell office:value-type="float" office:value="5.29231"/>
          <table:table-cell office:value-type="float" office:value="5.1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51532.0"/>
          <table:table-cell office:value-type="float" office:value="7317.0"/>
          <table:table-cell office:value-type="float" office:value="0.0"/>
          <table:table-cell office:value-type="float" office:value="0.0"/>
          <table:table-cell table:formula="of:=MIN([.$B233];[.$O233])" office:value-type="float"/>
          <table:table-cell table:formula="of:=MIN([.$C233];[.$P233])" office:value-type="float"/>
          <table:table-cell table:formula="of:=MIN([.$D233];[.$Q233])" office:value-type="float"/>
          <table:table-cell table:formula="of:=MIN([.$E233];[.$R233])" office:value-type="float"/>
          <table:table-cell table:formula="of:=MIN([.$F233];[.$S233])" office:value-type="float"/>
          <table:table-cell table:formula="of:=MIN([.$G233];[.$T233])" office:value-type="float"/>
          <table:table-cell table:formula="of:=MIN([.$H233];[.$U233])" office:value-type="float"/>
          <table:table-cell table:formula="of:=MIN([.$I233];[.$V233])" office:value-type="float"/>
          <table:table-cell table:formula="of:=MIN([.$J233])" office:value-type="float"/>
          <table:table-cell table:formula="of:=MIN([.$K233];[.$W233])" office:value-type="float"/>
          <table:table-cell table:formula="of:=MIN([.$L233];[.$X233])" office:value-type="float"/>
          <table:table-cell table:formula="of:=MIN([.$M233];[.$Y233])" office:value-type="float"/>
          <table:table-cell table:formula="of:=MIN([.$N233];[.$Z233])" office:value-type="float"/>
          <table:table-cell table:formula="of:=MEDIAN([.$B233];[.$O233])" office:value-type="float"/>
          <table:table-cell table:formula="of:=MEDIAN([.$C233];[.$P233])" office:value-type="float"/>
          <table:table-cell table:formula="of:=MEDIAN([.$D233];[.$Q233])" office:value-type="float"/>
          <table:table-cell table:formula="of:=MEDIAN([.$E233];[.$R233])" office:value-type="float"/>
          <table:table-cell table:formula="of:=MEDIAN([.$F233];[.$S233])" office:value-type="float"/>
          <table:table-cell table:formula="of:=MEDIAN([.$G233];[.$T233])" office:value-type="float"/>
          <table:table-cell table:formula="of:=MEDIAN([.$H233];[.$U233])" office:value-type="float"/>
          <table:table-cell table:formula="of:=MEDIAN([.$I233];[.$V233])" office:value-type="float"/>
          <table:table-cell table:formula="of:=MEDIAN([.$J233])" office:value-type="float"/>
          <table:table-cell table:formula="of:=MEDIAN([.$K233];[.$W233])" office:value-type="float"/>
          <table:table-cell table:formula="of:=MEDIAN([.$L233];[.$X233])" office:value-type="float"/>
          <table:table-cell table:formula="of:=MEDIAN([.$M233];[.$Y233])" office:value-type="float"/>
          <table:table-cell table:formula="of:=MEDIAN([.$N233];[.$Z233])" office:value-type="float"/>
          <table:table-cell table:formula="of:=MAX([.$B233];[.$O233])" office:value-type="float"/>
          <table:table-cell table:formula="of:=MAX([.$C233];[.$P233])" office:value-type="float"/>
          <table:table-cell table:formula="of:=MAX([.$D233];[.$Q233])" office:value-type="float"/>
          <table:table-cell table:formula="of:=MAX([.$E233];[.$R233])" office:value-type="float"/>
          <table:table-cell table:formula="of:=MAX([.$F233];[.$S233])" office:value-type="float"/>
          <table:table-cell table:formula="of:=MAX([.$G233];[.$T233])" office:value-type="float"/>
          <table:table-cell table:formula="of:=MAX([.$H233];[.$U233])" office:value-type="float"/>
          <table:table-cell table:formula="of:=MAX([.$I233];[.$V233])" office:value-type="float"/>
          <table:table-cell table:formula="of:=MAX([.$J233])" office:value-type="float"/>
          <table:table-cell table:formula="of:=MAX([.$K233];[.$W233])" office:value-type="float"/>
          <table:table-cell table:formula="of:=MAX([.$L233];[.$X233])" office:value-type="float"/>
          <table:table-cell table:formula="of:=MAX([.$M233];[.$Y233])" office:value-type="float"/>
          <table:table-cell table:formula="of:=MAX([.$N233];[.$Z233])" office:value-type="float"/>
        </table:table-row>
        <table:table-row table:style-name="ro1">
          <table:table-cell office:value-type="string">
            <text:p>blocks.blocks-25-1.asp/15</text:p>
          </table:table-cell>
          <table:table-cell office:value-type="float" office:value="6.23787"/>
          <table:table-cell office:value-type="float" office:value="6.1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86258.0"/>
          <table:table-cell office:value-type="float" office:value="7993.0"/>
          <table:table-cell office:value-type="float" office:value="0.0"/>
          <table:table-cell office:value-type="float" office:value="0.0"/>
          <table:table-cell office:value-type="float" office:value="5.62018"/>
          <table:table-cell office:value-type="float" office:value="5.4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86258.0"/>
          <table:table-cell office:value-type="float" office:value="7993.0"/>
          <table:table-cell office:value-type="float" office:value="0.0"/>
          <table:table-cell office:value-type="float" office:value="0.0"/>
          <table:table-cell table:formula="of:=MIN([.$B234];[.$O234])" office:value-type="float"/>
          <table:table-cell table:formula="of:=MIN([.$C234];[.$P234])" office:value-type="float"/>
          <table:table-cell table:formula="of:=MIN([.$D234];[.$Q234])" office:value-type="float"/>
          <table:table-cell table:formula="of:=MIN([.$E234];[.$R234])" office:value-type="float"/>
          <table:table-cell table:formula="of:=MIN([.$F234];[.$S234])" office:value-type="float"/>
          <table:table-cell table:formula="of:=MIN([.$G234];[.$T234])" office:value-type="float"/>
          <table:table-cell table:formula="of:=MIN([.$H234];[.$U234])" office:value-type="float"/>
          <table:table-cell table:formula="of:=MIN([.$I234];[.$V234])" office:value-type="float"/>
          <table:table-cell table:formula="of:=MIN([.$J234])" office:value-type="float"/>
          <table:table-cell table:formula="of:=MIN([.$K234];[.$W234])" office:value-type="float"/>
          <table:table-cell table:formula="of:=MIN([.$L234];[.$X234])" office:value-type="float"/>
          <table:table-cell table:formula="of:=MIN([.$M234];[.$Y234])" office:value-type="float"/>
          <table:table-cell table:formula="of:=MIN([.$N234];[.$Z234])" office:value-type="float"/>
          <table:table-cell table:formula="of:=MEDIAN([.$B234];[.$O234])" office:value-type="float"/>
          <table:table-cell table:formula="of:=MEDIAN([.$C234];[.$P234])" office:value-type="float"/>
          <table:table-cell table:formula="of:=MEDIAN([.$D234];[.$Q234])" office:value-type="float"/>
          <table:table-cell table:formula="of:=MEDIAN([.$E234];[.$R234])" office:value-type="float"/>
          <table:table-cell table:formula="of:=MEDIAN([.$F234];[.$S234])" office:value-type="float"/>
          <table:table-cell table:formula="of:=MEDIAN([.$G234];[.$T234])" office:value-type="float"/>
          <table:table-cell table:formula="of:=MEDIAN([.$H234];[.$U234])" office:value-type="float"/>
          <table:table-cell table:formula="of:=MEDIAN([.$I234];[.$V234])" office:value-type="float"/>
          <table:table-cell table:formula="of:=MEDIAN([.$J234])" office:value-type="float"/>
          <table:table-cell table:formula="of:=MEDIAN([.$K234];[.$W234])" office:value-type="float"/>
          <table:table-cell table:formula="of:=MEDIAN([.$L234];[.$X234])" office:value-type="float"/>
          <table:table-cell table:formula="of:=MEDIAN([.$M234];[.$Y234])" office:value-type="float"/>
          <table:table-cell table:formula="of:=MEDIAN([.$N234];[.$Z234])" office:value-type="float"/>
          <table:table-cell table:formula="of:=MAX([.$B234];[.$O234])" office:value-type="float"/>
          <table:table-cell table:formula="of:=MAX([.$C234];[.$P234])" office:value-type="float"/>
          <table:table-cell table:formula="of:=MAX([.$D234];[.$Q234])" office:value-type="float"/>
          <table:table-cell table:formula="of:=MAX([.$E234];[.$R234])" office:value-type="float"/>
          <table:table-cell table:formula="of:=MAX([.$F234];[.$S234])" office:value-type="float"/>
          <table:table-cell table:formula="of:=MAX([.$G234];[.$T234])" office:value-type="float"/>
          <table:table-cell table:formula="of:=MAX([.$H234];[.$U234])" office:value-type="float"/>
          <table:table-cell table:formula="of:=MAX([.$I234];[.$V234])" office:value-type="float"/>
          <table:table-cell table:formula="of:=MAX([.$J234])" office:value-type="float"/>
          <table:table-cell table:formula="of:=MAX([.$K234];[.$W234])" office:value-type="float"/>
          <table:table-cell table:formula="of:=MAX([.$L234];[.$X234])" office:value-type="float"/>
          <table:table-cell table:formula="of:=MAX([.$M234];[.$Y234])" office:value-type="float"/>
          <table:table-cell table:formula="of:=MAX([.$N234];[.$Z234])" office:value-type="float"/>
        </table:table-row>
        <table:table-row table:style-name="ro1">
          <table:table-cell office:value-type="string">
            <text:p>blocks.blocks-25-1.asp/16</text:p>
          </table:table-cell>
          <table:table-cell office:value-type="float" office:value="6.58286"/>
          <table:table-cell office:value-type="float" office:value="6.4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20984.0"/>
          <table:table-cell office:value-type="float" office:value="8669.0"/>
          <table:table-cell office:value-type="float" office:value="0.0"/>
          <table:table-cell office:value-type="float" office:value="0.0"/>
          <table:table-cell office:value-type="float" office:value="6.07967"/>
          <table:table-cell office:value-type="float" office:value="5.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520984.0"/>
          <table:table-cell office:value-type="float" office:value="8669.0"/>
          <table:table-cell office:value-type="float" office:value="0.0"/>
          <table:table-cell office:value-type="float" office:value="0.0"/>
          <table:table-cell table:formula="of:=MIN([.$B235];[.$O235])" office:value-type="float"/>
          <table:table-cell table:formula="of:=MIN([.$C235];[.$P235])" office:value-type="float"/>
          <table:table-cell table:formula="of:=MIN([.$D235];[.$Q235])" office:value-type="float"/>
          <table:table-cell table:formula="of:=MIN([.$E235];[.$R235])" office:value-type="float"/>
          <table:table-cell table:formula="of:=MIN([.$F235];[.$S235])" office:value-type="float"/>
          <table:table-cell table:formula="of:=MIN([.$G235];[.$T235])" office:value-type="float"/>
          <table:table-cell table:formula="of:=MIN([.$H235];[.$U235])" office:value-type="float"/>
          <table:table-cell table:formula="of:=MIN([.$I235];[.$V235])" office:value-type="float"/>
          <table:table-cell table:formula="of:=MIN([.$J235])" office:value-type="float"/>
          <table:table-cell table:formula="of:=MIN([.$K235];[.$W235])" office:value-type="float"/>
          <table:table-cell table:formula="of:=MIN([.$L235];[.$X235])" office:value-type="float"/>
          <table:table-cell table:formula="of:=MIN([.$M235];[.$Y235])" office:value-type="float"/>
          <table:table-cell table:formula="of:=MIN([.$N235];[.$Z235])" office:value-type="float"/>
          <table:table-cell table:formula="of:=MEDIAN([.$B235];[.$O235])" office:value-type="float"/>
          <table:table-cell table:formula="of:=MEDIAN([.$C235];[.$P235])" office:value-type="float"/>
          <table:table-cell table:formula="of:=MEDIAN([.$D235];[.$Q235])" office:value-type="float"/>
          <table:table-cell table:formula="of:=MEDIAN([.$E235];[.$R235])" office:value-type="float"/>
          <table:table-cell table:formula="of:=MEDIAN([.$F235];[.$S235])" office:value-type="float"/>
          <table:table-cell table:formula="of:=MEDIAN([.$G235];[.$T235])" office:value-type="float"/>
          <table:table-cell table:formula="of:=MEDIAN([.$H235];[.$U235])" office:value-type="float"/>
          <table:table-cell table:formula="of:=MEDIAN([.$I235];[.$V235])" office:value-type="float"/>
          <table:table-cell table:formula="of:=MEDIAN([.$J235])" office:value-type="float"/>
          <table:table-cell table:formula="of:=MEDIAN([.$K235];[.$W235])" office:value-type="float"/>
          <table:table-cell table:formula="of:=MEDIAN([.$L235];[.$X235])" office:value-type="float"/>
          <table:table-cell table:formula="of:=MEDIAN([.$M235];[.$Y235])" office:value-type="float"/>
          <table:table-cell table:formula="of:=MEDIAN([.$N235];[.$Z235])" office:value-type="float"/>
          <table:table-cell table:formula="of:=MAX([.$B235];[.$O235])" office:value-type="float"/>
          <table:table-cell table:formula="of:=MAX([.$C235];[.$P235])" office:value-type="float"/>
          <table:table-cell table:formula="of:=MAX([.$D235];[.$Q235])" office:value-type="float"/>
          <table:table-cell table:formula="of:=MAX([.$E235];[.$R235])" office:value-type="float"/>
          <table:table-cell table:formula="of:=MAX([.$F235];[.$S235])" office:value-type="float"/>
          <table:table-cell table:formula="of:=MAX([.$G235];[.$T235])" office:value-type="float"/>
          <table:table-cell table:formula="of:=MAX([.$H235];[.$U235])" office:value-type="float"/>
          <table:table-cell table:formula="of:=MAX([.$I235];[.$V235])" office:value-type="float"/>
          <table:table-cell table:formula="of:=MAX([.$J235])" office:value-type="float"/>
          <table:table-cell table:formula="of:=MAX([.$K235];[.$W235])" office:value-type="float"/>
          <table:table-cell table:formula="of:=MAX([.$L235];[.$X235])" office:value-type="float"/>
          <table:table-cell table:formula="of:=MAX([.$M235];[.$Y235])" office:value-type="float"/>
          <table:table-cell table:formula="of:=MAX([.$N235];[.$Z235])" office:value-type="float"/>
        </table:table-row>
        <table:table-row table:style-name="ro1">
          <table:table-cell office:value-type="string">
            <text:p>blocks.blocks-25-1.asp/17</text:p>
          </table:table-cell>
          <table:table-cell office:value-type="float" office:value="7.21679"/>
          <table:table-cell office:value-type="float" office:value="7.0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55710.0"/>
          <table:table-cell office:value-type="float" office:value="9345.0"/>
          <table:table-cell office:value-type="float" office:value="0.0"/>
          <table:table-cell office:value-type="float" office:value="0.0"/>
          <table:table-cell office:value-type="float" office:value="6.29158"/>
          <table:table-cell office:value-type="float" office:value="6.1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555710.0"/>
          <table:table-cell office:value-type="float" office:value="9345.0"/>
          <table:table-cell office:value-type="float" office:value="0.0"/>
          <table:table-cell office:value-type="float" office:value="0.0"/>
          <table:table-cell table:formula="of:=MIN([.$B236];[.$O236])" office:value-type="float"/>
          <table:table-cell table:formula="of:=MIN([.$C236];[.$P236])" office:value-type="float"/>
          <table:table-cell table:formula="of:=MIN([.$D236];[.$Q236])" office:value-type="float"/>
          <table:table-cell table:formula="of:=MIN([.$E236];[.$R236])" office:value-type="float"/>
          <table:table-cell table:formula="of:=MIN([.$F236];[.$S236])" office:value-type="float"/>
          <table:table-cell table:formula="of:=MIN([.$G236];[.$T236])" office:value-type="float"/>
          <table:table-cell table:formula="of:=MIN([.$H236];[.$U236])" office:value-type="float"/>
          <table:table-cell table:formula="of:=MIN([.$I236];[.$V236])" office:value-type="float"/>
          <table:table-cell table:formula="of:=MIN([.$J236])" office:value-type="float"/>
          <table:table-cell table:formula="of:=MIN([.$K236];[.$W236])" office:value-type="float"/>
          <table:table-cell table:formula="of:=MIN([.$L236];[.$X236])" office:value-type="float"/>
          <table:table-cell table:formula="of:=MIN([.$M236];[.$Y236])" office:value-type="float"/>
          <table:table-cell table:formula="of:=MIN([.$N236];[.$Z236])" office:value-type="float"/>
          <table:table-cell table:formula="of:=MEDIAN([.$B236];[.$O236])" office:value-type="float"/>
          <table:table-cell table:formula="of:=MEDIAN([.$C236];[.$P236])" office:value-type="float"/>
          <table:table-cell table:formula="of:=MEDIAN([.$D236];[.$Q236])" office:value-type="float"/>
          <table:table-cell table:formula="of:=MEDIAN([.$E236];[.$R236])" office:value-type="float"/>
          <table:table-cell table:formula="of:=MEDIAN([.$F236];[.$S236])" office:value-type="float"/>
          <table:table-cell table:formula="of:=MEDIAN([.$G236];[.$T236])" office:value-type="float"/>
          <table:table-cell table:formula="of:=MEDIAN([.$H236];[.$U236])" office:value-type="float"/>
          <table:table-cell table:formula="of:=MEDIAN([.$I236];[.$V236])" office:value-type="float"/>
          <table:table-cell table:formula="of:=MEDIAN([.$J236])" office:value-type="float"/>
          <table:table-cell table:formula="of:=MEDIAN([.$K236];[.$W236])" office:value-type="float"/>
          <table:table-cell table:formula="of:=MEDIAN([.$L236];[.$X236])" office:value-type="float"/>
          <table:table-cell table:formula="of:=MEDIAN([.$M236];[.$Y236])" office:value-type="float"/>
          <table:table-cell table:formula="of:=MEDIAN([.$N236];[.$Z236])" office:value-type="float"/>
          <table:table-cell table:formula="of:=MAX([.$B236];[.$O236])" office:value-type="float"/>
          <table:table-cell table:formula="of:=MAX([.$C236];[.$P236])" office:value-type="float"/>
          <table:table-cell table:formula="of:=MAX([.$D236];[.$Q236])" office:value-type="float"/>
          <table:table-cell table:formula="of:=MAX([.$E236];[.$R236])" office:value-type="float"/>
          <table:table-cell table:formula="of:=MAX([.$F236];[.$S236])" office:value-type="float"/>
          <table:table-cell table:formula="of:=MAX([.$G236];[.$T236])" office:value-type="float"/>
          <table:table-cell table:formula="of:=MAX([.$H236];[.$U236])" office:value-type="float"/>
          <table:table-cell table:formula="of:=MAX([.$I236];[.$V236])" office:value-type="float"/>
          <table:table-cell table:formula="of:=MAX([.$J236])" office:value-type="float"/>
          <table:table-cell table:formula="of:=MAX([.$K236];[.$W236])" office:value-type="float"/>
          <table:table-cell table:formula="of:=MAX([.$L236];[.$X236])" office:value-type="float"/>
          <table:table-cell table:formula="of:=MAX([.$M236];[.$Y236])" office:value-type="float"/>
          <table:table-cell table:formula="of:=MAX([.$N236];[.$Z236])" office:value-type="float"/>
        </table:table-row>
        <table:table-row table:style-name="ro1">
          <table:table-cell office:value-type="string">
            <text:p>blocks.blocks-25-1.asp/18</text:p>
          </table:table-cell>
          <table:table-cell office:value-type="float" office:value="7.45804"/>
          <table:table-cell office:value-type="float" office:value="7.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90436.0"/>
          <table:table-cell office:value-type="float" office:value="10021.0"/>
          <table:table-cell office:value-type="float" office:value="0.0"/>
          <table:table-cell office:value-type="float" office:value="0.0"/>
          <table:table-cell office:value-type="float" office:value="6.73857"/>
          <table:table-cell office:value-type="float" office:value="6.5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590436.0"/>
          <table:table-cell office:value-type="float" office:value="10021.0"/>
          <table:table-cell office:value-type="float" office:value="0.0"/>
          <table:table-cell office:value-type="float" office:value="0.0"/>
          <table:table-cell table:formula="of:=MIN([.$B237];[.$O237])" office:value-type="float"/>
          <table:table-cell table:formula="of:=MIN([.$C237];[.$P237])" office:value-type="float"/>
          <table:table-cell table:formula="of:=MIN([.$D237];[.$Q237])" office:value-type="float"/>
          <table:table-cell table:formula="of:=MIN([.$E237];[.$R237])" office:value-type="float"/>
          <table:table-cell table:formula="of:=MIN([.$F237];[.$S237])" office:value-type="float"/>
          <table:table-cell table:formula="of:=MIN([.$G237];[.$T237])" office:value-type="float"/>
          <table:table-cell table:formula="of:=MIN([.$H237];[.$U237])" office:value-type="float"/>
          <table:table-cell table:formula="of:=MIN([.$I237];[.$V237])" office:value-type="float"/>
          <table:table-cell table:formula="of:=MIN([.$J237])" office:value-type="float"/>
          <table:table-cell table:formula="of:=MIN([.$K237];[.$W237])" office:value-type="float"/>
          <table:table-cell table:formula="of:=MIN([.$L237];[.$X237])" office:value-type="float"/>
          <table:table-cell table:formula="of:=MIN([.$M237];[.$Y237])" office:value-type="float"/>
          <table:table-cell table:formula="of:=MIN([.$N237];[.$Z237])" office:value-type="float"/>
          <table:table-cell table:formula="of:=MEDIAN([.$B237];[.$O237])" office:value-type="float"/>
          <table:table-cell table:formula="of:=MEDIAN([.$C237];[.$P237])" office:value-type="float"/>
          <table:table-cell table:formula="of:=MEDIAN([.$D237];[.$Q237])" office:value-type="float"/>
          <table:table-cell table:formula="of:=MEDIAN([.$E237];[.$R237])" office:value-type="float"/>
          <table:table-cell table:formula="of:=MEDIAN([.$F237];[.$S237])" office:value-type="float"/>
          <table:table-cell table:formula="of:=MEDIAN([.$G237];[.$T237])" office:value-type="float"/>
          <table:table-cell table:formula="of:=MEDIAN([.$H237];[.$U237])" office:value-type="float"/>
          <table:table-cell table:formula="of:=MEDIAN([.$I237];[.$V237])" office:value-type="float"/>
          <table:table-cell table:formula="of:=MEDIAN([.$J237])" office:value-type="float"/>
          <table:table-cell table:formula="of:=MEDIAN([.$K237];[.$W237])" office:value-type="float"/>
          <table:table-cell table:formula="of:=MEDIAN([.$L237];[.$X237])" office:value-type="float"/>
          <table:table-cell table:formula="of:=MEDIAN([.$M237];[.$Y237])" office:value-type="float"/>
          <table:table-cell table:formula="of:=MEDIAN([.$N237];[.$Z237])" office:value-type="float"/>
          <table:table-cell table:formula="of:=MAX([.$B237];[.$O237])" office:value-type="float"/>
          <table:table-cell table:formula="of:=MAX([.$C237];[.$P237])" office:value-type="float"/>
          <table:table-cell table:formula="of:=MAX([.$D237];[.$Q237])" office:value-type="float"/>
          <table:table-cell table:formula="of:=MAX([.$E237];[.$R237])" office:value-type="float"/>
          <table:table-cell table:formula="of:=MAX([.$F237];[.$S237])" office:value-type="float"/>
          <table:table-cell table:formula="of:=MAX([.$G237];[.$T237])" office:value-type="float"/>
          <table:table-cell table:formula="of:=MAX([.$H237];[.$U237])" office:value-type="float"/>
          <table:table-cell table:formula="of:=MAX([.$I237];[.$V237])" office:value-type="float"/>
          <table:table-cell table:formula="of:=MAX([.$J237])" office:value-type="float"/>
          <table:table-cell table:formula="of:=MAX([.$K237];[.$W237])" office:value-type="float"/>
          <table:table-cell table:formula="of:=MAX([.$L237];[.$X237])" office:value-type="float"/>
          <table:table-cell table:formula="of:=MAX([.$M237];[.$Y237])" office:value-type="float"/>
          <table:table-cell table:formula="of:=MAX([.$N237];[.$Z237])" office:value-type="float"/>
        </table:table-row>
        <table:table-row table:style-name="ro1">
          <table:table-cell office:value-type="string">
            <text:p>blocks.blocks-25-1.asp/19</text:p>
          </table:table-cell>
          <table:table-cell office:value-type="float" office:value="8.02841"/>
          <table:table-cell office:value-type="float" office:value="7.8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25162.0"/>
          <table:table-cell office:value-type="float" office:value="10697.0"/>
          <table:table-cell office:value-type="float" office:value="0.0"/>
          <table:table-cell office:value-type="float" office:value="0.0"/>
          <table:table-cell office:value-type="float" office:value="7.09167"/>
          <table:table-cell office:value-type="float" office:value="6.9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625162.0"/>
          <table:table-cell office:value-type="float" office:value="10697.0"/>
          <table:table-cell office:value-type="float" office:value="0.0"/>
          <table:table-cell office:value-type="float" office:value="0.0"/>
          <table:table-cell table:formula="of:=MIN([.$B238];[.$O238])" office:value-type="float"/>
          <table:table-cell table:formula="of:=MIN([.$C238];[.$P238])" office:value-type="float"/>
          <table:table-cell table:formula="of:=MIN([.$D238];[.$Q238])" office:value-type="float"/>
          <table:table-cell table:formula="of:=MIN([.$E238];[.$R238])" office:value-type="float"/>
          <table:table-cell table:formula="of:=MIN([.$F238];[.$S238])" office:value-type="float"/>
          <table:table-cell table:formula="of:=MIN([.$G238];[.$T238])" office:value-type="float"/>
          <table:table-cell table:formula="of:=MIN([.$H238];[.$U238])" office:value-type="float"/>
          <table:table-cell table:formula="of:=MIN([.$I238];[.$V238])" office:value-type="float"/>
          <table:table-cell table:formula="of:=MIN([.$J238])" office:value-type="float"/>
          <table:table-cell table:formula="of:=MIN([.$K238];[.$W238])" office:value-type="float"/>
          <table:table-cell table:formula="of:=MIN([.$L238];[.$X238])" office:value-type="float"/>
          <table:table-cell table:formula="of:=MIN([.$M238];[.$Y238])" office:value-type="float"/>
          <table:table-cell table:formula="of:=MIN([.$N238];[.$Z238])" office:value-type="float"/>
          <table:table-cell table:formula="of:=MEDIAN([.$B238];[.$O238])" office:value-type="float"/>
          <table:table-cell table:formula="of:=MEDIAN([.$C238];[.$P238])" office:value-type="float"/>
          <table:table-cell table:formula="of:=MEDIAN([.$D238];[.$Q238])" office:value-type="float"/>
          <table:table-cell table:formula="of:=MEDIAN([.$E238];[.$R238])" office:value-type="float"/>
          <table:table-cell table:formula="of:=MEDIAN([.$F238];[.$S238])" office:value-type="float"/>
          <table:table-cell table:formula="of:=MEDIAN([.$G238];[.$T238])" office:value-type="float"/>
          <table:table-cell table:formula="of:=MEDIAN([.$H238];[.$U238])" office:value-type="float"/>
          <table:table-cell table:formula="of:=MEDIAN([.$I238];[.$V238])" office:value-type="float"/>
          <table:table-cell table:formula="of:=MEDIAN([.$J238])" office:value-type="float"/>
          <table:table-cell table:formula="of:=MEDIAN([.$K238];[.$W238])" office:value-type="float"/>
          <table:table-cell table:formula="of:=MEDIAN([.$L238];[.$X238])" office:value-type="float"/>
          <table:table-cell table:formula="of:=MEDIAN([.$M238];[.$Y238])" office:value-type="float"/>
          <table:table-cell table:formula="of:=MEDIAN([.$N238];[.$Z238])" office:value-type="float"/>
          <table:table-cell table:formula="of:=MAX([.$B238];[.$O238])" office:value-type="float"/>
          <table:table-cell table:formula="of:=MAX([.$C238];[.$P238])" office:value-type="float"/>
          <table:table-cell table:formula="of:=MAX([.$D238];[.$Q238])" office:value-type="float"/>
          <table:table-cell table:formula="of:=MAX([.$E238];[.$R238])" office:value-type="float"/>
          <table:table-cell table:formula="of:=MAX([.$F238];[.$S238])" office:value-type="float"/>
          <table:table-cell table:formula="of:=MAX([.$G238];[.$T238])" office:value-type="float"/>
          <table:table-cell table:formula="of:=MAX([.$H238];[.$U238])" office:value-type="float"/>
          <table:table-cell table:formula="of:=MAX([.$I238];[.$V238])" office:value-type="float"/>
          <table:table-cell table:formula="of:=MAX([.$J238])" office:value-type="float"/>
          <table:table-cell table:formula="of:=MAX([.$K238];[.$W238])" office:value-type="float"/>
          <table:table-cell table:formula="of:=MAX([.$L238];[.$X238])" office:value-type="float"/>
          <table:table-cell table:formula="of:=MAX([.$M238];[.$Y238])" office:value-type="float"/>
          <table:table-cell table:formula="of:=MAX([.$N238];[.$Z238])" office:value-type="float"/>
        </table:table-row>
        <table:table-row table:style-name="ro1">
          <table:table-cell office:value-type="string">
            <text:p>blocks.blocks-25-1.asp/2</text:p>
          </table:table-cell>
          <table:table-cell office:value-type="float" office:value="0.569268"/>
          <table:table-cell office:value-type="float" office:value="0.5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5689.0"/>
          <table:table-cell office:value-type="float" office:value="13.0"/>
          <table:table-cell office:value-type="float" office:value="0.0"/>
          <table:table-cell office:value-type="float" office:value="0.0"/>
          <table:table-cell office:value-type="float" office:value="0.448657"/>
          <table:table-cell office:value-type="float" office:value="0.3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5689.0"/>
          <table:table-cell office:value-type="float" office:value="13.0"/>
          <table:table-cell office:value-type="float" office:value="0.0"/>
          <table:table-cell office:value-type="float" office:value="0.0"/>
          <table:table-cell table:formula="of:=MIN([.$B239];[.$O239])" office:value-type="float"/>
          <table:table-cell table:formula="of:=MIN([.$C239];[.$P239])" office:value-type="float"/>
          <table:table-cell table:formula="of:=MIN([.$D239];[.$Q239])" office:value-type="float"/>
          <table:table-cell table:formula="of:=MIN([.$E239];[.$R239])" office:value-type="float"/>
          <table:table-cell table:formula="of:=MIN([.$F239];[.$S239])" office:value-type="float"/>
          <table:table-cell table:formula="of:=MIN([.$G239];[.$T239])" office:value-type="float"/>
          <table:table-cell table:formula="of:=MIN([.$H239];[.$U239])" office:value-type="float"/>
          <table:table-cell table:formula="of:=MIN([.$I239];[.$V239])" office:value-type="float"/>
          <table:table-cell table:formula="of:=MIN([.$J239])" office:value-type="float"/>
          <table:table-cell table:formula="of:=MIN([.$K239];[.$W239])" office:value-type="float"/>
          <table:table-cell table:formula="of:=MIN([.$L239];[.$X239])" office:value-type="float"/>
          <table:table-cell table:formula="of:=MIN([.$M239];[.$Y239])" office:value-type="float"/>
          <table:table-cell table:formula="of:=MIN([.$N239];[.$Z239])" office:value-type="float"/>
          <table:table-cell table:formula="of:=MEDIAN([.$B239];[.$O239])" office:value-type="float"/>
          <table:table-cell table:formula="of:=MEDIAN([.$C239];[.$P239])" office:value-type="float"/>
          <table:table-cell table:formula="of:=MEDIAN([.$D239];[.$Q239])" office:value-type="float"/>
          <table:table-cell table:formula="of:=MEDIAN([.$E239];[.$R239])" office:value-type="float"/>
          <table:table-cell table:formula="of:=MEDIAN([.$F239];[.$S239])" office:value-type="float"/>
          <table:table-cell table:formula="of:=MEDIAN([.$G239];[.$T239])" office:value-type="float"/>
          <table:table-cell table:formula="of:=MEDIAN([.$H239];[.$U239])" office:value-type="float"/>
          <table:table-cell table:formula="of:=MEDIAN([.$I239];[.$V239])" office:value-type="float"/>
          <table:table-cell table:formula="of:=MEDIAN([.$J239])" office:value-type="float"/>
          <table:table-cell table:formula="of:=MEDIAN([.$K239];[.$W239])" office:value-type="float"/>
          <table:table-cell table:formula="of:=MEDIAN([.$L239];[.$X239])" office:value-type="float"/>
          <table:table-cell table:formula="of:=MEDIAN([.$M239];[.$Y239])" office:value-type="float"/>
          <table:table-cell table:formula="of:=MEDIAN([.$N239];[.$Z239])" office:value-type="float"/>
          <table:table-cell table:formula="of:=MAX([.$B239];[.$O239])" office:value-type="float"/>
          <table:table-cell table:formula="of:=MAX([.$C239];[.$P239])" office:value-type="float"/>
          <table:table-cell table:formula="of:=MAX([.$D239];[.$Q239])" office:value-type="float"/>
          <table:table-cell table:formula="of:=MAX([.$E239];[.$R239])" office:value-type="float"/>
          <table:table-cell table:formula="of:=MAX([.$F239];[.$S239])" office:value-type="float"/>
          <table:table-cell table:formula="of:=MAX([.$G239];[.$T239])" office:value-type="float"/>
          <table:table-cell table:formula="of:=MAX([.$H239];[.$U239])" office:value-type="float"/>
          <table:table-cell table:formula="of:=MAX([.$I239];[.$V239])" office:value-type="float"/>
          <table:table-cell table:formula="of:=MAX([.$J239])" office:value-type="float"/>
          <table:table-cell table:formula="of:=MAX([.$K239];[.$W239])" office:value-type="float"/>
          <table:table-cell table:formula="of:=MAX([.$L239];[.$X239])" office:value-type="float"/>
          <table:table-cell table:formula="of:=MAX([.$M239];[.$Y239])" office:value-type="float"/>
          <table:table-cell table:formula="of:=MAX([.$N239];[.$Z239])" office:value-type="float"/>
        </table:table-row>
        <table:table-row table:style-name="ro1">
          <table:table-cell office:value-type="string">
            <text:p>blocks.blocks-25-1.asp/20</text:p>
          </table:table-cell>
          <table:table-cell office:value-type="float" office:value="8.39336"/>
          <table:table-cell office:value-type="float" office:value="8.2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59888.0"/>
          <table:table-cell office:value-type="float" office:value="11373.0"/>
          <table:table-cell office:value-type="float" office:value="0.0"/>
          <table:table-cell office:value-type="float" office:value="0.0"/>
          <table:table-cell office:value-type="float" office:value="7.4407"/>
          <table:table-cell office:value-type="float" office:value="7.2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659888.0"/>
          <table:table-cell office:value-type="float" office:value="11373.0"/>
          <table:table-cell office:value-type="float" office:value="0.0"/>
          <table:table-cell office:value-type="float" office:value="0.0"/>
          <table:table-cell table:formula="of:=MIN([.$B240];[.$O240])" office:value-type="float"/>
          <table:table-cell table:formula="of:=MIN([.$C240];[.$P240])" office:value-type="float"/>
          <table:table-cell table:formula="of:=MIN([.$D240];[.$Q240])" office:value-type="float"/>
          <table:table-cell table:formula="of:=MIN([.$E240];[.$R240])" office:value-type="float"/>
          <table:table-cell table:formula="of:=MIN([.$F240];[.$S240])" office:value-type="float"/>
          <table:table-cell table:formula="of:=MIN([.$G240];[.$T240])" office:value-type="float"/>
          <table:table-cell table:formula="of:=MIN([.$H240];[.$U240])" office:value-type="float"/>
          <table:table-cell table:formula="of:=MIN([.$I240];[.$V240])" office:value-type="float"/>
          <table:table-cell table:formula="of:=MIN([.$J240])" office:value-type="float"/>
          <table:table-cell table:formula="of:=MIN([.$K240];[.$W240])" office:value-type="float"/>
          <table:table-cell table:formula="of:=MIN([.$L240];[.$X240])" office:value-type="float"/>
          <table:table-cell table:formula="of:=MIN([.$M240];[.$Y240])" office:value-type="float"/>
          <table:table-cell table:formula="of:=MIN([.$N240];[.$Z240])" office:value-type="float"/>
          <table:table-cell table:formula="of:=MEDIAN([.$B240];[.$O240])" office:value-type="float"/>
          <table:table-cell table:formula="of:=MEDIAN([.$C240];[.$P240])" office:value-type="float"/>
          <table:table-cell table:formula="of:=MEDIAN([.$D240];[.$Q240])" office:value-type="float"/>
          <table:table-cell table:formula="of:=MEDIAN([.$E240];[.$R240])" office:value-type="float"/>
          <table:table-cell table:formula="of:=MEDIAN([.$F240];[.$S240])" office:value-type="float"/>
          <table:table-cell table:formula="of:=MEDIAN([.$G240];[.$T240])" office:value-type="float"/>
          <table:table-cell table:formula="of:=MEDIAN([.$H240];[.$U240])" office:value-type="float"/>
          <table:table-cell table:formula="of:=MEDIAN([.$I240];[.$V240])" office:value-type="float"/>
          <table:table-cell table:formula="of:=MEDIAN([.$J240])" office:value-type="float"/>
          <table:table-cell table:formula="of:=MEDIAN([.$K240];[.$W240])" office:value-type="float"/>
          <table:table-cell table:formula="of:=MEDIAN([.$L240];[.$X240])" office:value-type="float"/>
          <table:table-cell table:formula="of:=MEDIAN([.$M240];[.$Y240])" office:value-type="float"/>
          <table:table-cell table:formula="of:=MEDIAN([.$N240];[.$Z240])" office:value-type="float"/>
          <table:table-cell table:formula="of:=MAX([.$B240];[.$O240])" office:value-type="float"/>
          <table:table-cell table:formula="of:=MAX([.$C240];[.$P240])" office:value-type="float"/>
          <table:table-cell table:formula="of:=MAX([.$D240];[.$Q240])" office:value-type="float"/>
          <table:table-cell table:formula="of:=MAX([.$E240];[.$R240])" office:value-type="float"/>
          <table:table-cell table:formula="of:=MAX([.$F240];[.$S240])" office:value-type="float"/>
          <table:table-cell table:formula="of:=MAX([.$G240];[.$T240])" office:value-type="float"/>
          <table:table-cell table:formula="of:=MAX([.$H240];[.$U240])" office:value-type="float"/>
          <table:table-cell table:formula="of:=MAX([.$I240];[.$V240])" office:value-type="float"/>
          <table:table-cell table:formula="of:=MAX([.$J240])" office:value-type="float"/>
          <table:table-cell table:formula="of:=MAX([.$K240];[.$W240])" office:value-type="float"/>
          <table:table-cell table:formula="of:=MAX([.$L240];[.$X240])" office:value-type="float"/>
          <table:table-cell table:formula="of:=MAX([.$M240];[.$Y240])" office:value-type="float"/>
          <table:table-cell table:formula="of:=MAX([.$N240];[.$Z240])" office:value-type="float"/>
        </table:table-row>
        <table:table-row table:style-name="ro1">
          <table:table-cell office:value-type="string">
            <text:p>blocks.blocks-25-1.asp/21</text:p>
          </table:table-cell>
          <table:table-cell office:value-type="float" office:value="9.32354"/>
          <table:table-cell office:value-type="float" office:value="9.16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323.0"/>
          <table:table-cell office:value-type="float" office:value="323.0"/>
          <table:table-cell office:value-type="float" office:value="694614.0"/>
          <table:table-cell office:value-type="float" office:value="393826.0"/>
          <table:table-cell office:value-type="float" office:value="0.0"/>
          <table:table-cell office:value-type="float" office:value="0.0"/>
          <table:table-cell office:value-type="float" office:value="8.10811"/>
          <table:table-cell office:value-type="float" office:value="7.956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4480.0"/>
          <table:table-cell office:value-type="float" office:value="694614.0"/>
          <table:table-cell office:value-type="float" office:value="393826.0"/>
          <table:table-cell office:value-type="float" office:value="0.0"/>
          <table:table-cell office:value-type="float" office:value="0.0"/>
          <table:table-cell table:formula="of:=MIN([.$B241];[.$O241])" office:value-type="float"/>
          <table:table-cell table:formula="of:=MIN([.$C241];[.$P241])" office:value-type="float"/>
          <table:table-cell table:formula="of:=MIN([.$D241];[.$Q241])" office:value-type="float"/>
          <table:table-cell table:formula="of:=MIN([.$E241];[.$R241])" office:value-type="float"/>
          <table:table-cell table:formula="of:=MIN([.$F241];[.$S241])" office:value-type="float"/>
          <table:table-cell table:formula="of:=MIN([.$G241];[.$T241])" office:value-type="float"/>
          <table:table-cell table:formula="of:=MIN([.$H241];[.$U241])" office:value-type="float"/>
          <table:table-cell table:formula="of:=MIN([.$I241];[.$V241])" office:value-type="float"/>
          <table:table-cell table:formula="of:=MIN([.$J241])" office:value-type="float"/>
          <table:table-cell table:formula="of:=MIN([.$K241];[.$W241])" office:value-type="float"/>
          <table:table-cell table:formula="of:=MIN([.$L241];[.$X241])" office:value-type="float"/>
          <table:table-cell table:formula="of:=MIN([.$M241];[.$Y241])" office:value-type="float"/>
          <table:table-cell table:formula="of:=MIN([.$N241];[.$Z241])" office:value-type="float"/>
          <table:table-cell table:formula="of:=MEDIAN([.$B241];[.$O241])" office:value-type="float"/>
          <table:table-cell table:formula="of:=MEDIAN([.$C241];[.$P241])" office:value-type="float"/>
          <table:table-cell table:formula="of:=MEDIAN([.$D241];[.$Q241])" office:value-type="float"/>
          <table:table-cell table:formula="of:=MEDIAN([.$E241];[.$R241])" office:value-type="float"/>
          <table:table-cell table:formula="of:=MEDIAN([.$F241];[.$S241])" office:value-type="float"/>
          <table:table-cell table:formula="of:=MEDIAN([.$G241];[.$T241])" office:value-type="float"/>
          <table:table-cell table:formula="of:=MEDIAN([.$H241];[.$U241])" office:value-type="float"/>
          <table:table-cell table:formula="of:=MEDIAN([.$I241];[.$V241])" office:value-type="float"/>
          <table:table-cell table:formula="of:=MEDIAN([.$J241])" office:value-type="float"/>
          <table:table-cell table:formula="of:=MEDIAN([.$K241];[.$W241])" office:value-type="float"/>
          <table:table-cell table:formula="of:=MEDIAN([.$L241];[.$X241])" office:value-type="float"/>
          <table:table-cell table:formula="of:=MEDIAN([.$M241];[.$Y241])" office:value-type="float"/>
          <table:table-cell table:formula="of:=MEDIAN([.$N241];[.$Z241])" office:value-type="float"/>
          <table:table-cell table:formula="of:=MAX([.$B241];[.$O241])" office:value-type="float"/>
          <table:table-cell table:formula="of:=MAX([.$C241];[.$P241])" office:value-type="float"/>
          <table:table-cell table:formula="of:=MAX([.$D241];[.$Q241])" office:value-type="float"/>
          <table:table-cell table:formula="of:=MAX([.$E241];[.$R241])" office:value-type="float"/>
          <table:table-cell table:formula="of:=MAX([.$F241];[.$S241])" office:value-type="float"/>
          <table:table-cell table:formula="of:=MAX([.$G241];[.$T241])" office:value-type="float"/>
          <table:table-cell table:formula="of:=MAX([.$H241];[.$U241])" office:value-type="float"/>
          <table:table-cell table:formula="of:=MAX([.$I241];[.$V241])" office:value-type="float"/>
          <table:table-cell table:formula="of:=MAX([.$J241])" office:value-type="float"/>
          <table:table-cell table:formula="of:=MAX([.$K241];[.$W241])" office:value-type="float"/>
          <table:table-cell table:formula="of:=MAX([.$L241];[.$X241])" office:value-type="float"/>
          <table:table-cell table:formula="of:=MAX([.$M241];[.$Y241])" office:value-type="float"/>
          <table:table-cell table:formula="of:=MAX([.$N241];[.$Z241])" office:value-type="float"/>
        </table:table-row>
        <table:table-row table:style-name="ro1">
          <table:table-cell office:value-type="string">
            <text:p>blocks.blocks-25-1.asp/22</text:p>
          </table:table-cell>
          <table:table-cell office:value-type="float" office:value="9.67528"/>
          <table:table-cell office:value-type="float" office:value="9.498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423.0"/>
          <table:table-cell office:value-type="float" office:value="423.0"/>
          <table:table-cell office:value-type="float" office:value="729340.0"/>
          <table:table-cell office:value-type="float" office:value="444202.0"/>
          <table:table-cell office:value-type="float" office:value="0.0"/>
          <table:table-cell office:value-type="float" office:value="0.0"/>
          <table:table-cell office:value-type="float" office:value="8.70311"/>
          <table:table-cell office:value-type="float" office:value="8.545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5641.0"/>
          <table:table-cell office:value-type="float" office:value="729340.0"/>
          <table:table-cell office:value-type="float" office:value="444202.0"/>
          <table:table-cell office:value-type="float" office:value="0.0"/>
          <table:table-cell office:value-type="float" office:value="0.0"/>
          <table:table-cell table:formula="of:=MIN([.$B242];[.$O242])" office:value-type="float"/>
          <table:table-cell table:formula="of:=MIN([.$C242];[.$P242])" office:value-type="float"/>
          <table:table-cell table:formula="of:=MIN([.$D242];[.$Q242])" office:value-type="float"/>
          <table:table-cell table:formula="of:=MIN([.$E242];[.$R242])" office:value-type="float"/>
          <table:table-cell table:formula="of:=MIN([.$F242];[.$S242])" office:value-type="float"/>
          <table:table-cell table:formula="of:=MIN([.$G242];[.$T242])" office:value-type="float"/>
          <table:table-cell table:formula="of:=MIN([.$H242];[.$U242])" office:value-type="float"/>
          <table:table-cell table:formula="of:=MIN([.$I242];[.$V242])" office:value-type="float"/>
          <table:table-cell table:formula="of:=MIN([.$J242])" office:value-type="float"/>
          <table:table-cell table:formula="of:=MIN([.$K242];[.$W242])" office:value-type="float"/>
          <table:table-cell table:formula="of:=MIN([.$L242];[.$X242])" office:value-type="float"/>
          <table:table-cell table:formula="of:=MIN([.$M242];[.$Y242])" office:value-type="float"/>
          <table:table-cell table:formula="of:=MIN([.$N242];[.$Z242])" office:value-type="float"/>
          <table:table-cell table:formula="of:=MEDIAN([.$B242];[.$O242])" office:value-type="float"/>
          <table:table-cell table:formula="of:=MEDIAN([.$C242];[.$P242])" office:value-type="float"/>
          <table:table-cell table:formula="of:=MEDIAN([.$D242];[.$Q242])" office:value-type="float"/>
          <table:table-cell table:formula="of:=MEDIAN([.$E242];[.$R242])" office:value-type="float"/>
          <table:table-cell table:formula="of:=MEDIAN([.$F242];[.$S242])" office:value-type="float"/>
          <table:table-cell table:formula="of:=MEDIAN([.$G242];[.$T242])" office:value-type="float"/>
          <table:table-cell table:formula="of:=MEDIAN([.$H242];[.$U242])" office:value-type="float"/>
          <table:table-cell table:formula="of:=MEDIAN([.$I242];[.$V242])" office:value-type="float"/>
          <table:table-cell table:formula="of:=MEDIAN([.$J242])" office:value-type="float"/>
          <table:table-cell table:formula="of:=MEDIAN([.$K242];[.$W242])" office:value-type="float"/>
          <table:table-cell table:formula="of:=MEDIAN([.$L242];[.$X242])" office:value-type="float"/>
          <table:table-cell table:formula="of:=MEDIAN([.$M242];[.$Y242])" office:value-type="float"/>
          <table:table-cell table:formula="of:=MEDIAN([.$N242];[.$Z242])" office:value-type="float"/>
          <table:table-cell table:formula="of:=MAX([.$B242];[.$O242])" office:value-type="float"/>
          <table:table-cell table:formula="of:=MAX([.$C242];[.$P242])" office:value-type="float"/>
          <table:table-cell table:formula="of:=MAX([.$D242];[.$Q242])" office:value-type="float"/>
          <table:table-cell table:formula="of:=MAX([.$E242];[.$R242])" office:value-type="float"/>
          <table:table-cell table:formula="of:=MAX([.$F242];[.$S242])" office:value-type="float"/>
          <table:table-cell table:formula="of:=MAX([.$G242];[.$T242])" office:value-type="float"/>
          <table:table-cell table:formula="of:=MAX([.$H242];[.$U242])" office:value-type="float"/>
          <table:table-cell table:formula="of:=MAX([.$I242];[.$V242])" office:value-type="float"/>
          <table:table-cell table:formula="of:=MAX([.$J242])" office:value-type="float"/>
          <table:table-cell table:formula="of:=MAX([.$K242];[.$W242])" office:value-type="float"/>
          <table:table-cell table:formula="of:=MAX([.$L242];[.$X242])" office:value-type="float"/>
          <table:table-cell table:formula="of:=MAX([.$M242];[.$Y242])" office:value-type="float"/>
          <table:table-cell table:formula="of:=MAX([.$N242];[.$Z242])" office:value-type="float"/>
        </table:table-row>
        <table:table-row table:style-name="ro1">
          <table:table-cell office:value-type="string">
            <text:p>blocks.blocks-25-1.asp/23</text:p>
          </table:table-cell>
          <table:table-cell office:value-type="float" office:value="10.2619"/>
          <table:table-cell office:value-type="float" office:value="10.091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4.0"/>
          <table:table-cell office:value-type="float" office:value="1179.0"/>
          <table:table-cell office:value-type="float" office:value="1179.0"/>
          <table:table-cell office:value-type="float" office:value="764066.0"/>
          <table:table-cell office:value-type="float" office:value="494578.0"/>
          <table:table-cell office:value-type="float" office:value="0.0"/>
          <table:table-cell office:value-type="float" office:value="0.0"/>
          <table:table-cell office:value-type="float" office:value="9.11705"/>
          <table:table-cell office:value-type="float" office:value="8.943"/>
          <table:table-cell office:value-type="float" office:value="0.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5777.0"/>
          <table:table-cell office:value-type="float" office:value="764066.0"/>
          <table:table-cell office:value-type="float" office:value="494578.0"/>
          <table:table-cell office:value-type="float" office:value="0.0"/>
          <table:table-cell office:value-type="float" office:value="0.0"/>
          <table:table-cell table:formula="of:=MIN([.$B243];[.$O243])" office:value-type="float"/>
          <table:table-cell table:formula="of:=MIN([.$C243];[.$P243])" office:value-type="float"/>
          <table:table-cell table:formula="of:=MIN([.$D243];[.$Q243])" office:value-type="float"/>
          <table:table-cell table:formula="of:=MIN([.$E243];[.$R243])" office:value-type="float"/>
          <table:table-cell table:formula="of:=MIN([.$F243];[.$S243])" office:value-type="float"/>
          <table:table-cell table:formula="of:=MIN([.$G243];[.$T243])" office:value-type="float"/>
          <table:table-cell table:formula="of:=MIN([.$H243];[.$U243])" office:value-type="float"/>
          <table:table-cell table:formula="of:=MIN([.$I243];[.$V243])" office:value-type="float"/>
          <table:table-cell table:formula="of:=MIN([.$J243])" office:value-type="float"/>
          <table:table-cell table:formula="of:=MIN([.$K243];[.$W243])" office:value-type="float"/>
          <table:table-cell table:formula="of:=MIN([.$L243];[.$X243])" office:value-type="float"/>
          <table:table-cell table:formula="of:=MIN([.$M243];[.$Y243])" office:value-type="float"/>
          <table:table-cell table:formula="of:=MIN([.$N243];[.$Z243])" office:value-type="float"/>
          <table:table-cell table:formula="of:=MEDIAN([.$B243];[.$O243])" office:value-type="float"/>
          <table:table-cell table:formula="of:=MEDIAN([.$C243];[.$P243])" office:value-type="float"/>
          <table:table-cell table:formula="of:=MEDIAN([.$D243];[.$Q243])" office:value-type="float"/>
          <table:table-cell table:formula="of:=MEDIAN([.$E243];[.$R243])" office:value-type="float"/>
          <table:table-cell table:formula="of:=MEDIAN([.$F243];[.$S243])" office:value-type="float"/>
          <table:table-cell table:formula="of:=MEDIAN([.$G243];[.$T243])" office:value-type="float"/>
          <table:table-cell table:formula="of:=MEDIAN([.$H243];[.$U243])" office:value-type="float"/>
          <table:table-cell table:formula="of:=MEDIAN([.$I243];[.$V243])" office:value-type="float"/>
          <table:table-cell table:formula="of:=MEDIAN([.$J243])" office:value-type="float"/>
          <table:table-cell table:formula="of:=MEDIAN([.$K243];[.$W243])" office:value-type="float"/>
          <table:table-cell table:formula="of:=MEDIAN([.$L243];[.$X243])" office:value-type="float"/>
          <table:table-cell table:formula="of:=MEDIAN([.$M243];[.$Y243])" office:value-type="float"/>
          <table:table-cell table:formula="of:=MEDIAN([.$N243];[.$Z243])" office:value-type="float"/>
          <table:table-cell table:formula="of:=MAX([.$B243];[.$O243])" office:value-type="float"/>
          <table:table-cell table:formula="of:=MAX([.$C243];[.$P243])" office:value-type="float"/>
          <table:table-cell table:formula="of:=MAX([.$D243];[.$Q243])" office:value-type="float"/>
          <table:table-cell table:formula="of:=MAX([.$E243];[.$R243])" office:value-type="float"/>
          <table:table-cell table:formula="of:=MAX([.$F243];[.$S243])" office:value-type="float"/>
          <table:table-cell table:formula="of:=MAX([.$G243];[.$T243])" office:value-type="float"/>
          <table:table-cell table:formula="of:=MAX([.$H243];[.$U243])" office:value-type="float"/>
          <table:table-cell table:formula="of:=MAX([.$I243];[.$V243])" office:value-type="float"/>
          <table:table-cell table:formula="of:=MAX([.$J243])" office:value-type="float"/>
          <table:table-cell table:formula="of:=MAX([.$K243];[.$W243])" office:value-type="float"/>
          <table:table-cell table:formula="of:=MAX([.$L243];[.$X243])" office:value-type="float"/>
          <table:table-cell table:formula="of:=MAX([.$M243];[.$Y243])" office:value-type="float"/>
          <table:table-cell table:formula="of:=MAX([.$N243];[.$Z243])" office:value-type="float"/>
        </table:table-row>
        <table:table-row table:style-name="ro1">
          <table:table-cell office:value-type="string">
            <text:p>blocks.blocks-25-1.asp/24</text:p>
          </table:table-cell>
          <table:table-cell office:value-type="float" office:value="10.7294"/>
          <table:table-cell office:value-type="float" office:value="10.531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5.0"/>
          <table:table-cell office:value-type="float" office:value="1423.0"/>
          <table:table-cell office:value-type="float" office:value="1423.0"/>
          <table:table-cell office:value-type="float" office:value="798792.0"/>
          <table:table-cell office:value-type="float" office:value="544954.0"/>
          <table:table-cell office:value-type="float" office:value="0.0"/>
          <table:table-cell office:value-type="float" office:value="0.0"/>
          <table:table-cell office:value-type="float" office:value="9.47382"/>
          <table:table-cell office:value-type="float" office:value="9.298"/>
          <table:table-cell office:value-type="float" office:value="0.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4.0"/>
          <table:table-cell office:value-type="float" office:value="6788.0"/>
          <table:table-cell office:value-type="float" office:value="798792.0"/>
          <table:table-cell office:value-type="float" office:value="544954.0"/>
          <table:table-cell office:value-type="float" office:value="0.0"/>
          <table:table-cell office:value-type="float" office:value="0.0"/>
          <table:table-cell table:formula="of:=MIN([.$B244];[.$O244])" office:value-type="float"/>
          <table:table-cell table:formula="of:=MIN([.$C244];[.$P244])" office:value-type="float"/>
          <table:table-cell table:formula="of:=MIN([.$D244];[.$Q244])" office:value-type="float"/>
          <table:table-cell table:formula="of:=MIN([.$E244];[.$R244])" office:value-type="float"/>
          <table:table-cell table:formula="of:=MIN([.$F244];[.$S244])" office:value-type="float"/>
          <table:table-cell table:formula="of:=MIN([.$G244];[.$T244])" office:value-type="float"/>
          <table:table-cell table:formula="of:=MIN([.$H244];[.$U244])" office:value-type="float"/>
          <table:table-cell table:formula="of:=MIN([.$I244];[.$V244])" office:value-type="float"/>
          <table:table-cell table:formula="of:=MIN([.$J244])" office:value-type="float"/>
          <table:table-cell table:formula="of:=MIN([.$K244];[.$W244])" office:value-type="float"/>
          <table:table-cell table:formula="of:=MIN([.$L244];[.$X244])" office:value-type="float"/>
          <table:table-cell table:formula="of:=MIN([.$M244];[.$Y244])" office:value-type="float"/>
          <table:table-cell table:formula="of:=MIN([.$N244];[.$Z244])" office:value-type="float"/>
          <table:table-cell table:formula="of:=MEDIAN([.$B244];[.$O244])" office:value-type="float"/>
          <table:table-cell table:formula="of:=MEDIAN([.$C244];[.$P244])" office:value-type="float"/>
          <table:table-cell table:formula="of:=MEDIAN([.$D244];[.$Q244])" office:value-type="float"/>
          <table:table-cell table:formula="of:=MEDIAN([.$E244];[.$R244])" office:value-type="float"/>
          <table:table-cell table:formula="of:=MEDIAN([.$F244];[.$S244])" office:value-type="float"/>
          <table:table-cell table:formula="of:=MEDIAN([.$G244];[.$T244])" office:value-type="float"/>
          <table:table-cell table:formula="of:=MEDIAN([.$H244];[.$U244])" office:value-type="float"/>
          <table:table-cell table:formula="of:=MEDIAN([.$I244];[.$V244])" office:value-type="float"/>
          <table:table-cell table:formula="of:=MEDIAN([.$J244])" office:value-type="float"/>
          <table:table-cell table:formula="of:=MEDIAN([.$K244];[.$W244])" office:value-type="float"/>
          <table:table-cell table:formula="of:=MEDIAN([.$L244];[.$X244])" office:value-type="float"/>
          <table:table-cell table:formula="of:=MEDIAN([.$M244];[.$Y244])" office:value-type="float"/>
          <table:table-cell table:formula="of:=MEDIAN([.$N244];[.$Z244])" office:value-type="float"/>
          <table:table-cell table:formula="of:=MAX([.$B244];[.$O244])" office:value-type="float"/>
          <table:table-cell table:formula="of:=MAX([.$C244];[.$P244])" office:value-type="float"/>
          <table:table-cell table:formula="of:=MAX([.$D244];[.$Q244])" office:value-type="float"/>
          <table:table-cell table:formula="of:=MAX([.$E244];[.$R244])" office:value-type="float"/>
          <table:table-cell table:formula="of:=MAX([.$F244];[.$S244])" office:value-type="float"/>
          <table:table-cell table:formula="of:=MAX([.$G244];[.$T244])" office:value-type="float"/>
          <table:table-cell table:formula="of:=MAX([.$H244];[.$U244])" office:value-type="float"/>
          <table:table-cell table:formula="of:=MAX([.$I244];[.$V244])" office:value-type="float"/>
          <table:table-cell table:formula="of:=MAX([.$J244])" office:value-type="float"/>
          <table:table-cell table:formula="of:=MAX([.$K244];[.$W244])" office:value-type="float"/>
          <table:table-cell table:formula="of:=MAX([.$L244];[.$X244])" office:value-type="float"/>
          <table:table-cell table:formula="of:=MAX([.$M244];[.$Y244])" office:value-type="float"/>
          <table:table-cell table:formula="of:=MAX([.$N244];[.$Z244])" office:value-type="float"/>
        </table:table-row>
        <table:table-row table:style-name="ro1">
          <table:table-cell office:value-type="string">
            <text:p>blocks.blocks-25-1.asp/25</text:p>
          </table:table-cell>
          <table:table-cell office:value-type="float" office:value="11.4355"/>
          <table:table-cell office:value-type="float" office:value="11.253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644.0"/>
          <table:table-cell office:value-type="float" office:value="644.0"/>
          <table:table-cell office:value-type="float" office:value="833518.0"/>
          <table:table-cell office:value-type="float" office:value="595330.0"/>
          <table:table-cell office:value-type="float" office:value="0.0"/>
          <table:table-cell office:value-type="float" office:value="0.0"/>
          <table:table-cell office:value-type="float" office:value="10.1332"/>
          <table:table-cell office:value-type="float" office:value="9.962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4.0"/>
          <table:table-cell office:value-type="float" office:value="7372.0"/>
          <table:table-cell office:value-type="float" office:value="833518.0"/>
          <table:table-cell office:value-type="float" office:value="595330.0"/>
          <table:table-cell office:value-type="float" office:value="0.0"/>
          <table:table-cell office:value-type="float" office:value="0.0"/>
          <table:table-cell table:formula="of:=MIN([.$B245];[.$O245])" office:value-type="float"/>
          <table:table-cell table:formula="of:=MIN([.$C245];[.$P245])" office:value-type="float"/>
          <table:table-cell table:formula="of:=MIN([.$D245];[.$Q245])" office:value-type="float"/>
          <table:table-cell table:formula="of:=MIN([.$E245];[.$R245])" office:value-type="float"/>
          <table:table-cell table:formula="of:=MIN([.$F245];[.$S245])" office:value-type="float"/>
          <table:table-cell table:formula="of:=MIN([.$G245];[.$T245])" office:value-type="float"/>
          <table:table-cell table:formula="of:=MIN([.$H245];[.$U245])" office:value-type="float"/>
          <table:table-cell table:formula="of:=MIN([.$I245];[.$V245])" office:value-type="float"/>
          <table:table-cell table:formula="of:=MIN([.$J245])" office:value-type="float"/>
          <table:table-cell table:formula="of:=MIN([.$K245];[.$W245])" office:value-type="float"/>
          <table:table-cell table:formula="of:=MIN([.$L245];[.$X245])" office:value-type="float"/>
          <table:table-cell table:formula="of:=MIN([.$M245];[.$Y245])" office:value-type="float"/>
          <table:table-cell table:formula="of:=MIN([.$N245];[.$Z245])" office:value-type="float"/>
          <table:table-cell table:formula="of:=MEDIAN([.$B245];[.$O245])" office:value-type="float"/>
          <table:table-cell table:formula="of:=MEDIAN([.$C245];[.$P245])" office:value-type="float"/>
          <table:table-cell table:formula="of:=MEDIAN([.$D245];[.$Q245])" office:value-type="float"/>
          <table:table-cell table:formula="of:=MEDIAN([.$E245];[.$R245])" office:value-type="float"/>
          <table:table-cell table:formula="of:=MEDIAN([.$F245];[.$S245])" office:value-type="float"/>
          <table:table-cell table:formula="of:=MEDIAN([.$G245];[.$T245])" office:value-type="float"/>
          <table:table-cell table:formula="of:=MEDIAN([.$H245];[.$U245])" office:value-type="float"/>
          <table:table-cell table:formula="of:=MEDIAN([.$I245];[.$V245])" office:value-type="float"/>
          <table:table-cell table:formula="of:=MEDIAN([.$J245])" office:value-type="float"/>
          <table:table-cell table:formula="of:=MEDIAN([.$K245];[.$W245])" office:value-type="float"/>
          <table:table-cell table:formula="of:=MEDIAN([.$L245];[.$X245])" office:value-type="float"/>
          <table:table-cell table:formula="of:=MEDIAN([.$M245];[.$Y245])" office:value-type="float"/>
          <table:table-cell table:formula="of:=MEDIAN([.$N245];[.$Z245])" office:value-type="float"/>
          <table:table-cell table:formula="of:=MAX([.$B245];[.$O245])" office:value-type="float"/>
          <table:table-cell table:formula="of:=MAX([.$C245];[.$P245])" office:value-type="float"/>
          <table:table-cell table:formula="of:=MAX([.$D245];[.$Q245])" office:value-type="float"/>
          <table:table-cell table:formula="of:=MAX([.$E245];[.$R245])" office:value-type="float"/>
          <table:table-cell table:formula="of:=MAX([.$F245];[.$S245])" office:value-type="float"/>
          <table:table-cell table:formula="of:=MAX([.$G245];[.$T245])" office:value-type="float"/>
          <table:table-cell table:formula="of:=MAX([.$H245];[.$U245])" office:value-type="float"/>
          <table:table-cell table:formula="of:=MAX([.$I245];[.$V245])" office:value-type="float"/>
          <table:table-cell table:formula="of:=MAX([.$J245])" office:value-type="float"/>
          <table:table-cell table:formula="of:=MAX([.$K245];[.$W245])" office:value-type="float"/>
          <table:table-cell table:formula="of:=MAX([.$L245];[.$X245])" office:value-type="float"/>
          <table:table-cell table:formula="of:=MAX([.$M245];[.$Y245])" office:value-type="float"/>
          <table:table-cell table:formula="of:=MAX([.$N245];[.$Z245])" office:value-type="float"/>
        </table:table-row>
        <table:table-row table:style-name="ro1">
          <table:table-cell office:value-type="string">
            <text:p>blocks.blocks-25-1.asp/26</text:p>
          </table:table-cell>
          <table:table-cell office:value-type="float" office:value="11.7934"/>
          <table:table-cell office:value-type="float" office:value="11.608"/>
          <table:table-cell office:value-type="float" office:value="0.1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5.0"/>
          <table:table-cell office:value-type="float" office:value="6333.0"/>
          <table:table-cell office:value-type="float" office:value="6333.0"/>
          <table:table-cell office:value-type="float" office:value="868244.0"/>
          <table:table-cell office:value-type="float" office:value="645706.0"/>
          <table:table-cell office:value-type="float" office:value="0.0"/>
          <table:table-cell office:value-type="float" office:value="0.0"/>
          <table:table-cell office:value-type="float" office:value="10.5249"/>
          <table:table-cell office:value-type="float" office:value="10.343"/>
          <table:table-cell office:value-type="float" office:value="0.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.0"/>
          <table:table-cell office:value-type="float" office:value="11645.0"/>
          <table:table-cell office:value-type="float" office:value="868244.0"/>
          <table:table-cell office:value-type="float" office:value="645706.0"/>
          <table:table-cell office:value-type="float" office:value="0.0"/>
          <table:table-cell office:value-type="float" office:value="0.0"/>
          <table:table-cell table:formula="of:=MIN([.$B246];[.$O246])" office:value-type="float"/>
          <table:table-cell table:formula="of:=MIN([.$C246];[.$P246])" office:value-type="float"/>
          <table:table-cell table:formula="of:=MIN([.$D246];[.$Q246])" office:value-type="float"/>
          <table:table-cell table:formula="of:=MIN([.$E246];[.$R246])" office:value-type="float"/>
          <table:table-cell table:formula="of:=MIN([.$F246];[.$S246])" office:value-type="float"/>
          <table:table-cell table:formula="of:=MIN([.$G246];[.$T246])" office:value-type="float"/>
          <table:table-cell table:formula="of:=MIN([.$H246];[.$U246])" office:value-type="float"/>
          <table:table-cell table:formula="of:=MIN([.$I246];[.$V246])" office:value-type="float"/>
          <table:table-cell table:formula="of:=MIN([.$J246])" office:value-type="float"/>
          <table:table-cell table:formula="of:=MIN([.$K246];[.$W246])" office:value-type="float"/>
          <table:table-cell table:formula="of:=MIN([.$L246];[.$X246])" office:value-type="float"/>
          <table:table-cell table:formula="of:=MIN([.$M246];[.$Y246])" office:value-type="float"/>
          <table:table-cell table:formula="of:=MIN([.$N246];[.$Z246])" office:value-type="float"/>
          <table:table-cell table:formula="of:=MEDIAN([.$B246];[.$O246])" office:value-type="float"/>
          <table:table-cell table:formula="of:=MEDIAN([.$C246];[.$P246])" office:value-type="float"/>
          <table:table-cell table:formula="of:=MEDIAN([.$D246];[.$Q246])" office:value-type="float"/>
          <table:table-cell table:formula="of:=MEDIAN([.$E246];[.$R246])" office:value-type="float"/>
          <table:table-cell table:formula="of:=MEDIAN([.$F246];[.$S246])" office:value-type="float"/>
          <table:table-cell table:formula="of:=MEDIAN([.$G246];[.$T246])" office:value-type="float"/>
          <table:table-cell table:formula="of:=MEDIAN([.$H246];[.$U246])" office:value-type="float"/>
          <table:table-cell table:formula="of:=MEDIAN([.$I246];[.$V246])" office:value-type="float"/>
          <table:table-cell table:formula="of:=MEDIAN([.$J246])" office:value-type="float"/>
          <table:table-cell table:formula="of:=MEDIAN([.$K246];[.$W246])" office:value-type="float"/>
          <table:table-cell table:formula="of:=MEDIAN([.$L246];[.$X246])" office:value-type="float"/>
          <table:table-cell table:formula="of:=MEDIAN([.$M246];[.$Y246])" office:value-type="float"/>
          <table:table-cell table:formula="of:=MEDIAN([.$N246];[.$Z246])" office:value-type="float"/>
          <table:table-cell table:formula="of:=MAX([.$B246];[.$O246])" office:value-type="float"/>
          <table:table-cell table:formula="of:=MAX([.$C246];[.$P246])" office:value-type="float"/>
          <table:table-cell table:formula="of:=MAX([.$D246];[.$Q246])" office:value-type="float"/>
          <table:table-cell table:formula="of:=MAX([.$E246];[.$R246])" office:value-type="float"/>
          <table:table-cell table:formula="of:=MAX([.$F246];[.$S246])" office:value-type="float"/>
          <table:table-cell table:formula="of:=MAX([.$G246];[.$T246])" office:value-type="float"/>
          <table:table-cell table:formula="of:=MAX([.$H246];[.$U246])" office:value-type="float"/>
          <table:table-cell table:formula="of:=MAX([.$I246];[.$V246])" office:value-type="float"/>
          <table:table-cell table:formula="of:=MAX([.$J246])" office:value-type="float"/>
          <table:table-cell table:formula="of:=MAX([.$K246];[.$W246])" office:value-type="float"/>
          <table:table-cell table:formula="of:=MAX([.$L246];[.$X246])" office:value-type="float"/>
          <table:table-cell table:formula="of:=MAX([.$M246];[.$Y246])" office:value-type="float"/>
          <table:table-cell table:formula="of:=MAX([.$N246];[.$Z246])" office:value-type="float"/>
        </table:table-row>
        <table:table-row table:style-name="ro1">
          <table:table-cell office:value-type="string">
            <text:p>blocks.blocks-25-1.asp/27</text:p>
          </table:table-cell>
          <table:table-cell office:value-type="float" office:value="12.4303"/>
          <table:table-cell office:value-type="float" office:value="12.216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692.0"/>
          <table:table-cell office:value-type="float" office:value="692.0"/>
          <table:table-cell office:value-type="float" office:value="902970.0"/>
          <table:table-cell office:value-type="float" office:value="696082.0"/>
          <table:table-cell office:value-type="float" office:value="0.0"/>
          <table:table-cell office:value-type="float" office:value="0.0"/>
          <table:table-cell office:value-type="float" office:value="10.8268"/>
          <table:table-cell office:value-type="float" office:value="10.649"/>
          <table:table-cell office:value-type="float" office:value="0.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8.0"/>
          <table:table-cell office:value-type="float" office:value="13848.0"/>
          <table:table-cell office:value-type="float" office:value="902970.0"/>
          <table:table-cell office:value-type="float" office:value="696082.0"/>
          <table:table-cell office:value-type="float" office:value="0.0"/>
          <table:table-cell office:value-type="float" office:value="0.0"/>
          <table:table-cell table:formula="of:=MIN([.$B247];[.$O247])" office:value-type="float"/>
          <table:table-cell table:formula="of:=MIN([.$C247];[.$P247])" office:value-type="float"/>
          <table:table-cell table:formula="of:=MIN([.$D247];[.$Q247])" office:value-type="float"/>
          <table:table-cell table:formula="of:=MIN([.$E247];[.$R247])" office:value-type="float"/>
          <table:table-cell table:formula="of:=MIN([.$F247];[.$S247])" office:value-type="float"/>
          <table:table-cell table:formula="of:=MIN([.$G247];[.$T247])" office:value-type="float"/>
          <table:table-cell table:formula="of:=MIN([.$H247];[.$U247])" office:value-type="float"/>
          <table:table-cell table:formula="of:=MIN([.$I247];[.$V247])" office:value-type="float"/>
          <table:table-cell table:formula="of:=MIN([.$J247])" office:value-type="float"/>
          <table:table-cell table:formula="of:=MIN([.$K247];[.$W247])" office:value-type="float"/>
          <table:table-cell table:formula="of:=MIN([.$L247];[.$X247])" office:value-type="float"/>
          <table:table-cell table:formula="of:=MIN([.$M247];[.$Y247])" office:value-type="float"/>
          <table:table-cell table:formula="of:=MIN([.$N247];[.$Z247])" office:value-type="float"/>
          <table:table-cell table:formula="of:=MEDIAN([.$B247];[.$O247])" office:value-type="float"/>
          <table:table-cell table:formula="of:=MEDIAN([.$C247];[.$P247])" office:value-type="float"/>
          <table:table-cell table:formula="of:=MEDIAN([.$D247];[.$Q247])" office:value-type="float"/>
          <table:table-cell table:formula="of:=MEDIAN([.$E247];[.$R247])" office:value-type="float"/>
          <table:table-cell table:formula="of:=MEDIAN([.$F247];[.$S247])" office:value-type="float"/>
          <table:table-cell table:formula="of:=MEDIAN([.$G247];[.$T247])" office:value-type="float"/>
          <table:table-cell table:formula="of:=MEDIAN([.$H247];[.$U247])" office:value-type="float"/>
          <table:table-cell table:formula="of:=MEDIAN([.$I247];[.$V247])" office:value-type="float"/>
          <table:table-cell table:formula="of:=MEDIAN([.$J247])" office:value-type="float"/>
          <table:table-cell table:formula="of:=MEDIAN([.$K247];[.$W247])" office:value-type="float"/>
          <table:table-cell table:formula="of:=MEDIAN([.$L247];[.$X247])" office:value-type="float"/>
          <table:table-cell table:formula="of:=MEDIAN([.$M247];[.$Y247])" office:value-type="float"/>
          <table:table-cell table:formula="of:=MEDIAN([.$N247];[.$Z247])" office:value-type="float"/>
          <table:table-cell table:formula="of:=MAX([.$B247];[.$O247])" office:value-type="float"/>
          <table:table-cell table:formula="of:=MAX([.$C247];[.$P247])" office:value-type="float"/>
          <table:table-cell table:formula="of:=MAX([.$D247];[.$Q247])" office:value-type="float"/>
          <table:table-cell table:formula="of:=MAX([.$E247];[.$R247])" office:value-type="float"/>
          <table:table-cell table:formula="of:=MAX([.$F247];[.$S247])" office:value-type="float"/>
          <table:table-cell table:formula="of:=MAX([.$G247];[.$T247])" office:value-type="float"/>
          <table:table-cell table:formula="of:=MAX([.$H247];[.$U247])" office:value-type="float"/>
          <table:table-cell table:formula="of:=MAX([.$I247];[.$V247])" office:value-type="float"/>
          <table:table-cell table:formula="of:=MAX([.$J247])" office:value-type="float"/>
          <table:table-cell table:formula="of:=MAX([.$K247];[.$W247])" office:value-type="float"/>
          <table:table-cell table:formula="of:=MAX([.$L247];[.$X247])" office:value-type="float"/>
          <table:table-cell table:formula="of:=MAX([.$M247];[.$Y247])" office:value-type="float"/>
          <table:table-cell table:formula="of:=MAX([.$N247];[.$Z247])" office:value-type="float"/>
        </table:table-row>
        <table:table-row table:style-name="ro1">
          <table:table-cell office:value-type="string">
            <text:p>blocks.blocks-25-1.asp/28</text:p>
          </table:table-cell>
          <table:table-cell office:value-type="float" office:value="13.0309"/>
          <table:table-cell office:value-type="float" office:value="12.82"/>
          <table:table-cell office:value-type="float" office:value="0.2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8.0"/>
          <table:table-cell office:value-type="float" office:value="3283.0"/>
          <table:table-cell office:value-type="float" office:value="3283.0"/>
          <table:table-cell office:value-type="float" office:value="937696.0"/>
          <table:table-cell office:value-type="float" office:value="746458.0"/>
          <table:table-cell office:value-type="float" office:value="0.0"/>
          <table:table-cell office:value-type="float" office:value="0.0"/>
          <table:table-cell office:value-type="float" office:value="11.2538"/>
          <table:table-cell office:value-type="float" office:value="11.062"/>
          <table:table-cell office:value-type="float" office:value="0.18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.0"/>
          <table:table-cell office:value-type="float" office:value="9690.0"/>
          <table:table-cell office:value-type="float" office:value="937696.0"/>
          <table:table-cell office:value-type="float" office:value="746458.0"/>
          <table:table-cell office:value-type="float" office:value="0.0"/>
          <table:table-cell office:value-type="float" office:value="0.0"/>
          <table:table-cell table:formula="of:=MIN([.$B248];[.$O248])" office:value-type="float"/>
          <table:table-cell table:formula="of:=MIN([.$C248];[.$P248])" office:value-type="float"/>
          <table:table-cell table:formula="of:=MIN([.$D248];[.$Q248])" office:value-type="float"/>
          <table:table-cell table:formula="of:=MIN([.$E248];[.$R248])" office:value-type="float"/>
          <table:table-cell table:formula="of:=MIN([.$F248];[.$S248])" office:value-type="float"/>
          <table:table-cell table:formula="of:=MIN([.$G248];[.$T248])" office:value-type="float"/>
          <table:table-cell table:formula="of:=MIN([.$H248];[.$U248])" office:value-type="float"/>
          <table:table-cell table:formula="of:=MIN([.$I248];[.$V248])" office:value-type="float"/>
          <table:table-cell table:formula="of:=MIN([.$J248])" office:value-type="float"/>
          <table:table-cell table:formula="of:=MIN([.$K248];[.$W248])" office:value-type="float"/>
          <table:table-cell table:formula="of:=MIN([.$L248];[.$X248])" office:value-type="float"/>
          <table:table-cell table:formula="of:=MIN([.$M248];[.$Y248])" office:value-type="float"/>
          <table:table-cell table:formula="of:=MIN([.$N248];[.$Z248])" office:value-type="float"/>
          <table:table-cell table:formula="of:=MEDIAN([.$B248];[.$O248])" office:value-type="float"/>
          <table:table-cell table:formula="of:=MEDIAN([.$C248];[.$P248])" office:value-type="float"/>
          <table:table-cell table:formula="of:=MEDIAN([.$D248];[.$Q248])" office:value-type="float"/>
          <table:table-cell table:formula="of:=MEDIAN([.$E248];[.$R248])" office:value-type="float"/>
          <table:table-cell table:formula="of:=MEDIAN([.$F248];[.$S248])" office:value-type="float"/>
          <table:table-cell table:formula="of:=MEDIAN([.$G248];[.$T248])" office:value-type="float"/>
          <table:table-cell table:formula="of:=MEDIAN([.$H248];[.$U248])" office:value-type="float"/>
          <table:table-cell table:formula="of:=MEDIAN([.$I248];[.$V248])" office:value-type="float"/>
          <table:table-cell table:formula="of:=MEDIAN([.$J248])" office:value-type="float"/>
          <table:table-cell table:formula="of:=MEDIAN([.$K248];[.$W248])" office:value-type="float"/>
          <table:table-cell table:formula="of:=MEDIAN([.$L248];[.$X248])" office:value-type="float"/>
          <table:table-cell table:formula="of:=MEDIAN([.$M248];[.$Y248])" office:value-type="float"/>
          <table:table-cell table:formula="of:=MEDIAN([.$N248];[.$Z248])" office:value-type="float"/>
          <table:table-cell table:formula="of:=MAX([.$B248];[.$O248])" office:value-type="float"/>
          <table:table-cell table:formula="of:=MAX([.$C248];[.$P248])" office:value-type="float"/>
          <table:table-cell table:formula="of:=MAX([.$D248];[.$Q248])" office:value-type="float"/>
          <table:table-cell table:formula="of:=MAX([.$E248];[.$R248])" office:value-type="float"/>
          <table:table-cell table:formula="of:=MAX([.$F248];[.$S248])" office:value-type="float"/>
          <table:table-cell table:formula="of:=MAX([.$G248];[.$T248])" office:value-type="float"/>
          <table:table-cell table:formula="of:=MAX([.$H248];[.$U248])" office:value-type="float"/>
          <table:table-cell table:formula="of:=MAX([.$I248];[.$V248])" office:value-type="float"/>
          <table:table-cell table:formula="of:=MAX([.$J248])" office:value-type="float"/>
          <table:table-cell table:formula="of:=MAX([.$K248];[.$W248])" office:value-type="float"/>
          <table:table-cell table:formula="of:=MAX([.$L248];[.$X248])" office:value-type="float"/>
          <table:table-cell table:formula="of:=MAX([.$M248];[.$Y248])" office:value-type="float"/>
          <table:table-cell table:formula="of:=MAX([.$N248];[.$Z248])" office:value-type="float"/>
        </table:table-row>
        <table:table-row table:style-name="ro1">
          <table:table-cell office:value-type="string">
            <text:p>blocks.blocks-25-1.asp/29</text:p>
          </table:table-cell>
          <table:table-cell office:value-type="float" office:value="13.5122"/>
          <table:table-cell office:value-type="float" office:value="13.311"/>
          <table:table-cell office:value-type="float" office:value="0.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8.0"/>
          <table:table-cell office:value-type="float" office:value="1593.0"/>
          <table:table-cell office:value-type="float" office:value="1593.0"/>
          <table:table-cell office:value-type="float" office:value="972422.0"/>
          <table:table-cell office:value-type="float" office:value="796834.0"/>
          <table:table-cell office:value-type="float" office:value="0.0"/>
          <table:table-cell office:value-type="float" office:value="0.0"/>
          <table:table-cell office:value-type="float" office:value="11.7987"/>
          <table:table-cell office:value-type="float" office:value="11.598"/>
          <table:table-cell office:value-type="float" office:value="0.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9.0"/>
          <table:table-cell office:value-type="float" office:value="11202.0"/>
          <table:table-cell office:value-type="float" office:value="972422.0"/>
          <table:table-cell office:value-type="float" office:value="796834.0"/>
          <table:table-cell office:value-type="float" office:value="0.0"/>
          <table:table-cell office:value-type="float" office:value="0.0"/>
          <table:table-cell table:formula="of:=MIN([.$B249];[.$O249])" office:value-type="float"/>
          <table:table-cell table:formula="of:=MIN([.$C249];[.$P249])" office:value-type="float"/>
          <table:table-cell table:formula="of:=MIN([.$D249];[.$Q249])" office:value-type="float"/>
          <table:table-cell table:formula="of:=MIN([.$E249];[.$R249])" office:value-type="float"/>
          <table:table-cell table:formula="of:=MIN([.$F249];[.$S249])" office:value-type="float"/>
          <table:table-cell table:formula="of:=MIN([.$G249];[.$T249])" office:value-type="float"/>
          <table:table-cell table:formula="of:=MIN([.$H249];[.$U249])" office:value-type="float"/>
          <table:table-cell table:formula="of:=MIN([.$I249];[.$V249])" office:value-type="float"/>
          <table:table-cell table:formula="of:=MIN([.$J249])" office:value-type="float"/>
          <table:table-cell table:formula="of:=MIN([.$K249];[.$W249])" office:value-type="float"/>
          <table:table-cell table:formula="of:=MIN([.$L249];[.$X249])" office:value-type="float"/>
          <table:table-cell table:formula="of:=MIN([.$M249];[.$Y249])" office:value-type="float"/>
          <table:table-cell table:formula="of:=MIN([.$N249];[.$Z249])" office:value-type="float"/>
          <table:table-cell table:formula="of:=MEDIAN([.$B249];[.$O249])" office:value-type="float"/>
          <table:table-cell table:formula="of:=MEDIAN([.$C249];[.$P249])" office:value-type="float"/>
          <table:table-cell table:formula="of:=MEDIAN([.$D249];[.$Q249])" office:value-type="float"/>
          <table:table-cell table:formula="of:=MEDIAN([.$E249];[.$R249])" office:value-type="float"/>
          <table:table-cell table:formula="of:=MEDIAN([.$F249];[.$S249])" office:value-type="float"/>
          <table:table-cell table:formula="of:=MEDIAN([.$G249];[.$T249])" office:value-type="float"/>
          <table:table-cell table:formula="of:=MEDIAN([.$H249];[.$U249])" office:value-type="float"/>
          <table:table-cell table:formula="of:=MEDIAN([.$I249];[.$V249])" office:value-type="float"/>
          <table:table-cell table:formula="of:=MEDIAN([.$J249])" office:value-type="float"/>
          <table:table-cell table:formula="of:=MEDIAN([.$K249];[.$W249])" office:value-type="float"/>
          <table:table-cell table:formula="of:=MEDIAN([.$L249];[.$X249])" office:value-type="float"/>
          <table:table-cell table:formula="of:=MEDIAN([.$M249];[.$Y249])" office:value-type="float"/>
          <table:table-cell table:formula="of:=MEDIAN([.$N249];[.$Z249])" office:value-type="float"/>
          <table:table-cell table:formula="of:=MAX([.$B249];[.$O249])" office:value-type="float"/>
          <table:table-cell table:formula="of:=MAX([.$C249];[.$P249])" office:value-type="float"/>
          <table:table-cell table:formula="of:=MAX([.$D249];[.$Q249])" office:value-type="float"/>
          <table:table-cell table:formula="of:=MAX([.$E249];[.$R249])" office:value-type="float"/>
          <table:table-cell table:formula="of:=MAX([.$F249];[.$S249])" office:value-type="float"/>
          <table:table-cell table:formula="of:=MAX([.$G249];[.$T249])" office:value-type="float"/>
          <table:table-cell table:formula="of:=MAX([.$H249];[.$U249])" office:value-type="float"/>
          <table:table-cell table:formula="of:=MAX([.$I249];[.$V249])" office:value-type="float"/>
          <table:table-cell table:formula="of:=MAX([.$J249])" office:value-type="float"/>
          <table:table-cell table:formula="of:=MAX([.$K249];[.$W249])" office:value-type="float"/>
          <table:table-cell table:formula="of:=MAX([.$L249];[.$X249])" office:value-type="float"/>
          <table:table-cell table:formula="of:=MAX([.$M249];[.$Y249])" office:value-type="float"/>
          <table:table-cell table:formula="of:=MAX([.$N249];[.$Z249])" office:value-type="float"/>
        </table:table-row>
        <table:table-row table:style-name="ro1">
          <table:table-cell office:value-type="string">
            <text:p>blocks.blocks-25-1.asp/3</text:p>
          </table:table-cell>
          <table:table-cell office:value-type="float" office:value="0.946963"/>
          <table:table-cell office:value-type="float" office:value="0.8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9546.0"/>
          <table:table-cell office:value-type="float" office:value="39.0"/>
          <table:table-cell office:value-type="float" office:value="0.0"/>
          <table:table-cell office:value-type="float" office:value="0.0"/>
          <table:table-cell office:value-type="float" office:value="0.971927"/>
          <table:table-cell office:value-type="float" office:value="0.8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69546.0"/>
          <table:table-cell office:value-type="float" office:value="39.0"/>
          <table:table-cell office:value-type="float" office:value="0.0"/>
          <table:table-cell office:value-type="float" office:value="0.0"/>
          <table:table-cell table:formula="of:=MIN([.$B250];[.$O250])" office:value-type="float"/>
          <table:table-cell table:formula="of:=MIN([.$C250];[.$P250])" office:value-type="float"/>
          <table:table-cell table:formula="of:=MIN([.$D250];[.$Q250])" office:value-type="float"/>
          <table:table-cell table:formula="of:=MIN([.$E250];[.$R250])" office:value-type="float"/>
          <table:table-cell table:formula="of:=MIN([.$F250];[.$S250])" office:value-type="float"/>
          <table:table-cell table:formula="of:=MIN([.$G250];[.$T250])" office:value-type="float"/>
          <table:table-cell table:formula="of:=MIN([.$H250];[.$U250])" office:value-type="float"/>
          <table:table-cell table:formula="of:=MIN([.$I250];[.$V250])" office:value-type="float"/>
          <table:table-cell table:formula="of:=MIN([.$J250])" office:value-type="float"/>
          <table:table-cell table:formula="of:=MIN([.$K250];[.$W250])" office:value-type="float"/>
          <table:table-cell table:formula="of:=MIN([.$L250];[.$X250])" office:value-type="float"/>
          <table:table-cell table:formula="of:=MIN([.$M250];[.$Y250])" office:value-type="float"/>
          <table:table-cell table:formula="of:=MIN([.$N250];[.$Z250])" office:value-type="float"/>
          <table:table-cell table:formula="of:=MEDIAN([.$B250];[.$O250])" office:value-type="float"/>
          <table:table-cell table:formula="of:=MEDIAN([.$C250];[.$P250])" office:value-type="float"/>
          <table:table-cell table:formula="of:=MEDIAN([.$D250];[.$Q250])" office:value-type="float"/>
          <table:table-cell table:formula="of:=MEDIAN([.$E250];[.$R250])" office:value-type="float"/>
          <table:table-cell table:formula="of:=MEDIAN([.$F250];[.$S250])" office:value-type="float"/>
          <table:table-cell table:formula="of:=MEDIAN([.$G250];[.$T250])" office:value-type="float"/>
          <table:table-cell table:formula="of:=MEDIAN([.$H250];[.$U250])" office:value-type="float"/>
          <table:table-cell table:formula="of:=MEDIAN([.$I250];[.$V250])" office:value-type="float"/>
          <table:table-cell table:formula="of:=MEDIAN([.$J250])" office:value-type="float"/>
          <table:table-cell table:formula="of:=MEDIAN([.$K250];[.$W250])" office:value-type="float"/>
          <table:table-cell table:formula="of:=MEDIAN([.$L250];[.$X250])" office:value-type="float"/>
          <table:table-cell table:formula="of:=MEDIAN([.$M250];[.$Y250])" office:value-type="float"/>
          <table:table-cell table:formula="of:=MEDIAN([.$N250];[.$Z250])" office:value-type="float"/>
          <table:table-cell table:formula="of:=MAX([.$B250];[.$O250])" office:value-type="float"/>
          <table:table-cell table:formula="of:=MAX([.$C250];[.$P250])" office:value-type="float"/>
          <table:table-cell table:formula="of:=MAX([.$D250];[.$Q250])" office:value-type="float"/>
          <table:table-cell table:formula="of:=MAX([.$E250];[.$R250])" office:value-type="float"/>
          <table:table-cell table:formula="of:=MAX([.$F250];[.$S250])" office:value-type="float"/>
          <table:table-cell table:formula="of:=MAX([.$G250];[.$T250])" office:value-type="float"/>
          <table:table-cell table:formula="of:=MAX([.$H250];[.$U250])" office:value-type="float"/>
          <table:table-cell table:formula="of:=MAX([.$I250];[.$V250])" office:value-type="float"/>
          <table:table-cell table:formula="of:=MAX([.$J250])" office:value-type="float"/>
          <table:table-cell table:formula="of:=MAX([.$K250];[.$W250])" office:value-type="float"/>
          <table:table-cell table:formula="of:=MAX([.$L250];[.$X250])" office:value-type="float"/>
          <table:table-cell table:formula="of:=MAX([.$M250];[.$Y250])" office:value-type="float"/>
          <table:table-cell table:formula="of:=MAX([.$N250];[.$Z250])" office:value-type="float"/>
        </table:table-row>
        <table:table-row table:style-name="ro1">
          <table:table-cell office:value-type="string">
            <text:p>blocks.blocks-25-1.asp/30</text:p>
          </table:table-cell>
          <table:table-cell office:value-type="float" office:value="14.6087"/>
          <table:table-cell office:value-type="float" office:value="14.4"/>
          <table:table-cell office:value-type="float" office:value="0.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238.0"/>
          <table:table-cell office:value-type="float" office:value="2238.0"/>
          <table:table-cell office:value-type="float" office:value="1007148.0"/>
          <table:table-cell office:value-type="float" office:value="847210.0"/>
          <table:table-cell office:value-type="float" office:value="0.0"/>
          <table:table-cell office:value-type="float" office:value="0.0"/>
          <table:table-cell office:value-type="float" office:value="12.74"/>
          <table:table-cell office:value-type="float" office:value="12.536"/>
          <table:table-cell office:value-type="float" office:value="0.3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9.0"/>
          <table:table-cell office:value-type="float" office:value="15008.0"/>
          <table:table-cell office:value-type="float" office:value="1007148.0"/>
          <table:table-cell office:value-type="float" office:value="847210.0"/>
          <table:table-cell office:value-type="float" office:value="0.0"/>
          <table:table-cell office:value-type="float" office:value="0.0"/>
          <table:table-cell table:formula="of:=MIN([.$B251];[.$O251])" office:value-type="float"/>
          <table:table-cell table:formula="of:=MIN([.$C251];[.$P251])" office:value-type="float"/>
          <table:table-cell table:formula="of:=MIN([.$D251];[.$Q251])" office:value-type="float"/>
          <table:table-cell table:formula="of:=MIN([.$E251];[.$R251])" office:value-type="float"/>
          <table:table-cell table:formula="of:=MIN([.$F251];[.$S251])" office:value-type="float"/>
          <table:table-cell table:formula="of:=MIN([.$G251];[.$T251])" office:value-type="float"/>
          <table:table-cell table:formula="of:=MIN([.$H251];[.$U251])" office:value-type="float"/>
          <table:table-cell table:formula="of:=MIN([.$I251];[.$V251])" office:value-type="float"/>
          <table:table-cell table:formula="of:=MIN([.$J251])" office:value-type="float"/>
          <table:table-cell table:formula="of:=MIN([.$K251];[.$W251])" office:value-type="float"/>
          <table:table-cell table:formula="of:=MIN([.$L251];[.$X251])" office:value-type="float"/>
          <table:table-cell table:formula="of:=MIN([.$M251];[.$Y251])" office:value-type="float"/>
          <table:table-cell table:formula="of:=MIN([.$N251];[.$Z251])" office:value-type="float"/>
          <table:table-cell table:formula="of:=MEDIAN([.$B251];[.$O251])" office:value-type="float"/>
          <table:table-cell table:formula="of:=MEDIAN([.$C251];[.$P251])" office:value-type="float"/>
          <table:table-cell table:formula="of:=MEDIAN([.$D251];[.$Q251])" office:value-type="float"/>
          <table:table-cell table:formula="of:=MEDIAN([.$E251];[.$R251])" office:value-type="float"/>
          <table:table-cell table:formula="of:=MEDIAN([.$F251];[.$S251])" office:value-type="float"/>
          <table:table-cell table:formula="of:=MEDIAN([.$G251];[.$T251])" office:value-type="float"/>
          <table:table-cell table:formula="of:=MEDIAN([.$H251];[.$U251])" office:value-type="float"/>
          <table:table-cell table:formula="of:=MEDIAN([.$I251];[.$V251])" office:value-type="float"/>
          <table:table-cell table:formula="of:=MEDIAN([.$J251])" office:value-type="float"/>
          <table:table-cell table:formula="of:=MEDIAN([.$K251];[.$W251])" office:value-type="float"/>
          <table:table-cell table:formula="of:=MEDIAN([.$L251];[.$X251])" office:value-type="float"/>
          <table:table-cell table:formula="of:=MEDIAN([.$M251];[.$Y251])" office:value-type="float"/>
          <table:table-cell table:formula="of:=MEDIAN([.$N251];[.$Z251])" office:value-type="float"/>
          <table:table-cell table:formula="of:=MAX([.$B251];[.$O251])" office:value-type="float"/>
          <table:table-cell table:formula="of:=MAX([.$C251];[.$P251])" office:value-type="float"/>
          <table:table-cell table:formula="of:=MAX([.$D251];[.$Q251])" office:value-type="float"/>
          <table:table-cell table:formula="of:=MAX([.$E251];[.$R251])" office:value-type="float"/>
          <table:table-cell table:formula="of:=MAX([.$F251];[.$S251])" office:value-type="float"/>
          <table:table-cell table:formula="of:=MAX([.$G251];[.$T251])" office:value-type="float"/>
          <table:table-cell table:formula="of:=MAX([.$H251];[.$U251])" office:value-type="float"/>
          <table:table-cell table:formula="of:=MAX([.$I251];[.$V251])" office:value-type="float"/>
          <table:table-cell table:formula="of:=MAX([.$J251])" office:value-type="float"/>
          <table:table-cell table:formula="of:=MAX([.$K251];[.$W251])" office:value-type="float"/>
          <table:table-cell table:formula="of:=MAX([.$L251];[.$X251])" office:value-type="float"/>
          <table:table-cell table:formula="of:=MAX([.$M251];[.$Y251])" office:value-type="float"/>
          <table:table-cell table:formula="of:=MAX([.$N251];[.$Z251])" office:value-type="float"/>
        </table:table-row>
        <table:table-row table:style-name="ro1">
          <table:table-cell office:value-type="string">
            <text:p>blocks.blocks-25-1.asp/31</text:p>
          </table:table-cell>
          <table:table-cell office:value-type="float" office:value="14.5514"/>
          <table:table-cell office:value-type="float" office:value="14.34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939.0"/>
          <table:table-cell office:value-type="float" office:value="939.0"/>
          <table:table-cell office:value-type="float" office:value="1041874.0"/>
          <table:table-cell office:value-type="float" office:value="897586.0"/>
          <table:table-cell office:value-type="float" office:value="0.0"/>
          <table:table-cell office:value-type="float" office:value="0.0"/>
          <table:table-cell office:value-type="float" office:value="12.8495"/>
          <table:table-cell office:value-type="float" office:value="12.639"/>
          <table:table-cell office:value-type="float" office:value="0.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4.0"/>
          <table:table-cell office:value-type="float" office:value="19788.0"/>
          <table:table-cell office:value-type="float" office:value="1041874.0"/>
          <table:table-cell office:value-type="float" office:value="897586.0"/>
          <table:table-cell office:value-type="float" office:value="0.0"/>
          <table:table-cell office:value-type="float" office:value="0.0"/>
          <table:table-cell table:formula="of:=MIN([.$B252];[.$O252])" office:value-type="float"/>
          <table:table-cell table:formula="of:=MIN([.$C252];[.$P252])" office:value-type="float"/>
          <table:table-cell table:formula="of:=MIN([.$D252];[.$Q252])" office:value-type="float"/>
          <table:table-cell table:formula="of:=MIN([.$E252];[.$R252])" office:value-type="float"/>
          <table:table-cell table:formula="of:=MIN([.$F252];[.$S252])" office:value-type="float"/>
          <table:table-cell table:formula="of:=MIN([.$G252];[.$T252])" office:value-type="float"/>
          <table:table-cell table:formula="of:=MIN([.$H252];[.$U252])" office:value-type="float"/>
          <table:table-cell table:formula="of:=MIN([.$I252];[.$V252])" office:value-type="float"/>
          <table:table-cell table:formula="of:=MIN([.$J252])" office:value-type="float"/>
          <table:table-cell table:formula="of:=MIN([.$K252];[.$W252])" office:value-type="float"/>
          <table:table-cell table:formula="of:=MIN([.$L252];[.$X252])" office:value-type="float"/>
          <table:table-cell table:formula="of:=MIN([.$M252];[.$Y252])" office:value-type="float"/>
          <table:table-cell table:formula="of:=MIN([.$N252];[.$Z252])" office:value-type="float"/>
          <table:table-cell table:formula="of:=MEDIAN([.$B252];[.$O252])" office:value-type="float"/>
          <table:table-cell table:formula="of:=MEDIAN([.$C252];[.$P252])" office:value-type="float"/>
          <table:table-cell table:formula="of:=MEDIAN([.$D252];[.$Q252])" office:value-type="float"/>
          <table:table-cell table:formula="of:=MEDIAN([.$E252];[.$R252])" office:value-type="float"/>
          <table:table-cell table:formula="of:=MEDIAN([.$F252];[.$S252])" office:value-type="float"/>
          <table:table-cell table:formula="of:=MEDIAN([.$G252];[.$T252])" office:value-type="float"/>
          <table:table-cell table:formula="of:=MEDIAN([.$H252];[.$U252])" office:value-type="float"/>
          <table:table-cell table:formula="of:=MEDIAN([.$I252];[.$V252])" office:value-type="float"/>
          <table:table-cell table:formula="of:=MEDIAN([.$J252])" office:value-type="float"/>
          <table:table-cell table:formula="of:=MEDIAN([.$K252];[.$W252])" office:value-type="float"/>
          <table:table-cell table:formula="of:=MEDIAN([.$L252];[.$X252])" office:value-type="float"/>
          <table:table-cell table:formula="of:=MEDIAN([.$M252];[.$Y252])" office:value-type="float"/>
          <table:table-cell table:formula="of:=MEDIAN([.$N252];[.$Z252])" office:value-type="float"/>
          <table:table-cell table:formula="of:=MAX([.$B252];[.$O252])" office:value-type="float"/>
          <table:table-cell table:formula="of:=MAX([.$C252];[.$P252])" office:value-type="float"/>
          <table:table-cell table:formula="of:=MAX([.$D252];[.$Q252])" office:value-type="float"/>
          <table:table-cell table:formula="of:=MAX([.$E252];[.$R252])" office:value-type="float"/>
          <table:table-cell table:formula="of:=MAX([.$F252];[.$S252])" office:value-type="float"/>
          <table:table-cell table:formula="of:=MAX([.$G252];[.$T252])" office:value-type="float"/>
          <table:table-cell table:formula="of:=MAX([.$H252];[.$U252])" office:value-type="float"/>
          <table:table-cell table:formula="of:=MAX([.$I252];[.$V252])" office:value-type="float"/>
          <table:table-cell table:formula="of:=MAX([.$J252])" office:value-type="float"/>
          <table:table-cell table:formula="of:=MAX([.$K252];[.$W252])" office:value-type="float"/>
          <table:table-cell table:formula="of:=MAX([.$L252];[.$X252])" office:value-type="float"/>
          <table:table-cell table:formula="of:=MAX([.$M252];[.$Y252])" office:value-type="float"/>
          <table:table-cell table:formula="of:=MAX([.$N252];[.$Z252])" office:value-type="float"/>
        </table:table-row>
        <table:table-row table:style-name="ro1">
          <table:table-cell office:value-type="string">
            <text:p>blocks.blocks-25-1.asp/32</text:p>
          </table:table-cell>
          <table:table-cell office:value-type="float" office:value="15.4461"/>
          <table:table-cell office:value-type="float" office:value="15.235"/>
          <table:table-cell office:value-type="float" office:value="0.46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80.0"/>
          <table:table-cell office:value-type="float" office:value="15406.0"/>
          <table:table-cell office:value-type="float" office:value="15406.0"/>
          <table:table-cell office:value-type="float" office:value="1076600.0"/>
          <table:table-cell office:value-type="float" office:value="947962.0"/>
          <table:table-cell office:value-type="float" office:value="0.0"/>
          <table:table-cell office:value-type="float" office:value="0.0"/>
          <table:table-cell office:value-type="float" office:value="13.3465"/>
          <table:table-cell office:value-type="float" office:value="13.137"/>
          <table:table-cell office:value-type="float" office:value="0.3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9.0"/>
          <table:table-cell office:value-type="float" office:value="24451.0"/>
          <table:table-cell office:value-type="float" office:value="1076600.0"/>
          <table:table-cell office:value-type="float" office:value="947962.0"/>
          <table:table-cell office:value-type="float" office:value="0.0"/>
          <table:table-cell office:value-type="float" office:value="0.0"/>
          <table:table-cell table:formula="of:=MIN([.$B253];[.$O253])" office:value-type="float"/>
          <table:table-cell table:formula="of:=MIN([.$C253];[.$P253])" office:value-type="float"/>
          <table:table-cell table:formula="of:=MIN([.$D253];[.$Q253])" office:value-type="float"/>
          <table:table-cell table:formula="of:=MIN([.$E253];[.$R253])" office:value-type="float"/>
          <table:table-cell table:formula="of:=MIN([.$F253];[.$S253])" office:value-type="float"/>
          <table:table-cell table:formula="of:=MIN([.$G253];[.$T253])" office:value-type="float"/>
          <table:table-cell table:formula="of:=MIN([.$H253];[.$U253])" office:value-type="float"/>
          <table:table-cell table:formula="of:=MIN([.$I253];[.$V253])" office:value-type="float"/>
          <table:table-cell table:formula="of:=MIN([.$J253])" office:value-type="float"/>
          <table:table-cell table:formula="of:=MIN([.$K253];[.$W253])" office:value-type="float"/>
          <table:table-cell table:formula="of:=MIN([.$L253];[.$X253])" office:value-type="float"/>
          <table:table-cell table:formula="of:=MIN([.$M253];[.$Y253])" office:value-type="float"/>
          <table:table-cell table:formula="of:=MIN([.$N253];[.$Z253])" office:value-type="float"/>
          <table:table-cell table:formula="of:=MEDIAN([.$B253];[.$O253])" office:value-type="float"/>
          <table:table-cell table:formula="of:=MEDIAN([.$C253];[.$P253])" office:value-type="float"/>
          <table:table-cell table:formula="of:=MEDIAN([.$D253];[.$Q253])" office:value-type="float"/>
          <table:table-cell table:formula="of:=MEDIAN([.$E253];[.$R253])" office:value-type="float"/>
          <table:table-cell table:formula="of:=MEDIAN([.$F253];[.$S253])" office:value-type="float"/>
          <table:table-cell table:formula="of:=MEDIAN([.$G253];[.$T253])" office:value-type="float"/>
          <table:table-cell table:formula="of:=MEDIAN([.$H253];[.$U253])" office:value-type="float"/>
          <table:table-cell table:formula="of:=MEDIAN([.$I253];[.$V253])" office:value-type="float"/>
          <table:table-cell table:formula="of:=MEDIAN([.$J253])" office:value-type="float"/>
          <table:table-cell table:formula="of:=MEDIAN([.$K253];[.$W253])" office:value-type="float"/>
          <table:table-cell table:formula="of:=MEDIAN([.$L253];[.$X253])" office:value-type="float"/>
          <table:table-cell table:formula="of:=MEDIAN([.$M253];[.$Y253])" office:value-type="float"/>
          <table:table-cell table:formula="of:=MEDIAN([.$N253];[.$Z253])" office:value-type="float"/>
          <table:table-cell table:formula="of:=MAX([.$B253];[.$O253])" office:value-type="float"/>
          <table:table-cell table:formula="of:=MAX([.$C253];[.$P253])" office:value-type="float"/>
          <table:table-cell table:formula="of:=MAX([.$D253];[.$Q253])" office:value-type="float"/>
          <table:table-cell table:formula="of:=MAX([.$E253];[.$R253])" office:value-type="float"/>
          <table:table-cell table:formula="of:=MAX([.$F253];[.$S253])" office:value-type="float"/>
          <table:table-cell table:formula="of:=MAX([.$G253];[.$T253])" office:value-type="float"/>
          <table:table-cell table:formula="of:=MAX([.$H253];[.$U253])" office:value-type="float"/>
          <table:table-cell table:formula="of:=MAX([.$I253];[.$V253])" office:value-type="float"/>
          <table:table-cell table:formula="of:=MAX([.$J253])" office:value-type="float"/>
          <table:table-cell table:formula="of:=MAX([.$K253];[.$W253])" office:value-type="float"/>
          <table:table-cell table:formula="of:=MAX([.$L253];[.$X253])" office:value-type="float"/>
          <table:table-cell table:formula="of:=MAX([.$M253];[.$Y253])" office:value-type="float"/>
          <table:table-cell table:formula="of:=MAX([.$N253];[.$Z253])" office:value-type="float"/>
        </table:table-row>
        <table:table-row table:style-name="ro1">
          <table:table-cell office:value-type="string">
            <text:p>blocks.blocks-25-1.asp/33</text:p>
          </table:table-cell>
          <table:table-cell office:value-type="float" office:value="15.5856"/>
          <table:table-cell office:value-type="float" office:value="15.363"/>
          <table:table-cell office:value-type="float" office:value="0.39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88.0"/>
          <table:table-cell office:value-type="float" office:value="15751.0"/>
          <table:table-cell office:value-type="float" office:value="15751.0"/>
          <table:table-cell office:value-type="float" office:value="1111326.0"/>
          <table:table-cell office:value-type="float" office:value="998338.0"/>
          <table:table-cell office:value-type="float" office:value="0.0"/>
          <table:table-cell office:value-type="float" office:value="0.0"/>
          <table:table-cell office:value-type="float" office:value="13.7203"/>
          <table:table-cell office:value-type="float" office:value="13.502"/>
          <table:table-cell office:value-type="float" office:value="0.4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7.0"/>
          <table:table-cell office:value-type="float" office:value="26298.0"/>
          <table:table-cell office:value-type="float" office:value="1111326.0"/>
          <table:table-cell office:value-type="float" office:value="998338.0"/>
          <table:table-cell office:value-type="float" office:value="0.0"/>
          <table:table-cell office:value-type="float" office:value="0.0"/>
          <table:table-cell table:formula="of:=MIN([.$B254];[.$O254])" office:value-type="float"/>
          <table:table-cell table:formula="of:=MIN([.$C254];[.$P254])" office:value-type="float"/>
          <table:table-cell table:formula="of:=MIN([.$D254];[.$Q254])" office:value-type="float"/>
          <table:table-cell table:formula="of:=MIN([.$E254];[.$R254])" office:value-type="float"/>
          <table:table-cell table:formula="of:=MIN([.$F254];[.$S254])" office:value-type="float"/>
          <table:table-cell table:formula="of:=MIN([.$G254];[.$T254])" office:value-type="float"/>
          <table:table-cell table:formula="of:=MIN([.$H254];[.$U254])" office:value-type="float"/>
          <table:table-cell table:formula="of:=MIN([.$I254];[.$V254])" office:value-type="float"/>
          <table:table-cell table:formula="of:=MIN([.$J254])" office:value-type="float"/>
          <table:table-cell table:formula="of:=MIN([.$K254];[.$W254])" office:value-type="float"/>
          <table:table-cell table:formula="of:=MIN([.$L254];[.$X254])" office:value-type="float"/>
          <table:table-cell table:formula="of:=MIN([.$M254];[.$Y254])" office:value-type="float"/>
          <table:table-cell table:formula="of:=MIN([.$N254];[.$Z254])" office:value-type="float"/>
          <table:table-cell table:formula="of:=MEDIAN([.$B254];[.$O254])" office:value-type="float"/>
          <table:table-cell table:formula="of:=MEDIAN([.$C254];[.$P254])" office:value-type="float"/>
          <table:table-cell table:formula="of:=MEDIAN([.$D254];[.$Q254])" office:value-type="float"/>
          <table:table-cell table:formula="of:=MEDIAN([.$E254];[.$R254])" office:value-type="float"/>
          <table:table-cell table:formula="of:=MEDIAN([.$F254];[.$S254])" office:value-type="float"/>
          <table:table-cell table:formula="of:=MEDIAN([.$G254];[.$T254])" office:value-type="float"/>
          <table:table-cell table:formula="of:=MEDIAN([.$H254];[.$U254])" office:value-type="float"/>
          <table:table-cell table:formula="of:=MEDIAN([.$I254];[.$V254])" office:value-type="float"/>
          <table:table-cell table:formula="of:=MEDIAN([.$J254])" office:value-type="float"/>
          <table:table-cell table:formula="of:=MEDIAN([.$K254];[.$W254])" office:value-type="float"/>
          <table:table-cell table:formula="of:=MEDIAN([.$L254];[.$X254])" office:value-type="float"/>
          <table:table-cell table:formula="of:=MEDIAN([.$M254];[.$Y254])" office:value-type="float"/>
          <table:table-cell table:formula="of:=MEDIAN([.$N254];[.$Z254])" office:value-type="float"/>
          <table:table-cell table:formula="of:=MAX([.$B254];[.$O254])" office:value-type="float"/>
          <table:table-cell table:formula="of:=MAX([.$C254];[.$P254])" office:value-type="float"/>
          <table:table-cell table:formula="of:=MAX([.$D254];[.$Q254])" office:value-type="float"/>
          <table:table-cell table:formula="of:=MAX([.$E254];[.$R254])" office:value-type="float"/>
          <table:table-cell table:formula="of:=MAX([.$F254];[.$S254])" office:value-type="float"/>
          <table:table-cell table:formula="of:=MAX([.$G254];[.$T254])" office:value-type="float"/>
          <table:table-cell table:formula="of:=MAX([.$H254];[.$U254])" office:value-type="float"/>
          <table:table-cell table:formula="of:=MAX([.$I254];[.$V254])" office:value-type="float"/>
          <table:table-cell table:formula="of:=MAX([.$J254])" office:value-type="float"/>
          <table:table-cell table:formula="of:=MAX([.$K254];[.$W254])" office:value-type="float"/>
          <table:table-cell table:formula="of:=MAX([.$L254];[.$X254])" office:value-type="float"/>
          <table:table-cell table:formula="of:=MAX([.$M254];[.$Y254])" office:value-type="float"/>
          <table:table-cell table:formula="of:=MAX([.$N254];[.$Z254])" office:value-type="float"/>
        </table:table-row>
        <table:table-row table:style-name="ro1">
          <table:table-cell office:value-type="string">
            <text:p>blocks.blocks-25-1.asp/34</text:p>
          </table:table-cell>
          <table:table-cell office:value-type="float" office:value="15.8466"/>
          <table:table-cell office:value-type="float" office:value="15.615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.0"/>
          <table:table-cell office:value-type="float" office:value="3428.0"/>
          <table:table-cell office:value-type="float" office:value="3428.0"/>
          <table:table-cell office:value-type="float" office:value="1146052.0"/>
          <table:table-cell office:value-type="float" office:value="1048714.0"/>
          <table:table-cell office:value-type="float" office:value="0.0"/>
          <table:table-cell office:value-type="float" office:value="0.0"/>
          <table:table-cell office:value-type="float" office:value="14.1926"/>
          <table:table-cell office:value-type="float" office:value="13.971"/>
          <table:table-cell office:value-type="float" office:value="0.49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1.0"/>
          <table:table-cell office:value-type="float" office:value="26953.0"/>
          <table:table-cell office:value-type="float" office:value="1146052.0"/>
          <table:table-cell office:value-type="float" office:value="1048714.0"/>
          <table:table-cell office:value-type="float" office:value="0.0"/>
          <table:table-cell office:value-type="float" office:value="0.0"/>
          <table:table-cell table:formula="of:=MIN([.$B255];[.$O255])" office:value-type="float"/>
          <table:table-cell table:formula="of:=MIN([.$C255];[.$P255])" office:value-type="float"/>
          <table:table-cell table:formula="of:=MIN([.$D255];[.$Q255])" office:value-type="float"/>
          <table:table-cell table:formula="of:=MIN([.$E255];[.$R255])" office:value-type="float"/>
          <table:table-cell table:formula="of:=MIN([.$F255];[.$S255])" office:value-type="float"/>
          <table:table-cell table:formula="of:=MIN([.$G255];[.$T255])" office:value-type="float"/>
          <table:table-cell table:formula="of:=MIN([.$H255];[.$U255])" office:value-type="float"/>
          <table:table-cell table:formula="of:=MIN([.$I255];[.$V255])" office:value-type="float"/>
          <table:table-cell table:formula="of:=MIN([.$J255])" office:value-type="float"/>
          <table:table-cell table:formula="of:=MIN([.$K255];[.$W255])" office:value-type="float"/>
          <table:table-cell table:formula="of:=MIN([.$L255];[.$X255])" office:value-type="float"/>
          <table:table-cell table:formula="of:=MIN([.$M255];[.$Y255])" office:value-type="float"/>
          <table:table-cell table:formula="of:=MIN([.$N255];[.$Z255])" office:value-type="float"/>
          <table:table-cell table:formula="of:=MEDIAN([.$B255];[.$O255])" office:value-type="float"/>
          <table:table-cell table:formula="of:=MEDIAN([.$C255];[.$P255])" office:value-type="float"/>
          <table:table-cell table:formula="of:=MEDIAN([.$D255];[.$Q255])" office:value-type="float"/>
          <table:table-cell table:formula="of:=MEDIAN([.$E255];[.$R255])" office:value-type="float"/>
          <table:table-cell table:formula="of:=MEDIAN([.$F255];[.$S255])" office:value-type="float"/>
          <table:table-cell table:formula="of:=MEDIAN([.$G255];[.$T255])" office:value-type="float"/>
          <table:table-cell table:formula="of:=MEDIAN([.$H255];[.$U255])" office:value-type="float"/>
          <table:table-cell table:formula="of:=MEDIAN([.$I255];[.$V255])" office:value-type="float"/>
          <table:table-cell table:formula="of:=MEDIAN([.$J255])" office:value-type="float"/>
          <table:table-cell table:formula="of:=MEDIAN([.$K255];[.$W255])" office:value-type="float"/>
          <table:table-cell table:formula="of:=MEDIAN([.$L255];[.$X255])" office:value-type="float"/>
          <table:table-cell table:formula="of:=MEDIAN([.$M255];[.$Y255])" office:value-type="float"/>
          <table:table-cell table:formula="of:=MEDIAN([.$N255];[.$Z255])" office:value-type="float"/>
          <table:table-cell table:formula="of:=MAX([.$B255];[.$O255])" office:value-type="float"/>
          <table:table-cell table:formula="of:=MAX([.$C255];[.$P255])" office:value-type="float"/>
          <table:table-cell table:formula="of:=MAX([.$D255];[.$Q255])" office:value-type="float"/>
          <table:table-cell table:formula="of:=MAX([.$E255];[.$R255])" office:value-type="float"/>
          <table:table-cell table:formula="of:=MAX([.$F255];[.$S255])" office:value-type="float"/>
          <table:table-cell table:formula="of:=MAX([.$G255];[.$T255])" office:value-type="float"/>
          <table:table-cell table:formula="of:=MAX([.$H255];[.$U255])" office:value-type="float"/>
          <table:table-cell table:formula="of:=MAX([.$I255];[.$V255])" office:value-type="float"/>
          <table:table-cell table:formula="of:=MAX([.$J255])" office:value-type="float"/>
          <table:table-cell table:formula="of:=MAX([.$K255];[.$W255])" office:value-type="float"/>
          <table:table-cell table:formula="of:=MAX([.$L255];[.$X255])" office:value-type="float"/>
          <table:table-cell table:formula="of:=MAX([.$M255];[.$Y255])" office:value-type="float"/>
          <table:table-cell table:formula="of:=MAX([.$N255];[.$Z255])" office:value-type="float"/>
        </table:table-row>
        <table:table-row table:style-name="ro1">
          <table:table-cell office:value-type="string">
            <text:p>blocks.blocks-25-1.asp/35</text:p>
          </table:table-cell>
          <table:table-cell office:value-type="float" office:value="16.6284"/>
          <table:table-cell office:value-type="float" office:value="16.384"/>
          <table:table-cell office:value-type="float" office:value="0.3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5.0"/>
          <table:table-cell office:value-type="float" office:value="12668.0"/>
          <table:table-cell office:value-type="float" office:value="12668.0"/>
          <table:table-cell office:value-type="float" office:value="1180778.0"/>
          <table:table-cell office:value-type="float" office:value="1099090.0"/>
          <table:table-cell office:value-type="float" office:value="0.0"/>
          <table:table-cell office:value-type="float" office:value="0.0"/>
          <table:table-cell office:value-type="float" office:value="14.7878"/>
          <table:table-cell office:value-type="float" office:value="14.562"/>
          <table:table-cell office:value-type="float" office:value="0.5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9.0"/>
          <table:table-cell office:value-type="float" office:value="32097.0"/>
          <table:table-cell office:value-type="float" office:value="1180778.0"/>
          <table:table-cell office:value-type="float" office:value="1099090.0"/>
          <table:table-cell office:value-type="float" office:value="0.0"/>
          <table:table-cell office:value-type="float" office:value="0.0"/>
          <table:table-cell table:formula="of:=MIN([.$B256];[.$O256])" office:value-type="float"/>
          <table:table-cell table:formula="of:=MIN([.$C256];[.$P256])" office:value-type="float"/>
          <table:table-cell table:formula="of:=MIN([.$D256];[.$Q256])" office:value-type="float"/>
          <table:table-cell table:formula="of:=MIN([.$E256];[.$R256])" office:value-type="float"/>
          <table:table-cell table:formula="of:=MIN([.$F256];[.$S256])" office:value-type="float"/>
          <table:table-cell table:formula="of:=MIN([.$G256];[.$T256])" office:value-type="float"/>
          <table:table-cell table:formula="of:=MIN([.$H256];[.$U256])" office:value-type="float"/>
          <table:table-cell table:formula="of:=MIN([.$I256];[.$V256])" office:value-type="float"/>
          <table:table-cell table:formula="of:=MIN([.$J256])" office:value-type="float"/>
          <table:table-cell table:formula="of:=MIN([.$K256];[.$W256])" office:value-type="float"/>
          <table:table-cell table:formula="of:=MIN([.$L256];[.$X256])" office:value-type="float"/>
          <table:table-cell table:formula="of:=MIN([.$M256];[.$Y256])" office:value-type="float"/>
          <table:table-cell table:formula="of:=MIN([.$N256];[.$Z256])" office:value-type="float"/>
          <table:table-cell table:formula="of:=MEDIAN([.$B256];[.$O256])" office:value-type="float"/>
          <table:table-cell table:formula="of:=MEDIAN([.$C256];[.$P256])" office:value-type="float"/>
          <table:table-cell table:formula="of:=MEDIAN([.$D256];[.$Q256])" office:value-type="float"/>
          <table:table-cell table:formula="of:=MEDIAN([.$E256];[.$R256])" office:value-type="float"/>
          <table:table-cell table:formula="of:=MEDIAN([.$F256];[.$S256])" office:value-type="float"/>
          <table:table-cell table:formula="of:=MEDIAN([.$G256];[.$T256])" office:value-type="float"/>
          <table:table-cell table:formula="of:=MEDIAN([.$H256];[.$U256])" office:value-type="float"/>
          <table:table-cell table:formula="of:=MEDIAN([.$I256];[.$V256])" office:value-type="float"/>
          <table:table-cell table:formula="of:=MEDIAN([.$J256])" office:value-type="float"/>
          <table:table-cell table:formula="of:=MEDIAN([.$K256];[.$W256])" office:value-type="float"/>
          <table:table-cell table:formula="of:=MEDIAN([.$L256];[.$X256])" office:value-type="float"/>
          <table:table-cell table:formula="of:=MEDIAN([.$M256];[.$Y256])" office:value-type="float"/>
          <table:table-cell table:formula="of:=MEDIAN([.$N256];[.$Z256])" office:value-type="float"/>
          <table:table-cell table:formula="of:=MAX([.$B256];[.$O256])" office:value-type="float"/>
          <table:table-cell table:formula="of:=MAX([.$C256];[.$P256])" office:value-type="float"/>
          <table:table-cell table:formula="of:=MAX([.$D256];[.$Q256])" office:value-type="float"/>
          <table:table-cell table:formula="of:=MAX([.$E256];[.$R256])" office:value-type="float"/>
          <table:table-cell table:formula="of:=MAX([.$F256];[.$S256])" office:value-type="float"/>
          <table:table-cell table:formula="of:=MAX([.$G256];[.$T256])" office:value-type="float"/>
          <table:table-cell table:formula="of:=MAX([.$H256];[.$U256])" office:value-type="float"/>
          <table:table-cell table:formula="of:=MAX([.$I256];[.$V256])" office:value-type="float"/>
          <table:table-cell table:formula="of:=MAX([.$J256])" office:value-type="float"/>
          <table:table-cell table:formula="of:=MAX([.$K256];[.$W256])" office:value-type="float"/>
          <table:table-cell table:formula="of:=MAX([.$L256];[.$X256])" office:value-type="float"/>
          <table:table-cell table:formula="of:=MAX([.$M256];[.$Y256])" office:value-type="float"/>
          <table:table-cell table:formula="of:=MAX([.$N256];[.$Z256])" office:value-type="float"/>
        </table:table-row>
        <table:table-row table:style-name="ro1">
          <table:table-cell office:value-type="string">
            <text:p>blocks.blocks-25-1.asp/36</text:p>
          </table:table-cell>
          <table:table-cell office:value-type="float" office:value="17.6372"/>
          <table:table-cell office:value-type="float" office:value="17.4"/>
          <table:table-cell office:value-type="float" office:value="0.8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68.0"/>
          <table:table-cell office:value-type="float" office:value="28294.0"/>
          <table:table-cell office:value-type="float" office:value="28294.0"/>
          <table:table-cell office:value-type="float" office:value="1215504.0"/>
          <table:table-cell office:value-type="float" office:value="1149466.0"/>
          <table:table-cell office:value-type="float" office:value="0.0"/>
          <table:table-cell office:value-type="float" office:value="0.0"/>
          <table:table-cell office:value-type="float" office:value="15.2897"/>
          <table:table-cell office:value-type="float" office:value="15.054"/>
          <table:table-cell office:value-type="float" office:value="0.6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0.0"/>
          <table:table-cell office:value-type="float" office:value="24755.0"/>
          <table:table-cell office:value-type="float" office:value="1215504.0"/>
          <table:table-cell office:value-type="float" office:value="1149466.0"/>
          <table:table-cell office:value-type="float" office:value="0.0"/>
          <table:table-cell office:value-type="float" office:value="0.0"/>
          <table:table-cell table:formula="of:=MIN([.$B257];[.$O257])" office:value-type="float"/>
          <table:table-cell table:formula="of:=MIN([.$C257];[.$P257])" office:value-type="float"/>
          <table:table-cell table:formula="of:=MIN([.$D257];[.$Q257])" office:value-type="float"/>
          <table:table-cell table:formula="of:=MIN([.$E257];[.$R257])" office:value-type="float"/>
          <table:table-cell table:formula="of:=MIN([.$F257];[.$S257])" office:value-type="float"/>
          <table:table-cell table:formula="of:=MIN([.$G257];[.$T257])" office:value-type="float"/>
          <table:table-cell table:formula="of:=MIN([.$H257];[.$U257])" office:value-type="float"/>
          <table:table-cell table:formula="of:=MIN([.$I257];[.$V257])" office:value-type="float"/>
          <table:table-cell table:formula="of:=MIN([.$J257])" office:value-type="float"/>
          <table:table-cell table:formula="of:=MIN([.$K257];[.$W257])" office:value-type="float"/>
          <table:table-cell table:formula="of:=MIN([.$L257];[.$X257])" office:value-type="float"/>
          <table:table-cell table:formula="of:=MIN([.$M257];[.$Y257])" office:value-type="float"/>
          <table:table-cell table:formula="of:=MIN([.$N257];[.$Z257])" office:value-type="float"/>
          <table:table-cell table:formula="of:=MEDIAN([.$B257];[.$O257])" office:value-type="float"/>
          <table:table-cell table:formula="of:=MEDIAN([.$C257];[.$P257])" office:value-type="float"/>
          <table:table-cell table:formula="of:=MEDIAN([.$D257];[.$Q257])" office:value-type="float"/>
          <table:table-cell table:formula="of:=MEDIAN([.$E257];[.$R257])" office:value-type="float"/>
          <table:table-cell table:formula="of:=MEDIAN([.$F257];[.$S257])" office:value-type="float"/>
          <table:table-cell table:formula="of:=MEDIAN([.$G257];[.$T257])" office:value-type="float"/>
          <table:table-cell table:formula="of:=MEDIAN([.$H257];[.$U257])" office:value-type="float"/>
          <table:table-cell table:formula="of:=MEDIAN([.$I257];[.$V257])" office:value-type="float"/>
          <table:table-cell table:formula="of:=MEDIAN([.$J257])" office:value-type="float"/>
          <table:table-cell table:formula="of:=MEDIAN([.$K257];[.$W257])" office:value-type="float"/>
          <table:table-cell table:formula="of:=MEDIAN([.$L257];[.$X257])" office:value-type="float"/>
          <table:table-cell table:formula="of:=MEDIAN([.$M257];[.$Y257])" office:value-type="float"/>
          <table:table-cell table:formula="of:=MEDIAN([.$N257];[.$Z257])" office:value-type="float"/>
          <table:table-cell table:formula="of:=MAX([.$B257];[.$O257])" office:value-type="float"/>
          <table:table-cell table:formula="of:=MAX([.$C257];[.$P257])" office:value-type="float"/>
          <table:table-cell table:formula="of:=MAX([.$D257];[.$Q257])" office:value-type="float"/>
          <table:table-cell table:formula="of:=MAX([.$E257];[.$R257])" office:value-type="float"/>
          <table:table-cell table:formula="of:=MAX([.$F257];[.$S257])" office:value-type="float"/>
          <table:table-cell table:formula="of:=MAX([.$G257];[.$T257])" office:value-type="float"/>
          <table:table-cell table:formula="of:=MAX([.$H257];[.$U257])" office:value-type="float"/>
          <table:table-cell table:formula="of:=MAX([.$I257];[.$V257])" office:value-type="float"/>
          <table:table-cell table:formula="of:=MAX([.$J257])" office:value-type="float"/>
          <table:table-cell table:formula="of:=MAX([.$K257];[.$W257])" office:value-type="float"/>
          <table:table-cell table:formula="of:=MAX([.$L257];[.$X257])" office:value-type="float"/>
          <table:table-cell table:formula="of:=MAX([.$M257];[.$Y257])" office:value-type="float"/>
          <table:table-cell table:formula="of:=MAX([.$N257];[.$Z257])" office:value-type="float"/>
        </table:table-row>
        <table:table-row table:style-name="ro1">
          <table:table-cell office:value-type="string">
            <text:p>blocks.blocks-25-1.asp/37</text:p>
          </table:table-cell>
          <table:table-cell office:value-type="float" office:value="17.7847"/>
          <table:table-cell office:value-type="float" office:value="17.527"/>
          <table:table-cell office:value-type="float" office:value="0.62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30.0"/>
          <table:table-cell office:value-type="float" office:value="10845.0"/>
          <table:table-cell office:value-type="float" office:value="10845.0"/>
          <table:table-cell office:value-type="float" office:value="1250230.0"/>
          <table:table-cell office:value-type="float" office:value="1199842.0"/>
          <table:table-cell office:value-type="float" office:value="0.0"/>
          <table:table-cell office:value-type="float" office:value="0.0"/>
          <table:table-cell office:value-type="float" office:value="15.8248"/>
          <table:table-cell office:value-type="float" office:value="15.588"/>
          <table:table-cell office:value-type="float" office:value="0.6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3.0"/>
          <table:table-cell office:value-type="float" office:value="18613.0"/>
          <table:table-cell office:value-type="float" office:value="1250230.0"/>
          <table:table-cell office:value-type="float" office:value="1199842.0"/>
          <table:table-cell office:value-type="float" office:value="0.0"/>
          <table:table-cell office:value-type="float" office:value="0.0"/>
          <table:table-cell table:formula="of:=MIN([.$B258];[.$O258])" office:value-type="float"/>
          <table:table-cell table:formula="of:=MIN([.$C258];[.$P258])" office:value-type="float"/>
          <table:table-cell table:formula="of:=MIN([.$D258];[.$Q258])" office:value-type="float"/>
          <table:table-cell table:formula="of:=MIN([.$E258];[.$R258])" office:value-type="float"/>
          <table:table-cell table:formula="of:=MIN([.$F258];[.$S258])" office:value-type="float"/>
          <table:table-cell table:formula="of:=MIN([.$G258];[.$T258])" office:value-type="float"/>
          <table:table-cell table:formula="of:=MIN([.$H258];[.$U258])" office:value-type="float"/>
          <table:table-cell table:formula="of:=MIN([.$I258];[.$V258])" office:value-type="float"/>
          <table:table-cell table:formula="of:=MIN([.$J258])" office:value-type="float"/>
          <table:table-cell table:formula="of:=MIN([.$K258];[.$W258])" office:value-type="float"/>
          <table:table-cell table:formula="of:=MIN([.$L258];[.$X258])" office:value-type="float"/>
          <table:table-cell table:formula="of:=MIN([.$M258];[.$Y258])" office:value-type="float"/>
          <table:table-cell table:formula="of:=MIN([.$N258];[.$Z258])" office:value-type="float"/>
          <table:table-cell table:formula="of:=MEDIAN([.$B258];[.$O258])" office:value-type="float"/>
          <table:table-cell table:formula="of:=MEDIAN([.$C258];[.$P258])" office:value-type="float"/>
          <table:table-cell table:formula="of:=MEDIAN([.$D258];[.$Q258])" office:value-type="float"/>
          <table:table-cell table:formula="of:=MEDIAN([.$E258];[.$R258])" office:value-type="float"/>
          <table:table-cell table:formula="of:=MEDIAN([.$F258];[.$S258])" office:value-type="float"/>
          <table:table-cell table:formula="of:=MEDIAN([.$G258];[.$T258])" office:value-type="float"/>
          <table:table-cell table:formula="of:=MEDIAN([.$H258];[.$U258])" office:value-type="float"/>
          <table:table-cell table:formula="of:=MEDIAN([.$I258];[.$V258])" office:value-type="float"/>
          <table:table-cell table:formula="of:=MEDIAN([.$J258])" office:value-type="float"/>
          <table:table-cell table:formula="of:=MEDIAN([.$K258];[.$W258])" office:value-type="float"/>
          <table:table-cell table:formula="of:=MEDIAN([.$L258];[.$X258])" office:value-type="float"/>
          <table:table-cell table:formula="of:=MEDIAN([.$M258];[.$Y258])" office:value-type="float"/>
          <table:table-cell table:formula="of:=MEDIAN([.$N258];[.$Z258])" office:value-type="float"/>
          <table:table-cell table:formula="of:=MAX([.$B258];[.$O258])" office:value-type="float"/>
          <table:table-cell table:formula="of:=MAX([.$C258];[.$P258])" office:value-type="float"/>
          <table:table-cell table:formula="of:=MAX([.$D258];[.$Q258])" office:value-type="float"/>
          <table:table-cell table:formula="of:=MAX([.$E258];[.$R258])" office:value-type="float"/>
          <table:table-cell table:formula="of:=MAX([.$F258];[.$S258])" office:value-type="float"/>
          <table:table-cell table:formula="of:=MAX([.$G258];[.$T258])" office:value-type="float"/>
          <table:table-cell table:formula="of:=MAX([.$H258];[.$U258])" office:value-type="float"/>
          <table:table-cell table:formula="of:=MAX([.$I258];[.$V258])" office:value-type="float"/>
          <table:table-cell table:formula="of:=MAX([.$J258])" office:value-type="float"/>
          <table:table-cell table:formula="of:=MAX([.$K258];[.$W258])" office:value-type="float"/>
          <table:table-cell table:formula="of:=MAX([.$L258];[.$X258])" office:value-type="float"/>
          <table:table-cell table:formula="of:=MAX([.$M258];[.$Y258])" office:value-type="float"/>
          <table:table-cell table:formula="of:=MAX([.$N258];[.$Z258])" office:value-type="float"/>
        </table:table-row>
        <table:table-row table:style-name="ro1">
          <table:table-cell office:value-type="string">
            <text:p>blocks.blocks-25-1.asp/38</text:p>
          </table:table-cell>
          <table:table-cell office:value-type="float" office:value="18.1349"/>
          <table:table-cell office:value-type="float" office:value="17.871"/>
          <table:table-cell office:value-type="float" office:value="0.48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93.0"/>
          <table:table-cell office:value-type="float" office:value="16977.0"/>
          <table:table-cell office:value-type="float" office:value="16977.0"/>
          <table:table-cell office:value-type="float" office:value="1284956.0"/>
          <table:table-cell office:value-type="float" office:value="1250218.0"/>
          <table:table-cell office:value-type="float" office:value="0.0"/>
          <table:table-cell office:value-type="float" office:value="0.0"/>
          <table:table-cell office:value-type="float" office:value="16.4072"/>
          <table:table-cell office:value-type="float" office:value="16.119"/>
          <table:table-cell office:value-type="float" office:value="0.7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9.0"/>
          <table:table-cell office:value-type="float" office:value="26242.0"/>
          <table:table-cell office:value-type="float" office:value="1284956.0"/>
          <table:table-cell office:value-type="float" office:value="1250218.0"/>
          <table:table-cell office:value-type="float" office:value="0.0"/>
          <table:table-cell office:value-type="float" office:value="0.0"/>
          <table:table-cell table:formula="of:=MIN([.$B259];[.$O259])" office:value-type="float"/>
          <table:table-cell table:formula="of:=MIN([.$C259];[.$P259])" office:value-type="float"/>
          <table:table-cell table:formula="of:=MIN([.$D259];[.$Q259])" office:value-type="float"/>
          <table:table-cell table:formula="of:=MIN([.$E259];[.$R259])" office:value-type="float"/>
          <table:table-cell table:formula="of:=MIN([.$F259];[.$S259])" office:value-type="float"/>
          <table:table-cell table:formula="of:=MIN([.$G259];[.$T259])" office:value-type="float"/>
          <table:table-cell table:formula="of:=MIN([.$H259];[.$U259])" office:value-type="float"/>
          <table:table-cell table:formula="of:=MIN([.$I259];[.$V259])" office:value-type="float"/>
          <table:table-cell table:formula="of:=MIN([.$J259])" office:value-type="float"/>
          <table:table-cell table:formula="of:=MIN([.$K259];[.$W259])" office:value-type="float"/>
          <table:table-cell table:formula="of:=MIN([.$L259];[.$X259])" office:value-type="float"/>
          <table:table-cell table:formula="of:=MIN([.$M259];[.$Y259])" office:value-type="float"/>
          <table:table-cell table:formula="of:=MIN([.$N259];[.$Z259])" office:value-type="float"/>
          <table:table-cell table:formula="of:=MEDIAN([.$B259];[.$O259])" office:value-type="float"/>
          <table:table-cell table:formula="of:=MEDIAN([.$C259];[.$P259])" office:value-type="float"/>
          <table:table-cell table:formula="of:=MEDIAN([.$D259];[.$Q259])" office:value-type="float"/>
          <table:table-cell table:formula="of:=MEDIAN([.$E259];[.$R259])" office:value-type="float"/>
          <table:table-cell table:formula="of:=MEDIAN([.$F259];[.$S259])" office:value-type="float"/>
          <table:table-cell table:formula="of:=MEDIAN([.$G259];[.$T259])" office:value-type="float"/>
          <table:table-cell table:formula="of:=MEDIAN([.$H259];[.$U259])" office:value-type="float"/>
          <table:table-cell table:formula="of:=MEDIAN([.$I259];[.$V259])" office:value-type="float"/>
          <table:table-cell table:formula="of:=MEDIAN([.$J259])" office:value-type="float"/>
          <table:table-cell table:formula="of:=MEDIAN([.$K259];[.$W259])" office:value-type="float"/>
          <table:table-cell table:formula="of:=MEDIAN([.$L259];[.$X259])" office:value-type="float"/>
          <table:table-cell table:formula="of:=MEDIAN([.$M259];[.$Y259])" office:value-type="float"/>
          <table:table-cell table:formula="of:=MEDIAN([.$N259];[.$Z259])" office:value-type="float"/>
          <table:table-cell table:formula="of:=MAX([.$B259];[.$O259])" office:value-type="float"/>
          <table:table-cell table:formula="of:=MAX([.$C259];[.$P259])" office:value-type="float"/>
          <table:table-cell table:formula="of:=MAX([.$D259];[.$Q259])" office:value-type="float"/>
          <table:table-cell table:formula="of:=MAX([.$E259];[.$R259])" office:value-type="float"/>
          <table:table-cell table:formula="of:=MAX([.$F259];[.$S259])" office:value-type="float"/>
          <table:table-cell table:formula="of:=MAX([.$G259];[.$T259])" office:value-type="float"/>
          <table:table-cell table:formula="of:=MAX([.$H259];[.$U259])" office:value-type="float"/>
          <table:table-cell table:formula="of:=MAX([.$I259];[.$V259])" office:value-type="float"/>
          <table:table-cell table:formula="of:=MAX([.$J259])" office:value-type="float"/>
          <table:table-cell table:formula="of:=MAX([.$K259];[.$W259])" office:value-type="float"/>
          <table:table-cell table:formula="of:=MAX([.$L259];[.$X259])" office:value-type="float"/>
          <table:table-cell table:formula="of:=MAX([.$M259];[.$Y259])" office:value-type="float"/>
          <table:table-cell table:formula="of:=MAX([.$N259];[.$Z259])" office:value-type="float"/>
        </table:table-row>
        <table:table-row table:style-name="ro1">
          <table:table-cell office:value-type="string">
            <text:p>blocks.blocks-25-1.asp/39</text:p>
          </table:table-cell>
          <table:table-cell office:value-type="float" office:value="19.2839"/>
          <table:table-cell office:value-type="float" office:value="18.791"/>
          <table:table-cell office:value-type="float" office:value="1.02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64.0"/>
          <table:table-cell office:value-type="float" office:value="68729.0"/>
          <table:table-cell office:value-type="float" office:value="68729.0"/>
          <table:table-cell office:value-type="float" office:value="1319682.0"/>
          <table:table-cell office:value-type="float" office:value="1300594.0"/>
          <table:table-cell office:value-type="float" office:value="0.0"/>
          <table:table-cell office:value-type="float" office:value="0.0"/>
          <table:table-cell office:value-type="float" office:value="16.5596"/>
          <table:table-cell office:value-type="float" office:value="16.311"/>
          <table:table-cell office:value-type="float" office:value="0.6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8.0"/>
          <table:table-cell office:value-type="float" office:value="45437.0"/>
          <table:table-cell office:value-type="float" office:value="1319682.0"/>
          <table:table-cell office:value-type="float" office:value="1300594.0"/>
          <table:table-cell office:value-type="float" office:value="0.0"/>
          <table:table-cell office:value-type="float" office:value="0.0"/>
          <table:table-cell table:formula="of:=MIN([.$B260];[.$O260])" office:value-type="float"/>
          <table:table-cell table:formula="of:=MIN([.$C260];[.$P260])" office:value-type="float"/>
          <table:table-cell table:formula="of:=MIN([.$D260];[.$Q260])" office:value-type="float"/>
          <table:table-cell table:formula="of:=MIN([.$E260];[.$R260])" office:value-type="float"/>
          <table:table-cell table:formula="of:=MIN([.$F260];[.$S260])" office:value-type="float"/>
          <table:table-cell table:formula="of:=MIN([.$G260];[.$T260])" office:value-type="float"/>
          <table:table-cell table:formula="of:=MIN([.$H260];[.$U260])" office:value-type="float"/>
          <table:table-cell table:formula="of:=MIN([.$I260];[.$V260])" office:value-type="float"/>
          <table:table-cell table:formula="of:=MIN([.$J260])" office:value-type="float"/>
          <table:table-cell table:formula="of:=MIN([.$K260];[.$W260])" office:value-type="float"/>
          <table:table-cell table:formula="of:=MIN([.$L260];[.$X260])" office:value-type="float"/>
          <table:table-cell table:formula="of:=MIN([.$M260];[.$Y260])" office:value-type="float"/>
          <table:table-cell table:formula="of:=MIN([.$N260];[.$Z260])" office:value-type="float"/>
          <table:table-cell table:formula="of:=MEDIAN([.$B260];[.$O260])" office:value-type="float"/>
          <table:table-cell table:formula="of:=MEDIAN([.$C260];[.$P260])" office:value-type="float"/>
          <table:table-cell table:formula="of:=MEDIAN([.$D260];[.$Q260])" office:value-type="float"/>
          <table:table-cell table:formula="of:=MEDIAN([.$E260];[.$R260])" office:value-type="float"/>
          <table:table-cell table:formula="of:=MEDIAN([.$F260];[.$S260])" office:value-type="float"/>
          <table:table-cell table:formula="of:=MEDIAN([.$G260];[.$T260])" office:value-type="float"/>
          <table:table-cell table:formula="of:=MEDIAN([.$H260];[.$U260])" office:value-type="float"/>
          <table:table-cell table:formula="of:=MEDIAN([.$I260];[.$V260])" office:value-type="float"/>
          <table:table-cell table:formula="of:=MEDIAN([.$J260])" office:value-type="float"/>
          <table:table-cell table:formula="of:=MEDIAN([.$K260];[.$W260])" office:value-type="float"/>
          <table:table-cell table:formula="of:=MEDIAN([.$L260];[.$X260])" office:value-type="float"/>
          <table:table-cell table:formula="of:=MEDIAN([.$M260];[.$Y260])" office:value-type="float"/>
          <table:table-cell table:formula="of:=MEDIAN([.$N260];[.$Z260])" office:value-type="float"/>
          <table:table-cell table:formula="of:=MAX([.$B260];[.$O260])" office:value-type="float"/>
          <table:table-cell table:formula="of:=MAX([.$C260];[.$P260])" office:value-type="float"/>
          <table:table-cell table:formula="of:=MAX([.$D260];[.$Q260])" office:value-type="float"/>
          <table:table-cell table:formula="of:=MAX([.$E260];[.$R260])" office:value-type="float"/>
          <table:table-cell table:formula="of:=MAX([.$F260];[.$S260])" office:value-type="float"/>
          <table:table-cell table:formula="of:=MAX([.$G260];[.$T260])" office:value-type="float"/>
          <table:table-cell table:formula="of:=MAX([.$H260];[.$U260])" office:value-type="float"/>
          <table:table-cell table:formula="of:=MAX([.$I260];[.$V260])" office:value-type="float"/>
          <table:table-cell table:formula="of:=MAX([.$J260])" office:value-type="float"/>
          <table:table-cell table:formula="of:=MAX([.$K260];[.$W260])" office:value-type="float"/>
          <table:table-cell table:formula="of:=MAX([.$L260];[.$X260])" office:value-type="float"/>
          <table:table-cell table:formula="of:=MAX([.$M260];[.$Y260])" office:value-type="float"/>
          <table:table-cell table:formula="of:=MAX([.$N260];[.$Z260])" office:value-type="float"/>
        </table:table-row>
        <table:table-row table:style-name="ro1">
          <table:table-cell office:value-type="string">
            <text:p>blocks.blocks-25-1.asp/4</text:p>
          </table:table-cell>
          <table:table-cell office:value-type="float" office:value="1.38473"/>
          <table:table-cell office:value-type="float" office:value="1.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4272.0"/>
          <table:table-cell office:value-type="float" office:value="557.0"/>
          <table:table-cell office:value-type="float" office:value="0.0"/>
          <table:table-cell office:value-type="float" office:value="0.0"/>
          <table:table-cell office:value-type="float" office:value="1.21882"/>
          <table:table-cell office:value-type="float" office:value="1.1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04272.0"/>
          <table:table-cell office:value-type="float" office:value="557.0"/>
          <table:table-cell office:value-type="float" office:value="0.0"/>
          <table:table-cell office:value-type="float" office:value="0.0"/>
          <table:table-cell table:formula="of:=MIN([.$B261];[.$O261])" office:value-type="float"/>
          <table:table-cell table:formula="of:=MIN([.$C261];[.$P261])" office:value-type="float"/>
          <table:table-cell table:formula="of:=MIN([.$D261];[.$Q261])" office:value-type="float"/>
          <table:table-cell table:formula="of:=MIN([.$E261];[.$R261])" office:value-type="float"/>
          <table:table-cell table:formula="of:=MIN([.$F261];[.$S261])" office:value-type="float"/>
          <table:table-cell table:formula="of:=MIN([.$G261];[.$T261])" office:value-type="float"/>
          <table:table-cell table:formula="of:=MIN([.$H261];[.$U261])" office:value-type="float"/>
          <table:table-cell table:formula="of:=MIN([.$I261];[.$V261])" office:value-type="float"/>
          <table:table-cell table:formula="of:=MIN([.$J261])" office:value-type="float"/>
          <table:table-cell table:formula="of:=MIN([.$K261];[.$W261])" office:value-type="float"/>
          <table:table-cell table:formula="of:=MIN([.$L261];[.$X261])" office:value-type="float"/>
          <table:table-cell table:formula="of:=MIN([.$M261];[.$Y261])" office:value-type="float"/>
          <table:table-cell table:formula="of:=MIN([.$N261];[.$Z261])" office:value-type="float"/>
          <table:table-cell table:formula="of:=MEDIAN([.$B261];[.$O261])" office:value-type="float"/>
          <table:table-cell table:formula="of:=MEDIAN([.$C261];[.$P261])" office:value-type="float"/>
          <table:table-cell table:formula="of:=MEDIAN([.$D261];[.$Q261])" office:value-type="float"/>
          <table:table-cell table:formula="of:=MEDIAN([.$E261];[.$R261])" office:value-type="float"/>
          <table:table-cell table:formula="of:=MEDIAN([.$F261];[.$S261])" office:value-type="float"/>
          <table:table-cell table:formula="of:=MEDIAN([.$G261];[.$T261])" office:value-type="float"/>
          <table:table-cell table:formula="of:=MEDIAN([.$H261];[.$U261])" office:value-type="float"/>
          <table:table-cell table:formula="of:=MEDIAN([.$I261];[.$V261])" office:value-type="float"/>
          <table:table-cell table:formula="of:=MEDIAN([.$J261])" office:value-type="float"/>
          <table:table-cell table:formula="of:=MEDIAN([.$K261];[.$W261])" office:value-type="float"/>
          <table:table-cell table:formula="of:=MEDIAN([.$L261];[.$X261])" office:value-type="float"/>
          <table:table-cell table:formula="of:=MEDIAN([.$M261];[.$Y261])" office:value-type="float"/>
          <table:table-cell table:formula="of:=MEDIAN([.$N261];[.$Z261])" office:value-type="float"/>
          <table:table-cell table:formula="of:=MAX([.$B261];[.$O261])" office:value-type="float"/>
          <table:table-cell table:formula="of:=MAX([.$C261];[.$P261])" office:value-type="float"/>
          <table:table-cell table:formula="of:=MAX([.$D261];[.$Q261])" office:value-type="float"/>
          <table:table-cell table:formula="of:=MAX([.$E261];[.$R261])" office:value-type="float"/>
          <table:table-cell table:formula="of:=MAX([.$F261];[.$S261])" office:value-type="float"/>
          <table:table-cell table:formula="of:=MAX([.$G261];[.$T261])" office:value-type="float"/>
          <table:table-cell table:formula="of:=MAX([.$H261];[.$U261])" office:value-type="float"/>
          <table:table-cell table:formula="of:=MAX([.$I261];[.$V261])" office:value-type="float"/>
          <table:table-cell table:formula="of:=MAX([.$J261])" office:value-type="float"/>
          <table:table-cell table:formula="of:=MAX([.$K261];[.$W261])" office:value-type="float"/>
          <table:table-cell table:formula="of:=MAX([.$L261];[.$X261])" office:value-type="float"/>
          <table:table-cell table:formula="of:=MAX([.$M261];[.$Y261])" office:value-type="float"/>
          <table:table-cell table:formula="of:=MAX([.$N261];[.$Z261])" office:value-type="float"/>
        </table:table-row>
        <table:table-row table:style-name="ro1">
          <table:table-cell office:value-type="string">
            <text:p>blocks.blocks-25-1.asp/40</text:p>
          </table:table-cell>
          <table:table-cell office:value-type="float" office:value="34.3268"/>
          <table:table-cell office:value-type="float" office:value="34.061"/>
          <table:table-cell office:value-type="float" office:value="15.62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1490.0"/>
          <table:table-cell office:value-type="float" office:value="270309.0"/>
          <table:table-cell office:value-type="float" office:value="270309.0"/>
          <table:table-cell office:value-type="float" office:value="1354408.0"/>
          <table:table-cell office:value-type="float" office:value="1350970.0"/>
          <table:table-cell office:value-type="float" office:value="0.0"/>
          <table:table-cell office:value-type="float" office:value="0.0"/>
          <table:table-cell office:value-type="float" office:value="17.9312"/>
          <table:table-cell office:value-type="float" office:value="17.687"/>
          <table:table-cell office:value-type="float" office:value="1.28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168.0"/>
          <table:table-cell office:value-type="float" office:value="65203.0"/>
          <table:table-cell office:value-type="float" office:value="1354408.0"/>
          <table:table-cell office:value-type="float" office:value="1350970.0"/>
          <table:table-cell office:value-type="float" office:value="0.0"/>
          <table:table-cell office:value-type="float" office:value="0.0"/>
          <table:table-cell table:formula="of:=MIN([.$B262];[.$O262])" office:value-type="float"/>
          <table:table-cell table:formula="of:=MIN([.$C262];[.$P262])" office:value-type="float"/>
          <table:table-cell table:formula="of:=MIN([.$D262];[.$Q262])" office:value-type="float"/>
          <table:table-cell table:formula="of:=MIN([.$E262];[.$R262])" office:value-type="float"/>
          <table:table-cell table:formula="of:=MIN([.$F262];[.$S262])" office:value-type="float"/>
          <table:table-cell table:formula="of:=MIN([.$G262];[.$T262])" office:value-type="float"/>
          <table:table-cell table:formula="of:=MIN([.$H262];[.$U262])" office:value-type="float"/>
          <table:table-cell table:formula="of:=MIN([.$I262];[.$V262])" office:value-type="float"/>
          <table:table-cell table:formula="of:=MIN([.$J262])" office:value-type="float"/>
          <table:table-cell table:formula="of:=MIN([.$K262];[.$W262])" office:value-type="float"/>
          <table:table-cell table:formula="of:=MIN([.$L262];[.$X262])" office:value-type="float"/>
          <table:table-cell table:formula="of:=MIN([.$M262];[.$Y262])" office:value-type="float"/>
          <table:table-cell table:formula="of:=MIN([.$N262];[.$Z262])" office:value-type="float"/>
          <table:table-cell table:formula="of:=MEDIAN([.$B262];[.$O262])" office:value-type="float"/>
          <table:table-cell table:formula="of:=MEDIAN([.$C262];[.$P262])" office:value-type="float"/>
          <table:table-cell table:formula="of:=MEDIAN([.$D262];[.$Q262])" office:value-type="float"/>
          <table:table-cell table:formula="of:=MEDIAN([.$E262];[.$R262])" office:value-type="float"/>
          <table:table-cell table:formula="of:=MEDIAN([.$F262];[.$S262])" office:value-type="float"/>
          <table:table-cell table:formula="of:=MEDIAN([.$G262];[.$T262])" office:value-type="float"/>
          <table:table-cell table:formula="of:=MEDIAN([.$H262];[.$U262])" office:value-type="float"/>
          <table:table-cell table:formula="of:=MEDIAN([.$I262];[.$V262])" office:value-type="float"/>
          <table:table-cell table:formula="of:=MEDIAN([.$J262])" office:value-type="float"/>
          <table:table-cell table:formula="of:=MEDIAN([.$K262];[.$W262])" office:value-type="float"/>
          <table:table-cell table:formula="of:=MEDIAN([.$L262];[.$X262])" office:value-type="float"/>
          <table:table-cell table:formula="of:=MEDIAN([.$M262];[.$Y262])" office:value-type="float"/>
          <table:table-cell table:formula="of:=MEDIAN([.$N262];[.$Z262])" office:value-type="float"/>
          <table:table-cell table:formula="of:=MAX([.$B262];[.$O262])" office:value-type="float"/>
          <table:table-cell table:formula="of:=MAX([.$C262];[.$P262])" office:value-type="float"/>
          <table:table-cell table:formula="of:=MAX([.$D262];[.$Q262])" office:value-type="float"/>
          <table:table-cell table:formula="of:=MAX([.$E262];[.$R262])" office:value-type="float"/>
          <table:table-cell table:formula="of:=MAX([.$F262];[.$S262])" office:value-type="float"/>
          <table:table-cell table:formula="of:=MAX([.$G262];[.$T262])" office:value-type="float"/>
          <table:table-cell table:formula="of:=MAX([.$H262];[.$U262])" office:value-type="float"/>
          <table:table-cell table:formula="of:=MAX([.$I262];[.$V262])" office:value-type="float"/>
          <table:table-cell table:formula="of:=MAX([.$J262])" office:value-type="float"/>
          <table:table-cell table:formula="of:=MAX([.$K262];[.$W262])" office:value-type="float"/>
          <table:table-cell table:formula="of:=MAX([.$L262];[.$X262])" office:value-type="float"/>
          <table:table-cell table:formula="of:=MAX([.$M262];[.$Y262])" office:value-type="float"/>
          <table:table-cell table:formula="of:=MAX([.$N262];[.$Z262])" office:value-type="float"/>
        </table:table-row>
        <table:table-row table:style-name="ro1">
          <table:table-cell office:value-type="string">
            <text:p>blocks.blocks-25-1.asp/41</text:p>
          </table:table-cell>
          <table:table-cell office:value-type="float" office:value="300.0"/>
          <table:table-cell office:value-type="float" office:value="300.001"/>
          <table:table-cell office:value-type="float" office:value="281.18"/>
          <table:table-cell office:value-type="float" office:value="0.0"/>
          <table:table-cell office:value-type="float" office:value="1.0"/>
          <table:table-cell office:value-type="float" office:value="15.0"/>
          <table:table-cell office:value-type="float" office:value="130400.0"/>
          <table:table-cell office:value-type="float" office:value="2191525.0"/>
          <table:table-cell office:value-type="float" office:value="2191525.0"/>
          <table:table-cell office:value-type="float" office:value="1389134.0"/>
          <table:table-cell office:value-type="float" office:value="1401346.0"/>
          <table:table-cell office:value-type="float" office:value="0.0"/>
          <table:table-cell office:value-type="float" office:value="0.0"/>
          <table:table-cell office:value-type="float" office:value="30.7647"/>
          <table:table-cell office:value-type="float" office:value="30.5"/>
          <table:table-cell office:value-type="float" office:value="14.01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8778.0"/>
          <table:table-cell office:value-type="float" office:value="109849.0"/>
          <table:table-cell office:value-type="float" office:value="1389134.0"/>
          <table:table-cell office:value-type="float" office:value="1401346.0"/>
          <table:table-cell office:value-type="float" office:value="0.0"/>
          <table:table-cell office:value-type="float" office:value="0.0"/>
          <table:table-cell table:formula="of:=MIN([.$B263];[.$O263])" office:value-type="float"/>
          <table:table-cell table:formula="of:=MIN([.$C263];[.$P263])" office:value-type="float"/>
          <table:table-cell table:formula="of:=MIN([.$D263];[.$Q263])" office:value-type="float"/>
          <table:table-cell table:formula="of:=MIN([.$E263];[.$R263])" office:value-type="float"/>
          <table:table-cell table:formula="of:=MIN([.$F263];[.$S263])" office:value-type="float"/>
          <table:table-cell table:formula="of:=MIN([.$G263];[.$T263])" office:value-type="float"/>
          <table:table-cell table:formula="of:=MIN([.$H263];[.$U263])" office:value-type="float"/>
          <table:table-cell table:formula="of:=MIN([.$I263];[.$V263])" office:value-type="float"/>
          <table:table-cell table:formula="of:=MIN([.$J263])" office:value-type="float"/>
          <table:table-cell table:formula="of:=MIN([.$K263];[.$W263])" office:value-type="float"/>
          <table:table-cell table:formula="of:=MIN([.$L263];[.$X263])" office:value-type="float"/>
          <table:table-cell table:formula="of:=MIN([.$M263];[.$Y263])" office:value-type="float"/>
          <table:table-cell table:formula="of:=MIN([.$N263];[.$Z263])" office:value-type="float"/>
          <table:table-cell table:formula="of:=MEDIAN([.$B263];[.$O263])" office:value-type="float"/>
          <table:table-cell table:formula="of:=MEDIAN([.$C263];[.$P263])" office:value-type="float"/>
          <table:table-cell table:formula="of:=MEDIAN([.$D263];[.$Q263])" office:value-type="float"/>
          <table:table-cell table:formula="of:=MEDIAN([.$E263];[.$R263])" office:value-type="float"/>
          <table:table-cell table:formula="of:=MEDIAN([.$F263];[.$S263])" office:value-type="float"/>
          <table:table-cell table:formula="of:=MEDIAN([.$G263];[.$T263])" office:value-type="float"/>
          <table:table-cell table:formula="of:=MEDIAN([.$H263];[.$U263])" office:value-type="float"/>
          <table:table-cell table:formula="of:=MEDIAN([.$I263];[.$V263])" office:value-type="float"/>
          <table:table-cell table:formula="of:=MEDIAN([.$J263])" office:value-type="float"/>
          <table:table-cell table:formula="of:=MEDIAN([.$K263];[.$W263])" office:value-type="float"/>
          <table:table-cell table:formula="of:=MEDIAN([.$L263];[.$X263])" office:value-type="float"/>
          <table:table-cell table:formula="of:=MEDIAN([.$M263];[.$Y263])" office:value-type="float"/>
          <table:table-cell table:formula="of:=MEDIAN([.$N263];[.$Z263])" office:value-type="float"/>
          <table:table-cell table:formula="of:=MAX([.$B263];[.$O263])" office:value-type="float"/>
          <table:table-cell table:formula="of:=MAX([.$C263];[.$P263])" office:value-type="float"/>
          <table:table-cell table:formula="of:=MAX([.$D263];[.$Q263])" office:value-type="float"/>
          <table:table-cell table:formula="of:=MAX([.$E263];[.$R263])" office:value-type="float"/>
          <table:table-cell table:formula="of:=MAX([.$F263];[.$S263])" office:value-type="float"/>
          <table:table-cell table:formula="of:=MAX([.$G263];[.$T263])" office:value-type="float"/>
          <table:table-cell table:formula="of:=MAX([.$H263];[.$U263])" office:value-type="float"/>
          <table:table-cell table:formula="of:=MAX([.$I263];[.$V263])" office:value-type="float"/>
          <table:table-cell table:formula="of:=MAX([.$J263])" office:value-type="float"/>
          <table:table-cell table:formula="of:=MAX([.$K263];[.$W263])" office:value-type="float"/>
          <table:table-cell table:formula="of:=MAX([.$L263];[.$X263])" office:value-type="float"/>
          <table:table-cell table:formula="of:=MAX([.$M263];[.$Y263])" office:value-type="float"/>
          <table:table-cell table:formula="of:=MAX([.$N263];[.$Z263])" office:value-type="float"/>
        </table:table-row>
        <table:table-row table:style-name="ro1">
          <table:table-cell office:value-type="string">
            <text:p>blocks.blocks-25-1.asp/42</text:p>
          </table:table-cell>
          <table:table-cell office:value-type="float" office:value="20.5884"/>
          <table:table-cell office:value-type="float" office:value="20.287"/>
          <table:table-cell office:value-type="float" office:value="0.92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622.0"/>
          <table:table-cell office:value-type="float" office:value="91662.0"/>
          <table:table-cell office:value-type="float" office:value="91662.0"/>
          <table:table-cell office:value-type="float" office:value="1423860.0"/>
          <table:table-cell office:value-type="float" office:value="1451722.0"/>
          <table:table-cell office:value-type="float" office:value="0.0"/>
          <table:table-cell office:value-type="float" office:value="0.0"/>
          <table:table-cell office:value-type="float" office:value="30.6647"/>
          <table:table-cell office:value-type="float" office:value="30.397"/>
          <table:table-cell office:value-type="float" office:value="13.45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3909.0"/>
          <table:table-cell office:value-type="float" office:value="133265.0"/>
          <table:table-cell office:value-type="float" office:value="1423860.0"/>
          <table:table-cell office:value-type="float" office:value="1451722.0"/>
          <table:table-cell office:value-type="float" office:value="0.0"/>
          <table:table-cell office:value-type="float" office:value="0.0"/>
          <table:table-cell table:formula="of:=MIN([.$B264];[.$O264])" office:value-type="float"/>
          <table:table-cell table:formula="of:=MIN([.$C264];[.$P264])" office:value-type="float"/>
          <table:table-cell table:formula="of:=MIN([.$D264];[.$Q264])" office:value-type="float"/>
          <table:table-cell table:formula="of:=MIN([.$E264];[.$R264])" office:value-type="float"/>
          <table:table-cell table:formula="of:=MIN([.$F264];[.$S264])" office:value-type="float"/>
          <table:table-cell table:formula="of:=MIN([.$G264];[.$T264])" office:value-type="float"/>
          <table:table-cell table:formula="of:=MIN([.$H264];[.$U264])" office:value-type="float"/>
          <table:table-cell table:formula="of:=MIN([.$I264];[.$V264])" office:value-type="float"/>
          <table:table-cell table:formula="of:=MIN([.$J264])" office:value-type="float"/>
          <table:table-cell table:formula="of:=MIN([.$K264];[.$W264])" office:value-type="float"/>
          <table:table-cell table:formula="of:=MIN([.$L264];[.$X264])" office:value-type="float"/>
          <table:table-cell table:formula="of:=MIN([.$M264];[.$Y264])" office:value-type="float"/>
          <table:table-cell table:formula="of:=MIN([.$N264];[.$Z264])" office:value-type="float"/>
          <table:table-cell table:formula="of:=MEDIAN([.$B264];[.$O264])" office:value-type="float"/>
          <table:table-cell table:formula="of:=MEDIAN([.$C264];[.$P264])" office:value-type="float"/>
          <table:table-cell table:formula="of:=MEDIAN([.$D264];[.$Q264])" office:value-type="float"/>
          <table:table-cell table:formula="of:=MEDIAN([.$E264];[.$R264])" office:value-type="float"/>
          <table:table-cell table:formula="of:=MEDIAN([.$F264];[.$S264])" office:value-type="float"/>
          <table:table-cell table:formula="of:=MEDIAN([.$G264];[.$T264])" office:value-type="float"/>
          <table:table-cell table:formula="of:=MEDIAN([.$H264];[.$U264])" office:value-type="float"/>
          <table:table-cell table:formula="of:=MEDIAN([.$I264];[.$V264])" office:value-type="float"/>
          <table:table-cell table:formula="of:=MEDIAN([.$J264])" office:value-type="float"/>
          <table:table-cell table:formula="of:=MEDIAN([.$K264];[.$W264])" office:value-type="float"/>
          <table:table-cell table:formula="of:=MEDIAN([.$L264];[.$X264])" office:value-type="float"/>
          <table:table-cell table:formula="of:=MEDIAN([.$M264];[.$Y264])" office:value-type="float"/>
          <table:table-cell table:formula="of:=MEDIAN([.$N264];[.$Z264])" office:value-type="float"/>
          <table:table-cell table:formula="of:=MAX([.$B264];[.$O264])" office:value-type="float"/>
          <table:table-cell table:formula="of:=MAX([.$C264];[.$P264])" office:value-type="float"/>
          <table:table-cell table:formula="of:=MAX([.$D264];[.$Q264])" office:value-type="float"/>
          <table:table-cell table:formula="of:=MAX([.$E264];[.$R264])" office:value-type="float"/>
          <table:table-cell table:formula="of:=MAX([.$F264];[.$S264])" office:value-type="float"/>
          <table:table-cell table:formula="of:=MAX([.$G264];[.$T264])" office:value-type="float"/>
          <table:table-cell table:formula="of:=MAX([.$H264];[.$U264])" office:value-type="float"/>
          <table:table-cell table:formula="of:=MAX([.$I264];[.$V264])" office:value-type="float"/>
          <table:table-cell table:formula="of:=MAX([.$J264])" office:value-type="float"/>
          <table:table-cell table:formula="of:=MAX([.$K264];[.$W264])" office:value-type="float"/>
          <table:table-cell table:formula="of:=MAX([.$L264];[.$X264])" office:value-type="float"/>
          <table:table-cell table:formula="of:=MAX([.$M264];[.$Y264])" office:value-type="float"/>
          <table:table-cell table:formula="of:=MAX([.$N264];[.$Z264])" office:value-type="float"/>
        </table:table-row>
        <table:table-row table:style-name="ro1">
          <table:table-cell office:value-type="string">
            <text:p>blocks.blocks-25-1.asp/43</text:p>
          </table:table-cell>
          <table:table-cell office:value-type="float" office:value="21.0542"/>
          <table:table-cell office:value-type="float" office:value="20.733"/>
          <table:table-cell office:value-type="float" office:value="0.8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04.0"/>
          <table:table-cell office:value-type="float" office:value="59810.0"/>
          <table:table-cell office:value-type="float" office:value="59809.0"/>
          <table:table-cell office:value-type="float" office:value="1458586.0"/>
          <table:table-cell office:value-type="float" office:value="1502098.0"/>
          <table:table-cell office:value-type="float" office:value="0.0"/>
          <table:table-cell office:value-type="float" office:value="0.0"/>
          <table:table-cell office:value-type="float" office:value="30.7515"/>
          <table:table-cell office:value-type="float" office:value="30.475"/>
          <table:table-cell office:value-type="float" office:value="13.2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2489.0"/>
          <table:table-cell office:value-type="float" office:value="118251.0"/>
          <table:table-cell office:value-type="float" office:value="1458586.0"/>
          <table:table-cell office:value-type="float" office:value="1502098.0"/>
          <table:table-cell office:value-type="float" office:value="0.0"/>
          <table:table-cell office:value-type="float" office:value="0.0"/>
          <table:table-cell table:formula="of:=MIN([.$B265];[.$O265])" office:value-type="float"/>
          <table:table-cell table:formula="of:=MIN([.$C265];[.$P265])" office:value-type="float"/>
          <table:table-cell table:formula="of:=MIN([.$D265];[.$Q265])" office:value-type="float"/>
          <table:table-cell table:formula="of:=MIN([.$E265];[.$R265])" office:value-type="float"/>
          <table:table-cell table:formula="of:=MIN([.$F265];[.$S265])" office:value-type="float"/>
          <table:table-cell table:formula="of:=MIN([.$G265];[.$T265])" office:value-type="float"/>
          <table:table-cell table:formula="of:=MIN([.$H265];[.$U265])" office:value-type="float"/>
          <table:table-cell table:formula="of:=MIN([.$I265];[.$V265])" office:value-type="float"/>
          <table:table-cell table:formula="of:=MIN([.$J265])" office:value-type="float"/>
          <table:table-cell table:formula="of:=MIN([.$K265];[.$W265])" office:value-type="float"/>
          <table:table-cell table:formula="of:=MIN([.$L265];[.$X265])" office:value-type="float"/>
          <table:table-cell table:formula="of:=MIN([.$M265];[.$Y265])" office:value-type="float"/>
          <table:table-cell table:formula="of:=MIN([.$N265];[.$Z265])" office:value-type="float"/>
          <table:table-cell table:formula="of:=MEDIAN([.$B265];[.$O265])" office:value-type="float"/>
          <table:table-cell table:formula="of:=MEDIAN([.$C265];[.$P265])" office:value-type="float"/>
          <table:table-cell table:formula="of:=MEDIAN([.$D265];[.$Q265])" office:value-type="float"/>
          <table:table-cell table:formula="of:=MEDIAN([.$E265];[.$R265])" office:value-type="float"/>
          <table:table-cell table:formula="of:=MEDIAN([.$F265];[.$S265])" office:value-type="float"/>
          <table:table-cell table:formula="of:=MEDIAN([.$G265];[.$T265])" office:value-type="float"/>
          <table:table-cell table:formula="of:=MEDIAN([.$H265];[.$U265])" office:value-type="float"/>
          <table:table-cell table:formula="of:=MEDIAN([.$I265];[.$V265])" office:value-type="float"/>
          <table:table-cell table:formula="of:=MEDIAN([.$J265])" office:value-type="float"/>
          <table:table-cell table:formula="of:=MEDIAN([.$K265];[.$W265])" office:value-type="float"/>
          <table:table-cell table:formula="of:=MEDIAN([.$L265];[.$X265])" office:value-type="float"/>
          <table:table-cell table:formula="of:=MEDIAN([.$M265];[.$Y265])" office:value-type="float"/>
          <table:table-cell table:formula="of:=MEDIAN([.$N265];[.$Z265])" office:value-type="float"/>
          <table:table-cell table:formula="of:=MAX([.$B265];[.$O265])" office:value-type="float"/>
          <table:table-cell table:formula="of:=MAX([.$C265];[.$P265])" office:value-type="float"/>
          <table:table-cell table:formula="of:=MAX([.$D265];[.$Q265])" office:value-type="float"/>
          <table:table-cell table:formula="of:=MAX([.$E265];[.$R265])" office:value-type="float"/>
          <table:table-cell table:formula="of:=MAX([.$F265];[.$S265])" office:value-type="float"/>
          <table:table-cell table:formula="of:=MAX([.$G265];[.$T265])" office:value-type="float"/>
          <table:table-cell table:formula="of:=MAX([.$H265];[.$U265])" office:value-type="float"/>
          <table:table-cell table:formula="of:=MAX([.$I265];[.$V265])" office:value-type="float"/>
          <table:table-cell table:formula="of:=MAX([.$J265])" office:value-type="float"/>
          <table:table-cell table:formula="of:=MAX([.$K265];[.$W265])" office:value-type="float"/>
          <table:table-cell table:formula="of:=MAX([.$L265];[.$X265])" office:value-type="float"/>
          <table:table-cell table:formula="of:=MAX([.$M265];[.$Y265])" office:value-type="float"/>
          <table:table-cell table:formula="of:=MAX([.$N265];[.$Z265])" office:value-type="float"/>
        </table:table-row>
        <table:table-row table:style-name="ro1">
          <table:table-cell office:value-type="string">
            <text:p>blocks.blocks-25-1.asp/44</text:p>
          </table:table-cell>
          <table:table-cell office:value-type="float" office:value="21.3825"/>
          <table:table-cell office:value-type="float" office:value="21.062"/>
          <table:table-cell office:value-type="float" office:value="0.9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72.0"/>
          <table:table-cell office:value-type="float" office:value="64903.0"/>
          <table:table-cell office:value-type="float" office:value="64901.0"/>
          <table:table-cell office:value-type="float" office:value="1493312.0"/>
          <table:table-cell office:value-type="float" office:value="1552474.0"/>
          <table:table-cell office:value-type="float" office:value="0.0"/>
          <table:table-cell office:value-type="float" office:value="0.0"/>
          <table:table-cell office:value-type="float" office:value="29.2073"/>
          <table:table-cell office:value-type="float" office:value="28.927"/>
          <table:table-cell office:value-type="float" office:value="11.22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8447.0"/>
          <table:table-cell office:value-type="float" office:value="68285.0"/>
          <table:table-cell office:value-type="float" office:value="1493312.0"/>
          <table:table-cell office:value-type="float" office:value="1552474.0"/>
          <table:table-cell office:value-type="float" office:value="0.0"/>
          <table:table-cell office:value-type="float" office:value="0.0"/>
          <table:table-cell table:formula="of:=MIN([.$B266];[.$O266])" office:value-type="float"/>
          <table:table-cell table:formula="of:=MIN([.$C266];[.$P266])" office:value-type="float"/>
          <table:table-cell table:formula="of:=MIN([.$D266];[.$Q266])" office:value-type="float"/>
          <table:table-cell table:formula="of:=MIN([.$E266];[.$R266])" office:value-type="float"/>
          <table:table-cell table:formula="of:=MIN([.$F266];[.$S266])" office:value-type="float"/>
          <table:table-cell table:formula="of:=MIN([.$G266];[.$T266])" office:value-type="float"/>
          <table:table-cell table:formula="of:=MIN([.$H266];[.$U266])" office:value-type="float"/>
          <table:table-cell table:formula="of:=MIN([.$I266];[.$V266])" office:value-type="float"/>
          <table:table-cell table:formula="of:=MIN([.$J266])" office:value-type="float"/>
          <table:table-cell table:formula="of:=MIN([.$K266];[.$W266])" office:value-type="float"/>
          <table:table-cell table:formula="of:=MIN([.$L266];[.$X266])" office:value-type="float"/>
          <table:table-cell table:formula="of:=MIN([.$M266];[.$Y266])" office:value-type="float"/>
          <table:table-cell table:formula="of:=MIN([.$N266];[.$Z266])" office:value-type="float"/>
          <table:table-cell table:formula="of:=MEDIAN([.$B266];[.$O266])" office:value-type="float"/>
          <table:table-cell table:formula="of:=MEDIAN([.$C266];[.$P266])" office:value-type="float"/>
          <table:table-cell table:formula="of:=MEDIAN([.$D266];[.$Q266])" office:value-type="float"/>
          <table:table-cell table:formula="of:=MEDIAN([.$E266];[.$R266])" office:value-type="float"/>
          <table:table-cell table:formula="of:=MEDIAN([.$F266];[.$S266])" office:value-type="float"/>
          <table:table-cell table:formula="of:=MEDIAN([.$G266];[.$T266])" office:value-type="float"/>
          <table:table-cell table:formula="of:=MEDIAN([.$H266];[.$U266])" office:value-type="float"/>
          <table:table-cell table:formula="of:=MEDIAN([.$I266];[.$V266])" office:value-type="float"/>
          <table:table-cell table:formula="of:=MEDIAN([.$J266])" office:value-type="float"/>
          <table:table-cell table:formula="of:=MEDIAN([.$K266];[.$W266])" office:value-type="float"/>
          <table:table-cell table:formula="of:=MEDIAN([.$L266];[.$X266])" office:value-type="float"/>
          <table:table-cell table:formula="of:=MEDIAN([.$M266];[.$Y266])" office:value-type="float"/>
          <table:table-cell table:formula="of:=MEDIAN([.$N266];[.$Z266])" office:value-type="float"/>
          <table:table-cell table:formula="of:=MAX([.$B266];[.$O266])" office:value-type="float"/>
          <table:table-cell table:formula="of:=MAX([.$C266];[.$P266])" office:value-type="float"/>
          <table:table-cell table:formula="of:=MAX([.$D266];[.$Q266])" office:value-type="float"/>
          <table:table-cell table:formula="of:=MAX([.$E266];[.$R266])" office:value-type="float"/>
          <table:table-cell table:formula="of:=MAX([.$F266];[.$S266])" office:value-type="float"/>
          <table:table-cell table:formula="of:=MAX([.$G266];[.$T266])" office:value-type="float"/>
          <table:table-cell table:formula="of:=MAX([.$H266];[.$U266])" office:value-type="float"/>
          <table:table-cell table:formula="of:=MAX([.$I266];[.$V266])" office:value-type="float"/>
          <table:table-cell table:formula="of:=MAX([.$J266])" office:value-type="float"/>
          <table:table-cell table:formula="of:=MAX([.$K266];[.$W266])" office:value-type="float"/>
          <table:table-cell table:formula="of:=MAX([.$L266];[.$X266])" office:value-type="float"/>
          <table:table-cell table:formula="of:=MAX([.$M266];[.$Y266])" office:value-type="float"/>
          <table:table-cell table:formula="of:=MAX([.$N266];[.$Z266])" office:value-type="float"/>
        </table:table-row>
        <table:table-row table:style-name="ro1">
          <table:table-cell office:value-type="string">
            <text:p>blocks.blocks-25-1.asp/45</text:p>
          </table:table-cell>
          <table:table-cell office:value-type="float" office:value="22.3082"/>
          <table:table-cell office:value-type="float" office:value="21.978"/>
          <table:table-cell office:value-type="float" office:value="1.07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70.0"/>
          <table:table-cell office:value-type="float" office:value="66080.0"/>
          <table:table-cell office:value-type="float" office:value="66077.0"/>
          <table:table-cell office:value-type="float" office:value="1528038.0"/>
          <table:table-cell office:value-type="float" office:value="1602850.0"/>
          <table:table-cell office:value-type="float" office:value="0.0"/>
          <table:table-cell office:value-type="float" office:value="0.0"/>
          <table:table-cell office:value-type="float" office:value="49.9251"/>
          <table:table-cell office:value-type="float" office:value="49.617"/>
          <table:table-cell office:value-type="float" office:value="31.06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51471.0"/>
          <table:table-cell office:value-type="float" office:value="134691.0"/>
          <table:table-cell office:value-type="float" office:value="1528038.0"/>
          <table:table-cell office:value-type="float" office:value="1602850.0"/>
          <table:table-cell office:value-type="float" office:value="0.0"/>
          <table:table-cell office:value-type="float" office:value="0.0"/>
          <table:table-cell table:formula="of:=MIN([.$B267];[.$O267])" office:value-type="float"/>
          <table:table-cell table:formula="of:=MIN([.$C267];[.$P267])" office:value-type="float"/>
          <table:table-cell table:formula="of:=MIN([.$D267];[.$Q267])" office:value-type="float"/>
          <table:table-cell table:formula="of:=MIN([.$E267];[.$R267])" office:value-type="float"/>
          <table:table-cell table:formula="of:=MIN([.$F267];[.$S267])" office:value-type="float"/>
          <table:table-cell table:formula="of:=MIN([.$G267];[.$T267])" office:value-type="float"/>
          <table:table-cell table:formula="of:=MIN([.$H267];[.$U267])" office:value-type="float"/>
          <table:table-cell table:formula="of:=MIN([.$I267];[.$V267])" office:value-type="float"/>
          <table:table-cell table:formula="of:=MIN([.$J267])" office:value-type="float"/>
          <table:table-cell table:formula="of:=MIN([.$K267];[.$W267])" office:value-type="float"/>
          <table:table-cell table:formula="of:=MIN([.$L267];[.$X267])" office:value-type="float"/>
          <table:table-cell table:formula="of:=MIN([.$M267];[.$Y267])" office:value-type="float"/>
          <table:table-cell table:formula="of:=MIN([.$N267];[.$Z267])" office:value-type="float"/>
          <table:table-cell table:formula="of:=MEDIAN([.$B267];[.$O267])" office:value-type="float"/>
          <table:table-cell table:formula="of:=MEDIAN([.$C267];[.$P267])" office:value-type="float"/>
          <table:table-cell table:formula="of:=MEDIAN([.$D267];[.$Q267])" office:value-type="float"/>
          <table:table-cell table:formula="of:=MEDIAN([.$E267];[.$R267])" office:value-type="float"/>
          <table:table-cell table:formula="of:=MEDIAN([.$F267];[.$S267])" office:value-type="float"/>
          <table:table-cell table:formula="of:=MEDIAN([.$G267];[.$T267])" office:value-type="float"/>
          <table:table-cell table:formula="of:=MEDIAN([.$H267];[.$U267])" office:value-type="float"/>
          <table:table-cell table:formula="of:=MEDIAN([.$I267];[.$V267])" office:value-type="float"/>
          <table:table-cell table:formula="of:=MEDIAN([.$J267])" office:value-type="float"/>
          <table:table-cell table:formula="of:=MEDIAN([.$K267];[.$W267])" office:value-type="float"/>
          <table:table-cell table:formula="of:=MEDIAN([.$L267];[.$X267])" office:value-type="float"/>
          <table:table-cell table:formula="of:=MEDIAN([.$M267];[.$Y267])" office:value-type="float"/>
          <table:table-cell table:formula="of:=MEDIAN([.$N267];[.$Z267])" office:value-type="float"/>
          <table:table-cell table:formula="of:=MAX([.$B267];[.$O267])" office:value-type="float"/>
          <table:table-cell table:formula="of:=MAX([.$C267];[.$P267])" office:value-type="float"/>
          <table:table-cell table:formula="of:=MAX([.$D267];[.$Q267])" office:value-type="float"/>
          <table:table-cell table:formula="of:=MAX([.$E267];[.$R267])" office:value-type="float"/>
          <table:table-cell table:formula="of:=MAX([.$F267];[.$S267])" office:value-type="float"/>
          <table:table-cell table:formula="of:=MAX([.$G267];[.$T267])" office:value-type="float"/>
          <table:table-cell table:formula="of:=MAX([.$H267];[.$U267])" office:value-type="float"/>
          <table:table-cell table:formula="of:=MAX([.$I267];[.$V267])" office:value-type="float"/>
          <table:table-cell table:formula="of:=MAX([.$J267])" office:value-type="float"/>
          <table:table-cell table:formula="of:=MAX([.$K267];[.$W267])" office:value-type="float"/>
          <table:table-cell table:formula="of:=MAX([.$L267];[.$X267])" office:value-type="float"/>
          <table:table-cell table:formula="of:=MAX([.$M267];[.$Y267])" office:value-type="float"/>
          <table:table-cell table:formula="of:=MAX([.$N267];[.$Z267])" office:value-type="float"/>
        </table:table-row>
        <table:table-row table:style-name="ro1">
          <table:table-cell office:value-type="string">
            <text:p>blocks.blocks-25-1.asp/5</text:p>
          </table:table-cell>
          <table:table-cell office:value-type="float" office:value="1.83661"/>
          <table:table-cell office:value-type="float" office:value="1.7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8998.0"/>
          <table:table-cell office:value-type="float" office:value="1233.0"/>
          <table:table-cell office:value-type="float" office:value="0.0"/>
          <table:table-cell office:value-type="float" office:value="0.0"/>
          <table:table-cell office:value-type="float" office:value="1.75999"/>
          <table:table-cell office:value-type="float" office:value="1.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38998.0"/>
          <table:table-cell office:value-type="float" office:value="1233.0"/>
          <table:table-cell office:value-type="float" office:value="0.0"/>
          <table:table-cell office:value-type="float" office:value="0.0"/>
          <table:table-cell table:formula="of:=MIN([.$B268];[.$O268])" office:value-type="float"/>
          <table:table-cell table:formula="of:=MIN([.$C268];[.$P268])" office:value-type="float"/>
          <table:table-cell table:formula="of:=MIN([.$D268];[.$Q268])" office:value-type="float"/>
          <table:table-cell table:formula="of:=MIN([.$E268];[.$R268])" office:value-type="float"/>
          <table:table-cell table:formula="of:=MIN([.$F268];[.$S268])" office:value-type="float"/>
          <table:table-cell table:formula="of:=MIN([.$G268];[.$T268])" office:value-type="float"/>
          <table:table-cell table:formula="of:=MIN([.$H268];[.$U268])" office:value-type="float"/>
          <table:table-cell table:formula="of:=MIN([.$I268];[.$V268])" office:value-type="float"/>
          <table:table-cell table:formula="of:=MIN([.$J268])" office:value-type="float"/>
          <table:table-cell table:formula="of:=MIN([.$K268];[.$W268])" office:value-type="float"/>
          <table:table-cell table:formula="of:=MIN([.$L268];[.$X268])" office:value-type="float"/>
          <table:table-cell table:formula="of:=MIN([.$M268];[.$Y268])" office:value-type="float"/>
          <table:table-cell table:formula="of:=MIN([.$N268];[.$Z268])" office:value-type="float"/>
          <table:table-cell table:formula="of:=MEDIAN([.$B268];[.$O268])" office:value-type="float"/>
          <table:table-cell table:formula="of:=MEDIAN([.$C268];[.$P268])" office:value-type="float"/>
          <table:table-cell table:formula="of:=MEDIAN([.$D268];[.$Q268])" office:value-type="float"/>
          <table:table-cell table:formula="of:=MEDIAN([.$E268];[.$R268])" office:value-type="float"/>
          <table:table-cell table:formula="of:=MEDIAN([.$F268];[.$S268])" office:value-type="float"/>
          <table:table-cell table:formula="of:=MEDIAN([.$G268];[.$T268])" office:value-type="float"/>
          <table:table-cell table:formula="of:=MEDIAN([.$H268];[.$U268])" office:value-type="float"/>
          <table:table-cell table:formula="of:=MEDIAN([.$I268];[.$V268])" office:value-type="float"/>
          <table:table-cell table:formula="of:=MEDIAN([.$J268])" office:value-type="float"/>
          <table:table-cell table:formula="of:=MEDIAN([.$K268];[.$W268])" office:value-type="float"/>
          <table:table-cell table:formula="of:=MEDIAN([.$L268];[.$X268])" office:value-type="float"/>
          <table:table-cell table:formula="of:=MEDIAN([.$M268];[.$Y268])" office:value-type="float"/>
          <table:table-cell table:formula="of:=MEDIAN([.$N268];[.$Z268])" office:value-type="float"/>
          <table:table-cell table:formula="of:=MAX([.$B268];[.$O268])" office:value-type="float"/>
          <table:table-cell table:formula="of:=MAX([.$C268];[.$P268])" office:value-type="float"/>
          <table:table-cell table:formula="of:=MAX([.$D268];[.$Q268])" office:value-type="float"/>
          <table:table-cell table:formula="of:=MAX([.$E268];[.$R268])" office:value-type="float"/>
          <table:table-cell table:formula="of:=MAX([.$F268];[.$S268])" office:value-type="float"/>
          <table:table-cell table:formula="of:=MAX([.$G268];[.$T268])" office:value-type="float"/>
          <table:table-cell table:formula="of:=MAX([.$H268];[.$U268])" office:value-type="float"/>
          <table:table-cell table:formula="of:=MAX([.$I268];[.$V268])" office:value-type="float"/>
          <table:table-cell table:formula="of:=MAX([.$J268])" office:value-type="float"/>
          <table:table-cell table:formula="of:=MAX([.$K268];[.$W268])" office:value-type="float"/>
          <table:table-cell table:formula="of:=MAX([.$L268];[.$X268])" office:value-type="float"/>
          <table:table-cell table:formula="of:=MAX([.$M268];[.$Y268])" office:value-type="float"/>
          <table:table-cell table:formula="of:=MAX([.$N268];[.$Z268])" office:value-type="float"/>
        </table:table-row>
        <table:table-row table:style-name="ro1">
          <table:table-cell office:value-type="string">
            <text:p>blocks.blocks-25-1.asp/6</text:p>
          </table:table-cell>
          <table:table-cell office:value-type="float" office:value="2.2946"/>
          <table:table-cell office:value-type="float" office:value="2.2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3724.0"/>
          <table:table-cell office:value-type="float" office:value="1909.0"/>
          <table:table-cell office:value-type="float" office:value="0.0"/>
          <table:table-cell office:value-type="float" office:value="0.0"/>
          <table:table-cell office:value-type="float" office:value="1.98822"/>
          <table:table-cell office:value-type="float" office:value="1.9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73724.0"/>
          <table:table-cell office:value-type="float" office:value="1909.0"/>
          <table:table-cell office:value-type="float" office:value="0.0"/>
          <table:table-cell office:value-type="float" office:value="0.0"/>
          <table:table-cell table:formula="of:=MIN([.$B269];[.$O269])" office:value-type="float"/>
          <table:table-cell table:formula="of:=MIN([.$C269];[.$P269])" office:value-type="float"/>
          <table:table-cell table:formula="of:=MIN([.$D269];[.$Q269])" office:value-type="float"/>
          <table:table-cell table:formula="of:=MIN([.$E269];[.$R269])" office:value-type="float"/>
          <table:table-cell table:formula="of:=MIN([.$F269];[.$S269])" office:value-type="float"/>
          <table:table-cell table:formula="of:=MIN([.$G269];[.$T269])" office:value-type="float"/>
          <table:table-cell table:formula="of:=MIN([.$H269];[.$U269])" office:value-type="float"/>
          <table:table-cell table:formula="of:=MIN([.$I269];[.$V269])" office:value-type="float"/>
          <table:table-cell table:formula="of:=MIN([.$J269])" office:value-type="float"/>
          <table:table-cell table:formula="of:=MIN([.$K269];[.$W269])" office:value-type="float"/>
          <table:table-cell table:formula="of:=MIN([.$L269];[.$X269])" office:value-type="float"/>
          <table:table-cell table:formula="of:=MIN([.$M269];[.$Y269])" office:value-type="float"/>
          <table:table-cell table:formula="of:=MIN([.$N269];[.$Z269])" office:value-type="float"/>
          <table:table-cell table:formula="of:=MEDIAN([.$B269];[.$O269])" office:value-type="float"/>
          <table:table-cell table:formula="of:=MEDIAN([.$C269];[.$P269])" office:value-type="float"/>
          <table:table-cell table:formula="of:=MEDIAN([.$D269];[.$Q269])" office:value-type="float"/>
          <table:table-cell table:formula="of:=MEDIAN([.$E269];[.$R269])" office:value-type="float"/>
          <table:table-cell table:formula="of:=MEDIAN([.$F269];[.$S269])" office:value-type="float"/>
          <table:table-cell table:formula="of:=MEDIAN([.$G269];[.$T269])" office:value-type="float"/>
          <table:table-cell table:formula="of:=MEDIAN([.$H269];[.$U269])" office:value-type="float"/>
          <table:table-cell table:formula="of:=MEDIAN([.$I269];[.$V269])" office:value-type="float"/>
          <table:table-cell table:formula="of:=MEDIAN([.$J269])" office:value-type="float"/>
          <table:table-cell table:formula="of:=MEDIAN([.$K269];[.$W269])" office:value-type="float"/>
          <table:table-cell table:formula="of:=MEDIAN([.$L269];[.$X269])" office:value-type="float"/>
          <table:table-cell table:formula="of:=MEDIAN([.$M269];[.$Y269])" office:value-type="float"/>
          <table:table-cell table:formula="of:=MEDIAN([.$N269];[.$Z269])" office:value-type="float"/>
          <table:table-cell table:formula="of:=MAX([.$B269];[.$O269])" office:value-type="float"/>
          <table:table-cell table:formula="of:=MAX([.$C269];[.$P269])" office:value-type="float"/>
          <table:table-cell table:formula="of:=MAX([.$D269];[.$Q269])" office:value-type="float"/>
          <table:table-cell table:formula="of:=MAX([.$E269];[.$R269])" office:value-type="float"/>
          <table:table-cell table:formula="of:=MAX([.$F269];[.$S269])" office:value-type="float"/>
          <table:table-cell table:formula="of:=MAX([.$G269];[.$T269])" office:value-type="float"/>
          <table:table-cell table:formula="of:=MAX([.$H269];[.$U269])" office:value-type="float"/>
          <table:table-cell table:formula="of:=MAX([.$I269];[.$V269])" office:value-type="float"/>
          <table:table-cell table:formula="of:=MAX([.$J269])" office:value-type="float"/>
          <table:table-cell table:formula="of:=MAX([.$K269];[.$W269])" office:value-type="float"/>
          <table:table-cell table:formula="of:=MAX([.$L269];[.$X269])" office:value-type="float"/>
          <table:table-cell table:formula="of:=MAX([.$M269];[.$Y269])" office:value-type="float"/>
          <table:table-cell table:formula="of:=MAX([.$N269];[.$Z269])" office:value-type="float"/>
        </table:table-row>
        <table:table-row table:style-name="ro1">
          <table:table-cell office:value-type="string">
            <text:p>blocks.blocks-25-1.asp/7</text:p>
          </table:table-cell>
          <table:table-cell office:value-type="float" office:value="2.69058"/>
          <table:table-cell office:value-type="float" office:value="2.6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8450.0"/>
          <table:table-cell office:value-type="float" office:value="2585.0"/>
          <table:table-cell office:value-type="float" office:value="0.0"/>
          <table:table-cell office:value-type="float" office:value="0.0"/>
          <table:table-cell office:value-type="float" office:value="2.54871"/>
          <table:table-cell office:value-type="float" office:value="2.4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08450.0"/>
          <table:table-cell office:value-type="float" office:value="2585.0"/>
          <table:table-cell office:value-type="float" office:value="0.0"/>
          <table:table-cell office:value-type="float" office:value="0.0"/>
          <table:table-cell table:formula="of:=MIN([.$B270];[.$O270])" office:value-type="float"/>
          <table:table-cell table:formula="of:=MIN([.$C270];[.$P270])" office:value-type="float"/>
          <table:table-cell table:formula="of:=MIN([.$D270];[.$Q270])" office:value-type="float"/>
          <table:table-cell table:formula="of:=MIN([.$E270];[.$R270])" office:value-type="float"/>
          <table:table-cell table:formula="of:=MIN([.$F270];[.$S270])" office:value-type="float"/>
          <table:table-cell table:formula="of:=MIN([.$G270];[.$T270])" office:value-type="float"/>
          <table:table-cell table:formula="of:=MIN([.$H270];[.$U270])" office:value-type="float"/>
          <table:table-cell table:formula="of:=MIN([.$I270];[.$V270])" office:value-type="float"/>
          <table:table-cell table:formula="of:=MIN([.$J270])" office:value-type="float"/>
          <table:table-cell table:formula="of:=MIN([.$K270];[.$W270])" office:value-type="float"/>
          <table:table-cell table:formula="of:=MIN([.$L270];[.$X270])" office:value-type="float"/>
          <table:table-cell table:formula="of:=MIN([.$M270];[.$Y270])" office:value-type="float"/>
          <table:table-cell table:formula="of:=MIN([.$N270];[.$Z270])" office:value-type="float"/>
          <table:table-cell table:formula="of:=MEDIAN([.$B270];[.$O270])" office:value-type="float"/>
          <table:table-cell table:formula="of:=MEDIAN([.$C270];[.$P270])" office:value-type="float"/>
          <table:table-cell table:formula="of:=MEDIAN([.$D270];[.$Q270])" office:value-type="float"/>
          <table:table-cell table:formula="of:=MEDIAN([.$E270];[.$R270])" office:value-type="float"/>
          <table:table-cell table:formula="of:=MEDIAN([.$F270];[.$S270])" office:value-type="float"/>
          <table:table-cell table:formula="of:=MEDIAN([.$G270];[.$T270])" office:value-type="float"/>
          <table:table-cell table:formula="of:=MEDIAN([.$H270];[.$U270])" office:value-type="float"/>
          <table:table-cell table:formula="of:=MEDIAN([.$I270];[.$V270])" office:value-type="float"/>
          <table:table-cell table:formula="of:=MEDIAN([.$J270])" office:value-type="float"/>
          <table:table-cell table:formula="of:=MEDIAN([.$K270];[.$W270])" office:value-type="float"/>
          <table:table-cell table:formula="of:=MEDIAN([.$L270];[.$X270])" office:value-type="float"/>
          <table:table-cell table:formula="of:=MEDIAN([.$M270];[.$Y270])" office:value-type="float"/>
          <table:table-cell table:formula="of:=MEDIAN([.$N270];[.$Z270])" office:value-type="float"/>
          <table:table-cell table:formula="of:=MAX([.$B270];[.$O270])" office:value-type="float"/>
          <table:table-cell table:formula="of:=MAX([.$C270];[.$P270])" office:value-type="float"/>
          <table:table-cell table:formula="of:=MAX([.$D270];[.$Q270])" office:value-type="float"/>
          <table:table-cell table:formula="of:=MAX([.$E270];[.$R270])" office:value-type="float"/>
          <table:table-cell table:formula="of:=MAX([.$F270];[.$S270])" office:value-type="float"/>
          <table:table-cell table:formula="of:=MAX([.$G270];[.$T270])" office:value-type="float"/>
          <table:table-cell table:formula="of:=MAX([.$H270];[.$U270])" office:value-type="float"/>
          <table:table-cell table:formula="of:=MAX([.$I270];[.$V270])" office:value-type="float"/>
          <table:table-cell table:formula="of:=MAX([.$J270])" office:value-type="float"/>
          <table:table-cell table:formula="of:=MAX([.$K270];[.$W270])" office:value-type="float"/>
          <table:table-cell table:formula="of:=MAX([.$L270];[.$X270])" office:value-type="float"/>
          <table:table-cell table:formula="of:=MAX([.$M270];[.$Y270])" office:value-type="float"/>
          <table:table-cell table:formula="of:=MAX([.$N270];[.$Z270])" office:value-type="float"/>
        </table:table-row>
        <table:table-row table:style-name="ro1">
          <table:table-cell office:value-type="string">
            <text:p>blocks.blocks-25-1.asp/8</text:p>
          </table:table-cell>
          <table:table-cell office:value-type="float" office:value="3.0872"/>
          <table:table-cell office:value-type="float" office:value="3.0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3176.0"/>
          <table:table-cell office:value-type="float" office:value="3261.0"/>
          <table:table-cell office:value-type="float" office:value="0.0"/>
          <table:table-cell office:value-type="float" office:value="0.0"/>
          <table:table-cell office:value-type="float" office:value="2.85533"/>
          <table:table-cell office:value-type="float" office:value="2.7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43176.0"/>
          <table:table-cell office:value-type="float" office:value="3261.0"/>
          <table:table-cell office:value-type="float" office:value="0.0"/>
          <table:table-cell office:value-type="float" office:value="0.0"/>
          <table:table-cell table:formula="of:=MIN([.$B271];[.$O271])" office:value-type="float"/>
          <table:table-cell table:formula="of:=MIN([.$C271];[.$P271])" office:value-type="float"/>
          <table:table-cell table:formula="of:=MIN([.$D271];[.$Q271])" office:value-type="float"/>
          <table:table-cell table:formula="of:=MIN([.$E271];[.$R271])" office:value-type="float"/>
          <table:table-cell table:formula="of:=MIN([.$F271];[.$S271])" office:value-type="float"/>
          <table:table-cell table:formula="of:=MIN([.$G271];[.$T271])" office:value-type="float"/>
          <table:table-cell table:formula="of:=MIN([.$H271];[.$U271])" office:value-type="float"/>
          <table:table-cell table:formula="of:=MIN([.$I271];[.$V271])" office:value-type="float"/>
          <table:table-cell table:formula="of:=MIN([.$J271])" office:value-type="float"/>
          <table:table-cell table:formula="of:=MIN([.$K271];[.$W271])" office:value-type="float"/>
          <table:table-cell table:formula="of:=MIN([.$L271];[.$X271])" office:value-type="float"/>
          <table:table-cell table:formula="of:=MIN([.$M271];[.$Y271])" office:value-type="float"/>
          <table:table-cell table:formula="of:=MIN([.$N271];[.$Z271])" office:value-type="float"/>
          <table:table-cell table:formula="of:=MEDIAN([.$B271];[.$O271])" office:value-type="float"/>
          <table:table-cell table:formula="of:=MEDIAN([.$C271];[.$P271])" office:value-type="float"/>
          <table:table-cell table:formula="of:=MEDIAN([.$D271];[.$Q271])" office:value-type="float"/>
          <table:table-cell table:formula="of:=MEDIAN([.$E271];[.$R271])" office:value-type="float"/>
          <table:table-cell table:formula="of:=MEDIAN([.$F271];[.$S271])" office:value-type="float"/>
          <table:table-cell table:formula="of:=MEDIAN([.$G271];[.$T271])" office:value-type="float"/>
          <table:table-cell table:formula="of:=MEDIAN([.$H271];[.$U271])" office:value-type="float"/>
          <table:table-cell table:formula="of:=MEDIAN([.$I271];[.$V271])" office:value-type="float"/>
          <table:table-cell table:formula="of:=MEDIAN([.$J271])" office:value-type="float"/>
          <table:table-cell table:formula="of:=MEDIAN([.$K271];[.$W271])" office:value-type="float"/>
          <table:table-cell table:formula="of:=MEDIAN([.$L271];[.$X271])" office:value-type="float"/>
          <table:table-cell table:formula="of:=MEDIAN([.$M271];[.$Y271])" office:value-type="float"/>
          <table:table-cell table:formula="of:=MEDIAN([.$N271];[.$Z271])" office:value-type="float"/>
          <table:table-cell table:formula="of:=MAX([.$B271];[.$O271])" office:value-type="float"/>
          <table:table-cell table:formula="of:=MAX([.$C271];[.$P271])" office:value-type="float"/>
          <table:table-cell table:formula="of:=MAX([.$D271];[.$Q271])" office:value-type="float"/>
          <table:table-cell table:formula="of:=MAX([.$E271];[.$R271])" office:value-type="float"/>
          <table:table-cell table:formula="of:=MAX([.$F271];[.$S271])" office:value-type="float"/>
          <table:table-cell table:formula="of:=MAX([.$G271];[.$T271])" office:value-type="float"/>
          <table:table-cell table:formula="of:=MAX([.$H271];[.$U271])" office:value-type="float"/>
          <table:table-cell table:formula="of:=MAX([.$I271];[.$V271])" office:value-type="float"/>
          <table:table-cell table:formula="of:=MAX([.$J271])" office:value-type="float"/>
          <table:table-cell table:formula="of:=MAX([.$K271];[.$W271])" office:value-type="float"/>
          <table:table-cell table:formula="of:=MAX([.$L271];[.$X271])" office:value-type="float"/>
          <table:table-cell table:formula="of:=MAX([.$M271];[.$Y271])" office:value-type="float"/>
          <table:table-cell table:formula="of:=MAX([.$N271];[.$Z271])" office:value-type="float"/>
        </table:table-row>
        <table:table-row table:style-name="ro1">
          <table:table-cell office:value-type="string">
            <text:p>blocks.blocks-25-1.asp/9</text:p>
          </table:table-cell>
          <table:table-cell office:value-type="float" office:value="3.5232"/>
          <table:table-cell office:value-type="float" office:value="3.4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7902.0"/>
          <table:table-cell office:value-type="float" office:value="3937.0"/>
          <table:table-cell office:value-type="float" office:value="0.0"/>
          <table:table-cell office:value-type="float" office:value="0.0"/>
          <table:table-cell office:value-type="float" office:value="3.30908"/>
          <table:table-cell office:value-type="float" office:value="3.2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77902.0"/>
          <table:table-cell office:value-type="float" office:value="3937.0"/>
          <table:table-cell office:value-type="float" office:value="0.0"/>
          <table:table-cell office:value-type="float" office:value="0.0"/>
          <table:table-cell table:formula="of:=MIN([.$B272];[.$O272])" office:value-type="float"/>
          <table:table-cell table:formula="of:=MIN([.$C272];[.$P272])" office:value-type="float"/>
          <table:table-cell table:formula="of:=MIN([.$D272];[.$Q272])" office:value-type="float"/>
          <table:table-cell table:formula="of:=MIN([.$E272];[.$R272])" office:value-type="float"/>
          <table:table-cell table:formula="of:=MIN([.$F272];[.$S272])" office:value-type="float"/>
          <table:table-cell table:formula="of:=MIN([.$G272];[.$T272])" office:value-type="float"/>
          <table:table-cell table:formula="of:=MIN([.$H272];[.$U272])" office:value-type="float"/>
          <table:table-cell table:formula="of:=MIN([.$I272];[.$V272])" office:value-type="float"/>
          <table:table-cell table:formula="of:=MIN([.$J272])" office:value-type="float"/>
          <table:table-cell table:formula="of:=MIN([.$K272];[.$W272])" office:value-type="float"/>
          <table:table-cell table:formula="of:=MIN([.$L272];[.$X272])" office:value-type="float"/>
          <table:table-cell table:formula="of:=MIN([.$M272];[.$Y272])" office:value-type="float"/>
          <table:table-cell table:formula="of:=MIN([.$N272];[.$Z272])" office:value-type="float"/>
          <table:table-cell table:formula="of:=MEDIAN([.$B272];[.$O272])" office:value-type="float"/>
          <table:table-cell table:formula="of:=MEDIAN([.$C272];[.$P272])" office:value-type="float"/>
          <table:table-cell table:formula="of:=MEDIAN([.$D272];[.$Q272])" office:value-type="float"/>
          <table:table-cell table:formula="of:=MEDIAN([.$E272];[.$R272])" office:value-type="float"/>
          <table:table-cell table:formula="of:=MEDIAN([.$F272];[.$S272])" office:value-type="float"/>
          <table:table-cell table:formula="of:=MEDIAN([.$G272];[.$T272])" office:value-type="float"/>
          <table:table-cell table:formula="of:=MEDIAN([.$H272];[.$U272])" office:value-type="float"/>
          <table:table-cell table:formula="of:=MEDIAN([.$I272];[.$V272])" office:value-type="float"/>
          <table:table-cell table:formula="of:=MEDIAN([.$J272])" office:value-type="float"/>
          <table:table-cell table:formula="of:=MEDIAN([.$K272];[.$W272])" office:value-type="float"/>
          <table:table-cell table:formula="of:=MEDIAN([.$L272];[.$X272])" office:value-type="float"/>
          <table:table-cell table:formula="of:=MEDIAN([.$M272];[.$Y272])" office:value-type="float"/>
          <table:table-cell table:formula="of:=MEDIAN([.$N272];[.$Z272])" office:value-type="float"/>
          <table:table-cell table:formula="of:=MAX([.$B272];[.$O272])" office:value-type="float"/>
          <table:table-cell table:formula="of:=MAX([.$C272];[.$P272])" office:value-type="float"/>
          <table:table-cell table:formula="of:=MAX([.$D272];[.$Q272])" office:value-type="float"/>
          <table:table-cell table:formula="of:=MAX([.$E272];[.$R272])" office:value-type="float"/>
          <table:table-cell table:formula="of:=MAX([.$F272];[.$S272])" office:value-type="float"/>
          <table:table-cell table:formula="of:=MAX([.$G272];[.$T272])" office:value-type="float"/>
          <table:table-cell table:formula="of:=MAX([.$H272];[.$U272])" office:value-type="float"/>
          <table:table-cell table:formula="of:=MAX([.$I272];[.$V272])" office:value-type="float"/>
          <table:table-cell table:formula="of:=MAX([.$J272])" office:value-type="float"/>
          <table:table-cell table:formula="of:=MAX([.$K272];[.$W272])" office:value-type="float"/>
          <table:table-cell table:formula="of:=MAX([.$L272];[.$X272])" office:value-type="float"/>
          <table:table-cell table:formula="of:=MAX([.$M272];[.$Y272])" office:value-type="float"/>
          <table:table-cell table:formula="of:=MAX([.$N272];[.$Z272])" office:value-type="float"/>
        </table:table-row>
        <table:table-row table:style-name="ro1">
          <table:table-cell office:value-type="string">
            <text:p>blocks.blocks-26-0.asp/1</text:p>
          </table:table-cell>
          <table:table-cell office:value-type="float" office:value="0.210314"/>
          <table:table-cell office:value-type="float" office:value="0.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194905"/>
          <table:table-cell office:value-type="float" office:value="0.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73];[.$O273])" office:value-type="float"/>
          <table:table-cell table:formula="of:=MIN([.$C273];[.$P273])" office:value-type="float"/>
          <table:table-cell table:formula="of:=MIN([.$D273];[.$Q273])" office:value-type="float"/>
          <table:table-cell table:formula="of:=MIN([.$E273];[.$R273])" office:value-type="float"/>
          <table:table-cell table:formula="of:=MIN([.$F273];[.$S273])" office:value-type="float"/>
          <table:table-cell table:formula="of:=MIN([.$G273];[.$T273])" office:value-type="float"/>
          <table:table-cell table:formula="of:=MIN([.$H273];[.$U273])" office:value-type="float"/>
          <table:table-cell table:formula="of:=MIN([.$I273];[.$V273])" office:value-type="float"/>
          <table:table-cell table:formula="of:=MIN([.$J273])" office:value-type="float"/>
          <table:table-cell table:formula="of:=MIN([.$K273];[.$W273])" office:value-type="float"/>
          <table:table-cell table:formula="of:=MIN([.$L273];[.$X273])" office:value-type="float"/>
          <table:table-cell table:formula="of:=MIN([.$M273];[.$Y273])" office:value-type="float"/>
          <table:table-cell table:formula="of:=MIN([.$N273];[.$Z273])" office:value-type="float"/>
          <table:table-cell table:formula="of:=MEDIAN([.$B273];[.$O273])" office:value-type="float"/>
          <table:table-cell table:formula="of:=MEDIAN([.$C273];[.$P273])" office:value-type="float"/>
          <table:table-cell table:formula="of:=MEDIAN([.$D273];[.$Q273])" office:value-type="float"/>
          <table:table-cell table:formula="of:=MEDIAN([.$E273];[.$R273])" office:value-type="float"/>
          <table:table-cell table:formula="of:=MEDIAN([.$F273];[.$S273])" office:value-type="float"/>
          <table:table-cell table:formula="of:=MEDIAN([.$G273];[.$T273])" office:value-type="float"/>
          <table:table-cell table:formula="of:=MEDIAN([.$H273];[.$U273])" office:value-type="float"/>
          <table:table-cell table:formula="of:=MEDIAN([.$I273];[.$V273])" office:value-type="float"/>
          <table:table-cell table:formula="of:=MEDIAN([.$J273])" office:value-type="float"/>
          <table:table-cell table:formula="of:=MEDIAN([.$K273];[.$W273])" office:value-type="float"/>
          <table:table-cell table:formula="of:=MEDIAN([.$L273];[.$X273])" office:value-type="float"/>
          <table:table-cell table:formula="of:=MEDIAN([.$M273];[.$Y273])" office:value-type="float"/>
          <table:table-cell table:formula="of:=MEDIAN([.$N273];[.$Z273])" office:value-type="float"/>
          <table:table-cell table:formula="of:=MAX([.$B273];[.$O273])" office:value-type="float"/>
          <table:table-cell table:formula="of:=MAX([.$C273];[.$P273])" office:value-type="float"/>
          <table:table-cell table:formula="of:=MAX([.$D273];[.$Q273])" office:value-type="float"/>
          <table:table-cell table:formula="of:=MAX([.$E273];[.$R273])" office:value-type="float"/>
          <table:table-cell table:formula="of:=MAX([.$F273];[.$S273])" office:value-type="float"/>
          <table:table-cell table:formula="of:=MAX([.$G273];[.$T273])" office:value-type="float"/>
          <table:table-cell table:formula="of:=MAX([.$H273];[.$U273])" office:value-type="float"/>
          <table:table-cell table:formula="of:=MAX([.$I273];[.$V273])" office:value-type="float"/>
          <table:table-cell table:formula="of:=MAX([.$J273])" office:value-type="float"/>
          <table:table-cell table:formula="of:=MAX([.$K273];[.$W273])" office:value-type="float"/>
          <table:table-cell table:formula="of:=MAX([.$L273];[.$X273])" office:value-type="float"/>
          <table:table-cell table:formula="of:=MAX([.$M273];[.$Y273])" office:value-type="float"/>
          <table:table-cell table:formula="of:=MAX([.$N273];[.$Z273])" office:value-type="float"/>
        </table:table-row>
        <table:table-row table:style-name="ro1">
          <table:table-cell office:value-type="string">
            <text:p>blocks.blocks-26-0.asp/10</text:p>
          </table:table-cell>
          <table:table-cell office:value-type="float" office:value="4.45182"/>
          <table:table-cell office:value-type="float" office:value="4.3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52181.0"/>
          <table:table-cell office:value-type="float" office:value="5205.0"/>
          <table:table-cell office:value-type="float" office:value="0.0"/>
          <table:table-cell office:value-type="float" office:value="0.0"/>
          <table:table-cell office:value-type="float" office:value="4.08123"/>
          <table:table-cell office:value-type="float" office:value="3.9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52181.0"/>
          <table:table-cell office:value-type="float" office:value="5205.0"/>
          <table:table-cell office:value-type="float" office:value="0.0"/>
          <table:table-cell office:value-type="float" office:value="0.0"/>
          <table:table-cell table:formula="of:=MIN([.$B274];[.$O274])" office:value-type="float"/>
          <table:table-cell table:formula="of:=MIN([.$C274];[.$P274])" office:value-type="float"/>
          <table:table-cell table:formula="of:=MIN([.$D274];[.$Q274])" office:value-type="float"/>
          <table:table-cell table:formula="of:=MIN([.$E274];[.$R274])" office:value-type="float"/>
          <table:table-cell table:formula="of:=MIN([.$F274];[.$S274])" office:value-type="float"/>
          <table:table-cell table:formula="of:=MIN([.$G274];[.$T274])" office:value-type="float"/>
          <table:table-cell table:formula="of:=MIN([.$H274];[.$U274])" office:value-type="float"/>
          <table:table-cell table:formula="of:=MIN([.$I274];[.$V274])" office:value-type="float"/>
          <table:table-cell table:formula="of:=MIN([.$J274])" office:value-type="float"/>
          <table:table-cell table:formula="of:=MIN([.$K274];[.$W274])" office:value-type="float"/>
          <table:table-cell table:formula="of:=MIN([.$L274];[.$X274])" office:value-type="float"/>
          <table:table-cell table:formula="of:=MIN([.$M274];[.$Y274])" office:value-type="float"/>
          <table:table-cell table:formula="of:=MIN([.$N274];[.$Z274])" office:value-type="float"/>
          <table:table-cell table:formula="of:=MEDIAN([.$B274];[.$O274])" office:value-type="float"/>
          <table:table-cell table:formula="of:=MEDIAN([.$C274];[.$P274])" office:value-type="float"/>
          <table:table-cell table:formula="of:=MEDIAN([.$D274];[.$Q274])" office:value-type="float"/>
          <table:table-cell table:formula="of:=MEDIAN([.$E274];[.$R274])" office:value-type="float"/>
          <table:table-cell table:formula="of:=MEDIAN([.$F274];[.$S274])" office:value-type="float"/>
          <table:table-cell table:formula="of:=MEDIAN([.$G274];[.$T274])" office:value-type="float"/>
          <table:table-cell table:formula="of:=MEDIAN([.$H274];[.$U274])" office:value-type="float"/>
          <table:table-cell table:formula="of:=MEDIAN([.$I274];[.$V274])" office:value-type="float"/>
          <table:table-cell table:formula="of:=MEDIAN([.$J274])" office:value-type="float"/>
          <table:table-cell table:formula="of:=MEDIAN([.$K274];[.$W274])" office:value-type="float"/>
          <table:table-cell table:formula="of:=MEDIAN([.$L274];[.$X274])" office:value-type="float"/>
          <table:table-cell table:formula="of:=MEDIAN([.$M274];[.$Y274])" office:value-type="float"/>
          <table:table-cell table:formula="of:=MEDIAN([.$N274];[.$Z274])" office:value-type="float"/>
          <table:table-cell table:formula="of:=MAX([.$B274];[.$O274])" office:value-type="float"/>
          <table:table-cell table:formula="of:=MAX([.$C274];[.$P274])" office:value-type="float"/>
          <table:table-cell table:formula="of:=MAX([.$D274];[.$Q274])" office:value-type="float"/>
          <table:table-cell table:formula="of:=MAX([.$E274];[.$R274])" office:value-type="float"/>
          <table:table-cell table:formula="of:=MAX([.$F274];[.$S274])" office:value-type="float"/>
          <table:table-cell table:formula="of:=MAX([.$G274];[.$T274])" office:value-type="float"/>
          <table:table-cell table:formula="of:=MAX([.$H274];[.$U274])" office:value-type="float"/>
          <table:table-cell table:formula="of:=MAX([.$I274];[.$V274])" office:value-type="float"/>
          <table:table-cell table:formula="of:=MAX([.$J274])" office:value-type="float"/>
          <table:table-cell table:formula="of:=MAX([.$K274];[.$W274])" office:value-type="float"/>
          <table:table-cell table:formula="of:=MAX([.$L274];[.$X274])" office:value-type="float"/>
          <table:table-cell table:formula="of:=MAX([.$M274];[.$Y274])" office:value-type="float"/>
          <table:table-cell table:formula="of:=MAX([.$N274];[.$Z274])" office:value-type="float"/>
        </table:table-row>
        <table:table-row table:style-name="ro1">
          <table:table-cell office:value-type="string">
            <text:p>blocks.blocks-26-0.asp/11</text:p>
          </table:table-cell>
          <table:table-cell office:value-type="float" office:value="4.96438"/>
          <table:table-cell office:value-type="float" office:value="4.8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91091.0"/>
          <table:table-cell office:value-type="float" office:value="5934.0"/>
          <table:table-cell office:value-type="float" office:value="0.0"/>
          <table:table-cell office:value-type="float" office:value="0.0"/>
          <table:table-cell office:value-type="float" office:value="4.51327"/>
          <table:table-cell office:value-type="float" office:value="4.4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91091.0"/>
          <table:table-cell office:value-type="float" office:value="5934.0"/>
          <table:table-cell office:value-type="float" office:value="0.0"/>
          <table:table-cell office:value-type="float" office:value="0.0"/>
          <table:table-cell table:formula="of:=MIN([.$B275];[.$O275])" office:value-type="float"/>
          <table:table-cell table:formula="of:=MIN([.$C275];[.$P275])" office:value-type="float"/>
          <table:table-cell table:formula="of:=MIN([.$D275];[.$Q275])" office:value-type="float"/>
          <table:table-cell table:formula="of:=MIN([.$E275];[.$R275])" office:value-type="float"/>
          <table:table-cell table:formula="of:=MIN([.$F275];[.$S275])" office:value-type="float"/>
          <table:table-cell table:formula="of:=MIN([.$G275];[.$T275])" office:value-type="float"/>
          <table:table-cell table:formula="of:=MIN([.$H275];[.$U275])" office:value-type="float"/>
          <table:table-cell table:formula="of:=MIN([.$I275];[.$V275])" office:value-type="float"/>
          <table:table-cell table:formula="of:=MIN([.$J275])" office:value-type="float"/>
          <table:table-cell table:formula="of:=MIN([.$K275];[.$W275])" office:value-type="float"/>
          <table:table-cell table:formula="of:=MIN([.$L275];[.$X275])" office:value-type="float"/>
          <table:table-cell table:formula="of:=MIN([.$M275];[.$Y275])" office:value-type="float"/>
          <table:table-cell table:formula="of:=MIN([.$N275];[.$Z275])" office:value-type="float"/>
          <table:table-cell table:formula="of:=MEDIAN([.$B275];[.$O275])" office:value-type="float"/>
          <table:table-cell table:formula="of:=MEDIAN([.$C275];[.$P275])" office:value-type="float"/>
          <table:table-cell table:formula="of:=MEDIAN([.$D275];[.$Q275])" office:value-type="float"/>
          <table:table-cell table:formula="of:=MEDIAN([.$E275];[.$R275])" office:value-type="float"/>
          <table:table-cell table:formula="of:=MEDIAN([.$F275];[.$S275])" office:value-type="float"/>
          <table:table-cell table:formula="of:=MEDIAN([.$G275];[.$T275])" office:value-type="float"/>
          <table:table-cell table:formula="of:=MEDIAN([.$H275];[.$U275])" office:value-type="float"/>
          <table:table-cell table:formula="of:=MEDIAN([.$I275];[.$V275])" office:value-type="float"/>
          <table:table-cell table:formula="of:=MEDIAN([.$J275])" office:value-type="float"/>
          <table:table-cell table:formula="of:=MEDIAN([.$K275];[.$W275])" office:value-type="float"/>
          <table:table-cell table:formula="of:=MEDIAN([.$L275];[.$X275])" office:value-type="float"/>
          <table:table-cell table:formula="of:=MEDIAN([.$M275];[.$Y275])" office:value-type="float"/>
          <table:table-cell table:formula="of:=MEDIAN([.$N275];[.$Z275])" office:value-type="float"/>
          <table:table-cell table:formula="of:=MAX([.$B275];[.$O275])" office:value-type="float"/>
          <table:table-cell table:formula="of:=MAX([.$C275];[.$P275])" office:value-type="float"/>
          <table:table-cell table:formula="of:=MAX([.$D275];[.$Q275])" office:value-type="float"/>
          <table:table-cell table:formula="of:=MAX([.$E275];[.$R275])" office:value-type="float"/>
          <table:table-cell table:formula="of:=MAX([.$F275];[.$S275])" office:value-type="float"/>
          <table:table-cell table:formula="of:=MAX([.$G275];[.$T275])" office:value-type="float"/>
          <table:table-cell table:formula="of:=MAX([.$H275];[.$U275])" office:value-type="float"/>
          <table:table-cell table:formula="of:=MAX([.$I275];[.$V275])" office:value-type="float"/>
          <table:table-cell table:formula="of:=MAX([.$J275])" office:value-type="float"/>
          <table:table-cell table:formula="of:=MAX([.$K275];[.$W275])" office:value-type="float"/>
          <table:table-cell table:formula="of:=MAX([.$L275];[.$X275])" office:value-type="float"/>
          <table:table-cell table:formula="of:=MAX([.$M275];[.$Y275])" office:value-type="float"/>
          <table:table-cell table:formula="of:=MAX([.$N275];[.$Z275])" office:value-type="float"/>
        </table:table-row>
        <table:table-row table:style-name="ro1">
          <table:table-cell office:value-type="string">
            <text:p>blocks.blocks-26-0.asp/12</text:p>
          </table:table-cell>
          <table:table-cell office:value-type="float" office:value="5.49935"/>
          <table:table-cell office:value-type="float" office:value="5.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30001.0"/>
          <table:table-cell office:value-type="float" office:value="6663.0"/>
          <table:table-cell office:value-type="float" office:value="0.0"/>
          <table:table-cell office:value-type="float" office:value="0.0"/>
          <table:table-cell office:value-type="float" office:value="5.03184"/>
          <table:table-cell office:value-type="float" office:value="4.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30001.0"/>
          <table:table-cell office:value-type="float" office:value="6663.0"/>
          <table:table-cell office:value-type="float" office:value="0.0"/>
          <table:table-cell office:value-type="float" office:value="0.0"/>
          <table:table-cell table:formula="of:=MIN([.$B276];[.$O276])" office:value-type="float"/>
          <table:table-cell table:formula="of:=MIN([.$C276];[.$P276])" office:value-type="float"/>
          <table:table-cell table:formula="of:=MIN([.$D276];[.$Q276])" office:value-type="float"/>
          <table:table-cell table:formula="of:=MIN([.$E276];[.$R276])" office:value-type="float"/>
          <table:table-cell table:formula="of:=MIN([.$F276];[.$S276])" office:value-type="float"/>
          <table:table-cell table:formula="of:=MIN([.$G276];[.$T276])" office:value-type="float"/>
          <table:table-cell table:formula="of:=MIN([.$H276];[.$U276])" office:value-type="float"/>
          <table:table-cell table:formula="of:=MIN([.$I276];[.$V276])" office:value-type="float"/>
          <table:table-cell table:formula="of:=MIN([.$J276])" office:value-type="float"/>
          <table:table-cell table:formula="of:=MIN([.$K276];[.$W276])" office:value-type="float"/>
          <table:table-cell table:formula="of:=MIN([.$L276];[.$X276])" office:value-type="float"/>
          <table:table-cell table:formula="of:=MIN([.$M276];[.$Y276])" office:value-type="float"/>
          <table:table-cell table:formula="of:=MIN([.$N276];[.$Z276])" office:value-type="float"/>
          <table:table-cell table:formula="of:=MEDIAN([.$B276];[.$O276])" office:value-type="float"/>
          <table:table-cell table:formula="of:=MEDIAN([.$C276];[.$P276])" office:value-type="float"/>
          <table:table-cell table:formula="of:=MEDIAN([.$D276];[.$Q276])" office:value-type="float"/>
          <table:table-cell table:formula="of:=MEDIAN([.$E276];[.$R276])" office:value-type="float"/>
          <table:table-cell table:formula="of:=MEDIAN([.$F276];[.$S276])" office:value-type="float"/>
          <table:table-cell table:formula="of:=MEDIAN([.$G276];[.$T276])" office:value-type="float"/>
          <table:table-cell table:formula="of:=MEDIAN([.$H276];[.$U276])" office:value-type="float"/>
          <table:table-cell table:formula="of:=MEDIAN([.$I276];[.$V276])" office:value-type="float"/>
          <table:table-cell table:formula="of:=MEDIAN([.$J276])" office:value-type="float"/>
          <table:table-cell table:formula="of:=MEDIAN([.$K276];[.$W276])" office:value-type="float"/>
          <table:table-cell table:formula="of:=MEDIAN([.$L276];[.$X276])" office:value-type="float"/>
          <table:table-cell table:formula="of:=MEDIAN([.$M276];[.$Y276])" office:value-type="float"/>
          <table:table-cell table:formula="of:=MEDIAN([.$N276];[.$Z276])" office:value-type="float"/>
          <table:table-cell table:formula="of:=MAX([.$B276];[.$O276])" office:value-type="float"/>
          <table:table-cell table:formula="of:=MAX([.$C276];[.$P276])" office:value-type="float"/>
          <table:table-cell table:formula="of:=MAX([.$D276];[.$Q276])" office:value-type="float"/>
          <table:table-cell table:formula="of:=MAX([.$E276];[.$R276])" office:value-type="float"/>
          <table:table-cell table:formula="of:=MAX([.$F276];[.$S276])" office:value-type="float"/>
          <table:table-cell table:formula="of:=MAX([.$G276];[.$T276])" office:value-type="float"/>
          <table:table-cell table:formula="of:=MAX([.$H276];[.$U276])" office:value-type="float"/>
          <table:table-cell table:formula="of:=MAX([.$I276];[.$V276])" office:value-type="float"/>
          <table:table-cell table:formula="of:=MAX([.$J276])" office:value-type="float"/>
          <table:table-cell table:formula="of:=MAX([.$K276];[.$W276])" office:value-type="float"/>
          <table:table-cell table:formula="of:=MAX([.$L276];[.$X276])" office:value-type="float"/>
          <table:table-cell table:formula="of:=MAX([.$M276];[.$Y276])" office:value-type="float"/>
          <table:table-cell table:formula="of:=MAX([.$N276];[.$Z276])" office:value-type="float"/>
        </table:table-row>
        <table:table-row table:style-name="ro1">
          <table:table-cell office:value-type="string">
            <text:p>blocks.blocks-26-0.asp/13</text:p>
          </table:table-cell>
          <table:table-cell office:value-type="float" office:value="6.15538"/>
          <table:table-cell office:value-type="float" office:value="6.034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37.0"/>
          <table:table-cell office:value-type="float" office:value="237.0"/>
          <table:table-cell office:value-type="float" office:value="468911.0"/>
          <table:table-cell office:value-type="float" office:value="354165.0"/>
          <table:table-cell office:value-type="float" office:value="0.0"/>
          <table:table-cell office:value-type="float" office:value="0.0"/>
          <table:table-cell office:value-type="float" office:value="5.72092"/>
          <table:table-cell office:value-type="float" office:value="5.598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1.0"/>
          <table:table-cell office:value-type="float" office:value="5254.0"/>
          <table:table-cell office:value-type="float" office:value="468911.0"/>
          <table:table-cell office:value-type="float" office:value="354165.0"/>
          <table:table-cell office:value-type="float" office:value="0.0"/>
          <table:table-cell office:value-type="float" office:value="0.0"/>
          <table:table-cell table:formula="of:=MIN([.$B277];[.$O277])" office:value-type="float"/>
          <table:table-cell table:formula="of:=MIN([.$C277];[.$P277])" office:value-type="float"/>
          <table:table-cell table:formula="of:=MIN([.$D277];[.$Q277])" office:value-type="float"/>
          <table:table-cell table:formula="of:=MIN([.$E277];[.$R277])" office:value-type="float"/>
          <table:table-cell table:formula="of:=MIN([.$F277];[.$S277])" office:value-type="float"/>
          <table:table-cell table:formula="of:=MIN([.$G277];[.$T277])" office:value-type="float"/>
          <table:table-cell table:formula="of:=MIN([.$H277];[.$U277])" office:value-type="float"/>
          <table:table-cell table:formula="of:=MIN([.$I277];[.$V277])" office:value-type="float"/>
          <table:table-cell table:formula="of:=MIN([.$J277])" office:value-type="float"/>
          <table:table-cell table:formula="of:=MIN([.$K277];[.$W277])" office:value-type="float"/>
          <table:table-cell table:formula="of:=MIN([.$L277];[.$X277])" office:value-type="float"/>
          <table:table-cell table:formula="of:=MIN([.$M277];[.$Y277])" office:value-type="float"/>
          <table:table-cell table:formula="of:=MIN([.$N277];[.$Z277])" office:value-type="float"/>
          <table:table-cell table:formula="of:=MEDIAN([.$B277];[.$O277])" office:value-type="float"/>
          <table:table-cell table:formula="of:=MEDIAN([.$C277];[.$P277])" office:value-type="float"/>
          <table:table-cell table:formula="of:=MEDIAN([.$D277];[.$Q277])" office:value-type="float"/>
          <table:table-cell table:formula="of:=MEDIAN([.$E277];[.$R277])" office:value-type="float"/>
          <table:table-cell table:formula="of:=MEDIAN([.$F277];[.$S277])" office:value-type="float"/>
          <table:table-cell table:formula="of:=MEDIAN([.$G277];[.$T277])" office:value-type="float"/>
          <table:table-cell table:formula="of:=MEDIAN([.$H277];[.$U277])" office:value-type="float"/>
          <table:table-cell table:formula="of:=MEDIAN([.$I277];[.$V277])" office:value-type="float"/>
          <table:table-cell table:formula="of:=MEDIAN([.$J277])" office:value-type="float"/>
          <table:table-cell table:formula="of:=MEDIAN([.$K277];[.$W277])" office:value-type="float"/>
          <table:table-cell table:formula="of:=MEDIAN([.$L277];[.$X277])" office:value-type="float"/>
          <table:table-cell table:formula="of:=MEDIAN([.$M277];[.$Y277])" office:value-type="float"/>
          <table:table-cell table:formula="of:=MEDIAN([.$N277];[.$Z277])" office:value-type="float"/>
          <table:table-cell table:formula="of:=MAX([.$B277];[.$O277])" office:value-type="float"/>
          <table:table-cell table:formula="of:=MAX([.$C277];[.$P277])" office:value-type="float"/>
          <table:table-cell table:formula="of:=MAX([.$D277];[.$Q277])" office:value-type="float"/>
          <table:table-cell table:formula="of:=MAX([.$E277];[.$R277])" office:value-type="float"/>
          <table:table-cell table:formula="of:=MAX([.$F277];[.$S277])" office:value-type="float"/>
          <table:table-cell table:formula="of:=MAX([.$G277];[.$T277])" office:value-type="float"/>
          <table:table-cell table:formula="of:=MAX([.$H277];[.$U277])" office:value-type="float"/>
          <table:table-cell table:formula="of:=MAX([.$I277];[.$V277])" office:value-type="float"/>
          <table:table-cell table:formula="of:=MAX([.$J277])" office:value-type="float"/>
          <table:table-cell table:formula="of:=MAX([.$K277];[.$W277])" office:value-type="float"/>
          <table:table-cell table:formula="of:=MAX([.$L277];[.$X277])" office:value-type="float"/>
          <table:table-cell table:formula="of:=MAX([.$M277];[.$Y277])" office:value-type="float"/>
          <table:table-cell table:formula="of:=MAX([.$N277];[.$Z277])" office:value-type="float"/>
        </table:table-row>
        <table:table-row table:style-name="ro1">
          <table:table-cell office:value-type="string">
            <text:p>blocks.blocks-26-0.asp/14</text:p>
          </table:table-cell>
          <table:table-cell office:value-type="float" office:value="6.64281"/>
          <table:table-cell office:value-type="float" office:value="6.513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19.0"/>
          <table:table-cell office:value-type="float" office:value="319.0"/>
          <table:table-cell office:value-type="float" office:value="507821.0"/>
          <table:table-cell office:value-type="float" office:value="410677.0"/>
          <table:table-cell office:value-type="float" office:value="0.0"/>
          <table:table-cell office:value-type="float" office:value="0.0"/>
          <table:table-cell office:value-type="float" office:value="6.1087"/>
          <table:table-cell office:value-type="float" office:value="5.983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6907.0"/>
          <table:table-cell office:value-type="float" office:value="507821.0"/>
          <table:table-cell office:value-type="float" office:value="410677.0"/>
          <table:table-cell office:value-type="float" office:value="0.0"/>
          <table:table-cell office:value-type="float" office:value="0.0"/>
          <table:table-cell table:formula="of:=MIN([.$B278];[.$O278])" office:value-type="float"/>
          <table:table-cell table:formula="of:=MIN([.$C278];[.$P278])" office:value-type="float"/>
          <table:table-cell table:formula="of:=MIN([.$D278];[.$Q278])" office:value-type="float"/>
          <table:table-cell table:formula="of:=MIN([.$E278];[.$R278])" office:value-type="float"/>
          <table:table-cell table:formula="of:=MIN([.$F278];[.$S278])" office:value-type="float"/>
          <table:table-cell table:formula="of:=MIN([.$G278];[.$T278])" office:value-type="float"/>
          <table:table-cell table:formula="of:=MIN([.$H278];[.$U278])" office:value-type="float"/>
          <table:table-cell table:formula="of:=MIN([.$I278];[.$V278])" office:value-type="float"/>
          <table:table-cell table:formula="of:=MIN([.$J278])" office:value-type="float"/>
          <table:table-cell table:formula="of:=MIN([.$K278];[.$W278])" office:value-type="float"/>
          <table:table-cell table:formula="of:=MIN([.$L278];[.$X278])" office:value-type="float"/>
          <table:table-cell table:formula="of:=MIN([.$M278];[.$Y278])" office:value-type="float"/>
          <table:table-cell table:formula="of:=MIN([.$N278];[.$Z278])" office:value-type="float"/>
          <table:table-cell table:formula="of:=MEDIAN([.$B278];[.$O278])" office:value-type="float"/>
          <table:table-cell table:formula="of:=MEDIAN([.$C278];[.$P278])" office:value-type="float"/>
          <table:table-cell table:formula="of:=MEDIAN([.$D278];[.$Q278])" office:value-type="float"/>
          <table:table-cell table:formula="of:=MEDIAN([.$E278];[.$R278])" office:value-type="float"/>
          <table:table-cell table:formula="of:=MEDIAN([.$F278];[.$S278])" office:value-type="float"/>
          <table:table-cell table:formula="of:=MEDIAN([.$G278];[.$T278])" office:value-type="float"/>
          <table:table-cell table:formula="of:=MEDIAN([.$H278];[.$U278])" office:value-type="float"/>
          <table:table-cell table:formula="of:=MEDIAN([.$I278];[.$V278])" office:value-type="float"/>
          <table:table-cell table:formula="of:=MEDIAN([.$J278])" office:value-type="float"/>
          <table:table-cell table:formula="of:=MEDIAN([.$K278];[.$W278])" office:value-type="float"/>
          <table:table-cell table:formula="of:=MEDIAN([.$L278];[.$X278])" office:value-type="float"/>
          <table:table-cell table:formula="of:=MEDIAN([.$M278];[.$Y278])" office:value-type="float"/>
          <table:table-cell table:formula="of:=MEDIAN([.$N278];[.$Z278])" office:value-type="float"/>
          <table:table-cell table:formula="of:=MAX([.$B278];[.$O278])" office:value-type="float"/>
          <table:table-cell table:formula="of:=MAX([.$C278];[.$P278])" office:value-type="float"/>
          <table:table-cell table:formula="of:=MAX([.$D278];[.$Q278])" office:value-type="float"/>
          <table:table-cell table:formula="of:=MAX([.$E278];[.$R278])" office:value-type="float"/>
          <table:table-cell table:formula="of:=MAX([.$F278];[.$S278])" office:value-type="float"/>
          <table:table-cell table:formula="of:=MAX([.$G278];[.$T278])" office:value-type="float"/>
          <table:table-cell table:formula="of:=MAX([.$H278];[.$U278])" office:value-type="float"/>
          <table:table-cell table:formula="of:=MAX([.$I278];[.$V278])" office:value-type="float"/>
          <table:table-cell table:formula="of:=MAX([.$J278])" office:value-type="float"/>
          <table:table-cell table:formula="of:=MAX([.$K278];[.$W278])" office:value-type="float"/>
          <table:table-cell table:formula="of:=MAX([.$L278];[.$X278])" office:value-type="float"/>
          <table:table-cell table:formula="of:=MAX([.$M278];[.$Y278])" office:value-type="float"/>
          <table:table-cell table:formula="of:=MAX([.$N278];[.$Z278])" office:value-type="float"/>
        </table:table-row>
        <table:table-row table:style-name="ro1">
          <table:table-cell office:value-type="string">
            <text:p>blocks.blocks-26-0.asp/15</text:p>
          </table:table-cell>
          <table:table-cell office:value-type="float" office:value="7.17623"/>
          <table:table-cell office:value-type="float" office:value="7.028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1485.0"/>
          <table:table-cell office:value-type="float" office:value="1485.0"/>
          <table:table-cell office:value-type="float" office:value="546731.0"/>
          <table:table-cell office:value-type="float" office:value="467189.0"/>
          <table:table-cell office:value-type="float" office:value="0.0"/>
          <table:table-cell office:value-type="float" office:value="0.0"/>
          <table:table-cell office:value-type="float" office:value="6.47311"/>
          <table:table-cell office:value-type="float" office:value="6.338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3.0"/>
          <table:table-cell office:value-type="float" office:value="6960.0"/>
          <table:table-cell office:value-type="float" office:value="546731.0"/>
          <table:table-cell office:value-type="float" office:value="467189.0"/>
          <table:table-cell office:value-type="float" office:value="0.0"/>
          <table:table-cell office:value-type="float" office:value="0.0"/>
          <table:table-cell table:formula="of:=MIN([.$B279];[.$O279])" office:value-type="float"/>
          <table:table-cell table:formula="of:=MIN([.$C279];[.$P279])" office:value-type="float"/>
          <table:table-cell table:formula="of:=MIN([.$D279];[.$Q279])" office:value-type="float"/>
          <table:table-cell table:formula="of:=MIN([.$E279];[.$R279])" office:value-type="float"/>
          <table:table-cell table:formula="of:=MIN([.$F279];[.$S279])" office:value-type="float"/>
          <table:table-cell table:formula="of:=MIN([.$G279];[.$T279])" office:value-type="float"/>
          <table:table-cell table:formula="of:=MIN([.$H279];[.$U279])" office:value-type="float"/>
          <table:table-cell table:formula="of:=MIN([.$I279];[.$V279])" office:value-type="float"/>
          <table:table-cell table:formula="of:=MIN([.$J279])" office:value-type="float"/>
          <table:table-cell table:formula="of:=MIN([.$K279];[.$W279])" office:value-type="float"/>
          <table:table-cell table:formula="of:=MIN([.$L279];[.$X279])" office:value-type="float"/>
          <table:table-cell table:formula="of:=MIN([.$M279];[.$Y279])" office:value-type="float"/>
          <table:table-cell table:formula="of:=MIN([.$N279];[.$Z279])" office:value-type="float"/>
          <table:table-cell table:formula="of:=MEDIAN([.$B279];[.$O279])" office:value-type="float"/>
          <table:table-cell table:formula="of:=MEDIAN([.$C279];[.$P279])" office:value-type="float"/>
          <table:table-cell table:formula="of:=MEDIAN([.$D279];[.$Q279])" office:value-type="float"/>
          <table:table-cell table:formula="of:=MEDIAN([.$E279];[.$R279])" office:value-type="float"/>
          <table:table-cell table:formula="of:=MEDIAN([.$F279];[.$S279])" office:value-type="float"/>
          <table:table-cell table:formula="of:=MEDIAN([.$G279];[.$T279])" office:value-type="float"/>
          <table:table-cell table:formula="of:=MEDIAN([.$H279];[.$U279])" office:value-type="float"/>
          <table:table-cell table:formula="of:=MEDIAN([.$I279];[.$V279])" office:value-type="float"/>
          <table:table-cell table:formula="of:=MEDIAN([.$J279])" office:value-type="float"/>
          <table:table-cell table:formula="of:=MEDIAN([.$K279];[.$W279])" office:value-type="float"/>
          <table:table-cell table:formula="of:=MEDIAN([.$L279];[.$X279])" office:value-type="float"/>
          <table:table-cell table:formula="of:=MEDIAN([.$M279];[.$Y279])" office:value-type="float"/>
          <table:table-cell table:formula="of:=MEDIAN([.$N279];[.$Z279])" office:value-type="float"/>
          <table:table-cell table:formula="of:=MAX([.$B279];[.$O279])" office:value-type="float"/>
          <table:table-cell table:formula="of:=MAX([.$C279];[.$P279])" office:value-type="float"/>
          <table:table-cell table:formula="of:=MAX([.$D279];[.$Q279])" office:value-type="float"/>
          <table:table-cell table:formula="of:=MAX([.$E279];[.$R279])" office:value-type="float"/>
          <table:table-cell table:formula="of:=MAX([.$F279];[.$S279])" office:value-type="float"/>
          <table:table-cell table:formula="of:=MAX([.$G279];[.$T279])" office:value-type="float"/>
          <table:table-cell table:formula="of:=MAX([.$H279];[.$U279])" office:value-type="float"/>
          <table:table-cell table:formula="of:=MAX([.$I279];[.$V279])" office:value-type="float"/>
          <table:table-cell table:formula="of:=MAX([.$J279])" office:value-type="float"/>
          <table:table-cell table:formula="of:=MAX([.$K279];[.$W279])" office:value-type="float"/>
          <table:table-cell table:formula="of:=MAX([.$L279];[.$X279])" office:value-type="float"/>
          <table:table-cell table:formula="of:=MAX([.$M279];[.$Y279])" office:value-type="float"/>
          <table:table-cell table:formula="of:=MAX([.$N279];[.$Z279])" office:value-type="float"/>
        </table:table-row>
        <table:table-row table:style-name="ro1">
          <table:table-cell office:value-type="string">
            <text:p>blocks.blocks-26-0.asp/16</text:p>
          </table:table-cell>
          <table:table-cell office:value-type="float" office:value="7.72613"/>
          <table:table-cell office:value-type="float" office:value="7.584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7.0"/>
          <table:table-cell office:value-type="float" office:value="1453.0"/>
          <table:table-cell office:value-type="float" office:value="1453.0"/>
          <table:table-cell office:value-type="float" office:value="585641.0"/>
          <table:table-cell office:value-type="float" office:value="523701.0"/>
          <table:table-cell office:value-type="float" office:value="0.0"/>
          <table:table-cell office:value-type="float" office:value="0.0"/>
          <table:table-cell office:value-type="float" office:value="7.08456"/>
          <table:table-cell office:value-type="float" office:value="6.94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.0"/>
          <table:table-cell office:value-type="float" office:value="7424.0"/>
          <table:table-cell office:value-type="float" office:value="585641.0"/>
          <table:table-cell office:value-type="float" office:value="523701.0"/>
          <table:table-cell office:value-type="float" office:value="0.0"/>
          <table:table-cell office:value-type="float" office:value="0.0"/>
          <table:table-cell table:formula="of:=MIN([.$B280];[.$O280])" office:value-type="float"/>
          <table:table-cell table:formula="of:=MIN([.$C280];[.$P280])" office:value-type="float"/>
          <table:table-cell table:formula="of:=MIN([.$D280];[.$Q280])" office:value-type="float"/>
          <table:table-cell table:formula="of:=MIN([.$E280];[.$R280])" office:value-type="float"/>
          <table:table-cell table:formula="of:=MIN([.$F280];[.$S280])" office:value-type="float"/>
          <table:table-cell table:formula="of:=MIN([.$G280];[.$T280])" office:value-type="float"/>
          <table:table-cell table:formula="of:=MIN([.$H280];[.$U280])" office:value-type="float"/>
          <table:table-cell table:formula="of:=MIN([.$I280];[.$V280])" office:value-type="float"/>
          <table:table-cell table:formula="of:=MIN([.$J280])" office:value-type="float"/>
          <table:table-cell table:formula="of:=MIN([.$K280];[.$W280])" office:value-type="float"/>
          <table:table-cell table:formula="of:=MIN([.$L280];[.$X280])" office:value-type="float"/>
          <table:table-cell table:formula="of:=MIN([.$M280];[.$Y280])" office:value-type="float"/>
          <table:table-cell table:formula="of:=MIN([.$N280];[.$Z280])" office:value-type="float"/>
          <table:table-cell table:formula="of:=MEDIAN([.$B280];[.$O280])" office:value-type="float"/>
          <table:table-cell table:formula="of:=MEDIAN([.$C280];[.$P280])" office:value-type="float"/>
          <table:table-cell table:formula="of:=MEDIAN([.$D280];[.$Q280])" office:value-type="float"/>
          <table:table-cell table:formula="of:=MEDIAN([.$E280];[.$R280])" office:value-type="float"/>
          <table:table-cell table:formula="of:=MEDIAN([.$F280];[.$S280])" office:value-type="float"/>
          <table:table-cell table:formula="of:=MEDIAN([.$G280];[.$T280])" office:value-type="float"/>
          <table:table-cell table:formula="of:=MEDIAN([.$H280];[.$U280])" office:value-type="float"/>
          <table:table-cell table:formula="of:=MEDIAN([.$I280];[.$V280])" office:value-type="float"/>
          <table:table-cell table:formula="of:=MEDIAN([.$J280])" office:value-type="float"/>
          <table:table-cell table:formula="of:=MEDIAN([.$K280];[.$W280])" office:value-type="float"/>
          <table:table-cell table:formula="of:=MEDIAN([.$L280];[.$X280])" office:value-type="float"/>
          <table:table-cell table:formula="of:=MEDIAN([.$M280];[.$Y280])" office:value-type="float"/>
          <table:table-cell table:formula="of:=MEDIAN([.$N280];[.$Z280])" office:value-type="float"/>
          <table:table-cell table:formula="of:=MAX([.$B280];[.$O280])" office:value-type="float"/>
          <table:table-cell table:formula="of:=MAX([.$C280];[.$P280])" office:value-type="float"/>
          <table:table-cell table:formula="of:=MAX([.$D280];[.$Q280])" office:value-type="float"/>
          <table:table-cell table:formula="of:=MAX([.$E280];[.$R280])" office:value-type="float"/>
          <table:table-cell table:formula="of:=MAX([.$F280];[.$S280])" office:value-type="float"/>
          <table:table-cell table:formula="of:=MAX([.$G280];[.$T280])" office:value-type="float"/>
          <table:table-cell table:formula="of:=MAX([.$H280];[.$U280])" office:value-type="float"/>
          <table:table-cell table:formula="of:=MAX([.$I280];[.$V280])" office:value-type="float"/>
          <table:table-cell table:formula="of:=MAX([.$J280])" office:value-type="float"/>
          <table:table-cell table:formula="of:=MAX([.$K280];[.$W280])" office:value-type="float"/>
          <table:table-cell table:formula="of:=MAX([.$L280];[.$X280])" office:value-type="float"/>
          <table:table-cell table:formula="of:=MAX([.$M280];[.$Y280])" office:value-type="float"/>
          <table:table-cell table:formula="of:=MAX([.$N280];[.$Z280])" office:value-type="float"/>
        </table:table-row>
        <table:table-row table:style-name="ro1">
          <table:table-cell office:value-type="string">
            <text:p>blocks.blocks-26-0.asp/17</text:p>
          </table:table-cell>
          <table:table-cell office:value-type="float" office:value="8.37728"/>
          <table:table-cell office:value-type="float" office:value="8.223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9.0"/>
          <table:table-cell office:value-type="float" office:value="2179.0"/>
          <table:table-cell office:value-type="float" office:value="2179.0"/>
          <table:table-cell office:value-type="float" office:value="624551.0"/>
          <table:table-cell office:value-type="float" office:value="580213.0"/>
          <table:table-cell office:value-type="float" office:value="0.0"/>
          <table:table-cell office:value-type="float" office:value="0.0"/>
          <table:table-cell office:value-type="float" office:value="7.58554"/>
          <table:table-cell office:value-type="float" office:value="7.437"/>
          <table:table-cell office:value-type="float" office:value="0.1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2.0"/>
          <table:table-cell office:value-type="float" office:value="13599.0"/>
          <table:table-cell office:value-type="float" office:value="624551.0"/>
          <table:table-cell office:value-type="float" office:value="580213.0"/>
          <table:table-cell office:value-type="float" office:value="0.0"/>
          <table:table-cell office:value-type="float" office:value="0.0"/>
          <table:table-cell table:formula="of:=MIN([.$B281];[.$O281])" office:value-type="float"/>
          <table:table-cell table:formula="of:=MIN([.$C281];[.$P281])" office:value-type="float"/>
          <table:table-cell table:formula="of:=MIN([.$D281];[.$Q281])" office:value-type="float"/>
          <table:table-cell table:formula="of:=MIN([.$E281];[.$R281])" office:value-type="float"/>
          <table:table-cell table:formula="of:=MIN([.$F281];[.$S281])" office:value-type="float"/>
          <table:table-cell table:formula="of:=MIN([.$G281];[.$T281])" office:value-type="float"/>
          <table:table-cell table:formula="of:=MIN([.$H281];[.$U281])" office:value-type="float"/>
          <table:table-cell table:formula="of:=MIN([.$I281];[.$V281])" office:value-type="float"/>
          <table:table-cell table:formula="of:=MIN([.$J281])" office:value-type="float"/>
          <table:table-cell table:formula="of:=MIN([.$K281];[.$W281])" office:value-type="float"/>
          <table:table-cell table:formula="of:=MIN([.$L281];[.$X281])" office:value-type="float"/>
          <table:table-cell table:formula="of:=MIN([.$M281];[.$Y281])" office:value-type="float"/>
          <table:table-cell table:formula="of:=MIN([.$N281];[.$Z281])" office:value-type="float"/>
          <table:table-cell table:formula="of:=MEDIAN([.$B281];[.$O281])" office:value-type="float"/>
          <table:table-cell table:formula="of:=MEDIAN([.$C281];[.$P281])" office:value-type="float"/>
          <table:table-cell table:formula="of:=MEDIAN([.$D281];[.$Q281])" office:value-type="float"/>
          <table:table-cell table:formula="of:=MEDIAN([.$E281];[.$R281])" office:value-type="float"/>
          <table:table-cell table:formula="of:=MEDIAN([.$F281];[.$S281])" office:value-type="float"/>
          <table:table-cell table:formula="of:=MEDIAN([.$G281];[.$T281])" office:value-type="float"/>
          <table:table-cell table:formula="of:=MEDIAN([.$H281];[.$U281])" office:value-type="float"/>
          <table:table-cell table:formula="of:=MEDIAN([.$I281];[.$V281])" office:value-type="float"/>
          <table:table-cell table:formula="of:=MEDIAN([.$J281])" office:value-type="float"/>
          <table:table-cell table:formula="of:=MEDIAN([.$K281];[.$W281])" office:value-type="float"/>
          <table:table-cell table:formula="of:=MEDIAN([.$L281];[.$X281])" office:value-type="float"/>
          <table:table-cell table:formula="of:=MEDIAN([.$M281];[.$Y281])" office:value-type="float"/>
          <table:table-cell table:formula="of:=MEDIAN([.$N281];[.$Z281])" office:value-type="float"/>
          <table:table-cell table:formula="of:=MAX([.$B281];[.$O281])" office:value-type="float"/>
          <table:table-cell table:formula="of:=MAX([.$C281];[.$P281])" office:value-type="float"/>
          <table:table-cell table:formula="of:=MAX([.$D281];[.$Q281])" office:value-type="float"/>
          <table:table-cell table:formula="of:=MAX([.$E281];[.$R281])" office:value-type="float"/>
          <table:table-cell table:formula="of:=MAX([.$F281];[.$S281])" office:value-type="float"/>
          <table:table-cell table:formula="of:=MAX([.$G281];[.$T281])" office:value-type="float"/>
          <table:table-cell table:formula="of:=MAX([.$H281];[.$U281])" office:value-type="float"/>
          <table:table-cell table:formula="of:=MAX([.$I281];[.$V281])" office:value-type="float"/>
          <table:table-cell table:formula="of:=MAX([.$J281])" office:value-type="float"/>
          <table:table-cell table:formula="of:=MAX([.$K281];[.$W281])" office:value-type="float"/>
          <table:table-cell table:formula="of:=MAX([.$L281];[.$X281])" office:value-type="float"/>
          <table:table-cell table:formula="of:=MAX([.$M281];[.$Y281])" office:value-type="float"/>
          <table:table-cell table:formula="of:=MAX([.$N281];[.$Z281])" office:value-type="float"/>
        </table:table-row>
        <table:table-row table:style-name="ro1">
          <table:table-cell office:value-type="string">
            <text:p>blocks.blocks-26-0.asp/18</text:p>
          </table:table-cell>
          <table:table-cell office:value-type="float" office:value="8.7177"/>
          <table:table-cell office:value-type="float" office:value="8.562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.0"/>
          <table:table-cell office:value-type="float" office:value="1427.0"/>
          <table:table-cell office:value-type="float" office:value="1427.0"/>
          <table:table-cell office:value-type="float" office:value="663461.0"/>
          <table:table-cell office:value-type="float" office:value="636725.0"/>
          <table:table-cell office:value-type="float" office:value="0.0"/>
          <table:table-cell office:value-type="float" office:value="0.0"/>
          <table:table-cell office:value-type="float" office:value="8.05463"/>
          <table:table-cell office:value-type="float" office:value="7.847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1.0"/>
          <table:table-cell office:value-type="float" office:value="11773.0"/>
          <table:table-cell office:value-type="float" office:value="663461.0"/>
          <table:table-cell office:value-type="float" office:value="636725.0"/>
          <table:table-cell office:value-type="float" office:value="0.0"/>
          <table:table-cell office:value-type="float" office:value="0.0"/>
          <table:table-cell table:formula="of:=MIN([.$B282];[.$O282])" office:value-type="float"/>
          <table:table-cell table:formula="of:=MIN([.$C282];[.$P282])" office:value-type="float"/>
          <table:table-cell table:formula="of:=MIN([.$D282];[.$Q282])" office:value-type="float"/>
          <table:table-cell table:formula="of:=MIN([.$E282];[.$R282])" office:value-type="float"/>
          <table:table-cell table:formula="of:=MIN([.$F282];[.$S282])" office:value-type="float"/>
          <table:table-cell table:formula="of:=MIN([.$G282];[.$T282])" office:value-type="float"/>
          <table:table-cell table:formula="of:=MIN([.$H282];[.$U282])" office:value-type="float"/>
          <table:table-cell table:formula="of:=MIN([.$I282];[.$V282])" office:value-type="float"/>
          <table:table-cell table:formula="of:=MIN([.$J282])" office:value-type="float"/>
          <table:table-cell table:formula="of:=MIN([.$K282];[.$W282])" office:value-type="float"/>
          <table:table-cell table:formula="of:=MIN([.$L282];[.$X282])" office:value-type="float"/>
          <table:table-cell table:formula="of:=MIN([.$M282];[.$Y282])" office:value-type="float"/>
          <table:table-cell table:formula="of:=MIN([.$N282];[.$Z282])" office:value-type="float"/>
          <table:table-cell table:formula="of:=MEDIAN([.$B282];[.$O282])" office:value-type="float"/>
          <table:table-cell table:formula="of:=MEDIAN([.$C282];[.$P282])" office:value-type="float"/>
          <table:table-cell table:formula="of:=MEDIAN([.$D282];[.$Q282])" office:value-type="float"/>
          <table:table-cell table:formula="of:=MEDIAN([.$E282];[.$R282])" office:value-type="float"/>
          <table:table-cell table:formula="of:=MEDIAN([.$F282];[.$S282])" office:value-type="float"/>
          <table:table-cell table:formula="of:=MEDIAN([.$G282];[.$T282])" office:value-type="float"/>
          <table:table-cell table:formula="of:=MEDIAN([.$H282];[.$U282])" office:value-type="float"/>
          <table:table-cell table:formula="of:=MEDIAN([.$I282];[.$V282])" office:value-type="float"/>
          <table:table-cell table:formula="of:=MEDIAN([.$J282])" office:value-type="float"/>
          <table:table-cell table:formula="of:=MEDIAN([.$K282];[.$W282])" office:value-type="float"/>
          <table:table-cell table:formula="of:=MEDIAN([.$L282];[.$X282])" office:value-type="float"/>
          <table:table-cell table:formula="of:=MEDIAN([.$M282];[.$Y282])" office:value-type="float"/>
          <table:table-cell table:formula="of:=MEDIAN([.$N282];[.$Z282])" office:value-type="float"/>
          <table:table-cell table:formula="of:=MAX([.$B282];[.$O282])" office:value-type="float"/>
          <table:table-cell table:formula="of:=MAX([.$C282];[.$P282])" office:value-type="float"/>
          <table:table-cell table:formula="of:=MAX([.$D282];[.$Q282])" office:value-type="float"/>
          <table:table-cell table:formula="of:=MAX([.$E282];[.$R282])" office:value-type="float"/>
          <table:table-cell table:formula="of:=MAX([.$F282];[.$S282])" office:value-type="float"/>
          <table:table-cell table:formula="of:=MAX([.$G282];[.$T282])" office:value-type="float"/>
          <table:table-cell table:formula="of:=MAX([.$H282];[.$U282])" office:value-type="float"/>
          <table:table-cell table:formula="of:=MAX([.$I282];[.$V282])" office:value-type="float"/>
          <table:table-cell table:formula="of:=MAX([.$J282])" office:value-type="float"/>
          <table:table-cell table:formula="of:=MAX([.$K282];[.$W282])" office:value-type="float"/>
          <table:table-cell table:formula="of:=MAX([.$L282];[.$X282])" office:value-type="float"/>
          <table:table-cell table:formula="of:=MAX([.$M282];[.$Y282])" office:value-type="float"/>
          <table:table-cell table:formula="of:=MAX([.$N282];[.$Z282])" office:value-type="float"/>
        </table:table-row>
        <table:table-row table:style-name="ro1">
          <table:table-cell office:value-type="string">
            <text:p>blocks.blocks-26-0.asp/19</text:p>
          </table:table-cell>
          <table:table-cell office:value-type="float" office:value="9.31738"/>
          <table:table-cell office:value-type="float" office:value="9.142"/>
          <table:table-cell office:value-type="float" office:value="0.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5.0"/>
          <table:table-cell office:value-type="float" office:value="2223.0"/>
          <table:table-cell office:value-type="float" office:value="2223.0"/>
          <table:table-cell office:value-type="float" office:value="702371.0"/>
          <table:table-cell office:value-type="float" office:value="693237.0"/>
          <table:table-cell office:value-type="float" office:value="0.0"/>
          <table:table-cell office:value-type="float" office:value="0.0"/>
          <table:table-cell office:value-type="float" office:value="8.39407"/>
          <table:table-cell office:value-type="float" office:value="8.24"/>
          <table:table-cell office:value-type="float" office:value="0.18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4.0"/>
          <table:table-cell office:value-type="float" office:value="10534.0"/>
          <table:table-cell office:value-type="float" office:value="702371.0"/>
          <table:table-cell office:value-type="float" office:value="693237.0"/>
          <table:table-cell office:value-type="float" office:value="0.0"/>
          <table:table-cell office:value-type="float" office:value="0.0"/>
          <table:table-cell table:formula="of:=MIN([.$B283];[.$O283])" office:value-type="float"/>
          <table:table-cell table:formula="of:=MIN([.$C283];[.$P283])" office:value-type="float"/>
          <table:table-cell table:formula="of:=MIN([.$D283];[.$Q283])" office:value-type="float"/>
          <table:table-cell table:formula="of:=MIN([.$E283];[.$R283])" office:value-type="float"/>
          <table:table-cell table:formula="of:=MIN([.$F283];[.$S283])" office:value-type="float"/>
          <table:table-cell table:formula="of:=MIN([.$G283];[.$T283])" office:value-type="float"/>
          <table:table-cell table:formula="of:=MIN([.$H283];[.$U283])" office:value-type="float"/>
          <table:table-cell table:formula="of:=MIN([.$I283];[.$V283])" office:value-type="float"/>
          <table:table-cell table:formula="of:=MIN([.$J283])" office:value-type="float"/>
          <table:table-cell table:formula="of:=MIN([.$K283];[.$W283])" office:value-type="float"/>
          <table:table-cell table:formula="of:=MIN([.$L283];[.$X283])" office:value-type="float"/>
          <table:table-cell table:formula="of:=MIN([.$M283];[.$Y283])" office:value-type="float"/>
          <table:table-cell table:formula="of:=MIN([.$N283];[.$Z283])" office:value-type="float"/>
          <table:table-cell table:formula="of:=MEDIAN([.$B283];[.$O283])" office:value-type="float"/>
          <table:table-cell table:formula="of:=MEDIAN([.$C283];[.$P283])" office:value-type="float"/>
          <table:table-cell table:formula="of:=MEDIAN([.$D283];[.$Q283])" office:value-type="float"/>
          <table:table-cell table:formula="of:=MEDIAN([.$E283];[.$R283])" office:value-type="float"/>
          <table:table-cell table:formula="of:=MEDIAN([.$F283];[.$S283])" office:value-type="float"/>
          <table:table-cell table:formula="of:=MEDIAN([.$G283];[.$T283])" office:value-type="float"/>
          <table:table-cell table:formula="of:=MEDIAN([.$H283];[.$U283])" office:value-type="float"/>
          <table:table-cell table:formula="of:=MEDIAN([.$I283];[.$V283])" office:value-type="float"/>
          <table:table-cell table:formula="of:=MEDIAN([.$J283])" office:value-type="float"/>
          <table:table-cell table:formula="of:=MEDIAN([.$K283];[.$W283])" office:value-type="float"/>
          <table:table-cell table:formula="of:=MEDIAN([.$L283];[.$X283])" office:value-type="float"/>
          <table:table-cell table:formula="of:=MEDIAN([.$M283];[.$Y283])" office:value-type="float"/>
          <table:table-cell table:formula="of:=MEDIAN([.$N283];[.$Z283])" office:value-type="float"/>
          <table:table-cell table:formula="of:=MAX([.$B283];[.$O283])" office:value-type="float"/>
          <table:table-cell table:formula="of:=MAX([.$C283];[.$P283])" office:value-type="float"/>
          <table:table-cell table:formula="of:=MAX([.$D283];[.$Q283])" office:value-type="float"/>
          <table:table-cell table:formula="of:=MAX([.$E283];[.$R283])" office:value-type="float"/>
          <table:table-cell table:formula="of:=MAX([.$F283];[.$S283])" office:value-type="float"/>
          <table:table-cell table:formula="of:=MAX([.$G283];[.$T283])" office:value-type="float"/>
          <table:table-cell table:formula="of:=MAX([.$H283];[.$U283])" office:value-type="float"/>
          <table:table-cell table:formula="of:=MAX([.$I283];[.$V283])" office:value-type="float"/>
          <table:table-cell table:formula="of:=MAX([.$J283])" office:value-type="float"/>
          <table:table-cell table:formula="of:=MAX([.$K283];[.$W283])" office:value-type="float"/>
          <table:table-cell table:formula="of:=MAX([.$L283];[.$X283])" office:value-type="float"/>
          <table:table-cell table:formula="of:=MAX([.$M283];[.$Y283])" office:value-type="float"/>
          <table:table-cell table:formula="of:=MAX([.$N283];[.$Z283])" office:value-type="float"/>
        </table:table-row>
        <table:table-row table:style-name="ro1">
          <table:table-cell office:value-type="string">
            <text:p>blocks.blocks-26-0.asp/2</text:p>
          </table:table-cell>
          <table:table-cell office:value-type="float" office:value="0.610155"/>
          <table:table-cell office:value-type="float" office:value="0.5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1646.0"/>
          <table:table-cell office:value-type="float" office:value="23.0"/>
          <table:table-cell office:value-type="float" office:value="0.0"/>
          <table:table-cell office:value-type="float" office:value="0.0"/>
          <table:table-cell office:value-type="float" office:value="0.608354"/>
          <table:table-cell office:value-type="float" office:value="0.5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1646.0"/>
          <table:table-cell office:value-type="float" office:value="23.0"/>
          <table:table-cell office:value-type="float" office:value="0.0"/>
          <table:table-cell office:value-type="float" office:value="0.0"/>
          <table:table-cell table:formula="of:=MIN([.$B284];[.$O284])" office:value-type="float"/>
          <table:table-cell table:formula="of:=MIN([.$C284];[.$P284])" office:value-type="float"/>
          <table:table-cell table:formula="of:=MIN([.$D284];[.$Q284])" office:value-type="float"/>
          <table:table-cell table:formula="of:=MIN([.$E284];[.$R284])" office:value-type="float"/>
          <table:table-cell table:formula="of:=MIN([.$F284];[.$S284])" office:value-type="float"/>
          <table:table-cell table:formula="of:=MIN([.$G284];[.$T284])" office:value-type="float"/>
          <table:table-cell table:formula="of:=MIN([.$H284];[.$U284])" office:value-type="float"/>
          <table:table-cell table:formula="of:=MIN([.$I284];[.$V284])" office:value-type="float"/>
          <table:table-cell table:formula="of:=MIN([.$J284])" office:value-type="float"/>
          <table:table-cell table:formula="of:=MIN([.$K284];[.$W284])" office:value-type="float"/>
          <table:table-cell table:formula="of:=MIN([.$L284];[.$X284])" office:value-type="float"/>
          <table:table-cell table:formula="of:=MIN([.$M284];[.$Y284])" office:value-type="float"/>
          <table:table-cell table:formula="of:=MIN([.$N284];[.$Z284])" office:value-type="float"/>
          <table:table-cell table:formula="of:=MEDIAN([.$B284];[.$O284])" office:value-type="float"/>
          <table:table-cell table:formula="of:=MEDIAN([.$C284];[.$P284])" office:value-type="float"/>
          <table:table-cell table:formula="of:=MEDIAN([.$D284];[.$Q284])" office:value-type="float"/>
          <table:table-cell table:formula="of:=MEDIAN([.$E284];[.$R284])" office:value-type="float"/>
          <table:table-cell table:formula="of:=MEDIAN([.$F284];[.$S284])" office:value-type="float"/>
          <table:table-cell table:formula="of:=MEDIAN([.$G284];[.$T284])" office:value-type="float"/>
          <table:table-cell table:formula="of:=MEDIAN([.$H284];[.$U284])" office:value-type="float"/>
          <table:table-cell table:formula="of:=MEDIAN([.$I284];[.$V284])" office:value-type="float"/>
          <table:table-cell table:formula="of:=MEDIAN([.$J284])" office:value-type="float"/>
          <table:table-cell table:formula="of:=MEDIAN([.$K284];[.$W284])" office:value-type="float"/>
          <table:table-cell table:formula="of:=MEDIAN([.$L284];[.$X284])" office:value-type="float"/>
          <table:table-cell table:formula="of:=MEDIAN([.$M284];[.$Y284])" office:value-type="float"/>
          <table:table-cell table:formula="of:=MEDIAN([.$N284];[.$Z284])" office:value-type="float"/>
          <table:table-cell table:formula="of:=MAX([.$B284];[.$O284])" office:value-type="float"/>
          <table:table-cell table:formula="of:=MAX([.$C284];[.$P284])" office:value-type="float"/>
          <table:table-cell table:formula="of:=MAX([.$D284];[.$Q284])" office:value-type="float"/>
          <table:table-cell table:formula="of:=MAX([.$E284];[.$R284])" office:value-type="float"/>
          <table:table-cell table:formula="of:=MAX([.$F284];[.$S284])" office:value-type="float"/>
          <table:table-cell table:formula="of:=MAX([.$G284];[.$T284])" office:value-type="float"/>
          <table:table-cell table:formula="of:=MAX([.$H284];[.$U284])" office:value-type="float"/>
          <table:table-cell table:formula="of:=MAX([.$I284];[.$V284])" office:value-type="float"/>
          <table:table-cell table:formula="of:=MAX([.$J284])" office:value-type="float"/>
          <table:table-cell table:formula="of:=MAX([.$K284];[.$W284])" office:value-type="float"/>
          <table:table-cell table:formula="of:=MAX([.$L284];[.$X284])" office:value-type="float"/>
          <table:table-cell table:formula="of:=MAX([.$M284];[.$Y284])" office:value-type="float"/>
          <table:table-cell table:formula="of:=MAX([.$N284];[.$Z284])" office:value-type="float"/>
        </table:table-row>
        <table:table-row table:style-name="ro1">
          <table:table-cell office:value-type="string">
            <text:p>blocks.blocks-26-0.asp/20</text:p>
          </table:table-cell>
          <table:table-cell office:value-type="float" office:value="9.78949"/>
          <table:table-cell office:value-type="float" office:value="9.624"/>
          <table:table-cell office:value-type="float" office:value="0.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8.0"/>
          <table:table-cell office:value-type="float" office:value="1916.0"/>
          <table:table-cell office:value-type="float" office:value="1916.0"/>
          <table:table-cell office:value-type="float" office:value="741281.0"/>
          <table:table-cell office:value-type="float" office:value="749749.0"/>
          <table:table-cell office:value-type="float" office:value="0.0"/>
          <table:table-cell office:value-type="float" office:value="0.0"/>
          <table:table-cell office:value-type="float" office:value="8.86027"/>
          <table:table-cell office:value-type="float" office:value="8.69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92.0"/>
          <table:table-cell office:value-type="float" office:value="15956.0"/>
          <table:table-cell office:value-type="float" office:value="741281.0"/>
          <table:table-cell office:value-type="float" office:value="749749.0"/>
          <table:table-cell office:value-type="float" office:value="0.0"/>
          <table:table-cell office:value-type="float" office:value="0.0"/>
          <table:table-cell table:formula="of:=MIN([.$B285];[.$O285])" office:value-type="float"/>
          <table:table-cell table:formula="of:=MIN([.$C285];[.$P285])" office:value-type="float"/>
          <table:table-cell table:formula="of:=MIN([.$D285];[.$Q285])" office:value-type="float"/>
          <table:table-cell table:formula="of:=MIN([.$E285];[.$R285])" office:value-type="float"/>
          <table:table-cell table:formula="of:=MIN([.$F285];[.$S285])" office:value-type="float"/>
          <table:table-cell table:formula="of:=MIN([.$G285];[.$T285])" office:value-type="float"/>
          <table:table-cell table:formula="of:=MIN([.$H285];[.$U285])" office:value-type="float"/>
          <table:table-cell table:formula="of:=MIN([.$I285];[.$V285])" office:value-type="float"/>
          <table:table-cell table:formula="of:=MIN([.$J285])" office:value-type="float"/>
          <table:table-cell table:formula="of:=MIN([.$K285];[.$W285])" office:value-type="float"/>
          <table:table-cell table:formula="of:=MIN([.$L285];[.$X285])" office:value-type="float"/>
          <table:table-cell table:formula="of:=MIN([.$M285];[.$Y285])" office:value-type="float"/>
          <table:table-cell table:formula="of:=MIN([.$N285];[.$Z285])" office:value-type="float"/>
          <table:table-cell table:formula="of:=MEDIAN([.$B285];[.$O285])" office:value-type="float"/>
          <table:table-cell table:formula="of:=MEDIAN([.$C285];[.$P285])" office:value-type="float"/>
          <table:table-cell table:formula="of:=MEDIAN([.$D285];[.$Q285])" office:value-type="float"/>
          <table:table-cell table:formula="of:=MEDIAN([.$E285];[.$R285])" office:value-type="float"/>
          <table:table-cell table:formula="of:=MEDIAN([.$F285];[.$S285])" office:value-type="float"/>
          <table:table-cell table:formula="of:=MEDIAN([.$G285];[.$T285])" office:value-type="float"/>
          <table:table-cell table:formula="of:=MEDIAN([.$H285];[.$U285])" office:value-type="float"/>
          <table:table-cell table:formula="of:=MEDIAN([.$I285];[.$V285])" office:value-type="float"/>
          <table:table-cell table:formula="of:=MEDIAN([.$J285])" office:value-type="float"/>
          <table:table-cell table:formula="of:=MEDIAN([.$K285];[.$W285])" office:value-type="float"/>
          <table:table-cell table:formula="of:=MEDIAN([.$L285];[.$X285])" office:value-type="float"/>
          <table:table-cell table:formula="of:=MEDIAN([.$M285];[.$Y285])" office:value-type="float"/>
          <table:table-cell table:formula="of:=MEDIAN([.$N285];[.$Z285])" office:value-type="float"/>
          <table:table-cell table:formula="of:=MAX([.$B285];[.$O285])" office:value-type="float"/>
          <table:table-cell table:formula="of:=MAX([.$C285];[.$P285])" office:value-type="float"/>
          <table:table-cell table:formula="of:=MAX([.$D285];[.$Q285])" office:value-type="float"/>
          <table:table-cell table:formula="of:=MAX([.$E285];[.$R285])" office:value-type="float"/>
          <table:table-cell table:formula="of:=MAX([.$F285];[.$S285])" office:value-type="float"/>
          <table:table-cell table:formula="of:=MAX([.$G285];[.$T285])" office:value-type="float"/>
          <table:table-cell table:formula="of:=MAX([.$H285];[.$U285])" office:value-type="float"/>
          <table:table-cell table:formula="of:=MAX([.$I285];[.$V285])" office:value-type="float"/>
          <table:table-cell table:formula="of:=MAX([.$J285])" office:value-type="float"/>
          <table:table-cell table:formula="of:=MAX([.$K285];[.$W285])" office:value-type="float"/>
          <table:table-cell table:formula="of:=MAX([.$L285];[.$X285])" office:value-type="float"/>
          <table:table-cell table:formula="of:=MAX([.$M285];[.$Y285])" office:value-type="float"/>
          <table:table-cell table:formula="of:=MAX([.$N285];[.$Z285])" office:value-type="float"/>
        </table:table-row>
        <table:table-row table:style-name="ro1">
          <table:table-cell office:value-type="string">
            <text:p>blocks.blocks-26-0.asp/21</text:p>
          </table:table-cell>
          <table:table-cell office:value-type="float" office:value="10.4991"/>
          <table:table-cell office:value-type="float" office:value="10.327"/>
          <table:table-cell office:value-type="float" office:value="0.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.0"/>
          <table:table-cell office:value-type="float" office:value="2583.0"/>
          <table:table-cell office:value-type="float" office:value="2583.0"/>
          <table:table-cell office:value-type="float" office:value="780191.0"/>
          <table:table-cell office:value-type="float" office:value="806261.0"/>
          <table:table-cell office:value-type="float" office:value="0.0"/>
          <table:table-cell office:value-type="float" office:value="0.0"/>
          <table:table-cell office:value-type="float" office:value="9.37786"/>
          <table:table-cell office:value-type="float" office:value="9.21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8.0"/>
          <table:table-cell office:value-type="float" office:value="15069.0"/>
          <table:table-cell office:value-type="float" office:value="780191.0"/>
          <table:table-cell office:value-type="float" office:value="806261.0"/>
          <table:table-cell office:value-type="float" office:value="0.0"/>
          <table:table-cell office:value-type="float" office:value="0.0"/>
          <table:table-cell table:formula="of:=MIN([.$B286];[.$O286])" office:value-type="float"/>
          <table:table-cell table:formula="of:=MIN([.$C286];[.$P286])" office:value-type="float"/>
          <table:table-cell table:formula="of:=MIN([.$D286];[.$Q286])" office:value-type="float"/>
          <table:table-cell table:formula="of:=MIN([.$E286];[.$R286])" office:value-type="float"/>
          <table:table-cell table:formula="of:=MIN([.$F286];[.$S286])" office:value-type="float"/>
          <table:table-cell table:formula="of:=MIN([.$G286];[.$T286])" office:value-type="float"/>
          <table:table-cell table:formula="of:=MIN([.$H286];[.$U286])" office:value-type="float"/>
          <table:table-cell table:formula="of:=MIN([.$I286];[.$V286])" office:value-type="float"/>
          <table:table-cell table:formula="of:=MIN([.$J286])" office:value-type="float"/>
          <table:table-cell table:formula="of:=MIN([.$K286];[.$W286])" office:value-type="float"/>
          <table:table-cell table:formula="of:=MIN([.$L286];[.$X286])" office:value-type="float"/>
          <table:table-cell table:formula="of:=MIN([.$M286];[.$Y286])" office:value-type="float"/>
          <table:table-cell table:formula="of:=MIN([.$N286];[.$Z286])" office:value-type="float"/>
          <table:table-cell table:formula="of:=MEDIAN([.$B286];[.$O286])" office:value-type="float"/>
          <table:table-cell table:formula="of:=MEDIAN([.$C286];[.$P286])" office:value-type="float"/>
          <table:table-cell table:formula="of:=MEDIAN([.$D286];[.$Q286])" office:value-type="float"/>
          <table:table-cell table:formula="of:=MEDIAN([.$E286];[.$R286])" office:value-type="float"/>
          <table:table-cell table:formula="of:=MEDIAN([.$F286];[.$S286])" office:value-type="float"/>
          <table:table-cell table:formula="of:=MEDIAN([.$G286];[.$T286])" office:value-type="float"/>
          <table:table-cell table:formula="of:=MEDIAN([.$H286];[.$U286])" office:value-type="float"/>
          <table:table-cell table:formula="of:=MEDIAN([.$I286];[.$V286])" office:value-type="float"/>
          <table:table-cell table:formula="of:=MEDIAN([.$J286])" office:value-type="float"/>
          <table:table-cell table:formula="of:=MEDIAN([.$K286];[.$W286])" office:value-type="float"/>
          <table:table-cell table:formula="of:=MEDIAN([.$L286];[.$X286])" office:value-type="float"/>
          <table:table-cell table:formula="of:=MEDIAN([.$M286];[.$Y286])" office:value-type="float"/>
          <table:table-cell table:formula="of:=MEDIAN([.$N286];[.$Z286])" office:value-type="float"/>
          <table:table-cell table:formula="of:=MAX([.$B286];[.$O286])" office:value-type="float"/>
          <table:table-cell table:formula="of:=MAX([.$C286];[.$P286])" office:value-type="float"/>
          <table:table-cell table:formula="of:=MAX([.$D286];[.$Q286])" office:value-type="float"/>
          <table:table-cell table:formula="of:=MAX([.$E286];[.$R286])" office:value-type="float"/>
          <table:table-cell table:formula="of:=MAX([.$F286];[.$S286])" office:value-type="float"/>
          <table:table-cell table:formula="of:=MAX([.$G286];[.$T286])" office:value-type="float"/>
          <table:table-cell table:formula="of:=MAX([.$H286];[.$U286])" office:value-type="float"/>
          <table:table-cell table:formula="of:=MAX([.$I286];[.$V286])" office:value-type="float"/>
          <table:table-cell table:formula="of:=MAX([.$J286])" office:value-type="float"/>
          <table:table-cell table:formula="of:=MAX([.$K286];[.$W286])" office:value-type="float"/>
          <table:table-cell table:formula="of:=MAX([.$L286];[.$X286])" office:value-type="float"/>
          <table:table-cell table:formula="of:=MAX([.$M286];[.$Y286])" office:value-type="float"/>
          <table:table-cell table:formula="of:=MAX([.$N286];[.$Z286])" office:value-type="float"/>
        </table:table-row>
        <table:table-row table:style-name="ro1">
          <table:table-cell office:value-type="string">
            <text:p>blocks.blocks-26-0.asp/22</text:p>
          </table:table-cell>
          <table:table-cell office:value-type="float" office:value="10.9954"/>
          <table:table-cell office:value-type="float" office:value="10.811"/>
          <table:table-cell office:value-type="float" office:value="0.2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.0"/>
          <table:table-cell office:value-type="float" office:value="3204.0"/>
          <table:table-cell office:value-type="float" office:value="3204.0"/>
          <table:table-cell office:value-type="float" office:value="819101.0"/>
          <table:table-cell office:value-type="float" office:value="862773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9.688"/>
          <table:table-cell office:value-type="float" office:value="0.2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07.0"/>
          <table:table-cell office:value-type="float" office:value="28952.0"/>
          <table:table-cell office:value-type="float" office:value="819101.0"/>
          <table:table-cell office:value-type="float" office:value="862773.0"/>
          <table:table-cell office:value-type="float" office:value="0.0"/>
          <table:table-cell office:value-type="float" office:value="0.0"/>
          <table:table-cell table:formula="of:=MIN([.$B287];[.$O287])" office:value-type="float"/>
          <table:table-cell table:formula="of:=MIN([.$C287];[.$P287])" office:value-type="float"/>
          <table:table-cell table:formula="of:=MIN([.$D287];[.$Q287])" office:value-type="float"/>
          <table:table-cell table:formula="of:=MIN([.$E287];[.$R287])" office:value-type="float"/>
          <table:table-cell table:formula="of:=MIN([.$F287];[.$S287])" office:value-type="float"/>
          <table:table-cell table:formula="of:=MIN([.$G287];[.$T287])" office:value-type="float"/>
          <table:table-cell table:formula="of:=MIN([.$H287];[.$U287])" office:value-type="float"/>
          <table:table-cell table:formula="of:=MIN([.$I287];[.$V287])" office:value-type="float"/>
          <table:table-cell table:formula="of:=MIN([.$J287])" office:value-type="float"/>
          <table:table-cell table:formula="of:=MIN([.$K287];[.$W287])" office:value-type="float"/>
          <table:table-cell table:formula="of:=MIN([.$L287];[.$X287])" office:value-type="float"/>
          <table:table-cell table:formula="of:=MIN([.$M287];[.$Y287])" office:value-type="float"/>
          <table:table-cell table:formula="of:=MIN([.$N287];[.$Z287])" office:value-type="float"/>
          <table:table-cell table:formula="of:=MEDIAN([.$B287];[.$O287])" office:value-type="float"/>
          <table:table-cell table:formula="of:=MEDIAN([.$C287];[.$P287])" office:value-type="float"/>
          <table:table-cell table:formula="of:=MEDIAN([.$D287];[.$Q287])" office:value-type="float"/>
          <table:table-cell table:formula="of:=MEDIAN([.$E287];[.$R287])" office:value-type="float"/>
          <table:table-cell table:formula="of:=MEDIAN([.$F287];[.$S287])" office:value-type="float"/>
          <table:table-cell table:formula="of:=MEDIAN([.$G287];[.$T287])" office:value-type="float"/>
          <table:table-cell table:formula="of:=MEDIAN([.$H287];[.$U287])" office:value-type="float"/>
          <table:table-cell table:formula="of:=MEDIAN([.$I287];[.$V287])" office:value-type="float"/>
          <table:table-cell table:formula="of:=MEDIAN([.$J287])" office:value-type="float"/>
          <table:table-cell table:formula="of:=MEDIAN([.$K287];[.$W287])" office:value-type="float"/>
          <table:table-cell table:formula="of:=MEDIAN([.$L287];[.$X287])" office:value-type="float"/>
          <table:table-cell table:formula="of:=MEDIAN([.$M287];[.$Y287])" office:value-type="float"/>
          <table:table-cell table:formula="of:=MEDIAN([.$N287];[.$Z287])" office:value-type="float"/>
          <table:table-cell table:formula="of:=MAX([.$B287];[.$O287])" office:value-type="float"/>
          <table:table-cell table:formula="of:=MAX([.$C287];[.$P287])" office:value-type="float"/>
          <table:table-cell table:formula="of:=MAX([.$D287];[.$Q287])" office:value-type="float"/>
          <table:table-cell table:formula="of:=MAX([.$E287];[.$R287])" office:value-type="float"/>
          <table:table-cell table:formula="of:=MAX([.$F287];[.$S287])" office:value-type="float"/>
          <table:table-cell table:formula="of:=MAX([.$G287];[.$T287])" office:value-type="float"/>
          <table:table-cell table:formula="of:=MAX([.$H287];[.$U287])" office:value-type="float"/>
          <table:table-cell table:formula="of:=MAX([.$I287];[.$V287])" office:value-type="float"/>
          <table:table-cell table:formula="of:=MAX([.$J287])" office:value-type="float"/>
          <table:table-cell table:formula="of:=MAX([.$K287];[.$W287])" office:value-type="float"/>
          <table:table-cell table:formula="of:=MAX([.$L287];[.$X287])" office:value-type="float"/>
          <table:table-cell table:formula="of:=MAX([.$M287];[.$Y287])" office:value-type="float"/>
          <table:table-cell table:formula="of:=MAX([.$N287];[.$Z287])" office:value-type="float"/>
        </table:table-row>
        <table:table-row table:style-name="ro1">
          <table:table-cell office:value-type="string">
            <text:p>blocks.blocks-26-0.asp/23</text:p>
          </table:table-cell>
          <table:table-cell office:value-type="float" office:value="11.6465"/>
          <table:table-cell office:value-type="float" office:value="11.456"/>
          <table:table-cell office:value-type="float" office:value="0.2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1.0"/>
          <table:table-cell office:value-type="float" office:value="3289.0"/>
          <table:table-cell office:value-type="float" office:value="3289.0"/>
          <table:table-cell office:value-type="float" office:value="858011.0"/>
          <table:table-cell office:value-type="float" office:value="919285.0"/>
          <table:table-cell office:value-type="float" office:value="0.0"/>
          <table:table-cell office:value-type="float" office:value="0.0"/>
          <table:table-cell office:value-type="float" office:value="10.5155"/>
          <table:table-cell office:value-type="float" office:value="10.333"/>
          <table:table-cell office:value-type="float" office:value="0.38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31.0"/>
          <table:table-cell office:value-type="float" office:value="30397.0"/>
          <table:table-cell office:value-type="float" office:value="858011.0"/>
          <table:table-cell office:value-type="float" office:value="919285.0"/>
          <table:table-cell office:value-type="float" office:value="0.0"/>
          <table:table-cell office:value-type="float" office:value="0.0"/>
          <table:table-cell table:formula="of:=MIN([.$B288];[.$O288])" office:value-type="float"/>
          <table:table-cell table:formula="of:=MIN([.$C288];[.$P288])" office:value-type="float"/>
          <table:table-cell table:formula="of:=MIN([.$D288];[.$Q288])" office:value-type="float"/>
          <table:table-cell table:formula="of:=MIN([.$E288];[.$R288])" office:value-type="float"/>
          <table:table-cell table:formula="of:=MIN([.$F288];[.$S288])" office:value-type="float"/>
          <table:table-cell table:formula="of:=MIN([.$G288];[.$T288])" office:value-type="float"/>
          <table:table-cell table:formula="of:=MIN([.$H288];[.$U288])" office:value-type="float"/>
          <table:table-cell table:formula="of:=MIN([.$I288];[.$V288])" office:value-type="float"/>
          <table:table-cell table:formula="of:=MIN([.$J288])" office:value-type="float"/>
          <table:table-cell table:formula="of:=MIN([.$K288];[.$W288])" office:value-type="float"/>
          <table:table-cell table:formula="of:=MIN([.$L288];[.$X288])" office:value-type="float"/>
          <table:table-cell table:formula="of:=MIN([.$M288];[.$Y288])" office:value-type="float"/>
          <table:table-cell table:formula="of:=MIN([.$N288];[.$Z288])" office:value-type="float"/>
          <table:table-cell table:formula="of:=MEDIAN([.$B288];[.$O288])" office:value-type="float"/>
          <table:table-cell table:formula="of:=MEDIAN([.$C288];[.$P288])" office:value-type="float"/>
          <table:table-cell table:formula="of:=MEDIAN([.$D288];[.$Q288])" office:value-type="float"/>
          <table:table-cell table:formula="of:=MEDIAN([.$E288];[.$R288])" office:value-type="float"/>
          <table:table-cell table:formula="of:=MEDIAN([.$F288];[.$S288])" office:value-type="float"/>
          <table:table-cell table:formula="of:=MEDIAN([.$G288];[.$T288])" office:value-type="float"/>
          <table:table-cell table:formula="of:=MEDIAN([.$H288];[.$U288])" office:value-type="float"/>
          <table:table-cell table:formula="of:=MEDIAN([.$I288];[.$V288])" office:value-type="float"/>
          <table:table-cell table:formula="of:=MEDIAN([.$J288])" office:value-type="float"/>
          <table:table-cell table:formula="of:=MEDIAN([.$K288];[.$W288])" office:value-type="float"/>
          <table:table-cell table:formula="of:=MEDIAN([.$L288];[.$X288])" office:value-type="float"/>
          <table:table-cell table:formula="of:=MEDIAN([.$M288];[.$Y288])" office:value-type="float"/>
          <table:table-cell table:formula="of:=MEDIAN([.$N288];[.$Z288])" office:value-type="float"/>
          <table:table-cell table:formula="of:=MAX([.$B288];[.$O288])" office:value-type="float"/>
          <table:table-cell table:formula="of:=MAX([.$C288];[.$P288])" office:value-type="float"/>
          <table:table-cell table:formula="of:=MAX([.$D288];[.$Q288])" office:value-type="float"/>
          <table:table-cell table:formula="of:=MAX([.$E288];[.$R288])" office:value-type="float"/>
          <table:table-cell table:formula="of:=MAX([.$F288];[.$S288])" office:value-type="float"/>
          <table:table-cell table:formula="of:=MAX([.$G288];[.$T288])" office:value-type="float"/>
          <table:table-cell table:formula="of:=MAX([.$H288];[.$U288])" office:value-type="float"/>
          <table:table-cell table:formula="of:=MAX([.$I288];[.$V288])" office:value-type="float"/>
          <table:table-cell table:formula="of:=MAX([.$J288])" office:value-type="float"/>
          <table:table-cell table:formula="of:=MAX([.$K288];[.$W288])" office:value-type="float"/>
          <table:table-cell table:formula="of:=MAX([.$L288];[.$X288])" office:value-type="float"/>
          <table:table-cell table:formula="of:=MAX([.$M288];[.$Y288])" office:value-type="float"/>
          <table:table-cell table:formula="of:=MAX([.$N288];[.$Z288])" office:value-type="float"/>
        </table:table-row>
        <table:table-row table:style-name="ro1">
          <table:table-cell office:value-type="string">
            <text:p>blocks.blocks-26-0.asp/24</text:p>
          </table:table-cell>
          <table:table-cell office:value-type="float" office:value="12.6293"/>
          <table:table-cell office:value-type="float" office:value="12.424"/>
          <table:table-cell office:value-type="float" office:value="0.7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65.0"/>
          <table:table-cell office:value-type="float" office:value="45365.0"/>
          <table:table-cell office:value-type="float" office:value="45365.0"/>
          <table:table-cell office:value-type="float" office:value="896921.0"/>
          <table:table-cell office:value-type="float" office:value="975797.0"/>
          <table:table-cell office:value-type="float" office:value="0.0"/>
          <table:table-cell office:value-type="float" office:value="0.0"/>
          <table:table-cell office:value-type="float" office:value="11.3047"/>
          <table:table-cell office:value-type="float" office:value="11.118"/>
          <table:table-cell office:value-type="float" office:value="0.59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30.0"/>
          <table:table-cell office:value-type="float" office:value="35065.0"/>
          <table:table-cell office:value-type="float" office:value="896921.0"/>
          <table:table-cell office:value-type="float" office:value="975797.0"/>
          <table:table-cell office:value-type="float" office:value="0.0"/>
          <table:table-cell office:value-type="float" office:value="0.0"/>
          <table:table-cell table:formula="of:=MIN([.$B289];[.$O289])" office:value-type="float"/>
          <table:table-cell table:formula="of:=MIN([.$C289];[.$P289])" office:value-type="float"/>
          <table:table-cell table:formula="of:=MIN([.$D289];[.$Q289])" office:value-type="float"/>
          <table:table-cell table:formula="of:=MIN([.$E289];[.$R289])" office:value-type="float"/>
          <table:table-cell table:formula="of:=MIN([.$F289];[.$S289])" office:value-type="float"/>
          <table:table-cell table:formula="of:=MIN([.$G289];[.$T289])" office:value-type="float"/>
          <table:table-cell table:formula="of:=MIN([.$H289];[.$U289])" office:value-type="float"/>
          <table:table-cell table:formula="of:=MIN([.$I289];[.$V289])" office:value-type="float"/>
          <table:table-cell table:formula="of:=MIN([.$J289])" office:value-type="float"/>
          <table:table-cell table:formula="of:=MIN([.$K289];[.$W289])" office:value-type="float"/>
          <table:table-cell table:formula="of:=MIN([.$L289];[.$X289])" office:value-type="float"/>
          <table:table-cell table:formula="of:=MIN([.$M289];[.$Y289])" office:value-type="float"/>
          <table:table-cell table:formula="of:=MIN([.$N289];[.$Z289])" office:value-type="float"/>
          <table:table-cell table:formula="of:=MEDIAN([.$B289];[.$O289])" office:value-type="float"/>
          <table:table-cell table:formula="of:=MEDIAN([.$C289];[.$P289])" office:value-type="float"/>
          <table:table-cell table:formula="of:=MEDIAN([.$D289];[.$Q289])" office:value-type="float"/>
          <table:table-cell table:formula="of:=MEDIAN([.$E289];[.$R289])" office:value-type="float"/>
          <table:table-cell table:formula="of:=MEDIAN([.$F289];[.$S289])" office:value-type="float"/>
          <table:table-cell table:formula="of:=MEDIAN([.$G289];[.$T289])" office:value-type="float"/>
          <table:table-cell table:formula="of:=MEDIAN([.$H289];[.$U289])" office:value-type="float"/>
          <table:table-cell table:formula="of:=MEDIAN([.$I289];[.$V289])" office:value-type="float"/>
          <table:table-cell table:formula="of:=MEDIAN([.$J289])" office:value-type="float"/>
          <table:table-cell table:formula="of:=MEDIAN([.$K289];[.$W289])" office:value-type="float"/>
          <table:table-cell table:formula="of:=MEDIAN([.$L289];[.$X289])" office:value-type="float"/>
          <table:table-cell table:formula="of:=MEDIAN([.$M289];[.$Y289])" office:value-type="float"/>
          <table:table-cell table:formula="of:=MEDIAN([.$N289];[.$Z289])" office:value-type="float"/>
          <table:table-cell table:formula="of:=MAX([.$B289];[.$O289])" office:value-type="float"/>
          <table:table-cell table:formula="of:=MAX([.$C289];[.$P289])" office:value-type="float"/>
          <table:table-cell table:formula="of:=MAX([.$D289];[.$Q289])" office:value-type="float"/>
          <table:table-cell table:formula="of:=MAX([.$E289];[.$R289])" office:value-type="float"/>
          <table:table-cell table:formula="of:=MAX([.$F289];[.$S289])" office:value-type="float"/>
          <table:table-cell table:formula="of:=MAX([.$G289];[.$T289])" office:value-type="float"/>
          <table:table-cell table:formula="of:=MAX([.$H289];[.$U289])" office:value-type="float"/>
          <table:table-cell table:formula="of:=MAX([.$I289];[.$V289])" office:value-type="float"/>
          <table:table-cell table:formula="of:=MAX([.$J289])" office:value-type="float"/>
          <table:table-cell table:formula="of:=MAX([.$K289];[.$W289])" office:value-type="float"/>
          <table:table-cell table:formula="of:=MAX([.$L289];[.$X289])" office:value-type="float"/>
          <table:table-cell table:formula="of:=MAX([.$M289];[.$Y289])" office:value-type="float"/>
          <table:table-cell table:formula="of:=MAX([.$N289];[.$Z289])" office:value-type="float"/>
        </table:table-row>
        <table:table-row table:style-name="ro1">
          <table:table-cell office:value-type="string">
            <text:p>blocks.blocks-26-0.asp/25</text:p>
          </table:table-cell>
          <table:table-cell office:value-type="float" office:value="12.8592"/>
          <table:table-cell office:value-type="float" office:value="12.638"/>
          <table:table-cell office:value-type="float" office:value="0.28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03.0"/>
          <table:table-cell office:value-type="float" office:value="9841.0"/>
          <table:table-cell office:value-type="float" office:value="9841.0"/>
          <table:table-cell office:value-type="float" office:value="935831.0"/>
          <table:table-cell office:value-type="float" office:value="1032309.0"/>
          <table:table-cell office:value-type="float" office:value="0.0"/>
          <table:table-cell office:value-type="float" office:value="0.0"/>
          <table:table-cell office:value-type="float" office:value="11.2901"/>
          <table:table-cell office:value-type="float" office:value="11.095"/>
          <table:table-cell office:value-type="float" office:value="0.38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73.0"/>
          <table:table-cell office:value-type="float" office:value="29196.0"/>
          <table:table-cell office:value-type="float" office:value="935831.0"/>
          <table:table-cell office:value-type="float" office:value="1032309.0"/>
          <table:table-cell office:value-type="float" office:value="0.0"/>
          <table:table-cell office:value-type="float" office:value="0.0"/>
          <table:table-cell table:formula="of:=MIN([.$B290];[.$O290])" office:value-type="float"/>
          <table:table-cell table:formula="of:=MIN([.$C290];[.$P290])" office:value-type="float"/>
          <table:table-cell table:formula="of:=MIN([.$D290];[.$Q290])" office:value-type="float"/>
          <table:table-cell table:formula="of:=MIN([.$E290];[.$R290])" office:value-type="float"/>
          <table:table-cell table:formula="of:=MIN([.$F290];[.$S290])" office:value-type="float"/>
          <table:table-cell table:formula="of:=MIN([.$G290];[.$T290])" office:value-type="float"/>
          <table:table-cell table:formula="of:=MIN([.$H290];[.$U290])" office:value-type="float"/>
          <table:table-cell table:formula="of:=MIN([.$I290];[.$V290])" office:value-type="float"/>
          <table:table-cell table:formula="of:=MIN([.$J290])" office:value-type="float"/>
          <table:table-cell table:formula="of:=MIN([.$K290];[.$W290])" office:value-type="float"/>
          <table:table-cell table:formula="of:=MIN([.$L290];[.$X290])" office:value-type="float"/>
          <table:table-cell table:formula="of:=MIN([.$M290];[.$Y290])" office:value-type="float"/>
          <table:table-cell table:formula="of:=MIN([.$N290];[.$Z290])" office:value-type="float"/>
          <table:table-cell table:formula="of:=MEDIAN([.$B290];[.$O290])" office:value-type="float"/>
          <table:table-cell table:formula="of:=MEDIAN([.$C290];[.$P290])" office:value-type="float"/>
          <table:table-cell table:formula="of:=MEDIAN([.$D290];[.$Q290])" office:value-type="float"/>
          <table:table-cell table:formula="of:=MEDIAN([.$E290];[.$R290])" office:value-type="float"/>
          <table:table-cell table:formula="of:=MEDIAN([.$F290];[.$S290])" office:value-type="float"/>
          <table:table-cell table:formula="of:=MEDIAN([.$G290];[.$T290])" office:value-type="float"/>
          <table:table-cell table:formula="of:=MEDIAN([.$H290];[.$U290])" office:value-type="float"/>
          <table:table-cell table:formula="of:=MEDIAN([.$I290];[.$V290])" office:value-type="float"/>
          <table:table-cell table:formula="of:=MEDIAN([.$J290])" office:value-type="float"/>
          <table:table-cell table:formula="of:=MEDIAN([.$K290];[.$W290])" office:value-type="float"/>
          <table:table-cell table:formula="of:=MEDIAN([.$L290];[.$X290])" office:value-type="float"/>
          <table:table-cell table:formula="of:=MEDIAN([.$M290];[.$Y290])" office:value-type="float"/>
          <table:table-cell table:formula="of:=MEDIAN([.$N290];[.$Z290])" office:value-type="float"/>
          <table:table-cell table:formula="of:=MAX([.$B290];[.$O290])" office:value-type="float"/>
          <table:table-cell table:formula="of:=MAX([.$C290];[.$P290])" office:value-type="float"/>
          <table:table-cell table:formula="of:=MAX([.$D290];[.$Q290])" office:value-type="float"/>
          <table:table-cell table:formula="of:=MAX([.$E290];[.$R290])" office:value-type="float"/>
          <table:table-cell table:formula="of:=MAX([.$F290];[.$S290])" office:value-type="float"/>
          <table:table-cell table:formula="of:=MAX([.$G290];[.$T290])" office:value-type="float"/>
          <table:table-cell table:formula="of:=MAX([.$H290];[.$U290])" office:value-type="float"/>
          <table:table-cell table:formula="of:=MAX([.$I290];[.$V290])" office:value-type="float"/>
          <table:table-cell table:formula="of:=MAX([.$J290])" office:value-type="float"/>
          <table:table-cell table:formula="of:=MAX([.$K290];[.$W290])" office:value-type="float"/>
          <table:table-cell table:formula="of:=MAX([.$L290];[.$X290])" office:value-type="float"/>
          <table:table-cell table:formula="of:=MAX([.$M290];[.$Y290])" office:value-type="float"/>
          <table:table-cell table:formula="of:=MAX([.$N290];[.$Z290])" office:value-type="float"/>
        </table:table-row>
        <table:table-row table:style-name="ro1">
          <table:table-cell office:value-type="string">
            <text:p>blocks.blocks-26-0.asp/26</text:p>
          </table:table-cell>
          <table:table-cell office:value-type="float" office:value="13.9785"/>
          <table:table-cell office:value-type="float" office:value="13.754"/>
          <table:table-cell office:value-type="float" office:value="0.74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39.0"/>
          <table:table-cell office:value-type="float" office:value="22434.0"/>
          <table:table-cell office:value-type="float" office:value="22434.0"/>
          <table:table-cell office:value-type="float" office:value="974741.0"/>
          <table:table-cell office:value-type="float" office:value="1088821.0"/>
          <table:table-cell office:value-type="float" office:value="0.0"/>
          <table:table-cell office:value-type="float" office:value="0.0"/>
          <table:table-cell office:value-type="float" office:value="12.0565"/>
          <table:table-cell office:value-type="float" office:value="11.847"/>
          <table:table-cell office:value-type="float" office:value="0.44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49.0"/>
          <table:table-cell office:value-type="float" office:value="42042.0"/>
          <table:table-cell office:value-type="float" office:value="974741.0"/>
          <table:table-cell office:value-type="float" office:value="1088821.0"/>
          <table:table-cell office:value-type="float" office:value="0.0"/>
          <table:table-cell office:value-type="float" office:value="0.0"/>
          <table:table-cell table:formula="of:=MIN([.$B291];[.$O291])" office:value-type="float"/>
          <table:table-cell table:formula="of:=MIN([.$C291];[.$P291])" office:value-type="float"/>
          <table:table-cell table:formula="of:=MIN([.$D291];[.$Q291])" office:value-type="float"/>
          <table:table-cell table:formula="of:=MIN([.$E291];[.$R291])" office:value-type="float"/>
          <table:table-cell table:formula="of:=MIN([.$F291];[.$S291])" office:value-type="float"/>
          <table:table-cell table:formula="of:=MIN([.$G291];[.$T291])" office:value-type="float"/>
          <table:table-cell table:formula="of:=MIN([.$H291];[.$U291])" office:value-type="float"/>
          <table:table-cell table:formula="of:=MIN([.$I291];[.$V291])" office:value-type="float"/>
          <table:table-cell table:formula="of:=MIN([.$J291])" office:value-type="float"/>
          <table:table-cell table:formula="of:=MIN([.$K291];[.$W291])" office:value-type="float"/>
          <table:table-cell table:formula="of:=MIN([.$L291];[.$X291])" office:value-type="float"/>
          <table:table-cell table:formula="of:=MIN([.$M291];[.$Y291])" office:value-type="float"/>
          <table:table-cell table:formula="of:=MIN([.$N291];[.$Z291])" office:value-type="float"/>
          <table:table-cell table:formula="of:=MEDIAN([.$B291];[.$O291])" office:value-type="float"/>
          <table:table-cell table:formula="of:=MEDIAN([.$C291];[.$P291])" office:value-type="float"/>
          <table:table-cell table:formula="of:=MEDIAN([.$D291];[.$Q291])" office:value-type="float"/>
          <table:table-cell table:formula="of:=MEDIAN([.$E291];[.$R291])" office:value-type="float"/>
          <table:table-cell table:formula="of:=MEDIAN([.$F291];[.$S291])" office:value-type="float"/>
          <table:table-cell table:formula="of:=MEDIAN([.$G291];[.$T291])" office:value-type="float"/>
          <table:table-cell table:formula="of:=MEDIAN([.$H291];[.$U291])" office:value-type="float"/>
          <table:table-cell table:formula="of:=MEDIAN([.$I291];[.$V291])" office:value-type="float"/>
          <table:table-cell table:formula="of:=MEDIAN([.$J291])" office:value-type="float"/>
          <table:table-cell table:formula="of:=MEDIAN([.$K291];[.$W291])" office:value-type="float"/>
          <table:table-cell table:formula="of:=MEDIAN([.$L291];[.$X291])" office:value-type="float"/>
          <table:table-cell table:formula="of:=MEDIAN([.$M291];[.$Y291])" office:value-type="float"/>
          <table:table-cell table:formula="of:=MEDIAN([.$N291];[.$Z291])" office:value-type="float"/>
          <table:table-cell table:formula="of:=MAX([.$B291];[.$O291])" office:value-type="float"/>
          <table:table-cell table:formula="of:=MAX([.$C291];[.$P291])" office:value-type="float"/>
          <table:table-cell table:formula="of:=MAX([.$D291];[.$Q291])" office:value-type="float"/>
          <table:table-cell table:formula="of:=MAX([.$E291];[.$R291])" office:value-type="float"/>
          <table:table-cell table:formula="of:=MAX([.$F291];[.$S291])" office:value-type="float"/>
          <table:table-cell table:formula="of:=MAX([.$G291];[.$T291])" office:value-type="float"/>
          <table:table-cell table:formula="of:=MAX([.$H291];[.$U291])" office:value-type="float"/>
          <table:table-cell table:formula="of:=MAX([.$I291];[.$V291])" office:value-type="float"/>
          <table:table-cell table:formula="of:=MAX([.$J291])" office:value-type="float"/>
          <table:table-cell table:formula="of:=MAX([.$K291];[.$W291])" office:value-type="float"/>
          <table:table-cell table:formula="of:=MAX([.$L291];[.$X291])" office:value-type="float"/>
          <table:table-cell table:formula="of:=MAX([.$M291];[.$Y291])" office:value-type="float"/>
          <table:table-cell table:formula="of:=MAX([.$N291];[.$Z291])" office:value-type="float"/>
        </table:table-row>
        <table:table-row table:style-name="ro1">
          <table:table-cell office:value-type="string">
            <text:p>blocks.blocks-26-0.asp/27</text:p>
          </table:table-cell>
          <table:table-cell office:value-type="float" office:value="13.8969"/>
          <table:table-cell office:value-type="float" office:value="13.674"/>
          <table:table-cell office:value-type="float" office:value="0.27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3.0"/>
          <table:table-cell office:value-type="float" office:value="1990.0"/>
          <table:table-cell office:value-type="float" office:value="1990.0"/>
          <table:table-cell office:value-type="float" office:value="1013651.0"/>
          <table:table-cell office:value-type="float" office:value="1145333.0"/>
          <table:table-cell office:value-type="float" office:value="0.0"/>
          <table:table-cell office:value-type="float" office:value="0.0"/>
          <table:table-cell office:value-type="float" office:value="12.8382"/>
          <table:table-cell office:value-type="float" office:value="12.639"/>
          <table:table-cell office:value-type="float" office:value="0.81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31.0"/>
          <table:table-cell office:value-type="float" office:value="51292.0"/>
          <table:table-cell office:value-type="float" office:value="1013651.0"/>
          <table:table-cell office:value-type="float" office:value="1145333.0"/>
          <table:table-cell office:value-type="float" office:value="0.0"/>
          <table:table-cell office:value-type="float" office:value="0.0"/>
          <table:table-cell table:formula="of:=MIN([.$B292];[.$O292])" office:value-type="float"/>
          <table:table-cell table:formula="of:=MIN([.$C292];[.$P292])" office:value-type="float"/>
          <table:table-cell table:formula="of:=MIN([.$D292];[.$Q292])" office:value-type="float"/>
          <table:table-cell table:formula="of:=MIN([.$E292];[.$R292])" office:value-type="float"/>
          <table:table-cell table:formula="of:=MIN([.$F292];[.$S292])" office:value-type="float"/>
          <table:table-cell table:formula="of:=MIN([.$G292];[.$T292])" office:value-type="float"/>
          <table:table-cell table:formula="of:=MIN([.$H292];[.$U292])" office:value-type="float"/>
          <table:table-cell table:formula="of:=MIN([.$I292];[.$V292])" office:value-type="float"/>
          <table:table-cell table:formula="of:=MIN([.$J292])" office:value-type="float"/>
          <table:table-cell table:formula="of:=MIN([.$K292];[.$W292])" office:value-type="float"/>
          <table:table-cell table:formula="of:=MIN([.$L292];[.$X292])" office:value-type="float"/>
          <table:table-cell table:formula="of:=MIN([.$M292];[.$Y292])" office:value-type="float"/>
          <table:table-cell table:formula="of:=MIN([.$N292];[.$Z292])" office:value-type="float"/>
          <table:table-cell table:formula="of:=MEDIAN([.$B292];[.$O292])" office:value-type="float"/>
          <table:table-cell table:formula="of:=MEDIAN([.$C292];[.$P292])" office:value-type="float"/>
          <table:table-cell table:formula="of:=MEDIAN([.$D292];[.$Q292])" office:value-type="float"/>
          <table:table-cell table:formula="of:=MEDIAN([.$E292];[.$R292])" office:value-type="float"/>
          <table:table-cell table:formula="of:=MEDIAN([.$F292];[.$S292])" office:value-type="float"/>
          <table:table-cell table:formula="of:=MEDIAN([.$G292];[.$T292])" office:value-type="float"/>
          <table:table-cell table:formula="of:=MEDIAN([.$H292];[.$U292])" office:value-type="float"/>
          <table:table-cell table:formula="of:=MEDIAN([.$I292];[.$V292])" office:value-type="float"/>
          <table:table-cell table:formula="of:=MEDIAN([.$J292])" office:value-type="float"/>
          <table:table-cell table:formula="of:=MEDIAN([.$K292];[.$W292])" office:value-type="float"/>
          <table:table-cell table:formula="of:=MEDIAN([.$L292];[.$X292])" office:value-type="float"/>
          <table:table-cell table:formula="of:=MEDIAN([.$M292];[.$Y292])" office:value-type="float"/>
          <table:table-cell table:formula="of:=MEDIAN([.$N292];[.$Z292])" office:value-type="float"/>
          <table:table-cell table:formula="of:=MAX([.$B292];[.$O292])" office:value-type="float"/>
          <table:table-cell table:formula="of:=MAX([.$C292];[.$P292])" office:value-type="float"/>
          <table:table-cell table:formula="of:=MAX([.$D292];[.$Q292])" office:value-type="float"/>
          <table:table-cell table:formula="of:=MAX([.$E292];[.$R292])" office:value-type="float"/>
          <table:table-cell table:formula="of:=MAX([.$F292];[.$S292])" office:value-type="float"/>
          <table:table-cell table:formula="of:=MAX([.$G292];[.$T292])" office:value-type="float"/>
          <table:table-cell table:formula="of:=MAX([.$H292];[.$U292])" office:value-type="float"/>
          <table:table-cell table:formula="of:=MAX([.$I292];[.$V292])" office:value-type="float"/>
          <table:table-cell table:formula="of:=MAX([.$J292])" office:value-type="float"/>
          <table:table-cell table:formula="of:=MAX([.$K292];[.$W292])" office:value-type="float"/>
          <table:table-cell table:formula="of:=MAX([.$L292];[.$X292])" office:value-type="float"/>
          <table:table-cell table:formula="of:=MAX([.$M292];[.$Y292])" office:value-type="float"/>
          <table:table-cell table:formula="of:=MAX([.$N292];[.$Z292])" office:value-type="float"/>
        </table:table-row>
        <table:table-row table:style-name="ro1">
          <table:table-cell office:value-type="string">
            <text:p>blocks.blocks-26-0.asp/28</text:p>
          </table:table-cell>
          <table:table-cell office:value-type="float" office:value="14.7812"/>
          <table:table-cell office:value-type="float" office:value="14.528"/>
          <table:table-cell office:value-type="float" office:value="0.4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3.0"/>
          <table:table-cell office:value-type="float" office:value="3398.0"/>
          <table:table-cell office:value-type="float" office:value="3398.0"/>
          <table:table-cell office:value-type="float" office:value="1052561.0"/>
          <table:table-cell office:value-type="float" office:value="1201845.0"/>
          <table:table-cell office:value-type="float" office:value="0.0"/>
          <table:table-cell office:value-type="float" office:value="0.0"/>
          <table:table-cell office:value-type="float" office:value="13.2924"/>
          <table:table-cell office:value-type="float" office:value="13.086"/>
          <table:table-cell office:value-type="float" office:value="0.59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33.0"/>
          <table:table-cell office:value-type="float" office:value="61988.0"/>
          <table:table-cell office:value-type="float" office:value="1052561.0"/>
          <table:table-cell office:value-type="float" office:value="1201845.0"/>
          <table:table-cell office:value-type="float" office:value="0.0"/>
          <table:table-cell office:value-type="float" office:value="0.0"/>
          <table:table-cell table:formula="of:=MIN([.$B293];[.$O293])" office:value-type="float"/>
          <table:table-cell table:formula="of:=MIN([.$C293];[.$P293])" office:value-type="float"/>
          <table:table-cell table:formula="of:=MIN([.$D293];[.$Q293])" office:value-type="float"/>
          <table:table-cell table:formula="of:=MIN([.$E293];[.$R293])" office:value-type="float"/>
          <table:table-cell table:formula="of:=MIN([.$F293];[.$S293])" office:value-type="float"/>
          <table:table-cell table:formula="of:=MIN([.$G293];[.$T293])" office:value-type="float"/>
          <table:table-cell table:formula="of:=MIN([.$H293];[.$U293])" office:value-type="float"/>
          <table:table-cell table:formula="of:=MIN([.$I293];[.$V293])" office:value-type="float"/>
          <table:table-cell table:formula="of:=MIN([.$J293])" office:value-type="float"/>
          <table:table-cell table:formula="of:=MIN([.$K293];[.$W293])" office:value-type="float"/>
          <table:table-cell table:formula="of:=MIN([.$L293];[.$X293])" office:value-type="float"/>
          <table:table-cell table:formula="of:=MIN([.$M293];[.$Y293])" office:value-type="float"/>
          <table:table-cell table:formula="of:=MIN([.$N293];[.$Z293])" office:value-type="float"/>
          <table:table-cell table:formula="of:=MEDIAN([.$B293];[.$O293])" office:value-type="float"/>
          <table:table-cell table:formula="of:=MEDIAN([.$C293];[.$P293])" office:value-type="float"/>
          <table:table-cell table:formula="of:=MEDIAN([.$D293];[.$Q293])" office:value-type="float"/>
          <table:table-cell table:formula="of:=MEDIAN([.$E293];[.$R293])" office:value-type="float"/>
          <table:table-cell table:formula="of:=MEDIAN([.$F293];[.$S293])" office:value-type="float"/>
          <table:table-cell table:formula="of:=MEDIAN([.$G293];[.$T293])" office:value-type="float"/>
          <table:table-cell table:formula="of:=MEDIAN([.$H293];[.$U293])" office:value-type="float"/>
          <table:table-cell table:formula="of:=MEDIAN([.$I293];[.$V293])" office:value-type="float"/>
          <table:table-cell table:formula="of:=MEDIAN([.$J293])" office:value-type="float"/>
          <table:table-cell table:formula="of:=MEDIAN([.$K293];[.$W293])" office:value-type="float"/>
          <table:table-cell table:formula="of:=MEDIAN([.$L293];[.$X293])" office:value-type="float"/>
          <table:table-cell table:formula="of:=MEDIAN([.$M293];[.$Y293])" office:value-type="float"/>
          <table:table-cell table:formula="of:=MEDIAN([.$N293];[.$Z293])" office:value-type="float"/>
          <table:table-cell table:formula="of:=MAX([.$B293];[.$O293])" office:value-type="float"/>
          <table:table-cell table:formula="of:=MAX([.$C293];[.$P293])" office:value-type="float"/>
          <table:table-cell table:formula="of:=MAX([.$D293];[.$Q293])" office:value-type="float"/>
          <table:table-cell table:formula="of:=MAX([.$E293];[.$R293])" office:value-type="float"/>
          <table:table-cell table:formula="of:=MAX([.$F293];[.$S293])" office:value-type="float"/>
          <table:table-cell table:formula="of:=MAX([.$G293];[.$T293])" office:value-type="float"/>
          <table:table-cell table:formula="of:=MAX([.$H293];[.$U293])" office:value-type="float"/>
          <table:table-cell table:formula="of:=MAX([.$I293];[.$V293])" office:value-type="float"/>
          <table:table-cell table:formula="of:=MAX([.$J293])" office:value-type="float"/>
          <table:table-cell table:formula="of:=MAX([.$K293];[.$W293])" office:value-type="float"/>
          <table:table-cell table:formula="of:=MAX([.$L293];[.$X293])" office:value-type="float"/>
          <table:table-cell table:formula="of:=MAX([.$M293];[.$Y293])" office:value-type="float"/>
          <table:table-cell table:formula="of:=MAX([.$N293];[.$Z293])" office:value-type="float"/>
        </table:table-row>
        <table:table-row table:style-name="ro1">
          <table:table-cell office:value-type="string">
            <text:p>blocks.blocks-26-0.asp/29</text:p>
          </table:table-cell>
          <table:table-cell office:value-type="float" office:value="300.0"/>
          <table:table-cell office:value-type="float" office:value="299.987"/>
          <table:table-cell office:value-type="float" office:value="285.46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54401.0"/>
          <table:table-cell office:value-type="float" office:value="3384171.0"/>
          <table:table-cell office:value-type="float" office:value="3384171.0"/>
          <table:table-cell office:value-type="float" office:value="1091471.0"/>
          <table:table-cell office:value-type="float" office:value="1258357.0"/>
          <table:table-cell office:value-type="float" office:value="0.0"/>
          <table:table-cell office:value-type="float" office:value="0.0"/>
          <table:table-cell office:value-type="float" office:value="13.6089"/>
          <table:table-cell office:value-type="float" office:value="13.394"/>
          <table:table-cell office:value-type="float" office:value="0.66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45.0"/>
          <table:table-cell office:value-type="float" office:value="67995.0"/>
          <table:table-cell office:value-type="float" office:value="1091471.0"/>
          <table:table-cell office:value-type="float" office:value="1258357.0"/>
          <table:table-cell office:value-type="float" office:value="0.0"/>
          <table:table-cell office:value-type="float" office:value="0.0"/>
          <table:table-cell table:formula="of:=MIN([.$B294];[.$O294])" office:value-type="float"/>
          <table:table-cell table:formula="of:=MIN([.$C294];[.$P294])" office:value-type="float"/>
          <table:table-cell table:formula="of:=MIN([.$D294];[.$Q294])" office:value-type="float"/>
          <table:table-cell table:formula="of:=MIN([.$E294];[.$R294])" office:value-type="float"/>
          <table:table-cell table:formula="of:=MIN([.$F294];[.$S294])" office:value-type="float"/>
          <table:table-cell table:formula="of:=MIN([.$G294];[.$T294])" office:value-type="float"/>
          <table:table-cell table:formula="of:=MIN([.$H294];[.$U294])" office:value-type="float"/>
          <table:table-cell table:formula="of:=MIN([.$I294];[.$V294])" office:value-type="float"/>
          <table:table-cell table:formula="of:=MIN([.$J294])" office:value-type="float"/>
          <table:table-cell table:formula="of:=MIN([.$K294];[.$W294])" office:value-type="float"/>
          <table:table-cell table:formula="of:=MIN([.$L294];[.$X294])" office:value-type="float"/>
          <table:table-cell table:formula="of:=MIN([.$M294];[.$Y294])" office:value-type="float"/>
          <table:table-cell table:formula="of:=MIN([.$N294];[.$Z294])" office:value-type="float"/>
          <table:table-cell table:formula="of:=MEDIAN([.$B294];[.$O294])" office:value-type="float"/>
          <table:table-cell table:formula="of:=MEDIAN([.$C294];[.$P294])" office:value-type="float"/>
          <table:table-cell table:formula="of:=MEDIAN([.$D294];[.$Q294])" office:value-type="float"/>
          <table:table-cell table:formula="of:=MEDIAN([.$E294];[.$R294])" office:value-type="float"/>
          <table:table-cell table:formula="of:=MEDIAN([.$F294];[.$S294])" office:value-type="float"/>
          <table:table-cell table:formula="of:=MEDIAN([.$G294];[.$T294])" office:value-type="float"/>
          <table:table-cell table:formula="of:=MEDIAN([.$H294];[.$U294])" office:value-type="float"/>
          <table:table-cell table:formula="of:=MEDIAN([.$I294];[.$V294])" office:value-type="float"/>
          <table:table-cell table:formula="of:=MEDIAN([.$J294])" office:value-type="float"/>
          <table:table-cell table:formula="of:=MEDIAN([.$K294];[.$W294])" office:value-type="float"/>
          <table:table-cell table:formula="of:=MEDIAN([.$L294];[.$X294])" office:value-type="float"/>
          <table:table-cell table:formula="of:=MEDIAN([.$M294];[.$Y294])" office:value-type="float"/>
          <table:table-cell table:formula="of:=MEDIAN([.$N294];[.$Z294])" office:value-type="float"/>
          <table:table-cell table:formula="of:=MAX([.$B294];[.$O294])" office:value-type="float"/>
          <table:table-cell table:formula="of:=MAX([.$C294];[.$P294])" office:value-type="float"/>
          <table:table-cell table:formula="of:=MAX([.$D294];[.$Q294])" office:value-type="float"/>
          <table:table-cell table:formula="of:=MAX([.$E294];[.$R294])" office:value-type="float"/>
          <table:table-cell table:formula="of:=MAX([.$F294];[.$S294])" office:value-type="float"/>
          <table:table-cell table:formula="of:=MAX([.$G294];[.$T294])" office:value-type="float"/>
          <table:table-cell table:formula="of:=MAX([.$H294];[.$U294])" office:value-type="float"/>
          <table:table-cell table:formula="of:=MAX([.$I294];[.$V294])" office:value-type="float"/>
          <table:table-cell table:formula="of:=MAX([.$J294])" office:value-type="float"/>
          <table:table-cell table:formula="of:=MAX([.$K294];[.$W294])" office:value-type="float"/>
          <table:table-cell table:formula="of:=MAX([.$L294];[.$X294])" office:value-type="float"/>
          <table:table-cell table:formula="of:=MAX([.$M294];[.$Y294])" office:value-type="float"/>
          <table:table-cell table:formula="of:=MAX([.$N294];[.$Z294])" office:value-type="float"/>
        </table:table-row>
        <table:table-row table:style-name="ro1">
          <table:table-cell office:value-type="string">
            <text:p>blocks.blocks-26-0.asp/3</text:p>
          </table:table-cell>
          <table:table-cell office:value-type="float" office:value="1.05742"/>
          <table:table-cell office:value-type="float" office:value="0.9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9811.0"/>
          <table:table-cell office:value-type="float" office:value="50.0"/>
          <table:table-cell office:value-type="float" office:value="0.0"/>
          <table:table-cell office:value-type="float" office:value="0.0"/>
          <table:table-cell office:value-type="float" office:value="0.958444"/>
          <table:table-cell office:value-type="float" office:value="0.8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79811.0"/>
          <table:table-cell office:value-type="float" office:value="50.0"/>
          <table:table-cell office:value-type="float" office:value="0.0"/>
          <table:table-cell office:value-type="float" office:value="0.0"/>
          <table:table-cell table:formula="of:=MIN([.$B295];[.$O295])" office:value-type="float"/>
          <table:table-cell table:formula="of:=MIN([.$C295];[.$P295])" office:value-type="float"/>
          <table:table-cell table:formula="of:=MIN([.$D295];[.$Q295])" office:value-type="float"/>
          <table:table-cell table:formula="of:=MIN([.$E295];[.$R295])" office:value-type="float"/>
          <table:table-cell table:formula="of:=MIN([.$F295];[.$S295])" office:value-type="float"/>
          <table:table-cell table:formula="of:=MIN([.$G295];[.$T295])" office:value-type="float"/>
          <table:table-cell table:formula="of:=MIN([.$H295];[.$U295])" office:value-type="float"/>
          <table:table-cell table:formula="of:=MIN([.$I295];[.$V295])" office:value-type="float"/>
          <table:table-cell table:formula="of:=MIN([.$J295])" office:value-type="float"/>
          <table:table-cell table:formula="of:=MIN([.$K295];[.$W295])" office:value-type="float"/>
          <table:table-cell table:formula="of:=MIN([.$L295];[.$X295])" office:value-type="float"/>
          <table:table-cell table:formula="of:=MIN([.$M295];[.$Y295])" office:value-type="float"/>
          <table:table-cell table:formula="of:=MIN([.$N295];[.$Z295])" office:value-type="float"/>
          <table:table-cell table:formula="of:=MEDIAN([.$B295];[.$O295])" office:value-type="float"/>
          <table:table-cell table:formula="of:=MEDIAN([.$C295];[.$P295])" office:value-type="float"/>
          <table:table-cell table:formula="of:=MEDIAN([.$D295];[.$Q295])" office:value-type="float"/>
          <table:table-cell table:formula="of:=MEDIAN([.$E295];[.$R295])" office:value-type="float"/>
          <table:table-cell table:formula="of:=MEDIAN([.$F295];[.$S295])" office:value-type="float"/>
          <table:table-cell table:formula="of:=MEDIAN([.$G295];[.$T295])" office:value-type="float"/>
          <table:table-cell table:formula="of:=MEDIAN([.$H295];[.$U295])" office:value-type="float"/>
          <table:table-cell table:formula="of:=MEDIAN([.$I295];[.$V295])" office:value-type="float"/>
          <table:table-cell table:formula="of:=MEDIAN([.$J295])" office:value-type="float"/>
          <table:table-cell table:formula="of:=MEDIAN([.$K295];[.$W295])" office:value-type="float"/>
          <table:table-cell table:formula="of:=MEDIAN([.$L295];[.$X295])" office:value-type="float"/>
          <table:table-cell table:formula="of:=MEDIAN([.$M295];[.$Y295])" office:value-type="float"/>
          <table:table-cell table:formula="of:=MEDIAN([.$N295];[.$Z295])" office:value-type="float"/>
          <table:table-cell table:formula="of:=MAX([.$B295];[.$O295])" office:value-type="float"/>
          <table:table-cell table:formula="of:=MAX([.$C295];[.$P295])" office:value-type="float"/>
          <table:table-cell table:formula="of:=MAX([.$D295];[.$Q295])" office:value-type="float"/>
          <table:table-cell table:formula="of:=MAX([.$E295];[.$R295])" office:value-type="float"/>
          <table:table-cell table:formula="of:=MAX([.$F295];[.$S295])" office:value-type="float"/>
          <table:table-cell table:formula="of:=MAX([.$G295];[.$T295])" office:value-type="float"/>
          <table:table-cell table:formula="of:=MAX([.$H295];[.$U295])" office:value-type="float"/>
          <table:table-cell table:formula="of:=MAX([.$I295];[.$V295])" office:value-type="float"/>
          <table:table-cell table:formula="of:=MAX([.$J295])" office:value-type="float"/>
          <table:table-cell table:formula="of:=MAX([.$K295];[.$W295])" office:value-type="float"/>
          <table:table-cell table:formula="of:=MAX([.$L295];[.$X295])" office:value-type="float"/>
          <table:table-cell table:formula="of:=MAX([.$M295];[.$Y295])" office:value-type="float"/>
          <table:table-cell table:formula="of:=MAX([.$N295];[.$Z295])" office:value-type="float"/>
        </table:table-row>
        <table:table-row table:style-name="ro1">
          <table:table-cell office:value-type="string">
            <text:p>blocks.blocks-26-0.asp/30</text:p>
          </table:table-cell>
          <table:table-cell office:value-type="float" office:value="300.0"/>
          <table:table-cell office:value-type="float" office:value="299.988"/>
          <table:table-cell office:value-type="float" office:value="284.66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63910.0"/>
          <table:table-cell office:value-type="float" office:value="3829823.0"/>
          <table:table-cell office:value-type="float" office:value="3829823.0"/>
          <table:table-cell office:value-type="float" office:value="1130381.0"/>
          <table:table-cell office:value-type="float" office:value="1314869.0"/>
          <table:table-cell office:value-type="float" office:value="0.0"/>
          <table:table-cell office:value-type="float" office:value="0.0"/>
          <table:table-cell office:value-type="float" office:value="14.51"/>
          <table:table-cell office:value-type="float" office:value="14.295"/>
          <table:table-cell office:value-type="float" office:value="1.06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181.0"/>
          <table:table-cell office:value-type="float" office:value="64364.0"/>
          <table:table-cell office:value-type="float" office:value="1130381.0"/>
          <table:table-cell office:value-type="float" office:value="1314869.0"/>
          <table:table-cell office:value-type="float" office:value="0.0"/>
          <table:table-cell office:value-type="float" office:value="0.0"/>
          <table:table-cell table:formula="of:=MIN([.$B296];[.$O296])" office:value-type="float"/>
          <table:table-cell table:formula="of:=MIN([.$C296];[.$P296])" office:value-type="float"/>
          <table:table-cell table:formula="of:=MIN([.$D296];[.$Q296])" office:value-type="float"/>
          <table:table-cell table:formula="of:=MIN([.$E296];[.$R296])" office:value-type="float"/>
          <table:table-cell table:formula="of:=MIN([.$F296];[.$S296])" office:value-type="float"/>
          <table:table-cell table:formula="of:=MIN([.$G296];[.$T296])" office:value-type="float"/>
          <table:table-cell table:formula="of:=MIN([.$H296];[.$U296])" office:value-type="float"/>
          <table:table-cell table:formula="of:=MIN([.$I296];[.$V296])" office:value-type="float"/>
          <table:table-cell table:formula="of:=MIN([.$J296])" office:value-type="float"/>
          <table:table-cell table:formula="of:=MIN([.$K296];[.$W296])" office:value-type="float"/>
          <table:table-cell table:formula="of:=MIN([.$L296];[.$X296])" office:value-type="float"/>
          <table:table-cell table:formula="of:=MIN([.$M296];[.$Y296])" office:value-type="float"/>
          <table:table-cell table:formula="of:=MIN([.$N296];[.$Z296])" office:value-type="float"/>
          <table:table-cell table:formula="of:=MEDIAN([.$B296];[.$O296])" office:value-type="float"/>
          <table:table-cell table:formula="of:=MEDIAN([.$C296];[.$P296])" office:value-type="float"/>
          <table:table-cell table:formula="of:=MEDIAN([.$D296];[.$Q296])" office:value-type="float"/>
          <table:table-cell table:formula="of:=MEDIAN([.$E296];[.$R296])" office:value-type="float"/>
          <table:table-cell table:formula="of:=MEDIAN([.$F296];[.$S296])" office:value-type="float"/>
          <table:table-cell table:formula="of:=MEDIAN([.$G296];[.$T296])" office:value-type="float"/>
          <table:table-cell table:formula="of:=MEDIAN([.$H296];[.$U296])" office:value-type="float"/>
          <table:table-cell table:formula="of:=MEDIAN([.$I296];[.$V296])" office:value-type="float"/>
          <table:table-cell table:formula="of:=MEDIAN([.$J296])" office:value-type="float"/>
          <table:table-cell table:formula="of:=MEDIAN([.$K296];[.$W296])" office:value-type="float"/>
          <table:table-cell table:formula="of:=MEDIAN([.$L296];[.$X296])" office:value-type="float"/>
          <table:table-cell table:formula="of:=MEDIAN([.$M296];[.$Y296])" office:value-type="float"/>
          <table:table-cell table:formula="of:=MEDIAN([.$N296];[.$Z296])" office:value-type="float"/>
          <table:table-cell table:formula="of:=MAX([.$B296];[.$O296])" office:value-type="float"/>
          <table:table-cell table:formula="of:=MAX([.$C296];[.$P296])" office:value-type="float"/>
          <table:table-cell table:formula="of:=MAX([.$D296];[.$Q296])" office:value-type="float"/>
          <table:table-cell table:formula="of:=MAX([.$E296];[.$R296])" office:value-type="float"/>
          <table:table-cell table:formula="of:=MAX([.$F296];[.$S296])" office:value-type="float"/>
          <table:table-cell table:formula="of:=MAX([.$G296];[.$T296])" office:value-type="float"/>
          <table:table-cell table:formula="of:=MAX([.$H296];[.$U296])" office:value-type="float"/>
          <table:table-cell table:formula="of:=MAX([.$I296];[.$V296])" office:value-type="float"/>
          <table:table-cell table:formula="of:=MAX([.$J296])" office:value-type="float"/>
          <table:table-cell table:formula="of:=MAX([.$K296];[.$W296])" office:value-type="float"/>
          <table:table-cell table:formula="of:=MAX([.$L296];[.$X296])" office:value-type="float"/>
          <table:table-cell table:formula="of:=MAX([.$M296];[.$Y296])" office:value-type="float"/>
          <table:table-cell table:formula="of:=MAX([.$N296];[.$Z296])" office:value-type="float"/>
        </table:table-row>
        <table:table-row table:style-name="ro1">
          <table:table-cell office:value-type="string">
            <text:p>blocks.blocks-26-0.asp/31</text:p>
          </table:table-cell>
          <table:table-cell office:value-type="float" office:value="16.1568"/>
          <table:table-cell office:value-type="float" office:value="15.913"/>
          <table:table-cell office:value-type="float" office:value="0.3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2.0"/>
          <table:table-cell office:value-type="float" office:value="7697.0"/>
          <table:table-cell office:value-type="float" office:value="7697.0"/>
          <table:table-cell office:value-type="float" office:value="1169291.0"/>
          <table:table-cell office:value-type="float" office:value="1371381.0"/>
          <table:table-cell office:value-type="float" office:value="0.0"/>
          <table:table-cell office:value-type="float" office:value="0.0"/>
          <table:table-cell office:value-type="float" office:value="14.6723"/>
          <table:table-cell office:value-type="float" office:value="14.461"/>
          <table:table-cell office:value-type="float" office:value="0.89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83.0"/>
          <table:table-cell office:value-type="float" office:value="48041.0"/>
          <table:table-cell office:value-type="float" office:value="1169291.0"/>
          <table:table-cell office:value-type="float" office:value="1371381.0"/>
          <table:table-cell office:value-type="float" office:value="0.0"/>
          <table:table-cell office:value-type="float" office:value="0.0"/>
          <table:table-cell table:formula="of:=MIN([.$B297];[.$O297])" office:value-type="float"/>
          <table:table-cell table:formula="of:=MIN([.$C297];[.$P297])" office:value-type="float"/>
          <table:table-cell table:formula="of:=MIN([.$D297];[.$Q297])" office:value-type="float"/>
          <table:table-cell table:formula="of:=MIN([.$E297];[.$R297])" office:value-type="float"/>
          <table:table-cell table:formula="of:=MIN([.$F297];[.$S297])" office:value-type="float"/>
          <table:table-cell table:formula="of:=MIN([.$G297];[.$T297])" office:value-type="float"/>
          <table:table-cell table:formula="of:=MIN([.$H297];[.$U297])" office:value-type="float"/>
          <table:table-cell table:formula="of:=MIN([.$I297];[.$V297])" office:value-type="float"/>
          <table:table-cell table:formula="of:=MIN([.$J297])" office:value-type="float"/>
          <table:table-cell table:formula="of:=MIN([.$K297];[.$W297])" office:value-type="float"/>
          <table:table-cell table:formula="of:=MIN([.$L297];[.$X297])" office:value-type="float"/>
          <table:table-cell table:formula="of:=MIN([.$M297];[.$Y297])" office:value-type="float"/>
          <table:table-cell table:formula="of:=MIN([.$N297];[.$Z297])" office:value-type="float"/>
          <table:table-cell table:formula="of:=MEDIAN([.$B297];[.$O297])" office:value-type="float"/>
          <table:table-cell table:formula="of:=MEDIAN([.$C297];[.$P297])" office:value-type="float"/>
          <table:table-cell table:formula="of:=MEDIAN([.$D297];[.$Q297])" office:value-type="float"/>
          <table:table-cell table:formula="of:=MEDIAN([.$E297];[.$R297])" office:value-type="float"/>
          <table:table-cell table:formula="of:=MEDIAN([.$F297];[.$S297])" office:value-type="float"/>
          <table:table-cell table:formula="of:=MEDIAN([.$G297];[.$T297])" office:value-type="float"/>
          <table:table-cell table:formula="of:=MEDIAN([.$H297];[.$U297])" office:value-type="float"/>
          <table:table-cell table:formula="of:=MEDIAN([.$I297];[.$V297])" office:value-type="float"/>
          <table:table-cell table:formula="of:=MEDIAN([.$J297])" office:value-type="float"/>
          <table:table-cell table:formula="of:=MEDIAN([.$K297];[.$W297])" office:value-type="float"/>
          <table:table-cell table:formula="of:=MEDIAN([.$L297];[.$X297])" office:value-type="float"/>
          <table:table-cell table:formula="of:=MEDIAN([.$M297];[.$Y297])" office:value-type="float"/>
          <table:table-cell table:formula="of:=MEDIAN([.$N297];[.$Z297])" office:value-type="float"/>
          <table:table-cell table:formula="of:=MAX([.$B297];[.$O297])" office:value-type="float"/>
          <table:table-cell table:formula="of:=MAX([.$C297];[.$P297])" office:value-type="float"/>
          <table:table-cell table:formula="of:=MAX([.$D297];[.$Q297])" office:value-type="float"/>
          <table:table-cell table:formula="of:=MAX([.$E297];[.$R297])" office:value-type="float"/>
          <table:table-cell table:formula="of:=MAX([.$F297];[.$S297])" office:value-type="float"/>
          <table:table-cell table:formula="of:=MAX([.$G297];[.$T297])" office:value-type="float"/>
          <table:table-cell table:formula="of:=MAX([.$H297];[.$U297])" office:value-type="float"/>
          <table:table-cell table:formula="of:=MAX([.$I297];[.$V297])" office:value-type="float"/>
          <table:table-cell table:formula="of:=MAX([.$J297])" office:value-type="float"/>
          <table:table-cell table:formula="of:=MAX([.$K297];[.$W297])" office:value-type="float"/>
          <table:table-cell table:formula="of:=MAX([.$L297];[.$X297])" office:value-type="float"/>
          <table:table-cell table:formula="of:=MAX([.$M297];[.$Y297])" office:value-type="float"/>
          <table:table-cell table:formula="of:=MAX([.$N297];[.$Z297])" office:value-type="float"/>
        </table:table-row>
        <table:table-row table:style-name="ro1">
          <table:table-cell office:value-type="string">
            <text:p>blocks.blocks-26-0.asp/32</text:p>
          </table:table-cell>
          <table:table-cell office:value-type="float" office:value="18.481"/>
          <table:table-cell office:value-type="float" office:value="18.234"/>
          <table:table-cell office:value-type="float" office:value="1.67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018.0"/>
          <table:table-cell office:value-type="float" office:value="48025.0"/>
          <table:table-cell office:value-type="float" office:value="48025.0"/>
          <table:table-cell office:value-type="float" office:value="1208201.0"/>
          <table:table-cell office:value-type="float" office:value="1427893.0"/>
          <table:table-cell office:value-type="float" office:value="0.0"/>
          <table:table-cell office:value-type="float" office:value="0.0"/>
          <table:table-cell office:value-type="float" office:value="15.3351"/>
          <table:table-cell office:value-type="float" office:value="15.118"/>
          <table:table-cell office:value-type="float" office:value="0.85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25.0"/>
          <table:table-cell office:value-type="float" office:value="53441.0"/>
          <table:table-cell office:value-type="float" office:value="1208201.0"/>
          <table:table-cell office:value-type="float" office:value="1427893.0"/>
          <table:table-cell office:value-type="float" office:value="0.0"/>
          <table:table-cell office:value-type="float" office:value="0.0"/>
          <table:table-cell table:formula="of:=MIN([.$B298];[.$O298])" office:value-type="float"/>
          <table:table-cell table:formula="of:=MIN([.$C298];[.$P298])" office:value-type="float"/>
          <table:table-cell table:formula="of:=MIN([.$D298];[.$Q298])" office:value-type="float"/>
          <table:table-cell table:formula="of:=MIN([.$E298];[.$R298])" office:value-type="float"/>
          <table:table-cell table:formula="of:=MIN([.$F298];[.$S298])" office:value-type="float"/>
          <table:table-cell table:formula="of:=MIN([.$G298];[.$T298])" office:value-type="float"/>
          <table:table-cell table:formula="of:=MIN([.$H298];[.$U298])" office:value-type="float"/>
          <table:table-cell table:formula="of:=MIN([.$I298];[.$V298])" office:value-type="float"/>
          <table:table-cell table:formula="of:=MIN([.$J298])" office:value-type="float"/>
          <table:table-cell table:formula="of:=MIN([.$K298];[.$W298])" office:value-type="float"/>
          <table:table-cell table:formula="of:=MIN([.$L298];[.$X298])" office:value-type="float"/>
          <table:table-cell table:formula="of:=MIN([.$M298];[.$Y298])" office:value-type="float"/>
          <table:table-cell table:formula="of:=MIN([.$N298];[.$Z298])" office:value-type="float"/>
          <table:table-cell table:formula="of:=MEDIAN([.$B298];[.$O298])" office:value-type="float"/>
          <table:table-cell table:formula="of:=MEDIAN([.$C298];[.$P298])" office:value-type="float"/>
          <table:table-cell table:formula="of:=MEDIAN([.$D298];[.$Q298])" office:value-type="float"/>
          <table:table-cell table:formula="of:=MEDIAN([.$E298];[.$R298])" office:value-type="float"/>
          <table:table-cell table:formula="of:=MEDIAN([.$F298];[.$S298])" office:value-type="float"/>
          <table:table-cell table:formula="of:=MEDIAN([.$G298];[.$T298])" office:value-type="float"/>
          <table:table-cell table:formula="of:=MEDIAN([.$H298];[.$U298])" office:value-type="float"/>
          <table:table-cell table:formula="of:=MEDIAN([.$I298];[.$V298])" office:value-type="float"/>
          <table:table-cell table:formula="of:=MEDIAN([.$J298])" office:value-type="float"/>
          <table:table-cell table:formula="of:=MEDIAN([.$K298];[.$W298])" office:value-type="float"/>
          <table:table-cell table:formula="of:=MEDIAN([.$L298];[.$X298])" office:value-type="float"/>
          <table:table-cell table:formula="of:=MEDIAN([.$M298];[.$Y298])" office:value-type="float"/>
          <table:table-cell table:formula="of:=MEDIAN([.$N298];[.$Z298])" office:value-type="float"/>
          <table:table-cell table:formula="of:=MAX([.$B298];[.$O298])" office:value-type="float"/>
          <table:table-cell table:formula="of:=MAX([.$C298];[.$P298])" office:value-type="float"/>
          <table:table-cell table:formula="of:=MAX([.$D298];[.$Q298])" office:value-type="float"/>
          <table:table-cell table:formula="of:=MAX([.$E298];[.$R298])" office:value-type="float"/>
          <table:table-cell table:formula="of:=MAX([.$F298];[.$S298])" office:value-type="float"/>
          <table:table-cell table:formula="of:=MAX([.$G298];[.$T298])" office:value-type="float"/>
          <table:table-cell table:formula="of:=MAX([.$H298];[.$U298])" office:value-type="float"/>
          <table:table-cell table:formula="of:=MAX([.$I298];[.$V298])" office:value-type="float"/>
          <table:table-cell table:formula="of:=MAX([.$J298])" office:value-type="float"/>
          <table:table-cell table:formula="of:=MAX([.$K298];[.$W298])" office:value-type="float"/>
          <table:table-cell table:formula="of:=MAX([.$L298];[.$X298])" office:value-type="float"/>
          <table:table-cell table:formula="of:=MAX([.$M298];[.$Y298])" office:value-type="float"/>
          <table:table-cell table:formula="of:=MAX([.$N298];[.$Z298])" office:value-type="float"/>
        </table:table-row>
        <table:table-row table:style-name="ro1">
          <table:table-cell office:value-type="string">
            <text:p>blocks.blocks-26-0.asp/33</text:p>
          </table:table-cell>
          <table:table-cell office:value-type="float" office:value="58.0506"/>
          <table:table-cell office:value-type="float" office:value="57.777"/>
          <table:table-cell office:value-type="float" office:value="41.13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8481.0"/>
          <table:table-cell office:value-type="float" office:value="1816602.0"/>
          <table:table-cell office:value-type="float" office:value="1816602.0"/>
          <table:table-cell office:value-type="float" office:value="1247111.0"/>
          <table:table-cell office:value-type="float" office:value="1484405.0"/>
          <table:table-cell office:value-type="float" office:value="0.0"/>
          <table:table-cell office:value-type="float" office:value="0.0"/>
          <table:table-cell office:value-type="float" office:value="16.1903"/>
          <table:table-cell office:value-type="float" office:value="15.945"/>
          <table:table-cell office:value-type="float" office:value="1.11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353.0"/>
          <table:table-cell office:value-type="float" office:value="74161.0"/>
          <table:table-cell office:value-type="float" office:value="1247111.0"/>
          <table:table-cell office:value-type="float" office:value="1484405.0"/>
          <table:table-cell office:value-type="float" office:value="0.0"/>
          <table:table-cell office:value-type="float" office:value="0.0"/>
          <table:table-cell table:formula="of:=MIN([.$B299];[.$O299])" office:value-type="float"/>
          <table:table-cell table:formula="of:=MIN([.$C299];[.$P299])" office:value-type="float"/>
          <table:table-cell table:formula="of:=MIN([.$D299];[.$Q299])" office:value-type="float"/>
          <table:table-cell table:formula="of:=MIN([.$E299];[.$R299])" office:value-type="float"/>
          <table:table-cell table:formula="of:=MIN([.$F299];[.$S299])" office:value-type="float"/>
          <table:table-cell table:formula="of:=MIN([.$G299];[.$T299])" office:value-type="float"/>
          <table:table-cell table:formula="of:=MIN([.$H299];[.$U299])" office:value-type="float"/>
          <table:table-cell table:formula="of:=MIN([.$I299];[.$V299])" office:value-type="float"/>
          <table:table-cell table:formula="of:=MIN([.$J299])" office:value-type="float"/>
          <table:table-cell table:formula="of:=MIN([.$K299];[.$W299])" office:value-type="float"/>
          <table:table-cell table:formula="of:=MIN([.$L299];[.$X299])" office:value-type="float"/>
          <table:table-cell table:formula="of:=MIN([.$M299];[.$Y299])" office:value-type="float"/>
          <table:table-cell table:formula="of:=MIN([.$N299];[.$Z299])" office:value-type="float"/>
          <table:table-cell table:formula="of:=MEDIAN([.$B299];[.$O299])" office:value-type="float"/>
          <table:table-cell table:formula="of:=MEDIAN([.$C299];[.$P299])" office:value-type="float"/>
          <table:table-cell table:formula="of:=MEDIAN([.$D299];[.$Q299])" office:value-type="float"/>
          <table:table-cell table:formula="of:=MEDIAN([.$E299];[.$R299])" office:value-type="float"/>
          <table:table-cell table:formula="of:=MEDIAN([.$F299];[.$S299])" office:value-type="float"/>
          <table:table-cell table:formula="of:=MEDIAN([.$G299];[.$T299])" office:value-type="float"/>
          <table:table-cell table:formula="of:=MEDIAN([.$H299];[.$U299])" office:value-type="float"/>
          <table:table-cell table:formula="of:=MEDIAN([.$I299];[.$V299])" office:value-type="float"/>
          <table:table-cell table:formula="of:=MEDIAN([.$J299])" office:value-type="float"/>
          <table:table-cell table:formula="of:=MEDIAN([.$K299];[.$W299])" office:value-type="float"/>
          <table:table-cell table:formula="of:=MEDIAN([.$L299];[.$X299])" office:value-type="float"/>
          <table:table-cell table:formula="of:=MEDIAN([.$M299];[.$Y299])" office:value-type="float"/>
          <table:table-cell table:formula="of:=MEDIAN([.$N299];[.$Z299])" office:value-type="float"/>
          <table:table-cell table:formula="of:=MAX([.$B299];[.$O299])" office:value-type="float"/>
          <table:table-cell table:formula="of:=MAX([.$C299];[.$P299])" office:value-type="float"/>
          <table:table-cell table:formula="of:=MAX([.$D299];[.$Q299])" office:value-type="float"/>
          <table:table-cell table:formula="of:=MAX([.$E299];[.$R299])" office:value-type="float"/>
          <table:table-cell table:formula="of:=MAX([.$F299];[.$S299])" office:value-type="float"/>
          <table:table-cell table:formula="of:=MAX([.$G299];[.$T299])" office:value-type="float"/>
          <table:table-cell table:formula="of:=MAX([.$H299];[.$U299])" office:value-type="float"/>
          <table:table-cell table:formula="of:=MAX([.$I299];[.$V299])" office:value-type="float"/>
          <table:table-cell table:formula="of:=MAX([.$J299])" office:value-type="float"/>
          <table:table-cell table:formula="of:=MAX([.$K299];[.$W299])" office:value-type="float"/>
          <table:table-cell table:formula="of:=MAX([.$L299];[.$X299])" office:value-type="float"/>
          <table:table-cell table:formula="of:=MAX([.$M299];[.$Y299])" office:value-type="float"/>
          <table:table-cell table:formula="of:=MAX([.$N299];[.$Z299])" office:value-type="float"/>
        </table:table-row>
        <table:table-row table:style-name="ro1">
          <table:table-cell office:value-type="string">
            <text:p>blocks.blocks-26-0.asp/34</text:p>
          </table:table-cell>
          <table:table-cell office:value-type="float" office:value="18.2374"/>
          <table:table-cell office:value-type="float" office:value="17.952"/>
          <table:table-cell office:value-type="float" office:value="0.42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18.0"/>
          <table:table-cell office:value-type="float" office:value="10836.0"/>
          <table:table-cell office:value-type="float" office:value="10836.0"/>
          <table:table-cell office:value-type="float" office:value="1286021.0"/>
          <table:table-cell office:value-type="float" office:value="1540917.0"/>
          <table:table-cell office:value-type="float" office:value="0.0"/>
          <table:table-cell office:value-type="float" office:value="0.0"/>
          <table:table-cell office:value-type="float" office:value="17.8436"/>
          <table:table-cell office:value-type="float" office:value="17.619"/>
          <table:table-cell office:value-type="float" office:value="2.65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402.0"/>
          <table:table-cell office:value-type="float" office:value="80114.0"/>
          <table:table-cell office:value-type="float" office:value="1286021.0"/>
          <table:table-cell office:value-type="float" office:value="1540917.0"/>
          <table:table-cell office:value-type="float" office:value="0.0"/>
          <table:table-cell office:value-type="float" office:value="0.0"/>
          <table:table-cell table:formula="of:=MIN([.$B300];[.$O300])" office:value-type="float"/>
          <table:table-cell table:formula="of:=MIN([.$C300];[.$P300])" office:value-type="float"/>
          <table:table-cell table:formula="of:=MIN([.$D300];[.$Q300])" office:value-type="float"/>
          <table:table-cell table:formula="of:=MIN([.$E300];[.$R300])" office:value-type="float"/>
          <table:table-cell table:formula="of:=MIN([.$F300];[.$S300])" office:value-type="float"/>
          <table:table-cell table:formula="of:=MIN([.$G300];[.$T300])" office:value-type="float"/>
          <table:table-cell table:formula="of:=MIN([.$H300];[.$U300])" office:value-type="float"/>
          <table:table-cell table:formula="of:=MIN([.$I300];[.$V300])" office:value-type="float"/>
          <table:table-cell table:formula="of:=MIN([.$J300])" office:value-type="float"/>
          <table:table-cell table:formula="of:=MIN([.$K300];[.$W300])" office:value-type="float"/>
          <table:table-cell table:formula="of:=MIN([.$L300];[.$X300])" office:value-type="float"/>
          <table:table-cell table:formula="of:=MIN([.$M300];[.$Y300])" office:value-type="float"/>
          <table:table-cell table:formula="of:=MIN([.$N300];[.$Z300])" office:value-type="float"/>
          <table:table-cell table:formula="of:=MEDIAN([.$B300];[.$O300])" office:value-type="float"/>
          <table:table-cell table:formula="of:=MEDIAN([.$C300];[.$P300])" office:value-type="float"/>
          <table:table-cell table:formula="of:=MEDIAN([.$D300];[.$Q300])" office:value-type="float"/>
          <table:table-cell table:formula="of:=MEDIAN([.$E300];[.$R300])" office:value-type="float"/>
          <table:table-cell table:formula="of:=MEDIAN([.$F300];[.$S300])" office:value-type="float"/>
          <table:table-cell table:formula="of:=MEDIAN([.$G300];[.$T300])" office:value-type="float"/>
          <table:table-cell table:formula="of:=MEDIAN([.$H300];[.$U300])" office:value-type="float"/>
          <table:table-cell table:formula="of:=MEDIAN([.$I300];[.$V300])" office:value-type="float"/>
          <table:table-cell table:formula="of:=MEDIAN([.$J300])" office:value-type="float"/>
          <table:table-cell table:formula="of:=MEDIAN([.$K300];[.$W300])" office:value-type="float"/>
          <table:table-cell table:formula="of:=MEDIAN([.$L300];[.$X300])" office:value-type="float"/>
          <table:table-cell table:formula="of:=MEDIAN([.$M300];[.$Y300])" office:value-type="float"/>
          <table:table-cell table:formula="of:=MEDIAN([.$N300];[.$Z300])" office:value-type="float"/>
          <table:table-cell table:formula="of:=MAX([.$B300];[.$O300])" office:value-type="float"/>
          <table:table-cell table:formula="of:=MAX([.$C300];[.$P300])" office:value-type="float"/>
          <table:table-cell table:formula="of:=MAX([.$D300];[.$Q300])" office:value-type="float"/>
          <table:table-cell table:formula="of:=MAX([.$E300];[.$R300])" office:value-type="float"/>
          <table:table-cell table:formula="of:=MAX([.$F300];[.$S300])" office:value-type="float"/>
          <table:table-cell table:formula="of:=MAX([.$G300];[.$T300])" office:value-type="float"/>
          <table:table-cell table:formula="of:=MAX([.$H300];[.$U300])" office:value-type="float"/>
          <table:table-cell table:formula="of:=MAX([.$I300];[.$V300])" office:value-type="float"/>
          <table:table-cell table:formula="of:=MAX([.$J300])" office:value-type="float"/>
          <table:table-cell table:formula="of:=MAX([.$K300];[.$W300])" office:value-type="float"/>
          <table:table-cell table:formula="of:=MAX([.$L300];[.$X300])" office:value-type="float"/>
          <table:table-cell table:formula="of:=MAX([.$M300];[.$Y300])" office:value-type="float"/>
          <table:table-cell table:formula="of:=MAX([.$N300];[.$Z300])" office:value-type="float"/>
        </table:table-row>
        <table:table-row table:style-name="ro1">
          <table:table-cell office:value-type="string">
            <text:p>blocks.blocks-26-0.asp/35</text:p>
          </table:table-cell>
          <table:table-cell office:value-type="float" office:value="30.1925"/>
          <table:table-cell office:value-type="float" office:value="29.912"/>
          <table:table-cell office:value-type="float" office:value="12.07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0876.0"/>
          <table:table-cell office:value-type="float" office:value="665681.0"/>
          <table:table-cell office:value-type="float" office:value="665681.0"/>
          <table:table-cell office:value-type="float" office:value="1324931.0"/>
          <table:table-cell office:value-type="float" office:value="1597429.0"/>
          <table:table-cell office:value-type="float" office:value="0.0"/>
          <table:table-cell office:value-type="float" office:value="0.0"/>
          <table:table-cell office:value-type="float" office:value="18.9155"/>
          <table:table-cell office:value-type="float" office:value="18.681"/>
          <table:table-cell office:value-type="float" office:value="3.08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156.0"/>
          <table:table-cell office:value-type="float" office:value="56756.0"/>
          <table:table-cell office:value-type="float" office:value="1324931.0"/>
          <table:table-cell office:value-type="float" office:value="1597429.0"/>
          <table:table-cell office:value-type="float" office:value="0.0"/>
          <table:table-cell office:value-type="float" office:value="0.0"/>
          <table:table-cell table:formula="of:=MIN([.$B301];[.$O301])" office:value-type="float"/>
          <table:table-cell table:formula="of:=MIN([.$C301];[.$P301])" office:value-type="float"/>
          <table:table-cell table:formula="of:=MIN([.$D301];[.$Q301])" office:value-type="float"/>
          <table:table-cell table:formula="of:=MIN([.$E301];[.$R301])" office:value-type="float"/>
          <table:table-cell table:formula="of:=MIN([.$F301];[.$S301])" office:value-type="float"/>
          <table:table-cell table:formula="of:=MIN([.$G301];[.$T301])" office:value-type="float"/>
          <table:table-cell table:formula="of:=MIN([.$H301];[.$U301])" office:value-type="float"/>
          <table:table-cell table:formula="of:=MIN([.$I301];[.$V301])" office:value-type="float"/>
          <table:table-cell table:formula="of:=MIN([.$J301])" office:value-type="float"/>
          <table:table-cell table:formula="of:=MIN([.$K301];[.$W301])" office:value-type="float"/>
          <table:table-cell table:formula="of:=MIN([.$L301];[.$X301])" office:value-type="float"/>
          <table:table-cell table:formula="of:=MIN([.$M301];[.$Y301])" office:value-type="float"/>
          <table:table-cell table:formula="of:=MIN([.$N301];[.$Z301])" office:value-type="float"/>
          <table:table-cell table:formula="of:=MEDIAN([.$B301];[.$O301])" office:value-type="float"/>
          <table:table-cell table:formula="of:=MEDIAN([.$C301];[.$P301])" office:value-type="float"/>
          <table:table-cell table:formula="of:=MEDIAN([.$D301];[.$Q301])" office:value-type="float"/>
          <table:table-cell table:formula="of:=MEDIAN([.$E301];[.$R301])" office:value-type="float"/>
          <table:table-cell table:formula="of:=MEDIAN([.$F301];[.$S301])" office:value-type="float"/>
          <table:table-cell table:formula="of:=MEDIAN([.$G301];[.$T301])" office:value-type="float"/>
          <table:table-cell table:formula="of:=MEDIAN([.$H301];[.$U301])" office:value-type="float"/>
          <table:table-cell table:formula="of:=MEDIAN([.$I301];[.$V301])" office:value-type="float"/>
          <table:table-cell table:formula="of:=MEDIAN([.$J301])" office:value-type="float"/>
          <table:table-cell table:formula="of:=MEDIAN([.$K301];[.$W301])" office:value-type="float"/>
          <table:table-cell table:formula="of:=MEDIAN([.$L301];[.$X301])" office:value-type="float"/>
          <table:table-cell table:formula="of:=MEDIAN([.$M301];[.$Y301])" office:value-type="float"/>
          <table:table-cell table:formula="of:=MEDIAN([.$N301];[.$Z301])" office:value-type="float"/>
          <table:table-cell table:formula="of:=MAX([.$B301];[.$O301])" office:value-type="float"/>
          <table:table-cell table:formula="of:=MAX([.$C301];[.$P301])" office:value-type="float"/>
          <table:table-cell table:formula="of:=MAX([.$D301];[.$Q301])" office:value-type="float"/>
          <table:table-cell table:formula="of:=MAX([.$E301];[.$R301])" office:value-type="float"/>
          <table:table-cell table:formula="of:=MAX([.$F301];[.$S301])" office:value-type="float"/>
          <table:table-cell table:formula="of:=MAX([.$G301];[.$T301])" office:value-type="float"/>
          <table:table-cell table:formula="of:=MAX([.$H301];[.$U301])" office:value-type="float"/>
          <table:table-cell table:formula="of:=MAX([.$I301];[.$V301])" office:value-type="float"/>
          <table:table-cell table:formula="of:=MAX([.$J301])" office:value-type="float"/>
          <table:table-cell table:formula="of:=MAX([.$K301];[.$W301])" office:value-type="float"/>
          <table:table-cell table:formula="of:=MAX([.$L301];[.$X301])" office:value-type="float"/>
          <table:table-cell table:formula="of:=MAX([.$M301];[.$Y301])" office:value-type="float"/>
          <table:table-cell table:formula="of:=MAX([.$N301];[.$Z301])" office:value-type="float"/>
        </table:table-row>
        <table:table-row table:style-name="ro1">
          <table:table-cell office:value-type="string">
            <text:p>blocks.blocks-26-0.asp/36</text:p>
          </table:table-cell>
          <table:table-cell office:value-type="float" office:value="90.4737"/>
          <table:table-cell office:value-type="float" office:value="90.179"/>
          <table:table-cell office:value-type="float" office:value="71.95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8030.0"/>
          <table:table-cell office:value-type="float" office:value="3159084.0"/>
          <table:table-cell office:value-type="float" office:value="3159084.0"/>
          <table:table-cell office:value-type="float" office:value="1363841.0"/>
          <table:table-cell office:value-type="float" office:value="1653941.0"/>
          <table:table-cell office:value-type="float" office:value="0.0"/>
          <table:table-cell office:value-type="float" office:value="0.0"/>
          <table:table-cell office:value-type="float" office:value="41.582"/>
          <table:table-cell office:value-type="float" office:value="41.328"/>
          <table:table-cell office:value-type="float" office:value="25.16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2401.0"/>
          <table:table-cell office:value-type="float" office:value="131422.0"/>
          <table:table-cell office:value-type="float" office:value="1363841.0"/>
          <table:table-cell office:value-type="float" office:value="1653941.0"/>
          <table:table-cell office:value-type="float" office:value="0.0"/>
          <table:table-cell office:value-type="float" office:value="0.0"/>
          <table:table-cell table:formula="of:=MIN([.$B302];[.$O302])" office:value-type="float"/>
          <table:table-cell table:formula="of:=MIN([.$C302];[.$P302])" office:value-type="float"/>
          <table:table-cell table:formula="of:=MIN([.$D302];[.$Q302])" office:value-type="float"/>
          <table:table-cell table:formula="of:=MIN([.$E302];[.$R302])" office:value-type="float"/>
          <table:table-cell table:formula="of:=MIN([.$F302];[.$S302])" office:value-type="float"/>
          <table:table-cell table:formula="of:=MIN([.$G302];[.$T302])" office:value-type="float"/>
          <table:table-cell table:formula="of:=MIN([.$H302];[.$U302])" office:value-type="float"/>
          <table:table-cell table:formula="of:=MIN([.$I302];[.$V302])" office:value-type="float"/>
          <table:table-cell table:formula="of:=MIN([.$J302])" office:value-type="float"/>
          <table:table-cell table:formula="of:=MIN([.$K302];[.$W302])" office:value-type="float"/>
          <table:table-cell table:formula="of:=MIN([.$L302];[.$X302])" office:value-type="float"/>
          <table:table-cell table:formula="of:=MIN([.$M302];[.$Y302])" office:value-type="float"/>
          <table:table-cell table:formula="of:=MIN([.$N302];[.$Z302])" office:value-type="float"/>
          <table:table-cell table:formula="of:=MEDIAN([.$B302];[.$O302])" office:value-type="float"/>
          <table:table-cell table:formula="of:=MEDIAN([.$C302];[.$P302])" office:value-type="float"/>
          <table:table-cell table:formula="of:=MEDIAN([.$D302];[.$Q302])" office:value-type="float"/>
          <table:table-cell table:formula="of:=MEDIAN([.$E302];[.$R302])" office:value-type="float"/>
          <table:table-cell table:formula="of:=MEDIAN([.$F302];[.$S302])" office:value-type="float"/>
          <table:table-cell table:formula="of:=MEDIAN([.$G302];[.$T302])" office:value-type="float"/>
          <table:table-cell table:formula="of:=MEDIAN([.$H302];[.$U302])" office:value-type="float"/>
          <table:table-cell table:formula="of:=MEDIAN([.$I302];[.$V302])" office:value-type="float"/>
          <table:table-cell table:formula="of:=MEDIAN([.$J302])" office:value-type="float"/>
          <table:table-cell table:formula="of:=MEDIAN([.$K302];[.$W302])" office:value-type="float"/>
          <table:table-cell table:formula="of:=MEDIAN([.$L302];[.$X302])" office:value-type="float"/>
          <table:table-cell table:formula="of:=MEDIAN([.$M302];[.$Y302])" office:value-type="float"/>
          <table:table-cell table:formula="of:=MEDIAN([.$N302];[.$Z302])" office:value-type="float"/>
          <table:table-cell table:formula="of:=MAX([.$B302];[.$O302])" office:value-type="float"/>
          <table:table-cell table:formula="of:=MAX([.$C302];[.$P302])" office:value-type="float"/>
          <table:table-cell table:formula="of:=MAX([.$D302];[.$Q302])" office:value-type="float"/>
          <table:table-cell table:formula="of:=MAX([.$E302];[.$R302])" office:value-type="float"/>
          <table:table-cell table:formula="of:=MAX([.$F302];[.$S302])" office:value-type="float"/>
          <table:table-cell table:formula="of:=MAX([.$G302];[.$T302])" office:value-type="float"/>
          <table:table-cell table:formula="of:=MAX([.$H302];[.$U302])" office:value-type="float"/>
          <table:table-cell table:formula="of:=MAX([.$I302];[.$V302])" office:value-type="float"/>
          <table:table-cell table:formula="of:=MAX([.$J302])" office:value-type="float"/>
          <table:table-cell table:formula="of:=MAX([.$K302];[.$W302])" office:value-type="float"/>
          <table:table-cell table:formula="of:=MAX([.$L302];[.$X302])" office:value-type="float"/>
          <table:table-cell table:formula="of:=MAX([.$M302];[.$Y302])" office:value-type="float"/>
          <table:table-cell table:formula="of:=MAX([.$N302];[.$Z302])" office:value-type="float"/>
        </table:table-row>
        <table:table-row table:style-name="ro1">
          <table:table-cell office:value-type="string">
            <text:p>blocks.blocks-26-0.asp/37</text:p>
          </table:table-cell>
          <table:table-cell office:value-type="float" office:value="300.0"/>
          <table:table-cell office:value-type="float" office:value="299.996"/>
          <table:table-cell office:value-type="float" office:value="281.02"/>
          <table:table-cell office:value-type="float" office:value="0.0"/>
          <table:table-cell office:value-type="float" office:value="1.0"/>
          <table:table-cell office:value-type="float" office:value="15.0"/>
          <table:table-cell office:value-type="float" office:value="123076.0"/>
          <table:table-cell office:value-type="float" office:value="2273766.0"/>
          <table:table-cell office:value-type="float" office:value="2273766.0"/>
          <table:table-cell office:value-type="float" office:value="1402751.0"/>
          <table:table-cell office:value-type="float" office:value="1710453.0"/>
          <table:table-cell office:value-type="float" office:value="0.0"/>
          <table:table-cell office:value-type="float" office:value="0.0"/>
          <table:table-cell office:value-type="float" office:value="145.209"/>
          <table:table-cell office:value-type="float" office:value="144.942"/>
          <table:table-cell office:value-type="float" office:value="128.14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36950.0"/>
          <table:table-cell office:value-type="float" office:value="269179.0"/>
          <table:table-cell office:value-type="float" office:value="1402751.0"/>
          <table:table-cell office:value-type="float" office:value="1710453.0"/>
          <table:table-cell office:value-type="float" office:value="0.0"/>
          <table:table-cell office:value-type="float" office:value="0.0"/>
          <table:table-cell table:formula="of:=MIN([.$B303];[.$O303])" office:value-type="float"/>
          <table:table-cell table:formula="of:=MIN([.$C303];[.$P303])" office:value-type="float"/>
          <table:table-cell table:formula="of:=MIN([.$D303];[.$Q303])" office:value-type="float"/>
          <table:table-cell table:formula="of:=MIN([.$E303];[.$R303])" office:value-type="float"/>
          <table:table-cell table:formula="of:=MIN([.$F303];[.$S303])" office:value-type="float"/>
          <table:table-cell table:formula="of:=MIN([.$G303];[.$T303])" office:value-type="float"/>
          <table:table-cell table:formula="of:=MIN([.$H303];[.$U303])" office:value-type="float"/>
          <table:table-cell table:formula="of:=MIN([.$I303];[.$V303])" office:value-type="float"/>
          <table:table-cell table:formula="of:=MIN([.$J303])" office:value-type="float"/>
          <table:table-cell table:formula="of:=MIN([.$K303];[.$W303])" office:value-type="float"/>
          <table:table-cell table:formula="of:=MIN([.$L303];[.$X303])" office:value-type="float"/>
          <table:table-cell table:formula="of:=MIN([.$M303];[.$Y303])" office:value-type="float"/>
          <table:table-cell table:formula="of:=MIN([.$N303];[.$Z303])" office:value-type="float"/>
          <table:table-cell table:formula="of:=MEDIAN([.$B303];[.$O303])" office:value-type="float"/>
          <table:table-cell table:formula="of:=MEDIAN([.$C303];[.$P303])" office:value-type="float"/>
          <table:table-cell table:formula="of:=MEDIAN([.$D303];[.$Q303])" office:value-type="float"/>
          <table:table-cell table:formula="of:=MEDIAN([.$E303];[.$R303])" office:value-type="float"/>
          <table:table-cell table:formula="of:=MEDIAN([.$F303];[.$S303])" office:value-type="float"/>
          <table:table-cell table:formula="of:=MEDIAN([.$G303];[.$T303])" office:value-type="float"/>
          <table:table-cell table:formula="of:=MEDIAN([.$H303];[.$U303])" office:value-type="float"/>
          <table:table-cell table:formula="of:=MEDIAN([.$I303];[.$V303])" office:value-type="float"/>
          <table:table-cell table:formula="of:=MEDIAN([.$J303])" office:value-type="float"/>
          <table:table-cell table:formula="of:=MEDIAN([.$K303];[.$W303])" office:value-type="float"/>
          <table:table-cell table:formula="of:=MEDIAN([.$L303];[.$X303])" office:value-type="float"/>
          <table:table-cell table:formula="of:=MEDIAN([.$M303];[.$Y303])" office:value-type="float"/>
          <table:table-cell table:formula="of:=MEDIAN([.$N303];[.$Z303])" office:value-type="float"/>
          <table:table-cell table:formula="of:=MAX([.$B303];[.$O303])" office:value-type="float"/>
          <table:table-cell table:formula="of:=MAX([.$C303];[.$P303])" office:value-type="float"/>
          <table:table-cell table:formula="of:=MAX([.$D303];[.$Q303])" office:value-type="float"/>
          <table:table-cell table:formula="of:=MAX([.$E303];[.$R303])" office:value-type="float"/>
          <table:table-cell table:formula="of:=MAX([.$F303];[.$S303])" office:value-type="float"/>
          <table:table-cell table:formula="of:=MAX([.$G303];[.$T303])" office:value-type="float"/>
          <table:table-cell table:formula="of:=MAX([.$H303];[.$U303])" office:value-type="float"/>
          <table:table-cell table:formula="of:=MAX([.$I303];[.$V303])" office:value-type="float"/>
          <table:table-cell table:formula="of:=MAX([.$J303])" office:value-type="float"/>
          <table:table-cell table:formula="of:=MAX([.$K303];[.$W303])" office:value-type="float"/>
          <table:table-cell table:formula="of:=MAX([.$L303];[.$X303])" office:value-type="float"/>
          <table:table-cell table:formula="of:=MAX([.$M303];[.$Y303])" office:value-type="float"/>
          <table:table-cell table:formula="of:=MAX([.$N303];[.$Z303])" office:value-type="float"/>
        </table:table-row>
        <table:table-row table:style-name="ro1">
          <table:table-cell office:value-type="string">
            <text:p>blocks.blocks-26-0.asp/38</text:p>
          </table:table-cell>
          <table:table-cell office:value-type="float" office:value="300.0"/>
          <table:table-cell office:value-type="float" office:value="299.985"/>
          <table:table-cell office:value-type="float" office:value="280.5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32592.0"/>
          <table:table-cell office:value-type="float" office:value="3237587.0"/>
          <table:table-cell office:value-type="float" office:value="3237587.0"/>
          <table:table-cell office:value-type="float" office:value="1441661.0"/>
          <table:table-cell office:value-type="float" office:value="176696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82.61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32591.0"/>
          <table:table-cell office:value-type="float" office:value="368125.0"/>
          <table:table-cell office:value-type="float" office:value="1441661.0"/>
          <table:table-cell office:value-type="float" office:value="1766965.0"/>
          <table:table-cell office:value-type="float" office:value="0.0"/>
          <table:table-cell office:value-type="float" office:value="0.0"/>
          <table:table-cell table:formula="of:=MIN([.$B304];[.$O304])" office:value-type="float"/>
          <table:table-cell table:formula="of:=MIN([.$C304];[.$P304])" office:value-type="float"/>
          <table:table-cell table:formula="of:=MIN([.$D304];[.$Q304])" office:value-type="float"/>
          <table:table-cell table:formula="of:=MIN([.$E304];[.$R304])" office:value-type="float"/>
          <table:table-cell table:formula="of:=MIN([.$F304];[.$S304])" office:value-type="float"/>
          <table:table-cell table:formula="of:=MIN([.$G304];[.$T304])" office:value-type="float"/>
          <table:table-cell table:formula="of:=MIN([.$H304];[.$U304])" office:value-type="float"/>
          <table:table-cell table:formula="of:=MIN([.$I304];[.$V304])" office:value-type="float"/>
          <table:table-cell table:formula="of:=MIN([.$J304])" office:value-type="float"/>
          <table:table-cell table:formula="of:=MIN([.$K304];[.$W304])" office:value-type="float"/>
          <table:table-cell table:formula="of:=MIN([.$L304];[.$X304])" office:value-type="float"/>
          <table:table-cell table:formula="of:=MIN([.$M304];[.$Y304])" office:value-type="float"/>
          <table:table-cell table:formula="of:=MIN([.$N304];[.$Z304])" office:value-type="float"/>
          <table:table-cell table:formula="of:=MEDIAN([.$B304];[.$O304])" office:value-type="float"/>
          <table:table-cell table:formula="of:=MEDIAN([.$C304];[.$P304])" office:value-type="float"/>
          <table:table-cell table:formula="of:=MEDIAN([.$D304];[.$Q304])" office:value-type="float"/>
          <table:table-cell table:formula="of:=MEDIAN([.$E304];[.$R304])" office:value-type="float"/>
          <table:table-cell table:formula="of:=MEDIAN([.$F304];[.$S304])" office:value-type="float"/>
          <table:table-cell table:formula="of:=MEDIAN([.$G304];[.$T304])" office:value-type="float"/>
          <table:table-cell table:formula="of:=MEDIAN([.$H304];[.$U304])" office:value-type="float"/>
          <table:table-cell table:formula="of:=MEDIAN([.$I304];[.$V304])" office:value-type="float"/>
          <table:table-cell table:formula="of:=MEDIAN([.$J304])" office:value-type="float"/>
          <table:table-cell table:formula="of:=MEDIAN([.$K304];[.$W304])" office:value-type="float"/>
          <table:table-cell table:formula="of:=MEDIAN([.$L304];[.$X304])" office:value-type="float"/>
          <table:table-cell table:formula="of:=MEDIAN([.$M304];[.$Y304])" office:value-type="float"/>
          <table:table-cell table:formula="of:=MEDIAN([.$N304];[.$Z304])" office:value-type="float"/>
          <table:table-cell table:formula="of:=MAX([.$B304];[.$O304])" office:value-type="float"/>
          <table:table-cell table:formula="of:=MAX([.$C304];[.$P304])" office:value-type="float"/>
          <table:table-cell table:formula="of:=MAX([.$D304];[.$Q304])" office:value-type="float"/>
          <table:table-cell table:formula="of:=MAX([.$E304];[.$R304])" office:value-type="float"/>
          <table:table-cell table:formula="of:=MAX([.$F304];[.$S304])" office:value-type="float"/>
          <table:table-cell table:formula="of:=MAX([.$G304];[.$T304])" office:value-type="float"/>
          <table:table-cell table:formula="of:=MAX([.$H304];[.$U304])" office:value-type="float"/>
          <table:table-cell table:formula="of:=MAX([.$I304];[.$V304])" office:value-type="float"/>
          <table:table-cell table:formula="of:=MAX([.$J304])" office:value-type="float"/>
          <table:table-cell table:formula="of:=MAX([.$K304];[.$W304])" office:value-type="float"/>
          <table:table-cell table:formula="of:=MAX([.$L304];[.$X304])" office:value-type="float"/>
          <table:table-cell table:formula="of:=MAX([.$M304];[.$Y304])" office:value-type="float"/>
          <table:table-cell table:formula="of:=MAX([.$N304];[.$Z304])" office:value-type="float"/>
        </table:table-row>
        <table:table-row table:style-name="ro1">
          <table:table-cell office:value-type="string">
            <text:p>blocks.blocks-26-0.asp/39</text:p>
          </table:table-cell>
          <table:table-cell office:value-type="float" office:value="300.0"/>
          <table:table-cell office:value-type="float" office:value="299.992"/>
          <table:table-cell office:value-type="float" office:value="280.04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32892.0"/>
          <table:table-cell office:value-type="float" office:value="5497351.0"/>
          <table:table-cell office:value-type="float" office:value="5497351.0"/>
          <table:table-cell office:value-type="float" office:value="1480571.0"/>
          <table:table-cell office:value-type="float" office:value="182347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29"/>
          <table:table-cell office:value-type="float" office:value="282.11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34949.0"/>
          <table:table-cell office:value-type="float" office:value="442638.0"/>
          <table:table-cell office:value-type="float" office:value="1480571.0"/>
          <table:table-cell office:value-type="float" office:value="1823477.0"/>
          <table:table-cell office:value-type="float" office:value="0.0"/>
          <table:table-cell office:value-type="float" office:value="0.0"/>
          <table:table-cell table:formula="of:=MIN([.$B305];[.$O305])" office:value-type="float"/>
          <table:table-cell table:formula="of:=MIN([.$C305];[.$P305])" office:value-type="float"/>
          <table:table-cell table:formula="of:=MIN([.$D305];[.$Q305])" office:value-type="float"/>
          <table:table-cell table:formula="of:=MIN([.$E305];[.$R305])" office:value-type="float"/>
          <table:table-cell table:formula="of:=MIN([.$F305];[.$S305])" office:value-type="float"/>
          <table:table-cell table:formula="of:=MIN([.$G305];[.$T305])" office:value-type="float"/>
          <table:table-cell table:formula="of:=MIN([.$H305];[.$U305])" office:value-type="float"/>
          <table:table-cell table:formula="of:=MIN([.$I305];[.$V305])" office:value-type="float"/>
          <table:table-cell table:formula="of:=MIN([.$J305])" office:value-type="float"/>
          <table:table-cell table:formula="of:=MIN([.$K305];[.$W305])" office:value-type="float"/>
          <table:table-cell table:formula="of:=MIN([.$L305];[.$X305])" office:value-type="float"/>
          <table:table-cell table:formula="of:=MIN([.$M305];[.$Y305])" office:value-type="float"/>
          <table:table-cell table:formula="of:=MIN([.$N305];[.$Z305])" office:value-type="float"/>
          <table:table-cell table:formula="of:=MEDIAN([.$B305];[.$O305])" office:value-type="float"/>
          <table:table-cell table:formula="of:=MEDIAN([.$C305];[.$P305])" office:value-type="float"/>
          <table:table-cell table:formula="of:=MEDIAN([.$D305];[.$Q305])" office:value-type="float"/>
          <table:table-cell table:formula="of:=MEDIAN([.$E305];[.$R305])" office:value-type="float"/>
          <table:table-cell table:formula="of:=MEDIAN([.$F305];[.$S305])" office:value-type="float"/>
          <table:table-cell table:formula="of:=MEDIAN([.$G305];[.$T305])" office:value-type="float"/>
          <table:table-cell table:formula="of:=MEDIAN([.$H305];[.$U305])" office:value-type="float"/>
          <table:table-cell table:formula="of:=MEDIAN([.$I305];[.$V305])" office:value-type="float"/>
          <table:table-cell table:formula="of:=MEDIAN([.$J305])" office:value-type="float"/>
          <table:table-cell table:formula="of:=MEDIAN([.$K305];[.$W305])" office:value-type="float"/>
          <table:table-cell table:formula="of:=MEDIAN([.$L305];[.$X305])" office:value-type="float"/>
          <table:table-cell table:formula="of:=MEDIAN([.$M305];[.$Y305])" office:value-type="float"/>
          <table:table-cell table:formula="of:=MEDIAN([.$N305];[.$Z305])" office:value-type="float"/>
          <table:table-cell table:formula="of:=MAX([.$B305];[.$O305])" office:value-type="float"/>
          <table:table-cell table:formula="of:=MAX([.$C305];[.$P305])" office:value-type="float"/>
          <table:table-cell table:formula="of:=MAX([.$D305];[.$Q305])" office:value-type="float"/>
          <table:table-cell table:formula="of:=MAX([.$E305];[.$R305])" office:value-type="float"/>
          <table:table-cell table:formula="of:=MAX([.$F305];[.$S305])" office:value-type="float"/>
          <table:table-cell table:formula="of:=MAX([.$G305];[.$T305])" office:value-type="float"/>
          <table:table-cell table:formula="of:=MAX([.$H305];[.$U305])" office:value-type="float"/>
          <table:table-cell table:formula="of:=MAX([.$I305];[.$V305])" office:value-type="float"/>
          <table:table-cell table:formula="of:=MAX([.$J305])" office:value-type="float"/>
          <table:table-cell table:formula="of:=MAX([.$K305];[.$W305])" office:value-type="float"/>
          <table:table-cell table:formula="of:=MAX([.$L305];[.$X305])" office:value-type="float"/>
          <table:table-cell table:formula="of:=MAX([.$M305];[.$Y305])" office:value-type="float"/>
          <table:table-cell table:formula="of:=MAX([.$N305];[.$Z305])" office:value-type="float"/>
        </table:table-row>
        <table:table-row table:style-name="ro1">
          <table:table-cell office:value-type="string">
            <text:p>blocks.blocks-26-0.asp/4</text:p>
          </table:table-cell>
          <table:table-cell office:value-type="float" office:value="1.60731"/>
          <table:table-cell office:value-type="float" office:value="1.5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8721.0"/>
          <table:table-cell office:value-type="float" office:value="831.0"/>
          <table:table-cell office:value-type="float" office:value="0.0"/>
          <table:table-cell office:value-type="float" office:value="0.0"/>
          <table:table-cell office:value-type="float" office:value="1.37963"/>
          <table:table-cell office:value-type="float" office:value="1.3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18721.0"/>
          <table:table-cell office:value-type="float" office:value="831.0"/>
          <table:table-cell office:value-type="float" office:value="0.0"/>
          <table:table-cell office:value-type="float" office:value="0.0"/>
          <table:table-cell table:formula="of:=MIN([.$B306];[.$O306])" office:value-type="float"/>
          <table:table-cell table:formula="of:=MIN([.$C306];[.$P306])" office:value-type="float"/>
          <table:table-cell table:formula="of:=MIN([.$D306];[.$Q306])" office:value-type="float"/>
          <table:table-cell table:formula="of:=MIN([.$E306];[.$R306])" office:value-type="float"/>
          <table:table-cell table:formula="of:=MIN([.$F306];[.$S306])" office:value-type="float"/>
          <table:table-cell table:formula="of:=MIN([.$G306];[.$T306])" office:value-type="float"/>
          <table:table-cell table:formula="of:=MIN([.$H306];[.$U306])" office:value-type="float"/>
          <table:table-cell table:formula="of:=MIN([.$I306];[.$V306])" office:value-type="float"/>
          <table:table-cell table:formula="of:=MIN([.$J306])" office:value-type="float"/>
          <table:table-cell table:formula="of:=MIN([.$K306];[.$W306])" office:value-type="float"/>
          <table:table-cell table:formula="of:=MIN([.$L306];[.$X306])" office:value-type="float"/>
          <table:table-cell table:formula="of:=MIN([.$M306];[.$Y306])" office:value-type="float"/>
          <table:table-cell table:formula="of:=MIN([.$N306];[.$Z306])" office:value-type="float"/>
          <table:table-cell table:formula="of:=MEDIAN([.$B306];[.$O306])" office:value-type="float"/>
          <table:table-cell table:formula="of:=MEDIAN([.$C306];[.$P306])" office:value-type="float"/>
          <table:table-cell table:formula="of:=MEDIAN([.$D306];[.$Q306])" office:value-type="float"/>
          <table:table-cell table:formula="of:=MEDIAN([.$E306];[.$R306])" office:value-type="float"/>
          <table:table-cell table:formula="of:=MEDIAN([.$F306];[.$S306])" office:value-type="float"/>
          <table:table-cell table:formula="of:=MEDIAN([.$G306];[.$T306])" office:value-type="float"/>
          <table:table-cell table:formula="of:=MEDIAN([.$H306];[.$U306])" office:value-type="float"/>
          <table:table-cell table:formula="of:=MEDIAN([.$I306];[.$V306])" office:value-type="float"/>
          <table:table-cell table:formula="of:=MEDIAN([.$J306])" office:value-type="float"/>
          <table:table-cell table:formula="of:=MEDIAN([.$K306];[.$W306])" office:value-type="float"/>
          <table:table-cell table:formula="of:=MEDIAN([.$L306];[.$X306])" office:value-type="float"/>
          <table:table-cell table:formula="of:=MEDIAN([.$M306];[.$Y306])" office:value-type="float"/>
          <table:table-cell table:formula="of:=MEDIAN([.$N306];[.$Z306])" office:value-type="float"/>
          <table:table-cell table:formula="of:=MAX([.$B306];[.$O306])" office:value-type="float"/>
          <table:table-cell table:formula="of:=MAX([.$C306];[.$P306])" office:value-type="float"/>
          <table:table-cell table:formula="of:=MAX([.$D306];[.$Q306])" office:value-type="float"/>
          <table:table-cell table:formula="of:=MAX([.$E306];[.$R306])" office:value-type="float"/>
          <table:table-cell table:formula="of:=MAX([.$F306];[.$S306])" office:value-type="float"/>
          <table:table-cell table:formula="of:=MAX([.$G306];[.$T306])" office:value-type="float"/>
          <table:table-cell table:formula="of:=MAX([.$H306];[.$U306])" office:value-type="float"/>
          <table:table-cell table:formula="of:=MAX([.$I306];[.$V306])" office:value-type="float"/>
          <table:table-cell table:formula="of:=MAX([.$J306])" office:value-type="float"/>
          <table:table-cell table:formula="of:=MAX([.$K306];[.$W306])" office:value-type="float"/>
          <table:table-cell table:formula="of:=MAX([.$L306];[.$X306])" office:value-type="float"/>
          <table:table-cell table:formula="of:=MAX([.$M306];[.$Y306])" office:value-type="float"/>
          <table:table-cell table:formula="of:=MAX([.$N306];[.$Z306])" office:value-type="float"/>
        </table:table-row>
        <table:table-row table:style-name="ro1">
          <table:table-cell office:value-type="string">
            <text:p>blocks.blocks-26-0.asp/40</text:p>
          </table:table-cell>
          <table:table-cell office:value-type="float" office:value="300.0"/>
          <table:table-cell office:value-type="float" office:value="299.989"/>
          <table:table-cell office:value-type="float" office:value="279.08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51932.0"/>
          <table:table-cell office:value-type="float" office:value="6592144.0"/>
          <table:table-cell office:value-type="float" office:value="6592144.0"/>
          <table:table-cell office:value-type="float" office:value="1519481.0"/>
          <table:table-cell office:value-type="float" office:value="187998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9"/>
          <table:table-cell office:value-type="float" office:value="281.96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1114.0"/>
          <table:table-cell office:value-type="float" office:value="432481.0"/>
          <table:table-cell office:value-type="float" office:value="1519481.0"/>
          <table:table-cell office:value-type="float" office:value="1879989.0"/>
          <table:table-cell office:value-type="float" office:value="0.0"/>
          <table:table-cell office:value-type="float" office:value="0.0"/>
          <table:table-cell table:formula="of:=MIN([.$B307];[.$O307])" office:value-type="float"/>
          <table:table-cell table:formula="of:=MIN([.$C307];[.$P307])" office:value-type="float"/>
          <table:table-cell table:formula="of:=MIN([.$D307];[.$Q307])" office:value-type="float"/>
          <table:table-cell table:formula="of:=MIN([.$E307];[.$R307])" office:value-type="float"/>
          <table:table-cell table:formula="of:=MIN([.$F307];[.$S307])" office:value-type="float"/>
          <table:table-cell table:formula="of:=MIN([.$G307];[.$T307])" office:value-type="float"/>
          <table:table-cell table:formula="of:=MIN([.$H307];[.$U307])" office:value-type="float"/>
          <table:table-cell table:formula="of:=MIN([.$I307];[.$V307])" office:value-type="float"/>
          <table:table-cell table:formula="of:=MIN([.$J307])" office:value-type="float"/>
          <table:table-cell table:formula="of:=MIN([.$K307];[.$W307])" office:value-type="float"/>
          <table:table-cell table:formula="of:=MIN([.$L307];[.$X307])" office:value-type="float"/>
          <table:table-cell table:formula="of:=MIN([.$M307];[.$Y307])" office:value-type="float"/>
          <table:table-cell table:formula="of:=MIN([.$N307];[.$Z307])" office:value-type="float"/>
          <table:table-cell table:formula="of:=MEDIAN([.$B307];[.$O307])" office:value-type="float"/>
          <table:table-cell table:formula="of:=MEDIAN([.$C307];[.$P307])" office:value-type="float"/>
          <table:table-cell table:formula="of:=MEDIAN([.$D307];[.$Q307])" office:value-type="float"/>
          <table:table-cell table:formula="of:=MEDIAN([.$E307];[.$R307])" office:value-type="float"/>
          <table:table-cell table:formula="of:=MEDIAN([.$F307];[.$S307])" office:value-type="float"/>
          <table:table-cell table:formula="of:=MEDIAN([.$G307];[.$T307])" office:value-type="float"/>
          <table:table-cell table:formula="of:=MEDIAN([.$H307];[.$U307])" office:value-type="float"/>
          <table:table-cell table:formula="of:=MEDIAN([.$I307];[.$V307])" office:value-type="float"/>
          <table:table-cell table:formula="of:=MEDIAN([.$J307])" office:value-type="float"/>
          <table:table-cell table:formula="of:=MEDIAN([.$K307];[.$W307])" office:value-type="float"/>
          <table:table-cell table:formula="of:=MEDIAN([.$L307];[.$X307])" office:value-type="float"/>
          <table:table-cell table:formula="of:=MEDIAN([.$M307];[.$Y307])" office:value-type="float"/>
          <table:table-cell table:formula="of:=MEDIAN([.$N307];[.$Z307])" office:value-type="float"/>
          <table:table-cell table:formula="of:=MAX([.$B307];[.$O307])" office:value-type="float"/>
          <table:table-cell table:formula="of:=MAX([.$C307];[.$P307])" office:value-type="float"/>
          <table:table-cell table:formula="of:=MAX([.$D307];[.$Q307])" office:value-type="float"/>
          <table:table-cell table:formula="of:=MAX([.$E307];[.$R307])" office:value-type="float"/>
          <table:table-cell table:formula="of:=MAX([.$F307];[.$S307])" office:value-type="float"/>
          <table:table-cell table:formula="of:=MAX([.$G307];[.$T307])" office:value-type="float"/>
          <table:table-cell table:formula="of:=MAX([.$H307];[.$U307])" office:value-type="float"/>
          <table:table-cell table:formula="of:=MAX([.$I307];[.$V307])" office:value-type="float"/>
          <table:table-cell table:formula="of:=MAX([.$J307])" office:value-type="float"/>
          <table:table-cell table:formula="of:=MAX([.$K307];[.$W307])" office:value-type="float"/>
          <table:table-cell table:formula="of:=MAX([.$L307];[.$X307])" office:value-type="float"/>
          <table:table-cell table:formula="of:=MAX([.$M307];[.$Y307])" office:value-type="float"/>
          <table:table-cell table:formula="of:=MAX([.$N307];[.$Z307])" office:value-type="float"/>
        </table:table-row>
        <table:table-row table:style-name="ro1">
          <table:table-cell office:value-type="string">
            <text:p>blocks.blocks-26-0.asp/41</text:p>
          </table:table-cell>
          <table:table-cell office:value-type="float" office:value="300.0"/>
          <table:table-cell office:value-type="float" office:value="299.986"/>
          <table:table-cell office:value-type="float" office:value="278.94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60338.0"/>
          <table:table-cell office:value-type="float" office:value="10445176.0"/>
          <table:table-cell office:value-type="float" office:value="10445176.0"/>
          <table:table-cell office:value-type="float" office:value="1558391.0"/>
          <table:table-cell office:value-type="float" office:value="193650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81.19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70199.0"/>
          <table:table-cell office:value-type="float" office:value="476920.0"/>
          <table:table-cell office:value-type="float" office:value="1558391.0"/>
          <table:table-cell office:value-type="float" office:value="1936501.0"/>
          <table:table-cell office:value-type="float" office:value="0.0"/>
          <table:table-cell office:value-type="float" office:value="0.0"/>
          <table:table-cell table:formula="of:=MIN([.$B308];[.$O308])" office:value-type="float"/>
          <table:table-cell table:formula="of:=MIN([.$C308];[.$P308])" office:value-type="float"/>
          <table:table-cell table:formula="of:=MIN([.$D308];[.$Q308])" office:value-type="float"/>
          <table:table-cell table:formula="of:=MIN([.$E308];[.$R308])" office:value-type="float"/>
          <table:table-cell table:formula="of:=MIN([.$F308];[.$S308])" office:value-type="float"/>
          <table:table-cell table:formula="of:=MIN([.$G308];[.$T308])" office:value-type="float"/>
          <table:table-cell table:formula="of:=MIN([.$H308];[.$U308])" office:value-type="float"/>
          <table:table-cell table:formula="of:=MIN([.$I308];[.$V308])" office:value-type="float"/>
          <table:table-cell table:formula="of:=MIN([.$J308])" office:value-type="float"/>
          <table:table-cell table:formula="of:=MIN([.$K308];[.$W308])" office:value-type="float"/>
          <table:table-cell table:formula="of:=MIN([.$L308];[.$X308])" office:value-type="float"/>
          <table:table-cell table:formula="of:=MIN([.$M308];[.$Y308])" office:value-type="float"/>
          <table:table-cell table:formula="of:=MIN([.$N308];[.$Z308])" office:value-type="float"/>
          <table:table-cell table:formula="of:=MEDIAN([.$B308];[.$O308])" office:value-type="float"/>
          <table:table-cell table:formula="of:=MEDIAN([.$C308];[.$P308])" office:value-type="float"/>
          <table:table-cell table:formula="of:=MEDIAN([.$D308];[.$Q308])" office:value-type="float"/>
          <table:table-cell table:formula="of:=MEDIAN([.$E308];[.$R308])" office:value-type="float"/>
          <table:table-cell table:formula="of:=MEDIAN([.$F308];[.$S308])" office:value-type="float"/>
          <table:table-cell table:formula="of:=MEDIAN([.$G308];[.$T308])" office:value-type="float"/>
          <table:table-cell table:formula="of:=MEDIAN([.$H308];[.$U308])" office:value-type="float"/>
          <table:table-cell table:formula="of:=MEDIAN([.$I308];[.$V308])" office:value-type="float"/>
          <table:table-cell table:formula="of:=MEDIAN([.$J308])" office:value-type="float"/>
          <table:table-cell table:formula="of:=MEDIAN([.$K308];[.$W308])" office:value-type="float"/>
          <table:table-cell table:formula="of:=MEDIAN([.$L308];[.$X308])" office:value-type="float"/>
          <table:table-cell table:formula="of:=MEDIAN([.$M308];[.$Y308])" office:value-type="float"/>
          <table:table-cell table:formula="of:=MEDIAN([.$N308];[.$Z308])" office:value-type="float"/>
          <table:table-cell table:formula="of:=MAX([.$B308];[.$O308])" office:value-type="float"/>
          <table:table-cell table:formula="of:=MAX([.$C308];[.$P308])" office:value-type="float"/>
          <table:table-cell table:formula="of:=MAX([.$D308];[.$Q308])" office:value-type="float"/>
          <table:table-cell table:formula="of:=MAX([.$E308];[.$R308])" office:value-type="float"/>
          <table:table-cell table:formula="of:=MAX([.$F308];[.$S308])" office:value-type="float"/>
          <table:table-cell table:formula="of:=MAX([.$G308];[.$T308])" office:value-type="float"/>
          <table:table-cell table:formula="of:=MAX([.$H308];[.$U308])" office:value-type="float"/>
          <table:table-cell table:formula="of:=MAX([.$I308];[.$V308])" office:value-type="float"/>
          <table:table-cell table:formula="of:=MAX([.$J308])" office:value-type="float"/>
          <table:table-cell table:formula="of:=MAX([.$K308];[.$W308])" office:value-type="float"/>
          <table:table-cell table:formula="of:=MAX([.$L308];[.$X308])" office:value-type="float"/>
          <table:table-cell table:formula="of:=MAX([.$M308];[.$Y308])" office:value-type="float"/>
          <table:table-cell table:formula="of:=MAX([.$N308];[.$Z308])" office:value-type="float"/>
        </table:table-row>
        <table:table-row table:style-name="ro1">
          <table:table-cell office:value-type="string">
            <text:p>blocks.blocks-26-0.asp/42</text:p>
          </table:table-cell>
          <table:table-cell office:value-type="float" office:value="138.296"/>
          <table:table-cell office:value-type="float" office:value="137.939"/>
          <table:table-cell office:value-type="float" office:value="116.09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79865.0"/>
          <table:table-cell office:value-type="float" office:value="5623399.0"/>
          <table:table-cell office:value-type="float" office:value="5623399.0"/>
          <table:table-cell office:value-type="float" office:value="1597301.0"/>
          <table:table-cell office:value-type="float" office:value="199301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80.87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7804.0"/>
          <table:table-cell office:value-type="float" office:value="487762.0"/>
          <table:table-cell office:value-type="float" office:value="1597301.0"/>
          <table:table-cell office:value-type="float" office:value="1993013.0"/>
          <table:table-cell office:value-type="float" office:value="0.0"/>
          <table:table-cell office:value-type="float" office:value="0.0"/>
          <table:table-cell table:formula="of:=MIN([.$B309];[.$O309])" office:value-type="float"/>
          <table:table-cell table:formula="of:=MIN([.$C309];[.$P309])" office:value-type="float"/>
          <table:table-cell table:formula="of:=MIN([.$D309];[.$Q309])" office:value-type="float"/>
          <table:table-cell table:formula="of:=MIN([.$E309];[.$R309])" office:value-type="float"/>
          <table:table-cell table:formula="of:=MIN([.$F309];[.$S309])" office:value-type="float"/>
          <table:table-cell table:formula="of:=MIN([.$G309];[.$T309])" office:value-type="float"/>
          <table:table-cell table:formula="of:=MIN([.$H309];[.$U309])" office:value-type="float"/>
          <table:table-cell table:formula="of:=MIN([.$I309];[.$V309])" office:value-type="float"/>
          <table:table-cell table:formula="of:=MIN([.$J309])" office:value-type="float"/>
          <table:table-cell table:formula="of:=MIN([.$K309];[.$W309])" office:value-type="float"/>
          <table:table-cell table:formula="of:=MIN([.$L309];[.$X309])" office:value-type="float"/>
          <table:table-cell table:formula="of:=MIN([.$M309];[.$Y309])" office:value-type="float"/>
          <table:table-cell table:formula="of:=MIN([.$N309];[.$Z309])" office:value-type="float"/>
          <table:table-cell table:formula="of:=MEDIAN([.$B309];[.$O309])" office:value-type="float"/>
          <table:table-cell table:formula="of:=MEDIAN([.$C309];[.$P309])" office:value-type="float"/>
          <table:table-cell table:formula="of:=MEDIAN([.$D309];[.$Q309])" office:value-type="float"/>
          <table:table-cell table:formula="of:=MEDIAN([.$E309];[.$R309])" office:value-type="float"/>
          <table:table-cell table:formula="of:=MEDIAN([.$F309];[.$S309])" office:value-type="float"/>
          <table:table-cell table:formula="of:=MEDIAN([.$G309];[.$T309])" office:value-type="float"/>
          <table:table-cell table:formula="of:=MEDIAN([.$H309];[.$U309])" office:value-type="float"/>
          <table:table-cell table:formula="of:=MEDIAN([.$I309];[.$V309])" office:value-type="float"/>
          <table:table-cell table:formula="of:=MEDIAN([.$J309])" office:value-type="float"/>
          <table:table-cell table:formula="of:=MEDIAN([.$K309];[.$W309])" office:value-type="float"/>
          <table:table-cell table:formula="of:=MEDIAN([.$L309];[.$X309])" office:value-type="float"/>
          <table:table-cell table:formula="of:=MEDIAN([.$M309];[.$Y309])" office:value-type="float"/>
          <table:table-cell table:formula="of:=MEDIAN([.$N309];[.$Z309])" office:value-type="float"/>
          <table:table-cell table:formula="of:=MAX([.$B309];[.$O309])" office:value-type="float"/>
          <table:table-cell table:formula="of:=MAX([.$C309];[.$P309])" office:value-type="float"/>
          <table:table-cell table:formula="of:=MAX([.$D309];[.$Q309])" office:value-type="float"/>
          <table:table-cell table:formula="of:=MAX([.$E309];[.$R309])" office:value-type="float"/>
          <table:table-cell table:formula="of:=MAX([.$F309];[.$S309])" office:value-type="float"/>
          <table:table-cell table:formula="of:=MAX([.$G309];[.$T309])" office:value-type="float"/>
          <table:table-cell table:formula="of:=MAX([.$H309];[.$U309])" office:value-type="float"/>
          <table:table-cell table:formula="of:=MAX([.$I309];[.$V309])" office:value-type="float"/>
          <table:table-cell table:formula="of:=MAX([.$J309])" office:value-type="float"/>
          <table:table-cell table:formula="of:=MAX([.$K309];[.$W309])" office:value-type="float"/>
          <table:table-cell table:formula="of:=MAX([.$L309];[.$X309])" office:value-type="float"/>
          <table:table-cell table:formula="of:=MAX([.$M309];[.$Y309])" office:value-type="float"/>
          <table:table-cell table:formula="of:=MAX([.$N309];[.$Z309])" office:value-type="float"/>
        </table:table-row>
        <table:table-row table:style-name="ro1">
          <table:table-cell office:value-type="string">
            <text:p>blocks.blocks-26-0.asp/43</text:p>
          </table:table-cell>
          <table:table-cell office:value-type="float" office:value="31.5911"/>
          <table:table-cell office:value-type="float" office:value="31.243"/>
          <table:table-cell office:value-type="float" office:value="9.02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183.0"/>
          <table:table-cell office:value-type="float" office:value="587424.0"/>
          <table:table-cell office:value-type="float" office:value="587423.0"/>
          <table:table-cell office:value-type="float" office:value="1636211.0"/>
          <table:table-cell office:value-type="float" office:value="204952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80.79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75531.0"/>
          <table:table-cell office:value-type="float" office:value="521079.0"/>
          <table:table-cell office:value-type="float" office:value="1636211.0"/>
          <table:table-cell office:value-type="float" office:value="2049525.0"/>
          <table:table-cell office:value-type="float" office:value="0.0"/>
          <table:table-cell office:value-type="float" office:value="0.0"/>
          <table:table-cell table:formula="of:=MIN([.$B310];[.$O310])" office:value-type="float"/>
          <table:table-cell table:formula="of:=MIN([.$C310];[.$P310])" office:value-type="float"/>
          <table:table-cell table:formula="of:=MIN([.$D310];[.$Q310])" office:value-type="float"/>
          <table:table-cell table:formula="of:=MIN([.$E310];[.$R310])" office:value-type="float"/>
          <table:table-cell table:formula="of:=MIN([.$F310];[.$S310])" office:value-type="float"/>
          <table:table-cell table:formula="of:=MIN([.$G310];[.$T310])" office:value-type="float"/>
          <table:table-cell table:formula="of:=MIN([.$H310];[.$U310])" office:value-type="float"/>
          <table:table-cell table:formula="of:=MIN([.$I310];[.$V310])" office:value-type="float"/>
          <table:table-cell table:formula="of:=MIN([.$J310])" office:value-type="float"/>
          <table:table-cell table:formula="of:=MIN([.$K310];[.$W310])" office:value-type="float"/>
          <table:table-cell table:formula="of:=MIN([.$L310];[.$X310])" office:value-type="float"/>
          <table:table-cell table:formula="of:=MIN([.$M310];[.$Y310])" office:value-type="float"/>
          <table:table-cell table:formula="of:=MIN([.$N310];[.$Z310])" office:value-type="float"/>
          <table:table-cell table:formula="of:=MEDIAN([.$B310];[.$O310])" office:value-type="float"/>
          <table:table-cell table:formula="of:=MEDIAN([.$C310];[.$P310])" office:value-type="float"/>
          <table:table-cell table:formula="of:=MEDIAN([.$D310];[.$Q310])" office:value-type="float"/>
          <table:table-cell table:formula="of:=MEDIAN([.$E310];[.$R310])" office:value-type="float"/>
          <table:table-cell table:formula="of:=MEDIAN([.$F310];[.$S310])" office:value-type="float"/>
          <table:table-cell table:formula="of:=MEDIAN([.$G310];[.$T310])" office:value-type="float"/>
          <table:table-cell table:formula="of:=MEDIAN([.$H310];[.$U310])" office:value-type="float"/>
          <table:table-cell table:formula="of:=MEDIAN([.$I310];[.$V310])" office:value-type="float"/>
          <table:table-cell table:formula="of:=MEDIAN([.$J310])" office:value-type="float"/>
          <table:table-cell table:formula="of:=MEDIAN([.$K310];[.$W310])" office:value-type="float"/>
          <table:table-cell table:formula="of:=MEDIAN([.$L310];[.$X310])" office:value-type="float"/>
          <table:table-cell table:formula="of:=MEDIAN([.$M310];[.$Y310])" office:value-type="float"/>
          <table:table-cell table:formula="of:=MEDIAN([.$N310];[.$Z310])" office:value-type="float"/>
          <table:table-cell table:formula="of:=MAX([.$B310];[.$O310])" office:value-type="float"/>
          <table:table-cell table:formula="of:=MAX([.$C310];[.$P310])" office:value-type="float"/>
          <table:table-cell table:formula="of:=MAX([.$D310];[.$Q310])" office:value-type="float"/>
          <table:table-cell table:formula="of:=MAX([.$E310];[.$R310])" office:value-type="float"/>
          <table:table-cell table:formula="of:=MAX([.$F310];[.$S310])" office:value-type="float"/>
          <table:table-cell table:formula="of:=MAX([.$G310];[.$T310])" office:value-type="float"/>
          <table:table-cell table:formula="of:=MAX([.$H310];[.$U310])" office:value-type="float"/>
          <table:table-cell table:formula="of:=MAX([.$I310];[.$V310])" office:value-type="float"/>
          <table:table-cell table:formula="of:=MAX([.$J310])" office:value-type="float"/>
          <table:table-cell table:formula="of:=MAX([.$K310];[.$W310])" office:value-type="float"/>
          <table:table-cell table:formula="of:=MAX([.$L310];[.$X310])" office:value-type="float"/>
          <table:table-cell table:formula="of:=MAX([.$M310];[.$Y310])" office:value-type="float"/>
          <table:table-cell table:formula="of:=MAX([.$N310];[.$Z310])" office:value-type="float"/>
        </table:table-row>
        <table:table-row table:style-name="ro1">
          <table:table-cell office:value-type="string">
            <text:p>blocks.blocks-26-0.asp/44</text:p>
          </table:table-cell>
          <table:table-cell office:value-type="float" office:value="222.286"/>
          <table:table-cell office:value-type="float" office:value="221.882"/>
          <table:table-cell office:value-type="float" office:value="198.85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132018.0"/>
          <table:table-cell office:value-type="float" office:value="9612916.0"/>
          <table:table-cell office:value-type="float" office:value="9612915.0"/>
          <table:table-cell office:value-type="float" office:value="1675121.0"/>
          <table:table-cell office:value-type="float" office:value="210603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80.16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86085.0"/>
          <table:table-cell office:value-type="float" office:value="508574.0"/>
          <table:table-cell office:value-type="float" office:value="1675121.0"/>
          <table:table-cell office:value-type="float" office:value="2106037.0"/>
          <table:table-cell office:value-type="float" office:value="0.0"/>
          <table:table-cell office:value-type="float" office:value="0.0"/>
          <table:table-cell table:formula="of:=MIN([.$B311];[.$O311])" office:value-type="float"/>
          <table:table-cell table:formula="of:=MIN([.$C311];[.$P311])" office:value-type="float"/>
          <table:table-cell table:formula="of:=MIN([.$D311];[.$Q311])" office:value-type="float"/>
          <table:table-cell table:formula="of:=MIN([.$E311];[.$R311])" office:value-type="float"/>
          <table:table-cell table:formula="of:=MIN([.$F311];[.$S311])" office:value-type="float"/>
          <table:table-cell table:formula="of:=MIN([.$G311];[.$T311])" office:value-type="float"/>
          <table:table-cell table:formula="of:=MIN([.$H311];[.$U311])" office:value-type="float"/>
          <table:table-cell table:formula="of:=MIN([.$I311];[.$V311])" office:value-type="float"/>
          <table:table-cell table:formula="of:=MIN([.$J311])" office:value-type="float"/>
          <table:table-cell table:formula="of:=MIN([.$K311];[.$W311])" office:value-type="float"/>
          <table:table-cell table:formula="of:=MIN([.$L311];[.$X311])" office:value-type="float"/>
          <table:table-cell table:formula="of:=MIN([.$M311];[.$Y311])" office:value-type="float"/>
          <table:table-cell table:formula="of:=MIN([.$N311];[.$Z311])" office:value-type="float"/>
          <table:table-cell table:formula="of:=MEDIAN([.$B311];[.$O311])" office:value-type="float"/>
          <table:table-cell table:formula="of:=MEDIAN([.$C311];[.$P311])" office:value-type="float"/>
          <table:table-cell table:formula="of:=MEDIAN([.$D311];[.$Q311])" office:value-type="float"/>
          <table:table-cell table:formula="of:=MEDIAN([.$E311];[.$R311])" office:value-type="float"/>
          <table:table-cell table:formula="of:=MEDIAN([.$F311];[.$S311])" office:value-type="float"/>
          <table:table-cell table:formula="of:=MEDIAN([.$G311];[.$T311])" office:value-type="float"/>
          <table:table-cell table:formula="of:=MEDIAN([.$H311];[.$U311])" office:value-type="float"/>
          <table:table-cell table:formula="of:=MEDIAN([.$I311];[.$V311])" office:value-type="float"/>
          <table:table-cell table:formula="of:=MEDIAN([.$J311])" office:value-type="float"/>
          <table:table-cell table:formula="of:=MEDIAN([.$K311];[.$W311])" office:value-type="float"/>
          <table:table-cell table:formula="of:=MEDIAN([.$L311];[.$X311])" office:value-type="float"/>
          <table:table-cell table:formula="of:=MEDIAN([.$M311];[.$Y311])" office:value-type="float"/>
          <table:table-cell table:formula="of:=MEDIAN([.$N311];[.$Z311])" office:value-type="float"/>
          <table:table-cell table:formula="of:=MAX([.$B311];[.$O311])" office:value-type="float"/>
          <table:table-cell table:formula="of:=MAX([.$C311];[.$P311])" office:value-type="float"/>
          <table:table-cell table:formula="of:=MAX([.$D311];[.$Q311])" office:value-type="float"/>
          <table:table-cell table:formula="of:=MAX([.$E311];[.$R311])" office:value-type="float"/>
          <table:table-cell table:formula="of:=MAX([.$F311];[.$S311])" office:value-type="float"/>
          <table:table-cell table:formula="of:=MAX([.$G311];[.$T311])" office:value-type="float"/>
          <table:table-cell table:formula="of:=MAX([.$H311];[.$U311])" office:value-type="float"/>
          <table:table-cell table:formula="of:=MAX([.$I311];[.$V311])" office:value-type="float"/>
          <table:table-cell table:formula="of:=MAX([.$J311])" office:value-type="float"/>
          <table:table-cell table:formula="of:=MAX([.$K311];[.$W311])" office:value-type="float"/>
          <table:table-cell table:formula="of:=MAX([.$L311];[.$X311])" office:value-type="float"/>
          <table:table-cell table:formula="of:=MAX([.$M311];[.$Y311])" office:value-type="float"/>
          <table:table-cell table:formula="of:=MAX([.$N311];[.$Z311])" office:value-type="float"/>
        </table:table-row>
        <table:table-row table:style-name="ro1">
          <table:table-cell office:value-type="string">
            <text:p>blocks.blocks-26-0.asp/45</text:p>
          </table:table-cell>
          <table:table-cell office:value-type="float" office:value="58.3684"/>
          <table:table-cell office:value-type="float" office:value="57.999"/>
          <table:table-cell office:value-type="float" office:value="34.81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28812.0"/>
          <table:table-cell office:value-type="float" office:value="2277168.0"/>
          <table:table-cell office:value-type="float" office:value="2277166.0"/>
          <table:table-cell office:value-type="float" office:value="1714031.0"/>
          <table:table-cell office:value-type="float" office:value="216254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79.7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80412.0"/>
          <table:table-cell office:value-type="float" office:value="553910.0"/>
          <table:table-cell office:value-type="float" office:value="1714031.0"/>
          <table:table-cell office:value-type="float" office:value="2162549.0"/>
          <table:table-cell office:value-type="float" office:value="0.0"/>
          <table:table-cell office:value-type="float" office:value="0.0"/>
          <table:table-cell table:formula="of:=MIN([.$B312];[.$O312])" office:value-type="float"/>
          <table:table-cell table:formula="of:=MIN([.$C312];[.$P312])" office:value-type="float"/>
          <table:table-cell table:formula="of:=MIN([.$D312];[.$Q312])" office:value-type="float"/>
          <table:table-cell table:formula="of:=MIN([.$E312];[.$R312])" office:value-type="float"/>
          <table:table-cell table:formula="of:=MIN([.$F312];[.$S312])" office:value-type="float"/>
          <table:table-cell table:formula="of:=MIN([.$G312];[.$T312])" office:value-type="float"/>
          <table:table-cell table:formula="of:=MIN([.$H312];[.$U312])" office:value-type="float"/>
          <table:table-cell table:formula="of:=MIN([.$I312];[.$V312])" office:value-type="float"/>
          <table:table-cell table:formula="of:=MIN([.$J312])" office:value-type="float"/>
          <table:table-cell table:formula="of:=MIN([.$K312];[.$W312])" office:value-type="float"/>
          <table:table-cell table:formula="of:=MIN([.$L312];[.$X312])" office:value-type="float"/>
          <table:table-cell table:formula="of:=MIN([.$M312];[.$Y312])" office:value-type="float"/>
          <table:table-cell table:formula="of:=MIN([.$N312];[.$Z312])" office:value-type="float"/>
          <table:table-cell table:formula="of:=MEDIAN([.$B312];[.$O312])" office:value-type="float"/>
          <table:table-cell table:formula="of:=MEDIAN([.$C312];[.$P312])" office:value-type="float"/>
          <table:table-cell table:formula="of:=MEDIAN([.$D312];[.$Q312])" office:value-type="float"/>
          <table:table-cell table:formula="of:=MEDIAN([.$E312];[.$R312])" office:value-type="float"/>
          <table:table-cell table:formula="of:=MEDIAN([.$F312];[.$S312])" office:value-type="float"/>
          <table:table-cell table:formula="of:=MEDIAN([.$G312];[.$T312])" office:value-type="float"/>
          <table:table-cell table:formula="of:=MEDIAN([.$H312];[.$U312])" office:value-type="float"/>
          <table:table-cell table:formula="of:=MEDIAN([.$I312];[.$V312])" office:value-type="float"/>
          <table:table-cell table:formula="of:=MEDIAN([.$J312])" office:value-type="float"/>
          <table:table-cell table:formula="of:=MEDIAN([.$K312];[.$W312])" office:value-type="float"/>
          <table:table-cell table:formula="of:=MEDIAN([.$L312];[.$X312])" office:value-type="float"/>
          <table:table-cell table:formula="of:=MEDIAN([.$M312];[.$Y312])" office:value-type="float"/>
          <table:table-cell table:formula="of:=MEDIAN([.$N312];[.$Z312])" office:value-type="float"/>
          <table:table-cell table:formula="of:=MAX([.$B312];[.$O312])" office:value-type="float"/>
          <table:table-cell table:formula="of:=MAX([.$C312];[.$P312])" office:value-type="float"/>
          <table:table-cell table:formula="of:=MAX([.$D312];[.$Q312])" office:value-type="float"/>
          <table:table-cell table:formula="of:=MAX([.$E312];[.$R312])" office:value-type="float"/>
          <table:table-cell table:formula="of:=MAX([.$F312];[.$S312])" office:value-type="float"/>
          <table:table-cell table:formula="of:=MAX([.$G312];[.$T312])" office:value-type="float"/>
          <table:table-cell table:formula="of:=MAX([.$H312];[.$U312])" office:value-type="float"/>
          <table:table-cell table:formula="of:=MAX([.$I312];[.$V312])" office:value-type="float"/>
          <table:table-cell table:formula="of:=MAX([.$J312])" office:value-type="float"/>
          <table:table-cell table:formula="of:=MAX([.$K312];[.$W312])" office:value-type="float"/>
          <table:table-cell table:formula="of:=MAX([.$L312];[.$X312])" office:value-type="float"/>
          <table:table-cell table:formula="of:=MAX([.$M312];[.$Y312])" office:value-type="float"/>
          <table:table-cell table:formula="of:=MAX([.$N312];[.$Z312])" office:value-type="float"/>
        </table:table-row>
        <table:table-row table:style-name="ro1">
          <table:table-cell office:value-type="string">
            <text:p>blocks.blocks-26-0.asp/5</text:p>
          </table:table-cell>
          <table:table-cell office:value-type="float" office:value="2.01408"/>
          <table:table-cell office:value-type="float" office:value="1.9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7631.0"/>
          <table:table-cell office:value-type="float" office:value="1560.0"/>
          <table:table-cell office:value-type="float" office:value="0.0"/>
          <table:table-cell office:value-type="float" office:value="0.0"/>
          <table:table-cell office:value-type="float" office:value="1.89327"/>
          <table:table-cell office:value-type="float" office:value="1.8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57631.0"/>
          <table:table-cell office:value-type="float" office:value="1560.0"/>
          <table:table-cell office:value-type="float" office:value="0.0"/>
          <table:table-cell office:value-type="float" office:value="0.0"/>
          <table:table-cell table:formula="of:=MIN([.$B313];[.$O313])" office:value-type="float"/>
          <table:table-cell table:formula="of:=MIN([.$C313];[.$P313])" office:value-type="float"/>
          <table:table-cell table:formula="of:=MIN([.$D313];[.$Q313])" office:value-type="float"/>
          <table:table-cell table:formula="of:=MIN([.$E313];[.$R313])" office:value-type="float"/>
          <table:table-cell table:formula="of:=MIN([.$F313];[.$S313])" office:value-type="float"/>
          <table:table-cell table:formula="of:=MIN([.$G313];[.$T313])" office:value-type="float"/>
          <table:table-cell table:formula="of:=MIN([.$H313];[.$U313])" office:value-type="float"/>
          <table:table-cell table:formula="of:=MIN([.$I313];[.$V313])" office:value-type="float"/>
          <table:table-cell table:formula="of:=MIN([.$J313])" office:value-type="float"/>
          <table:table-cell table:formula="of:=MIN([.$K313];[.$W313])" office:value-type="float"/>
          <table:table-cell table:formula="of:=MIN([.$L313];[.$X313])" office:value-type="float"/>
          <table:table-cell table:formula="of:=MIN([.$M313];[.$Y313])" office:value-type="float"/>
          <table:table-cell table:formula="of:=MIN([.$N313];[.$Z313])" office:value-type="float"/>
          <table:table-cell table:formula="of:=MEDIAN([.$B313];[.$O313])" office:value-type="float"/>
          <table:table-cell table:formula="of:=MEDIAN([.$C313];[.$P313])" office:value-type="float"/>
          <table:table-cell table:formula="of:=MEDIAN([.$D313];[.$Q313])" office:value-type="float"/>
          <table:table-cell table:formula="of:=MEDIAN([.$E313];[.$R313])" office:value-type="float"/>
          <table:table-cell table:formula="of:=MEDIAN([.$F313];[.$S313])" office:value-type="float"/>
          <table:table-cell table:formula="of:=MEDIAN([.$G313];[.$T313])" office:value-type="float"/>
          <table:table-cell table:formula="of:=MEDIAN([.$H313];[.$U313])" office:value-type="float"/>
          <table:table-cell table:formula="of:=MEDIAN([.$I313];[.$V313])" office:value-type="float"/>
          <table:table-cell table:formula="of:=MEDIAN([.$J313])" office:value-type="float"/>
          <table:table-cell table:formula="of:=MEDIAN([.$K313];[.$W313])" office:value-type="float"/>
          <table:table-cell table:formula="of:=MEDIAN([.$L313];[.$X313])" office:value-type="float"/>
          <table:table-cell table:formula="of:=MEDIAN([.$M313];[.$Y313])" office:value-type="float"/>
          <table:table-cell table:formula="of:=MEDIAN([.$N313];[.$Z313])" office:value-type="float"/>
          <table:table-cell table:formula="of:=MAX([.$B313];[.$O313])" office:value-type="float"/>
          <table:table-cell table:formula="of:=MAX([.$C313];[.$P313])" office:value-type="float"/>
          <table:table-cell table:formula="of:=MAX([.$D313];[.$Q313])" office:value-type="float"/>
          <table:table-cell table:formula="of:=MAX([.$E313];[.$R313])" office:value-type="float"/>
          <table:table-cell table:formula="of:=MAX([.$F313];[.$S313])" office:value-type="float"/>
          <table:table-cell table:formula="of:=MAX([.$G313];[.$T313])" office:value-type="float"/>
          <table:table-cell table:formula="of:=MAX([.$H313];[.$U313])" office:value-type="float"/>
          <table:table-cell table:formula="of:=MAX([.$I313];[.$V313])" office:value-type="float"/>
          <table:table-cell table:formula="of:=MAX([.$J313])" office:value-type="float"/>
          <table:table-cell table:formula="of:=MAX([.$K313];[.$W313])" office:value-type="float"/>
          <table:table-cell table:formula="of:=MAX([.$L313];[.$X313])" office:value-type="float"/>
          <table:table-cell table:formula="of:=MAX([.$M313];[.$Y313])" office:value-type="float"/>
          <table:table-cell table:formula="of:=MAX([.$N313];[.$Z313])" office:value-type="float"/>
        </table:table-row>
        <table:table-row table:style-name="ro1">
          <table:table-cell office:value-type="string">
            <text:p>blocks.blocks-26-0.asp/6</text:p>
          </table:table-cell>
          <table:table-cell office:value-type="float" office:value="2.69527"/>
          <table:table-cell office:value-type="float" office:value="2.6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6541.0"/>
          <table:table-cell office:value-type="float" office:value="2289.0"/>
          <table:table-cell office:value-type="float" office:value="0.0"/>
          <table:table-cell office:value-type="float" office:value="0.0"/>
          <table:table-cell office:value-type="float" office:value="2.39255"/>
          <table:table-cell office:value-type="float" office:value="2.1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96541.0"/>
          <table:table-cell office:value-type="float" office:value="2289.0"/>
          <table:table-cell office:value-type="float" office:value="0.0"/>
          <table:table-cell office:value-type="float" office:value="0.0"/>
          <table:table-cell table:formula="of:=MIN([.$B314];[.$O314])" office:value-type="float"/>
          <table:table-cell table:formula="of:=MIN([.$C314];[.$P314])" office:value-type="float"/>
          <table:table-cell table:formula="of:=MIN([.$D314];[.$Q314])" office:value-type="float"/>
          <table:table-cell table:formula="of:=MIN([.$E314];[.$R314])" office:value-type="float"/>
          <table:table-cell table:formula="of:=MIN([.$F314];[.$S314])" office:value-type="float"/>
          <table:table-cell table:formula="of:=MIN([.$G314];[.$T314])" office:value-type="float"/>
          <table:table-cell table:formula="of:=MIN([.$H314];[.$U314])" office:value-type="float"/>
          <table:table-cell table:formula="of:=MIN([.$I314];[.$V314])" office:value-type="float"/>
          <table:table-cell table:formula="of:=MIN([.$J314])" office:value-type="float"/>
          <table:table-cell table:formula="of:=MIN([.$K314];[.$W314])" office:value-type="float"/>
          <table:table-cell table:formula="of:=MIN([.$L314];[.$X314])" office:value-type="float"/>
          <table:table-cell table:formula="of:=MIN([.$M314];[.$Y314])" office:value-type="float"/>
          <table:table-cell table:formula="of:=MIN([.$N314];[.$Z314])" office:value-type="float"/>
          <table:table-cell table:formula="of:=MEDIAN([.$B314];[.$O314])" office:value-type="float"/>
          <table:table-cell table:formula="of:=MEDIAN([.$C314];[.$P314])" office:value-type="float"/>
          <table:table-cell table:formula="of:=MEDIAN([.$D314];[.$Q314])" office:value-type="float"/>
          <table:table-cell table:formula="of:=MEDIAN([.$E314];[.$R314])" office:value-type="float"/>
          <table:table-cell table:formula="of:=MEDIAN([.$F314];[.$S314])" office:value-type="float"/>
          <table:table-cell table:formula="of:=MEDIAN([.$G314];[.$T314])" office:value-type="float"/>
          <table:table-cell table:formula="of:=MEDIAN([.$H314];[.$U314])" office:value-type="float"/>
          <table:table-cell table:formula="of:=MEDIAN([.$I314];[.$V314])" office:value-type="float"/>
          <table:table-cell table:formula="of:=MEDIAN([.$J314])" office:value-type="float"/>
          <table:table-cell table:formula="of:=MEDIAN([.$K314];[.$W314])" office:value-type="float"/>
          <table:table-cell table:formula="of:=MEDIAN([.$L314];[.$X314])" office:value-type="float"/>
          <table:table-cell table:formula="of:=MEDIAN([.$M314];[.$Y314])" office:value-type="float"/>
          <table:table-cell table:formula="of:=MEDIAN([.$N314];[.$Z314])" office:value-type="float"/>
          <table:table-cell table:formula="of:=MAX([.$B314];[.$O314])" office:value-type="float"/>
          <table:table-cell table:formula="of:=MAX([.$C314];[.$P314])" office:value-type="float"/>
          <table:table-cell table:formula="of:=MAX([.$D314];[.$Q314])" office:value-type="float"/>
          <table:table-cell table:formula="of:=MAX([.$E314];[.$R314])" office:value-type="float"/>
          <table:table-cell table:formula="of:=MAX([.$F314];[.$S314])" office:value-type="float"/>
          <table:table-cell table:formula="of:=MAX([.$G314];[.$T314])" office:value-type="float"/>
          <table:table-cell table:formula="of:=MAX([.$H314];[.$U314])" office:value-type="float"/>
          <table:table-cell table:formula="of:=MAX([.$I314];[.$V314])" office:value-type="float"/>
          <table:table-cell table:formula="of:=MAX([.$J314])" office:value-type="float"/>
          <table:table-cell table:formula="of:=MAX([.$K314];[.$W314])" office:value-type="float"/>
          <table:table-cell table:formula="of:=MAX([.$L314];[.$X314])" office:value-type="float"/>
          <table:table-cell table:formula="of:=MAX([.$M314];[.$Y314])" office:value-type="float"/>
          <table:table-cell table:formula="of:=MAX([.$N314];[.$Z314])" office:value-type="float"/>
        </table:table-row>
        <table:table-row table:style-name="ro1">
          <table:table-cell office:value-type="string">
            <text:p>blocks.blocks-26-0.asp/7</text:p>
          </table:table-cell>
          <table:table-cell office:value-type="float" office:value="3.0537"/>
          <table:table-cell office:value-type="float" office:value="2.9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35451.0"/>
          <table:table-cell office:value-type="float" office:value="3018.0"/>
          <table:table-cell office:value-type="float" office:value="0.0"/>
          <table:table-cell office:value-type="float" office:value="0.0"/>
          <table:table-cell office:value-type="float" office:value="2.72129"/>
          <table:table-cell office:value-type="float" office:value="2.6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5451.0"/>
          <table:table-cell office:value-type="float" office:value="3018.0"/>
          <table:table-cell office:value-type="float" office:value="0.0"/>
          <table:table-cell office:value-type="float" office:value="0.0"/>
          <table:table-cell table:formula="of:=MIN([.$B315];[.$O315])" office:value-type="float"/>
          <table:table-cell table:formula="of:=MIN([.$C315];[.$P315])" office:value-type="float"/>
          <table:table-cell table:formula="of:=MIN([.$D315];[.$Q315])" office:value-type="float"/>
          <table:table-cell table:formula="of:=MIN([.$E315];[.$R315])" office:value-type="float"/>
          <table:table-cell table:formula="of:=MIN([.$F315];[.$S315])" office:value-type="float"/>
          <table:table-cell table:formula="of:=MIN([.$G315];[.$T315])" office:value-type="float"/>
          <table:table-cell table:formula="of:=MIN([.$H315];[.$U315])" office:value-type="float"/>
          <table:table-cell table:formula="of:=MIN([.$I315];[.$V315])" office:value-type="float"/>
          <table:table-cell table:formula="of:=MIN([.$J315])" office:value-type="float"/>
          <table:table-cell table:formula="of:=MIN([.$K315];[.$W315])" office:value-type="float"/>
          <table:table-cell table:formula="of:=MIN([.$L315];[.$X315])" office:value-type="float"/>
          <table:table-cell table:formula="of:=MIN([.$M315];[.$Y315])" office:value-type="float"/>
          <table:table-cell table:formula="of:=MIN([.$N315];[.$Z315])" office:value-type="float"/>
          <table:table-cell table:formula="of:=MEDIAN([.$B315];[.$O315])" office:value-type="float"/>
          <table:table-cell table:formula="of:=MEDIAN([.$C315];[.$P315])" office:value-type="float"/>
          <table:table-cell table:formula="of:=MEDIAN([.$D315];[.$Q315])" office:value-type="float"/>
          <table:table-cell table:formula="of:=MEDIAN([.$E315];[.$R315])" office:value-type="float"/>
          <table:table-cell table:formula="of:=MEDIAN([.$F315];[.$S315])" office:value-type="float"/>
          <table:table-cell table:formula="of:=MEDIAN([.$G315];[.$T315])" office:value-type="float"/>
          <table:table-cell table:formula="of:=MEDIAN([.$H315];[.$U315])" office:value-type="float"/>
          <table:table-cell table:formula="of:=MEDIAN([.$I315];[.$V315])" office:value-type="float"/>
          <table:table-cell table:formula="of:=MEDIAN([.$J315])" office:value-type="float"/>
          <table:table-cell table:formula="of:=MEDIAN([.$K315];[.$W315])" office:value-type="float"/>
          <table:table-cell table:formula="of:=MEDIAN([.$L315];[.$X315])" office:value-type="float"/>
          <table:table-cell table:formula="of:=MEDIAN([.$M315];[.$Y315])" office:value-type="float"/>
          <table:table-cell table:formula="of:=MEDIAN([.$N315];[.$Z315])" office:value-type="float"/>
          <table:table-cell table:formula="of:=MAX([.$B315];[.$O315])" office:value-type="float"/>
          <table:table-cell table:formula="of:=MAX([.$C315];[.$P315])" office:value-type="float"/>
          <table:table-cell table:formula="of:=MAX([.$D315];[.$Q315])" office:value-type="float"/>
          <table:table-cell table:formula="of:=MAX([.$E315];[.$R315])" office:value-type="float"/>
          <table:table-cell table:formula="of:=MAX([.$F315];[.$S315])" office:value-type="float"/>
          <table:table-cell table:formula="of:=MAX([.$G315];[.$T315])" office:value-type="float"/>
          <table:table-cell table:formula="of:=MAX([.$H315];[.$U315])" office:value-type="float"/>
          <table:table-cell table:formula="of:=MAX([.$I315];[.$V315])" office:value-type="float"/>
          <table:table-cell table:formula="of:=MAX([.$J315])" office:value-type="float"/>
          <table:table-cell table:formula="of:=MAX([.$K315];[.$W315])" office:value-type="float"/>
          <table:table-cell table:formula="of:=MAX([.$L315];[.$X315])" office:value-type="float"/>
          <table:table-cell table:formula="of:=MAX([.$M315];[.$Y315])" office:value-type="float"/>
          <table:table-cell table:formula="of:=MAX([.$N315];[.$Z315])" office:value-type="float"/>
        </table:table-row>
        <table:table-row table:style-name="ro1">
          <table:table-cell office:value-type="string">
            <text:p>blocks.blocks-26-0.asp/8</text:p>
          </table:table-cell>
          <table:table-cell office:value-type="float" office:value="3.51659"/>
          <table:table-cell office:value-type="float" office:value="3.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4361.0"/>
          <table:table-cell office:value-type="float" office:value="3747.0"/>
          <table:table-cell office:value-type="float" office:value="0.0"/>
          <table:table-cell office:value-type="float" office:value="0.0"/>
          <table:table-cell office:value-type="float" office:value="3.16917"/>
          <table:table-cell office:value-type="float" office:value="3.0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74361.0"/>
          <table:table-cell office:value-type="float" office:value="3747.0"/>
          <table:table-cell office:value-type="float" office:value="0.0"/>
          <table:table-cell office:value-type="float" office:value="0.0"/>
          <table:table-cell table:formula="of:=MIN([.$B316];[.$O316])" office:value-type="float"/>
          <table:table-cell table:formula="of:=MIN([.$C316];[.$P316])" office:value-type="float"/>
          <table:table-cell table:formula="of:=MIN([.$D316];[.$Q316])" office:value-type="float"/>
          <table:table-cell table:formula="of:=MIN([.$E316];[.$R316])" office:value-type="float"/>
          <table:table-cell table:formula="of:=MIN([.$F316];[.$S316])" office:value-type="float"/>
          <table:table-cell table:formula="of:=MIN([.$G316];[.$T316])" office:value-type="float"/>
          <table:table-cell table:formula="of:=MIN([.$H316];[.$U316])" office:value-type="float"/>
          <table:table-cell table:formula="of:=MIN([.$I316];[.$V316])" office:value-type="float"/>
          <table:table-cell table:formula="of:=MIN([.$J316])" office:value-type="float"/>
          <table:table-cell table:formula="of:=MIN([.$K316];[.$W316])" office:value-type="float"/>
          <table:table-cell table:formula="of:=MIN([.$L316];[.$X316])" office:value-type="float"/>
          <table:table-cell table:formula="of:=MIN([.$M316];[.$Y316])" office:value-type="float"/>
          <table:table-cell table:formula="of:=MIN([.$N316];[.$Z316])" office:value-type="float"/>
          <table:table-cell table:formula="of:=MEDIAN([.$B316];[.$O316])" office:value-type="float"/>
          <table:table-cell table:formula="of:=MEDIAN([.$C316];[.$P316])" office:value-type="float"/>
          <table:table-cell table:formula="of:=MEDIAN([.$D316];[.$Q316])" office:value-type="float"/>
          <table:table-cell table:formula="of:=MEDIAN([.$E316];[.$R316])" office:value-type="float"/>
          <table:table-cell table:formula="of:=MEDIAN([.$F316];[.$S316])" office:value-type="float"/>
          <table:table-cell table:formula="of:=MEDIAN([.$G316];[.$T316])" office:value-type="float"/>
          <table:table-cell table:formula="of:=MEDIAN([.$H316];[.$U316])" office:value-type="float"/>
          <table:table-cell table:formula="of:=MEDIAN([.$I316];[.$V316])" office:value-type="float"/>
          <table:table-cell table:formula="of:=MEDIAN([.$J316])" office:value-type="float"/>
          <table:table-cell table:formula="of:=MEDIAN([.$K316];[.$W316])" office:value-type="float"/>
          <table:table-cell table:formula="of:=MEDIAN([.$L316];[.$X316])" office:value-type="float"/>
          <table:table-cell table:formula="of:=MEDIAN([.$M316];[.$Y316])" office:value-type="float"/>
          <table:table-cell table:formula="of:=MEDIAN([.$N316];[.$Z316])" office:value-type="float"/>
          <table:table-cell table:formula="of:=MAX([.$B316];[.$O316])" office:value-type="float"/>
          <table:table-cell table:formula="of:=MAX([.$C316];[.$P316])" office:value-type="float"/>
          <table:table-cell table:formula="of:=MAX([.$D316];[.$Q316])" office:value-type="float"/>
          <table:table-cell table:formula="of:=MAX([.$E316];[.$R316])" office:value-type="float"/>
          <table:table-cell table:formula="of:=MAX([.$F316];[.$S316])" office:value-type="float"/>
          <table:table-cell table:formula="of:=MAX([.$G316];[.$T316])" office:value-type="float"/>
          <table:table-cell table:formula="of:=MAX([.$H316];[.$U316])" office:value-type="float"/>
          <table:table-cell table:formula="of:=MAX([.$I316];[.$V316])" office:value-type="float"/>
          <table:table-cell table:formula="of:=MAX([.$J316])" office:value-type="float"/>
          <table:table-cell table:formula="of:=MAX([.$K316];[.$W316])" office:value-type="float"/>
          <table:table-cell table:formula="of:=MAX([.$L316];[.$X316])" office:value-type="float"/>
          <table:table-cell table:formula="of:=MAX([.$M316];[.$Y316])" office:value-type="float"/>
          <table:table-cell table:formula="of:=MAX([.$N316];[.$Z316])" office:value-type="float"/>
        </table:table-row>
        <table:table-row table:style-name="ro1">
          <table:table-cell office:value-type="string">
            <text:p>blocks.blocks-26-0.asp/9</text:p>
          </table:table-cell>
          <table:table-cell office:value-type="float" office:value="4.06908"/>
          <table:table-cell office:value-type="float" office:value="3.9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13271.0"/>
          <table:table-cell office:value-type="float" office:value="4476.0"/>
          <table:table-cell office:value-type="float" office:value="0.0"/>
          <table:table-cell office:value-type="float" office:value="0.0"/>
          <table:table-cell office:value-type="float" office:value="3.72886"/>
          <table:table-cell office:value-type="float" office:value="3.6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13271.0"/>
          <table:table-cell office:value-type="float" office:value="4476.0"/>
          <table:table-cell office:value-type="float" office:value="0.0"/>
          <table:table-cell office:value-type="float" office:value="0.0"/>
          <table:table-cell table:formula="of:=MIN([.$B317];[.$O317])" office:value-type="float"/>
          <table:table-cell table:formula="of:=MIN([.$C317];[.$P317])" office:value-type="float"/>
          <table:table-cell table:formula="of:=MIN([.$D317];[.$Q317])" office:value-type="float"/>
          <table:table-cell table:formula="of:=MIN([.$E317];[.$R317])" office:value-type="float"/>
          <table:table-cell table:formula="of:=MIN([.$F317];[.$S317])" office:value-type="float"/>
          <table:table-cell table:formula="of:=MIN([.$G317];[.$T317])" office:value-type="float"/>
          <table:table-cell table:formula="of:=MIN([.$H317];[.$U317])" office:value-type="float"/>
          <table:table-cell table:formula="of:=MIN([.$I317];[.$V317])" office:value-type="float"/>
          <table:table-cell table:formula="of:=MIN([.$J317])" office:value-type="float"/>
          <table:table-cell table:formula="of:=MIN([.$K317];[.$W317])" office:value-type="float"/>
          <table:table-cell table:formula="of:=MIN([.$L317];[.$X317])" office:value-type="float"/>
          <table:table-cell table:formula="of:=MIN([.$M317];[.$Y317])" office:value-type="float"/>
          <table:table-cell table:formula="of:=MIN([.$N317];[.$Z317])" office:value-type="float"/>
          <table:table-cell table:formula="of:=MEDIAN([.$B317];[.$O317])" office:value-type="float"/>
          <table:table-cell table:formula="of:=MEDIAN([.$C317];[.$P317])" office:value-type="float"/>
          <table:table-cell table:formula="of:=MEDIAN([.$D317];[.$Q317])" office:value-type="float"/>
          <table:table-cell table:formula="of:=MEDIAN([.$E317];[.$R317])" office:value-type="float"/>
          <table:table-cell table:formula="of:=MEDIAN([.$F317];[.$S317])" office:value-type="float"/>
          <table:table-cell table:formula="of:=MEDIAN([.$G317];[.$T317])" office:value-type="float"/>
          <table:table-cell table:formula="of:=MEDIAN([.$H317];[.$U317])" office:value-type="float"/>
          <table:table-cell table:formula="of:=MEDIAN([.$I317];[.$V317])" office:value-type="float"/>
          <table:table-cell table:formula="of:=MEDIAN([.$J317])" office:value-type="float"/>
          <table:table-cell table:formula="of:=MEDIAN([.$K317];[.$W317])" office:value-type="float"/>
          <table:table-cell table:formula="of:=MEDIAN([.$L317];[.$X317])" office:value-type="float"/>
          <table:table-cell table:formula="of:=MEDIAN([.$M317];[.$Y317])" office:value-type="float"/>
          <table:table-cell table:formula="of:=MEDIAN([.$N317];[.$Z317])" office:value-type="float"/>
          <table:table-cell table:formula="of:=MAX([.$B317];[.$O317])" office:value-type="float"/>
          <table:table-cell table:formula="of:=MAX([.$C317];[.$P317])" office:value-type="float"/>
          <table:table-cell table:formula="of:=MAX([.$D317];[.$Q317])" office:value-type="float"/>
          <table:table-cell table:formula="of:=MAX([.$E317];[.$R317])" office:value-type="float"/>
          <table:table-cell table:formula="of:=MAX([.$F317];[.$S317])" office:value-type="float"/>
          <table:table-cell table:formula="of:=MAX([.$G317];[.$T317])" office:value-type="float"/>
          <table:table-cell table:formula="of:=MAX([.$H317];[.$U317])" office:value-type="float"/>
          <table:table-cell table:formula="of:=MAX([.$I317];[.$V317])" office:value-type="float"/>
          <table:table-cell table:formula="of:=MAX([.$J317])" office:value-type="float"/>
          <table:table-cell table:formula="of:=MAX([.$K317];[.$W317])" office:value-type="float"/>
          <table:table-cell table:formula="of:=MAX([.$L317];[.$X317])" office:value-type="float"/>
          <table:table-cell table:formula="of:=MAX([.$M317];[.$Y317])" office:value-type="float"/>
          <table:table-cell table:formula="of:=MAX([.$N317];[.$Z317])" office:value-type="float"/>
        </table:table-row>
        <table:table-row table:style-name="ro1">
          <table:table-cell office:value-type="string">
            <text:p>blocks.blocks-26-1.asp/1</text:p>
          </table:table-cell>
          <table:table-cell office:value-type="float" office:value="0.206393"/>
          <table:table-cell office:value-type="float" office:value="0.1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230043"/>
          <table:table-cell office:value-type="float" office:value="0.1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18];[.$O318])" office:value-type="float"/>
          <table:table-cell table:formula="of:=MIN([.$C318];[.$P318])" office:value-type="float"/>
          <table:table-cell table:formula="of:=MIN([.$D318];[.$Q318])" office:value-type="float"/>
          <table:table-cell table:formula="of:=MIN([.$E318];[.$R318])" office:value-type="float"/>
          <table:table-cell table:formula="of:=MIN([.$F318];[.$S318])" office:value-type="float"/>
          <table:table-cell table:formula="of:=MIN([.$G318];[.$T318])" office:value-type="float"/>
          <table:table-cell table:formula="of:=MIN([.$H318];[.$U318])" office:value-type="float"/>
          <table:table-cell table:formula="of:=MIN([.$I318];[.$V318])" office:value-type="float"/>
          <table:table-cell table:formula="of:=MIN([.$J318])" office:value-type="float"/>
          <table:table-cell table:formula="of:=MIN([.$K318];[.$W318])" office:value-type="float"/>
          <table:table-cell table:formula="of:=MIN([.$L318];[.$X318])" office:value-type="float"/>
          <table:table-cell table:formula="of:=MIN([.$M318];[.$Y318])" office:value-type="float"/>
          <table:table-cell table:formula="of:=MIN([.$N318];[.$Z318])" office:value-type="float"/>
          <table:table-cell table:formula="of:=MEDIAN([.$B318];[.$O318])" office:value-type="float"/>
          <table:table-cell table:formula="of:=MEDIAN([.$C318];[.$P318])" office:value-type="float"/>
          <table:table-cell table:formula="of:=MEDIAN([.$D318];[.$Q318])" office:value-type="float"/>
          <table:table-cell table:formula="of:=MEDIAN([.$E318];[.$R318])" office:value-type="float"/>
          <table:table-cell table:formula="of:=MEDIAN([.$F318];[.$S318])" office:value-type="float"/>
          <table:table-cell table:formula="of:=MEDIAN([.$G318];[.$T318])" office:value-type="float"/>
          <table:table-cell table:formula="of:=MEDIAN([.$H318];[.$U318])" office:value-type="float"/>
          <table:table-cell table:formula="of:=MEDIAN([.$I318];[.$V318])" office:value-type="float"/>
          <table:table-cell table:formula="of:=MEDIAN([.$J318])" office:value-type="float"/>
          <table:table-cell table:formula="of:=MEDIAN([.$K318];[.$W318])" office:value-type="float"/>
          <table:table-cell table:formula="of:=MEDIAN([.$L318];[.$X318])" office:value-type="float"/>
          <table:table-cell table:formula="of:=MEDIAN([.$M318];[.$Y318])" office:value-type="float"/>
          <table:table-cell table:formula="of:=MEDIAN([.$N318];[.$Z318])" office:value-type="float"/>
          <table:table-cell table:formula="of:=MAX([.$B318];[.$O318])" office:value-type="float"/>
          <table:table-cell table:formula="of:=MAX([.$C318];[.$P318])" office:value-type="float"/>
          <table:table-cell table:formula="of:=MAX([.$D318];[.$Q318])" office:value-type="float"/>
          <table:table-cell table:formula="of:=MAX([.$E318];[.$R318])" office:value-type="float"/>
          <table:table-cell table:formula="of:=MAX([.$F318];[.$S318])" office:value-type="float"/>
          <table:table-cell table:formula="of:=MAX([.$G318];[.$T318])" office:value-type="float"/>
          <table:table-cell table:formula="of:=MAX([.$H318];[.$U318])" office:value-type="float"/>
          <table:table-cell table:formula="of:=MAX([.$I318];[.$V318])" office:value-type="float"/>
          <table:table-cell table:formula="of:=MAX([.$J318])" office:value-type="float"/>
          <table:table-cell table:formula="of:=MAX([.$K318];[.$W318])" office:value-type="float"/>
          <table:table-cell table:formula="of:=MAX([.$L318];[.$X318])" office:value-type="float"/>
          <table:table-cell table:formula="of:=MAX([.$M318];[.$Y318])" office:value-type="float"/>
          <table:table-cell table:formula="of:=MAX([.$N318];[.$Z318])" office:value-type="float"/>
        </table:table-row>
        <table:table-row table:style-name="ro1">
          <table:table-cell office:value-type="string">
            <text:p>blocks.blocks-26-1.asp/10</text:p>
          </table:table-cell>
          <table:table-cell office:value-type="float" office:value="4.59325"/>
          <table:table-cell office:value-type="float" office:value="4.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53016.0"/>
          <table:table-cell office:value-type="float" office:value="5260.0"/>
          <table:table-cell office:value-type="float" office:value="0.0"/>
          <table:table-cell office:value-type="float" office:value="0.0"/>
          <table:table-cell office:value-type="float" office:value="4.05203"/>
          <table:table-cell office:value-type="float" office:value="3.9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53016.0"/>
          <table:table-cell office:value-type="float" office:value="5260.0"/>
          <table:table-cell office:value-type="float" office:value="0.0"/>
          <table:table-cell office:value-type="float" office:value="0.0"/>
          <table:table-cell table:formula="of:=MIN([.$B319];[.$O319])" office:value-type="float"/>
          <table:table-cell table:formula="of:=MIN([.$C319];[.$P319])" office:value-type="float"/>
          <table:table-cell table:formula="of:=MIN([.$D319];[.$Q319])" office:value-type="float"/>
          <table:table-cell table:formula="of:=MIN([.$E319];[.$R319])" office:value-type="float"/>
          <table:table-cell table:formula="of:=MIN([.$F319];[.$S319])" office:value-type="float"/>
          <table:table-cell table:formula="of:=MIN([.$G319];[.$T319])" office:value-type="float"/>
          <table:table-cell table:formula="of:=MIN([.$H319];[.$U319])" office:value-type="float"/>
          <table:table-cell table:formula="of:=MIN([.$I319];[.$V319])" office:value-type="float"/>
          <table:table-cell table:formula="of:=MIN([.$J319])" office:value-type="float"/>
          <table:table-cell table:formula="of:=MIN([.$K319];[.$W319])" office:value-type="float"/>
          <table:table-cell table:formula="of:=MIN([.$L319];[.$X319])" office:value-type="float"/>
          <table:table-cell table:formula="of:=MIN([.$M319];[.$Y319])" office:value-type="float"/>
          <table:table-cell table:formula="of:=MIN([.$N319];[.$Z319])" office:value-type="float"/>
          <table:table-cell table:formula="of:=MEDIAN([.$B319];[.$O319])" office:value-type="float"/>
          <table:table-cell table:formula="of:=MEDIAN([.$C319];[.$P319])" office:value-type="float"/>
          <table:table-cell table:formula="of:=MEDIAN([.$D319];[.$Q319])" office:value-type="float"/>
          <table:table-cell table:formula="of:=MEDIAN([.$E319];[.$R319])" office:value-type="float"/>
          <table:table-cell table:formula="of:=MEDIAN([.$F319];[.$S319])" office:value-type="float"/>
          <table:table-cell table:formula="of:=MEDIAN([.$G319];[.$T319])" office:value-type="float"/>
          <table:table-cell table:formula="of:=MEDIAN([.$H319];[.$U319])" office:value-type="float"/>
          <table:table-cell table:formula="of:=MEDIAN([.$I319];[.$V319])" office:value-type="float"/>
          <table:table-cell table:formula="of:=MEDIAN([.$J319])" office:value-type="float"/>
          <table:table-cell table:formula="of:=MEDIAN([.$K319];[.$W319])" office:value-type="float"/>
          <table:table-cell table:formula="of:=MEDIAN([.$L319];[.$X319])" office:value-type="float"/>
          <table:table-cell table:formula="of:=MEDIAN([.$M319];[.$Y319])" office:value-type="float"/>
          <table:table-cell table:formula="of:=MEDIAN([.$N319];[.$Z319])" office:value-type="float"/>
          <table:table-cell table:formula="of:=MAX([.$B319];[.$O319])" office:value-type="float"/>
          <table:table-cell table:formula="of:=MAX([.$C319];[.$P319])" office:value-type="float"/>
          <table:table-cell table:formula="of:=MAX([.$D319];[.$Q319])" office:value-type="float"/>
          <table:table-cell table:formula="of:=MAX([.$E319];[.$R319])" office:value-type="float"/>
          <table:table-cell table:formula="of:=MAX([.$F319];[.$S319])" office:value-type="float"/>
          <table:table-cell table:formula="of:=MAX([.$G319];[.$T319])" office:value-type="float"/>
          <table:table-cell table:formula="of:=MAX([.$H319];[.$U319])" office:value-type="float"/>
          <table:table-cell table:formula="of:=MAX([.$I319];[.$V319])" office:value-type="float"/>
          <table:table-cell table:formula="of:=MAX([.$J319])" office:value-type="float"/>
          <table:table-cell table:formula="of:=MAX([.$K319];[.$W319])" office:value-type="float"/>
          <table:table-cell table:formula="of:=MAX([.$L319];[.$X319])" office:value-type="float"/>
          <table:table-cell table:formula="of:=MAX([.$M319];[.$Y319])" office:value-type="float"/>
          <table:table-cell table:formula="of:=MAX([.$N319];[.$Z319])" office:value-type="float"/>
        </table:table-row>
        <table:table-row table:style-name="ro1">
          <table:table-cell office:value-type="string">
            <text:p>blocks.blocks-26-1.asp/11</text:p>
          </table:table-cell>
          <table:table-cell office:value-type="float" office:value="4.9521"/>
          <table:table-cell office:value-type="float" office:value="4.8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91926.0"/>
          <table:table-cell office:value-type="float" office:value="5989.0"/>
          <table:table-cell office:value-type="float" office:value="0.0"/>
          <table:table-cell office:value-type="float" office:value="0.0"/>
          <table:table-cell office:value-type="float" office:value="4.55753"/>
          <table:table-cell office:value-type="float" office:value="4.4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91926.0"/>
          <table:table-cell office:value-type="float" office:value="5989.0"/>
          <table:table-cell office:value-type="float" office:value="0.0"/>
          <table:table-cell office:value-type="float" office:value="0.0"/>
          <table:table-cell table:formula="of:=MIN([.$B320];[.$O320])" office:value-type="float"/>
          <table:table-cell table:formula="of:=MIN([.$C320];[.$P320])" office:value-type="float"/>
          <table:table-cell table:formula="of:=MIN([.$D320];[.$Q320])" office:value-type="float"/>
          <table:table-cell table:formula="of:=MIN([.$E320];[.$R320])" office:value-type="float"/>
          <table:table-cell table:formula="of:=MIN([.$F320];[.$S320])" office:value-type="float"/>
          <table:table-cell table:formula="of:=MIN([.$G320];[.$T320])" office:value-type="float"/>
          <table:table-cell table:formula="of:=MIN([.$H320];[.$U320])" office:value-type="float"/>
          <table:table-cell table:formula="of:=MIN([.$I320];[.$V320])" office:value-type="float"/>
          <table:table-cell table:formula="of:=MIN([.$J320])" office:value-type="float"/>
          <table:table-cell table:formula="of:=MIN([.$K320];[.$W320])" office:value-type="float"/>
          <table:table-cell table:formula="of:=MIN([.$L320];[.$X320])" office:value-type="float"/>
          <table:table-cell table:formula="of:=MIN([.$M320];[.$Y320])" office:value-type="float"/>
          <table:table-cell table:formula="of:=MIN([.$N320];[.$Z320])" office:value-type="float"/>
          <table:table-cell table:formula="of:=MEDIAN([.$B320];[.$O320])" office:value-type="float"/>
          <table:table-cell table:formula="of:=MEDIAN([.$C320];[.$P320])" office:value-type="float"/>
          <table:table-cell table:formula="of:=MEDIAN([.$D320];[.$Q320])" office:value-type="float"/>
          <table:table-cell table:formula="of:=MEDIAN([.$E320];[.$R320])" office:value-type="float"/>
          <table:table-cell table:formula="of:=MEDIAN([.$F320];[.$S320])" office:value-type="float"/>
          <table:table-cell table:formula="of:=MEDIAN([.$G320];[.$T320])" office:value-type="float"/>
          <table:table-cell table:formula="of:=MEDIAN([.$H320];[.$U320])" office:value-type="float"/>
          <table:table-cell table:formula="of:=MEDIAN([.$I320];[.$V320])" office:value-type="float"/>
          <table:table-cell table:formula="of:=MEDIAN([.$J320])" office:value-type="float"/>
          <table:table-cell table:formula="of:=MEDIAN([.$K320];[.$W320])" office:value-type="float"/>
          <table:table-cell table:formula="of:=MEDIAN([.$L320];[.$X320])" office:value-type="float"/>
          <table:table-cell table:formula="of:=MEDIAN([.$M320];[.$Y320])" office:value-type="float"/>
          <table:table-cell table:formula="of:=MEDIAN([.$N320];[.$Z320])" office:value-type="float"/>
          <table:table-cell table:formula="of:=MAX([.$B320];[.$O320])" office:value-type="float"/>
          <table:table-cell table:formula="of:=MAX([.$C320];[.$P320])" office:value-type="float"/>
          <table:table-cell table:formula="of:=MAX([.$D320];[.$Q320])" office:value-type="float"/>
          <table:table-cell table:formula="of:=MAX([.$E320];[.$R320])" office:value-type="float"/>
          <table:table-cell table:formula="of:=MAX([.$F320];[.$S320])" office:value-type="float"/>
          <table:table-cell table:formula="of:=MAX([.$G320];[.$T320])" office:value-type="float"/>
          <table:table-cell table:formula="of:=MAX([.$H320];[.$U320])" office:value-type="float"/>
          <table:table-cell table:formula="of:=MAX([.$I320];[.$V320])" office:value-type="float"/>
          <table:table-cell table:formula="of:=MAX([.$J320])" office:value-type="float"/>
          <table:table-cell table:formula="of:=MAX([.$K320];[.$W320])" office:value-type="float"/>
          <table:table-cell table:formula="of:=MAX([.$L320];[.$X320])" office:value-type="float"/>
          <table:table-cell table:formula="of:=MAX([.$M320];[.$Y320])" office:value-type="float"/>
          <table:table-cell table:formula="of:=MAX([.$N320];[.$Z320])" office:value-type="float"/>
        </table:table-row>
        <table:table-row table:style-name="ro1">
          <table:table-cell office:value-type="string">
            <text:p>blocks.blocks-26-1.asp/12</text:p>
          </table:table-cell>
          <table:table-cell office:value-type="float" office:value="5.39652"/>
          <table:table-cell office:value-type="float" office:value="5.2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30836.0"/>
          <table:table-cell office:value-type="float" office:value="6718.0"/>
          <table:table-cell office:value-type="float" office:value="0.0"/>
          <table:table-cell office:value-type="float" office:value="0.0"/>
          <table:table-cell office:value-type="float" office:value="5.04444"/>
          <table:table-cell office:value-type="float" office:value="4.9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30836.0"/>
          <table:table-cell office:value-type="float" office:value="6718.0"/>
          <table:table-cell office:value-type="float" office:value="0.0"/>
          <table:table-cell office:value-type="float" office:value="0.0"/>
          <table:table-cell table:formula="of:=MIN([.$B321];[.$O321])" office:value-type="float"/>
          <table:table-cell table:formula="of:=MIN([.$C321];[.$P321])" office:value-type="float"/>
          <table:table-cell table:formula="of:=MIN([.$D321];[.$Q321])" office:value-type="float"/>
          <table:table-cell table:formula="of:=MIN([.$E321];[.$R321])" office:value-type="float"/>
          <table:table-cell table:formula="of:=MIN([.$F321];[.$S321])" office:value-type="float"/>
          <table:table-cell table:formula="of:=MIN([.$G321];[.$T321])" office:value-type="float"/>
          <table:table-cell table:formula="of:=MIN([.$H321];[.$U321])" office:value-type="float"/>
          <table:table-cell table:formula="of:=MIN([.$I321];[.$V321])" office:value-type="float"/>
          <table:table-cell table:formula="of:=MIN([.$J321])" office:value-type="float"/>
          <table:table-cell table:formula="of:=MIN([.$K321];[.$W321])" office:value-type="float"/>
          <table:table-cell table:formula="of:=MIN([.$L321];[.$X321])" office:value-type="float"/>
          <table:table-cell table:formula="of:=MIN([.$M321];[.$Y321])" office:value-type="float"/>
          <table:table-cell table:formula="of:=MIN([.$N321];[.$Z321])" office:value-type="float"/>
          <table:table-cell table:formula="of:=MEDIAN([.$B321];[.$O321])" office:value-type="float"/>
          <table:table-cell table:formula="of:=MEDIAN([.$C321];[.$P321])" office:value-type="float"/>
          <table:table-cell table:formula="of:=MEDIAN([.$D321];[.$Q321])" office:value-type="float"/>
          <table:table-cell table:formula="of:=MEDIAN([.$E321];[.$R321])" office:value-type="float"/>
          <table:table-cell table:formula="of:=MEDIAN([.$F321];[.$S321])" office:value-type="float"/>
          <table:table-cell table:formula="of:=MEDIAN([.$G321];[.$T321])" office:value-type="float"/>
          <table:table-cell table:formula="of:=MEDIAN([.$H321];[.$U321])" office:value-type="float"/>
          <table:table-cell table:formula="of:=MEDIAN([.$I321];[.$V321])" office:value-type="float"/>
          <table:table-cell table:formula="of:=MEDIAN([.$J321])" office:value-type="float"/>
          <table:table-cell table:formula="of:=MEDIAN([.$K321];[.$W321])" office:value-type="float"/>
          <table:table-cell table:formula="of:=MEDIAN([.$L321];[.$X321])" office:value-type="float"/>
          <table:table-cell table:formula="of:=MEDIAN([.$M321];[.$Y321])" office:value-type="float"/>
          <table:table-cell table:formula="of:=MEDIAN([.$N321];[.$Z321])" office:value-type="float"/>
          <table:table-cell table:formula="of:=MAX([.$B321];[.$O321])" office:value-type="float"/>
          <table:table-cell table:formula="of:=MAX([.$C321];[.$P321])" office:value-type="float"/>
          <table:table-cell table:formula="of:=MAX([.$D321];[.$Q321])" office:value-type="float"/>
          <table:table-cell table:formula="of:=MAX([.$E321];[.$R321])" office:value-type="float"/>
          <table:table-cell table:formula="of:=MAX([.$F321];[.$S321])" office:value-type="float"/>
          <table:table-cell table:formula="of:=MAX([.$G321];[.$T321])" office:value-type="float"/>
          <table:table-cell table:formula="of:=MAX([.$H321];[.$U321])" office:value-type="float"/>
          <table:table-cell table:formula="of:=MAX([.$I321];[.$V321])" office:value-type="float"/>
          <table:table-cell table:formula="of:=MAX([.$J321])" office:value-type="float"/>
          <table:table-cell table:formula="of:=MAX([.$K321];[.$W321])" office:value-type="float"/>
          <table:table-cell table:formula="of:=MAX([.$L321];[.$X321])" office:value-type="float"/>
          <table:table-cell table:formula="of:=MAX([.$M321];[.$Y321])" office:value-type="float"/>
          <table:table-cell table:formula="of:=MAX([.$N321];[.$Z321])" office:value-type="float"/>
        </table:table-row>
        <table:table-row table:style-name="ro1">
          <table:table-cell office:value-type="string">
            <text:p>blocks.blocks-26-1.asp/13</text:p>
          </table:table-cell>
          <table:table-cell office:value-type="float" office:value="5.97773"/>
          <table:table-cell office:value-type="float" office:value="5.8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69746.0"/>
          <table:table-cell office:value-type="float" office:value="7447.0"/>
          <table:table-cell office:value-type="float" office:value="0.0"/>
          <table:table-cell office:value-type="float" office:value="0.0"/>
          <table:table-cell office:value-type="float" office:value="5.40079"/>
          <table:table-cell office:value-type="float" office:value="5.2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69746.0"/>
          <table:table-cell office:value-type="float" office:value="7447.0"/>
          <table:table-cell office:value-type="float" office:value="0.0"/>
          <table:table-cell office:value-type="float" office:value="0.0"/>
          <table:table-cell table:formula="of:=MIN([.$B322];[.$O322])" office:value-type="float"/>
          <table:table-cell table:formula="of:=MIN([.$C322];[.$P322])" office:value-type="float"/>
          <table:table-cell table:formula="of:=MIN([.$D322];[.$Q322])" office:value-type="float"/>
          <table:table-cell table:formula="of:=MIN([.$E322];[.$R322])" office:value-type="float"/>
          <table:table-cell table:formula="of:=MIN([.$F322];[.$S322])" office:value-type="float"/>
          <table:table-cell table:formula="of:=MIN([.$G322];[.$T322])" office:value-type="float"/>
          <table:table-cell table:formula="of:=MIN([.$H322];[.$U322])" office:value-type="float"/>
          <table:table-cell table:formula="of:=MIN([.$I322];[.$V322])" office:value-type="float"/>
          <table:table-cell table:formula="of:=MIN([.$J322])" office:value-type="float"/>
          <table:table-cell table:formula="of:=MIN([.$K322];[.$W322])" office:value-type="float"/>
          <table:table-cell table:formula="of:=MIN([.$L322];[.$X322])" office:value-type="float"/>
          <table:table-cell table:formula="of:=MIN([.$M322];[.$Y322])" office:value-type="float"/>
          <table:table-cell table:formula="of:=MIN([.$N322];[.$Z322])" office:value-type="float"/>
          <table:table-cell table:formula="of:=MEDIAN([.$B322];[.$O322])" office:value-type="float"/>
          <table:table-cell table:formula="of:=MEDIAN([.$C322];[.$P322])" office:value-type="float"/>
          <table:table-cell table:formula="of:=MEDIAN([.$D322];[.$Q322])" office:value-type="float"/>
          <table:table-cell table:formula="of:=MEDIAN([.$E322];[.$R322])" office:value-type="float"/>
          <table:table-cell table:formula="of:=MEDIAN([.$F322];[.$S322])" office:value-type="float"/>
          <table:table-cell table:formula="of:=MEDIAN([.$G322];[.$T322])" office:value-type="float"/>
          <table:table-cell table:formula="of:=MEDIAN([.$H322];[.$U322])" office:value-type="float"/>
          <table:table-cell table:formula="of:=MEDIAN([.$I322];[.$V322])" office:value-type="float"/>
          <table:table-cell table:formula="of:=MEDIAN([.$J322])" office:value-type="float"/>
          <table:table-cell table:formula="of:=MEDIAN([.$K322];[.$W322])" office:value-type="float"/>
          <table:table-cell table:formula="of:=MEDIAN([.$L322];[.$X322])" office:value-type="float"/>
          <table:table-cell table:formula="of:=MEDIAN([.$M322];[.$Y322])" office:value-type="float"/>
          <table:table-cell table:formula="of:=MEDIAN([.$N322];[.$Z322])" office:value-type="float"/>
          <table:table-cell table:formula="of:=MAX([.$B322];[.$O322])" office:value-type="float"/>
          <table:table-cell table:formula="of:=MAX([.$C322];[.$P322])" office:value-type="float"/>
          <table:table-cell table:formula="of:=MAX([.$D322];[.$Q322])" office:value-type="float"/>
          <table:table-cell table:formula="of:=MAX([.$E322];[.$R322])" office:value-type="float"/>
          <table:table-cell table:formula="of:=MAX([.$F322];[.$S322])" office:value-type="float"/>
          <table:table-cell table:formula="of:=MAX([.$G322];[.$T322])" office:value-type="float"/>
          <table:table-cell table:formula="of:=MAX([.$H322];[.$U322])" office:value-type="float"/>
          <table:table-cell table:formula="of:=MAX([.$I322];[.$V322])" office:value-type="float"/>
          <table:table-cell table:formula="of:=MAX([.$J322])" office:value-type="float"/>
          <table:table-cell table:formula="of:=MAX([.$K322];[.$W322])" office:value-type="float"/>
          <table:table-cell table:formula="of:=MAX([.$L322];[.$X322])" office:value-type="float"/>
          <table:table-cell table:formula="of:=MAX([.$M322];[.$Y322])" office:value-type="float"/>
          <table:table-cell table:formula="of:=MAX([.$N322];[.$Z322])" office:value-type="float"/>
        </table:table-row>
        <table:table-row table:style-name="ro1">
          <table:table-cell office:value-type="string">
            <text:p>blocks.blocks-26-1.asp/14</text:p>
          </table:table-cell>
          <table:table-cell office:value-type="float" office:value="6.47575"/>
          <table:table-cell office:value-type="float" office:value="6.3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08656.0"/>
          <table:table-cell office:value-type="float" office:value="8176.0"/>
          <table:table-cell office:value-type="float" office:value="0.0"/>
          <table:table-cell office:value-type="float" office:value="0.0"/>
          <table:table-cell office:value-type="float" office:value="5.8207"/>
          <table:table-cell office:value-type="float" office:value="5.6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508656.0"/>
          <table:table-cell office:value-type="float" office:value="8176.0"/>
          <table:table-cell office:value-type="float" office:value="0.0"/>
          <table:table-cell office:value-type="float" office:value="0.0"/>
          <table:table-cell table:formula="of:=MIN([.$B323];[.$O323])" office:value-type="float"/>
          <table:table-cell table:formula="of:=MIN([.$C323];[.$P323])" office:value-type="float"/>
          <table:table-cell table:formula="of:=MIN([.$D323];[.$Q323])" office:value-type="float"/>
          <table:table-cell table:formula="of:=MIN([.$E323];[.$R323])" office:value-type="float"/>
          <table:table-cell table:formula="of:=MIN([.$F323];[.$S323])" office:value-type="float"/>
          <table:table-cell table:formula="of:=MIN([.$G323];[.$T323])" office:value-type="float"/>
          <table:table-cell table:formula="of:=MIN([.$H323];[.$U323])" office:value-type="float"/>
          <table:table-cell table:formula="of:=MIN([.$I323];[.$V323])" office:value-type="float"/>
          <table:table-cell table:formula="of:=MIN([.$J323])" office:value-type="float"/>
          <table:table-cell table:formula="of:=MIN([.$K323];[.$W323])" office:value-type="float"/>
          <table:table-cell table:formula="of:=MIN([.$L323];[.$X323])" office:value-type="float"/>
          <table:table-cell table:formula="of:=MIN([.$M323];[.$Y323])" office:value-type="float"/>
          <table:table-cell table:formula="of:=MIN([.$N323];[.$Z323])" office:value-type="float"/>
          <table:table-cell table:formula="of:=MEDIAN([.$B323];[.$O323])" office:value-type="float"/>
          <table:table-cell table:formula="of:=MEDIAN([.$C323];[.$P323])" office:value-type="float"/>
          <table:table-cell table:formula="of:=MEDIAN([.$D323];[.$Q323])" office:value-type="float"/>
          <table:table-cell table:formula="of:=MEDIAN([.$E323];[.$R323])" office:value-type="float"/>
          <table:table-cell table:formula="of:=MEDIAN([.$F323];[.$S323])" office:value-type="float"/>
          <table:table-cell table:formula="of:=MEDIAN([.$G323];[.$T323])" office:value-type="float"/>
          <table:table-cell table:formula="of:=MEDIAN([.$H323];[.$U323])" office:value-type="float"/>
          <table:table-cell table:formula="of:=MEDIAN([.$I323];[.$V323])" office:value-type="float"/>
          <table:table-cell table:formula="of:=MEDIAN([.$J323])" office:value-type="float"/>
          <table:table-cell table:formula="of:=MEDIAN([.$K323];[.$W323])" office:value-type="float"/>
          <table:table-cell table:formula="of:=MEDIAN([.$L323];[.$X323])" office:value-type="float"/>
          <table:table-cell table:formula="of:=MEDIAN([.$M323];[.$Y323])" office:value-type="float"/>
          <table:table-cell table:formula="of:=MEDIAN([.$N323];[.$Z323])" office:value-type="float"/>
          <table:table-cell table:formula="of:=MAX([.$B323];[.$O323])" office:value-type="float"/>
          <table:table-cell table:formula="of:=MAX([.$C323];[.$P323])" office:value-type="float"/>
          <table:table-cell table:formula="of:=MAX([.$D323];[.$Q323])" office:value-type="float"/>
          <table:table-cell table:formula="of:=MAX([.$E323];[.$R323])" office:value-type="float"/>
          <table:table-cell table:formula="of:=MAX([.$F323];[.$S323])" office:value-type="float"/>
          <table:table-cell table:formula="of:=MAX([.$G323];[.$T323])" office:value-type="float"/>
          <table:table-cell table:formula="of:=MAX([.$H323];[.$U323])" office:value-type="float"/>
          <table:table-cell table:formula="of:=MAX([.$I323];[.$V323])" office:value-type="float"/>
          <table:table-cell table:formula="of:=MAX([.$J323])" office:value-type="float"/>
          <table:table-cell table:formula="of:=MAX([.$K323];[.$W323])" office:value-type="float"/>
          <table:table-cell table:formula="of:=MAX([.$L323];[.$X323])" office:value-type="float"/>
          <table:table-cell table:formula="of:=MAX([.$M323];[.$Y323])" office:value-type="float"/>
          <table:table-cell table:formula="of:=MAX([.$N323];[.$Z323])" office:value-type="float"/>
        </table:table-row>
        <table:table-row table:style-name="ro1">
          <table:table-cell office:value-type="string">
            <text:p>blocks.blocks-26-1.asp/15</text:p>
          </table:table-cell>
          <table:table-cell office:value-type="float" office:value="6.84919"/>
          <table:table-cell office:value-type="float" office:value="6.6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47566.0"/>
          <table:table-cell office:value-type="float" office:value="8905.0"/>
          <table:table-cell office:value-type="float" office:value="0.0"/>
          <table:table-cell office:value-type="float" office:value="0.0"/>
          <table:table-cell office:value-type="float" office:value="6.27883"/>
          <table:table-cell office:value-type="float" office:value="6.1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547566.0"/>
          <table:table-cell office:value-type="float" office:value="8905.0"/>
          <table:table-cell office:value-type="float" office:value="0.0"/>
          <table:table-cell office:value-type="float" office:value="0.0"/>
          <table:table-cell table:formula="of:=MIN([.$B324];[.$O324])" office:value-type="float"/>
          <table:table-cell table:formula="of:=MIN([.$C324];[.$P324])" office:value-type="float"/>
          <table:table-cell table:formula="of:=MIN([.$D324];[.$Q324])" office:value-type="float"/>
          <table:table-cell table:formula="of:=MIN([.$E324];[.$R324])" office:value-type="float"/>
          <table:table-cell table:formula="of:=MIN([.$F324];[.$S324])" office:value-type="float"/>
          <table:table-cell table:formula="of:=MIN([.$G324];[.$T324])" office:value-type="float"/>
          <table:table-cell table:formula="of:=MIN([.$H324];[.$U324])" office:value-type="float"/>
          <table:table-cell table:formula="of:=MIN([.$I324];[.$V324])" office:value-type="float"/>
          <table:table-cell table:formula="of:=MIN([.$J324])" office:value-type="float"/>
          <table:table-cell table:formula="of:=MIN([.$K324];[.$W324])" office:value-type="float"/>
          <table:table-cell table:formula="of:=MIN([.$L324];[.$X324])" office:value-type="float"/>
          <table:table-cell table:formula="of:=MIN([.$M324];[.$Y324])" office:value-type="float"/>
          <table:table-cell table:formula="of:=MIN([.$N324];[.$Z324])" office:value-type="float"/>
          <table:table-cell table:formula="of:=MEDIAN([.$B324];[.$O324])" office:value-type="float"/>
          <table:table-cell table:formula="of:=MEDIAN([.$C324];[.$P324])" office:value-type="float"/>
          <table:table-cell table:formula="of:=MEDIAN([.$D324];[.$Q324])" office:value-type="float"/>
          <table:table-cell table:formula="of:=MEDIAN([.$E324];[.$R324])" office:value-type="float"/>
          <table:table-cell table:formula="of:=MEDIAN([.$F324];[.$S324])" office:value-type="float"/>
          <table:table-cell table:formula="of:=MEDIAN([.$G324];[.$T324])" office:value-type="float"/>
          <table:table-cell table:formula="of:=MEDIAN([.$H324];[.$U324])" office:value-type="float"/>
          <table:table-cell table:formula="of:=MEDIAN([.$I324];[.$V324])" office:value-type="float"/>
          <table:table-cell table:formula="of:=MEDIAN([.$J324])" office:value-type="float"/>
          <table:table-cell table:formula="of:=MEDIAN([.$K324];[.$W324])" office:value-type="float"/>
          <table:table-cell table:formula="of:=MEDIAN([.$L324];[.$X324])" office:value-type="float"/>
          <table:table-cell table:formula="of:=MEDIAN([.$M324];[.$Y324])" office:value-type="float"/>
          <table:table-cell table:formula="of:=MEDIAN([.$N324];[.$Z324])" office:value-type="float"/>
          <table:table-cell table:formula="of:=MAX([.$B324];[.$O324])" office:value-type="float"/>
          <table:table-cell table:formula="of:=MAX([.$C324];[.$P324])" office:value-type="float"/>
          <table:table-cell table:formula="of:=MAX([.$D324];[.$Q324])" office:value-type="float"/>
          <table:table-cell table:formula="of:=MAX([.$E324];[.$R324])" office:value-type="float"/>
          <table:table-cell table:formula="of:=MAX([.$F324];[.$S324])" office:value-type="float"/>
          <table:table-cell table:formula="of:=MAX([.$G324];[.$T324])" office:value-type="float"/>
          <table:table-cell table:formula="of:=MAX([.$H324];[.$U324])" office:value-type="float"/>
          <table:table-cell table:formula="of:=MAX([.$I324];[.$V324])" office:value-type="float"/>
          <table:table-cell table:formula="of:=MAX([.$J324])" office:value-type="float"/>
          <table:table-cell table:formula="of:=MAX([.$K324];[.$W324])" office:value-type="float"/>
          <table:table-cell table:formula="of:=MAX([.$L324];[.$X324])" office:value-type="float"/>
          <table:table-cell table:formula="of:=MAX([.$M324];[.$Y324])" office:value-type="float"/>
          <table:table-cell table:formula="of:=MAX([.$N324];[.$Z324])" office:value-type="float"/>
        </table:table-row>
        <table:table-row table:style-name="ro1">
          <table:table-cell office:value-type="string">
            <text:p>blocks.blocks-26-1.asp/16</text:p>
          </table:table-cell>
          <table:table-cell office:value-type="float" office:value="7.48341"/>
          <table:table-cell office:value-type="float" office:value="7.3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86476.0"/>
          <table:table-cell office:value-type="float" office:value="9634.0"/>
          <table:table-cell office:value-type="float" office:value="0.0"/>
          <table:table-cell office:value-type="float" office:value="0.0"/>
          <table:table-cell office:value-type="float" office:value="6.64046"/>
          <table:table-cell office:value-type="float" office:value="6.4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586476.0"/>
          <table:table-cell office:value-type="float" office:value="9634.0"/>
          <table:table-cell office:value-type="float" office:value="0.0"/>
          <table:table-cell office:value-type="float" office:value="0.0"/>
          <table:table-cell table:formula="of:=MIN([.$B325];[.$O325])" office:value-type="float"/>
          <table:table-cell table:formula="of:=MIN([.$C325];[.$P325])" office:value-type="float"/>
          <table:table-cell table:formula="of:=MIN([.$D325];[.$Q325])" office:value-type="float"/>
          <table:table-cell table:formula="of:=MIN([.$E325];[.$R325])" office:value-type="float"/>
          <table:table-cell table:formula="of:=MIN([.$F325];[.$S325])" office:value-type="float"/>
          <table:table-cell table:formula="of:=MIN([.$G325];[.$T325])" office:value-type="float"/>
          <table:table-cell table:formula="of:=MIN([.$H325];[.$U325])" office:value-type="float"/>
          <table:table-cell table:formula="of:=MIN([.$I325];[.$V325])" office:value-type="float"/>
          <table:table-cell table:formula="of:=MIN([.$J325])" office:value-type="float"/>
          <table:table-cell table:formula="of:=MIN([.$K325];[.$W325])" office:value-type="float"/>
          <table:table-cell table:formula="of:=MIN([.$L325];[.$X325])" office:value-type="float"/>
          <table:table-cell table:formula="of:=MIN([.$M325];[.$Y325])" office:value-type="float"/>
          <table:table-cell table:formula="of:=MIN([.$N325];[.$Z325])" office:value-type="float"/>
          <table:table-cell table:formula="of:=MEDIAN([.$B325];[.$O325])" office:value-type="float"/>
          <table:table-cell table:formula="of:=MEDIAN([.$C325];[.$P325])" office:value-type="float"/>
          <table:table-cell table:formula="of:=MEDIAN([.$D325];[.$Q325])" office:value-type="float"/>
          <table:table-cell table:formula="of:=MEDIAN([.$E325];[.$R325])" office:value-type="float"/>
          <table:table-cell table:formula="of:=MEDIAN([.$F325];[.$S325])" office:value-type="float"/>
          <table:table-cell table:formula="of:=MEDIAN([.$G325];[.$T325])" office:value-type="float"/>
          <table:table-cell table:formula="of:=MEDIAN([.$H325];[.$U325])" office:value-type="float"/>
          <table:table-cell table:formula="of:=MEDIAN([.$I325];[.$V325])" office:value-type="float"/>
          <table:table-cell table:formula="of:=MEDIAN([.$J325])" office:value-type="float"/>
          <table:table-cell table:formula="of:=MEDIAN([.$K325];[.$W325])" office:value-type="float"/>
          <table:table-cell table:formula="of:=MEDIAN([.$L325];[.$X325])" office:value-type="float"/>
          <table:table-cell table:formula="of:=MEDIAN([.$M325];[.$Y325])" office:value-type="float"/>
          <table:table-cell table:formula="of:=MEDIAN([.$N325];[.$Z325])" office:value-type="float"/>
          <table:table-cell table:formula="of:=MAX([.$B325];[.$O325])" office:value-type="float"/>
          <table:table-cell table:formula="of:=MAX([.$C325];[.$P325])" office:value-type="float"/>
          <table:table-cell table:formula="of:=MAX([.$D325];[.$Q325])" office:value-type="float"/>
          <table:table-cell table:formula="of:=MAX([.$E325];[.$R325])" office:value-type="float"/>
          <table:table-cell table:formula="of:=MAX([.$F325];[.$S325])" office:value-type="float"/>
          <table:table-cell table:formula="of:=MAX([.$G325];[.$T325])" office:value-type="float"/>
          <table:table-cell table:formula="of:=MAX([.$H325];[.$U325])" office:value-type="float"/>
          <table:table-cell table:formula="of:=MAX([.$I325];[.$V325])" office:value-type="float"/>
          <table:table-cell table:formula="of:=MAX([.$J325])" office:value-type="float"/>
          <table:table-cell table:formula="of:=MAX([.$K325];[.$W325])" office:value-type="float"/>
          <table:table-cell table:formula="of:=MAX([.$L325];[.$X325])" office:value-type="float"/>
          <table:table-cell table:formula="of:=MAX([.$M325];[.$Y325])" office:value-type="float"/>
          <table:table-cell table:formula="of:=MAX([.$N325];[.$Z325])" office:value-type="float"/>
        </table:table-row>
        <table:table-row table:style-name="ro1">
          <table:table-cell office:value-type="string">
            <text:p>blocks.blocks-26-1.asp/17</text:p>
          </table:table-cell>
          <table:table-cell office:value-type="float" office:value="8.17866"/>
          <table:table-cell office:value-type="float" office:value="8.0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25386.0"/>
          <table:table-cell office:value-type="float" office:value="10363.0"/>
          <table:table-cell office:value-type="float" office:value="0.0"/>
          <table:table-cell office:value-type="float" office:value="0.0"/>
          <table:table-cell office:value-type="float" office:value="7.29063"/>
          <table:table-cell office:value-type="float" office:value="7.1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625386.0"/>
          <table:table-cell office:value-type="float" office:value="10363.0"/>
          <table:table-cell office:value-type="float" office:value="0.0"/>
          <table:table-cell office:value-type="float" office:value="0.0"/>
          <table:table-cell table:formula="of:=MIN([.$B326];[.$O326])" office:value-type="float"/>
          <table:table-cell table:formula="of:=MIN([.$C326];[.$P326])" office:value-type="float"/>
          <table:table-cell table:formula="of:=MIN([.$D326];[.$Q326])" office:value-type="float"/>
          <table:table-cell table:formula="of:=MIN([.$E326];[.$R326])" office:value-type="float"/>
          <table:table-cell table:formula="of:=MIN([.$F326];[.$S326])" office:value-type="float"/>
          <table:table-cell table:formula="of:=MIN([.$G326];[.$T326])" office:value-type="float"/>
          <table:table-cell table:formula="of:=MIN([.$H326];[.$U326])" office:value-type="float"/>
          <table:table-cell table:formula="of:=MIN([.$I326];[.$V326])" office:value-type="float"/>
          <table:table-cell table:formula="of:=MIN([.$J326])" office:value-type="float"/>
          <table:table-cell table:formula="of:=MIN([.$K326];[.$W326])" office:value-type="float"/>
          <table:table-cell table:formula="of:=MIN([.$L326];[.$X326])" office:value-type="float"/>
          <table:table-cell table:formula="of:=MIN([.$M326];[.$Y326])" office:value-type="float"/>
          <table:table-cell table:formula="of:=MIN([.$N326];[.$Z326])" office:value-type="float"/>
          <table:table-cell table:formula="of:=MEDIAN([.$B326];[.$O326])" office:value-type="float"/>
          <table:table-cell table:formula="of:=MEDIAN([.$C326];[.$P326])" office:value-type="float"/>
          <table:table-cell table:formula="of:=MEDIAN([.$D326];[.$Q326])" office:value-type="float"/>
          <table:table-cell table:formula="of:=MEDIAN([.$E326];[.$R326])" office:value-type="float"/>
          <table:table-cell table:formula="of:=MEDIAN([.$F326];[.$S326])" office:value-type="float"/>
          <table:table-cell table:formula="of:=MEDIAN([.$G326];[.$T326])" office:value-type="float"/>
          <table:table-cell table:formula="of:=MEDIAN([.$H326];[.$U326])" office:value-type="float"/>
          <table:table-cell table:formula="of:=MEDIAN([.$I326];[.$V326])" office:value-type="float"/>
          <table:table-cell table:formula="of:=MEDIAN([.$J326])" office:value-type="float"/>
          <table:table-cell table:formula="of:=MEDIAN([.$K326];[.$W326])" office:value-type="float"/>
          <table:table-cell table:formula="of:=MEDIAN([.$L326];[.$X326])" office:value-type="float"/>
          <table:table-cell table:formula="of:=MEDIAN([.$M326];[.$Y326])" office:value-type="float"/>
          <table:table-cell table:formula="of:=MEDIAN([.$N326];[.$Z326])" office:value-type="float"/>
          <table:table-cell table:formula="of:=MAX([.$B326];[.$O326])" office:value-type="float"/>
          <table:table-cell table:formula="of:=MAX([.$C326];[.$P326])" office:value-type="float"/>
          <table:table-cell table:formula="of:=MAX([.$D326];[.$Q326])" office:value-type="float"/>
          <table:table-cell table:formula="of:=MAX([.$E326];[.$R326])" office:value-type="float"/>
          <table:table-cell table:formula="of:=MAX([.$F326];[.$S326])" office:value-type="float"/>
          <table:table-cell table:formula="of:=MAX([.$G326];[.$T326])" office:value-type="float"/>
          <table:table-cell table:formula="of:=MAX([.$H326];[.$U326])" office:value-type="float"/>
          <table:table-cell table:formula="of:=MAX([.$I326];[.$V326])" office:value-type="float"/>
          <table:table-cell table:formula="of:=MAX([.$J326])" office:value-type="float"/>
          <table:table-cell table:formula="of:=MAX([.$K326];[.$W326])" office:value-type="float"/>
          <table:table-cell table:formula="of:=MAX([.$L326];[.$X326])" office:value-type="float"/>
          <table:table-cell table:formula="of:=MAX([.$M326];[.$Y326])" office:value-type="float"/>
          <table:table-cell table:formula="of:=MAX([.$N326];[.$Z326])" office:value-type="float"/>
        </table:table-row>
        <table:table-row table:style-name="ro1">
          <table:table-cell office:value-type="string">
            <text:p>blocks.blocks-26-1.asp/18</text:p>
          </table:table-cell>
          <table:table-cell office:value-type="float" office:value="8.81806"/>
          <table:table-cell office:value-type="float" office:value="8.658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66.0"/>
          <table:table-cell office:value-type="float" office:value="266.0"/>
          <table:table-cell office:value-type="float" office:value="664296.0"/>
          <table:table-cell office:value-type="float" office:value="440847.0"/>
          <table:table-cell office:value-type="float" office:value="0.0"/>
          <table:table-cell office:value-type="float" office:value="0.0"/>
          <table:table-cell office:value-type="float" office:value="7.77117"/>
          <table:table-cell office:value-type="float" office:value="7.619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4818.0"/>
          <table:table-cell office:value-type="float" office:value="664296.0"/>
          <table:table-cell office:value-type="float" office:value="440847.0"/>
          <table:table-cell office:value-type="float" office:value="0.0"/>
          <table:table-cell office:value-type="float" office:value="0.0"/>
          <table:table-cell table:formula="of:=MIN([.$B327];[.$O327])" office:value-type="float"/>
          <table:table-cell table:formula="of:=MIN([.$C327];[.$P327])" office:value-type="float"/>
          <table:table-cell table:formula="of:=MIN([.$D327];[.$Q327])" office:value-type="float"/>
          <table:table-cell table:formula="of:=MIN([.$E327];[.$R327])" office:value-type="float"/>
          <table:table-cell table:formula="of:=MIN([.$F327];[.$S327])" office:value-type="float"/>
          <table:table-cell table:formula="of:=MIN([.$G327];[.$T327])" office:value-type="float"/>
          <table:table-cell table:formula="of:=MIN([.$H327];[.$U327])" office:value-type="float"/>
          <table:table-cell table:formula="of:=MIN([.$I327];[.$V327])" office:value-type="float"/>
          <table:table-cell table:formula="of:=MIN([.$J327])" office:value-type="float"/>
          <table:table-cell table:formula="of:=MIN([.$K327];[.$W327])" office:value-type="float"/>
          <table:table-cell table:formula="of:=MIN([.$L327];[.$X327])" office:value-type="float"/>
          <table:table-cell table:formula="of:=MIN([.$M327];[.$Y327])" office:value-type="float"/>
          <table:table-cell table:formula="of:=MIN([.$N327];[.$Z327])" office:value-type="float"/>
          <table:table-cell table:formula="of:=MEDIAN([.$B327];[.$O327])" office:value-type="float"/>
          <table:table-cell table:formula="of:=MEDIAN([.$C327];[.$P327])" office:value-type="float"/>
          <table:table-cell table:formula="of:=MEDIAN([.$D327];[.$Q327])" office:value-type="float"/>
          <table:table-cell table:formula="of:=MEDIAN([.$E327];[.$R327])" office:value-type="float"/>
          <table:table-cell table:formula="of:=MEDIAN([.$F327];[.$S327])" office:value-type="float"/>
          <table:table-cell table:formula="of:=MEDIAN([.$G327];[.$T327])" office:value-type="float"/>
          <table:table-cell table:formula="of:=MEDIAN([.$H327];[.$U327])" office:value-type="float"/>
          <table:table-cell table:formula="of:=MEDIAN([.$I327];[.$V327])" office:value-type="float"/>
          <table:table-cell table:formula="of:=MEDIAN([.$J327])" office:value-type="float"/>
          <table:table-cell table:formula="of:=MEDIAN([.$K327];[.$W327])" office:value-type="float"/>
          <table:table-cell table:formula="of:=MEDIAN([.$L327];[.$X327])" office:value-type="float"/>
          <table:table-cell table:formula="of:=MEDIAN([.$M327];[.$Y327])" office:value-type="float"/>
          <table:table-cell table:formula="of:=MEDIAN([.$N327];[.$Z327])" office:value-type="float"/>
          <table:table-cell table:formula="of:=MAX([.$B327];[.$O327])" office:value-type="float"/>
          <table:table-cell table:formula="of:=MAX([.$C327];[.$P327])" office:value-type="float"/>
          <table:table-cell table:formula="of:=MAX([.$D327];[.$Q327])" office:value-type="float"/>
          <table:table-cell table:formula="of:=MAX([.$E327];[.$R327])" office:value-type="float"/>
          <table:table-cell table:formula="of:=MAX([.$F327];[.$S327])" office:value-type="float"/>
          <table:table-cell table:formula="of:=MAX([.$G327];[.$T327])" office:value-type="float"/>
          <table:table-cell table:formula="of:=MAX([.$H327];[.$U327])" office:value-type="float"/>
          <table:table-cell table:formula="of:=MAX([.$I327];[.$V327])" office:value-type="float"/>
          <table:table-cell table:formula="of:=MAX([.$J327])" office:value-type="float"/>
          <table:table-cell table:formula="of:=MAX([.$K327];[.$W327])" office:value-type="float"/>
          <table:table-cell table:formula="of:=MAX([.$L327];[.$X327])" office:value-type="float"/>
          <table:table-cell table:formula="of:=MAX([.$M327];[.$Y327])" office:value-type="float"/>
          <table:table-cell table:formula="of:=MAX([.$N327];[.$Z327])" office:value-type="float"/>
        </table:table-row>
        <table:table-row table:style-name="ro1">
          <table:table-cell office:value-type="string">
            <text:p>blocks.blocks-26-1.asp/19</text:p>
          </table:table-cell>
          <table:table-cell office:value-type="float" office:value="9.47533"/>
          <table:table-cell office:value-type="float" office:value="9.307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05.0"/>
          <table:table-cell office:value-type="float" office:value="405.0"/>
          <table:table-cell office:value-type="float" office:value="703206.0"/>
          <table:table-cell office:value-type="float" office:value="497359.0"/>
          <table:table-cell office:value-type="float" office:value="0.0"/>
          <table:table-cell office:value-type="float" office:value="0.0"/>
          <table:table-cell office:value-type="float" office:value="8.43056"/>
          <table:table-cell office:value-type="float" office:value="8.279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6617.0"/>
          <table:table-cell office:value-type="float" office:value="703206.0"/>
          <table:table-cell office:value-type="float" office:value="497359.0"/>
          <table:table-cell office:value-type="float" office:value="0.0"/>
          <table:table-cell office:value-type="float" office:value="0.0"/>
          <table:table-cell table:formula="of:=MIN([.$B328];[.$O328])" office:value-type="float"/>
          <table:table-cell table:formula="of:=MIN([.$C328];[.$P328])" office:value-type="float"/>
          <table:table-cell table:formula="of:=MIN([.$D328];[.$Q328])" office:value-type="float"/>
          <table:table-cell table:formula="of:=MIN([.$E328];[.$R328])" office:value-type="float"/>
          <table:table-cell table:formula="of:=MIN([.$F328];[.$S328])" office:value-type="float"/>
          <table:table-cell table:formula="of:=MIN([.$G328];[.$T328])" office:value-type="float"/>
          <table:table-cell table:formula="of:=MIN([.$H328];[.$U328])" office:value-type="float"/>
          <table:table-cell table:formula="of:=MIN([.$I328];[.$V328])" office:value-type="float"/>
          <table:table-cell table:formula="of:=MIN([.$J328])" office:value-type="float"/>
          <table:table-cell table:formula="of:=MIN([.$K328];[.$W328])" office:value-type="float"/>
          <table:table-cell table:formula="of:=MIN([.$L328];[.$X328])" office:value-type="float"/>
          <table:table-cell table:formula="of:=MIN([.$M328];[.$Y328])" office:value-type="float"/>
          <table:table-cell table:formula="of:=MIN([.$N328];[.$Z328])" office:value-type="float"/>
          <table:table-cell table:formula="of:=MEDIAN([.$B328];[.$O328])" office:value-type="float"/>
          <table:table-cell table:formula="of:=MEDIAN([.$C328];[.$P328])" office:value-type="float"/>
          <table:table-cell table:formula="of:=MEDIAN([.$D328];[.$Q328])" office:value-type="float"/>
          <table:table-cell table:formula="of:=MEDIAN([.$E328];[.$R328])" office:value-type="float"/>
          <table:table-cell table:formula="of:=MEDIAN([.$F328];[.$S328])" office:value-type="float"/>
          <table:table-cell table:formula="of:=MEDIAN([.$G328];[.$T328])" office:value-type="float"/>
          <table:table-cell table:formula="of:=MEDIAN([.$H328];[.$U328])" office:value-type="float"/>
          <table:table-cell table:formula="of:=MEDIAN([.$I328];[.$V328])" office:value-type="float"/>
          <table:table-cell table:formula="of:=MEDIAN([.$J328])" office:value-type="float"/>
          <table:table-cell table:formula="of:=MEDIAN([.$K328];[.$W328])" office:value-type="float"/>
          <table:table-cell table:formula="of:=MEDIAN([.$L328];[.$X328])" office:value-type="float"/>
          <table:table-cell table:formula="of:=MEDIAN([.$M328];[.$Y328])" office:value-type="float"/>
          <table:table-cell table:formula="of:=MEDIAN([.$N328];[.$Z328])" office:value-type="float"/>
          <table:table-cell table:formula="of:=MAX([.$B328];[.$O328])" office:value-type="float"/>
          <table:table-cell table:formula="of:=MAX([.$C328];[.$P328])" office:value-type="float"/>
          <table:table-cell table:formula="of:=MAX([.$D328];[.$Q328])" office:value-type="float"/>
          <table:table-cell table:formula="of:=MAX([.$E328];[.$R328])" office:value-type="float"/>
          <table:table-cell table:formula="of:=MAX([.$F328];[.$S328])" office:value-type="float"/>
          <table:table-cell table:formula="of:=MAX([.$G328];[.$T328])" office:value-type="float"/>
          <table:table-cell table:formula="of:=MAX([.$H328];[.$U328])" office:value-type="float"/>
          <table:table-cell table:formula="of:=MAX([.$I328];[.$V328])" office:value-type="float"/>
          <table:table-cell table:formula="of:=MAX([.$J328])" office:value-type="float"/>
          <table:table-cell table:formula="of:=MAX([.$K328];[.$W328])" office:value-type="float"/>
          <table:table-cell table:formula="of:=MAX([.$L328];[.$X328])" office:value-type="float"/>
          <table:table-cell table:formula="of:=MAX([.$M328];[.$Y328])" office:value-type="float"/>
          <table:table-cell table:formula="of:=MAX([.$N328];[.$Z328])" office:value-type="float"/>
        </table:table-row>
        <table:table-row table:style-name="ro1">
          <table:table-cell office:value-type="string">
            <text:p>blocks.blocks-26-1.asp/2</text:p>
          </table:table-cell>
          <table:table-cell office:value-type="float" office:value="0.586166"/>
          <table:table-cell office:value-type="float" office:value="0.5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2480.0"/>
          <table:table-cell office:value-type="float" office:value="24.0"/>
          <table:table-cell office:value-type="float" office:value="0.0"/>
          <table:table-cell office:value-type="float" office:value="0.0"/>
          <table:table-cell office:value-type="float" office:value="0.50864"/>
          <table:table-cell office:value-type="float" office:value="0.4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2480.0"/>
          <table:table-cell office:value-type="float" office:value="24.0"/>
          <table:table-cell office:value-type="float" office:value="0.0"/>
          <table:table-cell office:value-type="float" office:value="0.0"/>
          <table:table-cell table:formula="of:=MIN([.$B329];[.$O329])" office:value-type="float"/>
          <table:table-cell table:formula="of:=MIN([.$C329];[.$P329])" office:value-type="float"/>
          <table:table-cell table:formula="of:=MIN([.$D329];[.$Q329])" office:value-type="float"/>
          <table:table-cell table:formula="of:=MIN([.$E329];[.$R329])" office:value-type="float"/>
          <table:table-cell table:formula="of:=MIN([.$F329];[.$S329])" office:value-type="float"/>
          <table:table-cell table:formula="of:=MIN([.$G329];[.$T329])" office:value-type="float"/>
          <table:table-cell table:formula="of:=MIN([.$H329];[.$U329])" office:value-type="float"/>
          <table:table-cell table:formula="of:=MIN([.$I329];[.$V329])" office:value-type="float"/>
          <table:table-cell table:formula="of:=MIN([.$J329])" office:value-type="float"/>
          <table:table-cell table:formula="of:=MIN([.$K329];[.$W329])" office:value-type="float"/>
          <table:table-cell table:formula="of:=MIN([.$L329];[.$X329])" office:value-type="float"/>
          <table:table-cell table:formula="of:=MIN([.$M329];[.$Y329])" office:value-type="float"/>
          <table:table-cell table:formula="of:=MIN([.$N329];[.$Z329])" office:value-type="float"/>
          <table:table-cell table:formula="of:=MEDIAN([.$B329];[.$O329])" office:value-type="float"/>
          <table:table-cell table:formula="of:=MEDIAN([.$C329];[.$P329])" office:value-type="float"/>
          <table:table-cell table:formula="of:=MEDIAN([.$D329];[.$Q329])" office:value-type="float"/>
          <table:table-cell table:formula="of:=MEDIAN([.$E329];[.$R329])" office:value-type="float"/>
          <table:table-cell table:formula="of:=MEDIAN([.$F329];[.$S329])" office:value-type="float"/>
          <table:table-cell table:formula="of:=MEDIAN([.$G329];[.$T329])" office:value-type="float"/>
          <table:table-cell table:formula="of:=MEDIAN([.$H329];[.$U329])" office:value-type="float"/>
          <table:table-cell table:formula="of:=MEDIAN([.$I329];[.$V329])" office:value-type="float"/>
          <table:table-cell table:formula="of:=MEDIAN([.$J329])" office:value-type="float"/>
          <table:table-cell table:formula="of:=MEDIAN([.$K329];[.$W329])" office:value-type="float"/>
          <table:table-cell table:formula="of:=MEDIAN([.$L329];[.$X329])" office:value-type="float"/>
          <table:table-cell table:formula="of:=MEDIAN([.$M329];[.$Y329])" office:value-type="float"/>
          <table:table-cell table:formula="of:=MEDIAN([.$N329];[.$Z329])" office:value-type="float"/>
          <table:table-cell table:formula="of:=MAX([.$B329];[.$O329])" office:value-type="float"/>
          <table:table-cell table:formula="of:=MAX([.$C329];[.$P329])" office:value-type="float"/>
          <table:table-cell table:formula="of:=MAX([.$D329];[.$Q329])" office:value-type="float"/>
          <table:table-cell table:formula="of:=MAX([.$E329];[.$R329])" office:value-type="float"/>
          <table:table-cell table:formula="of:=MAX([.$F329];[.$S329])" office:value-type="float"/>
          <table:table-cell table:formula="of:=MAX([.$G329];[.$T329])" office:value-type="float"/>
          <table:table-cell table:formula="of:=MAX([.$H329];[.$U329])" office:value-type="float"/>
          <table:table-cell table:formula="of:=MAX([.$I329];[.$V329])" office:value-type="float"/>
          <table:table-cell table:formula="of:=MAX([.$J329])" office:value-type="float"/>
          <table:table-cell table:formula="of:=MAX([.$K329];[.$W329])" office:value-type="float"/>
          <table:table-cell table:formula="of:=MAX([.$L329];[.$X329])" office:value-type="float"/>
          <table:table-cell table:formula="of:=MAX([.$M329];[.$Y329])" office:value-type="float"/>
          <table:table-cell table:formula="of:=MAX([.$N329];[.$Z329])" office:value-type="float"/>
        </table:table-row>
        <table:table-row table:style-name="ro1">
          <table:table-cell office:value-type="string">
            <text:p>blocks.blocks-26-1.asp/20</text:p>
          </table:table-cell>
          <table:table-cell office:value-type="float" office:value="10.0867"/>
          <table:table-cell office:value-type="float" office:value="9.917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1462.0"/>
          <table:table-cell office:value-type="float" office:value="1462.0"/>
          <table:table-cell office:value-type="float" office:value="742116.0"/>
          <table:table-cell office:value-type="float" office:value="553871.0"/>
          <table:table-cell office:value-type="float" office:value="0.0"/>
          <table:table-cell office:value-type="float" office:value="0.0"/>
          <table:table-cell office:value-type="float" office:value="8.85184"/>
          <table:table-cell office:value-type="float" office:value="8.693"/>
          <table:table-cell office:value-type="float" office:value="0.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.0"/>
          <table:table-cell office:value-type="float" office:value="6217.0"/>
          <table:table-cell office:value-type="float" office:value="742116.0"/>
          <table:table-cell office:value-type="float" office:value="553871.0"/>
          <table:table-cell office:value-type="float" office:value="0.0"/>
          <table:table-cell office:value-type="float" office:value="0.0"/>
          <table:table-cell table:formula="of:=MIN([.$B330];[.$O330])" office:value-type="float"/>
          <table:table-cell table:formula="of:=MIN([.$C330];[.$P330])" office:value-type="float"/>
          <table:table-cell table:formula="of:=MIN([.$D330];[.$Q330])" office:value-type="float"/>
          <table:table-cell table:formula="of:=MIN([.$E330];[.$R330])" office:value-type="float"/>
          <table:table-cell table:formula="of:=MIN([.$F330];[.$S330])" office:value-type="float"/>
          <table:table-cell table:formula="of:=MIN([.$G330];[.$T330])" office:value-type="float"/>
          <table:table-cell table:formula="of:=MIN([.$H330];[.$U330])" office:value-type="float"/>
          <table:table-cell table:formula="of:=MIN([.$I330];[.$V330])" office:value-type="float"/>
          <table:table-cell table:formula="of:=MIN([.$J330])" office:value-type="float"/>
          <table:table-cell table:formula="of:=MIN([.$K330];[.$W330])" office:value-type="float"/>
          <table:table-cell table:formula="of:=MIN([.$L330];[.$X330])" office:value-type="float"/>
          <table:table-cell table:formula="of:=MIN([.$M330];[.$Y330])" office:value-type="float"/>
          <table:table-cell table:formula="of:=MIN([.$N330];[.$Z330])" office:value-type="float"/>
          <table:table-cell table:formula="of:=MEDIAN([.$B330];[.$O330])" office:value-type="float"/>
          <table:table-cell table:formula="of:=MEDIAN([.$C330];[.$P330])" office:value-type="float"/>
          <table:table-cell table:formula="of:=MEDIAN([.$D330];[.$Q330])" office:value-type="float"/>
          <table:table-cell table:formula="of:=MEDIAN([.$E330];[.$R330])" office:value-type="float"/>
          <table:table-cell table:formula="of:=MEDIAN([.$F330];[.$S330])" office:value-type="float"/>
          <table:table-cell table:formula="of:=MEDIAN([.$G330];[.$T330])" office:value-type="float"/>
          <table:table-cell table:formula="of:=MEDIAN([.$H330];[.$U330])" office:value-type="float"/>
          <table:table-cell table:formula="of:=MEDIAN([.$I330];[.$V330])" office:value-type="float"/>
          <table:table-cell table:formula="of:=MEDIAN([.$J330])" office:value-type="float"/>
          <table:table-cell table:formula="of:=MEDIAN([.$K330];[.$W330])" office:value-type="float"/>
          <table:table-cell table:formula="of:=MEDIAN([.$L330];[.$X330])" office:value-type="float"/>
          <table:table-cell table:formula="of:=MEDIAN([.$M330];[.$Y330])" office:value-type="float"/>
          <table:table-cell table:formula="of:=MEDIAN([.$N330];[.$Z330])" office:value-type="float"/>
          <table:table-cell table:formula="of:=MAX([.$B330];[.$O330])" office:value-type="float"/>
          <table:table-cell table:formula="of:=MAX([.$C330];[.$P330])" office:value-type="float"/>
          <table:table-cell table:formula="of:=MAX([.$D330];[.$Q330])" office:value-type="float"/>
          <table:table-cell table:formula="of:=MAX([.$E330];[.$R330])" office:value-type="float"/>
          <table:table-cell table:formula="of:=MAX([.$F330];[.$S330])" office:value-type="float"/>
          <table:table-cell table:formula="of:=MAX([.$G330];[.$T330])" office:value-type="float"/>
          <table:table-cell table:formula="of:=MAX([.$H330];[.$U330])" office:value-type="float"/>
          <table:table-cell table:formula="of:=MAX([.$I330];[.$V330])" office:value-type="float"/>
          <table:table-cell table:formula="of:=MAX([.$J330])" office:value-type="float"/>
          <table:table-cell table:formula="of:=MAX([.$K330];[.$W330])" office:value-type="float"/>
          <table:table-cell table:formula="of:=MAX([.$L330];[.$X330])" office:value-type="float"/>
          <table:table-cell table:formula="of:=MAX([.$M330];[.$Y330])" office:value-type="float"/>
          <table:table-cell table:formula="of:=MAX([.$N330];[.$Z330])" office:value-type="float"/>
        </table:table-row>
        <table:table-row table:style-name="ro1">
          <table:table-cell office:value-type="string">
            <text:p>blocks.blocks-26-1.asp/21</text:p>
          </table:table-cell>
          <table:table-cell office:value-type="float" office:value="10.5091"/>
          <table:table-cell office:value-type="float" office:value="10.318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1662.0"/>
          <table:table-cell office:value-type="float" office:value="1662.0"/>
          <table:table-cell office:value-type="float" office:value="781026.0"/>
          <table:table-cell office:value-type="float" office:value="610383.0"/>
          <table:table-cell office:value-type="float" office:value="0.0"/>
          <table:table-cell office:value-type="float" office:value="0.0"/>
          <table:table-cell office:value-type="float" office:value="9.47934"/>
          <table:table-cell office:value-type="float" office:value="9.315"/>
          <table:table-cell office:value-type="float" office:value="0.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7.0"/>
          <table:table-cell office:value-type="float" office:value="7187.0"/>
          <table:table-cell office:value-type="float" office:value="781026.0"/>
          <table:table-cell office:value-type="float" office:value="610383.0"/>
          <table:table-cell office:value-type="float" office:value="0.0"/>
          <table:table-cell office:value-type="float" office:value="0.0"/>
          <table:table-cell table:formula="of:=MIN([.$B331];[.$O331])" office:value-type="float"/>
          <table:table-cell table:formula="of:=MIN([.$C331];[.$P331])" office:value-type="float"/>
          <table:table-cell table:formula="of:=MIN([.$D331];[.$Q331])" office:value-type="float"/>
          <table:table-cell table:formula="of:=MIN([.$E331];[.$R331])" office:value-type="float"/>
          <table:table-cell table:formula="of:=MIN([.$F331];[.$S331])" office:value-type="float"/>
          <table:table-cell table:formula="of:=MIN([.$G331];[.$T331])" office:value-type="float"/>
          <table:table-cell table:formula="of:=MIN([.$H331];[.$U331])" office:value-type="float"/>
          <table:table-cell table:formula="of:=MIN([.$I331];[.$V331])" office:value-type="float"/>
          <table:table-cell table:formula="of:=MIN([.$J331])" office:value-type="float"/>
          <table:table-cell table:formula="of:=MIN([.$K331];[.$W331])" office:value-type="float"/>
          <table:table-cell table:formula="of:=MIN([.$L331];[.$X331])" office:value-type="float"/>
          <table:table-cell table:formula="of:=MIN([.$M331];[.$Y331])" office:value-type="float"/>
          <table:table-cell table:formula="of:=MIN([.$N331];[.$Z331])" office:value-type="float"/>
          <table:table-cell table:formula="of:=MEDIAN([.$B331];[.$O331])" office:value-type="float"/>
          <table:table-cell table:formula="of:=MEDIAN([.$C331];[.$P331])" office:value-type="float"/>
          <table:table-cell table:formula="of:=MEDIAN([.$D331];[.$Q331])" office:value-type="float"/>
          <table:table-cell table:formula="of:=MEDIAN([.$E331];[.$R331])" office:value-type="float"/>
          <table:table-cell table:formula="of:=MEDIAN([.$F331];[.$S331])" office:value-type="float"/>
          <table:table-cell table:formula="of:=MEDIAN([.$G331];[.$T331])" office:value-type="float"/>
          <table:table-cell table:formula="of:=MEDIAN([.$H331];[.$U331])" office:value-type="float"/>
          <table:table-cell table:formula="of:=MEDIAN([.$I331];[.$V331])" office:value-type="float"/>
          <table:table-cell table:formula="of:=MEDIAN([.$J331])" office:value-type="float"/>
          <table:table-cell table:formula="of:=MEDIAN([.$K331];[.$W331])" office:value-type="float"/>
          <table:table-cell table:formula="of:=MEDIAN([.$L331];[.$X331])" office:value-type="float"/>
          <table:table-cell table:formula="of:=MEDIAN([.$M331];[.$Y331])" office:value-type="float"/>
          <table:table-cell table:formula="of:=MEDIAN([.$N331];[.$Z331])" office:value-type="float"/>
          <table:table-cell table:formula="of:=MAX([.$B331];[.$O331])" office:value-type="float"/>
          <table:table-cell table:formula="of:=MAX([.$C331];[.$P331])" office:value-type="float"/>
          <table:table-cell table:formula="of:=MAX([.$D331];[.$Q331])" office:value-type="float"/>
          <table:table-cell table:formula="of:=MAX([.$E331];[.$R331])" office:value-type="float"/>
          <table:table-cell table:formula="of:=MAX([.$F331];[.$S331])" office:value-type="float"/>
          <table:table-cell table:formula="of:=MAX([.$G331];[.$T331])" office:value-type="float"/>
          <table:table-cell table:formula="of:=MAX([.$H331];[.$U331])" office:value-type="float"/>
          <table:table-cell table:formula="of:=MAX([.$I331];[.$V331])" office:value-type="float"/>
          <table:table-cell table:formula="of:=MAX([.$J331])" office:value-type="float"/>
          <table:table-cell table:formula="of:=MAX([.$K331];[.$W331])" office:value-type="float"/>
          <table:table-cell table:formula="of:=MAX([.$L331];[.$X331])" office:value-type="float"/>
          <table:table-cell table:formula="of:=MAX([.$M331];[.$Y331])" office:value-type="float"/>
          <table:table-cell table:formula="of:=MAX([.$N331];[.$Z331])" office:value-type="float"/>
        </table:table-row>
        <table:table-row table:style-name="ro1">
          <table:table-cell office:value-type="string">
            <text:p>blocks.blocks-26-1.asp/22</text:p>
          </table:table-cell>
          <table:table-cell office:value-type="float" office:value="11.0126"/>
          <table:table-cell office:value-type="float" office:value="10.835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1248.0"/>
          <table:table-cell office:value-type="float" office:value="1248.0"/>
          <table:table-cell office:value-type="float" office:value="819936.0"/>
          <table:table-cell office:value-type="float" office:value="666895.0"/>
          <table:table-cell office:value-type="float" office:value="0.0"/>
          <table:table-cell office:value-type="float" office:value="0.0"/>
          <table:table-cell office:value-type="float" office:value="9.91521"/>
          <table:table-cell office:value-type="float" office:value="9.751"/>
          <table:table-cell office:value-type="float" office:value="0.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6.0"/>
          <table:table-cell office:value-type="float" office:value="8200.0"/>
          <table:table-cell office:value-type="float" office:value="819936.0"/>
          <table:table-cell office:value-type="float" office:value="666895.0"/>
          <table:table-cell office:value-type="float" office:value="0.0"/>
          <table:table-cell office:value-type="float" office:value="0.0"/>
          <table:table-cell table:formula="of:=MIN([.$B332];[.$O332])" office:value-type="float"/>
          <table:table-cell table:formula="of:=MIN([.$C332];[.$P332])" office:value-type="float"/>
          <table:table-cell table:formula="of:=MIN([.$D332];[.$Q332])" office:value-type="float"/>
          <table:table-cell table:formula="of:=MIN([.$E332];[.$R332])" office:value-type="float"/>
          <table:table-cell table:formula="of:=MIN([.$F332];[.$S332])" office:value-type="float"/>
          <table:table-cell table:formula="of:=MIN([.$G332];[.$T332])" office:value-type="float"/>
          <table:table-cell table:formula="of:=MIN([.$H332];[.$U332])" office:value-type="float"/>
          <table:table-cell table:formula="of:=MIN([.$I332];[.$V332])" office:value-type="float"/>
          <table:table-cell table:formula="of:=MIN([.$J332])" office:value-type="float"/>
          <table:table-cell table:formula="of:=MIN([.$K332];[.$W332])" office:value-type="float"/>
          <table:table-cell table:formula="of:=MIN([.$L332];[.$X332])" office:value-type="float"/>
          <table:table-cell table:formula="of:=MIN([.$M332];[.$Y332])" office:value-type="float"/>
          <table:table-cell table:formula="of:=MIN([.$N332];[.$Z332])" office:value-type="float"/>
          <table:table-cell table:formula="of:=MEDIAN([.$B332];[.$O332])" office:value-type="float"/>
          <table:table-cell table:formula="of:=MEDIAN([.$C332];[.$P332])" office:value-type="float"/>
          <table:table-cell table:formula="of:=MEDIAN([.$D332];[.$Q332])" office:value-type="float"/>
          <table:table-cell table:formula="of:=MEDIAN([.$E332];[.$R332])" office:value-type="float"/>
          <table:table-cell table:formula="of:=MEDIAN([.$F332];[.$S332])" office:value-type="float"/>
          <table:table-cell table:formula="of:=MEDIAN([.$G332];[.$T332])" office:value-type="float"/>
          <table:table-cell table:formula="of:=MEDIAN([.$H332];[.$U332])" office:value-type="float"/>
          <table:table-cell table:formula="of:=MEDIAN([.$I332];[.$V332])" office:value-type="float"/>
          <table:table-cell table:formula="of:=MEDIAN([.$J332])" office:value-type="float"/>
          <table:table-cell table:formula="of:=MEDIAN([.$K332];[.$W332])" office:value-type="float"/>
          <table:table-cell table:formula="of:=MEDIAN([.$L332];[.$X332])" office:value-type="float"/>
          <table:table-cell table:formula="of:=MEDIAN([.$M332];[.$Y332])" office:value-type="float"/>
          <table:table-cell table:formula="of:=MEDIAN([.$N332];[.$Z332])" office:value-type="float"/>
          <table:table-cell table:formula="of:=MAX([.$B332];[.$O332])" office:value-type="float"/>
          <table:table-cell table:formula="of:=MAX([.$C332];[.$P332])" office:value-type="float"/>
          <table:table-cell table:formula="of:=MAX([.$D332];[.$Q332])" office:value-type="float"/>
          <table:table-cell table:formula="of:=MAX([.$E332];[.$R332])" office:value-type="float"/>
          <table:table-cell table:formula="of:=MAX([.$F332];[.$S332])" office:value-type="float"/>
          <table:table-cell table:formula="of:=MAX([.$G332];[.$T332])" office:value-type="float"/>
          <table:table-cell table:formula="of:=MAX([.$H332];[.$U332])" office:value-type="float"/>
          <table:table-cell table:formula="of:=MAX([.$I332];[.$V332])" office:value-type="float"/>
          <table:table-cell table:formula="of:=MAX([.$J332])" office:value-type="float"/>
          <table:table-cell table:formula="of:=MAX([.$K332];[.$W332])" office:value-type="float"/>
          <table:table-cell table:formula="of:=MAX([.$L332];[.$X332])" office:value-type="float"/>
          <table:table-cell table:formula="of:=MAX([.$M332];[.$Y332])" office:value-type="float"/>
          <table:table-cell table:formula="of:=MAX([.$N332];[.$Z332])" office:value-type="float"/>
        </table:table-row>
        <table:table-row table:style-name="ro1">
          <table:table-cell office:value-type="string">
            <text:p>blocks.blocks-26-1.asp/23</text:p>
          </table:table-cell>
          <table:table-cell office:value-type="float" office:value="11.5101"/>
          <table:table-cell office:value-type="float" office:value="11.325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5.0"/>
          <table:table-cell office:value-type="float" office:value="1685.0"/>
          <table:table-cell office:value-type="float" office:value="1685.0"/>
          <table:table-cell office:value-type="float" office:value="858846.0"/>
          <table:table-cell office:value-type="float" office:value="723407.0"/>
          <table:table-cell office:value-type="float" office:value="0.0"/>
          <table:table-cell office:value-type="float" office:value="0.0"/>
          <table:table-cell office:value-type="float" office:value="10.4741"/>
          <table:table-cell office:value-type="float" office:value="10.292"/>
          <table:table-cell office:value-type="float" office:value="0.2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.0"/>
          <table:table-cell office:value-type="float" office:value="12986.0"/>
          <table:table-cell office:value-type="float" office:value="858846.0"/>
          <table:table-cell office:value-type="float" office:value="723407.0"/>
          <table:table-cell office:value-type="float" office:value="0.0"/>
          <table:table-cell office:value-type="float" office:value="0.0"/>
          <table:table-cell table:formula="of:=MIN([.$B333];[.$O333])" office:value-type="float"/>
          <table:table-cell table:formula="of:=MIN([.$C333];[.$P333])" office:value-type="float"/>
          <table:table-cell table:formula="of:=MIN([.$D333];[.$Q333])" office:value-type="float"/>
          <table:table-cell table:formula="of:=MIN([.$E333];[.$R333])" office:value-type="float"/>
          <table:table-cell table:formula="of:=MIN([.$F333];[.$S333])" office:value-type="float"/>
          <table:table-cell table:formula="of:=MIN([.$G333];[.$T333])" office:value-type="float"/>
          <table:table-cell table:formula="of:=MIN([.$H333];[.$U333])" office:value-type="float"/>
          <table:table-cell table:formula="of:=MIN([.$I333];[.$V333])" office:value-type="float"/>
          <table:table-cell table:formula="of:=MIN([.$J333])" office:value-type="float"/>
          <table:table-cell table:formula="of:=MIN([.$K333];[.$W333])" office:value-type="float"/>
          <table:table-cell table:formula="of:=MIN([.$L333];[.$X333])" office:value-type="float"/>
          <table:table-cell table:formula="of:=MIN([.$M333];[.$Y333])" office:value-type="float"/>
          <table:table-cell table:formula="of:=MIN([.$N333];[.$Z333])" office:value-type="float"/>
          <table:table-cell table:formula="of:=MEDIAN([.$B333];[.$O333])" office:value-type="float"/>
          <table:table-cell table:formula="of:=MEDIAN([.$C333];[.$P333])" office:value-type="float"/>
          <table:table-cell table:formula="of:=MEDIAN([.$D333];[.$Q333])" office:value-type="float"/>
          <table:table-cell table:formula="of:=MEDIAN([.$E333];[.$R333])" office:value-type="float"/>
          <table:table-cell table:formula="of:=MEDIAN([.$F333];[.$S333])" office:value-type="float"/>
          <table:table-cell table:formula="of:=MEDIAN([.$G333];[.$T333])" office:value-type="float"/>
          <table:table-cell table:formula="of:=MEDIAN([.$H333];[.$U333])" office:value-type="float"/>
          <table:table-cell table:formula="of:=MEDIAN([.$I333];[.$V333])" office:value-type="float"/>
          <table:table-cell table:formula="of:=MEDIAN([.$J333])" office:value-type="float"/>
          <table:table-cell table:formula="of:=MEDIAN([.$K333];[.$W333])" office:value-type="float"/>
          <table:table-cell table:formula="of:=MEDIAN([.$L333];[.$X333])" office:value-type="float"/>
          <table:table-cell table:formula="of:=MEDIAN([.$M333];[.$Y333])" office:value-type="float"/>
          <table:table-cell table:formula="of:=MEDIAN([.$N333];[.$Z333])" office:value-type="float"/>
          <table:table-cell table:formula="of:=MAX([.$B333];[.$O333])" office:value-type="float"/>
          <table:table-cell table:formula="of:=MAX([.$C333];[.$P333])" office:value-type="float"/>
          <table:table-cell table:formula="of:=MAX([.$D333];[.$Q333])" office:value-type="float"/>
          <table:table-cell table:formula="of:=MAX([.$E333];[.$R333])" office:value-type="float"/>
          <table:table-cell table:formula="of:=MAX([.$F333];[.$S333])" office:value-type="float"/>
          <table:table-cell table:formula="of:=MAX([.$G333];[.$T333])" office:value-type="float"/>
          <table:table-cell table:formula="of:=MAX([.$H333];[.$U333])" office:value-type="float"/>
          <table:table-cell table:formula="of:=MAX([.$I333];[.$V333])" office:value-type="float"/>
          <table:table-cell table:formula="of:=MAX([.$J333])" office:value-type="float"/>
          <table:table-cell table:formula="of:=MAX([.$K333];[.$W333])" office:value-type="float"/>
          <table:table-cell table:formula="of:=MAX([.$L333];[.$X333])" office:value-type="float"/>
          <table:table-cell table:formula="of:=MAX([.$M333];[.$Y333])" office:value-type="float"/>
          <table:table-cell table:formula="of:=MAX([.$N333];[.$Z333])" office:value-type="float"/>
        </table:table-row>
        <table:table-row table:style-name="ro1">
          <table:table-cell office:value-type="string">
            <text:p>blocks.blocks-26-1.asp/24</text:p>
          </table:table-cell>
          <table:table-cell office:value-type="float" office:value="11.9199"/>
          <table:table-cell office:value-type="float" office:value="11.714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.0"/>
          <table:table-cell office:value-type="float" office:value="4444.0"/>
          <table:table-cell office:value-type="float" office:value="4444.0"/>
          <table:table-cell office:value-type="float" office:value="897756.0"/>
          <table:table-cell office:value-type="float" office:value="779919.0"/>
          <table:table-cell office:value-type="float" office:value="0.0"/>
          <table:table-cell office:value-type="float" office:value="0.0"/>
          <table:table-cell office:value-type="float" office:value="10.8216"/>
          <table:table-cell office:value-type="float" office:value="10.642"/>
          <table:table-cell office:value-type="float" office:value="0.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.0"/>
          <table:table-cell office:value-type="float" office:value="9286.0"/>
          <table:table-cell office:value-type="float" office:value="897756.0"/>
          <table:table-cell office:value-type="float" office:value="779919.0"/>
          <table:table-cell office:value-type="float" office:value="0.0"/>
          <table:table-cell office:value-type="float" office:value="0.0"/>
          <table:table-cell table:formula="of:=MIN([.$B334];[.$O334])" office:value-type="float"/>
          <table:table-cell table:formula="of:=MIN([.$C334];[.$P334])" office:value-type="float"/>
          <table:table-cell table:formula="of:=MIN([.$D334];[.$Q334])" office:value-type="float"/>
          <table:table-cell table:formula="of:=MIN([.$E334];[.$R334])" office:value-type="float"/>
          <table:table-cell table:formula="of:=MIN([.$F334];[.$S334])" office:value-type="float"/>
          <table:table-cell table:formula="of:=MIN([.$G334];[.$T334])" office:value-type="float"/>
          <table:table-cell table:formula="of:=MIN([.$H334];[.$U334])" office:value-type="float"/>
          <table:table-cell table:formula="of:=MIN([.$I334];[.$V334])" office:value-type="float"/>
          <table:table-cell table:formula="of:=MIN([.$J334])" office:value-type="float"/>
          <table:table-cell table:formula="of:=MIN([.$K334];[.$W334])" office:value-type="float"/>
          <table:table-cell table:formula="of:=MIN([.$L334];[.$X334])" office:value-type="float"/>
          <table:table-cell table:formula="of:=MIN([.$M334];[.$Y334])" office:value-type="float"/>
          <table:table-cell table:formula="of:=MIN([.$N334];[.$Z334])" office:value-type="float"/>
          <table:table-cell table:formula="of:=MEDIAN([.$B334];[.$O334])" office:value-type="float"/>
          <table:table-cell table:formula="of:=MEDIAN([.$C334];[.$P334])" office:value-type="float"/>
          <table:table-cell table:formula="of:=MEDIAN([.$D334];[.$Q334])" office:value-type="float"/>
          <table:table-cell table:formula="of:=MEDIAN([.$E334];[.$R334])" office:value-type="float"/>
          <table:table-cell table:formula="of:=MEDIAN([.$F334];[.$S334])" office:value-type="float"/>
          <table:table-cell table:formula="of:=MEDIAN([.$G334];[.$T334])" office:value-type="float"/>
          <table:table-cell table:formula="of:=MEDIAN([.$H334];[.$U334])" office:value-type="float"/>
          <table:table-cell table:formula="of:=MEDIAN([.$I334];[.$V334])" office:value-type="float"/>
          <table:table-cell table:formula="of:=MEDIAN([.$J334])" office:value-type="float"/>
          <table:table-cell table:formula="of:=MEDIAN([.$K334];[.$W334])" office:value-type="float"/>
          <table:table-cell table:formula="of:=MEDIAN([.$L334];[.$X334])" office:value-type="float"/>
          <table:table-cell table:formula="of:=MEDIAN([.$M334];[.$Y334])" office:value-type="float"/>
          <table:table-cell table:formula="of:=MEDIAN([.$N334];[.$Z334])" office:value-type="float"/>
          <table:table-cell table:formula="of:=MAX([.$B334];[.$O334])" office:value-type="float"/>
          <table:table-cell table:formula="of:=MAX([.$C334];[.$P334])" office:value-type="float"/>
          <table:table-cell table:formula="of:=MAX([.$D334];[.$Q334])" office:value-type="float"/>
          <table:table-cell table:formula="of:=MAX([.$E334];[.$R334])" office:value-type="float"/>
          <table:table-cell table:formula="of:=MAX([.$F334];[.$S334])" office:value-type="float"/>
          <table:table-cell table:formula="of:=MAX([.$G334];[.$T334])" office:value-type="float"/>
          <table:table-cell table:formula="of:=MAX([.$H334];[.$U334])" office:value-type="float"/>
          <table:table-cell table:formula="of:=MAX([.$I334];[.$V334])" office:value-type="float"/>
          <table:table-cell table:formula="of:=MAX([.$J334])" office:value-type="float"/>
          <table:table-cell table:formula="of:=MAX([.$K334];[.$W334])" office:value-type="float"/>
          <table:table-cell table:formula="of:=MAX([.$L334];[.$X334])" office:value-type="float"/>
          <table:table-cell table:formula="of:=MAX([.$M334];[.$Y334])" office:value-type="float"/>
          <table:table-cell table:formula="of:=MAX([.$N334];[.$Z334])" office:value-type="float"/>
        </table:table-row>
        <table:table-row table:style-name="ro1">
          <table:table-cell office:value-type="string">
            <text:p>blocks.blocks-26-1.asp/25</text:p>
          </table:table-cell>
          <table:table-cell office:value-type="float" office:value="12.5368"/>
          <table:table-cell office:value-type="float" office:value="12.326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1867.0"/>
          <table:table-cell office:value-type="float" office:value="1867.0"/>
          <table:table-cell office:value-type="float" office:value="936666.0"/>
          <table:table-cell office:value-type="float" office:value="836431.0"/>
          <table:table-cell office:value-type="float" office:value="0.0"/>
          <table:table-cell office:value-type="float" office:value="0.0"/>
          <table:table-cell office:value-type="float" office:value="11.3664"/>
          <table:table-cell office:value-type="float" office:value="11.18"/>
          <table:table-cell office:value-type="float" office:value="0.3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3.0"/>
          <table:table-cell office:value-type="float" office:value="11142.0"/>
          <table:table-cell office:value-type="float" office:value="936666.0"/>
          <table:table-cell office:value-type="float" office:value="836431.0"/>
          <table:table-cell office:value-type="float" office:value="0.0"/>
          <table:table-cell office:value-type="float" office:value="0.0"/>
          <table:table-cell table:formula="of:=MIN([.$B335];[.$O335])" office:value-type="float"/>
          <table:table-cell table:formula="of:=MIN([.$C335];[.$P335])" office:value-type="float"/>
          <table:table-cell table:formula="of:=MIN([.$D335];[.$Q335])" office:value-type="float"/>
          <table:table-cell table:formula="of:=MIN([.$E335];[.$R335])" office:value-type="float"/>
          <table:table-cell table:formula="of:=MIN([.$F335];[.$S335])" office:value-type="float"/>
          <table:table-cell table:formula="of:=MIN([.$G335];[.$T335])" office:value-type="float"/>
          <table:table-cell table:formula="of:=MIN([.$H335];[.$U335])" office:value-type="float"/>
          <table:table-cell table:formula="of:=MIN([.$I335];[.$V335])" office:value-type="float"/>
          <table:table-cell table:formula="of:=MIN([.$J335])" office:value-type="float"/>
          <table:table-cell table:formula="of:=MIN([.$K335];[.$W335])" office:value-type="float"/>
          <table:table-cell table:formula="of:=MIN([.$L335];[.$X335])" office:value-type="float"/>
          <table:table-cell table:formula="of:=MIN([.$M335];[.$Y335])" office:value-type="float"/>
          <table:table-cell table:formula="of:=MIN([.$N335];[.$Z335])" office:value-type="float"/>
          <table:table-cell table:formula="of:=MEDIAN([.$B335];[.$O335])" office:value-type="float"/>
          <table:table-cell table:formula="of:=MEDIAN([.$C335];[.$P335])" office:value-type="float"/>
          <table:table-cell table:formula="of:=MEDIAN([.$D335];[.$Q335])" office:value-type="float"/>
          <table:table-cell table:formula="of:=MEDIAN([.$E335];[.$R335])" office:value-type="float"/>
          <table:table-cell table:formula="of:=MEDIAN([.$F335];[.$S335])" office:value-type="float"/>
          <table:table-cell table:formula="of:=MEDIAN([.$G335];[.$T335])" office:value-type="float"/>
          <table:table-cell table:formula="of:=MEDIAN([.$H335];[.$U335])" office:value-type="float"/>
          <table:table-cell table:formula="of:=MEDIAN([.$I335];[.$V335])" office:value-type="float"/>
          <table:table-cell table:formula="of:=MEDIAN([.$J335])" office:value-type="float"/>
          <table:table-cell table:formula="of:=MEDIAN([.$K335];[.$W335])" office:value-type="float"/>
          <table:table-cell table:formula="of:=MEDIAN([.$L335];[.$X335])" office:value-type="float"/>
          <table:table-cell table:formula="of:=MEDIAN([.$M335];[.$Y335])" office:value-type="float"/>
          <table:table-cell table:formula="of:=MEDIAN([.$N335];[.$Z335])" office:value-type="float"/>
          <table:table-cell table:formula="of:=MAX([.$B335];[.$O335])" office:value-type="float"/>
          <table:table-cell table:formula="of:=MAX([.$C335];[.$P335])" office:value-type="float"/>
          <table:table-cell table:formula="of:=MAX([.$D335];[.$Q335])" office:value-type="float"/>
          <table:table-cell table:formula="of:=MAX([.$E335];[.$R335])" office:value-type="float"/>
          <table:table-cell table:formula="of:=MAX([.$F335];[.$S335])" office:value-type="float"/>
          <table:table-cell table:formula="of:=MAX([.$G335];[.$T335])" office:value-type="float"/>
          <table:table-cell table:formula="of:=MAX([.$H335];[.$U335])" office:value-type="float"/>
          <table:table-cell table:formula="of:=MAX([.$I335];[.$V335])" office:value-type="float"/>
          <table:table-cell table:formula="of:=MAX([.$J335])" office:value-type="float"/>
          <table:table-cell table:formula="of:=MAX([.$K335];[.$W335])" office:value-type="float"/>
          <table:table-cell table:formula="of:=MAX([.$L335];[.$X335])" office:value-type="float"/>
          <table:table-cell table:formula="of:=MAX([.$M335];[.$Y335])" office:value-type="float"/>
          <table:table-cell table:formula="of:=MAX([.$N335];[.$Z335])" office:value-type="float"/>
        </table:table-row>
        <table:table-row table:style-name="ro1">
          <table:table-cell office:value-type="string">
            <text:p>blocks.blocks-26-1.asp/26</text:p>
          </table:table-cell>
          <table:table-cell office:value-type="float" office:value="13.5364"/>
          <table:table-cell office:value-type="float" office:value="13.315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.0"/>
          <table:table-cell office:value-type="float" office:value="6169.0"/>
          <table:table-cell office:value-type="float" office:value="6169.0"/>
          <table:table-cell office:value-type="float" office:value="975576.0"/>
          <table:table-cell office:value-type="float" office:value="892943.0"/>
          <table:table-cell office:value-type="float" office:value="0.0"/>
          <table:table-cell office:value-type="float" office:value="0.0"/>
          <table:table-cell office:value-type="float" office:value="11.8214"/>
          <table:table-cell office:value-type="float" office:value="11.637"/>
          <table:table-cell office:value-type="float" office:value="0.3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.0"/>
          <table:table-cell office:value-type="float" office:value="16317.0"/>
          <table:table-cell office:value-type="float" office:value="975576.0"/>
          <table:table-cell office:value-type="float" office:value="892943.0"/>
          <table:table-cell office:value-type="float" office:value="0.0"/>
          <table:table-cell office:value-type="float" office:value="0.0"/>
          <table:table-cell table:formula="of:=MIN([.$B336];[.$O336])" office:value-type="float"/>
          <table:table-cell table:formula="of:=MIN([.$C336];[.$P336])" office:value-type="float"/>
          <table:table-cell table:formula="of:=MIN([.$D336];[.$Q336])" office:value-type="float"/>
          <table:table-cell table:formula="of:=MIN([.$E336];[.$R336])" office:value-type="float"/>
          <table:table-cell table:formula="of:=MIN([.$F336];[.$S336])" office:value-type="float"/>
          <table:table-cell table:formula="of:=MIN([.$G336];[.$T336])" office:value-type="float"/>
          <table:table-cell table:formula="of:=MIN([.$H336];[.$U336])" office:value-type="float"/>
          <table:table-cell table:formula="of:=MIN([.$I336];[.$V336])" office:value-type="float"/>
          <table:table-cell table:formula="of:=MIN([.$J336])" office:value-type="float"/>
          <table:table-cell table:formula="of:=MIN([.$K336];[.$W336])" office:value-type="float"/>
          <table:table-cell table:formula="of:=MIN([.$L336];[.$X336])" office:value-type="float"/>
          <table:table-cell table:formula="of:=MIN([.$M336];[.$Y336])" office:value-type="float"/>
          <table:table-cell table:formula="of:=MIN([.$N336];[.$Z336])" office:value-type="float"/>
          <table:table-cell table:formula="of:=MEDIAN([.$B336];[.$O336])" office:value-type="float"/>
          <table:table-cell table:formula="of:=MEDIAN([.$C336];[.$P336])" office:value-type="float"/>
          <table:table-cell table:formula="of:=MEDIAN([.$D336];[.$Q336])" office:value-type="float"/>
          <table:table-cell table:formula="of:=MEDIAN([.$E336];[.$R336])" office:value-type="float"/>
          <table:table-cell table:formula="of:=MEDIAN([.$F336];[.$S336])" office:value-type="float"/>
          <table:table-cell table:formula="of:=MEDIAN([.$G336];[.$T336])" office:value-type="float"/>
          <table:table-cell table:formula="of:=MEDIAN([.$H336];[.$U336])" office:value-type="float"/>
          <table:table-cell table:formula="of:=MEDIAN([.$I336];[.$V336])" office:value-type="float"/>
          <table:table-cell table:formula="of:=MEDIAN([.$J336])" office:value-type="float"/>
          <table:table-cell table:formula="of:=MEDIAN([.$K336];[.$W336])" office:value-type="float"/>
          <table:table-cell table:formula="of:=MEDIAN([.$L336];[.$X336])" office:value-type="float"/>
          <table:table-cell table:formula="of:=MEDIAN([.$M336];[.$Y336])" office:value-type="float"/>
          <table:table-cell table:formula="of:=MEDIAN([.$N336];[.$Z336])" office:value-type="float"/>
          <table:table-cell table:formula="of:=MAX([.$B336];[.$O336])" office:value-type="float"/>
          <table:table-cell table:formula="of:=MAX([.$C336];[.$P336])" office:value-type="float"/>
          <table:table-cell table:formula="of:=MAX([.$D336];[.$Q336])" office:value-type="float"/>
          <table:table-cell table:formula="of:=MAX([.$E336];[.$R336])" office:value-type="float"/>
          <table:table-cell table:formula="of:=MAX([.$F336];[.$S336])" office:value-type="float"/>
          <table:table-cell table:formula="of:=MAX([.$G336];[.$T336])" office:value-type="float"/>
          <table:table-cell table:formula="of:=MAX([.$H336];[.$U336])" office:value-type="float"/>
          <table:table-cell table:formula="of:=MAX([.$I336];[.$V336])" office:value-type="float"/>
          <table:table-cell table:formula="of:=MAX([.$J336])" office:value-type="float"/>
          <table:table-cell table:formula="of:=MAX([.$K336];[.$W336])" office:value-type="float"/>
          <table:table-cell table:formula="of:=MAX([.$L336];[.$X336])" office:value-type="float"/>
          <table:table-cell table:formula="of:=MAX([.$M336];[.$Y336])" office:value-type="float"/>
          <table:table-cell table:formula="of:=MAX([.$N336];[.$Z336])" office:value-type="float"/>
        </table:table-row>
        <table:table-row table:style-name="ro1">
          <table:table-cell office:value-type="string">
            <text:p>blocks.blocks-26-1.asp/27</text:p>
          </table:table-cell>
          <table:table-cell office:value-type="float" office:value="13.8746"/>
          <table:table-cell office:value-type="float" office:value="13.655"/>
          <table:table-cell office:value-type="float" office:value="0.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3.0"/>
          <table:table-cell office:value-type="float" office:value="2055.0"/>
          <table:table-cell office:value-type="float" office:value="2055.0"/>
          <table:table-cell office:value-type="float" office:value="1014486.0"/>
          <table:table-cell office:value-type="float" office:value="949455.0"/>
          <table:table-cell office:value-type="float" office:value="0.0"/>
          <table:table-cell office:value-type="float" office:value="0.0"/>
          <table:table-cell office:value-type="float" office:value="12.393"/>
          <table:table-cell office:value-type="float" office:value="12.194"/>
          <table:table-cell office:value-type="float" office:value="0.4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8.0"/>
          <table:table-cell office:value-type="float" office:value="21426.0"/>
          <table:table-cell office:value-type="float" office:value="1014486.0"/>
          <table:table-cell office:value-type="float" office:value="949455.0"/>
          <table:table-cell office:value-type="float" office:value="0.0"/>
          <table:table-cell office:value-type="float" office:value="0.0"/>
          <table:table-cell table:formula="of:=MIN([.$B337];[.$O337])" office:value-type="float"/>
          <table:table-cell table:formula="of:=MIN([.$C337];[.$P337])" office:value-type="float"/>
          <table:table-cell table:formula="of:=MIN([.$D337];[.$Q337])" office:value-type="float"/>
          <table:table-cell table:formula="of:=MIN([.$E337];[.$R337])" office:value-type="float"/>
          <table:table-cell table:formula="of:=MIN([.$F337];[.$S337])" office:value-type="float"/>
          <table:table-cell table:formula="of:=MIN([.$G337];[.$T337])" office:value-type="float"/>
          <table:table-cell table:formula="of:=MIN([.$H337];[.$U337])" office:value-type="float"/>
          <table:table-cell table:formula="of:=MIN([.$I337];[.$V337])" office:value-type="float"/>
          <table:table-cell table:formula="of:=MIN([.$J337])" office:value-type="float"/>
          <table:table-cell table:formula="of:=MIN([.$K337];[.$W337])" office:value-type="float"/>
          <table:table-cell table:formula="of:=MIN([.$L337];[.$X337])" office:value-type="float"/>
          <table:table-cell table:formula="of:=MIN([.$M337];[.$Y337])" office:value-type="float"/>
          <table:table-cell table:formula="of:=MIN([.$N337];[.$Z337])" office:value-type="float"/>
          <table:table-cell table:formula="of:=MEDIAN([.$B337];[.$O337])" office:value-type="float"/>
          <table:table-cell table:formula="of:=MEDIAN([.$C337];[.$P337])" office:value-type="float"/>
          <table:table-cell table:formula="of:=MEDIAN([.$D337];[.$Q337])" office:value-type="float"/>
          <table:table-cell table:formula="of:=MEDIAN([.$E337];[.$R337])" office:value-type="float"/>
          <table:table-cell table:formula="of:=MEDIAN([.$F337];[.$S337])" office:value-type="float"/>
          <table:table-cell table:formula="of:=MEDIAN([.$G337];[.$T337])" office:value-type="float"/>
          <table:table-cell table:formula="of:=MEDIAN([.$H337];[.$U337])" office:value-type="float"/>
          <table:table-cell table:formula="of:=MEDIAN([.$I337];[.$V337])" office:value-type="float"/>
          <table:table-cell table:formula="of:=MEDIAN([.$J337])" office:value-type="float"/>
          <table:table-cell table:formula="of:=MEDIAN([.$K337];[.$W337])" office:value-type="float"/>
          <table:table-cell table:formula="of:=MEDIAN([.$L337];[.$X337])" office:value-type="float"/>
          <table:table-cell table:formula="of:=MEDIAN([.$M337];[.$Y337])" office:value-type="float"/>
          <table:table-cell table:formula="of:=MEDIAN([.$N337];[.$Z337])" office:value-type="float"/>
          <table:table-cell table:formula="of:=MAX([.$B337];[.$O337])" office:value-type="float"/>
          <table:table-cell table:formula="of:=MAX([.$C337];[.$P337])" office:value-type="float"/>
          <table:table-cell table:formula="of:=MAX([.$D337];[.$Q337])" office:value-type="float"/>
          <table:table-cell table:formula="of:=MAX([.$E337];[.$R337])" office:value-type="float"/>
          <table:table-cell table:formula="of:=MAX([.$F337];[.$S337])" office:value-type="float"/>
          <table:table-cell table:formula="of:=MAX([.$G337];[.$T337])" office:value-type="float"/>
          <table:table-cell table:formula="of:=MAX([.$H337];[.$U337])" office:value-type="float"/>
          <table:table-cell table:formula="of:=MAX([.$I337];[.$V337])" office:value-type="float"/>
          <table:table-cell table:formula="of:=MAX([.$J337])" office:value-type="float"/>
          <table:table-cell table:formula="of:=MAX([.$K337];[.$W337])" office:value-type="float"/>
          <table:table-cell table:formula="of:=MAX([.$L337];[.$X337])" office:value-type="float"/>
          <table:table-cell table:formula="of:=MAX([.$M337];[.$Y337])" office:value-type="float"/>
          <table:table-cell table:formula="of:=MAX([.$N337];[.$Z337])" office:value-type="float"/>
        </table:table-row>
        <table:table-row table:style-name="ro1">
          <table:table-cell office:value-type="string">
            <text:p>blocks.blocks-26-1.asp/28</text:p>
          </table:table-cell>
          <table:table-cell office:value-type="float" office:value="15.0785"/>
          <table:table-cell office:value-type="float" office:value="14.837"/>
          <table:table-cell office:value-type="float" office:value="0.6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7.0"/>
          <table:table-cell office:value-type="float" office:value="55222.0"/>
          <table:table-cell office:value-type="float" office:value="55222.0"/>
          <table:table-cell office:value-type="float" office:value="1053396.0"/>
          <table:table-cell office:value-type="float" office:value="1005967.0"/>
          <table:table-cell office:value-type="float" office:value="0.0"/>
          <table:table-cell office:value-type="float" office:value="0.0"/>
          <table:table-cell office:value-type="float" office:value="12.8059"/>
          <table:table-cell office:value-type="float" office:value="12.602"/>
          <table:table-cell office:value-type="float" office:value="0.4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0.0"/>
          <table:table-cell office:value-type="float" office:value="26206.0"/>
          <table:table-cell office:value-type="float" office:value="1053396.0"/>
          <table:table-cell office:value-type="float" office:value="1005967.0"/>
          <table:table-cell office:value-type="float" office:value="0.0"/>
          <table:table-cell office:value-type="float" office:value="0.0"/>
          <table:table-cell table:formula="of:=MIN([.$B338];[.$O338])" office:value-type="float"/>
          <table:table-cell table:formula="of:=MIN([.$C338];[.$P338])" office:value-type="float"/>
          <table:table-cell table:formula="of:=MIN([.$D338];[.$Q338])" office:value-type="float"/>
          <table:table-cell table:formula="of:=MIN([.$E338];[.$R338])" office:value-type="float"/>
          <table:table-cell table:formula="of:=MIN([.$F338];[.$S338])" office:value-type="float"/>
          <table:table-cell table:formula="of:=MIN([.$G338];[.$T338])" office:value-type="float"/>
          <table:table-cell table:formula="of:=MIN([.$H338];[.$U338])" office:value-type="float"/>
          <table:table-cell table:formula="of:=MIN([.$I338];[.$V338])" office:value-type="float"/>
          <table:table-cell table:formula="of:=MIN([.$J338])" office:value-type="float"/>
          <table:table-cell table:formula="of:=MIN([.$K338];[.$W338])" office:value-type="float"/>
          <table:table-cell table:formula="of:=MIN([.$L338];[.$X338])" office:value-type="float"/>
          <table:table-cell table:formula="of:=MIN([.$M338];[.$Y338])" office:value-type="float"/>
          <table:table-cell table:formula="of:=MIN([.$N338];[.$Z338])" office:value-type="float"/>
          <table:table-cell table:formula="of:=MEDIAN([.$B338];[.$O338])" office:value-type="float"/>
          <table:table-cell table:formula="of:=MEDIAN([.$C338];[.$P338])" office:value-type="float"/>
          <table:table-cell table:formula="of:=MEDIAN([.$D338];[.$Q338])" office:value-type="float"/>
          <table:table-cell table:formula="of:=MEDIAN([.$E338];[.$R338])" office:value-type="float"/>
          <table:table-cell table:formula="of:=MEDIAN([.$F338];[.$S338])" office:value-type="float"/>
          <table:table-cell table:formula="of:=MEDIAN([.$G338];[.$T338])" office:value-type="float"/>
          <table:table-cell table:formula="of:=MEDIAN([.$H338];[.$U338])" office:value-type="float"/>
          <table:table-cell table:formula="of:=MEDIAN([.$I338];[.$V338])" office:value-type="float"/>
          <table:table-cell table:formula="of:=MEDIAN([.$J338])" office:value-type="float"/>
          <table:table-cell table:formula="of:=MEDIAN([.$K338];[.$W338])" office:value-type="float"/>
          <table:table-cell table:formula="of:=MEDIAN([.$L338];[.$X338])" office:value-type="float"/>
          <table:table-cell table:formula="of:=MEDIAN([.$M338];[.$Y338])" office:value-type="float"/>
          <table:table-cell table:formula="of:=MEDIAN([.$N338];[.$Z338])" office:value-type="float"/>
          <table:table-cell table:formula="of:=MAX([.$B338];[.$O338])" office:value-type="float"/>
          <table:table-cell table:formula="of:=MAX([.$C338];[.$P338])" office:value-type="float"/>
          <table:table-cell table:formula="of:=MAX([.$D338];[.$Q338])" office:value-type="float"/>
          <table:table-cell table:formula="of:=MAX([.$E338];[.$R338])" office:value-type="float"/>
          <table:table-cell table:formula="of:=MAX([.$F338];[.$S338])" office:value-type="float"/>
          <table:table-cell table:formula="of:=MAX([.$G338];[.$T338])" office:value-type="float"/>
          <table:table-cell table:formula="of:=MAX([.$H338];[.$U338])" office:value-type="float"/>
          <table:table-cell table:formula="of:=MAX([.$I338];[.$V338])" office:value-type="float"/>
          <table:table-cell table:formula="of:=MAX([.$J338])" office:value-type="float"/>
          <table:table-cell table:formula="of:=MAX([.$K338];[.$W338])" office:value-type="float"/>
          <table:table-cell table:formula="of:=MAX([.$L338];[.$X338])" office:value-type="float"/>
          <table:table-cell table:formula="of:=MAX([.$M338];[.$Y338])" office:value-type="float"/>
          <table:table-cell table:formula="of:=MAX([.$N338];[.$Z338])" office:value-type="float"/>
        </table:table-row>
        <table:table-row table:style-name="ro1">
          <table:table-cell office:value-type="string">
            <text:p>blocks.blocks-26-1.asp/29</text:p>
          </table:table-cell>
          <table:table-cell office:value-type="float" office:value="15.3478"/>
          <table:table-cell office:value-type="float" office:value="15.103"/>
          <table:table-cell office:value-type="float" office:value="0.5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7.0"/>
          <table:table-cell office:value-type="float" office:value="57340.0"/>
          <table:table-cell office:value-type="float" office:value="57340.0"/>
          <table:table-cell office:value-type="float" office:value="1092306.0"/>
          <table:table-cell office:value-type="float" office:value="1062479.0"/>
          <table:table-cell office:value-type="float" office:value="0.0"/>
          <table:table-cell office:value-type="float" office:value="0.0"/>
          <table:table-cell office:value-type="float" office:value="13.7305"/>
          <table:table-cell office:value-type="float" office:value="13.523"/>
          <table:table-cell office:value-type="float" office:value="0.4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5.0"/>
          <table:table-cell office:value-type="float" office:value="26038.0"/>
          <table:table-cell office:value-type="float" office:value="1092306.0"/>
          <table:table-cell office:value-type="float" office:value="1062479.0"/>
          <table:table-cell office:value-type="float" office:value="0.0"/>
          <table:table-cell office:value-type="float" office:value="0.0"/>
          <table:table-cell table:formula="of:=MIN([.$B339];[.$O339])" office:value-type="float"/>
          <table:table-cell table:formula="of:=MIN([.$C339];[.$P339])" office:value-type="float"/>
          <table:table-cell table:formula="of:=MIN([.$D339];[.$Q339])" office:value-type="float"/>
          <table:table-cell table:formula="of:=MIN([.$E339];[.$R339])" office:value-type="float"/>
          <table:table-cell table:formula="of:=MIN([.$F339];[.$S339])" office:value-type="float"/>
          <table:table-cell table:formula="of:=MIN([.$G339];[.$T339])" office:value-type="float"/>
          <table:table-cell table:formula="of:=MIN([.$H339];[.$U339])" office:value-type="float"/>
          <table:table-cell table:formula="of:=MIN([.$I339];[.$V339])" office:value-type="float"/>
          <table:table-cell table:formula="of:=MIN([.$J339])" office:value-type="float"/>
          <table:table-cell table:formula="of:=MIN([.$K339];[.$W339])" office:value-type="float"/>
          <table:table-cell table:formula="of:=MIN([.$L339];[.$X339])" office:value-type="float"/>
          <table:table-cell table:formula="of:=MIN([.$M339];[.$Y339])" office:value-type="float"/>
          <table:table-cell table:formula="of:=MIN([.$N339];[.$Z339])" office:value-type="float"/>
          <table:table-cell table:formula="of:=MEDIAN([.$B339];[.$O339])" office:value-type="float"/>
          <table:table-cell table:formula="of:=MEDIAN([.$C339];[.$P339])" office:value-type="float"/>
          <table:table-cell table:formula="of:=MEDIAN([.$D339];[.$Q339])" office:value-type="float"/>
          <table:table-cell table:formula="of:=MEDIAN([.$E339];[.$R339])" office:value-type="float"/>
          <table:table-cell table:formula="of:=MEDIAN([.$F339];[.$S339])" office:value-type="float"/>
          <table:table-cell table:formula="of:=MEDIAN([.$G339];[.$T339])" office:value-type="float"/>
          <table:table-cell table:formula="of:=MEDIAN([.$H339];[.$U339])" office:value-type="float"/>
          <table:table-cell table:formula="of:=MEDIAN([.$I339];[.$V339])" office:value-type="float"/>
          <table:table-cell table:formula="of:=MEDIAN([.$J339])" office:value-type="float"/>
          <table:table-cell table:formula="of:=MEDIAN([.$K339];[.$W339])" office:value-type="float"/>
          <table:table-cell table:formula="of:=MEDIAN([.$L339];[.$X339])" office:value-type="float"/>
          <table:table-cell table:formula="of:=MEDIAN([.$M339];[.$Y339])" office:value-type="float"/>
          <table:table-cell table:formula="of:=MEDIAN([.$N339];[.$Z339])" office:value-type="float"/>
          <table:table-cell table:formula="of:=MAX([.$B339];[.$O339])" office:value-type="float"/>
          <table:table-cell table:formula="of:=MAX([.$C339];[.$P339])" office:value-type="float"/>
          <table:table-cell table:formula="of:=MAX([.$D339];[.$Q339])" office:value-type="float"/>
          <table:table-cell table:formula="of:=MAX([.$E339];[.$R339])" office:value-type="float"/>
          <table:table-cell table:formula="of:=MAX([.$F339];[.$S339])" office:value-type="float"/>
          <table:table-cell table:formula="of:=MAX([.$G339];[.$T339])" office:value-type="float"/>
          <table:table-cell table:formula="of:=MAX([.$H339];[.$U339])" office:value-type="float"/>
          <table:table-cell table:formula="of:=MAX([.$I339];[.$V339])" office:value-type="float"/>
          <table:table-cell table:formula="of:=MAX([.$J339])" office:value-type="float"/>
          <table:table-cell table:formula="of:=MAX([.$K339];[.$W339])" office:value-type="float"/>
          <table:table-cell table:formula="of:=MAX([.$L339];[.$X339])" office:value-type="float"/>
          <table:table-cell table:formula="of:=MAX([.$M339];[.$Y339])" office:value-type="float"/>
          <table:table-cell table:formula="of:=MAX([.$N339];[.$Z339])" office:value-type="float"/>
        </table:table-row>
        <table:table-row table:style-name="ro1">
          <table:table-cell office:value-type="string">
            <text:p>blocks.blocks-26-1.asp/3</text:p>
          </table:table-cell>
          <table:table-cell office:value-type="float" office:value="1.06533"/>
          <table:table-cell office:value-type="float" office:value="0.9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0646.0"/>
          <table:table-cell office:value-type="float" office:value="51.0"/>
          <table:table-cell office:value-type="float" office:value="0.0"/>
          <table:table-cell office:value-type="float" office:value="0.0"/>
          <table:table-cell office:value-type="float" office:value="0.941737"/>
          <table:table-cell office:value-type="float" office:value="0.8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80646.0"/>
          <table:table-cell office:value-type="float" office:value="51.0"/>
          <table:table-cell office:value-type="float" office:value="0.0"/>
          <table:table-cell office:value-type="float" office:value="0.0"/>
          <table:table-cell table:formula="of:=MIN([.$B340];[.$O340])" office:value-type="float"/>
          <table:table-cell table:formula="of:=MIN([.$C340];[.$P340])" office:value-type="float"/>
          <table:table-cell table:formula="of:=MIN([.$D340];[.$Q340])" office:value-type="float"/>
          <table:table-cell table:formula="of:=MIN([.$E340];[.$R340])" office:value-type="float"/>
          <table:table-cell table:formula="of:=MIN([.$F340];[.$S340])" office:value-type="float"/>
          <table:table-cell table:formula="of:=MIN([.$G340];[.$T340])" office:value-type="float"/>
          <table:table-cell table:formula="of:=MIN([.$H340];[.$U340])" office:value-type="float"/>
          <table:table-cell table:formula="of:=MIN([.$I340];[.$V340])" office:value-type="float"/>
          <table:table-cell table:formula="of:=MIN([.$J340])" office:value-type="float"/>
          <table:table-cell table:formula="of:=MIN([.$K340];[.$W340])" office:value-type="float"/>
          <table:table-cell table:formula="of:=MIN([.$L340];[.$X340])" office:value-type="float"/>
          <table:table-cell table:formula="of:=MIN([.$M340];[.$Y340])" office:value-type="float"/>
          <table:table-cell table:formula="of:=MIN([.$N340];[.$Z340])" office:value-type="float"/>
          <table:table-cell table:formula="of:=MEDIAN([.$B340];[.$O340])" office:value-type="float"/>
          <table:table-cell table:formula="of:=MEDIAN([.$C340];[.$P340])" office:value-type="float"/>
          <table:table-cell table:formula="of:=MEDIAN([.$D340];[.$Q340])" office:value-type="float"/>
          <table:table-cell table:formula="of:=MEDIAN([.$E340];[.$R340])" office:value-type="float"/>
          <table:table-cell table:formula="of:=MEDIAN([.$F340];[.$S340])" office:value-type="float"/>
          <table:table-cell table:formula="of:=MEDIAN([.$G340];[.$T340])" office:value-type="float"/>
          <table:table-cell table:formula="of:=MEDIAN([.$H340];[.$U340])" office:value-type="float"/>
          <table:table-cell table:formula="of:=MEDIAN([.$I340];[.$V340])" office:value-type="float"/>
          <table:table-cell table:formula="of:=MEDIAN([.$J340])" office:value-type="float"/>
          <table:table-cell table:formula="of:=MEDIAN([.$K340];[.$W340])" office:value-type="float"/>
          <table:table-cell table:formula="of:=MEDIAN([.$L340];[.$X340])" office:value-type="float"/>
          <table:table-cell table:formula="of:=MEDIAN([.$M340];[.$Y340])" office:value-type="float"/>
          <table:table-cell table:formula="of:=MEDIAN([.$N340];[.$Z340])" office:value-type="float"/>
          <table:table-cell table:formula="of:=MAX([.$B340];[.$O340])" office:value-type="float"/>
          <table:table-cell table:formula="of:=MAX([.$C340];[.$P340])" office:value-type="float"/>
          <table:table-cell table:formula="of:=MAX([.$D340];[.$Q340])" office:value-type="float"/>
          <table:table-cell table:formula="of:=MAX([.$E340];[.$R340])" office:value-type="float"/>
          <table:table-cell table:formula="of:=MAX([.$F340];[.$S340])" office:value-type="float"/>
          <table:table-cell table:formula="of:=MAX([.$G340];[.$T340])" office:value-type="float"/>
          <table:table-cell table:formula="of:=MAX([.$H340];[.$U340])" office:value-type="float"/>
          <table:table-cell table:formula="of:=MAX([.$I340];[.$V340])" office:value-type="float"/>
          <table:table-cell table:formula="of:=MAX([.$J340])" office:value-type="float"/>
          <table:table-cell table:formula="of:=MAX([.$K340];[.$W340])" office:value-type="float"/>
          <table:table-cell table:formula="of:=MAX([.$L340];[.$X340])" office:value-type="float"/>
          <table:table-cell table:formula="of:=MAX([.$M340];[.$Y340])" office:value-type="float"/>
          <table:table-cell table:formula="of:=MAX([.$N340];[.$Z340])" office:value-type="float"/>
        </table:table-row>
        <table:table-row table:style-name="ro1">
          <table:table-cell office:value-type="string">
            <text:p>blocks.blocks-26-1.asp/30</text:p>
          </table:table-cell>
          <table:table-cell office:value-type="float" office:value="16.1926"/>
          <table:table-cell office:value-type="float" office:value="15.948"/>
          <table:table-cell office:value-type="float" office:value="0.59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4.0"/>
          <table:table-cell office:value-type="float" office:value="39059.0"/>
          <table:table-cell office:value-type="float" office:value="39059.0"/>
          <table:table-cell office:value-type="float" office:value="1131216.0"/>
          <table:table-cell office:value-type="float" office:value="1118991.0"/>
          <table:table-cell office:value-type="float" office:value="0.0"/>
          <table:table-cell office:value-type="float" office:value="0.0"/>
          <table:table-cell office:value-type="float" office:value="14.1102"/>
          <table:table-cell office:value-type="float" office:value="13.899"/>
          <table:table-cell office:value-type="float" office:value="0.5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1.0"/>
          <table:table-cell office:value-type="float" office:value="24064.0"/>
          <table:table-cell office:value-type="float" office:value="1131216.0"/>
          <table:table-cell office:value-type="float" office:value="1118991.0"/>
          <table:table-cell office:value-type="float" office:value="0.0"/>
          <table:table-cell office:value-type="float" office:value="0.0"/>
          <table:table-cell table:formula="of:=MIN([.$B341];[.$O341])" office:value-type="float"/>
          <table:table-cell table:formula="of:=MIN([.$C341];[.$P341])" office:value-type="float"/>
          <table:table-cell table:formula="of:=MIN([.$D341];[.$Q341])" office:value-type="float"/>
          <table:table-cell table:formula="of:=MIN([.$E341];[.$R341])" office:value-type="float"/>
          <table:table-cell table:formula="of:=MIN([.$F341];[.$S341])" office:value-type="float"/>
          <table:table-cell table:formula="of:=MIN([.$G341];[.$T341])" office:value-type="float"/>
          <table:table-cell table:formula="of:=MIN([.$H341];[.$U341])" office:value-type="float"/>
          <table:table-cell table:formula="of:=MIN([.$I341];[.$V341])" office:value-type="float"/>
          <table:table-cell table:formula="of:=MIN([.$J341])" office:value-type="float"/>
          <table:table-cell table:formula="of:=MIN([.$K341];[.$W341])" office:value-type="float"/>
          <table:table-cell table:formula="of:=MIN([.$L341];[.$X341])" office:value-type="float"/>
          <table:table-cell table:formula="of:=MIN([.$M341];[.$Y341])" office:value-type="float"/>
          <table:table-cell table:formula="of:=MIN([.$N341];[.$Z341])" office:value-type="float"/>
          <table:table-cell table:formula="of:=MEDIAN([.$B341];[.$O341])" office:value-type="float"/>
          <table:table-cell table:formula="of:=MEDIAN([.$C341];[.$P341])" office:value-type="float"/>
          <table:table-cell table:formula="of:=MEDIAN([.$D341];[.$Q341])" office:value-type="float"/>
          <table:table-cell table:formula="of:=MEDIAN([.$E341];[.$R341])" office:value-type="float"/>
          <table:table-cell table:formula="of:=MEDIAN([.$F341];[.$S341])" office:value-type="float"/>
          <table:table-cell table:formula="of:=MEDIAN([.$G341];[.$T341])" office:value-type="float"/>
          <table:table-cell table:formula="of:=MEDIAN([.$H341];[.$U341])" office:value-type="float"/>
          <table:table-cell table:formula="of:=MEDIAN([.$I341];[.$V341])" office:value-type="float"/>
          <table:table-cell table:formula="of:=MEDIAN([.$J341])" office:value-type="float"/>
          <table:table-cell table:formula="of:=MEDIAN([.$K341];[.$W341])" office:value-type="float"/>
          <table:table-cell table:formula="of:=MEDIAN([.$L341];[.$X341])" office:value-type="float"/>
          <table:table-cell table:formula="of:=MEDIAN([.$M341];[.$Y341])" office:value-type="float"/>
          <table:table-cell table:formula="of:=MEDIAN([.$N341];[.$Z341])" office:value-type="float"/>
          <table:table-cell table:formula="of:=MAX([.$B341];[.$O341])" office:value-type="float"/>
          <table:table-cell table:formula="of:=MAX([.$C341];[.$P341])" office:value-type="float"/>
          <table:table-cell table:formula="of:=MAX([.$D341];[.$Q341])" office:value-type="float"/>
          <table:table-cell table:formula="of:=MAX([.$E341];[.$R341])" office:value-type="float"/>
          <table:table-cell table:formula="of:=MAX([.$F341];[.$S341])" office:value-type="float"/>
          <table:table-cell table:formula="of:=MAX([.$G341];[.$T341])" office:value-type="float"/>
          <table:table-cell table:formula="of:=MAX([.$H341];[.$U341])" office:value-type="float"/>
          <table:table-cell table:formula="of:=MAX([.$I341];[.$V341])" office:value-type="float"/>
          <table:table-cell table:formula="of:=MAX([.$J341])" office:value-type="float"/>
          <table:table-cell table:formula="of:=MAX([.$K341];[.$W341])" office:value-type="float"/>
          <table:table-cell table:formula="of:=MAX([.$L341];[.$X341])" office:value-type="float"/>
          <table:table-cell table:formula="of:=MAX([.$M341];[.$Y341])" office:value-type="float"/>
          <table:table-cell table:formula="of:=MAX([.$N341];[.$Z341])" office:value-type="float"/>
        </table:table-row>
        <table:table-row table:style-name="ro1">
          <table:table-cell office:value-type="string">
            <text:p>blocks.blocks-26-1.asp/31</text:p>
          </table:table-cell>
          <table:table-cell office:value-type="float" office:value="16.5855"/>
          <table:table-cell office:value-type="float" office:value="16.328"/>
          <table:table-cell office:value-type="float" office:value="0.6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.0"/>
          <table:table-cell office:value-type="float" office:value="57118.0"/>
          <table:table-cell office:value-type="float" office:value="57118.0"/>
          <table:table-cell office:value-type="float" office:value="1170126.0"/>
          <table:table-cell office:value-type="float" office:value="1175503.0"/>
          <table:table-cell office:value-type="float" office:value="0.0"/>
          <table:table-cell office:value-type="float" office:value="0.0"/>
          <table:table-cell office:value-type="float" office:value="14.8627"/>
          <table:table-cell office:value-type="float" office:value="14.647"/>
          <table:table-cell office:value-type="float" office:value="0.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4.0"/>
          <table:table-cell office:value-type="float" office:value="25329.0"/>
          <table:table-cell office:value-type="float" office:value="1170126.0"/>
          <table:table-cell office:value-type="float" office:value="1175503.0"/>
          <table:table-cell office:value-type="float" office:value="0.0"/>
          <table:table-cell office:value-type="float" office:value="0.0"/>
          <table:table-cell table:formula="of:=MIN([.$B342];[.$O342])" office:value-type="float"/>
          <table:table-cell table:formula="of:=MIN([.$C342];[.$P342])" office:value-type="float"/>
          <table:table-cell table:formula="of:=MIN([.$D342];[.$Q342])" office:value-type="float"/>
          <table:table-cell table:formula="of:=MIN([.$E342];[.$R342])" office:value-type="float"/>
          <table:table-cell table:formula="of:=MIN([.$F342];[.$S342])" office:value-type="float"/>
          <table:table-cell table:formula="of:=MIN([.$G342];[.$T342])" office:value-type="float"/>
          <table:table-cell table:formula="of:=MIN([.$H342];[.$U342])" office:value-type="float"/>
          <table:table-cell table:formula="of:=MIN([.$I342];[.$V342])" office:value-type="float"/>
          <table:table-cell table:formula="of:=MIN([.$J342])" office:value-type="float"/>
          <table:table-cell table:formula="of:=MIN([.$K342];[.$W342])" office:value-type="float"/>
          <table:table-cell table:formula="of:=MIN([.$L342];[.$X342])" office:value-type="float"/>
          <table:table-cell table:formula="of:=MIN([.$M342];[.$Y342])" office:value-type="float"/>
          <table:table-cell table:formula="of:=MIN([.$N342];[.$Z342])" office:value-type="float"/>
          <table:table-cell table:formula="of:=MEDIAN([.$B342];[.$O342])" office:value-type="float"/>
          <table:table-cell table:formula="of:=MEDIAN([.$C342];[.$P342])" office:value-type="float"/>
          <table:table-cell table:formula="of:=MEDIAN([.$D342];[.$Q342])" office:value-type="float"/>
          <table:table-cell table:formula="of:=MEDIAN([.$E342];[.$R342])" office:value-type="float"/>
          <table:table-cell table:formula="of:=MEDIAN([.$F342];[.$S342])" office:value-type="float"/>
          <table:table-cell table:formula="of:=MEDIAN([.$G342];[.$T342])" office:value-type="float"/>
          <table:table-cell table:formula="of:=MEDIAN([.$H342];[.$U342])" office:value-type="float"/>
          <table:table-cell table:formula="of:=MEDIAN([.$I342];[.$V342])" office:value-type="float"/>
          <table:table-cell table:formula="of:=MEDIAN([.$J342])" office:value-type="float"/>
          <table:table-cell table:formula="of:=MEDIAN([.$K342];[.$W342])" office:value-type="float"/>
          <table:table-cell table:formula="of:=MEDIAN([.$L342];[.$X342])" office:value-type="float"/>
          <table:table-cell table:formula="of:=MEDIAN([.$M342];[.$Y342])" office:value-type="float"/>
          <table:table-cell table:formula="of:=MEDIAN([.$N342];[.$Z342])" office:value-type="float"/>
          <table:table-cell table:formula="of:=MAX([.$B342];[.$O342])" office:value-type="float"/>
          <table:table-cell table:formula="of:=MAX([.$C342];[.$P342])" office:value-type="float"/>
          <table:table-cell table:formula="of:=MAX([.$D342];[.$Q342])" office:value-type="float"/>
          <table:table-cell table:formula="of:=MAX([.$E342];[.$R342])" office:value-type="float"/>
          <table:table-cell table:formula="of:=MAX([.$F342];[.$S342])" office:value-type="float"/>
          <table:table-cell table:formula="of:=MAX([.$G342];[.$T342])" office:value-type="float"/>
          <table:table-cell table:formula="of:=MAX([.$H342];[.$U342])" office:value-type="float"/>
          <table:table-cell table:formula="of:=MAX([.$I342];[.$V342])" office:value-type="float"/>
          <table:table-cell table:formula="of:=MAX([.$J342])" office:value-type="float"/>
          <table:table-cell table:formula="of:=MAX([.$K342];[.$W342])" office:value-type="float"/>
          <table:table-cell table:formula="of:=MAX([.$L342];[.$X342])" office:value-type="float"/>
          <table:table-cell table:formula="of:=MAX([.$M342];[.$Y342])" office:value-type="float"/>
          <table:table-cell table:formula="of:=MAX([.$N342];[.$Z342])" office:value-type="float"/>
        </table:table-row>
        <table:table-row table:style-name="ro1">
          <table:table-cell office:value-type="string">
            <text:p>blocks.blocks-26-1.asp/32</text:p>
          </table:table-cell>
          <table:table-cell office:value-type="float" office:value="57.2496"/>
          <table:table-cell office:value-type="float" office:value="56.987"/>
          <table:table-cell office:value-type="float" office:value="40.6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2630.0"/>
          <table:table-cell office:value-type="float" office:value="1009076.0"/>
          <table:table-cell office:value-type="float" office:value="1009076.0"/>
          <table:table-cell office:value-type="float" office:value="1209036.0"/>
          <table:table-cell office:value-type="float" office:value="1232015.0"/>
          <table:table-cell office:value-type="float" office:value="0.0"/>
          <table:table-cell office:value-type="float" office:value="0.0"/>
          <table:table-cell office:value-type="float" office:value="15.3725"/>
          <table:table-cell office:value-type="float" office:value="15.142"/>
          <table:table-cell office:value-type="float" office:value="0.5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9.0"/>
          <table:table-cell office:value-type="float" office:value="18270.0"/>
          <table:table-cell office:value-type="float" office:value="1209036.0"/>
          <table:table-cell office:value-type="float" office:value="1232015.0"/>
          <table:table-cell office:value-type="float" office:value="0.0"/>
          <table:table-cell office:value-type="float" office:value="0.0"/>
          <table:table-cell table:formula="of:=MIN([.$B343];[.$O343])" office:value-type="float"/>
          <table:table-cell table:formula="of:=MIN([.$C343];[.$P343])" office:value-type="float"/>
          <table:table-cell table:formula="of:=MIN([.$D343];[.$Q343])" office:value-type="float"/>
          <table:table-cell table:formula="of:=MIN([.$E343];[.$R343])" office:value-type="float"/>
          <table:table-cell table:formula="of:=MIN([.$F343];[.$S343])" office:value-type="float"/>
          <table:table-cell table:formula="of:=MIN([.$G343];[.$T343])" office:value-type="float"/>
          <table:table-cell table:formula="of:=MIN([.$H343];[.$U343])" office:value-type="float"/>
          <table:table-cell table:formula="of:=MIN([.$I343];[.$V343])" office:value-type="float"/>
          <table:table-cell table:formula="of:=MIN([.$J343])" office:value-type="float"/>
          <table:table-cell table:formula="of:=MIN([.$K343];[.$W343])" office:value-type="float"/>
          <table:table-cell table:formula="of:=MIN([.$L343];[.$X343])" office:value-type="float"/>
          <table:table-cell table:formula="of:=MIN([.$M343];[.$Y343])" office:value-type="float"/>
          <table:table-cell table:formula="of:=MIN([.$N343];[.$Z343])" office:value-type="float"/>
          <table:table-cell table:formula="of:=MEDIAN([.$B343];[.$O343])" office:value-type="float"/>
          <table:table-cell table:formula="of:=MEDIAN([.$C343];[.$P343])" office:value-type="float"/>
          <table:table-cell table:formula="of:=MEDIAN([.$D343];[.$Q343])" office:value-type="float"/>
          <table:table-cell table:formula="of:=MEDIAN([.$E343];[.$R343])" office:value-type="float"/>
          <table:table-cell table:formula="of:=MEDIAN([.$F343];[.$S343])" office:value-type="float"/>
          <table:table-cell table:formula="of:=MEDIAN([.$G343];[.$T343])" office:value-type="float"/>
          <table:table-cell table:formula="of:=MEDIAN([.$H343];[.$U343])" office:value-type="float"/>
          <table:table-cell table:formula="of:=MEDIAN([.$I343];[.$V343])" office:value-type="float"/>
          <table:table-cell table:formula="of:=MEDIAN([.$J343])" office:value-type="float"/>
          <table:table-cell table:formula="of:=MEDIAN([.$K343];[.$W343])" office:value-type="float"/>
          <table:table-cell table:formula="of:=MEDIAN([.$L343];[.$X343])" office:value-type="float"/>
          <table:table-cell table:formula="of:=MEDIAN([.$M343];[.$Y343])" office:value-type="float"/>
          <table:table-cell table:formula="of:=MEDIAN([.$N343];[.$Z343])" office:value-type="float"/>
          <table:table-cell table:formula="of:=MAX([.$B343];[.$O343])" office:value-type="float"/>
          <table:table-cell table:formula="of:=MAX([.$C343];[.$P343])" office:value-type="float"/>
          <table:table-cell table:formula="of:=MAX([.$D343];[.$Q343])" office:value-type="float"/>
          <table:table-cell table:formula="of:=MAX([.$E343];[.$R343])" office:value-type="float"/>
          <table:table-cell table:formula="of:=MAX([.$F343];[.$S343])" office:value-type="float"/>
          <table:table-cell table:formula="of:=MAX([.$G343];[.$T343])" office:value-type="float"/>
          <table:table-cell table:formula="of:=MAX([.$H343];[.$U343])" office:value-type="float"/>
          <table:table-cell table:formula="of:=MAX([.$I343];[.$V343])" office:value-type="float"/>
          <table:table-cell table:formula="of:=MAX([.$J343])" office:value-type="float"/>
          <table:table-cell table:formula="of:=MAX([.$K343];[.$W343])" office:value-type="float"/>
          <table:table-cell table:formula="of:=MAX([.$L343];[.$X343])" office:value-type="float"/>
          <table:table-cell table:formula="of:=MAX([.$M343];[.$Y343])" office:value-type="float"/>
          <table:table-cell table:formula="of:=MAX([.$N343];[.$Z343])" office:value-type="float"/>
        </table:table-row>
        <table:table-row table:style-name="ro1">
          <table:table-cell office:value-type="string">
            <text:p>blocks.blocks-26-1.asp/33</text:p>
          </table:table-cell>
          <table:table-cell office:value-type="float" office:value="18.4966"/>
          <table:table-cell office:value-type="float" office:value="18.238"/>
          <table:table-cell office:value-type="float" office:value="1.0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17.0"/>
          <table:table-cell office:value-type="float" office:value="99021.0"/>
          <table:table-cell office:value-type="float" office:value="99021.0"/>
          <table:table-cell office:value-type="float" office:value="1247946.0"/>
          <table:table-cell office:value-type="float" office:value="1288527.0"/>
          <table:table-cell office:value-type="float" office:value="0.0"/>
          <table:table-cell office:value-type="float" office:value="0.0"/>
          <table:table-cell office:value-type="float" office:value="15.3777"/>
          <table:table-cell office:value-type="float" office:value="15.139"/>
          <table:table-cell office:value-type="float" office:value="0.5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8.0"/>
          <table:table-cell office:value-type="float" office:value="21135.0"/>
          <table:table-cell office:value-type="float" office:value="1247946.0"/>
          <table:table-cell office:value-type="float" office:value="1288527.0"/>
          <table:table-cell office:value-type="float" office:value="0.0"/>
          <table:table-cell office:value-type="float" office:value="0.0"/>
          <table:table-cell table:formula="of:=MIN([.$B344];[.$O344])" office:value-type="float"/>
          <table:table-cell table:formula="of:=MIN([.$C344];[.$P344])" office:value-type="float"/>
          <table:table-cell table:formula="of:=MIN([.$D344];[.$Q344])" office:value-type="float"/>
          <table:table-cell table:formula="of:=MIN([.$E344];[.$R344])" office:value-type="float"/>
          <table:table-cell table:formula="of:=MIN([.$F344];[.$S344])" office:value-type="float"/>
          <table:table-cell table:formula="of:=MIN([.$G344];[.$T344])" office:value-type="float"/>
          <table:table-cell table:formula="of:=MIN([.$H344];[.$U344])" office:value-type="float"/>
          <table:table-cell table:formula="of:=MIN([.$I344];[.$V344])" office:value-type="float"/>
          <table:table-cell table:formula="of:=MIN([.$J344])" office:value-type="float"/>
          <table:table-cell table:formula="of:=MIN([.$K344];[.$W344])" office:value-type="float"/>
          <table:table-cell table:formula="of:=MIN([.$L344];[.$X344])" office:value-type="float"/>
          <table:table-cell table:formula="of:=MIN([.$M344];[.$Y344])" office:value-type="float"/>
          <table:table-cell table:formula="of:=MIN([.$N344];[.$Z344])" office:value-type="float"/>
          <table:table-cell table:formula="of:=MEDIAN([.$B344];[.$O344])" office:value-type="float"/>
          <table:table-cell table:formula="of:=MEDIAN([.$C344];[.$P344])" office:value-type="float"/>
          <table:table-cell table:formula="of:=MEDIAN([.$D344];[.$Q344])" office:value-type="float"/>
          <table:table-cell table:formula="of:=MEDIAN([.$E344];[.$R344])" office:value-type="float"/>
          <table:table-cell table:formula="of:=MEDIAN([.$F344];[.$S344])" office:value-type="float"/>
          <table:table-cell table:formula="of:=MEDIAN([.$G344];[.$T344])" office:value-type="float"/>
          <table:table-cell table:formula="of:=MEDIAN([.$H344];[.$U344])" office:value-type="float"/>
          <table:table-cell table:formula="of:=MEDIAN([.$I344];[.$V344])" office:value-type="float"/>
          <table:table-cell table:formula="of:=MEDIAN([.$J344])" office:value-type="float"/>
          <table:table-cell table:formula="of:=MEDIAN([.$K344];[.$W344])" office:value-type="float"/>
          <table:table-cell table:formula="of:=MEDIAN([.$L344];[.$X344])" office:value-type="float"/>
          <table:table-cell table:formula="of:=MEDIAN([.$M344];[.$Y344])" office:value-type="float"/>
          <table:table-cell table:formula="of:=MEDIAN([.$N344];[.$Z344])" office:value-type="float"/>
          <table:table-cell table:formula="of:=MAX([.$B344];[.$O344])" office:value-type="float"/>
          <table:table-cell table:formula="of:=MAX([.$C344];[.$P344])" office:value-type="float"/>
          <table:table-cell table:formula="of:=MAX([.$D344];[.$Q344])" office:value-type="float"/>
          <table:table-cell table:formula="of:=MAX([.$E344];[.$R344])" office:value-type="float"/>
          <table:table-cell table:formula="of:=MAX([.$F344];[.$S344])" office:value-type="float"/>
          <table:table-cell table:formula="of:=MAX([.$G344];[.$T344])" office:value-type="float"/>
          <table:table-cell table:formula="of:=MAX([.$H344];[.$U344])" office:value-type="float"/>
          <table:table-cell table:formula="of:=MAX([.$I344];[.$V344])" office:value-type="float"/>
          <table:table-cell table:formula="of:=MAX([.$J344])" office:value-type="float"/>
          <table:table-cell table:formula="of:=MAX([.$K344];[.$W344])" office:value-type="float"/>
          <table:table-cell table:formula="of:=MAX([.$L344];[.$X344])" office:value-type="float"/>
          <table:table-cell table:formula="of:=MAX([.$M344];[.$Y344])" office:value-type="float"/>
          <table:table-cell table:formula="of:=MAX([.$N344];[.$Z344])" office:value-type="float"/>
        </table:table-row>
        <table:table-row table:style-name="ro1">
          <table:table-cell office:value-type="string">
            <text:p>blocks.blocks-26-1.asp/34</text:p>
          </table:table-cell>
          <table:table-cell office:value-type="float" office:value="19.0555"/>
          <table:table-cell office:value-type="float" office:value="18.777"/>
          <table:table-cell office:value-type="float" office:value="1.08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55.0"/>
          <table:table-cell office:value-type="float" office:value="94933.0"/>
          <table:table-cell office:value-type="float" office:value="94933.0"/>
          <table:table-cell office:value-type="float" office:value="1286856.0"/>
          <table:table-cell office:value-type="float" office:value="1345039.0"/>
          <table:table-cell office:value-type="float" office:value="0.0"/>
          <table:table-cell office:value-type="float" office:value="0.0"/>
          <table:table-cell office:value-type="float" office:value="16.0641"/>
          <table:table-cell office:value-type="float" office:value="15.805"/>
          <table:table-cell office:value-type="float" office:value="0.6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0.0"/>
          <table:table-cell office:value-type="float" office:value="22950.0"/>
          <table:table-cell office:value-type="float" office:value="1286856.0"/>
          <table:table-cell office:value-type="float" office:value="1345039.0"/>
          <table:table-cell office:value-type="float" office:value="0.0"/>
          <table:table-cell office:value-type="float" office:value="0.0"/>
          <table:table-cell table:formula="of:=MIN([.$B345];[.$O345])" office:value-type="float"/>
          <table:table-cell table:formula="of:=MIN([.$C345];[.$P345])" office:value-type="float"/>
          <table:table-cell table:formula="of:=MIN([.$D345];[.$Q345])" office:value-type="float"/>
          <table:table-cell table:formula="of:=MIN([.$E345];[.$R345])" office:value-type="float"/>
          <table:table-cell table:formula="of:=MIN([.$F345];[.$S345])" office:value-type="float"/>
          <table:table-cell table:formula="of:=MIN([.$G345];[.$T345])" office:value-type="float"/>
          <table:table-cell table:formula="of:=MIN([.$H345];[.$U345])" office:value-type="float"/>
          <table:table-cell table:formula="of:=MIN([.$I345];[.$V345])" office:value-type="float"/>
          <table:table-cell table:formula="of:=MIN([.$J345])" office:value-type="float"/>
          <table:table-cell table:formula="of:=MIN([.$K345];[.$W345])" office:value-type="float"/>
          <table:table-cell table:formula="of:=MIN([.$L345];[.$X345])" office:value-type="float"/>
          <table:table-cell table:formula="of:=MIN([.$M345];[.$Y345])" office:value-type="float"/>
          <table:table-cell table:formula="of:=MIN([.$N345];[.$Z345])" office:value-type="float"/>
          <table:table-cell table:formula="of:=MEDIAN([.$B345];[.$O345])" office:value-type="float"/>
          <table:table-cell table:formula="of:=MEDIAN([.$C345];[.$P345])" office:value-type="float"/>
          <table:table-cell table:formula="of:=MEDIAN([.$D345];[.$Q345])" office:value-type="float"/>
          <table:table-cell table:formula="of:=MEDIAN([.$E345];[.$R345])" office:value-type="float"/>
          <table:table-cell table:formula="of:=MEDIAN([.$F345];[.$S345])" office:value-type="float"/>
          <table:table-cell table:formula="of:=MEDIAN([.$G345];[.$T345])" office:value-type="float"/>
          <table:table-cell table:formula="of:=MEDIAN([.$H345];[.$U345])" office:value-type="float"/>
          <table:table-cell table:formula="of:=MEDIAN([.$I345];[.$V345])" office:value-type="float"/>
          <table:table-cell table:formula="of:=MEDIAN([.$J345])" office:value-type="float"/>
          <table:table-cell table:formula="of:=MEDIAN([.$K345];[.$W345])" office:value-type="float"/>
          <table:table-cell table:formula="of:=MEDIAN([.$L345];[.$X345])" office:value-type="float"/>
          <table:table-cell table:formula="of:=MEDIAN([.$M345];[.$Y345])" office:value-type="float"/>
          <table:table-cell table:formula="of:=MEDIAN([.$N345];[.$Z345])" office:value-type="float"/>
          <table:table-cell table:formula="of:=MAX([.$B345];[.$O345])" office:value-type="float"/>
          <table:table-cell table:formula="of:=MAX([.$C345];[.$P345])" office:value-type="float"/>
          <table:table-cell table:formula="of:=MAX([.$D345];[.$Q345])" office:value-type="float"/>
          <table:table-cell table:formula="of:=MAX([.$E345];[.$R345])" office:value-type="float"/>
          <table:table-cell table:formula="of:=MAX([.$F345];[.$S345])" office:value-type="float"/>
          <table:table-cell table:formula="of:=MAX([.$G345];[.$T345])" office:value-type="float"/>
          <table:table-cell table:formula="of:=MAX([.$H345];[.$U345])" office:value-type="float"/>
          <table:table-cell table:formula="of:=MAX([.$I345];[.$V345])" office:value-type="float"/>
          <table:table-cell table:formula="of:=MAX([.$J345])" office:value-type="float"/>
          <table:table-cell table:formula="of:=MAX([.$K345];[.$W345])" office:value-type="float"/>
          <table:table-cell table:formula="of:=MAX([.$L345];[.$X345])" office:value-type="float"/>
          <table:table-cell table:formula="of:=MAX([.$M345];[.$Y345])" office:value-type="float"/>
          <table:table-cell table:formula="of:=MAX([.$N345];[.$Z345])" office:value-type="float"/>
        </table:table-row>
        <table:table-row table:style-name="ro1">
          <table:table-cell office:value-type="string">
            <text:p>blocks.blocks-26-1.asp/35</text:p>
          </table:table-cell>
          <table:table-cell office:value-type="float" office:value="20.2861"/>
          <table:table-cell office:value-type="float" office:value="20.005"/>
          <table:table-cell office:value-type="float" office:value="1.67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724.0"/>
          <table:table-cell office:value-type="float" office:value="150122.0"/>
          <table:table-cell office:value-type="float" office:value="150122.0"/>
          <table:table-cell office:value-type="float" office:value="1325766.0"/>
          <table:table-cell office:value-type="float" office:value="1401551.0"/>
          <table:table-cell office:value-type="float" office:value="0.0"/>
          <table:table-cell office:value-type="float" office:value="0.0"/>
          <table:table-cell office:value-type="float" office:value="16.8596"/>
          <table:table-cell office:value-type="float" office:value="16.614"/>
          <table:table-cell office:value-type="float" office:value="0.7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1.0"/>
          <table:table-cell office:value-type="float" office:value="36301.0"/>
          <table:table-cell office:value-type="float" office:value="1325766.0"/>
          <table:table-cell office:value-type="float" office:value="1401551.0"/>
          <table:table-cell office:value-type="float" office:value="0.0"/>
          <table:table-cell office:value-type="float" office:value="0.0"/>
          <table:table-cell table:formula="of:=MIN([.$B346];[.$O346])" office:value-type="float"/>
          <table:table-cell table:formula="of:=MIN([.$C346];[.$P346])" office:value-type="float"/>
          <table:table-cell table:formula="of:=MIN([.$D346];[.$Q346])" office:value-type="float"/>
          <table:table-cell table:formula="of:=MIN([.$E346];[.$R346])" office:value-type="float"/>
          <table:table-cell table:formula="of:=MIN([.$F346];[.$S346])" office:value-type="float"/>
          <table:table-cell table:formula="of:=MIN([.$G346];[.$T346])" office:value-type="float"/>
          <table:table-cell table:formula="of:=MIN([.$H346];[.$U346])" office:value-type="float"/>
          <table:table-cell table:formula="of:=MIN([.$I346];[.$V346])" office:value-type="float"/>
          <table:table-cell table:formula="of:=MIN([.$J346])" office:value-type="float"/>
          <table:table-cell table:formula="of:=MIN([.$K346];[.$W346])" office:value-type="float"/>
          <table:table-cell table:formula="of:=MIN([.$L346];[.$X346])" office:value-type="float"/>
          <table:table-cell table:formula="of:=MIN([.$M346];[.$Y346])" office:value-type="float"/>
          <table:table-cell table:formula="of:=MIN([.$N346];[.$Z346])" office:value-type="float"/>
          <table:table-cell table:formula="of:=MEDIAN([.$B346];[.$O346])" office:value-type="float"/>
          <table:table-cell table:formula="of:=MEDIAN([.$C346];[.$P346])" office:value-type="float"/>
          <table:table-cell table:formula="of:=MEDIAN([.$D346];[.$Q346])" office:value-type="float"/>
          <table:table-cell table:formula="of:=MEDIAN([.$E346];[.$R346])" office:value-type="float"/>
          <table:table-cell table:formula="of:=MEDIAN([.$F346];[.$S346])" office:value-type="float"/>
          <table:table-cell table:formula="of:=MEDIAN([.$G346];[.$T346])" office:value-type="float"/>
          <table:table-cell table:formula="of:=MEDIAN([.$H346];[.$U346])" office:value-type="float"/>
          <table:table-cell table:formula="of:=MEDIAN([.$I346];[.$V346])" office:value-type="float"/>
          <table:table-cell table:formula="of:=MEDIAN([.$J346])" office:value-type="float"/>
          <table:table-cell table:formula="of:=MEDIAN([.$K346];[.$W346])" office:value-type="float"/>
          <table:table-cell table:formula="of:=MEDIAN([.$L346];[.$X346])" office:value-type="float"/>
          <table:table-cell table:formula="of:=MEDIAN([.$M346];[.$Y346])" office:value-type="float"/>
          <table:table-cell table:formula="of:=MEDIAN([.$N346];[.$Z346])" office:value-type="float"/>
          <table:table-cell table:formula="of:=MAX([.$B346];[.$O346])" office:value-type="float"/>
          <table:table-cell table:formula="of:=MAX([.$C346];[.$P346])" office:value-type="float"/>
          <table:table-cell table:formula="of:=MAX([.$D346];[.$Q346])" office:value-type="float"/>
          <table:table-cell table:formula="of:=MAX([.$E346];[.$R346])" office:value-type="float"/>
          <table:table-cell table:formula="of:=MAX([.$F346];[.$S346])" office:value-type="float"/>
          <table:table-cell table:formula="of:=MAX([.$G346];[.$T346])" office:value-type="float"/>
          <table:table-cell table:formula="of:=MAX([.$H346];[.$U346])" office:value-type="float"/>
          <table:table-cell table:formula="of:=MAX([.$I346];[.$V346])" office:value-type="float"/>
          <table:table-cell table:formula="of:=MAX([.$J346])" office:value-type="float"/>
          <table:table-cell table:formula="of:=MAX([.$K346];[.$W346])" office:value-type="float"/>
          <table:table-cell table:formula="of:=MAX([.$L346];[.$X346])" office:value-type="float"/>
          <table:table-cell table:formula="of:=MAX([.$M346];[.$Y346])" office:value-type="float"/>
          <table:table-cell table:formula="of:=MAX([.$N346];[.$Z346])" office:value-type="float"/>
        </table:table-row>
        <table:table-row table:style-name="ro1">
          <table:table-cell office:value-type="string">
            <text:p>blocks.blocks-26-1.asp/36</text:p>
          </table:table-cell>
          <table:table-cell office:value-type="float" office:value="23.7036"/>
          <table:table-cell office:value-type="float" office:value="23.397"/>
          <table:table-cell office:value-type="float" office:value="4.39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386.0"/>
          <table:table-cell office:value-type="float" office:value="295019.0"/>
          <table:table-cell office:value-type="float" office:value="295019.0"/>
          <table:table-cell office:value-type="float" office:value="1364676.0"/>
          <table:table-cell office:value-type="float" office:value="1458063.0"/>
          <table:table-cell office:value-type="float" office:value="0.0"/>
          <table:table-cell office:value-type="float" office:value="0.0"/>
          <table:table-cell office:value-type="float" office:value="17.4005"/>
          <table:table-cell office:value-type="float" office:value="17.134"/>
          <table:table-cell office:value-type="float" office:value="0.9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5.0"/>
          <table:table-cell office:value-type="float" office:value="54316.0"/>
          <table:table-cell office:value-type="float" office:value="1364676.0"/>
          <table:table-cell office:value-type="float" office:value="1458063.0"/>
          <table:table-cell office:value-type="float" office:value="0.0"/>
          <table:table-cell office:value-type="float" office:value="0.0"/>
          <table:table-cell table:formula="of:=MIN([.$B347];[.$O347])" office:value-type="float"/>
          <table:table-cell table:formula="of:=MIN([.$C347];[.$P347])" office:value-type="float"/>
          <table:table-cell table:formula="of:=MIN([.$D347];[.$Q347])" office:value-type="float"/>
          <table:table-cell table:formula="of:=MIN([.$E347];[.$R347])" office:value-type="float"/>
          <table:table-cell table:formula="of:=MIN([.$F347];[.$S347])" office:value-type="float"/>
          <table:table-cell table:formula="of:=MIN([.$G347];[.$T347])" office:value-type="float"/>
          <table:table-cell table:formula="of:=MIN([.$H347];[.$U347])" office:value-type="float"/>
          <table:table-cell table:formula="of:=MIN([.$I347];[.$V347])" office:value-type="float"/>
          <table:table-cell table:formula="of:=MIN([.$J347])" office:value-type="float"/>
          <table:table-cell table:formula="of:=MIN([.$K347];[.$W347])" office:value-type="float"/>
          <table:table-cell table:formula="of:=MIN([.$L347];[.$X347])" office:value-type="float"/>
          <table:table-cell table:formula="of:=MIN([.$M347];[.$Y347])" office:value-type="float"/>
          <table:table-cell table:formula="of:=MIN([.$N347];[.$Z347])" office:value-type="float"/>
          <table:table-cell table:formula="of:=MEDIAN([.$B347];[.$O347])" office:value-type="float"/>
          <table:table-cell table:formula="of:=MEDIAN([.$C347];[.$P347])" office:value-type="float"/>
          <table:table-cell table:formula="of:=MEDIAN([.$D347];[.$Q347])" office:value-type="float"/>
          <table:table-cell table:formula="of:=MEDIAN([.$E347];[.$R347])" office:value-type="float"/>
          <table:table-cell table:formula="of:=MEDIAN([.$F347];[.$S347])" office:value-type="float"/>
          <table:table-cell table:formula="of:=MEDIAN([.$G347];[.$T347])" office:value-type="float"/>
          <table:table-cell table:formula="of:=MEDIAN([.$H347];[.$U347])" office:value-type="float"/>
          <table:table-cell table:formula="of:=MEDIAN([.$I347];[.$V347])" office:value-type="float"/>
          <table:table-cell table:formula="of:=MEDIAN([.$J347])" office:value-type="float"/>
          <table:table-cell table:formula="of:=MEDIAN([.$K347];[.$W347])" office:value-type="float"/>
          <table:table-cell table:formula="of:=MEDIAN([.$L347];[.$X347])" office:value-type="float"/>
          <table:table-cell table:formula="of:=MEDIAN([.$M347];[.$Y347])" office:value-type="float"/>
          <table:table-cell table:formula="of:=MEDIAN([.$N347];[.$Z347])" office:value-type="float"/>
          <table:table-cell table:formula="of:=MAX([.$B347];[.$O347])" office:value-type="float"/>
          <table:table-cell table:formula="of:=MAX([.$C347];[.$P347])" office:value-type="float"/>
          <table:table-cell table:formula="of:=MAX([.$D347];[.$Q347])" office:value-type="float"/>
          <table:table-cell table:formula="of:=MAX([.$E347];[.$R347])" office:value-type="float"/>
          <table:table-cell table:formula="of:=MAX([.$F347];[.$S347])" office:value-type="float"/>
          <table:table-cell table:formula="of:=MAX([.$G347];[.$T347])" office:value-type="float"/>
          <table:table-cell table:formula="of:=MAX([.$H347];[.$U347])" office:value-type="float"/>
          <table:table-cell table:formula="of:=MAX([.$I347];[.$V347])" office:value-type="float"/>
          <table:table-cell table:formula="of:=MAX([.$J347])" office:value-type="float"/>
          <table:table-cell table:formula="of:=MAX([.$K347];[.$W347])" office:value-type="float"/>
          <table:table-cell table:formula="of:=MAX([.$L347];[.$X347])" office:value-type="float"/>
          <table:table-cell table:formula="of:=MAX([.$M347];[.$Y347])" office:value-type="float"/>
          <table:table-cell table:formula="of:=MAX([.$N347];[.$Z347])" office:value-type="float"/>
        </table:table-row>
        <table:table-row table:style-name="ro1">
          <table:table-cell office:value-type="string">
            <text:p>blocks.blocks-26-1.asp/37</text:p>
          </table:table-cell>
          <table:table-cell office:value-type="float" office:value="20.6975"/>
          <table:table-cell office:value-type="float" office:value="20.388"/>
          <table:table-cell office:value-type="float" office:value="0.9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6.0"/>
          <table:table-cell office:value-type="float" office:value="49294.0"/>
          <table:table-cell office:value-type="float" office:value="49294.0"/>
          <table:table-cell office:value-type="float" office:value="1403586.0"/>
          <table:table-cell office:value-type="float" office:value="1514575.0"/>
          <table:table-cell office:value-type="float" office:value="0.0"/>
          <table:table-cell office:value-type="float" office:value="0.0"/>
          <table:table-cell office:value-type="float" office:value="17.7194"/>
          <table:table-cell office:value-type="float" office:value="17.467"/>
          <table:table-cell office:value-type="float" office:value="0.8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2.0"/>
          <table:table-cell office:value-type="float" office:value="64824.0"/>
          <table:table-cell office:value-type="float" office:value="1403586.0"/>
          <table:table-cell office:value-type="float" office:value="1514575.0"/>
          <table:table-cell office:value-type="float" office:value="0.0"/>
          <table:table-cell office:value-type="float" office:value="0.0"/>
          <table:table-cell table:formula="of:=MIN([.$B348];[.$O348])" office:value-type="float"/>
          <table:table-cell table:formula="of:=MIN([.$C348];[.$P348])" office:value-type="float"/>
          <table:table-cell table:formula="of:=MIN([.$D348];[.$Q348])" office:value-type="float"/>
          <table:table-cell table:formula="of:=MIN([.$E348];[.$R348])" office:value-type="float"/>
          <table:table-cell table:formula="of:=MIN([.$F348];[.$S348])" office:value-type="float"/>
          <table:table-cell table:formula="of:=MIN([.$G348];[.$T348])" office:value-type="float"/>
          <table:table-cell table:formula="of:=MIN([.$H348];[.$U348])" office:value-type="float"/>
          <table:table-cell table:formula="of:=MIN([.$I348];[.$V348])" office:value-type="float"/>
          <table:table-cell table:formula="of:=MIN([.$J348])" office:value-type="float"/>
          <table:table-cell table:formula="of:=MIN([.$K348];[.$W348])" office:value-type="float"/>
          <table:table-cell table:formula="of:=MIN([.$L348];[.$X348])" office:value-type="float"/>
          <table:table-cell table:formula="of:=MIN([.$M348];[.$Y348])" office:value-type="float"/>
          <table:table-cell table:formula="of:=MIN([.$N348];[.$Z348])" office:value-type="float"/>
          <table:table-cell table:formula="of:=MEDIAN([.$B348];[.$O348])" office:value-type="float"/>
          <table:table-cell table:formula="of:=MEDIAN([.$C348];[.$P348])" office:value-type="float"/>
          <table:table-cell table:formula="of:=MEDIAN([.$D348];[.$Q348])" office:value-type="float"/>
          <table:table-cell table:formula="of:=MEDIAN([.$E348];[.$R348])" office:value-type="float"/>
          <table:table-cell table:formula="of:=MEDIAN([.$F348];[.$S348])" office:value-type="float"/>
          <table:table-cell table:formula="of:=MEDIAN([.$G348];[.$T348])" office:value-type="float"/>
          <table:table-cell table:formula="of:=MEDIAN([.$H348];[.$U348])" office:value-type="float"/>
          <table:table-cell table:formula="of:=MEDIAN([.$I348];[.$V348])" office:value-type="float"/>
          <table:table-cell table:formula="of:=MEDIAN([.$J348])" office:value-type="float"/>
          <table:table-cell table:formula="of:=MEDIAN([.$K348];[.$W348])" office:value-type="float"/>
          <table:table-cell table:formula="of:=MEDIAN([.$L348];[.$X348])" office:value-type="float"/>
          <table:table-cell table:formula="of:=MEDIAN([.$M348];[.$Y348])" office:value-type="float"/>
          <table:table-cell table:formula="of:=MEDIAN([.$N348];[.$Z348])" office:value-type="float"/>
          <table:table-cell table:formula="of:=MAX([.$B348];[.$O348])" office:value-type="float"/>
          <table:table-cell table:formula="of:=MAX([.$C348];[.$P348])" office:value-type="float"/>
          <table:table-cell table:formula="of:=MAX([.$D348];[.$Q348])" office:value-type="float"/>
          <table:table-cell table:formula="of:=MAX([.$E348];[.$R348])" office:value-type="float"/>
          <table:table-cell table:formula="of:=MAX([.$F348];[.$S348])" office:value-type="float"/>
          <table:table-cell table:formula="of:=MAX([.$G348];[.$T348])" office:value-type="float"/>
          <table:table-cell table:formula="of:=MAX([.$H348];[.$U348])" office:value-type="float"/>
          <table:table-cell table:formula="of:=MAX([.$I348];[.$V348])" office:value-type="float"/>
          <table:table-cell table:formula="of:=MAX([.$J348])" office:value-type="float"/>
          <table:table-cell table:formula="of:=MAX([.$K348];[.$W348])" office:value-type="float"/>
          <table:table-cell table:formula="of:=MAX([.$L348];[.$X348])" office:value-type="float"/>
          <table:table-cell table:formula="of:=MAX([.$M348];[.$Y348])" office:value-type="float"/>
          <table:table-cell table:formula="of:=MAX([.$N348];[.$Z348])" office:value-type="float"/>
        </table:table-row>
        <table:table-row table:style-name="ro1">
          <table:table-cell office:value-type="string">
            <text:p>blocks.blocks-26-1.asp/38</text:p>
          </table:table-cell>
          <table:table-cell office:value-type="float" office:value="300.0"/>
          <table:table-cell office:value-type="float" office:value="299.987"/>
          <table:table-cell office:value-type="float" office:value="280.45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43571.0"/>
          <table:table-cell office:value-type="float" office:value="4059478.0"/>
          <table:table-cell office:value-type="float" office:value="4059478.0"/>
          <table:table-cell office:value-type="float" office:value="1442496.0"/>
          <table:table-cell office:value-type="float" office:value="1571087.0"/>
          <table:table-cell office:value-type="float" office:value="0.0"/>
          <table:table-cell office:value-type="float" office:value="0.0"/>
          <table:table-cell office:value-type="float" office:value="18.0612"/>
          <table:table-cell office:value-type="float" office:value="17.802"/>
          <table:table-cell office:value-type="float" office:value="0.79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5.0"/>
          <table:table-cell office:value-type="float" office:value="59267.0"/>
          <table:table-cell office:value-type="float" office:value="1442496.0"/>
          <table:table-cell office:value-type="float" office:value="1571087.0"/>
          <table:table-cell office:value-type="float" office:value="0.0"/>
          <table:table-cell office:value-type="float" office:value="0.0"/>
          <table:table-cell table:formula="of:=MIN([.$B349];[.$O349])" office:value-type="float"/>
          <table:table-cell table:formula="of:=MIN([.$C349];[.$P349])" office:value-type="float"/>
          <table:table-cell table:formula="of:=MIN([.$D349];[.$Q349])" office:value-type="float"/>
          <table:table-cell table:formula="of:=MIN([.$E349];[.$R349])" office:value-type="float"/>
          <table:table-cell table:formula="of:=MIN([.$F349];[.$S349])" office:value-type="float"/>
          <table:table-cell table:formula="of:=MIN([.$G349];[.$T349])" office:value-type="float"/>
          <table:table-cell table:formula="of:=MIN([.$H349];[.$U349])" office:value-type="float"/>
          <table:table-cell table:formula="of:=MIN([.$I349];[.$V349])" office:value-type="float"/>
          <table:table-cell table:formula="of:=MIN([.$J349])" office:value-type="float"/>
          <table:table-cell table:formula="of:=MIN([.$K349];[.$W349])" office:value-type="float"/>
          <table:table-cell table:formula="of:=MIN([.$L349];[.$X349])" office:value-type="float"/>
          <table:table-cell table:formula="of:=MIN([.$M349];[.$Y349])" office:value-type="float"/>
          <table:table-cell table:formula="of:=MIN([.$N349];[.$Z349])" office:value-type="float"/>
          <table:table-cell table:formula="of:=MEDIAN([.$B349];[.$O349])" office:value-type="float"/>
          <table:table-cell table:formula="of:=MEDIAN([.$C349];[.$P349])" office:value-type="float"/>
          <table:table-cell table:formula="of:=MEDIAN([.$D349];[.$Q349])" office:value-type="float"/>
          <table:table-cell table:formula="of:=MEDIAN([.$E349];[.$R349])" office:value-type="float"/>
          <table:table-cell table:formula="of:=MEDIAN([.$F349];[.$S349])" office:value-type="float"/>
          <table:table-cell table:formula="of:=MEDIAN([.$G349];[.$T349])" office:value-type="float"/>
          <table:table-cell table:formula="of:=MEDIAN([.$H349];[.$U349])" office:value-type="float"/>
          <table:table-cell table:formula="of:=MEDIAN([.$I349];[.$V349])" office:value-type="float"/>
          <table:table-cell table:formula="of:=MEDIAN([.$J349])" office:value-type="float"/>
          <table:table-cell table:formula="of:=MEDIAN([.$K349];[.$W349])" office:value-type="float"/>
          <table:table-cell table:formula="of:=MEDIAN([.$L349];[.$X349])" office:value-type="float"/>
          <table:table-cell table:formula="of:=MEDIAN([.$M349];[.$Y349])" office:value-type="float"/>
          <table:table-cell table:formula="of:=MEDIAN([.$N349];[.$Z349])" office:value-type="float"/>
          <table:table-cell table:formula="of:=MAX([.$B349];[.$O349])" office:value-type="float"/>
          <table:table-cell table:formula="of:=MAX([.$C349];[.$P349])" office:value-type="float"/>
          <table:table-cell table:formula="of:=MAX([.$D349];[.$Q349])" office:value-type="float"/>
          <table:table-cell table:formula="of:=MAX([.$E349];[.$R349])" office:value-type="float"/>
          <table:table-cell table:formula="of:=MAX([.$F349];[.$S349])" office:value-type="float"/>
          <table:table-cell table:formula="of:=MAX([.$G349];[.$T349])" office:value-type="float"/>
          <table:table-cell table:formula="of:=MAX([.$H349];[.$U349])" office:value-type="float"/>
          <table:table-cell table:formula="of:=MAX([.$I349];[.$V349])" office:value-type="float"/>
          <table:table-cell table:formula="of:=MAX([.$J349])" office:value-type="float"/>
          <table:table-cell table:formula="of:=MAX([.$K349];[.$W349])" office:value-type="float"/>
          <table:table-cell table:formula="of:=MAX([.$L349];[.$X349])" office:value-type="float"/>
          <table:table-cell table:formula="of:=MAX([.$M349];[.$Y349])" office:value-type="float"/>
          <table:table-cell table:formula="of:=MAX([.$N349];[.$Z349])" office:value-type="float"/>
        </table:table-row>
        <table:table-row table:style-name="ro1">
          <table:table-cell office:value-type="string">
            <text:p>blocks.blocks-26-1.asp/39</text:p>
          </table:table-cell>
          <table:table-cell office:value-type="float" office:value="300.0"/>
          <table:table-cell office:value-type="float" office:value="299.99"/>
          <table:table-cell office:value-type="float" office:value="279.76"/>
          <table:table-cell office:value-type="float" office:value="0.0"/>
          <table:table-cell office:value-type="float" office:value="1.0"/>
          <table:table-cell office:value-type="float" office:value="15.0"/>
          <table:table-cell office:value-type="float" office:value="106914.0"/>
          <table:table-cell office:value-type="float" office:value="1936099.0"/>
          <table:table-cell office:value-type="float" office:value="1936099.0"/>
          <table:table-cell office:value-type="float" office:value="1481406.0"/>
          <table:table-cell office:value-type="float" office:value="1627599.0"/>
          <table:table-cell office:value-type="float" office:value="0.0"/>
          <table:table-cell office:value-type="float" office:value="0.0"/>
          <table:table-cell office:value-type="float" office:value="20.2495"/>
          <table:table-cell office:value-type="float" office:value="20.0"/>
          <table:table-cell office:value-type="float" office:value="2.37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436.0"/>
          <table:table-cell office:value-type="float" office:value="57500.0"/>
          <table:table-cell office:value-type="float" office:value="1481406.0"/>
          <table:table-cell office:value-type="float" office:value="1627599.0"/>
          <table:table-cell office:value-type="float" office:value="0.0"/>
          <table:table-cell office:value-type="float" office:value="0.0"/>
          <table:table-cell table:formula="of:=MIN([.$B350];[.$O350])" office:value-type="float"/>
          <table:table-cell table:formula="of:=MIN([.$C350];[.$P350])" office:value-type="float"/>
          <table:table-cell table:formula="of:=MIN([.$D350];[.$Q350])" office:value-type="float"/>
          <table:table-cell table:formula="of:=MIN([.$E350];[.$R350])" office:value-type="float"/>
          <table:table-cell table:formula="of:=MIN([.$F350];[.$S350])" office:value-type="float"/>
          <table:table-cell table:formula="of:=MIN([.$G350];[.$T350])" office:value-type="float"/>
          <table:table-cell table:formula="of:=MIN([.$H350];[.$U350])" office:value-type="float"/>
          <table:table-cell table:formula="of:=MIN([.$I350];[.$V350])" office:value-type="float"/>
          <table:table-cell table:formula="of:=MIN([.$J350])" office:value-type="float"/>
          <table:table-cell table:formula="of:=MIN([.$K350];[.$W350])" office:value-type="float"/>
          <table:table-cell table:formula="of:=MIN([.$L350];[.$X350])" office:value-type="float"/>
          <table:table-cell table:formula="of:=MIN([.$M350];[.$Y350])" office:value-type="float"/>
          <table:table-cell table:formula="of:=MIN([.$N350];[.$Z350])" office:value-type="float"/>
          <table:table-cell table:formula="of:=MEDIAN([.$B350];[.$O350])" office:value-type="float"/>
          <table:table-cell table:formula="of:=MEDIAN([.$C350];[.$P350])" office:value-type="float"/>
          <table:table-cell table:formula="of:=MEDIAN([.$D350];[.$Q350])" office:value-type="float"/>
          <table:table-cell table:formula="of:=MEDIAN([.$E350];[.$R350])" office:value-type="float"/>
          <table:table-cell table:formula="of:=MEDIAN([.$F350];[.$S350])" office:value-type="float"/>
          <table:table-cell table:formula="of:=MEDIAN([.$G350];[.$T350])" office:value-type="float"/>
          <table:table-cell table:formula="of:=MEDIAN([.$H350];[.$U350])" office:value-type="float"/>
          <table:table-cell table:formula="of:=MEDIAN([.$I350];[.$V350])" office:value-type="float"/>
          <table:table-cell table:formula="of:=MEDIAN([.$J350])" office:value-type="float"/>
          <table:table-cell table:formula="of:=MEDIAN([.$K350];[.$W350])" office:value-type="float"/>
          <table:table-cell table:formula="of:=MEDIAN([.$L350];[.$X350])" office:value-type="float"/>
          <table:table-cell table:formula="of:=MEDIAN([.$M350];[.$Y350])" office:value-type="float"/>
          <table:table-cell table:formula="of:=MEDIAN([.$N350];[.$Z350])" office:value-type="float"/>
          <table:table-cell table:formula="of:=MAX([.$B350];[.$O350])" office:value-type="float"/>
          <table:table-cell table:formula="of:=MAX([.$C350];[.$P350])" office:value-type="float"/>
          <table:table-cell table:formula="of:=MAX([.$D350];[.$Q350])" office:value-type="float"/>
          <table:table-cell table:formula="of:=MAX([.$E350];[.$R350])" office:value-type="float"/>
          <table:table-cell table:formula="of:=MAX([.$F350];[.$S350])" office:value-type="float"/>
          <table:table-cell table:formula="of:=MAX([.$G350];[.$T350])" office:value-type="float"/>
          <table:table-cell table:formula="of:=MAX([.$H350];[.$U350])" office:value-type="float"/>
          <table:table-cell table:formula="of:=MAX([.$I350];[.$V350])" office:value-type="float"/>
          <table:table-cell table:formula="of:=MAX([.$J350])" office:value-type="float"/>
          <table:table-cell table:formula="of:=MAX([.$K350];[.$W350])" office:value-type="float"/>
          <table:table-cell table:formula="of:=MAX([.$L350];[.$X350])" office:value-type="float"/>
          <table:table-cell table:formula="of:=MAX([.$M350];[.$Y350])" office:value-type="float"/>
          <table:table-cell table:formula="of:=MAX([.$N350];[.$Z350])" office:value-type="float"/>
        </table:table-row>
        <table:table-row table:style-name="ro1">
          <table:table-cell office:value-type="string">
            <text:p>blocks.blocks-26-1.asp/4</text:p>
          </table:table-cell>
          <table:table-cell office:value-type="float" office:value="1.58535"/>
          <table:table-cell office:value-type="float" office:value="1.5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9556.0"/>
          <table:table-cell office:value-type="float" office:value="886.0"/>
          <table:table-cell office:value-type="float" office:value="0.0"/>
          <table:table-cell office:value-type="float" office:value="0.0"/>
          <table:table-cell office:value-type="float" office:value="1.40842"/>
          <table:table-cell office:value-type="float" office:value="1.3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19556.0"/>
          <table:table-cell office:value-type="float" office:value="886.0"/>
          <table:table-cell office:value-type="float" office:value="0.0"/>
          <table:table-cell office:value-type="float" office:value="0.0"/>
          <table:table-cell table:formula="of:=MIN([.$B351];[.$O351])" office:value-type="float"/>
          <table:table-cell table:formula="of:=MIN([.$C351];[.$P351])" office:value-type="float"/>
          <table:table-cell table:formula="of:=MIN([.$D351];[.$Q351])" office:value-type="float"/>
          <table:table-cell table:formula="of:=MIN([.$E351];[.$R351])" office:value-type="float"/>
          <table:table-cell table:formula="of:=MIN([.$F351];[.$S351])" office:value-type="float"/>
          <table:table-cell table:formula="of:=MIN([.$G351];[.$T351])" office:value-type="float"/>
          <table:table-cell table:formula="of:=MIN([.$H351];[.$U351])" office:value-type="float"/>
          <table:table-cell table:formula="of:=MIN([.$I351];[.$V351])" office:value-type="float"/>
          <table:table-cell table:formula="of:=MIN([.$J351])" office:value-type="float"/>
          <table:table-cell table:formula="of:=MIN([.$K351];[.$W351])" office:value-type="float"/>
          <table:table-cell table:formula="of:=MIN([.$L351];[.$X351])" office:value-type="float"/>
          <table:table-cell table:formula="of:=MIN([.$M351];[.$Y351])" office:value-type="float"/>
          <table:table-cell table:formula="of:=MIN([.$N351];[.$Z351])" office:value-type="float"/>
          <table:table-cell table:formula="of:=MEDIAN([.$B351];[.$O351])" office:value-type="float"/>
          <table:table-cell table:formula="of:=MEDIAN([.$C351];[.$P351])" office:value-type="float"/>
          <table:table-cell table:formula="of:=MEDIAN([.$D351];[.$Q351])" office:value-type="float"/>
          <table:table-cell table:formula="of:=MEDIAN([.$E351];[.$R351])" office:value-type="float"/>
          <table:table-cell table:formula="of:=MEDIAN([.$F351];[.$S351])" office:value-type="float"/>
          <table:table-cell table:formula="of:=MEDIAN([.$G351];[.$T351])" office:value-type="float"/>
          <table:table-cell table:formula="of:=MEDIAN([.$H351];[.$U351])" office:value-type="float"/>
          <table:table-cell table:formula="of:=MEDIAN([.$I351];[.$V351])" office:value-type="float"/>
          <table:table-cell table:formula="of:=MEDIAN([.$J351])" office:value-type="float"/>
          <table:table-cell table:formula="of:=MEDIAN([.$K351];[.$W351])" office:value-type="float"/>
          <table:table-cell table:formula="of:=MEDIAN([.$L351];[.$X351])" office:value-type="float"/>
          <table:table-cell table:formula="of:=MEDIAN([.$M351];[.$Y351])" office:value-type="float"/>
          <table:table-cell table:formula="of:=MEDIAN([.$N351];[.$Z351])" office:value-type="float"/>
          <table:table-cell table:formula="of:=MAX([.$B351];[.$O351])" office:value-type="float"/>
          <table:table-cell table:formula="of:=MAX([.$C351];[.$P351])" office:value-type="float"/>
          <table:table-cell table:formula="of:=MAX([.$D351];[.$Q351])" office:value-type="float"/>
          <table:table-cell table:formula="of:=MAX([.$E351];[.$R351])" office:value-type="float"/>
          <table:table-cell table:formula="of:=MAX([.$F351];[.$S351])" office:value-type="float"/>
          <table:table-cell table:formula="of:=MAX([.$G351];[.$T351])" office:value-type="float"/>
          <table:table-cell table:formula="of:=MAX([.$H351];[.$U351])" office:value-type="float"/>
          <table:table-cell table:formula="of:=MAX([.$I351];[.$V351])" office:value-type="float"/>
          <table:table-cell table:formula="of:=MAX([.$J351])" office:value-type="float"/>
          <table:table-cell table:formula="of:=MAX([.$K351];[.$W351])" office:value-type="float"/>
          <table:table-cell table:formula="of:=MAX([.$L351];[.$X351])" office:value-type="float"/>
          <table:table-cell table:formula="of:=MAX([.$M351];[.$Y351])" office:value-type="float"/>
          <table:table-cell table:formula="of:=MAX([.$N351];[.$Z351])" office:value-type="float"/>
        </table:table-row>
        <table:table-row table:style-name="ro1">
          <table:table-cell office:value-type="string">
            <text:p>blocks.blocks-26-1.asp/40</text:p>
          </table:table-cell>
          <table:table-cell office:value-type="float" office:value="300.0"/>
          <table:table-cell office:value-type="float" office:value="299.989"/>
          <table:table-cell office:value-type="float" office:value="279.21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60499.0"/>
          <table:table-cell office:value-type="float" office:value="4241714.0"/>
          <table:table-cell office:value-type="float" office:value="4241714.0"/>
          <table:table-cell office:value-type="float" office:value="1520316.0"/>
          <table:table-cell office:value-type="float" office:value="1684111.0"/>
          <table:table-cell office:value-type="float" office:value="0.0"/>
          <table:table-cell office:value-type="float" office:value="0.0"/>
          <table:table-cell office:value-type="float" office:value="35.7335"/>
          <table:table-cell office:value-type="float" office:value="35.474"/>
          <table:table-cell office:value-type="float" office:value="17.3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9631.0"/>
          <table:table-cell office:value-type="float" office:value="79049.0"/>
          <table:table-cell office:value-type="float" office:value="1520316.0"/>
          <table:table-cell office:value-type="float" office:value="1684111.0"/>
          <table:table-cell office:value-type="float" office:value="0.0"/>
          <table:table-cell office:value-type="float" office:value="0.0"/>
          <table:table-cell table:formula="of:=MIN([.$B352];[.$O352])" office:value-type="float"/>
          <table:table-cell table:formula="of:=MIN([.$C352];[.$P352])" office:value-type="float"/>
          <table:table-cell table:formula="of:=MIN([.$D352];[.$Q352])" office:value-type="float"/>
          <table:table-cell table:formula="of:=MIN([.$E352];[.$R352])" office:value-type="float"/>
          <table:table-cell table:formula="of:=MIN([.$F352];[.$S352])" office:value-type="float"/>
          <table:table-cell table:formula="of:=MIN([.$G352];[.$T352])" office:value-type="float"/>
          <table:table-cell table:formula="of:=MIN([.$H352];[.$U352])" office:value-type="float"/>
          <table:table-cell table:formula="of:=MIN([.$I352];[.$V352])" office:value-type="float"/>
          <table:table-cell table:formula="of:=MIN([.$J352])" office:value-type="float"/>
          <table:table-cell table:formula="of:=MIN([.$K352];[.$W352])" office:value-type="float"/>
          <table:table-cell table:formula="of:=MIN([.$L352];[.$X352])" office:value-type="float"/>
          <table:table-cell table:formula="of:=MIN([.$M352];[.$Y352])" office:value-type="float"/>
          <table:table-cell table:formula="of:=MIN([.$N352];[.$Z352])" office:value-type="float"/>
          <table:table-cell table:formula="of:=MEDIAN([.$B352];[.$O352])" office:value-type="float"/>
          <table:table-cell table:formula="of:=MEDIAN([.$C352];[.$P352])" office:value-type="float"/>
          <table:table-cell table:formula="of:=MEDIAN([.$D352];[.$Q352])" office:value-type="float"/>
          <table:table-cell table:formula="of:=MEDIAN([.$E352];[.$R352])" office:value-type="float"/>
          <table:table-cell table:formula="of:=MEDIAN([.$F352];[.$S352])" office:value-type="float"/>
          <table:table-cell table:formula="of:=MEDIAN([.$G352];[.$T352])" office:value-type="float"/>
          <table:table-cell table:formula="of:=MEDIAN([.$H352];[.$U352])" office:value-type="float"/>
          <table:table-cell table:formula="of:=MEDIAN([.$I352];[.$V352])" office:value-type="float"/>
          <table:table-cell table:formula="of:=MEDIAN([.$J352])" office:value-type="float"/>
          <table:table-cell table:formula="of:=MEDIAN([.$K352];[.$W352])" office:value-type="float"/>
          <table:table-cell table:formula="of:=MEDIAN([.$L352];[.$X352])" office:value-type="float"/>
          <table:table-cell table:formula="of:=MEDIAN([.$M352];[.$Y352])" office:value-type="float"/>
          <table:table-cell table:formula="of:=MEDIAN([.$N352];[.$Z352])" office:value-type="float"/>
          <table:table-cell table:formula="of:=MAX([.$B352];[.$O352])" office:value-type="float"/>
          <table:table-cell table:formula="of:=MAX([.$C352];[.$P352])" office:value-type="float"/>
          <table:table-cell table:formula="of:=MAX([.$D352];[.$Q352])" office:value-type="float"/>
          <table:table-cell table:formula="of:=MAX([.$E352];[.$R352])" office:value-type="float"/>
          <table:table-cell table:formula="of:=MAX([.$F352];[.$S352])" office:value-type="float"/>
          <table:table-cell table:formula="of:=MAX([.$G352];[.$T352])" office:value-type="float"/>
          <table:table-cell table:formula="of:=MAX([.$H352];[.$U352])" office:value-type="float"/>
          <table:table-cell table:formula="of:=MAX([.$I352];[.$V352])" office:value-type="float"/>
          <table:table-cell table:formula="of:=MAX([.$J352])" office:value-type="float"/>
          <table:table-cell table:formula="of:=MAX([.$K352];[.$W352])" office:value-type="float"/>
          <table:table-cell table:formula="of:=MAX([.$L352];[.$X352])" office:value-type="float"/>
          <table:table-cell table:formula="of:=MAX([.$M352];[.$Y352])" office:value-type="float"/>
          <table:table-cell table:formula="of:=MAX([.$N352];[.$Z352])" office:value-type="float"/>
        </table:table-row>
        <table:table-row table:style-name="ro1">
          <table:table-cell office:value-type="string">
            <text:p>blocks.blocks-26-1.asp/41</text:p>
          </table:table-cell>
          <table:table-cell office:value-type="float" office:value="300.0"/>
          <table:table-cell office:value-type="float" office:value="299.988"/>
          <table:table-cell office:value-type="float" office:value="278.73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34967.0"/>
          <table:table-cell office:value-type="float" office:value="2904297.0"/>
          <table:table-cell office:value-type="float" office:value="2904297.0"/>
          <table:table-cell office:value-type="float" office:value="1559226.0"/>
          <table:table-cell office:value-type="float" office:value="1740623.0"/>
          <table:table-cell office:value-type="float" office:value="0.0"/>
          <table:table-cell office:value-type="float" office:value="0.0"/>
          <table:table-cell office:value-type="float" office:value="131.295"/>
          <table:table-cell office:value-type="float" office:value="131.006"/>
          <table:table-cell office:value-type="float" office:value="112.5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90888.0"/>
          <table:table-cell office:value-type="float" office:value="180939.0"/>
          <table:table-cell office:value-type="float" office:value="1559226.0"/>
          <table:table-cell office:value-type="float" office:value="1740623.0"/>
          <table:table-cell office:value-type="float" office:value="0.0"/>
          <table:table-cell office:value-type="float" office:value="0.0"/>
          <table:table-cell table:formula="of:=MIN([.$B353];[.$O353])" office:value-type="float"/>
          <table:table-cell table:formula="of:=MIN([.$C353];[.$P353])" office:value-type="float"/>
          <table:table-cell table:formula="of:=MIN([.$D353];[.$Q353])" office:value-type="float"/>
          <table:table-cell table:formula="of:=MIN([.$E353];[.$R353])" office:value-type="float"/>
          <table:table-cell table:formula="of:=MIN([.$F353];[.$S353])" office:value-type="float"/>
          <table:table-cell table:formula="of:=MIN([.$G353];[.$T353])" office:value-type="float"/>
          <table:table-cell table:formula="of:=MIN([.$H353];[.$U353])" office:value-type="float"/>
          <table:table-cell table:formula="of:=MIN([.$I353];[.$V353])" office:value-type="float"/>
          <table:table-cell table:formula="of:=MIN([.$J353])" office:value-type="float"/>
          <table:table-cell table:formula="of:=MIN([.$K353];[.$W353])" office:value-type="float"/>
          <table:table-cell table:formula="of:=MIN([.$L353];[.$X353])" office:value-type="float"/>
          <table:table-cell table:formula="of:=MIN([.$M353];[.$Y353])" office:value-type="float"/>
          <table:table-cell table:formula="of:=MIN([.$N353];[.$Z353])" office:value-type="float"/>
          <table:table-cell table:formula="of:=MEDIAN([.$B353];[.$O353])" office:value-type="float"/>
          <table:table-cell table:formula="of:=MEDIAN([.$C353];[.$P353])" office:value-type="float"/>
          <table:table-cell table:formula="of:=MEDIAN([.$D353];[.$Q353])" office:value-type="float"/>
          <table:table-cell table:formula="of:=MEDIAN([.$E353];[.$R353])" office:value-type="float"/>
          <table:table-cell table:formula="of:=MEDIAN([.$F353];[.$S353])" office:value-type="float"/>
          <table:table-cell table:formula="of:=MEDIAN([.$G353];[.$T353])" office:value-type="float"/>
          <table:table-cell table:formula="of:=MEDIAN([.$H353];[.$U353])" office:value-type="float"/>
          <table:table-cell table:formula="of:=MEDIAN([.$I353];[.$V353])" office:value-type="float"/>
          <table:table-cell table:formula="of:=MEDIAN([.$J353])" office:value-type="float"/>
          <table:table-cell table:formula="of:=MEDIAN([.$K353];[.$W353])" office:value-type="float"/>
          <table:table-cell table:formula="of:=MEDIAN([.$L353];[.$X353])" office:value-type="float"/>
          <table:table-cell table:formula="of:=MEDIAN([.$M353];[.$Y353])" office:value-type="float"/>
          <table:table-cell table:formula="of:=MEDIAN([.$N353];[.$Z353])" office:value-type="float"/>
          <table:table-cell table:formula="of:=MAX([.$B353];[.$O353])" office:value-type="float"/>
          <table:table-cell table:formula="of:=MAX([.$C353];[.$P353])" office:value-type="float"/>
          <table:table-cell table:formula="of:=MAX([.$D353];[.$Q353])" office:value-type="float"/>
          <table:table-cell table:formula="of:=MAX([.$E353];[.$R353])" office:value-type="float"/>
          <table:table-cell table:formula="of:=MAX([.$F353];[.$S353])" office:value-type="float"/>
          <table:table-cell table:formula="of:=MAX([.$G353];[.$T353])" office:value-type="float"/>
          <table:table-cell table:formula="of:=MAX([.$H353];[.$U353])" office:value-type="float"/>
          <table:table-cell table:formula="of:=MAX([.$I353];[.$V353])" office:value-type="float"/>
          <table:table-cell table:formula="of:=MAX([.$J353])" office:value-type="float"/>
          <table:table-cell table:formula="of:=MAX([.$K353];[.$W353])" office:value-type="float"/>
          <table:table-cell table:formula="of:=MAX([.$L353];[.$X353])" office:value-type="float"/>
          <table:table-cell table:formula="of:=MAX([.$M353];[.$Y353])" office:value-type="float"/>
          <table:table-cell table:formula="of:=MAX([.$N353];[.$Z353])" office:value-type="float"/>
        </table:table-row>
        <table:table-row table:style-name="ro1">
          <table:table-cell office:value-type="string">
            <text:p>blocks.blocks-26-1.asp/42</text:p>
          </table:table-cell>
          <table:table-cell office:value-type="float" office:value="24.6654"/>
          <table:table-cell office:value-type="float" office:value="24.336"/>
          <table:table-cell office:value-type="float" office:value="2.65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310.0"/>
          <table:table-cell office:value-type="float" office:value="218079.0"/>
          <table:table-cell office:value-type="float" office:value="218079.0"/>
          <table:table-cell office:value-type="float" office:value="1598136.0"/>
          <table:table-cell office:value-type="float" office:value="1797135.0"/>
          <table:table-cell office:value-type="float" office:value="0.0"/>
          <table:table-cell office:value-type="float" office:value="0.0"/>
          <table:table-cell office:value-type="float" office:value="90.5557"/>
          <table:table-cell office:value-type="float" office:value="90.244"/>
          <table:table-cell office:value-type="float" office:value="71.12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75081.0"/>
          <table:table-cell office:value-type="float" office:value="181288.0"/>
          <table:table-cell office:value-type="float" office:value="1598136.0"/>
          <table:table-cell office:value-type="float" office:value="1797135.0"/>
          <table:table-cell office:value-type="float" office:value="0.0"/>
          <table:table-cell office:value-type="float" office:value="0.0"/>
          <table:table-cell table:formula="of:=MIN([.$B354];[.$O354])" office:value-type="float"/>
          <table:table-cell table:formula="of:=MIN([.$C354];[.$P354])" office:value-type="float"/>
          <table:table-cell table:formula="of:=MIN([.$D354];[.$Q354])" office:value-type="float"/>
          <table:table-cell table:formula="of:=MIN([.$E354];[.$R354])" office:value-type="float"/>
          <table:table-cell table:formula="of:=MIN([.$F354];[.$S354])" office:value-type="float"/>
          <table:table-cell table:formula="of:=MIN([.$G354];[.$T354])" office:value-type="float"/>
          <table:table-cell table:formula="of:=MIN([.$H354];[.$U354])" office:value-type="float"/>
          <table:table-cell table:formula="of:=MIN([.$I354];[.$V354])" office:value-type="float"/>
          <table:table-cell table:formula="of:=MIN([.$J354])" office:value-type="float"/>
          <table:table-cell table:formula="of:=MIN([.$K354];[.$W354])" office:value-type="float"/>
          <table:table-cell table:formula="of:=MIN([.$L354];[.$X354])" office:value-type="float"/>
          <table:table-cell table:formula="of:=MIN([.$M354];[.$Y354])" office:value-type="float"/>
          <table:table-cell table:formula="of:=MIN([.$N354];[.$Z354])" office:value-type="float"/>
          <table:table-cell table:formula="of:=MEDIAN([.$B354];[.$O354])" office:value-type="float"/>
          <table:table-cell table:formula="of:=MEDIAN([.$C354];[.$P354])" office:value-type="float"/>
          <table:table-cell table:formula="of:=MEDIAN([.$D354];[.$Q354])" office:value-type="float"/>
          <table:table-cell table:formula="of:=MEDIAN([.$E354];[.$R354])" office:value-type="float"/>
          <table:table-cell table:formula="of:=MEDIAN([.$F354];[.$S354])" office:value-type="float"/>
          <table:table-cell table:formula="of:=MEDIAN([.$G354];[.$T354])" office:value-type="float"/>
          <table:table-cell table:formula="of:=MEDIAN([.$H354];[.$U354])" office:value-type="float"/>
          <table:table-cell table:formula="of:=MEDIAN([.$I354];[.$V354])" office:value-type="float"/>
          <table:table-cell table:formula="of:=MEDIAN([.$J354])" office:value-type="float"/>
          <table:table-cell table:formula="of:=MEDIAN([.$K354];[.$W354])" office:value-type="float"/>
          <table:table-cell table:formula="of:=MEDIAN([.$L354];[.$X354])" office:value-type="float"/>
          <table:table-cell table:formula="of:=MEDIAN([.$M354];[.$Y354])" office:value-type="float"/>
          <table:table-cell table:formula="of:=MEDIAN([.$N354];[.$Z354])" office:value-type="float"/>
          <table:table-cell table:formula="of:=MAX([.$B354];[.$O354])" office:value-type="float"/>
          <table:table-cell table:formula="of:=MAX([.$C354];[.$P354])" office:value-type="float"/>
          <table:table-cell table:formula="of:=MAX([.$D354];[.$Q354])" office:value-type="float"/>
          <table:table-cell table:formula="of:=MAX([.$E354];[.$R354])" office:value-type="float"/>
          <table:table-cell table:formula="of:=MAX([.$F354];[.$S354])" office:value-type="float"/>
          <table:table-cell table:formula="of:=MAX([.$G354];[.$T354])" office:value-type="float"/>
          <table:table-cell table:formula="of:=MAX([.$H354];[.$U354])" office:value-type="float"/>
          <table:table-cell table:formula="of:=MAX([.$I354];[.$V354])" office:value-type="float"/>
          <table:table-cell table:formula="of:=MAX([.$J354])" office:value-type="float"/>
          <table:table-cell table:formula="of:=MAX([.$K354];[.$W354])" office:value-type="float"/>
          <table:table-cell table:formula="of:=MAX([.$L354];[.$X354])" office:value-type="float"/>
          <table:table-cell table:formula="of:=MAX([.$M354];[.$Y354])" office:value-type="float"/>
          <table:table-cell table:formula="of:=MAX([.$N354];[.$Z354])" office:value-type="float"/>
        </table:table-row>
        <table:table-row table:style-name="ro1">
          <table:table-cell office:value-type="string">
            <text:p>blocks.blocks-26-1.asp/43</text:p>
          </table:table-cell>
          <table:table-cell office:value-type="float" office:value="28.6281"/>
          <table:table-cell office:value-type="float" office:value="28.275"/>
          <table:table-cell office:value-type="float" office:value="5.44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3129.0"/>
          <table:table-cell office:value-type="float" office:value="326372.0"/>
          <table:table-cell office:value-type="float" office:value="326371.0"/>
          <table:table-cell office:value-type="float" office:value="1637046.0"/>
          <table:table-cell office:value-type="float" office:value="1853647.0"/>
          <table:table-cell office:value-type="float" office:value="0.0"/>
          <table:table-cell office:value-type="float" office:value="0.0"/>
          <table:table-cell office:value-type="float" office:value="57.3827"/>
          <table:table-cell office:value-type="float" office:value="57.065"/>
          <table:table-cell office:value-type="float" office:value="37.69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51145.0"/>
          <table:table-cell office:value-type="float" office:value="173382.0"/>
          <table:table-cell office:value-type="float" office:value="1637046.0"/>
          <table:table-cell office:value-type="float" office:value="1853647.0"/>
          <table:table-cell office:value-type="float" office:value="0.0"/>
          <table:table-cell office:value-type="float" office:value="0.0"/>
          <table:table-cell table:formula="of:=MIN([.$B355];[.$O355])" office:value-type="float"/>
          <table:table-cell table:formula="of:=MIN([.$C355];[.$P355])" office:value-type="float"/>
          <table:table-cell table:formula="of:=MIN([.$D355];[.$Q355])" office:value-type="float"/>
          <table:table-cell table:formula="of:=MIN([.$E355];[.$R355])" office:value-type="float"/>
          <table:table-cell table:formula="of:=MIN([.$F355];[.$S355])" office:value-type="float"/>
          <table:table-cell table:formula="of:=MIN([.$G355];[.$T355])" office:value-type="float"/>
          <table:table-cell table:formula="of:=MIN([.$H355];[.$U355])" office:value-type="float"/>
          <table:table-cell table:formula="of:=MIN([.$I355];[.$V355])" office:value-type="float"/>
          <table:table-cell table:formula="of:=MIN([.$J355])" office:value-type="float"/>
          <table:table-cell table:formula="of:=MIN([.$K355];[.$W355])" office:value-type="float"/>
          <table:table-cell table:formula="of:=MIN([.$L355];[.$X355])" office:value-type="float"/>
          <table:table-cell table:formula="of:=MIN([.$M355];[.$Y355])" office:value-type="float"/>
          <table:table-cell table:formula="of:=MIN([.$N355];[.$Z355])" office:value-type="float"/>
          <table:table-cell table:formula="of:=MEDIAN([.$B355];[.$O355])" office:value-type="float"/>
          <table:table-cell table:formula="of:=MEDIAN([.$C355];[.$P355])" office:value-type="float"/>
          <table:table-cell table:formula="of:=MEDIAN([.$D355];[.$Q355])" office:value-type="float"/>
          <table:table-cell table:formula="of:=MEDIAN([.$E355];[.$R355])" office:value-type="float"/>
          <table:table-cell table:formula="of:=MEDIAN([.$F355];[.$S355])" office:value-type="float"/>
          <table:table-cell table:formula="of:=MEDIAN([.$G355];[.$T355])" office:value-type="float"/>
          <table:table-cell table:formula="of:=MEDIAN([.$H355];[.$U355])" office:value-type="float"/>
          <table:table-cell table:formula="of:=MEDIAN([.$I355];[.$V355])" office:value-type="float"/>
          <table:table-cell table:formula="of:=MEDIAN([.$J355])" office:value-type="float"/>
          <table:table-cell table:formula="of:=MEDIAN([.$K355];[.$W355])" office:value-type="float"/>
          <table:table-cell table:formula="of:=MEDIAN([.$L355];[.$X355])" office:value-type="float"/>
          <table:table-cell table:formula="of:=MEDIAN([.$M355];[.$Y355])" office:value-type="float"/>
          <table:table-cell table:formula="of:=MEDIAN([.$N355];[.$Z355])" office:value-type="float"/>
          <table:table-cell table:formula="of:=MAX([.$B355];[.$O355])" office:value-type="float"/>
          <table:table-cell table:formula="of:=MAX([.$C355];[.$P355])" office:value-type="float"/>
          <table:table-cell table:formula="of:=MAX([.$D355];[.$Q355])" office:value-type="float"/>
          <table:table-cell table:formula="of:=MAX([.$E355];[.$R355])" office:value-type="float"/>
          <table:table-cell table:formula="of:=MAX([.$F355];[.$S355])" office:value-type="float"/>
          <table:table-cell table:formula="of:=MAX([.$G355];[.$T355])" office:value-type="float"/>
          <table:table-cell table:formula="of:=MAX([.$H355];[.$U355])" office:value-type="float"/>
          <table:table-cell table:formula="of:=MAX([.$I355];[.$V355])" office:value-type="float"/>
          <table:table-cell table:formula="of:=MAX([.$J355])" office:value-type="float"/>
          <table:table-cell table:formula="of:=MAX([.$K355];[.$W355])" office:value-type="float"/>
          <table:table-cell table:formula="of:=MAX([.$L355];[.$X355])" office:value-type="float"/>
          <table:table-cell table:formula="of:=MAX([.$M355];[.$Y355])" office:value-type="float"/>
          <table:table-cell table:formula="of:=MAX([.$N355];[.$Z355])" office:value-type="float"/>
        </table:table-row>
        <table:table-row table:style-name="ro1">
          <table:table-cell office:value-type="string">
            <text:p>blocks.blocks-26-1.asp/44</text:p>
          </table:table-cell>
          <table:table-cell office:value-type="float" office:value="25.9585"/>
          <table:table-cell office:value-type="float" office:value="25.612"/>
          <table:table-cell office:value-type="float" office:value="2.61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374.0"/>
          <table:table-cell office:value-type="float" office:value="212807.0"/>
          <table:table-cell office:value-type="float" office:value="212805.0"/>
          <table:table-cell office:value-type="float" office:value="1675956.0"/>
          <table:table-cell office:value-type="float" office:value="191015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79.4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10290.0"/>
          <table:table-cell office:value-type="float" office:value="362684.0"/>
          <table:table-cell office:value-type="float" office:value="1675956.0"/>
          <table:table-cell office:value-type="float" office:value="1910159.0"/>
          <table:table-cell office:value-type="float" office:value="0.0"/>
          <table:table-cell office:value-type="float" office:value="0.0"/>
          <table:table-cell table:formula="of:=MIN([.$B356];[.$O356])" office:value-type="float"/>
          <table:table-cell table:formula="of:=MIN([.$C356];[.$P356])" office:value-type="float"/>
          <table:table-cell table:formula="of:=MIN([.$D356];[.$Q356])" office:value-type="float"/>
          <table:table-cell table:formula="of:=MIN([.$E356];[.$R356])" office:value-type="float"/>
          <table:table-cell table:formula="of:=MIN([.$F356];[.$S356])" office:value-type="float"/>
          <table:table-cell table:formula="of:=MIN([.$G356];[.$T356])" office:value-type="float"/>
          <table:table-cell table:formula="of:=MIN([.$H356];[.$U356])" office:value-type="float"/>
          <table:table-cell table:formula="of:=MIN([.$I356];[.$V356])" office:value-type="float"/>
          <table:table-cell table:formula="of:=MIN([.$J356])" office:value-type="float"/>
          <table:table-cell table:formula="of:=MIN([.$K356];[.$W356])" office:value-type="float"/>
          <table:table-cell table:formula="of:=MIN([.$L356];[.$X356])" office:value-type="float"/>
          <table:table-cell table:formula="of:=MIN([.$M356];[.$Y356])" office:value-type="float"/>
          <table:table-cell table:formula="of:=MIN([.$N356];[.$Z356])" office:value-type="float"/>
          <table:table-cell table:formula="of:=MEDIAN([.$B356];[.$O356])" office:value-type="float"/>
          <table:table-cell table:formula="of:=MEDIAN([.$C356];[.$P356])" office:value-type="float"/>
          <table:table-cell table:formula="of:=MEDIAN([.$D356];[.$Q356])" office:value-type="float"/>
          <table:table-cell table:formula="of:=MEDIAN([.$E356];[.$R356])" office:value-type="float"/>
          <table:table-cell table:formula="of:=MEDIAN([.$F356];[.$S356])" office:value-type="float"/>
          <table:table-cell table:formula="of:=MEDIAN([.$G356];[.$T356])" office:value-type="float"/>
          <table:table-cell table:formula="of:=MEDIAN([.$H356];[.$U356])" office:value-type="float"/>
          <table:table-cell table:formula="of:=MEDIAN([.$I356];[.$V356])" office:value-type="float"/>
          <table:table-cell table:formula="of:=MEDIAN([.$J356])" office:value-type="float"/>
          <table:table-cell table:formula="of:=MEDIAN([.$K356];[.$W356])" office:value-type="float"/>
          <table:table-cell table:formula="of:=MEDIAN([.$L356];[.$X356])" office:value-type="float"/>
          <table:table-cell table:formula="of:=MEDIAN([.$M356];[.$Y356])" office:value-type="float"/>
          <table:table-cell table:formula="of:=MEDIAN([.$N356];[.$Z356])" office:value-type="float"/>
          <table:table-cell table:formula="of:=MAX([.$B356];[.$O356])" office:value-type="float"/>
          <table:table-cell table:formula="of:=MAX([.$C356];[.$P356])" office:value-type="float"/>
          <table:table-cell table:formula="of:=MAX([.$D356];[.$Q356])" office:value-type="float"/>
          <table:table-cell table:formula="of:=MAX([.$E356];[.$R356])" office:value-type="float"/>
          <table:table-cell table:formula="of:=MAX([.$F356];[.$S356])" office:value-type="float"/>
          <table:table-cell table:formula="of:=MAX([.$G356];[.$T356])" office:value-type="float"/>
          <table:table-cell table:formula="of:=MAX([.$H356];[.$U356])" office:value-type="float"/>
          <table:table-cell table:formula="of:=MAX([.$I356];[.$V356])" office:value-type="float"/>
          <table:table-cell table:formula="of:=MAX([.$J356])" office:value-type="float"/>
          <table:table-cell table:formula="of:=MAX([.$K356];[.$W356])" office:value-type="float"/>
          <table:table-cell table:formula="of:=MAX([.$L356];[.$X356])" office:value-type="float"/>
          <table:table-cell table:formula="of:=MAX([.$M356];[.$Y356])" office:value-type="float"/>
          <table:table-cell table:formula="of:=MAX([.$N356];[.$Z356])" office:value-type="float"/>
        </table:table-row>
        <table:table-row table:style-name="ro1">
          <table:table-cell office:value-type="string">
            <text:p>blocks.blocks-26-1.asp/45</text:p>
          </table:table-cell>
          <table:table-cell office:value-type="float" office:value="33.2623"/>
          <table:table-cell office:value-type="float" office:value="32.903"/>
          <table:table-cell office:value-type="float" office:value="9.16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8229.0"/>
          <table:table-cell office:value-type="float" office:value="373759.0"/>
          <table:table-cell office:value-type="float" office:value="373756.0"/>
          <table:table-cell office:value-type="float" office:value="1714866.0"/>
          <table:table-cell office:value-type="float" office:value="1966671.0"/>
          <table:table-cell office:value-type="float" office:value="0.0"/>
          <table:table-cell office:value-type="float" office:value="0.0"/>
          <table:table-cell office:value-type="float" office:value="55.9993"/>
          <table:table-cell office:value-type="float" office:value="55.679"/>
          <table:table-cell office:value-type="float" office:value="35.33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44964.0"/>
          <table:table-cell office:value-type="float" office:value="188043.0"/>
          <table:table-cell office:value-type="float" office:value="1714866.0"/>
          <table:table-cell office:value-type="float" office:value="1966671.0"/>
          <table:table-cell office:value-type="float" office:value="0.0"/>
          <table:table-cell office:value-type="float" office:value="0.0"/>
          <table:table-cell table:formula="of:=MIN([.$B357];[.$O357])" office:value-type="float"/>
          <table:table-cell table:formula="of:=MIN([.$C357];[.$P357])" office:value-type="float"/>
          <table:table-cell table:formula="of:=MIN([.$D357];[.$Q357])" office:value-type="float"/>
          <table:table-cell table:formula="of:=MIN([.$E357];[.$R357])" office:value-type="float"/>
          <table:table-cell table:formula="of:=MIN([.$F357];[.$S357])" office:value-type="float"/>
          <table:table-cell table:formula="of:=MIN([.$G357];[.$T357])" office:value-type="float"/>
          <table:table-cell table:formula="of:=MIN([.$H357];[.$U357])" office:value-type="float"/>
          <table:table-cell table:formula="of:=MIN([.$I357];[.$V357])" office:value-type="float"/>
          <table:table-cell table:formula="of:=MIN([.$J357])" office:value-type="float"/>
          <table:table-cell table:formula="of:=MIN([.$K357];[.$W357])" office:value-type="float"/>
          <table:table-cell table:formula="of:=MIN([.$L357];[.$X357])" office:value-type="float"/>
          <table:table-cell table:formula="of:=MIN([.$M357];[.$Y357])" office:value-type="float"/>
          <table:table-cell table:formula="of:=MIN([.$N357];[.$Z357])" office:value-type="float"/>
          <table:table-cell table:formula="of:=MEDIAN([.$B357];[.$O357])" office:value-type="float"/>
          <table:table-cell table:formula="of:=MEDIAN([.$C357];[.$P357])" office:value-type="float"/>
          <table:table-cell table:formula="of:=MEDIAN([.$D357];[.$Q357])" office:value-type="float"/>
          <table:table-cell table:formula="of:=MEDIAN([.$E357];[.$R357])" office:value-type="float"/>
          <table:table-cell table:formula="of:=MEDIAN([.$F357];[.$S357])" office:value-type="float"/>
          <table:table-cell table:formula="of:=MEDIAN([.$G357];[.$T357])" office:value-type="float"/>
          <table:table-cell table:formula="of:=MEDIAN([.$H357];[.$U357])" office:value-type="float"/>
          <table:table-cell table:formula="of:=MEDIAN([.$I357];[.$V357])" office:value-type="float"/>
          <table:table-cell table:formula="of:=MEDIAN([.$J357])" office:value-type="float"/>
          <table:table-cell table:formula="of:=MEDIAN([.$K357];[.$W357])" office:value-type="float"/>
          <table:table-cell table:formula="of:=MEDIAN([.$L357];[.$X357])" office:value-type="float"/>
          <table:table-cell table:formula="of:=MEDIAN([.$M357];[.$Y357])" office:value-type="float"/>
          <table:table-cell table:formula="of:=MEDIAN([.$N357];[.$Z357])" office:value-type="float"/>
          <table:table-cell table:formula="of:=MAX([.$B357];[.$O357])" office:value-type="float"/>
          <table:table-cell table:formula="of:=MAX([.$C357];[.$P357])" office:value-type="float"/>
          <table:table-cell table:formula="of:=MAX([.$D357];[.$Q357])" office:value-type="float"/>
          <table:table-cell table:formula="of:=MAX([.$E357];[.$R357])" office:value-type="float"/>
          <table:table-cell table:formula="of:=MAX([.$F357];[.$S357])" office:value-type="float"/>
          <table:table-cell table:formula="of:=MAX([.$G357];[.$T357])" office:value-type="float"/>
          <table:table-cell table:formula="of:=MAX([.$H357];[.$U357])" office:value-type="float"/>
          <table:table-cell table:formula="of:=MAX([.$I357];[.$V357])" office:value-type="float"/>
          <table:table-cell table:formula="of:=MAX([.$J357])" office:value-type="float"/>
          <table:table-cell table:formula="of:=MAX([.$K357];[.$W357])" office:value-type="float"/>
          <table:table-cell table:formula="of:=MAX([.$L357];[.$X357])" office:value-type="float"/>
          <table:table-cell table:formula="of:=MAX([.$M357];[.$Y357])" office:value-type="float"/>
          <table:table-cell table:formula="of:=MAX([.$N357];[.$Z357])" office:value-type="float"/>
        </table:table-row>
        <table:table-row table:style-name="ro1">
          <table:table-cell office:value-type="string">
            <text:p>blocks.blocks-26-1.asp/5</text:p>
          </table:table-cell>
          <table:table-cell office:value-type="float" office:value="2.10765"/>
          <table:table-cell office:value-type="float" office:value="2.0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8466.0"/>
          <table:table-cell office:value-type="float" office:value="1615.0"/>
          <table:table-cell office:value-type="float" office:value="0.0"/>
          <table:table-cell office:value-type="float" office:value="0.0"/>
          <table:table-cell office:value-type="float" office:value="1.85993"/>
          <table:table-cell office:value-type="float" office:value="1.7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58466.0"/>
          <table:table-cell office:value-type="float" office:value="1615.0"/>
          <table:table-cell office:value-type="float" office:value="0.0"/>
          <table:table-cell office:value-type="float" office:value="0.0"/>
          <table:table-cell table:formula="of:=MIN([.$B358];[.$O358])" office:value-type="float"/>
          <table:table-cell table:formula="of:=MIN([.$C358];[.$P358])" office:value-type="float"/>
          <table:table-cell table:formula="of:=MIN([.$D358];[.$Q358])" office:value-type="float"/>
          <table:table-cell table:formula="of:=MIN([.$E358];[.$R358])" office:value-type="float"/>
          <table:table-cell table:formula="of:=MIN([.$F358];[.$S358])" office:value-type="float"/>
          <table:table-cell table:formula="of:=MIN([.$G358];[.$T358])" office:value-type="float"/>
          <table:table-cell table:formula="of:=MIN([.$H358];[.$U358])" office:value-type="float"/>
          <table:table-cell table:formula="of:=MIN([.$I358];[.$V358])" office:value-type="float"/>
          <table:table-cell table:formula="of:=MIN([.$J358])" office:value-type="float"/>
          <table:table-cell table:formula="of:=MIN([.$K358];[.$W358])" office:value-type="float"/>
          <table:table-cell table:formula="of:=MIN([.$L358];[.$X358])" office:value-type="float"/>
          <table:table-cell table:formula="of:=MIN([.$M358];[.$Y358])" office:value-type="float"/>
          <table:table-cell table:formula="of:=MIN([.$N358];[.$Z358])" office:value-type="float"/>
          <table:table-cell table:formula="of:=MEDIAN([.$B358];[.$O358])" office:value-type="float"/>
          <table:table-cell table:formula="of:=MEDIAN([.$C358];[.$P358])" office:value-type="float"/>
          <table:table-cell table:formula="of:=MEDIAN([.$D358];[.$Q358])" office:value-type="float"/>
          <table:table-cell table:formula="of:=MEDIAN([.$E358];[.$R358])" office:value-type="float"/>
          <table:table-cell table:formula="of:=MEDIAN([.$F358];[.$S358])" office:value-type="float"/>
          <table:table-cell table:formula="of:=MEDIAN([.$G358];[.$T358])" office:value-type="float"/>
          <table:table-cell table:formula="of:=MEDIAN([.$H358];[.$U358])" office:value-type="float"/>
          <table:table-cell table:formula="of:=MEDIAN([.$I358];[.$V358])" office:value-type="float"/>
          <table:table-cell table:formula="of:=MEDIAN([.$J358])" office:value-type="float"/>
          <table:table-cell table:formula="of:=MEDIAN([.$K358];[.$W358])" office:value-type="float"/>
          <table:table-cell table:formula="of:=MEDIAN([.$L358];[.$X358])" office:value-type="float"/>
          <table:table-cell table:formula="of:=MEDIAN([.$M358];[.$Y358])" office:value-type="float"/>
          <table:table-cell table:formula="of:=MEDIAN([.$N358];[.$Z358])" office:value-type="float"/>
          <table:table-cell table:formula="of:=MAX([.$B358];[.$O358])" office:value-type="float"/>
          <table:table-cell table:formula="of:=MAX([.$C358];[.$P358])" office:value-type="float"/>
          <table:table-cell table:formula="of:=MAX([.$D358];[.$Q358])" office:value-type="float"/>
          <table:table-cell table:formula="of:=MAX([.$E358];[.$R358])" office:value-type="float"/>
          <table:table-cell table:formula="of:=MAX([.$F358];[.$S358])" office:value-type="float"/>
          <table:table-cell table:formula="of:=MAX([.$G358];[.$T358])" office:value-type="float"/>
          <table:table-cell table:formula="of:=MAX([.$H358];[.$U358])" office:value-type="float"/>
          <table:table-cell table:formula="of:=MAX([.$I358];[.$V358])" office:value-type="float"/>
          <table:table-cell table:formula="of:=MAX([.$J358])" office:value-type="float"/>
          <table:table-cell table:formula="of:=MAX([.$K358];[.$W358])" office:value-type="float"/>
          <table:table-cell table:formula="of:=MAX([.$L358];[.$X358])" office:value-type="float"/>
          <table:table-cell table:formula="of:=MAX([.$M358];[.$Y358])" office:value-type="float"/>
          <table:table-cell table:formula="of:=MAX([.$N358];[.$Z358])" office:value-type="float"/>
        </table:table-row>
        <table:table-row table:style-name="ro1">
          <table:table-cell office:value-type="string">
            <text:p>blocks.blocks-26-1.asp/6</text:p>
          </table:table-cell>
          <table:table-cell office:value-type="float" office:value="2.51473"/>
          <table:table-cell office:value-type="float" office:value="2.4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7376.0"/>
          <table:table-cell office:value-type="float" office:value="2344.0"/>
          <table:table-cell office:value-type="float" office:value="0.0"/>
          <table:table-cell office:value-type="float" office:value="0.0"/>
          <table:table-cell office:value-type="float" office:value="2.33385"/>
          <table:table-cell office:value-type="float" office:value="2.2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97376.0"/>
          <table:table-cell office:value-type="float" office:value="2344.0"/>
          <table:table-cell office:value-type="float" office:value="0.0"/>
          <table:table-cell office:value-type="float" office:value="0.0"/>
          <table:table-cell table:formula="of:=MIN([.$B359];[.$O359])" office:value-type="float"/>
          <table:table-cell table:formula="of:=MIN([.$C359];[.$P359])" office:value-type="float"/>
          <table:table-cell table:formula="of:=MIN([.$D359];[.$Q359])" office:value-type="float"/>
          <table:table-cell table:formula="of:=MIN([.$E359];[.$R359])" office:value-type="float"/>
          <table:table-cell table:formula="of:=MIN([.$F359];[.$S359])" office:value-type="float"/>
          <table:table-cell table:formula="of:=MIN([.$G359];[.$T359])" office:value-type="float"/>
          <table:table-cell table:formula="of:=MIN([.$H359];[.$U359])" office:value-type="float"/>
          <table:table-cell table:formula="of:=MIN([.$I359];[.$V359])" office:value-type="float"/>
          <table:table-cell table:formula="of:=MIN([.$J359])" office:value-type="float"/>
          <table:table-cell table:formula="of:=MIN([.$K359];[.$W359])" office:value-type="float"/>
          <table:table-cell table:formula="of:=MIN([.$L359];[.$X359])" office:value-type="float"/>
          <table:table-cell table:formula="of:=MIN([.$M359];[.$Y359])" office:value-type="float"/>
          <table:table-cell table:formula="of:=MIN([.$N359];[.$Z359])" office:value-type="float"/>
          <table:table-cell table:formula="of:=MEDIAN([.$B359];[.$O359])" office:value-type="float"/>
          <table:table-cell table:formula="of:=MEDIAN([.$C359];[.$P359])" office:value-type="float"/>
          <table:table-cell table:formula="of:=MEDIAN([.$D359];[.$Q359])" office:value-type="float"/>
          <table:table-cell table:formula="of:=MEDIAN([.$E359];[.$R359])" office:value-type="float"/>
          <table:table-cell table:formula="of:=MEDIAN([.$F359];[.$S359])" office:value-type="float"/>
          <table:table-cell table:formula="of:=MEDIAN([.$G359];[.$T359])" office:value-type="float"/>
          <table:table-cell table:formula="of:=MEDIAN([.$H359];[.$U359])" office:value-type="float"/>
          <table:table-cell table:formula="of:=MEDIAN([.$I359];[.$V359])" office:value-type="float"/>
          <table:table-cell table:formula="of:=MEDIAN([.$J359])" office:value-type="float"/>
          <table:table-cell table:formula="of:=MEDIAN([.$K359];[.$W359])" office:value-type="float"/>
          <table:table-cell table:formula="of:=MEDIAN([.$L359];[.$X359])" office:value-type="float"/>
          <table:table-cell table:formula="of:=MEDIAN([.$M359];[.$Y359])" office:value-type="float"/>
          <table:table-cell table:formula="of:=MEDIAN([.$N359];[.$Z359])" office:value-type="float"/>
          <table:table-cell table:formula="of:=MAX([.$B359];[.$O359])" office:value-type="float"/>
          <table:table-cell table:formula="of:=MAX([.$C359];[.$P359])" office:value-type="float"/>
          <table:table-cell table:formula="of:=MAX([.$D359];[.$Q359])" office:value-type="float"/>
          <table:table-cell table:formula="of:=MAX([.$E359];[.$R359])" office:value-type="float"/>
          <table:table-cell table:formula="of:=MAX([.$F359];[.$S359])" office:value-type="float"/>
          <table:table-cell table:formula="of:=MAX([.$G359];[.$T359])" office:value-type="float"/>
          <table:table-cell table:formula="of:=MAX([.$H359];[.$U359])" office:value-type="float"/>
          <table:table-cell table:formula="of:=MAX([.$I359];[.$V359])" office:value-type="float"/>
          <table:table-cell table:formula="of:=MAX([.$J359])" office:value-type="float"/>
          <table:table-cell table:formula="of:=MAX([.$K359];[.$W359])" office:value-type="float"/>
          <table:table-cell table:formula="of:=MAX([.$L359];[.$X359])" office:value-type="float"/>
          <table:table-cell table:formula="of:=MAX([.$M359];[.$Y359])" office:value-type="float"/>
          <table:table-cell table:formula="of:=MAX([.$N359];[.$Z359])" office:value-type="float"/>
        </table:table-row>
        <table:table-row table:style-name="ro1">
          <table:table-cell office:value-type="string">
            <text:p>blocks.blocks-26-1.asp/7</text:p>
          </table:table-cell>
          <table:table-cell office:value-type="float" office:value="2.98533"/>
          <table:table-cell office:value-type="float" office:value="2.8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36286.0"/>
          <table:table-cell office:value-type="float" office:value="3073.0"/>
          <table:table-cell office:value-type="float" office:value="0.0"/>
          <table:table-cell office:value-type="float" office:value="0.0"/>
          <table:table-cell office:value-type="float" office:value="2.8155"/>
          <table:table-cell office:value-type="float" office:value="2.7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6286.0"/>
          <table:table-cell office:value-type="float" office:value="3073.0"/>
          <table:table-cell office:value-type="float" office:value="0.0"/>
          <table:table-cell office:value-type="float" office:value="0.0"/>
          <table:table-cell table:formula="of:=MIN([.$B360];[.$O360])" office:value-type="float"/>
          <table:table-cell table:formula="of:=MIN([.$C360];[.$P360])" office:value-type="float"/>
          <table:table-cell table:formula="of:=MIN([.$D360];[.$Q360])" office:value-type="float"/>
          <table:table-cell table:formula="of:=MIN([.$E360];[.$R360])" office:value-type="float"/>
          <table:table-cell table:formula="of:=MIN([.$F360];[.$S360])" office:value-type="float"/>
          <table:table-cell table:formula="of:=MIN([.$G360];[.$T360])" office:value-type="float"/>
          <table:table-cell table:formula="of:=MIN([.$H360];[.$U360])" office:value-type="float"/>
          <table:table-cell table:formula="of:=MIN([.$I360];[.$V360])" office:value-type="float"/>
          <table:table-cell table:formula="of:=MIN([.$J360])" office:value-type="float"/>
          <table:table-cell table:formula="of:=MIN([.$K360];[.$W360])" office:value-type="float"/>
          <table:table-cell table:formula="of:=MIN([.$L360];[.$X360])" office:value-type="float"/>
          <table:table-cell table:formula="of:=MIN([.$M360];[.$Y360])" office:value-type="float"/>
          <table:table-cell table:formula="of:=MIN([.$N360];[.$Z360])" office:value-type="float"/>
          <table:table-cell table:formula="of:=MEDIAN([.$B360];[.$O360])" office:value-type="float"/>
          <table:table-cell table:formula="of:=MEDIAN([.$C360];[.$P360])" office:value-type="float"/>
          <table:table-cell table:formula="of:=MEDIAN([.$D360];[.$Q360])" office:value-type="float"/>
          <table:table-cell table:formula="of:=MEDIAN([.$E360];[.$R360])" office:value-type="float"/>
          <table:table-cell table:formula="of:=MEDIAN([.$F360];[.$S360])" office:value-type="float"/>
          <table:table-cell table:formula="of:=MEDIAN([.$G360];[.$T360])" office:value-type="float"/>
          <table:table-cell table:formula="of:=MEDIAN([.$H360];[.$U360])" office:value-type="float"/>
          <table:table-cell table:formula="of:=MEDIAN([.$I360];[.$V360])" office:value-type="float"/>
          <table:table-cell table:formula="of:=MEDIAN([.$J360])" office:value-type="float"/>
          <table:table-cell table:formula="of:=MEDIAN([.$K360];[.$W360])" office:value-type="float"/>
          <table:table-cell table:formula="of:=MEDIAN([.$L360];[.$X360])" office:value-type="float"/>
          <table:table-cell table:formula="of:=MEDIAN([.$M360];[.$Y360])" office:value-type="float"/>
          <table:table-cell table:formula="of:=MEDIAN([.$N360];[.$Z360])" office:value-type="float"/>
          <table:table-cell table:formula="of:=MAX([.$B360];[.$O360])" office:value-type="float"/>
          <table:table-cell table:formula="of:=MAX([.$C360];[.$P360])" office:value-type="float"/>
          <table:table-cell table:formula="of:=MAX([.$D360];[.$Q360])" office:value-type="float"/>
          <table:table-cell table:formula="of:=MAX([.$E360];[.$R360])" office:value-type="float"/>
          <table:table-cell table:formula="of:=MAX([.$F360];[.$S360])" office:value-type="float"/>
          <table:table-cell table:formula="of:=MAX([.$G360];[.$T360])" office:value-type="float"/>
          <table:table-cell table:formula="of:=MAX([.$H360];[.$U360])" office:value-type="float"/>
          <table:table-cell table:formula="of:=MAX([.$I360];[.$V360])" office:value-type="float"/>
          <table:table-cell table:formula="of:=MAX([.$J360])" office:value-type="float"/>
          <table:table-cell table:formula="of:=MAX([.$K360];[.$W360])" office:value-type="float"/>
          <table:table-cell table:formula="of:=MAX([.$L360];[.$X360])" office:value-type="float"/>
          <table:table-cell table:formula="of:=MAX([.$M360];[.$Y360])" office:value-type="float"/>
          <table:table-cell table:formula="of:=MAX([.$N360];[.$Z360])" office:value-type="float"/>
        </table:table-row>
        <table:table-row table:style-name="ro1">
          <table:table-cell office:value-type="string">
            <text:p>blocks.blocks-26-1.asp/8</text:p>
          </table:table-cell>
          <table:table-cell office:value-type="float" office:value="3.42039"/>
          <table:table-cell office:value-type="float" office:value="3.3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5196.0"/>
          <table:table-cell office:value-type="float" office:value="3802.0"/>
          <table:table-cell office:value-type="float" office:value="0.0"/>
          <table:table-cell office:value-type="float" office:value="0.0"/>
          <table:table-cell office:value-type="float" office:value="3.14064"/>
          <table:table-cell office:value-type="float" office:value="3.0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75196.0"/>
          <table:table-cell office:value-type="float" office:value="3802.0"/>
          <table:table-cell office:value-type="float" office:value="0.0"/>
          <table:table-cell office:value-type="float" office:value="0.0"/>
          <table:table-cell table:formula="of:=MIN([.$B361];[.$O361])" office:value-type="float"/>
          <table:table-cell table:formula="of:=MIN([.$C361];[.$P361])" office:value-type="float"/>
          <table:table-cell table:formula="of:=MIN([.$D361];[.$Q361])" office:value-type="float"/>
          <table:table-cell table:formula="of:=MIN([.$E361];[.$R361])" office:value-type="float"/>
          <table:table-cell table:formula="of:=MIN([.$F361];[.$S361])" office:value-type="float"/>
          <table:table-cell table:formula="of:=MIN([.$G361];[.$T361])" office:value-type="float"/>
          <table:table-cell table:formula="of:=MIN([.$H361];[.$U361])" office:value-type="float"/>
          <table:table-cell table:formula="of:=MIN([.$I361];[.$V361])" office:value-type="float"/>
          <table:table-cell table:formula="of:=MIN([.$J361])" office:value-type="float"/>
          <table:table-cell table:formula="of:=MIN([.$K361];[.$W361])" office:value-type="float"/>
          <table:table-cell table:formula="of:=MIN([.$L361];[.$X361])" office:value-type="float"/>
          <table:table-cell table:formula="of:=MIN([.$M361];[.$Y361])" office:value-type="float"/>
          <table:table-cell table:formula="of:=MIN([.$N361];[.$Z361])" office:value-type="float"/>
          <table:table-cell table:formula="of:=MEDIAN([.$B361];[.$O361])" office:value-type="float"/>
          <table:table-cell table:formula="of:=MEDIAN([.$C361];[.$P361])" office:value-type="float"/>
          <table:table-cell table:formula="of:=MEDIAN([.$D361];[.$Q361])" office:value-type="float"/>
          <table:table-cell table:formula="of:=MEDIAN([.$E361];[.$R361])" office:value-type="float"/>
          <table:table-cell table:formula="of:=MEDIAN([.$F361];[.$S361])" office:value-type="float"/>
          <table:table-cell table:formula="of:=MEDIAN([.$G361];[.$T361])" office:value-type="float"/>
          <table:table-cell table:formula="of:=MEDIAN([.$H361];[.$U361])" office:value-type="float"/>
          <table:table-cell table:formula="of:=MEDIAN([.$I361];[.$V361])" office:value-type="float"/>
          <table:table-cell table:formula="of:=MEDIAN([.$J361])" office:value-type="float"/>
          <table:table-cell table:formula="of:=MEDIAN([.$K361];[.$W361])" office:value-type="float"/>
          <table:table-cell table:formula="of:=MEDIAN([.$L361];[.$X361])" office:value-type="float"/>
          <table:table-cell table:formula="of:=MEDIAN([.$M361];[.$Y361])" office:value-type="float"/>
          <table:table-cell table:formula="of:=MEDIAN([.$N361];[.$Z361])" office:value-type="float"/>
          <table:table-cell table:formula="of:=MAX([.$B361];[.$O361])" office:value-type="float"/>
          <table:table-cell table:formula="of:=MAX([.$C361];[.$P361])" office:value-type="float"/>
          <table:table-cell table:formula="of:=MAX([.$D361];[.$Q361])" office:value-type="float"/>
          <table:table-cell table:formula="of:=MAX([.$E361];[.$R361])" office:value-type="float"/>
          <table:table-cell table:formula="of:=MAX([.$F361];[.$S361])" office:value-type="float"/>
          <table:table-cell table:formula="of:=MAX([.$G361];[.$T361])" office:value-type="float"/>
          <table:table-cell table:formula="of:=MAX([.$H361];[.$U361])" office:value-type="float"/>
          <table:table-cell table:formula="of:=MAX([.$I361];[.$V361])" office:value-type="float"/>
          <table:table-cell table:formula="of:=MAX([.$J361])" office:value-type="float"/>
          <table:table-cell table:formula="of:=MAX([.$K361];[.$W361])" office:value-type="float"/>
          <table:table-cell table:formula="of:=MAX([.$L361];[.$X361])" office:value-type="float"/>
          <table:table-cell table:formula="of:=MAX([.$M361];[.$Y361])" office:value-type="float"/>
          <table:table-cell table:formula="of:=MAX([.$N361];[.$Z361])" office:value-type="float"/>
        </table:table-row>
        <table:table-row table:style-name="ro1">
          <table:table-cell office:value-type="string">
            <text:p>blocks.blocks-26-1.asp/9</text:p>
          </table:table-cell>
          <table:table-cell office:value-type="float" office:value="4.07665"/>
          <table:table-cell office:value-type="float" office:value="3.9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14106.0"/>
          <table:table-cell office:value-type="float" office:value="4531.0"/>
          <table:table-cell office:value-type="float" office:value="0.0"/>
          <table:table-cell office:value-type="float" office:value="0.0"/>
          <table:table-cell office:value-type="float" office:value="3.70909"/>
          <table:table-cell office:value-type="float" office:value="3.6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14106.0"/>
          <table:table-cell office:value-type="float" office:value="4531.0"/>
          <table:table-cell office:value-type="float" office:value="0.0"/>
          <table:table-cell office:value-type="float" office:value="0.0"/>
          <table:table-cell table:formula="of:=MIN([.$B362];[.$O362])" office:value-type="float"/>
          <table:table-cell table:formula="of:=MIN([.$C362];[.$P362])" office:value-type="float"/>
          <table:table-cell table:formula="of:=MIN([.$D362];[.$Q362])" office:value-type="float"/>
          <table:table-cell table:formula="of:=MIN([.$E362];[.$R362])" office:value-type="float"/>
          <table:table-cell table:formula="of:=MIN([.$F362];[.$S362])" office:value-type="float"/>
          <table:table-cell table:formula="of:=MIN([.$G362];[.$T362])" office:value-type="float"/>
          <table:table-cell table:formula="of:=MIN([.$H362];[.$U362])" office:value-type="float"/>
          <table:table-cell table:formula="of:=MIN([.$I362];[.$V362])" office:value-type="float"/>
          <table:table-cell table:formula="of:=MIN([.$J362])" office:value-type="float"/>
          <table:table-cell table:formula="of:=MIN([.$K362];[.$W362])" office:value-type="float"/>
          <table:table-cell table:formula="of:=MIN([.$L362];[.$X362])" office:value-type="float"/>
          <table:table-cell table:formula="of:=MIN([.$M362];[.$Y362])" office:value-type="float"/>
          <table:table-cell table:formula="of:=MIN([.$N362];[.$Z362])" office:value-type="float"/>
          <table:table-cell table:formula="of:=MEDIAN([.$B362];[.$O362])" office:value-type="float"/>
          <table:table-cell table:formula="of:=MEDIAN([.$C362];[.$P362])" office:value-type="float"/>
          <table:table-cell table:formula="of:=MEDIAN([.$D362];[.$Q362])" office:value-type="float"/>
          <table:table-cell table:formula="of:=MEDIAN([.$E362];[.$R362])" office:value-type="float"/>
          <table:table-cell table:formula="of:=MEDIAN([.$F362];[.$S362])" office:value-type="float"/>
          <table:table-cell table:formula="of:=MEDIAN([.$G362];[.$T362])" office:value-type="float"/>
          <table:table-cell table:formula="of:=MEDIAN([.$H362];[.$U362])" office:value-type="float"/>
          <table:table-cell table:formula="of:=MEDIAN([.$I362];[.$V362])" office:value-type="float"/>
          <table:table-cell table:formula="of:=MEDIAN([.$J362])" office:value-type="float"/>
          <table:table-cell table:formula="of:=MEDIAN([.$K362];[.$W362])" office:value-type="float"/>
          <table:table-cell table:formula="of:=MEDIAN([.$L362];[.$X362])" office:value-type="float"/>
          <table:table-cell table:formula="of:=MEDIAN([.$M362];[.$Y362])" office:value-type="float"/>
          <table:table-cell table:formula="of:=MEDIAN([.$N362];[.$Z362])" office:value-type="float"/>
          <table:table-cell table:formula="of:=MAX([.$B362];[.$O362])" office:value-type="float"/>
          <table:table-cell table:formula="of:=MAX([.$C362];[.$P362])" office:value-type="float"/>
          <table:table-cell table:formula="of:=MAX([.$D362];[.$Q362])" office:value-type="float"/>
          <table:table-cell table:formula="of:=MAX([.$E362];[.$R362])" office:value-type="float"/>
          <table:table-cell table:formula="of:=MAX([.$F362];[.$S362])" office:value-type="float"/>
          <table:table-cell table:formula="of:=MAX([.$G362];[.$T362])" office:value-type="float"/>
          <table:table-cell table:formula="of:=MAX([.$H362];[.$U362])" office:value-type="float"/>
          <table:table-cell table:formula="of:=MAX([.$I362];[.$V362])" office:value-type="float"/>
          <table:table-cell table:formula="of:=MAX([.$J362])" office:value-type="float"/>
          <table:table-cell table:formula="of:=MAX([.$K362];[.$W362])" office:value-type="float"/>
          <table:table-cell table:formula="of:=MAX([.$L362];[.$X362])" office:value-type="float"/>
          <table:table-cell table:formula="of:=MAX([.$M362];[.$Y362])" office:value-type="float"/>
          <table:table-cell table:formula="of:=MAX([.$N362];[.$Z362])" office:value-type="float"/>
        </table:table-row>
        <table:table-row table:style-name="ro1">
          <table:table-cell office:value-type="string">
            <text:p>blocks.blocks-27-0.asp/1</text:p>
          </table:table-cell>
          <table:table-cell office:value-type="float" office:value="0.250435"/>
          <table:table-cell office:value-type="float" office:value="0.1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216322"/>
          <table:table-cell office:value-type="float" office:value="0.1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63];[.$O363])" office:value-type="float"/>
          <table:table-cell table:formula="of:=MIN([.$C363];[.$P363])" office:value-type="float"/>
          <table:table-cell table:formula="of:=MIN([.$D363];[.$Q363])" office:value-type="float"/>
          <table:table-cell table:formula="of:=MIN([.$E363];[.$R363])" office:value-type="float"/>
          <table:table-cell table:formula="of:=MIN([.$F363];[.$S363])" office:value-type="float"/>
          <table:table-cell table:formula="of:=MIN([.$G363];[.$T363])" office:value-type="float"/>
          <table:table-cell table:formula="of:=MIN([.$H363];[.$U363])" office:value-type="float"/>
          <table:table-cell table:formula="of:=MIN([.$I363];[.$V363])" office:value-type="float"/>
          <table:table-cell table:formula="of:=MIN([.$J363])" office:value-type="float"/>
          <table:table-cell table:formula="of:=MIN([.$K363];[.$W363])" office:value-type="float"/>
          <table:table-cell table:formula="of:=MIN([.$L363];[.$X363])" office:value-type="float"/>
          <table:table-cell table:formula="of:=MIN([.$M363];[.$Y363])" office:value-type="float"/>
          <table:table-cell table:formula="of:=MIN([.$N363];[.$Z363])" office:value-type="float"/>
          <table:table-cell table:formula="of:=MEDIAN([.$B363];[.$O363])" office:value-type="float"/>
          <table:table-cell table:formula="of:=MEDIAN([.$C363];[.$P363])" office:value-type="float"/>
          <table:table-cell table:formula="of:=MEDIAN([.$D363];[.$Q363])" office:value-type="float"/>
          <table:table-cell table:formula="of:=MEDIAN([.$E363];[.$R363])" office:value-type="float"/>
          <table:table-cell table:formula="of:=MEDIAN([.$F363];[.$S363])" office:value-type="float"/>
          <table:table-cell table:formula="of:=MEDIAN([.$G363];[.$T363])" office:value-type="float"/>
          <table:table-cell table:formula="of:=MEDIAN([.$H363];[.$U363])" office:value-type="float"/>
          <table:table-cell table:formula="of:=MEDIAN([.$I363];[.$V363])" office:value-type="float"/>
          <table:table-cell table:formula="of:=MEDIAN([.$J363])" office:value-type="float"/>
          <table:table-cell table:formula="of:=MEDIAN([.$K363];[.$W363])" office:value-type="float"/>
          <table:table-cell table:formula="of:=MEDIAN([.$L363];[.$X363])" office:value-type="float"/>
          <table:table-cell table:formula="of:=MEDIAN([.$M363];[.$Y363])" office:value-type="float"/>
          <table:table-cell table:formula="of:=MEDIAN([.$N363];[.$Z363])" office:value-type="float"/>
          <table:table-cell table:formula="of:=MAX([.$B363];[.$O363])" office:value-type="float"/>
          <table:table-cell table:formula="of:=MAX([.$C363];[.$P363])" office:value-type="float"/>
          <table:table-cell table:formula="of:=MAX([.$D363];[.$Q363])" office:value-type="float"/>
          <table:table-cell table:formula="of:=MAX([.$E363];[.$R363])" office:value-type="float"/>
          <table:table-cell table:formula="of:=MAX([.$F363];[.$S363])" office:value-type="float"/>
          <table:table-cell table:formula="of:=MAX([.$G363];[.$T363])" office:value-type="float"/>
          <table:table-cell table:formula="of:=MAX([.$H363];[.$U363])" office:value-type="float"/>
          <table:table-cell table:formula="of:=MAX([.$I363];[.$V363])" office:value-type="float"/>
          <table:table-cell table:formula="of:=MAX([.$J363])" office:value-type="float"/>
          <table:table-cell table:formula="of:=MAX([.$K363];[.$W363])" office:value-type="float"/>
          <table:table-cell table:formula="of:=MAX([.$L363];[.$X363])" office:value-type="float"/>
          <table:table-cell table:formula="of:=MAX([.$M363];[.$Y363])" office:value-type="float"/>
          <table:table-cell table:formula="of:=MAX([.$N363];[.$Z363])" office:value-type="float"/>
        </table:table-row>
        <table:table-row table:style-name="ro1">
          <table:table-cell office:value-type="string">
            <text:p>blocks.blocks-27-0.asp/10</text:p>
          </table:table-cell>
          <table:table-cell office:value-type="float" office:value="5.22347"/>
          <table:table-cell office:value-type="float" office:value="5.10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6.0"/>
          <table:table-cell office:value-type="float" office:value="86.0"/>
          <table:table-cell office:value-type="float" office:value="393835.0"/>
          <table:table-cell office:value-type="float" office:value="304161.0"/>
          <table:table-cell office:value-type="float" office:value="0.0"/>
          <table:table-cell office:value-type="float" office:value="0.0"/>
          <table:table-cell office:value-type="float" office:value="4.69796"/>
          <table:table-cell office:value-type="float" office:value="4.594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4.0"/>
          <table:table-cell office:value-type="float" office:value="3520.0"/>
          <table:table-cell office:value-type="float" office:value="393835.0"/>
          <table:table-cell office:value-type="float" office:value="304161.0"/>
          <table:table-cell office:value-type="float" office:value="0.0"/>
          <table:table-cell office:value-type="float" office:value="0.0"/>
          <table:table-cell table:formula="of:=MIN([.$B364];[.$O364])" office:value-type="float"/>
          <table:table-cell table:formula="of:=MIN([.$C364];[.$P364])" office:value-type="float"/>
          <table:table-cell table:formula="of:=MIN([.$D364];[.$Q364])" office:value-type="float"/>
          <table:table-cell table:formula="of:=MIN([.$E364];[.$R364])" office:value-type="float"/>
          <table:table-cell table:formula="of:=MIN([.$F364];[.$S364])" office:value-type="float"/>
          <table:table-cell table:formula="of:=MIN([.$G364];[.$T364])" office:value-type="float"/>
          <table:table-cell table:formula="of:=MIN([.$H364];[.$U364])" office:value-type="float"/>
          <table:table-cell table:formula="of:=MIN([.$I364];[.$V364])" office:value-type="float"/>
          <table:table-cell table:formula="of:=MIN([.$J364])" office:value-type="float"/>
          <table:table-cell table:formula="of:=MIN([.$K364];[.$W364])" office:value-type="float"/>
          <table:table-cell table:formula="of:=MIN([.$L364];[.$X364])" office:value-type="float"/>
          <table:table-cell table:formula="of:=MIN([.$M364];[.$Y364])" office:value-type="float"/>
          <table:table-cell table:formula="of:=MIN([.$N364];[.$Z364])" office:value-type="float"/>
          <table:table-cell table:formula="of:=MEDIAN([.$B364];[.$O364])" office:value-type="float"/>
          <table:table-cell table:formula="of:=MEDIAN([.$C364];[.$P364])" office:value-type="float"/>
          <table:table-cell table:formula="of:=MEDIAN([.$D364];[.$Q364])" office:value-type="float"/>
          <table:table-cell table:formula="of:=MEDIAN([.$E364];[.$R364])" office:value-type="float"/>
          <table:table-cell table:formula="of:=MEDIAN([.$F364];[.$S364])" office:value-type="float"/>
          <table:table-cell table:formula="of:=MEDIAN([.$G364];[.$T364])" office:value-type="float"/>
          <table:table-cell table:formula="of:=MEDIAN([.$H364];[.$U364])" office:value-type="float"/>
          <table:table-cell table:formula="of:=MEDIAN([.$I364];[.$V364])" office:value-type="float"/>
          <table:table-cell table:formula="of:=MEDIAN([.$J364])" office:value-type="float"/>
          <table:table-cell table:formula="of:=MEDIAN([.$K364];[.$W364])" office:value-type="float"/>
          <table:table-cell table:formula="of:=MEDIAN([.$L364];[.$X364])" office:value-type="float"/>
          <table:table-cell table:formula="of:=MEDIAN([.$M364];[.$Y364])" office:value-type="float"/>
          <table:table-cell table:formula="of:=MEDIAN([.$N364];[.$Z364])" office:value-type="float"/>
          <table:table-cell table:formula="of:=MAX([.$B364];[.$O364])" office:value-type="float"/>
          <table:table-cell table:formula="of:=MAX([.$C364];[.$P364])" office:value-type="float"/>
          <table:table-cell table:formula="of:=MAX([.$D364];[.$Q364])" office:value-type="float"/>
          <table:table-cell table:formula="of:=MAX([.$E364];[.$R364])" office:value-type="float"/>
          <table:table-cell table:formula="of:=MAX([.$F364];[.$S364])" office:value-type="float"/>
          <table:table-cell table:formula="of:=MAX([.$G364];[.$T364])" office:value-type="float"/>
          <table:table-cell table:formula="of:=MAX([.$H364];[.$U364])" office:value-type="float"/>
          <table:table-cell table:formula="of:=MAX([.$I364];[.$V364])" office:value-type="float"/>
          <table:table-cell table:formula="of:=MAX([.$J364])" office:value-type="float"/>
          <table:table-cell table:formula="of:=MAX([.$K364];[.$W364])" office:value-type="float"/>
          <table:table-cell table:formula="of:=MAX([.$L364];[.$X364])" office:value-type="float"/>
          <table:table-cell table:formula="of:=MAX([.$M364];[.$Y364])" office:value-type="float"/>
          <table:table-cell table:formula="of:=MAX([.$N364];[.$Z364])" office:value-type="float"/>
        </table:table-row>
        <table:table-row table:style-name="ro1">
          <table:table-cell office:value-type="string">
            <text:p>blocks.blocks-27-0.asp/11</text:p>
          </table:table-cell>
          <table:table-cell office:value-type="float" office:value="5.83975"/>
          <table:table-cell office:value-type="float" office:value="5.71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90.0"/>
          <table:table-cell office:value-type="float" office:value="90.0"/>
          <table:table-cell office:value-type="float" office:value="437252.0"/>
          <table:table-cell office:value-type="float" office:value="367288.0"/>
          <table:table-cell office:value-type="float" office:value="0.0"/>
          <table:table-cell office:value-type="float" office:value="0.0"/>
          <table:table-cell office:value-type="float" office:value="5.27713"/>
          <table:table-cell office:value-type="float" office:value="5.166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3.0"/>
          <table:table-cell office:value-type="float" office:value="4066.0"/>
          <table:table-cell office:value-type="float" office:value="437252.0"/>
          <table:table-cell office:value-type="float" office:value="367288.0"/>
          <table:table-cell office:value-type="float" office:value="0.0"/>
          <table:table-cell office:value-type="float" office:value="0.0"/>
          <table:table-cell table:formula="of:=MIN([.$B365];[.$O365])" office:value-type="float"/>
          <table:table-cell table:formula="of:=MIN([.$C365];[.$P365])" office:value-type="float"/>
          <table:table-cell table:formula="of:=MIN([.$D365];[.$Q365])" office:value-type="float"/>
          <table:table-cell table:formula="of:=MIN([.$E365];[.$R365])" office:value-type="float"/>
          <table:table-cell table:formula="of:=MIN([.$F365];[.$S365])" office:value-type="float"/>
          <table:table-cell table:formula="of:=MIN([.$G365];[.$T365])" office:value-type="float"/>
          <table:table-cell table:formula="of:=MIN([.$H365];[.$U365])" office:value-type="float"/>
          <table:table-cell table:formula="of:=MIN([.$I365];[.$V365])" office:value-type="float"/>
          <table:table-cell table:formula="of:=MIN([.$J365])" office:value-type="float"/>
          <table:table-cell table:formula="of:=MIN([.$K365];[.$W365])" office:value-type="float"/>
          <table:table-cell table:formula="of:=MIN([.$L365];[.$X365])" office:value-type="float"/>
          <table:table-cell table:formula="of:=MIN([.$M365];[.$Y365])" office:value-type="float"/>
          <table:table-cell table:formula="of:=MIN([.$N365];[.$Z365])" office:value-type="float"/>
          <table:table-cell table:formula="of:=MEDIAN([.$B365];[.$O365])" office:value-type="float"/>
          <table:table-cell table:formula="of:=MEDIAN([.$C365];[.$P365])" office:value-type="float"/>
          <table:table-cell table:formula="of:=MEDIAN([.$D365];[.$Q365])" office:value-type="float"/>
          <table:table-cell table:formula="of:=MEDIAN([.$E365];[.$R365])" office:value-type="float"/>
          <table:table-cell table:formula="of:=MEDIAN([.$F365];[.$S365])" office:value-type="float"/>
          <table:table-cell table:formula="of:=MEDIAN([.$G365];[.$T365])" office:value-type="float"/>
          <table:table-cell table:formula="of:=MEDIAN([.$H365];[.$U365])" office:value-type="float"/>
          <table:table-cell table:formula="of:=MEDIAN([.$I365];[.$V365])" office:value-type="float"/>
          <table:table-cell table:formula="of:=MEDIAN([.$J365])" office:value-type="float"/>
          <table:table-cell table:formula="of:=MEDIAN([.$K365];[.$W365])" office:value-type="float"/>
          <table:table-cell table:formula="of:=MEDIAN([.$L365];[.$X365])" office:value-type="float"/>
          <table:table-cell table:formula="of:=MEDIAN([.$M365];[.$Y365])" office:value-type="float"/>
          <table:table-cell table:formula="of:=MEDIAN([.$N365];[.$Z365])" office:value-type="float"/>
          <table:table-cell table:formula="of:=MAX([.$B365];[.$O365])" office:value-type="float"/>
          <table:table-cell table:formula="of:=MAX([.$C365];[.$P365])" office:value-type="float"/>
          <table:table-cell table:formula="of:=MAX([.$D365];[.$Q365])" office:value-type="float"/>
          <table:table-cell table:formula="of:=MAX([.$E365];[.$R365])" office:value-type="float"/>
          <table:table-cell table:formula="of:=MAX([.$F365];[.$S365])" office:value-type="float"/>
          <table:table-cell table:formula="of:=MAX([.$G365];[.$T365])" office:value-type="float"/>
          <table:table-cell table:formula="of:=MAX([.$H365];[.$U365])" office:value-type="float"/>
          <table:table-cell table:formula="of:=MAX([.$I365];[.$V365])" office:value-type="float"/>
          <table:table-cell table:formula="of:=MAX([.$J365])" office:value-type="float"/>
          <table:table-cell table:formula="of:=MAX([.$K365];[.$W365])" office:value-type="float"/>
          <table:table-cell table:formula="of:=MAX([.$L365];[.$X365])" office:value-type="float"/>
          <table:table-cell table:formula="of:=MAX([.$M365];[.$Y365])" office:value-type="float"/>
          <table:table-cell table:formula="of:=MAX([.$N365];[.$Z365])" office:value-type="float"/>
        </table:table-row>
        <table:table-row table:style-name="ro1">
          <table:table-cell office:value-type="string">
            <text:p>blocks.blocks-27-0.asp/12</text:p>
          </table:table-cell>
          <table:table-cell office:value-type="float" office:value="6.3865"/>
          <table:table-cell office:value-type="float" office:value="6.262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15.0"/>
          <table:table-cell office:value-type="float" office:value="115.0"/>
          <table:table-cell office:value-type="float" office:value="480669.0"/>
          <table:table-cell office:value-type="float" office:value="430415.0"/>
          <table:table-cell office:value-type="float" office:value="0.0"/>
          <table:table-cell office:value-type="float" office:value="0.0"/>
          <table:table-cell office:value-type="float" office:value="5.71713"/>
          <table:table-cell office:value-type="float" office:value="5.591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5.0"/>
          <table:table-cell office:value-type="float" office:value="6951.0"/>
          <table:table-cell office:value-type="float" office:value="480669.0"/>
          <table:table-cell office:value-type="float" office:value="430415.0"/>
          <table:table-cell office:value-type="float" office:value="0.0"/>
          <table:table-cell office:value-type="float" office:value="0.0"/>
          <table:table-cell table:formula="of:=MIN([.$B366];[.$O366])" office:value-type="float"/>
          <table:table-cell table:formula="of:=MIN([.$C366];[.$P366])" office:value-type="float"/>
          <table:table-cell table:formula="of:=MIN([.$D366];[.$Q366])" office:value-type="float"/>
          <table:table-cell table:formula="of:=MIN([.$E366];[.$R366])" office:value-type="float"/>
          <table:table-cell table:formula="of:=MIN([.$F366];[.$S366])" office:value-type="float"/>
          <table:table-cell table:formula="of:=MIN([.$G366];[.$T366])" office:value-type="float"/>
          <table:table-cell table:formula="of:=MIN([.$H366];[.$U366])" office:value-type="float"/>
          <table:table-cell table:formula="of:=MIN([.$I366];[.$V366])" office:value-type="float"/>
          <table:table-cell table:formula="of:=MIN([.$J366])" office:value-type="float"/>
          <table:table-cell table:formula="of:=MIN([.$K366];[.$W366])" office:value-type="float"/>
          <table:table-cell table:formula="of:=MIN([.$L366];[.$X366])" office:value-type="float"/>
          <table:table-cell table:formula="of:=MIN([.$M366];[.$Y366])" office:value-type="float"/>
          <table:table-cell table:formula="of:=MIN([.$N366];[.$Z366])" office:value-type="float"/>
          <table:table-cell table:formula="of:=MEDIAN([.$B366];[.$O366])" office:value-type="float"/>
          <table:table-cell table:formula="of:=MEDIAN([.$C366];[.$P366])" office:value-type="float"/>
          <table:table-cell table:formula="of:=MEDIAN([.$D366];[.$Q366])" office:value-type="float"/>
          <table:table-cell table:formula="of:=MEDIAN([.$E366];[.$R366])" office:value-type="float"/>
          <table:table-cell table:formula="of:=MEDIAN([.$F366];[.$S366])" office:value-type="float"/>
          <table:table-cell table:formula="of:=MEDIAN([.$G366];[.$T366])" office:value-type="float"/>
          <table:table-cell table:formula="of:=MEDIAN([.$H366];[.$U366])" office:value-type="float"/>
          <table:table-cell table:formula="of:=MEDIAN([.$I366];[.$V366])" office:value-type="float"/>
          <table:table-cell table:formula="of:=MEDIAN([.$J366])" office:value-type="float"/>
          <table:table-cell table:formula="of:=MEDIAN([.$K366];[.$W366])" office:value-type="float"/>
          <table:table-cell table:formula="of:=MEDIAN([.$L366];[.$X366])" office:value-type="float"/>
          <table:table-cell table:formula="of:=MEDIAN([.$M366];[.$Y366])" office:value-type="float"/>
          <table:table-cell table:formula="of:=MEDIAN([.$N366];[.$Z366])" office:value-type="float"/>
          <table:table-cell table:formula="of:=MAX([.$B366];[.$O366])" office:value-type="float"/>
          <table:table-cell table:formula="of:=MAX([.$C366];[.$P366])" office:value-type="float"/>
          <table:table-cell table:formula="of:=MAX([.$D366];[.$Q366])" office:value-type="float"/>
          <table:table-cell table:formula="of:=MAX([.$E366];[.$R366])" office:value-type="float"/>
          <table:table-cell table:formula="of:=MAX([.$F366];[.$S366])" office:value-type="float"/>
          <table:table-cell table:formula="of:=MAX([.$G366];[.$T366])" office:value-type="float"/>
          <table:table-cell table:formula="of:=MAX([.$H366];[.$U366])" office:value-type="float"/>
          <table:table-cell table:formula="of:=MAX([.$I366];[.$V366])" office:value-type="float"/>
          <table:table-cell table:formula="of:=MAX([.$J366])" office:value-type="float"/>
          <table:table-cell table:formula="of:=MAX([.$K366];[.$W366])" office:value-type="float"/>
          <table:table-cell table:formula="of:=MAX([.$L366];[.$X366])" office:value-type="float"/>
          <table:table-cell table:formula="of:=MAX([.$M366];[.$Y366])" office:value-type="float"/>
          <table:table-cell table:formula="of:=MAX([.$N366];[.$Z366])" office:value-type="float"/>
        </table:table-row>
        <table:table-row table:style-name="ro1">
          <table:table-cell office:value-type="string">
            <text:p>blocks.blocks-27-0.asp/13</text:p>
          </table:table-cell>
          <table:table-cell office:value-type="float" office:value="7.02767"/>
          <table:table-cell office:value-type="float" office:value="6.895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76.0"/>
          <table:table-cell office:value-type="float" office:value="176.0"/>
          <table:table-cell office:value-type="float" office:value="524086.0"/>
          <table:table-cell office:value-type="float" office:value="493542.0"/>
          <table:table-cell office:value-type="float" office:value="0.0"/>
          <table:table-cell office:value-type="float" office:value="0.0"/>
          <table:table-cell office:value-type="float" office:value="6.24102"/>
          <table:table-cell office:value-type="float" office:value="6.116"/>
          <table:table-cell office:value-type="float" office:value="0.1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6.0"/>
          <table:table-cell office:value-type="float" office:value="9466.0"/>
          <table:table-cell office:value-type="float" office:value="524086.0"/>
          <table:table-cell office:value-type="float" office:value="493542.0"/>
          <table:table-cell office:value-type="float" office:value="0.0"/>
          <table:table-cell office:value-type="float" office:value="0.0"/>
          <table:table-cell table:formula="of:=MIN([.$B367];[.$O367])" office:value-type="float"/>
          <table:table-cell table:formula="of:=MIN([.$C367];[.$P367])" office:value-type="float"/>
          <table:table-cell table:formula="of:=MIN([.$D367];[.$Q367])" office:value-type="float"/>
          <table:table-cell table:formula="of:=MIN([.$E367];[.$R367])" office:value-type="float"/>
          <table:table-cell table:formula="of:=MIN([.$F367];[.$S367])" office:value-type="float"/>
          <table:table-cell table:formula="of:=MIN([.$G367];[.$T367])" office:value-type="float"/>
          <table:table-cell table:formula="of:=MIN([.$H367];[.$U367])" office:value-type="float"/>
          <table:table-cell table:formula="of:=MIN([.$I367];[.$V367])" office:value-type="float"/>
          <table:table-cell table:formula="of:=MIN([.$J367])" office:value-type="float"/>
          <table:table-cell table:formula="of:=MIN([.$K367];[.$W367])" office:value-type="float"/>
          <table:table-cell table:formula="of:=MIN([.$L367];[.$X367])" office:value-type="float"/>
          <table:table-cell table:formula="of:=MIN([.$M367];[.$Y367])" office:value-type="float"/>
          <table:table-cell table:formula="of:=MIN([.$N367];[.$Z367])" office:value-type="float"/>
          <table:table-cell table:formula="of:=MEDIAN([.$B367];[.$O367])" office:value-type="float"/>
          <table:table-cell table:formula="of:=MEDIAN([.$C367];[.$P367])" office:value-type="float"/>
          <table:table-cell table:formula="of:=MEDIAN([.$D367];[.$Q367])" office:value-type="float"/>
          <table:table-cell table:formula="of:=MEDIAN([.$E367];[.$R367])" office:value-type="float"/>
          <table:table-cell table:formula="of:=MEDIAN([.$F367];[.$S367])" office:value-type="float"/>
          <table:table-cell table:formula="of:=MEDIAN([.$G367];[.$T367])" office:value-type="float"/>
          <table:table-cell table:formula="of:=MEDIAN([.$H367];[.$U367])" office:value-type="float"/>
          <table:table-cell table:formula="of:=MEDIAN([.$I367];[.$V367])" office:value-type="float"/>
          <table:table-cell table:formula="of:=MEDIAN([.$J367])" office:value-type="float"/>
          <table:table-cell table:formula="of:=MEDIAN([.$K367];[.$W367])" office:value-type="float"/>
          <table:table-cell table:formula="of:=MEDIAN([.$L367];[.$X367])" office:value-type="float"/>
          <table:table-cell table:formula="of:=MEDIAN([.$M367];[.$Y367])" office:value-type="float"/>
          <table:table-cell table:formula="of:=MEDIAN([.$N367];[.$Z367])" office:value-type="float"/>
          <table:table-cell table:formula="of:=MAX([.$B367];[.$O367])" office:value-type="float"/>
          <table:table-cell table:formula="of:=MAX([.$C367];[.$P367])" office:value-type="float"/>
          <table:table-cell table:formula="of:=MAX([.$D367];[.$Q367])" office:value-type="float"/>
          <table:table-cell table:formula="of:=MAX([.$E367];[.$R367])" office:value-type="float"/>
          <table:table-cell table:formula="of:=MAX([.$F367];[.$S367])" office:value-type="float"/>
          <table:table-cell table:formula="of:=MAX([.$G367];[.$T367])" office:value-type="float"/>
          <table:table-cell table:formula="of:=MAX([.$H367];[.$U367])" office:value-type="float"/>
          <table:table-cell table:formula="of:=MAX([.$I367];[.$V367])" office:value-type="float"/>
          <table:table-cell table:formula="of:=MAX([.$J367])" office:value-type="float"/>
          <table:table-cell table:formula="of:=MAX([.$K367];[.$W367])" office:value-type="float"/>
          <table:table-cell table:formula="of:=MAX([.$L367];[.$X367])" office:value-type="float"/>
          <table:table-cell table:formula="of:=MAX([.$M367];[.$Y367])" office:value-type="float"/>
          <table:table-cell table:formula="of:=MAX([.$N367];[.$Z367])" office:value-type="float"/>
        </table:table-row>
        <table:table-row table:style-name="ro1">
          <table:table-cell office:value-type="string">
            <text:p>blocks.blocks-27-0.asp/14</text:p>
          </table:table-cell>
          <table:table-cell office:value-type="float" office:value="7.75371"/>
          <table:table-cell office:value-type="float" office:value="7.602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26.0"/>
          <table:table-cell office:value-type="float" office:value="126.0"/>
          <table:table-cell office:value-type="float" office:value="567503.0"/>
          <table:table-cell office:value-type="float" office:value="556669.0"/>
          <table:table-cell office:value-type="float" office:value="0.0"/>
          <table:table-cell office:value-type="float" office:value="0.0"/>
          <table:table-cell office:value-type="float" office:value="7.05175"/>
          <table:table-cell office:value-type="float" office:value="6.928"/>
          <table:table-cell office:value-type="float" office:value="0.1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3.0"/>
          <table:table-cell office:value-type="float" office:value="11180.0"/>
          <table:table-cell office:value-type="float" office:value="567503.0"/>
          <table:table-cell office:value-type="float" office:value="556669.0"/>
          <table:table-cell office:value-type="float" office:value="0.0"/>
          <table:table-cell office:value-type="float" office:value="0.0"/>
          <table:table-cell table:formula="of:=MIN([.$B368];[.$O368])" office:value-type="float"/>
          <table:table-cell table:formula="of:=MIN([.$C368];[.$P368])" office:value-type="float"/>
          <table:table-cell table:formula="of:=MIN([.$D368];[.$Q368])" office:value-type="float"/>
          <table:table-cell table:formula="of:=MIN([.$E368];[.$R368])" office:value-type="float"/>
          <table:table-cell table:formula="of:=MIN([.$F368];[.$S368])" office:value-type="float"/>
          <table:table-cell table:formula="of:=MIN([.$G368];[.$T368])" office:value-type="float"/>
          <table:table-cell table:formula="of:=MIN([.$H368];[.$U368])" office:value-type="float"/>
          <table:table-cell table:formula="of:=MIN([.$I368];[.$V368])" office:value-type="float"/>
          <table:table-cell table:formula="of:=MIN([.$J368])" office:value-type="float"/>
          <table:table-cell table:formula="of:=MIN([.$K368];[.$W368])" office:value-type="float"/>
          <table:table-cell table:formula="of:=MIN([.$L368];[.$X368])" office:value-type="float"/>
          <table:table-cell table:formula="of:=MIN([.$M368];[.$Y368])" office:value-type="float"/>
          <table:table-cell table:formula="of:=MIN([.$N368];[.$Z368])" office:value-type="float"/>
          <table:table-cell table:formula="of:=MEDIAN([.$B368];[.$O368])" office:value-type="float"/>
          <table:table-cell table:formula="of:=MEDIAN([.$C368];[.$P368])" office:value-type="float"/>
          <table:table-cell table:formula="of:=MEDIAN([.$D368];[.$Q368])" office:value-type="float"/>
          <table:table-cell table:formula="of:=MEDIAN([.$E368];[.$R368])" office:value-type="float"/>
          <table:table-cell table:formula="of:=MEDIAN([.$F368];[.$S368])" office:value-type="float"/>
          <table:table-cell table:formula="of:=MEDIAN([.$G368];[.$T368])" office:value-type="float"/>
          <table:table-cell table:formula="of:=MEDIAN([.$H368];[.$U368])" office:value-type="float"/>
          <table:table-cell table:formula="of:=MEDIAN([.$I368];[.$V368])" office:value-type="float"/>
          <table:table-cell table:formula="of:=MEDIAN([.$J368])" office:value-type="float"/>
          <table:table-cell table:formula="of:=MEDIAN([.$K368];[.$W368])" office:value-type="float"/>
          <table:table-cell table:formula="of:=MEDIAN([.$L368];[.$X368])" office:value-type="float"/>
          <table:table-cell table:formula="of:=MEDIAN([.$M368];[.$Y368])" office:value-type="float"/>
          <table:table-cell table:formula="of:=MEDIAN([.$N368];[.$Z368])" office:value-type="float"/>
          <table:table-cell table:formula="of:=MAX([.$B368];[.$O368])" office:value-type="float"/>
          <table:table-cell table:formula="of:=MAX([.$C368];[.$P368])" office:value-type="float"/>
          <table:table-cell table:formula="of:=MAX([.$D368];[.$Q368])" office:value-type="float"/>
          <table:table-cell table:formula="of:=MAX([.$E368];[.$R368])" office:value-type="float"/>
          <table:table-cell table:formula="of:=MAX([.$F368];[.$S368])" office:value-type="float"/>
          <table:table-cell table:formula="of:=MAX([.$G368];[.$T368])" office:value-type="float"/>
          <table:table-cell table:formula="of:=MAX([.$H368];[.$U368])" office:value-type="float"/>
          <table:table-cell table:formula="of:=MAX([.$I368];[.$V368])" office:value-type="float"/>
          <table:table-cell table:formula="of:=MAX([.$J368])" office:value-type="float"/>
          <table:table-cell table:formula="of:=MAX([.$K368];[.$W368])" office:value-type="float"/>
          <table:table-cell table:formula="of:=MAX([.$L368];[.$X368])" office:value-type="float"/>
          <table:table-cell table:formula="of:=MAX([.$M368];[.$Y368])" office:value-type="float"/>
          <table:table-cell table:formula="of:=MAX([.$N368];[.$Z368])" office:value-type="float"/>
        </table:table-row>
        <table:table-row table:style-name="ro1">
          <table:table-cell office:value-type="string">
            <text:p>blocks.blocks-27-0.asp/15</text:p>
          </table:table-cell>
          <table:table-cell office:value-type="float" office:value="8.07039"/>
          <table:table-cell office:value-type="float" office:value="7.916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8.0"/>
          <table:table-cell office:value-type="float" office:value="128.0"/>
          <table:table-cell office:value-type="float" office:value="610920.0"/>
          <table:table-cell office:value-type="float" office:value="619796.0"/>
          <table:table-cell office:value-type="float" office:value="0.0"/>
          <table:table-cell office:value-type="float" office:value="0.0"/>
          <table:table-cell office:value-type="float" office:value="7.27779"/>
          <table:table-cell office:value-type="float" office:value="7.135"/>
          <table:table-cell office:value-type="float" office:value="0.16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94.0"/>
          <table:table-cell office:value-type="float" office:value="17328.0"/>
          <table:table-cell office:value-type="float" office:value="610920.0"/>
          <table:table-cell office:value-type="float" office:value="619796.0"/>
          <table:table-cell office:value-type="float" office:value="0.0"/>
          <table:table-cell office:value-type="float" office:value="0.0"/>
          <table:table-cell table:formula="of:=MIN([.$B369];[.$O369])" office:value-type="float"/>
          <table:table-cell table:formula="of:=MIN([.$C369];[.$P369])" office:value-type="float"/>
          <table:table-cell table:formula="of:=MIN([.$D369];[.$Q369])" office:value-type="float"/>
          <table:table-cell table:formula="of:=MIN([.$E369];[.$R369])" office:value-type="float"/>
          <table:table-cell table:formula="of:=MIN([.$F369];[.$S369])" office:value-type="float"/>
          <table:table-cell table:formula="of:=MIN([.$G369];[.$T369])" office:value-type="float"/>
          <table:table-cell table:formula="of:=MIN([.$H369];[.$U369])" office:value-type="float"/>
          <table:table-cell table:formula="of:=MIN([.$I369];[.$V369])" office:value-type="float"/>
          <table:table-cell table:formula="of:=MIN([.$J369])" office:value-type="float"/>
          <table:table-cell table:formula="of:=MIN([.$K369];[.$W369])" office:value-type="float"/>
          <table:table-cell table:formula="of:=MIN([.$L369];[.$X369])" office:value-type="float"/>
          <table:table-cell table:formula="of:=MIN([.$M369];[.$Y369])" office:value-type="float"/>
          <table:table-cell table:formula="of:=MIN([.$N369];[.$Z369])" office:value-type="float"/>
          <table:table-cell table:formula="of:=MEDIAN([.$B369];[.$O369])" office:value-type="float"/>
          <table:table-cell table:formula="of:=MEDIAN([.$C369];[.$P369])" office:value-type="float"/>
          <table:table-cell table:formula="of:=MEDIAN([.$D369];[.$Q369])" office:value-type="float"/>
          <table:table-cell table:formula="of:=MEDIAN([.$E369];[.$R369])" office:value-type="float"/>
          <table:table-cell table:formula="of:=MEDIAN([.$F369];[.$S369])" office:value-type="float"/>
          <table:table-cell table:formula="of:=MEDIAN([.$G369];[.$T369])" office:value-type="float"/>
          <table:table-cell table:formula="of:=MEDIAN([.$H369];[.$U369])" office:value-type="float"/>
          <table:table-cell table:formula="of:=MEDIAN([.$I369];[.$V369])" office:value-type="float"/>
          <table:table-cell table:formula="of:=MEDIAN([.$J369])" office:value-type="float"/>
          <table:table-cell table:formula="of:=MEDIAN([.$K369];[.$W369])" office:value-type="float"/>
          <table:table-cell table:formula="of:=MEDIAN([.$L369];[.$X369])" office:value-type="float"/>
          <table:table-cell table:formula="of:=MEDIAN([.$M369];[.$Y369])" office:value-type="float"/>
          <table:table-cell table:formula="of:=MEDIAN([.$N369];[.$Z369])" office:value-type="float"/>
          <table:table-cell table:formula="of:=MAX([.$B369];[.$O369])" office:value-type="float"/>
          <table:table-cell table:formula="of:=MAX([.$C369];[.$P369])" office:value-type="float"/>
          <table:table-cell table:formula="of:=MAX([.$D369];[.$Q369])" office:value-type="float"/>
          <table:table-cell table:formula="of:=MAX([.$E369];[.$R369])" office:value-type="float"/>
          <table:table-cell table:formula="of:=MAX([.$F369];[.$S369])" office:value-type="float"/>
          <table:table-cell table:formula="of:=MAX([.$G369];[.$T369])" office:value-type="float"/>
          <table:table-cell table:formula="of:=MAX([.$H369];[.$U369])" office:value-type="float"/>
          <table:table-cell table:formula="of:=MAX([.$I369];[.$V369])" office:value-type="float"/>
          <table:table-cell table:formula="of:=MAX([.$J369])" office:value-type="float"/>
          <table:table-cell table:formula="of:=MAX([.$K369];[.$W369])" office:value-type="float"/>
          <table:table-cell table:formula="of:=MAX([.$L369];[.$X369])" office:value-type="float"/>
          <table:table-cell table:formula="of:=MAX([.$M369];[.$Y369])" office:value-type="float"/>
          <table:table-cell table:formula="of:=MAX([.$N369];[.$Z369])" office:value-type="float"/>
        </table:table-row>
        <table:table-row table:style-name="ro1">
          <table:table-cell office:value-type="string">
            <text:p>blocks.blocks-27-0.asp/16</text:p>
          </table:table-cell>
          <table:table-cell office:value-type="float" office:value="8.82995"/>
          <table:table-cell office:value-type="float" office:value="8.67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174.0"/>
          <table:table-cell office:value-type="float" office:value="174.0"/>
          <table:table-cell office:value-type="float" office:value="654337.0"/>
          <table:table-cell office:value-type="float" office:value="682923.0"/>
          <table:table-cell office:value-type="float" office:value="0.0"/>
          <table:table-cell office:value-type="float" office:value="0.0"/>
          <table:table-cell office:value-type="float" office:value="8.14653"/>
          <table:table-cell office:value-type="float" office:value="8.007"/>
          <table:table-cell office:value-type="float" office:value="0.2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66.0"/>
          <table:table-cell office:value-type="float" office:value="14130.0"/>
          <table:table-cell office:value-type="float" office:value="654337.0"/>
          <table:table-cell office:value-type="float" office:value="682923.0"/>
          <table:table-cell office:value-type="float" office:value="0.0"/>
          <table:table-cell office:value-type="float" office:value="0.0"/>
          <table:table-cell table:formula="of:=MIN([.$B370];[.$O370])" office:value-type="float"/>
          <table:table-cell table:formula="of:=MIN([.$C370];[.$P370])" office:value-type="float"/>
          <table:table-cell table:formula="of:=MIN([.$D370];[.$Q370])" office:value-type="float"/>
          <table:table-cell table:formula="of:=MIN([.$E370];[.$R370])" office:value-type="float"/>
          <table:table-cell table:formula="of:=MIN([.$F370];[.$S370])" office:value-type="float"/>
          <table:table-cell table:formula="of:=MIN([.$G370];[.$T370])" office:value-type="float"/>
          <table:table-cell table:formula="of:=MIN([.$H370];[.$U370])" office:value-type="float"/>
          <table:table-cell table:formula="of:=MIN([.$I370];[.$V370])" office:value-type="float"/>
          <table:table-cell table:formula="of:=MIN([.$J370])" office:value-type="float"/>
          <table:table-cell table:formula="of:=MIN([.$K370];[.$W370])" office:value-type="float"/>
          <table:table-cell table:formula="of:=MIN([.$L370];[.$X370])" office:value-type="float"/>
          <table:table-cell table:formula="of:=MIN([.$M370];[.$Y370])" office:value-type="float"/>
          <table:table-cell table:formula="of:=MIN([.$N370];[.$Z370])" office:value-type="float"/>
          <table:table-cell table:formula="of:=MEDIAN([.$B370];[.$O370])" office:value-type="float"/>
          <table:table-cell table:formula="of:=MEDIAN([.$C370];[.$P370])" office:value-type="float"/>
          <table:table-cell table:formula="of:=MEDIAN([.$D370];[.$Q370])" office:value-type="float"/>
          <table:table-cell table:formula="of:=MEDIAN([.$E370];[.$R370])" office:value-type="float"/>
          <table:table-cell table:formula="of:=MEDIAN([.$F370];[.$S370])" office:value-type="float"/>
          <table:table-cell table:formula="of:=MEDIAN([.$G370];[.$T370])" office:value-type="float"/>
          <table:table-cell table:formula="of:=MEDIAN([.$H370];[.$U370])" office:value-type="float"/>
          <table:table-cell table:formula="of:=MEDIAN([.$I370];[.$V370])" office:value-type="float"/>
          <table:table-cell table:formula="of:=MEDIAN([.$J370])" office:value-type="float"/>
          <table:table-cell table:formula="of:=MEDIAN([.$K370];[.$W370])" office:value-type="float"/>
          <table:table-cell table:formula="of:=MEDIAN([.$L370];[.$X370])" office:value-type="float"/>
          <table:table-cell table:formula="of:=MEDIAN([.$M370];[.$Y370])" office:value-type="float"/>
          <table:table-cell table:formula="of:=MEDIAN([.$N370];[.$Z370])" office:value-type="float"/>
          <table:table-cell table:formula="of:=MAX([.$B370];[.$O370])" office:value-type="float"/>
          <table:table-cell table:formula="of:=MAX([.$C370];[.$P370])" office:value-type="float"/>
          <table:table-cell table:formula="of:=MAX([.$D370];[.$Q370])" office:value-type="float"/>
          <table:table-cell table:formula="of:=MAX([.$E370];[.$R370])" office:value-type="float"/>
          <table:table-cell table:formula="of:=MAX([.$F370];[.$S370])" office:value-type="float"/>
          <table:table-cell table:formula="of:=MAX([.$G370];[.$T370])" office:value-type="float"/>
          <table:table-cell table:formula="of:=MAX([.$H370];[.$U370])" office:value-type="float"/>
          <table:table-cell table:formula="of:=MAX([.$I370];[.$V370])" office:value-type="float"/>
          <table:table-cell table:formula="of:=MAX([.$J370])" office:value-type="float"/>
          <table:table-cell table:formula="of:=MAX([.$K370];[.$W370])" office:value-type="float"/>
          <table:table-cell table:formula="of:=MAX([.$L370];[.$X370])" office:value-type="float"/>
          <table:table-cell table:formula="of:=MAX([.$M370];[.$Y370])" office:value-type="float"/>
          <table:table-cell table:formula="of:=MAX([.$N370];[.$Z370])" office:value-type="float"/>
        </table:table-row>
        <table:table-row table:style-name="ro1">
          <table:table-cell office:value-type="string">
            <text:p>blocks.blocks-27-0.asp/17</text:p>
          </table:table-cell>
          <table:table-cell office:value-type="float" office:value="9.24997"/>
          <table:table-cell office:value-type="float" office:value="9.084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168.0"/>
          <table:table-cell office:value-type="float" office:value="168.0"/>
          <table:table-cell office:value-type="float" office:value="697754.0"/>
          <table:table-cell office:value-type="float" office:value="746050.0"/>
          <table:table-cell office:value-type="float" office:value="0.0"/>
          <table:table-cell office:value-type="float" office:value="0.0"/>
          <table:table-cell office:value-type="float" office:value="8.63691"/>
          <table:table-cell office:value-type="float" office:value="8.488"/>
          <table:table-cell office:value-type="float" office:value="0.45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771.0"/>
          <table:table-cell office:value-type="float" office:value="21677.0"/>
          <table:table-cell office:value-type="float" office:value="697754.0"/>
          <table:table-cell office:value-type="float" office:value="746050.0"/>
          <table:table-cell office:value-type="float" office:value="0.0"/>
          <table:table-cell office:value-type="float" office:value="0.0"/>
          <table:table-cell table:formula="of:=MIN([.$B371];[.$O371])" office:value-type="float"/>
          <table:table-cell table:formula="of:=MIN([.$C371];[.$P371])" office:value-type="float"/>
          <table:table-cell table:formula="of:=MIN([.$D371];[.$Q371])" office:value-type="float"/>
          <table:table-cell table:formula="of:=MIN([.$E371];[.$R371])" office:value-type="float"/>
          <table:table-cell table:formula="of:=MIN([.$F371];[.$S371])" office:value-type="float"/>
          <table:table-cell table:formula="of:=MIN([.$G371];[.$T371])" office:value-type="float"/>
          <table:table-cell table:formula="of:=MIN([.$H371];[.$U371])" office:value-type="float"/>
          <table:table-cell table:formula="of:=MIN([.$I371];[.$V371])" office:value-type="float"/>
          <table:table-cell table:formula="of:=MIN([.$J371])" office:value-type="float"/>
          <table:table-cell table:formula="of:=MIN([.$K371];[.$W371])" office:value-type="float"/>
          <table:table-cell table:formula="of:=MIN([.$L371];[.$X371])" office:value-type="float"/>
          <table:table-cell table:formula="of:=MIN([.$M371];[.$Y371])" office:value-type="float"/>
          <table:table-cell table:formula="of:=MIN([.$N371];[.$Z371])" office:value-type="float"/>
          <table:table-cell table:formula="of:=MEDIAN([.$B371];[.$O371])" office:value-type="float"/>
          <table:table-cell table:formula="of:=MEDIAN([.$C371];[.$P371])" office:value-type="float"/>
          <table:table-cell table:formula="of:=MEDIAN([.$D371];[.$Q371])" office:value-type="float"/>
          <table:table-cell table:formula="of:=MEDIAN([.$E371];[.$R371])" office:value-type="float"/>
          <table:table-cell table:formula="of:=MEDIAN([.$F371];[.$S371])" office:value-type="float"/>
          <table:table-cell table:formula="of:=MEDIAN([.$G371];[.$T371])" office:value-type="float"/>
          <table:table-cell table:formula="of:=MEDIAN([.$H371];[.$U371])" office:value-type="float"/>
          <table:table-cell table:formula="of:=MEDIAN([.$I371];[.$V371])" office:value-type="float"/>
          <table:table-cell table:formula="of:=MEDIAN([.$J371])" office:value-type="float"/>
          <table:table-cell table:formula="of:=MEDIAN([.$K371];[.$W371])" office:value-type="float"/>
          <table:table-cell table:formula="of:=MEDIAN([.$L371];[.$X371])" office:value-type="float"/>
          <table:table-cell table:formula="of:=MEDIAN([.$M371];[.$Y371])" office:value-type="float"/>
          <table:table-cell table:formula="of:=MEDIAN([.$N371];[.$Z371])" office:value-type="float"/>
          <table:table-cell table:formula="of:=MAX([.$B371];[.$O371])" office:value-type="float"/>
          <table:table-cell table:formula="of:=MAX([.$C371];[.$P371])" office:value-type="float"/>
          <table:table-cell table:formula="of:=MAX([.$D371];[.$Q371])" office:value-type="float"/>
          <table:table-cell table:formula="of:=MAX([.$E371];[.$R371])" office:value-type="float"/>
          <table:table-cell table:formula="of:=MAX([.$F371];[.$S371])" office:value-type="float"/>
          <table:table-cell table:formula="of:=MAX([.$G371];[.$T371])" office:value-type="float"/>
          <table:table-cell table:formula="of:=MAX([.$H371];[.$U371])" office:value-type="float"/>
          <table:table-cell table:formula="of:=MAX([.$I371];[.$V371])" office:value-type="float"/>
          <table:table-cell table:formula="of:=MAX([.$J371])" office:value-type="float"/>
          <table:table-cell table:formula="of:=MAX([.$K371];[.$W371])" office:value-type="float"/>
          <table:table-cell table:formula="of:=MAX([.$L371];[.$X371])" office:value-type="float"/>
          <table:table-cell table:formula="of:=MAX([.$M371];[.$Y371])" office:value-type="float"/>
          <table:table-cell table:formula="of:=MAX([.$N371];[.$Z371])" office:value-type="float"/>
        </table:table-row>
        <table:table-row table:style-name="ro1">
          <table:table-cell office:value-type="string">
            <text:p>blocks.blocks-27-0.asp/18</text:p>
          </table:table-cell>
          <table:table-cell office:value-type="float" office:value="9.89474"/>
          <table:table-cell office:value-type="float" office:value="9.722"/>
          <table:table-cell office:value-type="float" office:value="0.1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4.0"/>
          <table:table-cell office:value-type="float" office:value="8978.0"/>
          <table:table-cell office:value-type="float" office:value="8978.0"/>
          <table:table-cell office:value-type="float" office:value="741171.0"/>
          <table:table-cell office:value-type="float" office:value="809177.0"/>
          <table:table-cell office:value-type="float" office:value="0.0"/>
          <table:table-cell office:value-type="float" office:value="0.0"/>
          <table:table-cell office:value-type="float" office:value="9.15792"/>
          <table:table-cell office:value-type="float" office:value="9.009"/>
          <table:table-cell office:value-type="float" office:value="0.34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92.0"/>
          <table:table-cell office:value-type="float" office:value="32264.0"/>
          <table:table-cell office:value-type="float" office:value="741171.0"/>
          <table:table-cell office:value-type="float" office:value="809177.0"/>
          <table:table-cell office:value-type="float" office:value="0.0"/>
          <table:table-cell office:value-type="float" office:value="0.0"/>
          <table:table-cell table:formula="of:=MIN([.$B372];[.$O372])" office:value-type="float"/>
          <table:table-cell table:formula="of:=MIN([.$C372];[.$P372])" office:value-type="float"/>
          <table:table-cell table:formula="of:=MIN([.$D372];[.$Q372])" office:value-type="float"/>
          <table:table-cell table:formula="of:=MIN([.$E372];[.$R372])" office:value-type="float"/>
          <table:table-cell table:formula="of:=MIN([.$F372];[.$S372])" office:value-type="float"/>
          <table:table-cell table:formula="of:=MIN([.$G372];[.$T372])" office:value-type="float"/>
          <table:table-cell table:formula="of:=MIN([.$H372];[.$U372])" office:value-type="float"/>
          <table:table-cell table:formula="of:=MIN([.$I372];[.$V372])" office:value-type="float"/>
          <table:table-cell table:formula="of:=MIN([.$J372])" office:value-type="float"/>
          <table:table-cell table:formula="of:=MIN([.$K372];[.$W372])" office:value-type="float"/>
          <table:table-cell table:formula="of:=MIN([.$L372];[.$X372])" office:value-type="float"/>
          <table:table-cell table:formula="of:=MIN([.$M372];[.$Y372])" office:value-type="float"/>
          <table:table-cell table:formula="of:=MIN([.$N372];[.$Z372])" office:value-type="float"/>
          <table:table-cell table:formula="of:=MEDIAN([.$B372];[.$O372])" office:value-type="float"/>
          <table:table-cell table:formula="of:=MEDIAN([.$C372];[.$P372])" office:value-type="float"/>
          <table:table-cell table:formula="of:=MEDIAN([.$D372];[.$Q372])" office:value-type="float"/>
          <table:table-cell table:formula="of:=MEDIAN([.$E372];[.$R372])" office:value-type="float"/>
          <table:table-cell table:formula="of:=MEDIAN([.$F372];[.$S372])" office:value-type="float"/>
          <table:table-cell table:formula="of:=MEDIAN([.$G372];[.$T372])" office:value-type="float"/>
          <table:table-cell table:formula="of:=MEDIAN([.$H372];[.$U372])" office:value-type="float"/>
          <table:table-cell table:formula="of:=MEDIAN([.$I372];[.$V372])" office:value-type="float"/>
          <table:table-cell table:formula="of:=MEDIAN([.$J372])" office:value-type="float"/>
          <table:table-cell table:formula="of:=MEDIAN([.$K372];[.$W372])" office:value-type="float"/>
          <table:table-cell table:formula="of:=MEDIAN([.$L372];[.$X372])" office:value-type="float"/>
          <table:table-cell table:formula="of:=MEDIAN([.$M372];[.$Y372])" office:value-type="float"/>
          <table:table-cell table:formula="of:=MEDIAN([.$N372];[.$Z372])" office:value-type="float"/>
          <table:table-cell table:formula="of:=MAX([.$B372];[.$O372])" office:value-type="float"/>
          <table:table-cell table:formula="of:=MAX([.$C372];[.$P372])" office:value-type="float"/>
          <table:table-cell table:formula="of:=MAX([.$D372];[.$Q372])" office:value-type="float"/>
          <table:table-cell table:formula="of:=MAX([.$E372];[.$R372])" office:value-type="float"/>
          <table:table-cell table:formula="of:=MAX([.$F372];[.$S372])" office:value-type="float"/>
          <table:table-cell table:formula="of:=MAX([.$G372];[.$T372])" office:value-type="float"/>
          <table:table-cell table:formula="of:=MAX([.$H372];[.$U372])" office:value-type="float"/>
          <table:table-cell table:formula="of:=MAX([.$I372];[.$V372])" office:value-type="float"/>
          <table:table-cell table:formula="of:=MAX([.$J372])" office:value-type="float"/>
          <table:table-cell table:formula="of:=MAX([.$K372];[.$W372])" office:value-type="float"/>
          <table:table-cell table:formula="of:=MAX([.$L372];[.$X372])" office:value-type="float"/>
          <table:table-cell table:formula="of:=MAX([.$M372];[.$Y372])" office:value-type="float"/>
          <table:table-cell table:formula="of:=MAX([.$N372];[.$Z372])" office:value-type="float"/>
        </table:table-row>
        <table:table-row table:style-name="ro1">
          <table:table-cell office:value-type="string">
            <text:p>blocks.blocks-27-0.asp/19</text:p>
          </table:table-cell>
          <table:table-cell office:value-type="float" office:value="10.6929"/>
          <table:table-cell office:value-type="float" office:value="10.503"/>
          <table:table-cell office:value-type="float" office:value="0.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2.0"/>
          <table:table-cell office:value-type="float" office:value="12902.0"/>
          <table:table-cell office:value-type="float" office:value="12902.0"/>
          <table:table-cell office:value-type="float" office:value="784588.0"/>
          <table:table-cell office:value-type="float" office:value="872304.0"/>
          <table:table-cell office:value-type="float" office:value="0.0"/>
          <table:table-cell office:value-type="float" office:value="0.0"/>
          <table:table-cell office:value-type="float" office:value="9.5858"/>
          <table:table-cell office:value-type="float" office:value="9.428"/>
          <table:table-cell office:value-type="float" office:value="0.37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67.0"/>
          <table:table-cell office:value-type="float" office:value="17404.0"/>
          <table:table-cell office:value-type="float" office:value="784588.0"/>
          <table:table-cell office:value-type="float" office:value="872304.0"/>
          <table:table-cell office:value-type="float" office:value="0.0"/>
          <table:table-cell office:value-type="float" office:value="0.0"/>
          <table:table-cell table:formula="of:=MIN([.$B373];[.$O373])" office:value-type="float"/>
          <table:table-cell table:formula="of:=MIN([.$C373];[.$P373])" office:value-type="float"/>
          <table:table-cell table:formula="of:=MIN([.$D373];[.$Q373])" office:value-type="float"/>
          <table:table-cell table:formula="of:=MIN([.$E373];[.$R373])" office:value-type="float"/>
          <table:table-cell table:formula="of:=MIN([.$F373];[.$S373])" office:value-type="float"/>
          <table:table-cell table:formula="of:=MIN([.$G373];[.$T373])" office:value-type="float"/>
          <table:table-cell table:formula="of:=MIN([.$H373];[.$U373])" office:value-type="float"/>
          <table:table-cell table:formula="of:=MIN([.$I373];[.$V373])" office:value-type="float"/>
          <table:table-cell table:formula="of:=MIN([.$J373])" office:value-type="float"/>
          <table:table-cell table:formula="of:=MIN([.$K373];[.$W373])" office:value-type="float"/>
          <table:table-cell table:formula="of:=MIN([.$L373];[.$X373])" office:value-type="float"/>
          <table:table-cell table:formula="of:=MIN([.$M373];[.$Y373])" office:value-type="float"/>
          <table:table-cell table:formula="of:=MIN([.$N373];[.$Z373])" office:value-type="float"/>
          <table:table-cell table:formula="of:=MEDIAN([.$B373];[.$O373])" office:value-type="float"/>
          <table:table-cell table:formula="of:=MEDIAN([.$C373];[.$P373])" office:value-type="float"/>
          <table:table-cell table:formula="of:=MEDIAN([.$D373];[.$Q373])" office:value-type="float"/>
          <table:table-cell table:formula="of:=MEDIAN([.$E373];[.$R373])" office:value-type="float"/>
          <table:table-cell table:formula="of:=MEDIAN([.$F373];[.$S373])" office:value-type="float"/>
          <table:table-cell table:formula="of:=MEDIAN([.$G373];[.$T373])" office:value-type="float"/>
          <table:table-cell table:formula="of:=MEDIAN([.$H373];[.$U373])" office:value-type="float"/>
          <table:table-cell table:formula="of:=MEDIAN([.$I373];[.$V373])" office:value-type="float"/>
          <table:table-cell table:formula="of:=MEDIAN([.$J373])" office:value-type="float"/>
          <table:table-cell table:formula="of:=MEDIAN([.$K373];[.$W373])" office:value-type="float"/>
          <table:table-cell table:formula="of:=MEDIAN([.$L373];[.$X373])" office:value-type="float"/>
          <table:table-cell table:formula="of:=MEDIAN([.$M373];[.$Y373])" office:value-type="float"/>
          <table:table-cell table:formula="of:=MEDIAN([.$N373];[.$Z373])" office:value-type="float"/>
          <table:table-cell table:formula="of:=MAX([.$B373];[.$O373])" office:value-type="float"/>
          <table:table-cell table:formula="of:=MAX([.$C373];[.$P373])" office:value-type="float"/>
          <table:table-cell table:formula="of:=MAX([.$D373];[.$Q373])" office:value-type="float"/>
          <table:table-cell table:formula="of:=MAX([.$E373];[.$R373])" office:value-type="float"/>
          <table:table-cell table:formula="of:=MAX([.$F373];[.$S373])" office:value-type="float"/>
          <table:table-cell table:formula="of:=MAX([.$G373];[.$T373])" office:value-type="float"/>
          <table:table-cell table:formula="of:=MAX([.$H373];[.$U373])" office:value-type="float"/>
          <table:table-cell table:formula="of:=MAX([.$I373];[.$V373])" office:value-type="float"/>
          <table:table-cell table:formula="of:=MAX([.$J373])" office:value-type="float"/>
          <table:table-cell table:formula="of:=MAX([.$K373];[.$W373])" office:value-type="float"/>
          <table:table-cell table:formula="of:=MAX([.$L373];[.$X373])" office:value-type="float"/>
          <table:table-cell table:formula="of:=MAX([.$M373];[.$Y373])" office:value-type="float"/>
          <table:table-cell table:formula="of:=MAX([.$N373];[.$Z373])" office:value-type="float"/>
        </table:table-row>
        <table:table-row table:style-name="ro1">
          <table:table-cell office:value-type="string">
            <text:p>blocks.blocks-27-0.asp/2</text:p>
          </table:table-cell>
          <table:table-cell office:value-type="float" office:value="0.767426"/>
          <table:table-cell office:value-type="float" office:value="0.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7218.0"/>
          <table:table-cell office:value-type="float" office:value="26.0"/>
          <table:table-cell office:value-type="float" office:value="0.0"/>
          <table:table-cell office:value-type="float" office:value="0.0"/>
          <table:table-cell office:value-type="float" office:value="0.598074"/>
          <table:table-cell office:value-type="float" office:value="0.5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7218.0"/>
          <table:table-cell office:value-type="float" office:value="26.0"/>
          <table:table-cell office:value-type="float" office:value="0.0"/>
          <table:table-cell office:value-type="float" office:value="0.0"/>
          <table:table-cell table:formula="of:=MIN([.$B374];[.$O374])" office:value-type="float"/>
          <table:table-cell table:formula="of:=MIN([.$C374];[.$P374])" office:value-type="float"/>
          <table:table-cell table:formula="of:=MIN([.$D374];[.$Q374])" office:value-type="float"/>
          <table:table-cell table:formula="of:=MIN([.$E374];[.$R374])" office:value-type="float"/>
          <table:table-cell table:formula="of:=MIN([.$F374];[.$S374])" office:value-type="float"/>
          <table:table-cell table:formula="of:=MIN([.$G374];[.$T374])" office:value-type="float"/>
          <table:table-cell table:formula="of:=MIN([.$H374];[.$U374])" office:value-type="float"/>
          <table:table-cell table:formula="of:=MIN([.$I374];[.$V374])" office:value-type="float"/>
          <table:table-cell table:formula="of:=MIN([.$J374])" office:value-type="float"/>
          <table:table-cell table:formula="of:=MIN([.$K374];[.$W374])" office:value-type="float"/>
          <table:table-cell table:formula="of:=MIN([.$L374];[.$X374])" office:value-type="float"/>
          <table:table-cell table:formula="of:=MIN([.$M374];[.$Y374])" office:value-type="float"/>
          <table:table-cell table:formula="of:=MIN([.$N374];[.$Z374])" office:value-type="float"/>
          <table:table-cell table:formula="of:=MEDIAN([.$B374];[.$O374])" office:value-type="float"/>
          <table:table-cell table:formula="of:=MEDIAN([.$C374];[.$P374])" office:value-type="float"/>
          <table:table-cell table:formula="of:=MEDIAN([.$D374];[.$Q374])" office:value-type="float"/>
          <table:table-cell table:formula="of:=MEDIAN([.$E374];[.$R374])" office:value-type="float"/>
          <table:table-cell table:formula="of:=MEDIAN([.$F374];[.$S374])" office:value-type="float"/>
          <table:table-cell table:formula="of:=MEDIAN([.$G374];[.$T374])" office:value-type="float"/>
          <table:table-cell table:formula="of:=MEDIAN([.$H374];[.$U374])" office:value-type="float"/>
          <table:table-cell table:formula="of:=MEDIAN([.$I374];[.$V374])" office:value-type="float"/>
          <table:table-cell table:formula="of:=MEDIAN([.$J374])" office:value-type="float"/>
          <table:table-cell table:formula="of:=MEDIAN([.$K374];[.$W374])" office:value-type="float"/>
          <table:table-cell table:formula="of:=MEDIAN([.$L374];[.$X374])" office:value-type="float"/>
          <table:table-cell table:formula="of:=MEDIAN([.$M374];[.$Y374])" office:value-type="float"/>
          <table:table-cell table:formula="of:=MEDIAN([.$N374];[.$Z374])" office:value-type="float"/>
          <table:table-cell table:formula="of:=MAX([.$B374];[.$O374])" office:value-type="float"/>
          <table:table-cell table:formula="of:=MAX([.$C374];[.$P374])" office:value-type="float"/>
          <table:table-cell table:formula="of:=MAX([.$D374];[.$Q374])" office:value-type="float"/>
          <table:table-cell table:formula="of:=MAX([.$E374];[.$R374])" office:value-type="float"/>
          <table:table-cell table:formula="of:=MAX([.$F374];[.$S374])" office:value-type="float"/>
          <table:table-cell table:formula="of:=MAX([.$G374];[.$T374])" office:value-type="float"/>
          <table:table-cell table:formula="of:=MAX([.$H374];[.$U374])" office:value-type="float"/>
          <table:table-cell table:formula="of:=MAX([.$I374];[.$V374])" office:value-type="float"/>
          <table:table-cell table:formula="of:=MAX([.$J374])" office:value-type="float"/>
          <table:table-cell table:formula="of:=MAX([.$K374];[.$W374])" office:value-type="float"/>
          <table:table-cell table:formula="of:=MAX([.$L374];[.$X374])" office:value-type="float"/>
          <table:table-cell table:formula="of:=MAX([.$M374];[.$Y374])" office:value-type="float"/>
          <table:table-cell table:formula="of:=MAX([.$N374];[.$Z374])" office:value-type="float"/>
        </table:table-row>
        <table:table-row table:style-name="ro1">
          <table:table-cell office:value-type="string">
            <text:p>blocks.blocks-27-0.asp/20</text:p>
          </table:table-cell>
          <table:table-cell office:value-type="float" office:value="11.1221"/>
          <table:table-cell office:value-type="float" office:value="10.927"/>
          <table:table-cell office:value-type="float" office:value="0.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.0"/>
          <table:table-cell office:value-type="float" office:value="2200.0"/>
          <table:table-cell office:value-type="float" office:value="2200.0"/>
          <table:table-cell office:value-type="float" office:value="828005.0"/>
          <table:table-cell office:value-type="float" office:value="935431.0"/>
          <table:table-cell office:value-type="float" office:value="0.0"/>
          <table:table-cell office:value-type="float" office:value="0.0"/>
          <table:table-cell office:value-type="float" office:value="10.3553"/>
          <table:table-cell office:value-type="float" office:value="10.191"/>
          <table:table-cell office:value-type="float" office:value="0.39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00.0"/>
          <table:table-cell office:value-type="float" office:value="31563.0"/>
          <table:table-cell office:value-type="float" office:value="828005.0"/>
          <table:table-cell office:value-type="float" office:value="935431.0"/>
          <table:table-cell office:value-type="float" office:value="0.0"/>
          <table:table-cell office:value-type="float" office:value="0.0"/>
          <table:table-cell table:formula="of:=MIN([.$B375];[.$O375])" office:value-type="float"/>
          <table:table-cell table:formula="of:=MIN([.$C375];[.$P375])" office:value-type="float"/>
          <table:table-cell table:formula="of:=MIN([.$D375];[.$Q375])" office:value-type="float"/>
          <table:table-cell table:formula="of:=MIN([.$E375];[.$R375])" office:value-type="float"/>
          <table:table-cell table:formula="of:=MIN([.$F375];[.$S375])" office:value-type="float"/>
          <table:table-cell table:formula="of:=MIN([.$G375];[.$T375])" office:value-type="float"/>
          <table:table-cell table:formula="of:=MIN([.$H375];[.$U375])" office:value-type="float"/>
          <table:table-cell table:formula="of:=MIN([.$I375];[.$V375])" office:value-type="float"/>
          <table:table-cell table:formula="of:=MIN([.$J375])" office:value-type="float"/>
          <table:table-cell table:formula="of:=MIN([.$K375];[.$W375])" office:value-type="float"/>
          <table:table-cell table:formula="of:=MIN([.$L375];[.$X375])" office:value-type="float"/>
          <table:table-cell table:formula="of:=MIN([.$M375];[.$Y375])" office:value-type="float"/>
          <table:table-cell table:formula="of:=MIN([.$N375];[.$Z375])" office:value-type="float"/>
          <table:table-cell table:formula="of:=MEDIAN([.$B375];[.$O375])" office:value-type="float"/>
          <table:table-cell table:formula="of:=MEDIAN([.$C375];[.$P375])" office:value-type="float"/>
          <table:table-cell table:formula="of:=MEDIAN([.$D375];[.$Q375])" office:value-type="float"/>
          <table:table-cell table:formula="of:=MEDIAN([.$E375];[.$R375])" office:value-type="float"/>
          <table:table-cell table:formula="of:=MEDIAN([.$F375];[.$S375])" office:value-type="float"/>
          <table:table-cell table:formula="of:=MEDIAN([.$G375];[.$T375])" office:value-type="float"/>
          <table:table-cell table:formula="of:=MEDIAN([.$H375];[.$U375])" office:value-type="float"/>
          <table:table-cell table:formula="of:=MEDIAN([.$I375];[.$V375])" office:value-type="float"/>
          <table:table-cell table:formula="of:=MEDIAN([.$J375])" office:value-type="float"/>
          <table:table-cell table:formula="of:=MEDIAN([.$K375];[.$W375])" office:value-type="float"/>
          <table:table-cell table:formula="of:=MEDIAN([.$L375];[.$X375])" office:value-type="float"/>
          <table:table-cell table:formula="of:=MEDIAN([.$M375];[.$Y375])" office:value-type="float"/>
          <table:table-cell table:formula="of:=MEDIAN([.$N375];[.$Z375])" office:value-type="float"/>
          <table:table-cell table:formula="of:=MAX([.$B375];[.$O375])" office:value-type="float"/>
          <table:table-cell table:formula="of:=MAX([.$C375];[.$P375])" office:value-type="float"/>
          <table:table-cell table:formula="of:=MAX([.$D375];[.$Q375])" office:value-type="float"/>
          <table:table-cell table:formula="of:=MAX([.$E375];[.$R375])" office:value-type="float"/>
          <table:table-cell table:formula="of:=MAX([.$F375];[.$S375])" office:value-type="float"/>
          <table:table-cell table:formula="of:=MAX([.$G375];[.$T375])" office:value-type="float"/>
          <table:table-cell table:formula="of:=MAX([.$H375];[.$U375])" office:value-type="float"/>
          <table:table-cell table:formula="of:=MAX([.$I375];[.$V375])" office:value-type="float"/>
          <table:table-cell table:formula="of:=MAX([.$J375])" office:value-type="float"/>
          <table:table-cell table:formula="of:=MAX([.$K375];[.$W375])" office:value-type="float"/>
          <table:table-cell table:formula="of:=MAX([.$L375];[.$X375])" office:value-type="float"/>
          <table:table-cell table:formula="of:=MAX([.$M375];[.$Y375])" office:value-type="float"/>
          <table:table-cell table:formula="of:=MAX([.$N375];[.$Z375])" office:value-type="float"/>
        </table:table-row>
        <table:table-row table:style-name="ro1">
          <table:table-cell office:value-type="string">
            <text:p>blocks.blocks-27-0.asp/21</text:p>
          </table:table-cell>
          <table:table-cell office:value-type="float" office:value="12.1402"/>
          <table:table-cell office:value-type="float" office:value="11.943"/>
          <table:table-cell office:value-type="float" office:value="0.39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60.0"/>
          <table:table-cell office:value-type="float" office:value="16635.0"/>
          <table:table-cell office:value-type="float" office:value="16635.0"/>
          <table:table-cell office:value-type="float" office:value="871422.0"/>
          <table:table-cell office:value-type="float" office:value="998558.0"/>
          <table:table-cell office:value-type="float" office:value="0.0"/>
          <table:table-cell office:value-type="float" office:value="0.0"/>
          <table:table-cell office:value-type="float" office:value="11.2392"/>
          <table:table-cell office:value-type="float" office:value="11.063"/>
          <table:table-cell office:value-type="float" office:value="0.99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774.0"/>
          <table:table-cell office:value-type="float" office:value="36873.0"/>
          <table:table-cell office:value-type="float" office:value="871422.0"/>
          <table:table-cell office:value-type="float" office:value="998558.0"/>
          <table:table-cell office:value-type="float" office:value="0.0"/>
          <table:table-cell office:value-type="float" office:value="0.0"/>
          <table:table-cell table:formula="of:=MIN([.$B376];[.$O376])" office:value-type="float"/>
          <table:table-cell table:formula="of:=MIN([.$C376];[.$P376])" office:value-type="float"/>
          <table:table-cell table:formula="of:=MIN([.$D376];[.$Q376])" office:value-type="float"/>
          <table:table-cell table:formula="of:=MIN([.$E376];[.$R376])" office:value-type="float"/>
          <table:table-cell table:formula="of:=MIN([.$F376];[.$S376])" office:value-type="float"/>
          <table:table-cell table:formula="of:=MIN([.$G376];[.$T376])" office:value-type="float"/>
          <table:table-cell table:formula="of:=MIN([.$H376];[.$U376])" office:value-type="float"/>
          <table:table-cell table:formula="of:=MIN([.$I376];[.$V376])" office:value-type="float"/>
          <table:table-cell table:formula="of:=MIN([.$J376])" office:value-type="float"/>
          <table:table-cell table:formula="of:=MIN([.$K376];[.$W376])" office:value-type="float"/>
          <table:table-cell table:formula="of:=MIN([.$L376];[.$X376])" office:value-type="float"/>
          <table:table-cell table:formula="of:=MIN([.$M376];[.$Y376])" office:value-type="float"/>
          <table:table-cell table:formula="of:=MIN([.$N376];[.$Z376])" office:value-type="float"/>
          <table:table-cell table:formula="of:=MEDIAN([.$B376];[.$O376])" office:value-type="float"/>
          <table:table-cell table:formula="of:=MEDIAN([.$C376];[.$P376])" office:value-type="float"/>
          <table:table-cell table:formula="of:=MEDIAN([.$D376];[.$Q376])" office:value-type="float"/>
          <table:table-cell table:formula="of:=MEDIAN([.$E376];[.$R376])" office:value-type="float"/>
          <table:table-cell table:formula="of:=MEDIAN([.$F376];[.$S376])" office:value-type="float"/>
          <table:table-cell table:formula="of:=MEDIAN([.$G376];[.$T376])" office:value-type="float"/>
          <table:table-cell table:formula="of:=MEDIAN([.$H376];[.$U376])" office:value-type="float"/>
          <table:table-cell table:formula="of:=MEDIAN([.$I376];[.$V376])" office:value-type="float"/>
          <table:table-cell table:formula="of:=MEDIAN([.$J376])" office:value-type="float"/>
          <table:table-cell table:formula="of:=MEDIAN([.$K376];[.$W376])" office:value-type="float"/>
          <table:table-cell table:formula="of:=MEDIAN([.$L376];[.$X376])" office:value-type="float"/>
          <table:table-cell table:formula="of:=MEDIAN([.$M376];[.$Y376])" office:value-type="float"/>
          <table:table-cell table:formula="of:=MEDIAN([.$N376];[.$Z376])" office:value-type="float"/>
          <table:table-cell table:formula="of:=MAX([.$B376];[.$O376])" office:value-type="float"/>
          <table:table-cell table:formula="of:=MAX([.$C376];[.$P376])" office:value-type="float"/>
          <table:table-cell table:formula="of:=MAX([.$D376];[.$Q376])" office:value-type="float"/>
          <table:table-cell table:formula="of:=MAX([.$E376];[.$R376])" office:value-type="float"/>
          <table:table-cell table:formula="of:=MAX([.$F376];[.$S376])" office:value-type="float"/>
          <table:table-cell table:formula="of:=MAX([.$G376];[.$T376])" office:value-type="float"/>
          <table:table-cell table:formula="of:=MAX([.$H376];[.$U376])" office:value-type="float"/>
          <table:table-cell table:formula="of:=MAX([.$I376];[.$V376])" office:value-type="float"/>
          <table:table-cell table:formula="of:=MAX([.$J376])" office:value-type="float"/>
          <table:table-cell table:formula="of:=MAX([.$K376];[.$W376])" office:value-type="float"/>
          <table:table-cell table:formula="of:=MAX([.$L376];[.$X376])" office:value-type="float"/>
          <table:table-cell table:formula="of:=MAX([.$M376];[.$Y376])" office:value-type="float"/>
          <table:table-cell table:formula="of:=MAX([.$N376];[.$Z376])" office:value-type="float"/>
        </table:table-row>
        <table:table-row table:style-name="ro1">
          <table:table-cell office:value-type="string">
            <text:p>blocks.blocks-27-0.asp/22</text:p>
          </table:table-cell>
          <table:table-cell office:value-type="float" office:value="12.6584"/>
          <table:table-cell office:value-type="float" office:value="12.45"/>
          <table:table-cell office:value-type="float" office:value="0.39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13.0"/>
          <table:table-cell office:value-type="float" office:value="17577.0"/>
          <table:table-cell office:value-type="float" office:value="17577.0"/>
          <table:table-cell office:value-type="float" office:value="914839.0"/>
          <table:table-cell office:value-type="float" office:value="1061685.0"/>
          <table:table-cell office:value-type="float" office:value="0.0"/>
          <table:table-cell office:value-type="float" office:value="0.0"/>
          <table:table-cell office:value-type="float" office:value="11.4719"/>
          <table:table-cell office:value-type="float" office:value="11.286"/>
          <table:table-cell office:value-type="float" office:value="0.62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29.0"/>
          <table:table-cell office:value-type="float" office:value="67396.0"/>
          <table:table-cell office:value-type="float" office:value="914839.0"/>
          <table:table-cell office:value-type="float" office:value="1061685.0"/>
          <table:table-cell office:value-type="float" office:value="0.0"/>
          <table:table-cell office:value-type="float" office:value="0.0"/>
          <table:table-cell table:formula="of:=MIN([.$B377];[.$O377])" office:value-type="float"/>
          <table:table-cell table:formula="of:=MIN([.$C377];[.$P377])" office:value-type="float"/>
          <table:table-cell table:formula="of:=MIN([.$D377];[.$Q377])" office:value-type="float"/>
          <table:table-cell table:formula="of:=MIN([.$E377];[.$R377])" office:value-type="float"/>
          <table:table-cell table:formula="of:=MIN([.$F377];[.$S377])" office:value-type="float"/>
          <table:table-cell table:formula="of:=MIN([.$G377];[.$T377])" office:value-type="float"/>
          <table:table-cell table:formula="of:=MIN([.$H377];[.$U377])" office:value-type="float"/>
          <table:table-cell table:formula="of:=MIN([.$I377];[.$V377])" office:value-type="float"/>
          <table:table-cell table:formula="of:=MIN([.$J377])" office:value-type="float"/>
          <table:table-cell table:formula="of:=MIN([.$K377];[.$W377])" office:value-type="float"/>
          <table:table-cell table:formula="of:=MIN([.$L377];[.$X377])" office:value-type="float"/>
          <table:table-cell table:formula="of:=MIN([.$M377];[.$Y377])" office:value-type="float"/>
          <table:table-cell table:formula="of:=MIN([.$N377];[.$Z377])" office:value-type="float"/>
          <table:table-cell table:formula="of:=MEDIAN([.$B377];[.$O377])" office:value-type="float"/>
          <table:table-cell table:formula="of:=MEDIAN([.$C377];[.$P377])" office:value-type="float"/>
          <table:table-cell table:formula="of:=MEDIAN([.$D377];[.$Q377])" office:value-type="float"/>
          <table:table-cell table:formula="of:=MEDIAN([.$E377];[.$R377])" office:value-type="float"/>
          <table:table-cell table:formula="of:=MEDIAN([.$F377];[.$S377])" office:value-type="float"/>
          <table:table-cell table:formula="of:=MEDIAN([.$G377];[.$T377])" office:value-type="float"/>
          <table:table-cell table:formula="of:=MEDIAN([.$H377];[.$U377])" office:value-type="float"/>
          <table:table-cell table:formula="of:=MEDIAN([.$I377];[.$V377])" office:value-type="float"/>
          <table:table-cell table:formula="of:=MEDIAN([.$J377])" office:value-type="float"/>
          <table:table-cell table:formula="of:=MEDIAN([.$K377];[.$W377])" office:value-type="float"/>
          <table:table-cell table:formula="of:=MEDIAN([.$L377];[.$X377])" office:value-type="float"/>
          <table:table-cell table:formula="of:=MEDIAN([.$M377];[.$Y377])" office:value-type="float"/>
          <table:table-cell table:formula="of:=MEDIAN([.$N377];[.$Z377])" office:value-type="float"/>
          <table:table-cell table:formula="of:=MAX([.$B377];[.$O377])" office:value-type="float"/>
          <table:table-cell table:formula="of:=MAX([.$C377];[.$P377])" office:value-type="float"/>
          <table:table-cell table:formula="of:=MAX([.$D377];[.$Q377])" office:value-type="float"/>
          <table:table-cell table:formula="of:=MAX([.$E377];[.$R377])" office:value-type="float"/>
          <table:table-cell table:formula="of:=MAX([.$F377];[.$S377])" office:value-type="float"/>
          <table:table-cell table:formula="of:=MAX([.$G377];[.$T377])" office:value-type="float"/>
          <table:table-cell table:formula="of:=MAX([.$H377];[.$U377])" office:value-type="float"/>
          <table:table-cell table:formula="of:=MAX([.$I377];[.$V377])" office:value-type="float"/>
          <table:table-cell table:formula="of:=MAX([.$J377])" office:value-type="float"/>
          <table:table-cell table:formula="of:=MAX([.$K377];[.$W377])" office:value-type="float"/>
          <table:table-cell table:formula="of:=MAX([.$L377];[.$X377])" office:value-type="float"/>
          <table:table-cell table:formula="of:=MAX([.$M377];[.$Y377])" office:value-type="float"/>
          <table:table-cell table:formula="of:=MAX([.$N377];[.$Z377])" office:value-type="float"/>
        </table:table-row>
        <table:table-row table:style-name="ro1">
          <table:table-cell office:value-type="string">
            <text:p>blocks.blocks-27-0.asp/23</text:p>
          </table:table-cell>
          <table:table-cell office:value-type="float" office:value="13.4549"/>
          <table:table-cell office:value-type="float" office:value="13.229"/>
          <table:table-cell office:value-type="float" office:value="0.4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13.0"/>
          <table:table-cell office:value-type="float" office:value="16965.0"/>
          <table:table-cell office:value-type="float" office:value="16965.0"/>
          <table:table-cell office:value-type="float" office:value="958256.0"/>
          <table:table-cell office:value-type="float" office:value="1124812.0"/>
          <table:table-cell office:value-type="float" office:value="0.0"/>
          <table:table-cell office:value-type="float" office:value="0.0"/>
          <table:table-cell office:value-type="float" office:value="12.782"/>
          <table:table-cell office:value-type="float" office:value="12.537"/>
          <table:table-cell office:value-type="float" office:value="1.36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145.0"/>
          <table:table-cell office:value-type="float" office:value="61036.0"/>
          <table:table-cell office:value-type="float" office:value="958256.0"/>
          <table:table-cell office:value-type="float" office:value="1124812.0"/>
          <table:table-cell office:value-type="float" office:value="0.0"/>
          <table:table-cell office:value-type="float" office:value="0.0"/>
          <table:table-cell table:formula="of:=MIN([.$B378];[.$O378])" office:value-type="float"/>
          <table:table-cell table:formula="of:=MIN([.$C378];[.$P378])" office:value-type="float"/>
          <table:table-cell table:formula="of:=MIN([.$D378];[.$Q378])" office:value-type="float"/>
          <table:table-cell table:formula="of:=MIN([.$E378];[.$R378])" office:value-type="float"/>
          <table:table-cell table:formula="of:=MIN([.$F378];[.$S378])" office:value-type="float"/>
          <table:table-cell table:formula="of:=MIN([.$G378];[.$T378])" office:value-type="float"/>
          <table:table-cell table:formula="of:=MIN([.$H378];[.$U378])" office:value-type="float"/>
          <table:table-cell table:formula="of:=MIN([.$I378];[.$V378])" office:value-type="float"/>
          <table:table-cell table:formula="of:=MIN([.$J378])" office:value-type="float"/>
          <table:table-cell table:formula="of:=MIN([.$K378];[.$W378])" office:value-type="float"/>
          <table:table-cell table:formula="of:=MIN([.$L378];[.$X378])" office:value-type="float"/>
          <table:table-cell table:formula="of:=MIN([.$M378];[.$Y378])" office:value-type="float"/>
          <table:table-cell table:formula="of:=MIN([.$N378];[.$Z378])" office:value-type="float"/>
          <table:table-cell table:formula="of:=MEDIAN([.$B378];[.$O378])" office:value-type="float"/>
          <table:table-cell table:formula="of:=MEDIAN([.$C378];[.$P378])" office:value-type="float"/>
          <table:table-cell table:formula="of:=MEDIAN([.$D378];[.$Q378])" office:value-type="float"/>
          <table:table-cell table:formula="of:=MEDIAN([.$E378];[.$R378])" office:value-type="float"/>
          <table:table-cell table:formula="of:=MEDIAN([.$F378];[.$S378])" office:value-type="float"/>
          <table:table-cell table:formula="of:=MEDIAN([.$G378];[.$T378])" office:value-type="float"/>
          <table:table-cell table:formula="of:=MEDIAN([.$H378];[.$U378])" office:value-type="float"/>
          <table:table-cell table:formula="of:=MEDIAN([.$I378];[.$V378])" office:value-type="float"/>
          <table:table-cell table:formula="of:=MEDIAN([.$J378])" office:value-type="float"/>
          <table:table-cell table:formula="of:=MEDIAN([.$K378];[.$W378])" office:value-type="float"/>
          <table:table-cell table:formula="of:=MEDIAN([.$L378];[.$X378])" office:value-type="float"/>
          <table:table-cell table:formula="of:=MEDIAN([.$M378];[.$Y378])" office:value-type="float"/>
          <table:table-cell table:formula="of:=MEDIAN([.$N378];[.$Z378])" office:value-type="float"/>
          <table:table-cell table:formula="of:=MAX([.$B378];[.$O378])" office:value-type="float"/>
          <table:table-cell table:formula="of:=MAX([.$C378];[.$P378])" office:value-type="float"/>
          <table:table-cell table:formula="of:=MAX([.$D378];[.$Q378])" office:value-type="float"/>
          <table:table-cell table:formula="of:=MAX([.$E378];[.$R378])" office:value-type="float"/>
          <table:table-cell table:formula="of:=MAX([.$F378];[.$S378])" office:value-type="float"/>
          <table:table-cell table:formula="of:=MAX([.$G378];[.$T378])" office:value-type="float"/>
          <table:table-cell table:formula="of:=MAX([.$H378];[.$U378])" office:value-type="float"/>
          <table:table-cell table:formula="of:=MAX([.$I378];[.$V378])" office:value-type="float"/>
          <table:table-cell table:formula="of:=MAX([.$J378])" office:value-type="float"/>
          <table:table-cell table:formula="of:=MAX([.$K378];[.$W378])" office:value-type="float"/>
          <table:table-cell table:formula="of:=MAX([.$L378];[.$X378])" office:value-type="float"/>
          <table:table-cell table:formula="of:=MAX([.$M378];[.$Y378])" office:value-type="float"/>
          <table:table-cell table:formula="of:=MAX([.$N378];[.$Z378])" office:value-type="float"/>
        </table:table-row>
        <table:table-row table:style-name="ro1">
          <table:table-cell office:value-type="string">
            <text:p>blocks.blocks-27-0.asp/24</text:p>
          </table:table-cell>
          <table:table-cell office:value-type="float" office:value="13.6208"/>
          <table:table-cell office:value-type="float" office:value="13.383"/>
          <table:table-cell office:value-type="float" office:value="0.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72.0"/>
          <table:table-cell office:value-type="float" office:value="13329.0"/>
          <table:table-cell office:value-type="float" office:value="13329.0"/>
          <table:table-cell office:value-type="float" office:value="1001673.0"/>
          <table:table-cell office:value-type="float" office:value="1187939.0"/>
          <table:table-cell office:value-type="float" office:value="0.0"/>
          <table:table-cell office:value-type="float" office:value="0.0"/>
          <table:table-cell office:value-type="float" office:value="12.4436"/>
          <table:table-cell office:value-type="float" office:value="12.247"/>
          <table:table-cell office:value-type="float" office:value="0.54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704.0"/>
          <table:table-cell office:value-type="float" office:value="42467.0"/>
          <table:table-cell office:value-type="float" office:value="1001673.0"/>
          <table:table-cell office:value-type="float" office:value="1187939.0"/>
          <table:table-cell office:value-type="float" office:value="0.0"/>
          <table:table-cell office:value-type="float" office:value="0.0"/>
          <table:table-cell table:formula="of:=MIN([.$B379];[.$O379])" office:value-type="float"/>
          <table:table-cell table:formula="of:=MIN([.$C379];[.$P379])" office:value-type="float"/>
          <table:table-cell table:formula="of:=MIN([.$D379];[.$Q379])" office:value-type="float"/>
          <table:table-cell table:formula="of:=MIN([.$E379];[.$R379])" office:value-type="float"/>
          <table:table-cell table:formula="of:=MIN([.$F379];[.$S379])" office:value-type="float"/>
          <table:table-cell table:formula="of:=MIN([.$G379];[.$T379])" office:value-type="float"/>
          <table:table-cell table:formula="of:=MIN([.$H379];[.$U379])" office:value-type="float"/>
          <table:table-cell table:formula="of:=MIN([.$I379];[.$V379])" office:value-type="float"/>
          <table:table-cell table:formula="of:=MIN([.$J379])" office:value-type="float"/>
          <table:table-cell table:formula="of:=MIN([.$K379];[.$W379])" office:value-type="float"/>
          <table:table-cell table:formula="of:=MIN([.$L379];[.$X379])" office:value-type="float"/>
          <table:table-cell table:formula="of:=MIN([.$M379];[.$Y379])" office:value-type="float"/>
          <table:table-cell table:formula="of:=MIN([.$N379];[.$Z379])" office:value-type="float"/>
          <table:table-cell table:formula="of:=MEDIAN([.$B379];[.$O379])" office:value-type="float"/>
          <table:table-cell table:formula="of:=MEDIAN([.$C379];[.$P379])" office:value-type="float"/>
          <table:table-cell table:formula="of:=MEDIAN([.$D379];[.$Q379])" office:value-type="float"/>
          <table:table-cell table:formula="of:=MEDIAN([.$E379];[.$R379])" office:value-type="float"/>
          <table:table-cell table:formula="of:=MEDIAN([.$F379];[.$S379])" office:value-type="float"/>
          <table:table-cell table:formula="of:=MEDIAN([.$G379];[.$T379])" office:value-type="float"/>
          <table:table-cell table:formula="of:=MEDIAN([.$H379];[.$U379])" office:value-type="float"/>
          <table:table-cell table:formula="of:=MEDIAN([.$I379];[.$V379])" office:value-type="float"/>
          <table:table-cell table:formula="of:=MEDIAN([.$J379])" office:value-type="float"/>
          <table:table-cell table:formula="of:=MEDIAN([.$K379];[.$W379])" office:value-type="float"/>
          <table:table-cell table:formula="of:=MEDIAN([.$L379];[.$X379])" office:value-type="float"/>
          <table:table-cell table:formula="of:=MEDIAN([.$M379];[.$Y379])" office:value-type="float"/>
          <table:table-cell table:formula="of:=MEDIAN([.$N379];[.$Z379])" office:value-type="float"/>
          <table:table-cell table:formula="of:=MAX([.$B379];[.$O379])" office:value-type="float"/>
          <table:table-cell table:formula="of:=MAX([.$C379];[.$P379])" office:value-type="float"/>
          <table:table-cell table:formula="of:=MAX([.$D379];[.$Q379])" office:value-type="float"/>
          <table:table-cell table:formula="of:=MAX([.$E379];[.$R379])" office:value-type="float"/>
          <table:table-cell table:formula="of:=MAX([.$F379];[.$S379])" office:value-type="float"/>
          <table:table-cell table:formula="of:=MAX([.$G379];[.$T379])" office:value-type="float"/>
          <table:table-cell table:formula="of:=MAX([.$H379];[.$U379])" office:value-type="float"/>
          <table:table-cell table:formula="of:=MAX([.$I379];[.$V379])" office:value-type="float"/>
          <table:table-cell table:formula="of:=MAX([.$J379])" office:value-type="float"/>
          <table:table-cell table:formula="of:=MAX([.$K379];[.$W379])" office:value-type="float"/>
          <table:table-cell table:formula="of:=MAX([.$L379];[.$X379])" office:value-type="float"/>
          <table:table-cell table:formula="of:=MAX([.$M379];[.$Y379])" office:value-type="float"/>
          <table:table-cell table:formula="of:=MAX([.$N379];[.$Z379])" office:value-type="float"/>
        </table:table-row>
        <table:table-row table:style-name="ro1">
          <table:table-cell office:value-type="string">
            <text:p>blocks.blocks-27-0.asp/25</text:p>
          </table:table-cell>
          <table:table-cell office:value-type="float" office:value="14.2596"/>
          <table:table-cell office:value-type="float" office:value="14.026"/>
          <table:table-cell office:value-type="float" office:value="0.27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9.0"/>
          <table:table-cell office:value-type="float" office:value="18541.0"/>
          <table:table-cell office:value-type="float" office:value="18541.0"/>
          <table:table-cell office:value-type="float" office:value="1045090.0"/>
          <table:table-cell office:value-type="float" office:value="1251066.0"/>
          <table:table-cell office:value-type="float" office:value="0.0"/>
          <table:table-cell office:value-type="float" office:value="0.0"/>
          <table:table-cell office:value-type="float" office:value="12.9049"/>
          <table:table-cell office:value-type="float" office:value="12.696"/>
          <table:table-cell office:value-type="float" office:value="0.63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58.0"/>
          <table:table-cell office:value-type="float" office:value="55165.0"/>
          <table:table-cell office:value-type="float" office:value="1045090.0"/>
          <table:table-cell office:value-type="float" office:value="1251066.0"/>
          <table:table-cell office:value-type="float" office:value="0.0"/>
          <table:table-cell office:value-type="float" office:value="0.0"/>
          <table:table-cell table:formula="of:=MIN([.$B380];[.$O380])" office:value-type="float"/>
          <table:table-cell table:formula="of:=MIN([.$C380];[.$P380])" office:value-type="float"/>
          <table:table-cell table:formula="of:=MIN([.$D380];[.$Q380])" office:value-type="float"/>
          <table:table-cell table:formula="of:=MIN([.$E380];[.$R380])" office:value-type="float"/>
          <table:table-cell table:formula="of:=MIN([.$F380];[.$S380])" office:value-type="float"/>
          <table:table-cell table:formula="of:=MIN([.$G380];[.$T380])" office:value-type="float"/>
          <table:table-cell table:formula="of:=MIN([.$H380];[.$U380])" office:value-type="float"/>
          <table:table-cell table:formula="of:=MIN([.$I380];[.$V380])" office:value-type="float"/>
          <table:table-cell table:formula="of:=MIN([.$J380])" office:value-type="float"/>
          <table:table-cell table:formula="of:=MIN([.$K380];[.$W380])" office:value-type="float"/>
          <table:table-cell table:formula="of:=MIN([.$L380];[.$X380])" office:value-type="float"/>
          <table:table-cell table:formula="of:=MIN([.$M380];[.$Y380])" office:value-type="float"/>
          <table:table-cell table:formula="of:=MIN([.$N380];[.$Z380])" office:value-type="float"/>
          <table:table-cell table:formula="of:=MEDIAN([.$B380];[.$O380])" office:value-type="float"/>
          <table:table-cell table:formula="of:=MEDIAN([.$C380];[.$P380])" office:value-type="float"/>
          <table:table-cell table:formula="of:=MEDIAN([.$D380];[.$Q380])" office:value-type="float"/>
          <table:table-cell table:formula="of:=MEDIAN([.$E380];[.$R380])" office:value-type="float"/>
          <table:table-cell table:formula="of:=MEDIAN([.$F380];[.$S380])" office:value-type="float"/>
          <table:table-cell table:formula="of:=MEDIAN([.$G380];[.$T380])" office:value-type="float"/>
          <table:table-cell table:formula="of:=MEDIAN([.$H380];[.$U380])" office:value-type="float"/>
          <table:table-cell table:formula="of:=MEDIAN([.$I380];[.$V380])" office:value-type="float"/>
          <table:table-cell table:formula="of:=MEDIAN([.$J380])" office:value-type="float"/>
          <table:table-cell table:formula="of:=MEDIAN([.$K380];[.$W380])" office:value-type="float"/>
          <table:table-cell table:formula="of:=MEDIAN([.$L380];[.$X380])" office:value-type="float"/>
          <table:table-cell table:formula="of:=MEDIAN([.$M380];[.$Y380])" office:value-type="float"/>
          <table:table-cell table:formula="of:=MEDIAN([.$N380];[.$Z380])" office:value-type="float"/>
          <table:table-cell table:formula="of:=MAX([.$B380];[.$O380])" office:value-type="float"/>
          <table:table-cell table:formula="of:=MAX([.$C380];[.$P380])" office:value-type="float"/>
          <table:table-cell table:formula="of:=MAX([.$D380];[.$Q380])" office:value-type="float"/>
          <table:table-cell table:formula="of:=MAX([.$E380];[.$R380])" office:value-type="float"/>
          <table:table-cell table:formula="of:=MAX([.$F380];[.$S380])" office:value-type="float"/>
          <table:table-cell table:formula="of:=MAX([.$G380];[.$T380])" office:value-type="float"/>
          <table:table-cell table:formula="of:=MAX([.$H380];[.$U380])" office:value-type="float"/>
          <table:table-cell table:formula="of:=MAX([.$I380];[.$V380])" office:value-type="float"/>
          <table:table-cell table:formula="of:=MAX([.$J380])" office:value-type="float"/>
          <table:table-cell table:formula="of:=MAX([.$K380];[.$W380])" office:value-type="float"/>
          <table:table-cell table:formula="of:=MAX([.$L380];[.$X380])" office:value-type="float"/>
          <table:table-cell table:formula="of:=MAX([.$M380];[.$Y380])" office:value-type="float"/>
          <table:table-cell table:formula="of:=MAX([.$N380];[.$Z380])" office:value-type="float"/>
        </table:table-row>
        <table:table-row table:style-name="ro1">
          <table:table-cell office:value-type="string">
            <text:p>blocks.blocks-27-0.asp/26</text:p>
          </table:table-cell>
          <table:table-cell office:value-type="float" office:value="29.5711"/>
          <table:table-cell office:value-type="float" office:value="29.336"/>
          <table:table-cell office:value-type="float" office:value="14.59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1188.0"/>
          <table:table-cell office:value-type="float" office:value="285349.0"/>
          <table:table-cell office:value-type="float" office:value="285349.0"/>
          <table:table-cell office:value-type="float" office:value="1088507.0"/>
          <table:table-cell office:value-type="float" office:value="1314193.0"/>
          <table:table-cell office:value-type="float" office:value="0.0"/>
          <table:table-cell office:value-type="float" office:value="0.0"/>
          <table:table-cell office:value-type="float" office:value="13.5447"/>
          <table:table-cell office:value-type="float" office:value="13.329"/>
          <table:table-cell office:value-type="float" office:value="0.88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49.0"/>
          <table:table-cell office:value-type="float" office:value="61887.0"/>
          <table:table-cell office:value-type="float" office:value="1088507.0"/>
          <table:table-cell office:value-type="float" office:value="1314193.0"/>
          <table:table-cell office:value-type="float" office:value="0.0"/>
          <table:table-cell office:value-type="float" office:value="0.0"/>
          <table:table-cell table:formula="of:=MIN([.$B381];[.$O381])" office:value-type="float"/>
          <table:table-cell table:formula="of:=MIN([.$C381];[.$P381])" office:value-type="float"/>
          <table:table-cell table:formula="of:=MIN([.$D381];[.$Q381])" office:value-type="float"/>
          <table:table-cell table:formula="of:=MIN([.$E381];[.$R381])" office:value-type="float"/>
          <table:table-cell table:formula="of:=MIN([.$F381];[.$S381])" office:value-type="float"/>
          <table:table-cell table:formula="of:=MIN([.$G381];[.$T381])" office:value-type="float"/>
          <table:table-cell table:formula="of:=MIN([.$H381];[.$U381])" office:value-type="float"/>
          <table:table-cell table:formula="of:=MIN([.$I381];[.$V381])" office:value-type="float"/>
          <table:table-cell table:formula="of:=MIN([.$J381])" office:value-type="float"/>
          <table:table-cell table:formula="of:=MIN([.$K381];[.$W381])" office:value-type="float"/>
          <table:table-cell table:formula="of:=MIN([.$L381];[.$X381])" office:value-type="float"/>
          <table:table-cell table:formula="of:=MIN([.$M381];[.$Y381])" office:value-type="float"/>
          <table:table-cell table:formula="of:=MIN([.$N381];[.$Z381])" office:value-type="float"/>
          <table:table-cell table:formula="of:=MEDIAN([.$B381];[.$O381])" office:value-type="float"/>
          <table:table-cell table:formula="of:=MEDIAN([.$C381];[.$P381])" office:value-type="float"/>
          <table:table-cell table:formula="of:=MEDIAN([.$D381];[.$Q381])" office:value-type="float"/>
          <table:table-cell table:formula="of:=MEDIAN([.$E381];[.$R381])" office:value-type="float"/>
          <table:table-cell table:formula="of:=MEDIAN([.$F381];[.$S381])" office:value-type="float"/>
          <table:table-cell table:formula="of:=MEDIAN([.$G381];[.$T381])" office:value-type="float"/>
          <table:table-cell table:formula="of:=MEDIAN([.$H381];[.$U381])" office:value-type="float"/>
          <table:table-cell table:formula="of:=MEDIAN([.$I381];[.$V381])" office:value-type="float"/>
          <table:table-cell table:formula="of:=MEDIAN([.$J381])" office:value-type="float"/>
          <table:table-cell table:formula="of:=MEDIAN([.$K381];[.$W381])" office:value-type="float"/>
          <table:table-cell table:formula="of:=MEDIAN([.$L381];[.$X381])" office:value-type="float"/>
          <table:table-cell table:formula="of:=MEDIAN([.$M381];[.$Y381])" office:value-type="float"/>
          <table:table-cell table:formula="of:=MEDIAN([.$N381];[.$Z381])" office:value-type="float"/>
          <table:table-cell table:formula="of:=MAX([.$B381];[.$O381])" office:value-type="float"/>
          <table:table-cell table:formula="of:=MAX([.$C381];[.$P381])" office:value-type="float"/>
          <table:table-cell table:formula="of:=MAX([.$D381];[.$Q381])" office:value-type="float"/>
          <table:table-cell table:formula="of:=MAX([.$E381];[.$R381])" office:value-type="float"/>
          <table:table-cell table:formula="of:=MAX([.$F381];[.$S381])" office:value-type="float"/>
          <table:table-cell table:formula="of:=MAX([.$G381];[.$T381])" office:value-type="float"/>
          <table:table-cell table:formula="of:=MAX([.$H381];[.$U381])" office:value-type="float"/>
          <table:table-cell table:formula="of:=MAX([.$I381];[.$V381])" office:value-type="float"/>
          <table:table-cell table:formula="of:=MAX([.$J381])" office:value-type="float"/>
          <table:table-cell table:formula="of:=MAX([.$K381];[.$W381])" office:value-type="float"/>
          <table:table-cell table:formula="of:=MAX([.$L381];[.$X381])" office:value-type="float"/>
          <table:table-cell table:formula="of:=MAX([.$M381];[.$Y381])" office:value-type="float"/>
          <table:table-cell table:formula="of:=MAX([.$N381];[.$Z381])" office:value-type="float"/>
        </table:table-row>
        <table:table-row table:style-name="ro1">
          <table:table-cell office:value-type="string">
            <text:p>blocks.blocks-27-0.asp/27</text:p>
          </table:table-cell>
          <table:table-cell office:value-type="float" office:value="16.0324"/>
          <table:table-cell office:value-type="float" office:value="15.785"/>
          <table:table-cell office:value-type="float" office:value="0.58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84.0"/>
          <table:table-cell office:value-type="float" office:value="15654.0"/>
          <table:table-cell office:value-type="float" office:value="15654.0"/>
          <table:table-cell office:value-type="float" office:value="1131924.0"/>
          <table:table-cell office:value-type="float" office:value="1377320.0"/>
          <table:table-cell office:value-type="float" office:value="0.0"/>
          <table:table-cell office:value-type="float" office:value="0.0"/>
          <table:table-cell office:value-type="float" office:value="14.7805"/>
          <table:table-cell office:value-type="float" office:value="14.563"/>
          <table:table-cell office:value-type="float" office:value="1.26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654.0"/>
          <table:table-cell office:value-type="float" office:value="88303.0"/>
          <table:table-cell office:value-type="float" office:value="1131924.0"/>
          <table:table-cell office:value-type="float" office:value="1377320.0"/>
          <table:table-cell office:value-type="float" office:value="0.0"/>
          <table:table-cell office:value-type="float" office:value="0.0"/>
          <table:table-cell table:formula="of:=MIN([.$B382];[.$O382])" office:value-type="float"/>
          <table:table-cell table:formula="of:=MIN([.$C382];[.$P382])" office:value-type="float"/>
          <table:table-cell table:formula="of:=MIN([.$D382];[.$Q382])" office:value-type="float"/>
          <table:table-cell table:formula="of:=MIN([.$E382];[.$R382])" office:value-type="float"/>
          <table:table-cell table:formula="of:=MIN([.$F382];[.$S382])" office:value-type="float"/>
          <table:table-cell table:formula="of:=MIN([.$G382];[.$T382])" office:value-type="float"/>
          <table:table-cell table:formula="of:=MIN([.$H382];[.$U382])" office:value-type="float"/>
          <table:table-cell table:formula="of:=MIN([.$I382];[.$V382])" office:value-type="float"/>
          <table:table-cell table:formula="of:=MIN([.$J382])" office:value-type="float"/>
          <table:table-cell table:formula="of:=MIN([.$K382];[.$W382])" office:value-type="float"/>
          <table:table-cell table:formula="of:=MIN([.$L382];[.$X382])" office:value-type="float"/>
          <table:table-cell table:formula="of:=MIN([.$M382];[.$Y382])" office:value-type="float"/>
          <table:table-cell table:formula="of:=MIN([.$N382];[.$Z382])" office:value-type="float"/>
          <table:table-cell table:formula="of:=MEDIAN([.$B382];[.$O382])" office:value-type="float"/>
          <table:table-cell table:formula="of:=MEDIAN([.$C382];[.$P382])" office:value-type="float"/>
          <table:table-cell table:formula="of:=MEDIAN([.$D382];[.$Q382])" office:value-type="float"/>
          <table:table-cell table:formula="of:=MEDIAN([.$E382];[.$R382])" office:value-type="float"/>
          <table:table-cell table:formula="of:=MEDIAN([.$F382];[.$S382])" office:value-type="float"/>
          <table:table-cell table:formula="of:=MEDIAN([.$G382];[.$T382])" office:value-type="float"/>
          <table:table-cell table:formula="of:=MEDIAN([.$H382];[.$U382])" office:value-type="float"/>
          <table:table-cell table:formula="of:=MEDIAN([.$I382];[.$V382])" office:value-type="float"/>
          <table:table-cell table:formula="of:=MEDIAN([.$J382])" office:value-type="float"/>
          <table:table-cell table:formula="of:=MEDIAN([.$K382];[.$W382])" office:value-type="float"/>
          <table:table-cell table:formula="of:=MEDIAN([.$L382];[.$X382])" office:value-type="float"/>
          <table:table-cell table:formula="of:=MEDIAN([.$M382];[.$Y382])" office:value-type="float"/>
          <table:table-cell table:formula="of:=MEDIAN([.$N382];[.$Z382])" office:value-type="float"/>
          <table:table-cell table:formula="of:=MAX([.$B382];[.$O382])" office:value-type="float"/>
          <table:table-cell table:formula="of:=MAX([.$C382];[.$P382])" office:value-type="float"/>
          <table:table-cell table:formula="of:=MAX([.$D382];[.$Q382])" office:value-type="float"/>
          <table:table-cell table:formula="of:=MAX([.$E382];[.$R382])" office:value-type="float"/>
          <table:table-cell table:formula="of:=MAX([.$F382];[.$S382])" office:value-type="float"/>
          <table:table-cell table:formula="of:=MAX([.$G382];[.$T382])" office:value-type="float"/>
          <table:table-cell table:formula="of:=MAX([.$H382];[.$U382])" office:value-type="float"/>
          <table:table-cell table:formula="of:=MAX([.$I382];[.$V382])" office:value-type="float"/>
          <table:table-cell table:formula="of:=MAX([.$J382])" office:value-type="float"/>
          <table:table-cell table:formula="of:=MAX([.$K382];[.$W382])" office:value-type="float"/>
          <table:table-cell table:formula="of:=MAX([.$L382];[.$X382])" office:value-type="float"/>
          <table:table-cell table:formula="of:=MAX([.$M382];[.$Y382])" office:value-type="float"/>
          <table:table-cell table:formula="of:=MAX([.$N382];[.$Z382])" office:value-type="float"/>
        </table:table-row>
        <table:table-row table:style-name="ro1">
          <table:table-cell office:value-type="string">
            <text:p>blocks.blocks-27-0.asp/28</text:p>
          </table:table-cell>
          <table:table-cell office:value-type="float" office:value="16.8286"/>
          <table:table-cell office:value-type="float" office:value="16.552"/>
          <table:table-cell office:value-type="float" office:value="0.62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84.0"/>
          <table:table-cell office:value-type="float" office:value="26382.0"/>
          <table:table-cell office:value-type="float" office:value="26382.0"/>
          <table:table-cell office:value-type="float" office:value="1175341.0"/>
          <table:table-cell office:value-type="float" office:value="1440447.0"/>
          <table:table-cell office:value-type="float" office:value="0.0"/>
          <table:table-cell office:value-type="float" office:value="0.0"/>
          <table:table-cell office:value-type="float" office:value="14.9415"/>
          <table:table-cell office:value-type="float" office:value="14.717"/>
          <table:table-cell office:value-type="float" office:value="1.13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043.0"/>
          <table:table-cell office:value-type="float" office:value="52672.0"/>
          <table:table-cell office:value-type="float" office:value="1175341.0"/>
          <table:table-cell office:value-type="float" office:value="1440447.0"/>
          <table:table-cell office:value-type="float" office:value="0.0"/>
          <table:table-cell office:value-type="float" office:value="0.0"/>
          <table:table-cell table:formula="of:=MIN([.$B383];[.$O383])" office:value-type="float"/>
          <table:table-cell table:formula="of:=MIN([.$C383];[.$P383])" office:value-type="float"/>
          <table:table-cell table:formula="of:=MIN([.$D383];[.$Q383])" office:value-type="float"/>
          <table:table-cell table:formula="of:=MIN([.$E383];[.$R383])" office:value-type="float"/>
          <table:table-cell table:formula="of:=MIN([.$F383];[.$S383])" office:value-type="float"/>
          <table:table-cell table:formula="of:=MIN([.$G383];[.$T383])" office:value-type="float"/>
          <table:table-cell table:formula="of:=MIN([.$H383];[.$U383])" office:value-type="float"/>
          <table:table-cell table:formula="of:=MIN([.$I383];[.$V383])" office:value-type="float"/>
          <table:table-cell table:formula="of:=MIN([.$J383])" office:value-type="float"/>
          <table:table-cell table:formula="of:=MIN([.$K383];[.$W383])" office:value-type="float"/>
          <table:table-cell table:formula="of:=MIN([.$L383];[.$X383])" office:value-type="float"/>
          <table:table-cell table:formula="of:=MIN([.$M383];[.$Y383])" office:value-type="float"/>
          <table:table-cell table:formula="of:=MIN([.$N383];[.$Z383])" office:value-type="float"/>
          <table:table-cell table:formula="of:=MEDIAN([.$B383];[.$O383])" office:value-type="float"/>
          <table:table-cell table:formula="of:=MEDIAN([.$C383];[.$P383])" office:value-type="float"/>
          <table:table-cell table:formula="of:=MEDIAN([.$D383];[.$Q383])" office:value-type="float"/>
          <table:table-cell table:formula="of:=MEDIAN([.$E383];[.$R383])" office:value-type="float"/>
          <table:table-cell table:formula="of:=MEDIAN([.$F383];[.$S383])" office:value-type="float"/>
          <table:table-cell table:formula="of:=MEDIAN([.$G383];[.$T383])" office:value-type="float"/>
          <table:table-cell table:formula="of:=MEDIAN([.$H383];[.$U383])" office:value-type="float"/>
          <table:table-cell table:formula="of:=MEDIAN([.$I383];[.$V383])" office:value-type="float"/>
          <table:table-cell table:formula="of:=MEDIAN([.$J383])" office:value-type="float"/>
          <table:table-cell table:formula="of:=MEDIAN([.$K383];[.$W383])" office:value-type="float"/>
          <table:table-cell table:formula="of:=MEDIAN([.$L383];[.$X383])" office:value-type="float"/>
          <table:table-cell table:formula="of:=MEDIAN([.$M383];[.$Y383])" office:value-type="float"/>
          <table:table-cell table:formula="of:=MEDIAN([.$N383];[.$Z383])" office:value-type="float"/>
          <table:table-cell table:formula="of:=MAX([.$B383];[.$O383])" office:value-type="float"/>
          <table:table-cell table:formula="of:=MAX([.$C383];[.$P383])" office:value-type="float"/>
          <table:table-cell table:formula="of:=MAX([.$D383];[.$Q383])" office:value-type="float"/>
          <table:table-cell table:formula="of:=MAX([.$E383];[.$R383])" office:value-type="float"/>
          <table:table-cell table:formula="of:=MAX([.$F383];[.$S383])" office:value-type="float"/>
          <table:table-cell table:formula="of:=MAX([.$G383];[.$T383])" office:value-type="float"/>
          <table:table-cell table:formula="of:=MAX([.$H383];[.$U383])" office:value-type="float"/>
          <table:table-cell table:formula="of:=MAX([.$I383];[.$V383])" office:value-type="float"/>
          <table:table-cell table:formula="of:=MAX([.$J383])" office:value-type="float"/>
          <table:table-cell table:formula="of:=MAX([.$K383];[.$W383])" office:value-type="float"/>
          <table:table-cell table:formula="of:=MAX([.$L383];[.$X383])" office:value-type="float"/>
          <table:table-cell table:formula="of:=MAX([.$M383];[.$Y383])" office:value-type="float"/>
          <table:table-cell table:formula="of:=MAX([.$N383];[.$Z383])" office:value-type="float"/>
        </table:table-row>
        <table:table-row table:style-name="ro1">
          <table:table-cell office:value-type="string">
            <text:p>blocks.blocks-27-0.asp/29</text:p>
          </table:table-cell>
          <table:table-cell office:value-type="float" office:value="68.5771"/>
          <table:table-cell office:value-type="float" office:value="68.309"/>
          <table:table-cell office:value-type="float" office:value="52.2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1392.0"/>
          <table:table-cell office:value-type="float" office:value="1289219.0"/>
          <table:table-cell office:value-type="float" office:value="1289219.0"/>
          <table:table-cell office:value-type="float" office:value="1218758.0"/>
          <table:table-cell office:value-type="float" office:value="1503574.0"/>
          <table:table-cell office:value-type="float" office:value="0.0"/>
          <table:table-cell office:value-type="float" office:value="0.0"/>
          <table:table-cell office:value-type="float" office:value="15.7799"/>
          <table:table-cell office:value-type="float" office:value="15.556"/>
          <table:table-cell office:value-type="float" office:value="1.04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043.0"/>
          <table:table-cell office:value-type="float" office:value="93717.0"/>
          <table:table-cell office:value-type="float" office:value="1218758.0"/>
          <table:table-cell office:value-type="float" office:value="1503574.0"/>
          <table:table-cell office:value-type="float" office:value="0.0"/>
          <table:table-cell office:value-type="float" office:value="0.0"/>
          <table:table-cell table:formula="of:=MIN([.$B384];[.$O384])" office:value-type="float"/>
          <table:table-cell table:formula="of:=MIN([.$C384];[.$P384])" office:value-type="float"/>
          <table:table-cell table:formula="of:=MIN([.$D384];[.$Q384])" office:value-type="float"/>
          <table:table-cell table:formula="of:=MIN([.$E384];[.$R384])" office:value-type="float"/>
          <table:table-cell table:formula="of:=MIN([.$F384];[.$S384])" office:value-type="float"/>
          <table:table-cell table:formula="of:=MIN([.$G384];[.$T384])" office:value-type="float"/>
          <table:table-cell table:formula="of:=MIN([.$H384];[.$U384])" office:value-type="float"/>
          <table:table-cell table:formula="of:=MIN([.$I384];[.$V384])" office:value-type="float"/>
          <table:table-cell table:formula="of:=MIN([.$J384])" office:value-type="float"/>
          <table:table-cell table:formula="of:=MIN([.$K384];[.$W384])" office:value-type="float"/>
          <table:table-cell table:formula="of:=MIN([.$L384];[.$X384])" office:value-type="float"/>
          <table:table-cell table:formula="of:=MIN([.$M384];[.$Y384])" office:value-type="float"/>
          <table:table-cell table:formula="of:=MIN([.$N384];[.$Z384])" office:value-type="float"/>
          <table:table-cell table:formula="of:=MEDIAN([.$B384];[.$O384])" office:value-type="float"/>
          <table:table-cell table:formula="of:=MEDIAN([.$C384];[.$P384])" office:value-type="float"/>
          <table:table-cell table:formula="of:=MEDIAN([.$D384];[.$Q384])" office:value-type="float"/>
          <table:table-cell table:formula="of:=MEDIAN([.$E384];[.$R384])" office:value-type="float"/>
          <table:table-cell table:formula="of:=MEDIAN([.$F384];[.$S384])" office:value-type="float"/>
          <table:table-cell table:formula="of:=MEDIAN([.$G384];[.$T384])" office:value-type="float"/>
          <table:table-cell table:formula="of:=MEDIAN([.$H384];[.$U384])" office:value-type="float"/>
          <table:table-cell table:formula="of:=MEDIAN([.$I384];[.$V384])" office:value-type="float"/>
          <table:table-cell table:formula="of:=MEDIAN([.$J384])" office:value-type="float"/>
          <table:table-cell table:formula="of:=MEDIAN([.$K384];[.$W384])" office:value-type="float"/>
          <table:table-cell table:formula="of:=MEDIAN([.$L384];[.$X384])" office:value-type="float"/>
          <table:table-cell table:formula="of:=MEDIAN([.$M384];[.$Y384])" office:value-type="float"/>
          <table:table-cell table:formula="of:=MEDIAN([.$N384];[.$Z384])" office:value-type="float"/>
          <table:table-cell table:formula="of:=MAX([.$B384];[.$O384])" office:value-type="float"/>
          <table:table-cell table:formula="of:=MAX([.$C384];[.$P384])" office:value-type="float"/>
          <table:table-cell table:formula="of:=MAX([.$D384];[.$Q384])" office:value-type="float"/>
          <table:table-cell table:formula="of:=MAX([.$E384];[.$R384])" office:value-type="float"/>
          <table:table-cell table:formula="of:=MAX([.$F384];[.$S384])" office:value-type="float"/>
          <table:table-cell table:formula="of:=MAX([.$G384];[.$T384])" office:value-type="float"/>
          <table:table-cell table:formula="of:=MAX([.$H384];[.$U384])" office:value-type="float"/>
          <table:table-cell table:formula="of:=MAX([.$I384];[.$V384])" office:value-type="float"/>
          <table:table-cell table:formula="of:=MAX([.$J384])" office:value-type="float"/>
          <table:table-cell table:formula="of:=MAX([.$K384];[.$W384])" office:value-type="float"/>
          <table:table-cell table:formula="of:=MAX([.$L384];[.$X384])" office:value-type="float"/>
          <table:table-cell table:formula="of:=MAX([.$M384];[.$Y384])" office:value-type="float"/>
          <table:table-cell table:formula="of:=MAX([.$N384];[.$Z384])" office:value-type="float"/>
        </table:table-row>
        <table:table-row table:style-name="ro1">
          <table:table-cell office:value-type="string">
            <text:p>blocks.blocks-27-0.asp/3</text:p>
          </table:table-cell>
          <table:table-cell office:value-type="float" office:value="1.25657"/>
          <table:table-cell office:value-type="float" office:value="1.1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9916.0"/>
          <table:table-cell office:value-type="float" office:value="54.0"/>
          <table:table-cell office:value-type="float" office:value="0.0"/>
          <table:table-cell office:value-type="float" office:value="0.0"/>
          <table:table-cell office:value-type="float" office:value="1.16186"/>
          <table:table-cell office:value-type="float" office:value="1.0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89916.0"/>
          <table:table-cell office:value-type="float" office:value="54.0"/>
          <table:table-cell office:value-type="float" office:value="0.0"/>
          <table:table-cell office:value-type="float" office:value="0.0"/>
          <table:table-cell table:formula="of:=MIN([.$B385];[.$O385])" office:value-type="float"/>
          <table:table-cell table:formula="of:=MIN([.$C385];[.$P385])" office:value-type="float"/>
          <table:table-cell table:formula="of:=MIN([.$D385];[.$Q385])" office:value-type="float"/>
          <table:table-cell table:formula="of:=MIN([.$E385];[.$R385])" office:value-type="float"/>
          <table:table-cell table:formula="of:=MIN([.$F385];[.$S385])" office:value-type="float"/>
          <table:table-cell table:formula="of:=MIN([.$G385];[.$T385])" office:value-type="float"/>
          <table:table-cell table:formula="of:=MIN([.$H385];[.$U385])" office:value-type="float"/>
          <table:table-cell table:formula="of:=MIN([.$I385];[.$V385])" office:value-type="float"/>
          <table:table-cell table:formula="of:=MIN([.$J385])" office:value-type="float"/>
          <table:table-cell table:formula="of:=MIN([.$K385];[.$W385])" office:value-type="float"/>
          <table:table-cell table:formula="of:=MIN([.$L385];[.$X385])" office:value-type="float"/>
          <table:table-cell table:formula="of:=MIN([.$M385];[.$Y385])" office:value-type="float"/>
          <table:table-cell table:formula="of:=MIN([.$N385];[.$Z385])" office:value-type="float"/>
          <table:table-cell table:formula="of:=MEDIAN([.$B385];[.$O385])" office:value-type="float"/>
          <table:table-cell table:formula="of:=MEDIAN([.$C385];[.$P385])" office:value-type="float"/>
          <table:table-cell table:formula="of:=MEDIAN([.$D385];[.$Q385])" office:value-type="float"/>
          <table:table-cell table:formula="of:=MEDIAN([.$E385];[.$R385])" office:value-type="float"/>
          <table:table-cell table:formula="of:=MEDIAN([.$F385];[.$S385])" office:value-type="float"/>
          <table:table-cell table:formula="of:=MEDIAN([.$G385];[.$T385])" office:value-type="float"/>
          <table:table-cell table:formula="of:=MEDIAN([.$H385];[.$U385])" office:value-type="float"/>
          <table:table-cell table:formula="of:=MEDIAN([.$I385];[.$V385])" office:value-type="float"/>
          <table:table-cell table:formula="of:=MEDIAN([.$J385])" office:value-type="float"/>
          <table:table-cell table:formula="of:=MEDIAN([.$K385];[.$W385])" office:value-type="float"/>
          <table:table-cell table:formula="of:=MEDIAN([.$L385];[.$X385])" office:value-type="float"/>
          <table:table-cell table:formula="of:=MEDIAN([.$M385];[.$Y385])" office:value-type="float"/>
          <table:table-cell table:formula="of:=MEDIAN([.$N385];[.$Z385])" office:value-type="float"/>
          <table:table-cell table:formula="of:=MAX([.$B385];[.$O385])" office:value-type="float"/>
          <table:table-cell table:formula="of:=MAX([.$C385];[.$P385])" office:value-type="float"/>
          <table:table-cell table:formula="of:=MAX([.$D385];[.$Q385])" office:value-type="float"/>
          <table:table-cell table:formula="of:=MAX([.$E385];[.$R385])" office:value-type="float"/>
          <table:table-cell table:formula="of:=MAX([.$F385];[.$S385])" office:value-type="float"/>
          <table:table-cell table:formula="of:=MAX([.$G385];[.$T385])" office:value-type="float"/>
          <table:table-cell table:formula="of:=MAX([.$H385];[.$U385])" office:value-type="float"/>
          <table:table-cell table:formula="of:=MAX([.$I385];[.$V385])" office:value-type="float"/>
          <table:table-cell table:formula="of:=MAX([.$J385])" office:value-type="float"/>
          <table:table-cell table:formula="of:=MAX([.$K385];[.$W385])" office:value-type="float"/>
          <table:table-cell table:formula="of:=MAX([.$L385];[.$X385])" office:value-type="float"/>
          <table:table-cell table:formula="of:=MAX([.$M385];[.$Y385])" office:value-type="float"/>
          <table:table-cell table:formula="of:=MAX([.$N385];[.$Z385])" office:value-type="float"/>
        </table:table-row>
        <table:table-row table:style-name="ro1">
          <table:table-cell office:value-type="string">
            <text:p>blocks.blocks-27-0.asp/30</text:p>
          </table:table-cell>
          <table:table-cell office:value-type="float" office:value="18.0776"/>
          <table:table-cell office:value-type="float" office:value="17.806"/>
          <table:table-cell office:value-type="float" office:value="0.9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82.0"/>
          <table:table-cell office:value-type="float" office:value="25183.0"/>
          <table:table-cell office:value-type="float" office:value="25183.0"/>
          <table:table-cell office:value-type="float" office:value="1262175.0"/>
          <table:table-cell office:value-type="float" office:value="1566701.0"/>
          <table:table-cell office:value-type="float" office:value="0.0"/>
          <table:table-cell office:value-type="float" office:value="0.0"/>
          <table:table-cell office:value-type="float" office:value="16.6155"/>
          <table:table-cell office:value-type="float" office:value="16.375"/>
          <table:table-cell office:value-type="float" office:value="1.46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858.0"/>
          <table:table-cell office:value-type="float" office:value="84514.0"/>
          <table:table-cell office:value-type="float" office:value="1262175.0"/>
          <table:table-cell office:value-type="float" office:value="1566701.0"/>
          <table:table-cell office:value-type="float" office:value="0.0"/>
          <table:table-cell office:value-type="float" office:value="0.0"/>
          <table:table-cell table:formula="of:=MIN([.$B386];[.$O386])" office:value-type="float"/>
          <table:table-cell table:formula="of:=MIN([.$C386];[.$P386])" office:value-type="float"/>
          <table:table-cell table:formula="of:=MIN([.$D386];[.$Q386])" office:value-type="float"/>
          <table:table-cell table:formula="of:=MIN([.$E386];[.$R386])" office:value-type="float"/>
          <table:table-cell table:formula="of:=MIN([.$F386];[.$S386])" office:value-type="float"/>
          <table:table-cell table:formula="of:=MIN([.$G386];[.$T386])" office:value-type="float"/>
          <table:table-cell table:formula="of:=MIN([.$H386];[.$U386])" office:value-type="float"/>
          <table:table-cell table:formula="of:=MIN([.$I386];[.$V386])" office:value-type="float"/>
          <table:table-cell table:formula="of:=MIN([.$J386])" office:value-type="float"/>
          <table:table-cell table:formula="of:=MIN([.$K386];[.$W386])" office:value-type="float"/>
          <table:table-cell table:formula="of:=MIN([.$L386];[.$X386])" office:value-type="float"/>
          <table:table-cell table:formula="of:=MIN([.$M386];[.$Y386])" office:value-type="float"/>
          <table:table-cell table:formula="of:=MIN([.$N386];[.$Z386])" office:value-type="float"/>
          <table:table-cell table:formula="of:=MEDIAN([.$B386];[.$O386])" office:value-type="float"/>
          <table:table-cell table:formula="of:=MEDIAN([.$C386];[.$P386])" office:value-type="float"/>
          <table:table-cell table:formula="of:=MEDIAN([.$D386];[.$Q386])" office:value-type="float"/>
          <table:table-cell table:formula="of:=MEDIAN([.$E386];[.$R386])" office:value-type="float"/>
          <table:table-cell table:formula="of:=MEDIAN([.$F386];[.$S386])" office:value-type="float"/>
          <table:table-cell table:formula="of:=MEDIAN([.$G386];[.$T386])" office:value-type="float"/>
          <table:table-cell table:formula="of:=MEDIAN([.$H386];[.$U386])" office:value-type="float"/>
          <table:table-cell table:formula="of:=MEDIAN([.$I386];[.$V386])" office:value-type="float"/>
          <table:table-cell table:formula="of:=MEDIAN([.$J386])" office:value-type="float"/>
          <table:table-cell table:formula="of:=MEDIAN([.$K386];[.$W386])" office:value-type="float"/>
          <table:table-cell table:formula="of:=MEDIAN([.$L386];[.$X386])" office:value-type="float"/>
          <table:table-cell table:formula="of:=MEDIAN([.$M386];[.$Y386])" office:value-type="float"/>
          <table:table-cell table:formula="of:=MEDIAN([.$N386];[.$Z386])" office:value-type="float"/>
          <table:table-cell table:formula="of:=MAX([.$B386];[.$O386])" office:value-type="float"/>
          <table:table-cell table:formula="of:=MAX([.$C386];[.$P386])" office:value-type="float"/>
          <table:table-cell table:formula="of:=MAX([.$D386];[.$Q386])" office:value-type="float"/>
          <table:table-cell table:formula="of:=MAX([.$E386];[.$R386])" office:value-type="float"/>
          <table:table-cell table:formula="of:=MAX([.$F386];[.$S386])" office:value-type="float"/>
          <table:table-cell table:formula="of:=MAX([.$G386];[.$T386])" office:value-type="float"/>
          <table:table-cell table:formula="of:=MAX([.$H386];[.$U386])" office:value-type="float"/>
          <table:table-cell table:formula="of:=MAX([.$I386];[.$V386])" office:value-type="float"/>
          <table:table-cell table:formula="of:=MAX([.$J386])" office:value-type="float"/>
          <table:table-cell table:formula="of:=MAX([.$K386];[.$W386])" office:value-type="float"/>
          <table:table-cell table:formula="of:=MAX([.$L386];[.$X386])" office:value-type="float"/>
          <table:table-cell table:formula="of:=MAX([.$M386];[.$Y386])" office:value-type="float"/>
          <table:table-cell table:formula="of:=MAX([.$N386];[.$Z386])" office:value-type="float"/>
        </table:table-row>
        <table:table-row table:style-name="ro1">
          <table:table-cell office:value-type="string">
            <text:p>blocks.blocks-27-0.asp/31</text:p>
          </table:table-cell>
          <table:table-cell office:value-type="float" office:value="300.0"/>
          <table:table-cell office:value-type="float" office:value="299.993"/>
          <table:table-cell office:value-type="float" office:value="282.72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47279.0"/>
          <table:table-cell office:value-type="float" office:value="3982899.0"/>
          <table:table-cell office:value-type="float" office:value="3982899.0"/>
          <table:table-cell office:value-type="float" office:value="1305592.0"/>
          <table:table-cell office:value-type="float" office:value="1629828.0"/>
          <table:table-cell office:value-type="float" office:value="0.0"/>
          <table:table-cell office:value-type="float" office:value="0.0"/>
          <table:table-cell office:value-type="float" office:value="21.7225"/>
          <table:table-cell office:value-type="float" office:value="21.474"/>
          <table:table-cell office:value-type="float" office:value="6.1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1179.0"/>
          <table:table-cell office:value-type="float" office:value="112950.0"/>
          <table:table-cell office:value-type="float" office:value="1305592.0"/>
          <table:table-cell office:value-type="float" office:value="1629828.0"/>
          <table:table-cell office:value-type="float" office:value="0.0"/>
          <table:table-cell office:value-type="float" office:value="0.0"/>
          <table:table-cell table:formula="of:=MIN([.$B387];[.$O387])" office:value-type="float"/>
          <table:table-cell table:formula="of:=MIN([.$C387];[.$P387])" office:value-type="float"/>
          <table:table-cell table:formula="of:=MIN([.$D387];[.$Q387])" office:value-type="float"/>
          <table:table-cell table:formula="of:=MIN([.$E387];[.$R387])" office:value-type="float"/>
          <table:table-cell table:formula="of:=MIN([.$F387];[.$S387])" office:value-type="float"/>
          <table:table-cell table:formula="of:=MIN([.$G387];[.$T387])" office:value-type="float"/>
          <table:table-cell table:formula="of:=MIN([.$H387];[.$U387])" office:value-type="float"/>
          <table:table-cell table:formula="of:=MIN([.$I387];[.$V387])" office:value-type="float"/>
          <table:table-cell table:formula="of:=MIN([.$J387])" office:value-type="float"/>
          <table:table-cell table:formula="of:=MIN([.$K387];[.$W387])" office:value-type="float"/>
          <table:table-cell table:formula="of:=MIN([.$L387];[.$X387])" office:value-type="float"/>
          <table:table-cell table:formula="of:=MIN([.$M387];[.$Y387])" office:value-type="float"/>
          <table:table-cell table:formula="of:=MIN([.$N387];[.$Z387])" office:value-type="float"/>
          <table:table-cell table:formula="of:=MEDIAN([.$B387];[.$O387])" office:value-type="float"/>
          <table:table-cell table:formula="of:=MEDIAN([.$C387];[.$P387])" office:value-type="float"/>
          <table:table-cell table:formula="of:=MEDIAN([.$D387];[.$Q387])" office:value-type="float"/>
          <table:table-cell table:formula="of:=MEDIAN([.$E387];[.$R387])" office:value-type="float"/>
          <table:table-cell table:formula="of:=MEDIAN([.$F387];[.$S387])" office:value-type="float"/>
          <table:table-cell table:formula="of:=MEDIAN([.$G387];[.$T387])" office:value-type="float"/>
          <table:table-cell table:formula="of:=MEDIAN([.$H387];[.$U387])" office:value-type="float"/>
          <table:table-cell table:formula="of:=MEDIAN([.$I387];[.$V387])" office:value-type="float"/>
          <table:table-cell table:formula="of:=MEDIAN([.$J387])" office:value-type="float"/>
          <table:table-cell table:formula="of:=MEDIAN([.$K387];[.$W387])" office:value-type="float"/>
          <table:table-cell table:formula="of:=MEDIAN([.$L387];[.$X387])" office:value-type="float"/>
          <table:table-cell table:formula="of:=MEDIAN([.$M387];[.$Y387])" office:value-type="float"/>
          <table:table-cell table:formula="of:=MEDIAN([.$N387];[.$Z387])" office:value-type="float"/>
          <table:table-cell table:formula="of:=MAX([.$B387];[.$O387])" office:value-type="float"/>
          <table:table-cell table:formula="of:=MAX([.$C387];[.$P387])" office:value-type="float"/>
          <table:table-cell table:formula="of:=MAX([.$D387];[.$Q387])" office:value-type="float"/>
          <table:table-cell table:formula="of:=MAX([.$E387];[.$R387])" office:value-type="float"/>
          <table:table-cell table:formula="of:=MAX([.$F387];[.$S387])" office:value-type="float"/>
          <table:table-cell table:formula="of:=MAX([.$G387];[.$T387])" office:value-type="float"/>
          <table:table-cell table:formula="of:=MAX([.$H387];[.$U387])" office:value-type="float"/>
          <table:table-cell table:formula="of:=MAX([.$I387];[.$V387])" office:value-type="float"/>
          <table:table-cell table:formula="of:=MAX([.$J387])" office:value-type="float"/>
          <table:table-cell table:formula="of:=MAX([.$K387];[.$W387])" office:value-type="float"/>
          <table:table-cell table:formula="of:=MAX([.$L387];[.$X387])" office:value-type="float"/>
          <table:table-cell table:formula="of:=MAX([.$M387];[.$Y387])" office:value-type="float"/>
          <table:table-cell table:formula="of:=MAX([.$N387];[.$Z387])" office:value-type="float"/>
        </table:table-row>
        <table:table-row table:style-name="ro1">
          <table:table-cell office:value-type="string">
            <text:p>blocks.blocks-27-0.asp/32</text:p>
          </table:table-cell>
          <table:table-cell office:value-type="float" office:value="48.7809"/>
          <table:table-cell office:value-type="float" office:value="48.5"/>
          <table:table-cell office:value-type="float" office:value="30.41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9692.0"/>
          <table:table-cell office:value-type="float" office:value="943104.0"/>
          <table:table-cell office:value-type="float" office:value="943104.0"/>
          <table:table-cell office:value-type="float" office:value="1349009.0"/>
          <table:table-cell office:value-type="float" office:value="1692955.0"/>
          <table:table-cell office:value-type="float" office:value="0.0"/>
          <table:table-cell office:value-type="float" office:value="0.0"/>
          <table:table-cell office:value-type="float" office:value="18.8498"/>
          <table:table-cell office:value-type="float" office:value="18.607"/>
          <table:table-cell office:value-type="float" office:value="2.67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016.0"/>
          <table:table-cell office:value-type="float" office:value="123041.0"/>
          <table:table-cell office:value-type="float" office:value="1349009.0"/>
          <table:table-cell office:value-type="float" office:value="1692955.0"/>
          <table:table-cell office:value-type="float" office:value="0.0"/>
          <table:table-cell office:value-type="float" office:value="0.0"/>
          <table:table-cell table:formula="of:=MIN([.$B388];[.$O388])" office:value-type="float"/>
          <table:table-cell table:formula="of:=MIN([.$C388];[.$P388])" office:value-type="float"/>
          <table:table-cell table:formula="of:=MIN([.$D388];[.$Q388])" office:value-type="float"/>
          <table:table-cell table:formula="of:=MIN([.$E388];[.$R388])" office:value-type="float"/>
          <table:table-cell table:formula="of:=MIN([.$F388];[.$S388])" office:value-type="float"/>
          <table:table-cell table:formula="of:=MIN([.$G388];[.$T388])" office:value-type="float"/>
          <table:table-cell table:formula="of:=MIN([.$H388];[.$U388])" office:value-type="float"/>
          <table:table-cell table:formula="of:=MIN([.$I388];[.$V388])" office:value-type="float"/>
          <table:table-cell table:formula="of:=MIN([.$J388])" office:value-type="float"/>
          <table:table-cell table:formula="of:=MIN([.$K388];[.$W388])" office:value-type="float"/>
          <table:table-cell table:formula="of:=MIN([.$L388];[.$X388])" office:value-type="float"/>
          <table:table-cell table:formula="of:=MIN([.$M388];[.$Y388])" office:value-type="float"/>
          <table:table-cell table:formula="of:=MIN([.$N388];[.$Z388])" office:value-type="float"/>
          <table:table-cell table:formula="of:=MEDIAN([.$B388];[.$O388])" office:value-type="float"/>
          <table:table-cell table:formula="of:=MEDIAN([.$C388];[.$P388])" office:value-type="float"/>
          <table:table-cell table:formula="of:=MEDIAN([.$D388];[.$Q388])" office:value-type="float"/>
          <table:table-cell table:formula="of:=MEDIAN([.$E388];[.$R388])" office:value-type="float"/>
          <table:table-cell table:formula="of:=MEDIAN([.$F388];[.$S388])" office:value-type="float"/>
          <table:table-cell table:formula="of:=MEDIAN([.$G388];[.$T388])" office:value-type="float"/>
          <table:table-cell table:formula="of:=MEDIAN([.$H388];[.$U388])" office:value-type="float"/>
          <table:table-cell table:formula="of:=MEDIAN([.$I388];[.$V388])" office:value-type="float"/>
          <table:table-cell table:formula="of:=MEDIAN([.$J388])" office:value-type="float"/>
          <table:table-cell table:formula="of:=MEDIAN([.$K388];[.$W388])" office:value-type="float"/>
          <table:table-cell table:formula="of:=MEDIAN([.$L388];[.$X388])" office:value-type="float"/>
          <table:table-cell table:formula="of:=MEDIAN([.$M388];[.$Y388])" office:value-type="float"/>
          <table:table-cell table:formula="of:=MEDIAN([.$N388];[.$Z388])" office:value-type="float"/>
          <table:table-cell table:formula="of:=MAX([.$B388];[.$O388])" office:value-type="float"/>
          <table:table-cell table:formula="of:=MAX([.$C388];[.$P388])" office:value-type="float"/>
          <table:table-cell table:formula="of:=MAX([.$D388];[.$Q388])" office:value-type="float"/>
          <table:table-cell table:formula="of:=MAX([.$E388];[.$R388])" office:value-type="float"/>
          <table:table-cell table:formula="of:=MAX([.$F388];[.$S388])" office:value-type="float"/>
          <table:table-cell table:formula="of:=MAX([.$G388];[.$T388])" office:value-type="float"/>
          <table:table-cell table:formula="of:=MAX([.$H388];[.$U388])" office:value-type="float"/>
          <table:table-cell table:formula="of:=MAX([.$I388];[.$V388])" office:value-type="float"/>
          <table:table-cell table:formula="of:=MAX([.$J388])" office:value-type="float"/>
          <table:table-cell table:formula="of:=MAX([.$K388];[.$W388])" office:value-type="float"/>
          <table:table-cell table:formula="of:=MAX([.$L388];[.$X388])" office:value-type="float"/>
          <table:table-cell table:formula="of:=MAX([.$M388];[.$Y388])" office:value-type="float"/>
          <table:table-cell table:formula="of:=MAX([.$N388];[.$Z388])" office:value-type="float"/>
        </table:table-row>
        <table:table-row table:style-name="ro1">
          <table:table-cell office:value-type="string">
            <text:p>blocks.blocks-27-0.asp/33</text:p>
          </table:table-cell>
          <table:table-cell office:value-type="float" office:value="27.5355"/>
          <table:table-cell office:value-type="float" office:value="27.267"/>
          <table:table-cell office:value-type="float" office:value="8.48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669.0"/>
          <table:table-cell office:value-type="float" office:value="276166.0"/>
          <table:table-cell office:value-type="float" office:value="276166.0"/>
          <table:table-cell office:value-type="float" office:value="1392426.0"/>
          <table:table-cell office:value-type="float" office:value="1756082.0"/>
          <table:table-cell office:value-type="float" office:value="0.0"/>
          <table:table-cell office:value-type="float" office:value="0.0"/>
          <table:table-cell office:value-type="float" office:value="19.3788"/>
          <table:table-cell office:value-type="float" office:value="19.121"/>
          <table:table-cell office:value-type="float" office:value="2.47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632.0"/>
          <table:table-cell office:value-type="float" office:value="181790.0"/>
          <table:table-cell office:value-type="float" office:value="1392426.0"/>
          <table:table-cell office:value-type="float" office:value="1756082.0"/>
          <table:table-cell office:value-type="float" office:value="0.0"/>
          <table:table-cell office:value-type="float" office:value="0.0"/>
          <table:table-cell table:formula="of:=MIN([.$B389];[.$O389])" office:value-type="float"/>
          <table:table-cell table:formula="of:=MIN([.$C389];[.$P389])" office:value-type="float"/>
          <table:table-cell table:formula="of:=MIN([.$D389];[.$Q389])" office:value-type="float"/>
          <table:table-cell table:formula="of:=MIN([.$E389];[.$R389])" office:value-type="float"/>
          <table:table-cell table:formula="of:=MIN([.$F389];[.$S389])" office:value-type="float"/>
          <table:table-cell table:formula="of:=MIN([.$G389];[.$T389])" office:value-type="float"/>
          <table:table-cell table:formula="of:=MIN([.$H389];[.$U389])" office:value-type="float"/>
          <table:table-cell table:formula="of:=MIN([.$I389];[.$V389])" office:value-type="float"/>
          <table:table-cell table:formula="of:=MIN([.$J389])" office:value-type="float"/>
          <table:table-cell table:formula="of:=MIN([.$K389];[.$W389])" office:value-type="float"/>
          <table:table-cell table:formula="of:=MIN([.$L389];[.$X389])" office:value-type="float"/>
          <table:table-cell table:formula="of:=MIN([.$M389];[.$Y389])" office:value-type="float"/>
          <table:table-cell table:formula="of:=MIN([.$N389];[.$Z389])" office:value-type="float"/>
          <table:table-cell table:formula="of:=MEDIAN([.$B389];[.$O389])" office:value-type="float"/>
          <table:table-cell table:formula="of:=MEDIAN([.$C389];[.$P389])" office:value-type="float"/>
          <table:table-cell table:formula="of:=MEDIAN([.$D389];[.$Q389])" office:value-type="float"/>
          <table:table-cell table:formula="of:=MEDIAN([.$E389];[.$R389])" office:value-type="float"/>
          <table:table-cell table:formula="of:=MEDIAN([.$F389];[.$S389])" office:value-type="float"/>
          <table:table-cell table:formula="of:=MEDIAN([.$G389];[.$T389])" office:value-type="float"/>
          <table:table-cell table:formula="of:=MEDIAN([.$H389];[.$U389])" office:value-type="float"/>
          <table:table-cell table:formula="of:=MEDIAN([.$I389];[.$V389])" office:value-type="float"/>
          <table:table-cell table:formula="of:=MEDIAN([.$J389])" office:value-type="float"/>
          <table:table-cell table:formula="of:=MEDIAN([.$K389];[.$W389])" office:value-type="float"/>
          <table:table-cell table:formula="of:=MEDIAN([.$L389];[.$X389])" office:value-type="float"/>
          <table:table-cell table:formula="of:=MEDIAN([.$M389];[.$Y389])" office:value-type="float"/>
          <table:table-cell table:formula="of:=MEDIAN([.$N389];[.$Z389])" office:value-type="float"/>
          <table:table-cell table:formula="of:=MAX([.$B389];[.$O389])" office:value-type="float"/>
          <table:table-cell table:formula="of:=MAX([.$C389];[.$P389])" office:value-type="float"/>
          <table:table-cell table:formula="of:=MAX([.$D389];[.$Q389])" office:value-type="float"/>
          <table:table-cell table:formula="of:=MAX([.$E389];[.$R389])" office:value-type="float"/>
          <table:table-cell table:formula="of:=MAX([.$F389];[.$S389])" office:value-type="float"/>
          <table:table-cell table:formula="of:=MAX([.$G389];[.$T389])" office:value-type="float"/>
          <table:table-cell table:formula="of:=MAX([.$H389];[.$U389])" office:value-type="float"/>
          <table:table-cell table:formula="of:=MAX([.$I389];[.$V389])" office:value-type="float"/>
          <table:table-cell table:formula="of:=MAX([.$J389])" office:value-type="float"/>
          <table:table-cell table:formula="of:=MAX([.$K389];[.$W389])" office:value-type="float"/>
          <table:table-cell table:formula="of:=MAX([.$L389];[.$X389])" office:value-type="float"/>
          <table:table-cell table:formula="of:=MAX([.$M389];[.$Y389])" office:value-type="float"/>
          <table:table-cell table:formula="of:=MAX([.$N389];[.$Z389])" office:value-type="float"/>
        </table:table-row>
        <table:table-row table:style-name="ro1">
          <table:table-cell office:value-type="string">
            <text:p>blocks.blocks-27-0.asp/34</text:p>
          </table:table-cell>
          <table:table-cell office:value-type="float" office:value="24.5821"/>
          <table:table-cell office:value-type="float" office:value="24.308"/>
          <table:table-cell office:value-type="float" office:value="5.09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801.0"/>
          <table:table-cell office:value-type="float" office:value="232783.0"/>
          <table:table-cell office:value-type="float" office:value="232783.0"/>
          <table:table-cell office:value-type="float" office:value="1435843.0"/>
          <table:table-cell office:value-type="float" office:value="1819209.0"/>
          <table:table-cell office:value-type="float" office:value="0.0"/>
          <table:table-cell office:value-type="float" office:value="0.0"/>
          <table:table-cell office:value-type="float" office:value="22.8595"/>
          <table:table-cell office:value-type="float" office:value="22.622"/>
          <table:table-cell office:value-type="float" office:value="5.88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8299.0"/>
          <table:table-cell office:value-type="float" office:value="166200.0"/>
          <table:table-cell office:value-type="float" office:value="1435843.0"/>
          <table:table-cell office:value-type="float" office:value="1819209.0"/>
          <table:table-cell office:value-type="float" office:value="0.0"/>
          <table:table-cell office:value-type="float" office:value="0.0"/>
          <table:table-cell table:formula="of:=MIN([.$B390];[.$O390])" office:value-type="float"/>
          <table:table-cell table:formula="of:=MIN([.$C390];[.$P390])" office:value-type="float"/>
          <table:table-cell table:formula="of:=MIN([.$D390];[.$Q390])" office:value-type="float"/>
          <table:table-cell table:formula="of:=MIN([.$E390];[.$R390])" office:value-type="float"/>
          <table:table-cell table:formula="of:=MIN([.$F390];[.$S390])" office:value-type="float"/>
          <table:table-cell table:formula="of:=MIN([.$G390];[.$T390])" office:value-type="float"/>
          <table:table-cell table:formula="of:=MIN([.$H390];[.$U390])" office:value-type="float"/>
          <table:table-cell table:formula="of:=MIN([.$I390];[.$V390])" office:value-type="float"/>
          <table:table-cell table:formula="of:=MIN([.$J390])" office:value-type="float"/>
          <table:table-cell table:formula="of:=MIN([.$K390];[.$W390])" office:value-type="float"/>
          <table:table-cell table:formula="of:=MIN([.$L390];[.$X390])" office:value-type="float"/>
          <table:table-cell table:formula="of:=MIN([.$M390];[.$Y390])" office:value-type="float"/>
          <table:table-cell table:formula="of:=MIN([.$N390];[.$Z390])" office:value-type="float"/>
          <table:table-cell table:formula="of:=MEDIAN([.$B390];[.$O390])" office:value-type="float"/>
          <table:table-cell table:formula="of:=MEDIAN([.$C390];[.$P390])" office:value-type="float"/>
          <table:table-cell table:formula="of:=MEDIAN([.$D390];[.$Q390])" office:value-type="float"/>
          <table:table-cell table:formula="of:=MEDIAN([.$E390];[.$R390])" office:value-type="float"/>
          <table:table-cell table:formula="of:=MEDIAN([.$F390];[.$S390])" office:value-type="float"/>
          <table:table-cell table:formula="of:=MEDIAN([.$G390];[.$T390])" office:value-type="float"/>
          <table:table-cell table:formula="of:=MEDIAN([.$H390];[.$U390])" office:value-type="float"/>
          <table:table-cell table:formula="of:=MEDIAN([.$I390];[.$V390])" office:value-type="float"/>
          <table:table-cell table:formula="of:=MEDIAN([.$J390])" office:value-type="float"/>
          <table:table-cell table:formula="of:=MEDIAN([.$K390];[.$W390])" office:value-type="float"/>
          <table:table-cell table:formula="of:=MEDIAN([.$L390];[.$X390])" office:value-type="float"/>
          <table:table-cell table:formula="of:=MEDIAN([.$M390];[.$Y390])" office:value-type="float"/>
          <table:table-cell table:formula="of:=MEDIAN([.$N390];[.$Z390])" office:value-type="float"/>
          <table:table-cell table:formula="of:=MAX([.$B390];[.$O390])" office:value-type="float"/>
          <table:table-cell table:formula="of:=MAX([.$C390];[.$P390])" office:value-type="float"/>
          <table:table-cell table:formula="of:=MAX([.$D390];[.$Q390])" office:value-type="float"/>
          <table:table-cell table:formula="of:=MAX([.$E390];[.$R390])" office:value-type="float"/>
          <table:table-cell table:formula="of:=MAX([.$F390];[.$S390])" office:value-type="float"/>
          <table:table-cell table:formula="of:=MAX([.$G390];[.$T390])" office:value-type="float"/>
          <table:table-cell table:formula="of:=MAX([.$H390];[.$U390])" office:value-type="float"/>
          <table:table-cell table:formula="of:=MAX([.$I390];[.$V390])" office:value-type="float"/>
          <table:table-cell table:formula="of:=MAX([.$J390])" office:value-type="float"/>
          <table:table-cell table:formula="of:=MAX([.$K390];[.$W390])" office:value-type="float"/>
          <table:table-cell table:formula="of:=MAX([.$L390];[.$X390])" office:value-type="float"/>
          <table:table-cell table:formula="of:=MAX([.$M390];[.$Y390])" office:value-type="float"/>
          <table:table-cell table:formula="of:=MAX([.$N390];[.$Z390])" office:value-type="float"/>
        </table:table-row>
        <table:table-row table:style-name="ro1">
          <table:table-cell office:value-type="string">
            <text:p>blocks.blocks-27-0.asp/35</text:p>
          </table:table-cell>
          <table:table-cell office:value-type="float" office:value="300.0"/>
          <table:table-cell office:value-type="float" office:value="299.991"/>
          <table:table-cell office:value-type="float" office:value="280.1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40048.0"/>
          <table:table-cell office:value-type="float" office:value="3082480.0"/>
          <table:table-cell office:value-type="float" office:value="3082480.0"/>
          <table:table-cell office:value-type="float" office:value="1479260.0"/>
          <table:table-cell office:value-type="float" office:value="1882336.0"/>
          <table:table-cell office:value-type="float" office:value="0.0"/>
          <table:table-cell office:value-type="float" office:value="0.0"/>
          <table:table-cell office:value-type="float" office:value="43.2752"/>
          <table:table-cell office:value-type="float" office:value="43.014"/>
          <table:table-cell office:value-type="float" office:value="25.51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6852.0"/>
          <table:table-cell office:value-type="float" office:value="208185.0"/>
          <table:table-cell office:value-type="float" office:value="1479260.0"/>
          <table:table-cell office:value-type="float" office:value="1882336.0"/>
          <table:table-cell office:value-type="float" office:value="0.0"/>
          <table:table-cell office:value-type="float" office:value="0.0"/>
          <table:table-cell table:formula="of:=MIN([.$B391];[.$O391])" office:value-type="float"/>
          <table:table-cell table:formula="of:=MIN([.$C391];[.$P391])" office:value-type="float"/>
          <table:table-cell table:formula="of:=MIN([.$D391];[.$Q391])" office:value-type="float"/>
          <table:table-cell table:formula="of:=MIN([.$E391];[.$R391])" office:value-type="float"/>
          <table:table-cell table:formula="of:=MIN([.$F391];[.$S391])" office:value-type="float"/>
          <table:table-cell table:formula="of:=MIN([.$G391];[.$T391])" office:value-type="float"/>
          <table:table-cell table:formula="of:=MIN([.$H391];[.$U391])" office:value-type="float"/>
          <table:table-cell table:formula="of:=MIN([.$I391];[.$V391])" office:value-type="float"/>
          <table:table-cell table:formula="of:=MIN([.$J391])" office:value-type="float"/>
          <table:table-cell table:formula="of:=MIN([.$K391];[.$W391])" office:value-type="float"/>
          <table:table-cell table:formula="of:=MIN([.$L391];[.$X391])" office:value-type="float"/>
          <table:table-cell table:formula="of:=MIN([.$M391];[.$Y391])" office:value-type="float"/>
          <table:table-cell table:formula="of:=MIN([.$N391];[.$Z391])" office:value-type="float"/>
          <table:table-cell table:formula="of:=MEDIAN([.$B391];[.$O391])" office:value-type="float"/>
          <table:table-cell table:formula="of:=MEDIAN([.$C391];[.$P391])" office:value-type="float"/>
          <table:table-cell table:formula="of:=MEDIAN([.$D391];[.$Q391])" office:value-type="float"/>
          <table:table-cell table:formula="of:=MEDIAN([.$E391];[.$R391])" office:value-type="float"/>
          <table:table-cell table:formula="of:=MEDIAN([.$F391];[.$S391])" office:value-type="float"/>
          <table:table-cell table:formula="of:=MEDIAN([.$G391];[.$T391])" office:value-type="float"/>
          <table:table-cell table:formula="of:=MEDIAN([.$H391];[.$U391])" office:value-type="float"/>
          <table:table-cell table:formula="of:=MEDIAN([.$I391];[.$V391])" office:value-type="float"/>
          <table:table-cell table:formula="of:=MEDIAN([.$J391])" office:value-type="float"/>
          <table:table-cell table:formula="of:=MEDIAN([.$K391];[.$W391])" office:value-type="float"/>
          <table:table-cell table:formula="of:=MEDIAN([.$L391];[.$X391])" office:value-type="float"/>
          <table:table-cell table:formula="of:=MEDIAN([.$M391];[.$Y391])" office:value-type="float"/>
          <table:table-cell table:formula="of:=MEDIAN([.$N391];[.$Z391])" office:value-type="float"/>
          <table:table-cell table:formula="of:=MAX([.$B391];[.$O391])" office:value-type="float"/>
          <table:table-cell table:formula="of:=MAX([.$C391];[.$P391])" office:value-type="float"/>
          <table:table-cell table:formula="of:=MAX([.$D391];[.$Q391])" office:value-type="float"/>
          <table:table-cell table:formula="of:=MAX([.$E391];[.$R391])" office:value-type="float"/>
          <table:table-cell table:formula="of:=MAX([.$F391];[.$S391])" office:value-type="float"/>
          <table:table-cell table:formula="of:=MAX([.$G391];[.$T391])" office:value-type="float"/>
          <table:table-cell table:formula="of:=MAX([.$H391];[.$U391])" office:value-type="float"/>
          <table:table-cell table:formula="of:=MAX([.$I391];[.$V391])" office:value-type="float"/>
          <table:table-cell table:formula="of:=MAX([.$J391])" office:value-type="float"/>
          <table:table-cell table:formula="of:=MAX([.$K391];[.$W391])" office:value-type="float"/>
          <table:table-cell table:formula="of:=MAX([.$L391];[.$X391])" office:value-type="float"/>
          <table:table-cell table:formula="of:=MAX([.$M391];[.$Y391])" office:value-type="float"/>
          <table:table-cell table:formula="of:=MAX([.$N391];[.$Z391])" office:value-type="float"/>
        </table:table-row>
        <table:table-row table:style-name="ro1">
          <table:table-cell office:value-type="string">
            <text:p>blocks.blocks-27-0.asp/36</text:p>
          </table:table-cell>
          <table:table-cell office:value-type="float" office:value="300.0"/>
          <table:table-cell office:value-type="float" office:value="299.991"/>
          <table:table-cell office:value-type="float" office:value="279.51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72670.0"/>
          <table:table-cell office:value-type="float" office:value="5580375.0"/>
          <table:table-cell office:value-type="float" office:value="5580375.0"/>
          <table:table-cell office:value-type="float" office:value="1522677.0"/>
          <table:table-cell office:value-type="float" office:value="1945463.0"/>
          <table:table-cell office:value-type="float" office:value="0.0"/>
          <table:table-cell office:value-type="float" office:value="0.0"/>
          <table:table-cell office:value-type="float" office:value="81.333"/>
          <table:table-cell office:value-type="float" office:value="80.827"/>
          <table:table-cell office:value-type="float" office:value="62.87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85268.0"/>
          <table:table-cell office:value-type="float" office:value="263002.0"/>
          <table:table-cell office:value-type="float" office:value="1522677.0"/>
          <table:table-cell office:value-type="float" office:value="1945463.0"/>
          <table:table-cell office:value-type="float" office:value="0.0"/>
          <table:table-cell office:value-type="float" office:value="0.0"/>
          <table:table-cell table:formula="of:=MIN([.$B392];[.$O392])" office:value-type="float"/>
          <table:table-cell table:formula="of:=MIN([.$C392];[.$P392])" office:value-type="float"/>
          <table:table-cell table:formula="of:=MIN([.$D392];[.$Q392])" office:value-type="float"/>
          <table:table-cell table:formula="of:=MIN([.$E392];[.$R392])" office:value-type="float"/>
          <table:table-cell table:formula="of:=MIN([.$F392];[.$S392])" office:value-type="float"/>
          <table:table-cell table:formula="of:=MIN([.$G392];[.$T392])" office:value-type="float"/>
          <table:table-cell table:formula="of:=MIN([.$H392];[.$U392])" office:value-type="float"/>
          <table:table-cell table:formula="of:=MIN([.$I392];[.$V392])" office:value-type="float"/>
          <table:table-cell table:formula="of:=MIN([.$J392])" office:value-type="float"/>
          <table:table-cell table:formula="of:=MIN([.$K392];[.$W392])" office:value-type="float"/>
          <table:table-cell table:formula="of:=MIN([.$L392];[.$X392])" office:value-type="float"/>
          <table:table-cell table:formula="of:=MIN([.$M392];[.$Y392])" office:value-type="float"/>
          <table:table-cell table:formula="of:=MIN([.$N392];[.$Z392])" office:value-type="float"/>
          <table:table-cell table:formula="of:=MEDIAN([.$B392];[.$O392])" office:value-type="float"/>
          <table:table-cell table:formula="of:=MEDIAN([.$C392];[.$P392])" office:value-type="float"/>
          <table:table-cell table:formula="of:=MEDIAN([.$D392];[.$Q392])" office:value-type="float"/>
          <table:table-cell table:formula="of:=MEDIAN([.$E392];[.$R392])" office:value-type="float"/>
          <table:table-cell table:formula="of:=MEDIAN([.$F392];[.$S392])" office:value-type="float"/>
          <table:table-cell table:formula="of:=MEDIAN([.$G392];[.$T392])" office:value-type="float"/>
          <table:table-cell table:formula="of:=MEDIAN([.$H392];[.$U392])" office:value-type="float"/>
          <table:table-cell table:formula="of:=MEDIAN([.$I392];[.$V392])" office:value-type="float"/>
          <table:table-cell table:formula="of:=MEDIAN([.$J392])" office:value-type="float"/>
          <table:table-cell table:formula="of:=MEDIAN([.$K392];[.$W392])" office:value-type="float"/>
          <table:table-cell table:formula="of:=MEDIAN([.$L392];[.$X392])" office:value-type="float"/>
          <table:table-cell table:formula="of:=MEDIAN([.$M392];[.$Y392])" office:value-type="float"/>
          <table:table-cell table:formula="of:=MEDIAN([.$N392];[.$Z392])" office:value-type="float"/>
          <table:table-cell table:formula="of:=MAX([.$B392];[.$O392])" office:value-type="float"/>
          <table:table-cell table:formula="of:=MAX([.$C392];[.$P392])" office:value-type="float"/>
          <table:table-cell table:formula="of:=MAX([.$D392];[.$Q392])" office:value-type="float"/>
          <table:table-cell table:formula="of:=MAX([.$E392];[.$R392])" office:value-type="float"/>
          <table:table-cell table:formula="of:=MAX([.$F392];[.$S392])" office:value-type="float"/>
          <table:table-cell table:formula="of:=MAX([.$G392];[.$T392])" office:value-type="float"/>
          <table:table-cell table:formula="of:=MAX([.$H392];[.$U392])" office:value-type="float"/>
          <table:table-cell table:formula="of:=MAX([.$I392];[.$V392])" office:value-type="float"/>
          <table:table-cell table:formula="of:=MAX([.$J392])" office:value-type="float"/>
          <table:table-cell table:formula="of:=MAX([.$K392];[.$W392])" office:value-type="float"/>
          <table:table-cell table:formula="of:=MAX([.$L392];[.$X392])" office:value-type="float"/>
          <table:table-cell table:formula="of:=MAX([.$M392];[.$Y392])" office:value-type="float"/>
          <table:table-cell table:formula="of:=MAX([.$N392];[.$Z392])" office:value-type="float"/>
        </table:table-row>
        <table:table-row table:style-name="ro1">
          <table:table-cell office:value-type="string">
            <text:p>blocks.blocks-27-0.asp/37</text:p>
          </table:table-cell>
          <table:table-cell office:value-type="float" office:value="300.0"/>
          <table:table-cell office:value-type="float" office:value="299.995"/>
          <table:table-cell office:value-type="float" office:value="278.58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32349.0"/>
          <table:table-cell office:value-type="float" office:value="3233945.0"/>
          <table:table-cell office:value-type="float" office:value="3233945.0"/>
          <table:table-cell office:value-type="float" office:value="1566094.0"/>
          <table:table-cell office:value-type="float" office:value="2008590.0"/>
          <table:table-cell office:value-type="float" office:value="0.0"/>
          <table:table-cell office:value-type="float" office:value="0.0"/>
          <table:table-cell office:value-type="float" office:value="196.276"/>
          <table:table-cell office:value-type="float" office:value="195.966"/>
          <table:table-cell office:value-type="float" office:value="177.12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77733.0"/>
          <table:table-cell office:value-type="float" office:value="409408.0"/>
          <table:table-cell office:value-type="float" office:value="1566094.0"/>
          <table:table-cell office:value-type="float" office:value="2008590.0"/>
          <table:table-cell office:value-type="float" office:value="0.0"/>
          <table:table-cell office:value-type="float" office:value="0.0"/>
          <table:table-cell table:formula="of:=MIN([.$B393];[.$O393])" office:value-type="float"/>
          <table:table-cell table:formula="of:=MIN([.$C393];[.$P393])" office:value-type="float"/>
          <table:table-cell table:formula="of:=MIN([.$D393];[.$Q393])" office:value-type="float"/>
          <table:table-cell table:formula="of:=MIN([.$E393];[.$R393])" office:value-type="float"/>
          <table:table-cell table:formula="of:=MIN([.$F393];[.$S393])" office:value-type="float"/>
          <table:table-cell table:formula="of:=MIN([.$G393];[.$T393])" office:value-type="float"/>
          <table:table-cell table:formula="of:=MIN([.$H393];[.$U393])" office:value-type="float"/>
          <table:table-cell table:formula="of:=MIN([.$I393];[.$V393])" office:value-type="float"/>
          <table:table-cell table:formula="of:=MIN([.$J393])" office:value-type="float"/>
          <table:table-cell table:formula="of:=MIN([.$K393];[.$W393])" office:value-type="float"/>
          <table:table-cell table:formula="of:=MIN([.$L393];[.$X393])" office:value-type="float"/>
          <table:table-cell table:formula="of:=MIN([.$M393];[.$Y393])" office:value-type="float"/>
          <table:table-cell table:formula="of:=MIN([.$N393];[.$Z393])" office:value-type="float"/>
          <table:table-cell table:formula="of:=MEDIAN([.$B393];[.$O393])" office:value-type="float"/>
          <table:table-cell table:formula="of:=MEDIAN([.$C393];[.$P393])" office:value-type="float"/>
          <table:table-cell table:formula="of:=MEDIAN([.$D393];[.$Q393])" office:value-type="float"/>
          <table:table-cell table:formula="of:=MEDIAN([.$E393];[.$R393])" office:value-type="float"/>
          <table:table-cell table:formula="of:=MEDIAN([.$F393];[.$S393])" office:value-type="float"/>
          <table:table-cell table:formula="of:=MEDIAN([.$G393];[.$T393])" office:value-type="float"/>
          <table:table-cell table:formula="of:=MEDIAN([.$H393];[.$U393])" office:value-type="float"/>
          <table:table-cell table:formula="of:=MEDIAN([.$I393];[.$V393])" office:value-type="float"/>
          <table:table-cell table:formula="of:=MEDIAN([.$J393])" office:value-type="float"/>
          <table:table-cell table:formula="of:=MEDIAN([.$K393];[.$W393])" office:value-type="float"/>
          <table:table-cell table:formula="of:=MEDIAN([.$L393];[.$X393])" office:value-type="float"/>
          <table:table-cell table:formula="of:=MEDIAN([.$M393];[.$Y393])" office:value-type="float"/>
          <table:table-cell table:formula="of:=MEDIAN([.$N393];[.$Z393])" office:value-type="float"/>
          <table:table-cell table:formula="of:=MAX([.$B393];[.$O393])" office:value-type="float"/>
          <table:table-cell table:formula="of:=MAX([.$C393];[.$P393])" office:value-type="float"/>
          <table:table-cell table:formula="of:=MAX([.$D393];[.$Q393])" office:value-type="float"/>
          <table:table-cell table:formula="of:=MAX([.$E393];[.$R393])" office:value-type="float"/>
          <table:table-cell table:formula="of:=MAX([.$F393];[.$S393])" office:value-type="float"/>
          <table:table-cell table:formula="of:=MAX([.$G393];[.$T393])" office:value-type="float"/>
          <table:table-cell table:formula="of:=MAX([.$H393];[.$U393])" office:value-type="float"/>
          <table:table-cell table:formula="of:=MAX([.$I393];[.$V393])" office:value-type="float"/>
          <table:table-cell table:formula="of:=MAX([.$J393])" office:value-type="float"/>
          <table:table-cell table:formula="of:=MAX([.$K393];[.$W393])" office:value-type="float"/>
          <table:table-cell table:formula="of:=MAX([.$L393];[.$X393])" office:value-type="float"/>
          <table:table-cell table:formula="of:=MAX([.$M393];[.$Y393])" office:value-type="float"/>
          <table:table-cell table:formula="of:=MAX([.$N393];[.$Z393])" office:value-type="float"/>
        </table:table-row>
        <table:table-row table:style-name="ro1">
          <table:table-cell office:value-type="string">
            <text:p>blocks.blocks-27-0.asp/38</text:p>
          </table:table-cell>
          <table:table-cell office:value-type="float" office:value="300.0"/>
          <table:table-cell office:value-type="float" office:value="300.0"/>
          <table:table-cell office:value-type="float" office:value="277.1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42022.0"/>
          <table:table-cell office:value-type="float" office:value="3946290.0"/>
          <table:table-cell office:value-type="float" office:value="3946290.0"/>
          <table:table-cell office:value-type="float" office:value="1609511.0"/>
          <table:table-cell office:value-type="float" office:value="207171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80.9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39487.0"/>
          <table:table-cell office:value-type="float" office:value="463341.0"/>
          <table:table-cell office:value-type="float" office:value="1609511.0"/>
          <table:table-cell office:value-type="float" office:value="2071717.0"/>
          <table:table-cell office:value-type="float" office:value="0.0"/>
          <table:table-cell office:value-type="float" office:value="0.0"/>
          <table:table-cell table:formula="of:=MIN([.$B394];[.$O394])" office:value-type="float"/>
          <table:table-cell table:formula="of:=MIN([.$C394];[.$P394])" office:value-type="float"/>
          <table:table-cell table:formula="of:=MIN([.$D394];[.$Q394])" office:value-type="float"/>
          <table:table-cell table:formula="of:=MIN([.$E394];[.$R394])" office:value-type="float"/>
          <table:table-cell table:formula="of:=MIN([.$F394];[.$S394])" office:value-type="float"/>
          <table:table-cell table:formula="of:=MIN([.$G394];[.$T394])" office:value-type="float"/>
          <table:table-cell table:formula="of:=MIN([.$H394];[.$U394])" office:value-type="float"/>
          <table:table-cell table:formula="of:=MIN([.$I394];[.$V394])" office:value-type="float"/>
          <table:table-cell table:formula="of:=MIN([.$J394])" office:value-type="float"/>
          <table:table-cell table:formula="of:=MIN([.$K394];[.$W394])" office:value-type="float"/>
          <table:table-cell table:formula="of:=MIN([.$L394];[.$X394])" office:value-type="float"/>
          <table:table-cell table:formula="of:=MIN([.$M394];[.$Y394])" office:value-type="float"/>
          <table:table-cell table:formula="of:=MIN([.$N394];[.$Z394])" office:value-type="float"/>
          <table:table-cell table:formula="of:=MEDIAN([.$B394];[.$O394])" office:value-type="float"/>
          <table:table-cell table:formula="of:=MEDIAN([.$C394];[.$P394])" office:value-type="float"/>
          <table:table-cell table:formula="of:=MEDIAN([.$D394];[.$Q394])" office:value-type="float"/>
          <table:table-cell table:formula="of:=MEDIAN([.$E394];[.$R394])" office:value-type="float"/>
          <table:table-cell table:formula="of:=MEDIAN([.$F394];[.$S394])" office:value-type="float"/>
          <table:table-cell table:formula="of:=MEDIAN([.$G394];[.$T394])" office:value-type="float"/>
          <table:table-cell table:formula="of:=MEDIAN([.$H394];[.$U394])" office:value-type="float"/>
          <table:table-cell table:formula="of:=MEDIAN([.$I394];[.$V394])" office:value-type="float"/>
          <table:table-cell table:formula="of:=MEDIAN([.$J394])" office:value-type="float"/>
          <table:table-cell table:formula="of:=MEDIAN([.$K394];[.$W394])" office:value-type="float"/>
          <table:table-cell table:formula="of:=MEDIAN([.$L394];[.$X394])" office:value-type="float"/>
          <table:table-cell table:formula="of:=MEDIAN([.$M394];[.$Y394])" office:value-type="float"/>
          <table:table-cell table:formula="of:=MEDIAN([.$N394];[.$Z394])" office:value-type="float"/>
          <table:table-cell table:formula="of:=MAX([.$B394];[.$O394])" office:value-type="float"/>
          <table:table-cell table:formula="of:=MAX([.$C394];[.$P394])" office:value-type="float"/>
          <table:table-cell table:formula="of:=MAX([.$D394];[.$Q394])" office:value-type="float"/>
          <table:table-cell table:formula="of:=MAX([.$E394];[.$R394])" office:value-type="float"/>
          <table:table-cell table:formula="of:=MAX([.$F394];[.$S394])" office:value-type="float"/>
          <table:table-cell table:formula="of:=MAX([.$G394];[.$T394])" office:value-type="float"/>
          <table:table-cell table:formula="of:=MAX([.$H394];[.$U394])" office:value-type="float"/>
          <table:table-cell table:formula="of:=MAX([.$I394];[.$V394])" office:value-type="float"/>
          <table:table-cell table:formula="of:=MAX([.$J394])" office:value-type="float"/>
          <table:table-cell table:formula="of:=MAX([.$K394];[.$W394])" office:value-type="float"/>
          <table:table-cell table:formula="of:=MAX([.$L394];[.$X394])" office:value-type="float"/>
          <table:table-cell table:formula="of:=MAX([.$M394];[.$Y394])" office:value-type="float"/>
          <table:table-cell table:formula="of:=MAX([.$N394];[.$Z394])" office:value-type="float"/>
        </table:table-row>
        <table:table-row table:style-name="ro1">
          <table:table-cell office:value-type="string">
            <text:p>blocks.blocks-27-0.asp/39</text:p>
          </table:table-cell>
          <table:table-cell office:value-type="float" office:value="300.0"/>
          <table:table-cell office:value-type="float" office:value="299.987"/>
          <table:table-cell office:value-type="float" office:value="276.3"/>
          <table:table-cell office:value-type="float" office:value="0.0"/>
          <table:table-cell office:value-type="float" office:value="1.0"/>
          <table:table-cell office:value-type="float" office:value="14.0"/>
          <table:table-cell office:value-type="float" office:value="85833.0"/>
          <table:table-cell office:value-type="float" office:value="2279066.0"/>
          <table:table-cell office:value-type="float" office:value="2279066.0"/>
          <table:table-cell office:value-type="float" office:value="1652928.0"/>
          <table:table-cell office:value-type="float" office:value="213484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3"/>
          <table:table-cell office:value-type="float" office:value="280.29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9870.0"/>
          <table:table-cell office:value-type="float" office:value="481758.0"/>
          <table:table-cell office:value-type="float" office:value="1652928.0"/>
          <table:table-cell office:value-type="float" office:value="2134844.0"/>
          <table:table-cell office:value-type="float" office:value="0.0"/>
          <table:table-cell office:value-type="float" office:value="0.0"/>
          <table:table-cell table:formula="of:=MIN([.$B395];[.$O395])" office:value-type="float"/>
          <table:table-cell table:formula="of:=MIN([.$C395];[.$P395])" office:value-type="float"/>
          <table:table-cell table:formula="of:=MIN([.$D395];[.$Q395])" office:value-type="float"/>
          <table:table-cell table:formula="of:=MIN([.$E395];[.$R395])" office:value-type="float"/>
          <table:table-cell table:formula="of:=MIN([.$F395];[.$S395])" office:value-type="float"/>
          <table:table-cell table:formula="of:=MIN([.$G395];[.$T395])" office:value-type="float"/>
          <table:table-cell table:formula="of:=MIN([.$H395];[.$U395])" office:value-type="float"/>
          <table:table-cell table:formula="of:=MIN([.$I395];[.$V395])" office:value-type="float"/>
          <table:table-cell table:formula="of:=MIN([.$J395])" office:value-type="float"/>
          <table:table-cell table:formula="of:=MIN([.$K395];[.$W395])" office:value-type="float"/>
          <table:table-cell table:formula="of:=MIN([.$L395];[.$X395])" office:value-type="float"/>
          <table:table-cell table:formula="of:=MIN([.$M395];[.$Y395])" office:value-type="float"/>
          <table:table-cell table:formula="of:=MIN([.$N395];[.$Z395])" office:value-type="float"/>
          <table:table-cell table:formula="of:=MEDIAN([.$B395];[.$O395])" office:value-type="float"/>
          <table:table-cell table:formula="of:=MEDIAN([.$C395];[.$P395])" office:value-type="float"/>
          <table:table-cell table:formula="of:=MEDIAN([.$D395];[.$Q395])" office:value-type="float"/>
          <table:table-cell table:formula="of:=MEDIAN([.$E395];[.$R395])" office:value-type="float"/>
          <table:table-cell table:formula="of:=MEDIAN([.$F395];[.$S395])" office:value-type="float"/>
          <table:table-cell table:formula="of:=MEDIAN([.$G395];[.$T395])" office:value-type="float"/>
          <table:table-cell table:formula="of:=MEDIAN([.$H395];[.$U395])" office:value-type="float"/>
          <table:table-cell table:formula="of:=MEDIAN([.$I395];[.$V395])" office:value-type="float"/>
          <table:table-cell table:formula="of:=MEDIAN([.$J395])" office:value-type="float"/>
          <table:table-cell table:formula="of:=MEDIAN([.$K395];[.$W395])" office:value-type="float"/>
          <table:table-cell table:formula="of:=MEDIAN([.$L395];[.$X395])" office:value-type="float"/>
          <table:table-cell table:formula="of:=MEDIAN([.$M395];[.$Y395])" office:value-type="float"/>
          <table:table-cell table:formula="of:=MEDIAN([.$N395];[.$Z395])" office:value-type="float"/>
          <table:table-cell table:formula="of:=MAX([.$B395];[.$O395])" office:value-type="float"/>
          <table:table-cell table:formula="of:=MAX([.$C395];[.$P395])" office:value-type="float"/>
          <table:table-cell table:formula="of:=MAX([.$D395];[.$Q395])" office:value-type="float"/>
          <table:table-cell table:formula="of:=MAX([.$E395];[.$R395])" office:value-type="float"/>
          <table:table-cell table:formula="of:=MAX([.$F395];[.$S395])" office:value-type="float"/>
          <table:table-cell table:formula="of:=MAX([.$G395];[.$T395])" office:value-type="float"/>
          <table:table-cell table:formula="of:=MAX([.$H395];[.$U395])" office:value-type="float"/>
          <table:table-cell table:formula="of:=MAX([.$I395];[.$V395])" office:value-type="float"/>
          <table:table-cell table:formula="of:=MAX([.$J395])" office:value-type="float"/>
          <table:table-cell table:formula="of:=MAX([.$K395];[.$W395])" office:value-type="float"/>
          <table:table-cell table:formula="of:=MAX([.$L395];[.$X395])" office:value-type="float"/>
          <table:table-cell table:formula="of:=MAX([.$M395];[.$Y395])" office:value-type="float"/>
          <table:table-cell table:formula="of:=MAX([.$N395];[.$Z395])" office:value-type="float"/>
        </table:table-row>
        <table:table-row table:style-name="ro1">
          <table:table-cell office:value-type="string">
            <text:p>blocks.blocks-27-0.asp/4</text:p>
          </table:table-cell>
          <table:table-cell office:value-type="float" office:value="1.81337"/>
          <table:table-cell office:value-type="float" office:value="1.7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3333.0"/>
          <table:table-cell office:value-type="float" office:value="976.0"/>
          <table:table-cell office:value-type="float" office:value="0.0"/>
          <table:table-cell office:value-type="float" office:value="0.0"/>
          <table:table-cell office:value-type="float" office:value="1.63435"/>
          <table:table-cell office:value-type="float" office:value="1.5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33333.0"/>
          <table:table-cell office:value-type="float" office:value="976.0"/>
          <table:table-cell office:value-type="float" office:value="0.0"/>
          <table:table-cell office:value-type="float" office:value="0.0"/>
          <table:table-cell table:formula="of:=MIN([.$B396];[.$O396])" office:value-type="float"/>
          <table:table-cell table:formula="of:=MIN([.$C396];[.$P396])" office:value-type="float"/>
          <table:table-cell table:formula="of:=MIN([.$D396];[.$Q396])" office:value-type="float"/>
          <table:table-cell table:formula="of:=MIN([.$E396];[.$R396])" office:value-type="float"/>
          <table:table-cell table:formula="of:=MIN([.$F396];[.$S396])" office:value-type="float"/>
          <table:table-cell table:formula="of:=MIN([.$G396];[.$T396])" office:value-type="float"/>
          <table:table-cell table:formula="of:=MIN([.$H396];[.$U396])" office:value-type="float"/>
          <table:table-cell table:formula="of:=MIN([.$I396];[.$V396])" office:value-type="float"/>
          <table:table-cell table:formula="of:=MIN([.$J396])" office:value-type="float"/>
          <table:table-cell table:formula="of:=MIN([.$K396];[.$W396])" office:value-type="float"/>
          <table:table-cell table:formula="of:=MIN([.$L396];[.$X396])" office:value-type="float"/>
          <table:table-cell table:formula="of:=MIN([.$M396];[.$Y396])" office:value-type="float"/>
          <table:table-cell table:formula="of:=MIN([.$N396];[.$Z396])" office:value-type="float"/>
          <table:table-cell table:formula="of:=MEDIAN([.$B396];[.$O396])" office:value-type="float"/>
          <table:table-cell table:formula="of:=MEDIAN([.$C396];[.$P396])" office:value-type="float"/>
          <table:table-cell table:formula="of:=MEDIAN([.$D396];[.$Q396])" office:value-type="float"/>
          <table:table-cell table:formula="of:=MEDIAN([.$E396];[.$R396])" office:value-type="float"/>
          <table:table-cell table:formula="of:=MEDIAN([.$F396];[.$S396])" office:value-type="float"/>
          <table:table-cell table:formula="of:=MEDIAN([.$G396];[.$T396])" office:value-type="float"/>
          <table:table-cell table:formula="of:=MEDIAN([.$H396];[.$U396])" office:value-type="float"/>
          <table:table-cell table:formula="of:=MEDIAN([.$I396];[.$V396])" office:value-type="float"/>
          <table:table-cell table:formula="of:=MEDIAN([.$J396])" office:value-type="float"/>
          <table:table-cell table:formula="of:=MEDIAN([.$K396];[.$W396])" office:value-type="float"/>
          <table:table-cell table:formula="of:=MEDIAN([.$L396];[.$X396])" office:value-type="float"/>
          <table:table-cell table:formula="of:=MEDIAN([.$M396];[.$Y396])" office:value-type="float"/>
          <table:table-cell table:formula="of:=MEDIAN([.$N396];[.$Z396])" office:value-type="float"/>
          <table:table-cell table:formula="of:=MAX([.$B396];[.$O396])" office:value-type="float"/>
          <table:table-cell table:formula="of:=MAX([.$C396];[.$P396])" office:value-type="float"/>
          <table:table-cell table:formula="of:=MAX([.$D396];[.$Q396])" office:value-type="float"/>
          <table:table-cell table:formula="of:=MAX([.$E396];[.$R396])" office:value-type="float"/>
          <table:table-cell table:formula="of:=MAX([.$F396];[.$S396])" office:value-type="float"/>
          <table:table-cell table:formula="of:=MAX([.$G396];[.$T396])" office:value-type="float"/>
          <table:table-cell table:formula="of:=MAX([.$H396];[.$U396])" office:value-type="float"/>
          <table:table-cell table:formula="of:=MAX([.$I396];[.$V396])" office:value-type="float"/>
          <table:table-cell table:formula="of:=MAX([.$J396])" office:value-type="float"/>
          <table:table-cell table:formula="of:=MAX([.$K396];[.$W396])" office:value-type="float"/>
          <table:table-cell table:formula="of:=MAX([.$L396];[.$X396])" office:value-type="float"/>
          <table:table-cell table:formula="of:=MAX([.$M396];[.$Y396])" office:value-type="float"/>
          <table:table-cell table:formula="of:=MAX([.$N396];[.$Z396])" office:value-type="float"/>
        </table:table-row>
        <table:table-row table:style-name="ro1">
          <table:table-cell office:value-type="string">
            <text:p>blocks.blocks-27-0.asp/40</text:p>
          </table:table-cell>
          <table:table-cell office:value-type="float" office:value="300.0"/>
          <table:table-cell office:value-type="float" office:value="299.987"/>
          <table:table-cell office:value-type="float" office:value="276.82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51132.0"/>
          <table:table-cell office:value-type="float" office:value="4676317.0"/>
          <table:table-cell office:value-type="float" office:value="4676317.0"/>
          <table:table-cell office:value-type="float" office:value="1696345.0"/>
          <table:table-cell office:value-type="float" office:value="219797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79.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4691.0"/>
          <table:table-cell office:value-type="float" office:value="531631.0"/>
          <table:table-cell office:value-type="float" office:value="1696345.0"/>
          <table:table-cell office:value-type="float" office:value="2197971.0"/>
          <table:table-cell office:value-type="float" office:value="0.0"/>
          <table:table-cell office:value-type="float" office:value="0.0"/>
          <table:table-cell table:formula="of:=MIN([.$B397];[.$O397])" office:value-type="float"/>
          <table:table-cell table:formula="of:=MIN([.$C397];[.$P397])" office:value-type="float"/>
          <table:table-cell table:formula="of:=MIN([.$D397];[.$Q397])" office:value-type="float"/>
          <table:table-cell table:formula="of:=MIN([.$E397];[.$R397])" office:value-type="float"/>
          <table:table-cell table:formula="of:=MIN([.$F397];[.$S397])" office:value-type="float"/>
          <table:table-cell table:formula="of:=MIN([.$G397];[.$T397])" office:value-type="float"/>
          <table:table-cell table:formula="of:=MIN([.$H397];[.$U397])" office:value-type="float"/>
          <table:table-cell table:formula="of:=MIN([.$I397];[.$V397])" office:value-type="float"/>
          <table:table-cell table:formula="of:=MIN([.$J397])" office:value-type="float"/>
          <table:table-cell table:formula="of:=MIN([.$K397];[.$W397])" office:value-type="float"/>
          <table:table-cell table:formula="of:=MIN([.$L397];[.$X397])" office:value-type="float"/>
          <table:table-cell table:formula="of:=MIN([.$M397];[.$Y397])" office:value-type="float"/>
          <table:table-cell table:formula="of:=MIN([.$N397];[.$Z397])" office:value-type="float"/>
          <table:table-cell table:formula="of:=MEDIAN([.$B397];[.$O397])" office:value-type="float"/>
          <table:table-cell table:formula="of:=MEDIAN([.$C397];[.$P397])" office:value-type="float"/>
          <table:table-cell table:formula="of:=MEDIAN([.$D397];[.$Q397])" office:value-type="float"/>
          <table:table-cell table:formula="of:=MEDIAN([.$E397];[.$R397])" office:value-type="float"/>
          <table:table-cell table:formula="of:=MEDIAN([.$F397];[.$S397])" office:value-type="float"/>
          <table:table-cell table:formula="of:=MEDIAN([.$G397];[.$T397])" office:value-type="float"/>
          <table:table-cell table:formula="of:=MEDIAN([.$H397];[.$U397])" office:value-type="float"/>
          <table:table-cell table:formula="of:=MEDIAN([.$I397];[.$V397])" office:value-type="float"/>
          <table:table-cell table:formula="of:=MEDIAN([.$J397])" office:value-type="float"/>
          <table:table-cell table:formula="of:=MEDIAN([.$K397];[.$W397])" office:value-type="float"/>
          <table:table-cell table:formula="of:=MEDIAN([.$L397];[.$X397])" office:value-type="float"/>
          <table:table-cell table:formula="of:=MEDIAN([.$M397];[.$Y397])" office:value-type="float"/>
          <table:table-cell table:formula="of:=MEDIAN([.$N397];[.$Z397])" office:value-type="float"/>
          <table:table-cell table:formula="of:=MAX([.$B397];[.$O397])" office:value-type="float"/>
          <table:table-cell table:formula="of:=MAX([.$C397];[.$P397])" office:value-type="float"/>
          <table:table-cell table:formula="of:=MAX([.$D397];[.$Q397])" office:value-type="float"/>
          <table:table-cell table:formula="of:=MAX([.$E397];[.$R397])" office:value-type="float"/>
          <table:table-cell table:formula="of:=MAX([.$F397];[.$S397])" office:value-type="float"/>
          <table:table-cell table:formula="of:=MAX([.$G397];[.$T397])" office:value-type="float"/>
          <table:table-cell table:formula="of:=MAX([.$H397];[.$U397])" office:value-type="float"/>
          <table:table-cell table:formula="of:=MAX([.$I397];[.$V397])" office:value-type="float"/>
          <table:table-cell table:formula="of:=MAX([.$J397])" office:value-type="float"/>
          <table:table-cell table:formula="of:=MAX([.$K397];[.$W397])" office:value-type="float"/>
          <table:table-cell table:formula="of:=MAX([.$L397];[.$X397])" office:value-type="float"/>
          <table:table-cell table:formula="of:=MAX([.$M397];[.$Y397])" office:value-type="float"/>
          <table:table-cell table:formula="of:=MAX([.$N397];[.$Z397])" office:value-type="float"/>
        </table:table-row>
        <table:table-row table:style-name="ro1">
          <table:table-cell office:value-type="string">
            <text:p>blocks.blocks-27-0.asp/41</text:p>
          </table:table-cell>
          <table:table-cell office:value-type="float" office:value="300.0"/>
          <table:table-cell office:value-type="float" office:value="299.991"/>
          <table:table-cell office:value-type="float" office:value="275.99"/>
          <table:table-cell office:value-type="float" office:value="0.0"/>
          <table:table-cell office:value-type="float" office:value="1.0"/>
          <table:table-cell office:value-type="float" office:value="15.0"/>
          <table:table-cell office:value-type="float" office:value="128537.0"/>
          <table:table-cell office:value-type="float" office:value="4381926.0"/>
          <table:table-cell office:value-type="float" office:value="4381926.0"/>
          <table:table-cell office:value-type="float" office:value="1739762.0"/>
          <table:table-cell office:value-type="float" office:value="226109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79.34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7272.0"/>
          <table:table-cell office:value-type="float" office:value="549353.0"/>
          <table:table-cell office:value-type="float" office:value="1739762.0"/>
          <table:table-cell office:value-type="float" office:value="2261098.0"/>
          <table:table-cell office:value-type="float" office:value="0.0"/>
          <table:table-cell office:value-type="float" office:value="0.0"/>
          <table:table-cell table:formula="of:=MIN([.$B398];[.$O398])" office:value-type="float"/>
          <table:table-cell table:formula="of:=MIN([.$C398];[.$P398])" office:value-type="float"/>
          <table:table-cell table:formula="of:=MIN([.$D398];[.$Q398])" office:value-type="float"/>
          <table:table-cell table:formula="of:=MIN([.$E398];[.$R398])" office:value-type="float"/>
          <table:table-cell table:formula="of:=MIN([.$F398];[.$S398])" office:value-type="float"/>
          <table:table-cell table:formula="of:=MIN([.$G398];[.$T398])" office:value-type="float"/>
          <table:table-cell table:formula="of:=MIN([.$H398];[.$U398])" office:value-type="float"/>
          <table:table-cell table:formula="of:=MIN([.$I398];[.$V398])" office:value-type="float"/>
          <table:table-cell table:formula="of:=MIN([.$J398])" office:value-type="float"/>
          <table:table-cell table:formula="of:=MIN([.$K398];[.$W398])" office:value-type="float"/>
          <table:table-cell table:formula="of:=MIN([.$L398];[.$X398])" office:value-type="float"/>
          <table:table-cell table:formula="of:=MIN([.$M398];[.$Y398])" office:value-type="float"/>
          <table:table-cell table:formula="of:=MIN([.$N398];[.$Z398])" office:value-type="float"/>
          <table:table-cell table:formula="of:=MEDIAN([.$B398];[.$O398])" office:value-type="float"/>
          <table:table-cell table:formula="of:=MEDIAN([.$C398];[.$P398])" office:value-type="float"/>
          <table:table-cell table:formula="of:=MEDIAN([.$D398];[.$Q398])" office:value-type="float"/>
          <table:table-cell table:formula="of:=MEDIAN([.$E398];[.$R398])" office:value-type="float"/>
          <table:table-cell table:formula="of:=MEDIAN([.$F398];[.$S398])" office:value-type="float"/>
          <table:table-cell table:formula="of:=MEDIAN([.$G398];[.$T398])" office:value-type="float"/>
          <table:table-cell table:formula="of:=MEDIAN([.$H398];[.$U398])" office:value-type="float"/>
          <table:table-cell table:formula="of:=MEDIAN([.$I398];[.$V398])" office:value-type="float"/>
          <table:table-cell table:formula="of:=MEDIAN([.$J398])" office:value-type="float"/>
          <table:table-cell table:formula="of:=MEDIAN([.$K398];[.$W398])" office:value-type="float"/>
          <table:table-cell table:formula="of:=MEDIAN([.$L398];[.$X398])" office:value-type="float"/>
          <table:table-cell table:formula="of:=MEDIAN([.$M398];[.$Y398])" office:value-type="float"/>
          <table:table-cell table:formula="of:=MEDIAN([.$N398];[.$Z398])" office:value-type="float"/>
          <table:table-cell table:formula="of:=MAX([.$B398];[.$O398])" office:value-type="float"/>
          <table:table-cell table:formula="of:=MAX([.$C398];[.$P398])" office:value-type="float"/>
          <table:table-cell table:formula="of:=MAX([.$D398];[.$Q398])" office:value-type="float"/>
          <table:table-cell table:formula="of:=MAX([.$E398];[.$R398])" office:value-type="float"/>
          <table:table-cell table:formula="of:=MAX([.$F398];[.$S398])" office:value-type="float"/>
          <table:table-cell table:formula="of:=MAX([.$G398];[.$T398])" office:value-type="float"/>
          <table:table-cell table:formula="of:=MAX([.$H398];[.$U398])" office:value-type="float"/>
          <table:table-cell table:formula="of:=MAX([.$I398];[.$V398])" office:value-type="float"/>
          <table:table-cell table:formula="of:=MAX([.$J398])" office:value-type="float"/>
          <table:table-cell table:formula="of:=MAX([.$K398];[.$W398])" office:value-type="float"/>
          <table:table-cell table:formula="of:=MAX([.$L398];[.$X398])" office:value-type="float"/>
          <table:table-cell table:formula="of:=MAX([.$M398];[.$Y398])" office:value-type="float"/>
          <table:table-cell table:formula="of:=MAX([.$N398];[.$Z398])" office:value-type="float"/>
        </table:table-row>
        <table:table-row table:style-name="ro1">
          <table:table-cell office:value-type="string">
            <text:p>blocks.blocks-27-0.asp/42</text:p>
          </table:table-cell>
          <table:table-cell office:value-type="float" office:value="210.862"/>
          <table:table-cell office:value-type="float" office:value="210.366"/>
          <table:table-cell office:value-type="float" office:value="185.32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120895.0"/>
          <table:table-cell office:value-type="float" office:value="5197175.0"/>
          <table:table-cell office:value-type="float" office:value="5197175.0"/>
          <table:table-cell office:value-type="float" office:value="1783179.0"/>
          <table:table-cell office:value-type="float" office:value="232422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78.6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0269.0"/>
          <table:table-cell office:value-type="float" office:value="564729.0"/>
          <table:table-cell office:value-type="float" office:value="1783179.0"/>
          <table:table-cell office:value-type="float" office:value="2324225.0"/>
          <table:table-cell office:value-type="float" office:value="0.0"/>
          <table:table-cell office:value-type="float" office:value="0.0"/>
          <table:table-cell table:formula="of:=MIN([.$B399];[.$O399])" office:value-type="float"/>
          <table:table-cell table:formula="of:=MIN([.$C399];[.$P399])" office:value-type="float"/>
          <table:table-cell table:formula="of:=MIN([.$D399];[.$Q399])" office:value-type="float"/>
          <table:table-cell table:formula="of:=MIN([.$E399];[.$R399])" office:value-type="float"/>
          <table:table-cell table:formula="of:=MIN([.$F399];[.$S399])" office:value-type="float"/>
          <table:table-cell table:formula="of:=MIN([.$G399];[.$T399])" office:value-type="float"/>
          <table:table-cell table:formula="of:=MIN([.$H399];[.$U399])" office:value-type="float"/>
          <table:table-cell table:formula="of:=MIN([.$I399];[.$V399])" office:value-type="float"/>
          <table:table-cell table:formula="of:=MIN([.$J399])" office:value-type="float"/>
          <table:table-cell table:formula="of:=MIN([.$K399];[.$W399])" office:value-type="float"/>
          <table:table-cell table:formula="of:=MIN([.$L399];[.$X399])" office:value-type="float"/>
          <table:table-cell table:formula="of:=MIN([.$M399];[.$Y399])" office:value-type="float"/>
          <table:table-cell table:formula="of:=MIN([.$N399];[.$Z399])" office:value-type="float"/>
          <table:table-cell table:formula="of:=MEDIAN([.$B399];[.$O399])" office:value-type="float"/>
          <table:table-cell table:formula="of:=MEDIAN([.$C399];[.$P399])" office:value-type="float"/>
          <table:table-cell table:formula="of:=MEDIAN([.$D399];[.$Q399])" office:value-type="float"/>
          <table:table-cell table:formula="of:=MEDIAN([.$E399];[.$R399])" office:value-type="float"/>
          <table:table-cell table:formula="of:=MEDIAN([.$F399];[.$S399])" office:value-type="float"/>
          <table:table-cell table:formula="of:=MEDIAN([.$G399];[.$T399])" office:value-type="float"/>
          <table:table-cell table:formula="of:=MEDIAN([.$H399];[.$U399])" office:value-type="float"/>
          <table:table-cell table:formula="of:=MEDIAN([.$I399];[.$V399])" office:value-type="float"/>
          <table:table-cell table:formula="of:=MEDIAN([.$J399])" office:value-type="float"/>
          <table:table-cell table:formula="of:=MEDIAN([.$K399];[.$W399])" office:value-type="float"/>
          <table:table-cell table:formula="of:=MEDIAN([.$L399];[.$X399])" office:value-type="float"/>
          <table:table-cell table:formula="of:=MEDIAN([.$M399];[.$Y399])" office:value-type="float"/>
          <table:table-cell table:formula="of:=MEDIAN([.$N399];[.$Z399])" office:value-type="float"/>
          <table:table-cell table:formula="of:=MAX([.$B399];[.$O399])" office:value-type="float"/>
          <table:table-cell table:formula="of:=MAX([.$C399];[.$P399])" office:value-type="float"/>
          <table:table-cell table:formula="of:=MAX([.$D399];[.$Q399])" office:value-type="float"/>
          <table:table-cell table:formula="of:=MAX([.$E399];[.$R399])" office:value-type="float"/>
          <table:table-cell table:formula="of:=MAX([.$F399];[.$S399])" office:value-type="float"/>
          <table:table-cell table:formula="of:=MAX([.$G399];[.$T399])" office:value-type="float"/>
          <table:table-cell table:formula="of:=MAX([.$H399];[.$U399])" office:value-type="float"/>
          <table:table-cell table:formula="of:=MAX([.$I399];[.$V399])" office:value-type="float"/>
          <table:table-cell table:formula="of:=MAX([.$J399])" office:value-type="float"/>
          <table:table-cell table:formula="of:=MAX([.$K399];[.$W399])" office:value-type="float"/>
          <table:table-cell table:formula="of:=MAX([.$L399];[.$X399])" office:value-type="float"/>
          <table:table-cell table:formula="of:=MAX([.$M399];[.$Y399])" office:value-type="float"/>
          <table:table-cell table:formula="of:=MAX([.$N399];[.$Z399])" office:value-type="float"/>
        </table:table-row>
        <table:table-row table:style-name="ro1">
          <table:table-cell office:value-type="string">
            <text:p>blocks.blocks-27-0.asp/43</text:p>
          </table:table-cell>
          <table:table-cell office:value-type="float" office:value="239.485"/>
          <table:table-cell office:value-type="float" office:value="239.013"/>
          <table:table-cell office:value-type="float" office:value="213.48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135588.0"/>
          <table:table-cell office:value-type="float" office:value="7175245.0"/>
          <table:table-cell office:value-type="float" office:value="7175245.0"/>
          <table:table-cell office:value-type="float" office:value="1826596.0"/>
          <table:table-cell office:value-type="float" office:value="238735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5"/>
          <table:table-cell office:value-type="float" office:value="278.0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2693.0"/>
          <table:table-cell office:value-type="float" office:value="541687.0"/>
          <table:table-cell office:value-type="float" office:value="1826596.0"/>
          <table:table-cell office:value-type="float" office:value="2387352.0"/>
          <table:table-cell office:value-type="float" office:value="0.0"/>
          <table:table-cell office:value-type="float" office:value="0.0"/>
          <table:table-cell table:formula="of:=MIN([.$B400];[.$O400])" office:value-type="float"/>
          <table:table-cell table:formula="of:=MIN([.$C400];[.$P400])" office:value-type="float"/>
          <table:table-cell table:formula="of:=MIN([.$D400];[.$Q400])" office:value-type="float"/>
          <table:table-cell table:formula="of:=MIN([.$E400];[.$R400])" office:value-type="float"/>
          <table:table-cell table:formula="of:=MIN([.$F400];[.$S400])" office:value-type="float"/>
          <table:table-cell table:formula="of:=MIN([.$G400];[.$T400])" office:value-type="float"/>
          <table:table-cell table:formula="of:=MIN([.$H400];[.$U400])" office:value-type="float"/>
          <table:table-cell table:formula="of:=MIN([.$I400];[.$V400])" office:value-type="float"/>
          <table:table-cell table:formula="of:=MIN([.$J400])" office:value-type="float"/>
          <table:table-cell table:formula="of:=MIN([.$K400];[.$W400])" office:value-type="float"/>
          <table:table-cell table:formula="of:=MIN([.$L400];[.$X400])" office:value-type="float"/>
          <table:table-cell table:formula="of:=MIN([.$M400];[.$Y400])" office:value-type="float"/>
          <table:table-cell table:formula="of:=MIN([.$N400];[.$Z400])" office:value-type="float"/>
          <table:table-cell table:formula="of:=MEDIAN([.$B400];[.$O400])" office:value-type="float"/>
          <table:table-cell table:formula="of:=MEDIAN([.$C400];[.$P400])" office:value-type="float"/>
          <table:table-cell table:formula="of:=MEDIAN([.$D400];[.$Q400])" office:value-type="float"/>
          <table:table-cell table:formula="of:=MEDIAN([.$E400];[.$R400])" office:value-type="float"/>
          <table:table-cell table:formula="of:=MEDIAN([.$F400];[.$S400])" office:value-type="float"/>
          <table:table-cell table:formula="of:=MEDIAN([.$G400];[.$T400])" office:value-type="float"/>
          <table:table-cell table:formula="of:=MEDIAN([.$H400];[.$U400])" office:value-type="float"/>
          <table:table-cell table:formula="of:=MEDIAN([.$I400];[.$V400])" office:value-type="float"/>
          <table:table-cell table:formula="of:=MEDIAN([.$J400])" office:value-type="float"/>
          <table:table-cell table:formula="of:=MEDIAN([.$K400];[.$W400])" office:value-type="float"/>
          <table:table-cell table:formula="of:=MEDIAN([.$L400];[.$X400])" office:value-type="float"/>
          <table:table-cell table:formula="of:=MEDIAN([.$M400];[.$Y400])" office:value-type="float"/>
          <table:table-cell table:formula="of:=MEDIAN([.$N400];[.$Z400])" office:value-type="float"/>
          <table:table-cell table:formula="of:=MAX([.$B400];[.$O400])" office:value-type="float"/>
          <table:table-cell table:formula="of:=MAX([.$C400];[.$P400])" office:value-type="float"/>
          <table:table-cell table:formula="of:=MAX([.$D400];[.$Q400])" office:value-type="float"/>
          <table:table-cell table:formula="of:=MAX([.$E400];[.$R400])" office:value-type="float"/>
          <table:table-cell table:formula="of:=MAX([.$F400];[.$S400])" office:value-type="float"/>
          <table:table-cell table:formula="of:=MAX([.$G400];[.$T400])" office:value-type="float"/>
          <table:table-cell table:formula="of:=MAX([.$H400];[.$U400])" office:value-type="float"/>
          <table:table-cell table:formula="of:=MAX([.$I400];[.$V400])" office:value-type="float"/>
          <table:table-cell table:formula="of:=MAX([.$J400])" office:value-type="float"/>
          <table:table-cell table:formula="of:=MAX([.$K400];[.$W400])" office:value-type="float"/>
          <table:table-cell table:formula="of:=MAX([.$L400];[.$X400])" office:value-type="float"/>
          <table:table-cell table:formula="of:=MAX([.$M400];[.$Y400])" office:value-type="float"/>
          <table:table-cell table:formula="of:=MAX([.$N400];[.$Z400])" office:value-type="float"/>
        </table:table-row>
        <table:table-row table:style-name="ro1">
          <table:table-cell office:value-type="string">
            <text:p>blocks.blocks-27-0.asp/44</text:p>
          </table:table-cell>
          <table:table-cell office:value-type="float" office:value="68.5266"/>
          <table:table-cell office:value-type="float" office:value="68.128"/>
          <table:table-cell office:value-type="float" office:value="41.18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29605.0"/>
          <table:table-cell office:value-type="float" office:value="1503818.0"/>
          <table:table-cell office:value-type="float" office:value="1503817.0"/>
          <table:table-cell office:value-type="float" office:value="1870013.0"/>
          <table:table-cell office:value-type="float" office:value="245047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5"/>
          <table:table-cell office:value-type="float" office:value="277.24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49221.0"/>
          <table:table-cell office:value-type="float" office:value="619998.0"/>
          <table:table-cell office:value-type="float" office:value="1870013.0"/>
          <table:table-cell office:value-type="float" office:value="2450479.0"/>
          <table:table-cell office:value-type="float" office:value="0.0"/>
          <table:table-cell office:value-type="float" office:value="0.0"/>
          <table:table-cell table:formula="of:=MIN([.$B401];[.$O401])" office:value-type="float"/>
          <table:table-cell table:formula="of:=MIN([.$C401];[.$P401])" office:value-type="float"/>
          <table:table-cell table:formula="of:=MIN([.$D401];[.$Q401])" office:value-type="float"/>
          <table:table-cell table:formula="of:=MIN([.$E401];[.$R401])" office:value-type="float"/>
          <table:table-cell table:formula="of:=MIN([.$F401];[.$S401])" office:value-type="float"/>
          <table:table-cell table:formula="of:=MIN([.$G401];[.$T401])" office:value-type="float"/>
          <table:table-cell table:formula="of:=MIN([.$H401];[.$U401])" office:value-type="float"/>
          <table:table-cell table:formula="of:=MIN([.$I401];[.$V401])" office:value-type="float"/>
          <table:table-cell table:formula="of:=MIN([.$J401])" office:value-type="float"/>
          <table:table-cell table:formula="of:=MIN([.$K401];[.$W401])" office:value-type="float"/>
          <table:table-cell table:formula="of:=MIN([.$L401];[.$X401])" office:value-type="float"/>
          <table:table-cell table:formula="of:=MIN([.$M401];[.$Y401])" office:value-type="float"/>
          <table:table-cell table:formula="of:=MIN([.$N401];[.$Z401])" office:value-type="float"/>
          <table:table-cell table:formula="of:=MEDIAN([.$B401];[.$O401])" office:value-type="float"/>
          <table:table-cell table:formula="of:=MEDIAN([.$C401];[.$P401])" office:value-type="float"/>
          <table:table-cell table:formula="of:=MEDIAN([.$D401];[.$Q401])" office:value-type="float"/>
          <table:table-cell table:formula="of:=MEDIAN([.$E401];[.$R401])" office:value-type="float"/>
          <table:table-cell table:formula="of:=MEDIAN([.$F401];[.$S401])" office:value-type="float"/>
          <table:table-cell table:formula="of:=MEDIAN([.$G401];[.$T401])" office:value-type="float"/>
          <table:table-cell table:formula="of:=MEDIAN([.$H401];[.$U401])" office:value-type="float"/>
          <table:table-cell table:formula="of:=MEDIAN([.$I401];[.$V401])" office:value-type="float"/>
          <table:table-cell table:formula="of:=MEDIAN([.$J401])" office:value-type="float"/>
          <table:table-cell table:formula="of:=MEDIAN([.$K401];[.$W401])" office:value-type="float"/>
          <table:table-cell table:formula="of:=MEDIAN([.$L401];[.$X401])" office:value-type="float"/>
          <table:table-cell table:formula="of:=MEDIAN([.$M401];[.$Y401])" office:value-type="float"/>
          <table:table-cell table:formula="of:=MEDIAN([.$N401];[.$Z401])" office:value-type="float"/>
          <table:table-cell table:formula="of:=MAX([.$B401];[.$O401])" office:value-type="float"/>
          <table:table-cell table:formula="of:=MAX([.$C401];[.$P401])" office:value-type="float"/>
          <table:table-cell table:formula="of:=MAX([.$D401];[.$Q401])" office:value-type="float"/>
          <table:table-cell table:formula="of:=MAX([.$E401];[.$R401])" office:value-type="float"/>
          <table:table-cell table:formula="of:=MAX([.$F401];[.$S401])" office:value-type="float"/>
          <table:table-cell table:formula="of:=MAX([.$G401];[.$T401])" office:value-type="float"/>
          <table:table-cell table:formula="of:=MAX([.$H401];[.$U401])" office:value-type="float"/>
          <table:table-cell table:formula="of:=MAX([.$I401];[.$V401])" office:value-type="float"/>
          <table:table-cell table:formula="of:=MAX([.$J401])" office:value-type="float"/>
          <table:table-cell table:formula="of:=MAX([.$K401];[.$W401])" office:value-type="float"/>
          <table:table-cell table:formula="of:=MAX([.$L401];[.$X401])" office:value-type="float"/>
          <table:table-cell table:formula="of:=MAX([.$M401];[.$Y401])" office:value-type="float"/>
          <table:table-cell table:formula="of:=MAX([.$N401];[.$Z401])" office:value-type="float"/>
        </table:table-row>
        <table:table-row table:style-name="ro1">
          <table:table-cell office:value-type="string">
            <text:p>blocks.blocks-27-0.asp/45</text:p>
          </table:table-cell>
          <table:table-cell office:value-type="float" office:value="38.6726"/>
          <table:table-cell office:value-type="float" office:value="38.265"/>
          <table:table-cell office:value-type="float" office:value="10.88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8001.0"/>
          <table:table-cell office:value-type="float" office:value="534731.0"/>
          <table:table-cell office:value-type="float" office:value="534728.0"/>
          <table:table-cell office:value-type="float" office:value="1913430.0"/>
          <table:table-cell office:value-type="float" office:value="251360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7"/>
          <table:table-cell office:value-type="float" office:value="276.72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72002.0"/>
          <table:table-cell office:value-type="float" office:value="712817.0"/>
          <table:table-cell office:value-type="float" office:value="1913430.0"/>
          <table:table-cell office:value-type="float" office:value="2513606.0"/>
          <table:table-cell office:value-type="float" office:value="0.0"/>
          <table:table-cell office:value-type="float" office:value="0.0"/>
          <table:table-cell table:formula="of:=MIN([.$B402];[.$O402])" office:value-type="float"/>
          <table:table-cell table:formula="of:=MIN([.$C402];[.$P402])" office:value-type="float"/>
          <table:table-cell table:formula="of:=MIN([.$D402];[.$Q402])" office:value-type="float"/>
          <table:table-cell table:formula="of:=MIN([.$E402];[.$R402])" office:value-type="float"/>
          <table:table-cell table:formula="of:=MIN([.$F402];[.$S402])" office:value-type="float"/>
          <table:table-cell table:formula="of:=MIN([.$G402];[.$T402])" office:value-type="float"/>
          <table:table-cell table:formula="of:=MIN([.$H402];[.$U402])" office:value-type="float"/>
          <table:table-cell table:formula="of:=MIN([.$I402];[.$V402])" office:value-type="float"/>
          <table:table-cell table:formula="of:=MIN([.$J402])" office:value-type="float"/>
          <table:table-cell table:formula="of:=MIN([.$K402];[.$W402])" office:value-type="float"/>
          <table:table-cell table:formula="of:=MIN([.$L402];[.$X402])" office:value-type="float"/>
          <table:table-cell table:formula="of:=MIN([.$M402];[.$Y402])" office:value-type="float"/>
          <table:table-cell table:formula="of:=MIN([.$N402];[.$Z402])" office:value-type="float"/>
          <table:table-cell table:formula="of:=MEDIAN([.$B402];[.$O402])" office:value-type="float"/>
          <table:table-cell table:formula="of:=MEDIAN([.$C402];[.$P402])" office:value-type="float"/>
          <table:table-cell table:formula="of:=MEDIAN([.$D402];[.$Q402])" office:value-type="float"/>
          <table:table-cell table:formula="of:=MEDIAN([.$E402];[.$R402])" office:value-type="float"/>
          <table:table-cell table:formula="of:=MEDIAN([.$F402];[.$S402])" office:value-type="float"/>
          <table:table-cell table:formula="of:=MEDIAN([.$G402];[.$T402])" office:value-type="float"/>
          <table:table-cell table:formula="of:=MEDIAN([.$H402];[.$U402])" office:value-type="float"/>
          <table:table-cell table:formula="of:=MEDIAN([.$I402];[.$V402])" office:value-type="float"/>
          <table:table-cell table:formula="of:=MEDIAN([.$J402])" office:value-type="float"/>
          <table:table-cell table:formula="of:=MEDIAN([.$K402];[.$W402])" office:value-type="float"/>
          <table:table-cell table:formula="of:=MEDIAN([.$L402];[.$X402])" office:value-type="float"/>
          <table:table-cell table:formula="of:=MEDIAN([.$M402];[.$Y402])" office:value-type="float"/>
          <table:table-cell table:formula="of:=MEDIAN([.$N402];[.$Z402])" office:value-type="float"/>
          <table:table-cell table:formula="of:=MAX([.$B402];[.$O402])" office:value-type="float"/>
          <table:table-cell table:formula="of:=MAX([.$C402];[.$P402])" office:value-type="float"/>
          <table:table-cell table:formula="of:=MAX([.$D402];[.$Q402])" office:value-type="float"/>
          <table:table-cell table:formula="of:=MAX([.$E402];[.$R402])" office:value-type="float"/>
          <table:table-cell table:formula="of:=MAX([.$F402];[.$S402])" office:value-type="float"/>
          <table:table-cell table:formula="of:=MAX([.$G402];[.$T402])" office:value-type="float"/>
          <table:table-cell table:formula="of:=MAX([.$H402];[.$U402])" office:value-type="float"/>
          <table:table-cell table:formula="of:=MAX([.$I402];[.$V402])" office:value-type="float"/>
          <table:table-cell table:formula="of:=MAX([.$J402])" office:value-type="float"/>
          <table:table-cell table:formula="of:=MAX([.$K402];[.$W402])" office:value-type="float"/>
          <table:table-cell table:formula="of:=MAX([.$L402];[.$X402])" office:value-type="float"/>
          <table:table-cell table:formula="of:=MAX([.$M402];[.$Y402])" office:value-type="float"/>
          <table:table-cell table:formula="of:=MAX([.$N402];[.$Z402])" office:value-type="float"/>
        </table:table-row>
        <table:table-row table:style-name="ro1">
          <table:table-cell office:value-type="string">
            <text:p>blocks.blocks-27-0.asp/5</text:p>
          </table:table-cell>
          <table:table-cell office:value-type="float" office:value="2.46199"/>
          <table:table-cell office:value-type="float" office:value="2.3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6750.0"/>
          <table:table-cell office:value-type="float" office:value="1760.0"/>
          <table:table-cell office:value-type="float" office:value="0.0"/>
          <table:table-cell office:value-type="float" office:value="0.0"/>
          <table:table-cell office:value-type="float" office:value="2.19504"/>
          <table:table-cell office:value-type="float" office:value="2.1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76750.0"/>
          <table:table-cell office:value-type="float" office:value="1760.0"/>
          <table:table-cell office:value-type="float" office:value="0.0"/>
          <table:table-cell office:value-type="float" office:value="0.0"/>
          <table:table-cell table:formula="of:=MIN([.$B403];[.$O403])" office:value-type="float"/>
          <table:table-cell table:formula="of:=MIN([.$C403];[.$P403])" office:value-type="float"/>
          <table:table-cell table:formula="of:=MIN([.$D403];[.$Q403])" office:value-type="float"/>
          <table:table-cell table:formula="of:=MIN([.$E403];[.$R403])" office:value-type="float"/>
          <table:table-cell table:formula="of:=MIN([.$F403];[.$S403])" office:value-type="float"/>
          <table:table-cell table:formula="of:=MIN([.$G403];[.$T403])" office:value-type="float"/>
          <table:table-cell table:formula="of:=MIN([.$H403];[.$U403])" office:value-type="float"/>
          <table:table-cell table:formula="of:=MIN([.$I403];[.$V403])" office:value-type="float"/>
          <table:table-cell table:formula="of:=MIN([.$J403])" office:value-type="float"/>
          <table:table-cell table:formula="of:=MIN([.$K403];[.$W403])" office:value-type="float"/>
          <table:table-cell table:formula="of:=MIN([.$L403];[.$X403])" office:value-type="float"/>
          <table:table-cell table:formula="of:=MIN([.$M403];[.$Y403])" office:value-type="float"/>
          <table:table-cell table:formula="of:=MIN([.$N403];[.$Z403])" office:value-type="float"/>
          <table:table-cell table:formula="of:=MEDIAN([.$B403];[.$O403])" office:value-type="float"/>
          <table:table-cell table:formula="of:=MEDIAN([.$C403];[.$P403])" office:value-type="float"/>
          <table:table-cell table:formula="of:=MEDIAN([.$D403];[.$Q403])" office:value-type="float"/>
          <table:table-cell table:formula="of:=MEDIAN([.$E403];[.$R403])" office:value-type="float"/>
          <table:table-cell table:formula="of:=MEDIAN([.$F403];[.$S403])" office:value-type="float"/>
          <table:table-cell table:formula="of:=MEDIAN([.$G403];[.$T403])" office:value-type="float"/>
          <table:table-cell table:formula="of:=MEDIAN([.$H403];[.$U403])" office:value-type="float"/>
          <table:table-cell table:formula="of:=MEDIAN([.$I403];[.$V403])" office:value-type="float"/>
          <table:table-cell table:formula="of:=MEDIAN([.$J403])" office:value-type="float"/>
          <table:table-cell table:formula="of:=MEDIAN([.$K403];[.$W403])" office:value-type="float"/>
          <table:table-cell table:formula="of:=MEDIAN([.$L403];[.$X403])" office:value-type="float"/>
          <table:table-cell table:formula="of:=MEDIAN([.$M403];[.$Y403])" office:value-type="float"/>
          <table:table-cell table:formula="of:=MEDIAN([.$N403];[.$Z403])" office:value-type="float"/>
          <table:table-cell table:formula="of:=MAX([.$B403];[.$O403])" office:value-type="float"/>
          <table:table-cell table:formula="of:=MAX([.$C403];[.$P403])" office:value-type="float"/>
          <table:table-cell table:formula="of:=MAX([.$D403];[.$Q403])" office:value-type="float"/>
          <table:table-cell table:formula="of:=MAX([.$E403];[.$R403])" office:value-type="float"/>
          <table:table-cell table:formula="of:=MAX([.$F403];[.$S403])" office:value-type="float"/>
          <table:table-cell table:formula="of:=MAX([.$G403];[.$T403])" office:value-type="float"/>
          <table:table-cell table:formula="of:=MAX([.$H403];[.$U403])" office:value-type="float"/>
          <table:table-cell table:formula="of:=MAX([.$I403];[.$V403])" office:value-type="float"/>
          <table:table-cell table:formula="of:=MAX([.$J403])" office:value-type="float"/>
          <table:table-cell table:formula="of:=MAX([.$K403];[.$W403])" office:value-type="float"/>
          <table:table-cell table:formula="of:=MAX([.$L403];[.$X403])" office:value-type="float"/>
          <table:table-cell table:formula="of:=MAX([.$M403];[.$Y403])" office:value-type="float"/>
          <table:table-cell table:formula="of:=MAX([.$N403];[.$Z403])" office:value-type="float"/>
        </table:table-row>
        <table:table-row table:style-name="ro1">
          <table:table-cell office:value-type="string">
            <text:p>blocks.blocks-27-0.asp/6</text:p>
          </table:table-cell>
          <table:table-cell office:value-type="float" office:value="2.90488"/>
          <table:table-cell office:value-type="float" office:value="2.8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0167.0"/>
          <table:table-cell office:value-type="float" office:value="2544.0"/>
          <table:table-cell office:value-type="float" office:value="0.0"/>
          <table:table-cell office:value-type="float" office:value="0.0"/>
          <table:table-cell office:value-type="float" office:value="2.78786"/>
          <table:table-cell office:value-type="float" office:value="2.7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0167.0"/>
          <table:table-cell office:value-type="float" office:value="2544.0"/>
          <table:table-cell office:value-type="float" office:value="0.0"/>
          <table:table-cell office:value-type="float" office:value="0.0"/>
          <table:table-cell table:formula="of:=MIN([.$B404];[.$O404])" office:value-type="float"/>
          <table:table-cell table:formula="of:=MIN([.$C404];[.$P404])" office:value-type="float"/>
          <table:table-cell table:formula="of:=MIN([.$D404];[.$Q404])" office:value-type="float"/>
          <table:table-cell table:formula="of:=MIN([.$E404];[.$R404])" office:value-type="float"/>
          <table:table-cell table:formula="of:=MIN([.$F404];[.$S404])" office:value-type="float"/>
          <table:table-cell table:formula="of:=MIN([.$G404];[.$T404])" office:value-type="float"/>
          <table:table-cell table:formula="of:=MIN([.$H404];[.$U404])" office:value-type="float"/>
          <table:table-cell table:formula="of:=MIN([.$I404];[.$V404])" office:value-type="float"/>
          <table:table-cell table:formula="of:=MIN([.$J404])" office:value-type="float"/>
          <table:table-cell table:formula="of:=MIN([.$K404];[.$W404])" office:value-type="float"/>
          <table:table-cell table:formula="of:=MIN([.$L404];[.$X404])" office:value-type="float"/>
          <table:table-cell table:formula="of:=MIN([.$M404];[.$Y404])" office:value-type="float"/>
          <table:table-cell table:formula="of:=MIN([.$N404];[.$Z404])" office:value-type="float"/>
          <table:table-cell table:formula="of:=MEDIAN([.$B404];[.$O404])" office:value-type="float"/>
          <table:table-cell table:formula="of:=MEDIAN([.$C404];[.$P404])" office:value-type="float"/>
          <table:table-cell table:formula="of:=MEDIAN([.$D404];[.$Q404])" office:value-type="float"/>
          <table:table-cell table:formula="of:=MEDIAN([.$E404];[.$R404])" office:value-type="float"/>
          <table:table-cell table:formula="of:=MEDIAN([.$F404];[.$S404])" office:value-type="float"/>
          <table:table-cell table:formula="of:=MEDIAN([.$G404];[.$T404])" office:value-type="float"/>
          <table:table-cell table:formula="of:=MEDIAN([.$H404];[.$U404])" office:value-type="float"/>
          <table:table-cell table:formula="of:=MEDIAN([.$I404];[.$V404])" office:value-type="float"/>
          <table:table-cell table:formula="of:=MEDIAN([.$J404])" office:value-type="float"/>
          <table:table-cell table:formula="of:=MEDIAN([.$K404];[.$W404])" office:value-type="float"/>
          <table:table-cell table:formula="of:=MEDIAN([.$L404];[.$X404])" office:value-type="float"/>
          <table:table-cell table:formula="of:=MEDIAN([.$M404];[.$Y404])" office:value-type="float"/>
          <table:table-cell table:formula="of:=MEDIAN([.$N404];[.$Z404])" office:value-type="float"/>
          <table:table-cell table:formula="of:=MAX([.$B404];[.$O404])" office:value-type="float"/>
          <table:table-cell table:formula="of:=MAX([.$C404];[.$P404])" office:value-type="float"/>
          <table:table-cell table:formula="of:=MAX([.$D404];[.$Q404])" office:value-type="float"/>
          <table:table-cell table:formula="of:=MAX([.$E404];[.$R404])" office:value-type="float"/>
          <table:table-cell table:formula="of:=MAX([.$F404];[.$S404])" office:value-type="float"/>
          <table:table-cell table:formula="of:=MAX([.$G404];[.$T404])" office:value-type="float"/>
          <table:table-cell table:formula="of:=MAX([.$H404];[.$U404])" office:value-type="float"/>
          <table:table-cell table:formula="of:=MAX([.$I404];[.$V404])" office:value-type="float"/>
          <table:table-cell table:formula="of:=MAX([.$J404])" office:value-type="float"/>
          <table:table-cell table:formula="of:=MAX([.$K404];[.$W404])" office:value-type="float"/>
          <table:table-cell table:formula="of:=MAX([.$L404];[.$X404])" office:value-type="float"/>
          <table:table-cell table:formula="of:=MAX([.$M404];[.$Y404])" office:value-type="float"/>
          <table:table-cell table:formula="of:=MAX([.$N404];[.$Z404])" office:value-type="float"/>
        </table:table-row>
        <table:table-row table:style-name="ro1">
          <table:table-cell office:value-type="string">
            <text:p>blocks.blocks-27-0.asp/7</text:p>
          </table:table-cell>
          <table:table-cell office:value-type="float" office:value="3.47689"/>
          <table:table-cell office:value-type="float" office:value="3.3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63584.0"/>
          <table:table-cell office:value-type="float" office:value="3328.0"/>
          <table:table-cell office:value-type="float" office:value="0.0"/>
          <table:table-cell office:value-type="float" office:value="0.0"/>
          <table:table-cell office:value-type="float" office:value="3.10975"/>
          <table:table-cell office:value-type="float" office:value="3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63584.0"/>
          <table:table-cell office:value-type="float" office:value="3328.0"/>
          <table:table-cell office:value-type="float" office:value="0.0"/>
          <table:table-cell office:value-type="float" office:value="0.0"/>
          <table:table-cell table:formula="of:=MIN([.$B405];[.$O405])" office:value-type="float"/>
          <table:table-cell table:formula="of:=MIN([.$C405];[.$P405])" office:value-type="float"/>
          <table:table-cell table:formula="of:=MIN([.$D405];[.$Q405])" office:value-type="float"/>
          <table:table-cell table:formula="of:=MIN([.$E405];[.$R405])" office:value-type="float"/>
          <table:table-cell table:formula="of:=MIN([.$F405];[.$S405])" office:value-type="float"/>
          <table:table-cell table:formula="of:=MIN([.$G405];[.$T405])" office:value-type="float"/>
          <table:table-cell table:formula="of:=MIN([.$H405];[.$U405])" office:value-type="float"/>
          <table:table-cell table:formula="of:=MIN([.$I405];[.$V405])" office:value-type="float"/>
          <table:table-cell table:formula="of:=MIN([.$J405])" office:value-type="float"/>
          <table:table-cell table:formula="of:=MIN([.$K405];[.$W405])" office:value-type="float"/>
          <table:table-cell table:formula="of:=MIN([.$L405];[.$X405])" office:value-type="float"/>
          <table:table-cell table:formula="of:=MIN([.$M405];[.$Y405])" office:value-type="float"/>
          <table:table-cell table:formula="of:=MIN([.$N405];[.$Z405])" office:value-type="float"/>
          <table:table-cell table:formula="of:=MEDIAN([.$B405];[.$O405])" office:value-type="float"/>
          <table:table-cell table:formula="of:=MEDIAN([.$C405];[.$P405])" office:value-type="float"/>
          <table:table-cell table:formula="of:=MEDIAN([.$D405];[.$Q405])" office:value-type="float"/>
          <table:table-cell table:formula="of:=MEDIAN([.$E405];[.$R405])" office:value-type="float"/>
          <table:table-cell table:formula="of:=MEDIAN([.$F405];[.$S405])" office:value-type="float"/>
          <table:table-cell table:formula="of:=MEDIAN([.$G405];[.$T405])" office:value-type="float"/>
          <table:table-cell table:formula="of:=MEDIAN([.$H405];[.$U405])" office:value-type="float"/>
          <table:table-cell table:formula="of:=MEDIAN([.$I405];[.$V405])" office:value-type="float"/>
          <table:table-cell table:formula="of:=MEDIAN([.$J405])" office:value-type="float"/>
          <table:table-cell table:formula="of:=MEDIAN([.$K405];[.$W405])" office:value-type="float"/>
          <table:table-cell table:formula="of:=MEDIAN([.$L405];[.$X405])" office:value-type="float"/>
          <table:table-cell table:formula="of:=MEDIAN([.$M405];[.$Y405])" office:value-type="float"/>
          <table:table-cell table:formula="of:=MEDIAN([.$N405];[.$Z405])" office:value-type="float"/>
          <table:table-cell table:formula="of:=MAX([.$B405];[.$O405])" office:value-type="float"/>
          <table:table-cell table:formula="of:=MAX([.$C405];[.$P405])" office:value-type="float"/>
          <table:table-cell table:formula="of:=MAX([.$D405];[.$Q405])" office:value-type="float"/>
          <table:table-cell table:formula="of:=MAX([.$E405];[.$R405])" office:value-type="float"/>
          <table:table-cell table:formula="of:=MAX([.$F405];[.$S405])" office:value-type="float"/>
          <table:table-cell table:formula="of:=MAX([.$G405];[.$T405])" office:value-type="float"/>
          <table:table-cell table:formula="of:=MAX([.$H405];[.$U405])" office:value-type="float"/>
          <table:table-cell table:formula="of:=MAX([.$I405];[.$V405])" office:value-type="float"/>
          <table:table-cell table:formula="of:=MAX([.$J405])" office:value-type="float"/>
          <table:table-cell table:formula="of:=MAX([.$K405];[.$W405])" office:value-type="float"/>
          <table:table-cell table:formula="of:=MAX([.$L405];[.$X405])" office:value-type="float"/>
          <table:table-cell table:formula="of:=MAX([.$M405];[.$Y405])" office:value-type="float"/>
          <table:table-cell table:formula="of:=MAX([.$N405];[.$Z405])" office:value-type="float"/>
        </table:table-row>
        <table:table-row table:style-name="ro1">
          <table:table-cell office:value-type="string">
            <text:p>blocks.blocks-27-0.asp/8</text:p>
          </table:table-cell>
          <table:table-cell office:value-type="float" office:value="4.00842"/>
          <table:table-cell office:value-type="float" office:value="3.9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7001.0"/>
          <table:table-cell office:value-type="float" office:value="4112.0"/>
          <table:table-cell office:value-type="float" office:value="0.0"/>
          <table:table-cell office:value-type="float" office:value="0.0"/>
          <table:table-cell office:value-type="float" office:value="3.73631"/>
          <table:table-cell office:value-type="float" office:value="3.6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07001.0"/>
          <table:table-cell office:value-type="float" office:value="4112.0"/>
          <table:table-cell office:value-type="float" office:value="0.0"/>
          <table:table-cell office:value-type="float" office:value="0.0"/>
          <table:table-cell table:formula="of:=MIN([.$B406];[.$O406])" office:value-type="float"/>
          <table:table-cell table:formula="of:=MIN([.$C406];[.$P406])" office:value-type="float"/>
          <table:table-cell table:formula="of:=MIN([.$D406];[.$Q406])" office:value-type="float"/>
          <table:table-cell table:formula="of:=MIN([.$E406];[.$R406])" office:value-type="float"/>
          <table:table-cell table:formula="of:=MIN([.$F406];[.$S406])" office:value-type="float"/>
          <table:table-cell table:formula="of:=MIN([.$G406];[.$T406])" office:value-type="float"/>
          <table:table-cell table:formula="of:=MIN([.$H406];[.$U406])" office:value-type="float"/>
          <table:table-cell table:formula="of:=MIN([.$I406];[.$V406])" office:value-type="float"/>
          <table:table-cell table:formula="of:=MIN([.$J406])" office:value-type="float"/>
          <table:table-cell table:formula="of:=MIN([.$K406];[.$W406])" office:value-type="float"/>
          <table:table-cell table:formula="of:=MIN([.$L406];[.$X406])" office:value-type="float"/>
          <table:table-cell table:formula="of:=MIN([.$M406];[.$Y406])" office:value-type="float"/>
          <table:table-cell table:formula="of:=MIN([.$N406];[.$Z406])" office:value-type="float"/>
          <table:table-cell table:formula="of:=MEDIAN([.$B406];[.$O406])" office:value-type="float"/>
          <table:table-cell table:formula="of:=MEDIAN([.$C406];[.$P406])" office:value-type="float"/>
          <table:table-cell table:formula="of:=MEDIAN([.$D406];[.$Q406])" office:value-type="float"/>
          <table:table-cell table:formula="of:=MEDIAN([.$E406];[.$R406])" office:value-type="float"/>
          <table:table-cell table:formula="of:=MEDIAN([.$F406];[.$S406])" office:value-type="float"/>
          <table:table-cell table:formula="of:=MEDIAN([.$G406];[.$T406])" office:value-type="float"/>
          <table:table-cell table:formula="of:=MEDIAN([.$H406];[.$U406])" office:value-type="float"/>
          <table:table-cell table:formula="of:=MEDIAN([.$I406];[.$V406])" office:value-type="float"/>
          <table:table-cell table:formula="of:=MEDIAN([.$J406])" office:value-type="float"/>
          <table:table-cell table:formula="of:=MEDIAN([.$K406];[.$W406])" office:value-type="float"/>
          <table:table-cell table:formula="of:=MEDIAN([.$L406];[.$X406])" office:value-type="float"/>
          <table:table-cell table:formula="of:=MEDIAN([.$M406];[.$Y406])" office:value-type="float"/>
          <table:table-cell table:formula="of:=MEDIAN([.$N406];[.$Z406])" office:value-type="float"/>
          <table:table-cell table:formula="of:=MAX([.$B406];[.$O406])" office:value-type="float"/>
          <table:table-cell table:formula="of:=MAX([.$C406];[.$P406])" office:value-type="float"/>
          <table:table-cell table:formula="of:=MAX([.$D406];[.$Q406])" office:value-type="float"/>
          <table:table-cell table:formula="of:=MAX([.$E406];[.$R406])" office:value-type="float"/>
          <table:table-cell table:formula="of:=MAX([.$F406];[.$S406])" office:value-type="float"/>
          <table:table-cell table:formula="of:=MAX([.$G406];[.$T406])" office:value-type="float"/>
          <table:table-cell table:formula="of:=MAX([.$H406];[.$U406])" office:value-type="float"/>
          <table:table-cell table:formula="of:=MAX([.$I406];[.$V406])" office:value-type="float"/>
          <table:table-cell table:formula="of:=MAX([.$J406])" office:value-type="float"/>
          <table:table-cell table:formula="of:=MAX([.$K406];[.$W406])" office:value-type="float"/>
          <table:table-cell table:formula="of:=MAX([.$L406];[.$X406])" office:value-type="float"/>
          <table:table-cell table:formula="of:=MAX([.$M406];[.$Y406])" office:value-type="float"/>
          <table:table-cell table:formula="of:=MAX([.$N406];[.$Z406])" office:value-type="float"/>
        </table:table-row>
        <table:table-row table:style-name="ro1">
          <table:table-cell office:value-type="string">
            <text:p>blocks.blocks-27-0.asp/9</text:p>
          </table:table-cell>
          <table:table-cell office:value-type="float" office:value="4.52836"/>
          <table:table-cell office:value-type="float" office:value="4.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09.0"/>
          <table:table-cell office:value-type="float" office:value="109.0"/>
          <table:table-cell office:value-type="float" office:value="350418.0"/>
          <table:table-cell office:value-type="float" office:value="241034.0"/>
          <table:table-cell office:value-type="float" office:value="0.0"/>
          <table:table-cell office:value-type="float" office:value="0.0"/>
          <table:table-cell office:value-type="float" office:value="4.21425"/>
          <table:table-cell office:value-type="float" office:value="4.11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894.0"/>
          <table:table-cell office:value-type="float" office:value="350418.0"/>
          <table:table-cell office:value-type="float" office:value="241034.0"/>
          <table:table-cell office:value-type="float" office:value="0.0"/>
          <table:table-cell office:value-type="float" office:value="0.0"/>
          <table:table-cell table:formula="of:=MIN([.$B407];[.$O407])" office:value-type="float"/>
          <table:table-cell table:formula="of:=MIN([.$C407];[.$P407])" office:value-type="float"/>
          <table:table-cell table:formula="of:=MIN([.$D407];[.$Q407])" office:value-type="float"/>
          <table:table-cell table:formula="of:=MIN([.$E407];[.$R407])" office:value-type="float"/>
          <table:table-cell table:formula="of:=MIN([.$F407];[.$S407])" office:value-type="float"/>
          <table:table-cell table:formula="of:=MIN([.$G407];[.$T407])" office:value-type="float"/>
          <table:table-cell table:formula="of:=MIN([.$H407];[.$U407])" office:value-type="float"/>
          <table:table-cell table:formula="of:=MIN([.$I407];[.$V407])" office:value-type="float"/>
          <table:table-cell table:formula="of:=MIN([.$J407])" office:value-type="float"/>
          <table:table-cell table:formula="of:=MIN([.$K407];[.$W407])" office:value-type="float"/>
          <table:table-cell table:formula="of:=MIN([.$L407];[.$X407])" office:value-type="float"/>
          <table:table-cell table:formula="of:=MIN([.$M407];[.$Y407])" office:value-type="float"/>
          <table:table-cell table:formula="of:=MIN([.$N407];[.$Z407])" office:value-type="float"/>
          <table:table-cell table:formula="of:=MEDIAN([.$B407];[.$O407])" office:value-type="float"/>
          <table:table-cell table:formula="of:=MEDIAN([.$C407];[.$P407])" office:value-type="float"/>
          <table:table-cell table:formula="of:=MEDIAN([.$D407];[.$Q407])" office:value-type="float"/>
          <table:table-cell table:formula="of:=MEDIAN([.$E407];[.$R407])" office:value-type="float"/>
          <table:table-cell table:formula="of:=MEDIAN([.$F407];[.$S407])" office:value-type="float"/>
          <table:table-cell table:formula="of:=MEDIAN([.$G407];[.$T407])" office:value-type="float"/>
          <table:table-cell table:formula="of:=MEDIAN([.$H407];[.$U407])" office:value-type="float"/>
          <table:table-cell table:formula="of:=MEDIAN([.$I407];[.$V407])" office:value-type="float"/>
          <table:table-cell table:formula="of:=MEDIAN([.$J407])" office:value-type="float"/>
          <table:table-cell table:formula="of:=MEDIAN([.$K407];[.$W407])" office:value-type="float"/>
          <table:table-cell table:formula="of:=MEDIAN([.$L407];[.$X407])" office:value-type="float"/>
          <table:table-cell table:formula="of:=MEDIAN([.$M407];[.$Y407])" office:value-type="float"/>
          <table:table-cell table:formula="of:=MEDIAN([.$N407];[.$Z407])" office:value-type="float"/>
          <table:table-cell table:formula="of:=MAX([.$B407];[.$O407])" office:value-type="float"/>
          <table:table-cell table:formula="of:=MAX([.$C407];[.$P407])" office:value-type="float"/>
          <table:table-cell table:formula="of:=MAX([.$D407];[.$Q407])" office:value-type="float"/>
          <table:table-cell table:formula="of:=MAX([.$E407];[.$R407])" office:value-type="float"/>
          <table:table-cell table:formula="of:=MAX([.$F407];[.$S407])" office:value-type="float"/>
          <table:table-cell table:formula="of:=MAX([.$G407];[.$T407])" office:value-type="float"/>
          <table:table-cell table:formula="of:=MAX([.$H407];[.$U407])" office:value-type="float"/>
          <table:table-cell table:formula="of:=MAX([.$I407];[.$V407])" office:value-type="float"/>
          <table:table-cell table:formula="of:=MAX([.$J407])" office:value-type="float"/>
          <table:table-cell table:formula="of:=MAX([.$K407];[.$W407])" office:value-type="float"/>
          <table:table-cell table:formula="of:=MAX([.$L407];[.$X407])" office:value-type="float"/>
          <table:table-cell table:formula="of:=MAX([.$M407];[.$Y407])" office:value-type="float"/>
          <table:table-cell table:formula="of:=MAX([.$N407];[.$Z407])" office:value-type="float"/>
        </table:table-row>
        <table:table-row table:style-name="ro1">
          <table:table-cell office:value-type="string">
            <text:p>blocks.blocks-27-1.asp/1</text:p>
          </table:table-cell>
          <table:table-cell office:value-type="float" office:value="0.245714"/>
          <table:table-cell office:value-type="float" office:value="0.1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25531"/>
          <table:table-cell office:value-type="float" office:value="0.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08];[.$O408])" office:value-type="float"/>
          <table:table-cell table:formula="of:=MIN([.$C408];[.$P408])" office:value-type="float"/>
          <table:table-cell table:formula="of:=MIN([.$D408];[.$Q408])" office:value-type="float"/>
          <table:table-cell table:formula="of:=MIN([.$E408];[.$R408])" office:value-type="float"/>
          <table:table-cell table:formula="of:=MIN([.$F408];[.$S408])" office:value-type="float"/>
          <table:table-cell table:formula="of:=MIN([.$G408];[.$T408])" office:value-type="float"/>
          <table:table-cell table:formula="of:=MIN([.$H408];[.$U408])" office:value-type="float"/>
          <table:table-cell table:formula="of:=MIN([.$I408];[.$V408])" office:value-type="float"/>
          <table:table-cell table:formula="of:=MIN([.$J408])" office:value-type="float"/>
          <table:table-cell table:formula="of:=MIN([.$K408];[.$W408])" office:value-type="float"/>
          <table:table-cell table:formula="of:=MIN([.$L408];[.$X408])" office:value-type="float"/>
          <table:table-cell table:formula="of:=MIN([.$M408];[.$Y408])" office:value-type="float"/>
          <table:table-cell table:formula="of:=MIN([.$N408];[.$Z408])" office:value-type="float"/>
          <table:table-cell table:formula="of:=MEDIAN([.$B408];[.$O408])" office:value-type="float"/>
          <table:table-cell table:formula="of:=MEDIAN([.$C408];[.$P408])" office:value-type="float"/>
          <table:table-cell table:formula="of:=MEDIAN([.$D408];[.$Q408])" office:value-type="float"/>
          <table:table-cell table:formula="of:=MEDIAN([.$E408];[.$R408])" office:value-type="float"/>
          <table:table-cell table:formula="of:=MEDIAN([.$F408];[.$S408])" office:value-type="float"/>
          <table:table-cell table:formula="of:=MEDIAN([.$G408];[.$T408])" office:value-type="float"/>
          <table:table-cell table:formula="of:=MEDIAN([.$H408];[.$U408])" office:value-type="float"/>
          <table:table-cell table:formula="of:=MEDIAN([.$I408];[.$V408])" office:value-type="float"/>
          <table:table-cell table:formula="of:=MEDIAN([.$J408])" office:value-type="float"/>
          <table:table-cell table:formula="of:=MEDIAN([.$K408];[.$W408])" office:value-type="float"/>
          <table:table-cell table:formula="of:=MEDIAN([.$L408];[.$X408])" office:value-type="float"/>
          <table:table-cell table:formula="of:=MEDIAN([.$M408];[.$Y408])" office:value-type="float"/>
          <table:table-cell table:formula="of:=MEDIAN([.$N408];[.$Z408])" office:value-type="float"/>
          <table:table-cell table:formula="of:=MAX([.$B408];[.$O408])" office:value-type="float"/>
          <table:table-cell table:formula="of:=MAX([.$C408];[.$P408])" office:value-type="float"/>
          <table:table-cell table:formula="of:=MAX([.$D408];[.$Q408])" office:value-type="float"/>
          <table:table-cell table:formula="of:=MAX([.$E408];[.$R408])" office:value-type="float"/>
          <table:table-cell table:formula="of:=MAX([.$F408];[.$S408])" office:value-type="float"/>
          <table:table-cell table:formula="of:=MAX([.$G408];[.$T408])" office:value-type="float"/>
          <table:table-cell table:formula="of:=MAX([.$H408];[.$U408])" office:value-type="float"/>
          <table:table-cell table:formula="of:=MAX([.$I408];[.$V408])" office:value-type="float"/>
          <table:table-cell table:formula="of:=MAX([.$J408])" office:value-type="float"/>
          <table:table-cell table:formula="of:=MAX([.$K408];[.$W408])" office:value-type="float"/>
          <table:table-cell table:formula="of:=MAX([.$L408];[.$X408])" office:value-type="float"/>
          <table:table-cell table:formula="of:=MAX([.$M408];[.$Y408])" office:value-type="float"/>
          <table:table-cell table:formula="of:=MAX([.$N408];[.$Z408])" office:value-type="float"/>
        </table:table-row>
        <table:table-row table:style-name="ro1">
          <table:table-cell office:value-type="string">
            <text:p>blocks.blocks-27-1.asp/10</text:p>
          </table:table-cell>
          <table:table-cell office:value-type="float" office:value="4.97467"/>
          <table:table-cell office:value-type="float" office:value="4.8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89711.0"/>
          <table:table-cell office:value-type="float" office:value="5158.0"/>
          <table:table-cell office:value-type="float" office:value="0.0"/>
          <table:table-cell office:value-type="float" office:value="0.0"/>
          <table:table-cell office:value-type="float" office:value="4.69492"/>
          <table:table-cell office:value-type="float" office:value="4.5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89711.0"/>
          <table:table-cell office:value-type="float" office:value="5158.0"/>
          <table:table-cell office:value-type="float" office:value="0.0"/>
          <table:table-cell office:value-type="float" office:value="0.0"/>
          <table:table-cell table:formula="of:=MIN([.$B409];[.$O409])" office:value-type="float"/>
          <table:table-cell table:formula="of:=MIN([.$C409];[.$P409])" office:value-type="float"/>
          <table:table-cell table:formula="of:=MIN([.$D409];[.$Q409])" office:value-type="float"/>
          <table:table-cell table:formula="of:=MIN([.$E409];[.$R409])" office:value-type="float"/>
          <table:table-cell table:formula="of:=MIN([.$F409];[.$S409])" office:value-type="float"/>
          <table:table-cell table:formula="of:=MIN([.$G409];[.$T409])" office:value-type="float"/>
          <table:table-cell table:formula="of:=MIN([.$H409];[.$U409])" office:value-type="float"/>
          <table:table-cell table:formula="of:=MIN([.$I409];[.$V409])" office:value-type="float"/>
          <table:table-cell table:formula="of:=MIN([.$J409])" office:value-type="float"/>
          <table:table-cell table:formula="of:=MIN([.$K409];[.$W409])" office:value-type="float"/>
          <table:table-cell table:formula="of:=MIN([.$L409];[.$X409])" office:value-type="float"/>
          <table:table-cell table:formula="of:=MIN([.$M409];[.$Y409])" office:value-type="float"/>
          <table:table-cell table:formula="of:=MIN([.$N409];[.$Z409])" office:value-type="float"/>
          <table:table-cell table:formula="of:=MEDIAN([.$B409];[.$O409])" office:value-type="float"/>
          <table:table-cell table:formula="of:=MEDIAN([.$C409];[.$P409])" office:value-type="float"/>
          <table:table-cell table:formula="of:=MEDIAN([.$D409];[.$Q409])" office:value-type="float"/>
          <table:table-cell table:formula="of:=MEDIAN([.$E409];[.$R409])" office:value-type="float"/>
          <table:table-cell table:formula="of:=MEDIAN([.$F409];[.$S409])" office:value-type="float"/>
          <table:table-cell table:formula="of:=MEDIAN([.$G409];[.$T409])" office:value-type="float"/>
          <table:table-cell table:formula="of:=MEDIAN([.$H409];[.$U409])" office:value-type="float"/>
          <table:table-cell table:formula="of:=MEDIAN([.$I409];[.$V409])" office:value-type="float"/>
          <table:table-cell table:formula="of:=MEDIAN([.$J409])" office:value-type="float"/>
          <table:table-cell table:formula="of:=MEDIAN([.$K409];[.$W409])" office:value-type="float"/>
          <table:table-cell table:formula="of:=MEDIAN([.$L409];[.$X409])" office:value-type="float"/>
          <table:table-cell table:formula="of:=MEDIAN([.$M409];[.$Y409])" office:value-type="float"/>
          <table:table-cell table:formula="of:=MEDIAN([.$N409];[.$Z409])" office:value-type="float"/>
          <table:table-cell table:formula="of:=MAX([.$B409];[.$O409])" office:value-type="float"/>
          <table:table-cell table:formula="of:=MAX([.$C409];[.$P409])" office:value-type="float"/>
          <table:table-cell table:formula="of:=MAX([.$D409];[.$Q409])" office:value-type="float"/>
          <table:table-cell table:formula="of:=MAX([.$E409];[.$R409])" office:value-type="float"/>
          <table:table-cell table:formula="of:=MAX([.$F409];[.$S409])" office:value-type="float"/>
          <table:table-cell table:formula="of:=MAX([.$G409];[.$T409])" office:value-type="float"/>
          <table:table-cell table:formula="of:=MAX([.$H409];[.$U409])" office:value-type="float"/>
          <table:table-cell table:formula="of:=MAX([.$I409];[.$V409])" office:value-type="float"/>
          <table:table-cell table:formula="of:=MAX([.$J409])" office:value-type="float"/>
          <table:table-cell table:formula="of:=MAX([.$K409];[.$W409])" office:value-type="float"/>
          <table:table-cell table:formula="of:=MAX([.$L409];[.$X409])" office:value-type="float"/>
          <table:table-cell table:formula="of:=MAX([.$M409];[.$Y409])" office:value-type="float"/>
          <table:table-cell table:formula="of:=MAX([.$N409];[.$Z409])" office:value-type="float"/>
        </table:table-row>
        <table:table-row table:style-name="ro1">
          <table:table-cell office:value-type="string">
            <text:p>blocks.blocks-27-1.asp/11</text:p>
          </table:table-cell>
          <table:table-cell office:value-type="float" office:value="5.68305"/>
          <table:table-cell office:value-type="float" office:value="5.5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33128.0"/>
          <table:table-cell office:value-type="float" office:value="5942.0"/>
          <table:table-cell office:value-type="float" office:value="0.0"/>
          <table:table-cell office:value-type="float" office:value="0.0"/>
          <table:table-cell office:value-type="float" office:value="5.14942"/>
          <table:table-cell office:value-type="float" office:value="5.0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33128.0"/>
          <table:table-cell office:value-type="float" office:value="5942.0"/>
          <table:table-cell office:value-type="float" office:value="0.0"/>
          <table:table-cell office:value-type="float" office:value="0.0"/>
          <table:table-cell table:formula="of:=MIN([.$B410];[.$O410])" office:value-type="float"/>
          <table:table-cell table:formula="of:=MIN([.$C410];[.$P410])" office:value-type="float"/>
          <table:table-cell table:formula="of:=MIN([.$D410];[.$Q410])" office:value-type="float"/>
          <table:table-cell table:formula="of:=MIN([.$E410];[.$R410])" office:value-type="float"/>
          <table:table-cell table:formula="of:=MIN([.$F410];[.$S410])" office:value-type="float"/>
          <table:table-cell table:formula="of:=MIN([.$G410];[.$T410])" office:value-type="float"/>
          <table:table-cell table:formula="of:=MIN([.$H410];[.$U410])" office:value-type="float"/>
          <table:table-cell table:formula="of:=MIN([.$I410];[.$V410])" office:value-type="float"/>
          <table:table-cell table:formula="of:=MIN([.$J410])" office:value-type="float"/>
          <table:table-cell table:formula="of:=MIN([.$K410];[.$W410])" office:value-type="float"/>
          <table:table-cell table:formula="of:=MIN([.$L410];[.$X410])" office:value-type="float"/>
          <table:table-cell table:formula="of:=MIN([.$M410];[.$Y410])" office:value-type="float"/>
          <table:table-cell table:formula="of:=MIN([.$N410];[.$Z410])" office:value-type="float"/>
          <table:table-cell table:formula="of:=MEDIAN([.$B410];[.$O410])" office:value-type="float"/>
          <table:table-cell table:formula="of:=MEDIAN([.$C410];[.$P410])" office:value-type="float"/>
          <table:table-cell table:formula="of:=MEDIAN([.$D410];[.$Q410])" office:value-type="float"/>
          <table:table-cell table:formula="of:=MEDIAN([.$E410];[.$R410])" office:value-type="float"/>
          <table:table-cell table:formula="of:=MEDIAN([.$F410];[.$S410])" office:value-type="float"/>
          <table:table-cell table:formula="of:=MEDIAN([.$G410];[.$T410])" office:value-type="float"/>
          <table:table-cell table:formula="of:=MEDIAN([.$H410];[.$U410])" office:value-type="float"/>
          <table:table-cell table:formula="of:=MEDIAN([.$I410];[.$V410])" office:value-type="float"/>
          <table:table-cell table:formula="of:=MEDIAN([.$J410])" office:value-type="float"/>
          <table:table-cell table:formula="of:=MEDIAN([.$K410];[.$W410])" office:value-type="float"/>
          <table:table-cell table:formula="of:=MEDIAN([.$L410];[.$X410])" office:value-type="float"/>
          <table:table-cell table:formula="of:=MEDIAN([.$M410];[.$Y410])" office:value-type="float"/>
          <table:table-cell table:formula="of:=MEDIAN([.$N410];[.$Z410])" office:value-type="float"/>
          <table:table-cell table:formula="of:=MAX([.$B410];[.$O410])" office:value-type="float"/>
          <table:table-cell table:formula="of:=MAX([.$C410];[.$P410])" office:value-type="float"/>
          <table:table-cell table:formula="of:=MAX([.$D410];[.$Q410])" office:value-type="float"/>
          <table:table-cell table:formula="of:=MAX([.$E410];[.$R410])" office:value-type="float"/>
          <table:table-cell table:formula="of:=MAX([.$F410];[.$S410])" office:value-type="float"/>
          <table:table-cell table:formula="of:=MAX([.$G410];[.$T410])" office:value-type="float"/>
          <table:table-cell table:formula="of:=MAX([.$H410];[.$U410])" office:value-type="float"/>
          <table:table-cell table:formula="of:=MAX([.$I410];[.$V410])" office:value-type="float"/>
          <table:table-cell table:formula="of:=MAX([.$J410])" office:value-type="float"/>
          <table:table-cell table:formula="of:=MAX([.$K410];[.$W410])" office:value-type="float"/>
          <table:table-cell table:formula="of:=MAX([.$L410];[.$X410])" office:value-type="float"/>
          <table:table-cell table:formula="of:=MAX([.$M410];[.$Y410])" office:value-type="float"/>
          <table:table-cell table:formula="of:=MAX([.$N410];[.$Z410])" office:value-type="float"/>
        </table:table-row>
        <table:table-row table:style-name="ro1">
          <table:table-cell office:value-type="string">
            <text:p>blocks.blocks-27-1.asp/12</text:p>
          </table:table-cell>
          <table:table-cell office:value-type="float" office:value="6.06613"/>
          <table:table-cell office:value-type="float" office:value="5.9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76545.0"/>
          <table:table-cell office:value-type="float" office:value="6726.0"/>
          <table:table-cell office:value-type="float" office:value="0.0"/>
          <table:table-cell office:value-type="float" office:value="0.0"/>
          <table:table-cell office:value-type="float" office:value="5.63008"/>
          <table:table-cell office:value-type="float" office:value="5.5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76545.0"/>
          <table:table-cell office:value-type="float" office:value="6726.0"/>
          <table:table-cell office:value-type="float" office:value="0.0"/>
          <table:table-cell office:value-type="float" office:value="0.0"/>
          <table:table-cell table:formula="of:=MIN([.$B411];[.$O411])" office:value-type="float"/>
          <table:table-cell table:formula="of:=MIN([.$C411];[.$P411])" office:value-type="float"/>
          <table:table-cell table:formula="of:=MIN([.$D411];[.$Q411])" office:value-type="float"/>
          <table:table-cell table:formula="of:=MIN([.$E411];[.$R411])" office:value-type="float"/>
          <table:table-cell table:formula="of:=MIN([.$F411];[.$S411])" office:value-type="float"/>
          <table:table-cell table:formula="of:=MIN([.$G411];[.$T411])" office:value-type="float"/>
          <table:table-cell table:formula="of:=MIN([.$H411];[.$U411])" office:value-type="float"/>
          <table:table-cell table:formula="of:=MIN([.$I411];[.$V411])" office:value-type="float"/>
          <table:table-cell table:formula="of:=MIN([.$J411])" office:value-type="float"/>
          <table:table-cell table:formula="of:=MIN([.$K411];[.$W411])" office:value-type="float"/>
          <table:table-cell table:formula="of:=MIN([.$L411];[.$X411])" office:value-type="float"/>
          <table:table-cell table:formula="of:=MIN([.$M411];[.$Y411])" office:value-type="float"/>
          <table:table-cell table:formula="of:=MIN([.$N411];[.$Z411])" office:value-type="float"/>
          <table:table-cell table:formula="of:=MEDIAN([.$B411];[.$O411])" office:value-type="float"/>
          <table:table-cell table:formula="of:=MEDIAN([.$C411];[.$P411])" office:value-type="float"/>
          <table:table-cell table:formula="of:=MEDIAN([.$D411];[.$Q411])" office:value-type="float"/>
          <table:table-cell table:formula="of:=MEDIAN([.$E411];[.$R411])" office:value-type="float"/>
          <table:table-cell table:formula="of:=MEDIAN([.$F411];[.$S411])" office:value-type="float"/>
          <table:table-cell table:formula="of:=MEDIAN([.$G411];[.$T411])" office:value-type="float"/>
          <table:table-cell table:formula="of:=MEDIAN([.$H411];[.$U411])" office:value-type="float"/>
          <table:table-cell table:formula="of:=MEDIAN([.$I411];[.$V411])" office:value-type="float"/>
          <table:table-cell table:formula="of:=MEDIAN([.$J411])" office:value-type="float"/>
          <table:table-cell table:formula="of:=MEDIAN([.$K411];[.$W411])" office:value-type="float"/>
          <table:table-cell table:formula="of:=MEDIAN([.$L411];[.$X411])" office:value-type="float"/>
          <table:table-cell table:formula="of:=MEDIAN([.$M411];[.$Y411])" office:value-type="float"/>
          <table:table-cell table:formula="of:=MEDIAN([.$N411];[.$Z411])" office:value-type="float"/>
          <table:table-cell table:formula="of:=MAX([.$B411];[.$O411])" office:value-type="float"/>
          <table:table-cell table:formula="of:=MAX([.$C411];[.$P411])" office:value-type="float"/>
          <table:table-cell table:formula="of:=MAX([.$D411];[.$Q411])" office:value-type="float"/>
          <table:table-cell table:formula="of:=MAX([.$E411];[.$R411])" office:value-type="float"/>
          <table:table-cell table:formula="of:=MAX([.$F411];[.$S411])" office:value-type="float"/>
          <table:table-cell table:formula="of:=MAX([.$G411];[.$T411])" office:value-type="float"/>
          <table:table-cell table:formula="of:=MAX([.$H411];[.$U411])" office:value-type="float"/>
          <table:table-cell table:formula="of:=MAX([.$I411];[.$V411])" office:value-type="float"/>
          <table:table-cell table:formula="of:=MAX([.$J411])" office:value-type="float"/>
          <table:table-cell table:formula="of:=MAX([.$K411];[.$W411])" office:value-type="float"/>
          <table:table-cell table:formula="of:=MAX([.$L411];[.$X411])" office:value-type="float"/>
          <table:table-cell table:formula="of:=MAX([.$M411];[.$Y411])" office:value-type="float"/>
          <table:table-cell table:formula="of:=MAX([.$N411];[.$Z411])" office:value-type="float"/>
        </table:table-row>
        <table:table-row table:style-name="ro1">
          <table:table-cell office:value-type="string">
            <text:p>blocks.blocks-27-1.asp/13</text:p>
          </table:table-cell>
          <table:table-cell office:value-type="float" office:value="6.83758"/>
          <table:table-cell office:value-type="float" office:value="6.7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19962.0"/>
          <table:table-cell office:value-type="float" office:value="7510.0"/>
          <table:table-cell office:value-type="float" office:value="0.0"/>
          <table:table-cell office:value-type="float" office:value="0.0"/>
          <table:table-cell office:value-type="float" office:value="6.04589"/>
          <table:table-cell office:value-type="float" office:value="5.9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519962.0"/>
          <table:table-cell office:value-type="float" office:value="7510.0"/>
          <table:table-cell office:value-type="float" office:value="0.0"/>
          <table:table-cell office:value-type="float" office:value="0.0"/>
          <table:table-cell table:formula="of:=MIN([.$B412];[.$O412])" office:value-type="float"/>
          <table:table-cell table:formula="of:=MIN([.$C412];[.$P412])" office:value-type="float"/>
          <table:table-cell table:formula="of:=MIN([.$D412];[.$Q412])" office:value-type="float"/>
          <table:table-cell table:formula="of:=MIN([.$E412];[.$R412])" office:value-type="float"/>
          <table:table-cell table:formula="of:=MIN([.$F412];[.$S412])" office:value-type="float"/>
          <table:table-cell table:formula="of:=MIN([.$G412];[.$T412])" office:value-type="float"/>
          <table:table-cell table:formula="of:=MIN([.$H412];[.$U412])" office:value-type="float"/>
          <table:table-cell table:formula="of:=MIN([.$I412];[.$V412])" office:value-type="float"/>
          <table:table-cell table:formula="of:=MIN([.$J412])" office:value-type="float"/>
          <table:table-cell table:formula="of:=MIN([.$K412];[.$W412])" office:value-type="float"/>
          <table:table-cell table:formula="of:=MIN([.$L412];[.$X412])" office:value-type="float"/>
          <table:table-cell table:formula="of:=MIN([.$M412];[.$Y412])" office:value-type="float"/>
          <table:table-cell table:formula="of:=MIN([.$N412];[.$Z412])" office:value-type="float"/>
          <table:table-cell table:formula="of:=MEDIAN([.$B412];[.$O412])" office:value-type="float"/>
          <table:table-cell table:formula="of:=MEDIAN([.$C412];[.$P412])" office:value-type="float"/>
          <table:table-cell table:formula="of:=MEDIAN([.$D412];[.$Q412])" office:value-type="float"/>
          <table:table-cell table:formula="of:=MEDIAN([.$E412];[.$R412])" office:value-type="float"/>
          <table:table-cell table:formula="of:=MEDIAN([.$F412];[.$S412])" office:value-type="float"/>
          <table:table-cell table:formula="of:=MEDIAN([.$G412];[.$T412])" office:value-type="float"/>
          <table:table-cell table:formula="of:=MEDIAN([.$H412];[.$U412])" office:value-type="float"/>
          <table:table-cell table:formula="of:=MEDIAN([.$I412];[.$V412])" office:value-type="float"/>
          <table:table-cell table:formula="of:=MEDIAN([.$J412])" office:value-type="float"/>
          <table:table-cell table:formula="of:=MEDIAN([.$K412];[.$W412])" office:value-type="float"/>
          <table:table-cell table:formula="of:=MEDIAN([.$L412];[.$X412])" office:value-type="float"/>
          <table:table-cell table:formula="of:=MEDIAN([.$M412];[.$Y412])" office:value-type="float"/>
          <table:table-cell table:formula="of:=MEDIAN([.$N412];[.$Z412])" office:value-type="float"/>
          <table:table-cell table:formula="of:=MAX([.$B412];[.$O412])" office:value-type="float"/>
          <table:table-cell table:formula="of:=MAX([.$C412];[.$P412])" office:value-type="float"/>
          <table:table-cell table:formula="of:=MAX([.$D412];[.$Q412])" office:value-type="float"/>
          <table:table-cell table:formula="of:=MAX([.$E412];[.$R412])" office:value-type="float"/>
          <table:table-cell table:formula="of:=MAX([.$F412];[.$S412])" office:value-type="float"/>
          <table:table-cell table:formula="of:=MAX([.$G412];[.$T412])" office:value-type="float"/>
          <table:table-cell table:formula="of:=MAX([.$H412];[.$U412])" office:value-type="float"/>
          <table:table-cell table:formula="of:=MAX([.$I412];[.$V412])" office:value-type="float"/>
          <table:table-cell table:formula="of:=MAX([.$J412])" office:value-type="float"/>
          <table:table-cell table:formula="of:=MAX([.$K412];[.$W412])" office:value-type="float"/>
          <table:table-cell table:formula="of:=MAX([.$L412];[.$X412])" office:value-type="float"/>
          <table:table-cell table:formula="of:=MAX([.$M412];[.$Y412])" office:value-type="float"/>
          <table:table-cell table:formula="of:=MAX([.$N412];[.$Z412])" office:value-type="float"/>
        </table:table-row>
        <table:table-row table:style-name="ro1">
          <table:table-cell office:value-type="string">
            <text:p>blocks.blocks-27-1.asp/14</text:p>
          </table:table-cell>
          <table:table-cell office:value-type="float" office:value="7.20602"/>
          <table:table-cell office:value-type="float" office:value="7.0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63379.0"/>
          <table:table-cell office:value-type="float" office:value="8294.0"/>
          <table:table-cell office:value-type="float" office:value="0.0"/>
          <table:table-cell office:value-type="float" office:value="0.0"/>
          <table:table-cell office:value-type="float" office:value="6.4655"/>
          <table:table-cell office:value-type="float" office:value="6.3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563379.0"/>
          <table:table-cell office:value-type="float" office:value="8294.0"/>
          <table:table-cell office:value-type="float" office:value="0.0"/>
          <table:table-cell office:value-type="float" office:value="0.0"/>
          <table:table-cell table:formula="of:=MIN([.$B413];[.$O413])" office:value-type="float"/>
          <table:table-cell table:formula="of:=MIN([.$C413];[.$P413])" office:value-type="float"/>
          <table:table-cell table:formula="of:=MIN([.$D413];[.$Q413])" office:value-type="float"/>
          <table:table-cell table:formula="of:=MIN([.$E413];[.$R413])" office:value-type="float"/>
          <table:table-cell table:formula="of:=MIN([.$F413];[.$S413])" office:value-type="float"/>
          <table:table-cell table:formula="of:=MIN([.$G413];[.$T413])" office:value-type="float"/>
          <table:table-cell table:formula="of:=MIN([.$H413];[.$U413])" office:value-type="float"/>
          <table:table-cell table:formula="of:=MIN([.$I413];[.$V413])" office:value-type="float"/>
          <table:table-cell table:formula="of:=MIN([.$J413])" office:value-type="float"/>
          <table:table-cell table:formula="of:=MIN([.$K413];[.$W413])" office:value-type="float"/>
          <table:table-cell table:formula="of:=MIN([.$L413];[.$X413])" office:value-type="float"/>
          <table:table-cell table:formula="of:=MIN([.$M413];[.$Y413])" office:value-type="float"/>
          <table:table-cell table:formula="of:=MIN([.$N413];[.$Z413])" office:value-type="float"/>
          <table:table-cell table:formula="of:=MEDIAN([.$B413];[.$O413])" office:value-type="float"/>
          <table:table-cell table:formula="of:=MEDIAN([.$C413];[.$P413])" office:value-type="float"/>
          <table:table-cell table:formula="of:=MEDIAN([.$D413];[.$Q413])" office:value-type="float"/>
          <table:table-cell table:formula="of:=MEDIAN([.$E413];[.$R413])" office:value-type="float"/>
          <table:table-cell table:formula="of:=MEDIAN([.$F413];[.$S413])" office:value-type="float"/>
          <table:table-cell table:formula="of:=MEDIAN([.$G413];[.$T413])" office:value-type="float"/>
          <table:table-cell table:formula="of:=MEDIAN([.$H413];[.$U413])" office:value-type="float"/>
          <table:table-cell table:formula="of:=MEDIAN([.$I413];[.$V413])" office:value-type="float"/>
          <table:table-cell table:formula="of:=MEDIAN([.$J413])" office:value-type="float"/>
          <table:table-cell table:formula="of:=MEDIAN([.$K413];[.$W413])" office:value-type="float"/>
          <table:table-cell table:formula="of:=MEDIAN([.$L413];[.$X413])" office:value-type="float"/>
          <table:table-cell table:formula="of:=MEDIAN([.$M413];[.$Y413])" office:value-type="float"/>
          <table:table-cell table:formula="of:=MEDIAN([.$N413];[.$Z413])" office:value-type="float"/>
          <table:table-cell table:formula="of:=MAX([.$B413];[.$O413])" office:value-type="float"/>
          <table:table-cell table:formula="of:=MAX([.$C413];[.$P413])" office:value-type="float"/>
          <table:table-cell table:formula="of:=MAX([.$D413];[.$Q413])" office:value-type="float"/>
          <table:table-cell table:formula="of:=MAX([.$E413];[.$R413])" office:value-type="float"/>
          <table:table-cell table:formula="of:=MAX([.$F413];[.$S413])" office:value-type="float"/>
          <table:table-cell table:formula="of:=MAX([.$G413];[.$T413])" office:value-type="float"/>
          <table:table-cell table:formula="of:=MAX([.$H413];[.$U413])" office:value-type="float"/>
          <table:table-cell table:formula="of:=MAX([.$I413];[.$V413])" office:value-type="float"/>
          <table:table-cell table:formula="of:=MAX([.$J413])" office:value-type="float"/>
          <table:table-cell table:formula="of:=MAX([.$K413];[.$W413])" office:value-type="float"/>
          <table:table-cell table:formula="of:=MAX([.$L413];[.$X413])" office:value-type="float"/>
          <table:table-cell table:formula="of:=MAX([.$M413];[.$Y413])" office:value-type="float"/>
          <table:table-cell table:formula="of:=MAX([.$N413];[.$Z413])" office:value-type="float"/>
        </table:table-row>
        <table:table-row table:style-name="ro1">
          <table:table-cell office:value-type="string">
            <text:p>blocks.blocks-27-1.asp/15</text:p>
          </table:table-cell>
          <table:table-cell office:value-type="float" office:value="7.73649"/>
          <table:table-cell office:value-type="float" office:value="7.5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6796.0"/>
          <table:table-cell office:value-type="float" office:value="9078.0"/>
          <table:table-cell office:value-type="float" office:value="0.0"/>
          <table:table-cell office:value-type="float" office:value="0.0"/>
          <table:table-cell office:value-type="float" office:value="6.98674"/>
          <table:table-cell office:value-type="float" office:value="6.8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606796.0"/>
          <table:table-cell office:value-type="float" office:value="9078.0"/>
          <table:table-cell office:value-type="float" office:value="0.0"/>
          <table:table-cell office:value-type="float" office:value="0.0"/>
          <table:table-cell table:formula="of:=MIN([.$B414];[.$O414])" office:value-type="float"/>
          <table:table-cell table:formula="of:=MIN([.$C414];[.$P414])" office:value-type="float"/>
          <table:table-cell table:formula="of:=MIN([.$D414];[.$Q414])" office:value-type="float"/>
          <table:table-cell table:formula="of:=MIN([.$E414];[.$R414])" office:value-type="float"/>
          <table:table-cell table:formula="of:=MIN([.$F414];[.$S414])" office:value-type="float"/>
          <table:table-cell table:formula="of:=MIN([.$G414];[.$T414])" office:value-type="float"/>
          <table:table-cell table:formula="of:=MIN([.$H414];[.$U414])" office:value-type="float"/>
          <table:table-cell table:formula="of:=MIN([.$I414];[.$V414])" office:value-type="float"/>
          <table:table-cell table:formula="of:=MIN([.$J414])" office:value-type="float"/>
          <table:table-cell table:formula="of:=MIN([.$K414];[.$W414])" office:value-type="float"/>
          <table:table-cell table:formula="of:=MIN([.$L414];[.$X414])" office:value-type="float"/>
          <table:table-cell table:formula="of:=MIN([.$M414];[.$Y414])" office:value-type="float"/>
          <table:table-cell table:formula="of:=MIN([.$N414];[.$Z414])" office:value-type="float"/>
          <table:table-cell table:formula="of:=MEDIAN([.$B414];[.$O414])" office:value-type="float"/>
          <table:table-cell table:formula="of:=MEDIAN([.$C414];[.$P414])" office:value-type="float"/>
          <table:table-cell table:formula="of:=MEDIAN([.$D414];[.$Q414])" office:value-type="float"/>
          <table:table-cell table:formula="of:=MEDIAN([.$E414];[.$R414])" office:value-type="float"/>
          <table:table-cell table:formula="of:=MEDIAN([.$F414];[.$S414])" office:value-type="float"/>
          <table:table-cell table:formula="of:=MEDIAN([.$G414];[.$T414])" office:value-type="float"/>
          <table:table-cell table:formula="of:=MEDIAN([.$H414];[.$U414])" office:value-type="float"/>
          <table:table-cell table:formula="of:=MEDIAN([.$I414];[.$V414])" office:value-type="float"/>
          <table:table-cell table:formula="of:=MEDIAN([.$J414])" office:value-type="float"/>
          <table:table-cell table:formula="of:=MEDIAN([.$K414];[.$W414])" office:value-type="float"/>
          <table:table-cell table:formula="of:=MEDIAN([.$L414];[.$X414])" office:value-type="float"/>
          <table:table-cell table:formula="of:=MEDIAN([.$M414];[.$Y414])" office:value-type="float"/>
          <table:table-cell table:formula="of:=MEDIAN([.$N414];[.$Z414])" office:value-type="float"/>
          <table:table-cell table:formula="of:=MAX([.$B414];[.$O414])" office:value-type="float"/>
          <table:table-cell table:formula="of:=MAX([.$C414];[.$P414])" office:value-type="float"/>
          <table:table-cell table:formula="of:=MAX([.$D414];[.$Q414])" office:value-type="float"/>
          <table:table-cell table:formula="of:=MAX([.$E414];[.$R414])" office:value-type="float"/>
          <table:table-cell table:formula="of:=MAX([.$F414];[.$S414])" office:value-type="float"/>
          <table:table-cell table:formula="of:=MAX([.$G414];[.$T414])" office:value-type="float"/>
          <table:table-cell table:formula="of:=MAX([.$H414];[.$U414])" office:value-type="float"/>
          <table:table-cell table:formula="of:=MAX([.$I414];[.$V414])" office:value-type="float"/>
          <table:table-cell table:formula="of:=MAX([.$J414])" office:value-type="float"/>
          <table:table-cell table:formula="of:=MAX([.$K414];[.$W414])" office:value-type="float"/>
          <table:table-cell table:formula="of:=MAX([.$L414];[.$X414])" office:value-type="float"/>
          <table:table-cell table:formula="of:=MAX([.$M414];[.$Y414])" office:value-type="float"/>
          <table:table-cell table:formula="of:=MAX([.$N414];[.$Z414])" office:value-type="float"/>
        </table:table-row>
        <table:table-row table:style-name="ro1">
          <table:table-cell office:value-type="string">
            <text:p>blocks.blocks-27-1.asp/16</text:p>
          </table:table-cell>
          <table:table-cell office:value-type="float" office:value="8.33777"/>
          <table:table-cell office:value-type="float" office:value="8.1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50213.0"/>
          <table:table-cell office:value-type="float" office:value="9862.0"/>
          <table:table-cell office:value-type="float" office:value="0.0"/>
          <table:table-cell office:value-type="float" office:value="0.0"/>
          <table:table-cell office:value-type="float" office:value="7.64877"/>
          <table:table-cell office:value-type="float" office:value="7.4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650213.0"/>
          <table:table-cell office:value-type="float" office:value="9862.0"/>
          <table:table-cell office:value-type="float" office:value="0.0"/>
          <table:table-cell office:value-type="float" office:value="0.0"/>
          <table:table-cell table:formula="of:=MIN([.$B415];[.$O415])" office:value-type="float"/>
          <table:table-cell table:formula="of:=MIN([.$C415];[.$P415])" office:value-type="float"/>
          <table:table-cell table:formula="of:=MIN([.$D415];[.$Q415])" office:value-type="float"/>
          <table:table-cell table:formula="of:=MIN([.$E415];[.$R415])" office:value-type="float"/>
          <table:table-cell table:formula="of:=MIN([.$F415];[.$S415])" office:value-type="float"/>
          <table:table-cell table:formula="of:=MIN([.$G415];[.$T415])" office:value-type="float"/>
          <table:table-cell table:formula="of:=MIN([.$H415];[.$U415])" office:value-type="float"/>
          <table:table-cell table:formula="of:=MIN([.$I415];[.$V415])" office:value-type="float"/>
          <table:table-cell table:formula="of:=MIN([.$J415])" office:value-type="float"/>
          <table:table-cell table:formula="of:=MIN([.$K415];[.$W415])" office:value-type="float"/>
          <table:table-cell table:formula="of:=MIN([.$L415];[.$X415])" office:value-type="float"/>
          <table:table-cell table:formula="of:=MIN([.$M415];[.$Y415])" office:value-type="float"/>
          <table:table-cell table:formula="of:=MIN([.$N415];[.$Z415])" office:value-type="float"/>
          <table:table-cell table:formula="of:=MEDIAN([.$B415];[.$O415])" office:value-type="float"/>
          <table:table-cell table:formula="of:=MEDIAN([.$C415];[.$P415])" office:value-type="float"/>
          <table:table-cell table:formula="of:=MEDIAN([.$D415];[.$Q415])" office:value-type="float"/>
          <table:table-cell table:formula="of:=MEDIAN([.$E415];[.$R415])" office:value-type="float"/>
          <table:table-cell table:formula="of:=MEDIAN([.$F415];[.$S415])" office:value-type="float"/>
          <table:table-cell table:formula="of:=MEDIAN([.$G415];[.$T415])" office:value-type="float"/>
          <table:table-cell table:formula="of:=MEDIAN([.$H415];[.$U415])" office:value-type="float"/>
          <table:table-cell table:formula="of:=MEDIAN([.$I415];[.$V415])" office:value-type="float"/>
          <table:table-cell table:formula="of:=MEDIAN([.$J415])" office:value-type="float"/>
          <table:table-cell table:formula="of:=MEDIAN([.$K415];[.$W415])" office:value-type="float"/>
          <table:table-cell table:formula="of:=MEDIAN([.$L415];[.$X415])" office:value-type="float"/>
          <table:table-cell table:formula="of:=MEDIAN([.$M415];[.$Y415])" office:value-type="float"/>
          <table:table-cell table:formula="of:=MEDIAN([.$N415];[.$Z415])" office:value-type="float"/>
          <table:table-cell table:formula="of:=MAX([.$B415];[.$O415])" office:value-type="float"/>
          <table:table-cell table:formula="of:=MAX([.$C415];[.$P415])" office:value-type="float"/>
          <table:table-cell table:formula="of:=MAX([.$D415];[.$Q415])" office:value-type="float"/>
          <table:table-cell table:formula="of:=MAX([.$E415];[.$R415])" office:value-type="float"/>
          <table:table-cell table:formula="of:=MAX([.$F415];[.$S415])" office:value-type="float"/>
          <table:table-cell table:formula="of:=MAX([.$G415];[.$T415])" office:value-type="float"/>
          <table:table-cell table:formula="of:=MAX([.$H415];[.$U415])" office:value-type="float"/>
          <table:table-cell table:formula="of:=MAX([.$I415];[.$V415])" office:value-type="float"/>
          <table:table-cell table:formula="of:=MAX([.$J415])" office:value-type="float"/>
          <table:table-cell table:formula="of:=MAX([.$K415];[.$W415])" office:value-type="float"/>
          <table:table-cell table:formula="of:=MAX([.$L415];[.$X415])" office:value-type="float"/>
          <table:table-cell table:formula="of:=MAX([.$M415];[.$Y415])" office:value-type="float"/>
          <table:table-cell table:formula="of:=MAX([.$N415];[.$Z415])" office:value-type="float"/>
        </table:table-row>
        <table:table-row table:style-name="ro1">
          <table:table-cell office:value-type="string">
            <text:p>blocks.blocks-27-1.asp/17</text:p>
          </table:table-cell>
          <table:table-cell office:value-type="float" office:value="8.80621"/>
          <table:table-cell office:value-type="float" office:value="8.6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93630.0"/>
          <table:table-cell office:value-type="float" office:value="10646.0"/>
          <table:table-cell office:value-type="float" office:value="0.0"/>
          <table:table-cell office:value-type="float" office:value="0.0"/>
          <table:table-cell office:value-type="float" office:value="8.02071"/>
          <table:table-cell office:value-type="float" office:value="7.8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693630.0"/>
          <table:table-cell office:value-type="float" office:value="10646.0"/>
          <table:table-cell office:value-type="float" office:value="0.0"/>
          <table:table-cell office:value-type="float" office:value="0.0"/>
          <table:table-cell table:formula="of:=MIN([.$B416];[.$O416])" office:value-type="float"/>
          <table:table-cell table:formula="of:=MIN([.$C416];[.$P416])" office:value-type="float"/>
          <table:table-cell table:formula="of:=MIN([.$D416];[.$Q416])" office:value-type="float"/>
          <table:table-cell table:formula="of:=MIN([.$E416];[.$R416])" office:value-type="float"/>
          <table:table-cell table:formula="of:=MIN([.$F416];[.$S416])" office:value-type="float"/>
          <table:table-cell table:formula="of:=MIN([.$G416];[.$T416])" office:value-type="float"/>
          <table:table-cell table:formula="of:=MIN([.$H416];[.$U416])" office:value-type="float"/>
          <table:table-cell table:formula="of:=MIN([.$I416];[.$V416])" office:value-type="float"/>
          <table:table-cell table:formula="of:=MIN([.$J416])" office:value-type="float"/>
          <table:table-cell table:formula="of:=MIN([.$K416];[.$W416])" office:value-type="float"/>
          <table:table-cell table:formula="of:=MIN([.$L416];[.$X416])" office:value-type="float"/>
          <table:table-cell table:formula="of:=MIN([.$M416];[.$Y416])" office:value-type="float"/>
          <table:table-cell table:formula="of:=MIN([.$N416];[.$Z416])" office:value-type="float"/>
          <table:table-cell table:formula="of:=MEDIAN([.$B416];[.$O416])" office:value-type="float"/>
          <table:table-cell table:formula="of:=MEDIAN([.$C416];[.$P416])" office:value-type="float"/>
          <table:table-cell table:formula="of:=MEDIAN([.$D416];[.$Q416])" office:value-type="float"/>
          <table:table-cell table:formula="of:=MEDIAN([.$E416];[.$R416])" office:value-type="float"/>
          <table:table-cell table:formula="of:=MEDIAN([.$F416];[.$S416])" office:value-type="float"/>
          <table:table-cell table:formula="of:=MEDIAN([.$G416];[.$T416])" office:value-type="float"/>
          <table:table-cell table:formula="of:=MEDIAN([.$H416];[.$U416])" office:value-type="float"/>
          <table:table-cell table:formula="of:=MEDIAN([.$I416];[.$V416])" office:value-type="float"/>
          <table:table-cell table:formula="of:=MEDIAN([.$J416])" office:value-type="float"/>
          <table:table-cell table:formula="of:=MEDIAN([.$K416];[.$W416])" office:value-type="float"/>
          <table:table-cell table:formula="of:=MEDIAN([.$L416];[.$X416])" office:value-type="float"/>
          <table:table-cell table:formula="of:=MEDIAN([.$M416];[.$Y416])" office:value-type="float"/>
          <table:table-cell table:formula="of:=MEDIAN([.$N416];[.$Z416])" office:value-type="float"/>
          <table:table-cell table:formula="of:=MAX([.$B416];[.$O416])" office:value-type="float"/>
          <table:table-cell table:formula="of:=MAX([.$C416];[.$P416])" office:value-type="float"/>
          <table:table-cell table:formula="of:=MAX([.$D416];[.$Q416])" office:value-type="float"/>
          <table:table-cell table:formula="of:=MAX([.$E416];[.$R416])" office:value-type="float"/>
          <table:table-cell table:formula="of:=MAX([.$F416];[.$S416])" office:value-type="float"/>
          <table:table-cell table:formula="of:=MAX([.$G416];[.$T416])" office:value-type="float"/>
          <table:table-cell table:formula="of:=MAX([.$H416];[.$U416])" office:value-type="float"/>
          <table:table-cell table:formula="of:=MAX([.$I416];[.$V416])" office:value-type="float"/>
          <table:table-cell table:formula="of:=MAX([.$J416])" office:value-type="float"/>
          <table:table-cell table:formula="of:=MAX([.$K416];[.$W416])" office:value-type="float"/>
          <table:table-cell table:formula="of:=MAX([.$L416];[.$X416])" office:value-type="float"/>
          <table:table-cell table:formula="of:=MAX([.$M416];[.$Y416])" office:value-type="float"/>
          <table:table-cell table:formula="of:=MAX([.$N416];[.$Z416])" office:value-type="float"/>
        </table:table-row>
        <table:table-row table:style-name="ro1">
          <table:table-cell office:value-type="string">
            <text:p>blocks.blocks-27-1.asp/18</text:p>
          </table:table-cell>
          <table:table-cell office:value-type="float" office:value="9.58095"/>
          <table:table-cell office:value-type="float" office:value="9.4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37047.0"/>
          <table:table-cell office:value-type="float" office:value="11430.0"/>
          <table:table-cell office:value-type="float" office:value="0.0"/>
          <table:table-cell office:value-type="float" office:value="0.0"/>
          <table:table-cell office:value-type="float" office:value="8.56979"/>
          <table:table-cell office:value-type="float" office:value="8.3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737047.0"/>
          <table:table-cell office:value-type="float" office:value="11430.0"/>
          <table:table-cell office:value-type="float" office:value="0.0"/>
          <table:table-cell office:value-type="float" office:value="0.0"/>
          <table:table-cell table:formula="of:=MIN([.$B417];[.$O417])" office:value-type="float"/>
          <table:table-cell table:formula="of:=MIN([.$C417];[.$P417])" office:value-type="float"/>
          <table:table-cell table:formula="of:=MIN([.$D417];[.$Q417])" office:value-type="float"/>
          <table:table-cell table:formula="of:=MIN([.$E417];[.$R417])" office:value-type="float"/>
          <table:table-cell table:formula="of:=MIN([.$F417];[.$S417])" office:value-type="float"/>
          <table:table-cell table:formula="of:=MIN([.$G417];[.$T417])" office:value-type="float"/>
          <table:table-cell table:formula="of:=MIN([.$H417];[.$U417])" office:value-type="float"/>
          <table:table-cell table:formula="of:=MIN([.$I417];[.$V417])" office:value-type="float"/>
          <table:table-cell table:formula="of:=MIN([.$J417])" office:value-type="float"/>
          <table:table-cell table:formula="of:=MIN([.$K417];[.$W417])" office:value-type="float"/>
          <table:table-cell table:formula="of:=MIN([.$L417];[.$X417])" office:value-type="float"/>
          <table:table-cell table:formula="of:=MIN([.$M417];[.$Y417])" office:value-type="float"/>
          <table:table-cell table:formula="of:=MIN([.$N417];[.$Z417])" office:value-type="float"/>
          <table:table-cell table:formula="of:=MEDIAN([.$B417];[.$O417])" office:value-type="float"/>
          <table:table-cell table:formula="of:=MEDIAN([.$C417];[.$P417])" office:value-type="float"/>
          <table:table-cell table:formula="of:=MEDIAN([.$D417];[.$Q417])" office:value-type="float"/>
          <table:table-cell table:formula="of:=MEDIAN([.$E417];[.$R417])" office:value-type="float"/>
          <table:table-cell table:formula="of:=MEDIAN([.$F417];[.$S417])" office:value-type="float"/>
          <table:table-cell table:formula="of:=MEDIAN([.$G417];[.$T417])" office:value-type="float"/>
          <table:table-cell table:formula="of:=MEDIAN([.$H417];[.$U417])" office:value-type="float"/>
          <table:table-cell table:formula="of:=MEDIAN([.$I417];[.$V417])" office:value-type="float"/>
          <table:table-cell table:formula="of:=MEDIAN([.$J417])" office:value-type="float"/>
          <table:table-cell table:formula="of:=MEDIAN([.$K417];[.$W417])" office:value-type="float"/>
          <table:table-cell table:formula="of:=MEDIAN([.$L417];[.$X417])" office:value-type="float"/>
          <table:table-cell table:formula="of:=MEDIAN([.$M417];[.$Y417])" office:value-type="float"/>
          <table:table-cell table:formula="of:=MEDIAN([.$N417];[.$Z417])" office:value-type="float"/>
          <table:table-cell table:formula="of:=MAX([.$B417];[.$O417])" office:value-type="float"/>
          <table:table-cell table:formula="of:=MAX([.$C417];[.$P417])" office:value-type="float"/>
          <table:table-cell table:formula="of:=MAX([.$D417];[.$Q417])" office:value-type="float"/>
          <table:table-cell table:formula="of:=MAX([.$E417];[.$R417])" office:value-type="float"/>
          <table:table-cell table:formula="of:=MAX([.$F417];[.$S417])" office:value-type="float"/>
          <table:table-cell table:formula="of:=MAX([.$G417];[.$T417])" office:value-type="float"/>
          <table:table-cell table:formula="of:=MAX([.$H417];[.$U417])" office:value-type="float"/>
          <table:table-cell table:formula="of:=MAX([.$I417];[.$V417])" office:value-type="float"/>
          <table:table-cell table:formula="of:=MAX([.$J417])" office:value-type="float"/>
          <table:table-cell table:formula="of:=MAX([.$K417];[.$W417])" office:value-type="float"/>
          <table:table-cell table:formula="of:=MAX([.$L417];[.$X417])" office:value-type="float"/>
          <table:table-cell table:formula="of:=MAX([.$M417];[.$Y417])" office:value-type="float"/>
          <table:table-cell table:formula="of:=MAX([.$N417];[.$Z417])" office:value-type="float"/>
        </table:table-row>
        <table:table-row table:style-name="ro1">
          <table:table-cell office:value-type="string">
            <text:p>blocks.blocks-27-1.asp/19</text:p>
          </table:table-cell>
          <table:table-cell office:value-type="float" office:value="9.88894"/>
          <table:table-cell office:value-type="float" office:value="9.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80464.0"/>
          <table:table-cell office:value-type="float" office:value="12214.0"/>
          <table:table-cell office:value-type="float" office:value="0.0"/>
          <table:table-cell office:value-type="float" office:value="0.0"/>
          <table:table-cell office:value-type="float" office:value="9.04459"/>
          <table:table-cell office:value-type="float" office:value="8.8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780464.0"/>
          <table:table-cell office:value-type="float" office:value="12214.0"/>
          <table:table-cell office:value-type="float" office:value="0.0"/>
          <table:table-cell office:value-type="float" office:value="0.0"/>
          <table:table-cell table:formula="of:=MIN([.$B418];[.$O418])" office:value-type="float"/>
          <table:table-cell table:formula="of:=MIN([.$C418];[.$P418])" office:value-type="float"/>
          <table:table-cell table:formula="of:=MIN([.$D418];[.$Q418])" office:value-type="float"/>
          <table:table-cell table:formula="of:=MIN([.$E418];[.$R418])" office:value-type="float"/>
          <table:table-cell table:formula="of:=MIN([.$F418];[.$S418])" office:value-type="float"/>
          <table:table-cell table:formula="of:=MIN([.$G418];[.$T418])" office:value-type="float"/>
          <table:table-cell table:formula="of:=MIN([.$H418];[.$U418])" office:value-type="float"/>
          <table:table-cell table:formula="of:=MIN([.$I418];[.$V418])" office:value-type="float"/>
          <table:table-cell table:formula="of:=MIN([.$J418])" office:value-type="float"/>
          <table:table-cell table:formula="of:=MIN([.$K418];[.$W418])" office:value-type="float"/>
          <table:table-cell table:formula="of:=MIN([.$L418];[.$X418])" office:value-type="float"/>
          <table:table-cell table:formula="of:=MIN([.$M418];[.$Y418])" office:value-type="float"/>
          <table:table-cell table:formula="of:=MIN([.$N418];[.$Z418])" office:value-type="float"/>
          <table:table-cell table:formula="of:=MEDIAN([.$B418];[.$O418])" office:value-type="float"/>
          <table:table-cell table:formula="of:=MEDIAN([.$C418];[.$P418])" office:value-type="float"/>
          <table:table-cell table:formula="of:=MEDIAN([.$D418];[.$Q418])" office:value-type="float"/>
          <table:table-cell table:formula="of:=MEDIAN([.$E418];[.$R418])" office:value-type="float"/>
          <table:table-cell table:formula="of:=MEDIAN([.$F418];[.$S418])" office:value-type="float"/>
          <table:table-cell table:formula="of:=MEDIAN([.$G418];[.$T418])" office:value-type="float"/>
          <table:table-cell table:formula="of:=MEDIAN([.$H418];[.$U418])" office:value-type="float"/>
          <table:table-cell table:formula="of:=MEDIAN([.$I418];[.$V418])" office:value-type="float"/>
          <table:table-cell table:formula="of:=MEDIAN([.$J418])" office:value-type="float"/>
          <table:table-cell table:formula="of:=MEDIAN([.$K418];[.$W418])" office:value-type="float"/>
          <table:table-cell table:formula="of:=MEDIAN([.$L418];[.$X418])" office:value-type="float"/>
          <table:table-cell table:formula="of:=MEDIAN([.$M418];[.$Y418])" office:value-type="float"/>
          <table:table-cell table:formula="of:=MEDIAN([.$N418];[.$Z418])" office:value-type="float"/>
          <table:table-cell table:formula="of:=MAX([.$B418];[.$O418])" office:value-type="float"/>
          <table:table-cell table:formula="of:=MAX([.$C418];[.$P418])" office:value-type="float"/>
          <table:table-cell table:formula="of:=MAX([.$D418];[.$Q418])" office:value-type="float"/>
          <table:table-cell table:formula="of:=MAX([.$E418];[.$R418])" office:value-type="float"/>
          <table:table-cell table:formula="of:=MAX([.$F418];[.$S418])" office:value-type="float"/>
          <table:table-cell table:formula="of:=MAX([.$G418];[.$T418])" office:value-type="float"/>
          <table:table-cell table:formula="of:=MAX([.$H418];[.$U418])" office:value-type="float"/>
          <table:table-cell table:formula="of:=MAX([.$I418];[.$V418])" office:value-type="float"/>
          <table:table-cell table:formula="of:=MAX([.$J418])" office:value-type="float"/>
          <table:table-cell table:formula="of:=MAX([.$K418];[.$W418])" office:value-type="float"/>
          <table:table-cell table:formula="of:=MAX([.$L418];[.$X418])" office:value-type="float"/>
          <table:table-cell table:formula="of:=MAX([.$M418];[.$Y418])" office:value-type="float"/>
          <table:table-cell table:formula="of:=MAX([.$N418];[.$Z418])" office:value-type="float"/>
        </table:table-row>
        <table:table-row table:style-name="ro1">
          <table:table-cell office:value-type="string">
            <text:p>blocks.blocks-27-1.asp/2</text:p>
          </table:table-cell>
          <table:table-cell office:value-type="float" office:value="0.691765"/>
          <table:table-cell office:value-type="float" office:value="0.6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3532.0"/>
          <table:table-cell office:value-type="float" office:value="8.0"/>
          <table:table-cell office:value-type="float" office:value="0.0"/>
          <table:table-cell office:value-type="float" office:value="0.0"/>
          <table:table-cell office:value-type="float" office:value="0.636431"/>
          <table:table-cell office:value-type="float" office:value="0.5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3532.0"/>
          <table:table-cell office:value-type="float" office:value="8.0"/>
          <table:table-cell office:value-type="float" office:value="0.0"/>
          <table:table-cell office:value-type="float" office:value="0.0"/>
          <table:table-cell table:formula="of:=MIN([.$B419];[.$O419])" office:value-type="float"/>
          <table:table-cell table:formula="of:=MIN([.$C419];[.$P419])" office:value-type="float"/>
          <table:table-cell table:formula="of:=MIN([.$D419];[.$Q419])" office:value-type="float"/>
          <table:table-cell table:formula="of:=MIN([.$E419];[.$R419])" office:value-type="float"/>
          <table:table-cell table:formula="of:=MIN([.$F419];[.$S419])" office:value-type="float"/>
          <table:table-cell table:formula="of:=MIN([.$G419];[.$T419])" office:value-type="float"/>
          <table:table-cell table:formula="of:=MIN([.$H419];[.$U419])" office:value-type="float"/>
          <table:table-cell table:formula="of:=MIN([.$I419];[.$V419])" office:value-type="float"/>
          <table:table-cell table:formula="of:=MIN([.$J419])" office:value-type="float"/>
          <table:table-cell table:formula="of:=MIN([.$K419];[.$W419])" office:value-type="float"/>
          <table:table-cell table:formula="of:=MIN([.$L419];[.$X419])" office:value-type="float"/>
          <table:table-cell table:formula="of:=MIN([.$M419];[.$Y419])" office:value-type="float"/>
          <table:table-cell table:formula="of:=MIN([.$N419];[.$Z419])" office:value-type="float"/>
          <table:table-cell table:formula="of:=MEDIAN([.$B419];[.$O419])" office:value-type="float"/>
          <table:table-cell table:formula="of:=MEDIAN([.$C419];[.$P419])" office:value-type="float"/>
          <table:table-cell table:formula="of:=MEDIAN([.$D419];[.$Q419])" office:value-type="float"/>
          <table:table-cell table:formula="of:=MEDIAN([.$E419];[.$R419])" office:value-type="float"/>
          <table:table-cell table:formula="of:=MEDIAN([.$F419];[.$S419])" office:value-type="float"/>
          <table:table-cell table:formula="of:=MEDIAN([.$G419];[.$T419])" office:value-type="float"/>
          <table:table-cell table:formula="of:=MEDIAN([.$H419];[.$U419])" office:value-type="float"/>
          <table:table-cell table:formula="of:=MEDIAN([.$I419];[.$V419])" office:value-type="float"/>
          <table:table-cell table:formula="of:=MEDIAN([.$J419])" office:value-type="float"/>
          <table:table-cell table:formula="of:=MEDIAN([.$K419];[.$W419])" office:value-type="float"/>
          <table:table-cell table:formula="of:=MEDIAN([.$L419];[.$X419])" office:value-type="float"/>
          <table:table-cell table:formula="of:=MEDIAN([.$M419];[.$Y419])" office:value-type="float"/>
          <table:table-cell table:formula="of:=MEDIAN([.$N419];[.$Z419])" office:value-type="float"/>
          <table:table-cell table:formula="of:=MAX([.$B419];[.$O419])" office:value-type="float"/>
          <table:table-cell table:formula="of:=MAX([.$C419];[.$P419])" office:value-type="float"/>
          <table:table-cell table:formula="of:=MAX([.$D419];[.$Q419])" office:value-type="float"/>
          <table:table-cell table:formula="of:=MAX([.$E419];[.$R419])" office:value-type="float"/>
          <table:table-cell table:formula="of:=MAX([.$F419];[.$S419])" office:value-type="float"/>
          <table:table-cell table:formula="of:=MAX([.$G419];[.$T419])" office:value-type="float"/>
          <table:table-cell table:formula="of:=MAX([.$H419];[.$U419])" office:value-type="float"/>
          <table:table-cell table:formula="of:=MAX([.$I419];[.$V419])" office:value-type="float"/>
          <table:table-cell table:formula="of:=MAX([.$J419])" office:value-type="float"/>
          <table:table-cell table:formula="of:=MAX([.$K419];[.$W419])" office:value-type="float"/>
          <table:table-cell table:formula="of:=MAX([.$L419];[.$X419])" office:value-type="float"/>
          <table:table-cell table:formula="of:=MAX([.$M419];[.$Y419])" office:value-type="float"/>
          <table:table-cell table:formula="of:=MAX([.$N419];[.$Z419])" office:value-type="float"/>
        </table:table-row>
        <table:table-row table:style-name="ro1">
          <table:table-cell office:value-type="string">
            <text:p>blocks.blocks-27-1.asp/20</text:p>
          </table:table-cell>
          <table:table-cell office:value-type="float" office:value="10.8585"/>
          <table:table-cell office:value-type="float" office:value="10.6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23881.0"/>
          <table:table-cell office:value-type="float" office:value="12998.0"/>
          <table:table-cell office:value-type="float" office:value="0.0"/>
          <table:table-cell office:value-type="float" office:value="0.0"/>
          <table:table-cell office:value-type="float" office:value="9.66532"/>
          <table:table-cell office:value-type="float" office:value="9.4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823881.0"/>
          <table:table-cell office:value-type="float" office:value="12998.0"/>
          <table:table-cell office:value-type="float" office:value="0.0"/>
          <table:table-cell office:value-type="float" office:value="0.0"/>
          <table:table-cell table:formula="of:=MIN([.$B420];[.$O420])" office:value-type="float"/>
          <table:table-cell table:formula="of:=MIN([.$C420];[.$P420])" office:value-type="float"/>
          <table:table-cell table:formula="of:=MIN([.$D420];[.$Q420])" office:value-type="float"/>
          <table:table-cell table:formula="of:=MIN([.$E420];[.$R420])" office:value-type="float"/>
          <table:table-cell table:formula="of:=MIN([.$F420];[.$S420])" office:value-type="float"/>
          <table:table-cell table:formula="of:=MIN([.$G420];[.$T420])" office:value-type="float"/>
          <table:table-cell table:formula="of:=MIN([.$H420];[.$U420])" office:value-type="float"/>
          <table:table-cell table:formula="of:=MIN([.$I420];[.$V420])" office:value-type="float"/>
          <table:table-cell table:formula="of:=MIN([.$J420])" office:value-type="float"/>
          <table:table-cell table:formula="of:=MIN([.$K420];[.$W420])" office:value-type="float"/>
          <table:table-cell table:formula="of:=MIN([.$L420];[.$X420])" office:value-type="float"/>
          <table:table-cell table:formula="of:=MIN([.$M420];[.$Y420])" office:value-type="float"/>
          <table:table-cell table:formula="of:=MIN([.$N420];[.$Z420])" office:value-type="float"/>
          <table:table-cell table:formula="of:=MEDIAN([.$B420];[.$O420])" office:value-type="float"/>
          <table:table-cell table:formula="of:=MEDIAN([.$C420];[.$P420])" office:value-type="float"/>
          <table:table-cell table:formula="of:=MEDIAN([.$D420];[.$Q420])" office:value-type="float"/>
          <table:table-cell table:formula="of:=MEDIAN([.$E420];[.$R420])" office:value-type="float"/>
          <table:table-cell table:formula="of:=MEDIAN([.$F420];[.$S420])" office:value-type="float"/>
          <table:table-cell table:formula="of:=MEDIAN([.$G420];[.$T420])" office:value-type="float"/>
          <table:table-cell table:formula="of:=MEDIAN([.$H420];[.$U420])" office:value-type="float"/>
          <table:table-cell table:formula="of:=MEDIAN([.$I420];[.$V420])" office:value-type="float"/>
          <table:table-cell table:formula="of:=MEDIAN([.$J420])" office:value-type="float"/>
          <table:table-cell table:formula="of:=MEDIAN([.$K420];[.$W420])" office:value-type="float"/>
          <table:table-cell table:formula="of:=MEDIAN([.$L420];[.$X420])" office:value-type="float"/>
          <table:table-cell table:formula="of:=MEDIAN([.$M420];[.$Y420])" office:value-type="float"/>
          <table:table-cell table:formula="of:=MEDIAN([.$N420];[.$Z420])" office:value-type="float"/>
          <table:table-cell table:formula="of:=MAX([.$B420];[.$O420])" office:value-type="float"/>
          <table:table-cell table:formula="of:=MAX([.$C420];[.$P420])" office:value-type="float"/>
          <table:table-cell table:formula="of:=MAX([.$D420];[.$Q420])" office:value-type="float"/>
          <table:table-cell table:formula="of:=MAX([.$E420];[.$R420])" office:value-type="float"/>
          <table:table-cell table:formula="of:=MAX([.$F420];[.$S420])" office:value-type="float"/>
          <table:table-cell table:formula="of:=MAX([.$G420];[.$T420])" office:value-type="float"/>
          <table:table-cell table:formula="of:=MAX([.$H420];[.$U420])" office:value-type="float"/>
          <table:table-cell table:formula="of:=MAX([.$I420];[.$V420])" office:value-type="float"/>
          <table:table-cell table:formula="of:=MAX([.$J420])" office:value-type="float"/>
          <table:table-cell table:formula="of:=MAX([.$K420];[.$W420])" office:value-type="float"/>
          <table:table-cell table:formula="of:=MAX([.$L420];[.$X420])" office:value-type="float"/>
          <table:table-cell table:formula="of:=MAX([.$M420];[.$Y420])" office:value-type="float"/>
          <table:table-cell table:formula="of:=MAX([.$N420];[.$Z420])" office:value-type="float"/>
        </table:table-row>
        <table:table-row table:style-name="ro1">
          <table:table-cell office:value-type="string">
            <text:p>blocks.blocks-27-1.asp/21</text:p>
          </table:table-cell>
          <table:table-cell office:value-type="float" office:value="11.1556"/>
          <table:table-cell office:value-type="float" office:value="10.9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67298.0"/>
          <table:table-cell office:value-type="float" office:value="13782.0"/>
          <table:table-cell office:value-type="float" office:value="0.0"/>
          <table:table-cell office:value-type="float" office:value="0.0"/>
          <table:table-cell office:value-type="float" office:value="10.1351"/>
          <table:table-cell office:value-type="float" office:value="9.9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867298.0"/>
          <table:table-cell office:value-type="float" office:value="13782.0"/>
          <table:table-cell office:value-type="float" office:value="0.0"/>
          <table:table-cell office:value-type="float" office:value="0.0"/>
          <table:table-cell table:formula="of:=MIN([.$B421];[.$O421])" office:value-type="float"/>
          <table:table-cell table:formula="of:=MIN([.$C421];[.$P421])" office:value-type="float"/>
          <table:table-cell table:formula="of:=MIN([.$D421];[.$Q421])" office:value-type="float"/>
          <table:table-cell table:formula="of:=MIN([.$E421];[.$R421])" office:value-type="float"/>
          <table:table-cell table:formula="of:=MIN([.$F421];[.$S421])" office:value-type="float"/>
          <table:table-cell table:formula="of:=MIN([.$G421];[.$T421])" office:value-type="float"/>
          <table:table-cell table:formula="of:=MIN([.$H421];[.$U421])" office:value-type="float"/>
          <table:table-cell table:formula="of:=MIN([.$I421];[.$V421])" office:value-type="float"/>
          <table:table-cell table:formula="of:=MIN([.$J421])" office:value-type="float"/>
          <table:table-cell table:formula="of:=MIN([.$K421];[.$W421])" office:value-type="float"/>
          <table:table-cell table:formula="of:=MIN([.$L421];[.$X421])" office:value-type="float"/>
          <table:table-cell table:formula="of:=MIN([.$M421];[.$Y421])" office:value-type="float"/>
          <table:table-cell table:formula="of:=MIN([.$N421];[.$Z421])" office:value-type="float"/>
          <table:table-cell table:formula="of:=MEDIAN([.$B421];[.$O421])" office:value-type="float"/>
          <table:table-cell table:formula="of:=MEDIAN([.$C421];[.$P421])" office:value-type="float"/>
          <table:table-cell table:formula="of:=MEDIAN([.$D421];[.$Q421])" office:value-type="float"/>
          <table:table-cell table:formula="of:=MEDIAN([.$E421];[.$R421])" office:value-type="float"/>
          <table:table-cell table:formula="of:=MEDIAN([.$F421];[.$S421])" office:value-type="float"/>
          <table:table-cell table:formula="of:=MEDIAN([.$G421];[.$T421])" office:value-type="float"/>
          <table:table-cell table:formula="of:=MEDIAN([.$H421];[.$U421])" office:value-type="float"/>
          <table:table-cell table:formula="of:=MEDIAN([.$I421];[.$V421])" office:value-type="float"/>
          <table:table-cell table:formula="of:=MEDIAN([.$J421])" office:value-type="float"/>
          <table:table-cell table:formula="of:=MEDIAN([.$K421];[.$W421])" office:value-type="float"/>
          <table:table-cell table:formula="of:=MEDIAN([.$L421];[.$X421])" office:value-type="float"/>
          <table:table-cell table:formula="of:=MEDIAN([.$M421];[.$Y421])" office:value-type="float"/>
          <table:table-cell table:formula="of:=MEDIAN([.$N421];[.$Z421])" office:value-type="float"/>
          <table:table-cell table:formula="of:=MAX([.$B421];[.$O421])" office:value-type="float"/>
          <table:table-cell table:formula="of:=MAX([.$C421];[.$P421])" office:value-type="float"/>
          <table:table-cell table:formula="of:=MAX([.$D421];[.$Q421])" office:value-type="float"/>
          <table:table-cell table:formula="of:=MAX([.$E421];[.$R421])" office:value-type="float"/>
          <table:table-cell table:formula="of:=MAX([.$F421];[.$S421])" office:value-type="float"/>
          <table:table-cell table:formula="of:=MAX([.$G421];[.$T421])" office:value-type="float"/>
          <table:table-cell table:formula="of:=MAX([.$H421];[.$U421])" office:value-type="float"/>
          <table:table-cell table:formula="of:=MAX([.$I421];[.$V421])" office:value-type="float"/>
          <table:table-cell table:formula="of:=MAX([.$J421])" office:value-type="float"/>
          <table:table-cell table:formula="of:=MAX([.$K421];[.$W421])" office:value-type="float"/>
          <table:table-cell table:formula="of:=MAX([.$L421];[.$X421])" office:value-type="float"/>
          <table:table-cell table:formula="of:=MAX([.$M421];[.$Y421])" office:value-type="float"/>
          <table:table-cell table:formula="of:=MAX([.$N421];[.$Z421])" office:value-type="float"/>
        </table:table-row>
        <table:table-row table:style-name="ro1">
          <table:table-cell office:value-type="string">
            <text:p>blocks.blocks-27-1.asp/22</text:p>
          </table:table-cell>
          <table:table-cell office:value-type="float" office:value="12.2528"/>
          <table:table-cell office:value-type="float" office:value="12.058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324.0"/>
          <table:table-cell office:value-type="float" office:value="324.0"/>
          <table:table-cell office:value-type="float" office:value="910715.0"/>
          <table:table-cell office:value-type="float" office:value="519062.0"/>
          <table:table-cell office:value-type="float" office:value="0.0"/>
          <table:table-cell office:value-type="float" office:value="0.0"/>
          <table:table-cell office:value-type="float" office:value="11.0668"/>
          <table:table-cell office:value-type="float" office:value="10.876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5571.0"/>
          <table:table-cell office:value-type="float" office:value="910715.0"/>
          <table:table-cell office:value-type="float" office:value="519062.0"/>
          <table:table-cell office:value-type="float" office:value="0.0"/>
          <table:table-cell office:value-type="float" office:value="0.0"/>
          <table:table-cell table:formula="of:=MIN([.$B422];[.$O422])" office:value-type="float"/>
          <table:table-cell table:formula="of:=MIN([.$C422];[.$P422])" office:value-type="float"/>
          <table:table-cell table:formula="of:=MIN([.$D422];[.$Q422])" office:value-type="float"/>
          <table:table-cell table:formula="of:=MIN([.$E422];[.$R422])" office:value-type="float"/>
          <table:table-cell table:formula="of:=MIN([.$F422];[.$S422])" office:value-type="float"/>
          <table:table-cell table:formula="of:=MIN([.$G422];[.$T422])" office:value-type="float"/>
          <table:table-cell table:formula="of:=MIN([.$H422];[.$U422])" office:value-type="float"/>
          <table:table-cell table:formula="of:=MIN([.$I422];[.$V422])" office:value-type="float"/>
          <table:table-cell table:formula="of:=MIN([.$J422])" office:value-type="float"/>
          <table:table-cell table:formula="of:=MIN([.$K422];[.$W422])" office:value-type="float"/>
          <table:table-cell table:formula="of:=MIN([.$L422];[.$X422])" office:value-type="float"/>
          <table:table-cell table:formula="of:=MIN([.$M422];[.$Y422])" office:value-type="float"/>
          <table:table-cell table:formula="of:=MIN([.$N422];[.$Z422])" office:value-type="float"/>
          <table:table-cell table:formula="of:=MEDIAN([.$B422];[.$O422])" office:value-type="float"/>
          <table:table-cell table:formula="of:=MEDIAN([.$C422];[.$P422])" office:value-type="float"/>
          <table:table-cell table:formula="of:=MEDIAN([.$D422];[.$Q422])" office:value-type="float"/>
          <table:table-cell table:formula="of:=MEDIAN([.$E422];[.$R422])" office:value-type="float"/>
          <table:table-cell table:formula="of:=MEDIAN([.$F422];[.$S422])" office:value-type="float"/>
          <table:table-cell table:formula="of:=MEDIAN([.$G422];[.$T422])" office:value-type="float"/>
          <table:table-cell table:formula="of:=MEDIAN([.$H422];[.$U422])" office:value-type="float"/>
          <table:table-cell table:formula="of:=MEDIAN([.$I422];[.$V422])" office:value-type="float"/>
          <table:table-cell table:formula="of:=MEDIAN([.$J422])" office:value-type="float"/>
          <table:table-cell table:formula="of:=MEDIAN([.$K422];[.$W422])" office:value-type="float"/>
          <table:table-cell table:formula="of:=MEDIAN([.$L422];[.$X422])" office:value-type="float"/>
          <table:table-cell table:formula="of:=MEDIAN([.$M422];[.$Y422])" office:value-type="float"/>
          <table:table-cell table:formula="of:=MEDIAN([.$N422];[.$Z422])" office:value-type="float"/>
          <table:table-cell table:formula="of:=MAX([.$B422];[.$O422])" office:value-type="float"/>
          <table:table-cell table:formula="of:=MAX([.$C422];[.$P422])" office:value-type="float"/>
          <table:table-cell table:formula="of:=MAX([.$D422];[.$Q422])" office:value-type="float"/>
          <table:table-cell table:formula="of:=MAX([.$E422];[.$R422])" office:value-type="float"/>
          <table:table-cell table:formula="of:=MAX([.$F422];[.$S422])" office:value-type="float"/>
          <table:table-cell table:formula="of:=MAX([.$G422];[.$T422])" office:value-type="float"/>
          <table:table-cell table:formula="of:=MAX([.$H422];[.$U422])" office:value-type="float"/>
          <table:table-cell table:formula="of:=MAX([.$I422];[.$V422])" office:value-type="float"/>
          <table:table-cell table:formula="of:=MAX([.$J422])" office:value-type="float"/>
          <table:table-cell table:formula="of:=MAX([.$K422];[.$W422])" office:value-type="float"/>
          <table:table-cell table:formula="of:=MAX([.$L422];[.$X422])" office:value-type="float"/>
          <table:table-cell table:formula="of:=MAX([.$M422];[.$Y422])" office:value-type="float"/>
          <table:table-cell table:formula="of:=MAX([.$N422];[.$Z422])" office:value-type="float"/>
        </table:table-row>
        <table:table-row table:style-name="ro1">
          <table:table-cell office:value-type="string">
            <text:p>blocks.blocks-27-1.asp/23</text:p>
          </table:table-cell>
          <table:table-cell office:value-type="float" office:value="12.9679"/>
          <table:table-cell office:value-type="float" office:value="12.758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631.0"/>
          <table:table-cell office:value-type="float" office:value="631.0"/>
          <table:table-cell office:value-type="float" office:value="954132.0"/>
          <table:table-cell office:value-type="float" office:value="582189.0"/>
          <table:table-cell office:value-type="float" office:value="0.0"/>
          <table:table-cell office:value-type="float" office:value="0.0"/>
          <table:table-cell office:value-type="float" office:value="11.2543"/>
          <table:table-cell office:value-type="float" office:value="11.062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6268.0"/>
          <table:table-cell office:value-type="float" office:value="954132.0"/>
          <table:table-cell office:value-type="float" office:value="582189.0"/>
          <table:table-cell office:value-type="float" office:value="0.0"/>
          <table:table-cell office:value-type="float" office:value="0.0"/>
          <table:table-cell table:formula="of:=MIN([.$B423];[.$O423])" office:value-type="float"/>
          <table:table-cell table:formula="of:=MIN([.$C423];[.$P423])" office:value-type="float"/>
          <table:table-cell table:formula="of:=MIN([.$D423];[.$Q423])" office:value-type="float"/>
          <table:table-cell table:formula="of:=MIN([.$E423];[.$R423])" office:value-type="float"/>
          <table:table-cell table:formula="of:=MIN([.$F423];[.$S423])" office:value-type="float"/>
          <table:table-cell table:formula="of:=MIN([.$G423];[.$T423])" office:value-type="float"/>
          <table:table-cell table:formula="of:=MIN([.$H423];[.$U423])" office:value-type="float"/>
          <table:table-cell table:formula="of:=MIN([.$I423];[.$V423])" office:value-type="float"/>
          <table:table-cell table:formula="of:=MIN([.$J423])" office:value-type="float"/>
          <table:table-cell table:formula="of:=MIN([.$K423];[.$W423])" office:value-type="float"/>
          <table:table-cell table:formula="of:=MIN([.$L423];[.$X423])" office:value-type="float"/>
          <table:table-cell table:formula="of:=MIN([.$M423];[.$Y423])" office:value-type="float"/>
          <table:table-cell table:formula="of:=MIN([.$N423];[.$Z423])" office:value-type="float"/>
          <table:table-cell table:formula="of:=MEDIAN([.$B423];[.$O423])" office:value-type="float"/>
          <table:table-cell table:formula="of:=MEDIAN([.$C423];[.$P423])" office:value-type="float"/>
          <table:table-cell table:formula="of:=MEDIAN([.$D423];[.$Q423])" office:value-type="float"/>
          <table:table-cell table:formula="of:=MEDIAN([.$E423];[.$R423])" office:value-type="float"/>
          <table:table-cell table:formula="of:=MEDIAN([.$F423];[.$S423])" office:value-type="float"/>
          <table:table-cell table:formula="of:=MEDIAN([.$G423];[.$T423])" office:value-type="float"/>
          <table:table-cell table:formula="of:=MEDIAN([.$H423];[.$U423])" office:value-type="float"/>
          <table:table-cell table:formula="of:=MEDIAN([.$I423];[.$V423])" office:value-type="float"/>
          <table:table-cell table:formula="of:=MEDIAN([.$J423])" office:value-type="float"/>
          <table:table-cell table:formula="of:=MEDIAN([.$K423];[.$W423])" office:value-type="float"/>
          <table:table-cell table:formula="of:=MEDIAN([.$L423];[.$X423])" office:value-type="float"/>
          <table:table-cell table:formula="of:=MEDIAN([.$M423];[.$Y423])" office:value-type="float"/>
          <table:table-cell table:formula="of:=MEDIAN([.$N423];[.$Z423])" office:value-type="float"/>
          <table:table-cell table:formula="of:=MAX([.$B423];[.$O423])" office:value-type="float"/>
          <table:table-cell table:formula="of:=MAX([.$C423];[.$P423])" office:value-type="float"/>
          <table:table-cell table:formula="of:=MAX([.$D423];[.$Q423])" office:value-type="float"/>
          <table:table-cell table:formula="of:=MAX([.$E423];[.$R423])" office:value-type="float"/>
          <table:table-cell table:formula="of:=MAX([.$F423];[.$S423])" office:value-type="float"/>
          <table:table-cell table:formula="of:=MAX([.$G423];[.$T423])" office:value-type="float"/>
          <table:table-cell table:formula="of:=MAX([.$H423];[.$U423])" office:value-type="float"/>
          <table:table-cell table:formula="of:=MAX([.$I423];[.$V423])" office:value-type="float"/>
          <table:table-cell table:formula="of:=MAX([.$J423])" office:value-type="float"/>
          <table:table-cell table:formula="of:=MAX([.$K423];[.$W423])" office:value-type="float"/>
          <table:table-cell table:formula="of:=MAX([.$L423];[.$X423])" office:value-type="float"/>
          <table:table-cell table:formula="of:=MAX([.$M423];[.$Y423])" office:value-type="float"/>
          <table:table-cell table:formula="of:=MAX([.$N423];[.$Z423])" office:value-type="float"/>
        </table:table-row>
        <table:table-row table:style-name="ro1">
          <table:table-cell office:value-type="string">
            <text:p>blocks.blocks-27-1.asp/24</text:p>
          </table:table-cell>
          <table:table-cell office:value-type="float" office:value="13.4461"/>
          <table:table-cell office:value-type="float" office:value="13.235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760.0"/>
          <table:table-cell office:value-type="float" office:value="760.0"/>
          <table:table-cell office:value-type="float" office:value="997549.0"/>
          <table:table-cell office:value-type="float" office:value="645316.0"/>
          <table:table-cell office:value-type="float" office:value="0.0"/>
          <table:table-cell office:value-type="float" office:value="0.0"/>
          <table:table-cell office:value-type="float" office:value="12.2069"/>
          <table:table-cell office:value-type="float" office:value="12.01"/>
          <table:table-cell office:value-type="float" office:value="0.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7240.0"/>
          <table:table-cell office:value-type="float" office:value="997549.0"/>
          <table:table-cell office:value-type="float" office:value="645316.0"/>
          <table:table-cell office:value-type="float" office:value="0.0"/>
          <table:table-cell office:value-type="float" office:value="0.0"/>
          <table:table-cell table:formula="of:=MIN([.$B424];[.$O424])" office:value-type="float"/>
          <table:table-cell table:formula="of:=MIN([.$C424];[.$P424])" office:value-type="float"/>
          <table:table-cell table:formula="of:=MIN([.$D424];[.$Q424])" office:value-type="float"/>
          <table:table-cell table:formula="of:=MIN([.$E424];[.$R424])" office:value-type="float"/>
          <table:table-cell table:formula="of:=MIN([.$F424];[.$S424])" office:value-type="float"/>
          <table:table-cell table:formula="of:=MIN([.$G424];[.$T424])" office:value-type="float"/>
          <table:table-cell table:formula="of:=MIN([.$H424];[.$U424])" office:value-type="float"/>
          <table:table-cell table:formula="of:=MIN([.$I424];[.$V424])" office:value-type="float"/>
          <table:table-cell table:formula="of:=MIN([.$J424])" office:value-type="float"/>
          <table:table-cell table:formula="of:=MIN([.$K424];[.$W424])" office:value-type="float"/>
          <table:table-cell table:formula="of:=MIN([.$L424];[.$X424])" office:value-type="float"/>
          <table:table-cell table:formula="of:=MIN([.$M424];[.$Y424])" office:value-type="float"/>
          <table:table-cell table:formula="of:=MIN([.$N424];[.$Z424])" office:value-type="float"/>
          <table:table-cell table:formula="of:=MEDIAN([.$B424];[.$O424])" office:value-type="float"/>
          <table:table-cell table:formula="of:=MEDIAN([.$C424];[.$P424])" office:value-type="float"/>
          <table:table-cell table:formula="of:=MEDIAN([.$D424];[.$Q424])" office:value-type="float"/>
          <table:table-cell table:formula="of:=MEDIAN([.$E424];[.$R424])" office:value-type="float"/>
          <table:table-cell table:formula="of:=MEDIAN([.$F424];[.$S424])" office:value-type="float"/>
          <table:table-cell table:formula="of:=MEDIAN([.$G424];[.$T424])" office:value-type="float"/>
          <table:table-cell table:formula="of:=MEDIAN([.$H424];[.$U424])" office:value-type="float"/>
          <table:table-cell table:formula="of:=MEDIAN([.$I424];[.$V424])" office:value-type="float"/>
          <table:table-cell table:formula="of:=MEDIAN([.$J424])" office:value-type="float"/>
          <table:table-cell table:formula="of:=MEDIAN([.$K424];[.$W424])" office:value-type="float"/>
          <table:table-cell table:formula="of:=MEDIAN([.$L424];[.$X424])" office:value-type="float"/>
          <table:table-cell table:formula="of:=MEDIAN([.$M424];[.$Y424])" office:value-type="float"/>
          <table:table-cell table:formula="of:=MEDIAN([.$N424];[.$Z424])" office:value-type="float"/>
          <table:table-cell table:formula="of:=MAX([.$B424];[.$O424])" office:value-type="float"/>
          <table:table-cell table:formula="of:=MAX([.$C424];[.$P424])" office:value-type="float"/>
          <table:table-cell table:formula="of:=MAX([.$D424];[.$Q424])" office:value-type="float"/>
          <table:table-cell table:formula="of:=MAX([.$E424];[.$R424])" office:value-type="float"/>
          <table:table-cell table:formula="of:=MAX([.$F424];[.$S424])" office:value-type="float"/>
          <table:table-cell table:formula="of:=MAX([.$G424];[.$T424])" office:value-type="float"/>
          <table:table-cell table:formula="of:=MAX([.$H424];[.$U424])" office:value-type="float"/>
          <table:table-cell table:formula="of:=MAX([.$I424];[.$V424])" office:value-type="float"/>
          <table:table-cell table:formula="of:=MAX([.$J424])" office:value-type="float"/>
          <table:table-cell table:formula="of:=MAX([.$K424];[.$W424])" office:value-type="float"/>
          <table:table-cell table:formula="of:=MAX([.$L424];[.$X424])" office:value-type="float"/>
          <table:table-cell table:formula="of:=MAX([.$M424];[.$Y424])" office:value-type="float"/>
          <table:table-cell table:formula="of:=MAX([.$N424];[.$Z424])" office:value-type="float"/>
        </table:table-row>
        <table:table-row table:style-name="ro1">
          <table:table-cell office:value-type="string">
            <text:p>blocks.blocks-27-1.asp/25</text:p>
          </table:table-cell>
          <table:table-cell office:value-type="float" office:value="14.6082"/>
          <table:table-cell office:value-type="float" office:value="14.143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961.0"/>
          <table:table-cell office:value-type="float" office:value="961.0"/>
          <table:table-cell office:value-type="float" office:value="1040966.0"/>
          <table:table-cell office:value-type="float" office:value="708443.0"/>
          <table:table-cell office:value-type="float" office:value="0.0"/>
          <table:table-cell office:value-type="float" office:value="0.0"/>
          <table:table-cell office:value-type="float" office:value="12.8308"/>
          <table:table-cell office:value-type="float" office:value="12.635"/>
          <table:table-cell office:value-type="float" office:value="0.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9852.0"/>
          <table:table-cell office:value-type="float" office:value="1040966.0"/>
          <table:table-cell office:value-type="float" office:value="708443.0"/>
          <table:table-cell office:value-type="float" office:value="0.0"/>
          <table:table-cell office:value-type="float" office:value="0.0"/>
          <table:table-cell table:formula="of:=MIN([.$B425];[.$O425])" office:value-type="float"/>
          <table:table-cell table:formula="of:=MIN([.$C425];[.$P425])" office:value-type="float"/>
          <table:table-cell table:formula="of:=MIN([.$D425];[.$Q425])" office:value-type="float"/>
          <table:table-cell table:formula="of:=MIN([.$E425];[.$R425])" office:value-type="float"/>
          <table:table-cell table:formula="of:=MIN([.$F425];[.$S425])" office:value-type="float"/>
          <table:table-cell table:formula="of:=MIN([.$G425];[.$T425])" office:value-type="float"/>
          <table:table-cell table:formula="of:=MIN([.$H425];[.$U425])" office:value-type="float"/>
          <table:table-cell table:formula="of:=MIN([.$I425];[.$V425])" office:value-type="float"/>
          <table:table-cell table:formula="of:=MIN([.$J425])" office:value-type="float"/>
          <table:table-cell table:formula="of:=MIN([.$K425];[.$W425])" office:value-type="float"/>
          <table:table-cell table:formula="of:=MIN([.$L425];[.$X425])" office:value-type="float"/>
          <table:table-cell table:formula="of:=MIN([.$M425];[.$Y425])" office:value-type="float"/>
          <table:table-cell table:formula="of:=MIN([.$N425];[.$Z425])" office:value-type="float"/>
          <table:table-cell table:formula="of:=MEDIAN([.$B425];[.$O425])" office:value-type="float"/>
          <table:table-cell table:formula="of:=MEDIAN([.$C425];[.$P425])" office:value-type="float"/>
          <table:table-cell table:formula="of:=MEDIAN([.$D425];[.$Q425])" office:value-type="float"/>
          <table:table-cell table:formula="of:=MEDIAN([.$E425];[.$R425])" office:value-type="float"/>
          <table:table-cell table:formula="of:=MEDIAN([.$F425];[.$S425])" office:value-type="float"/>
          <table:table-cell table:formula="of:=MEDIAN([.$G425];[.$T425])" office:value-type="float"/>
          <table:table-cell table:formula="of:=MEDIAN([.$H425];[.$U425])" office:value-type="float"/>
          <table:table-cell table:formula="of:=MEDIAN([.$I425];[.$V425])" office:value-type="float"/>
          <table:table-cell table:formula="of:=MEDIAN([.$J425])" office:value-type="float"/>
          <table:table-cell table:formula="of:=MEDIAN([.$K425];[.$W425])" office:value-type="float"/>
          <table:table-cell table:formula="of:=MEDIAN([.$L425];[.$X425])" office:value-type="float"/>
          <table:table-cell table:formula="of:=MEDIAN([.$M425];[.$Y425])" office:value-type="float"/>
          <table:table-cell table:formula="of:=MEDIAN([.$N425];[.$Z425])" office:value-type="float"/>
          <table:table-cell table:formula="of:=MAX([.$B425];[.$O425])" office:value-type="float"/>
          <table:table-cell table:formula="of:=MAX([.$C425];[.$P425])" office:value-type="float"/>
          <table:table-cell table:formula="of:=MAX([.$D425];[.$Q425])" office:value-type="float"/>
          <table:table-cell table:formula="of:=MAX([.$E425];[.$R425])" office:value-type="float"/>
          <table:table-cell table:formula="of:=MAX([.$F425];[.$S425])" office:value-type="float"/>
          <table:table-cell table:formula="of:=MAX([.$G425];[.$T425])" office:value-type="float"/>
          <table:table-cell table:formula="of:=MAX([.$H425];[.$U425])" office:value-type="float"/>
          <table:table-cell table:formula="of:=MAX([.$I425];[.$V425])" office:value-type="float"/>
          <table:table-cell table:formula="of:=MAX([.$J425])" office:value-type="float"/>
          <table:table-cell table:formula="of:=MAX([.$K425];[.$W425])" office:value-type="float"/>
          <table:table-cell table:formula="of:=MAX([.$L425];[.$X425])" office:value-type="float"/>
          <table:table-cell table:formula="of:=MAX([.$M425];[.$Y425])" office:value-type="float"/>
          <table:table-cell table:formula="of:=MAX([.$N425];[.$Z425])" office:value-type="float"/>
        </table:table-row>
        <table:table-row table:style-name="ro1">
          <table:table-cell office:value-type="string">
            <text:p>blocks.blocks-27-1.asp/26</text:p>
          </table:table-cell>
          <table:table-cell office:value-type="float" office:value="15.2283"/>
          <table:table-cell office:value-type="float" office:value="15.007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536.0"/>
          <table:table-cell office:value-type="float" office:value="1536.0"/>
          <table:table-cell office:value-type="float" office:value="1084383.0"/>
          <table:table-cell office:value-type="float" office:value="771570.0"/>
          <table:table-cell office:value-type="float" office:value="0.0"/>
          <table:table-cell office:value-type="float" office:value="0.0"/>
          <table:table-cell office:value-type="float" office:value="13.2871"/>
          <table:table-cell office:value-type="float" office:value="13.084"/>
          <table:table-cell office:value-type="float" office:value="0.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8585.0"/>
          <table:table-cell office:value-type="float" office:value="1084383.0"/>
          <table:table-cell office:value-type="float" office:value="771570.0"/>
          <table:table-cell office:value-type="float" office:value="0.0"/>
          <table:table-cell office:value-type="float" office:value="0.0"/>
          <table:table-cell table:formula="of:=MIN([.$B426];[.$O426])" office:value-type="float"/>
          <table:table-cell table:formula="of:=MIN([.$C426];[.$P426])" office:value-type="float"/>
          <table:table-cell table:formula="of:=MIN([.$D426];[.$Q426])" office:value-type="float"/>
          <table:table-cell table:formula="of:=MIN([.$E426];[.$R426])" office:value-type="float"/>
          <table:table-cell table:formula="of:=MIN([.$F426];[.$S426])" office:value-type="float"/>
          <table:table-cell table:formula="of:=MIN([.$G426];[.$T426])" office:value-type="float"/>
          <table:table-cell table:formula="of:=MIN([.$H426];[.$U426])" office:value-type="float"/>
          <table:table-cell table:formula="of:=MIN([.$I426];[.$V426])" office:value-type="float"/>
          <table:table-cell table:formula="of:=MIN([.$J426])" office:value-type="float"/>
          <table:table-cell table:formula="of:=MIN([.$K426];[.$W426])" office:value-type="float"/>
          <table:table-cell table:formula="of:=MIN([.$L426];[.$X426])" office:value-type="float"/>
          <table:table-cell table:formula="of:=MIN([.$M426];[.$Y426])" office:value-type="float"/>
          <table:table-cell table:formula="of:=MIN([.$N426];[.$Z426])" office:value-type="float"/>
          <table:table-cell table:formula="of:=MEDIAN([.$B426];[.$O426])" office:value-type="float"/>
          <table:table-cell table:formula="of:=MEDIAN([.$C426];[.$P426])" office:value-type="float"/>
          <table:table-cell table:formula="of:=MEDIAN([.$D426];[.$Q426])" office:value-type="float"/>
          <table:table-cell table:formula="of:=MEDIAN([.$E426];[.$R426])" office:value-type="float"/>
          <table:table-cell table:formula="of:=MEDIAN([.$F426];[.$S426])" office:value-type="float"/>
          <table:table-cell table:formula="of:=MEDIAN([.$G426];[.$T426])" office:value-type="float"/>
          <table:table-cell table:formula="of:=MEDIAN([.$H426];[.$U426])" office:value-type="float"/>
          <table:table-cell table:formula="of:=MEDIAN([.$I426];[.$V426])" office:value-type="float"/>
          <table:table-cell table:formula="of:=MEDIAN([.$J426])" office:value-type="float"/>
          <table:table-cell table:formula="of:=MEDIAN([.$K426];[.$W426])" office:value-type="float"/>
          <table:table-cell table:formula="of:=MEDIAN([.$L426];[.$X426])" office:value-type="float"/>
          <table:table-cell table:formula="of:=MEDIAN([.$M426];[.$Y426])" office:value-type="float"/>
          <table:table-cell table:formula="of:=MEDIAN([.$N426];[.$Z426])" office:value-type="float"/>
          <table:table-cell table:formula="of:=MAX([.$B426];[.$O426])" office:value-type="float"/>
          <table:table-cell table:formula="of:=MAX([.$C426];[.$P426])" office:value-type="float"/>
          <table:table-cell table:formula="of:=MAX([.$D426];[.$Q426])" office:value-type="float"/>
          <table:table-cell table:formula="of:=MAX([.$E426];[.$R426])" office:value-type="float"/>
          <table:table-cell table:formula="of:=MAX([.$F426];[.$S426])" office:value-type="float"/>
          <table:table-cell table:formula="of:=MAX([.$G426];[.$T426])" office:value-type="float"/>
          <table:table-cell table:formula="of:=MAX([.$H426];[.$U426])" office:value-type="float"/>
          <table:table-cell table:formula="of:=MAX([.$I426];[.$V426])" office:value-type="float"/>
          <table:table-cell table:formula="of:=MAX([.$J426])" office:value-type="float"/>
          <table:table-cell table:formula="of:=MAX([.$K426];[.$W426])" office:value-type="float"/>
          <table:table-cell table:formula="of:=MAX([.$L426];[.$X426])" office:value-type="float"/>
          <table:table-cell table:formula="of:=MAX([.$M426];[.$Y426])" office:value-type="float"/>
          <table:table-cell table:formula="of:=MAX([.$N426];[.$Z426])" office:value-type="float"/>
        </table:table-row>
        <table:table-row table:style-name="ro1">
          <table:table-cell office:value-type="string">
            <text:p>blocks.blocks-27-1.asp/27</text:p>
          </table:table-cell>
          <table:table-cell office:value-type="float" office:value="15.7133"/>
          <table:table-cell office:value-type="float" office:value="15.469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027.0"/>
          <table:table-cell office:value-type="float" office:value="1027.0"/>
          <table:table-cell office:value-type="float" office:value="1127800.0"/>
          <table:table-cell office:value-type="float" office:value="834697.0"/>
          <table:table-cell office:value-type="float" office:value="0.0"/>
          <table:table-cell office:value-type="float" office:value="0.0"/>
          <table:table-cell office:value-type="float" office:value="13.9547"/>
          <table:table-cell office:value-type="float" office:value="13.743"/>
          <table:table-cell office:value-type="float" office:value="0.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4.0"/>
          <table:table-cell office:value-type="float" office:value="9599.0"/>
          <table:table-cell office:value-type="float" office:value="1127800.0"/>
          <table:table-cell office:value-type="float" office:value="834697.0"/>
          <table:table-cell office:value-type="float" office:value="0.0"/>
          <table:table-cell office:value-type="float" office:value="0.0"/>
          <table:table-cell table:formula="of:=MIN([.$B427];[.$O427])" office:value-type="float"/>
          <table:table-cell table:formula="of:=MIN([.$C427];[.$P427])" office:value-type="float"/>
          <table:table-cell table:formula="of:=MIN([.$D427];[.$Q427])" office:value-type="float"/>
          <table:table-cell table:formula="of:=MIN([.$E427];[.$R427])" office:value-type="float"/>
          <table:table-cell table:formula="of:=MIN([.$F427];[.$S427])" office:value-type="float"/>
          <table:table-cell table:formula="of:=MIN([.$G427];[.$T427])" office:value-type="float"/>
          <table:table-cell table:formula="of:=MIN([.$H427];[.$U427])" office:value-type="float"/>
          <table:table-cell table:formula="of:=MIN([.$I427];[.$V427])" office:value-type="float"/>
          <table:table-cell table:formula="of:=MIN([.$J427])" office:value-type="float"/>
          <table:table-cell table:formula="of:=MIN([.$K427];[.$W427])" office:value-type="float"/>
          <table:table-cell table:formula="of:=MIN([.$L427];[.$X427])" office:value-type="float"/>
          <table:table-cell table:formula="of:=MIN([.$M427];[.$Y427])" office:value-type="float"/>
          <table:table-cell table:formula="of:=MIN([.$N427];[.$Z427])" office:value-type="float"/>
          <table:table-cell table:formula="of:=MEDIAN([.$B427];[.$O427])" office:value-type="float"/>
          <table:table-cell table:formula="of:=MEDIAN([.$C427];[.$P427])" office:value-type="float"/>
          <table:table-cell table:formula="of:=MEDIAN([.$D427];[.$Q427])" office:value-type="float"/>
          <table:table-cell table:formula="of:=MEDIAN([.$E427];[.$R427])" office:value-type="float"/>
          <table:table-cell table:formula="of:=MEDIAN([.$F427];[.$S427])" office:value-type="float"/>
          <table:table-cell table:formula="of:=MEDIAN([.$G427];[.$T427])" office:value-type="float"/>
          <table:table-cell table:formula="of:=MEDIAN([.$H427];[.$U427])" office:value-type="float"/>
          <table:table-cell table:formula="of:=MEDIAN([.$I427];[.$V427])" office:value-type="float"/>
          <table:table-cell table:formula="of:=MEDIAN([.$J427])" office:value-type="float"/>
          <table:table-cell table:formula="of:=MEDIAN([.$K427];[.$W427])" office:value-type="float"/>
          <table:table-cell table:formula="of:=MEDIAN([.$L427];[.$X427])" office:value-type="float"/>
          <table:table-cell table:formula="of:=MEDIAN([.$M427];[.$Y427])" office:value-type="float"/>
          <table:table-cell table:formula="of:=MEDIAN([.$N427];[.$Z427])" office:value-type="float"/>
          <table:table-cell table:formula="of:=MAX([.$B427];[.$O427])" office:value-type="float"/>
          <table:table-cell table:formula="of:=MAX([.$C427];[.$P427])" office:value-type="float"/>
          <table:table-cell table:formula="of:=MAX([.$D427];[.$Q427])" office:value-type="float"/>
          <table:table-cell table:formula="of:=MAX([.$E427];[.$R427])" office:value-type="float"/>
          <table:table-cell table:formula="of:=MAX([.$F427];[.$S427])" office:value-type="float"/>
          <table:table-cell table:formula="of:=MAX([.$G427];[.$T427])" office:value-type="float"/>
          <table:table-cell table:formula="of:=MAX([.$H427];[.$U427])" office:value-type="float"/>
          <table:table-cell table:formula="of:=MAX([.$I427];[.$V427])" office:value-type="float"/>
          <table:table-cell table:formula="of:=MAX([.$J427])" office:value-type="float"/>
          <table:table-cell table:formula="of:=MAX([.$K427];[.$W427])" office:value-type="float"/>
          <table:table-cell table:formula="of:=MAX([.$L427];[.$X427])" office:value-type="float"/>
          <table:table-cell table:formula="of:=MAX([.$M427];[.$Y427])" office:value-type="float"/>
          <table:table-cell table:formula="of:=MAX([.$N427];[.$Z427])" office:value-type="float"/>
        </table:table-row>
        <table:table-row table:style-name="ro1">
          <table:table-cell office:value-type="string">
            <text:p>blocks.blocks-27-1.asp/28</text:p>
          </table:table-cell>
          <table:table-cell office:value-type="float" office:value="15.8208"/>
          <table:table-cell office:value-type="float" office:value="15.58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052.0"/>
          <table:table-cell office:value-type="float" office:value="1052.0"/>
          <table:table-cell office:value-type="float" office:value="1171217.0"/>
          <table:table-cell office:value-type="float" office:value="897824.0"/>
          <table:table-cell office:value-type="float" office:value="0.0"/>
          <table:table-cell office:value-type="float" office:value="0.0"/>
          <table:table-cell office:value-type="float" office:value="14.3395"/>
          <table:table-cell office:value-type="float" office:value="14.128"/>
          <table:table-cell office:value-type="float" office:value="0.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3.0"/>
          <table:table-cell office:value-type="float" office:value="11871.0"/>
          <table:table-cell office:value-type="float" office:value="1171217.0"/>
          <table:table-cell office:value-type="float" office:value="897824.0"/>
          <table:table-cell office:value-type="float" office:value="0.0"/>
          <table:table-cell office:value-type="float" office:value="0.0"/>
          <table:table-cell table:formula="of:=MIN([.$B428];[.$O428])" office:value-type="float"/>
          <table:table-cell table:formula="of:=MIN([.$C428];[.$P428])" office:value-type="float"/>
          <table:table-cell table:formula="of:=MIN([.$D428];[.$Q428])" office:value-type="float"/>
          <table:table-cell table:formula="of:=MIN([.$E428];[.$R428])" office:value-type="float"/>
          <table:table-cell table:formula="of:=MIN([.$F428];[.$S428])" office:value-type="float"/>
          <table:table-cell table:formula="of:=MIN([.$G428];[.$T428])" office:value-type="float"/>
          <table:table-cell table:formula="of:=MIN([.$H428];[.$U428])" office:value-type="float"/>
          <table:table-cell table:formula="of:=MIN([.$I428];[.$V428])" office:value-type="float"/>
          <table:table-cell table:formula="of:=MIN([.$J428])" office:value-type="float"/>
          <table:table-cell table:formula="of:=MIN([.$K428];[.$W428])" office:value-type="float"/>
          <table:table-cell table:formula="of:=MIN([.$L428];[.$X428])" office:value-type="float"/>
          <table:table-cell table:formula="of:=MIN([.$M428];[.$Y428])" office:value-type="float"/>
          <table:table-cell table:formula="of:=MIN([.$N428];[.$Z428])" office:value-type="float"/>
          <table:table-cell table:formula="of:=MEDIAN([.$B428];[.$O428])" office:value-type="float"/>
          <table:table-cell table:formula="of:=MEDIAN([.$C428];[.$P428])" office:value-type="float"/>
          <table:table-cell table:formula="of:=MEDIAN([.$D428];[.$Q428])" office:value-type="float"/>
          <table:table-cell table:formula="of:=MEDIAN([.$E428];[.$R428])" office:value-type="float"/>
          <table:table-cell table:formula="of:=MEDIAN([.$F428];[.$S428])" office:value-type="float"/>
          <table:table-cell table:formula="of:=MEDIAN([.$G428];[.$T428])" office:value-type="float"/>
          <table:table-cell table:formula="of:=MEDIAN([.$H428];[.$U428])" office:value-type="float"/>
          <table:table-cell table:formula="of:=MEDIAN([.$I428];[.$V428])" office:value-type="float"/>
          <table:table-cell table:formula="of:=MEDIAN([.$J428])" office:value-type="float"/>
          <table:table-cell table:formula="of:=MEDIAN([.$K428];[.$W428])" office:value-type="float"/>
          <table:table-cell table:formula="of:=MEDIAN([.$L428];[.$X428])" office:value-type="float"/>
          <table:table-cell table:formula="of:=MEDIAN([.$M428];[.$Y428])" office:value-type="float"/>
          <table:table-cell table:formula="of:=MEDIAN([.$N428];[.$Z428])" office:value-type="float"/>
          <table:table-cell table:formula="of:=MAX([.$B428];[.$O428])" office:value-type="float"/>
          <table:table-cell table:formula="of:=MAX([.$C428];[.$P428])" office:value-type="float"/>
          <table:table-cell table:formula="of:=MAX([.$D428];[.$Q428])" office:value-type="float"/>
          <table:table-cell table:formula="of:=MAX([.$E428];[.$R428])" office:value-type="float"/>
          <table:table-cell table:formula="of:=MAX([.$F428];[.$S428])" office:value-type="float"/>
          <table:table-cell table:formula="of:=MAX([.$G428];[.$T428])" office:value-type="float"/>
          <table:table-cell table:formula="of:=MAX([.$H428];[.$U428])" office:value-type="float"/>
          <table:table-cell table:formula="of:=MAX([.$I428];[.$V428])" office:value-type="float"/>
          <table:table-cell table:formula="of:=MAX([.$J428])" office:value-type="float"/>
          <table:table-cell table:formula="of:=MAX([.$K428];[.$W428])" office:value-type="float"/>
          <table:table-cell table:formula="of:=MAX([.$L428];[.$X428])" office:value-type="float"/>
          <table:table-cell table:formula="of:=MAX([.$M428];[.$Y428])" office:value-type="float"/>
          <table:table-cell table:formula="of:=MAX([.$N428];[.$Z428])" office:value-type="float"/>
        </table:table-row>
        <table:table-row table:style-name="ro1">
          <table:table-cell office:value-type="string">
            <text:p>blocks.blocks-27-1.asp/29</text:p>
          </table:table-cell>
          <table:table-cell office:value-type="float" office:value="16.6718"/>
          <table:table-cell office:value-type="float" office:value="16.429"/>
          <table:table-cell office:value-type="float" office:value="0.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8250.0"/>
          <table:table-cell office:value-type="float" office:value="8250.0"/>
          <table:table-cell office:value-type="float" office:value="1214634.0"/>
          <table:table-cell office:value-type="float" office:value="960951.0"/>
          <table:table-cell office:value-type="float" office:value="0.0"/>
          <table:table-cell office:value-type="float" office:value="0.0"/>
          <table:table-cell office:value-type="float" office:value="14.9444"/>
          <table:table-cell office:value-type="float" office:value="14.723"/>
          <table:table-cell office:value-type="float" office:value="0.3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2.0"/>
          <table:table-cell office:value-type="float" office:value="15916.0"/>
          <table:table-cell office:value-type="float" office:value="1214634.0"/>
          <table:table-cell office:value-type="float" office:value="960951.0"/>
          <table:table-cell office:value-type="float" office:value="0.0"/>
          <table:table-cell office:value-type="float" office:value="0.0"/>
          <table:table-cell table:formula="of:=MIN([.$B429];[.$O429])" office:value-type="float"/>
          <table:table-cell table:formula="of:=MIN([.$C429];[.$P429])" office:value-type="float"/>
          <table:table-cell table:formula="of:=MIN([.$D429];[.$Q429])" office:value-type="float"/>
          <table:table-cell table:formula="of:=MIN([.$E429];[.$R429])" office:value-type="float"/>
          <table:table-cell table:formula="of:=MIN([.$F429];[.$S429])" office:value-type="float"/>
          <table:table-cell table:formula="of:=MIN([.$G429];[.$T429])" office:value-type="float"/>
          <table:table-cell table:formula="of:=MIN([.$H429];[.$U429])" office:value-type="float"/>
          <table:table-cell table:formula="of:=MIN([.$I429];[.$V429])" office:value-type="float"/>
          <table:table-cell table:formula="of:=MIN([.$J429])" office:value-type="float"/>
          <table:table-cell table:formula="of:=MIN([.$K429];[.$W429])" office:value-type="float"/>
          <table:table-cell table:formula="of:=MIN([.$L429];[.$X429])" office:value-type="float"/>
          <table:table-cell table:formula="of:=MIN([.$M429];[.$Y429])" office:value-type="float"/>
          <table:table-cell table:formula="of:=MIN([.$N429];[.$Z429])" office:value-type="float"/>
          <table:table-cell table:formula="of:=MEDIAN([.$B429];[.$O429])" office:value-type="float"/>
          <table:table-cell table:formula="of:=MEDIAN([.$C429];[.$P429])" office:value-type="float"/>
          <table:table-cell table:formula="of:=MEDIAN([.$D429];[.$Q429])" office:value-type="float"/>
          <table:table-cell table:formula="of:=MEDIAN([.$E429];[.$R429])" office:value-type="float"/>
          <table:table-cell table:formula="of:=MEDIAN([.$F429];[.$S429])" office:value-type="float"/>
          <table:table-cell table:formula="of:=MEDIAN([.$G429];[.$T429])" office:value-type="float"/>
          <table:table-cell table:formula="of:=MEDIAN([.$H429];[.$U429])" office:value-type="float"/>
          <table:table-cell table:formula="of:=MEDIAN([.$I429];[.$V429])" office:value-type="float"/>
          <table:table-cell table:formula="of:=MEDIAN([.$J429])" office:value-type="float"/>
          <table:table-cell table:formula="of:=MEDIAN([.$K429];[.$W429])" office:value-type="float"/>
          <table:table-cell table:formula="of:=MEDIAN([.$L429];[.$X429])" office:value-type="float"/>
          <table:table-cell table:formula="of:=MEDIAN([.$M429];[.$Y429])" office:value-type="float"/>
          <table:table-cell table:formula="of:=MEDIAN([.$N429];[.$Z429])" office:value-type="float"/>
          <table:table-cell table:formula="of:=MAX([.$B429];[.$O429])" office:value-type="float"/>
          <table:table-cell table:formula="of:=MAX([.$C429];[.$P429])" office:value-type="float"/>
          <table:table-cell table:formula="of:=MAX([.$D429];[.$Q429])" office:value-type="float"/>
          <table:table-cell table:formula="of:=MAX([.$E429];[.$R429])" office:value-type="float"/>
          <table:table-cell table:formula="of:=MAX([.$F429];[.$S429])" office:value-type="float"/>
          <table:table-cell table:formula="of:=MAX([.$G429];[.$T429])" office:value-type="float"/>
          <table:table-cell table:formula="of:=MAX([.$H429];[.$U429])" office:value-type="float"/>
          <table:table-cell table:formula="of:=MAX([.$I429];[.$V429])" office:value-type="float"/>
          <table:table-cell table:formula="of:=MAX([.$J429])" office:value-type="float"/>
          <table:table-cell table:formula="of:=MAX([.$K429];[.$W429])" office:value-type="float"/>
          <table:table-cell table:formula="of:=MAX([.$L429];[.$X429])" office:value-type="float"/>
          <table:table-cell table:formula="of:=MAX([.$M429];[.$Y429])" office:value-type="float"/>
          <table:table-cell table:formula="of:=MAX([.$N429];[.$Z429])" office:value-type="float"/>
        </table:table-row>
        <table:table-row table:style-name="ro1">
          <table:table-cell office:value-type="string">
            <text:p>blocks.blocks-27-1.asp/3</text:p>
          </table:table-cell>
          <table:table-cell office:value-type="float" office:value="1.19207"/>
          <table:table-cell office:value-type="float" office:value="1.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5792.0"/>
          <table:table-cell office:value-type="float" office:value="36.0"/>
          <table:table-cell office:value-type="float" office:value="0.0"/>
          <table:table-cell office:value-type="float" office:value="0.0"/>
          <table:table-cell office:value-type="float" office:value="1.11996"/>
          <table:table-cell office:value-type="float" office:value="1.0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85792.0"/>
          <table:table-cell office:value-type="float" office:value="36.0"/>
          <table:table-cell office:value-type="float" office:value="0.0"/>
          <table:table-cell office:value-type="float" office:value="0.0"/>
          <table:table-cell table:formula="of:=MIN([.$B430];[.$O430])" office:value-type="float"/>
          <table:table-cell table:formula="of:=MIN([.$C430];[.$P430])" office:value-type="float"/>
          <table:table-cell table:formula="of:=MIN([.$D430];[.$Q430])" office:value-type="float"/>
          <table:table-cell table:formula="of:=MIN([.$E430];[.$R430])" office:value-type="float"/>
          <table:table-cell table:formula="of:=MIN([.$F430];[.$S430])" office:value-type="float"/>
          <table:table-cell table:formula="of:=MIN([.$G430];[.$T430])" office:value-type="float"/>
          <table:table-cell table:formula="of:=MIN([.$H430];[.$U430])" office:value-type="float"/>
          <table:table-cell table:formula="of:=MIN([.$I430];[.$V430])" office:value-type="float"/>
          <table:table-cell table:formula="of:=MIN([.$J430])" office:value-type="float"/>
          <table:table-cell table:formula="of:=MIN([.$K430];[.$W430])" office:value-type="float"/>
          <table:table-cell table:formula="of:=MIN([.$L430];[.$X430])" office:value-type="float"/>
          <table:table-cell table:formula="of:=MIN([.$M430];[.$Y430])" office:value-type="float"/>
          <table:table-cell table:formula="of:=MIN([.$N430];[.$Z430])" office:value-type="float"/>
          <table:table-cell table:formula="of:=MEDIAN([.$B430];[.$O430])" office:value-type="float"/>
          <table:table-cell table:formula="of:=MEDIAN([.$C430];[.$P430])" office:value-type="float"/>
          <table:table-cell table:formula="of:=MEDIAN([.$D430];[.$Q430])" office:value-type="float"/>
          <table:table-cell table:formula="of:=MEDIAN([.$E430];[.$R430])" office:value-type="float"/>
          <table:table-cell table:formula="of:=MEDIAN([.$F430];[.$S430])" office:value-type="float"/>
          <table:table-cell table:formula="of:=MEDIAN([.$G430];[.$T430])" office:value-type="float"/>
          <table:table-cell table:formula="of:=MEDIAN([.$H430];[.$U430])" office:value-type="float"/>
          <table:table-cell table:formula="of:=MEDIAN([.$I430];[.$V430])" office:value-type="float"/>
          <table:table-cell table:formula="of:=MEDIAN([.$J430])" office:value-type="float"/>
          <table:table-cell table:formula="of:=MEDIAN([.$K430];[.$W430])" office:value-type="float"/>
          <table:table-cell table:formula="of:=MEDIAN([.$L430];[.$X430])" office:value-type="float"/>
          <table:table-cell table:formula="of:=MEDIAN([.$M430];[.$Y430])" office:value-type="float"/>
          <table:table-cell table:formula="of:=MEDIAN([.$N430];[.$Z430])" office:value-type="float"/>
          <table:table-cell table:formula="of:=MAX([.$B430];[.$O430])" office:value-type="float"/>
          <table:table-cell table:formula="of:=MAX([.$C430];[.$P430])" office:value-type="float"/>
          <table:table-cell table:formula="of:=MAX([.$D430];[.$Q430])" office:value-type="float"/>
          <table:table-cell table:formula="of:=MAX([.$E430];[.$R430])" office:value-type="float"/>
          <table:table-cell table:formula="of:=MAX([.$F430];[.$S430])" office:value-type="float"/>
          <table:table-cell table:formula="of:=MAX([.$G430];[.$T430])" office:value-type="float"/>
          <table:table-cell table:formula="of:=MAX([.$H430];[.$U430])" office:value-type="float"/>
          <table:table-cell table:formula="of:=MAX([.$I430];[.$V430])" office:value-type="float"/>
          <table:table-cell table:formula="of:=MAX([.$J430])" office:value-type="float"/>
          <table:table-cell table:formula="of:=MAX([.$K430];[.$W430])" office:value-type="float"/>
          <table:table-cell table:formula="of:=MAX([.$L430];[.$X430])" office:value-type="float"/>
          <table:table-cell table:formula="of:=MAX([.$M430];[.$Y430])" office:value-type="float"/>
          <table:table-cell table:formula="of:=MAX([.$N430];[.$Z430])" office:value-type="float"/>
        </table:table-row>
        <table:table-row table:style-name="ro1">
          <table:table-cell office:value-type="string">
            <text:p>blocks.blocks-27-1.asp/30</text:p>
          </table:table-cell>
          <table:table-cell office:value-type="float" office:value="17.8137"/>
          <table:table-cell office:value-type="float" office:value="17.535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1222.0"/>
          <table:table-cell office:value-type="float" office:value="1222.0"/>
          <table:table-cell office:value-type="float" office:value="1258051.0"/>
          <table:table-cell office:value-type="float" office:value="1024078.0"/>
          <table:table-cell office:value-type="float" office:value="0.0"/>
          <table:table-cell office:value-type="float" office:value="0.0"/>
          <table:table-cell office:value-type="float" office:value="15.9557"/>
          <table:table-cell office:value-type="float" office:value="15.489"/>
          <table:table-cell office:value-type="float" office:value="0.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2.0"/>
          <table:table-cell office:value-type="float" office:value="21054.0"/>
          <table:table-cell office:value-type="float" office:value="1258051.0"/>
          <table:table-cell office:value-type="float" office:value="1024078.0"/>
          <table:table-cell office:value-type="float" office:value="0.0"/>
          <table:table-cell office:value-type="float" office:value="0.0"/>
          <table:table-cell table:formula="of:=MIN([.$B431];[.$O431])" office:value-type="float"/>
          <table:table-cell table:formula="of:=MIN([.$C431];[.$P431])" office:value-type="float"/>
          <table:table-cell table:formula="of:=MIN([.$D431];[.$Q431])" office:value-type="float"/>
          <table:table-cell table:formula="of:=MIN([.$E431];[.$R431])" office:value-type="float"/>
          <table:table-cell table:formula="of:=MIN([.$F431];[.$S431])" office:value-type="float"/>
          <table:table-cell table:formula="of:=MIN([.$G431];[.$T431])" office:value-type="float"/>
          <table:table-cell table:formula="of:=MIN([.$H431];[.$U431])" office:value-type="float"/>
          <table:table-cell table:formula="of:=MIN([.$I431];[.$V431])" office:value-type="float"/>
          <table:table-cell table:formula="of:=MIN([.$J431])" office:value-type="float"/>
          <table:table-cell table:formula="of:=MIN([.$K431];[.$W431])" office:value-type="float"/>
          <table:table-cell table:formula="of:=MIN([.$L431];[.$X431])" office:value-type="float"/>
          <table:table-cell table:formula="of:=MIN([.$M431];[.$Y431])" office:value-type="float"/>
          <table:table-cell table:formula="of:=MIN([.$N431];[.$Z431])" office:value-type="float"/>
          <table:table-cell table:formula="of:=MEDIAN([.$B431];[.$O431])" office:value-type="float"/>
          <table:table-cell table:formula="of:=MEDIAN([.$C431];[.$P431])" office:value-type="float"/>
          <table:table-cell table:formula="of:=MEDIAN([.$D431];[.$Q431])" office:value-type="float"/>
          <table:table-cell table:formula="of:=MEDIAN([.$E431];[.$R431])" office:value-type="float"/>
          <table:table-cell table:formula="of:=MEDIAN([.$F431];[.$S431])" office:value-type="float"/>
          <table:table-cell table:formula="of:=MEDIAN([.$G431];[.$T431])" office:value-type="float"/>
          <table:table-cell table:formula="of:=MEDIAN([.$H431];[.$U431])" office:value-type="float"/>
          <table:table-cell table:formula="of:=MEDIAN([.$I431];[.$V431])" office:value-type="float"/>
          <table:table-cell table:formula="of:=MEDIAN([.$J431])" office:value-type="float"/>
          <table:table-cell table:formula="of:=MEDIAN([.$K431];[.$W431])" office:value-type="float"/>
          <table:table-cell table:formula="of:=MEDIAN([.$L431];[.$X431])" office:value-type="float"/>
          <table:table-cell table:formula="of:=MEDIAN([.$M431];[.$Y431])" office:value-type="float"/>
          <table:table-cell table:formula="of:=MEDIAN([.$N431];[.$Z431])" office:value-type="float"/>
          <table:table-cell table:formula="of:=MAX([.$B431];[.$O431])" office:value-type="float"/>
          <table:table-cell table:formula="of:=MAX([.$C431];[.$P431])" office:value-type="float"/>
          <table:table-cell table:formula="of:=MAX([.$D431];[.$Q431])" office:value-type="float"/>
          <table:table-cell table:formula="of:=MAX([.$E431];[.$R431])" office:value-type="float"/>
          <table:table-cell table:formula="of:=MAX([.$F431];[.$S431])" office:value-type="float"/>
          <table:table-cell table:formula="of:=MAX([.$G431];[.$T431])" office:value-type="float"/>
          <table:table-cell table:formula="of:=MAX([.$H431];[.$U431])" office:value-type="float"/>
          <table:table-cell table:formula="of:=MAX([.$I431];[.$V431])" office:value-type="float"/>
          <table:table-cell table:formula="of:=MAX([.$J431])" office:value-type="float"/>
          <table:table-cell table:formula="of:=MAX([.$K431];[.$W431])" office:value-type="float"/>
          <table:table-cell table:formula="of:=MAX([.$L431];[.$X431])" office:value-type="float"/>
          <table:table-cell table:formula="of:=MAX([.$M431];[.$Y431])" office:value-type="float"/>
          <table:table-cell table:formula="of:=MAX([.$N431];[.$Z431])" office:value-type="float"/>
        </table:table-row>
        <table:table-row table:style-name="ro1">
          <table:table-cell office:value-type="string">
            <text:p>blocks.blocks-27-1.asp/31</text:p>
          </table:table-cell>
          <table:table-cell office:value-type="float" office:value="18.0699"/>
          <table:table-cell office:value-type="float" office:value="17.795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1647.0"/>
          <table:table-cell office:value-type="float" office:value="1647.0"/>
          <table:table-cell office:value-type="float" office:value="1301468.0"/>
          <table:table-cell office:value-type="float" office:value="1087205.0"/>
          <table:table-cell office:value-type="float" office:value="0.0"/>
          <table:table-cell office:value-type="float" office:value="0.0"/>
          <table:table-cell office:value-type="float" office:value="16.1066"/>
          <table:table-cell office:value-type="float" office:value="15.87"/>
          <table:table-cell office:value-type="float" office:value="0.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7.0"/>
          <table:table-cell office:value-type="float" office:value="19379.0"/>
          <table:table-cell office:value-type="float" office:value="1301468.0"/>
          <table:table-cell office:value-type="float" office:value="1087205.0"/>
          <table:table-cell office:value-type="float" office:value="0.0"/>
          <table:table-cell office:value-type="float" office:value="0.0"/>
          <table:table-cell table:formula="of:=MIN([.$B432];[.$O432])" office:value-type="float"/>
          <table:table-cell table:formula="of:=MIN([.$C432];[.$P432])" office:value-type="float"/>
          <table:table-cell table:formula="of:=MIN([.$D432];[.$Q432])" office:value-type="float"/>
          <table:table-cell table:formula="of:=MIN([.$E432];[.$R432])" office:value-type="float"/>
          <table:table-cell table:formula="of:=MIN([.$F432];[.$S432])" office:value-type="float"/>
          <table:table-cell table:formula="of:=MIN([.$G432];[.$T432])" office:value-type="float"/>
          <table:table-cell table:formula="of:=MIN([.$H432];[.$U432])" office:value-type="float"/>
          <table:table-cell table:formula="of:=MIN([.$I432];[.$V432])" office:value-type="float"/>
          <table:table-cell table:formula="of:=MIN([.$J432])" office:value-type="float"/>
          <table:table-cell table:formula="of:=MIN([.$K432];[.$W432])" office:value-type="float"/>
          <table:table-cell table:formula="of:=MIN([.$L432];[.$X432])" office:value-type="float"/>
          <table:table-cell table:formula="of:=MIN([.$M432];[.$Y432])" office:value-type="float"/>
          <table:table-cell table:formula="of:=MIN([.$N432];[.$Z432])" office:value-type="float"/>
          <table:table-cell table:formula="of:=MEDIAN([.$B432];[.$O432])" office:value-type="float"/>
          <table:table-cell table:formula="of:=MEDIAN([.$C432];[.$P432])" office:value-type="float"/>
          <table:table-cell table:formula="of:=MEDIAN([.$D432];[.$Q432])" office:value-type="float"/>
          <table:table-cell table:formula="of:=MEDIAN([.$E432];[.$R432])" office:value-type="float"/>
          <table:table-cell table:formula="of:=MEDIAN([.$F432];[.$S432])" office:value-type="float"/>
          <table:table-cell table:formula="of:=MEDIAN([.$G432];[.$T432])" office:value-type="float"/>
          <table:table-cell table:formula="of:=MEDIAN([.$H432];[.$U432])" office:value-type="float"/>
          <table:table-cell table:formula="of:=MEDIAN([.$I432];[.$V432])" office:value-type="float"/>
          <table:table-cell table:formula="of:=MEDIAN([.$J432])" office:value-type="float"/>
          <table:table-cell table:formula="of:=MEDIAN([.$K432];[.$W432])" office:value-type="float"/>
          <table:table-cell table:formula="of:=MEDIAN([.$L432];[.$X432])" office:value-type="float"/>
          <table:table-cell table:formula="of:=MEDIAN([.$M432];[.$Y432])" office:value-type="float"/>
          <table:table-cell table:formula="of:=MEDIAN([.$N432];[.$Z432])" office:value-type="float"/>
          <table:table-cell table:formula="of:=MAX([.$B432];[.$O432])" office:value-type="float"/>
          <table:table-cell table:formula="of:=MAX([.$C432];[.$P432])" office:value-type="float"/>
          <table:table-cell table:formula="of:=MAX([.$D432];[.$Q432])" office:value-type="float"/>
          <table:table-cell table:formula="of:=MAX([.$E432];[.$R432])" office:value-type="float"/>
          <table:table-cell table:formula="of:=MAX([.$F432];[.$S432])" office:value-type="float"/>
          <table:table-cell table:formula="of:=MAX([.$G432];[.$T432])" office:value-type="float"/>
          <table:table-cell table:formula="of:=MAX([.$H432];[.$U432])" office:value-type="float"/>
          <table:table-cell table:formula="of:=MAX([.$I432];[.$V432])" office:value-type="float"/>
          <table:table-cell table:formula="of:=MAX([.$J432])" office:value-type="float"/>
          <table:table-cell table:formula="of:=MAX([.$K432];[.$W432])" office:value-type="float"/>
          <table:table-cell table:formula="of:=MAX([.$L432];[.$X432])" office:value-type="float"/>
          <table:table-cell table:formula="of:=MAX([.$M432];[.$Y432])" office:value-type="float"/>
          <table:table-cell table:formula="of:=MAX([.$N432];[.$Z432])" office:value-type="float"/>
        </table:table-row>
        <table:table-row table:style-name="ro1">
          <table:table-cell office:value-type="string">
            <text:p>blocks.blocks-27-1.asp/32</text:p>
          </table:table-cell>
          <table:table-cell office:value-type="float" office:value="19.2998"/>
          <table:table-cell office:value-type="float" office:value="19.015"/>
          <table:table-cell office:value-type="float" office:value="0.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1156.0"/>
          <table:table-cell office:value-type="float" office:value="1156.0"/>
          <table:table-cell office:value-type="float" office:value="1344885.0"/>
          <table:table-cell office:value-type="float" office:value="1150332.0"/>
          <table:table-cell office:value-type="float" office:value="0.0"/>
          <table:table-cell office:value-type="float" office:value="0.0"/>
          <table:table-cell office:value-type="float" office:value="16.5244"/>
          <table:table-cell office:value-type="float" office:value="16.281"/>
          <table:table-cell office:value-type="float" office:value="0.4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4.0"/>
          <table:table-cell office:value-type="float" office:value="21892.0"/>
          <table:table-cell office:value-type="float" office:value="1344885.0"/>
          <table:table-cell office:value-type="float" office:value="1150332.0"/>
          <table:table-cell office:value-type="float" office:value="0.0"/>
          <table:table-cell office:value-type="float" office:value="0.0"/>
          <table:table-cell table:formula="of:=MIN([.$B433];[.$O433])" office:value-type="float"/>
          <table:table-cell table:formula="of:=MIN([.$C433];[.$P433])" office:value-type="float"/>
          <table:table-cell table:formula="of:=MIN([.$D433];[.$Q433])" office:value-type="float"/>
          <table:table-cell table:formula="of:=MIN([.$E433];[.$R433])" office:value-type="float"/>
          <table:table-cell table:formula="of:=MIN([.$F433];[.$S433])" office:value-type="float"/>
          <table:table-cell table:formula="of:=MIN([.$G433];[.$T433])" office:value-type="float"/>
          <table:table-cell table:formula="of:=MIN([.$H433];[.$U433])" office:value-type="float"/>
          <table:table-cell table:formula="of:=MIN([.$I433];[.$V433])" office:value-type="float"/>
          <table:table-cell table:formula="of:=MIN([.$J433])" office:value-type="float"/>
          <table:table-cell table:formula="of:=MIN([.$K433];[.$W433])" office:value-type="float"/>
          <table:table-cell table:formula="of:=MIN([.$L433];[.$X433])" office:value-type="float"/>
          <table:table-cell table:formula="of:=MIN([.$M433];[.$Y433])" office:value-type="float"/>
          <table:table-cell table:formula="of:=MIN([.$N433];[.$Z433])" office:value-type="float"/>
          <table:table-cell table:formula="of:=MEDIAN([.$B433];[.$O433])" office:value-type="float"/>
          <table:table-cell table:formula="of:=MEDIAN([.$C433];[.$P433])" office:value-type="float"/>
          <table:table-cell table:formula="of:=MEDIAN([.$D433];[.$Q433])" office:value-type="float"/>
          <table:table-cell table:formula="of:=MEDIAN([.$E433];[.$R433])" office:value-type="float"/>
          <table:table-cell table:formula="of:=MEDIAN([.$F433];[.$S433])" office:value-type="float"/>
          <table:table-cell table:formula="of:=MEDIAN([.$G433];[.$T433])" office:value-type="float"/>
          <table:table-cell table:formula="of:=MEDIAN([.$H433];[.$U433])" office:value-type="float"/>
          <table:table-cell table:formula="of:=MEDIAN([.$I433];[.$V433])" office:value-type="float"/>
          <table:table-cell table:formula="of:=MEDIAN([.$J433])" office:value-type="float"/>
          <table:table-cell table:formula="of:=MEDIAN([.$K433];[.$W433])" office:value-type="float"/>
          <table:table-cell table:formula="of:=MEDIAN([.$L433];[.$X433])" office:value-type="float"/>
          <table:table-cell table:formula="of:=MEDIAN([.$M433];[.$Y433])" office:value-type="float"/>
          <table:table-cell table:formula="of:=MEDIAN([.$N433];[.$Z433])" office:value-type="float"/>
          <table:table-cell table:formula="of:=MAX([.$B433];[.$O433])" office:value-type="float"/>
          <table:table-cell table:formula="of:=MAX([.$C433];[.$P433])" office:value-type="float"/>
          <table:table-cell table:formula="of:=MAX([.$D433];[.$Q433])" office:value-type="float"/>
          <table:table-cell table:formula="of:=MAX([.$E433];[.$R433])" office:value-type="float"/>
          <table:table-cell table:formula="of:=MAX([.$F433];[.$S433])" office:value-type="float"/>
          <table:table-cell table:formula="of:=MAX([.$G433];[.$T433])" office:value-type="float"/>
          <table:table-cell table:formula="of:=MAX([.$H433];[.$U433])" office:value-type="float"/>
          <table:table-cell table:formula="of:=MAX([.$I433];[.$V433])" office:value-type="float"/>
          <table:table-cell table:formula="of:=MAX([.$J433])" office:value-type="float"/>
          <table:table-cell table:formula="of:=MAX([.$K433];[.$W433])" office:value-type="float"/>
          <table:table-cell table:formula="of:=MAX([.$L433];[.$X433])" office:value-type="float"/>
          <table:table-cell table:formula="of:=MAX([.$M433];[.$Y433])" office:value-type="float"/>
          <table:table-cell table:formula="of:=MAX([.$N433];[.$Z433])" office:value-type="float"/>
        </table:table-row>
        <table:table-row table:style-name="ro1">
          <table:table-cell office:value-type="string">
            <text:p>blocks.blocks-27-1.asp/33</text:p>
          </table:table-cell>
          <table:table-cell office:value-type="float" office:value="19.4917"/>
          <table:table-cell office:value-type="float" office:value="19.195"/>
          <table:table-cell office:value-type="float" office:value="0.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5942.0"/>
          <table:table-cell office:value-type="float" office:value="5942.0"/>
          <table:table-cell office:value-type="float" office:value="1388302.0"/>
          <table:table-cell office:value-type="float" office:value="1213459.0"/>
          <table:table-cell office:value-type="float" office:value="0.0"/>
          <table:table-cell office:value-type="float" office:value="0.0"/>
          <table:table-cell office:value-type="float" office:value="16.9688"/>
          <table:table-cell office:value-type="float" office:value="16.72"/>
          <table:table-cell office:value-type="float" office:value="0.4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.0"/>
          <table:table-cell office:value-type="float" office:value="15094.0"/>
          <table:table-cell office:value-type="float" office:value="1388302.0"/>
          <table:table-cell office:value-type="float" office:value="1213459.0"/>
          <table:table-cell office:value-type="float" office:value="0.0"/>
          <table:table-cell office:value-type="float" office:value="0.0"/>
          <table:table-cell table:formula="of:=MIN([.$B434];[.$O434])" office:value-type="float"/>
          <table:table-cell table:formula="of:=MIN([.$C434];[.$P434])" office:value-type="float"/>
          <table:table-cell table:formula="of:=MIN([.$D434];[.$Q434])" office:value-type="float"/>
          <table:table-cell table:formula="of:=MIN([.$E434];[.$R434])" office:value-type="float"/>
          <table:table-cell table:formula="of:=MIN([.$F434];[.$S434])" office:value-type="float"/>
          <table:table-cell table:formula="of:=MIN([.$G434];[.$T434])" office:value-type="float"/>
          <table:table-cell table:formula="of:=MIN([.$H434];[.$U434])" office:value-type="float"/>
          <table:table-cell table:formula="of:=MIN([.$I434];[.$V434])" office:value-type="float"/>
          <table:table-cell table:formula="of:=MIN([.$J434])" office:value-type="float"/>
          <table:table-cell table:formula="of:=MIN([.$K434];[.$W434])" office:value-type="float"/>
          <table:table-cell table:formula="of:=MIN([.$L434];[.$X434])" office:value-type="float"/>
          <table:table-cell table:formula="of:=MIN([.$M434];[.$Y434])" office:value-type="float"/>
          <table:table-cell table:formula="of:=MIN([.$N434];[.$Z434])" office:value-type="float"/>
          <table:table-cell table:formula="of:=MEDIAN([.$B434];[.$O434])" office:value-type="float"/>
          <table:table-cell table:formula="of:=MEDIAN([.$C434];[.$P434])" office:value-type="float"/>
          <table:table-cell table:formula="of:=MEDIAN([.$D434];[.$Q434])" office:value-type="float"/>
          <table:table-cell table:formula="of:=MEDIAN([.$E434];[.$R434])" office:value-type="float"/>
          <table:table-cell table:formula="of:=MEDIAN([.$F434];[.$S434])" office:value-type="float"/>
          <table:table-cell table:formula="of:=MEDIAN([.$G434];[.$T434])" office:value-type="float"/>
          <table:table-cell table:formula="of:=MEDIAN([.$H434];[.$U434])" office:value-type="float"/>
          <table:table-cell table:formula="of:=MEDIAN([.$I434];[.$V434])" office:value-type="float"/>
          <table:table-cell table:formula="of:=MEDIAN([.$J434])" office:value-type="float"/>
          <table:table-cell table:formula="of:=MEDIAN([.$K434];[.$W434])" office:value-type="float"/>
          <table:table-cell table:formula="of:=MEDIAN([.$L434];[.$X434])" office:value-type="float"/>
          <table:table-cell table:formula="of:=MEDIAN([.$M434];[.$Y434])" office:value-type="float"/>
          <table:table-cell table:formula="of:=MEDIAN([.$N434];[.$Z434])" office:value-type="float"/>
          <table:table-cell table:formula="of:=MAX([.$B434];[.$O434])" office:value-type="float"/>
          <table:table-cell table:formula="of:=MAX([.$C434];[.$P434])" office:value-type="float"/>
          <table:table-cell table:formula="of:=MAX([.$D434];[.$Q434])" office:value-type="float"/>
          <table:table-cell table:formula="of:=MAX([.$E434];[.$R434])" office:value-type="float"/>
          <table:table-cell table:formula="of:=MAX([.$F434];[.$S434])" office:value-type="float"/>
          <table:table-cell table:formula="of:=MAX([.$G434];[.$T434])" office:value-type="float"/>
          <table:table-cell table:formula="of:=MAX([.$H434];[.$U434])" office:value-type="float"/>
          <table:table-cell table:formula="of:=MAX([.$I434];[.$V434])" office:value-type="float"/>
          <table:table-cell table:formula="of:=MAX([.$J434])" office:value-type="float"/>
          <table:table-cell table:formula="of:=MAX([.$K434];[.$W434])" office:value-type="float"/>
          <table:table-cell table:formula="of:=MAX([.$L434];[.$X434])" office:value-type="float"/>
          <table:table-cell table:formula="of:=MAX([.$M434];[.$Y434])" office:value-type="float"/>
          <table:table-cell table:formula="of:=MAX([.$N434];[.$Z434])" office:value-type="float"/>
        </table:table-row>
        <table:table-row table:style-name="ro1">
          <table:table-cell office:value-type="string">
            <text:p>blocks.blocks-27-1.asp/34</text:p>
          </table:table-cell>
          <table:table-cell office:value-type="float" office:value="19.9339"/>
          <table:table-cell office:value-type="float" office:value="19.624"/>
          <table:table-cell office:value-type="float" office:value="0.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6.0"/>
          <table:table-cell office:value-type="float" office:value="9908.0"/>
          <table:table-cell office:value-type="float" office:value="9908.0"/>
          <table:table-cell office:value-type="float" office:value="1431719.0"/>
          <table:table-cell office:value-type="float" office:value="1276586.0"/>
          <table:table-cell office:value-type="float" office:value="0.0"/>
          <table:table-cell office:value-type="float" office:value="0.0"/>
          <table:table-cell office:value-type="float" office:value="17.9888"/>
          <table:table-cell office:value-type="float" office:value="17.729"/>
          <table:table-cell office:value-type="float" office:value="0.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9.0"/>
          <table:table-cell office:value-type="float" office:value="18870.0"/>
          <table:table-cell office:value-type="float" office:value="1431719.0"/>
          <table:table-cell office:value-type="float" office:value="1276586.0"/>
          <table:table-cell office:value-type="float" office:value="0.0"/>
          <table:table-cell office:value-type="float" office:value="0.0"/>
          <table:table-cell table:formula="of:=MIN([.$B435];[.$O435])" office:value-type="float"/>
          <table:table-cell table:formula="of:=MIN([.$C435];[.$P435])" office:value-type="float"/>
          <table:table-cell table:formula="of:=MIN([.$D435];[.$Q435])" office:value-type="float"/>
          <table:table-cell table:formula="of:=MIN([.$E435];[.$R435])" office:value-type="float"/>
          <table:table-cell table:formula="of:=MIN([.$F435];[.$S435])" office:value-type="float"/>
          <table:table-cell table:formula="of:=MIN([.$G435];[.$T435])" office:value-type="float"/>
          <table:table-cell table:formula="of:=MIN([.$H435];[.$U435])" office:value-type="float"/>
          <table:table-cell table:formula="of:=MIN([.$I435];[.$V435])" office:value-type="float"/>
          <table:table-cell table:formula="of:=MIN([.$J435])" office:value-type="float"/>
          <table:table-cell table:formula="of:=MIN([.$K435];[.$W435])" office:value-type="float"/>
          <table:table-cell table:formula="of:=MIN([.$L435];[.$X435])" office:value-type="float"/>
          <table:table-cell table:formula="of:=MIN([.$M435];[.$Y435])" office:value-type="float"/>
          <table:table-cell table:formula="of:=MIN([.$N435];[.$Z435])" office:value-type="float"/>
          <table:table-cell table:formula="of:=MEDIAN([.$B435];[.$O435])" office:value-type="float"/>
          <table:table-cell table:formula="of:=MEDIAN([.$C435];[.$P435])" office:value-type="float"/>
          <table:table-cell table:formula="of:=MEDIAN([.$D435];[.$Q435])" office:value-type="float"/>
          <table:table-cell table:formula="of:=MEDIAN([.$E435];[.$R435])" office:value-type="float"/>
          <table:table-cell table:formula="of:=MEDIAN([.$F435];[.$S435])" office:value-type="float"/>
          <table:table-cell table:formula="of:=MEDIAN([.$G435];[.$T435])" office:value-type="float"/>
          <table:table-cell table:formula="of:=MEDIAN([.$H435];[.$U435])" office:value-type="float"/>
          <table:table-cell table:formula="of:=MEDIAN([.$I435];[.$V435])" office:value-type="float"/>
          <table:table-cell table:formula="of:=MEDIAN([.$J435])" office:value-type="float"/>
          <table:table-cell table:formula="of:=MEDIAN([.$K435];[.$W435])" office:value-type="float"/>
          <table:table-cell table:formula="of:=MEDIAN([.$L435];[.$X435])" office:value-type="float"/>
          <table:table-cell table:formula="of:=MEDIAN([.$M435];[.$Y435])" office:value-type="float"/>
          <table:table-cell table:formula="of:=MEDIAN([.$N435];[.$Z435])" office:value-type="float"/>
          <table:table-cell table:formula="of:=MAX([.$B435];[.$O435])" office:value-type="float"/>
          <table:table-cell table:formula="of:=MAX([.$C435];[.$P435])" office:value-type="float"/>
          <table:table-cell table:formula="of:=MAX([.$D435];[.$Q435])" office:value-type="float"/>
          <table:table-cell table:formula="of:=MAX([.$E435];[.$R435])" office:value-type="float"/>
          <table:table-cell table:formula="of:=MAX([.$F435];[.$S435])" office:value-type="float"/>
          <table:table-cell table:formula="of:=MAX([.$G435];[.$T435])" office:value-type="float"/>
          <table:table-cell table:formula="of:=MAX([.$H435];[.$U435])" office:value-type="float"/>
          <table:table-cell table:formula="of:=MAX([.$I435];[.$V435])" office:value-type="float"/>
          <table:table-cell table:formula="of:=MAX([.$J435])" office:value-type="float"/>
          <table:table-cell table:formula="of:=MAX([.$K435];[.$W435])" office:value-type="float"/>
          <table:table-cell table:formula="of:=MAX([.$L435];[.$X435])" office:value-type="float"/>
          <table:table-cell table:formula="of:=MAX([.$M435];[.$Y435])" office:value-type="float"/>
          <table:table-cell table:formula="of:=MAX([.$N435];[.$Z435])" office:value-type="float"/>
        </table:table-row>
        <table:table-row table:style-name="ro1">
          <table:table-cell office:value-type="string">
            <text:p>blocks.blocks-27-1.asp/35</text:p>
          </table:table-cell>
          <table:table-cell office:value-type="float" office:value="21.0846"/>
          <table:table-cell office:value-type="float" office:value="20.787"/>
          <table:table-cell office:value-type="float" office:value="0.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.0"/>
          <table:table-cell office:value-type="float" office:value="12522.0"/>
          <table:table-cell office:value-type="float" office:value="12522.0"/>
          <table:table-cell office:value-type="float" office:value="1475136.0"/>
          <table:table-cell office:value-type="float" office:value="1339713.0"/>
          <table:table-cell office:value-type="float" office:value="0.0"/>
          <table:table-cell office:value-type="float" office:value="0.0"/>
          <table:table-cell office:value-type="float" office:value="18.5256"/>
          <table:table-cell office:value-type="float" office:value="18.264"/>
          <table:table-cell office:value-type="float" office:value="0.5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4.0"/>
          <table:table-cell office:value-type="float" office:value="18217.0"/>
          <table:table-cell office:value-type="float" office:value="1475136.0"/>
          <table:table-cell office:value-type="float" office:value="1339713.0"/>
          <table:table-cell office:value-type="float" office:value="0.0"/>
          <table:table-cell office:value-type="float" office:value="0.0"/>
          <table:table-cell table:formula="of:=MIN([.$B436];[.$O436])" office:value-type="float"/>
          <table:table-cell table:formula="of:=MIN([.$C436];[.$P436])" office:value-type="float"/>
          <table:table-cell table:formula="of:=MIN([.$D436];[.$Q436])" office:value-type="float"/>
          <table:table-cell table:formula="of:=MIN([.$E436];[.$R436])" office:value-type="float"/>
          <table:table-cell table:formula="of:=MIN([.$F436];[.$S436])" office:value-type="float"/>
          <table:table-cell table:formula="of:=MIN([.$G436];[.$T436])" office:value-type="float"/>
          <table:table-cell table:formula="of:=MIN([.$H436];[.$U436])" office:value-type="float"/>
          <table:table-cell table:formula="of:=MIN([.$I436];[.$V436])" office:value-type="float"/>
          <table:table-cell table:formula="of:=MIN([.$J436])" office:value-type="float"/>
          <table:table-cell table:formula="of:=MIN([.$K436];[.$W436])" office:value-type="float"/>
          <table:table-cell table:formula="of:=MIN([.$L436];[.$X436])" office:value-type="float"/>
          <table:table-cell table:formula="of:=MIN([.$M436];[.$Y436])" office:value-type="float"/>
          <table:table-cell table:formula="of:=MIN([.$N436];[.$Z436])" office:value-type="float"/>
          <table:table-cell table:formula="of:=MEDIAN([.$B436];[.$O436])" office:value-type="float"/>
          <table:table-cell table:formula="of:=MEDIAN([.$C436];[.$P436])" office:value-type="float"/>
          <table:table-cell table:formula="of:=MEDIAN([.$D436];[.$Q436])" office:value-type="float"/>
          <table:table-cell table:formula="of:=MEDIAN([.$E436];[.$R436])" office:value-type="float"/>
          <table:table-cell table:formula="of:=MEDIAN([.$F436];[.$S436])" office:value-type="float"/>
          <table:table-cell table:formula="of:=MEDIAN([.$G436];[.$T436])" office:value-type="float"/>
          <table:table-cell table:formula="of:=MEDIAN([.$H436];[.$U436])" office:value-type="float"/>
          <table:table-cell table:formula="of:=MEDIAN([.$I436];[.$V436])" office:value-type="float"/>
          <table:table-cell table:formula="of:=MEDIAN([.$J436])" office:value-type="float"/>
          <table:table-cell table:formula="of:=MEDIAN([.$K436];[.$W436])" office:value-type="float"/>
          <table:table-cell table:formula="of:=MEDIAN([.$L436];[.$X436])" office:value-type="float"/>
          <table:table-cell table:formula="of:=MEDIAN([.$M436];[.$Y436])" office:value-type="float"/>
          <table:table-cell table:formula="of:=MEDIAN([.$N436];[.$Z436])" office:value-type="float"/>
          <table:table-cell table:formula="of:=MAX([.$B436];[.$O436])" office:value-type="float"/>
          <table:table-cell table:formula="of:=MAX([.$C436];[.$P436])" office:value-type="float"/>
          <table:table-cell table:formula="of:=MAX([.$D436];[.$Q436])" office:value-type="float"/>
          <table:table-cell table:formula="of:=MAX([.$E436];[.$R436])" office:value-type="float"/>
          <table:table-cell table:formula="of:=MAX([.$F436];[.$S436])" office:value-type="float"/>
          <table:table-cell table:formula="of:=MAX([.$G436];[.$T436])" office:value-type="float"/>
          <table:table-cell table:formula="of:=MAX([.$H436];[.$U436])" office:value-type="float"/>
          <table:table-cell table:formula="of:=MAX([.$I436];[.$V436])" office:value-type="float"/>
          <table:table-cell table:formula="of:=MAX([.$J436])" office:value-type="float"/>
          <table:table-cell table:formula="of:=MAX([.$K436];[.$W436])" office:value-type="float"/>
          <table:table-cell table:formula="of:=MAX([.$L436];[.$X436])" office:value-type="float"/>
          <table:table-cell table:formula="of:=MAX([.$M436];[.$Y436])" office:value-type="float"/>
          <table:table-cell table:formula="of:=MAX([.$N436];[.$Z436])" office:value-type="float"/>
        </table:table-row>
        <table:table-row table:style-name="ro1">
          <table:table-cell office:value-type="string">
            <text:p>blocks.blocks-27-1.asp/36</text:p>
          </table:table-cell>
          <table:table-cell office:value-type="float" office:value="22.7188"/>
          <table:table-cell office:value-type="float" office:value="22.391"/>
          <table:table-cell office:value-type="float" office:value="1.68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65.0"/>
          <table:table-cell office:value-type="float" office:value="145751.0"/>
          <table:table-cell office:value-type="float" office:value="145751.0"/>
          <table:table-cell office:value-type="float" office:value="1518553.0"/>
          <table:table-cell office:value-type="float" office:value="1402840.0"/>
          <table:table-cell office:value-type="float" office:value="0.0"/>
          <table:table-cell office:value-type="float" office:value="0.0"/>
          <table:table-cell office:value-type="float" office:value="18.8115"/>
          <table:table-cell office:value-type="float" office:value="18.543"/>
          <table:table-cell office:value-type="float" office:value="0.57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2.0"/>
          <table:table-cell office:value-type="float" office:value="27263.0"/>
          <table:table-cell office:value-type="float" office:value="1518553.0"/>
          <table:table-cell office:value-type="float" office:value="1402840.0"/>
          <table:table-cell office:value-type="float" office:value="0.0"/>
          <table:table-cell office:value-type="float" office:value="0.0"/>
          <table:table-cell table:formula="of:=MIN([.$B437];[.$O437])" office:value-type="float"/>
          <table:table-cell table:formula="of:=MIN([.$C437];[.$P437])" office:value-type="float"/>
          <table:table-cell table:formula="of:=MIN([.$D437];[.$Q437])" office:value-type="float"/>
          <table:table-cell table:formula="of:=MIN([.$E437];[.$R437])" office:value-type="float"/>
          <table:table-cell table:formula="of:=MIN([.$F437];[.$S437])" office:value-type="float"/>
          <table:table-cell table:formula="of:=MIN([.$G437];[.$T437])" office:value-type="float"/>
          <table:table-cell table:formula="of:=MIN([.$H437];[.$U437])" office:value-type="float"/>
          <table:table-cell table:formula="of:=MIN([.$I437];[.$V437])" office:value-type="float"/>
          <table:table-cell table:formula="of:=MIN([.$J437])" office:value-type="float"/>
          <table:table-cell table:formula="of:=MIN([.$K437];[.$W437])" office:value-type="float"/>
          <table:table-cell table:formula="of:=MIN([.$L437];[.$X437])" office:value-type="float"/>
          <table:table-cell table:formula="of:=MIN([.$M437];[.$Y437])" office:value-type="float"/>
          <table:table-cell table:formula="of:=MIN([.$N437];[.$Z437])" office:value-type="float"/>
          <table:table-cell table:formula="of:=MEDIAN([.$B437];[.$O437])" office:value-type="float"/>
          <table:table-cell table:formula="of:=MEDIAN([.$C437];[.$P437])" office:value-type="float"/>
          <table:table-cell table:formula="of:=MEDIAN([.$D437];[.$Q437])" office:value-type="float"/>
          <table:table-cell table:formula="of:=MEDIAN([.$E437];[.$R437])" office:value-type="float"/>
          <table:table-cell table:formula="of:=MEDIAN([.$F437];[.$S437])" office:value-type="float"/>
          <table:table-cell table:formula="of:=MEDIAN([.$G437];[.$T437])" office:value-type="float"/>
          <table:table-cell table:formula="of:=MEDIAN([.$H437];[.$U437])" office:value-type="float"/>
          <table:table-cell table:formula="of:=MEDIAN([.$I437];[.$V437])" office:value-type="float"/>
          <table:table-cell table:formula="of:=MEDIAN([.$J437])" office:value-type="float"/>
          <table:table-cell table:formula="of:=MEDIAN([.$K437];[.$W437])" office:value-type="float"/>
          <table:table-cell table:formula="of:=MEDIAN([.$L437];[.$X437])" office:value-type="float"/>
          <table:table-cell table:formula="of:=MEDIAN([.$M437];[.$Y437])" office:value-type="float"/>
          <table:table-cell table:formula="of:=MEDIAN([.$N437];[.$Z437])" office:value-type="float"/>
          <table:table-cell table:formula="of:=MAX([.$B437];[.$O437])" office:value-type="float"/>
          <table:table-cell table:formula="of:=MAX([.$C437];[.$P437])" office:value-type="float"/>
          <table:table-cell table:formula="of:=MAX([.$D437];[.$Q437])" office:value-type="float"/>
          <table:table-cell table:formula="of:=MAX([.$E437];[.$R437])" office:value-type="float"/>
          <table:table-cell table:formula="of:=MAX([.$F437];[.$S437])" office:value-type="float"/>
          <table:table-cell table:formula="of:=MAX([.$G437];[.$T437])" office:value-type="float"/>
          <table:table-cell table:formula="of:=MAX([.$H437];[.$U437])" office:value-type="float"/>
          <table:table-cell table:formula="of:=MAX([.$I437];[.$V437])" office:value-type="float"/>
          <table:table-cell table:formula="of:=MAX([.$J437])" office:value-type="float"/>
          <table:table-cell table:formula="of:=MAX([.$K437];[.$W437])" office:value-type="float"/>
          <table:table-cell table:formula="of:=MAX([.$L437];[.$X437])" office:value-type="float"/>
          <table:table-cell table:formula="of:=MAX([.$M437];[.$Y437])" office:value-type="float"/>
          <table:table-cell table:formula="of:=MAX([.$N437];[.$Z437])" office:value-type="float"/>
        </table:table-row>
        <table:table-row table:style-name="ro1">
          <table:table-cell office:value-type="string">
            <text:p>blocks.blocks-27-1.asp/37</text:p>
          </table:table-cell>
          <table:table-cell office:value-type="float" office:value="23.8816"/>
          <table:table-cell office:value-type="float" office:value="23.563"/>
          <table:table-cell office:value-type="float" office:value="1.95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772.0"/>
          <table:table-cell office:value-type="float" office:value="154630.0"/>
          <table:table-cell office:value-type="float" office:value="154630.0"/>
          <table:table-cell office:value-type="float" office:value="1561970.0"/>
          <table:table-cell office:value-type="float" office:value="1465967.0"/>
          <table:table-cell office:value-type="float" office:value="0.0"/>
          <table:table-cell office:value-type="float" office:value="0.0"/>
          <table:table-cell office:value-type="float" office:value="19.5051"/>
          <table:table-cell office:value-type="float" office:value="19.232"/>
          <table:table-cell office:value-type="float" office:value="0.67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4.0"/>
          <table:table-cell office:value-type="float" office:value="36775.0"/>
          <table:table-cell office:value-type="float" office:value="1561970.0"/>
          <table:table-cell office:value-type="float" office:value="1465967.0"/>
          <table:table-cell office:value-type="float" office:value="0.0"/>
          <table:table-cell office:value-type="float" office:value="0.0"/>
          <table:table-cell table:formula="of:=MIN([.$B438];[.$O438])" office:value-type="float"/>
          <table:table-cell table:formula="of:=MIN([.$C438];[.$P438])" office:value-type="float"/>
          <table:table-cell table:formula="of:=MIN([.$D438];[.$Q438])" office:value-type="float"/>
          <table:table-cell table:formula="of:=MIN([.$E438];[.$R438])" office:value-type="float"/>
          <table:table-cell table:formula="of:=MIN([.$F438];[.$S438])" office:value-type="float"/>
          <table:table-cell table:formula="of:=MIN([.$G438];[.$T438])" office:value-type="float"/>
          <table:table-cell table:formula="of:=MIN([.$H438];[.$U438])" office:value-type="float"/>
          <table:table-cell table:formula="of:=MIN([.$I438];[.$V438])" office:value-type="float"/>
          <table:table-cell table:formula="of:=MIN([.$J438])" office:value-type="float"/>
          <table:table-cell table:formula="of:=MIN([.$K438];[.$W438])" office:value-type="float"/>
          <table:table-cell table:formula="of:=MIN([.$L438];[.$X438])" office:value-type="float"/>
          <table:table-cell table:formula="of:=MIN([.$M438];[.$Y438])" office:value-type="float"/>
          <table:table-cell table:formula="of:=MIN([.$N438];[.$Z438])" office:value-type="float"/>
          <table:table-cell table:formula="of:=MEDIAN([.$B438];[.$O438])" office:value-type="float"/>
          <table:table-cell table:formula="of:=MEDIAN([.$C438];[.$P438])" office:value-type="float"/>
          <table:table-cell table:formula="of:=MEDIAN([.$D438];[.$Q438])" office:value-type="float"/>
          <table:table-cell table:formula="of:=MEDIAN([.$E438];[.$R438])" office:value-type="float"/>
          <table:table-cell table:formula="of:=MEDIAN([.$F438];[.$S438])" office:value-type="float"/>
          <table:table-cell table:formula="of:=MEDIAN([.$G438];[.$T438])" office:value-type="float"/>
          <table:table-cell table:formula="of:=MEDIAN([.$H438];[.$U438])" office:value-type="float"/>
          <table:table-cell table:formula="of:=MEDIAN([.$I438];[.$V438])" office:value-type="float"/>
          <table:table-cell table:formula="of:=MEDIAN([.$J438])" office:value-type="float"/>
          <table:table-cell table:formula="of:=MEDIAN([.$K438];[.$W438])" office:value-type="float"/>
          <table:table-cell table:formula="of:=MEDIAN([.$L438];[.$X438])" office:value-type="float"/>
          <table:table-cell table:formula="of:=MEDIAN([.$M438];[.$Y438])" office:value-type="float"/>
          <table:table-cell table:formula="of:=MEDIAN([.$N438];[.$Z438])" office:value-type="float"/>
          <table:table-cell table:formula="of:=MAX([.$B438];[.$O438])" office:value-type="float"/>
          <table:table-cell table:formula="of:=MAX([.$C438];[.$P438])" office:value-type="float"/>
          <table:table-cell table:formula="of:=MAX([.$D438];[.$Q438])" office:value-type="float"/>
          <table:table-cell table:formula="of:=MAX([.$E438];[.$R438])" office:value-type="float"/>
          <table:table-cell table:formula="of:=MAX([.$F438];[.$S438])" office:value-type="float"/>
          <table:table-cell table:formula="of:=MAX([.$G438];[.$T438])" office:value-type="float"/>
          <table:table-cell table:formula="of:=MAX([.$H438];[.$U438])" office:value-type="float"/>
          <table:table-cell table:formula="of:=MAX([.$I438];[.$V438])" office:value-type="float"/>
          <table:table-cell table:formula="of:=MAX([.$J438])" office:value-type="float"/>
          <table:table-cell table:formula="of:=MAX([.$K438];[.$W438])" office:value-type="float"/>
          <table:table-cell table:formula="of:=MAX([.$L438];[.$X438])" office:value-type="float"/>
          <table:table-cell table:formula="of:=MAX([.$M438];[.$Y438])" office:value-type="float"/>
          <table:table-cell table:formula="of:=MAX([.$N438];[.$Z438])" office:value-type="float"/>
        </table:table-row>
        <table:table-row table:style-name="ro1">
          <table:table-cell office:value-type="string">
            <text:p>blocks.blocks-27-1.asp/38</text:p>
          </table:table-cell>
          <table:table-cell office:value-type="float" office:value="22.6111"/>
          <table:table-cell office:value-type="float" office:value="22.296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1341.0"/>
          <table:table-cell office:value-type="float" office:value="1341.0"/>
          <table:table-cell office:value-type="float" office:value="1605387.0"/>
          <table:table-cell office:value-type="float" office:value="1529094.0"/>
          <table:table-cell office:value-type="float" office:value="0.0"/>
          <table:table-cell office:value-type="float" office:value="0.0"/>
          <table:table-cell office:value-type="float" office:value="20.3786"/>
          <table:table-cell office:value-type="float" office:value="20.088"/>
          <table:table-cell office:value-type="float" office:value="0.78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0.0"/>
          <table:table-cell office:value-type="float" office:value="56688.0"/>
          <table:table-cell office:value-type="float" office:value="1605387.0"/>
          <table:table-cell office:value-type="float" office:value="1529094.0"/>
          <table:table-cell office:value-type="float" office:value="0.0"/>
          <table:table-cell office:value-type="float" office:value="0.0"/>
          <table:table-cell table:formula="of:=MIN([.$B439];[.$O439])" office:value-type="float"/>
          <table:table-cell table:formula="of:=MIN([.$C439];[.$P439])" office:value-type="float"/>
          <table:table-cell table:formula="of:=MIN([.$D439];[.$Q439])" office:value-type="float"/>
          <table:table-cell table:formula="of:=MIN([.$E439];[.$R439])" office:value-type="float"/>
          <table:table-cell table:formula="of:=MIN([.$F439];[.$S439])" office:value-type="float"/>
          <table:table-cell table:formula="of:=MIN([.$G439];[.$T439])" office:value-type="float"/>
          <table:table-cell table:formula="of:=MIN([.$H439];[.$U439])" office:value-type="float"/>
          <table:table-cell table:formula="of:=MIN([.$I439];[.$V439])" office:value-type="float"/>
          <table:table-cell table:formula="of:=MIN([.$J439])" office:value-type="float"/>
          <table:table-cell table:formula="of:=MIN([.$K439];[.$W439])" office:value-type="float"/>
          <table:table-cell table:formula="of:=MIN([.$L439];[.$X439])" office:value-type="float"/>
          <table:table-cell table:formula="of:=MIN([.$M439];[.$Y439])" office:value-type="float"/>
          <table:table-cell table:formula="of:=MIN([.$N439];[.$Z439])" office:value-type="float"/>
          <table:table-cell table:formula="of:=MEDIAN([.$B439];[.$O439])" office:value-type="float"/>
          <table:table-cell table:formula="of:=MEDIAN([.$C439];[.$P439])" office:value-type="float"/>
          <table:table-cell table:formula="of:=MEDIAN([.$D439];[.$Q439])" office:value-type="float"/>
          <table:table-cell table:formula="of:=MEDIAN([.$E439];[.$R439])" office:value-type="float"/>
          <table:table-cell table:formula="of:=MEDIAN([.$F439];[.$S439])" office:value-type="float"/>
          <table:table-cell table:formula="of:=MEDIAN([.$G439];[.$T439])" office:value-type="float"/>
          <table:table-cell table:formula="of:=MEDIAN([.$H439];[.$U439])" office:value-type="float"/>
          <table:table-cell table:formula="of:=MEDIAN([.$I439];[.$V439])" office:value-type="float"/>
          <table:table-cell table:formula="of:=MEDIAN([.$J439])" office:value-type="float"/>
          <table:table-cell table:formula="of:=MEDIAN([.$K439];[.$W439])" office:value-type="float"/>
          <table:table-cell table:formula="of:=MEDIAN([.$L439];[.$X439])" office:value-type="float"/>
          <table:table-cell table:formula="of:=MEDIAN([.$M439];[.$Y439])" office:value-type="float"/>
          <table:table-cell table:formula="of:=MEDIAN([.$N439];[.$Z439])" office:value-type="float"/>
          <table:table-cell table:formula="of:=MAX([.$B439];[.$O439])" office:value-type="float"/>
          <table:table-cell table:formula="of:=MAX([.$C439];[.$P439])" office:value-type="float"/>
          <table:table-cell table:formula="of:=MAX([.$D439];[.$Q439])" office:value-type="float"/>
          <table:table-cell table:formula="of:=MAX([.$E439];[.$R439])" office:value-type="float"/>
          <table:table-cell table:formula="of:=MAX([.$F439];[.$S439])" office:value-type="float"/>
          <table:table-cell table:formula="of:=MAX([.$G439];[.$T439])" office:value-type="float"/>
          <table:table-cell table:formula="of:=MAX([.$H439];[.$U439])" office:value-type="float"/>
          <table:table-cell table:formula="of:=MAX([.$I439];[.$V439])" office:value-type="float"/>
          <table:table-cell table:formula="of:=MAX([.$J439])" office:value-type="float"/>
          <table:table-cell table:formula="of:=MAX([.$K439];[.$W439])" office:value-type="float"/>
          <table:table-cell table:formula="of:=MAX([.$L439];[.$X439])" office:value-type="float"/>
          <table:table-cell table:formula="of:=MAX([.$M439];[.$Y439])" office:value-type="float"/>
          <table:table-cell table:formula="of:=MAX([.$N439];[.$Z439])" office:value-type="float"/>
        </table:table-row>
        <table:table-row table:style-name="ro1">
          <table:table-cell office:value-type="string">
            <text:p>blocks.blocks-27-1.asp/39</text:p>
          </table:table-cell>
          <table:table-cell office:value-type="float" office:value="25.9045"/>
          <table:table-cell office:value-type="float" office:value="25.602"/>
          <table:table-cell office:value-type="float" office:value="2.9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08.0"/>
          <table:table-cell office:value-type="float" office:value="193345.0"/>
          <table:table-cell office:value-type="float" office:value="193345.0"/>
          <table:table-cell office:value-type="float" office:value="1648804.0"/>
          <table:table-cell office:value-type="float" office:value="1592221.0"/>
          <table:table-cell office:value-type="float" office:value="0.0"/>
          <table:table-cell office:value-type="float" office:value="0.0"/>
          <table:table-cell office:value-type="float" office:value="21.0918"/>
          <table:table-cell office:value-type="float" office:value="20.8"/>
          <table:table-cell office:value-type="float" office:value="0.8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1.0"/>
          <table:table-cell office:value-type="float" office:value="58627.0"/>
          <table:table-cell office:value-type="float" office:value="1648804.0"/>
          <table:table-cell office:value-type="float" office:value="1592221.0"/>
          <table:table-cell office:value-type="float" office:value="0.0"/>
          <table:table-cell office:value-type="float" office:value="0.0"/>
          <table:table-cell table:formula="of:=MIN([.$B440];[.$O440])" office:value-type="float"/>
          <table:table-cell table:formula="of:=MIN([.$C440];[.$P440])" office:value-type="float"/>
          <table:table-cell table:formula="of:=MIN([.$D440];[.$Q440])" office:value-type="float"/>
          <table:table-cell table:formula="of:=MIN([.$E440];[.$R440])" office:value-type="float"/>
          <table:table-cell table:formula="of:=MIN([.$F440];[.$S440])" office:value-type="float"/>
          <table:table-cell table:formula="of:=MIN([.$G440];[.$T440])" office:value-type="float"/>
          <table:table-cell table:formula="of:=MIN([.$H440];[.$U440])" office:value-type="float"/>
          <table:table-cell table:formula="of:=MIN([.$I440];[.$V440])" office:value-type="float"/>
          <table:table-cell table:formula="of:=MIN([.$J440])" office:value-type="float"/>
          <table:table-cell table:formula="of:=MIN([.$K440];[.$W440])" office:value-type="float"/>
          <table:table-cell table:formula="of:=MIN([.$L440];[.$X440])" office:value-type="float"/>
          <table:table-cell table:formula="of:=MIN([.$M440];[.$Y440])" office:value-type="float"/>
          <table:table-cell table:formula="of:=MIN([.$N440];[.$Z440])" office:value-type="float"/>
          <table:table-cell table:formula="of:=MEDIAN([.$B440];[.$O440])" office:value-type="float"/>
          <table:table-cell table:formula="of:=MEDIAN([.$C440];[.$P440])" office:value-type="float"/>
          <table:table-cell table:formula="of:=MEDIAN([.$D440];[.$Q440])" office:value-type="float"/>
          <table:table-cell table:formula="of:=MEDIAN([.$E440];[.$R440])" office:value-type="float"/>
          <table:table-cell table:formula="of:=MEDIAN([.$F440];[.$S440])" office:value-type="float"/>
          <table:table-cell table:formula="of:=MEDIAN([.$G440];[.$T440])" office:value-type="float"/>
          <table:table-cell table:formula="of:=MEDIAN([.$H440];[.$U440])" office:value-type="float"/>
          <table:table-cell table:formula="of:=MEDIAN([.$I440];[.$V440])" office:value-type="float"/>
          <table:table-cell table:formula="of:=MEDIAN([.$J440])" office:value-type="float"/>
          <table:table-cell table:formula="of:=MEDIAN([.$K440];[.$W440])" office:value-type="float"/>
          <table:table-cell table:formula="of:=MEDIAN([.$L440];[.$X440])" office:value-type="float"/>
          <table:table-cell table:formula="of:=MEDIAN([.$M440];[.$Y440])" office:value-type="float"/>
          <table:table-cell table:formula="of:=MEDIAN([.$N440];[.$Z440])" office:value-type="float"/>
          <table:table-cell table:formula="of:=MAX([.$B440];[.$O440])" office:value-type="float"/>
          <table:table-cell table:formula="of:=MAX([.$C440];[.$P440])" office:value-type="float"/>
          <table:table-cell table:formula="of:=MAX([.$D440];[.$Q440])" office:value-type="float"/>
          <table:table-cell table:formula="of:=MAX([.$E440];[.$R440])" office:value-type="float"/>
          <table:table-cell table:formula="of:=MAX([.$F440];[.$S440])" office:value-type="float"/>
          <table:table-cell table:formula="of:=MAX([.$G440];[.$T440])" office:value-type="float"/>
          <table:table-cell table:formula="of:=MAX([.$H440];[.$U440])" office:value-type="float"/>
          <table:table-cell table:formula="of:=MAX([.$I440];[.$V440])" office:value-type="float"/>
          <table:table-cell table:formula="of:=MAX([.$J440])" office:value-type="float"/>
          <table:table-cell table:formula="of:=MAX([.$K440];[.$W440])" office:value-type="float"/>
          <table:table-cell table:formula="of:=MAX([.$L440];[.$X440])" office:value-type="float"/>
          <table:table-cell table:formula="of:=MAX([.$M440];[.$Y440])" office:value-type="float"/>
          <table:table-cell table:formula="of:=MAX([.$N440];[.$Z440])" office:value-type="float"/>
        </table:table-row>
        <table:table-row table:style-name="ro1">
          <table:table-cell office:value-type="string">
            <text:p>blocks.blocks-27-1.asp/4</text:p>
          </table:table-cell>
          <table:table-cell office:value-type="float" office:value="1.79744"/>
          <table:table-cell office:value-type="float" office:value="1.7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9209.0"/>
          <table:table-cell office:value-type="float" office:value="454.0"/>
          <table:table-cell office:value-type="float" office:value="0.0"/>
          <table:table-cell office:value-type="float" office:value="0.0"/>
          <table:table-cell office:value-type="float" office:value="1.62256"/>
          <table:table-cell office:value-type="float" office:value="1.5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29209.0"/>
          <table:table-cell office:value-type="float" office:value="454.0"/>
          <table:table-cell office:value-type="float" office:value="0.0"/>
          <table:table-cell office:value-type="float" office:value="0.0"/>
          <table:table-cell table:formula="of:=MIN([.$B441];[.$O441])" office:value-type="float"/>
          <table:table-cell table:formula="of:=MIN([.$C441];[.$P441])" office:value-type="float"/>
          <table:table-cell table:formula="of:=MIN([.$D441];[.$Q441])" office:value-type="float"/>
          <table:table-cell table:formula="of:=MIN([.$E441];[.$R441])" office:value-type="float"/>
          <table:table-cell table:formula="of:=MIN([.$F441];[.$S441])" office:value-type="float"/>
          <table:table-cell table:formula="of:=MIN([.$G441];[.$T441])" office:value-type="float"/>
          <table:table-cell table:formula="of:=MIN([.$H441];[.$U441])" office:value-type="float"/>
          <table:table-cell table:formula="of:=MIN([.$I441];[.$V441])" office:value-type="float"/>
          <table:table-cell table:formula="of:=MIN([.$J441])" office:value-type="float"/>
          <table:table-cell table:formula="of:=MIN([.$K441];[.$W441])" office:value-type="float"/>
          <table:table-cell table:formula="of:=MIN([.$L441];[.$X441])" office:value-type="float"/>
          <table:table-cell table:formula="of:=MIN([.$M441];[.$Y441])" office:value-type="float"/>
          <table:table-cell table:formula="of:=MIN([.$N441];[.$Z441])" office:value-type="float"/>
          <table:table-cell table:formula="of:=MEDIAN([.$B441];[.$O441])" office:value-type="float"/>
          <table:table-cell table:formula="of:=MEDIAN([.$C441];[.$P441])" office:value-type="float"/>
          <table:table-cell table:formula="of:=MEDIAN([.$D441];[.$Q441])" office:value-type="float"/>
          <table:table-cell table:formula="of:=MEDIAN([.$E441];[.$R441])" office:value-type="float"/>
          <table:table-cell table:formula="of:=MEDIAN([.$F441];[.$S441])" office:value-type="float"/>
          <table:table-cell table:formula="of:=MEDIAN([.$G441];[.$T441])" office:value-type="float"/>
          <table:table-cell table:formula="of:=MEDIAN([.$H441];[.$U441])" office:value-type="float"/>
          <table:table-cell table:formula="of:=MEDIAN([.$I441];[.$V441])" office:value-type="float"/>
          <table:table-cell table:formula="of:=MEDIAN([.$J441])" office:value-type="float"/>
          <table:table-cell table:formula="of:=MEDIAN([.$K441];[.$W441])" office:value-type="float"/>
          <table:table-cell table:formula="of:=MEDIAN([.$L441];[.$X441])" office:value-type="float"/>
          <table:table-cell table:formula="of:=MEDIAN([.$M441];[.$Y441])" office:value-type="float"/>
          <table:table-cell table:formula="of:=MEDIAN([.$N441];[.$Z441])" office:value-type="float"/>
          <table:table-cell table:formula="of:=MAX([.$B441];[.$O441])" office:value-type="float"/>
          <table:table-cell table:formula="of:=MAX([.$C441];[.$P441])" office:value-type="float"/>
          <table:table-cell table:formula="of:=MAX([.$D441];[.$Q441])" office:value-type="float"/>
          <table:table-cell table:formula="of:=MAX([.$E441];[.$R441])" office:value-type="float"/>
          <table:table-cell table:formula="of:=MAX([.$F441];[.$S441])" office:value-type="float"/>
          <table:table-cell table:formula="of:=MAX([.$G441];[.$T441])" office:value-type="float"/>
          <table:table-cell table:formula="of:=MAX([.$H441];[.$U441])" office:value-type="float"/>
          <table:table-cell table:formula="of:=MAX([.$I441];[.$V441])" office:value-type="float"/>
          <table:table-cell table:formula="of:=MAX([.$J441])" office:value-type="float"/>
          <table:table-cell table:formula="of:=MAX([.$K441];[.$W441])" office:value-type="float"/>
          <table:table-cell table:formula="of:=MAX([.$L441];[.$X441])" office:value-type="float"/>
          <table:table-cell table:formula="of:=MAX([.$M441];[.$Y441])" office:value-type="float"/>
          <table:table-cell table:formula="of:=MAX([.$N441];[.$Z441])" office:value-type="float"/>
        </table:table-row>
        <table:table-row table:style-name="ro1">
          <table:table-cell office:value-type="string">
            <text:p>blocks.blocks-27-1.asp/40</text:p>
          </table:table-cell>
          <table:table-cell office:value-type="float" office:value="27.2615"/>
          <table:table-cell office:value-type="float" office:value="26.939"/>
          <table:table-cell office:value-type="float" office:value="2.51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708.0"/>
          <table:table-cell office:value-type="float" office:value="157362.0"/>
          <table:table-cell office:value-type="float" office:value="157362.0"/>
          <table:table-cell office:value-type="float" office:value="1692221.0"/>
          <table:table-cell office:value-type="float" office:value="1655348.0"/>
          <table:table-cell office:value-type="float" office:value="0.0"/>
          <table:table-cell office:value-type="float" office:value="0.0"/>
          <table:table-cell office:value-type="float" office:value="21.8862"/>
          <table:table-cell office:value-type="float" office:value="21.591"/>
          <table:table-cell office:value-type="float" office:value="0.6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7.0"/>
          <table:table-cell office:value-type="float" office:value="23014.0"/>
          <table:table-cell office:value-type="float" office:value="1692221.0"/>
          <table:table-cell office:value-type="float" office:value="1655348.0"/>
          <table:table-cell office:value-type="float" office:value="0.0"/>
          <table:table-cell office:value-type="float" office:value="0.0"/>
          <table:table-cell table:formula="of:=MIN([.$B442];[.$O442])" office:value-type="float"/>
          <table:table-cell table:formula="of:=MIN([.$C442];[.$P442])" office:value-type="float"/>
          <table:table-cell table:formula="of:=MIN([.$D442];[.$Q442])" office:value-type="float"/>
          <table:table-cell table:formula="of:=MIN([.$E442];[.$R442])" office:value-type="float"/>
          <table:table-cell table:formula="of:=MIN([.$F442];[.$S442])" office:value-type="float"/>
          <table:table-cell table:formula="of:=MIN([.$G442];[.$T442])" office:value-type="float"/>
          <table:table-cell table:formula="of:=MIN([.$H442];[.$U442])" office:value-type="float"/>
          <table:table-cell table:formula="of:=MIN([.$I442];[.$V442])" office:value-type="float"/>
          <table:table-cell table:formula="of:=MIN([.$J442])" office:value-type="float"/>
          <table:table-cell table:formula="of:=MIN([.$K442];[.$W442])" office:value-type="float"/>
          <table:table-cell table:formula="of:=MIN([.$L442];[.$X442])" office:value-type="float"/>
          <table:table-cell table:formula="of:=MIN([.$M442];[.$Y442])" office:value-type="float"/>
          <table:table-cell table:formula="of:=MIN([.$N442];[.$Z442])" office:value-type="float"/>
          <table:table-cell table:formula="of:=MEDIAN([.$B442];[.$O442])" office:value-type="float"/>
          <table:table-cell table:formula="of:=MEDIAN([.$C442];[.$P442])" office:value-type="float"/>
          <table:table-cell table:formula="of:=MEDIAN([.$D442];[.$Q442])" office:value-type="float"/>
          <table:table-cell table:formula="of:=MEDIAN([.$E442];[.$R442])" office:value-type="float"/>
          <table:table-cell table:formula="of:=MEDIAN([.$F442];[.$S442])" office:value-type="float"/>
          <table:table-cell table:formula="of:=MEDIAN([.$G442];[.$T442])" office:value-type="float"/>
          <table:table-cell table:formula="of:=MEDIAN([.$H442];[.$U442])" office:value-type="float"/>
          <table:table-cell table:formula="of:=MEDIAN([.$I442];[.$V442])" office:value-type="float"/>
          <table:table-cell table:formula="of:=MEDIAN([.$J442])" office:value-type="float"/>
          <table:table-cell table:formula="of:=MEDIAN([.$K442];[.$W442])" office:value-type="float"/>
          <table:table-cell table:formula="of:=MEDIAN([.$L442];[.$X442])" office:value-type="float"/>
          <table:table-cell table:formula="of:=MEDIAN([.$M442];[.$Y442])" office:value-type="float"/>
          <table:table-cell table:formula="of:=MEDIAN([.$N442];[.$Z442])" office:value-type="float"/>
          <table:table-cell table:formula="of:=MAX([.$B442];[.$O442])" office:value-type="float"/>
          <table:table-cell table:formula="of:=MAX([.$C442];[.$P442])" office:value-type="float"/>
          <table:table-cell table:formula="of:=MAX([.$D442];[.$Q442])" office:value-type="float"/>
          <table:table-cell table:formula="of:=MAX([.$E442];[.$R442])" office:value-type="float"/>
          <table:table-cell table:formula="of:=MAX([.$F442];[.$S442])" office:value-type="float"/>
          <table:table-cell table:formula="of:=MAX([.$G442];[.$T442])" office:value-type="float"/>
          <table:table-cell table:formula="of:=MAX([.$H442];[.$U442])" office:value-type="float"/>
          <table:table-cell table:formula="of:=MAX([.$I442];[.$V442])" office:value-type="float"/>
          <table:table-cell table:formula="of:=MAX([.$J442])" office:value-type="float"/>
          <table:table-cell table:formula="of:=MAX([.$K442];[.$W442])" office:value-type="float"/>
          <table:table-cell table:formula="of:=MAX([.$L442];[.$X442])" office:value-type="float"/>
          <table:table-cell table:formula="of:=MAX([.$M442];[.$Y442])" office:value-type="float"/>
          <table:table-cell table:formula="of:=MAX([.$N442];[.$Z442])" office:value-type="float"/>
        </table:table-row>
        <table:table-row table:style-name="ro1">
          <table:table-cell office:value-type="string">
            <text:p>blocks.blocks-27-1.asp/41</text:p>
          </table:table-cell>
          <table:table-cell office:value-type="float" office:value="28.9658"/>
          <table:table-cell office:value-type="float" office:value="28.624"/>
          <table:table-cell office:value-type="float" office:value="4.52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151.0"/>
          <table:table-cell office:value-type="float" office:value="375025.0"/>
          <table:table-cell office:value-type="float" office:value="375025.0"/>
          <table:table-cell office:value-type="float" office:value="1735638.0"/>
          <table:table-cell office:value-type="float" office:value="1718475.0"/>
          <table:table-cell office:value-type="float" office:value="0.0"/>
          <table:table-cell office:value-type="float" office:value="0.0"/>
          <table:table-cell office:value-type="float" office:value="21.6996"/>
          <table:table-cell office:value-type="float" office:value="21.387"/>
          <table:table-cell office:value-type="float" office:value="0.6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0.0"/>
          <table:table-cell office:value-type="float" office:value="32979.0"/>
          <table:table-cell office:value-type="float" office:value="1735638.0"/>
          <table:table-cell office:value-type="float" office:value="1718475.0"/>
          <table:table-cell office:value-type="float" office:value="0.0"/>
          <table:table-cell office:value-type="float" office:value="0.0"/>
          <table:table-cell table:formula="of:=MIN([.$B443];[.$O443])" office:value-type="float"/>
          <table:table-cell table:formula="of:=MIN([.$C443];[.$P443])" office:value-type="float"/>
          <table:table-cell table:formula="of:=MIN([.$D443];[.$Q443])" office:value-type="float"/>
          <table:table-cell table:formula="of:=MIN([.$E443];[.$R443])" office:value-type="float"/>
          <table:table-cell table:formula="of:=MIN([.$F443];[.$S443])" office:value-type="float"/>
          <table:table-cell table:formula="of:=MIN([.$G443];[.$T443])" office:value-type="float"/>
          <table:table-cell table:formula="of:=MIN([.$H443];[.$U443])" office:value-type="float"/>
          <table:table-cell table:formula="of:=MIN([.$I443];[.$V443])" office:value-type="float"/>
          <table:table-cell table:formula="of:=MIN([.$J443])" office:value-type="float"/>
          <table:table-cell table:formula="of:=MIN([.$K443];[.$W443])" office:value-type="float"/>
          <table:table-cell table:formula="of:=MIN([.$L443];[.$X443])" office:value-type="float"/>
          <table:table-cell table:formula="of:=MIN([.$M443];[.$Y443])" office:value-type="float"/>
          <table:table-cell table:formula="of:=MIN([.$N443];[.$Z443])" office:value-type="float"/>
          <table:table-cell table:formula="of:=MEDIAN([.$B443];[.$O443])" office:value-type="float"/>
          <table:table-cell table:formula="of:=MEDIAN([.$C443];[.$P443])" office:value-type="float"/>
          <table:table-cell table:formula="of:=MEDIAN([.$D443];[.$Q443])" office:value-type="float"/>
          <table:table-cell table:formula="of:=MEDIAN([.$E443];[.$R443])" office:value-type="float"/>
          <table:table-cell table:formula="of:=MEDIAN([.$F443];[.$S443])" office:value-type="float"/>
          <table:table-cell table:formula="of:=MEDIAN([.$G443];[.$T443])" office:value-type="float"/>
          <table:table-cell table:formula="of:=MEDIAN([.$H443];[.$U443])" office:value-type="float"/>
          <table:table-cell table:formula="of:=MEDIAN([.$I443];[.$V443])" office:value-type="float"/>
          <table:table-cell table:formula="of:=MEDIAN([.$J443])" office:value-type="float"/>
          <table:table-cell table:formula="of:=MEDIAN([.$K443];[.$W443])" office:value-type="float"/>
          <table:table-cell table:formula="of:=MEDIAN([.$L443];[.$X443])" office:value-type="float"/>
          <table:table-cell table:formula="of:=MEDIAN([.$M443];[.$Y443])" office:value-type="float"/>
          <table:table-cell table:formula="of:=MEDIAN([.$N443];[.$Z443])" office:value-type="float"/>
          <table:table-cell table:formula="of:=MAX([.$B443];[.$O443])" office:value-type="float"/>
          <table:table-cell table:formula="of:=MAX([.$C443];[.$P443])" office:value-type="float"/>
          <table:table-cell table:formula="of:=MAX([.$D443];[.$Q443])" office:value-type="float"/>
          <table:table-cell table:formula="of:=MAX([.$E443];[.$R443])" office:value-type="float"/>
          <table:table-cell table:formula="of:=MAX([.$F443];[.$S443])" office:value-type="float"/>
          <table:table-cell table:formula="of:=MAX([.$G443];[.$T443])" office:value-type="float"/>
          <table:table-cell table:formula="of:=MAX([.$H443];[.$U443])" office:value-type="float"/>
          <table:table-cell table:formula="of:=MAX([.$I443];[.$V443])" office:value-type="float"/>
          <table:table-cell table:formula="of:=MAX([.$J443])" office:value-type="float"/>
          <table:table-cell table:formula="of:=MAX([.$K443];[.$W443])" office:value-type="float"/>
          <table:table-cell table:formula="of:=MAX([.$L443];[.$X443])" office:value-type="float"/>
          <table:table-cell table:formula="of:=MAX([.$M443];[.$Y443])" office:value-type="float"/>
          <table:table-cell table:formula="of:=MAX([.$N443];[.$Z443])" office:value-type="float"/>
        </table:table-row>
        <table:table-row table:style-name="ro1">
          <table:table-cell office:value-type="string">
            <text:p>blocks.blocks-27-1.asp/42</text:p>
          </table:table-cell>
          <table:table-cell office:value-type="float" office:value="27.9905"/>
          <table:table-cell office:value-type="float" office:value="27.644"/>
          <table:table-cell office:value-type="float" office:value="2.17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70.0"/>
          <table:table-cell office:value-type="float" office:value="135959.0"/>
          <table:table-cell office:value-type="float" office:value="135959.0"/>
          <table:table-cell office:value-type="float" office:value="1779055.0"/>
          <table:table-cell office:value-type="float" office:value="1781602.0"/>
          <table:table-cell office:value-type="float" office:value="0.0"/>
          <table:table-cell office:value-type="float" office:value="0.0"/>
          <table:table-cell office:value-type="float" office:value="22.8109"/>
          <table:table-cell office:value-type="float" office:value="22.496"/>
          <table:table-cell office:value-type="float" office:value="0.87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1.0"/>
          <table:table-cell office:value-type="float" office:value="41371.0"/>
          <table:table-cell office:value-type="float" office:value="1779055.0"/>
          <table:table-cell office:value-type="float" office:value="1781602.0"/>
          <table:table-cell office:value-type="float" office:value="0.0"/>
          <table:table-cell office:value-type="float" office:value="0.0"/>
          <table:table-cell table:formula="of:=MIN([.$B444];[.$O444])" office:value-type="float"/>
          <table:table-cell table:formula="of:=MIN([.$C444];[.$P444])" office:value-type="float"/>
          <table:table-cell table:formula="of:=MIN([.$D444];[.$Q444])" office:value-type="float"/>
          <table:table-cell table:formula="of:=MIN([.$E444];[.$R444])" office:value-type="float"/>
          <table:table-cell table:formula="of:=MIN([.$F444];[.$S444])" office:value-type="float"/>
          <table:table-cell table:formula="of:=MIN([.$G444];[.$T444])" office:value-type="float"/>
          <table:table-cell table:formula="of:=MIN([.$H444];[.$U444])" office:value-type="float"/>
          <table:table-cell table:formula="of:=MIN([.$I444];[.$V444])" office:value-type="float"/>
          <table:table-cell table:formula="of:=MIN([.$J444])" office:value-type="float"/>
          <table:table-cell table:formula="of:=MIN([.$K444];[.$W444])" office:value-type="float"/>
          <table:table-cell table:formula="of:=MIN([.$L444];[.$X444])" office:value-type="float"/>
          <table:table-cell table:formula="of:=MIN([.$M444];[.$Y444])" office:value-type="float"/>
          <table:table-cell table:formula="of:=MIN([.$N444];[.$Z444])" office:value-type="float"/>
          <table:table-cell table:formula="of:=MEDIAN([.$B444];[.$O444])" office:value-type="float"/>
          <table:table-cell table:formula="of:=MEDIAN([.$C444];[.$P444])" office:value-type="float"/>
          <table:table-cell table:formula="of:=MEDIAN([.$D444];[.$Q444])" office:value-type="float"/>
          <table:table-cell table:formula="of:=MEDIAN([.$E444];[.$R444])" office:value-type="float"/>
          <table:table-cell table:formula="of:=MEDIAN([.$F444];[.$S444])" office:value-type="float"/>
          <table:table-cell table:formula="of:=MEDIAN([.$G444];[.$T444])" office:value-type="float"/>
          <table:table-cell table:formula="of:=MEDIAN([.$H444];[.$U444])" office:value-type="float"/>
          <table:table-cell table:formula="of:=MEDIAN([.$I444];[.$V444])" office:value-type="float"/>
          <table:table-cell table:formula="of:=MEDIAN([.$J444])" office:value-type="float"/>
          <table:table-cell table:formula="of:=MEDIAN([.$K444];[.$W444])" office:value-type="float"/>
          <table:table-cell table:formula="of:=MEDIAN([.$L444];[.$X444])" office:value-type="float"/>
          <table:table-cell table:formula="of:=MEDIAN([.$M444];[.$Y444])" office:value-type="float"/>
          <table:table-cell table:formula="of:=MEDIAN([.$N444];[.$Z444])" office:value-type="float"/>
          <table:table-cell table:formula="of:=MAX([.$B444];[.$O444])" office:value-type="float"/>
          <table:table-cell table:formula="of:=MAX([.$C444];[.$P444])" office:value-type="float"/>
          <table:table-cell table:formula="of:=MAX([.$D444];[.$Q444])" office:value-type="float"/>
          <table:table-cell table:formula="of:=MAX([.$E444];[.$R444])" office:value-type="float"/>
          <table:table-cell table:formula="of:=MAX([.$F444];[.$S444])" office:value-type="float"/>
          <table:table-cell table:formula="of:=MAX([.$G444];[.$T444])" office:value-type="float"/>
          <table:table-cell table:formula="of:=MAX([.$H444];[.$U444])" office:value-type="float"/>
          <table:table-cell table:formula="of:=MAX([.$I444];[.$V444])" office:value-type="float"/>
          <table:table-cell table:formula="of:=MAX([.$J444])" office:value-type="float"/>
          <table:table-cell table:formula="of:=MAX([.$K444];[.$W444])" office:value-type="float"/>
          <table:table-cell table:formula="of:=MAX([.$L444];[.$X444])" office:value-type="float"/>
          <table:table-cell table:formula="of:=MAX([.$M444];[.$Y444])" office:value-type="float"/>
          <table:table-cell table:formula="of:=MAX([.$N444];[.$Z444])" office:value-type="float"/>
        </table:table-row>
        <table:table-row table:style-name="ro1">
          <table:table-cell office:value-type="string">
            <text:p>blocks.blocks-27-1.asp/43</text:p>
          </table:table-cell>
          <table:table-cell office:value-type="float" office:value="34.6951"/>
          <table:table-cell office:value-type="float" office:value="34.329"/>
          <table:table-cell office:value-type="float" office:value="8.59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261.0"/>
          <table:table-cell office:value-type="float" office:value="778087.0"/>
          <table:table-cell office:value-type="float" office:value="778087.0"/>
          <table:table-cell office:value-type="float" office:value="1822472.0"/>
          <table:table-cell office:value-type="float" office:value="1844729.0"/>
          <table:table-cell office:value-type="float" office:value="0.0"/>
          <table:table-cell office:value-type="float" office:value="0.0"/>
          <table:table-cell office:value-type="float" office:value="23.4358"/>
          <table:table-cell office:value-type="float" office:value="23.114"/>
          <table:table-cell office:value-type="float" office:value="0.9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4.0"/>
          <table:table-cell office:value-type="float" office:value="52767.0"/>
          <table:table-cell office:value-type="float" office:value="1822472.0"/>
          <table:table-cell office:value-type="float" office:value="1844729.0"/>
          <table:table-cell office:value-type="float" office:value="0.0"/>
          <table:table-cell office:value-type="float" office:value="0.0"/>
          <table:table-cell table:formula="of:=MIN([.$B445];[.$O445])" office:value-type="float"/>
          <table:table-cell table:formula="of:=MIN([.$C445];[.$P445])" office:value-type="float"/>
          <table:table-cell table:formula="of:=MIN([.$D445];[.$Q445])" office:value-type="float"/>
          <table:table-cell table:formula="of:=MIN([.$E445];[.$R445])" office:value-type="float"/>
          <table:table-cell table:formula="of:=MIN([.$F445];[.$S445])" office:value-type="float"/>
          <table:table-cell table:formula="of:=MIN([.$G445];[.$T445])" office:value-type="float"/>
          <table:table-cell table:formula="of:=MIN([.$H445];[.$U445])" office:value-type="float"/>
          <table:table-cell table:formula="of:=MIN([.$I445];[.$V445])" office:value-type="float"/>
          <table:table-cell table:formula="of:=MIN([.$J445])" office:value-type="float"/>
          <table:table-cell table:formula="of:=MIN([.$K445];[.$W445])" office:value-type="float"/>
          <table:table-cell table:formula="of:=MIN([.$L445];[.$X445])" office:value-type="float"/>
          <table:table-cell table:formula="of:=MIN([.$M445];[.$Y445])" office:value-type="float"/>
          <table:table-cell table:formula="of:=MIN([.$N445];[.$Z445])" office:value-type="float"/>
          <table:table-cell table:formula="of:=MEDIAN([.$B445];[.$O445])" office:value-type="float"/>
          <table:table-cell table:formula="of:=MEDIAN([.$C445];[.$P445])" office:value-type="float"/>
          <table:table-cell table:formula="of:=MEDIAN([.$D445];[.$Q445])" office:value-type="float"/>
          <table:table-cell table:formula="of:=MEDIAN([.$E445];[.$R445])" office:value-type="float"/>
          <table:table-cell table:formula="of:=MEDIAN([.$F445];[.$S445])" office:value-type="float"/>
          <table:table-cell table:formula="of:=MEDIAN([.$G445];[.$T445])" office:value-type="float"/>
          <table:table-cell table:formula="of:=MEDIAN([.$H445];[.$U445])" office:value-type="float"/>
          <table:table-cell table:formula="of:=MEDIAN([.$I445];[.$V445])" office:value-type="float"/>
          <table:table-cell table:formula="of:=MEDIAN([.$J445])" office:value-type="float"/>
          <table:table-cell table:formula="of:=MEDIAN([.$K445];[.$W445])" office:value-type="float"/>
          <table:table-cell table:formula="of:=MEDIAN([.$L445];[.$X445])" office:value-type="float"/>
          <table:table-cell table:formula="of:=MEDIAN([.$M445];[.$Y445])" office:value-type="float"/>
          <table:table-cell table:formula="of:=MEDIAN([.$N445];[.$Z445])" office:value-type="float"/>
          <table:table-cell table:formula="of:=MAX([.$B445];[.$O445])" office:value-type="float"/>
          <table:table-cell table:formula="of:=MAX([.$C445];[.$P445])" office:value-type="float"/>
          <table:table-cell table:formula="of:=MAX([.$D445];[.$Q445])" office:value-type="float"/>
          <table:table-cell table:formula="of:=MAX([.$E445];[.$R445])" office:value-type="float"/>
          <table:table-cell table:formula="of:=MAX([.$F445];[.$S445])" office:value-type="float"/>
          <table:table-cell table:formula="of:=MAX([.$G445];[.$T445])" office:value-type="float"/>
          <table:table-cell table:formula="of:=MAX([.$H445];[.$U445])" office:value-type="float"/>
          <table:table-cell table:formula="of:=MAX([.$I445];[.$V445])" office:value-type="float"/>
          <table:table-cell table:formula="of:=MAX([.$J445])" office:value-type="float"/>
          <table:table-cell table:formula="of:=MAX([.$K445];[.$W445])" office:value-type="float"/>
          <table:table-cell table:formula="of:=MAX([.$L445];[.$X445])" office:value-type="float"/>
          <table:table-cell table:formula="of:=MAX([.$M445];[.$Y445])" office:value-type="float"/>
          <table:table-cell table:formula="of:=MAX([.$N445];[.$Z445])" office:value-type="float"/>
        </table:table-row>
        <table:table-row table:style-name="ro1">
          <table:table-cell office:value-type="string">
            <text:p>blocks.blocks-27-1.asp/44</text:p>
          </table:table-cell>
          <table:table-cell office:value-type="float" office:value="30.75"/>
          <table:table-cell office:value-type="float" office:value="30.41"/>
          <table:table-cell office:value-type="float" office:value="3.83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034.0"/>
          <table:table-cell office:value-type="float" office:value="245711.0"/>
          <table:table-cell office:value-type="float" office:value="245711.0"/>
          <table:table-cell office:value-type="float" office:value="1865889.0"/>
          <table:table-cell office:value-type="float" office:value="1907856.0"/>
          <table:table-cell office:value-type="float" office:value="0.0"/>
          <table:table-cell office:value-type="float" office:value="0.0"/>
          <table:table-cell office:value-type="float" office:value="24.4996"/>
          <table:table-cell office:value-type="float" office:value="24.182"/>
          <table:table-cell office:value-type="float" office:value="1.2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7.0"/>
          <table:table-cell office:value-type="float" office:value="76205.0"/>
          <table:table-cell office:value-type="float" office:value="1865889.0"/>
          <table:table-cell office:value-type="float" office:value="1907856.0"/>
          <table:table-cell office:value-type="float" office:value="0.0"/>
          <table:table-cell office:value-type="float" office:value="0.0"/>
          <table:table-cell table:formula="of:=MIN([.$B446];[.$O446])" office:value-type="float"/>
          <table:table-cell table:formula="of:=MIN([.$C446];[.$P446])" office:value-type="float"/>
          <table:table-cell table:formula="of:=MIN([.$D446];[.$Q446])" office:value-type="float"/>
          <table:table-cell table:formula="of:=MIN([.$E446];[.$R446])" office:value-type="float"/>
          <table:table-cell table:formula="of:=MIN([.$F446];[.$S446])" office:value-type="float"/>
          <table:table-cell table:formula="of:=MIN([.$G446];[.$T446])" office:value-type="float"/>
          <table:table-cell table:formula="of:=MIN([.$H446];[.$U446])" office:value-type="float"/>
          <table:table-cell table:formula="of:=MIN([.$I446];[.$V446])" office:value-type="float"/>
          <table:table-cell table:formula="of:=MIN([.$J446])" office:value-type="float"/>
          <table:table-cell table:formula="of:=MIN([.$K446];[.$W446])" office:value-type="float"/>
          <table:table-cell table:formula="of:=MIN([.$L446];[.$X446])" office:value-type="float"/>
          <table:table-cell table:formula="of:=MIN([.$M446];[.$Y446])" office:value-type="float"/>
          <table:table-cell table:formula="of:=MIN([.$N446];[.$Z446])" office:value-type="float"/>
          <table:table-cell table:formula="of:=MEDIAN([.$B446];[.$O446])" office:value-type="float"/>
          <table:table-cell table:formula="of:=MEDIAN([.$C446];[.$P446])" office:value-type="float"/>
          <table:table-cell table:formula="of:=MEDIAN([.$D446];[.$Q446])" office:value-type="float"/>
          <table:table-cell table:formula="of:=MEDIAN([.$E446];[.$R446])" office:value-type="float"/>
          <table:table-cell table:formula="of:=MEDIAN([.$F446];[.$S446])" office:value-type="float"/>
          <table:table-cell table:formula="of:=MEDIAN([.$G446];[.$T446])" office:value-type="float"/>
          <table:table-cell table:formula="of:=MEDIAN([.$H446];[.$U446])" office:value-type="float"/>
          <table:table-cell table:formula="of:=MEDIAN([.$I446];[.$V446])" office:value-type="float"/>
          <table:table-cell table:formula="of:=MEDIAN([.$J446])" office:value-type="float"/>
          <table:table-cell table:formula="of:=MEDIAN([.$K446];[.$W446])" office:value-type="float"/>
          <table:table-cell table:formula="of:=MEDIAN([.$L446];[.$X446])" office:value-type="float"/>
          <table:table-cell table:formula="of:=MEDIAN([.$M446];[.$Y446])" office:value-type="float"/>
          <table:table-cell table:formula="of:=MEDIAN([.$N446];[.$Z446])" office:value-type="float"/>
          <table:table-cell table:formula="of:=MAX([.$B446];[.$O446])" office:value-type="float"/>
          <table:table-cell table:formula="of:=MAX([.$C446];[.$P446])" office:value-type="float"/>
          <table:table-cell table:formula="of:=MAX([.$D446];[.$Q446])" office:value-type="float"/>
          <table:table-cell table:formula="of:=MAX([.$E446];[.$R446])" office:value-type="float"/>
          <table:table-cell table:formula="of:=MAX([.$F446];[.$S446])" office:value-type="float"/>
          <table:table-cell table:formula="of:=MAX([.$G446];[.$T446])" office:value-type="float"/>
          <table:table-cell table:formula="of:=MAX([.$H446];[.$U446])" office:value-type="float"/>
          <table:table-cell table:formula="of:=MAX([.$I446];[.$V446])" office:value-type="float"/>
          <table:table-cell table:formula="of:=MAX([.$J446])" office:value-type="float"/>
          <table:table-cell table:formula="of:=MAX([.$K446];[.$W446])" office:value-type="float"/>
          <table:table-cell table:formula="of:=MAX([.$L446];[.$X446])" office:value-type="float"/>
          <table:table-cell table:formula="of:=MAX([.$M446];[.$Y446])" office:value-type="float"/>
          <table:table-cell table:formula="of:=MAX([.$N446];[.$Z446])" office:value-type="float"/>
        </table:table-row>
        <table:table-row table:style-name="ro1">
          <table:table-cell office:value-type="string">
            <text:p>blocks.blocks-27-1.asp/45</text:p>
          </table:table-cell>
          <table:table-cell office:value-type="float" office:value="30.7733"/>
          <table:table-cell office:value-type="float" office:value="30.362"/>
          <table:table-cell office:value-type="float" office:value="3.77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099.0"/>
          <table:table-cell office:value-type="float" office:value="177268.0"/>
          <table:table-cell office:value-type="float" office:value="177268.0"/>
          <table:table-cell office:value-type="float" office:value="1909306.0"/>
          <table:table-cell office:value-type="float" office:value="1970983.0"/>
          <table:table-cell office:value-type="float" office:value="0.0"/>
          <table:table-cell office:value-type="float" office:value="0.0"/>
          <table:table-cell office:value-type="float" office:value="28.1564"/>
          <table:table-cell office:value-type="float" office:value="27.823"/>
          <table:table-cell office:value-type="float" office:value="4.36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896.0"/>
          <table:table-cell office:value-type="float" office:value="95327.0"/>
          <table:table-cell office:value-type="float" office:value="1909306.0"/>
          <table:table-cell office:value-type="float" office:value="1970983.0"/>
          <table:table-cell office:value-type="float" office:value="0.0"/>
          <table:table-cell office:value-type="float" office:value="0.0"/>
          <table:table-cell table:formula="of:=MIN([.$B447];[.$O447])" office:value-type="float"/>
          <table:table-cell table:formula="of:=MIN([.$C447];[.$P447])" office:value-type="float"/>
          <table:table-cell table:formula="of:=MIN([.$D447];[.$Q447])" office:value-type="float"/>
          <table:table-cell table:formula="of:=MIN([.$E447];[.$R447])" office:value-type="float"/>
          <table:table-cell table:formula="of:=MIN([.$F447];[.$S447])" office:value-type="float"/>
          <table:table-cell table:formula="of:=MIN([.$G447];[.$T447])" office:value-type="float"/>
          <table:table-cell table:formula="of:=MIN([.$H447];[.$U447])" office:value-type="float"/>
          <table:table-cell table:formula="of:=MIN([.$I447];[.$V447])" office:value-type="float"/>
          <table:table-cell table:formula="of:=MIN([.$J447])" office:value-type="float"/>
          <table:table-cell table:formula="of:=MIN([.$K447];[.$W447])" office:value-type="float"/>
          <table:table-cell table:formula="of:=MIN([.$L447];[.$X447])" office:value-type="float"/>
          <table:table-cell table:formula="of:=MIN([.$M447];[.$Y447])" office:value-type="float"/>
          <table:table-cell table:formula="of:=MIN([.$N447];[.$Z447])" office:value-type="float"/>
          <table:table-cell table:formula="of:=MEDIAN([.$B447];[.$O447])" office:value-type="float"/>
          <table:table-cell table:formula="of:=MEDIAN([.$C447];[.$P447])" office:value-type="float"/>
          <table:table-cell table:formula="of:=MEDIAN([.$D447];[.$Q447])" office:value-type="float"/>
          <table:table-cell table:formula="of:=MEDIAN([.$E447];[.$R447])" office:value-type="float"/>
          <table:table-cell table:formula="of:=MEDIAN([.$F447];[.$S447])" office:value-type="float"/>
          <table:table-cell table:formula="of:=MEDIAN([.$G447];[.$T447])" office:value-type="float"/>
          <table:table-cell table:formula="of:=MEDIAN([.$H447];[.$U447])" office:value-type="float"/>
          <table:table-cell table:formula="of:=MEDIAN([.$I447];[.$V447])" office:value-type="float"/>
          <table:table-cell table:formula="of:=MEDIAN([.$J447])" office:value-type="float"/>
          <table:table-cell table:formula="of:=MEDIAN([.$K447];[.$W447])" office:value-type="float"/>
          <table:table-cell table:formula="of:=MEDIAN([.$L447];[.$X447])" office:value-type="float"/>
          <table:table-cell table:formula="of:=MEDIAN([.$M447];[.$Y447])" office:value-type="float"/>
          <table:table-cell table:formula="of:=MEDIAN([.$N447];[.$Z447])" office:value-type="float"/>
          <table:table-cell table:formula="of:=MAX([.$B447];[.$O447])" office:value-type="float"/>
          <table:table-cell table:formula="of:=MAX([.$C447];[.$P447])" office:value-type="float"/>
          <table:table-cell table:formula="of:=MAX([.$D447];[.$Q447])" office:value-type="float"/>
          <table:table-cell table:formula="of:=MAX([.$E447];[.$R447])" office:value-type="float"/>
          <table:table-cell table:formula="of:=MAX([.$F447];[.$S447])" office:value-type="float"/>
          <table:table-cell table:formula="of:=MAX([.$G447];[.$T447])" office:value-type="float"/>
          <table:table-cell table:formula="of:=MAX([.$H447];[.$U447])" office:value-type="float"/>
          <table:table-cell table:formula="of:=MAX([.$I447];[.$V447])" office:value-type="float"/>
          <table:table-cell table:formula="of:=MAX([.$J447])" office:value-type="float"/>
          <table:table-cell table:formula="of:=MAX([.$K447];[.$W447])" office:value-type="float"/>
          <table:table-cell table:formula="of:=MAX([.$L447];[.$X447])" office:value-type="float"/>
          <table:table-cell table:formula="of:=MAX([.$M447];[.$Y447])" office:value-type="float"/>
          <table:table-cell table:formula="of:=MAX([.$N447];[.$Z447])" office:value-type="float"/>
        </table:table-row>
        <table:table-row table:style-name="ro1">
          <table:table-cell office:value-type="string">
            <text:p>blocks.blocks-27-1.asp/5</text:p>
          </table:table-cell>
          <table:table-cell office:value-type="float" office:value="2.384"/>
          <table:table-cell office:value-type="float" office:value="2.3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2626.0"/>
          <table:table-cell office:value-type="float" office:value="1238.0"/>
          <table:table-cell office:value-type="float" office:value="0.0"/>
          <table:table-cell office:value-type="float" office:value="0.0"/>
          <table:table-cell office:value-type="float" office:value="2.14227"/>
          <table:table-cell office:value-type="float" office:value="2.0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72626.0"/>
          <table:table-cell office:value-type="float" office:value="1238.0"/>
          <table:table-cell office:value-type="float" office:value="0.0"/>
          <table:table-cell office:value-type="float" office:value="0.0"/>
          <table:table-cell table:formula="of:=MIN([.$B448];[.$O448])" office:value-type="float"/>
          <table:table-cell table:formula="of:=MIN([.$C448];[.$P448])" office:value-type="float"/>
          <table:table-cell table:formula="of:=MIN([.$D448];[.$Q448])" office:value-type="float"/>
          <table:table-cell table:formula="of:=MIN([.$E448];[.$R448])" office:value-type="float"/>
          <table:table-cell table:formula="of:=MIN([.$F448];[.$S448])" office:value-type="float"/>
          <table:table-cell table:formula="of:=MIN([.$G448];[.$T448])" office:value-type="float"/>
          <table:table-cell table:formula="of:=MIN([.$H448];[.$U448])" office:value-type="float"/>
          <table:table-cell table:formula="of:=MIN([.$I448];[.$V448])" office:value-type="float"/>
          <table:table-cell table:formula="of:=MIN([.$J448])" office:value-type="float"/>
          <table:table-cell table:formula="of:=MIN([.$K448];[.$W448])" office:value-type="float"/>
          <table:table-cell table:formula="of:=MIN([.$L448];[.$X448])" office:value-type="float"/>
          <table:table-cell table:formula="of:=MIN([.$M448];[.$Y448])" office:value-type="float"/>
          <table:table-cell table:formula="of:=MIN([.$N448];[.$Z448])" office:value-type="float"/>
          <table:table-cell table:formula="of:=MEDIAN([.$B448];[.$O448])" office:value-type="float"/>
          <table:table-cell table:formula="of:=MEDIAN([.$C448];[.$P448])" office:value-type="float"/>
          <table:table-cell table:formula="of:=MEDIAN([.$D448];[.$Q448])" office:value-type="float"/>
          <table:table-cell table:formula="of:=MEDIAN([.$E448];[.$R448])" office:value-type="float"/>
          <table:table-cell table:formula="of:=MEDIAN([.$F448];[.$S448])" office:value-type="float"/>
          <table:table-cell table:formula="of:=MEDIAN([.$G448];[.$T448])" office:value-type="float"/>
          <table:table-cell table:formula="of:=MEDIAN([.$H448];[.$U448])" office:value-type="float"/>
          <table:table-cell table:formula="of:=MEDIAN([.$I448];[.$V448])" office:value-type="float"/>
          <table:table-cell table:formula="of:=MEDIAN([.$J448])" office:value-type="float"/>
          <table:table-cell table:formula="of:=MEDIAN([.$K448];[.$W448])" office:value-type="float"/>
          <table:table-cell table:formula="of:=MEDIAN([.$L448];[.$X448])" office:value-type="float"/>
          <table:table-cell table:formula="of:=MEDIAN([.$M448];[.$Y448])" office:value-type="float"/>
          <table:table-cell table:formula="of:=MEDIAN([.$N448];[.$Z448])" office:value-type="float"/>
          <table:table-cell table:formula="of:=MAX([.$B448];[.$O448])" office:value-type="float"/>
          <table:table-cell table:formula="of:=MAX([.$C448];[.$P448])" office:value-type="float"/>
          <table:table-cell table:formula="of:=MAX([.$D448];[.$Q448])" office:value-type="float"/>
          <table:table-cell table:formula="of:=MAX([.$E448];[.$R448])" office:value-type="float"/>
          <table:table-cell table:formula="of:=MAX([.$F448];[.$S448])" office:value-type="float"/>
          <table:table-cell table:formula="of:=MAX([.$G448];[.$T448])" office:value-type="float"/>
          <table:table-cell table:formula="of:=MAX([.$H448];[.$U448])" office:value-type="float"/>
          <table:table-cell table:formula="of:=MAX([.$I448];[.$V448])" office:value-type="float"/>
          <table:table-cell table:formula="of:=MAX([.$J448])" office:value-type="float"/>
          <table:table-cell table:formula="of:=MAX([.$K448];[.$W448])" office:value-type="float"/>
          <table:table-cell table:formula="of:=MAX([.$L448];[.$X448])" office:value-type="float"/>
          <table:table-cell table:formula="of:=MAX([.$M448];[.$Y448])" office:value-type="float"/>
          <table:table-cell table:formula="of:=MAX([.$N448];[.$Z448])" office:value-type="float"/>
        </table:table-row>
        <table:table-row table:style-name="ro1">
          <table:table-cell office:value-type="string">
            <text:p>blocks.blocks-27-1.asp/6</text:p>
          </table:table-cell>
          <table:table-cell office:value-type="float" office:value="2.91015"/>
          <table:table-cell office:value-type="float" office:value="2.8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6043.0"/>
          <table:table-cell office:value-type="float" office:value="2022.0"/>
          <table:table-cell office:value-type="float" office:value="0.0"/>
          <table:table-cell office:value-type="float" office:value="0.0"/>
          <table:table-cell office:value-type="float" office:value="2.60423"/>
          <table:table-cell office:value-type="float" office:value="2.5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16043.0"/>
          <table:table-cell office:value-type="float" office:value="2022.0"/>
          <table:table-cell office:value-type="float" office:value="0.0"/>
          <table:table-cell office:value-type="float" office:value="0.0"/>
          <table:table-cell table:formula="of:=MIN([.$B449];[.$O449])" office:value-type="float"/>
          <table:table-cell table:formula="of:=MIN([.$C449];[.$P449])" office:value-type="float"/>
          <table:table-cell table:formula="of:=MIN([.$D449];[.$Q449])" office:value-type="float"/>
          <table:table-cell table:formula="of:=MIN([.$E449];[.$R449])" office:value-type="float"/>
          <table:table-cell table:formula="of:=MIN([.$F449];[.$S449])" office:value-type="float"/>
          <table:table-cell table:formula="of:=MIN([.$G449];[.$T449])" office:value-type="float"/>
          <table:table-cell table:formula="of:=MIN([.$H449];[.$U449])" office:value-type="float"/>
          <table:table-cell table:formula="of:=MIN([.$I449];[.$V449])" office:value-type="float"/>
          <table:table-cell table:formula="of:=MIN([.$J449])" office:value-type="float"/>
          <table:table-cell table:formula="of:=MIN([.$K449];[.$W449])" office:value-type="float"/>
          <table:table-cell table:formula="of:=MIN([.$L449];[.$X449])" office:value-type="float"/>
          <table:table-cell table:formula="of:=MIN([.$M449];[.$Y449])" office:value-type="float"/>
          <table:table-cell table:formula="of:=MIN([.$N449];[.$Z449])" office:value-type="float"/>
          <table:table-cell table:formula="of:=MEDIAN([.$B449];[.$O449])" office:value-type="float"/>
          <table:table-cell table:formula="of:=MEDIAN([.$C449];[.$P449])" office:value-type="float"/>
          <table:table-cell table:formula="of:=MEDIAN([.$D449];[.$Q449])" office:value-type="float"/>
          <table:table-cell table:formula="of:=MEDIAN([.$E449];[.$R449])" office:value-type="float"/>
          <table:table-cell table:formula="of:=MEDIAN([.$F449];[.$S449])" office:value-type="float"/>
          <table:table-cell table:formula="of:=MEDIAN([.$G449];[.$T449])" office:value-type="float"/>
          <table:table-cell table:formula="of:=MEDIAN([.$H449];[.$U449])" office:value-type="float"/>
          <table:table-cell table:formula="of:=MEDIAN([.$I449];[.$V449])" office:value-type="float"/>
          <table:table-cell table:formula="of:=MEDIAN([.$J449])" office:value-type="float"/>
          <table:table-cell table:formula="of:=MEDIAN([.$K449];[.$W449])" office:value-type="float"/>
          <table:table-cell table:formula="of:=MEDIAN([.$L449];[.$X449])" office:value-type="float"/>
          <table:table-cell table:formula="of:=MEDIAN([.$M449];[.$Y449])" office:value-type="float"/>
          <table:table-cell table:formula="of:=MEDIAN([.$N449];[.$Z449])" office:value-type="float"/>
          <table:table-cell table:formula="of:=MAX([.$B449];[.$O449])" office:value-type="float"/>
          <table:table-cell table:formula="of:=MAX([.$C449];[.$P449])" office:value-type="float"/>
          <table:table-cell table:formula="of:=MAX([.$D449];[.$Q449])" office:value-type="float"/>
          <table:table-cell table:formula="of:=MAX([.$E449];[.$R449])" office:value-type="float"/>
          <table:table-cell table:formula="of:=MAX([.$F449];[.$S449])" office:value-type="float"/>
          <table:table-cell table:formula="of:=MAX([.$G449];[.$T449])" office:value-type="float"/>
          <table:table-cell table:formula="of:=MAX([.$H449];[.$U449])" office:value-type="float"/>
          <table:table-cell table:formula="of:=MAX([.$I449];[.$V449])" office:value-type="float"/>
          <table:table-cell table:formula="of:=MAX([.$J449])" office:value-type="float"/>
          <table:table-cell table:formula="of:=MAX([.$K449];[.$W449])" office:value-type="float"/>
          <table:table-cell table:formula="of:=MAX([.$L449];[.$X449])" office:value-type="float"/>
          <table:table-cell table:formula="of:=MAX([.$M449];[.$Y449])" office:value-type="float"/>
          <table:table-cell table:formula="of:=MAX([.$N449];[.$Z449])" office:value-type="float"/>
        </table:table-row>
        <table:table-row table:style-name="ro1">
          <table:table-cell office:value-type="string">
            <text:p>blocks.blocks-27-1.asp/7</text:p>
          </table:table-cell>
          <table:table-cell office:value-type="float" office:value="3.3466"/>
          <table:table-cell office:value-type="float" office:value="3.2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59460.0"/>
          <table:table-cell office:value-type="float" office:value="2806.0"/>
          <table:table-cell office:value-type="float" office:value="0.0"/>
          <table:table-cell office:value-type="float" office:value="0.0"/>
          <table:table-cell office:value-type="float" office:value="3.08982"/>
          <table:table-cell office:value-type="float" office:value="3.0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59460.0"/>
          <table:table-cell office:value-type="float" office:value="2806.0"/>
          <table:table-cell office:value-type="float" office:value="0.0"/>
          <table:table-cell office:value-type="float" office:value="0.0"/>
          <table:table-cell table:formula="of:=MIN([.$B450];[.$O450])" office:value-type="float"/>
          <table:table-cell table:formula="of:=MIN([.$C450];[.$P450])" office:value-type="float"/>
          <table:table-cell table:formula="of:=MIN([.$D450];[.$Q450])" office:value-type="float"/>
          <table:table-cell table:formula="of:=MIN([.$E450];[.$R450])" office:value-type="float"/>
          <table:table-cell table:formula="of:=MIN([.$F450];[.$S450])" office:value-type="float"/>
          <table:table-cell table:formula="of:=MIN([.$G450];[.$T450])" office:value-type="float"/>
          <table:table-cell table:formula="of:=MIN([.$H450];[.$U450])" office:value-type="float"/>
          <table:table-cell table:formula="of:=MIN([.$I450];[.$V450])" office:value-type="float"/>
          <table:table-cell table:formula="of:=MIN([.$J450])" office:value-type="float"/>
          <table:table-cell table:formula="of:=MIN([.$K450];[.$W450])" office:value-type="float"/>
          <table:table-cell table:formula="of:=MIN([.$L450];[.$X450])" office:value-type="float"/>
          <table:table-cell table:formula="of:=MIN([.$M450];[.$Y450])" office:value-type="float"/>
          <table:table-cell table:formula="of:=MIN([.$N450];[.$Z450])" office:value-type="float"/>
          <table:table-cell table:formula="of:=MEDIAN([.$B450];[.$O450])" office:value-type="float"/>
          <table:table-cell table:formula="of:=MEDIAN([.$C450];[.$P450])" office:value-type="float"/>
          <table:table-cell table:formula="of:=MEDIAN([.$D450];[.$Q450])" office:value-type="float"/>
          <table:table-cell table:formula="of:=MEDIAN([.$E450];[.$R450])" office:value-type="float"/>
          <table:table-cell table:formula="of:=MEDIAN([.$F450];[.$S450])" office:value-type="float"/>
          <table:table-cell table:formula="of:=MEDIAN([.$G450];[.$T450])" office:value-type="float"/>
          <table:table-cell table:formula="of:=MEDIAN([.$H450];[.$U450])" office:value-type="float"/>
          <table:table-cell table:formula="of:=MEDIAN([.$I450];[.$V450])" office:value-type="float"/>
          <table:table-cell table:formula="of:=MEDIAN([.$J450])" office:value-type="float"/>
          <table:table-cell table:formula="of:=MEDIAN([.$K450];[.$W450])" office:value-type="float"/>
          <table:table-cell table:formula="of:=MEDIAN([.$L450];[.$X450])" office:value-type="float"/>
          <table:table-cell table:formula="of:=MEDIAN([.$M450];[.$Y450])" office:value-type="float"/>
          <table:table-cell table:formula="of:=MEDIAN([.$N450];[.$Z450])" office:value-type="float"/>
          <table:table-cell table:formula="of:=MAX([.$B450];[.$O450])" office:value-type="float"/>
          <table:table-cell table:formula="of:=MAX([.$C450];[.$P450])" office:value-type="float"/>
          <table:table-cell table:formula="of:=MAX([.$D450];[.$Q450])" office:value-type="float"/>
          <table:table-cell table:formula="of:=MAX([.$E450];[.$R450])" office:value-type="float"/>
          <table:table-cell table:formula="of:=MAX([.$F450];[.$S450])" office:value-type="float"/>
          <table:table-cell table:formula="of:=MAX([.$G450];[.$T450])" office:value-type="float"/>
          <table:table-cell table:formula="of:=MAX([.$H450];[.$U450])" office:value-type="float"/>
          <table:table-cell table:formula="of:=MAX([.$I450];[.$V450])" office:value-type="float"/>
          <table:table-cell table:formula="of:=MAX([.$J450])" office:value-type="float"/>
          <table:table-cell table:formula="of:=MAX([.$K450];[.$W450])" office:value-type="float"/>
          <table:table-cell table:formula="of:=MAX([.$L450];[.$X450])" office:value-type="float"/>
          <table:table-cell table:formula="of:=MAX([.$M450];[.$Y450])" office:value-type="float"/>
          <table:table-cell table:formula="of:=MAX([.$N450];[.$Z450])" office:value-type="float"/>
        </table:table-row>
        <table:table-row table:style-name="ro1">
          <table:table-cell office:value-type="string">
            <text:p>blocks.blocks-27-1.asp/8</text:p>
          </table:table-cell>
          <table:table-cell office:value-type="float" office:value="3.96914"/>
          <table:table-cell office:value-type="float" office:value="3.8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2877.0"/>
          <table:table-cell office:value-type="float" office:value="3590.0"/>
          <table:table-cell office:value-type="float" office:value="0.0"/>
          <table:table-cell office:value-type="float" office:value="0.0"/>
          <table:table-cell office:value-type="float" office:value="3.60309"/>
          <table:table-cell office:value-type="float" office:value="3.5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02877.0"/>
          <table:table-cell office:value-type="float" office:value="3590.0"/>
          <table:table-cell office:value-type="float" office:value="0.0"/>
          <table:table-cell office:value-type="float" office:value="0.0"/>
          <table:table-cell table:formula="of:=MIN([.$B451];[.$O451])" office:value-type="float"/>
          <table:table-cell table:formula="of:=MIN([.$C451];[.$P451])" office:value-type="float"/>
          <table:table-cell table:formula="of:=MIN([.$D451];[.$Q451])" office:value-type="float"/>
          <table:table-cell table:formula="of:=MIN([.$E451];[.$R451])" office:value-type="float"/>
          <table:table-cell table:formula="of:=MIN([.$F451];[.$S451])" office:value-type="float"/>
          <table:table-cell table:formula="of:=MIN([.$G451];[.$T451])" office:value-type="float"/>
          <table:table-cell table:formula="of:=MIN([.$H451];[.$U451])" office:value-type="float"/>
          <table:table-cell table:formula="of:=MIN([.$I451];[.$V451])" office:value-type="float"/>
          <table:table-cell table:formula="of:=MIN([.$J451])" office:value-type="float"/>
          <table:table-cell table:formula="of:=MIN([.$K451];[.$W451])" office:value-type="float"/>
          <table:table-cell table:formula="of:=MIN([.$L451];[.$X451])" office:value-type="float"/>
          <table:table-cell table:formula="of:=MIN([.$M451];[.$Y451])" office:value-type="float"/>
          <table:table-cell table:formula="of:=MIN([.$N451];[.$Z451])" office:value-type="float"/>
          <table:table-cell table:formula="of:=MEDIAN([.$B451];[.$O451])" office:value-type="float"/>
          <table:table-cell table:formula="of:=MEDIAN([.$C451];[.$P451])" office:value-type="float"/>
          <table:table-cell table:formula="of:=MEDIAN([.$D451];[.$Q451])" office:value-type="float"/>
          <table:table-cell table:formula="of:=MEDIAN([.$E451];[.$R451])" office:value-type="float"/>
          <table:table-cell table:formula="of:=MEDIAN([.$F451];[.$S451])" office:value-type="float"/>
          <table:table-cell table:formula="of:=MEDIAN([.$G451];[.$T451])" office:value-type="float"/>
          <table:table-cell table:formula="of:=MEDIAN([.$H451];[.$U451])" office:value-type="float"/>
          <table:table-cell table:formula="of:=MEDIAN([.$I451];[.$V451])" office:value-type="float"/>
          <table:table-cell table:formula="of:=MEDIAN([.$J451])" office:value-type="float"/>
          <table:table-cell table:formula="of:=MEDIAN([.$K451];[.$W451])" office:value-type="float"/>
          <table:table-cell table:formula="of:=MEDIAN([.$L451];[.$X451])" office:value-type="float"/>
          <table:table-cell table:formula="of:=MEDIAN([.$M451];[.$Y451])" office:value-type="float"/>
          <table:table-cell table:formula="of:=MEDIAN([.$N451];[.$Z451])" office:value-type="float"/>
          <table:table-cell table:formula="of:=MAX([.$B451];[.$O451])" office:value-type="float"/>
          <table:table-cell table:formula="of:=MAX([.$C451];[.$P451])" office:value-type="float"/>
          <table:table-cell table:formula="of:=MAX([.$D451];[.$Q451])" office:value-type="float"/>
          <table:table-cell table:formula="of:=MAX([.$E451];[.$R451])" office:value-type="float"/>
          <table:table-cell table:formula="of:=MAX([.$F451];[.$S451])" office:value-type="float"/>
          <table:table-cell table:formula="of:=MAX([.$G451];[.$T451])" office:value-type="float"/>
          <table:table-cell table:formula="of:=MAX([.$H451];[.$U451])" office:value-type="float"/>
          <table:table-cell table:formula="of:=MAX([.$I451];[.$V451])" office:value-type="float"/>
          <table:table-cell table:formula="of:=MAX([.$J451])" office:value-type="float"/>
          <table:table-cell table:formula="of:=MAX([.$K451];[.$W451])" office:value-type="float"/>
          <table:table-cell table:formula="of:=MAX([.$L451];[.$X451])" office:value-type="float"/>
          <table:table-cell table:formula="of:=MAX([.$M451];[.$Y451])" office:value-type="float"/>
          <table:table-cell table:formula="of:=MAX([.$N451];[.$Z451])" office:value-type="float"/>
        </table:table-row>
        <table:table-row table:style-name="ro1">
          <table:table-cell office:value-type="string">
            <text:p>blocks.blocks-27-1.asp/9</text:p>
          </table:table-cell>
          <table:table-cell office:value-type="float" office:value="4.52188"/>
          <table:table-cell office:value-type="float" office:value="4.4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46294.0"/>
          <table:table-cell office:value-type="float" office:value="4374.0"/>
          <table:table-cell office:value-type="float" office:value="0.0"/>
          <table:table-cell office:value-type="float" office:value="0.0"/>
          <table:table-cell office:value-type="float" office:value="4.23864"/>
          <table:table-cell office:value-type="float" office:value="4.1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46294.0"/>
          <table:table-cell office:value-type="float" office:value="4374.0"/>
          <table:table-cell office:value-type="float" office:value="0.0"/>
          <table:table-cell office:value-type="float" office:value="0.0"/>
          <table:table-cell table:formula="of:=MIN([.$B452];[.$O452])" office:value-type="float"/>
          <table:table-cell table:formula="of:=MIN([.$C452];[.$P452])" office:value-type="float"/>
          <table:table-cell table:formula="of:=MIN([.$D452];[.$Q452])" office:value-type="float"/>
          <table:table-cell table:formula="of:=MIN([.$E452];[.$R452])" office:value-type="float"/>
          <table:table-cell table:formula="of:=MIN([.$F452];[.$S452])" office:value-type="float"/>
          <table:table-cell table:formula="of:=MIN([.$G452];[.$T452])" office:value-type="float"/>
          <table:table-cell table:formula="of:=MIN([.$H452];[.$U452])" office:value-type="float"/>
          <table:table-cell table:formula="of:=MIN([.$I452];[.$V452])" office:value-type="float"/>
          <table:table-cell table:formula="of:=MIN([.$J452])" office:value-type="float"/>
          <table:table-cell table:formula="of:=MIN([.$K452];[.$W452])" office:value-type="float"/>
          <table:table-cell table:formula="of:=MIN([.$L452];[.$X452])" office:value-type="float"/>
          <table:table-cell table:formula="of:=MIN([.$M452];[.$Y452])" office:value-type="float"/>
          <table:table-cell table:formula="of:=MIN([.$N452];[.$Z452])" office:value-type="float"/>
          <table:table-cell table:formula="of:=MEDIAN([.$B452];[.$O452])" office:value-type="float"/>
          <table:table-cell table:formula="of:=MEDIAN([.$C452];[.$P452])" office:value-type="float"/>
          <table:table-cell table:formula="of:=MEDIAN([.$D452];[.$Q452])" office:value-type="float"/>
          <table:table-cell table:formula="of:=MEDIAN([.$E452];[.$R452])" office:value-type="float"/>
          <table:table-cell table:formula="of:=MEDIAN([.$F452];[.$S452])" office:value-type="float"/>
          <table:table-cell table:formula="of:=MEDIAN([.$G452];[.$T452])" office:value-type="float"/>
          <table:table-cell table:formula="of:=MEDIAN([.$H452];[.$U452])" office:value-type="float"/>
          <table:table-cell table:formula="of:=MEDIAN([.$I452];[.$V452])" office:value-type="float"/>
          <table:table-cell table:formula="of:=MEDIAN([.$J452])" office:value-type="float"/>
          <table:table-cell table:formula="of:=MEDIAN([.$K452];[.$W452])" office:value-type="float"/>
          <table:table-cell table:formula="of:=MEDIAN([.$L452];[.$X452])" office:value-type="float"/>
          <table:table-cell table:formula="of:=MEDIAN([.$M452];[.$Y452])" office:value-type="float"/>
          <table:table-cell table:formula="of:=MEDIAN([.$N452];[.$Z452])" office:value-type="float"/>
          <table:table-cell table:formula="of:=MAX([.$B452];[.$O452])" office:value-type="float"/>
          <table:table-cell table:formula="of:=MAX([.$C452];[.$P452])" office:value-type="float"/>
          <table:table-cell table:formula="of:=MAX([.$D452];[.$Q452])" office:value-type="float"/>
          <table:table-cell table:formula="of:=MAX([.$E452];[.$R452])" office:value-type="float"/>
          <table:table-cell table:formula="of:=MAX([.$F452];[.$S452])" office:value-type="float"/>
          <table:table-cell table:formula="of:=MAX([.$G452];[.$T452])" office:value-type="float"/>
          <table:table-cell table:formula="of:=MAX([.$H452];[.$U452])" office:value-type="float"/>
          <table:table-cell table:formula="of:=MAX([.$I452];[.$V452])" office:value-type="float"/>
          <table:table-cell table:formula="of:=MAX([.$J452])" office:value-type="float"/>
          <table:table-cell table:formula="of:=MAX([.$K452];[.$W452])" office:value-type="float"/>
          <table:table-cell table:formula="of:=MAX([.$L452];[.$X452])" office:value-type="float"/>
          <table:table-cell table:formula="of:=MAX([.$M452];[.$Y452])" office:value-type="float"/>
          <table:table-cell table:formula="of:=MAX([.$N452];[.$Z45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52])" office:value-type="float"/>
          <table:table-cell table:formula="of:=SUM([.C3:.C452])" office:value-type="float"/>
          <table:table-cell table:formula="of:=SUM([.D3:.D452])" office:value-type="float"/>
          <table:table-cell table:formula="of:=SUM([.E3:.E452])" office:value-type="float"/>
          <table:table-cell table:formula="of:=SUM([.F3:.F452])" office:value-type="float"/>
          <table:table-cell table:formula="of:=SUM([.G3:.G452])" office:value-type="float"/>
          <table:table-cell table:formula="of:=SUM([.H3:.H452])" office:value-type="float"/>
          <table:table-cell table:formula="of:=SUM([.I3:.I452])" office:value-type="float"/>
          <table:table-cell table:formula="of:=SUM([.J3:.J452])" office:value-type="float"/>
          <table:table-cell table:formula="of:=SUM([.K3:.K452])" office:value-type="float"/>
          <table:table-cell table:formula="of:=SUM([.L3:.L452])" office:value-type="float"/>
          <table:table-cell table:formula="of:=SUM([.M3:.M452])" office:value-type="float"/>
          <table:table-cell table:formula="of:=SUM([.N3:.N452])" office:value-type="float"/>
          <table:table-cell table:formula="of:=SUM([.O3:.O452])" office:value-type="float"/>
          <table:table-cell table:formula="of:=SUM([.P3:.P452])" office:value-type="float"/>
          <table:table-cell table:formula="of:=SUM([.Q3:.Q452])" office:value-type="float"/>
          <table:table-cell table:formula="of:=SUM([.R3:.R452])" office:value-type="float"/>
          <table:table-cell table:formula="of:=SUM([.S3:.S452])" office:value-type="float"/>
          <table:table-cell table:formula="of:=SUM([.T3:.T452])" office:value-type="float"/>
          <table:table-cell table:formula="of:=SUM([.U3:.U452])" office:value-type="float"/>
          <table:table-cell table:formula="of:=SUM([.V3:.V452])" office:value-type="float"/>
          <table:table-cell table:formula="of:=SUM([.W3:.W452])" office:value-type="float"/>
          <table:table-cell table:formula="of:=SUM([.X3:.X452])" office:value-type="float"/>
          <table:table-cell table:formula="of:=SUM([.Y3:.Y452])" office:value-type="float"/>
          <table:table-cell table:formula="of:=SUM([.Z3:.Z452])" office:value-type="float"/>
          <table:table-cell table:formula="of:=SUM([.AA3:.AA452])" office:value-type="float"/>
          <table:table-cell table:formula="of:=SUM([.AB3:.AB452])" office:value-type="float"/>
          <table:table-cell table:formula="of:=SUM([.AC3:.AC452])" office:value-type="float"/>
          <table:table-cell table:formula="of:=SUM([.AD3:.AD452])" office:value-type="float"/>
          <table:table-cell table:formula="of:=SUM([.AE3:.AE452])" office:value-type="float"/>
          <table:table-cell table:formula="of:=SUM([.AF3:.AF452])" office:value-type="float"/>
          <table:table-cell table:formula="of:=SUM([.AG3:.AG452])" office:value-type="float"/>
          <table:table-cell table:formula="of:=SUM([.AH3:.AH452])" office:value-type="float"/>
          <table:table-cell table:formula="of:=SUM([.AI3:.AI452])" office:value-type="float"/>
          <table:table-cell table:formula="of:=SUM([.AJ3:.AJ452])" office:value-type="float"/>
          <table:table-cell table:formula="of:=SUM([.AK3:.AK452])" office:value-type="float"/>
          <table:table-cell table:formula="of:=SUM([.AL3:.AL452])" office:value-type="float"/>
          <table:table-cell table:formula="of:=SUM([.AM3:.AM452])" office:value-type="float"/>
          <table:table-cell table:formula="of:=SUM([.AN3:.AN452])" office:value-type="float"/>
          <table:table-cell table:formula="of:=SUM([.AO3:.AO452])" office:value-type="float"/>
          <table:table-cell table:formula="of:=SUM([.AP3:.AP452])" office:value-type="float"/>
          <table:table-cell table:formula="of:=SUM([.AQ3:.AQ452])" office:value-type="float"/>
          <table:table-cell table:formula="of:=SUM([.AR3:.AR452])" office:value-type="float"/>
          <table:table-cell table:formula="of:=SUM([.AS3:.AS452])" office:value-type="float"/>
          <table:table-cell table:formula="of:=SUM([.AT3:.AT452])" office:value-type="float"/>
          <table:table-cell table:formula="of:=SUM([.AU3:.AU452])" office:value-type="float"/>
          <table:table-cell table:formula="of:=SUM([.AV3:.AV452])" office:value-type="float"/>
          <table:table-cell table:formula="of:=SUM([.AW3:.AW452])" office:value-type="float"/>
          <table:table-cell table:formula="of:=SUM([.AX3:.AX452])" office:value-type="float"/>
          <table:table-cell table:formula="of:=SUM([.AY3:.AY452])" office:value-type="float"/>
          <table:table-cell table:formula="of:=SUM([.AZ3:.AZ452])" office:value-type="float"/>
          <table:table-cell table:formula="of:=SUM([.BA3:.BA452])" office:value-type="float"/>
          <table:table-cell table:formula="of:=SUM([.BB3:.BB452])" office:value-type="float"/>
          <table:table-cell table:formula="of:=SUM([.BC3:.BC452])" office:value-type="float"/>
          <table:table-cell table:formula="of:=SUM([.BD3:.BD452])" office:value-type="float"/>
          <table:table-cell table:formula="of:=SUM([.BE3:.BE452])" office:value-type="float"/>
          <table:table-cell table:formula="of:=SUM([.BF3:.BF452])" office:value-type="float"/>
          <table:table-cell table:formula="of:=SUM([.BG3:.BG452])" office:value-type="float"/>
          <table:table-cell table:formula="of:=SUM([.BH3:.BH452])" office:value-type="float"/>
          <table:table-cell table:formula="of:=SUM([.BI3:.BI452])" office:value-type="float"/>
          <table:table-cell table:formula="of:=SUM([.BJ3:.BJ452])" office:value-type="float"/>
          <table:table-cell table:formula="of:=SUM([.BK3:.BK452])" office:value-type="float"/>
          <table:table-cell table:formula="of:=SUM([.BL3:.BL452])" office:value-type="float"/>
          <table:table-cell table:formula="of:=SUM([.BM3:.BM45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52])" office:value-type="float"/>
          <table:table-cell table:formula="of:=AVERAGE([.C3:.C452])" office:value-type="float"/>
          <table:table-cell table:formula="of:=AVERAGE([.D3:.D452])" office:value-type="float"/>
          <table:table-cell table:formula="of:=AVERAGE([.E3:.E452])" office:value-type="float"/>
          <table:table-cell table:formula="of:=AVERAGE([.F3:.F452])" office:value-type="float"/>
          <table:table-cell table:formula="of:=AVERAGE([.G3:.G452])" office:value-type="float"/>
          <table:table-cell table:formula="of:=AVERAGE([.H3:.H452])" office:value-type="float"/>
          <table:table-cell table:formula="of:=AVERAGE([.I3:.I452])" office:value-type="float"/>
          <table:table-cell table:formula="of:=AVERAGE([.J3:.J452])" office:value-type="float"/>
          <table:table-cell table:formula="of:=AVERAGE([.K3:.K452])" office:value-type="float"/>
          <table:table-cell table:formula="of:=AVERAGE([.L3:.L452])" office:value-type="float"/>
          <table:table-cell table:formula="of:=AVERAGE([.M3:.M452])" office:value-type="float"/>
          <table:table-cell table:formula="of:=AVERAGE([.N3:.N452])" office:value-type="float"/>
          <table:table-cell table:formula="of:=AVERAGE([.O3:.O452])" office:value-type="float"/>
          <table:table-cell table:formula="of:=AVERAGE([.P3:.P452])" office:value-type="float"/>
          <table:table-cell table:formula="of:=AVERAGE([.Q3:.Q452])" office:value-type="float"/>
          <table:table-cell table:formula="of:=AVERAGE([.R3:.R452])" office:value-type="float"/>
          <table:table-cell table:formula="of:=AVERAGE([.S3:.S452])" office:value-type="float"/>
          <table:table-cell table:formula="of:=AVERAGE([.T3:.T452])" office:value-type="float"/>
          <table:table-cell table:formula="of:=AVERAGE([.U3:.U452])" office:value-type="float"/>
          <table:table-cell table:formula="of:=AVERAGE([.V3:.V452])" office:value-type="float"/>
          <table:table-cell table:formula="of:=AVERAGE([.W3:.W452])" office:value-type="float"/>
          <table:table-cell table:formula="of:=AVERAGE([.X3:.X452])" office:value-type="float"/>
          <table:table-cell table:formula="of:=AVERAGE([.Y3:.Y452])" office:value-type="float"/>
          <table:table-cell table:formula="of:=AVERAGE([.Z3:.Z452])" office:value-type="float"/>
          <table:table-cell table:formula="of:=AVERAGE([.AA3:.AA452])" office:value-type="float"/>
          <table:table-cell table:formula="of:=AVERAGE([.AB3:.AB452])" office:value-type="float"/>
          <table:table-cell table:formula="of:=AVERAGE([.AC3:.AC452])" office:value-type="float"/>
          <table:table-cell table:formula="of:=AVERAGE([.AD3:.AD452])" office:value-type="float"/>
          <table:table-cell table:formula="of:=AVERAGE([.AE3:.AE452])" office:value-type="float"/>
          <table:table-cell table:formula="of:=AVERAGE([.AF3:.AF452])" office:value-type="float"/>
          <table:table-cell table:formula="of:=AVERAGE([.AG3:.AG452])" office:value-type="float"/>
          <table:table-cell table:formula="of:=AVERAGE([.AH3:.AH452])" office:value-type="float"/>
          <table:table-cell table:formula="of:=AVERAGE([.AI3:.AI452])" office:value-type="float"/>
          <table:table-cell table:formula="of:=AVERAGE([.AJ3:.AJ452])" office:value-type="float"/>
          <table:table-cell table:formula="of:=AVERAGE([.AK3:.AK452])" office:value-type="float"/>
          <table:table-cell table:formula="of:=AVERAGE([.AL3:.AL452])" office:value-type="float"/>
          <table:table-cell table:formula="of:=AVERAGE([.AM3:.AM452])" office:value-type="float"/>
          <table:table-cell table:formula="of:=AVERAGE([.AN3:.AN452])" office:value-type="float"/>
          <table:table-cell table:formula="of:=AVERAGE([.AO3:.AO452])" office:value-type="float"/>
          <table:table-cell table:formula="of:=AVERAGE([.AP3:.AP452])" office:value-type="float"/>
          <table:table-cell table:formula="of:=AVERAGE([.AQ3:.AQ452])" office:value-type="float"/>
          <table:table-cell table:formula="of:=AVERAGE([.AR3:.AR452])" office:value-type="float"/>
          <table:table-cell table:formula="of:=AVERAGE([.AS3:.AS452])" office:value-type="float"/>
          <table:table-cell table:formula="of:=AVERAGE([.AT3:.AT452])" office:value-type="float"/>
          <table:table-cell table:formula="of:=AVERAGE([.AU3:.AU452])" office:value-type="float"/>
          <table:table-cell table:formula="of:=AVERAGE([.AV3:.AV452])" office:value-type="float"/>
          <table:table-cell table:formula="of:=AVERAGE([.AW3:.AW452])" office:value-type="float"/>
          <table:table-cell table:formula="of:=AVERAGE([.AX3:.AX452])" office:value-type="float"/>
          <table:table-cell table:formula="of:=AVERAGE([.AY3:.AY452])" office:value-type="float"/>
          <table:table-cell table:formula="of:=AVERAGE([.AZ3:.AZ452])" office:value-type="float"/>
          <table:table-cell table:formula="of:=AVERAGE([.BA3:.BA452])" office:value-type="float"/>
          <table:table-cell table:formula="of:=AVERAGE([.BB3:.BB452])" office:value-type="float"/>
          <table:table-cell table:formula="of:=AVERAGE([.BC3:.BC452])" office:value-type="float"/>
          <table:table-cell table:formula="of:=AVERAGE([.BD3:.BD452])" office:value-type="float"/>
          <table:table-cell table:formula="of:=AVERAGE([.BE3:.BE452])" office:value-type="float"/>
          <table:table-cell table:formula="of:=AVERAGE([.BF3:.BF452])" office:value-type="float"/>
          <table:table-cell table:formula="of:=AVERAGE([.BG3:.BG452])" office:value-type="float"/>
          <table:table-cell table:formula="of:=AVERAGE([.BH3:.BH452])" office:value-type="float"/>
          <table:table-cell table:formula="of:=AVERAGE([.BI3:.BI452])" office:value-type="float"/>
          <table:table-cell table:formula="of:=AVERAGE([.BJ3:.BJ452])" office:value-type="float"/>
          <table:table-cell table:formula="of:=AVERAGE([.BK3:.BK452])" office:value-type="float"/>
          <table:table-cell table:formula="of:=AVERAGE([.BL3:.BL452])" office:value-type="float"/>
          <table:table-cell table:formula="of:=AVERAGE([.BM3:.BM45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52])" office:value-type="float"/>
          <table:table-cell table:formula="of:=STDEV([.C3:.C452])" office:value-type="float"/>
          <table:table-cell table:formula="of:=STDEV([.D3:.D452])" office:value-type="float"/>
          <table:table-cell table:formula="of:=STDEV([.E3:.E452])" office:value-type="float"/>
          <table:table-cell table:formula="of:=STDEV([.F3:.F452])" office:value-type="float"/>
          <table:table-cell table:formula="of:=STDEV([.G3:.G452])" office:value-type="float"/>
          <table:table-cell table:formula="of:=STDEV([.H3:.H452])" office:value-type="float"/>
          <table:table-cell table:formula="of:=STDEV([.I3:.I452])" office:value-type="float"/>
          <table:table-cell table:formula="of:=STDEV([.J3:.J452])" office:value-type="float"/>
          <table:table-cell table:formula="of:=STDEV([.K3:.K452])" office:value-type="float"/>
          <table:table-cell table:formula="of:=STDEV([.L3:.L452])" office:value-type="float"/>
          <table:table-cell table:formula="of:=STDEV([.M3:.M452])" office:value-type="float"/>
          <table:table-cell table:formula="of:=STDEV([.N3:.N452])" office:value-type="float"/>
          <table:table-cell table:formula="of:=STDEV([.O3:.O452])" office:value-type="float"/>
          <table:table-cell table:formula="of:=STDEV([.P3:.P452])" office:value-type="float"/>
          <table:table-cell table:formula="of:=STDEV([.Q3:.Q452])" office:value-type="float"/>
          <table:table-cell table:formula="of:=STDEV([.R3:.R452])" office:value-type="float"/>
          <table:table-cell table:formula="of:=STDEV([.S3:.S452])" office:value-type="float"/>
          <table:table-cell table:formula="of:=STDEV([.T3:.T452])" office:value-type="float"/>
          <table:table-cell table:formula="of:=STDEV([.U3:.U452])" office:value-type="float"/>
          <table:table-cell table:formula="of:=STDEV([.V3:.V452])" office:value-type="float"/>
          <table:table-cell table:formula="of:=STDEV([.W3:.W452])" office:value-type="float"/>
          <table:table-cell table:formula="of:=STDEV([.X3:.X452])" office:value-type="float"/>
          <table:table-cell table:formula="of:=STDEV([.Y3:.Y452])" office:value-type="float"/>
          <table:table-cell table:formula="of:=STDEV([.Z3:.Z452])" office:value-type="float"/>
          <table:table-cell table:formula="of:=STDEV([.AA3:.AA452])" office:value-type="float"/>
          <table:table-cell table:formula="of:=STDEV([.AB3:.AB452])" office:value-type="float"/>
          <table:table-cell table:formula="of:=STDEV([.AC3:.AC452])" office:value-type="float"/>
          <table:table-cell table:formula="of:=STDEV([.AD3:.AD452])" office:value-type="float"/>
          <table:table-cell table:formula="of:=STDEV([.AE3:.AE452])" office:value-type="float"/>
          <table:table-cell table:formula="of:=STDEV([.AF3:.AF452])" office:value-type="float"/>
          <table:table-cell table:formula="of:=STDEV([.AG3:.AG452])" office:value-type="float"/>
          <table:table-cell table:formula="of:=STDEV([.AH3:.AH452])" office:value-type="float"/>
          <table:table-cell table:formula="of:=STDEV([.AI3:.AI452])" office:value-type="float"/>
          <table:table-cell table:formula="of:=STDEV([.AJ3:.AJ452])" office:value-type="float"/>
          <table:table-cell table:formula="of:=STDEV([.AK3:.AK452])" office:value-type="float"/>
          <table:table-cell table:formula="of:=STDEV([.AL3:.AL452])" office:value-type="float"/>
          <table:table-cell table:formula="of:=STDEV([.AM3:.AM452])" office:value-type="float"/>
          <table:table-cell table:formula="of:=STDEV([.AN3:.AN452])" office:value-type="float"/>
          <table:table-cell table:formula="of:=STDEV([.AO3:.AO452])" office:value-type="float"/>
          <table:table-cell table:formula="of:=STDEV([.AP3:.AP452])" office:value-type="float"/>
          <table:table-cell table:formula="of:=STDEV([.AQ3:.AQ452])" office:value-type="float"/>
          <table:table-cell table:formula="of:=STDEV([.AR3:.AR452])" office:value-type="float"/>
          <table:table-cell table:formula="of:=STDEV([.AS3:.AS452])" office:value-type="float"/>
          <table:table-cell table:formula="of:=STDEV([.AT3:.AT452])" office:value-type="float"/>
          <table:table-cell table:formula="of:=STDEV([.AU3:.AU452])" office:value-type="float"/>
          <table:table-cell table:formula="of:=STDEV([.AV3:.AV452])" office:value-type="float"/>
          <table:table-cell table:formula="of:=STDEV([.AW3:.AW452])" office:value-type="float"/>
          <table:table-cell table:formula="of:=STDEV([.AX3:.AX452])" office:value-type="float"/>
          <table:table-cell table:formula="of:=STDEV([.AY3:.AY452])" office:value-type="float"/>
          <table:table-cell table:formula="of:=STDEV([.AZ3:.AZ452])" office:value-type="float"/>
          <table:table-cell table:formula="of:=STDEV([.BA3:.BA452])" office:value-type="float"/>
          <table:table-cell table:formula="of:=STDEV([.BB3:.BB452])" office:value-type="float"/>
          <table:table-cell table:formula="of:=STDEV([.BC3:.BC452])" office:value-type="float"/>
          <table:table-cell table:formula="of:=STDEV([.BD3:.BD452])" office:value-type="float"/>
          <table:table-cell table:formula="of:=STDEV([.BE3:.BE452])" office:value-type="float"/>
          <table:table-cell table:formula="of:=STDEV([.BF3:.BF452])" office:value-type="float"/>
          <table:table-cell table:formula="of:=STDEV([.BG3:.BG452])" office:value-type="float"/>
          <table:table-cell table:formula="of:=STDEV([.BH3:.BH452])" office:value-type="float"/>
          <table:table-cell table:formula="of:=STDEV([.BI3:.BI452])" office:value-type="float"/>
          <table:table-cell table:formula="of:=STDEV([.BJ3:.BJ452])" office:value-type="float"/>
          <table:table-cell table:formula="of:=STDEV([.BK3:.BK452])" office:value-type="float"/>
          <table:table-cell table:formula="of:=STDEV([.BL3:.BL452])" office:value-type="float"/>
          <table:table-cell table:formula="of:=STDEV([.BM3:.BM45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52]-[.$AA3:.$AA452])^2)^0.5" office:value-type="float"/>
          <table:table-cell table:number-matrix-columns-spanned="1" table:number-matrix-rows-spanned="1" table:formula="of:=SUM(([.C3:.C452]-[.$AB3:.$AB452])^2)^0.5" office:value-type="float"/>
          <table:table-cell table:number-matrix-columns-spanned="1" table:number-matrix-rows-spanned="1" table:formula="of:=SUM(([.D3:.D452]-[.$AC3:.$AC452])^2)^0.5" office:value-type="float"/>
          <table:table-cell table:number-matrix-columns-spanned="1" table:number-matrix-rows-spanned="1" table:formula="of:=SUM(([.E3:.E452]-[.$AD3:.$AD452])^2)^0.5" office:value-type="float"/>
          <table:table-cell table:number-matrix-columns-spanned="1" table:number-matrix-rows-spanned="1" table:formula="of:=SUM(([.F3:.F452]-[.$AE3:.$AE452])^2)^0.5" office:value-type="float"/>
          <table:table-cell table:number-matrix-columns-spanned="1" table:number-matrix-rows-spanned="1" table:formula="of:=SUM(([.G3:.G452]-[.$AF3:.$AF452])^2)^0.5" office:value-type="float"/>
          <table:table-cell table:number-matrix-columns-spanned="1" table:number-matrix-rows-spanned="1" table:formula="of:=SUM(([.H3:.H452]-[.$AG3:.$AG452])^2)^0.5" office:value-type="float"/>
          <table:table-cell table:number-matrix-columns-spanned="1" table:number-matrix-rows-spanned="1" table:formula="of:=SUM(([.I3:.I452]-[.$AH3:.$AH452])^2)^0.5" office:value-type="float"/>
          <table:table-cell table:number-matrix-columns-spanned="1" table:number-matrix-rows-spanned="1" table:formula="of:=SUM(([.J3:.J452]-[.$AI3:.$AI452])^2)^0.5" office:value-type="float"/>
          <table:table-cell table:number-matrix-columns-spanned="1" table:number-matrix-rows-spanned="1" table:formula="of:=SUM(([.K3:.K452]-[.$AJ3:.$AJ452])^2)^0.5" office:value-type="float"/>
          <table:table-cell table:number-matrix-columns-spanned="1" table:number-matrix-rows-spanned="1" table:formula="of:=SUM(([.L3:.L452]-[.$AK3:.$AK452])^2)^0.5" office:value-type="float"/>
          <table:table-cell table:number-matrix-columns-spanned="1" table:number-matrix-rows-spanned="1" table:formula="of:=SUM(([.M3:.M452]-[.$AL3:.$AL452])^2)^0.5" office:value-type="float"/>
          <table:table-cell table:number-matrix-columns-spanned="1" table:number-matrix-rows-spanned="1" table:formula="of:=SUM(([.N3:.N452]-[.$AM3:.$AM452])^2)^0.5" office:value-type="float"/>
          <table:table-cell table:number-matrix-columns-spanned="1" table:number-matrix-rows-spanned="1" table:formula="of:=SUM(([.O3:.O452]-[.$AA3:.$AA452])^2)^0.5" office:value-type="float"/>
          <table:table-cell table:number-matrix-columns-spanned="1" table:number-matrix-rows-spanned="1" table:formula="of:=SUM(([.P3:.P452]-[.$AB3:.$AB452])^2)^0.5" office:value-type="float"/>
          <table:table-cell table:number-matrix-columns-spanned="1" table:number-matrix-rows-spanned="1" table:formula="of:=SUM(([.Q3:.Q452]-[.$AC3:.$AC452])^2)^0.5" office:value-type="float"/>
          <table:table-cell table:number-matrix-columns-spanned="1" table:number-matrix-rows-spanned="1" table:formula="of:=SUM(([.R3:.R452]-[.$AD3:.$AD452])^2)^0.5" office:value-type="float"/>
          <table:table-cell table:number-matrix-columns-spanned="1" table:number-matrix-rows-spanned="1" table:formula="of:=SUM(([.S3:.S452]-[.$AE3:.$AE452])^2)^0.5" office:value-type="float"/>
          <table:table-cell table:number-matrix-columns-spanned="1" table:number-matrix-rows-spanned="1" table:formula="of:=SUM(([.T3:.T452]-[.$AF3:.$AF452])^2)^0.5" office:value-type="float"/>
          <table:table-cell table:number-matrix-columns-spanned="1" table:number-matrix-rows-spanned="1" table:formula="of:=SUM(([.U3:.U452]-[.$AG3:.$AG452])^2)^0.5" office:value-type="float"/>
          <table:table-cell table:number-matrix-columns-spanned="1" table:number-matrix-rows-spanned="1" table:formula="of:=SUM(([.V3:.V452]-[.$AH3:.$AH452])^2)^0.5" office:value-type="float"/>
          <table:table-cell table:number-matrix-columns-spanned="1" table:number-matrix-rows-spanned="1" table:formula="of:=SUM(([.W3:.W452]-[.$AJ3:.$AJ452])^2)^0.5" office:value-type="float"/>
          <table:table-cell table:number-matrix-columns-spanned="1" table:number-matrix-rows-spanned="1" table:formula="of:=SUM(([.X3:.X452]-[.$AK3:.$AK452])^2)^0.5" office:value-type="float"/>
          <table:table-cell table:number-matrix-columns-spanned="1" table:number-matrix-rows-spanned="1" table:formula="of:=SUM(([.Y3:.Y452]-[.$AL3:.$AL452])^2)^0.5" office:value-type="float"/>
          <table:table-cell table:number-matrix-columns-spanned="1" table:number-matrix-rows-spanned="1" table:formula="of:=SUM(([.Z3:.Z452]-[.$AM3:.$AM45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52]=[.$AA3:.$AA452])" office:value-type="float"/>
          <table:table-cell table:number-matrix-columns-spanned="1" table:number-matrix-rows-spanned="1" table:formula="of:=SUM([.C3:.C452]=[.$AB3:.$AB452])" office:value-type="float"/>
          <table:table-cell table:number-matrix-columns-spanned="1" table:number-matrix-rows-spanned="1" table:formula="of:=SUM([.D3:.D452]=[.$AC3:.$AC452])" office:value-type="float"/>
          <table:table-cell table:number-matrix-columns-spanned="1" table:number-matrix-rows-spanned="1" table:formula="of:=SUM([.E3:.E452]=[.$AD3:.$AD452])" office:value-type="float"/>
          <table:table-cell table:number-matrix-columns-spanned="1" table:number-matrix-rows-spanned="1" table:formula="of:=SUM([.F3:.F452]=[.$AE3:.$AE452])" office:value-type="float"/>
          <table:table-cell table:number-matrix-columns-spanned="1" table:number-matrix-rows-spanned="1" table:formula="of:=SUM([.G3:.G452]=[.$AF3:.$AF452])" office:value-type="float"/>
          <table:table-cell table:number-matrix-columns-spanned="1" table:number-matrix-rows-spanned="1" table:formula="of:=SUM([.H3:.H452]=[.$AG3:.$AG452])" office:value-type="float"/>
          <table:table-cell table:number-matrix-columns-spanned="1" table:number-matrix-rows-spanned="1" table:formula="of:=SUM([.I3:.I452]=[.$AH3:.$AH452])" office:value-type="float"/>
          <table:table-cell table:number-matrix-columns-spanned="1" table:number-matrix-rows-spanned="1" table:formula="of:=SUM([.J3:.J452]=[.$AI3:.$AI452])" office:value-type="float"/>
          <table:table-cell table:number-matrix-columns-spanned="1" table:number-matrix-rows-spanned="1" table:formula="of:=SUM([.K3:.K452]=[.$AJ3:.$AJ452])" office:value-type="float"/>
          <table:table-cell table:number-matrix-columns-spanned="1" table:number-matrix-rows-spanned="1" table:formula="of:=SUM([.L3:.L452]=[.$AK3:.$AK452])" office:value-type="float"/>
          <table:table-cell table:number-matrix-columns-spanned="1" table:number-matrix-rows-spanned="1" table:formula="of:=SUM([.M3:.M452]=[.$AL3:.$AL452])" office:value-type="float"/>
          <table:table-cell table:number-matrix-columns-spanned="1" table:number-matrix-rows-spanned="1" table:formula="of:=SUM([.N3:.N452]=[.$AM3:.$AM452])" office:value-type="float"/>
          <table:table-cell table:number-matrix-columns-spanned="1" table:number-matrix-rows-spanned="1" table:formula="of:=SUM([.O3:.O452]=[.$AA3:.$AA452])" office:value-type="float"/>
          <table:table-cell table:number-matrix-columns-spanned="1" table:number-matrix-rows-spanned="1" table:formula="of:=SUM([.P3:.P452]=[.$AB3:.$AB452])" office:value-type="float"/>
          <table:table-cell table:number-matrix-columns-spanned="1" table:number-matrix-rows-spanned="1" table:formula="of:=SUM([.Q3:.Q452]=[.$AC3:.$AC452])" office:value-type="float"/>
          <table:table-cell table:number-matrix-columns-spanned="1" table:number-matrix-rows-spanned="1" table:formula="of:=SUM([.R3:.R452]=[.$AD3:.$AD452])" office:value-type="float"/>
          <table:table-cell table:number-matrix-columns-spanned="1" table:number-matrix-rows-spanned="1" table:formula="of:=SUM([.S3:.S452]=[.$AE3:.$AE452])" office:value-type="float"/>
          <table:table-cell table:number-matrix-columns-spanned="1" table:number-matrix-rows-spanned="1" table:formula="of:=SUM([.T3:.T452]=[.$AF3:.$AF452])" office:value-type="float"/>
          <table:table-cell table:number-matrix-columns-spanned="1" table:number-matrix-rows-spanned="1" table:formula="of:=SUM([.U3:.U452]=[.$AG3:.$AG452])" office:value-type="float"/>
          <table:table-cell table:number-matrix-columns-spanned="1" table:number-matrix-rows-spanned="1" table:formula="of:=SUM([.V3:.V452]=[.$AH3:.$AH452])" office:value-type="float"/>
          <table:table-cell table:number-matrix-columns-spanned="1" table:number-matrix-rows-spanned="1" table:formula="of:=SUM([.W3:.W452]=[.$AJ3:.$AJ452])" office:value-type="float"/>
          <table:table-cell table:number-matrix-columns-spanned="1" table:number-matrix-rows-spanned="1" table:formula="of:=SUM([.X3:.X452]=[.$AK3:.$AK452])" office:value-type="float"/>
          <table:table-cell table:number-matrix-columns-spanned="1" table:number-matrix-rows-spanned="1" table:formula="of:=SUM([.Y3:.Y452]=[.$AL3:.$AL452])" office:value-type="float"/>
          <table:table-cell table:number-matrix-columns-spanned="1" table:number-matrix-rows-spanned="1" table:formula="of:=SUM([.Z3:.Z452]=[.$AM3:.$AM45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52]&lt;[.$AN3:.$AN452])" office:value-type="float"/>
          <table:table-cell table:number-matrix-columns-spanned="1" table:number-matrix-rows-spanned="1" table:formula="of:=SUM([.C3:.C452]&lt;[.$AO3:.$AO452])" office:value-type="float"/>
          <table:table-cell table:number-matrix-columns-spanned="1" table:number-matrix-rows-spanned="1" table:formula="of:=SUM([.D3:.D452]&lt;[.$AP3:.$AP452])" office:value-type="float"/>
          <table:table-cell table:number-matrix-columns-spanned="1" table:number-matrix-rows-spanned="1" table:formula="of:=SUM([.E3:.E452]&lt;[.$AQ3:.$AQ452])" office:value-type="float"/>
          <table:table-cell table:number-matrix-columns-spanned="1" table:number-matrix-rows-spanned="1" table:formula="of:=SUM([.F3:.F452]&lt;[.$AR3:.$AR452])" office:value-type="float"/>
          <table:table-cell table:number-matrix-columns-spanned="1" table:number-matrix-rows-spanned="1" table:formula="of:=SUM([.G3:.G452]&lt;[.$AS3:.$AS452])" office:value-type="float"/>
          <table:table-cell table:number-matrix-columns-spanned="1" table:number-matrix-rows-spanned="1" table:formula="of:=SUM([.H3:.H452]&lt;[.$AT3:.$AT452])" office:value-type="float"/>
          <table:table-cell table:number-matrix-columns-spanned="1" table:number-matrix-rows-spanned="1" table:formula="of:=SUM([.I3:.I452]&lt;[.$AU3:.$AU452])" office:value-type="float"/>
          <table:table-cell table:number-matrix-columns-spanned="1" table:number-matrix-rows-spanned="1" table:formula="of:=SUM([.J3:.J452]&lt;[.$AV3:.$AV452])" office:value-type="float"/>
          <table:table-cell table:number-matrix-columns-spanned="1" table:number-matrix-rows-spanned="1" table:formula="of:=SUM([.K3:.K452]&lt;[.$AW3:.$AW452])" office:value-type="float"/>
          <table:table-cell table:number-matrix-columns-spanned="1" table:number-matrix-rows-spanned="1" table:formula="of:=SUM([.L3:.L452]&lt;[.$AX3:.$AX452])" office:value-type="float"/>
          <table:table-cell table:number-matrix-columns-spanned="1" table:number-matrix-rows-spanned="1" table:formula="of:=SUM([.M3:.M452]&lt;[.$AY3:.$AY452])" office:value-type="float"/>
          <table:table-cell table:number-matrix-columns-spanned="1" table:number-matrix-rows-spanned="1" table:formula="of:=SUM([.N3:.N452]&lt;[.$AZ3:.$AZ452])" office:value-type="float"/>
          <table:table-cell table:number-matrix-columns-spanned="1" table:number-matrix-rows-spanned="1" table:formula="of:=SUM([.O3:.O452]&lt;[.$AN3:.$AN452])" office:value-type="float"/>
          <table:table-cell table:number-matrix-columns-spanned="1" table:number-matrix-rows-spanned="1" table:formula="of:=SUM([.P3:.P452]&lt;[.$AO3:.$AO452])" office:value-type="float"/>
          <table:table-cell table:number-matrix-columns-spanned="1" table:number-matrix-rows-spanned="1" table:formula="of:=SUM([.Q3:.Q452]&lt;[.$AP3:.$AP452])" office:value-type="float"/>
          <table:table-cell table:number-matrix-columns-spanned="1" table:number-matrix-rows-spanned="1" table:formula="of:=SUM([.R3:.R452]&lt;[.$AQ3:.$AQ452])" office:value-type="float"/>
          <table:table-cell table:number-matrix-columns-spanned="1" table:number-matrix-rows-spanned="1" table:formula="of:=SUM([.S3:.S452]&lt;[.$AR3:.$AR452])" office:value-type="float"/>
          <table:table-cell table:number-matrix-columns-spanned="1" table:number-matrix-rows-spanned="1" table:formula="of:=SUM([.T3:.T452]&lt;[.$AS3:.$AS452])" office:value-type="float"/>
          <table:table-cell table:number-matrix-columns-spanned="1" table:number-matrix-rows-spanned="1" table:formula="of:=SUM([.U3:.U452]&lt;[.$AT3:.$AT452])" office:value-type="float"/>
          <table:table-cell table:number-matrix-columns-spanned="1" table:number-matrix-rows-spanned="1" table:formula="of:=SUM([.V3:.V452]&lt;[.$AU3:.$AU452])" office:value-type="float"/>
          <table:table-cell table:number-matrix-columns-spanned="1" table:number-matrix-rows-spanned="1" table:formula="of:=SUM([.W3:.W452]&lt;[.$AW3:.$AW452])" office:value-type="float"/>
          <table:table-cell table:number-matrix-columns-spanned="1" table:number-matrix-rows-spanned="1" table:formula="of:=SUM([.X3:.X452]&lt;[.$AX3:.$AX452])" office:value-type="float"/>
          <table:table-cell table:number-matrix-columns-spanned="1" table:number-matrix-rows-spanned="1" table:formula="of:=SUM([.Y3:.Y452]&lt;[.$AY3:.$AY452])" office:value-type="float"/>
          <table:table-cell table:number-matrix-columns-spanned="1" table:number-matrix-rows-spanned="1" table:formula="of:=SUM([.Z3:.Z452]&lt;[.$AZ3:.$AZ45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52]&gt;[.$AN3:.$AN452])" office:value-type="float"/>
          <table:table-cell table:number-matrix-columns-spanned="1" table:number-matrix-rows-spanned="1" table:formula="of:=SUM([.C3:.C452]&gt;[.$AO3:.$AO452])" office:value-type="float"/>
          <table:table-cell table:number-matrix-columns-spanned="1" table:number-matrix-rows-spanned="1" table:formula="of:=SUM([.D3:.D452]&gt;[.$AP3:.$AP452])" office:value-type="float"/>
          <table:table-cell table:number-matrix-columns-spanned="1" table:number-matrix-rows-spanned="1" table:formula="of:=SUM([.E3:.E452]&gt;[.$AQ3:.$AQ452])" office:value-type="float"/>
          <table:table-cell table:number-matrix-columns-spanned="1" table:number-matrix-rows-spanned="1" table:formula="of:=SUM([.F3:.F452]&gt;[.$AR3:.$AR452])" office:value-type="float"/>
          <table:table-cell table:number-matrix-columns-spanned="1" table:number-matrix-rows-spanned="1" table:formula="of:=SUM([.G3:.G452]&gt;[.$AS3:.$AS452])" office:value-type="float"/>
          <table:table-cell table:number-matrix-columns-spanned="1" table:number-matrix-rows-spanned="1" table:formula="of:=SUM([.H3:.H452]&gt;[.$AT3:.$AT452])" office:value-type="float"/>
          <table:table-cell table:number-matrix-columns-spanned="1" table:number-matrix-rows-spanned="1" table:formula="of:=SUM([.I3:.I452]&gt;[.$AU3:.$AU452])" office:value-type="float"/>
          <table:table-cell table:number-matrix-columns-spanned="1" table:number-matrix-rows-spanned="1" table:formula="of:=SUM([.J3:.J452]&gt;[.$AV3:.$AV452])" office:value-type="float"/>
          <table:table-cell table:number-matrix-columns-spanned="1" table:number-matrix-rows-spanned="1" table:formula="of:=SUM([.K3:.K452]&gt;[.$AW3:.$AW452])" office:value-type="float"/>
          <table:table-cell table:number-matrix-columns-spanned="1" table:number-matrix-rows-spanned="1" table:formula="of:=SUM([.L3:.L452]&gt;[.$AX3:.$AX452])" office:value-type="float"/>
          <table:table-cell table:number-matrix-columns-spanned="1" table:number-matrix-rows-spanned="1" table:formula="of:=SUM([.M3:.M452]&gt;[.$AY3:.$AY452])" office:value-type="float"/>
          <table:table-cell table:number-matrix-columns-spanned="1" table:number-matrix-rows-spanned="1" table:formula="of:=SUM([.N3:.N452]&gt;[.$AZ3:.$AZ452])" office:value-type="float"/>
          <table:table-cell table:number-matrix-columns-spanned="1" table:number-matrix-rows-spanned="1" table:formula="of:=SUM([.O3:.O452]&gt;[.$AN3:.$AN452])" office:value-type="float"/>
          <table:table-cell table:number-matrix-columns-spanned="1" table:number-matrix-rows-spanned="1" table:formula="of:=SUM([.P3:.P452]&gt;[.$AO3:.$AO452])" office:value-type="float"/>
          <table:table-cell table:number-matrix-columns-spanned="1" table:number-matrix-rows-spanned="1" table:formula="of:=SUM([.Q3:.Q452]&gt;[.$AP3:.$AP452])" office:value-type="float"/>
          <table:table-cell table:number-matrix-columns-spanned="1" table:number-matrix-rows-spanned="1" table:formula="of:=SUM([.R3:.R452]&gt;[.$AQ3:.$AQ452])" office:value-type="float"/>
          <table:table-cell table:number-matrix-columns-spanned="1" table:number-matrix-rows-spanned="1" table:formula="of:=SUM([.S3:.S452]&gt;[.$AR3:.$AR452])" office:value-type="float"/>
          <table:table-cell table:number-matrix-columns-spanned="1" table:number-matrix-rows-spanned="1" table:formula="of:=SUM([.T3:.T452]&gt;[.$AS3:.$AS452])" office:value-type="float"/>
          <table:table-cell table:number-matrix-columns-spanned="1" table:number-matrix-rows-spanned="1" table:formula="of:=SUM([.U3:.U452]&gt;[.$AT3:.$AT452])" office:value-type="float"/>
          <table:table-cell table:number-matrix-columns-spanned="1" table:number-matrix-rows-spanned="1" table:formula="of:=SUM([.V3:.V452]&gt;[.$AU3:.$AU452])" office:value-type="float"/>
          <table:table-cell table:number-matrix-columns-spanned="1" table:number-matrix-rows-spanned="1" table:formula="of:=SUM([.W3:.W452]&gt;[.$AW3:.$AW452])" office:value-type="float"/>
          <table:table-cell table:number-matrix-columns-spanned="1" table:number-matrix-rows-spanned="1" table:formula="of:=SUM([.X3:.X452]&gt;[.$AX3:.$AX452])" office:value-type="float"/>
          <table:table-cell table:number-matrix-columns-spanned="1" table:number-matrix-rows-spanned="1" table:formula="of:=SUM([.Y3:.Y452]&gt;[.$AY3:.$AY452])" office:value-type="float"/>
          <table:table-cell table:number-matrix-columns-spanned="1" table:number-matrix-rows-spanned="1" table:formula="of:=SUM([.Z3:.Z452]&gt;[.$AZ3:.$AZ45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52]=[.$BA3:.$BA452])" office:value-type="float"/>
          <table:table-cell table:number-matrix-columns-spanned="1" table:number-matrix-rows-spanned="1" table:formula="of:=SUM([.C3:.C452]=[.$BB3:.$BB452])" office:value-type="float"/>
          <table:table-cell table:number-matrix-columns-spanned="1" table:number-matrix-rows-spanned="1" table:formula="of:=SUM([.D3:.D452]=[.$BC3:.$BC452])" office:value-type="float"/>
          <table:table-cell table:number-matrix-columns-spanned="1" table:number-matrix-rows-spanned="1" table:formula="of:=SUM([.E3:.E452]=[.$BD3:.$BD452])" office:value-type="float"/>
          <table:table-cell table:number-matrix-columns-spanned="1" table:number-matrix-rows-spanned="1" table:formula="of:=SUM([.F3:.F452]=[.$BE3:.$BE452])" office:value-type="float"/>
          <table:table-cell table:number-matrix-columns-spanned="1" table:number-matrix-rows-spanned="1" table:formula="of:=SUM([.G3:.G452]=[.$BF3:.$BF452])" office:value-type="float"/>
          <table:table-cell table:number-matrix-columns-spanned="1" table:number-matrix-rows-spanned="1" table:formula="of:=SUM([.H3:.H452]=[.$BG3:.$BG452])" office:value-type="float"/>
          <table:table-cell table:number-matrix-columns-spanned="1" table:number-matrix-rows-spanned="1" table:formula="of:=SUM([.I3:.I452]=[.$BH3:.$BH452])" office:value-type="float"/>
          <table:table-cell table:number-matrix-columns-spanned="1" table:number-matrix-rows-spanned="1" table:formula="of:=SUM([.J3:.J452]=[.$BI3:.$BI452])" office:value-type="float"/>
          <table:table-cell table:number-matrix-columns-spanned="1" table:number-matrix-rows-spanned="1" table:formula="of:=SUM([.K3:.K452]=[.$BJ3:.$BJ452])" office:value-type="float"/>
          <table:table-cell table:number-matrix-columns-spanned="1" table:number-matrix-rows-spanned="1" table:formula="of:=SUM([.L3:.L452]=[.$BK3:.$BK452])" office:value-type="float"/>
          <table:table-cell table:number-matrix-columns-spanned="1" table:number-matrix-rows-spanned="1" table:formula="of:=SUM([.M3:.M452]=[.$BL3:.$BL452])" office:value-type="float"/>
          <table:table-cell table:number-matrix-columns-spanned="1" table:number-matrix-rows-spanned="1" table:formula="of:=SUM([.N3:.N452]=[.$BM3:.$BM452])" office:value-type="float"/>
          <table:table-cell table:number-matrix-columns-spanned="1" table:number-matrix-rows-spanned="1" table:formula="of:=SUM([.O3:.O452]=[.$BA3:.$BA452])" office:value-type="float"/>
          <table:table-cell table:number-matrix-columns-spanned="1" table:number-matrix-rows-spanned="1" table:formula="of:=SUM([.P3:.P452]=[.$BB3:.$BB452])" office:value-type="float"/>
          <table:table-cell table:number-matrix-columns-spanned="1" table:number-matrix-rows-spanned="1" table:formula="of:=SUM([.Q3:.Q452]=[.$BC3:.$BC452])" office:value-type="float"/>
          <table:table-cell table:number-matrix-columns-spanned="1" table:number-matrix-rows-spanned="1" table:formula="of:=SUM([.R3:.R452]=[.$BD3:.$BD452])" office:value-type="float"/>
          <table:table-cell table:number-matrix-columns-spanned="1" table:number-matrix-rows-spanned="1" table:formula="of:=SUM([.S3:.S452]=[.$BE3:.$BE452])" office:value-type="float"/>
          <table:table-cell table:number-matrix-columns-spanned="1" table:number-matrix-rows-spanned="1" table:formula="of:=SUM([.T3:.T452]=[.$BF3:.$BF452])" office:value-type="float"/>
          <table:table-cell table:number-matrix-columns-spanned="1" table:number-matrix-rows-spanned="1" table:formula="of:=SUM([.U3:.U452]=[.$BG3:.$BG452])" office:value-type="float"/>
          <table:table-cell table:number-matrix-columns-spanned="1" table:number-matrix-rows-spanned="1" table:formula="of:=SUM([.V3:.V452]=[.$BH3:.$BH452])" office:value-type="float"/>
          <table:table-cell table:number-matrix-columns-spanned="1" table:number-matrix-rows-spanned="1" table:formula="of:=SUM([.W3:.W452]=[.$BJ3:.$BJ452])" office:value-type="float"/>
          <table:table-cell table:number-matrix-columns-spanned="1" table:number-matrix-rows-spanned="1" table:formula="of:=SUM([.X3:.X452]=[.$BK3:.$BK452])" office:value-type="float"/>
          <table:table-cell table:number-matrix-columns-spanned="1" table:number-matrix-rows-spanned="1" table:formula="of:=SUM([.Y3:.Y452]=[.$BL3:.$BL452])" office:value-type="float"/>
          <table:table-cell table:number-matrix-columns-spanned="1" table:number-matrix-rows-spanned="1" table:formula="of:=SUM([.Z3:.Z452]=[.$BM3:.$BM45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row table:style-name="ro1">
          <table:table-cell office:value-type="string">
            <text:p/>
          </table:table-cell>
          <table:table-cell office:value-type="string">
            <text:p>run-benchmark-1/hclasp-2-basi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un-benchmark-1/clasp-vsid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blocks.blocks-23-0.asp</text:p>
          </table:table-cell>
          <table:table-cell table:formula="of:=AVERAGE([Instances.B3:Instances.B47])" office:value-type="float"/>
          <table:table-cell table:formula="of:=AVERAGE([Instances.C3:Instances.C47])" office:value-type="float"/>
          <table:table-cell table:formula="of:=AVERAGE([Instances.D3:Instances.D47])" office:value-type="float"/>
          <table:table-cell table:formula="of:=AVERAGE([Instances.E3:Instances.E47])" office:value-type="float"/>
          <table:table-cell table:formula="of:=SUM([Instances.F3:Instances.F47])" office:value-type="float"/>
          <table:table-cell table:formula="of:=AVERAGE([Instances.G3:Instances.G47])" office:value-type="float"/>
          <table:table-cell table:formula="of:=AVERAGE([Instances.H3:Instances.H47])" office:value-type="float"/>
          <table:table-cell table:formula="of:=AVERAGE([Instances.I3:Instances.I47])" office:value-type="float"/>
          <table:table-cell table:formula="of:=AVERAGE([Instances.J3:Instances.J47])" office:value-type="float"/>
          <table:table-cell table:formula="of:=AVERAGE([Instances.K3:Instances.K47])" office:value-type="float"/>
          <table:table-cell table:formula="of:=AVERAGE([Instances.L3:Instances.L47])" office:value-type="float"/>
          <table:table-cell table:formula="of:=AVERAGE([Instances.M3:Instances.M47])" office:value-type="float"/>
          <table:table-cell table:formula="of:=AVERAGE([Instances.N3:Instances.N47])" office:value-type="float"/>
          <table:table-cell table:formula="of:=AVERAGE([Instances.O3:Instances.O47])" office:value-type="float"/>
          <table:table-cell table:formula="of:=AVERAGE([Instances.P3:Instances.P47])" office:value-type="float"/>
          <table:table-cell table:formula="of:=AVERAGE([Instances.Q3:Instances.Q47])" office:value-type="float"/>
          <table:table-cell table:formula="of:=AVERAGE([Instances.R3:Instances.R47])" office:value-type="float"/>
          <table:table-cell table:formula="of:=SUM([Instances.S3:Instances.S47])" office:value-type="float"/>
          <table:table-cell table:formula="of:=AVERAGE([Instances.T3:Instances.T47])" office:value-type="float"/>
          <table:table-cell table:formula="of:=AVERAGE([Instances.U3:Instances.U47])" office:value-type="float"/>
          <table:table-cell table:formula="of:=AVERAGE([Instances.V3:Instances.V47])" office:value-type="float"/>
          <table:table-cell table:formula="of:=AVERAGE([Instances.W3:Instances.W47])" office:value-type="float"/>
          <table:table-cell table:formula="of:=AVERAGE([Instances.X3:Instances.X47])" office:value-type="float"/>
          <table:table-cell table:formula="of:=AVERAGE([Instances.Y3:Instances.Y47])" office:value-type="float"/>
          <table:table-cell table:formula="of:=AVERAGE([Instances.Z3:Instances.Z47])" office:value-type="float"/>
          <table:table-cell table:formula="of:=MIN([.$B3];[.$O3])" office:value-type="float"/>
          <table:table-cell table:formula="of:=MIN([.$C3];[.$P3])" office:value-type="float"/>
          <table:table-cell table:formula="of:=MIN([.$D3];[.$Q3])" office:value-type="float"/>
          <table:table-cell table:formula="of:=MIN([.$E3];[.$R3])" office:value-type="float"/>
          <table:table-cell table:formula="of:=MIN([.$F3];[.$S3])" office:value-type="float"/>
          <table:table-cell table:formula="of:=MIN([.$G3];[.$T3])" office:value-type="float"/>
          <table:table-cell table:formula="of:=MIN([.$H3];[.$U3])" office:value-type="float"/>
          <table:table-cell table:formula="of:=MIN([.$I3];[.$V3])" office:value-type="float"/>
          <table:table-cell table:formula="of:=MIN([.$J3])" office:value-type="float"/>
          <table:table-cell table:formula="of:=MIN([.$K3];[.$W3])" office:value-type="float"/>
          <table:table-cell table:formula="of:=MIN([.$L3];[.$X3])" office:value-type="float"/>
          <table:table-cell table:formula="of:=MIN([.$M3];[.$Y3])" office:value-type="float"/>
          <table:table-cell table:formula="of:=MIN([.$N3];[.$Z3])" office:value-type="float"/>
          <table:table-cell table:formula="of:=MEDIAN([.$B3];[.$O3])" office:value-type="float"/>
          <table:table-cell table:formula="of:=MEDIAN([.$C3];[.$P3])" office:value-type="float"/>
          <table:table-cell table:formula="of:=MEDIAN([.$D3];[.$Q3])" office:value-type="float"/>
          <table:table-cell table:formula="of:=MEDIAN([.$E3];[.$R3])" office:value-type="float"/>
          <table:table-cell table:formula="of:=MEDIAN([.$F3];[.$S3])" office:value-type="float"/>
          <table:table-cell table:formula="of:=MEDIAN([.$G3];[.$T3])" office:value-type="float"/>
          <table:table-cell table:formula="of:=MEDIAN([.$H3];[.$U3])" office:value-type="float"/>
          <table:table-cell table:formula="of:=MEDIAN([.$I3];[.$V3])" office:value-type="float"/>
          <table:table-cell table:formula="of:=MEDIAN([.$J3])" office:value-type="float"/>
          <table:table-cell table:formula="of:=MEDIAN([.$K3];[.$W3])" office:value-type="float"/>
          <table:table-cell table:formula="of:=MEDIAN([.$L3];[.$X3])" office:value-type="float"/>
          <table:table-cell table:formula="of:=MEDIAN([.$M3];[.$Y3])" office:value-type="float"/>
          <table:table-cell table:formula="of:=MEDIAN([.$N3];[.$Z3])" office:value-type="float"/>
          <table:table-cell table:formula="of:=MAX([.$B3];[.$O3])" office:value-type="float"/>
          <table:table-cell table:formula="of:=MAX([.$C3];[.$P3])" office:value-type="float"/>
          <table:table-cell table:formula="of:=MAX([.$D3];[.$Q3])" office:value-type="float"/>
          <table:table-cell table:formula="of:=MAX([.$E3];[.$R3])" office:value-type="float"/>
          <table:table-cell table:formula="of:=MAX([.$F3];[.$S3])" office:value-type="float"/>
          <table:table-cell table:formula="of:=MAX([.$G3];[.$T3])" office:value-type="float"/>
          <table:table-cell table:formula="of:=MAX([.$H3];[.$U3])" office:value-type="float"/>
          <table:table-cell table:formula="of:=MAX([.$I3];[.$V3])" office:value-type="float"/>
          <table:table-cell table:formula="of:=MAX([.$J3])" office:value-type="float"/>
          <table:table-cell table:formula="of:=MAX([.$K3];[.$W3])" office:value-type="float"/>
          <table:table-cell table:formula="of:=MAX([.$L3];[.$X3])" office:value-type="float"/>
          <table:table-cell table:formula="of:=MAX([.$M3];[.$Y3])" office:value-type="float"/>
          <table:table-cell table:formula="of:=MAX([.$N3];[.$Z3])" office:value-type="float"/>
        </table:table-row>
        <table:table-row table:style-name="ro1">
          <table:table-cell office:value-type="string">
            <text:p>blocks.blocks-23-1.asp</text:p>
          </table:table-cell>
          <table:table-cell table:formula="of:=AVERAGE([Instances.B48:Instances.B92])" office:value-type="float"/>
          <table:table-cell table:formula="of:=AVERAGE([Instances.C48:Instances.C92])" office:value-type="float"/>
          <table:table-cell table:formula="of:=AVERAGE([Instances.D48:Instances.D92])" office:value-type="float"/>
          <table:table-cell table:formula="of:=AVERAGE([Instances.E48:Instances.E92])" office:value-type="float"/>
          <table:table-cell table:formula="of:=SUM([Instances.F48:Instances.F92])" office:value-type="float"/>
          <table:table-cell table:formula="of:=AVERAGE([Instances.G48:Instances.G92])" office:value-type="float"/>
          <table:table-cell table:formula="of:=AVERAGE([Instances.H48:Instances.H92])" office:value-type="float"/>
          <table:table-cell table:formula="of:=AVERAGE([Instances.I48:Instances.I92])" office:value-type="float"/>
          <table:table-cell table:formula="of:=AVERAGE([Instances.J48:Instances.J92])" office:value-type="float"/>
          <table:table-cell table:formula="of:=AVERAGE([Instances.K48:Instances.K92])" office:value-type="float"/>
          <table:table-cell table:formula="of:=AVERAGE([Instances.L48:Instances.L92])" office:value-type="float"/>
          <table:table-cell table:formula="of:=AVERAGE([Instances.M48:Instances.M92])" office:value-type="float"/>
          <table:table-cell table:formula="of:=AVERAGE([Instances.N48:Instances.N92])" office:value-type="float"/>
          <table:table-cell table:formula="of:=AVERAGE([Instances.O48:Instances.O92])" office:value-type="float"/>
          <table:table-cell table:formula="of:=AVERAGE([Instances.P48:Instances.P92])" office:value-type="float"/>
          <table:table-cell table:formula="of:=AVERAGE([Instances.Q48:Instances.Q92])" office:value-type="float"/>
          <table:table-cell table:formula="of:=AVERAGE([Instances.R48:Instances.R92])" office:value-type="float"/>
          <table:table-cell table:formula="of:=SUM([Instances.S48:Instances.S92])" office:value-type="float"/>
          <table:table-cell table:formula="of:=AVERAGE([Instances.T48:Instances.T92])" office:value-type="float"/>
          <table:table-cell table:formula="of:=AVERAGE([Instances.U48:Instances.U92])" office:value-type="float"/>
          <table:table-cell table:formula="of:=AVERAGE([Instances.V48:Instances.V92])" office:value-type="float"/>
          <table:table-cell table:formula="of:=AVERAGE([Instances.W48:Instances.W92])" office:value-type="float"/>
          <table:table-cell table:formula="of:=AVERAGE([Instances.X48:Instances.X92])" office:value-type="float"/>
          <table:table-cell table:formula="of:=AVERAGE([Instances.Y48:Instances.Y92])" office:value-type="float"/>
          <table:table-cell table:formula="of:=AVERAGE([Instances.Z48:Instances.Z92])" office:value-type="float"/>
          <table:table-cell table:formula="of:=MIN([.$B4];[.$O4])" office:value-type="float"/>
          <table:table-cell table:formula="of:=MIN([.$C4];[.$P4])" office:value-type="float"/>
          <table:table-cell table:formula="of:=MIN([.$D4];[.$Q4])" office:value-type="float"/>
          <table:table-cell table:formula="of:=MIN([.$E4];[.$R4])" office:value-type="float"/>
          <table:table-cell table:formula="of:=MIN([.$F4];[.$S4])" office:value-type="float"/>
          <table:table-cell table:formula="of:=MIN([.$G4];[.$T4])" office:value-type="float"/>
          <table:table-cell table:formula="of:=MIN([.$H4];[.$U4])" office:value-type="float"/>
          <table:table-cell table:formula="of:=MIN([.$I4];[.$V4])" office:value-type="float"/>
          <table:table-cell table:formula="of:=MIN([.$J4])" office:value-type="float"/>
          <table:table-cell table:formula="of:=MIN([.$K4];[.$W4])" office:value-type="float"/>
          <table:table-cell table:formula="of:=MIN([.$L4];[.$X4])" office:value-type="float"/>
          <table:table-cell table:formula="of:=MIN([.$M4];[.$Y4])" office:value-type="float"/>
          <table:table-cell table:formula="of:=MIN([.$N4];[.$Z4])" office:value-type="float"/>
          <table:table-cell table:formula="of:=MEDIAN([.$B4];[.$O4])" office:value-type="float"/>
          <table:table-cell table:formula="of:=MEDIAN([.$C4];[.$P4])" office:value-type="float"/>
          <table:table-cell table:formula="of:=MEDIAN([.$D4];[.$Q4])" office:value-type="float"/>
          <table:table-cell table:formula="of:=MEDIAN([.$E4];[.$R4])" office:value-type="float"/>
          <table:table-cell table:formula="of:=MEDIAN([.$F4];[.$S4])" office:value-type="float"/>
          <table:table-cell table:formula="of:=MEDIAN([.$G4];[.$T4])" office:value-type="float"/>
          <table:table-cell table:formula="of:=MEDIAN([.$H4];[.$U4])" office:value-type="float"/>
          <table:table-cell table:formula="of:=MEDIAN([.$I4];[.$V4])" office:value-type="float"/>
          <table:table-cell table:formula="of:=MEDIAN([.$J4])" office:value-type="float"/>
          <table:table-cell table:formula="of:=MEDIAN([.$K4];[.$W4])" office:value-type="float"/>
          <table:table-cell table:formula="of:=MEDIAN([.$L4];[.$X4])" office:value-type="float"/>
          <table:table-cell table:formula="of:=MEDIAN([.$M4];[.$Y4])" office:value-type="float"/>
          <table:table-cell table:formula="of:=MEDIAN([.$N4];[.$Z4])" office:value-type="float"/>
          <table:table-cell table:formula="of:=MAX([.$B4];[.$O4])" office:value-type="float"/>
          <table:table-cell table:formula="of:=MAX([.$C4];[.$P4])" office:value-type="float"/>
          <table:table-cell table:formula="of:=MAX([.$D4];[.$Q4])" office:value-type="float"/>
          <table:table-cell table:formula="of:=MAX([.$E4];[.$R4])" office:value-type="float"/>
          <table:table-cell table:formula="of:=MAX([.$F4];[.$S4])" office:value-type="float"/>
          <table:table-cell table:formula="of:=MAX([.$G4];[.$T4])" office:value-type="float"/>
          <table:table-cell table:formula="of:=MAX([.$H4];[.$U4])" office:value-type="float"/>
          <table:table-cell table:formula="of:=MAX([.$I4];[.$V4])" office:value-type="float"/>
          <table:table-cell table:formula="of:=MAX([.$J4])" office:value-type="float"/>
          <table:table-cell table:formula="of:=MAX([.$K4];[.$W4])" office:value-type="float"/>
          <table:table-cell table:formula="of:=MAX([.$L4];[.$X4])" office:value-type="float"/>
          <table:table-cell table:formula="of:=MAX([.$M4];[.$Y4])" office:value-type="float"/>
          <table:table-cell table:formula="of:=MAX([.$N4];[.$Z4])" office:value-type="float"/>
        </table:table-row>
        <table:table-row table:style-name="ro1">
          <table:table-cell office:value-type="string">
            <text:p>blocks.blocks-24-0.asp</text:p>
          </table:table-cell>
          <table:table-cell table:formula="of:=AVERAGE([Instances.B93:Instances.B137])" office:value-type="float"/>
          <table:table-cell table:formula="of:=AVERAGE([Instances.C93:Instances.C137])" office:value-type="float"/>
          <table:table-cell table:formula="of:=AVERAGE([Instances.D93:Instances.D137])" office:value-type="float"/>
          <table:table-cell table:formula="of:=AVERAGE([Instances.E93:Instances.E137])" office:value-type="float"/>
          <table:table-cell table:formula="of:=SUM([Instances.F93:Instances.F137])" office:value-type="float"/>
          <table:table-cell table:formula="of:=AVERAGE([Instances.G93:Instances.G137])" office:value-type="float"/>
          <table:table-cell table:formula="of:=AVERAGE([Instances.H93:Instances.H137])" office:value-type="float"/>
          <table:table-cell table:formula="of:=AVERAGE([Instances.I93:Instances.I137])" office:value-type="float"/>
          <table:table-cell table:formula="of:=AVERAGE([Instances.J93:Instances.J137])" office:value-type="float"/>
          <table:table-cell table:formula="of:=AVERAGE([Instances.K93:Instances.K137])" office:value-type="float"/>
          <table:table-cell table:formula="of:=AVERAGE([Instances.L93:Instances.L137])" office:value-type="float"/>
          <table:table-cell table:formula="of:=AVERAGE([Instances.M93:Instances.M137])" office:value-type="float"/>
          <table:table-cell table:formula="of:=AVERAGE([Instances.N93:Instances.N137])" office:value-type="float"/>
          <table:table-cell table:formula="of:=AVERAGE([Instances.O93:Instances.O137])" office:value-type="float"/>
          <table:table-cell table:formula="of:=AVERAGE([Instances.P93:Instances.P137])" office:value-type="float"/>
          <table:table-cell table:formula="of:=AVERAGE([Instances.Q93:Instances.Q137])" office:value-type="float"/>
          <table:table-cell table:formula="of:=AVERAGE([Instances.R93:Instances.R137])" office:value-type="float"/>
          <table:table-cell table:formula="of:=SUM([Instances.S93:Instances.S137])" office:value-type="float"/>
          <table:table-cell table:formula="of:=AVERAGE([Instances.T93:Instances.T137])" office:value-type="float"/>
          <table:table-cell table:formula="of:=AVERAGE([Instances.U93:Instances.U137])" office:value-type="float"/>
          <table:table-cell table:formula="of:=AVERAGE([Instances.V93:Instances.V137])" office:value-type="float"/>
          <table:table-cell table:formula="of:=AVERAGE([Instances.W93:Instances.W137])" office:value-type="float"/>
          <table:table-cell table:formula="of:=AVERAGE([Instances.X93:Instances.X137])" office:value-type="float"/>
          <table:table-cell table:formula="of:=AVERAGE([Instances.Y93:Instances.Y137])" office:value-type="float"/>
          <table:table-cell table:formula="of:=AVERAGE([Instances.Z93:Instances.Z137])" office:value-type="float"/>
          <table:table-cell table:formula="of:=MIN([.$B5];[.$O5])" office:value-type="float"/>
          <table:table-cell table:formula="of:=MIN([.$C5];[.$P5])" office:value-type="float"/>
          <table:table-cell table:formula="of:=MIN([.$D5];[.$Q5])" office:value-type="float"/>
          <table:table-cell table:formula="of:=MIN([.$E5];[.$R5])" office:value-type="float"/>
          <table:table-cell table:formula="of:=MIN([.$F5];[.$S5])" office:value-type="float"/>
          <table:table-cell table:formula="of:=MIN([.$G5];[.$T5])" office:value-type="float"/>
          <table:table-cell table:formula="of:=MIN([.$H5];[.$U5])" office:value-type="float"/>
          <table:table-cell table:formula="of:=MIN([.$I5];[.$V5])" office:value-type="float"/>
          <table:table-cell table:formula="of:=MIN([.$J5])" office:value-type="float"/>
          <table:table-cell table:formula="of:=MIN([.$K5];[.$W5])" office:value-type="float"/>
          <table:table-cell table:formula="of:=MIN([.$L5];[.$X5])" office:value-type="float"/>
          <table:table-cell table:formula="of:=MIN([.$M5];[.$Y5])" office:value-type="float"/>
          <table:table-cell table:formula="of:=MIN([.$N5];[.$Z5])" office:value-type="float"/>
          <table:table-cell table:formula="of:=MEDIAN([.$B5];[.$O5])" office:value-type="float"/>
          <table:table-cell table:formula="of:=MEDIAN([.$C5];[.$P5])" office:value-type="float"/>
          <table:table-cell table:formula="of:=MEDIAN([.$D5];[.$Q5])" office:value-type="float"/>
          <table:table-cell table:formula="of:=MEDIAN([.$E5];[.$R5])" office:value-type="float"/>
          <table:table-cell table:formula="of:=MEDIAN([.$F5];[.$S5])" office:value-type="float"/>
          <table:table-cell table:formula="of:=MEDIAN([.$G5];[.$T5])" office:value-type="float"/>
          <table:table-cell table:formula="of:=MEDIAN([.$H5];[.$U5])" office:value-type="float"/>
          <table:table-cell table:formula="of:=MEDIAN([.$I5];[.$V5])" office:value-type="float"/>
          <table:table-cell table:formula="of:=MEDIAN([.$J5])" office:value-type="float"/>
          <table:table-cell table:formula="of:=MEDIAN([.$K5];[.$W5])" office:value-type="float"/>
          <table:table-cell table:formula="of:=MEDIAN([.$L5];[.$X5])" office:value-type="float"/>
          <table:table-cell table:formula="of:=MEDIAN([.$M5];[.$Y5])" office:value-type="float"/>
          <table:table-cell table:formula="of:=MEDIAN([.$N5];[.$Z5])" office:value-type="float"/>
          <table:table-cell table:formula="of:=MAX([.$B5];[.$O5])" office:value-type="float"/>
          <table:table-cell table:formula="of:=MAX([.$C5];[.$P5])" office:value-type="float"/>
          <table:table-cell table:formula="of:=MAX([.$D5];[.$Q5])" office:value-type="float"/>
          <table:table-cell table:formula="of:=MAX([.$E5];[.$R5])" office:value-type="float"/>
          <table:table-cell table:formula="of:=MAX([.$F5];[.$S5])" office:value-type="float"/>
          <table:table-cell table:formula="of:=MAX([.$G5];[.$T5])" office:value-type="float"/>
          <table:table-cell table:formula="of:=MAX([.$H5];[.$U5])" office:value-type="float"/>
          <table:table-cell table:formula="of:=MAX([.$I5];[.$V5])" office:value-type="float"/>
          <table:table-cell table:formula="of:=MAX([.$J5])" office:value-type="float"/>
          <table:table-cell table:formula="of:=MAX([.$K5];[.$W5])" office:value-type="float"/>
          <table:table-cell table:formula="of:=MAX([.$L5];[.$X5])" office:value-type="float"/>
          <table:table-cell table:formula="of:=MAX([.$M5];[.$Y5])" office:value-type="float"/>
          <table:table-cell table:formula="of:=MAX([.$N5];[.$Z5])" office:value-type="float"/>
        </table:table-row>
        <table:table-row table:style-name="ro1">
          <table:table-cell office:value-type="string">
            <text:p>blocks.blocks-24-1.asp</text:p>
          </table:table-cell>
          <table:table-cell table:formula="of:=AVERAGE([Instances.B138:Instances.B182])" office:value-type="float"/>
          <table:table-cell table:formula="of:=AVERAGE([Instances.C138:Instances.C182])" office:value-type="float"/>
          <table:table-cell table:formula="of:=AVERAGE([Instances.D138:Instances.D182])" office:value-type="float"/>
          <table:table-cell table:formula="of:=AVERAGE([Instances.E138:Instances.E182])" office:value-type="float"/>
          <table:table-cell table:formula="of:=SUM([Instances.F138:Instances.F182])" office:value-type="float"/>
          <table:table-cell table:formula="of:=AVERAGE([Instances.G138:Instances.G182])" office:value-type="float"/>
          <table:table-cell table:formula="of:=AVERAGE([Instances.H138:Instances.H182])" office:value-type="float"/>
          <table:table-cell table:formula="of:=AVERAGE([Instances.I138:Instances.I182])" office:value-type="float"/>
          <table:table-cell table:formula="of:=AVERAGE([Instances.J138:Instances.J182])" office:value-type="float"/>
          <table:table-cell table:formula="of:=AVERAGE([Instances.K138:Instances.K182])" office:value-type="float"/>
          <table:table-cell table:formula="of:=AVERAGE([Instances.L138:Instances.L182])" office:value-type="float"/>
          <table:table-cell table:formula="of:=AVERAGE([Instances.M138:Instances.M182])" office:value-type="float"/>
          <table:table-cell table:formula="of:=AVERAGE([Instances.N138:Instances.N182])" office:value-type="float"/>
          <table:table-cell table:formula="of:=AVERAGE([Instances.O138:Instances.O182])" office:value-type="float"/>
          <table:table-cell table:formula="of:=AVERAGE([Instances.P138:Instances.P182])" office:value-type="float"/>
          <table:table-cell table:formula="of:=AVERAGE([Instances.Q138:Instances.Q182])" office:value-type="float"/>
          <table:table-cell table:formula="of:=AVERAGE([Instances.R138:Instances.R182])" office:value-type="float"/>
          <table:table-cell table:formula="of:=SUM([Instances.S138:Instances.S182])" office:value-type="float"/>
          <table:table-cell table:formula="of:=AVERAGE([Instances.T138:Instances.T182])" office:value-type="float"/>
          <table:table-cell table:formula="of:=AVERAGE([Instances.U138:Instances.U182])" office:value-type="float"/>
          <table:table-cell table:formula="of:=AVERAGE([Instances.V138:Instances.V182])" office:value-type="float"/>
          <table:table-cell table:formula="of:=AVERAGE([Instances.W138:Instances.W182])" office:value-type="float"/>
          <table:table-cell table:formula="of:=AVERAGE([Instances.X138:Instances.X182])" office:value-type="float"/>
          <table:table-cell table:formula="of:=AVERAGE([Instances.Y138:Instances.Y182])" office:value-type="float"/>
          <table:table-cell table:formula="of:=AVERAGE([Instances.Z138:Instances.Z182])" office:value-type="float"/>
          <table:table-cell table:formula="of:=MIN([.$B6];[.$O6])" office:value-type="float"/>
          <table:table-cell table:formula="of:=MIN([.$C6];[.$P6])" office:value-type="float"/>
          <table:table-cell table:formula="of:=MIN([.$D6];[.$Q6])" office:value-type="float"/>
          <table:table-cell table:formula="of:=MIN([.$E6];[.$R6])" office:value-type="float"/>
          <table:table-cell table:formula="of:=MIN([.$F6];[.$S6])" office:value-type="float"/>
          <table:table-cell table:formula="of:=MIN([.$G6];[.$T6])" office:value-type="float"/>
          <table:table-cell table:formula="of:=MIN([.$H6];[.$U6])" office:value-type="float"/>
          <table:table-cell table:formula="of:=MIN([.$I6];[.$V6])" office:value-type="float"/>
          <table:table-cell table:formula="of:=MIN([.$J6])" office:value-type="float"/>
          <table:table-cell table:formula="of:=MIN([.$K6];[.$W6])" office:value-type="float"/>
          <table:table-cell table:formula="of:=MIN([.$L6];[.$X6])" office:value-type="float"/>
          <table:table-cell table:formula="of:=MIN([.$M6];[.$Y6])" office:value-type="float"/>
          <table:table-cell table:formula="of:=MIN([.$N6];[.$Z6])" office:value-type="float"/>
          <table:table-cell table:formula="of:=MEDIAN([.$B6];[.$O6])" office:value-type="float"/>
          <table:table-cell table:formula="of:=MEDIAN([.$C6];[.$P6])" office:value-type="float"/>
          <table:table-cell table:formula="of:=MEDIAN([.$D6];[.$Q6])" office:value-type="float"/>
          <table:table-cell table:formula="of:=MEDIAN([.$E6];[.$R6])" office:value-type="float"/>
          <table:table-cell table:formula="of:=MEDIAN([.$F6];[.$S6])" office:value-type="float"/>
          <table:table-cell table:formula="of:=MEDIAN([.$G6];[.$T6])" office:value-type="float"/>
          <table:table-cell table:formula="of:=MEDIAN([.$H6];[.$U6])" office:value-type="float"/>
          <table:table-cell table:formula="of:=MEDIAN([.$I6];[.$V6])" office:value-type="float"/>
          <table:table-cell table:formula="of:=MEDIAN([.$J6])" office:value-type="float"/>
          <table:table-cell table:formula="of:=MEDIAN([.$K6];[.$W6])" office:value-type="float"/>
          <table:table-cell table:formula="of:=MEDIAN([.$L6];[.$X6])" office:value-type="float"/>
          <table:table-cell table:formula="of:=MEDIAN([.$M6];[.$Y6])" office:value-type="float"/>
          <table:table-cell table:formula="of:=MEDIAN([.$N6];[.$Z6])" office:value-type="float"/>
          <table:table-cell table:formula="of:=MAX([.$B6];[.$O6])" office:value-type="float"/>
          <table:table-cell table:formula="of:=MAX([.$C6];[.$P6])" office:value-type="float"/>
          <table:table-cell table:formula="of:=MAX([.$D6];[.$Q6])" office:value-type="float"/>
          <table:table-cell table:formula="of:=MAX([.$E6];[.$R6])" office:value-type="float"/>
          <table:table-cell table:formula="of:=MAX([.$F6];[.$S6])" office:value-type="float"/>
          <table:table-cell table:formula="of:=MAX([.$G6];[.$T6])" office:value-type="float"/>
          <table:table-cell table:formula="of:=MAX([.$H6];[.$U6])" office:value-type="float"/>
          <table:table-cell table:formula="of:=MAX([.$I6];[.$V6])" office:value-type="float"/>
          <table:table-cell table:formula="of:=MAX([.$J6])" office:value-type="float"/>
          <table:table-cell table:formula="of:=MAX([.$K6];[.$W6])" office:value-type="float"/>
          <table:table-cell table:formula="of:=MAX([.$L6];[.$X6])" office:value-type="float"/>
          <table:table-cell table:formula="of:=MAX([.$M6];[.$Y6])" office:value-type="float"/>
          <table:table-cell table:formula="of:=MAX([.$N6];[.$Z6])" office:value-type="float"/>
        </table:table-row>
        <table:table-row table:style-name="ro1">
          <table:table-cell office:value-type="string">
            <text:p>blocks.blocks-25-0.asp</text:p>
          </table:table-cell>
          <table:table-cell table:formula="of:=AVERAGE([Instances.B183:Instances.B227])" office:value-type="float"/>
          <table:table-cell table:formula="of:=AVERAGE([Instances.C183:Instances.C227])" office:value-type="float"/>
          <table:table-cell table:formula="of:=AVERAGE([Instances.D183:Instances.D227])" office:value-type="float"/>
          <table:table-cell table:formula="of:=AVERAGE([Instances.E183:Instances.E227])" office:value-type="float"/>
          <table:table-cell table:formula="of:=SUM([Instances.F183:Instances.F227])" office:value-type="float"/>
          <table:table-cell table:formula="of:=AVERAGE([Instances.G183:Instances.G227])" office:value-type="float"/>
          <table:table-cell table:formula="of:=AVERAGE([Instances.H183:Instances.H227])" office:value-type="float"/>
          <table:table-cell table:formula="of:=AVERAGE([Instances.I183:Instances.I227])" office:value-type="float"/>
          <table:table-cell table:formula="of:=AVERAGE([Instances.J183:Instances.J227])" office:value-type="float"/>
          <table:table-cell table:formula="of:=AVERAGE([Instances.K183:Instances.K227])" office:value-type="float"/>
          <table:table-cell table:formula="of:=AVERAGE([Instances.L183:Instances.L227])" office:value-type="float"/>
          <table:table-cell table:formula="of:=AVERAGE([Instances.M183:Instances.M227])" office:value-type="float"/>
          <table:table-cell table:formula="of:=AVERAGE([Instances.N183:Instances.N227])" office:value-type="float"/>
          <table:table-cell table:formula="of:=AVERAGE([Instances.O183:Instances.O227])" office:value-type="float"/>
          <table:table-cell table:formula="of:=AVERAGE([Instances.P183:Instances.P227])" office:value-type="float"/>
          <table:table-cell table:formula="of:=AVERAGE([Instances.Q183:Instances.Q227])" office:value-type="float"/>
          <table:table-cell table:formula="of:=AVERAGE([Instances.R183:Instances.R227])" office:value-type="float"/>
          <table:table-cell table:formula="of:=SUM([Instances.S183:Instances.S227])" office:value-type="float"/>
          <table:table-cell table:formula="of:=AVERAGE([Instances.T183:Instances.T227])" office:value-type="float"/>
          <table:table-cell table:formula="of:=AVERAGE([Instances.U183:Instances.U227])" office:value-type="float"/>
          <table:table-cell table:formula="of:=AVERAGE([Instances.V183:Instances.V227])" office:value-type="float"/>
          <table:table-cell table:formula="of:=AVERAGE([Instances.W183:Instances.W227])" office:value-type="float"/>
          <table:table-cell table:formula="of:=AVERAGE([Instances.X183:Instances.X227])" office:value-type="float"/>
          <table:table-cell table:formula="of:=AVERAGE([Instances.Y183:Instances.Y227])" office:value-type="float"/>
          <table:table-cell table:formula="of:=AVERAGE([Instances.Z183:Instances.Z227])" office:value-type="float"/>
          <table:table-cell table:formula="of:=MIN([.$B7];[.$O7])" office:value-type="float"/>
          <table:table-cell table:formula="of:=MIN([.$C7];[.$P7])" office:value-type="float"/>
          <table:table-cell table:formula="of:=MIN([.$D7];[.$Q7])" office:value-type="float"/>
          <table:table-cell table:formula="of:=MIN([.$E7];[.$R7])" office:value-type="float"/>
          <table:table-cell table:formula="of:=MIN([.$F7];[.$S7])" office:value-type="float"/>
          <table:table-cell table:formula="of:=MIN([.$G7];[.$T7])" office:value-type="float"/>
          <table:table-cell table:formula="of:=MIN([.$H7];[.$U7])" office:value-type="float"/>
          <table:table-cell table:formula="of:=MIN([.$I7];[.$V7])" office:value-type="float"/>
          <table:table-cell table:formula="of:=MIN([.$J7])" office:value-type="float"/>
          <table:table-cell table:formula="of:=MIN([.$K7];[.$W7])" office:value-type="float"/>
          <table:table-cell table:formula="of:=MIN([.$L7];[.$X7])" office:value-type="float"/>
          <table:table-cell table:formula="of:=MIN([.$M7];[.$Y7])" office:value-type="float"/>
          <table:table-cell table:formula="of:=MIN([.$N7];[.$Z7])" office:value-type="float"/>
          <table:table-cell table:formula="of:=MEDIAN([.$B7];[.$O7])" office:value-type="float"/>
          <table:table-cell table:formula="of:=MEDIAN([.$C7];[.$P7])" office:value-type="float"/>
          <table:table-cell table:formula="of:=MEDIAN([.$D7];[.$Q7])" office:value-type="float"/>
          <table:table-cell table:formula="of:=MEDIAN([.$E7];[.$R7])" office:value-type="float"/>
          <table:table-cell table:formula="of:=MEDIAN([.$F7];[.$S7])" office:value-type="float"/>
          <table:table-cell table:formula="of:=MEDIAN([.$G7];[.$T7])" office:value-type="float"/>
          <table:table-cell table:formula="of:=MEDIAN([.$H7];[.$U7])" office:value-type="float"/>
          <table:table-cell table:formula="of:=MEDIAN([.$I7];[.$V7])" office:value-type="float"/>
          <table:table-cell table:formula="of:=MEDIAN([.$J7])" office:value-type="float"/>
          <table:table-cell table:formula="of:=MEDIAN([.$K7];[.$W7])" office:value-type="float"/>
          <table:table-cell table:formula="of:=MEDIAN([.$L7];[.$X7])" office:value-type="float"/>
          <table:table-cell table:formula="of:=MEDIAN([.$M7];[.$Y7])" office:value-type="float"/>
          <table:table-cell table:formula="of:=MEDIAN([.$N7];[.$Z7])" office:value-type="float"/>
          <table:table-cell table:formula="of:=MAX([.$B7];[.$O7])" office:value-type="float"/>
          <table:table-cell table:formula="of:=MAX([.$C7];[.$P7])" office:value-type="float"/>
          <table:table-cell table:formula="of:=MAX([.$D7];[.$Q7])" office:value-type="float"/>
          <table:table-cell table:formula="of:=MAX([.$E7];[.$R7])" office:value-type="float"/>
          <table:table-cell table:formula="of:=MAX([.$F7];[.$S7])" office:value-type="float"/>
          <table:table-cell table:formula="of:=MAX([.$G7];[.$T7])" office:value-type="float"/>
          <table:table-cell table:formula="of:=MAX([.$H7];[.$U7])" office:value-type="float"/>
          <table:table-cell table:formula="of:=MAX([.$I7];[.$V7])" office:value-type="float"/>
          <table:table-cell table:formula="of:=MAX([.$J7])" office:value-type="float"/>
          <table:table-cell table:formula="of:=MAX([.$K7];[.$W7])" office:value-type="float"/>
          <table:table-cell table:formula="of:=MAX([.$L7];[.$X7])" office:value-type="float"/>
          <table:table-cell table:formula="of:=MAX([.$M7];[.$Y7])" office:value-type="float"/>
          <table:table-cell table:formula="of:=MAX([.$N7];[.$Z7])" office:value-type="float"/>
        </table:table-row>
        <table:table-row table:style-name="ro1">
          <table:table-cell office:value-type="string">
            <text:p>blocks.blocks-25-1.asp</text:p>
          </table:table-cell>
          <table:table-cell table:formula="of:=AVERAGE([Instances.B228:Instances.B272])" office:value-type="float"/>
          <table:table-cell table:formula="of:=AVERAGE([Instances.C228:Instances.C272])" office:value-type="float"/>
          <table:table-cell table:formula="of:=AVERAGE([Instances.D228:Instances.D272])" office:value-type="float"/>
          <table:table-cell table:formula="of:=AVERAGE([Instances.E228:Instances.E272])" office:value-type="float"/>
          <table:table-cell table:formula="of:=SUM([Instances.F228:Instances.F272])" office:value-type="float"/>
          <table:table-cell table:formula="of:=AVERAGE([Instances.G228:Instances.G272])" office:value-type="float"/>
          <table:table-cell table:formula="of:=AVERAGE([Instances.H228:Instances.H272])" office:value-type="float"/>
          <table:table-cell table:formula="of:=AVERAGE([Instances.I228:Instances.I272])" office:value-type="float"/>
          <table:table-cell table:formula="of:=AVERAGE([Instances.J228:Instances.J272])" office:value-type="float"/>
          <table:table-cell table:formula="of:=AVERAGE([Instances.K228:Instances.K272])" office:value-type="float"/>
          <table:table-cell table:formula="of:=AVERAGE([Instances.L228:Instances.L272])" office:value-type="float"/>
          <table:table-cell table:formula="of:=AVERAGE([Instances.M228:Instances.M272])" office:value-type="float"/>
          <table:table-cell table:formula="of:=AVERAGE([Instances.N228:Instances.N272])" office:value-type="float"/>
          <table:table-cell table:formula="of:=AVERAGE([Instances.O228:Instances.O272])" office:value-type="float"/>
          <table:table-cell table:formula="of:=AVERAGE([Instances.P228:Instances.P272])" office:value-type="float"/>
          <table:table-cell table:formula="of:=AVERAGE([Instances.Q228:Instances.Q272])" office:value-type="float"/>
          <table:table-cell table:formula="of:=AVERAGE([Instances.R228:Instances.R272])" office:value-type="float"/>
          <table:table-cell table:formula="of:=SUM([Instances.S228:Instances.S272])" office:value-type="float"/>
          <table:table-cell table:formula="of:=AVERAGE([Instances.T228:Instances.T272])" office:value-type="float"/>
          <table:table-cell table:formula="of:=AVERAGE([Instances.U228:Instances.U272])" office:value-type="float"/>
          <table:table-cell table:formula="of:=AVERAGE([Instances.V228:Instances.V272])" office:value-type="float"/>
          <table:table-cell table:formula="of:=AVERAGE([Instances.W228:Instances.W272])" office:value-type="float"/>
          <table:table-cell table:formula="of:=AVERAGE([Instances.X228:Instances.X272])" office:value-type="float"/>
          <table:table-cell table:formula="of:=AVERAGE([Instances.Y228:Instances.Y272])" office:value-type="float"/>
          <table:table-cell table:formula="of:=AVERAGE([Instances.Z228:Instances.Z272])" office:value-type="float"/>
          <table:table-cell table:formula="of:=MIN([.$B8];[.$O8])" office:value-type="float"/>
          <table:table-cell table:formula="of:=MIN([.$C8];[.$P8])" office:value-type="float"/>
          <table:table-cell table:formula="of:=MIN([.$D8];[.$Q8])" office:value-type="float"/>
          <table:table-cell table:formula="of:=MIN([.$E8];[.$R8])" office:value-type="float"/>
          <table:table-cell table:formula="of:=MIN([.$F8];[.$S8])" office:value-type="float"/>
          <table:table-cell table:formula="of:=MIN([.$G8];[.$T8])" office:value-type="float"/>
          <table:table-cell table:formula="of:=MIN([.$H8];[.$U8])" office:value-type="float"/>
          <table:table-cell table:formula="of:=MIN([.$I8];[.$V8])" office:value-type="float"/>
          <table:table-cell table:formula="of:=MIN([.$J8])" office:value-type="float"/>
          <table:table-cell table:formula="of:=MIN([.$K8];[.$W8])" office:value-type="float"/>
          <table:table-cell table:formula="of:=MIN([.$L8];[.$X8])" office:value-type="float"/>
          <table:table-cell table:formula="of:=MIN([.$M8];[.$Y8])" office:value-type="float"/>
          <table:table-cell table:formula="of:=MIN([.$N8];[.$Z8])" office:value-type="float"/>
          <table:table-cell table:formula="of:=MEDIAN([.$B8];[.$O8])" office:value-type="float"/>
          <table:table-cell table:formula="of:=MEDIAN([.$C8];[.$P8])" office:value-type="float"/>
          <table:table-cell table:formula="of:=MEDIAN([.$D8];[.$Q8])" office:value-type="float"/>
          <table:table-cell table:formula="of:=MEDIAN([.$E8];[.$R8])" office:value-type="float"/>
          <table:table-cell table:formula="of:=MEDIAN([.$F8];[.$S8])" office:value-type="float"/>
          <table:table-cell table:formula="of:=MEDIAN([.$G8];[.$T8])" office:value-type="float"/>
          <table:table-cell table:formula="of:=MEDIAN([.$H8];[.$U8])" office:value-type="float"/>
          <table:table-cell table:formula="of:=MEDIAN([.$I8];[.$V8])" office:value-type="float"/>
          <table:table-cell table:formula="of:=MEDIAN([.$J8])" office:value-type="float"/>
          <table:table-cell table:formula="of:=MEDIAN([.$K8];[.$W8])" office:value-type="float"/>
          <table:table-cell table:formula="of:=MEDIAN([.$L8];[.$X8])" office:value-type="float"/>
          <table:table-cell table:formula="of:=MEDIAN([.$M8];[.$Y8])" office:value-type="float"/>
          <table:table-cell table:formula="of:=MEDIAN([.$N8];[.$Z8])" office:value-type="float"/>
          <table:table-cell table:formula="of:=MAX([.$B8];[.$O8])" office:value-type="float"/>
          <table:table-cell table:formula="of:=MAX([.$C8];[.$P8])" office:value-type="float"/>
          <table:table-cell table:formula="of:=MAX([.$D8];[.$Q8])" office:value-type="float"/>
          <table:table-cell table:formula="of:=MAX([.$E8];[.$R8])" office:value-type="float"/>
          <table:table-cell table:formula="of:=MAX([.$F8];[.$S8])" office:value-type="float"/>
          <table:table-cell table:formula="of:=MAX([.$G8];[.$T8])" office:value-type="float"/>
          <table:table-cell table:formula="of:=MAX([.$H8];[.$U8])" office:value-type="float"/>
          <table:table-cell table:formula="of:=MAX([.$I8];[.$V8])" office:value-type="float"/>
          <table:table-cell table:formula="of:=MAX([.$J8])" office:value-type="float"/>
          <table:table-cell table:formula="of:=MAX([.$K8];[.$W8])" office:value-type="float"/>
          <table:table-cell table:formula="of:=MAX([.$L8];[.$X8])" office:value-type="float"/>
          <table:table-cell table:formula="of:=MAX([.$M8];[.$Y8])" office:value-type="float"/>
          <table:table-cell table:formula="of:=MAX([.$N8];[.$Z8])" office:value-type="float"/>
        </table:table-row>
        <table:table-row table:style-name="ro1">
          <table:table-cell office:value-type="string">
            <text:p>blocks.blocks-26-0.asp</text:p>
          </table:table-cell>
          <table:table-cell table:formula="of:=AVERAGE([Instances.B273:Instances.B317])" office:value-type="float"/>
          <table:table-cell table:formula="of:=AVERAGE([Instances.C273:Instances.C317])" office:value-type="float"/>
          <table:table-cell table:formula="of:=AVERAGE([Instances.D273:Instances.D317])" office:value-type="float"/>
          <table:table-cell table:formula="of:=AVERAGE([Instances.E273:Instances.E317])" office:value-type="float"/>
          <table:table-cell table:formula="of:=SUM([Instances.F273:Instances.F317])" office:value-type="float"/>
          <table:table-cell table:formula="of:=AVERAGE([Instances.G273:Instances.G317])" office:value-type="float"/>
          <table:table-cell table:formula="of:=AVERAGE([Instances.H273:Instances.H317])" office:value-type="float"/>
          <table:table-cell table:formula="of:=AVERAGE([Instances.I273:Instances.I317])" office:value-type="float"/>
          <table:table-cell table:formula="of:=AVERAGE([Instances.J273:Instances.J317])" office:value-type="float"/>
          <table:table-cell table:formula="of:=AVERAGE([Instances.K273:Instances.K317])" office:value-type="float"/>
          <table:table-cell table:formula="of:=AVERAGE([Instances.L273:Instances.L317])" office:value-type="float"/>
          <table:table-cell table:formula="of:=AVERAGE([Instances.M273:Instances.M317])" office:value-type="float"/>
          <table:table-cell table:formula="of:=AVERAGE([Instances.N273:Instances.N317])" office:value-type="float"/>
          <table:table-cell table:formula="of:=AVERAGE([Instances.O273:Instances.O317])" office:value-type="float"/>
          <table:table-cell table:formula="of:=AVERAGE([Instances.P273:Instances.P317])" office:value-type="float"/>
          <table:table-cell table:formula="of:=AVERAGE([Instances.Q273:Instances.Q317])" office:value-type="float"/>
          <table:table-cell table:formula="of:=AVERAGE([Instances.R273:Instances.R317])" office:value-type="float"/>
          <table:table-cell table:formula="of:=SUM([Instances.S273:Instances.S317])" office:value-type="float"/>
          <table:table-cell table:formula="of:=AVERAGE([Instances.T273:Instances.T317])" office:value-type="float"/>
          <table:table-cell table:formula="of:=AVERAGE([Instances.U273:Instances.U317])" office:value-type="float"/>
          <table:table-cell table:formula="of:=AVERAGE([Instances.V273:Instances.V317])" office:value-type="float"/>
          <table:table-cell table:formula="of:=AVERAGE([Instances.W273:Instances.W317])" office:value-type="float"/>
          <table:table-cell table:formula="of:=AVERAGE([Instances.X273:Instances.X317])" office:value-type="float"/>
          <table:table-cell table:formula="of:=AVERAGE([Instances.Y273:Instances.Y317])" office:value-type="float"/>
          <table:table-cell table:formula="of:=AVERAGE([Instances.Z273:Instances.Z317])" office:value-type="float"/>
          <table:table-cell table:formula="of:=MIN([.$B9];[.$O9])" office:value-type="float"/>
          <table:table-cell table:formula="of:=MIN([.$C9];[.$P9])" office:value-type="float"/>
          <table:table-cell table:formula="of:=MIN([.$D9];[.$Q9])" office:value-type="float"/>
          <table:table-cell table:formula="of:=MIN([.$E9];[.$R9])" office:value-type="float"/>
          <table:table-cell table:formula="of:=MIN([.$F9];[.$S9])" office:value-type="float"/>
          <table:table-cell table:formula="of:=MIN([.$G9];[.$T9])" office:value-type="float"/>
          <table:table-cell table:formula="of:=MIN([.$H9];[.$U9])" office:value-type="float"/>
          <table:table-cell table:formula="of:=MIN([.$I9];[.$V9])" office:value-type="float"/>
          <table:table-cell table:formula="of:=MIN([.$J9])" office:value-type="float"/>
          <table:table-cell table:formula="of:=MIN([.$K9];[.$W9])" office:value-type="float"/>
          <table:table-cell table:formula="of:=MIN([.$L9];[.$X9])" office:value-type="float"/>
          <table:table-cell table:formula="of:=MIN([.$M9];[.$Y9])" office:value-type="float"/>
          <table:table-cell table:formula="of:=MIN([.$N9];[.$Z9])" office:value-type="float"/>
          <table:table-cell table:formula="of:=MEDIAN([.$B9];[.$O9])" office:value-type="float"/>
          <table:table-cell table:formula="of:=MEDIAN([.$C9];[.$P9])" office:value-type="float"/>
          <table:table-cell table:formula="of:=MEDIAN([.$D9];[.$Q9])" office:value-type="float"/>
          <table:table-cell table:formula="of:=MEDIAN([.$E9];[.$R9])" office:value-type="float"/>
          <table:table-cell table:formula="of:=MEDIAN([.$F9];[.$S9])" office:value-type="float"/>
          <table:table-cell table:formula="of:=MEDIAN([.$G9];[.$T9])" office:value-type="float"/>
          <table:table-cell table:formula="of:=MEDIAN([.$H9];[.$U9])" office:value-type="float"/>
          <table:table-cell table:formula="of:=MEDIAN([.$I9];[.$V9])" office:value-type="float"/>
          <table:table-cell table:formula="of:=MEDIAN([.$J9])" office:value-type="float"/>
          <table:table-cell table:formula="of:=MEDIAN([.$K9];[.$W9])" office:value-type="float"/>
          <table:table-cell table:formula="of:=MEDIAN([.$L9];[.$X9])" office:value-type="float"/>
          <table:table-cell table:formula="of:=MEDIAN([.$M9];[.$Y9])" office:value-type="float"/>
          <table:table-cell table:formula="of:=MEDIAN([.$N9];[.$Z9])" office:value-type="float"/>
          <table:table-cell table:formula="of:=MAX([.$B9];[.$O9])" office:value-type="float"/>
          <table:table-cell table:formula="of:=MAX([.$C9];[.$P9])" office:value-type="float"/>
          <table:table-cell table:formula="of:=MAX([.$D9];[.$Q9])" office:value-type="float"/>
          <table:table-cell table:formula="of:=MAX([.$E9];[.$R9])" office:value-type="float"/>
          <table:table-cell table:formula="of:=MAX([.$F9];[.$S9])" office:value-type="float"/>
          <table:table-cell table:formula="of:=MAX([.$G9];[.$T9])" office:value-type="float"/>
          <table:table-cell table:formula="of:=MAX([.$H9];[.$U9])" office:value-type="float"/>
          <table:table-cell table:formula="of:=MAX([.$I9];[.$V9])" office:value-type="float"/>
          <table:table-cell table:formula="of:=MAX([.$J9])" office:value-type="float"/>
          <table:table-cell table:formula="of:=MAX([.$K9];[.$W9])" office:value-type="float"/>
          <table:table-cell table:formula="of:=MAX([.$L9];[.$X9])" office:value-type="float"/>
          <table:table-cell table:formula="of:=MAX([.$M9];[.$Y9])" office:value-type="float"/>
          <table:table-cell table:formula="of:=MAX([.$N9];[.$Z9])" office:value-type="float"/>
        </table:table-row>
        <table:table-row table:style-name="ro1">
          <table:table-cell office:value-type="string">
            <text:p>blocks.blocks-26-1.asp</text:p>
          </table:table-cell>
          <table:table-cell table:formula="of:=AVERAGE([Instances.B318:Instances.B362])" office:value-type="float"/>
          <table:table-cell table:formula="of:=AVERAGE([Instances.C318:Instances.C362])" office:value-type="float"/>
          <table:table-cell table:formula="of:=AVERAGE([Instances.D318:Instances.D362])" office:value-type="float"/>
          <table:table-cell table:formula="of:=AVERAGE([Instances.E318:Instances.E362])" office:value-type="float"/>
          <table:table-cell table:formula="of:=SUM([Instances.F318:Instances.F362])" office:value-type="float"/>
          <table:table-cell table:formula="of:=AVERAGE([Instances.G318:Instances.G362])" office:value-type="float"/>
          <table:table-cell table:formula="of:=AVERAGE([Instances.H318:Instances.H362])" office:value-type="float"/>
          <table:table-cell table:formula="of:=AVERAGE([Instances.I318:Instances.I362])" office:value-type="float"/>
          <table:table-cell table:formula="of:=AVERAGE([Instances.J318:Instances.J362])" office:value-type="float"/>
          <table:table-cell table:formula="of:=AVERAGE([Instances.K318:Instances.K362])" office:value-type="float"/>
          <table:table-cell table:formula="of:=AVERAGE([Instances.L318:Instances.L362])" office:value-type="float"/>
          <table:table-cell table:formula="of:=AVERAGE([Instances.M318:Instances.M362])" office:value-type="float"/>
          <table:table-cell table:formula="of:=AVERAGE([Instances.N318:Instances.N362])" office:value-type="float"/>
          <table:table-cell table:formula="of:=AVERAGE([Instances.O318:Instances.O362])" office:value-type="float"/>
          <table:table-cell table:formula="of:=AVERAGE([Instances.P318:Instances.P362])" office:value-type="float"/>
          <table:table-cell table:formula="of:=AVERAGE([Instances.Q318:Instances.Q362])" office:value-type="float"/>
          <table:table-cell table:formula="of:=AVERAGE([Instances.R318:Instances.R362])" office:value-type="float"/>
          <table:table-cell table:formula="of:=SUM([Instances.S318:Instances.S362])" office:value-type="float"/>
          <table:table-cell table:formula="of:=AVERAGE([Instances.T318:Instances.T362])" office:value-type="float"/>
          <table:table-cell table:formula="of:=AVERAGE([Instances.U318:Instances.U362])" office:value-type="float"/>
          <table:table-cell table:formula="of:=AVERAGE([Instances.V318:Instances.V362])" office:value-type="float"/>
          <table:table-cell table:formula="of:=AVERAGE([Instances.W318:Instances.W362])" office:value-type="float"/>
          <table:table-cell table:formula="of:=AVERAGE([Instances.X318:Instances.X362])" office:value-type="float"/>
          <table:table-cell table:formula="of:=AVERAGE([Instances.Y318:Instances.Y362])" office:value-type="float"/>
          <table:table-cell table:formula="of:=AVERAGE([Instances.Z318:Instances.Z362])" office:value-type="float"/>
          <table:table-cell table:formula="of:=MIN([.$B10];[.$O10])" office:value-type="float"/>
          <table:table-cell table:formula="of:=MIN([.$C10];[.$P10])" office:value-type="float"/>
          <table:table-cell table:formula="of:=MIN([.$D10];[.$Q10])" office:value-type="float"/>
          <table:table-cell table:formula="of:=MIN([.$E10];[.$R10])" office:value-type="float"/>
          <table:table-cell table:formula="of:=MIN([.$F10];[.$S10])" office:value-type="float"/>
          <table:table-cell table:formula="of:=MIN([.$G10];[.$T10])" office:value-type="float"/>
          <table:table-cell table:formula="of:=MIN([.$H10];[.$U10])" office:value-type="float"/>
          <table:table-cell table:formula="of:=MIN([.$I10];[.$V10])" office:value-type="float"/>
          <table:table-cell table:formula="of:=MIN([.$J10])" office:value-type="float"/>
          <table:table-cell table:formula="of:=MIN([.$K10];[.$W10])" office:value-type="float"/>
          <table:table-cell table:formula="of:=MIN([.$L10];[.$X10])" office:value-type="float"/>
          <table:table-cell table:formula="of:=MIN([.$M10];[.$Y10])" office:value-type="float"/>
          <table:table-cell table:formula="of:=MIN([.$N10];[.$Z10])" office:value-type="float"/>
          <table:table-cell table:formula="of:=MEDIAN([.$B10];[.$O10])" office:value-type="float"/>
          <table:table-cell table:formula="of:=MEDIAN([.$C10];[.$P10])" office:value-type="float"/>
          <table:table-cell table:formula="of:=MEDIAN([.$D10];[.$Q10])" office:value-type="float"/>
          <table:table-cell table:formula="of:=MEDIAN([.$E10];[.$R10])" office:value-type="float"/>
          <table:table-cell table:formula="of:=MEDIAN([.$F10];[.$S10])" office:value-type="float"/>
          <table:table-cell table:formula="of:=MEDIAN([.$G10];[.$T10])" office:value-type="float"/>
          <table:table-cell table:formula="of:=MEDIAN([.$H10];[.$U10])" office:value-type="float"/>
          <table:table-cell table:formula="of:=MEDIAN([.$I10];[.$V10])" office:value-type="float"/>
          <table:table-cell table:formula="of:=MEDIAN([.$J10])" office:value-type="float"/>
          <table:table-cell table:formula="of:=MEDIAN([.$K10];[.$W10])" office:value-type="float"/>
          <table:table-cell table:formula="of:=MEDIAN([.$L10];[.$X10])" office:value-type="float"/>
          <table:table-cell table:formula="of:=MEDIAN([.$M10];[.$Y10])" office:value-type="float"/>
          <table:table-cell table:formula="of:=MEDIAN([.$N10];[.$Z10])" office:value-type="float"/>
          <table:table-cell table:formula="of:=MAX([.$B10];[.$O10])" office:value-type="float"/>
          <table:table-cell table:formula="of:=MAX([.$C10];[.$P10])" office:value-type="float"/>
          <table:table-cell table:formula="of:=MAX([.$D10];[.$Q10])" office:value-type="float"/>
          <table:table-cell table:formula="of:=MAX([.$E10];[.$R10])" office:value-type="float"/>
          <table:table-cell table:formula="of:=MAX([.$F10];[.$S10])" office:value-type="float"/>
          <table:table-cell table:formula="of:=MAX([.$G10];[.$T10])" office:value-type="float"/>
          <table:table-cell table:formula="of:=MAX([.$H10];[.$U10])" office:value-type="float"/>
          <table:table-cell table:formula="of:=MAX([.$I10];[.$V10])" office:value-type="float"/>
          <table:table-cell table:formula="of:=MAX([.$J10])" office:value-type="float"/>
          <table:table-cell table:formula="of:=MAX([.$K10];[.$W10])" office:value-type="float"/>
          <table:table-cell table:formula="of:=MAX([.$L10];[.$X10])" office:value-type="float"/>
          <table:table-cell table:formula="of:=MAX([.$M10];[.$Y10])" office:value-type="float"/>
          <table:table-cell table:formula="of:=MAX([.$N10];[.$Z10])" office:value-type="float"/>
        </table:table-row>
        <table:table-row table:style-name="ro1">
          <table:table-cell office:value-type="string">
            <text:p>blocks.blocks-27-0.asp</text:p>
          </table:table-cell>
          <table:table-cell table:formula="of:=AVERAGE([Instances.B363:Instances.B407])" office:value-type="float"/>
          <table:table-cell table:formula="of:=AVERAGE([Instances.C363:Instances.C407])" office:value-type="float"/>
          <table:table-cell table:formula="of:=AVERAGE([Instances.D363:Instances.D407])" office:value-type="float"/>
          <table:table-cell table:formula="of:=AVERAGE([Instances.E363:Instances.E407])" office:value-type="float"/>
          <table:table-cell table:formula="of:=SUM([Instances.F363:Instances.F407])" office:value-type="float"/>
          <table:table-cell table:formula="of:=AVERAGE([Instances.G363:Instances.G407])" office:value-type="float"/>
          <table:table-cell table:formula="of:=AVERAGE([Instances.H363:Instances.H407])" office:value-type="float"/>
          <table:table-cell table:formula="of:=AVERAGE([Instances.I363:Instances.I407])" office:value-type="float"/>
          <table:table-cell table:formula="of:=AVERAGE([Instances.J363:Instances.J407])" office:value-type="float"/>
          <table:table-cell table:formula="of:=AVERAGE([Instances.K363:Instances.K407])" office:value-type="float"/>
          <table:table-cell table:formula="of:=AVERAGE([Instances.L363:Instances.L407])" office:value-type="float"/>
          <table:table-cell table:formula="of:=AVERAGE([Instances.M363:Instances.M407])" office:value-type="float"/>
          <table:table-cell table:formula="of:=AVERAGE([Instances.N363:Instances.N407])" office:value-type="float"/>
          <table:table-cell table:formula="of:=AVERAGE([Instances.O363:Instances.O407])" office:value-type="float"/>
          <table:table-cell table:formula="of:=AVERAGE([Instances.P363:Instances.P407])" office:value-type="float"/>
          <table:table-cell table:formula="of:=AVERAGE([Instances.Q363:Instances.Q407])" office:value-type="float"/>
          <table:table-cell table:formula="of:=AVERAGE([Instances.R363:Instances.R407])" office:value-type="float"/>
          <table:table-cell table:formula="of:=SUM([Instances.S363:Instances.S407])" office:value-type="float"/>
          <table:table-cell table:formula="of:=AVERAGE([Instances.T363:Instances.T407])" office:value-type="float"/>
          <table:table-cell table:formula="of:=AVERAGE([Instances.U363:Instances.U407])" office:value-type="float"/>
          <table:table-cell table:formula="of:=AVERAGE([Instances.V363:Instances.V407])" office:value-type="float"/>
          <table:table-cell table:formula="of:=AVERAGE([Instances.W363:Instances.W407])" office:value-type="float"/>
          <table:table-cell table:formula="of:=AVERAGE([Instances.X363:Instances.X407])" office:value-type="float"/>
          <table:table-cell table:formula="of:=AVERAGE([Instances.Y363:Instances.Y407])" office:value-type="float"/>
          <table:table-cell table:formula="of:=AVERAGE([Instances.Z363:Instances.Z407])" office:value-type="float"/>
          <table:table-cell table:formula="of:=MIN([.$B11];[.$O11])" office:value-type="float"/>
          <table:table-cell table:formula="of:=MIN([.$C11];[.$P11])" office:value-type="float"/>
          <table:table-cell table:formula="of:=MIN([.$D11];[.$Q11])" office:value-type="float"/>
          <table:table-cell table:formula="of:=MIN([.$E11];[.$R11])" office:value-type="float"/>
          <table:table-cell table:formula="of:=MIN([.$F11];[.$S11])" office:value-type="float"/>
          <table:table-cell table:formula="of:=MIN([.$G11];[.$T11])" office:value-type="float"/>
          <table:table-cell table:formula="of:=MIN([.$H11];[.$U11])" office:value-type="float"/>
          <table:table-cell table:formula="of:=MIN([.$I11];[.$V11])" office:value-type="float"/>
          <table:table-cell table:formula="of:=MIN([.$J11])" office:value-type="float"/>
          <table:table-cell table:formula="of:=MIN([.$K11];[.$W11])" office:value-type="float"/>
          <table:table-cell table:formula="of:=MIN([.$L11];[.$X11])" office:value-type="float"/>
          <table:table-cell table:formula="of:=MIN([.$M11];[.$Y11])" office:value-type="float"/>
          <table:table-cell table:formula="of:=MIN([.$N11];[.$Z11])" office:value-type="float"/>
          <table:table-cell table:formula="of:=MEDIAN([.$B11];[.$O11])" office:value-type="float"/>
          <table:table-cell table:formula="of:=MEDIAN([.$C11];[.$P11])" office:value-type="float"/>
          <table:table-cell table:formula="of:=MEDIAN([.$D11];[.$Q11])" office:value-type="float"/>
          <table:table-cell table:formula="of:=MEDIAN([.$E11];[.$R11])" office:value-type="float"/>
          <table:table-cell table:formula="of:=MEDIAN([.$F11];[.$S11])" office:value-type="float"/>
          <table:table-cell table:formula="of:=MEDIAN([.$G11];[.$T11])" office:value-type="float"/>
          <table:table-cell table:formula="of:=MEDIAN([.$H11];[.$U11])" office:value-type="float"/>
          <table:table-cell table:formula="of:=MEDIAN([.$I11];[.$V11])" office:value-type="float"/>
          <table:table-cell table:formula="of:=MEDIAN([.$J11])" office:value-type="float"/>
          <table:table-cell table:formula="of:=MEDIAN([.$K11];[.$W11])" office:value-type="float"/>
          <table:table-cell table:formula="of:=MEDIAN([.$L11];[.$X11])" office:value-type="float"/>
          <table:table-cell table:formula="of:=MEDIAN([.$M11];[.$Y11])" office:value-type="float"/>
          <table:table-cell table:formula="of:=MEDIAN([.$N11];[.$Z11])" office:value-type="float"/>
          <table:table-cell table:formula="of:=MAX([.$B11];[.$O11])" office:value-type="float"/>
          <table:table-cell table:formula="of:=MAX([.$C11];[.$P11])" office:value-type="float"/>
          <table:table-cell table:formula="of:=MAX([.$D11];[.$Q11])" office:value-type="float"/>
          <table:table-cell table:formula="of:=MAX([.$E11];[.$R11])" office:value-type="float"/>
          <table:table-cell table:formula="of:=MAX([.$F11];[.$S11])" office:value-type="float"/>
          <table:table-cell table:formula="of:=MAX([.$G11];[.$T11])" office:value-type="float"/>
          <table:table-cell table:formula="of:=MAX([.$H11];[.$U11])" office:value-type="float"/>
          <table:table-cell table:formula="of:=MAX([.$I11];[.$V11])" office:value-type="float"/>
          <table:table-cell table:formula="of:=MAX([.$J11])" office:value-type="float"/>
          <table:table-cell table:formula="of:=MAX([.$K11];[.$W11])" office:value-type="float"/>
          <table:table-cell table:formula="of:=MAX([.$L11];[.$X11])" office:value-type="float"/>
          <table:table-cell table:formula="of:=MAX([.$M11];[.$Y11])" office:value-type="float"/>
          <table:table-cell table:formula="of:=MAX([.$N11];[.$Z11])" office:value-type="float"/>
        </table:table-row>
        <table:table-row table:style-name="ro1">
          <table:table-cell office:value-type="string">
            <text:p>blocks.blocks-27-1.asp</text:p>
          </table:table-cell>
          <table:table-cell table:formula="of:=AVERAGE([Instances.B408:Instances.B452])" office:value-type="float"/>
          <table:table-cell table:formula="of:=AVERAGE([Instances.C408:Instances.C452])" office:value-type="float"/>
          <table:table-cell table:formula="of:=AVERAGE([Instances.D408:Instances.D452])" office:value-type="float"/>
          <table:table-cell table:formula="of:=AVERAGE([Instances.E408:Instances.E452])" office:value-type="float"/>
          <table:table-cell table:formula="of:=SUM([Instances.F408:Instances.F452])" office:value-type="float"/>
          <table:table-cell table:formula="of:=AVERAGE([Instances.G408:Instances.G452])" office:value-type="float"/>
          <table:table-cell table:formula="of:=AVERAGE([Instances.H408:Instances.H452])" office:value-type="float"/>
          <table:table-cell table:formula="of:=AVERAGE([Instances.I408:Instances.I452])" office:value-type="float"/>
          <table:table-cell table:formula="of:=AVERAGE([Instances.J408:Instances.J452])" office:value-type="float"/>
          <table:table-cell table:formula="of:=AVERAGE([Instances.K408:Instances.K452])" office:value-type="float"/>
          <table:table-cell table:formula="of:=AVERAGE([Instances.L408:Instances.L452])" office:value-type="float"/>
          <table:table-cell table:formula="of:=AVERAGE([Instances.M408:Instances.M452])" office:value-type="float"/>
          <table:table-cell table:formula="of:=AVERAGE([Instances.N408:Instances.N452])" office:value-type="float"/>
          <table:table-cell table:formula="of:=AVERAGE([Instances.O408:Instances.O452])" office:value-type="float"/>
          <table:table-cell table:formula="of:=AVERAGE([Instances.P408:Instances.P452])" office:value-type="float"/>
          <table:table-cell table:formula="of:=AVERAGE([Instances.Q408:Instances.Q452])" office:value-type="float"/>
          <table:table-cell table:formula="of:=AVERAGE([Instances.R408:Instances.R452])" office:value-type="float"/>
          <table:table-cell table:formula="of:=SUM([Instances.S408:Instances.S452])" office:value-type="float"/>
          <table:table-cell table:formula="of:=AVERAGE([Instances.T408:Instances.T452])" office:value-type="float"/>
          <table:table-cell table:formula="of:=AVERAGE([Instances.U408:Instances.U452])" office:value-type="float"/>
          <table:table-cell table:formula="of:=AVERAGE([Instances.V408:Instances.V452])" office:value-type="float"/>
          <table:table-cell table:formula="of:=AVERAGE([Instances.W408:Instances.W452])" office:value-type="float"/>
          <table:table-cell table:formula="of:=AVERAGE([Instances.X408:Instances.X452])" office:value-type="float"/>
          <table:table-cell table:formula="of:=AVERAGE([Instances.Y408:Instances.Y452])" office:value-type="float"/>
          <table:table-cell table:formula="of:=AVERAGE([Instances.Z408:Instances.Z452])" office:value-type="float"/>
          <table:table-cell table:formula="of:=MIN([.$B12];[.$O12])" office:value-type="float"/>
          <table:table-cell table:formula="of:=MIN([.$C12];[.$P12])" office:value-type="float"/>
          <table:table-cell table:formula="of:=MIN([.$D12];[.$Q12])" office:value-type="float"/>
          <table:table-cell table:formula="of:=MIN([.$E12];[.$R12])" office:value-type="float"/>
          <table:table-cell table:formula="of:=MIN([.$F12];[.$S12])" office:value-type="float"/>
          <table:table-cell table:formula="of:=MIN([.$G12];[.$T12])" office:value-type="float"/>
          <table:table-cell table:formula="of:=MIN([.$H12];[.$U12])" office:value-type="float"/>
          <table:table-cell table:formula="of:=MIN([.$I12];[.$V12])" office:value-type="float"/>
          <table:table-cell table:formula="of:=MIN([.$J12])" office:value-type="float"/>
          <table:table-cell table:formula="of:=MIN([.$K12];[.$W12])" office:value-type="float"/>
          <table:table-cell table:formula="of:=MIN([.$L12];[.$X12])" office:value-type="float"/>
          <table:table-cell table:formula="of:=MIN([.$M12];[.$Y12])" office:value-type="float"/>
          <table:table-cell table:formula="of:=MIN([.$N12];[.$Z12])" office:value-type="float"/>
          <table:table-cell table:formula="of:=MEDIAN([.$B12];[.$O12])" office:value-type="float"/>
          <table:table-cell table:formula="of:=MEDIAN([.$C12];[.$P12])" office:value-type="float"/>
          <table:table-cell table:formula="of:=MEDIAN([.$D12];[.$Q12])" office:value-type="float"/>
          <table:table-cell table:formula="of:=MEDIAN([.$E12];[.$R12])" office:value-type="float"/>
          <table:table-cell table:formula="of:=MEDIAN([.$F12];[.$S12])" office:value-type="float"/>
          <table:table-cell table:formula="of:=MEDIAN([.$G12];[.$T12])" office:value-type="float"/>
          <table:table-cell table:formula="of:=MEDIAN([.$H12];[.$U12])" office:value-type="float"/>
          <table:table-cell table:formula="of:=MEDIAN([.$I12];[.$V12])" office:value-type="float"/>
          <table:table-cell table:formula="of:=MEDIAN([.$J12])" office:value-type="float"/>
          <table:table-cell table:formula="of:=MEDIAN([.$K12];[.$W12])" office:value-type="float"/>
          <table:table-cell table:formula="of:=MEDIAN([.$L12];[.$X12])" office:value-type="float"/>
          <table:table-cell table:formula="of:=MEDIAN([.$M12];[.$Y12])" office:value-type="float"/>
          <table:table-cell table:formula="of:=MEDIAN([.$N12];[.$Z12])" office:value-type="float"/>
          <table:table-cell table:formula="of:=MAX([.$B12];[.$O12])" office:value-type="float"/>
          <table:table-cell table:formula="of:=MAX([.$C12];[.$P12])" office:value-type="float"/>
          <table:table-cell table:formula="of:=MAX([.$D12];[.$Q12])" office:value-type="float"/>
          <table:table-cell table:formula="of:=MAX([.$E12];[.$R12])" office:value-type="float"/>
          <table:table-cell table:formula="of:=MAX([.$F12];[.$S12])" office:value-type="float"/>
          <table:table-cell table:formula="of:=MAX([.$G12];[.$T12])" office:value-type="float"/>
          <table:table-cell table:formula="of:=MAX([.$H12];[.$U12])" office:value-type="float"/>
          <table:table-cell table:formula="of:=MAX([.$I12];[.$V12])" office:value-type="float"/>
          <table:table-cell table:formula="of:=MAX([.$J12])" office:value-type="float"/>
          <table:table-cell table:formula="of:=MAX([.$K12];[.$W12])" office:value-type="float"/>
          <table:table-cell table:formula="of:=MAX([.$L12];[.$X12])" office:value-type="float"/>
          <table:table-cell table:formula="of:=MAX([.$M12];[.$Y12])" office:value-type="float"/>
          <table:table-cell table:formula="of:=MAX([.$N12];[.$Z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AA3:.$AA12])^2)^0.5" office:value-type="float"/>
          <table:table-cell table:number-matrix-columns-spanned="1" table:number-matrix-rows-spanned="1" table:formula="of:=SUM(([.C3:.C12]-[.$AB3:.$AB12])^2)^0.5" office:value-type="float"/>
          <table:table-cell table:number-matrix-columns-spanned="1" table:number-matrix-rows-spanned="1" table:formula="of:=SUM(([.D3:.D12]-[.$AC3:.$AC12])^2)^0.5" office:value-type="float"/>
          <table:table-cell table:number-matrix-columns-spanned="1" table:number-matrix-rows-spanned="1" table:formula="of:=SUM(([.E3:.E12]-[.$AD3:.$AD12])^2)^0.5" office:value-type="float"/>
          <table:table-cell table:number-matrix-columns-spanned="1" table:number-matrix-rows-spanned="1" table:formula="of:=SUM(([.F3:.F12]-[.$AE3:.$AE12])^2)^0.5" office:value-type="float"/>
          <table:table-cell table:number-matrix-columns-spanned="1" table:number-matrix-rows-spanned="1" table:formula="of:=SUM(([.G3:.G12]-[.$AF3:.$AF12])^2)^0.5" office:value-type="float"/>
          <table:table-cell table:number-matrix-columns-spanned="1" table:number-matrix-rows-spanned="1" table:formula="of:=SUM(([.H3:.H12]-[.$AG3:.$AG12])^2)^0.5" office:value-type="float"/>
          <table:table-cell table:number-matrix-columns-spanned="1" table:number-matrix-rows-spanned="1" table:formula="of:=SUM(([.I3:.I12]-[.$AH3:.$AH12])^2)^0.5" office:value-type="float"/>
          <table:table-cell table:number-matrix-columns-spanned="1" table:number-matrix-rows-spanned="1" table:formula="of:=SUM(([.J3:.J12]-[.$AI3:.$AI12])^2)^0.5" office:value-type="float"/>
          <table:table-cell table:number-matrix-columns-spanned="1" table:number-matrix-rows-spanned="1" table:formula="of:=SUM(([.K3:.K12]-[.$AJ3:.$AJ12])^2)^0.5" office:value-type="float"/>
          <table:table-cell table:number-matrix-columns-spanned="1" table:number-matrix-rows-spanned="1" table:formula="of:=SUM(([.L3:.L12]-[.$AK3:.$AK12])^2)^0.5" office:value-type="float"/>
          <table:table-cell table:number-matrix-columns-spanned="1" table:number-matrix-rows-spanned="1" table:formula="of:=SUM(([.M3:.M12]-[.$AL3:.$AL12])^2)^0.5" office:value-type="float"/>
          <table:table-cell table:number-matrix-columns-spanned="1" table:number-matrix-rows-spanned="1" table:formula="of:=SUM(([.N3:.N12]-[.$AM3:.$AM12])^2)^0.5" office:value-type="float"/>
          <table:table-cell table:number-matrix-columns-spanned="1" table:number-matrix-rows-spanned="1" table:formula="of:=SUM(([.O3:.O12]-[.$AA3:.$AA12])^2)^0.5" office:value-type="float"/>
          <table:table-cell table:number-matrix-columns-spanned="1" table:number-matrix-rows-spanned="1" table:formula="of:=SUM(([.P3:.P12]-[.$AB3:.$AB12])^2)^0.5" office:value-type="float"/>
          <table:table-cell table:number-matrix-columns-spanned="1" table:number-matrix-rows-spanned="1" table:formula="of:=SUM(([.Q3:.Q12]-[.$AC3:.$AC12])^2)^0.5" office:value-type="float"/>
          <table:table-cell table:number-matrix-columns-spanned="1" table:number-matrix-rows-spanned="1" table:formula="of:=SUM(([.R3:.R12]-[.$AD3:.$AD12])^2)^0.5" office:value-type="float"/>
          <table:table-cell table:number-matrix-columns-spanned="1" table:number-matrix-rows-spanned="1" table:formula="of:=SUM(([.S3:.S12]-[.$AE3:.$AE12])^2)^0.5" office:value-type="float"/>
          <table:table-cell table:number-matrix-columns-spanned="1" table:number-matrix-rows-spanned="1" table:formula="of:=SUM(([.T3:.T12]-[.$AF3:.$AF12])^2)^0.5" office:value-type="float"/>
          <table:table-cell table:number-matrix-columns-spanned="1" table:number-matrix-rows-spanned="1" table:formula="of:=SUM(([.U3:.U12]-[.$AG3:.$AG12])^2)^0.5" office:value-type="float"/>
          <table:table-cell table:number-matrix-columns-spanned="1" table:number-matrix-rows-spanned="1" table:formula="of:=SUM(([.V3:.V12]-[.$AH3:.$AH12])^2)^0.5" office:value-type="float"/>
          <table:table-cell table:number-matrix-columns-spanned="1" table:number-matrix-rows-spanned="1" table:formula="of:=SUM(([.W3:.W12]-[.$AJ3:.$AJ12])^2)^0.5" office:value-type="float"/>
          <table:table-cell table:number-matrix-columns-spanned="1" table:number-matrix-rows-spanned="1" table:formula="of:=SUM(([.X3:.X12]-[.$AK3:.$AK12])^2)^0.5" office:value-type="float"/>
          <table:table-cell table:number-matrix-columns-spanned="1" table:number-matrix-rows-spanned="1" table:formula="of:=SUM(([.Y3:.Y12]-[.$AL3:.$AL12])^2)^0.5" office:value-type="float"/>
          <table:table-cell table:number-matrix-columns-spanned="1" table:number-matrix-rows-spanned="1" table:formula="of:=SUM(([.Z3:.Z12]-[.$AM3:.$AM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AA3:.$AA12])" office:value-type="float"/>
          <table:table-cell table:number-matrix-columns-spanned="1" table:number-matrix-rows-spanned="1" table:formula="of:=SUM([.C3:.C12]=[.$AB3:.$AB12])" office:value-type="float"/>
          <table:table-cell table:number-matrix-columns-spanned="1" table:number-matrix-rows-spanned="1" table:formula="of:=SUM([.D3:.D12]=[.$AC3:.$AC12])" office:value-type="float"/>
          <table:table-cell table:number-matrix-columns-spanned="1" table:number-matrix-rows-spanned="1" table:formula="of:=SUM([.E3:.E12]=[.$AD3:.$AD12])" office:value-type="float"/>
          <table:table-cell table:number-matrix-columns-spanned="1" table:number-matrix-rows-spanned="1" table:formula="of:=SUM([.F3:.F12]=[.$AE3:.$AE12])" office:value-type="float"/>
          <table:table-cell table:number-matrix-columns-spanned="1" table:number-matrix-rows-spanned="1" table:formula="of:=SUM([.G3:.G12]=[.$AF3:.$AF12])" office:value-type="float"/>
          <table:table-cell table:number-matrix-columns-spanned="1" table:number-matrix-rows-spanned="1" table:formula="of:=SUM([.H3:.H12]=[.$AG3:.$AG12])" office:value-type="float"/>
          <table:table-cell table:number-matrix-columns-spanned="1" table:number-matrix-rows-spanned="1" table:formula="of:=SUM([.I3:.I12]=[.$AH3:.$AH12])" office:value-type="float"/>
          <table:table-cell table:number-matrix-columns-spanned="1" table:number-matrix-rows-spanned="1" table:formula="of:=SUM([.J3:.J12]=[.$AI3:.$AI12])" office:value-type="float"/>
          <table:table-cell table:number-matrix-columns-spanned="1" table:number-matrix-rows-spanned="1" table:formula="of:=SUM([.K3:.K12]=[.$AJ3:.$AJ12])" office:value-type="float"/>
          <table:table-cell table:number-matrix-columns-spanned="1" table:number-matrix-rows-spanned="1" table:formula="of:=SUM([.L3:.L12]=[.$AK3:.$AK12])" office:value-type="float"/>
          <table:table-cell table:number-matrix-columns-spanned="1" table:number-matrix-rows-spanned="1" table:formula="of:=SUM([.M3:.M12]=[.$AL3:.$AL12])" office:value-type="float"/>
          <table:table-cell table:number-matrix-columns-spanned="1" table:number-matrix-rows-spanned="1" table:formula="of:=SUM([.N3:.N12]=[.$AM3:.$AM12])" office:value-type="float"/>
          <table:table-cell table:number-matrix-columns-spanned="1" table:number-matrix-rows-spanned="1" table:formula="of:=SUM([.O3:.O12]=[.$AA3:.$AA12])" office:value-type="float"/>
          <table:table-cell table:number-matrix-columns-spanned="1" table:number-matrix-rows-spanned="1" table:formula="of:=SUM([.P3:.P12]=[.$AB3:.$AB12])" office:value-type="float"/>
          <table:table-cell table:number-matrix-columns-spanned="1" table:number-matrix-rows-spanned="1" table:formula="of:=SUM([.Q3:.Q12]=[.$AC3:.$AC12])" office:value-type="float"/>
          <table:table-cell table:number-matrix-columns-spanned="1" table:number-matrix-rows-spanned="1" table:formula="of:=SUM([.R3:.R12]=[.$AD3:.$AD12])" office:value-type="float"/>
          <table:table-cell table:number-matrix-columns-spanned="1" table:number-matrix-rows-spanned="1" table:formula="of:=SUM([.S3:.S12]=[.$AE3:.$AE12])" office:value-type="float"/>
          <table:table-cell table:number-matrix-columns-spanned="1" table:number-matrix-rows-spanned="1" table:formula="of:=SUM([.T3:.T12]=[.$AF3:.$AF12])" office:value-type="float"/>
          <table:table-cell table:number-matrix-columns-spanned="1" table:number-matrix-rows-spanned="1" table:formula="of:=SUM([.U3:.U12]=[.$AG3:.$AG12])" office:value-type="float"/>
          <table:table-cell table:number-matrix-columns-spanned="1" table:number-matrix-rows-spanned="1" table:formula="of:=SUM([.V3:.V12]=[.$AH3:.$AH12])" office:value-type="float"/>
          <table:table-cell table:number-matrix-columns-spanned="1" table:number-matrix-rows-spanned="1" table:formula="of:=SUM([.W3:.W12]=[.$AJ3:.$AJ12])" office:value-type="float"/>
          <table:table-cell table:number-matrix-columns-spanned="1" table:number-matrix-rows-spanned="1" table:formula="of:=SUM([.X3:.X12]=[.$AK3:.$AK12])" office:value-type="float"/>
          <table:table-cell table:number-matrix-columns-spanned="1" table:number-matrix-rows-spanned="1" table:formula="of:=SUM([.Y3:.Y12]=[.$AL3:.$AL12])" office:value-type="float"/>
          <table:table-cell table:number-matrix-columns-spanned="1" table:number-matrix-rows-spanned="1" table:formula="of:=SUM([.Z3:.Z12]=[.$AM3:.$AM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AN3:.$AN12])" office:value-type="float"/>
          <table:table-cell table:number-matrix-columns-spanned="1" table:number-matrix-rows-spanned="1" table:formula="of:=SUM([.C3:.C12]&lt;[.$AO3:.$AO12])" office:value-type="float"/>
          <table:table-cell table:number-matrix-columns-spanned="1" table:number-matrix-rows-spanned="1" table:formula="of:=SUM([.D3:.D12]&lt;[.$AP3:.$AP12])" office:value-type="float"/>
          <table:table-cell table:number-matrix-columns-spanned="1" table:number-matrix-rows-spanned="1" table:formula="of:=SUM([.E3:.E12]&lt;[.$AQ3:.$AQ12])" office:value-type="float"/>
          <table:table-cell table:number-matrix-columns-spanned="1" table:number-matrix-rows-spanned="1" table:formula="of:=SUM([.F3:.F12]&lt;[.$AR3:.$AR12])" office:value-type="float"/>
          <table:table-cell table:number-matrix-columns-spanned="1" table:number-matrix-rows-spanned="1" table:formula="of:=SUM([.G3:.G12]&lt;[.$AS3:.$AS12])" office:value-type="float"/>
          <table:table-cell table:number-matrix-columns-spanned="1" table:number-matrix-rows-spanned="1" table:formula="of:=SUM([.H3:.H12]&lt;[.$AT3:.$AT12])" office:value-type="float"/>
          <table:table-cell table:number-matrix-columns-spanned="1" table:number-matrix-rows-spanned="1" table:formula="of:=SUM([.I3:.I12]&lt;[.$AU3:.$AU12])" office:value-type="float"/>
          <table:table-cell table:number-matrix-columns-spanned="1" table:number-matrix-rows-spanned="1" table:formula="of:=SUM([.J3:.J12]&lt;[.$AV3:.$AV12])" office:value-type="float"/>
          <table:table-cell table:number-matrix-columns-spanned="1" table:number-matrix-rows-spanned="1" table:formula="of:=SUM([.K3:.K12]&lt;[.$AW3:.$AW12])" office:value-type="float"/>
          <table:table-cell table:number-matrix-columns-spanned="1" table:number-matrix-rows-spanned="1" table:formula="of:=SUM([.L3:.L12]&lt;[.$AX3:.$AX12])" office:value-type="float"/>
          <table:table-cell table:number-matrix-columns-spanned="1" table:number-matrix-rows-spanned="1" table:formula="of:=SUM([.M3:.M12]&lt;[.$AY3:.$AY12])" office:value-type="float"/>
          <table:table-cell table:number-matrix-columns-spanned="1" table:number-matrix-rows-spanned="1" table:formula="of:=SUM([.N3:.N12]&lt;[.$AZ3:.$AZ12])" office:value-type="float"/>
          <table:table-cell table:number-matrix-columns-spanned="1" table:number-matrix-rows-spanned="1" table:formula="of:=SUM([.O3:.O12]&lt;[.$AN3:.$AN12])" office:value-type="float"/>
          <table:table-cell table:number-matrix-columns-spanned="1" table:number-matrix-rows-spanned="1" table:formula="of:=SUM([.P3:.P12]&lt;[.$AO3:.$AO12])" office:value-type="float"/>
          <table:table-cell table:number-matrix-columns-spanned="1" table:number-matrix-rows-spanned="1" table:formula="of:=SUM([.Q3:.Q12]&lt;[.$AP3:.$AP12])" office:value-type="float"/>
          <table:table-cell table:number-matrix-columns-spanned="1" table:number-matrix-rows-spanned="1" table:formula="of:=SUM([.R3:.R12]&lt;[.$AQ3:.$AQ12])" office:value-type="float"/>
          <table:table-cell table:number-matrix-columns-spanned="1" table:number-matrix-rows-spanned="1" table:formula="of:=SUM([.S3:.S12]&lt;[.$AR3:.$AR12])" office:value-type="float"/>
          <table:table-cell table:number-matrix-columns-spanned="1" table:number-matrix-rows-spanned="1" table:formula="of:=SUM([.T3:.T12]&lt;[.$AS3:.$AS12])" office:value-type="float"/>
          <table:table-cell table:number-matrix-columns-spanned="1" table:number-matrix-rows-spanned="1" table:formula="of:=SUM([.U3:.U12]&lt;[.$AT3:.$AT12])" office:value-type="float"/>
          <table:table-cell table:number-matrix-columns-spanned="1" table:number-matrix-rows-spanned="1" table:formula="of:=SUM([.V3:.V12]&lt;[.$AU3:.$AU12])" office:value-type="float"/>
          <table:table-cell table:number-matrix-columns-spanned="1" table:number-matrix-rows-spanned="1" table:formula="of:=SUM([.W3:.W12]&lt;[.$AW3:.$AW12])" office:value-type="float"/>
          <table:table-cell table:number-matrix-columns-spanned="1" table:number-matrix-rows-spanned="1" table:formula="of:=SUM([.X3:.X12]&lt;[.$AX3:.$AX12])" office:value-type="float"/>
          <table:table-cell table:number-matrix-columns-spanned="1" table:number-matrix-rows-spanned="1" table:formula="of:=SUM([.Y3:.Y12]&lt;[.$AY3:.$AY12])" office:value-type="float"/>
          <table:table-cell table:number-matrix-columns-spanned="1" table:number-matrix-rows-spanned="1" table:formula="of:=SUM([.Z3:.Z12]&lt;[.$AZ3:.$AZ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AN3:.$AN12])" office:value-type="float"/>
          <table:table-cell table:number-matrix-columns-spanned="1" table:number-matrix-rows-spanned="1" table:formula="of:=SUM([.C3:.C12]&gt;[.$AO3:.$AO12])" office:value-type="float"/>
          <table:table-cell table:number-matrix-columns-spanned="1" table:number-matrix-rows-spanned="1" table:formula="of:=SUM([.D3:.D12]&gt;[.$AP3:.$AP12])" office:value-type="float"/>
          <table:table-cell table:number-matrix-columns-spanned="1" table:number-matrix-rows-spanned="1" table:formula="of:=SUM([.E3:.E12]&gt;[.$AQ3:.$AQ12])" office:value-type="float"/>
          <table:table-cell table:number-matrix-columns-spanned="1" table:number-matrix-rows-spanned="1" table:formula="of:=SUM([.F3:.F12]&gt;[.$AR3:.$AR12])" office:value-type="float"/>
          <table:table-cell table:number-matrix-columns-spanned="1" table:number-matrix-rows-spanned="1" table:formula="of:=SUM([.G3:.G12]&gt;[.$AS3:.$AS12])" office:value-type="float"/>
          <table:table-cell table:number-matrix-columns-spanned="1" table:number-matrix-rows-spanned="1" table:formula="of:=SUM([.H3:.H12]&gt;[.$AT3:.$AT12])" office:value-type="float"/>
          <table:table-cell table:number-matrix-columns-spanned="1" table:number-matrix-rows-spanned="1" table:formula="of:=SUM([.I3:.I12]&gt;[.$AU3:.$AU12])" office:value-type="float"/>
          <table:table-cell table:number-matrix-columns-spanned="1" table:number-matrix-rows-spanned="1" table:formula="of:=SUM([.J3:.J12]&gt;[.$AV3:.$AV12])" office:value-type="float"/>
          <table:table-cell table:number-matrix-columns-spanned="1" table:number-matrix-rows-spanned="1" table:formula="of:=SUM([.K3:.K12]&gt;[.$AW3:.$AW12])" office:value-type="float"/>
          <table:table-cell table:number-matrix-columns-spanned="1" table:number-matrix-rows-spanned="1" table:formula="of:=SUM([.L3:.L12]&gt;[.$AX3:.$AX12])" office:value-type="float"/>
          <table:table-cell table:number-matrix-columns-spanned="1" table:number-matrix-rows-spanned="1" table:formula="of:=SUM([.M3:.M12]&gt;[.$AY3:.$AY12])" office:value-type="float"/>
          <table:table-cell table:number-matrix-columns-spanned="1" table:number-matrix-rows-spanned="1" table:formula="of:=SUM([.N3:.N12]&gt;[.$AZ3:.$AZ12])" office:value-type="float"/>
          <table:table-cell table:number-matrix-columns-spanned="1" table:number-matrix-rows-spanned="1" table:formula="of:=SUM([.O3:.O12]&gt;[.$AN3:.$AN12])" office:value-type="float"/>
          <table:table-cell table:number-matrix-columns-spanned="1" table:number-matrix-rows-spanned="1" table:formula="of:=SUM([.P3:.P12]&gt;[.$AO3:.$AO12])" office:value-type="float"/>
          <table:table-cell table:number-matrix-columns-spanned="1" table:number-matrix-rows-spanned="1" table:formula="of:=SUM([.Q3:.Q12]&gt;[.$AP3:.$AP12])" office:value-type="float"/>
          <table:table-cell table:number-matrix-columns-spanned="1" table:number-matrix-rows-spanned="1" table:formula="of:=SUM([.R3:.R12]&gt;[.$AQ3:.$AQ12])" office:value-type="float"/>
          <table:table-cell table:number-matrix-columns-spanned="1" table:number-matrix-rows-spanned="1" table:formula="of:=SUM([.S3:.S12]&gt;[.$AR3:.$AR12])" office:value-type="float"/>
          <table:table-cell table:number-matrix-columns-spanned="1" table:number-matrix-rows-spanned="1" table:formula="of:=SUM([.T3:.T12]&gt;[.$AS3:.$AS12])" office:value-type="float"/>
          <table:table-cell table:number-matrix-columns-spanned="1" table:number-matrix-rows-spanned="1" table:formula="of:=SUM([.U3:.U12]&gt;[.$AT3:.$AT12])" office:value-type="float"/>
          <table:table-cell table:number-matrix-columns-spanned="1" table:number-matrix-rows-spanned="1" table:formula="of:=SUM([.V3:.V12]&gt;[.$AU3:.$AU12])" office:value-type="float"/>
          <table:table-cell table:number-matrix-columns-spanned="1" table:number-matrix-rows-spanned="1" table:formula="of:=SUM([.W3:.W12]&gt;[.$AW3:.$AW12])" office:value-type="float"/>
          <table:table-cell table:number-matrix-columns-spanned="1" table:number-matrix-rows-spanned="1" table:formula="of:=SUM([.X3:.X12]&gt;[.$AX3:.$AX12])" office:value-type="float"/>
          <table:table-cell table:number-matrix-columns-spanned="1" table:number-matrix-rows-spanned="1" table:formula="of:=SUM([.Y3:.Y12]&gt;[.$AY3:.$AY12])" office:value-type="float"/>
          <table:table-cell table:number-matrix-columns-spanned="1" table:number-matrix-rows-spanned="1" table:formula="of:=SUM([.Z3:.Z12]&gt;[.$AZ3:.$AZ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BA3:.$BA12])" office:value-type="float"/>
          <table:table-cell table:number-matrix-columns-spanned="1" table:number-matrix-rows-spanned="1" table:formula="of:=SUM([.C3:.C12]=[.$BB3:.$BB12])" office:value-type="float"/>
          <table:table-cell table:number-matrix-columns-spanned="1" table:number-matrix-rows-spanned="1" table:formula="of:=SUM([.D3:.D12]=[.$BC3:.$BC12])" office:value-type="float"/>
          <table:table-cell table:number-matrix-columns-spanned="1" table:number-matrix-rows-spanned="1" table:formula="of:=SUM([.E3:.E12]=[.$BD3:.$BD12])" office:value-type="float"/>
          <table:table-cell table:number-matrix-columns-spanned="1" table:number-matrix-rows-spanned="1" table:formula="of:=SUM([.F3:.F12]=[.$BE3:.$BE12])" office:value-type="float"/>
          <table:table-cell table:number-matrix-columns-spanned="1" table:number-matrix-rows-spanned="1" table:formula="of:=SUM([.G3:.G12]=[.$BF3:.$BF12])" office:value-type="float"/>
          <table:table-cell table:number-matrix-columns-spanned="1" table:number-matrix-rows-spanned="1" table:formula="of:=SUM([.H3:.H12]=[.$BG3:.$BG12])" office:value-type="float"/>
          <table:table-cell table:number-matrix-columns-spanned="1" table:number-matrix-rows-spanned="1" table:formula="of:=SUM([.I3:.I12]=[.$BH3:.$BH12])" office:value-type="float"/>
          <table:table-cell table:number-matrix-columns-spanned="1" table:number-matrix-rows-spanned="1" table:formula="of:=SUM([.J3:.J12]=[.$BI3:.$BI12])" office:value-type="float"/>
          <table:table-cell table:number-matrix-columns-spanned="1" table:number-matrix-rows-spanned="1" table:formula="of:=SUM([.K3:.K12]=[.$BJ3:.$BJ12])" office:value-type="float"/>
          <table:table-cell table:number-matrix-columns-spanned="1" table:number-matrix-rows-spanned="1" table:formula="of:=SUM([.L3:.L12]=[.$BK3:.$BK12])" office:value-type="float"/>
          <table:table-cell table:number-matrix-columns-spanned="1" table:number-matrix-rows-spanned="1" table:formula="of:=SUM([.M3:.M12]=[.$BL3:.$BL12])" office:value-type="float"/>
          <table:table-cell table:number-matrix-columns-spanned="1" table:number-matrix-rows-spanned="1" table:formula="of:=SUM([.N3:.N12]=[.$BM3:.$BM12])" office:value-type="float"/>
          <table:table-cell table:number-matrix-columns-spanned="1" table:number-matrix-rows-spanned="1" table:formula="of:=SUM([.O3:.O12]=[.$BA3:.$BA12])" office:value-type="float"/>
          <table:table-cell table:number-matrix-columns-spanned="1" table:number-matrix-rows-spanned="1" table:formula="of:=SUM([.P3:.P12]=[.$BB3:.$BB12])" office:value-type="float"/>
          <table:table-cell table:number-matrix-columns-spanned="1" table:number-matrix-rows-spanned="1" table:formula="of:=SUM([.Q3:.Q12]=[.$BC3:.$BC12])" office:value-type="float"/>
          <table:table-cell table:number-matrix-columns-spanned="1" table:number-matrix-rows-spanned="1" table:formula="of:=SUM([.R3:.R12]=[.$BD3:.$BD12])" office:value-type="float"/>
          <table:table-cell table:number-matrix-columns-spanned="1" table:number-matrix-rows-spanned="1" table:formula="of:=SUM([.S3:.S12]=[.$BE3:.$BE12])" office:value-type="float"/>
          <table:table-cell table:number-matrix-columns-spanned="1" table:number-matrix-rows-spanned="1" table:formula="of:=SUM([.T3:.T12]=[.$BF3:.$BF12])" office:value-type="float"/>
          <table:table-cell table:number-matrix-columns-spanned="1" table:number-matrix-rows-spanned="1" table:formula="of:=SUM([.U3:.U12]=[.$BG3:.$BG12])" office:value-type="float"/>
          <table:table-cell table:number-matrix-columns-spanned="1" table:number-matrix-rows-spanned="1" table:formula="of:=SUM([.V3:.V12]=[.$BH3:.$BH12])" office:value-type="float"/>
          <table:table-cell table:number-matrix-columns-spanned="1" table:number-matrix-rows-spanned="1" table:formula="of:=SUM([.W3:.W12]=[.$BJ3:.$BJ12])" office:value-type="float"/>
          <table:table-cell table:number-matrix-columns-spanned="1" table:number-matrix-rows-spanned="1" table:formula="of:=SUM([.X3:.X12]=[.$BK3:.$BK12])" office:value-type="float"/>
          <table:table-cell table:number-matrix-columns-spanned="1" table:number-matrix-rows-spanned="1" table:formula="of:=SUM([.Y3:.Y12]=[.$BL3:.$BL12])" office:value-type="float"/>
          <table:table-cell table:number-matrix-columns-spanned="1" table:number-matrix-rows-spanned="1" table:formula="of:=SUM([.Z3:.Z12]=[.$BM3:.$BM12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